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236in" fo:margin-left="-0.075in" table:align="left" style:writing-mode="lr-tb"/>
    </style:style>
    <style:style style:name="Table1.A" style:family="table-column">
      <style:table-column-properties style:column-width="3.3063in"/>
    </style:style>
    <style:style style:name="Table1.B" style:family="table-column">
      <style:table-column-properties style:column-width="3.3167in"/>
    </style:style>
    <style:style style:name="Table1.1" style:family="table-row">
      <style:table-row-properties style:min-row-height="0.284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361in" fo:margin-left="-0.075in" table:align="left" style:writing-mode="lr-tb"/>
    </style:style>
    <style:style style:name="Table2.A" style:family="table-column">
      <style:table-column-properties style:column-width="3.3056in"/>
    </style:style>
    <style:style style:name="Table2.B" style:family="table-column">
      <style:table-column-properties style:column-width="3.3299in"/>
    </style:style>
    <style:style style:name="Table2.1" style:family="table-row">
      <style:table-row-properties style:min-row-height="0.284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8965in" fo:margin-left="-0.075in" table:align="left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3931in"/>
    </style:style>
    <style:style style:name="Table3.C" style:family="table-column">
      <style:table-column-properties style:column-width="1.3576in"/>
    </style:style>
    <style:style style:name="Table3.D" style:family="table-column">
      <style:table-column-properties style:column-width="1.209in"/>
    </style:style>
    <style:style style:name="Table3.E" style:family="table-column">
      <style:table-column-properties style:column-width="1.2313in"/>
    </style:style>
    <style:style style:name="Table3.F" style:family="table-column">
      <style:table-column-properties style:column-width="1.1424in"/>
    </style:style>
    <style:style style:name="Table3.1" style:family="table-row">
      <style:table-row-properties style:min-row-height="0.284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3.A7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4" style:family="table">
      <style:table-properties style:width="6.6757in" fo:margin-left="-0.075in" table:align="left" style:writing-mode="lr-tb"/>
    </style:style>
    <style:style style:name="Table4.A" style:family="table-column">
      <style:table-column-properties style:column-width="1.6743in"/>
    </style:style>
    <style:style style:name="Table4.B" style:family="table-column">
      <style:table-column-properties style:column-width="0.5507in"/>
    </style:style>
    <style:style style:name="Table4.C" style:family="table-column">
      <style:table-column-properties style:column-width="1.1243in"/>
    </style:style>
    <style:style style:name="Table4.1" style:family="table-row">
      <style:table-row-properties style:min-row-height="0.284in" style:keep-together="true" fo:keep-together="auto"/>
    </style:style>
    <style:style style:name="Table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4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4.A3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6.6569in" fo:margin-left="-0.075in" table:align="left" style:writing-mode="lr-tb"/>
    </style:style>
    <style:style style:name="Table5.A" style:family="table-column">
      <style:table-column-properties style:column-width="2.7493in"/>
    </style:style>
    <style:style style:name="Table5.B" style:family="table-column">
      <style:table-column-properties style:column-width="0.5785in"/>
    </style:style>
    <style:style style:name="Table5.1" style:family="table-row">
      <style:table-row-properties style:min-row-height="0.284in" style:keep-together="true" fo:keep-together="auto"/>
    </style:style>
    <style:style style:name="Table5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5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6" style:family="table">
      <style:table-properties style:width="14.0715in" fo:margin-left="-0.075in" table:align="left" style:writing-mode="lr-tb"/>
    </style:style>
    <style:style style:name="Table6.A" style:family="table-column">
      <style:table-column-properties style:column-width="2.3451in"/>
    </style:style>
    <style:style style:name="Table6.B" style:family="table-column">
      <style:table-column-properties style:column-width="1.8785in"/>
    </style:style>
    <style:style style:name="Table6.C" style:family="table-column">
      <style:table-column-properties style:column-width="0.4667in"/>
    </style:style>
    <style:style style:name="Table6.E" style:family="table-column">
      <style:table-column-properties style:column-width="2.1076in"/>
    </style:style>
    <style:style style:name="Table6.F" style:family="table-column">
      <style:table-column-properties style:column-width="2.5826in"/>
    </style:style>
    <style:style style:name="Table6.1" style:family="table-row">
      <style:table-row-properties style:min-row-height="0.0694in" style:keep-together="true" fo:keep-together="auto"/>
    </style:style>
    <style:style style:name="Table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6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6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6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6.B7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6.E7" style:family="table-cell">
      <style:table-cell-properties style:vertical-align="middle" fo:padding-left="0.075in" fo:padding-right="0.075in" fo:padding-top="0in" fo:padding-bottom="0in" fo:border="none"/>
    </style:style>
    <style:style style:name="Table6.A1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6.866in" fo:margin-left="-0.075in" table:align="left" style:writing-mode="lr-tb"/>
    </style:style>
    <style:style style:name="Table7.A" style:family="table-column">
      <style:table-column-properties style:column-width="0.5292in"/>
    </style:style>
    <style:style style:name="Table7.B" style:family="table-column">
      <style:table-column-properties style:column-width="1.1868in"/>
    </style:style>
    <style:style style:name="Table7.C" style:family="table-column">
      <style:table-column-properties style:column-width="0.4028in"/>
    </style:style>
    <style:style style:name="Table7.D" style:family="table-column">
      <style:table-column-properties style:column-width="2.3035in"/>
    </style:style>
    <style:style style:name="Table7.1" style:family="table-row">
      <style:table-row-properties style:min-row-height="0.284in" style:keep-together="true" fo:keep-together="auto"/>
    </style:style>
    <style:style style:name="Table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8" style:family="table">
      <style:table-properties style:width="6.866in" fo:margin-left="-0.075in" table:align="left" style:writing-mode="lr-tb"/>
    </style:style>
    <style:style style:name="Table8.A" style:family="table-column">
      <style:table-column-properties style:column-width="0.5521in"/>
    </style:style>
    <style:style style:name="Table8.B" style:family="table-column">
      <style:table-column-properties style:column-width="1.1639in"/>
    </style:style>
    <style:style style:name="Table8.C" style:family="table-column">
      <style:table-column-properties style:column-width="0.4028in"/>
    </style:style>
    <style:style style:name="Table8.D" style:family="table-column">
      <style:table-column-properties style:column-width="2.3042in"/>
    </style:style>
    <style:style style:name="Table8.1" style:family="table-row">
      <style:table-row-properties style:min-row-height="0.284in" style:keep-together="true" fo:keep-together="auto"/>
    </style:style>
    <style:style style:name="Table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9" style:family="table">
      <style:table-properties style:width="6.8861in" fo:margin-left="-0.075in" table:align="left" style:writing-mode="lr-tb"/>
    </style:style>
    <style:style style:name="Table9.A" style:family="table-column">
      <style:table-column-properties style:column-width="0.4944in"/>
    </style:style>
    <style:style style:name="Table9.B" style:family="table-column">
      <style:table-column-properties style:column-width="0.6528in"/>
    </style:style>
    <style:style style:name="Table9.C" style:family="table-column">
      <style:table-column-properties style:column-width="0.1903in"/>
    </style:style>
    <style:style style:name="Table9.D" style:family="table-column">
      <style:table-column-properties style:column-width="1.6069in"/>
    </style:style>
    <style:style style:name="Table9.E" style:family="table-column">
      <style:table-column-properties style:column-width="1.1896in"/>
    </style:style>
    <style:style style:name="Table9.F" style:family="table-column">
      <style:table-column-properties style:column-width="1.0514in"/>
    </style:style>
    <style:style style:name="Table9.1" style:family="table-row">
      <style:table-row-properties style:min-row-height="0.284in" style:keep-together="true" fo:keep-together="auto"/>
    </style:style>
    <style:style style:name="Table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9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9.E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9.A5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9.E5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0" style:family="table">
      <style:table-properties style:width="6.8965in" fo:margin-left="-0.075in" table:align="left" style:writing-mode="lr-tb"/>
    </style:style>
    <style:style style:name="Table10.A" style:family="table-column">
      <style:table-column-properties style:column-width="0.5618in"/>
    </style:style>
    <style:style style:name="Table10.B" style:family="table-column">
      <style:table-column-properties style:column-width="1.3931in"/>
    </style:style>
    <style:style style:name="Table10.C" style:family="table-column">
      <style:table-column-properties style:column-width="1.3958in"/>
    </style:style>
    <style:style style:name="Table10.D" style:family="table-column">
      <style:table-column-properties style:column-width="1.2986in"/>
    </style:style>
    <style:style style:name="Table10.E" style:family="table-column">
      <style:table-column-properties style:column-width="1.1014in"/>
    </style:style>
    <style:style style:name="Table10.F" style:family="table-column">
      <style:table-column-properties style:column-width="1.1451in"/>
    </style:style>
    <style:style style:name="Table10.1" style:family="table-row">
      <style:table-row-properties style:min-row-height="0.284in" style:keep-together="true" fo:keep-together="auto"/>
    </style:style>
    <style:style style:name="Table10.A1" style:family="table-cell">
      <style:table-cell-properties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0.A2" style:family="table-cell">
      <style:table-cell-properties fo:padding-left="0.075in" fo:padding-right="0.075in" fo:padding-top="0in" fo:padding-bottom="0in" fo:border="0.0069in solid #00000a"/>
    </style:style>
    <style:style style:name="Table10.A7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1" style:family="table">
      <style:table-properties style:width="6.6569in" fo:margin-left="-0.075in" table:align="left" style:writing-mode="lr-tb"/>
    </style:style>
    <style:style style:name="Table11.A" style:family="table-column">
      <style:table-column-properties style:column-width="2.7493in"/>
    </style:style>
    <style:style style:name="Table11.B" style:family="table-column">
      <style:table-column-properties style:column-width="0.5785in"/>
    </style:style>
    <style:style style:name="Table11.1" style:family="table-row">
      <style:table-row-properties style:min-row-height="0.284in" style:keep-together="true" fo:keep-together="auto"/>
    </style:style>
    <style:style style:name="Table11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1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2" style:family="table">
      <style:table-properties style:width="6.6875in" fo:margin-left="-0.075in" table:align="left" style:writing-mode="lr-tb"/>
    </style:style>
    <style:style style:name="Table12.A" style:family="table-column">
      <style:table-column-properties style:column-width="1.9861in"/>
    </style:style>
    <style:style style:name="Table12.B" style:family="table-column">
      <style:table-column-properties style:column-width="0.2431in"/>
    </style:style>
    <style:style style:name="Table12.C" style:family="table-column">
      <style:table-column-properties style:column-width="1.9965in"/>
    </style:style>
    <style:style style:name="Table12.1" style:family="table-row">
      <style:table-row-properties style:min-row-height="0.284in" style:keep-together="true" fo:keep-together="auto"/>
    </style:style>
    <style:style style:name="Table1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2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2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3" style:family="table">
      <style:table-properties style:width="6.8653in" fo:margin-left="-0.075in" table:align="left" style:writing-mode="lr-tb"/>
    </style:style>
    <style:style style:name="Table13.A" style:family="table-column">
      <style:table-column-properties style:column-width="0.5285in"/>
    </style:style>
    <style:style style:name="Table13.B" style:family="table-column">
      <style:table-column-properties style:column-width="1.1875in"/>
    </style:style>
    <style:style style:name="Table13.C" style:family="table-column">
      <style:table-column-properties style:column-width="0.4014in"/>
    </style:style>
    <style:style style:name="Table13.D" style:family="table-column">
      <style:table-column-properties style:column-width="2.1854in"/>
    </style:style>
    <style:style style:name="Table13.1" style:family="table-row">
      <style:table-row-properties style:min-row-height="0.284in" style:keep-together="true" fo:keep-together="auto"/>
    </style:style>
    <style:style style:name="Table1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4" style:family="table">
      <style:table-properties style:width="6.866in" fo:margin-left="-0.075in" table:align="left" style:writing-mode="lr-tb"/>
    </style:style>
    <style:style style:name="Table14.A" style:family="table-column">
      <style:table-column-properties style:column-width="0.5521in"/>
    </style:style>
    <style:style style:name="Table14.B" style:family="table-column">
      <style:table-column-properties style:column-width="1.1639in"/>
    </style:style>
    <style:style style:name="Table14.C" style:family="table-column">
      <style:table-column-properties style:column-width="0.4028in"/>
    </style:style>
    <style:style style:name="Table14.D" style:family="table-column">
      <style:table-column-properties style:column-width="2.3042in"/>
    </style:style>
    <style:style style:name="Table14.1" style:family="table-row">
      <style:table-row-properties style:min-row-height="0.284in" style:keep-together="true" fo:keep-together="auto"/>
    </style:style>
    <style:style style:name="Table1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5" style:family="table">
      <style:table-properties style:width="6.8861in" fo:margin-left="-0.075in" table:align="left" style:writing-mode="lr-tb"/>
    </style:style>
    <style:style style:name="Table15.A" style:family="table-column">
      <style:table-column-properties style:column-width="0.4549in"/>
    </style:style>
    <style:style style:name="Table15.B" style:family="table-column">
      <style:table-column-properties style:column-width="0.6924in"/>
    </style:style>
    <style:style style:name="Table15.C" style:family="table-column">
      <style:table-column-properties style:column-width="0.1896in"/>
    </style:style>
    <style:style style:name="Table15.D" style:family="table-column">
      <style:table-column-properties style:column-width="1.6069in"/>
    </style:style>
    <style:style style:name="Table15.E" style:family="table-column">
      <style:table-column-properties style:column-width="1.1896in"/>
    </style:style>
    <style:style style:name="Table15.F" style:family="table-column">
      <style:table-column-properties style:column-width="1.0514in"/>
    </style:style>
    <style:style style:name="Table15.1" style:family="table-row">
      <style:table-row-properties style:min-row-height="0.284in" style:keep-together="true" fo:keep-together="auto"/>
    </style:style>
    <style:style style:name="Table1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5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5.E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5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5.E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6" style:family="table">
      <style:table-properties style:width="6.9069in" fo:margin-left="-0.075in" table:align="left" style:writing-mode="lr-tb"/>
    </style:style>
    <style:style style:name="Table16.A" style:family="table-column">
      <style:table-column-properties style:column-width="0.4556in"/>
    </style:style>
    <style:style style:name="Table16.B" style:family="table-column">
      <style:table-column-properties style:column-width="1.5069in"/>
    </style:style>
    <style:style style:name="Table16.C" style:family="table-column">
      <style:table-column-properties style:column-width="1.4882in"/>
    </style:style>
    <style:style style:name="Table16.D" style:family="table-column">
      <style:table-column-properties style:column-width="0.9514in"/>
    </style:style>
    <style:style style:name="Table16.E" style:family="table-column">
      <style:table-column-properties style:column-width="2.5049in"/>
    </style:style>
    <style:style style:name="Table16.1" style:family="table-row">
      <style:table-row-properties style:min-row-height="0.284in" style:keep-together="true" fo:keep-together="auto"/>
    </style:style>
    <style:style style:name="Table1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6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6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7" style:family="table">
      <style:table-properties style:width="6.0507in" fo:margin-left="-0.075in" table:align="left" style:writing-mode="lr-tb"/>
    </style:style>
    <style:style style:name="Table17.A" style:family="table-column">
      <style:table-column-properties style:column-width="0.7576in"/>
    </style:style>
    <style:style style:name="Table17.B" style:family="table-column">
      <style:table-column-properties style:column-width="1.7542in"/>
    </style:style>
    <style:style style:name="Table17.C" style:family="table-column">
      <style:table-column-properties style:column-width="1.034in"/>
    </style:style>
    <style:style style:name="Table17.D" style:family="table-column">
      <style:table-column-properties style:column-width="1.3194in"/>
    </style:style>
    <style:style style:name="Table17.E" style:family="table-column">
      <style:table-column-properties style:column-width="1.1854in"/>
    </style:style>
    <style:style style:name="Table17.1" style:family="table-row">
      <style:table-row-properties style:min-row-height="0.284in" style:keep-together="true" fo:keep-together="auto"/>
    </style:style>
    <style:style style:name="Table1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7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7.A6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8" style:family="table">
      <style:table-properties style:width="6.6569in" fo:margin-left="-0.075in" table:align="left" style:writing-mode="lr-tb"/>
    </style:style>
    <style:style style:name="Table18.A" style:family="table-column">
      <style:table-column-properties style:column-width="2.7493in"/>
    </style:style>
    <style:style style:name="Table18.B" style:family="table-column">
      <style:table-column-properties style:column-width="0.5785in"/>
    </style:style>
    <style:style style:name="Table18.1" style:family="table-row">
      <style:table-row-properties style:min-row-height="0.284in" style:keep-together="true" fo:keep-together="auto"/>
    </style:style>
    <style:style style:name="Table18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8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9" style:family="table">
      <style:table-properties style:width="6.6882in" fo:margin-left="-0.075in" table:align="left" style:writing-mode="lr-tb"/>
    </style:style>
    <style:style style:name="Table19.A" style:family="table-column">
      <style:table-column-properties style:column-width="1.7521in"/>
    </style:style>
    <style:style style:name="Table19.B" style:family="table-column">
      <style:table-column-properties style:column-width="0.4771in"/>
    </style:style>
    <style:style style:name="Table19.C" style:family="table-column">
      <style:table-column-properties style:column-width="0.9889in"/>
    </style:style>
    <style:style style:name="Table19.1" style:family="table-row">
      <style:table-row-properties style:min-row-height="0.284in" style:keep-together="true" fo:keep-together="auto"/>
    </style:style>
    <style:style style:name="Table1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9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9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0" style:family="table">
      <style:table-properties style:width="6.8653in" fo:margin-left="-0.075in" table:align="left" style:writing-mode="lr-tb"/>
    </style:style>
    <style:style style:name="Table20.A" style:family="table-column">
      <style:table-column-properties style:column-width="0.5278in"/>
    </style:style>
    <style:style style:name="Table20.B" style:family="table-column">
      <style:table-column-properties style:column-width="1.1882in"/>
    </style:style>
    <style:style style:name="Table20.C" style:family="table-column">
      <style:table-column-properties style:column-width="0.4007in"/>
    </style:style>
    <style:style style:name="Table20.D" style:family="table-column">
      <style:table-column-properties style:column-width="2.0667in"/>
    </style:style>
    <style:style style:name="Table20.1" style:family="table-row">
      <style:table-row-properties style:min-row-height="0.284in" style:keep-together="true" fo:keep-together="auto"/>
    </style:style>
    <style:style style:name="Table2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1" style:family="table">
      <style:table-properties style:width="6.866in" fo:margin-left="-0.075in" table:align="left" style:writing-mode="lr-tb"/>
    </style:style>
    <style:style style:name="Table21.A" style:family="table-column">
      <style:table-column-properties style:column-width="0.5521in"/>
    </style:style>
    <style:style style:name="Table21.B" style:family="table-column">
      <style:table-column-properties style:column-width="1.1639in"/>
    </style:style>
    <style:style style:name="Table21.C" style:family="table-column">
      <style:table-column-properties style:column-width="0.4028in"/>
    </style:style>
    <style:style style:name="Table21.D" style:family="table-column">
      <style:table-column-properties style:column-width="2.3042in"/>
    </style:style>
    <style:style style:name="Table21.1" style:family="table-row">
      <style:table-row-properties style:min-row-height="0.284in" style:keep-together="true" fo:keep-together="auto"/>
    </style:style>
    <style:style style:name="Table2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2" style:family="table">
      <style:table-properties style:width="6.8861in" fo:margin-left="-0.075in" table:align="left" style:writing-mode="lr-tb"/>
    </style:style>
    <style:style style:name="Table22.A" style:family="table-column">
      <style:table-column-properties style:column-width="0.4549in"/>
    </style:style>
    <style:style style:name="Table22.B" style:family="table-column">
      <style:table-column-properties style:column-width="0.6924in"/>
    </style:style>
    <style:style style:name="Table22.C" style:family="table-column">
      <style:table-column-properties style:column-width="0.1896in"/>
    </style:style>
    <style:style style:name="Table22.D" style:family="table-column">
      <style:table-column-properties style:column-width="1.6069in"/>
    </style:style>
    <style:style style:name="Table22.E" style:family="table-column">
      <style:table-column-properties style:column-width="1.1896in"/>
    </style:style>
    <style:style style:name="Table22.F" style:family="table-column">
      <style:table-column-properties style:column-width="1.0514in"/>
    </style:style>
    <style:style style:name="Table22.1" style:family="table-row">
      <style:table-row-properties style:min-row-height="0.284in" style:keep-together="true" fo:keep-together="auto"/>
    </style:style>
    <style:style style:name="Table2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2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2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2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3" style:family="table">
      <style:table-properties style:width="6.8965in" fo:margin-left="-0.075in" table:align="left" style:writing-mode="lr-tb"/>
    </style:style>
    <style:style style:name="Table23.A" style:family="table-column">
      <style:table-column-properties style:column-width="0.5618in"/>
    </style:style>
    <style:style style:name="Table23.B" style:family="table-column">
      <style:table-column-properties style:column-width="1.3931in"/>
    </style:style>
    <style:style style:name="Table23.C" style:family="table-column">
      <style:table-column-properties style:column-width="1.3958in"/>
    </style:style>
    <style:style style:name="Table23.D" style:family="table-column">
      <style:table-column-properties style:column-width="1.2986in"/>
    </style:style>
    <style:style style:name="Table23.E" style:family="table-column">
      <style:table-column-properties style:column-width="1.1014in"/>
    </style:style>
    <style:style style:name="Table23.F" style:family="table-column">
      <style:table-column-properties style:column-width="1.1451in"/>
    </style:style>
    <style:style style:name="Table23.1" style:family="table-row">
      <style:table-row-properties style:min-row-height="0.284in" style:keep-together="true" fo:keep-together="auto"/>
    </style:style>
    <style:style style:name="Table2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3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3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4" style:family="table">
      <style:table-properties style:width="6.6757in" fo:margin-left="-0.075in" table:align="left" style:writing-mode="lr-tb"/>
    </style:style>
    <style:style style:name="Table24.A" style:family="table-column">
      <style:table-column-properties style:column-width="1.6743in"/>
    </style:style>
    <style:style style:name="Table24.B" style:family="table-column">
      <style:table-column-properties style:column-width="0.5507in"/>
    </style:style>
    <style:style style:name="Table24.C" style:family="table-column">
      <style:table-column-properties style:column-width="1.1243in"/>
    </style:style>
    <style:style style:name="Table24.1" style:family="table-row">
      <style:table-row-properties style:min-row-height="0.284in" style:keep-together="true" fo:keep-together="auto"/>
    </style:style>
    <style:style style:name="Table2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4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4.A3" style:family="table-cell">
      <style:table-cell-properties fo:padding-left="0.075in" fo:padding-right="0.075in" fo:padding-top="0in" fo:padding-bottom="0in" fo:border="0.0069in solid #00000a"/>
    </style:style>
    <style:style style:name="Table25" style:family="table">
      <style:table-properties style:width="6.6569in" fo:margin-left="-0.075in" table:align="left" style:writing-mode="lr-tb"/>
    </style:style>
    <style:style style:name="Table25.A" style:family="table-column">
      <style:table-column-properties style:column-width="2.7493in"/>
    </style:style>
    <style:style style:name="Table25.B" style:family="table-column">
      <style:table-column-properties style:column-width="0.5785in"/>
    </style:style>
    <style:style style:name="Table25.1" style:family="table-row">
      <style:table-row-properties style:min-row-height="0.284in" style:keep-together="true" fo:keep-together="auto"/>
    </style:style>
    <style:style style:name="Table25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5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6" style:family="table">
      <style:table-properties style:width="6.6882in" fo:margin-left="-0.075in" table:align="left" style:writing-mode="lr-tb"/>
    </style:style>
    <style:style style:name="Table26.A" style:family="table-column">
      <style:table-column-properties style:column-width="1.7521in"/>
    </style:style>
    <style:style style:name="Table26.B" style:family="table-column">
      <style:table-column-properties style:column-width="0.4771in"/>
    </style:style>
    <style:style style:name="Table26.C" style:family="table-column">
      <style:table-column-properties style:column-width="0.9889in"/>
    </style:style>
    <style:style style:name="Table26.1" style:family="table-row">
      <style:table-row-properties style:min-row-height="0.284in" style:keep-together="true" fo:keep-together="auto"/>
    </style:style>
    <style:style style:name="Table2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6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6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6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6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7" style:family="table">
      <style:table-properties style:width="6.8653in" fo:margin-left="-0.075in" table:align="left" style:writing-mode="lr-tb"/>
    </style:style>
    <style:style style:name="Table27.A" style:family="table-column">
      <style:table-column-properties style:column-width="0.5278in"/>
    </style:style>
    <style:style style:name="Table27.B" style:family="table-column">
      <style:table-column-properties style:column-width="1.1882in"/>
    </style:style>
    <style:style style:name="Table27.C" style:family="table-column">
      <style:table-column-properties style:column-width="0.4007in"/>
    </style:style>
    <style:style style:name="Table27.D" style:family="table-column">
      <style:table-column-properties style:column-width="2.0667in"/>
    </style:style>
    <style:style style:name="Table27.1" style:family="table-row">
      <style:table-row-properties style:min-row-height="0.284in" style:keep-together="true" fo:keep-together="auto"/>
    </style:style>
    <style:style style:name="Table2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7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8" style:family="table">
      <style:table-properties style:width="6.866in" fo:margin-left="-0.075in" table:align="left" style:writing-mode="lr-tb"/>
    </style:style>
    <style:style style:name="Table28.A" style:family="table-column">
      <style:table-column-properties style:column-width="0.5521in"/>
    </style:style>
    <style:style style:name="Table28.B" style:family="table-column">
      <style:table-column-properties style:column-width="1.1639in"/>
    </style:style>
    <style:style style:name="Table28.C" style:family="table-column">
      <style:table-column-properties style:column-width="0.4028in"/>
    </style:style>
    <style:style style:name="Table28.D" style:family="table-column">
      <style:table-column-properties style:column-width="2.3042in"/>
    </style:style>
    <style:style style:name="Table28.1" style:family="table-row">
      <style:table-row-properties style:min-row-height="0.284in" style:keep-together="true" fo:keep-together="auto"/>
    </style:style>
    <style:style style:name="Table2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8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9" style:family="table">
      <style:table-properties style:width="6.8861in" fo:margin-left="-0.075in" table:align="left" style:writing-mode="lr-tb"/>
    </style:style>
    <style:style style:name="Table29.A" style:family="table-column">
      <style:table-column-properties style:column-width="0.4549in"/>
    </style:style>
    <style:style style:name="Table29.B" style:family="table-column">
      <style:table-column-properties style:column-width="0.6924in"/>
    </style:style>
    <style:style style:name="Table29.C" style:family="table-column">
      <style:table-column-properties style:column-width="0.1889in"/>
    </style:style>
    <style:style style:name="Table29.D" style:family="table-column">
      <style:table-column-properties style:column-width="1.6069in"/>
    </style:style>
    <style:style style:name="Table29.E" style:family="table-column">
      <style:table-column-properties style:column-width="1.1896in"/>
    </style:style>
    <style:style style:name="Table29.F" style:family="table-column">
      <style:table-column-properties style:column-width="1.0028in"/>
    </style:style>
    <style:style style:name="Table29.1" style:family="table-row">
      <style:table-row-properties style:min-row-height="0.284in" style:keep-together="true" fo:keep-together="auto"/>
    </style:style>
    <style:style style:name="Table2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9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9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9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30" style:family="table">
      <style:table-properties style:width="6.0507in" fo:margin-left="-0.075in" table:align="left" style:writing-mode="lr-tb"/>
    </style:style>
    <style:style style:name="Table30.A" style:family="table-column">
      <style:table-column-properties style:column-width="0.7576in"/>
    </style:style>
    <style:style style:name="Table30.B" style:family="table-column">
      <style:table-column-properties style:column-width="1.7542in"/>
    </style:style>
    <style:style style:name="Table30.C" style:family="table-column">
      <style:table-column-properties style:column-width="1.034in"/>
    </style:style>
    <style:style style:name="Table30.D" style:family="table-column">
      <style:table-column-properties style:column-width="1.3194in"/>
    </style:style>
    <style:style style:name="Table30.E" style:family="table-column">
      <style:table-column-properties style:column-width="1.1854in"/>
    </style:style>
    <style:style style:name="Table30.1" style:family="table-row">
      <style:table-row-properties style:min-row-height="0.284in" style:keep-together="true" fo:keep-together="auto"/>
    </style:style>
    <style:style style:name="Table3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30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31" style:family="table">
      <style:table-properties style:width="6.6569in" fo:margin-left="-0.075in" table:align="left" style:writing-mode="lr-tb"/>
    </style:style>
    <style:style style:name="Table31.A" style:family="table-column">
      <style:table-column-properties style:column-width="2.7493in"/>
    </style:style>
    <style:style style:name="Table31.B" style:family="table-column">
      <style:table-column-properties style:column-width="0.5785in"/>
    </style:style>
    <style:style style:name="Table31.1" style:family="table-row">
      <style:table-row-properties style:min-row-height="0.284in" style:keep-together="true" fo:keep-together="auto"/>
    </style:style>
    <style:style style:name="Table31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3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3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31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32" style:family="table">
      <style:table-properties style:width="6.6875in" fo:margin-left="-0.075in" table:align="left" style:writing-mode="lr-tb"/>
    </style:style>
    <style:style style:name="Table32.A" style:family="table-column">
      <style:table-column-properties style:column-width="1.7222in"/>
    </style:style>
    <style:style style:name="Table32.B" style:family="table-column">
      <style:table-column-properties style:column-width="0.5069in"/>
    </style:style>
    <style:style style:name="Table32.C" style:family="table-column">
      <style:table-column-properties style:column-width="0.9882in"/>
    </style:style>
    <style:style style:name="Table32.1" style:family="table-row">
      <style:table-row-properties style:min-row-height="0.284in" style:keep-together="true" fo:keep-together="auto"/>
    </style:style>
    <style:style style:name="Table3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3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32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3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32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33" style:family="table">
      <style:table-properties style:width="6.8653in" fo:margin-left="-0.075in" table:align="left" style:writing-mode="lr-tb"/>
    </style:style>
    <style:style style:name="Table33.A" style:family="table-column">
      <style:table-column-properties style:column-width="0.5278in"/>
    </style:style>
    <style:style style:name="Table33.B" style:family="table-column">
      <style:table-column-properties style:column-width="1.1882in"/>
    </style:style>
    <style:style style:name="Table33.C" style:family="table-column">
      <style:table-column-properties style:column-width="0.4007in"/>
    </style:style>
    <style:style style:name="Table33.D" style:family="table-column">
      <style:table-column-properties style:column-width="2.0667in"/>
    </style:style>
    <style:style style:name="Table33.1" style:family="table-row">
      <style:table-row-properties style:min-row-height="0.284in" style:keep-together="true" fo:keep-together="auto"/>
    </style:style>
    <style:style style:name="Table3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3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3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34" style:family="table">
      <style:table-properties style:width="6.866in" fo:margin-left="-0.075in" table:align="left" style:writing-mode="lr-tb"/>
    </style:style>
    <style:style style:name="Table34.A" style:family="table-column">
      <style:table-column-properties style:column-width="0.5521in"/>
    </style:style>
    <style:style style:name="Table34.B" style:family="table-column">
      <style:table-column-properties style:column-width="1.1639in"/>
    </style:style>
    <style:style style:name="Table34.C" style:family="table-column">
      <style:table-column-properties style:column-width="0.4028in"/>
    </style:style>
    <style:style style:name="Table34.D" style:family="table-column">
      <style:table-column-properties style:column-width="2.3042in"/>
    </style:style>
    <style:style style:name="Table34.1" style:family="table-row">
      <style:table-row-properties style:min-row-height="0.284in" style:keep-together="true" fo:keep-together="auto"/>
    </style:style>
    <style:style style:name="Table3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3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3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35" style:family="table">
      <style:table-properties style:width="6.8861in" fo:margin-left="-0.075in" table:align="left" style:writing-mode="lr-tb"/>
    </style:style>
    <style:style style:name="Table35.A" style:family="table-column">
      <style:table-column-properties style:column-width="0.4549in"/>
    </style:style>
    <style:style style:name="Table35.B" style:family="table-column">
      <style:table-column-properties style:column-width="0.6924in"/>
    </style:style>
    <style:style style:name="Table35.C" style:family="table-column">
      <style:table-column-properties style:column-width="0.1889in"/>
    </style:style>
    <style:style style:name="Table35.D" style:family="table-column">
      <style:table-column-properties style:column-width="1.6069in"/>
    </style:style>
    <style:style style:name="Table35.E" style:family="table-column">
      <style:table-column-properties style:column-width="1.1896in"/>
    </style:style>
    <style:style style:name="Table35.F" style:family="table-column">
      <style:table-column-properties style:column-width="1.0028in"/>
    </style:style>
    <style:style style:name="Table35.1" style:family="table-row">
      <style:table-row-properties style:min-row-height="0.284in" style:keep-together="true" fo:keep-together="auto"/>
    </style:style>
    <style:style style:name="Table3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3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35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35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35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36" style:family="table">
      <style:table-properties style:width="6.8965in" fo:margin-left="-0.075in" table:align="left" style:writing-mode="lr-tb"/>
    </style:style>
    <style:style style:name="Table36.A" style:family="table-column">
      <style:table-column-properties style:column-width="0.5618in"/>
    </style:style>
    <style:style style:name="Table36.B" style:family="table-column">
      <style:table-column-properties style:column-width="1.3931in"/>
    </style:style>
    <style:style style:name="Table36.C" style:family="table-column">
      <style:table-column-properties style:column-width="1.3958in"/>
    </style:style>
    <style:style style:name="Table36.D" style:family="table-column">
      <style:table-column-properties style:column-width="1.2986in"/>
    </style:style>
    <style:style style:name="Table36.E" style:family="table-column">
      <style:table-column-properties style:column-width="1.1014in"/>
    </style:style>
    <style:style style:name="Table36.F" style:family="table-column">
      <style:table-column-properties style:column-width="1.1451in"/>
    </style:style>
    <style:style style:name="Table36.1" style:family="table-row">
      <style:table-row-properties style:min-row-height="0.284in" style:keep-together="true" fo:keep-together="auto"/>
    </style:style>
    <style:style style:name="Table3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36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36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37" style:family="table">
      <style:table-properties style:width="6.6757in" fo:margin-left="-0.075in" table:align="left" style:writing-mode="lr-tb"/>
    </style:style>
    <style:style style:name="Table37.A" style:family="table-column">
      <style:table-column-properties style:column-width="1.6743in"/>
    </style:style>
    <style:style style:name="Table37.B" style:family="table-column">
      <style:table-column-properties style:column-width="0.5507in"/>
    </style:style>
    <style:style style:name="Table37.C" style:family="table-column">
      <style:table-column-properties style:column-width="1.1243in"/>
    </style:style>
    <style:style style:name="Table37.1" style:family="table-row">
      <style:table-row-properties style:min-row-height="0.284in" style:keep-together="true" fo:keep-together="auto"/>
    </style:style>
    <style:style style:name="Table3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37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37.A3" style:family="table-cell">
      <style:table-cell-properties fo:padding-left="0.075in" fo:padding-right="0.075in" fo:padding-top="0in" fo:padding-bottom="0in" fo:border="0.0069in solid #00000a"/>
    </style:style>
    <style:style style:name="Table38" style:family="table">
      <style:table-properties style:width="6.0507in" fo:margin-left="-0.075in" table:align="left" style:writing-mode="lr-tb"/>
    </style:style>
    <style:style style:name="Table38.A" style:family="table-column">
      <style:table-column-properties style:column-width="0.7576in"/>
    </style:style>
    <style:style style:name="Table38.B" style:family="table-column">
      <style:table-column-properties style:column-width="1.7542in"/>
    </style:style>
    <style:style style:name="Table38.C" style:family="table-column">
      <style:table-column-properties style:column-width="1.034in"/>
    </style:style>
    <style:style style:name="Table38.D" style:family="table-column">
      <style:table-column-properties style:column-width="1.3194in"/>
    </style:style>
    <style:style style:name="Table38.E" style:family="table-column">
      <style:table-column-properties style:column-width="1.1854in"/>
    </style:style>
    <style:style style:name="Table38.1" style:family="table-row">
      <style:table-row-properties style:min-row-height="0.284in" style:keep-together="true" fo:keep-together="auto"/>
    </style:style>
    <style:style style:name="Table3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38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38.A5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39" style:family="table">
      <style:table-properties style:width="6.6569in" fo:margin-left="-0.075in" table:align="left" style:writing-mode="lr-tb"/>
    </style:style>
    <style:style style:name="Table39.A" style:family="table-column">
      <style:table-column-properties style:column-width="2.7493in"/>
    </style:style>
    <style:style style:name="Table39.B" style:family="table-column">
      <style:table-column-properties style:column-width="0.5785in"/>
    </style:style>
    <style:style style:name="Table39.1" style:family="table-row">
      <style:table-row-properties style:min-row-height="0.284in" style:keep-together="true" fo:keep-together="auto"/>
    </style:style>
    <style:style style:name="Table39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3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3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39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40" style:family="table">
      <style:table-properties style:width="6.6875in" fo:margin-left="-0.075in" table:align="left" style:writing-mode="lr-tb"/>
    </style:style>
    <style:style style:name="Table40.A" style:family="table-column">
      <style:table-column-properties style:column-width="1.7222in"/>
    </style:style>
    <style:style style:name="Table40.B" style:family="table-column">
      <style:table-column-properties style:column-width="0.5069in"/>
    </style:style>
    <style:style style:name="Table40.C" style:family="table-column">
      <style:table-column-properties style:column-width="0.9882in"/>
    </style:style>
    <style:style style:name="Table40.1" style:family="table-row">
      <style:table-row-properties style:min-row-height="0.284in" style:keep-together="true" fo:keep-together="auto"/>
    </style:style>
    <style:style style:name="Table4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4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40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4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40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41" style:family="table">
      <style:table-properties style:width="6.866in" fo:margin-left="-0.075in" table:align="left" style:writing-mode="lr-tb"/>
    </style:style>
    <style:style style:name="Table41.A" style:family="table-column">
      <style:table-column-properties style:column-width="0.5521in"/>
    </style:style>
    <style:style style:name="Table41.B" style:family="table-column">
      <style:table-column-properties style:column-width="1.1639in"/>
    </style:style>
    <style:style style:name="Table41.C" style:family="table-column">
      <style:table-column-properties style:column-width="0.4028in"/>
    </style:style>
    <style:style style:name="Table41.D" style:family="table-column">
      <style:table-column-properties style:column-width="2.3042in"/>
    </style:style>
    <style:style style:name="Table41.1" style:family="table-row">
      <style:table-row-properties style:min-row-height="0.284in" style:keep-together="true" fo:keep-together="auto"/>
    </style:style>
    <style:style style:name="Table4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4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4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42" style:family="table">
      <style:table-properties style:width="6.8653in" fo:margin-left="-0.075in" table:align="left" style:writing-mode="lr-tb"/>
    </style:style>
    <style:style style:name="Table42.A" style:family="table-column">
      <style:table-column-properties style:column-width="0.5278in"/>
    </style:style>
    <style:style style:name="Table42.B" style:family="table-column">
      <style:table-column-properties style:column-width="1.1882in"/>
    </style:style>
    <style:style style:name="Table42.C" style:family="table-column">
      <style:table-column-properties style:column-width="0.4007in"/>
    </style:style>
    <style:style style:name="Table42.D" style:family="table-column">
      <style:table-column-properties style:column-width="2.0667in"/>
    </style:style>
    <style:style style:name="Table42.1" style:family="table-row">
      <style:table-row-properties style:min-row-height="0.284in" style:keep-together="true" fo:keep-together="auto"/>
    </style:style>
    <style:style style:name="Table4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4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4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43" style:family="table">
      <style:table-properties style:width="6.8861in" fo:margin-left="-0.075in" table:align="left" style:writing-mode="lr-tb"/>
    </style:style>
    <style:style style:name="Table43.A" style:family="table-column">
      <style:table-column-properties style:column-width="0.4549in"/>
    </style:style>
    <style:style style:name="Table43.B" style:family="table-column">
      <style:table-column-properties style:column-width="0.6924in"/>
    </style:style>
    <style:style style:name="Table43.C" style:family="table-column">
      <style:table-column-properties style:column-width="0.1889in"/>
    </style:style>
    <style:style style:name="Table43.D" style:family="table-column">
      <style:table-column-properties style:column-width="1.6069in"/>
    </style:style>
    <style:style style:name="Table43.E" style:family="table-column">
      <style:table-column-properties style:column-width="1.1896in"/>
    </style:style>
    <style:style style:name="Table43.F" style:family="table-column">
      <style:table-column-properties style:column-width="1.0028in"/>
    </style:style>
    <style:style style:name="Table43.1" style:family="table-row">
      <style:table-row-properties style:min-row-height="0.284in" style:keep-together="true" fo:keep-together="auto"/>
    </style:style>
    <style:style style:name="Table4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4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43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43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43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44" style:family="table">
      <style:table-properties style:width="6.0507in" fo:margin-left="-0.075in" table:align="left" style:writing-mode="lr-tb"/>
    </style:style>
    <style:style style:name="Table44.A" style:family="table-column">
      <style:table-column-properties style:column-width="0.7576in"/>
    </style:style>
    <style:style style:name="Table44.B" style:family="table-column">
      <style:table-column-properties style:column-width="1.7542in"/>
    </style:style>
    <style:style style:name="Table44.C" style:family="table-column">
      <style:table-column-properties style:column-width="1.034in"/>
    </style:style>
    <style:style style:name="Table44.D" style:family="table-column">
      <style:table-column-properties style:column-width="1.3194in"/>
    </style:style>
    <style:style style:name="Table44.E" style:family="table-column">
      <style:table-column-properties style:column-width="1.1854in"/>
    </style:style>
    <style:style style:name="Table44.1" style:family="table-row">
      <style:table-row-properties style:min-row-height="0.284in" style:keep-together="true" fo:keep-together="auto"/>
    </style:style>
    <style:style style:name="Table4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44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44.A5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45" style:family="table">
      <style:table-properties style:width="6.6569in" fo:margin-left="-0.075in" table:align="left" style:writing-mode="lr-tb"/>
    </style:style>
    <style:style style:name="Table45.A" style:family="table-column">
      <style:table-column-properties style:column-width="2.7493in"/>
    </style:style>
    <style:style style:name="Table45.B" style:family="table-column">
      <style:table-column-properties style:column-width="0.5785in"/>
    </style:style>
    <style:style style:name="Table45.1" style:family="table-row">
      <style:table-row-properties style:min-row-height="0.284in" style:keep-together="true" fo:keep-together="auto"/>
    </style:style>
    <style:style style:name="Table45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4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4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45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46" style:family="table">
      <style:table-properties style:width="6.6882in" fo:margin-left="-0.075in" table:align="left" style:writing-mode="lr-tb"/>
    </style:style>
    <style:style style:name="Table46.A" style:family="table-column">
      <style:table-column-properties style:column-width="1.7215in"/>
    </style:style>
    <style:style style:name="Table46.B" style:family="table-column">
      <style:table-column-properties style:column-width="0.5076in"/>
    </style:style>
    <style:style style:name="Table46.C" style:family="table-column">
      <style:table-column-properties style:column-width="1.2465in"/>
    </style:style>
    <style:style style:name="Table46.1" style:family="table-row">
      <style:table-row-properties style:min-row-height="0.284in" style:keep-together="true" fo:keep-together="auto"/>
    </style:style>
    <style:style style:name="Table4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4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46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4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46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47" style:family="table">
      <style:table-properties style:width="6.8653in" fo:margin-left="-0.075in" table:align="left" style:writing-mode="lr-tb"/>
    </style:style>
    <style:style style:name="Table47.A" style:family="table-column">
      <style:table-column-properties style:column-width="0.5278in"/>
    </style:style>
    <style:style style:name="Table47.B" style:family="table-column">
      <style:table-column-properties style:column-width="1.1882in"/>
    </style:style>
    <style:style style:name="Table47.C" style:family="table-column">
      <style:table-column-properties style:column-width="0.4007in"/>
    </style:style>
    <style:style style:name="Table47.D" style:family="table-column">
      <style:table-column-properties style:column-width="2.0667in"/>
    </style:style>
    <style:style style:name="Table47.1" style:family="table-row">
      <style:table-row-properties style:min-row-height="0.284in" style:keep-together="true" fo:keep-together="auto"/>
    </style:style>
    <style:style style:name="Table4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4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4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48" style:family="table">
      <style:table-properties style:width="6.866in" fo:margin-left="-0.075in" table:align="left" style:writing-mode="lr-tb"/>
    </style:style>
    <style:style style:name="Table48.A" style:family="table-column">
      <style:table-column-properties style:column-width="0.5521in"/>
    </style:style>
    <style:style style:name="Table48.B" style:family="table-column">
      <style:table-column-properties style:column-width="1.1639in"/>
    </style:style>
    <style:style style:name="Table48.C" style:family="table-column">
      <style:table-column-properties style:column-width="0.4028in"/>
    </style:style>
    <style:style style:name="Table48.D" style:family="table-column">
      <style:table-column-properties style:column-width="2.3042in"/>
    </style:style>
    <style:style style:name="Table48.1" style:family="table-row">
      <style:table-row-properties style:min-row-height="0.284in" style:keep-together="true" fo:keep-together="auto"/>
    </style:style>
    <style:style style:name="Table4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4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4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49" style:family="table">
      <style:table-properties style:width="6.8861in" fo:margin-left="-0.075in" table:align="left" style:writing-mode="lr-tb"/>
    </style:style>
    <style:style style:name="Table49.A" style:family="table-column">
      <style:table-column-properties style:column-width="0.4549in"/>
    </style:style>
    <style:style style:name="Table49.B" style:family="table-column">
      <style:table-column-properties style:column-width="0.6924in"/>
    </style:style>
    <style:style style:name="Table49.C" style:family="table-column">
      <style:table-column-properties style:column-width="0.1889in"/>
    </style:style>
    <style:style style:name="Table49.D" style:family="table-column">
      <style:table-column-properties style:column-width="1.6069in"/>
    </style:style>
    <style:style style:name="Table49.E" style:family="table-column">
      <style:table-column-properties style:column-width="1.1896in"/>
    </style:style>
    <style:style style:name="Table49.F" style:family="table-column">
      <style:table-column-properties style:column-width="1.0028in"/>
    </style:style>
    <style:style style:name="Table49.1" style:family="table-row">
      <style:table-row-properties style:min-row-height="0.284in" style:keep-together="true" fo:keep-together="auto"/>
    </style:style>
    <style:style style:name="Table4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4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49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49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49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50" style:family="table">
      <style:table-properties style:width="6.8965in" fo:margin-left="-0.075in" table:align="left" style:writing-mode="lr-tb"/>
    </style:style>
    <style:style style:name="Table50.A" style:family="table-column">
      <style:table-column-properties style:column-width="0.5618in"/>
    </style:style>
    <style:style style:name="Table50.B" style:family="table-column">
      <style:table-column-properties style:column-width="1.3931in"/>
    </style:style>
    <style:style style:name="Table50.C" style:family="table-column">
      <style:table-column-properties style:column-width="1.3958in"/>
    </style:style>
    <style:style style:name="Table50.D" style:family="table-column">
      <style:table-column-properties style:column-width="1.2986in"/>
    </style:style>
    <style:style style:name="Table50.E" style:family="table-column">
      <style:table-column-properties style:column-width="1.1014in"/>
    </style:style>
    <style:style style:name="Table50.F" style:family="table-column">
      <style:table-column-properties style:column-width="1.1451in"/>
    </style:style>
    <style:style style:name="Table50.1" style:family="table-row">
      <style:table-row-properties style:min-row-height="0.284in" style:keep-together="true" fo:keep-together="auto"/>
    </style:style>
    <style:style style:name="Table5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50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50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51" style:family="table">
      <style:table-properties style:width="6.6757in" fo:margin-left="-0.075in" table:align="left" style:writing-mode="lr-tb"/>
    </style:style>
    <style:style style:name="Table51.A" style:family="table-column">
      <style:table-column-properties style:column-width="1.6743in"/>
    </style:style>
    <style:style style:name="Table51.B" style:family="table-column">
      <style:table-column-properties style:column-width="0.5507in"/>
    </style:style>
    <style:style style:name="Table51.C" style:family="table-column">
      <style:table-column-properties style:column-width="1.1243in"/>
    </style:style>
    <style:style style:name="Table51.1" style:family="table-row">
      <style:table-row-properties style:min-row-height="0.284in" style:keep-together="true" fo:keep-together="auto"/>
    </style:style>
    <style:style style:name="Table5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51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51.A3" style:family="table-cell">
      <style:table-cell-properties fo:padding-left="0.075in" fo:padding-right="0.075in" fo:padding-top="0in" fo:padding-bottom="0in" fo:border="0.0069in solid #00000a"/>
    </style:style>
    <style:style style:name="Table51.A4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52" style:family="table">
      <style:table-properties style:width="6.6569in" fo:margin-left="-0.075in" table:align="left" style:writing-mode="lr-tb"/>
    </style:style>
    <style:style style:name="Table52.A" style:family="table-column">
      <style:table-column-properties style:column-width="2.7493in"/>
    </style:style>
    <style:style style:name="Table52.B" style:family="table-column">
      <style:table-column-properties style:column-width="0.5785in"/>
    </style:style>
    <style:style style:name="Table52.1" style:family="table-row">
      <style:table-row-properties style:min-row-height="0.284in" style:keep-together="true" fo:keep-together="auto"/>
    </style:style>
    <style:style style:name="Table52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5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5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52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53" style:family="table">
      <style:table-properties style:width="6.8424in" fo:margin-left="-0.075in" table:align="left" style:writing-mode="lr-tb"/>
    </style:style>
    <style:style style:name="Table53.A" style:family="table-column">
      <style:table-column-properties style:column-width="1.6944in"/>
    </style:style>
    <style:style style:name="Table53.B" style:family="table-column">
      <style:table-column-properties style:column-width="0.5861in"/>
    </style:style>
    <style:style style:name="Table53.C" style:family="table-column">
      <style:table-column-properties style:column-width="1.1785in"/>
    </style:style>
    <style:style style:name="Table53.1" style:family="table-row">
      <style:table-row-properties style:min-row-height="0.284in" style:keep-together="true" fo:keep-together="auto"/>
    </style:style>
    <style:style style:name="Table5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5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53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5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53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53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53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54" style:family="table">
      <style:table-properties style:width="6.8653in" fo:margin-left="-0.075in" table:align="left" style:writing-mode="lr-tb"/>
    </style:style>
    <style:style style:name="Table54.A" style:family="table-column">
      <style:table-column-properties style:column-width="0.5278in"/>
    </style:style>
    <style:style style:name="Table54.B" style:family="table-column">
      <style:table-column-properties style:column-width="1.1882in"/>
    </style:style>
    <style:style style:name="Table54.C" style:family="table-column">
      <style:table-column-properties style:column-width="0.4007in"/>
    </style:style>
    <style:style style:name="Table54.D" style:family="table-column">
      <style:table-column-properties style:column-width="2.0667in"/>
    </style:style>
    <style:style style:name="Table54.1" style:family="table-row">
      <style:table-row-properties style:min-row-height="0.284in" style:keep-together="true" fo:keep-together="auto"/>
    </style:style>
    <style:style style:name="Table5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5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5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54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55" style:family="table">
      <style:table-properties style:width="6.866in" fo:margin-left="-0.075in" table:align="left" style:writing-mode="lr-tb"/>
    </style:style>
    <style:style style:name="Table55.A" style:family="table-column">
      <style:table-column-properties style:column-width="0.5521in"/>
    </style:style>
    <style:style style:name="Table55.B" style:family="table-column">
      <style:table-column-properties style:column-width="1.1639in"/>
    </style:style>
    <style:style style:name="Table55.C" style:family="table-column">
      <style:table-column-properties style:column-width="0.4028in"/>
    </style:style>
    <style:style style:name="Table55.D" style:family="table-column">
      <style:table-column-properties style:column-width="2.3042in"/>
    </style:style>
    <style:style style:name="Table55.1" style:family="table-row">
      <style:table-row-properties style:min-row-height="0.284in" style:keep-together="true" fo:keep-together="auto"/>
    </style:style>
    <style:style style:name="Table5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5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5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55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56" style:family="table">
      <style:table-properties style:width="6.8861in" fo:margin-left="-0.075in" table:align="left" style:writing-mode="lr-tb"/>
    </style:style>
    <style:style style:name="Table56.A" style:family="table-column">
      <style:table-column-properties style:column-width="0.4549in"/>
    </style:style>
    <style:style style:name="Table56.B" style:family="table-column">
      <style:table-column-properties style:column-width="0.6924in"/>
    </style:style>
    <style:style style:name="Table56.C" style:family="table-column">
      <style:table-column-properties style:column-width="0.1889in"/>
    </style:style>
    <style:style style:name="Table56.D" style:family="table-column">
      <style:table-column-properties style:column-width="1.6069in"/>
    </style:style>
    <style:style style:name="Table56.E" style:family="table-column">
      <style:table-column-properties style:column-width="1.1896in"/>
    </style:style>
    <style:style style:name="Table56.F" style:family="table-column">
      <style:table-column-properties style:column-width="1.0028in"/>
    </style:style>
    <style:style style:name="Table56.1" style:family="table-row">
      <style:table-row-properties style:min-row-height="0.284in" style:keep-together="true" fo:keep-together="auto"/>
    </style:style>
    <style:style style:name="Table5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5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56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56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56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57" style:family="table">
      <style:table-properties style:width="6.9069in" fo:margin-left="-0.075in" table:align="left" style:writing-mode="lr-tb"/>
    </style:style>
    <style:style style:name="Table57.A" style:family="table-column">
      <style:table-column-properties style:column-width="0.5743in"/>
    </style:style>
    <style:style style:name="Table57.B" style:family="table-column">
      <style:table-column-properties style:column-width="1.3882in"/>
    </style:style>
    <style:style style:name="Table57.C" style:family="table-column">
      <style:table-column-properties style:column-width="1.3979in"/>
    </style:style>
    <style:style style:name="Table57.D" style:family="table-column">
      <style:table-column-properties style:column-width="1.3in"/>
    </style:style>
    <style:style style:name="Table57.E" style:family="table-column">
      <style:table-column-properties style:column-width="1.1in"/>
    </style:style>
    <style:style style:name="Table57.F" style:family="table-column">
      <style:table-column-properties style:column-width="1.1458in"/>
    </style:style>
    <style:style style:name="Table57.1" style:family="table-row">
      <style:table-row-properties style:min-row-height="0.284in" style:keep-together="true" fo:keep-together="auto"/>
    </style:style>
    <style:style style:name="Table5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57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57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58" style:family="table">
      <style:table-properties style:width="6.6653in" fo:margin-left="-0.075in" table:align="left" style:writing-mode="lr-tb"/>
    </style:style>
    <style:style style:name="Table58.A" style:family="table-column">
      <style:table-column-properties style:column-width="1.6625in"/>
    </style:style>
    <style:style style:name="Table58.B" style:family="table-column">
      <style:table-column-properties style:column-width="0.559in"/>
    </style:style>
    <style:style style:name="Table58.C" style:family="table-column">
      <style:table-column-properties style:column-width="1.1139in"/>
    </style:style>
    <style:style style:name="Table58.1" style:family="table-row">
      <style:table-row-properties style:min-row-height="0.284in" style:keep-together="true" fo:keep-together="auto"/>
    </style:style>
    <style:style style:name="Table5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58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5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59" style:family="table">
      <style:table-properties style:width="6.6569in" fo:margin-left="-0.075in" table:align="left" style:writing-mode="lr-tb"/>
    </style:style>
    <style:style style:name="Table59.A" style:family="table-column">
      <style:table-column-properties style:column-width="2.7493in"/>
    </style:style>
    <style:style style:name="Table59.B" style:family="table-column">
      <style:table-column-properties style:column-width="0.5785in"/>
    </style:style>
    <style:style style:name="Table59.1" style:family="table-row">
      <style:table-row-properties style:min-row-height="0.284in" style:keep-together="true" fo:keep-together="auto"/>
    </style:style>
    <style:style style:name="Table59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5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5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59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60" style:family="table">
      <style:table-properties style:width="6.8424in" fo:margin-left="-0.075in" table:align="left" style:writing-mode="lr-tb"/>
    </style:style>
    <style:style style:name="Table60.A" style:family="table-column">
      <style:table-column-properties style:column-width="1.6938in"/>
    </style:style>
    <style:style style:name="Table60.B" style:family="table-column">
      <style:table-column-properties style:column-width="0.5868in"/>
    </style:style>
    <style:style style:name="Table60.C" style:family="table-column">
      <style:table-column-properties style:column-width="1.1778in"/>
    </style:style>
    <style:style style:name="Table60.1" style:family="table-row">
      <style:table-row-properties style:min-row-height="0.284in" style:keep-together="true" fo:keep-together="auto"/>
    </style:style>
    <style:style style:name="Table6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6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60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6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60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61" style:family="table">
      <style:table-properties style:width="6.8549in" fo:margin-left="-0.075in" table:align="left" style:writing-mode="lr-tb"/>
    </style:style>
    <style:style style:name="Table61.A" style:family="table-column">
      <style:table-column-properties style:column-width="0.5146in"/>
    </style:style>
    <style:style style:name="Table61.B" style:family="table-column">
      <style:table-column-properties style:column-width="1.1986in"/>
    </style:style>
    <style:style style:name="Table61.C" style:family="table-column">
      <style:table-column-properties style:column-width="0.3972in"/>
    </style:style>
    <style:style style:name="Table61.D" style:family="table-column">
      <style:table-column-properties style:column-width="2.0625in"/>
    </style:style>
    <style:style style:name="Table61.1" style:family="table-row">
      <style:table-row-properties style:min-row-height="0.284in" style:keep-together="true" fo:keep-together="auto"/>
    </style:style>
    <style:style style:name="Table6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6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6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61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62" style:family="table">
      <style:table-properties style:width="6.866in" fo:margin-left="-0.075in" table:align="left" style:writing-mode="lr-tb"/>
    </style:style>
    <style:style style:name="Table62.A" style:family="table-column">
      <style:table-column-properties style:column-width="0.5521in"/>
    </style:style>
    <style:style style:name="Table62.B" style:family="table-column">
      <style:table-column-properties style:column-width="1.1639in"/>
    </style:style>
    <style:style style:name="Table62.C" style:family="table-column">
      <style:table-column-properties style:column-width="0.4028in"/>
    </style:style>
    <style:style style:name="Table62.D" style:family="table-column">
      <style:table-column-properties style:column-width="2.3042in"/>
    </style:style>
    <style:style style:name="Table62.1" style:family="table-row">
      <style:table-row-properties style:min-row-height="0.284in" style:keep-together="true" fo:keep-together="auto"/>
    </style:style>
    <style:style style:name="Table6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6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62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63" style:family="table">
      <style:table-properties style:width="6.8861in" fo:margin-left="-0.075in" table:align="left" style:writing-mode="lr-tb"/>
    </style:style>
    <style:style style:name="Table63.A" style:family="table-column">
      <style:table-column-properties style:column-width="0.4549in"/>
    </style:style>
    <style:style style:name="Table63.B" style:family="table-column">
      <style:table-column-properties style:column-width="0.6924in"/>
    </style:style>
    <style:style style:name="Table63.C" style:family="table-column">
      <style:table-column-properties style:column-width="0.1889in"/>
    </style:style>
    <style:style style:name="Table63.D" style:family="table-column">
      <style:table-column-properties style:column-width="1.6069in"/>
    </style:style>
    <style:style style:name="Table63.E" style:family="table-column">
      <style:table-column-properties style:column-width="1.1896in"/>
    </style:style>
    <style:style style:name="Table63.F" style:family="table-column">
      <style:table-column-properties style:column-width="1.0028in"/>
    </style:style>
    <style:style style:name="Table63.1" style:family="table-row">
      <style:table-row-properties style:min-row-height="0.284in" style:keep-together="true" fo:keep-together="auto"/>
    </style:style>
    <style:style style:name="Table6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6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63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63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63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64" style:family="table">
      <style:table-properties style:width="6.6569in" fo:margin-left="-0.075in" table:align="left" style:writing-mode="lr-tb"/>
    </style:style>
    <style:style style:name="Table64.A" style:family="table-column">
      <style:table-column-properties style:column-width="2.7493in"/>
    </style:style>
    <style:style style:name="Table64.B" style:family="table-column">
      <style:table-column-properties style:column-width="0.5785in"/>
    </style:style>
    <style:style style:name="Table64.1" style:family="table-row">
      <style:table-row-properties style:min-row-height="0.284in" style:keep-together="true" fo:keep-together="auto"/>
    </style:style>
    <style:style style:name="Table64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6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6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64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65" style:family="table">
      <style:table-properties style:width="6.6875in" fo:margin-left="-0.075in" table:align="left" style:writing-mode="lr-tb"/>
    </style:style>
    <style:style style:name="Table65.A" style:family="table-column">
      <style:table-column-properties style:column-width="1.7222in"/>
    </style:style>
    <style:style style:name="Table65.B" style:family="table-column">
      <style:table-column-properties style:column-width="0.5069in"/>
    </style:style>
    <style:style style:name="Table65.C" style:family="table-column">
      <style:table-column-properties style:column-width="0.9882in"/>
    </style:style>
    <style:style style:name="Table65.1" style:family="table-row">
      <style:table-row-properties style:min-row-height="0.284in" style:keep-together="true" fo:keep-together="auto"/>
    </style:style>
    <style:style style:name="Table6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6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65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6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65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66" style:family="table">
      <style:table-properties style:width="6.8653in" fo:margin-left="-0.075in" table:align="left" style:writing-mode="lr-tb"/>
    </style:style>
    <style:style style:name="Table66.A" style:family="table-column">
      <style:table-column-properties style:column-width="0.5278in"/>
    </style:style>
    <style:style style:name="Table66.B" style:family="table-column">
      <style:table-column-properties style:column-width="1.1882in"/>
    </style:style>
    <style:style style:name="Table66.C" style:family="table-column">
      <style:table-column-properties style:column-width="0.4007in"/>
    </style:style>
    <style:style style:name="Table66.D" style:family="table-column">
      <style:table-column-properties style:column-width="2.0667in"/>
    </style:style>
    <style:style style:name="Table66.1" style:family="table-row">
      <style:table-row-properties style:min-row-height="0.284in" style:keep-together="true" fo:keep-together="auto"/>
    </style:style>
    <style:style style:name="Table6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6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6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67" style:family="table">
      <style:table-properties style:width="6.866in" fo:margin-left="-0.075in" table:align="left" style:writing-mode="lr-tb"/>
    </style:style>
    <style:style style:name="Table67.A" style:family="table-column">
      <style:table-column-properties style:column-width="0.5521in"/>
    </style:style>
    <style:style style:name="Table67.B" style:family="table-column">
      <style:table-column-properties style:column-width="1.1639in"/>
    </style:style>
    <style:style style:name="Table67.C" style:family="table-column">
      <style:table-column-properties style:column-width="0.4028in"/>
    </style:style>
    <style:style style:name="Table67.D" style:family="table-column">
      <style:table-column-properties style:column-width="2.3042in"/>
    </style:style>
    <style:style style:name="Table67.1" style:family="table-row">
      <style:table-row-properties style:min-row-height="0.284in" style:keep-together="true" fo:keep-together="auto"/>
    </style:style>
    <style:style style:name="Table6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6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6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68" style:family="table">
      <style:table-properties style:width="6.8861in" fo:margin-left="-0.075in" table:align="left" style:writing-mode="lr-tb"/>
    </style:style>
    <style:style style:name="Table68.A" style:family="table-column">
      <style:table-column-properties style:column-width="0.4549in"/>
    </style:style>
    <style:style style:name="Table68.B" style:family="table-column">
      <style:table-column-properties style:column-width="0.6924in"/>
    </style:style>
    <style:style style:name="Table68.C" style:family="table-column">
      <style:table-column-properties style:column-width="0.1889in"/>
    </style:style>
    <style:style style:name="Table68.D" style:family="table-column">
      <style:table-column-properties style:column-width="1.6069in"/>
    </style:style>
    <style:style style:name="Table68.E" style:family="table-column">
      <style:table-column-properties style:column-width="1.1896in"/>
    </style:style>
    <style:style style:name="Table68.F" style:family="table-column">
      <style:table-column-properties style:column-width="1.0028in"/>
    </style:style>
    <style:style style:name="Table68.1" style:family="table-row">
      <style:table-row-properties style:min-row-height="0.284in" style:keep-together="true" fo:keep-together="auto"/>
    </style:style>
    <style:style style:name="Table6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6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68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68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68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69" style:family="table">
      <style:table-properties style:width="6.9069in" fo:margin-left="-0.075in" table:align="left" style:writing-mode="lr-tb"/>
    </style:style>
    <style:style style:name="Table69.A" style:family="table-column">
      <style:table-column-properties style:column-width="0.475in"/>
    </style:style>
    <style:style style:name="Table69.B" style:family="table-column">
      <style:table-column-properties style:column-width="1.4868in"/>
    </style:style>
    <style:style style:name="Table69.C" style:family="table-column">
      <style:table-column-properties style:column-width="1.459in"/>
    </style:style>
    <style:style style:name="Table69.D" style:family="table-column">
      <style:table-column-properties style:column-width="1.2389in"/>
    </style:style>
    <style:style style:name="Table69.E" style:family="table-column">
      <style:table-column-properties style:column-width="1.1in"/>
    </style:style>
    <style:style style:name="Table69.F" style:family="table-column">
      <style:table-column-properties style:column-width="1.1465in"/>
    </style:style>
    <style:style style:name="Table69.1" style:family="table-row">
      <style:table-row-properties style:min-row-height="0.284in" style:keep-together="true" fo:keep-together="auto"/>
    </style:style>
    <style:style style:name="Table6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69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69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70" style:family="table">
      <style:table-properties style:width="6.6653in" fo:margin-left="-0.075in" table:align="left" style:writing-mode="lr-tb"/>
    </style:style>
    <style:style style:name="Table70.A" style:family="table-column">
      <style:table-column-properties style:column-width="1.6618in"/>
    </style:style>
    <style:style style:name="Table70.B" style:family="table-column">
      <style:table-column-properties style:column-width="0.5597in"/>
    </style:style>
    <style:style style:name="Table70.C" style:family="table-column">
      <style:table-column-properties style:column-width="1.1132in"/>
    </style:style>
    <style:style style:name="Table70.1" style:family="table-row">
      <style:table-row-properties style:min-row-height="0.284in" style:keep-together="true" fo:keep-together="auto"/>
    </style:style>
    <style:style style:name="Table7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70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7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71" style:family="table">
      <style:table-properties style:width="6.6569in" fo:margin-left="-0.075in" table:align="left" style:writing-mode="lr-tb"/>
    </style:style>
    <style:style style:name="Table71.A" style:family="table-column">
      <style:table-column-properties style:column-width="2.7493in"/>
    </style:style>
    <style:style style:name="Table71.B" style:family="table-column">
      <style:table-column-properties style:column-width="0.5785in"/>
    </style:style>
    <style:style style:name="Table71.1" style:family="table-row">
      <style:table-row-properties style:min-row-height="0.284in" style:keep-together="true" fo:keep-together="auto"/>
    </style:style>
    <style:style style:name="Table71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7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7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71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72" style:family="table">
      <style:table-properties style:width="6.8944in" fo:margin-left="-0.075in" table:align="left" style:writing-mode="lr-tb"/>
    </style:style>
    <style:style style:name="Table72.A" style:family="table-column">
      <style:table-column-properties style:column-width="1.7049in"/>
    </style:style>
    <style:style style:name="Table72.B" style:family="table-column">
      <style:table-column-properties style:column-width="0.5931in"/>
    </style:style>
    <style:style style:name="Table72.C" style:family="table-column">
      <style:table-column-properties style:column-width="1.1924in"/>
    </style:style>
    <style:style style:name="Table72.1" style:family="table-row">
      <style:table-row-properties style:min-row-height="0.284in" style:keep-together="true" fo:keep-together="auto"/>
    </style:style>
    <style:style style:name="Table7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7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72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7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72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72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72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73" style:family="table">
      <style:table-properties style:width="6.8653in" fo:margin-left="-0.075in" table:align="left" style:writing-mode="lr-tb"/>
    </style:style>
    <style:style style:name="Table73.A" style:family="table-column">
      <style:table-column-properties style:column-width="0.5278in"/>
    </style:style>
    <style:style style:name="Table73.B" style:family="table-column">
      <style:table-column-properties style:column-width="1.1882in"/>
    </style:style>
    <style:style style:name="Table73.C" style:family="table-column">
      <style:table-column-properties style:column-width="0.4007in"/>
    </style:style>
    <style:style style:name="Table73.D" style:family="table-column">
      <style:table-column-properties style:column-width="2.0667in"/>
    </style:style>
    <style:style style:name="Table73.1" style:family="table-row">
      <style:table-row-properties style:min-row-height="0.284in" style:keep-together="true" fo:keep-together="auto"/>
    </style:style>
    <style:style style:name="Table7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7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7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74" style:family="table">
      <style:table-properties style:width="6.866in" fo:margin-left="-0.075in" table:align="left" style:writing-mode="lr-tb"/>
    </style:style>
    <style:style style:name="Table74.A" style:family="table-column">
      <style:table-column-properties style:column-width="0.5521in"/>
    </style:style>
    <style:style style:name="Table74.B" style:family="table-column">
      <style:table-column-properties style:column-width="1.1639in"/>
    </style:style>
    <style:style style:name="Table74.C" style:family="table-column">
      <style:table-column-properties style:column-width="0.4028in"/>
    </style:style>
    <style:style style:name="Table74.D" style:family="table-column">
      <style:table-column-properties style:column-width="2.3042in"/>
    </style:style>
    <style:style style:name="Table74.1" style:family="table-row">
      <style:table-row-properties style:min-row-height="0.284in" style:keep-together="true" fo:keep-together="auto"/>
    </style:style>
    <style:style style:name="Table7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7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7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75" style:family="table">
      <style:table-properties style:width="6.8861in" fo:margin-left="-0.075in" table:align="left" style:writing-mode="lr-tb"/>
    </style:style>
    <style:style style:name="Table75.A" style:family="table-column">
      <style:table-column-properties style:column-width="0.4549in"/>
    </style:style>
    <style:style style:name="Table75.B" style:family="table-column">
      <style:table-column-properties style:column-width="0.6924in"/>
    </style:style>
    <style:style style:name="Table75.C" style:family="table-column">
      <style:table-column-properties style:column-width="0.1889in"/>
    </style:style>
    <style:style style:name="Table75.D" style:family="table-column">
      <style:table-column-properties style:column-width="1.6069in"/>
    </style:style>
    <style:style style:name="Table75.E" style:family="table-column">
      <style:table-column-properties style:column-width="1.1896in"/>
    </style:style>
    <style:style style:name="Table75.F" style:family="table-column">
      <style:table-column-properties style:column-width="1.0028in"/>
    </style:style>
    <style:style style:name="Table75.1" style:family="table-row">
      <style:table-row-properties style:min-row-height="0.284in" style:keep-together="true" fo:keep-together="auto"/>
    </style:style>
    <style:style style:name="Table7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7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75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75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75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76" style:family="table">
      <style:table-properties style:width="6.0507in" fo:margin-left="-0.075in" table:align="left" style:writing-mode="lr-tb"/>
    </style:style>
    <style:style style:name="Table76.A" style:family="table-column">
      <style:table-column-properties style:column-width="0.7576in"/>
    </style:style>
    <style:style style:name="Table76.B" style:family="table-column">
      <style:table-column-properties style:column-width="1.7542in"/>
    </style:style>
    <style:style style:name="Table76.C" style:family="table-column">
      <style:table-column-properties style:column-width="1.034in"/>
    </style:style>
    <style:style style:name="Table76.D" style:family="table-column">
      <style:table-column-properties style:column-width="1.3194in"/>
    </style:style>
    <style:style style:name="Table76.E" style:family="table-column">
      <style:table-column-properties style:column-width="1.1854in"/>
    </style:style>
    <style:style style:name="Table76.1" style:family="table-row">
      <style:table-row-properties style:min-row-height="0.284in" style:keep-together="true" fo:keep-together="auto"/>
    </style:style>
    <style:style style:name="Table7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76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76.A5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77" style:family="table">
      <style:table-properties style:width="6.6569in" fo:margin-left="-0.075in" table:align="left" style:writing-mode="lr-tb"/>
    </style:style>
    <style:style style:name="Table77.A" style:family="table-column">
      <style:table-column-properties style:column-width="2.7493in"/>
    </style:style>
    <style:style style:name="Table77.B" style:family="table-column">
      <style:table-column-properties style:column-width="0.5785in"/>
    </style:style>
    <style:style style:name="Table77.1" style:family="table-row">
      <style:table-row-properties style:min-row-height="0.284in" style:keep-together="true" fo:keep-together="auto"/>
    </style:style>
    <style:style style:name="Table77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7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7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77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78" style:family="table">
      <style:table-properties style:width="6.6875in" fo:margin-left="-0.075in" table:align="left" style:writing-mode="lr-tb"/>
    </style:style>
    <style:style style:name="Table78.A" style:family="table-column">
      <style:table-column-properties style:column-width="1.7222in"/>
    </style:style>
    <style:style style:name="Table78.B" style:family="table-column">
      <style:table-column-properties style:column-width="0.5069in"/>
    </style:style>
    <style:style style:name="Table78.C" style:family="table-column">
      <style:table-column-properties style:column-width="0.9882in"/>
    </style:style>
    <style:style style:name="Table78.1" style:family="table-row">
      <style:table-row-properties style:min-row-height="0.284in" style:keep-together="true" fo:keep-together="auto"/>
    </style:style>
    <style:style style:name="Table7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7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78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7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78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79" style:family="table">
      <style:table-properties style:width="6.866in" fo:margin-left="-0.075in" table:align="left" style:writing-mode="lr-tb"/>
    </style:style>
    <style:style style:name="Table79.A" style:family="table-column">
      <style:table-column-properties style:column-width="0.5521in"/>
    </style:style>
    <style:style style:name="Table79.B" style:family="table-column">
      <style:table-column-properties style:column-width="1.1639in"/>
    </style:style>
    <style:style style:name="Table79.C" style:family="table-column">
      <style:table-column-properties style:column-width="0.4028in"/>
    </style:style>
    <style:style style:name="Table79.D" style:family="table-column">
      <style:table-column-properties style:column-width="2.3042in"/>
    </style:style>
    <style:style style:name="Table79.1" style:family="table-row">
      <style:table-row-properties style:min-row-height="0.284in" style:keep-together="true" fo:keep-together="auto"/>
    </style:style>
    <style:style style:name="Table7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7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7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80" style:family="table">
      <style:table-properties style:width="6.8653in" fo:margin-left="-0.075in" table:align="left" style:writing-mode="lr-tb"/>
    </style:style>
    <style:style style:name="Table80.A" style:family="table-column">
      <style:table-column-properties style:column-width="0.5278in"/>
    </style:style>
    <style:style style:name="Table80.B" style:family="table-column">
      <style:table-column-properties style:column-width="1.1882in"/>
    </style:style>
    <style:style style:name="Table80.C" style:family="table-column">
      <style:table-column-properties style:column-width="0.4007in"/>
    </style:style>
    <style:style style:name="Table80.D" style:family="table-column">
      <style:table-column-properties style:column-width="2.0667in"/>
    </style:style>
    <style:style style:name="Table80.1" style:family="table-row">
      <style:table-row-properties style:min-row-height="0.284in" style:keep-together="true" fo:keep-together="auto"/>
    </style:style>
    <style:style style:name="Table8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8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8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81" style:family="table">
      <style:table-properties style:width="6.8861in" fo:margin-left="-0.075in" table:align="left" style:writing-mode="lr-tb"/>
    </style:style>
    <style:style style:name="Table81.A" style:family="table-column">
      <style:table-column-properties style:column-width="0.4549in"/>
    </style:style>
    <style:style style:name="Table81.B" style:family="table-column">
      <style:table-column-properties style:column-width="0.6924in"/>
    </style:style>
    <style:style style:name="Table81.C" style:family="table-column">
      <style:table-column-properties style:column-width="0.1889in"/>
    </style:style>
    <style:style style:name="Table81.D" style:family="table-column">
      <style:table-column-properties style:column-width="1.6069in"/>
    </style:style>
    <style:style style:name="Table81.E" style:family="table-column">
      <style:table-column-properties style:column-width="1.1896in"/>
    </style:style>
    <style:style style:name="Table81.F" style:family="table-column">
      <style:table-column-properties style:column-width="1.0028in"/>
    </style:style>
    <style:style style:name="Table81.1" style:family="table-row">
      <style:table-row-properties style:min-row-height="0.284in" style:keep-together="true" fo:keep-together="auto"/>
    </style:style>
    <style:style style:name="Table8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8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81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81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81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82" style:family="table">
      <style:table-properties style:width="6.0507in" fo:margin-left="-0.075in" table:align="left" style:writing-mode="lr-tb"/>
    </style:style>
    <style:style style:name="Table82.A" style:family="table-column">
      <style:table-column-properties style:column-width="0.7576in"/>
    </style:style>
    <style:style style:name="Table82.B" style:family="table-column">
      <style:table-column-properties style:column-width="1.7542in"/>
    </style:style>
    <style:style style:name="Table82.C" style:family="table-column">
      <style:table-column-properties style:column-width="1.034in"/>
    </style:style>
    <style:style style:name="Table82.D" style:family="table-column">
      <style:table-column-properties style:column-width="1.3194in"/>
    </style:style>
    <style:style style:name="Table82.E" style:family="table-column">
      <style:table-column-properties style:column-width="1.1854in"/>
    </style:style>
    <style:style style:name="Table82.1" style:family="table-row">
      <style:table-row-properties style:min-row-height="0.284in" style:keep-together="true" fo:keep-together="auto"/>
    </style:style>
    <style:style style:name="Table8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82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82.A5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83" style:family="table">
      <style:table-properties style:width="6.6569in" fo:margin-left="-0.075in" table:align="left" style:writing-mode="lr-tb"/>
    </style:style>
    <style:style style:name="Table83.A" style:family="table-column">
      <style:table-column-properties style:column-width="2.7493in"/>
    </style:style>
    <style:style style:name="Table83.B" style:family="table-column">
      <style:table-column-properties style:column-width="0.5785in"/>
    </style:style>
    <style:style style:name="Table83.1" style:family="table-row">
      <style:table-row-properties style:min-row-height="0.284in" style:keep-together="true" fo:keep-together="auto"/>
    </style:style>
    <style:style style:name="Table83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8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8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83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84" style:family="table">
      <style:table-properties style:width="6.6875in" fo:margin-left="-0.075in" table:align="left" style:writing-mode="lr-tb"/>
    </style:style>
    <style:style style:name="Table84.A" style:family="table-column">
      <style:table-column-properties style:column-width="1.7222in"/>
    </style:style>
    <style:style style:name="Table84.B" style:family="table-column">
      <style:table-column-properties style:column-width="0.5069in"/>
    </style:style>
    <style:style style:name="Table84.C" style:family="table-column">
      <style:table-column-properties style:column-width="0.9882in"/>
    </style:style>
    <style:style style:name="Table84.1" style:family="table-row">
      <style:table-row-properties style:min-row-height="0.284in" style:keep-together="true" fo:keep-together="auto"/>
    </style:style>
    <style:style style:name="Table8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8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84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8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84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85" style:family="table">
      <style:table-properties style:width="6.866in" fo:margin-left="-0.075in" table:align="left" style:writing-mode="lr-tb"/>
    </style:style>
    <style:style style:name="Table85.A" style:family="table-column">
      <style:table-column-properties style:column-width="0.5521in"/>
    </style:style>
    <style:style style:name="Table85.B" style:family="table-column">
      <style:table-column-properties style:column-width="1.1639in"/>
    </style:style>
    <style:style style:name="Table85.C" style:family="table-column">
      <style:table-column-properties style:column-width="0.4028in"/>
    </style:style>
    <style:style style:name="Table85.D" style:family="table-column">
      <style:table-column-properties style:column-width="2.3042in"/>
    </style:style>
    <style:style style:name="Table85.1" style:family="table-row">
      <style:table-row-properties style:min-row-height="0.284in" style:keep-together="true" fo:keep-together="auto"/>
    </style:style>
    <style:style style:name="Table8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8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8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86" style:family="table">
      <style:table-properties style:width="6.8653in" fo:margin-left="-0.075in" table:align="left" style:writing-mode="lr-tb"/>
    </style:style>
    <style:style style:name="Table86.A" style:family="table-column">
      <style:table-column-properties style:column-width="0.5278in"/>
    </style:style>
    <style:style style:name="Table86.B" style:family="table-column">
      <style:table-column-properties style:column-width="1.1882in"/>
    </style:style>
    <style:style style:name="Table86.C" style:family="table-column">
      <style:table-column-properties style:column-width="0.4007in"/>
    </style:style>
    <style:style style:name="Table86.D" style:family="table-column">
      <style:table-column-properties style:column-width="2.0667in"/>
    </style:style>
    <style:style style:name="Table86.1" style:family="table-row">
      <style:table-row-properties style:min-row-height="0.284in" style:keep-together="true" fo:keep-together="auto"/>
    </style:style>
    <style:style style:name="Table8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8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8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87" style:family="table">
      <style:table-properties style:width="6.8861in" fo:margin-left="-0.075in" table:align="left" style:writing-mode="lr-tb"/>
    </style:style>
    <style:style style:name="Table87.A" style:family="table-column">
      <style:table-column-properties style:column-width="0.4549in"/>
    </style:style>
    <style:style style:name="Table87.B" style:family="table-column">
      <style:table-column-properties style:column-width="0.6924in"/>
    </style:style>
    <style:style style:name="Table87.C" style:family="table-column">
      <style:table-column-properties style:column-width="0.1889in"/>
    </style:style>
    <style:style style:name="Table87.D" style:family="table-column">
      <style:table-column-properties style:column-width="1.6069in"/>
    </style:style>
    <style:style style:name="Table87.E" style:family="table-column">
      <style:table-column-properties style:column-width="1.1896in"/>
    </style:style>
    <style:style style:name="Table87.F" style:family="table-column">
      <style:table-column-properties style:column-width="1.0028in"/>
    </style:style>
    <style:style style:name="Table87.1" style:family="table-row">
      <style:table-row-properties style:min-row-height="0.284in" style:keep-together="true" fo:keep-together="auto"/>
    </style:style>
    <style:style style:name="Table8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8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87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87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87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88" style:family="table">
      <style:table-properties style:width="6.8965in" fo:margin-left="-0.075in" table:align="left" style:writing-mode="lr-tb"/>
    </style:style>
    <style:style style:name="Table88.A" style:family="table-column">
      <style:table-column-properties style:column-width="0.5618in"/>
    </style:style>
    <style:style style:name="Table88.B" style:family="table-column">
      <style:table-column-properties style:column-width="1.3931in"/>
    </style:style>
    <style:style style:name="Table88.C" style:family="table-column">
      <style:table-column-properties style:column-width="1.3958in"/>
    </style:style>
    <style:style style:name="Table88.D" style:family="table-column">
      <style:table-column-properties style:column-width="1.2986in"/>
    </style:style>
    <style:style style:name="Table88.E" style:family="table-column">
      <style:table-column-properties style:column-width="1.1014in"/>
    </style:style>
    <style:style style:name="Table88.F" style:family="table-column">
      <style:table-column-properties style:column-width="1.1451in"/>
    </style:style>
    <style:style style:name="Table88.1" style:family="table-row">
      <style:table-row-properties style:min-row-height="0.284in" style:keep-together="true" fo:keep-together="auto"/>
    </style:style>
    <style:style style:name="Table8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88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88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89" style:family="table">
      <style:table-properties style:width="6.6757in" fo:margin-left="-0.075in" table:align="left" style:writing-mode="lr-tb"/>
    </style:style>
    <style:style style:name="Table89.A" style:family="table-column">
      <style:table-column-properties style:column-width="1.6743in"/>
    </style:style>
    <style:style style:name="Table89.B" style:family="table-column">
      <style:table-column-properties style:column-width="0.5507in"/>
    </style:style>
    <style:style style:name="Table89.C" style:family="table-column">
      <style:table-column-properties style:column-width="1.1243in"/>
    </style:style>
    <style:style style:name="Table89.1" style:family="table-row">
      <style:table-row-properties style:min-row-height="0.284in" style:keep-together="true" fo:keep-together="auto"/>
    </style:style>
    <style:style style:name="Table8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89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89.A3" style:family="table-cell">
      <style:table-cell-properties fo:padding-left="0.075in" fo:padding-right="0.075in" fo:padding-top="0in" fo:padding-bottom="0in" fo:border="0.0069in solid #00000a"/>
    </style:style>
    <style:style style:name="Table90" style:family="table">
      <style:table-properties style:width="6.6569in" fo:margin-left="-0.075in" table:align="left" style:writing-mode="lr-tb"/>
    </style:style>
    <style:style style:name="Table90.A" style:family="table-column">
      <style:table-column-properties style:column-width="2.7493in"/>
    </style:style>
    <style:style style:name="Table90.B" style:family="table-column">
      <style:table-column-properties style:column-width="0.5785in"/>
    </style:style>
    <style:style style:name="Table90.1" style:family="table-row">
      <style:table-row-properties style:min-row-height="0.284in" style:keep-together="true" fo:keep-together="auto"/>
    </style:style>
    <style:style style:name="Table90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9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9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90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91" style:family="table">
      <style:table-properties style:width="6.6882in" fo:margin-left="-0.075in" table:align="left" style:writing-mode="lr-tb"/>
    </style:style>
    <style:style style:name="Table91.A" style:family="table-column">
      <style:table-column-properties style:column-width="1.7215in"/>
    </style:style>
    <style:style style:name="Table91.B" style:family="table-column">
      <style:table-column-properties style:column-width="0.5076in"/>
    </style:style>
    <style:style style:name="Table91.C" style:family="table-column">
      <style:table-column-properties style:column-width="1.4931in"/>
    </style:style>
    <style:style style:name="Table91.1" style:family="table-row">
      <style:table-row-properties style:min-row-height="0.284in" style:keep-together="true" fo:keep-together="auto"/>
    </style:style>
    <style:style style:name="Table9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9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91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9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91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92" style:family="table">
      <style:table-properties style:width="6.866in" fo:margin-left="-0.075in" table:align="left" style:writing-mode="lr-tb"/>
    </style:style>
    <style:style style:name="Table92.A" style:family="table-column">
      <style:table-column-properties style:column-width="0.5521in"/>
    </style:style>
    <style:style style:name="Table92.B" style:family="table-column">
      <style:table-column-properties style:column-width="1.1639in"/>
    </style:style>
    <style:style style:name="Table92.C" style:family="table-column">
      <style:table-column-properties style:column-width="0.4028in"/>
    </style:style>
    <style:style style:name="Table92.D" style:family="table-column">
      <style:table-column-properties style:column-width="2.3042in"/>
    </style:style>
    <style:style style:name="Table92.1" style:family="table-row">
      <style:table-row-properties style:min-row-height="0.284in" style:keep-together="true" fo:keep-together="auto"/>
    </style:style>
    <style:style style:name="Table9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9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9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92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93" style:family="table">
      <style:table-properties style:width="6.8653in" fo:margin-left="-0.075in" table:align="left" style:writing-mode="lr-tb"/>
    </style:style>
    <style:style style:name="Table93.A" style:family="table-column">
      <style:table-column-properties style:column-width="0.5278in"/>
    </style:style>
    <style:style style:name="Table93.B" style:family="table-column">
      <style:table-column-properties style:column-width="1.1882in"/>
    </style:style>
    <style:style style:name="Table93.C" style:family="table-column">
      <style:table-column-properties style:column-width="0.4007in"/>
    </style:style>
    <style:style style:name="Table93.D" style:family="table-column">
      <style:table-column-properties style:column-width="2.0667in"/>
    </style:style>
    <style:style style:name="Table93.1" style:family="table-row">
      <style:table-row-properties style:min-row-height="0.284in" style:keep-together="true" fo:keep-together="auto"/>
    </style:style>
    <style:style style:name="Table9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9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9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93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94" style:family="table">
      <style:table-properties style:width="6.8861in" fo:margin-left="-0.075in" table:align="left" style:writing-mode="lr-tb"/>
    </style:style>
    <style:style style:name="Table94.A" style:family="table-column">
      <style:table-column-properties style:column-width="0.4549in"/>
    </style:style>
    <style:style style:name="Table94.B" style:family="table-column">
      <style:table-column-properties style:column-width="0.6924in"/>
    </style:style>
    <style:style style:name="Table94.C" style:family="table-column">
      <style:table-column-properties style:column-width="0.1889in"/>
    </style:style>
    <style:style style:name="Table94.D" style:family="table-column">
      <style:table-column-properties style:column-width="1.6069in"/>
    </style:style>
    <style:style style:name="Table94.E" style:family="table-column">
      <style:table-column-properties style:column-width="1.1896in"/>
    </style:style>
    <style:style style:name="Table94.F" style:family="table-column">
      <style:table-column-properties style:column-width="1.0028in"/>
    </style:style>
    <style:style style:name="Table94.1" style:family="table-row">
      <style:table-row-properties style:min-row-height="0.284in" style:keep-together="true" fo:keep-together="auto"/>
    </style:style>
    <style:style style:name="Table9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9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94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94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94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95" style:family="table">
      <style:table-properties style:width="6.9069in" fo:margin-left="-0.075in" table:align="left" style:writing-mode="lr-tb"/>
    </style:style>
    <style:style style:name="Table95.A" style:family="table-column">
      <style:table-column-properties style:column-width="0.475in"/>
    </style:style>
    <style:style style:name="Table95.B" style:family="table-column">
      <style:table-column-properties style:column-width="1.4868in"/>
    </style:style>
    <style:style style:name="Table95.C" style:family="table-column">
      <style:table-column-properties style:column-width="1.459in"/>
    </style:style>
    <style:style style:name="Table95.D" style:family="table-column">
      <style:table-column-properties style:column-width="1.2389in"/>
    </style:style>
    <style:style style:name="Table95.E" style:family="table-column">
      <style:table-column-properties style:column-width="1.1in"/>
    </style:style>
    <style:style style:name="Table95.F" style:family="table-column">
      <style:table-column-properties style:column-width="1.1465in"/>
    </style:style>
    <style:style style:name="Table95.1" style:family="table-row">
      <style:table-row-properties style:min-row-height="0.284in" style:keep-together="true" fo:keep-together="auto"/>
    </style:style>
    <style:style style:name="Table9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95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95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96" style:family="table">
      <style:table-properties style:width="6.6653in" fo:margin-left="-0.075in" table:align="left" style:writing-mode="lr-tb"/>
    </style:style>
    <style:style style:name="Table96.A" style:family="table-column">
      <style:table-column-properties style:column-width="1.6618in"/>
    </style:style>
    <style:style style:name="Table96.B" style:family="table-column">
      <style:table-column-properties style:column-width="0.5597in"/>
    </style:style>
    <style:style style:name="Table96.C" style:family="table-column">
      <style:table-column-properties style:column-width="1.1132in"/>
    </style:style>
    <style:style style:name="Table96.1" style:family="table-row">
      <style:table-row-properties style:min-row-height="0.284in" style:keep-together="true" fo:keep-together="auto"/>
    </style:style>
    <style:style style:name="Table9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96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9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97" style:family="table">
      <style:table-properties style:width="6.6569in" fo:margin-left="-0.075in" table:align="left" style:writing-mode="lr-tb"/>
    </style:style>
    <style:style style:name="Table97.A" style:family="table-column">
      <style:table-column-properties style:column-width="2.7493in"/>
    </style:style>
    <style:style style:name="Table97.B" style:family="table-column">
      <style:table-column-properties style:column-width="0.5785in"/>
    </style:style>
    <style:style style:name="Table97.1" style:family="table-row">
      <style:table-row-properties style:min-row-height="0.284in" style:keep-together="true" fo:keep-together="auto"/>
    </style:style>
    <style:style style:name="Table97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9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9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97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98" style:family="table">
      <style:table-properties style:width="6.8944in" fo:margin-left="-0.075in" table:align="left" style:writing-mode="lr-tb"/>
    </style:style>
    <style:style style:name="Table98.A" style:family="table-column">
      <style:table-column-properties style:column-width="1.7049in"/>
    </style:style>
    <style:style style:name="Table98.B" style:family="table-column">
      <style:table-column-properties style:column-width="0.5931in"/>
    </style:style>
    <style:style style:name="Table98.C" style:family="table-column">
      <style:table-column-properties style:column-width="1.1924in"/>
    </style:style>
    <style:style style:name="Table98.1" style:family="table-row">
      <style:table-row-properties style:min-row-height="0.284in" style:keep-together="true" fo:keep-together="auto"/>
    </style:style>
    <style:style style:name="Table9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9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98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9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98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98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98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99" style:family="table">
      <style:table-properties style:width="6.8653in" fo:margin-left="-0.075in" table:align="left" style:writing-mode="lr-tb"/>
    </style:style>
    <style:style style:name="Table99.A" style:family="table-column">
      <style:table-column-properties style:column-width="0.5278in"/>
    </style:style>
    <style:style style:name="Table99.B" style:family="table-column">
      <style:table-column-properties style:column-width="1.1882in"/>
    </style:style>
    <style:style style:name="Table99.C" style:family="table-column">
      <style:table-column-properties style:column-width="0.4007in"/>
    </style:style>
    <style:style style:name="Table99.D" style:family="table-column">
      <style:table-column-properties style:column-width="2.0667in"/>
    </style:style>
    <style:style style:name="Table99.1" style:family="table-row">
      <style:table-row-properties style:min-row-height="0.284in" style:keep-together="true" fo:keep-together="auto"/>
    </style:style>
    <style:style style:name="Table9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9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9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00" style:family="table">
      <style:table-properties style:width="6.866in" fo:margin-left="-0.075in" table:align="left" style:writing-mode="lr-tb"/>
    </style:style>
    <style:style style:name="Table100.A" style:family="table-column">
      <style:table-column-properties style:column-width="0.5521in"/>
    </style:style>
    <style:style style:name="Table100.B" style:family="table-column">
      <style:table-column-properties style:column-width="1.1639in"/>
    </style:style>
    <style:style style:name="Table100.C" style:family="table-column">
      <style:table-column-properties style:column-width="0.4028in"/>
    </style:style>
    <style:style style:name="Table100.D" style:family="table-column">
      <style:table-column-properties style:column-width="2.3042in"/>
    </style:style>
    <style:style style:name="Table100.1" style:family="table-row">
      <style:table-row-properties style:min-row-height="0.284in" style:keep-together="true" fo:keep-together="auto"/>
    </style:style>
    <style:style style:name="Table10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0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0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01" style:family="table">
      <style:table-properties style:width="6.8861in" fo:margin-left="-0.075in" table:align="left" style:writing-mode="lr-tb"/>
    </style:style>
    <style:style style:name="Table101.A" style:family="table-column">
      <style:table-column-properties style:column-width="0.4549in"/>
    </style:style>
    <style:style style:name="Table101.B" style:family="table-column">
      <style:table-column-properties style:column-width="0.6924in"/>
    </style:style>
    <style:style style:name="Table101.C" style:family="table-column">
      <style:table-column-properties style:column-width="0.1889in"/>
    </style:style>
    <style:style style:name="Table101.D" style:family="table-column">
      <style:table-column-properties style:column-width="1.6069in"/>
    </style:style>
    <style:style style:name="Table101.E" style:family="table-column">
      <style:table-column-properties style:column-width="1.1896in"/>
    </style:style>
    <style:style style:name="Table101.F" style:family="table-column">
      <style:table-column-properties style:column-width="1.0028in"/>
    </style:style>
    <style:style style:name="Table101.1" style:family="table-row">
      <style:table-row-properties style:min-row-height="0.284in" style:keep-together="true" fo:keep-together="auto"/>
    </style:style>
    <style:style style:name="Table10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0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01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01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01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02" style:family="table">
      <style:table-properties style:width="6.9069in" fo:margin-left="-0.075in" table:align="left" style:writing-mode="lr-tb"/>
    </style:style>
    <style:style style:name="Table102.A" style:family="table-column">
      <style:table-column-properties style:column-width="0.4556in"/>
    </style:style>
    <style:style style:name="Table102.B" style:family="table-column">
      <style:table-column-properties style:column-width="1.9743in"/>
    </style:style>
    <style:style style:name="Table102.C" style:family="table-column">
      <style:table-column-properties style:column-width="1.6556in"/>
    </style:style>
    <style:style style:name="Table102.D" style:family="table-column">
      <style:table-column-properties style:column-width="1.0014in"/>
    </style:style>
    <style:style style:name="Table102.E" style:family="table-column">
      <style:table-column-properties style:column-width="1.8201in"/>
    </style:style>
    <style:style style:name="Table102.1" style:family="table-row">
      <style:table-row-properties style:min-row-height="0.284in" style:keep-together="true" fo:keep-together="auto"/>
    </style:style>
    <style:style style:name="Table10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02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02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03" style:family="table">
      <style:table-properties style:width="6.6569in" fo:margin-left="-0.075in" table:align="left" style:writing-mode="lr-tb"/>
    </style:style>
    <style:style style:name="Table103.A" style:family="table-column">
      <style:table-column-properties style:column-width="2.7493in"/>
    </style:style>
    <style:style style:name="Table103.B" style:family="table-column">
      <style:table-column-properties style:column-width="0.5785in"/>
    </style:style>
    <style:style style:name="Table103.1" style:family="table-row">
      <style:table-row-properties style:min-row-height="0.284in" style:keep-together="true" fo:keep-together="auto"/>
    </style:style>
    <style:style style:name="Table103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0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0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03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04" style:family="table">
      <style:table-properties style:width="6.8944in" fo:margin-left="-0.075in" table:align="left" style:writing-mode="lr-tb"/>
    </style:style>
    <style:style style:name="Table104.A" style:family="table-column">
      <style:table-column-properties style:column-width="1.6951in"/>
    </style:style>
    <style:style style:name="Table104.B" style:family="table-column">
      <style:table-column-properties style:column-width="0.6028in"/>
    </style:style>
    <style:style style:name="Table104.C" style:family="table-column">
      <style:table-column-properties style:column-width="2.0354in"/>
    </style:style>
    <style:style style:name="Table104.1" style:family="table-row">
      <style:table-row-properties style:min-row-height="0.284in" style:keep-together="true" fo:keep-together="auto"/>
    </style:style>
    <style:style style:name="Table10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0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04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0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04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05" style:family="table">
      <style:table-properties style:width="6.8958in" fo:margin-left="-0.075in" table:align="left" style:writing-mode="lr-tb"/>
    </style:style>
    <style:style style:name="Table105.A" style:family="table-column">
      <style:table-column-properties style:column-width="0.5611in"/>
    </style:style>
    <style:style style:name="Table105.B" style:family="table-column">
      <style:table-column-properties style:column-width="1.3938in"/>
    </style:style>
    <style:style style:name="Table105.C" style:family="table-column">
      <style:table-column-properties style:column-width="1.3958in"/>
    </style:style>
    <style:style style:name="Table105.D" style:family="table-column">
      <style:table-column-properties style:column-width="1.2986in"/>
    </style:style>
    <style:style style:name="Table105.E" style:family="table-column">
      <style:table-column-properties style:column-width="1.1014in"/>
    </style:style>
    <style:style style:name="Table105.F" style:family="table-column">
      <style:table-column-properties style:column-width="1.1444in"/>
    </style:style>
    <style:style style:name="Table105.1" style:family="table-row">
      <style:table-row-properties style:min-row-height="0.284in" style:keep-together="true" fo:keep-together="auto"/>
    </style:style>
    <style:style style:name="Table10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05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05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06" style:family="table">
      <style:table-properties style:width="6.6653in" fo:margin-left="-0.075in" table:align="left" style:writing-mode="lr-tb"/>
    </style:style>
    <style:style style:name="Table106.A" style:family="table-column">
      <style:table-column-properties style:column-width="1.6618in"/>
    </style:style>
    <style:style style:name="Table106.B" style:family="table-column">
      <style:table-column-properties style:column-width="0.5597in"/>
    </style:style>
    <style:style style:name="Table106.C" style:family="table-column">
      <style:table-column-properties style:column-width="1.1132in"/>
    </style:style>
    <style:style style:name="Table106.1" style:family="table-row">
      <style:table-row-properties style:min-row-height="0.284in" style:keep-together="true" fo:keep-together="auto"/>
    </style:style>
    <style:style style:name="Table10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06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0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07" style:family="table">
      <style:table-properties style:width="6.6569in" fo:margin-left="-0.075in" table:align="left" style:writing-mode="lr-tb"/>
    </style:style>
    <style:style style:name="Table107.A" style:family="table-column">
      <style:table-column-properties style:column-width="1.9104in"/>
    </style:style>
    <style:style style:name="Table107.B" style:family="table-column">
      <style:table-column-properties style:column-width="1.4174in"/>
    </style:style>
    <style:style style:name="Table107.1" style:family="table-row">
      <style:table-row-properties style:min-row-height="0.284in" style:keep-together="true" fo:keep-together="auto"/>
    </style:style>
    <style:style style:name="Table107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0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0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07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08" style:family="table">
      <style:table-properties style:width="6.8944in" fo:margin-left="-0.075in" table:align="left" style:writing-mode="lr-tb"/>
    </style:style>
    <style:style style:name="Table108.A" style:family="table-column">
      <style:table-column-properties style:column-width="1.7042in"/>
    </style:style>
    <style:style style:name="Table108.B" style:family="table-column">
      <style:table-column-properties style:column-width="0.5938in"/>
    </style:style>
    <style:style style:name="Table108.C" style:family="table-column">
      <style:table-column-properties style:column-width="1.2118in"/>
    </style:style>
    <style:style style:name="Table108.1" style:family="table-row">
      <style:table-row-properties style:min-row-height="0.284in" style:keep-together="true" fo:keep-together="auto"/>
    </style:style>
    <style:style style:name="Table10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0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08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0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08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08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08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09" style:family="table">
      <style:table-properties style:width="6.8653in" fo:margin-left="-0.075in" table:align="left" style:writing-mode="lr-tb"/>
    </style:style>
    <style:style style:name="Table109.A" style:family="table-column">
      <style:table-column-properties style:column-width="0.5278in"/>
    </style:style>
    <style:style style:name="Table109.B" style:family="table-column">
      <style:table-column-properties style:column-width="1.1882in"/>
    </style:style>
    <style:style style:name="Table109.C" style:family="table-column">
      <style:table-column-properties style:column-width="0.4007in"/>
    </style:style>
    <style:style style:name="Table109.D" style:family="table-column">
      <style:table-column-properties style:column-width="2.0667in"/>
    </style:style>
    <style:style style:name="Table109.1" style:family="table-row">
      <style:table-row-properties style:min-row-height="0.284in" style:keep-together="true" fo:keep-together="auto"/>
    </style:style>
    <style:style style:name="Table10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0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0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09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10" style:family="table">
      <style:table-properties style:width="6.866in" fo:margin-left="-0.075in" table:align="left" style:writing-mode="lr-tb"/>
    </style:style>
    <style:style style:name="Table110.A" style:family="table-column">
      <style:table-column-properties style:column-width="0.5521in"/>
    </style:style>
    <style:style style:name="Table110.B" style:family="table-column">
      <style:table-column-properties style:column-width="1.1639in"/>
    </style:style>
    <style:style style:name="Table110.C" style:family="table-column">
      <style:table-column-properties style:column-width="0.4028in"/>
    </style:style>
    <style:style style:name="Table110.D" style:family="table-column">
      <style:table-column-properties style:column-width="2.3042in"/>
    </style:style>
    <style:style style:name="Table110.1" style:family="table-row">
      <style:table-row-properties style:min-row-height="0.284in" style:keep-together="true" fo:keep-together="auto"/>
    </style:style>
    <style:style style:name="Table11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1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1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10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11" style:family="table">
      <style:table-properties style:width="6.8861in" fo:margin-left="-0.075in" table:align="left" style:writing-mode="lr-tb"/>
    </style:style>
    <style:style style:name="Table111.A" style:family="table-column">
      <style:table-column-properties style:column-width="0.4549in"/>
    </style:style>
    <style:style style:name="Table111.B" style:family="table-column">
      <style:table-column-properties style:column-width="0.6924in"/>
    </style:style>
    <style:style style:name="Table111.C" style:family="table-column">
      <style:table-column-properties style:column-width="0.1889in"/>
    </style:style>
    <style:style style:name="Table111.D" style:family="table-column">
      <style:table-column-properties style:column-width="1.6069in"/>
    </style:style>
    <style:style style:name="Table111.E" style:family="table-column">
      <style:table-column-properties style:column-width="1.1896in"/>
    </style:style>
    <style:style style:name="Table111.F" style:family="table-column">
      <style:table-column-properties style:column-width="1.0028in"/>
    </style:style>
    <style:style style:name="Table111.1" style:family="table-row">
      <style:table-row-properties style:min-row-height="0.284in" style:keep-together="true" fo:keep-together="auto"/>
    </style:style>
    <style:style style:name="Table11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1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11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11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11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12" style:family="table">
      <style:table-properties style:width="6.6569in" fo:margin-left="-0.075in" table:align="left" style:writing-mode="lr-tb"/>
    </style:style>
    <style:style style:name="Table112.A" style:family="table-column">
      <style:table-column-properties style:column-width="2.7493in"/>
    </style:style>
    <style:style style:name="Table112.B" style:family="table-column">
      <style:table-column-properties style:column-width="0.5785in"/>
    </style:style>
    <style:style style:name="Table112.1" style:family="table-row">
      <style:table-row-properties style:min-row-height="0.284in" style:keep-together="true" fo:keep-together="auto"/>
    </style:style>
    <style:style style:name="Table112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1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1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12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13" style:family="table">
      <style:table-properties style:width="6.8944in" fo:margin-left="-0.075in" table:align="left" style:writing-mode="lr-tb"/>
    </style:style>
    <style:style style:name="Table113.A" style:family="table-column">
      <style:table-column-properties style:column-width="1.6951in"/>
    </style:style>
    <style:style style:name="Table113.B" style:family="table-column">
      <style:table-column-properties style:column-width="0.6028in"/>
    </style:style>
    <style:style style:name="Table113.C" style:family="table-column">
      <style:table-column-properties style:column-width="2.0354in"/>
    </style:style>
    <style:style style:name="Table113.1" style:family="table-row">
      <style:table-row-properties style:min-row-height="0.284in" style:keep-together="true" fo:keep-together="auto"/>
    </style:style>
    <style:style style:name="Table11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1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13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1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13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14" style:family="table">
      <style:table-properties style:width="6.8653in" fo:margin-left="-0.075in" table:align="left" style:writing-mode="lr-tb"/>
    </style:style>
    <style:style style:name="Table114.A" style:family="table-column">
      <style:table-column-properties style:column-width="0.5278in"/>
    </style:style>
    <style:style style:name="Table114.B" style:family="table-column">
      <style:table-column-properties style:column-width="1.1882in"/>
    </style:style>
    <style:style style:name="Table114.C" style:family="table-column">
      <style:table-column-properties style:column-width="0.4007in"/>
    </style:style>
    <style:style style:name="Table114.D" style:family="table-column">
      <style:table-column-properties style:column-width="2.0667in"/>
    </style:style>
    <style:style style:name="Table114.1" style:family="table-row">
      <style:table-row-properties style:min-row-height="0.284in" style:keep-together="true" fo:keep-together="auto"/>
    </style:style>
    <style:style style:name="Table11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1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14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15" style:family="table">
      <style:table-properties style:width="6.866in" fo:margin-left="-0.075in" table:align="left" style:writing-mode="lr-tb"/>
    </style:style>
    <style:style style:name="Table115.A" style:family="table-column">
      <style:table-column-properties style:column-width="0.5521in"/>
    </style:style>
    <style:style style:name="Table115.B" style:family="table-column">
      <style:table-column-properties style:column-width="1.1639in"/>
    </style:style>
    <style:style style:name="Table115.C" style:family="table-column">
      <style:table-column-properties style:column-width="0.4028in"/>
    </style:style>
    <style:style style:name="Table115.D" style:family="table-column">
      <style:table-column-properties style:column-width="2.3042in"/>
    </style:style>
    <style:style style:name="Table115.1" style:family="table-row">
      <style:table-row-properties style:min-row-height="0.284in" style:keep-together="true" fo:keep-together="auto"/>
    </style:style>
    <style:style style:name="Table11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1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15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16" style:family="table">
      <style:table-properties style:width="6.8861in" fo:margin-left="-0.075in" table:align="left" style:writing-mode="lr-tb"/>
    </style:style>
    <style:style style:name="Table116.A" style:family="table-column">
      <style:table-column-properties style:column-width="0.4549in"/>
    </style:style>
    <style:style style:name="Table116.B" style:family="table-column">
      <style:table-column-properties style:column-width="0.6924in"/>
    </style:style>
    <style:style style:name="Table116.C" style:family="table-column">
      <style:table-column-properties style:column-width="0.1889in"/>
    </style:style>
    <style:style style:name="Table116.D" style:family="table-column">
      <style:table-column-properties style:column-width="1.6069in"/>
    </style:style>
    <style:style style:name="Table116.E" style:family="table-column">
      <style:table-column-properties style:column-width="1.1896in"/>
    </style:style>
    <style:style style:name="Table116.F" style:family="table-column">
      <style:table-column-properties style:column-width="1.0028in"/>
    </style:style>
    <style:style style:name="Table116.1" style:family="table-row">
      <style:table-row-properties style:min-row-height="0.284in" style:keep-together="true" fo:keep-together="auto"/>
    </style:style>
    <style:style style:name="Table11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1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16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16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16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17" style:family="table">
      <style:table-properties style:width="6.0507in" fo:margin-left="-0.075in" table:align="left" style:writing-mode="lr-tb"/>
    </style:style>
    <style:style style:name="Table117.A" style:family="table-column">
      <style:table-column-properties style:column-width="0.7576in"/>
    </style:style>
    <style:style style:name="Table117.B" style:family="table-column">
      <style:table-column-properties style:column-width="1.7542in"/>
    </style:style>
    <style:style style:name="Table117.C" style:family="table-column">
      <style:table-column-properties style:column-width="1.034in"/>
    </style:style>
    <style:style style:name="Table117.D" style:family="table-column">
      <style:table-column-properties style:column-width="1.3194in"/>
    </style:style>
    <style:style style:name="Table117.E" style:family="table-column">
      <style:table-column-properties style:column-width="1.1854in"/>
    </style:style>
    <style:style style:name="Table117.1" style:family="table-row">
      <style:table-row-properties style:min-row-height="0.284in" style:keep-together="true" fo:keep-together="auto"/>
    </style:style>
    <style:style style:name="Table11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17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17.A5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18" style:family="table">
      <style:table-properties style:width="6.6569in" fo:margin-left="-0.075in" table:align="left" style:writing-mode="lr-tb"/>
    </style:style>
    <style:style style:name="Table118.A" style:family="table-column">
      <style:table-column-properties style:column-width="2.7493in"/>
    </style:style>
    <style:style style:name="Table118.B" style:family="table-column">
      <style:table-column-properties style:column-width="0.5785in"/>
    </style:style>
    <style:style style:name="Table118.1" style:family="table-row">
      <style:table-row-properties style:min-row-height="0.284in" style:keep-together="true" fo:keep-together="auto"/>
    </style:style>
    <style:style style:name="Table118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1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1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18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19" style:family="table">
      <style:table-properties style:width="6.8944in" fo:margin-left="-0.075in" table:align="left" style:writing-mode="lr-tb"/>
    </style:style>
    <style:style style:name="Table119.A" style:family="table-column">
      <style:table-column-properties style:column-width="1.6951in"/>
    </style:style>
    <style:style style:name="Table119.B" style:family="table-column">
      <style:table-column-properties style:column-width="0.6028in"/>
    </style:style>
    <style:style style:name="Table119.C" style:family="table-column">
      <style:table-column-properties style:column-width="2.0354in"/>
    </style:style>
    <style:style style:name="Table119.1" style:family="table-row">
      <style:table-row-properties style:min-row-height="0.284in" style:keep-together="true" fo:keep-together="auto"/>
    </style:style>
    <style:style style:name="Table11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1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19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1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19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19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19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20" style:family="table">
      <style:table-properties style:width="6.8653in" fo:margin-left="-0.075in" table:align="left" style:writing-mode="lr-tb"/>
    </style:style>
    <style:style style:name="Table120.A" style:family="table-column">
      <style:table-column-properties style:column-width="0.5278in"/>
    </style:style>
    <style:style style:name="Table120.B" style:family="table-column">
      <style:table-column-properties style:column-width="1.1882in"/>
    </style:style>
    <style:style style:name="Table120.C" style:family="table-column">
      <style:table-column-properties style:column-width="0.4007in"/>
    </style:style>
    <style:style style:name="Table120.D" style:family="table-column">
      <style:table-column-properties style:column-width="2.0667in"/>
    </style:style>
    <style:style style:name="Table120.1" style:family="table-row">
      <style:table-row-properties style:min-row-height="0.284in" style:keep-together="true" fo:keep-together="auto"/>
    </style:style>
    <style:style style:name="Table12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2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20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21" style:family="table">
      <style:table-properties style:width="6.866in" fo:margin-left="-0.075in" table:align="left" style:writing-mode="lr-tb"/>
    </style:style>
    <style:style style:name="Table121.A" style:family="table-column">
      <style:table-column-properties style:column-width="0.5521in"/>
    </style:style>
    <style:style style:name="Table121.B" style:family="table-column">
      <style:table-column-properties style:column-width="1.1639in"/>
    </style:style>
    <style:style style:name="Table121.C" style:family="table-column">
      <style:table-column-properties style:column-width="0.4028in"/>
    </style:style>
    <style:style style:name="Table121.D" style:family="table-column">
      <style:table-column-properties style:column-width="2.3042in"/>
    </style:style>
    <style:style style:name="Table121.1" style:family="table-row">
      <style:table-row-properties style:min-row-height="0.284in" style:keep-together="true" fo:keep-together="auto"/>
    </style:style>
    <style:style style:name="Table12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2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21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22" style:family="table">
      <style:table-properties style:width="6.8861in" fo:margin-left="-0.075in" table:align="left" style:writing-mode="lr-tb"/>
    </style:style>
    <style:style style:name="Table122.A" style:family="table-column">
      <style:table-column-properties style:column-width="0.4549in"/>
    </style:style>
    <style:style style:name="Table122.B" style:family="table-column">
      <style:table-column-properties style:column-width="0.6924in"/>
    </style:style>
    <style:style style:name="Table122.C" style:family="table-column">
      <style:table-column-properties style:column-width="0.1889in"/>
    </style:style>
    <style:style style:name="Table122.D" style:family="table-column">
      <style:table-column-properties style:column-width="1.6069in"/>
    </style:style>
    <style:style style:name="Table122.E" style:family="table-column">
      <style:table-column-properties style:column-width="1.1896in"/>
    </style:style>
    <style:style style:name="Table122.F" style:family="table-column">
      <style:table-column-properties style:column-width="1.0028in"/>
    </style:style>
    <style:style style:name="Table122.1" style:family="table-row">
      <style:table-row-properties style:min-row-height="0.284in" style:keep-together="true" fo:keep-together="auto"/>
    </style:style>
    <style:style style:name="Table12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2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22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22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22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23" style:family="table">
      <style:table-properties style:width="6.8958in" fo:margin-left="-0.075in" table:align="left" style:writing-mode="lr-tb"/>
    </style:style>
    <style:style style:name="Table123.A" style:family="table-column">
      <style:table-column-properties style:column-width="0.5611in"/>
    </style:style>
    <style:style style:name="Table123.B" style:family="table-column">
      <style:table-column-properties style:column-width="1.3938in"/>
    </style:style>
    <style:style style:name="Table123.C" style:family="table-column">
      <style:table-column-properties style:column-width="1.3958in"/>
    </style:style>
    <style:style style:name="Table123.D" style:family="table-column">
      <style:table-column-properties style:column-width="1.2986in"/>
    </style:style>
    <style:style style:name="Table123.E" style:family="table-column">
      <style:table-column-properties style:column-width="1.1014in"/>
    </style:style>
    <style:style style:name="Table123.F" style:family="table-column">
      <style:table-column-properties style:column-width="1.1444in"/>
    </style:style>
    <style:style style:name="Table123.1" style:family="table-row">
      <style:table-row-properties style:min-row-height="0.284in" style:keep-together="true" fo:keep-together="auto"/>
    </style:style>
    <style:style style:name="Table12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23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23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24" style:family="table">
      <style:table-properties style:width="6.6653in" fo:margin-left="-0.075in" table:align="left" style:writing-mode="lr-tb"/>
    </style:style>
    <style:style style:name="Table124.A" style:family="table-column">
      <style:table-column-properties style:column-width="1.6618in"/>
    </style:style>
    <style:style style:name="Table124.B" style:family="table-column">
      <style:table-column-properties style:column-width="0.5597in"/>
    </style:style>
    <style:style style:name="Table124.C" style:family="table-column">
      <style:table-column-properties style:column-width="1.1132in"/>
    </style:style>
    <style:style style:name="Table124.1" style:family="table-row">
      <style:table-row-properties style:min-row-height="0.284in" style:keep-together="true" fo:keep-together="auto"/>
    </style:style>
    <style:style style:name="Table12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24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2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25" style:family="table">
      <style:table-properties style:width="6.6569in" fo:margin-left="-0.075in" table:align="left" style:writing-mode="lr-tb"/>
    </style:style>
    <style:style style:name="Table125.A" style:family="table-column">
      <style:table-column-properties style:column-width="1.9201in"/>
    </style:style>
    <style:style style:name="Table125.B" style:family="table-column">
      <style:table-column-properties style:column-width="1.4076in"/>
    </style:style>
    <style:style style:name="Table125.1" style:family="table-row">
      <style:table-row-properties style:min-row-height="0.284in" style:keep-together="true" fo:keep-together="auto"/>
    </style:style>
    <style:style style:name="Table125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2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2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25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26" style:family="table">
      <style:table-properties style:width="6.8944in" fo:margin-left="-0.075in" table:align="left" style:writing-mode="lr-tb"/>
    </style:style>
    <style:style style:name="Table126.A" style:family="table-column">
      <style:table-column-properties style:column-width="1.6951in"/>
    </style:style>
    <style:style style:name="Table126.B" style:family="table-column">
      <style:table-column-properties style:column-width="0.6028in"/>
    </style:style>
    <style:style style:name="Table126.C" style:family="table-column">
      <style:table-column-properties style:column-width="2.0354in"/>
    </style:style>
    <style:style style:name="Table126.1" style:family="table-row">
      <style:table-row-properties style:min-row-height="0.284in" style:keep-together="true" fo:keep-together="auto"/>
    </style:style>
    <style:style style:name="Table12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2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26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2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26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26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26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27" style:family="table">
      <style:table-properties style:width="6.8653in" fo:margin-left="-0.075in" table:align="left" style:writing-mode="lr-tb"/>
    </style:style>
    <style:style style:name="Table127.A" style:family="table-column">
      <style:table-column-properties style:column-width="0.5278in"/>
    </style:style>
    <style:style style:name="Table127.B" style:family="table-column">
      <style:table-column-properties style:column-width="1.1882in"/>
    </style:style>
    <style:style style:name="Table127.C" style:family="table-column">
      <style:table-column-properties style:column-width="0.4007in"/>
    </style:style>
    <style:style style:name="Table127.D" style:family="table-column">
      <style:table-column-properties style:column-width="2.0667in"/>
    </style:style>
    <style:style style:name="Table127.1" style:family="table-row">
      <style:table-row-properties style:min-row-height="0.284in" style:keep-together="true" fo:keep-together="auto"/>
    </style:style>
    <style:style style:name="Table12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2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27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28" style:family="table">
      <style:table-properties style:width="6.866in" fo:margin-left="-0.075in" table:align="left" style:writing-mode="lr-tb"/>
    </style:style>
    <style:style style:name="Table128.A" style:family="table-column">
      <style:table-column-properties style:column-width="0.5521in"/>
    </style:style>
    <style:style style:name="Table128.B" style:family="table-column">
      <style:table-column-properties style:column-width="1.1639in"/>
    </style:style>
    <style:style style:name="Table128.C" style:family="table-column">
      <style:table-column-properties style:column-width="0.4028in"/>
    </style:style>
    <style:style style:name="Table128.D" style:family="table-column">
      <style:table-column-properties style:column-width="2.3042in"/>
    </style:style>
    <style:style style:name="Table128.1" style:family="table-row">
      <style:table-row-properties style:min-row-height="0.284in" style:keep-together="true" fo:keep-together="auto"/>
    </style:style>
    <style:style style:name="Table12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2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28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29" style:family="table">
      <style:table-properties style:width="6.8861in" fo:margin-left="-0.075in" table:align="left" style:writing-mode="lr-tb"/>
    </style:style>
    <style:style style:name="Table129.A" style:family="table-column">
      <style:table-column-properties style:column-width="0.4549in"/>
    </style:style>
    <style:style style:name="Table129.B" style:family="table-column">
      <style:table-column-properties style:column-width="0.6924in"/>
    </style:style>
    <style:style style:name="Table129.C" style:family="table-column">
      <style:table-column-properties style:column-width="0.1889in"/>
    </style:style>
    <style:style style:name="Table129.D" style:family="table-column">
      <style:table-column-properties style:column-width="1.6069in"/>
    </style:style>
    <style:style style:name="Table129.E" style:family="table-column">
      <style:table-column-properties style:column-width="1.1896in"/>
    </style:style>
    <style:style style:name="Table129.F" style:family="table-column">
      <style:table-column-properties style:column-width="1.0028in"/>
    </style:style>
    <style:style style:name="Table129.1" style:family="table-row">
      <style:table-row-properties style:min-row-height="0.284in" style:keep-together="true" fo:keep-together="auto"/>
    </style:style>
    <style:style style:name="Table12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2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29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29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29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30" style:family="table">
      <style:table-properties style:width="6.6569in" fo:margin-left="-0.075in" table:align="left" style:writing-mode="lr-tb"/>
    </style:style>
    <style:style style:name="Table130.A" style:family="table-column">
      <style:table-column-properties style:column-width="2.7493in"/>
    </style:style>
    <style:style style:name="Table130.B" style:family="table-column">
      <style:table-column-properties style:column-width="0.5785in"/>
    </style:style>
    <style:style style:name="Table130.1" style:family="table-row">
      <style:table-row-properties style:min-row-height="0.284in" style:keep-together="true" fo:keep-together="auto"/>
    </style:style>
    <style:style style:name="Table130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3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3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30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31" style:family="table">
      <style:table-properties style:width="6.8938in" fo:margin-left="-0.075in" table:align="left" style:writing-mode="lr-tb"/>
    </style:style>
    <style:style style:name="Table131.A" style:family="table-column">
      <style:table-column-properties style:column-width="1.6951in"/>
    </style:style>
    <style:style style:name="Table131.B" style:family="table-column">
      <style:table-column-properties style:column-width="0.6028in"/>
    </style:style>
    <style:style style:name="Table131.C" style:family="table-column">
      <style:table-column-properties style:column-width="2.1347in"/>
    </style:style>
    <style:style style:name="Table131.1" style:family="table-row">
      <style:table-row-properties style:min-row-height="0.284in" style:keep-together="true" fo:keep-together="auto"/>
    </style:style>
    <style:style style:name="Table13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3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31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3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31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32" style:family="table">
      <style:table-properties style:width="6.8653in" fo:margin-left="-0.075in" table:align="left" style:writing-mode="lr-tb"/>
    </style:style>
    <style:style style:name="Table132.A" style:family="table-column">
      <style:table-column-properties style:column-width="0.5278in"/>
    </style:style>
    <style:style style:name="Table132.B" style:family="table-column">
      <style:table-column-properties style:column-width="1.1882in"/>
    </style:style>
    <style:style style:name="Table132.C" style:family="table-column">
      <style:table-column-properties style:column-width="0.4007in"/>
    </style:style>
    <style:style style:name="Table132.D" style:family="table-column">
      <style:table-column-properties style:column-width="2.0667in"/>
    </style:style>
    <style:style style:name="Table132.1" style:family="table-row">
      <style:table-row-properties style:min-row-height="0.284in" style:keep-together="true" fo:keep-together="auto"/>
    </style:style>
    <style:style style:name="Table13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3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32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33" style:family="table">
      <style:table-properties style:width="6.866in" fo:margin-left="-0.075in" table:align="left" style:writing-mode="lr-tb"/>
    </style:style>
    <style:style style:name="Table133.A" style:family="table-column">
      <style:table-column-properties style:column-width="0.5521in"/>
    </style:style>
    <style:style style:name="Table133.B" style:family="table-column">
      <style:table-column-properties style:column-width="1.1639in"/>
    </style:style>
    <style:style style:name="Table133.C" style:family="table-column">
      <style:table-column-properties style:column-width="0.4028in"/>
    </style:style>
    <style:style style:name="Table133.D" style:family="table-column">
      <style:table-column-properties style:column-width="2.3042in"/>
    </style:style>
    <style:style style:name="Table133.1" style:family="table-row">
      <style:table-row-properties style:min-row-height="0.284in" style:keep-together="true" fo:keep-together="auto"/>
    </style:style>
    <style:style style:name="Table13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3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33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34" style:family="table">
      <style:table-properties style:width="6.8861in" fo:margin-left="-0.075in" table:align="left" style:writing-mode="lr-tb"/>
    </style:style>
    <style:style style:name="Table134.A" style:family="table-column">
      <style:table-column-properties style:column-width="0.4549in"/>
    </style:style>
    <style:style style:name="Table134.B" style:family="table-column">
      <style:table-column-properties style:column-width="0.6924in"/>
    </style:style>
    <style:style style:name="Table134.C" style:family="table-column">
      <style:table-column-properties style:column-width="0.1889in"/>
    </style:style>
    <style:style style:name="Table134.D" style:family="table-column">
      <style:table-column-properties style:column-width="1.6069in"/>
    </style:style>
    <style:style style:name="Table134.E" style:family="table-column">
      <style:table-column-properties style:column-width="1.1896in"/>
    </style:style>
    <style:style style:name="Table134.F" style:family="table-column">
      <style:table-column-properties style:column-width="1.0028in"/>
    </style:style>
    <style:style style:name="Table134.1" style:family="table-row">
      <style:table-row-properties style:min-row-height="0.284in" style:keep-together="true" fo:keep-together="auto"/>
    </style:style>
    <style:style style:name="Table13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3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34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34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34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35" style:family="table">
      <style:table-properties style:width="6.0507in" fo:margin-left="-0.075in" table:align="left" style:writing-mode="lr-tb"/>
    </style:style>
    <style:style style:name="Table135.A" style:family="table-column">
      <style:table-column-properties style:column-width="0.7576in"/>
    </style:style>
    <style:style style:name="Table135.B" style:family="table-column">
      <style:table-column-properties style:column-width="1.7542in"/>
    </style:style>
    <style:style style:name="Table135.C" style:family="table-column">
      <style:table-column-properties style:column-width="1.034in"/>
    </style:style>
    <style:style style:name="Table135.D" style:family="table-column">
      <style:table-column-properties style:column-width="1.3194in"/>
    </style:style>
    <style:style style:name="Table135.E" style:family="table-column">
      <style:table-column-properties style:column-width="1.1854in"/>
    </style:style>
    <style:style style:name="Table135.1" style:family="table-row">
      <style:table-row-properties style:min-row-height="0.284in" style:keep-together="true" fo:keep-together="auto"/>
    </style:style>
    <style:style style:name="Table13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35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35.A5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36" style:family="table">
      <style:table-properties style:width="6.6569in" fo:margin-left="-0.075in" table:align="left" style:writing-mode="lr-tb"/>
    </style:style>
    <style:style style:name="Table136.A" style:family="table-column">
      <style:table-column-properties style:column-width="2.7493in"/>
    </style:style>
    <style:style style:name="Table136.B" style:family="table-column">
      <style:table-column-properties style:column-width="0.5785in"/>
    </style:style>
    <style:style style:name="Table136.1" style:family="table-row">
      <style:table-row-properties style:min-row-height="0.284in" style:keep-together="true" fo:keep-together="auto"/>
    </style:style>
    <style:style style:name="Table136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3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3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36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37" style:family="table">
      <style:table-properties style:width="6.8944in" fo:margin-left="-0.075in" table:align="left" style:writing-mode="lr-tb"/>
    </style:style>
    <style:style style:name="Table137.A" style:family="table-column">
      <style:table-column-properties style:column-width="1.6951in"/>
    </style:style>
    <style:style style:name="Table137.B" style:family="table-column">
      <style:table-column-properties style:column-width="0.6028in"/>
    </style:style>
    <style:style style:name="Table137.C" style:family="table-column">
      <style:table-column-properties style:column-width="2.0354in"/>
    </style:style>
    <style:style style:name="Table137.1" style:family="table-row">
      <style:table-row-properties style:min-row-height="0.284in" style:keep-together="true" fo:keep-together="auto"/>
    </style:style>
    <style:style style:name="Table13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3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37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3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37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37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37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38" style:family="table">
      <style:table-properties style:width="6.8653in" fo:margin-left="-0.075in" table:align="left" style:writing-mode="lr-tb"/>
    </style:style>
    <style:style style:name="Table138.A" style:family="table-column">
      <style:table-column-properties style:column-width="0.5278in"/>
    </style:style>
    <style:style style:name="Table138.B" style:family="table-column">
      <style:table-column-properties style:column-width="1.1882in"/>
    </style:style>
    <style:style style:name="Table138.C" style:family="table-column">
      <style:table-column-properties style:column-width="0.4007in"/>
    </style:style>
    <style:style style:name="Table138.D" style:family="table-column">
      <style:table-column-properties style:column-width="2.0667in"/>
    </style:style>
    <style:style style:name="Table138.1" style:family="table-row">
      <style:table-row-properties style:min-row-height="0.284in" style:keep-together="true" fo:keep-together="auto"/>
    </style:style>
    <style:style style:name="Table13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3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38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39" style:family="table">
      <style:table-properties style:width="6.866in" fo:margin-left="-0.075in" table:align="left" style:writing-mode="lr-tb"/>
    </style:style>
    <style:style style:name="Table139.A" style:family="table-column">
      <style:table-column-properties style:column-width="0.5521in"/>
    </style:style>
    <style:style style:name="Table139.B" style:family="table-column">
      <style:table-column-properties style:column-width="1.1639in"/>
    </style:style>
    <style:style style:name="Table139.C" style:family="table-column">
      <style:table-column-properties style:column-width="0.4028in"/>
    </style:style>
    <style:style style:name="Table139.D" style:family="table-column">
      <style:table-column-properties style:column-width="2.3042in"/>
    </style:style>
    <style:style style:name="Table139.1" style:family="table-row">
      <style:table-row-properties style:min-row-height="0.284in" style:keep-together="true" fo:keep-together="auto"/>
    </style:style>
    <style:style style:name="Table13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3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39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40" style:family="table">
      <style:table-properties style:width="6.8861in" fo:margin-left="-0.075in" table:align="left" style:writing-mode="lr-tb"/>
    </style:style>
    <style:style style:name="Table140.A" style:family="table-column">
      <style:table-column-properties style:column-width="0.4549in"/>
    </style:style>
    <style:style style:name="Table140.B" style:family="table-column">
      <style:table-column-properties style:column-width="0.6924in"/>
    </style:style>
    <style:style style:name="Table140.C" style:family="table-column">
      <style:table-column-properties style:column-width="0.1889in"/>
    </style:style>
    <style:style style:name="Table140.D" style:family="table-column">
      <style:table-column-properties style:column-width="1.6069in"/>
    </style:style>
    <style:style style:name="Table140.E" style:family="table-column">
      <style:table-column-properties style:column-width="1.1896in"/>
    </style:style>
    <style:style style:name="Table140.F" style:family="table-column">
      <style:table-column-properties style:column-width="1.0028in"/>
    </style:style>
    <style:style style:name="Table140.1" style:family="table-row">
      <style:table-row-properties style:min-row-height="0.284in" style:keep-together="true" fo:keep-together="auto"/>
    </style:style>
    <style:style style:name="Table14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4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40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40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40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41" style:family="table">
      <style:table-properties style:width="6.8958in" fo:margin-left="-0.075in" table:align="left" style:writing-mode="lr-tb"/>
    </style:style>
    <style:style style:name="Table141.A" style:family="table-column">
      <style:table-column-properties style:column-width="0.5611in"/>
    </style:style>
    <style:style style:name="Table141.B" style:family="table-column">
      <style:table-column-properties style:column-width="1.3938in"/>
    </style:style>
    <style:style style:name="Table141.C" style:family="table-column">
      <style:table-column-properties style:column-width="1.3958in"/>
    </style:style>
    <style:style style:name="Table141.D" style:family="table-column">
      <style:table-column-properties style:column-width="1.2986in"/>
    </style:style>
    <style:style style:name="Table141.E" style:family="table-column">
      <style:table-column-properties style:column-width="1.1014in"/>
    </style:style>
    <style:style style:name="Table141.F" style:family="table-column">
      <style:table-column-properties style:column-width="1.1444in"/>
    </style:style>
    <style:style style:name="Table141.1" style:family="table-row">
      <style:table-row-properties style:min-row-height="0.284in" style:keep-together="true" fo:keep-together="auto"/>
    </style:style>
    <style:style style:name="Table14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41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41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42" style:family="table">
      <style:table-properties style:width="6.6653in" fo:margin-left="-0.075in" table:align="left" style:writing-mode="lr-tb"/>
    </style:style>
    <style:style style:name="Table142.A" style:family="table-column">
      <style:table-column-properties style:column-width="1.6611in"/>
    </style:style>
    <style:style style:name="Table142.B" style:family="table-column">
      <style:table-column-properties style:column-width="0.5604in"/>
    </style:style>
    <style:style style:name="Table142.C" style:family="table-column">
      <style:table-column-properties style:column-width="0.5111in"/>
    </style:style>
    <style:style style:name="Table142.1" style:family="table-row">
      <style:table-row-properties style:min-row-height="0.284in" style:keep-together="true" fo:keep-together="auto"/>
    </style:style>
    <style:style style:name="Table14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42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4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43" style:family="table">
      <style:table-properties style:width="6.6569in" fo:margin-left="-0.075in" table:align="left" style:writing-mode="lr-tb"/>
    </style:style>
    <style:style style:name="Table143.A" style:family="table-column">
      <style:table-column-properties style:column-width="1.9201in"/>
    </style:style>
    <style:style style:name="Table143.B" style:family="table-column">
      <style:table-column-properties style:column-width="1.4076in"/>
    </style:style>
    <style:style style:name="Table143.1" style:family="table-row">
      <style:table-row-properties style:min-row-height="0.284in" style:keep-together="true" fo:keep-together="auto"/>
    </style:style>
    <style:style style:name="Table143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4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4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43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44" style:family="table">
      <style:table-properties style:width="6.8944in" fo:margin-left="-0.075in" table:align="left" style:writing-mode="lr-tb"/>
    </style:style>
    <style:style style:name="Table144.A" style:family="table-column">
      <style:table-column-properties style:column-width="1.6944in"/>
    </style:style>
    <style:style style:name="Table144.B" style:family="table-column">
      <style:table-column-properties style:column-width="0.6035in"/>
    </style:style>
    <style:style style:name="Table144.C" style:family="table-column">
      <style:table-column-properties style:column-width="2.1347in"/>
    </style:style>
    <style:style style:name="Table144.1" style:family="table-row">
      <style:table-row-properties style:min-row-height="0.284in" style:keep-together="true" fo:keep-together="auto"/>
    </style:style>
    <style:style style:name="Table14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4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44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4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44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44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44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45" style:family="table">
      <style:table-properties style:width="6.8653in" fo:margin-left="-0.075in" table:align="left" style:writing-mode="lr-tb"/>
    </style:style>
    <style:style style:name="Table145.A" style:family="table-column">
      <style:table-column-properties style:column-width="0.5278in"/>
    </style:style>
    <style:style style:name="Table145.B" style:family="table-column">
      <style:table-column-properties style:column-width="1.1882in"/>
    </style:style>
    <style:style style:name="Table145.C" style:family="table-column">
      <style:table-column-properties style:column-width="0.4007in"/>
    </style:style>
    <style:style style:name="Table145.D" style:family="table-column">
      <style:table-column-properties style:column-width="2.0667in"/>
    </style:style>
    <style:style style:name="Table145.1" style:family="table-row">
      <style:table-row-properties style:min-row-height="0.284in" style:keep-together="true" fo:keep-together="auto"/>
    </style:style>
    <style:style style:name="Table14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4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45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46" style:family="table">
      <style:table-properties style:width="6.866in" fo:margin-left="-0.075in" table:align="left" style:writing-mode="lr-tb"/>
    </style:style>
    <style:style style:name="Table146.A" style:family="table-column">
      <style:table-column-properties style:column-width="0.5521in"/>
    </style:style>
    <style:style style:name="Table146.B" style:family="table-column">
      <style:table-column-properties style:column-width="1.1639in"/>
    </style:style>
    <style:style style:name="Table146.C" style:family="table-column">
      <style:table-column-properties style:column-width="0.4028in"/>
    </style:style>
    <style:style style:name="Table146.D" style:family="table-column">
      <style:table-column-properties style:column-width="2.3042in"/>
    </style:style>
    <style:style style:name="Table146.1" style:family="table-row">
      <style:table-row-properties style:min-row-height="0.284in" style:keep-together="true" fo:keep-together="auto"/>
    </style:style>
    <style:style style:name="Table14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4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46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47" style:family="table">
      <style:table-properties style:width="6.8861in" fo:margin-left="-0.075in" table:align="left" style:writing-mode="lr-tb"/>
    </style:style>
    <style:style style:name="Table147.A" style:family="table-column">
      <style:table-column-properties style:column-width="0.4549in"/>
    </style:style>
    <style:style style:name="Table147.B" style:family="table-column">
      <style:table-column-properties style:column-width="0.6924in"/>
    </style:style>
    <style:style style:name="Table147.C" style:family="table-column">
      <style:table-column-properties style:column-width="0.1889in"/>
    </style:style>
    <style:style style:name="Table147.D" style:family="table-column">
      <style:table-column-properties style:column-width="1.6069in"/>
    </style:style>
    <style:style style:name="Table147.E" style:family="table-column">
      <style:table-column-properties style:column-width="1.1896in"/>
    </style:style>
    <style:style style:name="Table147.F" style:family="table-column">
      <style:table-column-properties style:column-width="1.0028in"/>
    </style:style>
    <style:style style:name="Table147.1" style:family="table-row">
      <style:table-row-properties style:min-row-height="0.284in" style:keep-together="true" fo:keep-together="auto"/>
    </style:style>
    <style:style style:name="Table14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4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47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47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47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48" style:family="table">
      <style:table-properties style:width="6.6569in" fo:margin-left="-0.075in" table:align="left" style:writing-mode="lr-tb"/>
    </style:style>
    <style:style style:name="Table148.A" style:family="table-column">
      <style:table-column-properties style:column-width="2.7493in"/>
    </style:style>
    <style:style style:name="Table148.B" style:family="table-column">
      <style:table-column-properties style:column-width="0.5785in"/>
    </style:style>
    <style:style style:name="Table148.1" style:family="table-row">
      <style:table-row-properties style:min-row-height="0.284in" style:keep-together="true" fo:keep-together="auto"/>
    </style:style>
    <style:style style:name="Table148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4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4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48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49" style:family="table">
      <style:table-properties style:width="6.8938in" fo:margin-left="-0.075in" table:align="left" style:writing-mode="lr-tb"/>
    </style:style>
    <style:style style:name="Table149.A" style:family="table-column">
      <style:table-column-properties style:column-width="1.6951in"/>
    </style:style>
    <style:style style:name="Table149.B" style:family="table-column">
      <style:table-column-properties style:column-width="0.6028in"/>
    </style:style>
    <style:style style:name="Table149.C" style:family="table-column">
      <style:table-column-properties style:column-width="2.1347in"/>
    </style:style>
    <style:style style:name="Table149.1" style:family="table-row">
      <style:table-row-properties style:min-row-height="0.284in" style:keep-together="true" fo:keep-together="auto"/>
    </style:style>
    <style:style style:name="Table14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4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49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4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49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49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49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50" style:family="table">
      <style:table-properties style:width="6.8653in" fo:margin-left="-0.075in" table:align="left" style:writing-mode="lr-tb"/>
    </style:style>
    <style:style style:name="Table150.A" style:family="table-column">
      <style:table-column-properties style:column-width="0.5278in"/>
    </style:style>
    <style:style style:name="Table150.B" style:family="table-column">
      <style:table-column-properties style:column-width="1.1882in"/>
    </style:style>
    <style:style style:name="Table150.C" style:family="table-column">
      <style:table-column-properties style:column-width="0.4007in"/>
    </style:style>
    <style:style style:name="Table150.D" style:family="table-column">
      <style:table-column-properties style:column-width="2.0667in"/>
    </style:style>
    <style:style style:name="Table150.1" style:family="table-row">
      <style:table-row-properties style:min-row-height="0.284in" style:keep-together="true" fo:keep-together="auto"/>
    </style:style>
    <style:style style:name="Table15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5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50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51" style:family="table">
      <style:table-properties style:width="6.866in" fo:margin-left="-0.075in" table:align="left" style:writing-mode="lr-tb"/>
    </style:style>
    <style:style style:name="Table151.A" style:family="table-column">
      <style:table-column-properties style:column-width="0.5521in"/>
    </style:style>
    <style:style style:name="Table151.B" style:family="table-column">
      <style:table-column-properties style:column-width="1.1639in"/>
    </style:style>
    <style:style style:name="Table151.C" style:family="table-column">
      <style:table-column-properties style:column-width="0.4028in"/>
    </style:style>
    <style:style style:name="Table151.D" style:family="table-column">
      <style:table-column-properties style:column-width="2.3042in"/>
    </style:style>
    <style:style style:name="Table151.1" style:family="table-row">
      <style:table-row-properties style:min-row-height="0.284in" style:keep-together="true" fo:keep-together="auto"/>
    </style:style>
    <style:style style:name="Table15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5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51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52" style:family="table">
      <style:table-properties style:width="6.8861in" fo:margin-left="-0.075in" table:align="left" style:writing-mode="lr-tb"/>
    </style:style>
    <style:style style:name="Table152.A" style:family="table-column">
      <style:table-column-properties style:column-width="0.4549in"/>
    </style:style>
    <style:style style:name="Table152.B" style:family="table-column">
      <style:table-column-properties style:column-width="0.6924in"/>
    </style:style>
    <style:style style:name="Table152.C" style:family="table-column">
      <style:table-column-properties style:column-width="0.1889in"/>
    </style:style>
    <style:style style:name="Table152.D" style:family="table-column">
      <style:table-column-properties style:column-width="1.6069in"/>
    </style:style>
    <style:style style:name="Table152.E" style:family="table-column">
      <style:table-column-properties style:column-width="1.1896in"/>
    </style:style>
    <style:style style:name="Table152.F" style:family="table-column">
      <style:table-column-properties style:column-width="1.0028in"/>
    </style:style>
    <style:style style:name="Table152.1" style:family="table-row">
      <style:table-row-properties style:min-row-height="0.284in" style:keep-together="true" fo:keep-together="auto"/>
    </style:style>
    <style:style style:name="Table15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5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52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52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52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53" style:family="table">
      <style:table-properties style:width="6.0507in" fo:margin-left="-0.075in" table:align="left" style:writing-mode="lr-tb"/>
    </style:style>
    <style:style style:name="Table153.A" style:family="table-column">
      <style:table-column-properties style:column-width="0.7563in"/>
    </style:style>
    <style:style style:name="Table153.B" style:family="table-column">
      <style:table-column-properties style:column-width="1.7542in"/>
    </style:style>
    <style:style style:name="Table153.C" style:family="table-column">
      <style:table-column-properties style:column-width="1.034in"/>
    </style:style>
    <style:style style:name="Table153.D" style:family="table-column">
      <style:table-column-properties style:column-width="1.1632in"/>
    </style:style>
    <style:style style:name="Table153.E" style:family="table-column">
      <style:table-column-properties style:column-width="1.3431in"/>
    </style:style>
    <style:style style:name="Table153.1" style:family="table-row">
      <style:table-row-properties style:min-row-height="0.284in" style:keep-together="true" fo:keep-together="auto"/>
    </style:style>
    <style:style style:name="Table15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53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53.A5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54" style:family="table">
      <style:table-properties style:width="6.6569in" fo:margin-left="-0.075in" table:align="left" style:writing-mode="lr-tb"/>
    </style:style>
    <style:style style:name="Table154.A" style:family="table-column">
      <style:table-column-properties style:column-width="2.7493in"/>
    </style:style>
    <style:style style:name="Table154.B" style:family="table-column">
      <style:table-column-properties style:column-width="0.5785in"/>
    </style:style>
    <style:style style:name="Table154.1" style:family="table-row">
      <style:table-row-properties style:min-row-height="0.284in" style:keep-together="true" fo:keep-together="auto"/>
    </style:style>
    <style:style style:name="Table154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5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5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54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55" style:family="table">
      <style:table-properties style:width="6.8944in" fo:margin-left="-0.075in" table:align="left" style:writing-mode="lr-tb"/>
    </style:style>
    <style:style style:name="Table155.A" style:family="table-column">
      <style:table-column-properties style:column-width="1.6951in"/>
    </style:style>
    <style:style style:name="Table155.B" style:family="table-column">
      <style:table-column-properties style:column-width="0.6028in"/>
    </style:style>
    <style:style style:name="Table155.C" style:family="table-column">
      <style:table-column-properties style:column-width="2.0354in"/>
    </style:style>
    <style:style style:name="Table155.1" style:family="table-row">
      <style:table-row-properties style:min-row-height="0.284in" style:keep-together="true" fo:keep-together="auto"/>
    </style:style>
    <style:style style:name="Table15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5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55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5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55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55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55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56" style:family="table">
      <style:table-properties style:width="6.8653in" fo:margin-left="-0.075in" table:align="left" style:writing-mode="lr-tb"/>
    </style:style>
    <style:style style:name="Table156.A" style:family="table-column">
      <style:table-column-properties style:column-width="0.5278in"/>
    </style:style>
    <style:style style:name="Table156.B" style:family="table-column">
      <style:table-column-properties style:column-width="1.1882in"/>
    </style:style>
    <style:style style:name="Table156.C" style:family="table-column">
      <style:table-column-properties style:column-width="0.4007in"/>
    </style:style>
    <style:style style:name="Table156.D" style:family="table-column">
      <style:table-column-properties style:column-width="2.0667in"/>
    </style:style>
    <style:style style:name="Table156.1" style:family="table-row">
      <style:table-row-properties style:min-row-height="0.284in" style:keep-together="true" fo:keep-together="auto"/>
    </style:style>
    <style:style style:name="Table15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5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56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57" style:family="table">
      <style:table-properties style:width="6.866in" fo:margin-left="-0.075in" table:align="left" style:writing-mode="lr-tb"/>
    </style:style>
    <style:style style:name="Table157.A" style:family="table-column">
      <style:table-column-properties style:column-width="0.5521in"/>
    </style:style>
    <style:style style:name="Table157.B" style:family="table-column">
      <style:table-column-properties style:column-width="1.1639in"/>
    </style:style>
    <style:style style:name="Table157.C" style:family="table-column">
      <style:table-column-properties style:column-width="0.4028in"/>
    </style:style>
    <style:style style:name="Table157.D" style:family="table-column">
      <style:table-column-properties style:column-width="2.3042in"/>
    </style:style>
    <style:style style:name="Table157.1" style:family="table-row">
      <style:table-row-properties style:min-row-height="0.284in" style:keep-together="true" fo:keep-together="auto"/>
    </style:style>
    <style:style style:name="Table15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5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57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58" style:family="table">
      <style:table-properties style:width="6.8861in" fo:margin-left="-0.075in" table:align="left" style:writing-mode="lr-tb"/>
    </style:style>
    <style:style style:name="Table158.A" style:family="table-column">
      <style:table-column-properties style:column-width="0.4549in"/>
    </style:style>
    <style:style style:name="Table158.B" style:family="table-column">
      <style:table-column-properties style:column-width="0.6924in"/>
    </style:style>
    <style:style style:name="Table158.C" style:family="table-column">
      <style:table-column-properties style:column-width="0.1889in"/>
    </style:style>
    <style:style style:name="Table158.D" style:family="table-column">
      <style:table-column-properties style:column-width="1.6069in"/>
    </style:style>
    <style:style style:name="Table158.E" style:family="table-column">
      <style:table-column-properties style:column-width="1.1896in"/>
    </style:style>
    <style:style style:name="Table158.F" style:family="table-column">
      <style:table-column-properties style:column-width="1.0028in"/>
    </style:style>
    <style:style style:name="Table158.1" style:family="table-row">
      <style:table-row-properties style:min-row-height="0.284in" style:keep-together="true" fo:keep-together="auto"/>
    </style:style>
    <style:style style:name="Table15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5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58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58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58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59" style:family="table">
      <style:table-properties style:width="6.8958in" fo:margin-left="-0.075in" table:align="left" style:writing-mode="lr-tb"/>
    </style:style>
    <style:style style:name="Table159.A" style:family="table-column">
      <style:table-column-properties style:column-width="0.5611in"/>
    </style:style>
    <style:style style:name="Table159.B" style:family="table-column">
      <style:table-column-properties style:column-width="1.3938in"/>
    </style:style>
    <style:style style:name="Table159.C" style:family="table-column">
      <style:table-column-properties style:column-width="1.3958in"/>
    </style:style>
    <style:style style:name="Table159.D" style:family="table-column">
      <style:table-column-properties style:column-width="1.2986in"/>
    </style:style>
    <style:style style:name="Table159.E" style:family="table-column">
      <style:table-column-properties style:column-width="1.1014in"/>
    </style:style>
    <style:style style:name="Table159.F" style:family="table-column">
      <style:table-column-properties style:column-width="1.1444in"/>
    </style:style>
    <style:style style:name="Table159.1" style:family="table-row">
      <style:table-row-properties style:min-row-height="0.284in" style:keep-together="true" fo:keep-together="auto"/>
    </style:style>
    <style:style style:name="Table15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59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59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60" style:family="table">
      <style:table-properties style:width="6.6653in" fo:margin-left="-0.075in" table:align="left" style:writing-mode="lr-tb"/>
    </style:style>
    <style:style style:name="Table160.A" style:family="table-column">
      <style:table-column-properties style:column-width="1.6618in"/>
    </style:style>
    <style:style style:name="Table160.B" style:family="table-column">
      <style:table-column-properties style:column-width="0.5597in"/>
    </style:style>
    <style:style style:name="Table160.C" style:family="table-column">
      <style:table-column-properties style:column-width="1.1132in"/>
    </style:style>
    <style:style style:name="Table160.1" style:family="table-row">
      <style:table-row-properties style:min-row-height="0.284in" style:keep-together="true" fo:keep-together="auto"/>
    </style:style>
    <style:style style:name="Table16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60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6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61" style:family="table">
      <style:table-properties style:width="6.6569in" fo:margin-left="-0.075in" table:align="left" style:writing-mode="lr-tb"/>
    </style:style>
    <style:style style:name="Table161.A" style:family="table-column">
      <style:table-column-properties style:column-width="2.7493in"/>
    </style:style>
    <style:style style:name="Table161.B" style:family="table-column">
      <style:table-column-properties style:column-width="0.5785in"/>
    </style:style>
    <style:style style:name="Table161.1" style:family="table-row">
      <style:table-row-properties style:min-row-height="0.284in" style:keep-together="true" fo:keep-together="auto"/>
    </style:style>
    <style:style style:name="Table161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6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6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61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62" style:family="table">
      <style:table-properties style:width="6.8944in" fo:margin-left="-0.075in" table:align="left" style:writing-mode="lr-tb"/>
    </style:style>
    <style:style style:name="Table162.A" style:family="table-column">
      <style:table-column-properties style:column-width="1.6951in"/>
    </style:style>
    <style:style style:name="Table162.B" style:family="table-column">
      <style:table-column-properties style:column-width="0.6028in"/>
    </style:style>
    <style:style style:name="Table162.C" style:family="table-column">
      <style:table-column-properties style:column-width="2.0354in"/>
    </style:style>
    <style:style style:name="Table162.1" style:family="table-row">
      <style:table-row-properties style:min-row-height="0.284in" style:keep-together="true" fo:keep-together="auto"/>
    </style:style>
    <style:style style:name="Table16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6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62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6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62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62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62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63" style:family="table">
      <style:table-properties style:width="6.8653in" fo:margin-left="-0.075in" table:align="left" style:writing-mode="lr-tb"/>
    </style:style>
    <style:style style:name="Table163.A" style:family="table-column">
      <style:table-column-properties style:column-width="0.5278in"/>
    </style:style>
    <style:style style:name="Table163.B" style:family="table-column">
      <style:table-column-properties style:column-width="1.1882in"/>
    </style:style>
    <style:style style:name="Table163.C" style:family="table-column">
      <style:table-column-properties style:column-width="0.4007in"/>
    </style:style>
    <style:style style:name="Table163.D" style:family="table-column">
      <style:table-column-properties style:column-width="2.0667in"/>
    </style:style>
    <style:style style:name="Table163.1" style:family="table-row">
      <style:table-row-properties style:min-row-height="0.284in" style:keep-together="true" fo:keep-together="auto"/>
    </style:style>
    <style:style style:name="Table16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6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63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64" style:family="table">
      <style:table-properties style:width="6.866in" fo:margin-left="-0.075in" table:align="left" style:writing-mode="lr-tb"/>
    </style:style>
    <style:style style:name="Table164.A" style:family="table-column">
      <style:table-column-properties style:column-width="0.5521in"/>
    </style:style>
    <style:style style:name="Table164.B" style:family="table-column">
      <style:table-column-properties style:column-width="1.1639in"/>
    </style:style>
    <style:style style:name="Table164.C" style:family="table-column">
      <style:table-column-properties style:column-width="0.4028in"/>
    </style:style>
    <style:style style:name="Table164.D" style:family="table-column">
      <style:table-column-properties style:column-width="2.3042in"/>
    </style:style>
    <style:style style:name="Table164.1" style:family="table-row">
      <style:table-row-properties style:min-row-height="0.284in" style:keep-together="true" fo:keep-together="auto"/>
    </style:style>
    <style:style style:name="Table16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6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64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65" style:family="table">
      <style:table-properties style:width="6.8861in" fo:margin-left="-0.075in" table:align="left" style:writing-mode="lr-tb"/>
    </style:style>
    <style:style style:name="Table165.A" style:family="table-column">
      <style:table-column-properties style:column-width="0.4549in"/>
    </style:style>
    <style:style style:name="Table165.B" style:family="table-column">
      <style:table-column-properties style:column-width="0.6924in"/>
    </style:style>
    <style:style style:name="Table165.C" style:family="table-column">
      <style:table-column-properties style:column-width="0.1889in"/>
    </style:style>
    <style:style style:name="Table165.D" style:family="table-column">
      <style:table-column-properties style:column-width="1.6069in"/>
    </style:style>
    <style:style style:name="Table165.E" style:family="table-column">
      <style:table-column-properties style:column-width="1.1896in"/>
    </style:style>
    <style:style style:name="Table165.F" style:family="table-column">
      <style:table-column-properties style:column-width="1.0028in"/>
    </style:style>
    <style:style style:name="Table165.1" style:family="table-row">
      <style:table-row-properties style:min-row-height="0.284in" style:keep-together="true" fo:keep-together="auto"/>
    </style:style>
    <style:style style:name="Table16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6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65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65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65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66" style:family="table">
      <style:table-properties style:width="6.8965in" fo:margin-left="-0.075in" table:align="left" style:writing-mode="lr-tb"/>
    </style:style>
    <style:style style:name="Table166.A" style:family="table-column">
      <style:table-column-properties style:column-width="0.5618in"/>
    </style:style>
    <style:style style:name="Table166.B" style:family="table-column">
      <style:table-column-properties style:column-width="1.3931in"/>
    </style:style>
    <style:style style:name="Table166.C" style:family="table-column">
      <style:table-column-properties style:column-width="1.3958in"/>
    </style:style>
    <style:style style:name="Table166.D" style:family="table-column">
      <style:table-column-properties style:column-width="1.2986in"/>
    </style:style>
    <style:style style:name="Table166.E" style:family="table-column">
      <style:table-column-properties style:column-width="1.1014in"/>
    </style:style>
    <style:style style:name="Table166.F" style:family="table-column">
      <style:table-column-properties style:column-width="1.1451in"/>
    </style:style>
    <style:style style:name="Table166.1" style:family="table-row">
      <style:table-row-properties style:min-row-height="0.284in" style:keep-together="true" fo:keep-together="auto"/>
    </style:style>
    <style:style style:name="Table16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66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66.A7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67" style:family="table">
      <style:table-properties style:width="6.6569in" fo:margin-left="-0.075in" table:align="left" style:writing-mode="lr-tb"/>
    </style:style>
    <style:style style:name="Table167.A" style:family="table-column">
      <style:table-column-properties style:column-width="2.7493in"/>
    </style:style>
    <style:style style:name="Table167.B" style:family="table-column">
      <style:table-column-properties style:column-width="0.5785in"/>
    </style:style>
    <style:style style:name="Table167.1" style:family="table-row">
      <style:table-row-properties style:min-row-height="0.284in" style:keep-together="true" fo:keep-together="auto"/>
    </style:style>
    <style:style style:name="Table167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6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6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67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68" style:family="table">
      <style:table-properties style:width="6.8944in" fo:margin-left="-0.075in" table:align="left" style:writing-mode="lr-tb"/>
    </style:style>
    <style:style style:name="Table168.A" style:family="table-column">
      <style:table-column-properties style:column-width="1.6951in"/>
    </style:style>
    <style:style style:name="Table168.B" style:family="table-column">
      <style:table-column-properties style:column-width="0.6028in"/>
    </style:style>
    <style:style style:name="Table168.C" style:family="table-column">
      <style:table-column-properties style:column-width="2.0354in"/>
    </style:style>
    <style:style style:name="Table168.1" style:family="table-row">
      <style:table-row-properties style:min-row-height="0.284in" style:keep-together="true" fo:keep-together="auto"/>
    </style:style>
    <style:style style:name="Table16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6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68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6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68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68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68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69" style:family="table">
      <style:table-properties style:width="6.8653in" fo:margin-left="-0.075in" table:align="left" style:writing-mode="lr-tb"/>
    </style:style>
    <style:style style:name="Table169.A" style:family="table-column">
      <style:table-column-properties style:column-width="0.5278in"/>
    </style:style>
    <style:style style:name="Table169.B" style:family="table-column">
      <style:table-column-properties style:column-width="1.1882in"/>
    </style:style>
    <style:style style:name="Table169.C" style:family="table-column">
      <style:table-column-properties style:column-width="0.4007in"/>
    </style:style>
    <style:style style:name="Table169.D" style:family="table-column">
      <style:table-column-properties style:column-width="2.0667in"/>
    </style:style>
    <style:style style:name="Table169.1" style:family="table-row">
      <style:table-row-properties style:min-row-height="0.284in" style:keep-together="true" fo:keep-together="auto"/>
    </style:style>
    <style:style style:name="Table16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6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69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70" style:family="table">
      <style:table-properties style:width="6.866in" fo:margin-left="-0.075in" table:align="left" style:writing-mode="lr-tb"/>
    </style:style>
    <style:style style:name="Table170.A" style:family="table-column">
      <style:table-column-properties style:column-width="0.5521in"/>
    </style:style>
    <style:style style:name="Table170.B" style:family="table-column">
      <style:table-column-properties style:column-width="1.1639in"/>
    </style:style>
    <style:style style:name="Table170.C" style:family="table-column">
      <style:table-column-properties style:column-width="0.4028in"/>
    </style:style>
    <style:style style:name="Table170.D" style:family="table-column">
      <style:table-column-properties style:column-width="2.3042in"/>
    </style:style>
    <style:style style:name="Table170.1" style:family="table-row">
      <style:table-row-properties style:min-row-height="0.284in" style:keep-together="true" fo:keep-together="auto"/>
    </style:style>
    <style:style style:name="Table17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7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70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71" style:family="table">
      <style:table-properties style:width="6.8861in" fo:margin-left="-0.075in" table:align="left" style:writing-mode="lr-tb"/>
    </style:style>
    <style:style style:name="Table171.A" style:family="table-column">
      <style:table-column-properties style:column-width="0.4549in"/>
    </style:style>
    <style:style style:name="Table171.B" style:family="table-column">
      <style:table-column-properties style:column-width="0.6924in"/>
    </style:style>
    <style:style style:name="Table171.C" style:family="table-column">
      <style:table-column-properties style:column-width="0.1889in"/>
    </style:style>
    <style:style style:name="Table171.D" style:family="table-column">
      <style:table-column-properties style:column-width="1.6069in"/>
    </style:style>
    <style:style style:name="Table171.E" style:family="table-column">
      <style:table-column-properties style:column-width="1.1896in"/>
    </style:style>
    <style:style style:name="Table171.F" style:family="table-column">
      <style:table-column-properties style:column-width="1.0028in"/>
    </style:style>
    <style:style style:name="Table171.1" style:family="table-row">
      <style:table-row-properties style:min-row-height="0.284in" style:keep-together="true" fo:keep-together="auto"/>
    </style:style>
    <style:style style:name="Table17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7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71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71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71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72" style:family="table">
      <style:table-properties style:width="6.8965in" fo:margin-left="-0.075in" table:align="left" style:writing-mode="lr-tb"/>
    </style:style>
    <style:style style:name="Table172.A" style:family="table-column">
      <style:table-column-properties style:column-width="0.5646in"/>
    </style:style>
    <style:style style:name="Table172.B" style:family="table-column">
      <style:table-column-properties style:column-width="1.3889in"/>
    </style:style>
    <style:style style:name="Table172.C" style:family="table-column">
      <style:table-column-properties style:column-width="1.3979in"/>
    </style:style>
    <style:style style:name="Table172.D" style:family="table-column">
      <style:table-column-properties style:column-width="1.2986in"/>
    </style:style>
    <style:style style:name="Table172.E" style:family="table-column">
      <style:table-column-properties style:column-width="0.9917in"/>
    </style:style>
    <style:style style:name="Table172.F" style:family="table-column">
      <style:table-column-properties style:column-width="1.2542in"/>
    </style:style>
    <style:style style:name="Table172.1" style:family="table-row">
      <style:table-row-properties style:min-row-height="0.284in" style:keep-together="true" fo:keep-together="auto"/>
    </style:style>
    <style:style style:name="Table17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72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73" style:family="table">
      <style:table-properties style:width="6.6653in" fo:margin-left="-0.075in" table:align="left" style:writing-mode="lr-tb"/>
    </style:style>
    <style:style style:name="Table173.A" style:family="table-column">
      <style:table-column-properties style:column-width="1.6611in"/>
    </style:style>
    <style:style style:name="Table173.B" style:family="table-column">
      <style:table-column-properties style:column-width="0.5604in"/>
    </style:style>
    <style:style style:name="Table173.C" style:family="table-column">
      <style:table-column-properties style:column-width="1.1139in"/>
    </style:style>
    <style:style style:name="Table173.1" style:family="table-row">
      <style:table-row-properties style:min-row-height="0.284in" style:keep-together="true" fo:keep-together="auto"/>
    </style:style>
    <style:style style:name="Table17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73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7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74" style:family="table">
      <style:table-properties style:width="6.6569in" fo:margin-left="-0.075in" table:align="left" style:writing-mode="lr-tb"/>
    </style:style>
    <style:style style:name="Table174.A" style:family="table-column">
      <style:table-column-properties style:column-width="2.7493in"/>
    </style:style>
    <style:style style:name="Table174.B" style:family="table-column">
      <style:table-column-properties style:column-width="0.5785in"/>
    </style:style>
    <style:style style:name="Table174.1" style:family="table-row">
      <style:table-row-properties style:min-row-height="0.284in" style:keep-together="true" fo:keep-together="auto"/>
    </style:style>
    <style:style style:name="Table174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7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7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74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75" style:family="table">
      <style:table-properties style:width="6.8944in" fo:margin-left="-0.075in" table:align="left" style:writing-mode="lr-tb"/>
    </style:style>
    <style:style style:name="Table175.A" style:family="table-column">
      <style:table-column-properties style:column-width="1.6951in"/>
    </style:style>
    <style:style style:name="Table175.B" style:family="table-column">
      <style:table-column-properties style:column-width="0.6028in"/>
    </style:style>
    <style:style style:name="Table175.C" style:family="table-column">
      <style:table-column-properties style:column-width="2.0354in"/>
    </style:style>
    <style:style style:name="Table175.1" style:family="table-row">
      <style:table-row-properties style:min-row-height="0.284in" style:keep-together="true" fo:keep-together="auto"/>
    </style:style>
    <style:style style:name="Table17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7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75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7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75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75.A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75.B4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76" style:family="table">
      <style:table-properties style:width="6.8653in" fo:margin-left="-0.075in" table:align="left" style:writing-mode="lr-tb"/>
    </style:style>
    <style:style style:name="Table176.A" style:family="table-column">
      <style:table-column-properties style:column-width="0.5278in"/>
    </style:style>
    <style:style style:name="Table176.B" style:family="table-column">
      <style:table-column-properties style:column-width="1.1882in"/>
    </style:style>
    <style:style style:name="Table176.C" style:family="table-column">
      <style:table-column-properties style:column-width="0.4007in"/>
    </style:style>
    <style:style style:name="Table176.D" style:family="table-column">
      <style:table-column-properties style:column-width="2.0667in"/>
    </style:style>
    <style:style style:name="Table176.1" style:family="table-row">
      <style:table-row-properties style:min-row-height="0.284in" style:keep-together="true" fo:keep-together="auto"/>
    </style:style>
    <style:style style:name="Table17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7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76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77" style:family="table">
      <style:table-properties style:width="6.866in" fo:margin-left="-0.075in" table:align="left" style:writing-mode="lr-tb"/>
    </style:style>
    <style:style style:name="Table177.A" style:family="table-column">
      <style:table-column-properties style:column-width="0.5521in"/>
    </style:style>
    <style:style style:name="Table177.B" style:family="table-column">
      <style:table-column-properties style:column-width="1.1639in"/>
    </style:style>
    <style:style style:name="Table177.C" style:family="table-column">
      <style:table-column-properties style:column-width="0.4028in"/>
    </style:style>
    <style:style style:name="Table177.D" style:family="table-column">
      <style:table-column-properties style:column-width="2.3042in"/>
    </style:style>
    <style:style style:name="Table177.1" style:family="table-row">
      <style:table-row-properties style:min-row-height="0.284in" style:keep-together="true" fo:keep-together="auto"/>
    </style:style>
    <style:style style:name="Table17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7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77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78" style:family="table">
      <style:table-properties style:width="6.8861in" fo:margin-left="-0.075in" table:align="left" style:writing-mode="lr-tb"/>
    </style:style>
    <style:style style:name="Table178.A" style:family="table-column">
      <style:table-column-properties style:column-width="0.4549in"/>
    </style:style>
    <style:style style:name="Table178.B" style:family="table-column">
      <style:table-column-properties style:column-width="0.6924in"/>
    </style:style>
    <style:style style:name="Table178.C" style:family="table-column">
      <style:table-column-properties style:column-width="0.1889in"/>
    </style:style>
    <style:style style:name="Table178.D" style:family="table-column">
      <style:table-column-properties style:column-width="1.6069in"/>
    </style:style>
    <style:style style:name="Table178.E" style:family="table-column">
      <style:table-column-properties style:column-width="1.1896in"/>
    </style:style>
    <style:style style:name="Table178.F" style:family="table-column">
      <style:table-column-properties style:column-width="1.0028in"/>
    </style:style>
    <style:style style:name="Table178.1" style:family="table-row">
      <style:table-row-properties style:min-row-height="0.284in" style:keep-together="true" fo:keep-together="auto"/>
    </style:style>
    <style:style style:name="Table17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7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78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78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78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79" style:family="table">
      <style:table-properties style:width="6.8965in" fo:margin-left="-0.075in" table:align="left" style:writing-mode="lr-tb"/>
    </style:style>
    <style:style style:name="Table179.A" style:family="table-column">
      <style:table-column-properties style:column-width="0.5646in"/>
    </style:style>
    <style:style style:name="Table179.B" style:family="table-column">
      <style:table-column-properties style:column-width="1.3889in"/>
    </style:style>
    <style:style style:name="Table179.C" style:family="table-column">
      <style:table-column-properties style:column-width="1.3979in"/>
    </style:style>
    <style:style style:name="Table179.D" style:family="table-column">
      <style:table-column-properties style:column-width="1.2986in"/>
    </style:style>
    <style:style style:name="Table179.E" style:family="table-column">
      <style:table-column-properties style:column-width="0.9917in"/>
    </style:style>
    <style:style style:name="Table179.F" style:family="table-column">
      <style:table-column-properties style:column-width="1.2542in"/>
    </style:style>
    <style:style style:name="Table179.1" style:family="table-row">
      <style:table-row-properties style:min-row-height="0.284in" style:keep-together="true" fo:keep-together="auto"/>
    </style:style>
    <style:style style:name="Table17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79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80" style:family="table">
      <style:table-properties style:width="6.6653in" fo:margin-left="-0.075in" table:align="left" style:writing-mode="lr-tb"/>
    </style:style>
    <style:style style:name="Table180.A" style:family="table-column">
      <style:table-column-properties style:column-width="1.6611in"/>
    </style:style>
    <style:style style:name="Table180.B" style:family="table-column">
      <style:table-column-properties style:column-width="0.5604in"/>
    </style:style>
    <style:style style:name="Table180.C" style:family="table-column">
      <style:table-column-properties style:column-width="1.1139in"/>
    </style:style>
    <style:style style:name="Table180.1" style:family="table-row">
      <style:table-row-properties style:min-row-height="0.284in" style:keep-together="true" fo:keep-together="auto"/>
    </style:style>
    <style:style style:name="Table18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80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8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81" style:family="table">
      <style:table-properties style:width="6.6569in" fo:margin-left="-0.075in" table:align="left" style:writing-mode="lr-tb"/>
    </style:style>
    <style:style style:name="Table181.A" style:family="table-column">
      <style:table-column-properties style:column-width="2.7493in"/>
    </style:style>
    <style:style style:name="Table181.B" style:family="table-column">
      <style:table-column-properties style:column-width="0.5785in"/>
    </style:style>
    <style:style style:name="Table181.1" style:family="table-row">
      <style:table-row-properties style:min-row-height="0.284in" style:keep-together="true" fo:keep-together="auto"/>
    </style:style>
    <style:style style:name="Table181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8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8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81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82" style:family="table">
      <style:table-properties style:width="6.8944in" fo:margin-left="-0.075in" table:align="left" style:writing-mode="lr-tb"/>
    </style:style>
    <style:style style:name="Table182.A" style:family="table-column">
      <style:table-column-properties style:column-width="1.6951in"/>
    </style:style>
    <style:style style:name="Table182.B" style:family="table-column">
      <style:table-column-properties style:column-width="0.6028in"/>
    </style:style>
    <style:style style:name="Table182.C" style:family="table-column">
      <style:table-column-properties style:column-width="2.0354in"/>
    </style:style>
    <style:style style:name="Table182.1" style:family="table-row">
      <style:table-row-properties style:min-row-height="0.284in" style:keep-together="true" fo:keep-together="auto"/>
    </style:style>
    <style:style style:name="Table18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8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82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8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82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83" style:family="table">
      <style:table-properties style:width="6.8653in" fo:margin-left="-0.075in" table:align="left" style:writing-mode="lr-tb"/>
    </style:style>
    <style:style style:name="Table183.A" style:family="table-column">
      <style:table-column-properties style:column-width="0.5278in"/>
    </style:style>
    <style:style style:name="Table183.B" style:family="table-column">
      <style:table-column-properties style:column-width="1.1882in"/>
    </style:style>
    <style:style style:name="Table183.C" style:family="table-column">
      <style:table-column-properties style:column-width="0.4007in"/>
    </style:style>
    <style:style style:name="Table183.D" style:family="table-column">
      <style:table-column-properties style:column-width="2.0667in"/>
    </style:style>
    <style:style style:name="Table183.1" style:family="table-row">
      <style:table-row-properties style:min-row-height="0.284in" style:keep-together="true" fo:keep-together="auto"/>
    </style:style>
    <style:style style:name="Table18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8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83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84" style:family="table">
      <style:table-properties style:width="6.866in" fo:margin-left="-0.075in" table:align="left" style:writing-mode="lr-tb"/>
    </style:style>
    <style:style style:name="Table184.A" style:family="table-column">
      <style:table-column-properties style:column-width="0.5521in"/>
    </style:style>
    <style:style style:name="Table184.B" style:family="table-column">
      <style:table-column-properties style:column-width="1.1639in"/>
    </style:style>
    <style:style style:name="Table184.C" style:family="table-column">
      <style:table-column-properties style:column-width="0.4028in"/>
    </style:style>
    <style:style style:name="Table184.D" style:family="table-column">
      <style:table-column-properties style:column-width="2.3042in"/>
    </style:style>
    <style:style style:name="Table184.1" style:family="table-row">
      <style:table-row-properties style:min-row-height="0.284in" style:keep-together="true" fo:keep-together="auto"/>
    </style:style>
    <style:style style:name="Table18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8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84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85" style:family="table">
      <style:table-properties style:width="6.8861in" fo:margin-left="-0.075in" table:align="left" style:writing-mode="lr-tb"/>
    </style:style>
    <style:style style:name="Table185.A" style:family="table-column">
      <style:table-column-properties style:column-width="0.4549in"/>
    </style:style>
    <style:style style:name="Table185.B" style:family="table-column">
      <style:table-column-properties style:column-width="0.6924in"/>
    </style:style>
    <style:style style:name="Table185.C" style:family="table-column">
      <style:table-column-properties style:column-width="0.1889in"/>
    </style:style>
    <style:style style:name="Table185.D" style:family="table-column">
      <style:table-column-properties style:column-width="1.6069in"/>
    </style:style>
    <style:style style:name="Table185.E" style:family="table-column">
      <style:table-column-properties style:column-width="1.1896in"/>
    </style:style>
    <style:style style:name="Table185.F" style:family="table-column">
      <style:table-column-properties style:column-width="1.0028in"/>
    </style:style>
    <style:style style:name="Table185.1" style:family="table-row">
      <style:table-row-properties style:min-row-height="0.284in" style:keep-together="true" fo:keep-together="auto"/>
    </style:style>
    <style:style style:name="Table18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8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85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85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85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86" style:family="table">
      <style:table-properties style:width="6.8965in" fo:margin-left="-0.075in" table:align="left" style:writing-mode="lr-tb"/>
    </style:style>
    <style:style style:name="Table186.A" style:family="table-column">
      <style:table-column-properties style:column-width="0.5646in"/>
    </style:style>
    <style:style style:name="Table186.B" style:family="table-column">
      <style:table-column-properties style:column-width="1.3889in"/>
    </style:style>
    <style:style style:name="Table186.C" style:family="table-column">
      <style:table-column-properties style:column-width="1.3979in"/>
    </style:style>
    <style:style style:name="Table186.D" style:family="table-column">
      <style:table-column-properties style:column-width="1.2986in"/>
    </style:style>
    <style:style style:name="Table186.E" style:family="table-column">
      <style:table-column-properties style:column-width="0.9917in"/>
    </style:style>
    <style:style style:name="Table186.F" style:family="table-column">
      <style:table-column-properties style:column-width="1.2542in"/>
    </style:style>
    <style:style style:name="Table186.1" style:family="table-row">
      <style:table-row-properties style:min-row-height="0.284in" style:keep-together="true" fo:keep-together="auto"/>
    </style:style>
    <style:style style:name="Table18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86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87" style:family="table">
      <style:table-properties style:width="6.8965in" fo:margin-left="-0.075in" table:align="left" style:writing-mode="lr-tb"/>
    </style:style>
    <style:style style:name="Table187.A" style:family="table-column">
      <style:table-column-properties style:column-width="0.5646in"/>
    </style:style>
    <style:style style:name="Table187.B" style:family="table-column">
      <style:table-column-properties style:column-width="1.3889in"/>
    </style:style>
    <style:style style:name="Table187.C" style:family="table-column">
      <style:table-column-properties style:column-width="1.3979in"/>
    </style:style>
    <style:style style:name="Table187.D" style:family="table-column">
      <style:table-column-properties style:column-width="1.2986in"/>
    </style:style>
    <style:style style:name="Table187.E" style:family="table-column">
      <style:table-column-properties style:column-width="0.9917in"/>
    </style:style>
    <style:style style:name="Table187.F" style:family="table-column">
      <style:table-column-properties style:column-width="1.2542in"/>
    </style:style>
    <style:style style:name="Table187.1" style:family="table-row">
      <style:table-row-properties style:min-row-height="0.284in" style:keep-together="true" fo:keep-together="auto"/>
    </style:style>
    <style:style style:name="Table18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87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88" style:family="table">
      <style:table-properties style:width="6.6653in" fo:margin-left="-0.075in" table:align="left" style:writing-mode="lr-tb"/>
    </style:style>
    <style:style style:name="Table188.A" style:family="table-column">
      <style:table-column-properties style:column-width="1.6611in"/>
    </style:style>
    <style:style style:name="Table188.B" style:family="table-column">
      <style:table-column-properties style:column-width="0.5604in"/>
    </style:style>
    <style:style style:name="Table188.C" style:family="table-column">
      <style:table-column-properties style:column-width="1.1139in"/>
    </style:style>
    <style:style style:name="Table188.1" style:family="table-row">
      <style:table-row-properties style:min-row-height="0.284in" style:keep-together="true" fo:keep-together="auto"/>
    </style:style>
    <style:style style:name="Table18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88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8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89" style:family="table">
      <style:table-properties style:width="6.6569in" fo:margin-left="-0.075in" table:align="left" style:writing-mode="lr-tb"/>
    </style:style>
    <style:style style:name="Table189.A" style:family="table-column">
      <style:table-column-properties style:column-width="2.7493in"/>
    </style:style>
    <style:style style:name="Table189.B" style:family="table-column">
      <style:table-column-properties style:column-width="0.5785in"/>
    </style:style>
    <style:style style:name="Table189.1" style:family="table-row">
      <style:table-row-properties style:min-row-height="0.284in" style:keep-together="true" fo:keep-together="auto"/>
    </style:style>
    <style:style style:name="Table189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8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8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89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90" style:family="table">
      <style:table-properties style:width="6.8944in" fo:margin-left="-0.075in" table:align="left" style:writing-mode="lr-tb"/>
    </style:style>
    <style:style style:name="Table190.A" style:family="table-column">
      <style:table-column-properties style:column-width="1.6951in"/>
    </style:style>
    <style:style style:name="Table190.B" style:family="table-column">
      <style:table-column-properties style:column-width="0.6028in"/>
    </style:style>
    <style:style style:name="Table190.C" style:family="table-column">
      <style:table-column-properties style:column-width="2.0354in"/>
    </style:style>
    <style:style style:name="Table190.1" style:family="table-row">
      <style:table-row-properties style:min-row-height="0.284in" style:keep-together="true" fo:keep-together="auto"/>
    </style:style>
    <style:style style:name="Table19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9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90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9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90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91" style:family="table">
      <style:table-properties style:width="6.8653in" fo:margin-left="-0.075in" table:align="left" style:writing-mode="lr-tb"/>
    </style:style>
    <style:style style:name="Table191.A" style:family="table-column">
      <style:table-column-properties style:column-width="0.5278in"/>
    </style:style>
    <style:style style:name="Table191.B" style:family="table-column">
      <style:table-column-properties style:column-width="1.1882in"/>
    </style:style>
    <style:style style:name="Table191.C" style:family="table-column">
      <style:table-column-properties style:column-width="0.4007in"/>
    </style:style>
    <style:style style:name="Table191.D" style:family="table-column">
      <style:table-column-properties style:column-width="2.0667in"/>
    </style:style>
    <style:style style:name="Table191.1" style:family="table-row">
      <style:table-row-properties style:min-row-height="0.284in" style:keep-together="true" fo:keep-together="auto"/>
    </style:style>
    <style:style style:name="Table19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9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91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92" style:family="table">
      <style:table-properties style:width="6.866in" fo:margin-left="-0.075in" table:align="left" style:writing-mode="lr-tb"/>
    </style:style>
    <style:style style:name="Table192.A" style:family="table-column">
      <style:table-column-properties style:column-width="0.5521in"/>
    </style:style>
    <style:style style:name="Table192.B" style:family="table-column">
      <style:table-column-properties style:column-width="1.1639in"/>
    </style:style>
    <style:style style:name="Table192.C" style:family="table-column">
      <style:table-column-properties style:column-width="0.4028in"/>
    </style:style>
    <style:style style:name="Table192.D" style:family="table-column">
      <style:table-column-properties style:column-width="2.3042in"/>
    </style:style>
    <style:style style:name="Table192.1" style:family="table-row">
      <style:table-row-properties style:min-row-height="0.284in" style:keep-together="true" fo:keep-together="auto"/>
    </style:style>
    <style:style style:name="Table19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9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92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93" style:family="table">
      <style:table-properties style:width="6.8861in" fo:margin-left="-0.075in" table:align="left" style:writing-mode="lr-tb"/>
    </style:style>
    <style:style style:name="Table193.A" style:family="table-column">
      <style:table-column-properties style:column-width="0.4549in"/>
    </style:style>
    <style:style style:name="Table193.B" style:family="table-column">
      <style:table-column-properties style:column-width="0.6924in"/>
    </style:style>
    <style:style style:name="Table193.C" style:family="table-column">
      <style:table-column-properties style:column-width="0.1889in"/>
    </style:style>
    <style:style style:name="Table193.D" style:family="table-column">
      <style:table-column-properties style:column-width="1.6069in"/>
    </style:style>
    <style:style style:name="Table193.E" style:family="table-column">
      <style:table-column-properties style:column-width="1.1896in"/>
    </style:style>
    <style:style style:name="Table193.F" style:family="table-column">
      <style:table-column-properties style:column-width="1.0028in"/>
    </style:style>
    <style:style style:name="Table193.1" style:family="table-row">
      <style:table-row-properties style:min-row-height="0.284in" style:keep-together="true" fo:keep-together="auto"/>
    </style:style>
    <style:style style:name="Table19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9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93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93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93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194" style:family="table">
      <style:table-properties style:width="6.8965in" fo:margin-left="-0.075in" table:align="left" style:writing-mode="lr-tb"/>
    </style:style>
    <style:style style:name="Table194.A" style:family="table-column">
      <style:table-column-properties style:column-width="0.5646in"/>
    </style:style>
    <style:style style:name="Table194.B" style:family="table-column">
      <style:table-column-properties style:column-width="1.3889in"/>
    </style:style>
    <style:style style:name="Table194.C" style:family="table-column">
      <style:table-column-properties style:column-width="1.3979in"/>
    </style:style>
    <style:style style:name="Table194.D" style:family="table-column">
      <style:table-column-properties style:column-width="1.2986in"/>
    </style:style>
    <style:style style:name="Table194.E" style:family="table-column">
      <style:table-column-properties style:column-width="0.9917in"/>
    </style:style>
    <style:style style:name="Table194.F" style:family="table-column">
      <style:table-column-properties style:column-width="1.2542in"/>
    </style:style>
    <style:style style:name="Table194.1" style:family="table-row">
      <style:table-row-properties style:min-row-height="0.284in" style:keep-together="true" fo:keep-together="auto"/>
    </style:style>
    <style:style style:name="Table19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94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95" style:family="table">
      <style:table-properties style:width="6.6653in" fo:margin-left="-0.075in" table:align="left" style:writing-mode="lr-tb"/>
    </style:style>
    <style:style style:name="Table195.A" style:family="table-column">
      <style:table-column-properties style:column-width="1.6611in"/>
    </style:style>
    <style:style style:name="Table195.B" style:family="table-column">
      <style:table-column-properties style:column-width="0.5604in"/>
    </style:style>
    <style:style style:name="Table195.C" style:family="table-column">
      <style:table-column-properties style:column-width="1.1139in"/>
    </style:style>
    <style:style style:name="Table195.1" style:family="table-row">
      <style:table-row-properties style:min-row-height="0.284in" style:keep-together="true" fo:keep-together="auto"/>
    </style:style>
    <style:style style:name="Table19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95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9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96" style:family="table">
      <style:table-properties style:width="6.6569in" fo:margin-left="-0.075in" table:align="left" style:writing-mode="lr-tb"/>
    </style:style>
    <style:style style:name="Table196.A" style:family="table-column">
      <style:table-column-properties style:column-width="2.7493in"/>
    </style:style>
    <style:style style:name="Table196.B" style:family="table-column">
      <style:table-column-properties style:column-width="0.5785in"/>
    </style:style>
    <style:style style:name="Table196.1" style:family="table-row">
      <style:table-row-properties style:min-row-height="0.284in" style:keep-together="true" fo:keep-together="auto"/>
    </style:style>
    <style:style style:name="Table196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19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19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96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97" style:family="table">
      <style:table-properties style:width="6.8944in" fo:margin-left="-0.075in" table:align="left" style:writing-mode="lr-tb"/>
    </style:style>
    <style:style style:name="Table197.A" style:family="table-column">
      <style:table-column-properties style:column-width="1.6951in"/>
    </style:style>
    <style:style style:name="Table197.B" style:family="table-column">
      <style:table-column-properties style:column-width="0.6028in"/>
    </style:style>
    <style:style style:name="Table197.C" style:family="table-column">
      <style:table-column-properties style:column-width="2.0354in"/>
    </style:style>
    <style:style style:name="Table197.1" style:family="table-row">
      <style:table-row-properties style:min-row-height="0.284in" style:keep-together="true" fo:keep-together="auto"/>
    </style:style>
    <style:style style:name="Table19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9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97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19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97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98" style:family="table">
      <style:table-properties style:width="6.8653in" fo:margin-left="-0.075in" table:align="left" style:writing-mode="lr-tb"/>
    </style:style>
    <style:style style:name="Table198.A" style:family="table-column">
      <style:table-column-properties style:column-width="0.5278in"/>
    </style:style>
    <style:style style:name="Table198.B" style:family="table-column">
      <style:table-column-properties style:column-width="1.1882in"/>
    </style:style>
    <style:style style:name="Table198.C" style:family="table-column">
      <style:table-column-properties style:column-width="0.4007in"/>
    </style:style>
    <style:style style:name="Table198.D" style:family="table-column">
      <style:table-column-properties style:column-width="2.0667in"/>
    </style:style>
    <style:style style:name="Table198.1" style:family="table-row">
      <style:table-row-properties style:min-row-height="0.284in" style:keep-together="true" fo:keep-together="auto"/>
    </style:style>
    <style:style style:name="Table19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9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99" style:family="table">
      <style:table-properties style:width="6.866in" fo:margin-left="-0.075in" table:align="left" style:writing-mode="lr-tb"/>
    </style:style>
    <style:style style:name="Table199.A" style:family="table-column">
      <style:table-column-properties style:column-width="0.5521in"/>
    </style:style>
    <style:style style:name="Table199.B" style:family="table-column">
      <style:table-column-properties style:column-width="1.1639in"/>
    </style:style>
    <style:style style:name="Table199.C" style:family="table-column">
      <style:table-column-properties style:column-width="0.4028in"/>
    </style:style>
    <style:style style:name="Table199.D" style:family="table-column">
      <style:table-column-properties style:column-width="2.3042in"/>
    </style:style>
    <style:style style:name="Table199.1" style:family="table-row">
      <style:table-row-properties style:min-row-height="0.284in" style:keep-together="true" fo:keep-together="auto"/>
    </style:style>
    <style:style style:name="Table19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19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00" style:family="table">
      <style:table-properties style:width="6.8861in" fo:margin-left="-0.075in" table:align="left" style:writing-mode="lr-tb"/>
    </style:style>
    <style:style style:name="Table200.A" style:family="table-column">
      <style:table-column-properties style:column-width="0.4549in"/>
    </style:style>
    <style:style style:name="Table200.B" style:family="table-column">
      <style:table-column-properties style:column-width="0.6924in"/>
    </style:style>
    <style:style style:name="Table200.C" style:family="table-column">
      <style:table-column-properties style:column-width="0.1889in"/>
    </style:style>
    <style:style style:name="Table200.D" style:family="table-column">
      <style:table-column-properties style:column-width="1.6069in"/>
    </style:style>
    <style:style style:name="Table200.E" style:family="table-column">
      <style:table-column-properties style:column-width="1.1896in"/>
    </style:style>
    <style:style style:name="Table200.F" style:family="table-column">
      <style:table-column-properties style:column-width="1.0028in"/>
    </style:style>
    <style:style style:name="Table200.1" style:family="table-row">
      <style:table-row-properties style:min-row-height="0.284in" style:keep-together="true" fo:keep-together="auto"/>
    </style:style>
    <style:style style:name="Table20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0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00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01" style:family="table">
      <style:table-properties style:width="6.8965in" fo:margin-left="-0.075in" table:align="left" style:writing-mode="lr-tb"/>
    </style:style>
    <style:style style:name="Table201.A" style:family="table-column">
      <style:table-column-properties style:column-width="0.5646in"/>
    </style:style>
    <style:style style:name="Table201.B" style:family="table-column">
      <style:table-column-properties style:column-width="1.3889in"/>
    </style:style>
    <style:style style:name="Table201.C" style:family="table-column">
      <style:table-column-properties style:column-width="1.3979in"/>
    </style:style>
    <style:style style:name="Table201.D" style:family="table-column">
      <style:table-column-properties style:column-width="1.2986in"/>
    </style:style>
    <style:style style:name="Table201.E" style:family="table-column">
      <style:table-column-properties style:column-width="0.9917in"/>
    </style:style>
    <style:style style:name="Table201.F" style:family="table-column">
      <style:table-column-properties style:column-width="1.2542in"/>
    </style:style>
    <style:style style:name="Table201.1" style:family="table-row">
      <style:table-row-properties style:min-row-height="0.284in" style:keep-together="true" fo:keep-together="auto"/>
    </style:style>
    <style:style style:name="Table20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01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02" style:family="table">
      <style:table-properties style:width="6.6653in" fo:margin-left="-0.075in" table:align="left" style:writing-mode="lr-tb"/>
    </style:style>
    <style:style style:name="Table202.A" style:family="table-column">
      <style:table-column-properties style:column-width="1.6611in"/>
    </style:style>
    <style:style style:name="Table202.B" style:family="table-column">
      <style:table-column-properties style:column-width="0.5604in"/>
    </style:style>
    <style:style style:name="Table202.C" style:family="table-column">
      <style:table-column-properties style:column-width="1.1139in"/>
    </style:style>
    <style:style style:name="Table202.1" style:family="table-row">
      <style:table-row-properties style:min-row-height="0.284in" style:keep-together="true" fo:keep-together="auto"/>
    </style:style>
    <style:style style:name="Table20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02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03" style:family="table">
      <style:table-properties style:width="6.6569in" fo:margin-left="-0.075in" table:align="left" style:writing-mode="lr-tb"/>
    </style:style>
    <style:style style:name="Table203.A" style:family="table-column">
      <style:table-column-properties style:column-width="2.7493in"/>
    </style:style>
    <style:style style:name="Table203.B" style:family="table-column">
      <style:table-column-properties style:column-width="0.5785in"/>
    </style:style>
    <style:style style:name="Table203.1" style:family="table-row">
      <style:table-row-properties style:min-row-height="0.284in" style:keep-together="true" fo:keep-together="auto"/>
    </style:style>
    <style:style style:name="Table203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0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0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03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04" style:family="table">
      <style:table-properties style:width="6.8944in" fo:margin-left="-0.075in" table:align="left" style:writing-mode="lr-tb"/>
    </style:style>
    <style:style style:name="Table204.A" style:family="table-column">
      <style:table-column-properties style:column-width="1.6951in"/>
    </style:style>
    <style:style style:name="Table204.B" style:family="table-column">
      <style:table-column-properties style:column-width="0.6028in"/>
    </style:style>
    <style:style style:name="Table204.C" style:family="table-column">
      <style:table-column-properties style:column-width="2.0354in"/>
    </style:style>
    <style:style style:name="Table204.1" style:family="table-row">
      <style:table-row-properties style:min-row-height="0.284in" style:keep-together="true" fo:keep-together="auto"/>
    </style:style>
    <style:style style:name="Table20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0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04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0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04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05" style:family="table">
      <style:table-properties style:width="6.8653in" fo:margin-left="-0.075in" table:align="left" style:writing-mode="lr-tb"/>
    </style:style>
    <style:style style:name="Table205.A" style:family="table-column">
      <style:table-column-properties style:column-width="0.5278in"/>
    </style:style>
    <style:style style:name="Table205.B" style:family="table-column">
      <style:table-column-properties style:column-width="1.1882in"/>
    </style:style>
    <style:style style:name="Table205.C" style:family="table-column">
      <style:table-column-properties style:column-width="0.4007in"/>
    </style:style>
    <style:style style:name="Table205.D" style:family="table-column">
      <style:table-column-properties style:column-width="2.0667in"/>
    </style:style>
    <style:style style:name="Table205.1" style:family="table-row">
      <style:table-row-properties style:min-row-height="0.284in" style:keep-together="true" fo:keep-together="auto"/>
    </style:style>
    <style:style style:name="Table20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0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05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06" style:family="table">
      <style:table-properties style:width="6.866in" fo:margin-left="-0.075in" table:align="left" style:writing-mode="lr-tb"/>
    </style:style>
    <style:style style:name="Table206.A" style:family="table-column">
      <style:table-column-properties style:column-width="0.5521in"/>
    </style:style>
    <style:style style:name="Table206.B" style:family="table-column">
      <style:table-column-properties style:column-width="1.1639in"/>
    </style:style>
    <style:style style:name="Table206.C" style:family="table-column">
      <style:table-column-properties style:column-width="0.4028in"/>
    </style:style>
    <style:style style:name="Table206.D" style:family="table-column">
      <style:table-column-properties style:column-width="2.3042in"/>
    </style:style>
    <style:style style:name="Table206.1" style:family="table-row">
      <style:table-row-properties style:min-row-height="0.284in" style:keep-together="true" fo:keep-together="auto"/>
    </style:style>
    <style:style style:name="Table20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0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06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07" style:family="table">
      <style:table-properties style:width="6.8861in" fo:margin-left="-0.075in" table:align="left" style:writing-mode="lr-tb"/>
    </style:style>
    <style:style style:name="Table207.A" style:family="table-column">
      <style:table-column-properties style:column-width="0.4549in"/>
    </style:style>
    <style:style style:name="Table207.B" style:family="table-column">
      <style:table-column-properties style:column-width="0.6924in"/>
    </style:style>
    <style:style style:name="Table207.C" style:family="table-column">
      <style:table-column-properties style:column-width="0.1889in"/>
    </style:style>
    <style:style style:name="Table207.D" style:family="table-column">
      <style:table-column-properties style:column-width="1.6069in"/>
    </style:style>
    <style:style style:name="Table207.E" style:family="table-column">
      <style:table-column-properties style:column-width="1.1896in"/>
    </style:style>
    <style:style style:name="Table207.F" style:family="table-column">
      <style:table-column-properties style:column-width="1.0028in"/>
    </style:style>
    <style:style style:name="Table207.1" style:family="table-row">
      <style:table-row-properties style:min-row-height="0.284in" style:keep-together="true" fo:keep-together="auto"/>
    </style:style>
    <style:style style:name="Table20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0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07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07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07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08" style:family="table">
      <style:table-properties style:width="6.8965in" fo:margin-left="-0.075in" table:align="left" style:writing-mode="lr-tb"/>
    </style:style>
    <style:style style:name="Table208.A" style:family="table-column">
      <style:table-column-properties style:column-width="0.5646in"/>
    </style:style>
    <style:style style:name="Table208.B" style:family="table-column">
      <style:table-column-properties style:column-width="1.3889in"/>
    </style:style>
    <style:style style:name="Table208.C" style:family="table-column">
      <style:table-column-properties style:column-width="1.3979in"/>
    </style:style>
    <style:style style:name="Table208.D" style:family="table-column">
      <style:table-column-properties style:column-width="1.2986in"/>
    </style:style>
    <style:style style:name="Table208.E" style:family="table-column">
      <style:table-column-properties style:column-width="0.9917in"/>
    </style:style>
    <style:style style:name="Table208.F" style:family="table-column">
      <style:table-column-properties style:column-width="1.2542in"/>
    </style:style>
    <style:style style:name="Table208.1" style:family="table-row">
      <style:table-row-properties style:min-row-height="0.284in" style:keep-together="true" fo:keep-together="auto"/>
    </style:style>
    <style:style style:name="Table20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08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09" style:family="table">
      <style:table-properties style:width="6.6653in" fo:margin-left="-0.075in" table:align="left" style:writing-mode="lr-tb"/>
    </style:style>
    <style:style style:name="Table209.A" style:family="table-column">
      <style:table-column-properties style:column-width="1.6611in"/>
    </style:style>
    <style:style style:name="Table209.B" style:family="table-column">
      <style:table-column-properties style:column-width="0.5604in"/>
    </style:style>
    <style:style style:name="Table209.C" style:family="table-column">
      <style:table-column-properties style:column-width="1.1139in"/>
    </style:style>
    <style:style style:name="Table209.1" style:family="table-row">
      <style:table-row-properties style:min-row-height="0.284in" style:keep-together="true" fo:keep-together="auto"/>
    </style:style>
    <style:style style:name="Table20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09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10" style:family="table">
      <style:table-properties style:width="6.6569in" fo:margin-left="-0.075in" table:align="left" style:writing-mode="lr-tb"/>
    </style:style>
    <style:style style:name="Table210.A" style:family="table-column">
      <style:table-column-properties style:column-width="2.7493in"/>
    </style:style>
    <style:style style:name="Table210.B" style:family="table-column">
      <style:table-column-properties style:column-width="0.5785in"/>
    </style:style>
    <style:style style:name="Table210.1" style:family="table-row">
      <style:table-row-properties style:min-row-height="0.284in" style:keep-together="true" fo:keep-together="auto"/>
    </style:style>
    <style:style style:name="Table210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1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1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10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11" style:family="table">
      <style:table-properties style:width="6.8944in" fo:margin-left="-0.075in" table:align="left" style:writing-mode="lr-tb"/>
    </style:style>
    <style:style style:name="Table211.A" style:family="table-column">
      <style:table-column-properties style:column-width="1.6951in"/>
    </style:style>
    <style:style style:name="Table211.B" style:family="table-column">
      <style:table-column-properties style:column-width="0.6028in"/>
    </style:style>
    <style:style style:name="Table211.C" style:family="table-column">
      <style:table-column-properties style:column-width="2.0354in"/>
    </style:style>
    <style:style style:name="Table211.1" style:family="table-row">
      <style:table-row-properties style:min-row-height="0.284in" style:keep-together="true" fo:keep-together="auto"/>
    </style:style>
    <style:style style:name="Table21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1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11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1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11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12" style:family="table">
      <style:table-properties style:width="6.8653in" fo:margin-left="-0.075in" table:align="left" style:writing-mode="lr-tb"/>
    </style:style>
    <style:style style:name="Table212.A" style:family="table-column">
      <style:table-column-properties style:column-width="0.5278in"/>
    </style:style>
    <style:style style:name="Table212.B" style:family="table-column">
      <style:table-column-properties style:column-width="1.1882in"/>
    </style:style>
    <style:style style:name="Table212.C" style:family="table-column">
      <style:table-column-properties style:column-width="0.4007in"/>
    </style:style>
    <style:style style:name="Table212.D" style:family="table-column">
      <style:table-column-properties style:column-width="2.0667in"/>
    </style:style>
    <style:style style:name="Table212.1" style:family="table-row">
      <style:table-row-properties style:min-row-height="0.284in" style:keep-together="true" fo:keep-together="auto"/>
    </style:style>
    <style:style style:name="Table21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1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12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13" style:family="table">
      <style:table-properties style:width="6.866in" fo:margin-left="-0.075in" table:align="left" style:writing-mode="lr-tb"/>
    </style:style>
    <style:style style:name="Table213.A" style:family="table-column">
      <style:table-column-properties style:column-width="0.5521in"/>
    </style:style>
    <style:style style:name="Table213.B" style:family="table-column">
      <style:table-column-properties style:column-width="1.1639in"/>
    </style:style>
    <style:style style:name="Table213.C" style:family="table-column">
      <style:table-column-properties style:column-width="0.4028in"/>
    </style:style>
    <style:style style:name="Table213.D" style:family="table-column">
      <style:table-column-properties style:column-width="2.3042in"/>
    </style:style>
    <style:style style:name="Table213.1" style:family="table-row">
      <style:table-row-properties style:min-row-height="0.284in" style:keep-together="true" fo:keep-together="auto"/>
    </style:style>
    <style:style style:name="Table21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1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13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14" style:family="table">
      <style:table-properties style:width="6.8861in" fo:margin-left="-0.075in" table:align="left" style:writing-mode="lr-tb"/>
    </style:style>
    <style:style style:name="Table214.A" style:family="table-column">
      <style:table-column-properties style:column-width="0.4549in"/>
    </style:style>
    <style:style style:name="Table214.B" style:family="table-column">
      <style:table-column-properties style:column-width="0.6924in"/>
    </style:style>
    <style:style style:name="Table214.C" style:family="table-column">
      <style:table-column-properties style:column-width="0.1889in"/>
    </style:style>
    <style:style style:name="Table214.D" style:family="table-column">
      <style:table-column-properties style:column-width="1.6069in"/>
    </style:style>
    <style:style style:name="Table214.E" style:family="table-column">
      <style:table-column-properties style:column-width="1.1896in"/>
    </style:style>
    <style:style style:name="Table214.F" style:family="table-column">
      <style:table-column-properties style:column-width="1.0028in"/>
    </style:style>
    <style:style style:name="Table214.1" style:family="table-row">
      <style:table-row-properties style:min-row-height="0.284in" style:keep-together="true" fo:keep-together="auto"/>
    </style:style>
    <style:style style:name="Table21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1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14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14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14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15" style:family="table">
      <style:table-properties style:width="6.6569in" fo:margin-left="-0.075in" table:align="left" style:writing-mode="lr-tb"/>
    </style:style>
    <style:style style:name="Table215.A" style:family="table-column">
      <style:table-column-properties style:column-width="2.7493in"/>
    </style:style>
    <style:style style:name="Table215.B" style:family="table-column">
      <style:table-column-properties style:column-width="0.5785in"/>
    </style:style>
    <style:style style:name="Table215.1" style:family="table-row">
      <style:table-row-properties style:min-row-height="0.284in" style:keep-together="true" fo:keep-together="auto"/>
    </style:style>
    <style:style style:name="Table215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1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1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15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16" style:family="table">
      <style:table-properties style:width="6.8944in" fo:margin-left="-0.075in" table:align="left" style:writing-mode="lr-tb"/>
    </style:style>
    <style:style style:name="Table216.A" style:family="table-column">
      <style:table-column-properties style:column-width="1.6951in"/>
    </style:style>
    <style:style style:name="Table216.B" style:family="table-column">
      <style:table-column-properties style:column-width="0.6028in"/>
    </style:style>
    <style:style style:name="Table216.C" style:family="table-column">
      <style:table-column-properties style:column-width="2.0354in"/>
    </style:style>
    <style:style style:name="Table216.1" style:family="table-row">
      <style:table-row-properties style:min-row-height="0.284in" style:keep-together="true" fo:keep-together="auto"/>
    </style:style>
    <style:style style:name="Table21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1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16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1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16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17" style:family="table">
      <style:table-properties style:width="6.8653in" fo:margin-left="-0.075in" table:align="left" style:writing-mode="lr-tb"/>
    </style:style>
    <style:style style:name="Table217.A" style:family="table-column">
      <style:table-column-properties style:column-width="0.5278in"/>
    </style:style>
    <style:style style:name="Table217.B" style:family="table-column">
      <style:table-column-properties style:column-width="1.1882in"/>
    </style:style>
    <style:style style:name="Table217.C" style:family="table-column">
      <style:table-column-properties style:column-width="0.4007in"/>
    </style:style>
    <style:style style:name="Table217.D" style:family="table-column">
      <style:table-column-properties style:column-width="2.0667in"/>
    </style:style>
    <style:style style:name="Table217.1" style:family="table-row">
      <style:table-row-properties style:min-row-height="0.284in" style:keep-together="true" fo:keep-together="auto"/>
    </style:style>
    <style:style style:name="Table21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1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17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18" style:family="table">
      <style:table-properties style:width="6.866in" fo:margin-left="-0.075in" table:align="left" style:writing-mode="lr-tb"/>
    </style:style>
    <style:style style:name="Table218.A" style:family="table-column">
      <style:table-column-properties style:column-width="0.5521in"/>
    </style:style>
    <style:style style:name="Table218.B" style:family="table-column">
      <style:table-column-properties style:column-width="1.1639in"/>
    </style:style>
    <style:style style:name="Table218.C" style:family="table-column">
      <style:table-column-properties style:column-width="0.4028in"/>
    </style:style>
    <style:style style:name="Table218.D" style:family="table-column">
      <style:table-column-properties style:column-width="2.3042in"/>
    </style:style>
    <style:style style:name="Table218.1" style:family="table-row">
      <style:table-row-properties style:min-row-height="0.284in" style:keep-together="true" fo:keep-together="auto"/>
    </style:style>
    <style:style style:name="Table21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1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18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19" style:family="table">
      <style:table-properties style:width="6.8861in" fo:margin-left="-0.075in" table:align="left" style:writing-mode="lr-tb"/>
    </style:style>
    <style:style style:name="Table219.A" style:family="table-column">
      <style:table-column-properties style:column-width="0.4549in"/>
    </style:style>
    <style:style style:name="Table219.B" style:family="table-column">
      <style:table-column-properties style:column-width="0.6924in"/>
    </style:style>
    <style:style style:name="Table219.C" style:family="table-column">
      <style:table-column-properties style:column-width="0.1889in"/>
    </style:style>
    <style:style style:name="Table219.D" style:family="table-column">
      <style:table-column-properties style:column-width="1.6069in"/>
    </style:style>
    <style:style style:name="Table219.E" style:family="table-column">
      <style:table-column-properties style:column-width="1.1896in"/>
    </style:style>
    <style:style style:name="Table219.F" style:family="table-column">
      <style:table-column-properties style:column-width="1.0028in"/>
    </style:style>
    <style:style style:name="Table219.1" style:family="table-row">
      <style:table-row-properties style:min-row-height="0.284in" style:keep-together="true" fo:keep-together="auto"/>
    </style:style>
    <style:style style:name="Table21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1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19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19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19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20" style:family="table">
      <style:table-properties style:width="6.8965in" fo:margin-left="-0.075in" table:align="left" style:writing-mode="lr-tb"/>
    </style:style>
    <style:style style:name="Table220.A" style:family="table-column">
      <style:table-column-properties style:column-width="0.5646in"/>
    </style:style>
    <style:style style:name="Table220.B" style:family="table-column">
      <style:table-column-properties style:column-width="1.3889in"/>
    </style:style>
    <style:style style:name="Table220.C" style:family="table-column">
      <style:table-column-properties style:column-width="1.3979in"/>
    </style:style>
    <style:style style:name="Table220.D" style:family="table-column">
      <style:table-column-properties style:column-width="1.2986in"/>
    </style:style>
    <style:style style:name="Table220.E" style:family="table-column">
      <style:table-column-properties style:column-width="0.9917in"/>
    </style:style>
    <style:style style:name="Table220.F" style:family="table-column">
      <style:table-column-properties style:column-width="1.2542in"/>
    </style:style>
    <style:style style:name="Table220.1" style:family="table-row">
      <style:table-row-properties style:min-row-height="0.284in" style:keep-together="true" fo:keep-together="auto"/>
    </style:style>
    <style:style style:name="Table22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20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21" style:family="table">
      <style:table-properties style:width="6.6653in" fo:margin-left="-0.075in" table:align="left" style:writing-mode="lr-tb"/>
    </style:style>
    <style:style style:name="Table221.A" style:family="table-column">
      <style:table-column-properties style:column-width="1.6611in"/>
    </style:style>
    <style:style style:name="Table221.B" style:family="table-column">
      <style:table-column-properties style:column-width="0.5604in"/>
    </style:style>
    <style:style style:name="Table221.C" style:family="table-column">
      <style:table-column-properties style:column-width="1.1139in"/>
    </style:style>
    <style:style style:name="Table221.1" style:family="table-row">
      <style:table-row-properties style:min-row-height="0.284in" style:keep-together="true" fo:keep-together="auto"/>
    </style:style>
    <style:style style:name="Table22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21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22" style:family="table">
      <style:table-properties style:width="6.6569in" fo:margin-left="-0.075in" table:align="left" style:writing-mode="lr-tb"/>
    </style:style>
    <style:style style:name="Table222.A" style:family="table-column">
      <style:table-column-properties style:column-width="2.7493in"/>
    </style:style>
    <style:style style:name="Table222.B" style:family="table-column">
      <style:table-column-properties style:column-width="0.5785in"/>
    </style:style>
    <style:style style:name="Table222.1" style:family="table-row">
      <style:table-row-properties style:min-row-height="0.284in" style:keep-together="true" fo:keep-together="auto"/>
    </style:style>
    <style:style style:name="Table222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2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2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22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23" style:family="table">
      <style:table-properties style:width="6.8944in" fo:margin-left="-0.075in" table:align="left" style:writing-mode="lr-tb"/>
    </style:style>
    <style:style style:name="Table223.A" style:family="table-column">
      <style:table-column-properties style:column-width="1.6951in"/>
    </style:style>
    <style:style style:name="Table223.B" style:family="table-column">
      <style:table-column-properties style:column-width="0.6028in"/>
    </style:style>
    <style:style style:name="Table223.C" style:family="table-column">
      <style:table-column-properties style:column-width="2.0354in"/>
    </style:style>
    <style:style style:name="Table223.1" style:family="table-row">
      <style:table-row-properties style:min-row-height="0.284in" style:keep-together="true" fo:keep-together="auto"/>
    </style:style>
    <style:style style:name="Table22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2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23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2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23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24" style:family="table">
      <style:table-properties style:width="6.8653in" fo:margin-left="-0.075in" table:align="left" style:writing-mode="lr-tb"/>
    </style:style>
    <style:style style:name="Table224.A" style:family="table-column">
      <style:table-column-properties style:column-width="0.5278in"/>
    </style:style>
    <style:style style:name="Table224.B" style:family="table-column">
      <style:table-column-properties style:column-width="1.1882in"/>
    </style:style>
    <style:style style:name="Table224.C" style:family="table-column">
      <style:table-column-properties style:column-width="0.4007in"/>
    </style:style>
    <style:style style:name="Table224.D" style:family="table-column">
      <style:table-column-properties style:column-width="2.0667in"/>
    </style:style>
    <style:style style:name="Table224.1" style:family="table-row">
      <style:table-row-properties style:min-row-height="0.284in" style:keep-together="true" fo:keep-together="auto"/>
    </style:style>
    <style:style style:name="Table22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2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24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25" style:family="table">
      <style:table-properties style:width="6.866in" fo:margin-left="-0.075in" table:align="left" style:writing-mode="lr-tb"/>
    </style:style>
    <style:style style:name="Table225.A" style:family="table-column">
      <style:table-column-properties style:column-width="0.5521in"/>
    </style:style>
    <style:style style:name="Table225.B" style:family="table-column">
      <style:table-column-properties style:column-width="1.1639in"/>
    </style:style>
    <style:style style:name="Table225.C" style:family="table-column">
      <style:table-column-properties style:column-width="0.4028in"/>
    </style:style>
    <style:style style:name="Table225.D" style:family="table-column">
      <style:table-column-properties style:column-width="2.3042in"/>
    </style:style>
    <style:style style:name="Table225.1" style:family="table-row">
      <style:table-row-properties style:min-row-height="0.284in" style:keep-together="true" fo:keep-together="auto"/>
    </style:style>
    <style:style style:name="Table22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2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25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26" style:family="table">
      <style:table-properties style:width="6.8861in" fo:margin-left="-0.075in" table:align="left" style:writing-mode="lr-tb"/>
    </style:style>
    <style:style style:name="Table226.A" style:family="table-column">
      <style:table-column-properties style:column-width="0.4549in"/>
    </style:style>
    <style:style style:name="Table226.B" style:family="table-column">
      <style:table-column-properties style:column-width="0.6924in"/>
    </style:style>
    <style:style style:name="Table226.C" style:family="table-column">
      <style:table-column-properties style:column-width="0.1889in"/>
    </style:style>
    <style:style style:name="Table226.D" style:family="table-column">
      <style:table-column-properties style:column-width="1.6069in"/>
    </style:style>
    <style:style style:name="Table226.E" style:family="table-column">
      <style:table-column-properties style:column-width="1.1896in"/>
    </style:style>
    <style:style style:name="Table226.F" style:family="table-column">
      <style:table-column-properties style:column-width="1.0028in"/>
    </style:style>
    <style:style style:name="Table226.1" style:family="table-row">
      <style:table-row-properties style:min-row-height="0.284in" style:keep-together="true" fo:keep-together="auto"/>
    </style:style>
    <style:style style:name="Table22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2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26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26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26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27" style:family="table">
      <style:table-properties style:width="6.8965in" fo:margin-left="-0.075in" table:align="left" style:writing-mode="lr-tb"/>
    </style:style>
    <style:style style:name="Table227.A" style:family="table-column">
      <style:table-column-properties style:column-width="0.5646in"/>
    </style:style>
    <style:style style:name="Table227.B" style:family="table-column">
      <style:table-column-properties style:column-width="1.3889in"/>
    </style:style>
    <style:style style:name="Table227.C" style:family="table-column">
      <style:table-column-properties style:column-width="1.3979in"/>
    </style:style>
    <style:style style:name="Table227.D" style:family="table-column">
      <style:table-column-properties style:column-width="1.2986in"/>
    </style:style>
    <style:style style:name="Table227.E" style:family="table-column">
      <style:table-column-properties style:column-width="0.9917in"/>
    </style:style>
    <style:style style:name="Table227.F" style:family="table-column">
      <style:table-column-properties style:column-width="1.2542in"/>
    </style:style>
    <style:style style:name="Table227.1" style:family="table-row">
      <style:table-row-properties style:min-row-height="0.284in" style:keep-together="true" fo:keep-together="auto"/>
    </style:style>
    <style:style style:name="Table22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27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28" style:family="table">
      <style:table-properties style:width="6.6653in" fo:margin-left="-0.075in" table:align="left" style:writing-mode="lr-tb"/>
    </style:style>
    <style:style style:name="Table228.A" style:family="table-column">
      <style:table-column-properties style:column-width="1.6611in"/>
    </style:style>
    <style:style style:name="Table228.B" style:family="table-column">
      <style:table-column-properties style:column-width="0.5604in"/>
    </style:style>
    <style:style style:name="Table228.C" style:family="table-column">
      <style:table-column-properties style:column-width="1.1139in"/>
    </style:style>
    <style:style style:name="Table228.1" style:family="table-row">
      <style:table-row-properties style:min-row-height="0.284in" style:keep-together="true" fo:keep-together="auto"/>
    </style:style>
    <style:style style:name="Table22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28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29" style:family="table">
      <style:table-properties style:width="6.6569in" fo:margin-left="-0.075in" table:align="left" style:writing-mode="lr-tb"/>
    </style:style>
    <style:style style:name="Table229.A" style:family="table-column">
      <style:table-column-properties style:column-width="2.7493in"/>
    </style:style>
    <style:style style:name="Table229.B" style:family="table-column">
      <style:table-column-properties style:column-width="0.5785in"/>
    </style:style>
    <style:style style:name="Table229.1" style:family="table-row">
      <style:table-row-properties style:min-row-height="0.284in" style:keep-together="true" fo:keep-together="auto"/>
    </style:style>
    <style:style style:name="Table229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2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2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29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30" style:family="table">
      <style:table-properties style:width="6.8944in" fo:margin-left="-0.075in" table:align="left" style:writing-mode="lr-tb"/>
    </style:style>
    <style:style style:name="Table230.A" style:family="table-column">
      <style:table-column-properties style:column-width="1.6951in"/>
    </style:style>
    <style:style style:name="Table230.B" style:family="table-column">
      <style:table-column-properties style:column-width="0.6028in"/>
    </style:style>
    <style:style style:name="Table230.C" style:family="table-column">
      <style:table-column-properties style:column-width="2.0354in"/>
    </style:style>
    <style:style style:name="Table230.1" style:family="table-row">
      <style:table-row-properties style:min-row-height="0.284in" style:keep-together="true" fo:keep-together="auto"/>
    </style:style>
    <style:style style:name="Table23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3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30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3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30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31" style:family="table">
      <style:table-properties style:width="6.8653in" fo:margin-left="-0.075in" table:align="left" style:writing-mode="lr-tb"/>
    </style:style>
    <style:style style:name="Table231.A" style:family="table-column">
      <style:table-column-properties style:column-width="0.5278in"/>
    </style:style>
    <style:style style:name="Table231.B" style:family="table-column">
      <style:table-column-properties style:column-width="1.1882in"/>
    </style:style>
    <style:style style:name="Table231.C" style:family="table-column">
      <style:table-column-properties style:column-width="0.4007in"/>
    </style:style>
    <style:style style:name="Table231.D" style:family="table-column">
      <style:table-column-properties style:column-width="2.0667in"/>
    </style:style>
    <style:style style:name="Table231.1" style:family="table-row">
      <style:table-row-properties style:min-row-height="0.284in" style:keep-together="true" fo:keep-together="auto"/>
    </style:style>
    <style:style style:name="Table23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3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31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32" style:family="table">
      <style:table-properties style:width="6.866in" fo:margin-left="-0.075in" table:align="left" style:writing-mode="lr-tb"/>
    </style:style>
    <style:style style:name="Table232.A" style:family="table-column">
      <style:table-column-properties style:column-width="0.5521in"/>
    </style:style>
    <style:style style:name="Table232.B" style:family="table-column">
      <style:table-column-properties style:column-width="1.1639in"/>
    </style:style>
    <style:style style:name="Table232.C" style:family="table-column">
      <style:table-column-properties style:column-width="0.4028in"/>
    </style:style>
    <style:style style:name="Table232.D" style:family="table-column">
      <style:table-column-properties style:column-width="2.3042in"/>
    </style:style>
    <style:style style:name="Table232.1" style:family="table-row">
      <style:table-row-properties style:min-row-height="0.284in" style:keep-together="true" fo:keep-together="auto"/>
    </style:style>
    <style:style style:name="Table23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3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32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33" style:family="table">
      <style:table-properties style:width="6.8861in" fo:margin-left="-0.075in" table:align="left" style:writing-mode="lr-tb"/>
    </style:style>
    <style:style style:name="Table233.A" style:family="table-column">
      <style:table-column-properties style:column-width="0.4549in"/>
    </style:style>
    <style:style style:name="Table233.B" style:family="table-column">
      <style:table-column-properties style:column-width="0.6924in"/>
    </style:style>
    <style:style style:name="Table233.C" style:family="table-column">
      <style:table-column-properties style:column-width="0.1889in"/>
    </style:style>
    <style:style style:name="Table233.D" style:family="table-column">
      <style:table-column-properties style:column-width="1.6069in"/>
    </style:style>
    <style:style style:name="Table233.E" style:family="table-column">
      <style:table-column-properties style:column-width="1.1896in"/>
    </style:style>
    <style:style style:name="Table233.F" style:family="table-column">
      <style:table-column-properties style:column-width="1.0028in"/>
    </style:style>
    <style:style style:name="Table233.1" style:family="table-row">
      <style:table-row-properties style:min-row-height="0.284in" style:keep-together="true" fo:keep-together="auto"/>
    </style:style>
    <style:style style:name="Table23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3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33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33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33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34" style:family="table">
      <style:table-properties style:width="6.8965in" fo:margin-left="-0.075in" table:align="left" style:writing-mode="lr-tb"/>
    </style:style>
    <style:style style:name="Table234.A" style:family="table-column">
      <style:table-column-properties style:column-width="0.5646in"/>
    </style:style>
    <style:style style:name="Table234.B" style:family="table-column">
      <style:table-column-properties style:column-width="1.3889in"/>
    </style:style>
    <style:style style:name="Table234.C" style:family="table-column">
      <style:table-column-properties style:column-width="1.3979in"/>
    </style:style>
    <style:style style:name="Table234.D" style:family="table-column">
      <style:table-column-properties style:column-width="1.2986in"/>
    </style:style>
    <style:style style:name="Table234.E" style:family="table-column">
      <style:table-column-properties style:column-width="0.9917in"/>
    </style:style>
    <style:style style:name="Table234.F" style:family="table-column">
      <style:table-column-properties style:column-width="1.2542in"/>
    </style:style>
    <style:style style:name="Table234.1" style:family="table-row">
      <style:table-row-properties style:min-row-height="0.284in" style:keep-together="true" fo:keep-together="auto"/>
    </style:style>
    <style:style style:name="Table23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34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35" style:family="table">
      <style:table-properties style:width="6.6653in" fo:margin-left="-0.075in" table:align="left" style:writing-mode="lr-tb"/>
    </style:style>
    <style:style style:name="Table235.A" style:family="table-column">
      <style:table-column-properties style:column-width="1.6611in"/>
    </style:style>
    <style:style style:name="Table235.B" style:family="table-column">
      <style:table-column-properties style:column-width="0.5604in"/>
    </style:style>
    <style:style style:name="Table235.C" style:family="table-column">
      <style:table-column-properties style:column-width="1.1139in"/>
    </style:style>
    <style:style style:name="Table235.1" style:family="table-row">
      <style:table-row-properties style:min-row-height="0.284in" style:keep-together="true" fo:keep-together="auto"/>
    </style:style>
    <style:style style:name="Table23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35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3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36" style:family="table">
      <style:table-properties style:width="6.6569in" fo:margin-left="-0.075in" table:align="left" style:writing-mode="lr-tb"/>
    </style:style>
    <style:style style:name="Table236.A" style:family="table-column">
      <style:table-column-properties style:column-width="2.7493in"/>
    </style:style>
    <style:style style:name="Table236.B" style:family="table-column">
      <style:table-column-properties style:column-width="0.5785in"/>
    </style:style>
    <style:style style:name="Table236.1" style:family="table-row">
      <style:table-row-properties style:min-row-height="0.284in" style:keep-together="true" fo:keep-together="auto"/>
    </style:style>
    <style:style style:name="Table236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3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3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36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37" style:family="table">
      <style:table-properties style:width="6.8944in" fo:margin-left="-0.075in" table:align="left" style:writing-mode="lr-tb"/>
    </style:style>
    <style:style style:name="Table237.A" style:family="table-column">
      <style:table-column-properties style:column-width="1.6951in"/>
    </style:style>
    <style:style style:name="Table237.B" style:family="table-column">
      <style:table-column-properties style:column-width="0.6028in"/>
    </style:style>
    <style:style style:name="Table237.C" style:family="table-column">
      <style:table-column-properties style:column-width="2.0354in"/>
    </style:style>
    <style:style style:name="Table237.1" style:family="table-row">
      <style:table-row-properties style:min-row-height="0.284in" style:keep-together="true" fo:keep-together="auto"/>
    </style:style>
    <style:style style:name="Table23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3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37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3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37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38" style:family="table">
      <style:table-properties style:width="6.8653in" fo:margin-left="-0.075in" table:align="left" style:writing-mode="lr-tb"/>
    </style:style>
    <style:style style:name="Table238.A" style:family="table-column">
      <style:table-column-properties style:column-width="0.5278in"/>
    </style:style>
    <style:style style:name="Table238.B" style:family="table-column">
      <style:table-column-properties style:column-width="1.1882in"/>
    </style:style>
    <style:style style:name="Table238.C" style:family="table-column">
      <style:table-column-properties style:column-width="0.4007in"/>
    </style:style>
    <style:style style:name="Table238.D" style:family="table-column">
      <style:table-column-properties style:column-width="2.0667in"/>
    </style:style>
    <style:style style:name="Table238.1" style:family="table-row">
      <style:table-row-properties style:min-row-height="0.284in" style:keep-together="true" fo:keep-together="auto"/>
    </style:style>
    <style:style style:name="Table23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3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38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39" style:family="table">
      <style:table-properties style:width="6.866in" fo:margin-left="-0.075in" table:align="left" style:writing-mode="lr-tb"/>
    </style:style>
    <style:style style:name="Table239.A" style:family="table-column">
      <style:table-column-properties style:column-width="0.5521in"/>
    </style:style>
    <style:style style:name="Table239.B" style:family="table-column">
      <style:table-column-properties style:column-width="1.1639in"/>
    </style:style>
    <style:style style:name="Table239.C" style:family="table-column">
      <style:table-column-properties style:column-width="0.4028in"/>
    </style:style>
    <style:style style:name="Table239.D" style:family="table-column">
      <style:table-column-properties style:column-width="2.3042in"/>
    </style:style>
    <style:style style:name="Table239.1" style:family="table-row">
      <style:table-row-properties style:min-row-height="0.284in" style:keep-together="true" fo:keep-together="auto"/>
    </style:style>
    <style:style style:name="Table23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3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39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40" style:family="table">
      <style:table-properties style:width="6.8861in" fo:margin-left="-0.075in" table:align="left" style:writing-mode="lr-tb"/>
    </style:style>
    <style:style style:name="Table240.A" style:family="table-column">
      <style:table-column-properties style:column-width="0.4549in"/>
    </style:style>
    <style:style style:name="Table240.B" style:family="table-column">
      <style:table-column-properties style:column-width="0.6924in"/>
    </style:style>
    <style:style style:name="Table240.C" style:family="table-column">
      <style:table-column-properties style:column-width="0.1889in"/>
    </style:style>
    <style:style style:name="Table240.D" style:family="table-column">
      <style:table-column-properties style:column-width="1.6069in"/>
    </style:style>
    <style:style style:name="Table240.E" style:family="table-column">
      <style:table-column-properties style:column-width="1.1896in"/>
    </style:style>
    <style:style style:name="Table240.F" style:family="table-column">
      <style:table-column-properties style:column-width="1.0028in"/>
    </style:style>
    <style:style style:name="Table240.1" style:family="table-row">
      <style:table-row-properties style:min-row-height="0.284in" style:keep-together="true" fo:keep-together="auto"/>
    </style:style>
    <style:style style:name="Table24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4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40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40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40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41" style:family="table">
      <style:table-properties style:width="6.8965in" fo:margin-left="-0.075in" table:align="left" style:writing-mode="lr-tb"/>
    </style:style>
    <style:style style:name="Table241.A" style:family="table-column">
      <style:table-column-properties style:column-width="0.5646in"/>
    </style:style>
    <style:style style:name="Table241.B" style:family="table-column">
      <style:table-column-properties style:column-width="1.3889in"/>
    </style:style>
    <style:style style:name="Table241.C" style:family="table-column">
      <style:table-column-properties style:column-width="1.3979in"/>
    </style:style>
    <style:style style:name="Table241.D" style:family="table-column">
      <style:table-column-properties style:column-width="1.2986in"/>
    </style:style>
    <style:style style:name="Table241.E" style:family="table-column">
      <style:table-column-properties style:column-width="0.9917in"/>
    </style:style>
    <style:style style:name="Table241.F" style:family="table-column">
      <style:table-column-properties style:column-width="1.2542in"/>
    </style:style>
    <style:style style:name="Table241.1" style:family="table-row">
      <style:table-row-properties style:min-row-height="0.284in" style:keep-together="true" fo:keep-together="auto"/>
    </style:style>
    <style:style style:name="Table24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41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42" style:family="table">
      <style:table-properties style:width="6.8965in" fo:margin-left="-0.075in" table:align="left" style:writing-mode="lr-tb"/>
    </style:style>
    <style:style style:name="Table242.A" style:family="table-column">
      <style:table-column-properties style:column-width="0.5646in"/>
    </style:style>
    <style:style style:name="Table242.B" style:family="table-column">
      <style:table-column-properties style:column-width="1.3889in"/>
    </style:style>
    <style:style style:name="Table242.C" style:family="table-column">
      <style:table-column-properties style:column-width="1.3979in"/>
    </style:style>
    <style:style style:name="Table242.D" style:family="table-column">
      <style:table-column-properties style:column-width="1.2986in"/>
    </style:style>
    <style:style style:name="Table242.E" style:family="table-column">
      <style:table-column-properties style:column-width="0.9917in"/>
    </style:style>
    <style:style style:name="Table242.F" style:family="table-column">
      <style:table-column-properties style:column-width="1.2542in"/>
    </style:style>
    <style:style style:name="Table242.1" style:family="table-row">
      <style:table-row-properties style:min-row-height="0.284in" style:keep-together="true" fo:keep-together="auto"/>
    </style:style>
    <style:style style:name="Table24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42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43" style:family="table">
      <style:table-properties style:width="6.6653in" fo:margin-left="-0.075in" table:align="left" style:writing-mode="lr-tb"/>
    </style:style>
    <style:style style:name="Table243.A" style:family="table-column">
      <style:table-column-properties style:column-width="1.6611in"/>
    </style:style>
    <style:style style:name="Table243.B" style:family="table-column">
      <style:table-column-properties style:column-width="0.5604in"/>
    </style:style>
    <style:style style:name="Table243.C" style:family="table-column">
      <style:table-column-properties style:column-width="1.1139in"/>
    </style:style>
    <style:style style:name="Table243.1" style:family="table-row">
      <style:table-row-properties style:min-row-height="0.284in" style:keep-together="true" fo:keep-together="auto"/>
    </style:style>
    <style:style style:name="Table24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43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4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44" style:family="table">
      <style:table-properties style:width="6.6569in" fo:margin-left="-0.075in" table:align="left" style:writing-mode="lr-tb"/>
    </style:style>
    <style:style style:name="Table244.A" style:family="table-column">
      <style:table-column-properties style:column-width="2.7493in"/>
    </style:style>
    <style:style style:name="Table244.B" style:family="table-column">
      <style:table-column-properties style:column-width="0.5785in"/>
    </style:style>
    <style:style style:name="Table244.1" style:family="table-row">
      <style:table-row-properties style:min-row-height="0.284in" style:keep-together="true" fo:keep-together="auto"/>
    </style:style>
    <style:style style:name="Table244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4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4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44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45" style:family="table">
      <style:table-properties style:width="6.8944in" fo:margin-left="-0.075in" table:align="left" style:writing-mode="lr-tb"/>
    </style:style>
    <style:style style:name="Table245.A" style:family="table-column">
      <style:table-column-properties style:column-width="1.6951in"/>
    </style:style>
    <style:style style:name="Table245.B" style:family="table-column">
      <style:table-column-properties style:column-width="0.6028in"/>
    </style:style>
    <style:style style:name="Table245.C" style:family="table-column">
      <style:table-column-properties style:column-width="2.0354in"/>
    </style:style>
    <style:style style:name="Table245.1" style:family="table-row">
      <style:table-row-properties style:min-row-height="0.284in" style:keep-together="true" fo:keep-together="auto"/>
    </style:style>
    <style:style style:name="Table24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4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45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4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45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46" style:family="table">
      <style:table-properties style:width="6.8653in" fo:margin-left="-0.075in" table:align="left" style:writing-mode="lr-tb"/>
    </style:style>
    <style:style style:name="Table246.A" style:family="table-column">
      <style:table-column-properties style:column-width="0.5278in"/>
    </style:style>
    <style:style style:name="Table246.B" style:family="table-column">
      <style:table-column-properties style:column-width="1.1882in"/>
    </style:style>
    <style:style style:name="Table246.C" style:family="table-column">
      <style:table-column-properties style:column-width="0.4007in"/>
    </style:style>
    <style:style style:name="Table246.D" style:family="table-column">
      <style:table-column-properties style:column-width="2.0667in"/>
    </style:style>
    <style:style style:name="Table246.1" style:family="table-row">
      <style:table-row-properties style:min-row-height="0.284in" style:keep-together="true" fo:keep-together="auto"/>
    </style:style>
    <style:style style:name="Table24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4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46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47" style:family="table">
      <style:table-properties style:width="6.866in" fo:margin-left="-0.075in" table:align="left" style:writing-mode="lr-tb"/>
    </style:style>
    <style:style style:name="Table247.A" style:family="table-column">
      <style:table-column-properties style:column-width="0.5521in"/>
    </style:style>
    <style:style style:name="Table247.B" style:family="table-column">
      <style:table-column-properties style:column-width="1.1639in"/>
    </style:style>
    <style:style style:name="Table247.C" style:family="table-column">
      <style:table-column-properties style:column-width="0.4028in"/>
    </style:style>
    <style:style style:name="Table247.D" style:family="table-column">
      <style:table-column-properties style:column-width="2.3042in"/>
    </style:style>
    <style:style style:name="Table247.1" style:family="table-row">
      <style:table-row-properties style:min-row-height="0.284in" style:keep-together="true" fo:keep-together="auto"/>
    </style:style>
    <style:style style:name="Table24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4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47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48" style:family="table">
      <style:table-properties style:width="6.8861in" fo:margin-left="-0.075in" table:align="left" style:writing-mode="lr-tb"/>
    </style:style>
    <style:style style:name="Table248.A" style:family="table-column">
      <style:table-column-properties style:column-width="0.4549in"/>
    </style:style>
    <style:style style:name="Table248.B" style:family="table-column">
      <style:table-column-properties style:column-width="0.6924in"/>
    </style:style>
    <style:style style:name="Table248.C" style:family="table-column">
      <style:table-column-properties style:column-width="0.1889in"/>
    </style:style>
    <style:style style:name="Table248.D" style:family="table-column">
      <style:table-column-properties style:column-width="1.6069in"/>
    </style:style>
    <style:style style:name="Table248.E" style:family="table-column">
      <style:table-column-properties style:column-width="1.1896in"/>
    </style:style>
    <style:style style:name="Table248.F" style:family="table-column">
      <style:table-column-properties style:column-width="1.0028in"/>
    </style:style>
    <style:style style:name="Table248.1" style:family="table-row">
      <style:table-row-properties style:min-row-height="0.284in" style:keep-together="true" fo:keep-together="auto"/>
    </style:style>
    <style:style style:name="Table24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4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48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48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48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49" style:family="table">
      <style:table-properties style:width="6.8965in" fo:margin-left="-0.075in" table:align="left" style:writing-mode="lr-tb"/>
    </style:style>
    <style:style style:name="Table249.A" style:family="table-column">
      <style:table-column-properties style:column-width="0.5646in"/>
    </style:style>
    <style:style style:name="Table249.B" style:family="table-column">
      <style:table-column-properties style:column-width="1.3889in"/>
    </style:style>
    <style:style style:name="Table249.C" style:family="table-column">
      <style:table-column-properties style:column-width="1.3979in"/>
    </style:style>
    <style:style style:name="Table249.D" style:family="table-column">
      <style:table-column-properties style:column-width="1.2986in"/>
    </style:style>
    <style:style style:name="Table249.E" style:family="table-column">
      <style:table-column-properties style:column-width="0.9917in"/>
    </style:style>
    <style:style style:name="Table249.F" style:family="table-column">
      <style:table-column-properties style:column-width="1.2542in"/>
    </style:style>
    <style:style style:name="Table249.1" style:family="table-row">
      <style:table-row-properties style:min-row-height="0.284in" style:keep-together="true" fo:keep-together="auto"/>
    </style:style>
    <style:style style:name="Table24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49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50" style:family="table">
      <style:table-properties style:width="6.6653in" fo:margin-left="-0.075in" table:align="left" style:writing-mode="lr-tb"/>
    </style:style>
    <style:style style:name="Table250.A" style:family="table-column">
      <style:table-column-properties style:column-width="1.6611in"/>
    </style:style>
    <style:style style:name="Table250.B" style:family="table-column">
      <style:table-column-properties style:column-width="0.5604in"/>
    </style:style>
    <style:style style:name="Table250.C" style:family="table-column">
      <style:table-column-properties style:column-width="1.1139in"/>
    </style:style>
    <style:style style:name="Table250.1" style:family="table-row">
      <style:table-row-properties style:min-row-height="0.284in" style:keep-together="true" fo:keep-together="auto"/>
    </style:style>
    <style:style style:name="Table25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50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5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51" style:family="table">
      <style:table-properties style:width="6.6569in" fo:margin-left="-0.075in" table:align="left" style:writing-mode="lr-tb"/>
    </style:style>
    <style:style style:name="Table251.A" style:family="table-column">
      <style:table-column-properties style:column-width="2.7493in"/>
    </style:style>
    <style:style style:name="Table251.B" style:family="table-column">
      <style:table-column-properties style:column-width="0.5785in"/>
    </style:style>
    <style:style style:name="Table251.1" style:family="table-row">
      <style:table-row-properties style:min-row-height="0.284in" style:keep-together="true" fo:keep-together="auto"/>
    </style:style>
    <style:style style:name="Table251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5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5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51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52" style:family="table">
      <style:table-properties style:width="6.8944in" fo:margin-left="-0.075in" table:align="left" style:writing-mode="lr-tb"/>
    </style:style>
    <style:style style:name="Table252.A" style:family="table-column">
      <style:table-column-properties style:column-width="1.6951in"/>
    </style:style>
    <style:style style:name="Table252.B" style:family="table-column">
      <style:table-column-properties style:column-width="0.6028in"/>
    </style:style>
    <style:style style:name="Table252.C" style:family="table-column">
      <style:table-column-properties style:column-width="2.0354in"/>
    </style:style>
    <style:style style:name="Table252.1" style:family="table-row">
      <style:table-row-properties style:min-row-height="0.284in" style:keep-together="true" fo:keep-together="auto"/>
    </style:style>
    <style:style style:name="Table25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5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52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5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52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53" style:family="table">
      <style:table-properties style:width="6.8653in" fo:margin-left="-0.075in" table:align="left" style:writing-mode="lr-tb"/>
    </style:style>
    <style:style style:name="Table253.A" style:family="table-column">
      <style:table-column-properties style:column-width="0.5278in"/>
    </style:style>
    <style:style style:name="Table253.B" style:family="table-column">
      <style:table-column-properties style:column-width="1.1882in"/>
    </style:style>
    <style:style style:name="Table253.C" style:family="table-column">
      <style:table-column-properties style:column-width="0.4007in"/>
    </style:style>
    <style:style style:name="Table253.D" style:family="table-column">
      <style:table-column-properties style:column-width="2.0667in"/>
    </style:style>
    <style:style style:name="Table253.1" style:family="table-row">
      <style:table-row-properties style:min-row-height="0.284in" style:keep-together="true" fo:keep-together="auto"/>
    </style:style>
    <style:style style:name="Table25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5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53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54" style:family="table">
      <style:table-properties style:width="6.866in" fo:margin-left="-0.075in" table:align="left" style:writing-mode="lr-tb"/>
    </style:style>
    <style:style style:name="Table254.A" style:family="table-column">
      <style:table-column-properties style:column-width="0.5521in"/>
    </style:style>
    <style:style style:name="Table254.B" style:family="table-column">
      <style:table-column-properties style:column-width="1.1639in"/>
    </style:style>
    <style:style style:name="Table254.C" style:family="table-column">
      <style:table-column-properties style:column-width="0.4028in"/>
    </style:style>
    <style:style style:name="Table254.D" style:family="table-column">
      <style:table-column-properties style:column-width="2.3042in"/>
    </style:style>
    <style:style style:name="Table254.1" style:family="table-row">
      <style:table-row-properties style:min-row-height="0.284in" style:keep-together="true" fo:keep-together="auto"/>
    </style:style>
    <style:style style:name="Table25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5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54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55" style:family="table">
      <style:table-properties style:width="6.8861in" fo:margin-left="-0.075in" table:align="left" style:writing-mode="lr-tb"/>
    </style:style>
    <style:style style:name="Table255.A" style:family="table-column">
      <style:table-column-properties style:column-width="0.4549in"/>
    </style:style>
    <style:style style:name="Table255.B" style:family="table-column">
      <style:table-column-properties style:column-width="0.6924in"/>
    </style:style>
    <style:style style:name="Table255.C" style:family="table-column">
      <style:table-column-properties style:column-width="0.1889in"/>
    </style:style>
    <style:style style:name="Table255.D" style:family="table-column">
      <style:table-column-properties style:column-width="1.6069in"/>
    </style:style>
    <style:style style:name="Table255.E" style:family="table-column">
      <style:table-column-properties style:column-width="1.1896in"/>
    </style:style>
    <style:style style:name="Table255.F" style:family="table-column">
      <style:table-column-properties style:column-width="1.0028in"/>
    </style:style>
    <style:style style:name="Table255.1" style:family="table-row">
      <style:table-row-properties style:min-row-height="0.284in" style:keep-together="true" fo:keep-together="auto"/>
    </style:style>
    <style:style style:name="Table25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5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55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55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55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56" style:family="table">
      <style:table-properties style:width="6.8965in" fo:margin-left="-0.075in" table:align="left" style:writing-mode="lr-tb"/>
    </style:style>
    <style:style style:name="Table256.A" style:family="table-column">
      <style:table-column-properties style:column-width="0.5646in"/>
    </style:style>
    <style:style style:name="Table256.B" style:family="table-column">
      <style:table-column-properties style:column-width="1.3889in"/>
    </style:style>
    <style:style style:name="Table256.C" style:family="table-column">
      <style:table-column-properties style:column-width="1.3979in"/>
    </style:style>
    <style:style style:name="Table256.D" style:family="table-column">
      <style:table-column-properties style:column-width="1.2986in"/>
    </style:style>
    <style:style style:name="Table256.E" style:family="table-column">
      <style:table-column-properties style:column-width="0.9917in"/>
    </style:style>
    <style:style style:name="Table256.F" style:family="table-column">
      <style:table-column-properties style:column-width="1.2542in"/>
    </style:style>
    <style:style style:name="Table256.1" style:family="table-row">
      <style:table-row-properties style:min-row-height="0.284in" style:keep-together="true" fo:keep-together="auto"/>
    </style:style>
    <style:style style:name="Table25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56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57" style:family="table">
      <style:table-properties style:width="6.8965in" fo:margin-left="-0.075in" table:align="left" style:writing-mode="lr-tb"/>
    </style:style>
    <style:style style:name="Table257.A" style:family="table-column">
      <style:table-column-properties style:column-width="0.5646in"/>
    </style:style>
    <style:style style:name="Table257.B" style:family="table-column">
      <style:table-column-properties style:column-width="1.3889in"/>
    </style:style>
    <style:style style:name="Table257.C" style:family="table-column">
      <style:table-column-properties style:column-width="1.3979in"/>
    </style:style>
    <style:style style:name="Table257.D" style:family="table-column">
      <style:table-column-properties style:column-width="1.2986in"/>
    </style:style>
    <style:style style:name="Table257.E" style:family="table-column">
      <style:table-column-properties style:column-width="0.9917in"/>
    </style:style>
    <style:style style:name="Table257.F" style:family="table-column">
      <style:table-column-properties style:column-width="1.2542in"/>
    </style:style>
    <style:style style:name="Table257.1" style:family="table-row">
      <style:table-row-properties style:min-row-height="0.284in" style:keep-together="true" fo:keep-together="auto"/>
    </style:style>
    <style:style style:name="Table25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57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58" style:family="table">
      <style:table-properties style:width="6.6653in" fo:margin-left="-0.075in" table:align="left" style:writing-mode="lr-tb"/>
    </style:style>
    <style:style style:name="Table258.A" style:family="table-column">
      <style:table-column-properties style:column-width="1.6611in"/>
    </style:style>
    <style:style style:name="Table258.B" style:family="table-column">
      <style:table-column-properties style:column-width="0.5604in"/>
    </style:style>
    <style:style style:name="Table258.C" style:family="table-column">
      <style:table-column-properties style:column-width="1.1139in"/>
    </style:style>
    <style:style style:name="Table258.1" style:family="table-row">
      <style:table-row-properties style:min-row-height="0.284in" style:keep-together="true" fo:keep-together="auto"/>
    </style:style>
    <style:style style:name="Table25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58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5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59" style:family="table">
      <style:table-properties style:width="6.6569in" fo:margin-left="-0.075in" table:align="left" style:writing-mode="lr-tb"/>
    </style:style>
    <style:style style:name="Table259.A" style:family="table-column">
      <style:table-column-properties style:column-width="2.7493in"/>
    </style:style>
    <style:style style:name="Table259.B" style:family="table-column">
      <style:table-column-properties style:column-width="0.5785in"/>
    </style:style>
    <style:style style:name="Table259.1" style:family="table-row">
      <style:table-row-properties style:min-row-height="0.284in" style:keep-together="true" fo:keep-together="auto"/>
    </style:style>
    <style:style style:name="Table259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5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5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59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60" style:family="table">
      <style:table-properties style:width="6.8944in" fo:margin-left="-0.075in" table:align="left" style:writing-mode="lr-tb"/>
    </style:style>
    <style:style style:name="Table260.A" style:family="table-column">
      <style:table-column-properties style:column-width="1.6951in"/>
    </style:style>
    <style:style style:name="Table260.B" style:family="table-column">
      <style:table-column-properties style:column-width="0.6028in"/>
    </style:style>
    <style:style style:name="Table260.C" style:family="table-column">
      <style:table-column-properties style:column-width="2.0354in"/>
    </style:style>
    <style:style style:name="Table260.1" style:family="table-row">
      <style:table-row-properties style:min-row-height="0.284in" style:keep-together="true" fo:keep-together="auto"/>
    </style:style>
    <style:style style:name="Table26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6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60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6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60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61" style:family="table">
      <style:table-properties style:width="6.8653in" fo:margin-left="-0.075in" table:align="left" style:writing-mode="lr-tb"/>
    </style:style>
    <style:style style:name="Table261.A" style:family="table-column">
      <style:table-column-properties style:column-width="0.5278in"/>
    </style:style>
    <style:style style:name="Table261.B" style:family="table-column">
      <style:table-column-properties style:column-width="1.1882in"/>
    </style:style>
    <style:style style:name="Table261.C" style:family="table-column">
      <style:table-column-properties style:column-width="0.4007in"/>
    </style:style>
    <style:style style:name="Table261.D" style:family="table-column">
      <style:table-column-properties style:column-width="2.0667in"/>
    </style:style>
    <style:style style:name="Table261.1" style:family="table-row">
      <style:table-row-properties style:min-row-height="0.284in" style:keep-together="true" fo:keep-together="auto"/>
    </style:style>
    <style:style style:name="Table26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6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61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62" style:family="table">
      <style:table-properties style:width="6.866in" fo:margin-left="-0.075in" table:align="left" style:writing-mode="lr-tb"/>
    </style:style>
    <style:style style:name="Table262.A" style:family="table-column">
      <style:table-column-properties style:column-width="0.5521in"/>
    </style:style>
    <style:style style:name="Table262.B" style:family="table-column">
      <style:table-column-properties style:column-width="1.1639in"/>
    </style:style>
    <style:style style:name="Table262.C" style:family="table-column">
      <style:table-column-properties style:column-width="0.4028in"/>
    </style:style>
    <style:style style:name="Table262.D" style:family="table-column">
      <style:table-column-properties style:column-width="2.3042in"/>
    </style:style>
    <style:style style:name="Table262.1" style:family="table-row">
      <style:table-row-properties style:min-row-height="0.284in" style:keep-together="true" fo:keep-together="auto"/>
    </style:style>
    <style:style style:name="Table26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6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62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63" style:family="table">
      <style:table-properties style:width="6.8861in" fo:margin-left="-0.075in" table:align="left" style:writing-mode="lr-tb"/>
    </style:style>
    <style:style style:name="Table263.A" style:family="table-column">
      <style:table-column-properties style:column-width="0.4549in"/>
    </style:style>
    <style:style style:name="Table263.B" style:family="table-column">
      <style:table-column-properties style:column-width="0.6924in"/>
    </style:style>
    <style:style style:name="Table263.C" style:family="table-column">
      <style:table-column-properties style:column-width="0.1889in"/>
    </style:style>
    <style:style style:name="Table263.D" style:family="table-column">
      <style:table-column-properties style:column-width="1.6069in"/>
    </style:style>
    <style:style style:name="Table263.E" style:family="table-column">
      <style:table-column-properties style:column-width="1.1896in"/>
    </style:style>
    <style:style style:name="Table263.F" style:family="table-column">
      <style:table-column-properties style:column-width="1.0028in"/>
    </style:style>
    <style:style style:name="Table263.1" style:family="table-row">
      <style:table-row-properties style:min-row-height="0.284in" style:keep-together="true" fo:keep-together="auto"/>
    </style:style>
    <style:style style:name="Table26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6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63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63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63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64" style:family="table">
      <style:table-properties style:width="6.6757in" fo:margin-left="-0.075in" table:align="left" style:writing-mode="lr-tb"/>
    </style:style>
    <style:style style:name="Table264.A" style:family="table-column">
      <style:table-column-properties style:column-width="1.6743in"/>
    </style:style>
    <style:style style:name="Table264.B" style:family="table-column">
      <style:table-column-properties style:column-width="0.5507in"/>
    </style:style>
    <style:style style:name="Table264.C" style:family="table-column">
      <style:table-column-properties style:column-width="1.1243in"/>
    </style:style>
    <style:style style:name="Table264.1" style:family="table-row">
      <style:table-row-properties style:min-row-height="0.284in" style:keep-together="true" fo:keep-together="auto"/>
    </style:style>
    <style:style style:name="Table26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64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64.A3" style:family="table-cell">
      <style:table-cell-properties fo:padding-left="0.075in" fo:padding-right="0.075in" fo:padding-top="0in" fo:padding-bottom="0in" fo:border="0.0069in solid #00000a"/>
    </style:style>
    <style:style style:name="Table265" style:family="table">
      <style:table-properties style:width="6.6569in" fo:margin-left="-0.075in" table:align="left" style:writing-mode="lr-tb"/>
    </style:style>
    <style:style style:name="Table265.A" style:family="table-column">
      <style:table-column-properties style:column-width="2.7493in"/>
    </style:style>
    <style:style style:name="Table265.B" style:family="table-column">
      <style:table-column-properties style:column-width="0.5785in"/>
    </style:style>
    <style:style style:name="Table265.1" style:family="table-row">
      <style:table-row-properties style:min-row-height="0.284in" style:keep-together="true" fo:keep-together="auto"/>
    </style:style>
    <style:style style:name="Table265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6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6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65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66" style:family="table">
      <style:table-properties style:width="6.7465in" fo:margin-left="-0.075in" table:align="left" style:writing-mode="lr-tb"/>
    </style:style>
    <style:style style:name="Table266.A" style:family="table-column">
      <style:table-column-properties style:column-width="2.2486in"/>
    </style:style>
    <style:style style:name="Table266.1" style:family="table-row">
      <style:table-row-properties style:min-row-height="0.0694in" style:keep-together="true" fo:keep-together="auto"/>
    </style:style>
    <style:style style:name="Table26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6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66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6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66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66.A4" style:family="table-cell">
      <style:table-cell-properties fo:padding-left="0.075in" fo:padding-right="0.075in" fo:padding-top="0in" fo:padding-bottom="0in" fo:border="none"/>
    </style:style>
    <style:style style:name="Table267" style:family="table">
      <style:table-properties style:width="6.866in" fo:margin-left="-0.075in" table:align="left" style:writing-mode="lr-tb"/>
    </style:style>
    <style:style style:name="Table267.A" style:family="table-column">
      <style:table-column-properties style:column-width="0.5292in"/>
    </style:style>
    <style:style style:name="Table267.B" style:family="table-column">
      <style:table-column-properties style:column-width="1.1868in"/>
    </style:style>
    <style:style style:name="Table267.C" style:family="table-column">
      <style:table-column-properties style:column-width="0.4028in"/>
    </style:style>
    <style:style style:name="Table267.D" style:family="table-column">
      <style:table-column-properties style:column-width="2.3035in"/>
    </style:style>
    <style:style style:name="Table267.1" style:family="table-row">
      <style:table-row-properties style:min-row-height="0.284in" style:keep-together="true" fo:keep-together="auto"/>
    </style:style>
    <style:style style:name="Table26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6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6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68" style:family="table">
      <style:table-properties style:width="6.866in" fo:margin-left="-0.075in" table:align="left" style:writing-mode="lr-tb"/>
    </style:style>
    <style:style style:name="Table268.A" style:family="table-column">
      <style:table-column-properties style:column-width="0.5521in"/>
    </style:style>
    <style:style style:name="Table268.B" style:family="table-column">
      <style:table-column-properties style:column-width="1.1639in"/>
    </style:style>
    <style:style style:name="Table268.C" style:family="table-column">
      <style:table-column-properties style:column-width="0.4028in"/>
    </style:style>
    <style:style style:name="Table268.D" style:family="table-column">
      <style:table-column-properties style:column-width="2.3042in"/>
    </style:style>
    <style:style style:name="Table268.1" style:family="table-row">
      <style:table-row-properties style:min-row-height="0.284in" style:keep-together="true" fo:keep-together="auto"/>
    </style:style>
    <style:style style:name="Table26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6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6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69" style:family="table">
      <style:table-properties style:width="6.8861in" fo:margin-left="-0.075in" table:align="left" style:writing-mode="lr-tb"/>
    </style:style>
    <style:style style:name="Table269.A" style:family="table-column">
      <style:table-column-properties style:column-width="0.4944in"/>
    </style:style>
    <style:style style:name="Table269.B" style:family="table-column">
      <style:table-column-properties style:column-width="0.6528in"/>
    </style:style>
    <style:style style:name="Table269.C" style:family="table-column">
      <style:table-column-properties style:column-width="0.1903in"/>
    </style:style>
    <style:style style:name="Table269.D" style:family="table-column">
      <style:table-column-properties style:column-width="1.6069in"/>
    </style:style>
    <style:style style:name="Table269.E" style:family="table-column">
      <style:table-column-properties style:column-width="1.1896in"/>
    </style:style>
    <style:style style:name="Table269.F" style:family="table-column">
      <style:table-column-properties style:column-width="1.0514in"/>
    </style:style>
    <style:style style:name="Table269.1" style:family="table-row">
      <style:table-row-properties style:min-row-height="0.284in" style:keep-together="true" fo:keep-together="auto"/>
    </style:style>
    <style:style style:name="Table26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6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69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6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69.E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70" style:family="table">
      <style:table-properties style:width="6.6757in" fo:margin-left="-0.075in" table:align="left" style:writing-mode="lr-tb"/>
    </style:style>
    <style:style style:name="Table270.A" style:family="table-column">
      <style:table-column-properties style:column-width="1.6743in"/>
    </style:style>
    <style:style style:name="Table270.B" style:family="table-column">
      <style:table-column-properties style:column-width="0.5507in"/>
    </style:style>
    <style:style style:name="Table270.C" style:family="table-column">
      <style:table-column-properties style:column-width="1.1243in"/>
    </style:style>
    <style:style style:name="Table270.1" style:family="table-row">
      <style:table-row-properties style:min-row-height="0.284in" style:keep-together="true" fo:keep-together="auto"/>
    </style:style>
    <style:style style:name="Table27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70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70.A3" style:family="table-cell">
      <style:table-cell-properties fo:padding-left="0.075in" fo:padding-right="0.075in" fo:padding-top="0in" fo:padding-bottom="0in" fo:border="0.0069in solid #00000a"/>
    </style:style>
    <style:style style:name="Table271" style:family="table">
      <style:table-properties style:width="6.6569in" fo:margin-left="-0.075in" table:align="left" style:writing-mode="lr-tb"/>
    </style:style>
    <style:style style:name="Table271.A" style:family="table-column">
      <style:table-column-properties style:column-width="2.7493in"/>
    </style:style>
    <style:style style:name="Table271.B" style:family="table-column">
      <style:table-column-properties style:column-width="0.5785in"/>
    </style:style>
    <style:style style:name="Table271.1" style:family="table-row">
      <style:table-row-properties style:min-row-height="0.284in" style:keep-together="true" fo:keep-together="auto"/>
    </style:style>
    <style:style style:name="Table271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7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7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71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72" style:family="table">
      <style:table-properties style:width="6.7465in" fo:margin-left="-0.075in" table:align="left" style:writing-mode="lr-tb"/>
    </style:style>
    <style:style style:name="Table272.A" style:family="table-column">
      <style:table-column-properties style:column-width="2.2486in"/>
    </style:style>
    <style:style style:name="Table272.1" style:family="table-row">
      <style:table-row-properties style:min-row-height="0.0694in" style:keep-together="true" fo:keep-together="auto"/>
    </style:style>
    <style:style style:name="Table27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7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72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7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72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72.A4" style:family="table-cell">
      <style:table-cell-properties fo:padding-left="0.075in" fo:padding-right="0.075in" fo:padding-top="0in" fo:padding-bottom="0in" fo:border="none"/>
    </style:style>
    <style:style style:name="Table273" style:family="table">
      <style:table-properties style:width="6.866in" fo:margin-left="-0.075in" table:align="left" style:writing-mode="lr-tb"/>
    </style:style>
    <style:style style:name="Table273.A" style:family="table-column">
      <style:table-column-properties style:column-width="0.5292in"/>
    </style:style>
    <style:style style:name="Table273.B" style:family="table-column">
      <style:table-column-properties style:column-width="1.1868in"/>
    </style:style>
    <style:style style:name="Table273.C" style:family="table-column">
      <style:table-column-properties style:column-width="0.4028in"/>
    </style:style>
    <style:style style:name="Table273.D" style:family="table-column">
      <style:table-column-properties style:column-width="2.3035in"/>
    </style:style>
    <style:style style:name="Table273.1" style:family="table-row">
      <style:table-row-properties style:min-row-height="0.284in" style:keep-together="true" fo:keep-together="auto"/>
    </style:style>
    <style:style style:name="Table27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7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7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74" style:family="table">
      <style:table-properties style:width="6.866in" fo:margin-left="-0.075in" table:align="left" style:writing-mode="lr-tb"/>
    </style:style>
    <style:style style:name="Table274.A" style:family="table-column">
      <style:table-column-properties style:column-width="0.5521in"/>
    </style:style>
    <style:style style:name="Table274.B" style:family="table-column">
      <style:table-column-properties style:column-width="1.1639in"/>
    </style:style>
    <style:style style:name="Table274.C" style:family="table-column">
      <style:table-column-properties style:column-width="0.4028in"/>
    </style:style>
    <style:style style:name="Table274.D" style:family="table-column">
      <style:table-column-properties style:column-width="2.3042in"/>
    </style:style>
    <style:style style:name="Table274.1" style:family="table-row">
      <style:table-row-properties style:min-row-height="0.284in" style:keep-together="true" fo:keep-together="auto"/>
    </style:style>
    <style:style style:name="Table27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7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7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75" style:family="table">
      <style:table-properties style:width="6.8861in" fo:margin-left="-0.075in" table:align="left" style:writing-mode="lr-tb"/>
    </style:style>
    <style:style style:name="Table275.A" style:family="table-column">
      <style:table-column-properties style:column-width="0.4944in"/>
    </style:style>
    <style:style style:name="Table275.B" style:family="table-column">
      <style:table-column-properties style:column-width="0.6528in"/>
    </style:style>
    <style:style style:name="Table275.C" style:family="table-column">
      <style:table-column-properties style:column-width="0.1903in"/>
    </style:style>
    <style:style style:name="Table275.D" style:family="table-column">
      <style:table-column-properties style:column-width="1.6069in"/>
    </style:style>
    <style:style style:name="Table275.E" style:family="table-column">
      <style:table-column-properties style:column-width="1.1896in"/>
    </style:style>
    <style:style style:name="Table275.F" style:family="table-column">
      <style:table-column-properties style:column-width="1.0514in"/>
    </style:style>
    <style:style style:name="Table275.1" style:family="table-row">
      <style:table-row-properties style:min-row-height="0.284in" style:keep-together="true" fo:keep-together="auto"/>
    </style:style>
    <style:style style:name="Table27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7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75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7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75.E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76" style:family="table">
      <style:table-properties style:width="6.8965in" fo:margin-left="-0.075in" table:align="left" style:writing-mode="lr-tb"/>
    </style:style>
    <style:style style:name="Table276.A" style:family="table-column">
      <style:table-column-properties style:column-width="0.5625in"/>
    </style:style>
    <style:style style:name="Table276.B" style:family="table-column">
      <style:table-column-properties style:column-width="1.3931in"/>
    </style:style>
    <style:style style:name="Table276.C" style:family="table-column">
      <style:table-column-properties style:column-width="1.3576in"/>
    </style:style>
    <style:style style:name="Table276.D" style:family="table-column">
      <style:table-column-properties style:column-width="1.209in"/>
    </style:style>
    <style:style style:name="Table276.E" style:family="table-column">
      <style:table-column-properties style:column-width="1.2313in"/>
    </style:style>
    <style:style style:name="Table276.F" style:family="table-column">
      <style:table-column-properties style:column-width="1.1424in"/>
    </style:style>
    <style:style style:name="Table276.1" style:family="table-row">
      <style:table-row-properties style:min-row-height="0.284in" style:keep-together="true" fo:keep-together="auto"/>
    </style:style>
    <style:style style:name="Table276.A1" style:family="table-cell">
      <style:table-cell-properties fo:padding-left="0.075in" fo:padding-right="0.075in" fo:padding-top="0in" fo:padding-bottom="0in" fo:border="0.0069in solid #00000a"/>
    </style:style>
    <style:style style:name="Table277" style:family="table">
      <style:table-properties style:width="6.6757in" fo:margin-left="-0.075in" table:align="left" style:writing-mode="lr-tb"/>
    </style:style>
    <style:style style:name="Table277.A" style:family="table-column">
      <style:table-column-properties style:column-width="1.6743in"/>
    </style:style>
    <style:style style:name="Table277.B" style:family="table-column">
      <style:table-column-properties style:column-width="0.5507in"/>
    </style:style>
    <style:style style:name="Table277.C" style:family="table-column">
      <style:table-column-properties style:column-width="1.1243in"/>
    </style:style>
    <style:style style:name="Table277.1" style:family="table-row">
      <style:table-row-properties style:min-row-height="0.284in" style:keep-together="true" fo:keep-together="auto"/>
    </style:style>
    <style:style style:name="Table27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77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77.A3" style:family="table-cell">
      <style:table-cell-properties fo:padding-left="0.075in" fo:padding-right="0.075in" fo:padding-top="0in" fo:padding-bottom="0in" fo:border="0.0069in solid #00000a"/>
    </style:style>
    <style:style style:name="Table278" style:family="table">
      <style:table-properties style:width="6.6569in" fo:margin-left="-0.075in" table:align="left" style:writing-mode="lr-tb"/>
    </style:style>
    <style:style style:name="Table278.A" style:family="table-column">
      <style:table-column-properties style:column-width="2.7493in"/>
    </style:style>
    <style:style style:name="Table278.B" style:family="table-column">
      <style:table-column-properties style:column-width="0.5785in"/>
    </style:style>
    <style:style style:name="Table278.1" style:family="table-row">
      <style:table-row-properties style:min-row-height="0.284in" style:keep-together="true" fo:keep-together="auto"/>
    </style:style>
    <style:style style:name="Table278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7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78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78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79" style:family="table">
      <style:table-properties style:width="6.7465in" fo:margin-left="-0.075in" table:align="left" style:writing-mode="lr-tb"/>
    </style:style>
    <style:style style:name="Table279.A" style:family="table-column">
      <style:table-column-properties style:column-width="2.2486in"/>
    </style:style>
    <style:style style:name="Table279.1" style:family="table-row">
      <style:table-row-properties style:min-row-height="0.0694in" style:keep-together="true" fo:keep-together="auto"/>
    </style:style>
    <style:style style:name="Table27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7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79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7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79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79.A4" style:family="table-cell">
      <style:table-cell-properties fo:padding-left="0.075in" fo:padding-right="0.075in" fo:padding-top="0in" fo:padding-bottom="0in" fo:border="none"/>
    </style:style>
    <style:style style:name="Table280" style:family="table">
      <style:table-properties style:width="6.866in" fo:margin-left="-0.075in" table:align="left" style:writing-mode="lr-tb"/>
    </style:style>
    <style:style style:name="Table280.A" style:family="table-column">
      <style:table-column-properties style:column-width="0.5292in"/>
    </style:style>
    <style:style style:name="Table280.B" style:family="table-column">
      <style:table-column-properties style:column-width="1.1868in"/>
    </style:style>
    <style:style style:name="Table280.C" style:family="table-column">
      <style:table-column-properties style:column-width="0.4028in"/>
    </style:style>
    <style:style style:name="Table280.D" style:family="table-column">
      <style:table-column-properties style:column-width="2.3035in"/>
    </style:style>
    <style:style style:name="Table280.1" style:family="table-row">
      <style:table-row-properties style:min-row-height="0.284in" style:keep-together="true" fo:keep-together="auto"/>
    </style:style>
    <style:style style:name="Table28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8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8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81" style:family="table">
      <style:table-properties style:width="6.866in" fo:margin-left="-0.075in" table:align="left" style:writing-mode="lr-tb"/>
    </style:style>
    <style:style style:name="Table281.A" style:family="table-column">
      <style:table-column-properties style:column-width="0.5521in"/>
    </style:style>
    <style:style style:name="Table281.B" style:family="table-column">
      <style:table-column-properties style:column-width="1.1639in"/>
    </style:style>
    <style:style style:name="Table281.C" style:family="table-column">
      <style:table-column-properties style:column-width="0.4028in"/>
    </style:style>
    <style:style style:name="Table281.D" style:family="table-column">
      <style:table-column-properties style:column-width="2.3042in"/>
    </style:style>
    <style:style style:name="Table281.1" style:family="table-row">
      <style:table-row-properties style:min-row-height="0.284in" style:keep-together="true" fo:keep-together="auto"/>
    </style:style>
    <style:style style:name="Table28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8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81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82" style:family="table">
      <style:table-properties style:width="6.8861in" fo:margin-left="-0.075in" table:align="left" style:writing-mode="lr-tb"/>
    </style:style>
    <style:style style:name="Table282.A" style:family="table-column">
      <style:table-column-properties style:column-width="0.4944in"/>
    </style:style>
    <style:style style:name="Table282.B" style:family="table-column">
      <style:table-column-properties style:column-width="0.6528in"/>
    </style:style>
    <style:style style:name="Table282.C" style:family="table-column">
      <style:table-column-properties style:column-width="0.1903in"/>
    </style:style>
    <style:style style:name="Table282.D" style:family="table-column">
      <style:table-column-properties style:column-width="1.6069in"/>
    </style:style>
    <style:style style:name="Table282.E" style:family="table-column">
      <style:table-column-properties style:column-width="1.1896in"/>
    </style:style>
    <style:style style:name="Table282.F" style:family="table-column">
      <style:table-column-properties style:column-width="1.0514in"/>
    </style:style>
    <style:style style:name="Table282.1" style:family="table-row">
      <style:table-row-properties style:min-row-height="0.284in" style:keep-together="true" fo:keep-together="auto"/>
    </style:style>
    <style:style style:name="Table28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8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82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82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82.E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83" style:family="table">
      <style:table-properties style:width="6.8965in" fo:margin-left="-0.075in" table:align="left" style:writing-mode="lr-tb"/>
    </style:style>
    <style:style style:name="Table283.A" style:family="table-column">
      <style:table-column-properties style:column-width="0.5646in"/>
    </style:style>
    <style:style style:name="Table283.B" style:family="table-column">
      <style:table-column-properties style:column-width="1.3889in"/>
    </style:style>
    <style:style style:name="Table283.C" style:family="table-column">
      <style:table-column-properties style:column-width="1.3979in"/>
    </style:style>
    <style:style style:name="Table283.D" style:family="table-column">
      <style:table-column-properties style:column-width="1.2986in"/>
    </style:style>
    <style:style style:name="Table283.E" style:family="table-column">
      <style:table-column-properties style:column-width="0.9917in"/>
    </style:style>
    <style:style style:name="Table283.F" style:family="table-column">
      <style:table-column-properties style:column-width="1.2542in"/>
    </style:style>
    <style:style style:name="Table283.1" style:family="table-row">
      <style:table-row-properties style:min-row-height="0.284in" style:keep-together="true" fo:keep-together="auto"/>
    </style:style>
    <style:style style:name="Table28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83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84" style:family="table">
      <style:table-properties style:width="6.8965in" fo:margin-left="-0.075in" table:align="left" style:writing-mode="lr-tb"/>
    </style:style>
    <style:style style:name="Table284.A" style:family="table-column">
      <style:table-column-properties style:column-width="0.5646in"/>
    </style:style>
    <style:style style:name="Table284.B" style:family="table-column">
      <style:table-column-properties style:column-width="1.3889in"/>
    </style:style>
    <style:style style:name="Table284.C" style:family="table-column">
      <style:table-column-properties style:column-width="1.3979in"/>
    </style:style>
    <style:style style:name="Table284.D" style:family="table-column">
      <style:table-column-properties style:column-width="1.2986in"/>
    </style:style>
    <style:style style:name="Table284.E" style:family="table-column">
      <style:table-column-properties style:column-width="0.9917in"/>
    </style:style>
    <style:style style:name="Table284.F" style:family="table-column">
      <style:table-column-properties style:column-width="1.2542in"/>
    </style:style>
    <style:style style:name="Table284.1" style:family="table-row">
      <style:table-row-properties style:min-row-height="0.284in" style:keep-together="true" fo:keep-together="auto"/>
    </style:style>
    <style:style style:name="Table284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84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85" style:family="table">
      <style:table-properties style:width="6.6653in" fo:margin-left="-0.075in" table:align="left" style:writing-mode="lr-tb"/>
    </style:style>
    <style:style style:name="Table285.A" style:family="table-column">
      <style:table-column-properties style:column-width="1.6611in"/>
    </style:style>
    <style:style style:name="Table285.B" style:family="table-column">
      <style:table-column-properties style:column-width="0.5604in"/>
    </style:style>
    <style:style style:name="Table285.C" style:family="table-column">
      <style:table-column-properties style:column-width="1.1139in"/>
    </style:style>
    <style:style style:name="Table285.1" style:family="table-row">
      <style:table-row-properties style:min-row-height="0.284in" style:keep-together="true" fo:keep-together="auto"/>
    </style:style>
    <style:style style:name="Table28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85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8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86" style:family="table">
      <style:table-properties style:width="6.6569in" fo:margin-left="-0.075in" table:align="left" style:writing-mode="lr-tb"/>
    </style:style>
    <style:style style:name="Table286.A" style:family="table-column">
      <style:table-column-properties style:column-width="2.7493in"/>
    </style:style>
    <style:style style:name="Table286.B" style:family="table-column">
      <style:table-column-properties style:column-width="0.5785in"/>
    </style:style>
    <style:style style:name="Table286.1" style:family="table-row">
      <style:table-row-properties style:min-row-height="0.284in" style:keep-together="true" fo:keep-together="auto"/>
    </style:style>
    <style:style style:name="Table286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8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86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86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87" style:family="table">
      <style:table-properties style:width="6.8944in" fo:margin-left="-0.075in" table:align="left" style:writing-mode="lr-tb"/>
    </style:style>
    <style:style style:name="Table287.A" style:family="table-column">
      <style:table-column-properties style:column-width="1.6951in"/>
    </style:style>
    <style:style style:name="Table287.B" style:family="table-column">
      <style:table-column-properties style:column-width="0.6028in"/>
    </style:style>
    <style:style style:name="Table287.C" style:family="table-column">
      <style:table-column-properties style:column-width="2.0354in"/>
    </style:style>
    <style:style style:name="Table287.1" style:family="table-row">
      <style:table-row-properties style:min-row-height="0.284in" style:keep-together="true" fo:keep-together="auto"/>
    </style:style>
    <style:style style:name="Table28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8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87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87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87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88" style:family="table">
      <style:table-properties style:width="6.8653in" fo:margin-left="-0.075in" table:align="left" style:writing-mode="lr-tb"/>
    </style:style>
    <style:style style:name="Table288.A" style:family="table-column">
      <style:table-column-properties style:column-width="0.5278in"/>
    </style:style>
    <style:style style:name="Table288.B" style:family="table-column">
      <style:table-column-properties style:column-width="1.1882in"/>
    </style:style>
    <style:style style:name="Table288.C" style:family="table-column">
      <style:table-column-properties style:column-width="0.4007in"/>
    </style:style>
    <style:style style:name="Table288.D" style:family="table-column">
      <style:table-column-properties style:column-width="2.0667in"/>
    </style:style>
    <style:style style:name="Table288.1" style:family="table-row">
      <style:table-row-properties style:min-row-height="0.284in" style:keep-together="true" fo:keep-together="auto"/>
    </style:style>
    <style:style style:name="Table28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8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88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89" style:family="table">
      <style:table-properties style:width="6.866in" fo:margin-left="-0.075in" table:align="left" style:writing-mode="lr-tb"/>
    </style:style>
    <style:style style:name="Table289.A" style:family="table-column">
      <style:table-column-properties style:column-width="0.5521in"/>
    </style:style>
    <style:style style:name="Table289.B" style:family="table-column">
      <style:table-column-properties style:column-width="1.1639in"/>
    </style:style>
    <style:style style:name="Table289.C" style:family="table-column">
      <style:table-column-properties style:column-width="0.4028in"/>
    </style:style>
    <style:style style:name="Table289.D" style:family="table-column">
      <style:table-column-properties style:column-width="2.3042in"/>
    </style:style>
    <style:style style:name="Table289.1" style:family="table-row">
      <style:table-row-properties style:min-row-height="0.284in" style:keep-together="true" fo:keep-together="auto"/>
    </style:style>
    <style:style style:name="Table289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8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89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90" style:family="table">
      <style:table-properties style:width="6.8861in" fo:margin-left="-0.075in" table:align="left" style:writing-mode="lr-tb"/>
    </style:style>
    <style:style style:name="Table290.A" style:family="table-column">
      <style:table-column-properties style:column-width="0.4549in"/>
    </style:style>
    <style:style style:name="Table290.B" style:family="table-column">
      <style:table-column-properties style:column-width="0.6924in"/>
    </style:style>
    <style:style style:name="Table290.C" style:family="table-column">
      <style:table-column-properties style:column-width="0.1889in"/>
    </style:style>
    <style:style style:name="Table290.D" style:family="table-column">
      <style:table-column-properties style:column-width="1.6069in"/>
    </style:style>
    <style:style style:name="Table290.E" style:family="table-column">
      <style:table-column-properties style:column-width="1.1896in"/>
    </style:style>
    <style:style style:name="Table290.F" style:family="table-column">
      <style:table-column-properties style:column-width="1.0028in"/>
    </style:style>
    <style:style style:name="Table290.1" style:family="table-row">
      <style:table-row-properties style:min-row-height="0.284in" style:keep-together="true" fo:keep-together="auto"/>
    </style:style>
    <style:style style:name="Table29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9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90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90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90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91" style:family="table">
      <style:table-properties style:width="6.8965in" fo:margin-left="-0.075in" table:align="left" style:writing-mode="lr-tb"/>
    </style:style>
    <style:style style:name="Table291.A" style:family="table-column">
      <style:table-column-properties style:column-width="0.5646in"/>
    </style:style>
    <style:style style:name="Table291.B" style:family="table-column">
      <style:table-column-properties style:column-width="1.3889in"/>
    </style:style>
    <style:style style:name="Table291.C" style:family="table-column">
      <style:table-column-properties style:column-width="1.3979in"/>
    </style:style>
    <style:style style:name="Table291.D" style:family="table-column">
      <style:table-column-properties style:column-width="1.2986in"/>
    </style:style>
    <style:style style:name="Table291.E" style:family="table-column">
      <style:table-column-properties style:column-width="0.9917in"/>
    </style:style>
    <style:style style:name="Table291.F" style:family="table-column">
      <style:table-column-properties style:column-width="1.2542in"/>
    </style:style>
    <style:style style:name="Table291.1" style:family="table-row">
      <style:table-row-properties style:min-row-height="0.284in" style:keep-together="true" fo:keep-together="auto"/>
    </style:style>
    <style:style style:name="Table29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91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92" style:family="table">
      <style:table-properties style:width="6.8965in" fo:margin-left="-0.075in" table:align="left" style:writing-mode="lr-tb"/>
    </style:style>
    <style:style style:name="Table292.A" style:family="table-column">
      <style:table-column-properties style:column-width="0.5646in"/>
    </style:style>
    <style:style style:name="Table292.B" style:family="table-column">
      <style:table-column-properties style:column-width="1.3889in"/>
    </style:style>
    <style:style style:name="Table292.C" style:family="table-column">
      <style:table-column-properties style:column-width="1.3979in"/>
    </style:style>
    <style:style style:name="Table292.D" style:family="table-column">
      <style:table-column-properties style:column-width="1.2986in"/>
    </style:style>
    <style:style style:name="Table292.E" style:family="table-column">
      <style:table-column-properties style:column-width="0.9917in"/>
    </style:style>
    <style:style style:name="Table292.F" style:family="table-column">
      <style:table-column-properties style:column-width="1.2542in"/>
    </style:style>
    <style:style style:name="Table292.1" style:family="table-row">
      <style:table-row-properties style:min-row-height="0.284in" style:keep-together="true" fo:keep-together="auto"/>
    </style:style>
    <style:style style:name="Table29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92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93" style:family="table">
      <style:table-properties style:width="6.6653in" fo:margin-left="-0.075in" table:align="left" style:writing-mode="lr-tb"/>
    </style:style>
    <style:style style:name="Table293.A" style:family="table-column">
      <style:table-column-properties style:column-width="1.6611in"/>
    </style:style>
    <style:style style:name="Table293.B" style:family="table-column">
      <style:table-column-properties style:column-width="0.5604in"/>
    </style:style>
    <style:style style:name="Table293.C" style:family="table-column">
      <style:table-column-properties style:column-width="1.1139in"/>
    </style:style>
    <style:style style:name="Table293.1" style:family="table-row">
      <style:table-row-properties style:min-row-height="0.284in" style:keep-together="true" fo:keep-together="auto"/>
    </style:style>
    <style:style style:name="Table29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93.A2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93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94" style:family="table">
      <style:table-properties style:width="6.6569in" fo:margin-left="-0.075in" table:align="left" style:writing-mode="lr-tb"/>
    </style:style>
    <style:style style:name="Table294.A" style:family="table-column">
      <style:table-column-properties style:column-width="2.7493in"/>
    </style:style>
    <style:style style:name="Table294.B" style:family="table-column">
      <style:table-column-properties style:column-width="0.5785in"/>
    </style:style>
    <style:style style:name="Table294.1" style:family="table-row">
      <style:table-row-properties style:min-row-height="0.284in" style:keep-together="true" fo:keep-together="auto"/>
    </style:style>
    <style:style style:name="Table294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94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94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94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95" style:family="table">
      <style:table-properties style:width="6.8944in" fo:margin-left="-0.075in" table:align="left" style:writing-mode="lr-tb"/>
    </style:style>
    <style:style style:name="Table295.A" style:family="table-column">
      <style:table-column-properties style:column-width="1.6951in"/>
    </style:style>
    <style:style style:name="Table295.B" style:family="table-column">
      <style:table-column-properties style:column-width="0.6028in"/>
    </style:style>
    <style:style style:name="Table295.C" style:family="table-column">
      <style:table-column-properties style:column-width="2.0354in"/>
    </style:style>
    <style:style style:name="Table295.1" style:family="table-row">
      <style:table-row-properties style:min-row-height="0.284in" style:keep-together="true" fo:keep-together="auto"/>
    </style:style>
    <style:style style:name="Table295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95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95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95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95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296" style:family="table">
      <style:table-properties style:width="6.8653in" fo:margin-left="-0.075in" table:align="left" style:writing-mode="lr-tb"/>
    </style:style>
    <style:style style:name="Table296.A" style:family="table-column">
      <style:table-column-properties style:column-width="0.5278in"/>
    </style:style>
    <style:style style:name="Table296.B" style:family="table-column">
      <style:table-column-properties style:column-width="1.1882in"/>
    </style:style>
    <style:style style:name="Table296.C" style:family="table-column">
      <style:table-column-properties style:column-width="0.4007in"/>
    </style:style>
    <style:style style:name="Table296.D" style:family="table-column">
      <style:table-column-properties style:column-width="2.0667in"/>
    </style:style>
    <style:style style:name="Table296.1" style:family="table-row">
      <style:table-row-properties style:min-row-height="0.284in" style:keep-together="true" fo:keep-together="auto"/>
    </style:style>
    <style:style style:name="Table296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96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96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97" style:family="table">
      <style:table-properties style:width="6.866in" fo:margin-left="-0.075in" table:align="left" style:writing-mode="lr-tb"/>
    </style:style>
    <style:style style:name="Table297.A" style:family="table-column">
      <style:table-column-properties style:column-width="0.5521in"/>
    </style:style>
    <style:style style:name="Table297.B" style:family="table-column">
      <style:table-column-properties style:column-width="1.1639in"/>
    </style:style>
    <style:style style:name="Table297.C" style:family="table-column">
      <style:table-column-properties style:column-width="0.4028in"/>
    </style:style>
    <style:style style:name="Table297.D" style:family="table-column">
      <style:table-column-properties style:column-width="2.3042in"/>
    </style:style>
    <style:style style:name="Table297.1" style:family="table-row">
      <style:table-row-properties style:min-row-height="0.284in" style:keep-together="true" fo:keep-together="auto"/>
    </style:style>
    <style:style style:name="Table297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97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97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98" style:family="table">
      <style:table-properties style:width="6.8861in" fo:margin-left="-0.075in" table:align="left" style:writing-mode="lr-tb"/>
    </style:style>
    <style:style style:name="Table298.A" style:family="table-column">
      <style:table-column-properties style:column-width="0.4549in"/>
    </style:style>
    <style:style style:name="Table298.B" style:family="table-column">
      <style:table-column-properties style:column-width="0.6924in"/>
    </style:style>
    <style:style style:name="Table298.C" style:family="table-column">
      <style:table-column-properties style:column-width="0.1889in"/>
    </style:style>
    <style:style style:name="Table298.D" style:family="table-column">
      <style:table-column-properties style:column-width="1.6069in"/>
    </style:style>
    <style:style style:name="Table298.E" style:family="table-column">
      <style:table-column-properties style:column-width="1.1896in"/>
    </style:style>
    <style:style style:name="Table298.F" style:family="table-column">
      <style:table-column-properties style:column-width="1.0028in"/>
    </style:style>
    <style:style style:name="Table298.1" style:family="table-row">
      <style:table-row-properties style:min-row-height="0.284in" style:keep-together="true" fo:keep-together="auto"/>
    </style:style>
    <style:style style:name="Table298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298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98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298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98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99" style:family="table">
      <style:table-properties style:width="6.6569in" fo:margin-left="-0.075in" table:align="left" style:writing-mode="lr-tb"/>
    </style:style>
    <style:style style:name="Table299.A" style:family="table-column">
      <style:table-column-properties style:column-width="2.7493in"/>
    </style:style>
    <style:style style:name="Table299.B" style:family="table-column">
      <style:table-column-properties style:column-width="0.5785in"/>
    </style:style>
    <style:style style:name="Table299.1" style:family="table-row">
      <style:table-row-properties style:min-row-height="0.284in" style:keep-together="true" fo:keep-together="auto"/>
    </style:style>
    <style:style style:name="Table299.A1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0.0069in solid #00000a" fo:border-bottom="none">
        <style:background-image/>
      </style:table-cell-properties>
    </style:style>
    <style:style style:name="Table299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none">
        <style:background-image/>
      </style:table-cell-properties>
    </style:style>
    <style:style style:name="Table299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299.A1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300" style:family="table">
      <style:table-properties style:width="6.8944in" fo:margin-left="-0.075in" table:align="left" style:writing-mode="lr-tb"/>
    </style:style>
    <style:style style:name="Table300.A" style:family="table-column">
      <style:table-column-properties style:column-width="1.6951in"/>
    </style:style>
    <style:style style:name="Table300.B" style:family="table-column">
      <style:table-column-properties style:column-width="0.6028in"/>
    </style:style>
    <style:style style:name="Table300.C" style:family="table-column">
      <style:table-column-properties style:column-width="2.0354in"/>
    </style:style>
    <style:style style:name="Table300.1" style:family="table-row">
      <style:table-row-properties style:min-row-height="0.284in" style:keep-together="true" fo:keep-together="auto"/>
    </style:style>
    <style:style style:name="Table300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300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300.B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300.A3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300.B3" style:family="table-cell">
      <style:table-cell-properties style:vertical-align="middle"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301" style:family="table">
      <style:table-properties style:width="6.8653in" fo:margin-left="-0.075in" table:align="left" style:writing-mode="lr-tb"/>
    </style:style>
    <style:style style:name="Table301.A" style:family="table-column">
      <style:table-column-properties style:column-width="0.5278in"/>
    </style:style>
    <style:style style:name="Table301.B" style:family="table-column">
      <style:table-column-properties style:column-width="1.1882in"/>
    </style:style>
    <style:style style:name="Table301.C" style:family="table-column">
      <style:table-column-properties style:column-width="0.4007in"/>
    </style:style>
    <style:style style:name="Table301.D" style:family="table-column">
      <style:table-column-properties style:column-width="2.0667in"/>
    </style:style>
    <style:style style:name="Table301.1" style:family="table-row">
      <style:table-row-properties style:min-row-height="0.284in" style:keep-together="true" fo:keep-together="auto"/>
    </style:style>
    <style:style style:name="Table301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301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301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302" style:family="table">
      <style:table-properties style:width="6.866in" fo:margin-left="-0.075in" table:align="left" style:writing-mode="lr-tb"/>
    </style:style>
    <style:style style:name="Table302.A" style:family="table-column">
      <style:table-column-properties style:column-width="0.5521in"/>
    </style:style>
    <style:style style:name="Table302.B" style:family="table-column">
      <style:table-column-properties style:column-width="1.1639in"/>
    </style:style>
    <style:style style:name="Table302.C" style:family="table-column">
      <style:table-column-properties style:column-width="0.4028in"/>
    </style:style>
    <style:style style:name="Table302.D" style:family="table-column">
      <style:table-column-properties style:column-width="2.3042in"/>
    </style:style>
    <style:style style:name="Table302.1" style:family="table-row">
      <style:table-row-properties style:min-row-height="0.284in" style:keep-together="true" fo:keep-together="auto"/>
    </style:style>
    <style:style style:name="Table302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302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302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303" style:family="table">
      <style:table-properties style:width="6.8861in" fo:margin-left="-0.075in" table:align="left" style:writing-mode="lr-tb"/>
    </style:style>
    <style:style style:name="Table303.A" style:family="table-column">
      <style:table-column-properties style:column-width="0.4549in"/>
    </style:style>
    <style:style style:name="Table303.B" style:family="table-column">
      <style:table-column-properties style:column-width="0.6924in"/>
    </style:style>
    <style:style style:name="Table303.C" style:family="table-column">
      <style:table-column-properties style:column-width="0.1889in"/>
    </style:style>
    <style:style style:name="Table303.D" style:family="table-column">
      <style:table-column-properties style:column-width="1.6069in"/>
    </style:style>
    <style:style style:name="Table303.E" style:family="table-column">
      <style:table-column-properties style:column-width="1.1896in"/>
    </style:style>
    <style:style style:name="Table303.F" style:family="table-column">
      <style:table-column-properties style:column-width="1.0028in"/>
    </style:style>
    <style:style style:name="Table303.1" style:family="table-row">
      <style:table-row-properties style:min-row-height="0.284in" style:keep-together="true" fo:keep-together="auto"/>
    </style:style>
    <style:style style:name="Table303.A1" style:family="table-cell">
      <style:table-cell-properties style:vertical-align="middle" fo:background-color="#e6e6e6" fo:padding-left="0.075in" fo:padding-right="0.075in" fo:padding-top="0in" fo:padding-bottom="0in" fo:border="0.0069in solid #00000a">
        <style:background-image/>
      </style:table-cell-properties>
    </style:style>
    <style:style style:name="Table303.A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303.E2" style:family="table-cell">
      <style:table-cell-properties style:vertical-align="middle" fo:background-color="#e6e6e6" fo:padding-left="0.075in" fo:padding-right="0.075in" fo:padding-top="0in" fo:padding-bottom="0in" fo:border-left="0.0069in solid #00000a" fo:border-right="none" fo:border-top="none" fo:border-bottom="0.0069in solid #00000a">
        <style:background-image/>
      </style:table-cell-properties>
    </style:style>
    <style:style style:name="Table303.A3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303.E3" style:family="table-cell">
      <style:table-cell-properties style:vertical-align="middle" fo:padding-left="0.075in" fo:padding-right="0.075in" fo:padding-top="0in" fo:padding-bottom="0in" fo:border-left="0.0069in solid #00000a" fo:border-right="none" fo:border-top="none" fo:border-bottom="0.0069in solid #00000a"/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in" fo:margin-bottom="0in" fo:line-height="100%"/>
      <style:text-properties style:font-name="Liberation Serif" fo:font-size="25pt" style:font-size-asian="25pt" style:font-name-complex="Segoe UI" style:font-size-complex="25pt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style:font-name="Liberation Serif" fo:font-size="25pt" style:font-size-asian="25pt" style:font-name-complex="Segoe UI" style:font-size-complex="25pt"/>
    </style:style>
    <style:style style:name="P4" style:family="paragraph" style:parent-style-name="Standard">
      <style:paragraph-properties fo:margin-top="0in" fo:margin-bottom="0in" fo:line-height="100%"/>
      <style:text-properties style:font-name="Liberation Serif" fo:font-size="12pt" style:font-size-asian="12pt" style:font-name-complex="Segoe UI" style:font-size-complex="12pt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Liberation Serif" fo:font-size="12pt" style:font-size-asian="12pt" style:font-name-complex="Segoe UI" style:font-size-complex="12pt"/>
    </style:style>
    <style:style style:name="P6" style:family="paragraph" style:parent-style-name="Standard">
      <style:paragraph-properties fo:margin-top="0in" fo:margin-bottom="0in" fo:line-height="100%"/>
      <style:text-properties style:font-name="Liberation Serif" fo:font-size="12pt" style:font-size-asian="12pt" style:font-name-complex="Segoe UI" style:font-size-complex="12pt" style:language-complex="hi" style:country-complex="IN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style:font-name="Liberation Serif" fo:font-size="12pt" style:font-size-asian="12pt" style:font-name-complex="Segoe UI" style:font-size-complex="12pt" style:language-complex="hi" style:country-complex="IN"/>
    </style:style>
    <style:style style:name="P8" style:family="paragraph" style:parent-style-name="Standard">
      <style:paragraph-properties fo:margin-top="0in" fo:margin-bottom="0in" fo:line-height="100%"/>
      <style:text-properties style:font-name="Liberation Serif" fo:font-size="12pt" fo:font-weight="bold" style:font-size-asian="12pt" style:font-weight-asian="bold" style:font-name-complex="Segoe UI" style:font-size-complex="12pt" style:font-weight-complex="bold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style:font-name="Liberation Serif" fo:font-size="12pt" fo:font-weight="bold" style:font-size-asian="12pt" style:font-weight-asian="bold" style:font-name-complex="Segoe UI" style:font-size-complex="12pt" style:font-weight-complex="bold"/>
    </style:style>
    <style:style style:name="P10" style:family="paragraph" style:parent-style-name="Standard">
      <style:paragraph-properties fo:margin-top="0in" fo:margin-bottom="0in" fo:line-height="100%"/>
      <style:text-properties style:font-name="Liberation Serif" fo:font-size="12pt" fo:font-weight="bold" style:font-size-asian="12pt" style:font-weight-asian="bold" style:font-name-complex="Segoe UI" style:font-size-complex="12pt" style:language-complex="hi" style:country-complex="IN" style:font-weight-complex="bold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style:font-name="Liberation Serif" fo:font-size="12pt" fo:font-weight="bold" style:font-size-asian="12pt" style:font-weight-asian="bold" style:font-name-complex="Segoe UI" style:font-size-complex="12pt" style:language-complex="hi" style:country-complex="IN" style:font-weight-complex="bold"/>
    </style:style>
    <style:style style:name="P12" style:family="paragraph" style:parent-style-name="Standard">
      <style:paragraph-properties fo:margin-top="0in" fo:margin-bottom="0in" fo:line-height="100%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Segoe UI" style:font-size-complex="12pt" style:font-weight-complex="bold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Segoe UI" style:font-size-complex="12pt" style:font-weight-complex="bold"/>
    </style:style>
    <style:style style:name="P14" style:family="paragraph" style:parent-style-name="Standard">
      <style:paragraph-properties fo:margin-top="0in" fo:margin-bottom="0in" fo:line-height="100%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Segoe UI" style:font-size-complex="12pt" style:language-complex="hi" style:country-complex="IN" style:font-weight-complex="bold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Segoe UI" style:font-size-complex="12pt" style:language-complex="hi" style:country-complex="IN" style:font-weight-complex="bold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style:font-name="Liberation Serif" fo:font-size="12pt" style:text-underline-style="solid" style:text-underline-width="auto" style:text-underline-color="font-color" style:font-size-asian="12pt" style:font-name-complex="Segoe UI" style:font-size-complex="12pt" style:language-complex="hi" style:country-complex="IN"/>
    </style:style>
    <style:style style:name="P17" style:family="paragraph" style:parent-style-name="Standard">
      <style:paragraph-properties fo:margin-top="0in" fo:margin-bottom="0in" fo:line-height="100%"/>
      <style:text-properties style:font-name="Liberation Serif" style:font-name-complex="Segoe UI"/>
    </style:style>
    <style:style style:name="P18" style:family="paragraph" style:parent-style-name="Standard">
      <style:paragraph-properties fo:margin-top="0in" fo:margin-bottom="0in" fo:line-height="100%"/>
      <style:text-properties style:font-name="Liberation Serif" style:font-name-complex="Segoe UI" style:language-complex="hi" style:country-complex="IN"/>
    </style:style>
    <style:style style:name="P19" style:family="paragraph" style:parent-style-name="Standard">
      <style:paragraph-properties fo:margin-top="0in" fo:margin-bottom="0in" fo:line-height="100%"/>
      <style:text-properties style:font-name="Liberation Serif" fo:font-size="13pt" style:font-size-asian="13pt" style:font-name-complex="Segoe UI" style:font-size-complex="13pt"/>
    </style:style>
    <style:style style:name="P20" style:family="paragraph" style:parent-style-name="Standard">
      <style:paragraph-properties fo:margin-top="0in" fo:margin-bottom="0in" fo:line-height="100%"/>
    </style:style>
    <style:style style:name="P21" style:family="paragraph" style:parent-style-name="Standard">
      <style:paragraph-properties fo:margin-top="0in" fo:margin-bottom="0in" fo:line-height="100%" fo:text-align="justify" style:justify-single-word="false"/>
    </style:style>
    <style:style style:name="P22" style:family="paragraph" style:parent-style-name="Standard">
      <style:paragraph-properties fo:margin-top="0in" fo:margin-bottom="0in" fo:line-height="100%" fo:text-align="center" style:justify-single-word="false"/>
    </style:style>
    <style:style style:name="P23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Liberation Serif" fo:font-size="25pt" style:font-size-asian="25pt" style:font-name-complex="Segoe UI" style:font-size-complex="25pt"/>
    </style:style>
    <style:style style:name="P24" style:family="paragraph" style:parent-style-name="Standard">
      <style:paragraph-properties fo:margin-left="0in" fo:margin-right="0in" fo:margin-top="0.139in" fo:margin-bottom="0in" fo:line-height="100%" fo:text-indent="-0.4in" style:auto-text-indent="false" fo:keep-with-next="always"/>
    </style:style>
    <style:style style:name="P25" style:family="paragraph" style:parent-style-name="Standard">
      <style:paragraph-properties fo:margin-left="0.25in" fo:margin-right="0in" fo:margin-top="0in" fo:margin-bottom="0in" fo:line-height="100%" fo:text-indent="-0.25in" style:auto-text-indent="false"/>
    </style:style>
    <style:style style:name="P26" style:family="paragraph" style:parent-style-name="Standard">
      <style:paragraph-properties fo:margin-left="1.1811in" fo:margin-right="0in" fo:margin-top="0in" fo:margin-bottom="0in" fo:line-height="100%" fo:text-indent="0in" style:auto-text-indent="false"/>
      <style:text-properties style:font-name="Liberation Serif" fo:font-size="12pt" style:font-size-asian="12pt" style:font-name-complex="Segoe UI" style:font-size-complex="12pt"/>
    </style:style>
    <style:style style:name="P27" style:family="paragraph" style:parent-style-name="Standard">
      <style:paragraph-properties fo:margin-left="1.1811in" fo:margin-right="0in" fo:margin-top="0in" fo:margin-bottom="0in" fo:line-height="100%" fo:text-align="center" style:justify-single-word="false" fo:text-indent="0in" style:auto-text-indent="false"/>
      <style:text-properties style:font-name="Liberation Serif" fo:font-size="12pt" fo:font-weight="bold" style:font-size-asian="12pt" style:font-weight-asian="bold" style:font-name-complex="Segoe UI" style:font-size-complex="12pt" style:font-weight-complex="bold"/>
    </style:style>
    <style:style style:name="P28" style:family="paragraph" style:parent-style-name="Standard">
      <style:paragraph-properties fo:margin-left="1.1811in" fo:margin-right="0in" fo:margin-top="0in" fo:margin-bottom="0in" fo:line-height="100%" fo:text-indent="0in" style:auto-text-indent="false"/>
    </style:style>
    <style:style style:name="P29" style:family="paragraph" style:parent-style-name="Standard">
      <style:paragraph-properties fo:margin-top="0in" fo:margin-bottom="0.0835in" fo:line-height="100%"/>
      <style:text-properties style:font-name="Liberation Serif" fo:font-size="12pt" style:font-size-asian="12pt" style:font-name-complex="Segoe UI" style:font-size-complex="12pt"/>
    </style:style>
    <style:style style:name="P30" style:family="paragraph" style:parent-style-name="Standard">
      <style:paragraph-properties fo:margin-left="1.5in" fo:margin-right="0in" fo:margin-top="0in" fo:margin-bottom="0in" fo:line-height="100%" fo:text-indent="0in" style:auto-text-indent="false"/>
    </style:style>
    <style:style style:name="P31" style:family="paragraph" style:parent-style-name="Standard">
      <style:paragraph-properties fo:margin-left="1.5in" fo:margin-right="0in" fo:margin-top="0in" fo:margin-bottom="0in" fo:line-height="100%" fo:text-indent="0in" style:auto-text-indent="false"/>
      <style:text-properties style:font-name="Liberation Serif" fo:font-size="12pt" style:font-size-asian="12pt" style:font-name-complex="Segoe UI" style:font-size-complex="12pt"/>
    </style:style>
    <style:style style:name="P32" style:family="paragraph" style:parent-style-name="Standard">
      <style:paragraph-properties fo:margin-left="0in" fo:margin-right="-0.0752in" fo:margin-top="0in" fo:margin-bottom="0in" fo:line-height="100%" fo:text-indent="0in" style:auto-text-indent="false"/>
    </style:style>
    <style:style style:name="P33" style:family="paragraph" style:parent-style-name="Standard">
      <style:paragraph-properties fo:margin-left="1in" fo:margin-right="0in" fo:margin-top="0in" fo:margin-bottom="0in" fo:line-height="100%" fo:text-indent="0in" style:auto-text-indent="false"/>
    </style:style>
    <style:style style:name="P34" style:family="paragraph" style:parent-style-name="Standard">
      <style:paragraph-properties fo:margin-left="1in" fo:margin-right="0in" fo:margin-top="0in" fo:margin-bottom="0in" fo:line-height="100%" fo:text-indent="0in" style:auto-text-indent="false"/>
      <style:text-properties style:font-name="Liberation Serif" fo:font-size="12pt" style:font-size-asian="12pt" style:font-name-complex="Segoe UI" style:font-size-complex="12pt"/>
    </style:style>
    <style:style style:name="P35" style:family="paragraph" style:parent-style-name="Standard">
      <style:paragraph-properties fo:margin-left="1.25in" fo:margin-right="0in" fo:margin-top="0in" fo:margin-bottom="0in" fo:line-height="100%" fo:text-indent="0in" style:auto-text-indent="fals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Segoe UI" style:font-size-complex="12pt" style:font-weight-complex="bold"/>
    </style:style>
    <style:style style:name="P36" style:family="paragraph" style:parent-style-name="Standard">
      <style:paragraph-properties fo:margin-left="1.25in" fo:margin-right="0in" fo:margin-top="0in" fo:margin-bottom="0in" fo:line-height="100%" fo:text-indent="0in" style:auto-text-indent="false"/>
      <style:text-properties style:font-name="Liberation Serif" fo:font-size="12pt" style:font-size-asian="12pt" style:font-name-complex="Segoe UI" style:font-size-complex="12pt"/>
    </style:style>
    <style:style style:name="P37" style:family="paragraph" style:parent-style-name="Standard">
      <style:paragraph-properties fo:margin-left="0.1972in" fo:margin-right="0in" fo:margin-top="0in" fo:margin-bottom="0in" fo:line-height="100%" fo:text-indent="0in" style:auto-text-indent="false"/>
      <style:text-properties style:font-name="Liberation Serif" fo:font-size="12pt" style:font-size-asian="12pt" style:font-name-complex="Segoe UI" style:font-size-complex="12pt"/>
    </style:style>
    <style:style style:name="T1" style:family="text">
      <style:text-properties style:font-name="Liberation Serif" fo:font-size="25pt" style:font-size-asian="25pt" style:font-name-complex="Segoe UI" style:font-size-complex="12pt"/>
    </style:style>
    <style:style style:name="T2" style:family="text">
      <style:text-properties style:font-name="Liberation Serif" fo:font-size="12pt" style:font-size-asian="12pt" style:font-name-complex="Segoe UI" style:font-size-complex="12pt"/>
    </style:style>
    <style:style style:name="T3" style:family="text">
      <style:text-properties style:font-name="Liberation Serif" fo:font-size="12pt" style:font-size-asian="12pt" style:font-name-complex="Segoe UI" style:font-size-complex="12pt" style:font-weight-complex="bold"/>
    </style:style>
    <style:style style:name="T4" style:family="text">
      <style:text-properties style:font-name="Liberation Serif" fo:font-size="12pt" style:font-size-asian="12pt" style:font-name-complex="Segoe UI" style:font-size-complex="12pt" style:language-complex="hi" style:country-complex="IN"/>
    </style:style>
    <style:style style:name="T5" style:family="text">
      <style:text-properties style:font-name="Liberation Serif" fo:font-size="12pt" style:font-size-asian="12pt" style:font-name-complex="Segoe UI" style:font-size-complex="12pt" style:language-complex="hi" style:country-complex="IN" style:font-weight-complex="bold"/>
    </style:style>
    <style:style style:name="T6" style:family="text">
      <style:text-properties style:font-name="Liberation Serif" fo:font-size="12pt" fo:font-weight="bold" style:font-size-asian="12pt" style:font-weight-asian="bold" style:font-name-complex="Segoe UI" style:font-size-complex="12pt"/>
    </style:style>
    <style:style style:name="T7" style:family="text">
      <style:text-properties style:font-name="Liberation Serif" fo:font-size="12pt" fo:font-weight="bold" style:font-size-asian="12pt" style:font-weight-asian="bold" style:font-name-complex="Segoe UI" style:font-size-complex="12pt" style:font-weight-complex="bold"/>
    </style:style>
    <style:style style:name="T8" style:family="text">
      <style:text-properties style:font-name="Liberation Serif" fo:font-size="12pt" fo:font-weight="bold" style:font-size-asian="12pt" style:font-weight-asian="bold" style:font-name-complex="Segoe UI" style:font-size-complex="12pt" style:language-complex="hi" style:country-complex="IN"/>
    </style:style>
    <style:style style:name="T9" style:family="text">
      <style:text-properties style:font-name="Liberation Serif" fo:font-size="12pt" fo:font-weight="bold" style:font-size-asian="12pt" style:font-weight-asian="bold" style:font-name-complex="Segoe UI" style:font-size-complex="12pt" style:language-complex="hi" style:country-complex="IN" style:font-weight-complex="bold"/>
    </style:style>
    <style:style style:name="T10" style:family="text">
      <style:text-properties style:font-name="Liberation Serif" fo:font-size="12pt" fo:font-weight="bold" style:font-size-asian="12pt" style:font-weight-asian="bold" style:font-name-complex="Segoe UI" style:font-size-complex="14pt" style:language-complex="hi" style:country-complex="IN" style:font-weight-complex="bold"/>
    </style:style>
    <style:style style:name="T11" style:family="text">
      <style:text-properties style:font-name="Liberation Serif" fo:font-weight="bold" style:font-weight-asian="bold" style:font-name-complex="Segoe UI" style:font-weight-complex="bold"/>
    </style:style>
    <style:style style:name="T12" style:family="text">
      <style:text-properties style:font-name="Liberation Serif" fo:font-weight="bold" style:font-weight-asian="bold" style:font-name-complex="Segoe UI" style:language-complex="hi" style:country-complex="IN" style:font-weight-complex="bold"/>
    </style:style>
    <style:style style:name="T13" style:family="text">
      <style:text-properties style:font-name="Liberation Serif" style:font-name-complex="Segoe UI"/>
    </style:style>
    <style:style style:name="T14" style:family="text">
      <style:text-properties style:font-name="Liberation Serif" style:font-name-complex="Segoe UI" style:font-size-complex="12pt"/>
    </style:style>
    <style:style style:name="T15" style:family="text">
      <style:text-properties style:font-name="Liberation Serif" style:font-name-complex="Segoe UI" style:language-complex="hi" style:country-complex="IN"/>
    </style:style>
    <style:style style:name="T16" style:family="text">
      <style:text-properties style:font-name="Liberation Serif" style:font-name-complex="Segoe UI" style:language-complex="hi" style:country-complex="IN" style:font-weight-complex="bold"/>
    </style:style>
    <style:style style:name="T17" style:family="text">
      <style:text-properties style:font-name="Liberation Serif" fo:font-size="14pt" fo:font-weight="bold" style:font-size-asian="14pt" style:font-weight-asian="bold" style:font-name-complex="Segoe UI" style:font-size-complex="14pt" style:language-complex="hi" style:country-complex="IN" style:font-weight-complex="bold"/>
    </style:style>
    <style:style style:name="T18" style:family="text">
      <style:text-properties fo:color="#4f81bd" style:font-name="Cambria" fo:font-size="13pt" fo:font-weight="bold" style:font-name-asian="Times New Roman" style:font-size-asian="13pt" style:font-weight-asian="bold" style:font-name-complex="Segoe UI" style:font-size-complex="13pt" style:font-weight-complex="bold"/>
    </style:style>
    <style:style style:name="T19" style:family="text">
      <style:text-properties fo:color="#4f81bd" style:font-name="Cambria" fo:font-size="12pt" fo:font-weight="bold" style:font-name-asian="Times New Roman" style:font-size-asian="12pt" style:font-weight-asian="bold" style:font-name-complex="Segoe UI" style:font-size-complex="12pt" style:language-complex="hi" style:country-complex="IN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3"/>
      <text:p text:style-name="P4"/>
      <text:p text:style-name="P4"/>
      <text:p text:style-name="P4"/>
      <text:p text:style-name="P20"><text:span text:style-name="T1">Technical Document</text:span></text:p>
      <text:p text:style-name="P20"><text:span text:style-name="T1">For </text:span></text:p>
      <text:p text:style-name="P20"><text:span text:style-name="T1">Election Management System (EMS)</text:span></text:p>
      <text:p text:style-name="P4"/>
      <text:p text:style-name="P4"/>
      <text:p text:style-name="P2"/>
      <text:p text:style-name="P4"/>
      <text:p text:style-name="P4"/>
      <text:p text:style-name="P4"/>
      <text:p text:style-name="P4"/>
      <text:p text:style-name="P4"/>
      <text:p text:style-name="P9"/>
      <text:p text:style-name="P4"/>
      <text:p text:style-name="P4"/>
      <text:p text:style-name="P20"><text:span text:style-name="T6">Project Configuration Files</text:span></text:p>
      <text:p text:style-name="P8"/>
      <text:p text:style-name="P20"><text:span text:style-name="T6"><text:tab/>Project Name:</text:span><text:span text:style-name="T2"> EMS</text:span></text:p>
      <text:p text:style-name="P20"><text:span text:style-name="T6"><text:tab/>Start-Up File: </text:span><text:span text:style-name="T2">login.jsp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span text:style-name="T6">Project Configuration File:</text:span><text:span text:style-name="T2"> <text:s text:c="2"/>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4"><text:span text:style-name="T18">web.xml</text:span></text:p>
          </table:table-cell>
          <table:table-cell table:style-name="Table1.A1" office:value-type="string">
            <text:p text:style-name="P4"/>
          </table:table-cell>
        </table:table-row>
      </table:table>
      <text:p text:style-name="P8"/>
      <text:p text:style-name="P20"><text:span text:style-name="T6"><text:tab/>Working Definition: Web …..</text:span></text:p>
      <text:p text:style-name="P20"><text:span text:style-name="T6"><text:tab/>Database: </text:span><text:span text:style-name="T2">MySQL 5.1 </text:span></text:p>
      <text:p text:style-name="P20"><text:span text:style-name="T6"><text:tab/>Host Address: </text:span><text:span text:style-name="T2">localhost</text:span></text:p>
      <text:p text:style-name="P20"><text:span text:style-name="T6"><text:tab/>Instance Name:</text:span><text:span text:style-name="T2"> ems</text:span></text:p>
      <text:p text:style-name="P20"><text:span text:style-name="T6"><text:tab/>Port No: </text:span><text:span text:style-name="T2">3306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<text:span text:style-name="T6">Struts Mapping File: </text:span><text:span text:style-name="T2"><text:s text:c="2"/>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24"><text:span text:style-name="T19">struts-config.xml</text:span></text:p>
          </table:table-cell>
          <table:table-cell table:style-name="Table2.A1" office:value-type="string">
            <text:p text:style-name="P4"/>
          </table:table-cell>
        </table:table-row>
      </table:table>
      <text:p text:style-name="P8"/>
      <text:p text:style-name="P20"><text:span text:style-name="T6"><text:tab/>Working Definition: web….</text:span></text:p>
      <text:p text:style-name="P12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20"><text:span text:style-name="T7"><text:s text:c="2"/></text:span></text:p>
      <text:p text:style-name="P20"><text:span text:style-name="T2"><text:s text:c="2"/></text:span><text:span text:style-name="T6">Login Page</text:span></text:p>
      <text:p text:style-name="P21"><text:span text:style-name="T2"><text:tab/>This page provides provision for its user to login into the System.</text:span></text:p>
      <text:p text:style-name="P25"><text:span text:style-name="T2">File Name of view page: login.jsp</text:span></text:p>
      <text:p text:style-name="P22"><text:span text:style-name="T2"><text:s text:c="3"/></text:span><text:span text:style-name="T6">Attribut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0"><text:span text:style-name="T11">S.No.</text:span></text:p>
          </table:table-cell>
          <table:table-cell table:style-name="Table3.A1" office:value-type="string">
            <text:p text:style-name="P20"><text:span text:style-name="T11">Attribute Name</text:span></text:p>
          </table:table-cell>
          <table:table-cell table:style-name="Table3.A1" office:value-type="string">
            <text:p text:style-name="P20"><text:span text:style-name="T11">Label </text:span></text:p>
          </table:table-cell>
          <table:table-cell table:style-name="Table3.A1" office:value-type="string">
            <text:p text:style-name="P20"><text:span text:style-name="T11">Field Name</text:span></text:p>
          </table:table-cell>
          <table:table-cell table:style-name="Table3.A1" office:value-type="string">
            <text:p text:style-name="P20"><text:span text:style-name="T11">Type</text:span></text:p>
          </table:table-cell>
          <table:table-cell table:style-name="Table3.A1" office:value-type="string">
            <text:p text:style-name="P20"><text:span text:style-name="T11">Validation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13">1.</text:span></text:p>
          </table:table-cell>
          <table:table-cell table:style-name="Table3.A1" office:value-type="string">
            <text:p text:style-name="P20"><text:span text:style-name="T13">User Name</text:span></text:p>
          </table:table-cell>
          <table:table-cell table:style-name="Table3.A1" office:value-type="string">
            <text:p text:style-name="P20"><text:span text:style-name="T13">User Name</text:span></text:p>
          </table:table-cell>
          <table:table-cell table:style-name="Table3.A1" office:value-type="string">
            <text:p text:style-name="P20"><text:span text:style-name="T13">username</text:span></text:p>
          </table:table-cell>
          <table:table-cell table:style-name="Table3.A1" office:value-type="string">
            <text:p text:style-name="P20"><text:span text:style-name="T13">Input box</text:span></text:p>
          </table:table-cell>
          <table:table-cell table:style-name="Table3.A1" office:value-type="string">
            <text:p text:style-name="P20"><text:span text:style-name="T13">search()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13">2.</text:span></text:p>
          </table:table-cell>
          <table:table-cell table:style-name="Table3.A1" office:value-type="string">
            <text:p text:style-name="P20"><text:span text:style-name="T13">Password</text:span></text:p>
          </table:table-cell>
          <table:table-cell table:style-name="Table3.A1" office:value-type="string">
            <text:p text:style-name="P20"><text:span text:style-name="T13">Password</text:span></text:p>
          </table:table-cell>
          <table:table-cell table:style-name="Table3.A1" office:value-type="string">
            <text:p text:style-name="P20"><text:span text:style-name="T13">password</text:span></text:p>
          </table:table-cell>
          <table:table-cell table:style-name="Table3.A1" office:value-type="string">
            <text:p text:style-name="P20"><text:span text:style-name="T13">Password</text:span></text:p>
          </table:table-cell>
          <table:table-cell table:style-name="Table3.A1" office:value-type="string">
            <text:p text:style-name="P20"><text:span text:style-name="T13">search1()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13">3.</text:span></text:p>
          </table:table-cell>
          <table:table-cell table:style-name="Table3.A1" office:value-type="string">
            <text:p text:style-name="P20"><text:span text:style-name="T13">Remember me</text:span></text:p>
          </table:table-cell>
          <table:table-cell table:style-name="Table3.A1" office:value-type="string">
            <text:p text:style-name="P20"><text:span text:style-name="T13">Remember me</text:span></text:p>
          </table:table-cell>
          <table:table-cell table:style-name="Table3.A1" office:value-type="string">
            <text:p text:style-name="P20"><text:span text:style-name="T13">rememberme</text:span></text:p>
          </table:table-cell>
          <table:table-cell table:style-name="Table3.A1" office:value-type="string">
            <text:p text:style-name="P20"><text:span text:style-name="T13">Checkbox</text:span></text:p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22"><text:span text:style-name="T13">4.</text:span></text:p>
          </table:table-cell>
          <table:table-cell table:style-name="Table3.A1" office:value-type="string">
            <text:p text:style-name="P20"><text:span text:style-name="T13">Submit button</text:span></text:p>
          </table:table-cell>
          <table:table-cell table:style-name="Table3.A1" office:value-type="string">
            <text:p text:style-name="P20"><text:span text:style-name="T13">Log In</text:span></text:p>
          </table:table-cell>
          <table:table-cell table:style-name="Table3.A1" office:value-type="string">
            <text:p text:style-name="P20"><text:span text:style-name="T13">button</text:span></text:p>
          </table:table-cell>
          <table:table-cell table:style-name="Table3.A1" office:value-type="string">
            <text:p text:style-name="P20"><text:span text:style-name="T13">Button</text:span></text:p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22"><text:span text:style-name="T13">5.</text:span></text:p>
          </table:table-cell>
          <table:table-cell table:style-name="Table3.A1" office:value-type="string">
            <text:p text:style-name="P20"><text:span text:style-name="T13">Submit button</text:span></text:p>
          </table:table-cell>
          <table:table-cell table:style-name="Table3.A1" office:value-type="string">
            <text:p text:style-name="P20"><text:span text:style-name="T13">Forget Password</text:span></text:p>
          </table:table-cell>
          <table:table-cell table:style-name="Table3.A1" office:value-type="string">
            <text:p text:style-name="P20"><text:span text:style-name="T13">button</text:span></text:p>
          </table:table-cell>
          <table:table-cell table:style-name="Table3.A1" office:value-type="string">
            <text:p text:style-name="P20"><text:span text:style-name="T13">Button</text:span></text:p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7" office:value-type="string">
            <text:p text:style-name="P22"><text:span text:style-name="T13">6.</text:span></text:p>
          </table:table-cell>
          <table:table-cell table:style-name="Table3.A7" office:value-type="string">
            <text:p text:style-name="P20"><text:span text:style-name="T13">Institute Registration</text:span></text:p>
          </table:table-cell>
          <table:table-cell table:style-name="Table3.A7" office:value-type="string">
            <text:p text:style-name="P20"><text:span text:style-name="T13">Want to join? Click here!</text:span></text:p>
          </table:table-cell>
          <table:table-cell table:style-name="Table3.A7" office:value-type="string">
            <text:p text:style-name="P20"><text:span text:style-name="T13">Want to join? Click here!</text:span></text:p>
          </table:table-cell>
          <table:table-cell table:style-name="Table3.A7" office:value-type="string">
            <text:p text:style-name="P20"><text:span text:style-name="T13">Link</text:span></text:p>
          </table:table-cell>
          <table:table-cell table:style-name="Table3.A7" office:value-type="string">
            <text:p text:style-name="P17"/>
          </table:table-cell>
        </table:table-row>
      </table:table>
      <text:p text:style-name="P9"/>
      <text:p text:style-name="P20"><text:span text:style-name="T6">Technology Used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2"><text:span text:style-name="T11">AJAX Validation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0"><text:span text:style-name="T11">Attribute Name<text:tab/></text:span></text:p>
          </table:table-cell>
          <table:table-cell table:style-name="Table4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4.A2" table:number-columns-spanned="0" office:value-type="string">
            <text:p text:style-name="P20"><text:span text:style-name="T11">Purpose</text:span></text:p>
          </table:table-cell>
        </table:table-row>
        <table:table-row table:style-name="Table4.1">
          <table:table-cell table:style-name="Table4.A3" office:value-type="string">
            <text:p text:style-name="P20"><text:span text:style-name="T13">User Name</text:span></text:p>
          </table:table-cell>
          <table:table-cell table:style-name="Table4.A3" table:number-columns-spanned="2" office:value-type="string">
            <text:p text:style-name="P20"><text:span text:style-name="T13">search()</text:span></text:p>
          </table:table-cell>
          <table:covered-table-cell/>
          <table:table-cell table:style-name="Table4.A3" table:number-columns-spanned="0" office:value-type="string">
            <text:p text:style-name="P20"><text:span text:style-name="T13">For checking valid email id from login <text:s/>table</text:span></text:p>
          </table:table-cell>
        </table:table-row>
        <table:table-row table:style-name="Table4.1">
          <table:table-cell table:style-name="Table4.A3" office:value-type="string">
            <text:p text:style-name="P20"><text:span text:style-name="T13">Password</text:span></text:p>
          </table:table-cell>
          <table:table-cell table:style-name="Table4.A3" table:number-columns-spanned="2" office:value-type="string">
            <text:p text:style-name="P20"><text:span text:style-name="T13">search1()</text:span></text:p>
          </table:table-cell>
          <table:covered-table-cell/>
          <table:table-cell table:style-name="Table4.A3" table:number-columns-spanned="0" office:value-type="string">
            <text:p text:style-name="P20"><text:span text:style-name="T13">For validating password from login table</text:span></text:p>
          </table:table-cell>
        </table:table-row>
      </table:table>
      <text:p text:style-name="P2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2"><text:span text:style-name="T11">Action Class Name:LoginAction</text:span></text:p>
          </table:table-cell>
          <table:covered-table-cell/>
        </table:table-row>
        <table:table-row table:style-name="Table5.1">
          <table:table-cell table:style-name="Table5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5.1">
          <table:table-cell table:style-name="Table5.A3" office:value-type="string">
            <text:p text:style-name="P20"><text:span text:style-name="T13">Logical Name</text:span></text:p>
          </table:table-cell>
          <table:table-cell table:style-name="Table5.A3" office:value-type="string">
            <text:p text:style-name="P20"><text:span text:style-name="T13">LoginActionForm</text:span></text:p>
          </table:table-cell>
        </table:table-row>
        <table:table-row table:style-name="Table5.1">
          <table:table-cell table:style-name="Table5.A3" office:value-type="string">
            <text:p text:style-name="P20"><text:span text:style-name="T13">Physical Path</text:span></text:p>
          </table:table-cell>
          <table:table-cell table:style-name="Table5.A3" office:value-type="string">
            <text:p text:style-name="P20"><text:span text:style-name="T13">com.myapp.struts.LoginActionForm.java</text:span></text:p>
          </table:table-cell>
        </table:table-row>
        <table:table-row table:style-name="Table5.1">
          <table:table-cell table:style-name="Table5.A3" office:value-type="string">
            <text:p text:style-name="P20"><text:span text:style-name="T13">Code:</text:span></text:p>
          </table:table-cell>
          <table:table-cell table:style-name="Table5.A3" office:value-type="string">
            <text:p text:style-name="P17"/>
          </table:table-cell>
        </table:table-row>
        <table:table-row table:style-name="Table5.1">
          <table:table-cell table:style-name="Table5.A3" office:value-type="string">
            <text:p text:style-name="P20"><text:span text:style-name="T13">Description:</text:span></text:p>
          </table:table-cell>
          <table:table-cell table:style-name="Table5.A3" office:value-type="string">
            <text:p text:style-name="P20"><text:span text:style-name="T13">For defining setter and getter functions.</text:span></text:p>
          </table:table-cell>
        </table:table-row>
        <table:table-row table:style-name="Table5.1">
          <table:table-cell table:style-name="Table5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5.1">
          <table:table-cell table:style-name="Table5.A3" office:value-type="string">
            <text:p text:style-name="P20"><text:span text:style-name="T13">Logical Name:</text:span></text:p>
          </table:table-cell>
          <table:table-cell table:style-name="Table5.A3" office:value-type="string">
            <text:p text:style-name="P20"><text:span text:style-name="T13">LoginAction</text:span></text:p>
          </table:table-cell>
        </table:table-row>
        <table:table-row table:style-name="Table5.1">
          <table:table-cell table:style-name="Table5.A3" office:value-type="string">
            <text:p text:style-name="P20"><text:span text:style-name="T13">Input JSP Form:</text:span></text:p>
          </table:table-cell>
          <table:table-cell table:style-name="Table5.A3" office:value-type="string">
            <text:p text:style-name="P20"><text:span text:style-name="T13">login.jsp</text:span></text:p>
          </table:table-cell>
        </table:table-row>
        <table:table-row table:style-name="Table5.1">
          <table:table-cell table:style-name="Table5.A3" office:value-type="string">
            <text:p text:style-name="P20"><text:span text:style-name="T13">Physical Path(Type tag):</text:span></text:p>
          </table:table-cell>
          <table:table-cell table:style-name="Table5.A3" office:value-type="string">
            <text:p text:style-name="P20"><text:span text:style-name="T13">com.myapp.struts.LoginAction.java</text:span></text:p>
          </table:table-cell>
        </table:table-row>
        <table:table-row table:style-name="Table5.1">
          <table:table-cell table:style-name="Table5.A11" office:value-type="string">
            <text:p text:style-name="P20"><text:span text:style-name="T13">Logical Path</text:span></text:p>
          </table:table-cell>
          <table:table-cell table:style-name="Table5.A11" office:value-type="string">
            <text:p text:style-name="P20"><text:span text:style-name="T13">/login</text:span></text:p>
          </table:table-cell>
        </table:table-row>
        <table:table-row table:style-name="Table5.1">
          <table:table-cell table:style-name="Table5.A3" office:value-type="string">
            <text:p text:style-name="P20"><text:span text:style-name="T13">Code:</text:span></text:p>
          </table:table-cell>
          <table:table-cell table:style-name="Table5.A3" office:value-type="string">
            <text:p text:style-name="P17"/>
          </table:table-cell>
        </table:table-row>
        <text:soft-page-break/>
        <table:table-row table:style-name="Table5.1">
          <table:table-cell table:style-name="Table5.A3" office:value-type="string">
            <text:p text:style-name="P17"/>
            <text:p text:style-name="P20"><text:span text:style-name="T14">Description:</text:span></text:p>
          </table:table-cell>
          <table:table-cell table:style-name="Table5.A3" office:value-type="string">
            <text:p text:style-name="P20"><text:span text:style-name="T13">for checking user_id and password from login table and provide sufficient privileges to the identified user. <text:s text:c="2"/></text:span>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2"><text:span text:style-name="T11">Forwards Setting</text:span></text:p>
          </table:table-cell>
        </table:table-row>
        <table:table-row table:style-name="Table6.1">
          <table:table-cell table:style-name="Table6.A2" office:value-type="string">
            <text:p text:style-name="P21"><text:span text:style-name="T11">Request Forwards Name </text:span></text:p>
          </table:table-cell>
          <table:table-cell table:style-name="Table6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6.A2" table:number-columns-spanned="3" office:value-type="string">
            <text:p text:style-name="P21"><text:span text:style-name="T11">Purpose</text:span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20"><text:span text:style-name="T13">superadmin</text:span></text:p>
          </table:table-cell>
          <table:table-cell table:style-name="Table6.B3" table:number-columns-spanned="2" office:value-type="string">
            <text:p text:style-name="P20"><text:span text:style-name="T13">“/superadmin.do”</text:span></text:p>
          </table:table-cell>
          <table:covered-table-cell/>
          <table:table-cell table:style-name="Table6.A3" table:number-columns-spanned="3" office:value-type="string">
            <text:p text:style-name="P20"><text:span text:style-name="T13">Forwards user to home page of <text:s text:c="2"/>superadmin module after succsessfull login.</text:span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20"><text:span text:style-name="T13">failure</text:span></text:p>
          </table:table-cell>
          <table:table-cell table:style-name="Table6.B3" table:number-columns-spanned="2" office:value-type="string">
            <text:p text:style-name="P20"><text:span text:style-name="T13">“/login.jsp”</text:span></text:p>
          </table:table-cell>
          <table:covered-table-cell/>
          <table:table-cell table:style-name="Table6.A3" table:number-columns-spanned="3" office:value-type="string">
            <text:p text:style-name="P20"><text:span text:style-name="T13">Redirects users to login page on login authentication failure.</text:span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20"><text:span text:style-name="T13">firstlogin</text:span></text:p>
          </table:table-cell>
          <table:table-cell table:style-name="Table6.B3" table:number-columns-spanned="2" office:value-type="string">
            <text:p text:style-name="P20"><text:span text:style-name="T13">“/admin/security.jsp”</text:span></text:p>
          </table:table-cell>
          <table:covered-table-cell/>
          <table:table-cell table:style-name="Table6.A3" table:number-columns-spanned="3" office:value-type="string">
            <text:p text:style-name="P20"><text:span text:style-name="T13">Redirects users to security question page when user login first time into system</text:span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20"><text:span text:style-name="T13">forgetpassword</text:span></text:p>
          </table:table-cell>
          <table:table-cell table:style-name="Table6.B3" table:number-columns-spanned="2" office:value-type="string">
            <text:p text:style-name="P20"><text:span text:style-name="T13">“/forget.jsp”</text:span></text:p>
          </table:table-cell>
          <table:covered-table-cell/>
          <table:table-cell table:style-name="Table6.A3" table:number-columns-spanned="3" office:value-type="string">
            <text:p text:style-name="P20"><text:span text:style-name="T13">Forwards users to forget page when users request for password recovery.</text:span></text:p>
          </table:table-cell>
          <table:covered-table-cell/>
          <table:covered-table-cell/>
        </table:table-row>
        <table:table-row table:style-name="Table6.1">
          <table:table-cell table:style-name="Table6.A7" office:value-type="string">
            <text:p text:style-name="P20"><text:span text:style-name="T13">instituteadmin</text:span></text:p>
          </table:table-cell>
          <table:table-cell table:style-name="Table6.B7" office:value-type="string">
            <text:p text:style-name="P20"><text:span text:style-name="T13">“/instituteadmin.do”</text:span></text:p>
          </table:table-cell>
          <table:table-cell table:style-name="Table6.A7" table:number-columns-spanned="2" office:value-type="string">
            <text:p text:style-name="P20"><text:span text:style-name="T13">Forwards user to home page of <text:s text:c="2"/>instituteadmin module after succsessfull login.</text:span></text:p>
          </table:table-cell>
          <table:covered-table-cell/>
          <table:table-cell table:style-name="Table6.E7" office:value-type="string">
            <text:p text:style-name="P17"/>
          </table:table-cell>
          <table:table-cell table:style-name="Table6.E7" office:value-type="string">
            <text:p text:style-name="P17"/>
          </table:table-cell>
          <table:table-cell table:style-name="Table6.E7" table:number-columns-spanned="0" office:value-type="string">
            <text:p text:style-name="P17"/>
          </table:table-cell>
        </table:table-row>
        <table:table-row table:style-name="Table6.1">
          <table:table-cell table:style-name="Table6.A7" office:value-type="string">
            <text:p text:style-name="P20"><text:span text:style-name="T13">electionmanager</text:span></text:p>
          </table:table-cell>
          <table:table-cell table:style-name="Table6.B7" table:number-columns-spanned="2" office:value-type="string">
            <text:p text:style-name="P20"><text:span text:style-name="T13">“/election_manager/login.jsp”</text:span></text:p>
          </table:table-cell>
          <table:covered-table-cell/>
          <table:table-cell table:style-name="Table6.A7" table:number-columns-spanned="3" office:value-type="string">
            <text:p text:style-name="P20"><text:span text:style-name="T13">Forwards user to home page of <text:s text:c="2"/>electionmanager module after succsessfull login.</text:span></text:p>
          </table:table-cell>
          <table:covered-table-cell/>
          <table:covered-table-cell/>
        </table:table-row>
        <table:table-row table:style-name="Table6.1">
          <table:table-cell table:style-name="Table6.A7" office:value-type="string">
            <text:p text:style-name="P20"><text:span text:style-name="T13">voter</text:span></text:p>
          </table:table-cell>
          <table:table-cell table:style-name="Table6.B7" table:number-columns-spanned="2" office:value-type="string">
            <text:p text:style-name="P20"><text:span text:style-name="T13">“/voter.do”</text:span></text:p>
          </table:table-cell>
          <table:covered-table-cell/>
          <table:table-cell table:style-name="Table6.A7" table:number-columns-spanned="3" office:value-type="string">
            <text:p text:style-name="P20"><text:span text:style-name="T13">Forwards user to home page of user</text:span></text:p>
            <text:p text:style-name="P20"><text:span text:style-name="T13">After successful login.</text:span></text:p>
          </table:table-cell>
          <table:covered-table-cell/>
          <table:covered-table-cell/>
        </table:table-row>
        <table:table-row table:style-name="Table6.1">
          <table:table-cell table:style-name="Table6.A7" office:value-type="string">
            <text:p text:style-name="P20"><text:span text:style-name="T13">Candidate</text:span></text:p>
          </table:table-cell>
          <table:table-cell table:style-name="Table6.B7" table:number-columns-spanned="2" office:value-type="string">
            <text:p text:style-name="P20"><text:span text:style-name="T13">“/Candidate/home.jsp”</text:span></text:p>
          </table:table-cell>
          <table:covered-table-cell/>
          <table:table-cell table:style-name="Table6.A7" table:number-columns-spanned="3" office:value-type="string">
            <text:p text:style-name="P20"><text:span text:style-name="T13">Forwards user to home page of candidate after successful login.</text:span></text:p>
          </table:table-cell>
          <table:covered-table-cell/>
          <table:covered-table-cell/>
        </table:table-row>
        <table:table-row table:style-name="Table6.1">
          <table:table-cell table:style-name="Table6.A11" office:value-type="string">
            <text:p text:style-name="P4"/>
          </table:table-cell>
        </table:table-row>
      </table:table>
      <text:p text:style-name="P30"><text:span text:style-name="T2"><text:tab/><text:tab/><text:tab/></text:span></text:p>
      <text:p text:style-name="P20"><text:span text:style-name="T2">*session is maintained for each user with institute_id, user_id and role. <text:s/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20"><text:span text:style-name="T11">S.No.</text:span></text:p>
          </table:table-cell>
          <table:table-cell table:style-name="Table7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7.A2" office:value-type="string">
            <text:p text:style-name="P32"><text:span text:style-name="T11">Primary Key </text:span></text:p>
          </table:table-cell>
          <table:table-cell table:style-name="Table7.A2" table:number-columns-spanned="0" office:value-type="string">
            <text:p text:style-name="P20"><text:span text:style-name="T11">Purpose</text:span></text:p>
          </table:table-cell>
        </table:table-row>
        <table:table-row table:style-name="Table7.1">
          <table:table-cell table:style-name="Table7.A3" office:value-type="string">
            <text:p text:style-name="P20"><text:span text:style-name="T13">1</text:span></text:p>
          </table:table-cell>
          <table:table-cell table:style-name="Table7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7.A3" office:value-type="string">
            <text:p text:style-name="P20"><text:span text:style-name="T13">user_id</text:span></text:p>
          </table:table-cell>
          <table:table-cell table:style-name="Table7.A3" table:number-columns-spanned="0" office:value-type="string">
            <text:p text:style-name="P20"><text:span text:style-name="T13">To authenticate users on the basis of user_id, password and role.</text:span></text:p>
          </table:table-cell>
        </table:table-row>
        <table:table-row table:style-name="Table7.1">
          <table:table-cell table:style-name="Table7.A3" office:value-type="string">
            <text:p text:style-name="P20"><text:span text:style-name="T13">2</text:span></text:p>
          </table:table-cell>
          <table:table-cell table:style-name="Table7.A3" table:number-columns-spanned="2" office:value-type="string">
            <text:p text:style-name="P20"><text:span text:style-name="T13">institue</text:span></text:p>
          </table:table-cell>
          <table:covered-table-cell/>
          <table:table-cell table:style-name="Table7.A3" office:value-type="string">
            <text:p text:style-name="P20"><text:span text:style-name="T13">institute_id</text:span></text:p>
          </table:table-cell>
          <table:table-cell table:style-name="Table7.A3" table:number-columns-spanned="0" office:value-type="string">
            <text:p text:style-name="P20"><text:span text:style-name="T13">To check institute_id and working status of the user.</text:span></text:p>
          </table:table-cell>
        </table:table-row>
      </table:table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20"><text:span text:style-name="T11">S.No.</text:span></text:p>
          </table:table-cell>
          <table:table-cell table:style-name="Table8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8.A2" office:value-type="string">
            <text:p text:style-name="P32"><text:span text:style-name="T11">Pojo Name</text:span></text:p>
          </table:table-cell>
          <table:table-cell table:style-name="Table8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8.1">
          <table:table-cell table:style-name="Table8.A3" office:value-type="string">
            <text:p text:style-name="P20"><text:span text:style-name="T13">1</text:span></text:p>
          </table:table-cell>
          <table:table-cell table:style-name="Table8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8.A3" office:value-type="string">
            <text:p text:style-name="P20"><text:span text:style-name="T13">Login</text:span></text:p>
          </table:table-cell>
          <table:table-cell table:style-name="Table8.A3" table:number-columns-spanned="0" office:value-type="string">
            <text:p text:style-name="P17"/>
          </table:table-cell>
        </table:table-row>
        <table:table-row table:style-name="Table8.1">
          <table:table-cell table:style-name="Table8.A3" office:value-type="string">
            <text:p text:style-name="P20"><text:span text:style-name="T13">2</text:span></text:p>
          </table:table-cell>
          <table:table-cell table:style-name="Table8.A3" table:number-columns-spanned="2" office:value-type="string">
            <text:p text:style-name="P20"><text:span text:style-name="T13">institue</text:span></text:p>
          </table:table-cell>
          <table:covered-table-cell/>
          <table:table-cell table:style-name="Table8.A3" office:value-type="string">
            <text:p text:style-name="P20"><text:span text:style-name="T13">Institute</text:span></text:p>
          </table:table-cell>
          <table:table-cell table:style-name="Table8.A3" table:number-columns-spanned="0" office:value-type="string">
            <text:p text:style-name="P17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20"><text:span text:style-name="T11">S.No.</text:span></text:p>
          </table:table-cell>
          <table:table-cell table:style-name="Table9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9.A2" office:value-type="string">
            <text:p text:style-name="P32"><text:span text:style-name="T11">Method Name </text:span></text:p>
          </table:table-cell>
          <table:table-cell table:style-name="Table9.E2" office:value-type="string">
            <text:p text:style-name="P20"><text:span text:style-name="T11">Select Operation</text:span></text:p>
          </table:table-cell>
          <table:table-cell table:style-name="Table9.E2" office:value-type="string">
            <text:p text:style-name="P20"><text:span text:style-name="T11">Columns <text:s/>in Where clause</text:span></text:p>
          </table:table-cell>
          <table:table-cell table:style-name="Table9.A2" table:number-columns-spanned="0" office:value-type="string">
            <text:p text:style-name="P20"><text:span text:style-name="T11">Purpose </text:span></text:p>
          </table:table-cell>
        </table:table-row>
        <table:table-row table:style-name="Table9.1">
          <table:table-cell table:style-name="Table9.A3" office:value-type="string">
            <text:p text:style-name="P20"><text:span text:style-name="T13">1</text:span></text:p>
          </table:table-cell>
          <table:table-cell table:style-name="Table9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9.A3" office:value-type="string">
            <text:p text:style-name="P20"><text:span text:style-name="T13">getLoginDetails()</text:span></text:p>
          </table:table-cell>
          <table:table-cell table:style-name="Table9.E3" office:value-type="string">
            <text:p text:style-name="P20"><text:span text:style-name="T13">All columns </text:span></text:p>
          </table:table-cell>
          <table:table-cell table:style-name="Table9.E3" office:value-type="string">
            <text:p text:style-name="P20"><text:span text:style-name="T13">user_id, password</text:span></text:p>
          </table:table-cell>
          <table:table-cell table:style-name="Table9.A3" table:number-columns-spanned="0" office:value-type="string">
            <text:p text:style-name="P20"><text:span text:style-name="T13">To provide authentication details by user_id and password </text:span></text:p>
            <text:p text:style-name="P4"/>
          </table:table-cell>
        </table:table-row>
        <table:table-row table:style-name="Table9.1">
          <table:table-cell table:style-name="Table9.A3" office:value-type="string">
            <text:p text:style-name="P17"/>
          </table:table-cell>
          <table:table-cell table:style-name="Table9.A3" table:number-columns-spanned="2" office:value-type="string">
            <text:p text:style-name="P17"/>
          </table:table-cell>
          <table:covered-table-cell/>
          <table:table-cell table:style-name="Table9.A3" office:value-type="string">
            <text:p text:style-name="P20"><text:span text:style-name="T13">SearchForgetPassword()</text:span></text:p>
          </table:table-cell>
          <table:table-cell table:style-name="Table9.E3" office:value-type="string">
            <text:p text:style-name="P20"><text:span text:style-name="T13">All columns</text:span></text:p>
          </table:table-cell>
          <table:table-cell table:style-name="Table9.E3" office:value-type="string">
            <text:p text:style-name="P20"><text:span text:style-name="T13">user_id</text:span></text:p>
          </table:table-cell>
          <table:table-cell table:style-name="Table9.A3" table:number-columns-spanned="0" office:value-type="string">
            <text:p text:style-name="P20"><text:span text:style-name="T13">To identify user by user_id</text:span></text:p>
          </table:table-cell>
        </table:table-row>
        <table:table-row table:style-name="Table9.1">
          <table:table-cell table:style-name="Table9.A5" office:value-type="string">
            <text:p text:style-name="P20"><text:span text:style-name="T13">2</text:span></text:p>
          </table:table-cell>
          <table:table-cell table:style-name="Table9.A5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9.A5" office:value-type="string">
            <text:p text:style-name="P20"><text:span text:style-name="T13">GetInstituteDetailsby</text:span></text:p>
            <text:p text:style-name="P20"><text:span text:style-name="T14">Status()</text:span></text:p>
          </table:table-cell>
          <table:table-cell table:style-name="Table9.E5" office:value-type="string">
            <text:p text:style-name="P20"><text:span text:style-name="T13">working_status</text:span></text:p>
          </table:table-cell>
          <table:table-cell table:style-name="Table9.E5" office:value-type="string">
            <text:p text:style-name="P20"><text:span text:style-name="T13">institute_id,</text:span></text:p>
            <text:p text:style-name="P20"><text:span text:style-name="T14">working_stat</text:span><text:soft-page-break/><text:span text:style-name="T14">us</text:span></text:p>
          </table:table-cell>
          <table:table-cell table:style-name="Table9.A5" table:number-columns-spanned="0" office:value-type="string">
            <text:p text:style-name="P17"/>
          </table:table-cell>
        </table:table-row>
        <table:table-row table:style-name="Table9.1">
          <table:table-cell table:style-name="Table9.A5" office:value-type="string">
            <text:p text:style-name="P17"/>
          </table:table-cell>
          <table:table-cell table:style-name="Table9.A5" table:number-columns-spanned="2" office:value-type="string">
            <text:p text:style-name="P17"/>
          </table:table-cell>
          <table:covered-table-cell/>
          <table:table-cell table:style-name="Table9.A5" office:value-type="string">
            <text:p text:style-name="P20"><text:span text:style-name="T13">getInstituteDetails()</text:span></text:p>
          </table:table-cell>
          <table:table-cell table:style-name="Table9.E5" office:value-type="string">
            <text:p text:style-name="P20"><text:span text:style-name="T13">All columns</text:span></text:p>
          </table:table-cell>
          <table:table-cell table:style-name="Table9.E5" office:value-type="string">
            <text:p text:style-name="P20"><text:span text:style-name="T13">institute_id</text:span></text:p>
          </table:table-cell>
          <table:table-cell table:style-name="Table9.A5" table:number-columns-spanned="0" office:value-type="string">
            <text:p text:style-name="P20"><text:span text:style-name="T13">To get institute details by their institute_id</text:span></text:p>
          </table:table-cell>
        </table:table-row>
      </table:table>
      <text:p text:style-name="P19"/>
      <text:p text:style-name="P20"><text:span text:style-name="T7"><text:tab/><text:tab/><text:tab/><text:tab/><text:tab/>Institute Registration</text:span></text:p>
      <text:p text:style-name="P25"><text:span text:style-name="T7">File Name of view page: </text:span><text:span text:style-name="T3">admin_registration.jsp</text:span></text:p>
      <text:p text:style-name="P25"><text:span text:style-name="T2">This page is a data entry form to acquire the details of institutes.</text:span></text:p>
      <text:p text:style-name="P22"><text:span text:style-name="T6">Validation Technology:-</text:span><text:span text:style-name="T2">Validation Framework <text:s/></text:span></text:p>
      <text:p text:style-name="P20"><text:span text:style-name="T2"><text:s/></text:span><text:span text:style-name="T6">Attributes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20"><text:span text:style-name="T11">S.No.</text:span></text:p>
          </table:table-cell>
          <table:table-cell table:style-name="Table10.A1" office:value-type="string">
            <text:p text:style-name="P20"><text:span text:style-name="T11">Attribute Name</text:span></text:p>
          </table:table-cell>
          <table:table-cell table:style-name="Table10.A1" office:value-type="string">
            <text:p text:style-name="P20"><text:span text:style-name="T11">Label </text:span></text:p>
          </table:table-cell>
          <table:table-cell table:style-name="Table10.A1" office:value-type="string">
            <text:p text:style-name="P20"><text:span text:style-name="T11">Field Name</text:span></text:p>
          </table:table-cell>
          <table:table-cell table:style-name="Table10.A1" office:value-type="string">
            <text:p text:style-name="P20"><text:span text:style-name="T11">Type</text:span></text:p>
          </table:table-cell>
          <table:table-cell table:style-name="Table10.A1" office:value-type="string">
            <text:p text:style-name="P20"><text:span text:style-name="T11">Validation</text:span></text:p>
          </table:table-cell>
        </table:table-row>
        <table:table-row table:style-name="Table10.1">
          <table:table-cell table:style-name="Table10.A2" office:value-type="string">
            <text:p text:style-name="P22"><text:span text:style-name="T13">1</text:span></text:p>
          </table:table-cell>
          <table:table-cell table:style-name="Table10.A2" office:value-type="string">
            <text:p text:style-name="P20"><text:span text:style-name="T13">Institute Name</text:span></text:p>
          </table:table-cell>
          <table:table-cell table:style-name="Table10.A2" office:value-type="string">
            <text:p text:style-name="P20"><text:span text:style-name="T13">Institute Name</text:span></text:p>
          </table:table-cell>
          <table:table-cell table:style-name="Table10.A2" office:value-type="string">
            <text:p text:style-name="P20"><text:span text:style-name="T13">institute_name</text:span></text:p>
          </table:table-cell>
          <table:table-cell table:style-name="Table10.A2" office:value-type="string">
            <text:p text:style-name="P20"><text:span text:style-name="T13">Text box</text:span></text:p>
          </table:table-cell>
          <table:table-cell table:style-name="Table10.A2" office:value-type="string">
            <text:p text:style-name="P20"><text:span text:style-name="T13">Is required</text:span></text:p>
          </table:table-cell>
        </table:table-row>
        <table:table-row table:style-name="Table10.1">
          <table:table-cell table:style-name="Table10.A2" office:value-type="string">
            <text:p text:style-name="P22"><text:span text:style-name="T13">2</text:span></text:p>
          </table:table-cell>
          <table:table-cell table:style-name="Table10.A2" office:value-type="string">
            <text:p text:style-name="P20"><text:span text:style-name="T13">Institute Abbrevation</text:span></text:p>
          </table:table-cell>
          <table:table-cell table:style-name="Table10.A2" office:value-type="string">
            <text:p text:style-name="P20"><text:span text:style-name="T13">Institute Abbrevation</text:span></text:p>
          </table:table-cell>
          <table:table-cell table:style-name="Table10.A2" office:value-type="string">
            <text:p text:style-name="P20"><text:span text:style-name="T13">abbreviated_name</text:span></text:p>
          </table:table-cell>
          <table:table-cell table:style-name="Table10.A2" office:value-type="string">
            <text:p text:style-name="P20"><text:span text:style-name="T13">Text box</text:span></text:p>
          </table:table-cell>
          <table:table-cell table:style-name="Table10.A2" office:value-type="string">
            <text:p text:style-name="P17"/>
          </table:table-cell>
        </table:table-row>
        <table:table-row table:style-name="Table10.1">
          <table:table-cell table:style-name="Table10.A2" office:value-type="string">
            <text:p text:style-name="P22"><text:span text:style-name="T13">3</text:span></text:p>
          </table:table-cell>
          <table:table-cell table:style-name="Table10.A2" office:value-type="string">
            <text:p text:style-name="P20"><text:span text:style-name="T13">Institute Address</text:span></text:p>
          </table:table-cell>
          <table:table-cell table:style-name="Table10.A2" office:value-type="string">
            <text:p text:style-name="P20"><text:span text:style-name="T13">Institute Address</text:span></text:p>
          </table:table-cell>
          <table:table-cell table:style-name="Table10.A2" office:value-type="string">
            <text:p text:style-name="P20"><text:span text:style-name="T13">institute_address</text:span></text:p>
          </table:table-cell>
          <table:table-cell table:style-name="Table10.A2" office:value-type="string">
            <text:p text:style-name="P20"><text:span text:style-name="T13">Text box</text:span></text:p>
          </table:table-cell>
          <table:table-cell table:style-name="Table10.A2" office:value-type="string">
            <text:p text:style-name="P20"><text:span text:style-name="T13">Is required</text:span></text:p>
          </table:table-cell>
        </table:table-row>
        <table:table-row table:style-name="Table10.1">
          <table:table-cell table:style-name="Table10.A2" office:value-type="string">
            <text:p text:style-name="P22"><text:span text:style-name="T13">4</text:span></text:p>
          </table:table-cell>
          <table:table-cell table:style-name="Table10.A2" office:value-type="string">
            <text:p text:style-name="P20"><text:span text:style-name="T13">City</text:span></text:p>
          </table:table-cell>
          <table:table-cell table:style-name="Table10.A2" office:value-type="string">
            <text:p text:style-name="P20"><text:span text:style-name="T13">City</text:span></text:p>
          </table:table-cell>
          <table:table-cell table:style-name="Table10.A2" office:value-type="string">
            <text:p text:style-name="P20"><text:span text:style-name="T13">city</text:span></text:p>
          </table:table-cell>
          <table:table-cell table:style-name="Table10.A2" office:value-type="string">
            <text:p text:style-name="P20"><text:span text:style-name="T13">Text box</text:span></text:p>
          </table:table-cell>
          <table:table-cell table:style-name="Table10.A2" office:value-type="string">
            <text:p text:style-name="P20"><text:span text:style-name="T13">Is required</text:span></text:p>
          </table:table-cell>
        </table:table-row>
        <table:table-row table:style-name="Table10.1">
          <table:table-cell table:style-name="Table10.A2" office:value-type="string">
            <text:p text:style-name="P22"><text:span text:style-name="T13">5</text:span></text:p>
          </table:table-cell>
          <table:table-cell table:style-name="Table10.A2" office:value-type="string">
            <text:p text:style-name="P20"><text:span text:style-name="T13">State</text:span></text:p>
          </table:table-cell>
          <table:table-cell table:style-name="Table10.A2" office:value-type="string">
            <text:p text:style-name="P20"><text:span text:style-name="T13">State</text:span></text:p>
          </table:table-cell>
          <table:table-cell table:style-name="Table10.A2" office:value-type="string">
            <text:p text:style-name="P20"><text:span text:style-name="T13">state</text:span></text:p>
          </table:table-cell>
          <table:table-cell table:style-name="Table10.A2" office:value-type="string">
            <text:p text:style-name="P20"><text:span text:style-name="T13">Text box</text:span></text:p>
          </table:table-cell>
          <table:table-cell table:style-name="Table10.A2" office:value-type="string">
            <text:p text:style-name="P20"><text:span text:style-name="T13">Is required</text:span></text:p>
          </table:table-cell>
        </table:table-row>
        <table:table-row table:style-name="Table10.1">
          <table:table-cell table:style-name="Table10.A7" office:value-type="string">
            <text:p text:style-name="P22"><text:span text:style-name="T13">6</text:span></text:p>
          </table:table-cell>
          <table:table-cell table:style-name="Table10.A7" office:value-type="string">
            <text:p text:style-name="P20"><text:span text:style-name="T13">Country</text:span></text:p>
          </table:table-cell>
          <table:table-cell table:style-name="Table10.A7" office:value-type="string">
            <text:p text:style-name="P20"><text:span text:style-name="T13">Country</text:span></text:p>
          </table:table-cell>
          <table:table-cell table:style-name="Table10.A7" office:value-type="string">
            <text:p text:style-name="P20"><text:span text:style-name="T13">country</text:span></text:p>
          </table:table-cell>
          <table:table-cell table:style-name="Table10.A7" office:value-type="string">
            <text:p text:style-name="P20"><text:span text:style-name="T13">Text box</text:span></text:p>
          </table:table-cell>
          <table:table-cell table:style-name="Table10.A7" office:value-type="string">
            <text:p text:style-name="P20"><text:span text:style-name="T13">Is required</text:span></text:p>
          </table:table-cell>
        </table:table-row>
        <table:table-row table:style-name="Table10.1">
          <table:table-cell table:style-name="Table10.A7" office:value-type="string">
            <text:p text:style-name="P22"><text:span text:style-name="T13">7</text:span></text:p>
          </table:table-cell>
          <table:table-cell table:style-name="Table10.A7" office:value-type="string">
            <text:p text:style-name="P20"><text:span text:style-name="T13">Pin</text:span></text:p>
          </table:table-cell>
          <table:table-cell table:style-name="Table10.A7" office:value-type="string">
            <text:p text:style-name="P20"><text:span text:style-name="T13">Pin</text:span></text:p>
          </table:table-cell>
          <table:table-cell table:style-name="Table10.A7" office:value-type="string">
            <text:p text:style-name="P20"><text:span text:style-name="T13">pin</text:span></text:p>
          </table:table-cell>
          <table:table-cell table:style-name="Table10.A7" office:value-type="string">
            <text:p text:style-name="P20"><text:span text:style-name="T13">Text box</text:span></text:p>
          </table:table-cell>
          <table:table-cell table:style-name="Table10.A7" office:value-type="string">
            <text:p text:style-name="P17"/>
          </table:table-cell>
        </table:table-row>
        <table:table-row table:style-name="Table10.1">
          <table:table-cell table:style-name="Table10.A7" office:value-type="string">
            <text:p text:style-name="P22"><text:span text:style-name="T13">8</text:span></text:p>
          </table:table-cell>
          <table:table-cell table:style-name="Table10.A7" office:value-type="string">
            <text:p text:style-name="P20"><text:span text:style-name="T13">Courtesy</text:span></text:p>
          </table:table-cell>
          <table:table-cell table:style-name="Table10.A7" office:value-type="string">
            <text:p text:style-name="P20"><text:span text:style-name="T13">Courtesy</text:span></text:p>
          </table:table-cell>
          <table:table-cell table:style-name="Table10.A7" office:value-type="string">
            <text:p text:style-name="P20"><text:span text:style-name="T13">courtesy</text:span></text:p>
          </table:table-cell>
          <table:table-cell table:style-name="Table10.A7" office:value-type="string">
            <text:p text:style-name="P20"><text:span text:style-name="T13">Text box</text:span></text:p>
          </table:table-cell>
          <table:table-cell table:style-name="Table10.A7" office:value-type="string">
            <text:p text:style-name="P17"/>
          </table:table-cell>
        </table:table-row>
        <table:table-row table:style-name="Table10.1">
          <table:table-cell table:style-name="Table10.A7" office:value-type="string">
            <text:p text:style-name="P22"><text:span text:style-name="T13">9</text:span></text:p>
          </table:table-cell>
          <table:table-cell table:style-name="Table10.A7" office:value-type="string">
            <text:p text:style-name="P20"><text:span text:style-name="T13">First Name</text:span></text:p>
          </table:table-cell>
          <table:table-cell table:style-name="Table10.A7" office:value-type="string">
            <text:p text:style-name="P20"><text:span text:style-name="T13">First Name</text:span></text:p>
          </table:table-cell>
          <table:table-cell table:style-name="Table10.A7" office:value-type="string">
            <text:p text:style-name="P20"><text:span text:style-name="T13">admin_fname</text:span></text:p>
          </table:table-cell>
          <table:table-cell table:style-name="Table10.A7" office:value-type="string">
            <text:p text:style-name="P20"><text:span text:style-name="T13">Text box</text:span></text:p>
          </table:table-cell>
          <table:table-cell table:style-name="Table10.A7" office:value-type="string">
            <text:p text:style-name="P20"><text:span text:style-name="T13">Is required</text:span></text:p>
          </table:table-cell>
        </table:table-row>
        <table:table-row table:style-name="Table10.1">
          <table:table-cell table:style-name="Table10.A7" office:value-type="string">
            <text:p text:style-name="P22"><text:span text:style-name="T13">10</text:span></text:p>
          </table:table-cell>
          <table:table-cell table:style-name="Table10.A7" office:value-type="string">
            <text:p text:style-name="P20"><text:span text:style-name="T13">Last Name</text:span></text:p>
          </table:table-cell>
          <table:table-cell table:style-name="Table10.A7" office:value-type="string">
            <text:p text:style-name="P20"><text:span text:style-name="T13">Last Name</text:span></text:p>
          </table:table-cell>
          <table:table-cell table:style-name="Table10.A7" office:value-type="string">
            <text:p text:style-name="P20"><text:span text:style-name="T13">admin_lname</text:span></text:p>
          </table:table-cell>
          <table:table-cell table:style-name="Table10.A7" office:value-type="string">
            <text:p text:style-name="P20"><text:span text:style-name="T13">Text box</text:span></text:p>
          </table:table-cell>
          <table:table-cell table:style-name="Table10.A7" office:value-type="string">
            <text:p text:style-name="P20"><text:span text:style-name="T13">Is required</text:span></text:p>
          </table:table-cell>
        </table:table-row>
        <table:table-row table:style-name="Table10.1">
          <table:table-cell table:style-name="Table10.A7" office:value-type="string">
            <text:p text:style-name="P22"><text:span text:style-name="T13">11</text:span></text:p>
          </table:table-cell>
          <table:table-cell table:style-name="Table10.A7" office:value-type="string">
            <text:p text:style-name="P20"><text:span text:style-name="T13">Gender</text:span></text:p>
          </table:table-cell>
          <table:table-cell table:style-name="Table10.A7" office:value-type="string">
            <text:p text:style-name="P20"><text:span text:style-name="T13">Gender</text:span></text:p>
          </table:table-cell>
          <table:table-cell table:style-name="Table10.A7" office:value-type="string">
            <text:p text:style-name="P20"><text:span text:style-name="T13">gender</text:span></text:p>
          </table:table-cell>
          <table:table-cell table:style-name="Table10.A7" office:value-type="string">
            <text:p text:style-name="P20"><text:span text:style-name="T13">Combo box</text:span></text:p>
          </table:table-cell>
          <table:table-cell table:style-name="Table10.A7" office:value-type="string">
            <text:p text:style-name="P20"><text:span text:style-name="T13">Is required</text:span></text:p>
          </table:table-cell>
        </table:table-row>
        <table:table-row table:style-name="Table10.1">
          <table:table-cell table:style-name="Table10.A7" office:value-type="string">
            <text:p text:style-name="P22"><text:span text:style-name="T13">12</text:span></text:p>
          </table:table-cell>
          <table:table-cell table:style-name="Table10.A7" office:value-type="string">
            <text:p text:style-name="P20"><text:span text:style-name="T13">Designation</text:span></text:p>
          </table:table-cell>
          <table:table-cell table:style-name="Table10.A7" office:value-type="string">
            <text:p text:style-name="P20"><text:span text:style-name="T13">Designation</text:span></text:p>
          </table:table-cell>
          <table:table-cell table:style-name="Table10.A7" office:value-type="string">
            <text:p text:style-name="P20"><text:span text:style-name="T13">admin_designation</text:span></text:p>
          </table:table-cell>
          <table:table-cell table:style-name="Table10.A7" office:value-type="string">
            <text:p text:style-name="P20"><text:span text:style-name="T13">Text box</text:span></text:p>
          </table:table-cell>
          <table:table-cell table:style-name="Table10.A7" office:value-type="string">
            <text:p text:style-name="P17"/>
          </table:table-cell>
        </table:table-row>
        <table:table-row table:style-name="Table10.1">
          <table:table-cell table:style-name="Table10.A7" office:value-type="string">
            <text:p text:style-name="P22"><text:span text:style-name="T13">13</text:span></text:p>
          </table:table-cell>
          <table:table-cell table:style-name="Table10.A7" office:value-type="string">
            <text:p text:style-name="P20"><text:span text:style-name="T13">Landline No</text:span></text:p>
          </table:table-cell>
          <table:table-cell table:style-name="Table10.A7" office:value-type="string">
            <text:p text:style-name="P20"><text:span text:style-name="T13">Landline No</text:span></text:p>
          </table:table-cell>
          <table:table-cell table:style-name="Table10.A7" office:value-type="string">
            <text:p text:style-name="P20"><text:span text:style-name="T13">land_line_no</text:span></text:p>
          </table:table-cell>
          <table:table-cell table:style-name="Table10.A7" office:value-type="string">
            <text:p text:style-name="P20"><text:span text:style-name="T13">Text box</text:span></text:p>
          </table:table-cell>
          <table:table-cell table:style-name="Table10.A7" office:value-type="string">
            <text:p text:style-name="P20"><text:span text:style-name="T13">Is required</text:span></text:p>
          </table:table-cell>
        </table:table-row>
        <table:table-row table:style-name="Table10.1">
          <table:table-cell table:style-name="Table10.A7" office:value-type="string">
            <text:p text:style-name="P22"><text:span text:style-name="T13">14</text:span></text:p>
          </table:table-cell>
          <table:table-cell table:style-name="Table10.A7" office:value-type="string">
            <text:p text:style-name="P20"><text:span text:style-name="T13">Mobile No</text:span></text:p>
          </table:table-cell>
          <table:table-cell table:style-name="Table10.A7" office:value-type="string">
            <text:p text:style-name="P20"><text:span text:style-name="T13">Mobile No</text:span></text:p>
          </table:table-cell>
          <table:table-cell table:style-name="Table10.A7" office:value-type="string">
            <text:p text:style-name="P20"><text:span text:style-name="T13">mobile_no</text:span></text:p>
          </table:table-cell>
          <table:table-cell table:style-name="Table10.A7" office:value-type="string">
            <text:p text:style-name="P20"><text:span text:style-name="T13">Text box</text:span></text:p>
          </table:table-cell>
          <table:table-cell table:style-name="Table10.A7" office:value-type="string">
            <text:p text:style-name="P17"/>
          </table:table-cell>
        </table:table-row>
        <table:table-row table:style-name="Table10.1">
          <table:table-cell table:style-name="Table10.A7" office:value-type="string">
            <text:p text:style-name="P22"><text:span text:style-name="T13">15</text:span></text:p>
          </table:table-cell>
          <table:table-cell table:style-name="Table10.A7" office:value-type="string">
            <text:p text:style-name="P20"><text:span text:style-name="T13">User Id</text:span></text:p>
          </table:table-cell>
          <table:table-cell table:style-name="Table10.A7" office:value-type="string">
            <text:p text:style-name="P20"><text:span text:style-name="T13">User Id</text:span></text:p>
          </table:table-cell>
          <table:table-cell table:style-name="Table10.A7" office:value-type="string">
            <text:p text:style-name="P20"><text:span text:style-name="T13">userId</text:span></text:p>
          </table:table-cell>
          <table:table-cell table:style-name="Table10.A7" office:value-type="string">
            <text:p text:style-name="P20"><text:span text:style-name="T13">Text box</text:span></text:p>
          </table:table-cell>
          <table:table-cell table:style-name="Table10.A7" office:value-type="string">
            <text:p text:style-name="P20"><text:span text:style-name="T13">Is required</text:span></text:p>
          </table:table-cell>
        </table:table-row>
        <table:table-row table:style-name="Table10.1">
          <table:table-cell table:style-name="Table10.A7" office:value-type="string">
            <text:p text:style-name="P22"><text:span text:style-name="T13">16</text:span></text:p>
          </table:table-cell>
          <table:table-cell table:style-name="Table10.A7" office:value-type="string">
            <text:p text:style-name="P20"><text:span text:style-name="T13">Type of institute</text:span></text:p>
          </table:table-cell>
          <table:table-cell table:style-name="Table10.A7" office:value-type="string">
            <text:p text:style-name="P20"><text:span text:style-name="T13">Type of institute</text:span></text:p>
          </table:table-cell>
          <table:table-cell table:style-name="Table10.A7" office:value-type="string">
            <text:p text:style-name="P20"><text:span text:style-name="T13">type_of_institute</text:span></text:p>
          </table:table-cell>
          <table:table-cell table:style-name="Table10.A7" office:value-type="string">
            <text:p text:style-name="P20"><text:span text:style-name="T13">Combo box</text:span></text:p>
          </table:table-cell>
          <table:table-cell table:style-name="Table10.A7" office:value-type="string">
            <text:p text:style-name="P20"><text:span text:style-name="T13">Is required</text:span></text:p>
          </table:table-cell>
        </table:table-row>
        <table:table-row table:style-name="Table10.1">
          <table:table-cell table:style-name="Table10.A7" office:value-type="string">
            <text:p text:style-name="P22"><text:span text:style-name="T13">17</text:span></text:p>
          </table:table-cell>
          <table:table-cell table:style-name="Table10.A7" office:value-type="string">
            <text:p text:style-name="P20"><text:span text:style-name="T13">Website Name</text:span></text:p>
          </table:table-cell>
          <table:table-cell table:style-name="Table10.A7" office:value-type="string">
            <text:p text:style-name="P20"><text:span text:style-name="T13">Website Name</text:span></text:p>
          </table:table-cell>
          <table:table-cell table:style-name="Table10.A7" office:value-type="string">
            <text:p text:style-name="P20"><text:span text:style-name="T13">institute_website</text:span></text:p>
          </table:table-cell>
          <table:table-cell table:style-name="Table10.A7" office:value-type="string">
            <text:p text:style-name="P20"><text:span text:style-name="T13">Text box</text:span></text:p>
          </table:table-cell>
          <table:table-cell table:style-name="Table10.A7" office:value-type="string">
            <text:p text:style-name="P17"/>
          </table:table-cell>
        </table:table-row>
        <table:table-row table:style-name="Table10.1">
          <table:table-cell table:style-name="Table10.A7" office:value-type="string">
            <text:p text:style-name="P22"><text:span text:style-name="T13">18</text:span></text:p>
          </table:table-cell>
          <table:table-cell table:style-name="Table10.A7" office:value-type="string">
            <text:p text:style-name="P20"><text:span text:style-name="T13">Email Id</text:span></text:p>
          </table:table-cell>
          <table:table-cell table:style-name="Table10.A7" office:value-type="string">
            <text:p text:style-name="P20"><text:span text:style-name="T13">Email Id</text:span></text:p>
          </table:table-cell>
          <table:table-cell table:style-name="Table10.A7" office:value-type="string">
            <text:p text:style-name="P20"><text:span text:style-name="T13">admin_email</text:span></text:p>
          </table:table-cell>
          <table:table-cell table:style-name="Table10.A7" office:value-type="string">
            <text:p text:style-name="P20"><text:span text:style-name="T13">Text box</text:span></text:p>
          </table:table-cell>
          <table:table-cell table:style-name="Table10.A7" office:value-type="string">
            <text:p text:style-name="P20"><text:span text:style-name="T13">Is required</text:span></text:p>
          </table:table-cell>
        </table:table-row>
        <table:table-row table:style-name="Table10.1">
          <table:table-cell table:style-name="Table10.A7" office:value-type="string">
            <text:p text:style-name="P22"><text:span text:style-name="T13">19</text:span></text:p>
          </table:table-cell>
          <table:table-cell table:style-name="Table10.A7" office:value-type="string">
            <text:p text:style-name="P20"><text:span text:style-name="T13">Institute Domain</text:span></text:p>
          </table:table-cell>
          <table:table-cell table:style-name="Table10.A7" office:value-type="string">
            <text:p text:style-name="P20"><text:span text:style-name="T13">Institute Domain</text:span></text:p>
          </table:table-cell>
          <table:table-cell table:style-name="Table10.A7" office:value-type="string">
            <text:p text:style-name="P20"><text:span text:style-name="T13">institute_domain</text:span></text:p>
          </table:table-cell>
          <table:table-cell table:style-name="Table10.A7" office:value-type="string">
            <text:p text:style-name="P20"><text:span text:style-name="T13">Combo box</text:span></text:p>
          </table:table-cell>
          <table:table-cell table:style-name="Table10.A7" office:value-type="string">
            <text:p text:style-name="P17"/>
          </table:table-cell>
        </table:table-row>
        <table:table-row table:style-name="Table10.1">
          <table:table-cell table:style-name="Table10.A7" office:value-type="string">
            <text:p text:style-name="P22"><text:span text:style-name="T13">20</text:span></text:p>
          </table:table-cell>
          <table:table-cell table:style-name="Table10.A7" office:value-type="string">
            <text:p text:style-name="P20"><text:span text:style-name="T13">Register</text:span></text:p>
          </table:table-cell>
          <table:table-cell table:style-name="Table10.A7" office:value-type="string">
            <text:p text:style-name="P20"><text:span text:style-name="T13">Register</text:span></text:p>
          </table:table-cell>
          <table:table-cell table:style-name="Table10.A7" office:value-type="string">
            <text:p text:style-name="P20"><text:span text:style-name="T13">submit</text:span></text:p>
          </table:table-cell>
          <table:table-cell table:style-name="Table10.A7" office:value-type="string">
            <text:p text:style-name="P20"><text:span text:style-name="T13">Submit</text:span></text:p>
          </table:table-cell>
          <table:table-cell table:style-name="Table10.A7" office:value-type="string">
            <text:p text:style-name="P17"/>
          </table:table-cell>
        </table:table-row>
        <table:table-row table:style-name="Table10.1">
          <table:table-cell table:style-name="Table10.A7" office:value-type="string">
            <text:p text:style-name="P22"><text:span text:style-name="T13">21</text:span></text:p>
          </table:table-cell>
          <table:table-cell table:style-name="Table10.A7" office:value-type="string">
            <text:p text:style-name="P20"><text:span text:style-name="T13">Cancel</text:span></text:p>
          </table:table-cell>
          <table:table-cell table:style-name="Table10.A7" office:value-type="string">
            <text:p text:style-name="P20"><text:span text:style-name="T13">Cancel</text:span></text:p>
          </table:table-cell>
          <table:table-cell table:style-name="Table10.A7" office:value-type="string">
            <text:p text:style-name="P20"><text:span text:style-name="T13">cancel</text:span></text:p>
          </table:table-cell>
          <table:table-cell table:style-name="Table10.A7" office:value-type="string">
            <text:p text:style-name="P20"><text:span text:style-name="T13">Button</text:span></text:p>
          </table:table-cell>
          <table:table-cell table:style-name="Table10.A7" office:value-type="string">
            <text:p text:style-name="P17"/>
          </table:table-cell>
        </table:table-row>
      </table:table>
      <text:p text:style-name="P9"/>
      <text:p text:style-name="P4"/>
      <text:p text:style-name="P4"/>
      <text:p text:style-name="P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2"><text:span text:style-name="T11">Action Class Name:AdminRegistrationAction</text:span></text:p>
          </table:table-cell>
          <table:covered-table-cell/>
        </table:table-row>
        <text:soft-page-break/>
        <table:table-row table:style-name="Table11.1">
          <table:table-cell table:style-name="Table11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1.1">
          <table:table-cell table:style-name="Table11.A3" office:value-type="string">
            <text:p text:style-name="P20"><text:span text:style-name="T13">Logical Name</text:span></text:p>
          </table:table-cell>
          <table:table-cell table:style-name="Table11.A3" office:value-type="string">
            <text:p text:style-name="P20"><text:span text:style-name="T13">AdminRegistrationActionForm</text:span></text:p>
          </table:table-cell>
        </table:table-row>
        <table:table-row table:style-name="Table11.1">
          <table:table-cell table:style-name="Table11.A3" office:value-type="string">
            <text:p text:style-name="P20"><text:span text:style-name="T13">Physical Path</text:span></text:p>
          </table:table-cell>
          <table:table-cell table:style-name="Table11.A3" office:value-type="string">
            <text:p text:style-name="P20"><text:span text:style-name="T13">com.myapp.struts.admin.AdminRegistrationActionForm</text:span></text:p>
          </table:table-cell>
        </table:table-row>
        <table:table-row table:style-name="Table11.1">
          <table:table-cell table:style-name="Table11.A3" office:value-type="string">
            <text:p text:style-name="P20"><text:span text:style-name="T13">Code:</text:span></text:p>
          </table:table-cell>
          <table:table-cell table:style-name="Table11.A3" office:value-type="string">
            <text:p text:style-name="P17"/>
          </table:table-cell>
        </table:table-row>
        <table:table-row table:style-name="Table11.1">
          <table:table-cell table:style-name="Table11.A3" office:value-type="string">
            <text:p text:style-name="P20"><text:span text:style-name="T13">Description:</text:span></text:p>
          </table:table-cell>
          <table:table-cell table:style-name="Table11.A3" office:value-type="string">
            <text:p text:style-name="P20"><text:span text:style-name="T13">For defining setter and getter functions.</text:span></text:p>
          </table:table-cell>
        </table:table-row>
        <table:table-row table:style-name="Table11.1">
          <table:table-cell table:style-name="Table11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1.1">
          <table:table-cell table:style-name="Table11.A3" office:value-type="string">
            <text:p text:style-name="P20"><text:span text:style-name="T13">Logical Name:</text:span></text:p>
          </table:table-cell>
          <table:table-cell table:style-name="Table11.A3" office:value-type="string">
            <text:p text:style-name="P20"><text:span text:style-name="T13">AdminRegistrationAction</text:span></text:p>
          </table:table-cell>
        </table:table-row>
        <table:table-row table:style-name="Table11.1">
          <table:table-cell table:style-name="Table11.A3" office:value-type="string">
            <text:p text:style-name="P20"><text:span text:style-name="T13">Input JSP Form:</text:span></text:p>
          </table:table-cell>
          <table:table-cell table:style-name="Table11.A3" office:value-type="string">
            <text:p text:style-name="P20"><text:span text:style-name="T13">admin_registration.jsp</text:span></text:p>
          </table:table-cell>
        </table:table-row>
        <table:table-row table:style-name="Table11.1">
          <table:table-cell table:style-name="Table11.A3" office:value-type="string">
            <text:p text:style-name="P20"><text:span text:style-name="T13">Physical Path(Type tag):</text:span></text:p>
          </table:table-cell>
          <table:table-cell table:style-name="Table11.A3" office:value-type="string">
            <text:p text:style-name="P20"><text:span text:style-name="T13">com.myapp.struts.admin.AdminRegistrationAction</text:span></text:p>
          </table:table-cell>
        </table:table-row>
        <table:table-row table:style-name="Table11.1">
          <table:table-cell table:style-name="Table11.A11" office:value-type="string">
            <text:p text:style-name="P20"><text:span text:style-name="T13">Logical Path</text:span></text:p>
          </table:table-cell>
          <table:table-cell table:style-name="Table11.A11" office:value-type="string">
            <text:p text:style-name="P20"><text:span text:style-name="T13">/registration</text:span></text:p>
          </table:table-cell>
        </table:table-row>
        <table:table-row table:style-name="Table11.1">
          <table:table-cell table:style-name="Table11.A3" office:value-type="string">
            <text:p text:style-name="P20"><text:span text:style-name="T13">Code:</text:span></text:p>
          </table:table-cell>
          <table:table-cell table:style-name="Table11.A3" office:value-type="string">
            <text:p text:style-name="P17"/>
          </table:table-cell>
        </table:table-row>
        <table:table-row table:style-name="Table11.1">
          <table:table-cell table:style-name="Table11.A3" office:value-type="string">
            <text:p text:style-name="P17"/>
            <text:p text:style-name="P20"><text:span text:style-name="T14">Description:</text:span></text:p>
          </table:table-cell>
          <table:table-cell table:style-name="Table11.A3" office:value-type="string">
            <text:p text:style-name="P20"><text:span text:style-name="T13">To acquire the details of institute which wants to use EMS. <text:s text:c="2"/></text:span></text:p>
          </table:table-cell>
        </table:table-row>
      </table:table>
      <text:p text:style-name="P19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1"><text:span text:style-name="T11">Request Forwards Name </text:span></text:p>
          </table:table-cell>
          <table:table-cell table:style-name="Table12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2.A2" table:number-columns-spanned="0" office:value-type="string">
            <text:p text:style-name="P21"><text:span text:style-name="T11">Purpose</text:span></text:p>
          </table:table-cell>
        </table:table-row>
        <table:table-row table:style-name="Table12.1">
          <table:table-cell table:style-name="Table12.A3" office:value-type="string">
            <text:p text:style-name="P20"><text:span text:style-name="T13">success</text:span></text:p>
          </table:table-cell>
          <table:table-cell table:style-name="Table12.B3" table:number-columns-spanned="2" office:value-type="string">
            <text:p text:style-name="P20"><text:span text:style-name="T13">“/login.jsp”</text:span></text:p>
          </table:table-cell>
          <table:covered-table-cell/>
          <table:table-cell table:style-name="Table12.A3" table:number-columns-spanned="0" office:value-type="string">
            <text:p text:style-name="P20"><text:span text:style-name="T13">Redirects users to login page with success message on successfull request of registration.</text:span></text:p>
          </table:table-cell>
        </table:table-row>
        <table:table-row table:style-name="Table12.1">
          <table:table-cell table:style-name="Table12.A3" office:value-type="string">
            <text:p text:style-name="P20"><text:span text:style-name="T13">failure</text:span></text:p>
          </table:table-cell>
          <table:table-cell table:style-name="Table12.B3" table:number-columns-spanned="2" office:value-type="string">
            <text:p text:style-name="P20"><text:span text:style-name="T13">“/admin_registration.jsp”</text:span></text:p>
          </table:table-cell>
          <table:covered-table-cell/>
          <table:table-cell table:style-name="Table12.A3" table:number-columns-spanned="0" office:value-type="string">
            <text:p text:style-name="P20"><text:span text:style-name="T13">Redirects users to same page on failure.</text:span></text:p>
          </table:table-cell>
        </table:table-row>
      </table:table>
      <text:p text:style-name="P20"><text:span text:style-name="T7"><text:s text:c="4"/><text:tab/><text:tab/><text:tab/>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20"><text:span text:style-name="T11">S.No.</text:span></text:p>
          </table:table-cell>
          <table:table-cell table:style-name="Table13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3.A2" office:value-type="string">
            <text:p text:style-name="P32"><text:span text:style-name="T11">Primary Key </text:span></text:p>
          </table:table-cell>
          <table:table-cell table:style-name="Table13.A2" table:number-columns-spanned="0" office:value-type="string">
            <text:p text:style-name="P20"><text:span text:style-name="T11">Purpose</text:span></text:p>
          </table:table-cell>
        </table:table-row>
        <table:table-row table:style-name="Table13.1">
          <table:table-cell table:style-name="Table13.A3" office:value-type="string">
            <text:p text:style-name="P20"><text:span text:style-name="T13">1</text:span></text:p>
          </table:table-cell>
          <table:table-cell table:style-name="Table13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13.A3" office:value-type="string">
            <text:p text:style-name="P20"><text:span text:style-name="T13">user_id</text:span></text:p>
          </table:table-cell>
          <table:table-cell table:style-name="Table13.A3" table:number-columns-spanned="0" office:value-type="string">
            <text:p text:style-name="P20"><text:span text:style-name="T13">To prevent duplicate user_id</text:span></text:p>
          </table:table-cell>
        </table:table-row>
        <table:table-row table:style-name="Table13.1">
          <table:table-cell table:style-name="Table13.A3" office:value-type="string">
            <text:p text:style-name="P20"><text:span text:style-name="T13">2</text:span></text:p>
          </table:table-cell>
          <table:table-cell table:style-name="Table13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13.A3" office:value-type="string">
            <text:p text:style-name="P20"><text:span text:style-name="T13">registration_id</text:span></text:p>
          </table:table-cell>
          <table:table-cell table:style-name="Table13.A3" table:number-columns-spanned="0" office:value-type="string">
            <text:p text:style-name="P20"><text:span text:style-name="T13">To insert the data of requesting institue.</text:span></text:p>
          </table:table-cell>
        </table:table-row>
      </table:table>
      <text:p text:style-name="P8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20"><text:span text:style-name="T11">S.No.</text:span></text:p>
          </table:table-cell>
          <table:table-cell table:style-name="Table14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4.A2" office:value-type="string">
            <text:p text:style-name="P32"><text:span text:style-name="T11">Pojo Name</text:span></text:p>
          </table:table-cell>
          <table:table-cell table:style-name="Table14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4.1">
          <table:table-cell table:style-name="Table14.A3" office:value-type="string">
            <text:p text:style-name="P20"><text:span text:style-name="T13">1</text:span></text:p>
          </table:table-cell>
          <table:table-cell table:style-name="Table14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14.A3" office:value-type="string">
            <text:p text:style-name="P20"><text:span text:style-name="T13">Login</text:span></text:p>
          </table:table-cell>
          <table:table-cell table:style-name="Table14.A3" table:number-columns-spanned="0" office:value-type="string">
            <text:p text:style-name="P17"/>
          </table:table-cell>
        </table:table-row>
        <table:table-row table:style-name="Table14.1">
          <table:table-cell table:style-name="Table14.A3" office:value-type="string">
            <text:p text:style-name="P20"><text:span text:style-name="T13">2</text:span></text:p>
          </table:table-cell>
          <table:table-cell table:style-name="Table14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14.A3" office:value-type="string">
            <text:p text:style-name="P20"><text:span text:style-name="T13">AdminRegistration</text:span></text:p>
          </table:table-cell>
          <table:table-cell table:style-name="Table14.A3" table:number-columns-spanned="0" office:value-type="string">
            <text:p text:style-name="P17"/>
          </table:table-cell>
        </table:table-row>
      </table:table>
      <text:p text:style-name="P20"><text:span text:style-name="T7"><text:tab/></text:span></text:p>
      <text:p text:style-name="P4"/>
      <text:p text:style-name="P4"/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ext:soft-page-break/>
        <table:table-row table:style-name="Table15.1">
          <table:table-cell table:style-name="Table15.A2" office:value-type="string">
            <text:p text:style-name="P20"><text:span text:style-name="T11">S.No</text:span></text:p>
          </table:table-cell>
          <table:table-cell table:style-name="Table15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5.A2" office:value-type="string">
            <text:p text:style-name="P32"><text:span text:style-name="T11">Method Name </text:span></text:p>
          </table:table-cell>
          <table:table-cell table:style-name="Table15.E2" office:value-type="string">
            <text:p text:style-name="P20"><text:span text:style-name="T11">Select Operation</text:span></text:p>
          </table:table-cell>
          <table:table-cell table:style-name="Table15.E2" office:value-type="string">
            <text:p text:style-name="P20"><text:span text:style-name="T11">Columns <text:s/>in Where clause</text:span></text:p>
          </table:table-cell>
          <table:table-cell table:style-name="Table15.A2" table:number-columns-spanned="0" office:value-type="string">
            <text:p text:style-name="P20"><text:span text:style-name="T11">Purpose </text:span></text:p>
          </table:table-cell>
        </table:table-row>
        <table:table-row table:style-name="Table15.1">
          <table:table-cell table:style-name="Table15.A3" office:value-type="string">
            <text:p text:style-name="P20"><text:span text:style-name="T13">1</text:span></text:p>
          </table:table-cell>
          <table:table-cell table:style-name="Table15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15.A3" office:value-type="string">
            <text:p text:style-name="P20"><text:span text:style-name="T13">getUser()</text:span></text:p>
          </table:table-cell>
          <table:table-cell table:style-name="Table15.E3" office:value-type="string">
            <text:p text:style-name="P20"><text:span text:style-name="T13">All columns </text:span></text:p>
          </table:table-cell>
          <table:table-cell table:style-name="Table15.E3" office:value-type="string">
            <text:p text:style-name="P20"><text:span text:style-name="T13">user_id</text:span></text:p>
          </table:table-cell>
          <table:table-cell table:style-name="Table15.A3" table:number-columns-spanned="0" office:value-type="string">
            <text:p text:style-name="P20"><text:span text:style-name="T13">To check for existing user_id</text:span></text:p>
            <text:p text:style-name="P4"/>
          </table:table-cell>
        </table:table-row>
        <table:table-row table:style-name="Table15.1">
          <table:table-cell table:style-name="Table15.A4" office:value-type="string">
            <text:p text:style-name="P20"><text:span text:style-name="T13">2</text:span></text:p>
          </table:table-cell>
          <table:table-cell table:style-name="Table15.A4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15.A4" office:value-type="string">
            <text:p text:style-name="P20"><text:span text:style-name="T13">getAdminDeatilsByUserId()</text:span></text:p>
          </table:table-cell>
          <table:table-cell table:style-name="Table15.E4" office:value-type="string">
            <text:p text:style-name="P20"><text:span text:style-name="T13">working_status</text:span></text:p>
          </table:table-cell>
          <table:table-cell table:style-name="Table15.E4" office:value-type="string">
            <text:p text:style-name="P20"><text:span text:style-name="T13">institute_id,</text:span></text:p>
            <text:p text:style-name="P20"><text:span text:style-name="T14">working_status</text:span></text:p>
          </table:table-cell>
          <table:table-cell table:style-name="Table15.A4" table:number-columns-spanned="0" office:value-type="string">
            <text:p text:style-name="P20"><text:span text:style-name="T13">To check for existing user_id</text:span></text:p>
          </table:table-cell>
        </table:table-row>
        <table:table-row table:style-name="Table15.1">
          <table:table-cell table:style-name="Table15.A4" office:value-type="string">
            <text:p text:style-name="P17"/>
          </table:table-cell>
          <table:table-cell table:style-name="Table15.A4" table:number-columns-spanned="2" office:value-type="string">
            <text:p text:style-name="P17"/>
          </table:table-cell>
          <table:covered-table-cell/>
          <table:table-cell table:style-name="Table15.A4" office:value-type="string">
            <text:p text:style-name="P20"><text:span text:style-name="T13">insert()</text:span></text:p>
          </table:table-cell>
          <table:table-cell table:style-name="Table15.E4" office:value-type="string">
            <text:p text:style-name="P17"/>
          </table:table-cell>
          <table:table-cell table:style-name="Table15.E4" office:value-type="string">
            <text:p text:style-name="P17"/>
          </table:table-cell>
          <table:table-cell table:style-name="Table15.A4" table:number-columns-spanned="0" office:value-type="string">
            <text:p text:style-name="P20"><text:span text:style-name="T13">To insert the data of requesting institue.</text:span></text:p>
          </table:table-cell>
        </table:table-row>
      </table:table>
      <text:p text:style-name="P20"><text:span text:style-name="T7"><text:s text:c="3"/><text:tab/><text:tab/><text:tab/><text:tab/></text:span></text:p>
      <text:p text:style-name="P20"><text:span text:style-name="T6"><text:tab/><text:tab/><text:tab/><text:tab/> On Successful Login by Superadmin</text:span></text:p>
      <text:p text:style-name="P20"><text:span text:style-name="T2"><text:s text:c="9"/><text:tab/><text:tab/>1-<text:tab/></text:span><text:span text:style-name="T6">File Name of view page: </text:span><text:span text:style-name="T2">admin_home.jsp</text:span></text:p>
      <text:p text:style-name="P20"><text:span text:style-name="T6"><text:tab/><text:tab/><text:tab/>Module Name:-</text:span><text:span text:style-name="T2">Superadmin Module</text:span></text:p>
      <text:p text:style-name="P20"><text:span text:style-name="T2"><text:tab/><text:tab/><text:tab/></text:span><text:span text:style-name="T6">Role</text:span><text:span text:style-name="T2"> :Superadmin</text:span></text:p>
      <text:p text:style-name="P20"><text:span text:style-name="T2"><text:s text:c="11"/><text:tab/><text:tab/><text:tab/></text:span><text:span text:style-name="T6">Included Files:</text:span><text:span text:style-name="T2"> </text:span><text:span text:style-name="T6"><text:s text:c="2"/></text:span><text:span text:style-name="T2">File: adminheader.jsp</text:span></text:p>
      <text:p text:style-name="P33"><text:span text:style-name="T4"><text:tab/></text:span></text:p>
      <text:p text:style-name="P22"><text:span text:style-name="T2"><text:s/></text:span><text:span text:style-name="T6">Attributes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20"><text:span text:style-name="T11">S.No</text:span></text:p>
          </table:table-cell>
          <table:table-cell table:style-name="Table16.A1" office:value-type="string">
            <text:p text:style-name="P20"><text:span text:style-name="T11">Attribute Name</text:span></text:p>
          </table:table-cell>
          <table:table-cell table:style-name="Table16.A1" office:value-type="string">
            <text:p text:style-name="P20"><text:span text:style-name="T11">Label </text:span></text:p>
          </table:table-cell>
          <table:table-cell table:style-name="Table16.A1" office:value-type="string">
            <text:p text:style-name="P20"><text:span text:style-name="T11">Type</text:span></text:p>
          </table:table-cell>
          <table:table-cell table:style-name="Table16.A1" office:value-type="string">
            <text:p text:style-name="P20"><text:span text:style-name="T11">Target</text:span></text:p>
          </table:table-cell>
        </table:table-row>
        <table:table-row table:style-name="Table16.1">
          <table:table-cell table:style-name="Table16.A2" office:value-type="string">
            <text:p text:style-name="P22"><text:span text:style-name="T13">1</text:span></text:p>
          </table:table-cell>
          <table:table-cell table:style-name="Table16.A2" office:value-type="string">
            <text:p text:style-name="P20"><text:span text:style-name="T13">Home</text:span></text:p>
          </table:table-cell>
          <table:table-cell table:style-name="Table16.A2" office:value-type="string">
            <text:p text:style-name="P20"><text:span text:style-name="T13">Home</text:span></text:p>
          </table:table-cell>
          <table:table-cell table:style-name="Table16.A2" office:value-type="string">
            <text:p text:style-name="P20"><text:span text:style-name="T13">Link</text:span></text:p>
          </table:table-cell>
          <table:table-cell table:style-name="Table16.A2" office:value-type="string">
            <text:p text:style-name="P20"><text:span text:style-name="T13">/admin_home.jsp</text:span></text:p>
          </table:table-cell>
        </table:table-row>
        <table:table-row table:style-name="Table16.1">
          <table:table-cell table:style-name="Table16.A2" office:value-type="string">
            <text:p text:style-name="P22"><text:span text:style-name="T13">2</text:span></text:p>
          </table:table-cell>
          <table:table-cell table:style-name="Table16.A2" office:value-type="string">
            <text:p text:style-name="P20"><text:span text:style-name="T13">View Pending List</text:span></text:p>
          </table:table-cell>
          <table:table-cell table:style-name="Table16.A2" office:value-type="string">
            <text:p text:style-name="P20"><text:span text:style-name="T13">View Pending List</text:span></text:p>
          </table:table-cell>
          <table:table-cell table:style-name="Table16.A2" office:value-type="string">
            <text:p text:style-name="P20"><text:span text:style-name="T13">Link</text:span></text:p>
          </table:table-cell>
          <table:table-cell table:style-name="Table16.A2" office:value-type="string">
            <text:p text:style-name="P20"><text:span text:style-name="T13">/view_pending.jsp</text:span></text:p>
          </table:table-cell>
        </table:table-row>
        <table:table-row table:style-name="Table16.1">
          <table:table-cell table:style-name="Table16.A2" office:value-type="string">
            <text:p text:style-name="P22"><text:span text:style-name="T13">3</text:span></text:p>
          </table:table-cell>
          <table:table-cell table:style-name="Table16.A2" office:value-type="string">
            <text:p text:style-name="P20"><text:span text:style-name="T13">View Approved List</text:span></text:p>
          </table:table-cell>
          <table:table-cell table:style-name="Table16.A2" office:value-type="string">
            <text:p text:style-name="P20"><text:span text:style-name="T13">View Approved List</text:span></text:p>
          </table:table-cell>
          <table:table-cell table:style-name="Table16.A2" office:value-type="string">
            <text:p text:style-name="P20"><text:span text:style-name="T13">Link</text:span></text:p>
          </table:table-cell>
          <table:table-cell table:style-name="Table16.A2" office:value-type="string">
            <text:p text:style-name="P20"><text:span text:style-name="T13">/view_approved.jsp</text:span></text:p>
          </table:table-cell>
        </table:table-row>
        <table:table-row table:style-name="Table16.1">
          <table:table-cell table:style-name="Table16.A2" office:value-type="string">
            <text:p text:style-name="P22"><text:span text:style-name="T13">4</text:span></text:p>
          </table:table-cell>
          <table:table-cell table:style-name="Table16.A2" office:value-type="string">
            <text:p text:style-name="P20"><text:span text:style-name="T13">View All</text:span></text:p>
          </table:table-cell>
          <table:table-cell table:style-name="Table16.A2" office:value-type="string">
            <text:p text:style-name="P20"><text:span text:style-name="T13">View All</text:span></text:p>
          </table:table-cell>
          <table:table-cell table:style-name="Table16.A2" office:value-type="string">
            <text:p text:style-name="P20"><text:span text:style-name="T13">Link</text:span></text:p>
          </table:table-cell>
          <table:table-cell table:style-name="Table16.A2" office:value-type="string">
            <text:p text:style-name="P20"><text:span text:style-name="T13">/view_all.jsp</text:span></text:p>
          </table:table-cell>
        </table:table-row>
        <table:table-row table:style-name="Table16.1">
          <table:table-cell table:style-name="Table16.A2" office:value-type="string">
            <text:p text:style-name="P22"><text:span text:style-name="T13">5</text:span></text:p>
          </table:table-cell>
          <table:table-cell table:style-name="Table16.A2" office:value-type="string">
            <text:p text:style-name="P20"><text:span text:style-name="T13">Modify Institute Record</text:span></text:p>
          </table:table-cell>
          <table:table-cell table:style-name="Table16.A2" office:value-type="string">
            <text:p text:style-name="P20"><text:span text:style-name="T13">Modify Institute Record</text:span></text:p>
          </table:table-cell>
          <table:table-cell table:style-name="Table16.A2" office:value-type="string">
            <text:p text:style-name="P20"><text:span text:style-name="T13">Link</text:span></text:p>
          </table:table-cell>
          <table:table-cell table:style-name="Table16.A2" office:value-type="string">
            <text:p text:style-name="P20"><text:span text:style-name="T13">/update_admin.jsp</text:span></text:p>
          </table:table-cell>
        </table:table-row>
        <table:table-row table:style-name="Table16.1">
          <table:table-cell table:style-name="Table16.A7" office:value-type="string">
            <text:p text:style-name="P22"><text:span text:style-name="T13">6</text:span></text:p>
          </table:table-cell>
          <table:table-cell table:style-name="Table16.A7" office:value-type="string">
            <text:p text:style-name="P20"><text:span text:style-name="T13">Search Institute</text:span></text:p>
          </table:table-cell>
          <table:table-cell table:style-name="Table16.A7" office:value-type="string">
            <text:p text:style-name="P20"><text:span text:style-name="T13">Search Institute</text:span></text:p>
          </table:table-cell>
          <table:table-cell table:style-name="Table16.A7" office:value-type="string">
            <text:p text:style-name="P20"><text:span text:style-name="T13">Link</text:span></text:p>
          </table:table-cell>
          <table:table-cell table:style-name="Table16.A7" office:value-type="string">
            <text:p text:style-name="P20"><text:span text:style-name="T13">/search_admin.jsp</text:span></text:p>
          </table:table-cell>
        </table:table-row>
        <table:table-row table:style-name="Table16.1">
          <table:table-cell table:style-name="Table16.A7" office:value-type="string">
            <text:p text:style-name="P22"><text:span text:style-name="T13">7</text:span></text:p>
          </table:table-cell>
          <table:table-cell table:style-name="Table16.A7" office:value-type="string">
            <text:p text:style-name="P20"><text:span text:style-name="T13">Manage Superadmin Account</text:span></text:p>
          </table:table-cell>
          <table:table-cell table:style-name="Table16.A7" office:value-type="string">
            <text:p text:style-name="P20"><text:span text:style-name="T13">Manage Superadmin Account</text:span></text:p>
          </table:table-cell>
          <table:table-cell table:style-name="Table16.A7" office:value-type="string">
            <text:p text:style-name="P20"><text:span text:style-name="T13">Link</text:span></text:p>
          </table:table-cell>
          <table:table-cell table:style-name="Table16.A7" office:value-type="string">
            <text:p text:style-name="P20"><text:span text:style-name="T13">/manage_superadmin.jsp</text:span></text:p>
          </table:table-cell>
        </table:table-row>
        <table:table-row table:style-name="Table16.1">
          <table:table-cell table:style-name="Table16.A7" office:value-type="string">
            <text:p text:style-name="P22"><text:span text:style-name="T13">8</text:span></text:p>
          </table:table-cell>
          <table:table-cell table:style-name="Table16.A7" office:value-type="string">
            <text:p text:style-name="P20"><text:span text:style-name="T13">Deliquent Institute List</text:span></text:p>
          </table:table-cell>
          <table:table-cell table:style-name="Table16.A7" office:value-type="string">
            <text:p text:style-name="P20"><text:span text:style-name="T13">Deliquent Institute List</text:span></text:p>
          </table:table-cell>
          <table:table-cell table:style-name="Table16.A7" office:value-type="string">
            <text:p text:style-name="P20"><text:span text:style-name="T13">Link</text:span></text:p>
          </table:table-cell>
          <table:table-cell table:style-name="Table16.A7" office:value-type="string">
            <text:p text:style-name="P20"><text:span text:style-name="T13">/block_admin.jsp</text:span></text:p>
          </table:table-cell>
        </table:table-row>
        <table:table-row table:style-name="Table16.1">
          <table:table-cell table:style-name="Table16.A7" office:value-type="string">
            <text:p text:style-name="P22"><text:span text:style-name="T13">9</text:span></text:p>
          </table:table-cell>
          <table:table-cell table:style-name="Table16.A7" office:value-type="string">
            <text:p text:style-name="P20"><text:span text:style-name="T13">Change Working Status</text:span></text:p>
          </table:table-cell>
          <table:table-cell table:style-name="Table16.A7" office:value-type="string">
            <text:p text:style-name="P20"><text:span text:style-name="T13">Change Working Status</text:span></text:p>
          </table:table-cell>
          <table:table-cell table:style-name="Table16.A7" office:value-type="string">
            <text:p text:style-name="P20"><text:span text:style-name="T13">Link</text:span></text:p>
          </table:table-cell>
          <table:table-cell table:style-name="Table16.A7" office:value-type="string">
            <text:p text:style-name="P20"><text:span text:style-name="T13">/view_blocked_institute.jsp</text:span></text:p>
          </table:table-cell>
        </table:table-row>
        <table:table-row table:style-name="Table16.1">
          <table:table-cell table:style-name="Table16.A7" office:value-type="string">
            <text:p text:style-name="P22"><text:span text:style-name="T13">10</text:span></text:p>
          </table:table-cell>
          <table:table-cell table:style-name="Table16.A7" office:value-type="string">
            <text:p text:style-name="P20"><text:span text:style-name="T13">Email Setup</text:span></text:p>
          </table:table-cell>
          <table:table-cell table:style-name="Table16.A7" office:value-type="string">
            <text:p text:style-name="P20"><text:span text:style-name="T13">Email Setup</text:span></text:p>
          </table:table-cell>
          <table:table-cell table:style-name="Table16.A7" office:value-type="string">
            <text:p text:style-name="P20"><text:span text:style-name="T13">Link</text:span></text:p>
          </table:table-cell>
          <table:table-cell table:style-name="Table16.A7" office:value-type="string">
            <text:p text:style-name="P20"><text:span text:style-name="T13">/email_setup.jsp</text:span></text:p>
          </table:table-cell>
        </table:table-row>
        <table:table-row table:style-name="Table16.1">
          <table:table-cell table:style-name="Table16.A7" office:value-type="string">
            <text:p text:style-name="P22"><text:span text:style-name="T13">11</text:span></text:p>
          </table:table-cell>
          <table:table-cell table:style-name="Table16.A7" office:value-type="string">
            <text:p text:style-name="P20"><text:span text:style-name="T13">View Pending</text:span></text:p>
          </table:table-cell>
          <table:table-cell table:style-name="Table16.A7" office:value-type="string">
            <text:p text:style-name="P20"><text:span text:style-name="T13">View Pending</text:span></text:p>
          </table:table-cell>
          <table:table-cell table:style-name="Table16.A7" office:value-type="string">
            <text:p text:style-name="P20"><text:span text:style-name="T13">Link</text:span></text:p>
          </table:table-cell>
          <table:table-cell table:style-name="Table16.A7" office:value-type="string">
            <text:p text:style-name="P20"><text:span text:style-name="T13">/view_pending.jsp</text:span></text:p>
          </table:table-cell>
        </table:table-row>
        <table:table-row table:style-name="Table16.1">
          <table:table-cell table:style-name="Table16.A7" office:value-type="string">
            <text:p text:style-name="P22"><text:span text:style-name="T13">12</text:span></text:p>
          </table:table-cell>
          <table:table-cell table:style-name="Table16.A7" office:value-type="string">
            <text:p text:style-name="P20"><text:span text:style-name="T13">Pending Institute Request </text:span></text:p>
          </table:table-cell>
          <table:table-cell table:style-name="Table16.A7" office:value-type="string">
            <text:p text:style-name="P20"><text:span text:style-name="T13">Pending Institute Request </text:span></text:p>
          </table:table-cell>
          <table:table-cell table:style-name="Table16.A7" office:value-type="string">
            <text:p text:style-name="P20"><text:span text:style-name="T13">Count request</text:span></text:p>
          </table:table-cell>
          <table:table-cell table:style-name="Table16.A7" office:value-type="string">
            <text:p text:style-name="P17"/>
          </table:table-cell>
        </table:table-row>
        <table:table-row table:style-name="Table16.1">
          <table:table-cell table:style-name="Table16.A7" office:value-type="string">
            <text:p text:style-name="P22"><text:span text:style-name="T13">13</text:span></text:p>
          </table:table-cell>
          <table:table-cell table:style-name="Table16.A7" office:value-type="string">
            <text:p text:style-name="P20"><text:span text:style-name="T13">Sign out</text:span></text:p>
          </table:table-cell>
          <table:table-cell table:style-name="Table16.A7" office:value-type="string">
            <text:p text:style-name="P20"><text:span text:style-name="T13">Sign out</text:span></text:p>
          </table:table-cell>
          <table:table-cell table:style-name="Table16.A7" office:value-type="string">
            <text:p text:style-name="P20"><text:span text:style-name="T13">Link</text:span></text:p>
          </table:table-cell>
          <table:table-cell table:style-name="Table16.A7" office:value-type="string">
            <text:p text:style-name="P20"><text:span text:style-name="T13">/login.jsp</text:span></text:p>
          </table:table-cell>
        </table:table-row>
      </table:table>
      <text:p text:style-name="P9"/>
      <text:p text:style-name="P4"/>
      <text:p text:style-name="P4"/>
      <text:p text:style-name="P20"><text:span text:style-name="T6"><text:tab/>2-<text:tab/>File Name of view page: </text:span><text:span text:style-name="T2"><text:s/>view_pending.jsp</text:span></text:p>
      <text:p text:style-name="P20"><text:soft-page-break/><text:span text:style-name="T6"><text:tab/><text:tab/>Included Files:</text:span><text:span text:style-name="T2"> <text:s/></text:span><text:span text:style-name="T6"><text:s text:c="2"/></text:span><text:span text:style-name="T2">File: adminheader.jsp</text:span></text:p>
      <text:p text:style-name="P20"><text:span text:style-name="T4"><text:s text:c="4"/>This page shows the List of unregistered institutes.</text:span></text:p>
      <text:p text:style-name="P22"><text:span text:style-name="T2"><text:s/></text:span><text:span text:style-name="T6">Attributes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office:value-type="string">
            <text:p text:style-name="P20"><text:span text:style-name="T11">S.No</text:span></text:p>
          </table:table-cell>
          <table:table-cell table:style-name="Table17.A1" office:value-type="string">
            <text:p text:style-name="P20"><text:span text:style-name="T11">Attribute Name</text:span></text:p>
          </table:table-cell>
          <table:table-cell table:style-name="Table17.A1" office:value-type="string">
            <text:p text:style-name="P20"><text:span text:style-name="T11">Label </text:span></text:p>
          </table:table-cell>
          <table:table-cell table:style-name="Table17.A1" office:value-type="string">
            <text:p text:style-name="P20"><text:span text:style-name="T11">Type</text:span></text:p>
          </table:table-cell>
          <table:table-cell table:style-name="Table17.A1" office:value-type="string">
            <text:p text:style-name="P20"><text:span text:style-name="T11">Target</text:span></text:p>
          </table:table-cell>
        </table:table-row>
        <table:table-row table:style-name="Table17.1">
          <table:table-cell table:style-name="Table17.A2" office:value-type="string">
            <text:p text:style-name="P22"><text:span text:style-name="T13">1</text:span></text:p>
          </table:table-cell>
          <table:table-cell table:style-name="Table17.A2" office:value-type="string">
            <text:p text:style-name="P20"><text:span text:style-name="T13">Institute Name</text:span></text:p>
          </table:table-cell>
          <table:table-cell table:style-name="Table17.A2" office:value-type="string">
            <text:p text:style-name="P20"><text:span text:style-name="T13">Institute Name</text:span></text:p>
          </table:table-cell>
          <table:table-cell table:style-name="Table17.A2" office:value-type="string">
            <text:p text:style-name="P20"><text:span text:style-name="T13">Link</text:span></text:p>
          </table:table-cell>
          <table:table-cell table:style-name="Table17.A2" office:value-type="string">
            <text:p text:style-name="P20"><text:span text:style-name="T13">view1.do</text:span></text:p>
          </table:table-cell>
        </table:table-row>
        <table:table-row table:style-name="Table17.1">
          <table:table-cell table:style-name="Table17.A2" office:value-type="string">
            <text:p text:style-name="P22"><text:span text:style-name="T13">2</text:span></text:p>
          </table:table-cell>
          <table:table-cell table:style-name="Table17.A2" office:value-type="string">
            <text:p text:style-name="P20"><text:span text:style-name="T13">User Id</text:span></text:p>
          </table:table-cell>
          <table:table-cell table:style-name="Table17.A2" office:value-type="string">
            <text:p text:style-name="P20"><text:span text:style-name="T13">User Id</text:span></text:p>
          </table:table-cell>
          <table:table-cell table:style-name="Table17.A2" office:value-type="string">
            <text:p text:style-name="P20"><text:span text:style-name="T13">Link</text:span></text:p>
          </table:table-cell>
          <table:table-cell table:style-name="Table17.A2" office:value-type="string">
            <text:p text:style-name="P20"><text:span text:style-name="T13">view1.do</text:span></text:p>
          </table:table-cell>
        </table:table-row>
        <table:table-row table:style-name="Table17.1">
          <table:table-cell table:style-name="Table17.A2" office:value-type="string">
            <text:p text:style-name="P22"><text:span text:style-name="T13">3</text:span></text:p>
          </table:table-cell>
          <table:table-cell table:style-name="Table17.A2" office:value-type="string">
            <text:p text:style-name="P20"><text:span text:style-name="T13">Registration Id</text:span></text:p>
          </table:table-cell>
          <table:table-cell table:style-name="Table17.A2" office:value-type="string">
            <text:p text:style-name="P20"><text:span text:style-name="T13">Registration Id</text:span></text:p>
          </table:table-cell>
          <table:table-cell table:style-name="Table17.A2" office:value-type="string">
            <text:p text:style-name="P20"><text:span text:style-name="T13">Link</text:span></text:p>
          </table:table-cell>
          <table:table-cell table:style-name="Table17.A2" office:value-type="string">
            <text:p text:style-name="P20"><text:span text:style-name="T13">view1.do</text:span></text:p>
          </table:table-cell>
        </table:table-row>
        <table:table-row table:style-name="Table17.1">
          <table:table-cell table:style-name="Table17.A2" office:value-type="string">
            <text:p text:style-name="P22"><text:span text:style-name="T13">4</text:span></text:p>
          </table:table-cell>
          <table:table-cell table:style-name="Table17.A2" office:value-type="string">
            <text:p text:style-name="P20"><text:span text:style-name="T13">Admin Email</text:span></text:p>
          </table:table-cell>
          <table:table-cell table:style-name="Table17.A2" office:value-type="string">
            <text:p text:style-name="P20"><text:span text:style-name="T13">Admin Email</text:span></text:p>
          </table:table-cell>
          <table:table-cell table:style-name="Table17.A2" office:value-type="string">
            <text:p text:style-name="P20"><text:span text:style-name="T13">Link</text:span></text:p>
          </table:table-cell>
          <table:table-cell table:style-name="Table17.A2" office:value-type="string">
            <text:p text:style-name="P20"><text:span text:style-name="T13">view1.do</text:span></text:p>
          </table:table-cell>
        </table:table-row>
        <table:table-row table:style-name="Table17.1">
          <table:table-cell table:style-name="Table17.A6" office:value-type="string">
            <text:p text:style-name="P22"><text:span text:style-name="T13">5</text:span></text:p>
          </table:table-cell>
          <table:table-cell table:style-name="Table17.A6" office:value-type="string">
            <text:p text:style-name="P20"><text:span text:style-name="T13">Action</text:span></text:p>
          </table:table-cell>
          <table:table-cell table:style-name="Table17.A6" office:value-type="string">
            <text:p text:style-name="P20"><text:span text:style-name="T13">Action</text:span></text:p>
          </table:table-cell>
          <table:table-cell table:style-name="Table17.A6" office:value-type="string">
            <text:p text:style-name="P20"><text:span text:style-name="T13">Link</text:span></text:p>
          </table:table-cell>
          <table:table-cell table:style-name="Table17.A6" office:value-type="string">
            <text:p text:style-name="P20"><text:span text:style-name="T13">view1.do</text:span></text:p>
          </table:table-cell>
        </table:table-row>
      </table:table>
      <text:p text:style-name="P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2"><text:span text:style-name="T11">Action Class Name:AdminPendingAction</text:span></text:p>
          </table:table-cell>
          <table:covered-table-cell/>
        </table:table-row>
        <table:table-row table:style-name="Table18.1">
          <table:table-cell table:style-name="Table18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8.1">
          <table:table-cell table:style-name="Table18.A3" office:value-type="string">
            <text:p text:style-name="P20"><text:span text:style-name="T13">Logical Name</text:span></text:p>
          </table:table-cell>
          <table:table-cell table:style-name="Table18.A3" office:value-type="string">
            <text:p text:style-name="P17"/>
          </table:table-cell>
        </table:table-row>
        <table:table-row table:style-name="Table18.1">
          <table:table-cell table:style-name="Table18.A3" office:value-type="string">
            <text:p text:style-name="P20"><text:span text:style-name="T13">Physical Path</text:span></text:p>
          </table:table-cell>
          <table:table-cell table:style-name="Table18.A3" office:value-type="string">
            <text:p text:style-name="P17"/>
          </table:table-cell>
        </table:table-row>
        <table:table-row table:style-name="Table18.1">
          <table:table-cell table:style-name="Table18.A3" office:value-type="string">
            <text:p text:style-name="P20"><text:span text:style-name="T13">Code:</text:span></text:p>
          </table:table-cell>
          <table:table-cell table:style-name="Table18.A3" office:value-type="string">
            <text:p text:style-name="P17"/>
          </table:table-cell>
        </table:table-row>
        <table:table-row table:style-name="Table18.1">
          <table:table-cell table:style-name="Table18.A3" office:value-type="string">
            <text:p text:style-name="P20"><text:span text:style-name="T13">Description:</text:span></text:p>
          </table:table-cell>
          <table:table-cell table:style-name="Table18.A3" office:value-type="string">
            <text:p text:style-name="P17"/>
          </table:table-cell>
        </table:table-row>
        <table:table-row table:style-name="Table18.1">
          <table:table-cell table:style-name="Table18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8.1">
          <table:table-cell table:style-name="Table18.A3" office:value-type="string">
            <text:p text:style-name="P20"><text:span text:style-name="T13">Logical Name:</text:span></text:p>
          </table:table-cell>
          <table:table-cell table:style-name="Table18.A3" office:value-type="string">
            <text:p text:style-name="P20"><text:span text:style-name="T13">AdminPendingAction</text:span></text:p>
          </table:table-cell>
        </table:table-row>
        <table:table-row table:style-name="Table18.1">
          <table:table-cell table:style-name="Table18.A3" office:value-type="string">
            <text:p text:style-name="P20"><text:span text:style-name="T13">Input JSP Form:</text:span></text:p>
          </table:table-cell>
          <table:table-cell table:style-name="Table18.A3" office:value-type="string">
            <text:p text:style-name="P20"><text:span text:style-name="T13">view_pending.jsp</text:span></text:p>
          </table:table-cell>
        </table:table-row>
        <table:table-row table:style-name="Table18.1">
          <table:table-cell table:style-name="Table18.A3" office:value-type="string">
            <text:p text:style-name="P20"><text:span text:style-name="T13">Physical Path(Type tag):</text:span></text:p>
          </table:table-cell>
          <table:table-cell table:style-name="Table18.A3" office:value-type="string">
            <text:p text:style-name="P20"><text:span text:style-name="T13">com.myapp.struts.admin.AdminPendingAction</text:span></text:p>
          </table:table-cell>
        </table:table-row>
        <table:table-row table:style-name="Table18.1">
          <table:table-cell table:style-name="Table18.A11" office:value-type="string">
            <text:p text:style-name="P20"><text:span text:style-name="T13">Logical Path</text:span></text:p>
          </table:table-cell>
          <table:table-cell table:style-name="Table18.A11" office:value-type="string">
            <text:p text:style-name="P20"><text:span text:style-name="T13">/view1</text:span></text:p>
          </table:table-cell>
        </table:table-row>
        <table:table-row table:style-name="Table18.1">
          <table:table-cell table:style-name="Table18.A3" office:value-type="string">
            <text:p text:style-name="P20"><text:span text:style-name="T13">Code:</text:span></text:p>
          </table:table-cell>
          <table:table-cell table:style-name="Table18.A3" office:value-type="string">
            <text:p text:style-name="P17"/>
          </table:table-cell>
        </table:table-row>
        <table:table-row table:style-name="Table18.1">
          <table:table-cell table:style-name="Table18.A3" office:value-type="string">
            <text:p text:style-name="P17"/>
            <text:p text:style-name="P20"><text:span text:style-name="T14">Description:</text:span></text:p>
          </table:table-cell>
          <table:table-cell table:style-name="Table18.A3" office:value-type="string">
            <text:p text:style-name="P20"><text:span text:style-name="T13">To show the deatils of institute which request is not accepted yet</text:span></text:p>
          </table:table-cell>
        </table:table-row>
      </table:table>
      <text:p text:style-name="P34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21"><text:span text:style-name="T11">Request Forwards Name </text:span></text:p>
          </table:table-cell>
          <table:table-cell table:style-name="Table19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9.A2" table:number-columns-spanned="0" office:value-type="string">
            <text:p text:style-name="P21"><text:span text:style-name="T11">Purpose</text:span></text:p>
          </table:table-cell>
        </table:table-row>
        <table:table-row table:style-name="Table19.1">
          <table:table-cell table:style-name="Table19.A3" office:value-type="string">
            <text:p text:style-name="P20"><text:span text:style-name="T13">success</text:span></text:p>
          </table:table-cell>
          <table:table-cell table:style-name="Table19.B3" table:number-columns-spanned="2" office:value-type="string">
            <text:p text:style-name="P20"><text:span text:style-name="T13">“/admin_pending.jsp”</text:span></text:p>
          </table:table-cell>
          <table:covered-table-cell/>
          <table:table-cell table:style-name="Table19.A3" table:number-columns-spanned="0" office:value-type="string">
            <text:p text:style-name="P20"><text:span text:style-name="T13">To show the deatils of institute which request is not accepted yet</text:span></text:p>
          </table:table-cell>
        </table:table-row>
      </table:table>
      <text:p text:style-name="P4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20"><text:span text:style-name="T11">S.No</text:span></text:p>
          </table:table-cell>
          <table:table-cell table:style-name="Table20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0.A2" office:value-type="string">
            <text:p text:style-name="P32"><text:span text:style-name="T11">Primary Key </text:span></text:p>
          </table:table-cell>
          <table:table-cell table:style-name="Table20.A2" table:number-columns-spanned="0" office:value-type="string">
            <text:p text:style-name="P20"><text:span text:style-name="T11">Purpose</text:span></text:p>
          </table:table-cell>
        </table:table-row>
        <table:table-row table:style-name="Table20.1">
          <table:table-cell table:style-name="Table20.A3" office:value-type="string">
            <text:p text:style-name="P20"><text:span text:style-name="T13">1</text:span></text:p>
          </table:table-cell>
          <table:table-cell table:style-name="Table20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20.A3" office:value-type="string">
            <text:p text:style-name="P20"><text:span text:style-name="T13">registration_id</text:span></text:p>
          </table:table-cell>
          <table:table-cell table:style-name="Table20.A3" table:number-columns-spanned="0" office:value-type="string">
            <text:p text:style-name="P20"><text:span text:style-name="T13">To retrieve the data of requesting institue.</text:span></text:p>
          </table:table-cell>
        </table:table-row>
      </table:table>
      <text:p text:style-name="P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ext:soft-page-break/>
        <table:table-row table:style-name="Table21.1">
          <table:table-cell table:style-name="Table21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20"><text:span text:style-name="T11">S.No</text:span></text:p>
          </table:table-cell>
          <table:table-cell table:style-name="Table21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1.A2" office:value-type="string">
            <text:p text:style-name="P32"><text:span text:style-name="T11">Pojo Name</text:span></text:p>
          </table:table-cell>
          <table:table-cell table:style-name="Table21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1.1">
          <table:table-cell table:style-name="Table21.A3" office:value-type="string">
            <text:p text:style-name="P20"><text:span text:style-name="T13">1</text:span></text:p>
          </table:table-cell>
          <table:table-cell table:style-name="Table21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21.A3" office:value-type="string">
            <text:p text:style-name="P20"><text:span text:style-name="T13">AdminRegistration</text:span></text:p>
          </table:table-cell>
          <table:table-cell table:style-name="Table21.A3" table:number-columns-spanned="0" office:value-type="string">
            <text:p text:style-name="P17"/>
          </table:table-cell>
        </table:table-row>
      </table:table>
      <text:p text:style-name="P4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row table:style-name="Table22.1">
          <table:table-cell table:style-name="Table22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20"><text:span text:style-name="T11">S.No</text:span></text:p>
          </table:table-cell>
          <table:table-cell table:style-name="Table22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2.A2" office:value-type="string">
            <text:p text:style-name="P32"><text:span text:style-name="T11">Method Name </text:span></text:p>
          </table:table-cell>
          <table:table-cell table:style-name="Table22.E2" office:value-type="string">
            <text:p text:style-name="P20"><text:span text:style-name="T11">Select Operation</text:span></text:p>
          </table:table-cell>
          <table:table-cell table:style-name="Table22.E2" office:value-type="string">
            <text:p text:style-name="P20"><text:span text:style-name="T11">Columns <text:s/>in Where clause</text:span></text:p>
          </table:table-cell>
          <table:table-cell table:style-name="Table22.A2" table:number-columns-spanned="0" office:value-type="string">
            <text:p text:style-name="P20"><text:span text:style-name="T11">Purpose </text:span></text:p>
          </table:table-cell>
        </table:table-row>
        <table:table-row table:style-name="Table22.1">
          <table:table-cell table:style-name="Table22.A3" office:value-type="string">
            <text:p text:style-name="P20"><text:span text:style-name="T13">1</text:span></text:p>
          </table:table-cell>
          <table:table-cell table:style-name="Table22.A3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22.A3" office:value-type="string">
            <text:p text:style-name="P20"><text:span text:style-name="T13">getAdminDeatilsById()</text:span></text:p>
          </table:table-cell>
          <table:table-cell table:style-name="Table22.E3" office:value-type="string">
            <text:p text:style-name="P20"><text:span text:style-name="T13">All Columns</text:span></text:p>
          </table:table-cell>
          <table:table-cell table:style-name="Table22.E3" office:value-type="string">
            <text:p text:style-name="P20"><text:span text:style-name="T13">registration_id</text:span></text:p>
          </table:table-cell>
          <table:table-cell table:style-name="Table22.A3" table:number-columns-spanned="0" office:value-type="string">
            <text:p text:style-name="P20"><text:span text:style-name="T13">To retrieve the data of requesting institue on the basis of registration id.</text:span></text:p>
          </table:table-cell>
        </table:table-row>
      </table:table>
      <text:p text:style-name="P4"/>
      <text:p text:style-name="P20"><text:span text:style-name="T6"><text:tab/>3-<text:tab/>File Name of view page: </text:span><text:span text:style-name="T2"><text:s/>admin_pending.jsp</text:span></text:p>
      <text:p text:style-name="P20"><text:span text:style-name="T6"><text:tab/><text:tab/>Included Files:</text:span><text:span text:style-name="T2"> <text:s/></text:span><text:span text:style-name="T6"><text:s text:c="2"/></text:span><text:span text:style-name="T2">File: adminheader.jsp</text:span></text:p>
      <text:p text:style-name="P22"><text:span text:style-name="T2"><text:s/></text:span><text:span text:style-name="T6">Attributes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row table:style-name="Table23.1">
          <table:table-cell table:style-name="Table23.A1" office:value-type="string">
            <text:p text:style-name="P20"><text:span text:style-name="T11">S.No.</text:span></text:p>
          </table:table-cell>
          <table:table-cell table:style-name="Table23.A1" office:value-type="string">
            <text:p text:style-name="P20"><text:span text:style-name="T11">Attribute Name</text:span></text:p>
          </table:table-cell>
          <table:table-cell table:style-name="Table23.A1" office:value-type="string">
            <text:p text:style-name="P20"><text:span text:style-name="T11">Label </text:span></text:p>
          </table:table-cell>
          <table:table-cell table:style-name="Table23.A1" office:value-type="string">
            <text:p text:style-name="P20"><text:span text:style-name="T11">Field Name</text:span></text:p>
          </table:table-cell>
          <table:table-cell table:style-name="Table23.A1" office:value-type="string">
            <text:p text:style-name="P20"><text:span text:style-name="T11">Type</text:span></text:p>
          </table:table-cell>
          <table:table-cell table:style-name="Table23.A1" office:value-type="string">
            <text:p text:style-name="P20"><text:span text:style-name="T11">Validation</text:span></text:p>
          </table:table-cell>
        </table:table-row>
        <table:table-row table:style-name="Table23.1">
          <table:table-cell table:style-name="Table23.A2" office:value-type="string">
            <text:p text:style-name="P22"><text:span text:style-name="T13">1</text:span></text:p>
          </table:table-cell>
          <table:table-cell table:style-name="Table23.A2" office:value-type="string">
            <text:p text:style-name="P20"><text:span text:style-name="T13">Institute Name</text:span></text:p>
          </table:table-cell>
          <table:table-cell table:style-name="Table23.A2" office:value-type="string">
            <text:p text:style-name="P20"><text:span text:style-name="T13">Institute Name</text:span></text:p>
          </table:table-cell>
          <table:table-cell table:style-name="Table23.A2" office:value-type="string">
            <text:p text:style-name="P20"><text:span text:style-name="T13">institute_name</text:span></text:p>
          </table:table-cell>
          <table:table-cell table:style-name="Table23.A2" office:value-type="string">
            <text:p text:style-name="P20"><text:span text:style-name="T13">Text box</text:span></text:p>
          </table:table-cell>
          <table:table-cell table:style-name="Table23.A2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2" office:value-type="string">
            <text:p text:style-name="P22"><text:span text:style-name="T13">2</text:span></text:p>
          </table:table-cell>
          <table:table-cell table:style-name="Table23.A2" office:value-type="string">
            <text:p text:style-name="P20"><text:span text:style-name="T13">Institute Abbrevation</text:span></text:p>
          </table:table-cell>
          <table:table-cell table:style-name="Table23.A2" office:value-type="string">
            <text:p text:style-name="P20"><text:span text:style-name="T13">Institute Abbrevation</text:span></text:p>
          </table:table-cell>
          <table:table-cell table:style-name="Table23.A2" office:value-type="string">
            <text:p text:style-name="P20"><text:span text:style-name="T13">abbreviated_name</text:span></text:p>
          </table:table-cell>
          <table:table-cell table:style-name="Table23.A2" office:value-type="string">
            <text:p text:style-name="P20"><text:span text:style-name="T13">Text box</text:span></text:p>
          </table:table-cell>
          <table:table-cell table:style-name="Table23.A2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2" office:value-type="string">
            <text:p text:style-name="P22"><text:span text:style-name="T13">3</text:span></text:p>
          </table:table-cell>
          <table:table-cell table:style-name="Table23.A2" office:value-type="string">
            <text:p text:style-name="P20"><text:span text:style-name="T13">Institute Address</text:span></text:p>
          </table:table-cell>
          <table:table-cell table:style-name="Table23.A2" office:value-type="string">
            <text:p text:style-name="P20"><text:span text:style-name="T13">Institute Address</text:span></text:p>
          </table:table-cell>
          <table:table-cell table:style-name="Table23.A2" office:value-type="string">
            <text:p text:style-name="P20"><text:span text:style-name="T13">institute_address</text:span></text:p>
          </table:table-cell>
          <table:table-cell table:style-name="Table23.A2" office:value-type="string">
            <text:p text:style-name="P20"><text:span text:style-name="T13">Text box</text:span></text:p>
          </table:table-cell>
          <table:table-cell table:style-name="Table23.A2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2" office:value-type="string">
            <text:p text:style-name="P22"><text:span text:style-name="T13">4</text:span></text:p>
          </table:table-cell>
          <table:table-cell table:style-name="Table23.A2" office:value-type="string">
            <text:p text:style-name="P20"><text:span text:style-name="T13">City</text:span></text:p>
          </table:table-cell>
          <table:table-cell table:style-name="Table23.A2" office:value-type="string">
            <text:p text:style-name="P20"><text:span text:style-name="T13">City</text:span></text:p>
          </table:table-cell>
          <table:table-cell table:style-name="Table23.A2" office:value-type="string">
            <text:p text:style-name="P20"><text:span text:style-name="T13">city</text:span></text:p>
          </table:table-cell>
          <table:table-cell table:style-name="Table23.A2" office:value-type="string">
            <text:p text:style-name="P20"><text:span text:style-name="T13">Text box</text:span></text:p>
          </table:table-cell>
          <table:table-cell table:style-name="Table23.A2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2" office:value-type="string">
            <text:p text:style-name="P22"><text:span text:style-name="T13">5</text:span></text:p>
          </table:table-cell>
          <table:table-cell table:style-name="Table23.A2" office:value-type="string">
            <text:p text:style-name="P20"><text:span text:style-name="T13">State</text:span></text:p>
          </table:table-cell>
          <table:table-cell table:style-name="Table23.A2" office:value-type="string">
            <text:p text:style-name="P20"><text:span text:style-name="T13">State</text:span></text:p>
          </table:table-cell>
          <table:table-cell table:style-name="Table23.A2" office:value-type="string">
            <text:p text:style-name="P20"><text:span text:style-name="T13">state</text:span></text:p>
          </table:table-cell>
          <table:table-cell table:style-name="Table23.A2" office:value-type="string">
            <text:p text:style-name="P20"><text:span text:style-name="T13">Text box</text:span></text:p>
          </table:table-cell>
          <table:table-cell table:style-name="Table23.A2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6</text:span></text:p>
          </table:table-cell>
          <table:table-cell table:style-name="Table23.A7" office:value-type="string">
            <text:p text:style-name="P20"><text:span text:style-name="T13">Country</text:span></text:p>
          </table:table-cell>
          <table:table-cell table:style-name="Table23.A7" office:value-type="string">
            <text:p text:style-name="P20"><text:span text:style-name="T13">Country</text:span></text:p>
          </table:table-cell>
          <table:table-cell table:style-name="Table23.A7" office:value-type="string">
            <text:p text:style-name="P20"><text:span text:style-name="T13">country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7</text:span></text:p>
          </table:table-cell>
          <table:table-cell table:style-name="Table23.A7" office:value-type="string">
            <text:p text:style-name="P20"><text:span text:style-name="T13">Pin</text:span></text:p>
          </table:table-cell>
          <table:table-cell table:style-name="Table23.A7" office:value-type="string">
            <text:p text:style-name="P20"><text:span text:style-name="T13">Pin</text:span></text:p>
          </table:table-cell>
          <table:table-cell table:style-name="Table23.A7" office:value-type="string">
            <text:p text:style-name="P20"><text:span text:style-name="T13">pin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8</text:span></text:p>
          </table:table-cell>
          <table:table-cell table:style-name="Table23.A7" office:value-type="string">
            <text:p text:style-name="P20"><text:span text:style-name="T13">Courtesy</text:span></text:p>
          </table:table-cell>
          <table:table-cell table:style-name="Table23.A7" office:value-type="string">
            <text:p text:style-name="P20"><text:span text:style-name="T13">Courtesy</text:span></text:p>
          </table:table-cell>
          <table:table-cell table:style-name="Table23.A7" office:value-type="string">
            <text:p text:style-name="P20"><text:span text:style-name="T13">courtesy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9</text:span></text:p>
          </table:table-cell>
          <table:table-cell table:style-name="Table23.A7" office:value-type="string">
            <text:p text:style-name="P20"><text:span text:style-name="T13">First Name</text:span></text:p>
          </table:table-cell>
          <table:table-cell table:style-name="Table23.A7" office:value-type="string">
            <text:p text:style-name="P20"><text:span text:style-name="T13">First Name</text:span></text:p>
          </table:table-cell>
          <table:table-cell table:style-name="Table23.A7" office:value-type="string">
            <text:p text:style-name="P20"><text:span text:style-name="T13">admin_fname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10</text:span></text:p>
          </table:table-cell>
          <table:table-cell table:style-name="Table23.A7" office:value-type="string">
            <text:p text:style-name="P20"><text:span text:style-name="T13">Last Name</text:span></text:p>
          </table:table-cell>
          <table:table-cell table:style-name="Table23.A7" office:value-type="string">
            <text:p text:style-name="P20"><text:span text:style-name="T13">Last Name</text:span></text:p>
          </table:table-cell>
          <table:table-cell table:style-name="Table23.A7" office:value-type="string">
            <text:p text:style-name="P20"><text:span text:style-name="T13">admin_lname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11</text:span></text:p>
          </table:table-cell>
          <table:table-cell table:style-name="Table23.A7" office:value-type="string">
            <text:p text:style-name="P20"><text:span text:style-name="T13">Gender</text:span></text:p>
          </table:table-cell>
          <table:table-cell table:style-name="Table23.A7" office:value-type="string">
            <text:p text:style-name="P20"><text:span text:style-name="T13">Gender</text:span></text:p>
          </table:table-cell>
          <table:table-cell table:style-name="Table23.A7" office:value-type="string">
            <text:p text:style-name="P20"><text:span text:style-name="T13">gender</text:span></text:p>
          </table:table-cell>
          <table:table-cell table:style-name="Table23.A7" office:value-type="string">
            <text:p text:style-name="P20"><text:span text:style-name="T13">Combo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12</text:span></text:p>
          </table:table-cell>
          <table:table-cell table:style-name="Table23.A7" office:value-type="string">
            <text:p text:style-name="P20"><text:span text:style-name="T13">Designation</text:span></text:p>
          </table:table-cell>
          <table:table-cell table:style-name="Table23.A7" office:value-type="string">
            <text:p text:style-name="P20"><text:span text:style-name="T13">Designation</text:span></text:p>
          </table:table-cell>
          <table:table-cell table:style-name="Table23.A7" office:value-type="string">
            <text:p text:style-name="P20"><text:span text:style-name="T13">admin_designation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13</text:span></text:p>
          </table:table-cell>
          <table:table-cell table:style-name="Table23.A7" office:value-type="string">
            <text:p text:style-name="P20"><text:span text:style-name="T13">Landline No</text:span></text:p>
          </table:table-cell>
          <table:table-cell table:style-name="Table23.A7" office:value-type="string">
            <text:p text:style-name="P20"><text:span text:style-name="T13">Landline No</text:span></text:p>
          </table:table-cell>
          <table:table-cell table:style-name="Table23.A7" office:value-type="string">
            <text:p text:style-name="P20"><text:span text:style-name="T13">land_line_no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14</text:span></text:p>
          </table:table-cell>
          <table:table-cell table:style-name="Table23.A7" office:value-type="string">
            <text:p text:style-name="P20"><text:span text:style-name="T13">Mobile No</text:span></text:p>
          </table:table-cell>
          <table:table-cell table:style-name="Table23.A7" office:value-type="string">
            <text:p text:style-name="P20"><text:span text:style-name="T13">Mobile No</text:span></text:p>
          </table:table-cell>
          <table:table-cell table:style-name="Table23.A7" office:value-type="string">
            <text:p text:style-name="P20"><text:span text:style-name="T13">mobile_no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15</text:span></text:p>
          </table:table-cell>
          <table:table-cell table:style-name="Table23.A7" office:value-type="string">
            <text:p text:style-name="P20"><text:span text:style-name="T13">User Id</text:span></text:p>
          </table:table-cell>
          <table:table-cell table:style-name="Table23.A7" office:value-type="string">
            <text:p text:style-name="P20"><text:span text:style-name="T13">User Id</text:span></text:p>
          </table:table-cell>
          <table:table-cell table:style-name="Table23.A7" office:value-type="string">
            <text:p text:style-name="P20"><text:span text:style-name="T13">userId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16</text:span></text:p>
          </table:table-cell>
          <table:table-cell table:style-name="Table23.A7" office:value-type="string">
            <text:p text:style-name="P20"><text:span text:style-name="T13">Type of institute</text:span></text:p>
          </table:table-cell>
          <table:table-cell table:style-name="Table23.A7" office:value-type="string">
            <text:p text:style-name="P20"><text:span text:style-name="T13">Type of institute</text:span></text:p>
          </table:table-cell>
          <table:table-cell table:style-name="Table23.A7" office:value-type="string">
            <text:p text:style-name="P20"><text:span text:style-name="T13">type_of_institute</text:span></text:p>
          </table:table-cell>
          <table:table-cell table:style-name="Table23.A7" office:value-type="string">
            <text:p text:style-name="P20"><text:span text:style-name="T13">Combo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17</text:span></text:p>
          </table:table-cell>
          <table:table-cell table:style-name="Table23.A7" office:value-type="string">
            <text:p text:style-name="P20"><text:span text:style-name="T13">Website Name</text:span></text:p>
          </table:table-cell>
          <table:table-cell table:style-name="Table23.A7" office:value-type="string">
            <text:p text:style-name="P20"><text:span text:style-name="T13">Website Name</text:span></text:p>
          </table:table-cell>
          <table:table-cell table:style-name="Table23.A7" office:value-type="string">
            <text:p text:style-name="P20"><text:span text:style-name="T13">institute_website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18</text:span></text:p>
          </table:table-cell>
          <table:table-cell table:style-name="Table23.A7" office:value-type="string">
            <text:p text:style-name="P20"><text:span text:style-name="T13">Email Id</text:span></text:p>
          </table:table-cell>
          <table:table-cell table:style-name="Table23.A7" office:value-type="string">
            <text:p text:style-name="P20"><text:span text:style-name="T13">Email Id</text:span></text:p>
          </table:table-cell>
          <table:table-cell table:style-name="Table23.A7" office:value-type="string">
            <text:p text:style-name="P20"><text:span text:style-name="T13">admin_email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19</text:span></text:p>
          </table:table-cell>
          <table:table-cell table:style-name="Table23.A7" office:value-type="string">
            <text:p text:style-name="P20"><text:span text:style-name="T13">Institute Domain</text:span></text:p>
          </table:table-cell>
          <table:table-cell table:style-name="Table23.A7" office:value-type="string">
            <text:p text:style-name="P20"><text:span text:style-name="T13">Institute Domain</text:span></text:p>
          </table:table-cell>
          <table:table-cell table:style-name="Table23.A7" office:value-type="string">
            <text:p text:style-name="P20"><text:span text:style-name="T13">institute_domain</text:span></text:p>
          </table:table-cell>
          <table:table-cell table:style-name="Table23.A7" office:value-type="string">
            <text:p text:style-name="P20"><text:span text:style-name="T13">Combo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ext:soft-page-break/>
        <table:table-row table:style-name="Table23.1">
          <table:table-cell table:style-name="Table23.A7" office:value-type="string">
            <text:p text:style-name="P22"><text:span text:style-name="T13">20</text:span></text:p>
          </table:table-cell>
          <table:table-cell table:style-name="Table23.A7" office:value-type="string">
            <text:p text:style-name="P20"><text:span text:style-name="T13">Registration Id</text:span></text:p>
          </table:table-cell>
          <table:table-cell table:style-name="Table23.A7" office:value-type="string">
            <text:p text:style-name="P20"><text:span text:style-name="T13">Registration Id</text:span></text:p>
          </table:table-cell>
          <table:table-cell table:style-name="Table23.A7" office:value-type="string">
            <text:p text:style-name="P20"><text:span text:style-name="T13">registration_id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Read only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21</text:span></text:p>
          </table:table-cell>
          <table:table-cell table:style-name="Table23.A7" office:value-type="string">
            <text:p text:style-name="P20"><text:span text:style-name="T13">Institute Id</text:span></text:p>
          </table:table-cell>
          <table:table-cell table:style-name="Table23.A7" office:value-type="string">
            <text:p text:style-name="P20"><text:span text:style-name="T13">Institute Id</text:span></text:p>
          </table:table-cell>
          <table:table-cell table:style-name="Table23.A7" office:value-type="string">
            <text:p text:style-name="P20"><text:span text:style-name="T13">institute_id</text:span></text:p>
          </table:table-cell>
          <table:table-cell table:style-name="Table23.A7" office:value-type="string">
            <text:p text:style-name="P20"><text:span text:style-name="T13">Text box</text:span></text:p>
          </table:table-cell>
          <table:table-cell table:style-name="Table23.A7" office:value-type="string">
            <text:p text:style-name="P20"><text:span text:style-name="T13">validation()</text:span></text:p>
          </table:table-cell>
        </table:table-row>
        <table:table-row table:style-name="Table23.1">
          <table:table-cell table:style-name="Table23.A7" office:value-type="string">
            <text:p text:style-name="P22"><text:span text:style-name="T13">22</text:span></text:p>
          </table:table-cell>
          <table:table-cell table:style-name="Table23.A7" office:value-type="string">
            <text:p text:style-name="P20"><text:span text:style-name="T13">Accept</text:span></text:p>
          </table:table-cell>
          <table:table-cell table:style-name="Table23.A7" office:value-type="string">
            <text:p text:style-name="P20"><text:span text:style-name="T13">Register</text:span></text:p>
          </table:table-cell>
          <table:table-cell table:style-name="Table23.A7" office:value-type="string">
            <text:p text:style-name="P20"><text:span text:style-name="T13">submit</text:span></text:p>
          </table:table-cell>
          <table:table-cell table:style-name="Table23.A7" office:value-type="string">
            <text:p text:style-name="P20"><text:span text:style-name="T13">Submit</text:span></text:p>
          </table:table-cell>
          <table:table-cell table:style-name="Table23.A7" office:value-type="string">
            <text:p text:style-name="P17"/>
          </table:table-cell>
        </table:table-row>
        <table:table-row table:style-name="Table23.1">
          <table:table-cell table:style-name="Table23.A7" office:value-type="string">
            <text:p text:style-name="P22"><text:span text:style-name="T13">23</text:span></text:p>
          </table:table-cell>
          <table:table-cell table:style-name="Table23.A7" office:value-type="string">
            <text:p text:style-name="P20"><text:span text:style-name="T13">Back</text:span></text:p>
          </table:table-cell>
          <table:table-cell table:style-name="Table23.A7" office:value-type="string">
            <text:p text:style-name="P20"><text:span text:style-name="T13">Back</text:span></text:p>
          </table:table-cell>
          <table:table-cell table:style-name="Table23.A7" office:value-type="string">
            <text:p text:style-name="P20"><text:span text:style-name="T13">cancel</text:span></text:p>
          </table:table-cell>
          <table:table-cell table:style-name="Table23.A7" office:value-type="string">
            <text:p text:style-name="P20"><text:span text:style-name="T13">Button</text:span></text:p>
          </table:table-cell>
          <table:table-cell table:style-name="Table23.A7" office:value-type="string">
            <text:p text:style-name="P20"><text:span text:style-name="T13">quit()</text:span></text:p>
          </table:table-cell>
        </table:table-row>
      </table:table>
      <text:p text:style-name="P9"/>
      <text:p text:style-name="P20"><text:span text:style-name="T6">Technology Used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table:number-columns-spanned="2" office:value-type="string">
            <text:p text:style-name="P22"><text:span text:style-name="T11">javaScript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20"><text:span text:style-name="T11">Attribute Name<text:tab/></text:span></text:p>
          </table:table-cell>
          <table:table-cell table:style-name="Table24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4.A2" table:number-columns-spanned="0" office:value-type="string">
            <text:p text:style-name="P20"><text:span text:style-name="T11">Purpose</text:span></text:p>
          </table:table-cell>
        </table:table-row>
        <table:table-row table:style-name="Table24.1">
          <table:table-cell table:style-name="Table24.A3" office:value-type="string">
            <text:p text:style-name="P20"><text:span text:style-name="T13">Institue Id</text:span></text:p>
          </table:table-cell>
          <table:table-cell table:style-name="Table24.A3" table:number-columns-spanned="2" office:value-type="string">
            <text:p text:style-name="P20"><text:span text:style-name="T13">validattion()</text:span></text:p>
          </table:table-cell>
          <table:covered-table-cell/>
          <table:table-cell table:style-name="Table24.A3" table:number-columns-spanned="0" office:value-type="string">
            <text:p text:style-name="P20"><text:span text:style-name="T13">For prevent null value in institute field</text:span></text:p>
          </table:table-cell>
        </table:table-row>
        <table:table-row table:style-name="Table24.1">
          <table:table-cell table:style-name="Table24.A3" office:value-type="string">
            <text:p text:style-name="P20"><text:span text:style-name="T13">Back </text:span></text:p>
          </table:table-cell>
          <table:table-cell table:style-name="Table24.A3" table:number-columns-spanned="2" office:value-type="string">
            <text:p text:style-name="P20"><text:span text:style-name="T13">quit()</text:span></text:p>
          </table:table-cell>
          <table:covered-table-cell/>
          <table:table-cell table:style-name="Table24.A3" table:number-columns-spanned="0" office:value-type="string">
            <text:p text:style-name="P20"><text:span text:style-name="T13">For redirect user to last action performed.</text:span></text:p>
          </table:table-cell>
        </table:table-row>
      </table:table>
      <text:p text:style-name="P27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2"><text:span text:style-name="T11">Action Class Name:AdminViewAction1</text:span></text:p>
          </table:table-cell>
          <table:covered-table-cell/>
        </table:table-row>
        <table:table-row table:style-name="Table25.1">
          <table:table-cell table:style-name="Table25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5.1">
          <table:table-cell table:style-name="Table25.A3" office:value-type="string">
            <text:p text:style-name="P20"><text:span text:style-name="T13">Logical Name</text:span></text:p>
          </table:table-cell>
          <table:table-cell table:style-name="Table25.A3" office:value-type="string">
            <text:p text:style-name="P20"><text:span text:style-name="T13">AdminViewActionForm</text:span></text:p>
          </table:table-cell>
        </table:table-row>
        <table:table-row table:style-name="Table25.1">
          <table:table-cell table:style-name="Table25.A3" office:value-type="string">
            <text:p text:style-name="P20"><text:span text:style-name="T13">Physical Path</text:span></text:p>
          </table:table-cell>
          <table:table-cell table:style-name="Table25.A3" office:value-type="string">
            <text:p text:style-name="P20"><text:span text:style-name="T13">com.myapp.struts.admin.AdminViewActionForm</text:span></text:p>
          </table:table-cell>
        </table:table-row>
        <table:table-row table:style-name="Table25.1">
          <table:table-cell table:style-name="Table25.A3" office:value-type="string">
            <text:p text:style-name="P20"><text:span text:style-name="T13">Code:</text:span></text:p>
          </table:table-cell>
          <table:table-cell table:style-name="Table25.A3" office:value-type="string">
            <text:p text:style-name="P17"/>
          </table:table-cell>
        </table:table-row>
        <table:table-row table:style-name="Table25.1">
          <table:table-cell table:style-name="Table25.A3" office:value-type="string">
            <text:p text:style-name="P20"><text:span text:style-name="T13">Description:</text:span></text:p>
          </table:table-cell>
          <table:table-cell table:style-name="Table25.A3" office:value-type="string">
            <text:p text:style-name="P20"><text:span text:style-name="T13">For defining setter and getter functions.</text:span></text:p>
          </table:table-cell>
        </table:table-row>
        <table:table-row table:style-name="Table25.1">
          <table:table-cell table:style-name="Table25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5.1">
          <table:table-cell table:style-name="Table25.A3" office:value-type="string">
            <text:p text:style-name="P20"><text:span text:style-name="T13">Logical Name:</text:span></text:p>
          </table:table-cell>
          <table:table-cell table:style-name="Table25.A3" office:value-type="string">
            <text:p text:style-name="P20"><text:span text:style-name="T13">AdminPendingAction</text:span></text:p>
          </table:table-cell>
        </table:table-row>
        <table:table-row table:style-name="Table25.1">
          <table:table-cell table:style-name="Table25.A3" office:value-type="string">
            <text:p text:style-name="P20"><text:span text:style-name="T13">Input JSP Form:</text:span></text:p>
          </table:table-cell>
          <table:table-cell table:style-name="Table25.A3" office:value-type="string">
            <text:p text:style-name="P20"><text:span text:style-name="T13">admin_pending.jsp</text:span></text:p>
          </table:table-cell>
        </table:table-row>
        <table:table-row table:style-name="Table25.1">
          <table:table-cell table:style-name="Table25.A3" office:value-type="string">
            <text:p text:style-name="P20"><text:span text:style-name="T13">Physical Path(Type tag):</text:span></text:p>
          </table:table-cell>
          <table:table-cell table:style-name="Table25.A3" office:value-type="string">
            <text:p text:style-name="P20"><text:span text:style-name="T13">com.myapp.struts.admin.AdminViewAction1</text:span></text:p>
          </table:table-cell>
        </table:table-row>
        <table:table-row table:style-name="Table25.1">
          <table:table-cell table:style-name="Table25.A11" office:value-type="string">
            <text:p text:style-name="P20"><text:span text:style-name="T13">Logical Path</text:span></text:p>
          </table:table-cell>
          <table:table-cell table:style-name="Table25.A11" office:value-type="string">
            <text:p text:style-name="P20"><text:span text:style-name="T13">/confirm</text:span></text:p>
          </table:table-cell>
        </table:table-row>
        <table:table-row table:style-name="Table25.1">
          <table:table-cell table:style-name="Table25.A3" office:value-type="string">
            <text:p text:style-name="P20"><text:span text:style-name="T13">Code:</text:span></text:p>
          </table:table-cell>
          <table:table-cell table:style-name="Table25.A3" office:value-type="string">
            <text:p text:style-name="P17"/>
          </table:table-cell>
        </table:table-row>
        <table:table-row table:style-name="Table25.1">
          <table:table-cell table:style-name="Table25.A3" office:value-type="string">
            <text:p text:style-name="P17"/>
            <text:p text:style-name="P20"><text:span text:style-name="T14">Description:</text:span></text:p>
          </table:table-cell>
          <table:table-cell table:style-name="Table25.A3" office:value-type="string">
            <text:p text:style-name="P20"><text:span text:style-name="T13">To show the deatils of institute which request is not accepted yet</text:span></text:p>
          </table:table-cell>
        </table:table-row>
      </table:table>
      <text:p text:style-name="P12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21"><text:span text:style-name="T11">Request Forwards Name </text:span></text:p>
          </table:table-cell>
          <table:table-cell table:style-name="Table26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26.A2" table:number-columns-spanned="0" office:value-type="string">
            <text:p text:style-name="P21"><text:span text:style-name="T11">Purpose</text:span></text:p>
          </table:table-cell>
        </table:table-row>
        <table:table-row table:style-name="Table26.1">
          <table:table-cell table:style-name="Table26.A3" office:value-type="string">
            <text:p text:style-name="P20"><text:span text:style-name="T13">success</text:span></text:p>
          </table:table-cell>
          <table:table-cell table:style-name="Table26.B3" table:number-columns-spanned="2" office:value-type="string">
            <text:p text:style-name="P20"><text:span text:style-name="T13">“/accept_message.jsp”</text:span></text:p>
          </table:table-cell>
          <table:covered-table-cell/>
          <table:table-cell table:style-name="Table26.A3" table:number-columns-spanned="0" office:value-type="string">
            <text:p text:style-name="P20"><text:span text:style-name="T13">To redirects users to target page with succcess message </text:span></text:p>
          </table:table-cell>
        </table:table-row>
        <table:table-row table:style-name="Table26.1">
          <table:table-cell table:style-name="Table26.A4" office:value-type="string">
            <text:p text:style-name="P20"><text:span text:style-name="T13">failure</text:span></text:p>
          </table:table-cell>
          <table:table-cell table:style-name="Table26.B4" table:number-columns-spanned="2" office:value-type="string">
            <text:p text:style-name="P20"><text:span text:style-name="T13">“/admin_pending.jsp”</text:span></text:p>
          </table:table-cell>
          <table:covered-table-cell/>
          <table:table-cell table:style-name="Table26.A4" table:number-columns-spanned="0" office:value-type="string">
            <text:p text:style-name="P20"><text:span text:style-name="T13">To redirects users to target page with failure message </text:span></text:p>
          </table:table-cell>
        </table:table-row>
        <table:table-row table:style-name="Table26.1">
          <table:table-cell table:style-name="Table26.A4" office:value-type="string">
            <text:p text:style-name="P20"><text:span text:style-name="T13">error</text:span></text:p>
          </table:table-cell>
          <table:table-cell table:style-name="Table26.B4" table:number-columns-spanned="2" office:value-type="string">
            <text:p text:style-name="P20"><text:span text:style-name="T13">“/admin_pending.jsp”</text:span></text:p>
          </table:table-cell>
          <table:covered-table-cell/>
          <table:table-cell table:style-name="Table26.A4" table:number-columns-spanned="0" office:value-type="string">
            <text:p text:style-name="P20"><text:span text:style-name="T2">To redirects users to target page with error message </text:span></text:p>
          </table:table-cell>
        </table:table-row>
      </table:table>
      <text:p text:style-name="P31"/>
      <text:p text:style-name="P4"/>
      <text:p text:style-name="P4"/>
      <text:p text:style-name="P4"><text:soft-page-break/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20"><text:span text:style-name="T11">S.No</text:span></text:p>
          </table:table-cell>
          <table:table-cell table:style-name="Table27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7.A2" office:value-type="string">
            <text:p text:style-name="P32"><text:span text:style-name="T11">Primary Key </text:span></text:p>
          </table:table-cell>
          <table:table-cell table:style-name="Table27.A2" table:number-columns-spanned="0" office:value-type="string">
            <text:p text:style-name="P20"><text:span text:style-name="T11">Purpose</text:span></text:p>
          </table:table-cell>
        </table:table-row>
        <table:table-row table:style-name="Table27.1">
          <table:table-cell table:style-name="Table27.A3" office:value-type="string">
            <text:p text:style-name="P20"><text:span text:style-name="T13">1</text:span></text:p>
          </table:table-cell>
          <table:table-cell table:style-name="Table27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27.A3" office:value-type="string">
            <text:p text:style-name="P20"><text:span text:style-name="T13">registration_id</text:span></text:p>
          </table:table-cell>
          <table:table-cell table:style-name="Table27.A3" table:number-columns-spanned="0" office:value-type="string">
            <text:p text:style-name="P20"><text:span text:style-name="T13">To update data into the table</text:span></text:p>
          </table:table-cell>
        </table:table-row>
        <table:table-row table:style-name="Table27.1">
          <table:table-cell table:style-name="Table27.A4" office:value-type="string">
            <text:p text:style-name="P20"><text:span text:style-name="T13">2</text:span></text:p>
          </table:table-cell>
          <table:table-cell table:style-name="Table27.A4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27.A4" office:value-type="string">
            <text:p text:style-name="P20"><text:span text:style-name="T13">user_id</text:span></text:p>
          </table:table-cell>
          <table:table-cell table:style-name="Table27.A4" table:number-columns-spanned="0" office:value-type="string">
            <text:p text:style-name="P20"><text:span text:style-name="T13">To insert data into the table</text:span></text:p>
          </table:table-cell>
        </table:table-row>
        <table:table-row table:style-name="Table27.1">
          <table:table-cell table:style-name="Table27.A4" office:value-type="string">
            <text:p text:style-name="P20"><text:span text:style-name="T13">3</text:span></text:p>
          </table:table-cell>
          <table:table-cell table:style-name="Table27.A4" table:number-columns-spanned="2" office:value-type="string">
            <text:p text:style-name="P20"><text:span text:style-name="T13">staff_detail</text:span></text:p>
          </table:table-cell>
          <table:covered-table-cell/>
          <table:table-cell table:style-name="Table27.A4" office:value-type="string">
            <text:p text:style-name="P20"><text:span text:style-name="T13">staff_id,institute_id</text:span></text:p>
          </table:table-cell>
          <table:table-cell table:style-name="Table27.A4" table:number-columns-spanned="0" office:value-type="string">
            <text:p text:style-name="P20"><text:span text:style-name="T13">To insert data into the table</text:span></text:p>
          </table:table-cell>
        </table:table-row>
        <table:table-row table:style-name="Table27.1">
          <table:table-cell table:style-name="Table27.A4" office:value-type="string">
            <text:p text:style-name="P20"><text:span text:style-name="T13">4</text:span></text:p>
          </table:table-cell>
          <table:table-cell table:style-name="Table27.A4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27.A4" office:value-type="string">
            <text:p text:style-name="P20"><text:span text:style-name="T13">institute_id</text:span></text:p>
          </table:table-cell>
          <table:table-cell table:style-name="Table27.A4" table:number-columns-spanned="0" office:value-type="string">
            <text:p text:style-name="P20"><text:span text:style-name="T13">To insert data into the table</text:span></text:p>
          </table:table-cell>
        </table:table-row>
      </table:table>
      <text:p text:style-name="P3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20"><text:span text:style-name="T11">S.No</text:span></text:p>
          </table:table-cell>
          <table:table-cell table:style-name="Table28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8.A2" office:value-type="string">
            <text:p text:style-name="P32"><text:span text:style-name="T11">Pojo Name</text:span></text:p>
          </table:table-cell>
          <table:table-cell table:style-name="Table28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8.1">
          <table:table-cell table:style-name="Table28.A3" office:value-type="string">
            <text:p text:style-name="P20"><text:span text:style-name="T13">1</text:span></text:p>
          </table:table-cell>
          <table:table-cell table:style-name="Table28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28.A3" office:value-type="string">
            <text:p text:style-name="P20"><text:span text:style-name="T13">AdminRegistration</text:span></text:p>
          </table:table-cell>
          <table:table-cell table:style-name="Table28.A3" table:number-columns-spanned="0" office:value-type="string">
            <text:p text:style-name="P17"/>
          </table:table-cell>
        </table:table-row>
        <table:table-row table:style-name="Table28.1">
          <table:table-cell table:style-name="Table28.A4" office:value-type="string">
            <text:p text:style-name="P20"><text:span text:style-name="T13">2</text:span></text:p>
          </table:table-cell>
          <table:table-cell table:style-name="Table28.A4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28.A4" office:value-type="string">
            <text:p text:style-name="P20"><text:span text:style-name="T13">Login</text:span></text:p>
          </table:table-cell>
          <table:table-cell table:style-name="Table28.A4" table:number-columns-spanned="0" office:value-type="string">
            <text:p text:style-name="P17"/>
          </table:table-cell>
        </table:table-row>
        <table:table-row table:style-name="Table28.1">
          <table:table-cell table:style-name="Table28.A4" office:value-type="string">
            <text:p text:style-name="P20"><text:span text:style-name="T13">3</text:span></text:p>
          </table:table-cell>
          <table:table-cell table:style-name="Table28.A4" table:number-columns-spanned="2" office:value-type="string">
            <text:p text:style-name="P20"><text:span text:style-name="T13">staff_detail</text:span></text:p>
          </table:table-cell>
          <table:covered-table-cell/>
          <table:table-cell table:style-name="Table28.A4" office:value-type="string">
            <text:p text:style-name="P20"><text:span text:style-name="T13">StaffDetail</text:span></text:p>
          </table:table-cell>
          <table:table-cell table:style-name="Table28.A4" table:number-columns-spanned="0" office:value-type="string">
            <text:p text:style-name="P17"/>
          </table:table-cell>
        </table:table-row>
        <table:table-row table:style-name="Table28.1">
          <table:table-cell table:style-name="Table28.A4" office:value-type="string">
            <text:p text:style-name="P20"><text:span text:style-name="T13">4</text:span></text:p>
          </table:table-cell>
          <table:table-cell table:style-name="Table28.A4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28.A4" office:value-type="string">
            <text:p text:style-name="P20"><text:span text:style-name="T13">Institute</text:span></text:p>
          </table:table-cell>
          <table:table-cell table:style-name="Table28.A4" table:number-columns-spanned="0" office:value-type="string">
            <text:p text:style-name="P17"/>
          </table:table-cell>
        </table:table-row>
      </table:table>
      <text:p text:style-name="P3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able:table-row table:style-name="Table29.1">
          <table:table-cell table:style-name="Table29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20"><text:span text:style-name="T11">S.No</text:span></text:p>
          </table:table-cell>
          <table:table-cell table:style-name="Table29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9.A2" office:value-type="string">
            <text:p text:style-name="P32"><text:span text:style-name="T11">Method Name </text:span></text:p>
          </table:table-cell>
          <table:table-cell table:style-name="Table29.E2" office:value-type="string">
            <text:p text:style-name="P20"><text:span text:style-name="T11">Select Operation</text:span></text:p>
          </table:table-cell>
          <table:table-cell table:style-name="Table29.E2" office:value-type="string">
            <text:p text:style-name="P20"><text:span text:style-name="T11">Columns <text:s/>in Where clause</text:span></text:p>
          </table:table-cell>
          <table:table-cell table:style-name="Table29.A2" table:number-columns-spanned="0" office:value-type="string">
            <text:p text:style-name="P20"><text:span text:style-name="T11">Purpose </text:span></text:p>
          </table:table-cell>
        </table:table-row>
        <table:table-row table:style-name="Table29.1">
          <table:table-cell table:style-name="Table29.A3" office:value-type="string">
            <text:p text:style-name="P20"><text:span text:style-name="T13">1</text:span></text:p>
          </table:table-cell>
          <table:table-cell table:style-name="Table29.A3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29.A3" office:value-type="string">
            <text:p text:style-name="P20"><text:span text:style-name="T13">getAdminDeatilsById()</text:span></text:p>
          </table:table-cell>
          <table:table-cell table:style-name="Table29.E3" office:value-type="string">
            <text:p text:style-name="P20"><text:span text:style-name="T13">All Columns</text:span></text:p>
          </table:table-cell>
          <table:table-cell table:style-name="Table29.E3" office:value-type="string">
            <text:p text:style-name="P20"><text:span text:style-name="T13">registration_id</text:span></text:p>
          </table:table-cell>
          <table:table-cell table:style-name="Table29.A3" table:number-columns-spanned="0" office:value-type="string">
            <text:p text:style-name="P20"><text:span text:style-name="T13">To retrieve the data of requesting institue on the basis of registration id.</text:span></text:p>
          </table:table-cell>
        </table:table-row>
        <table:table-row table:style-name="Table29.1">
          <table:table-cell table:style-name="Table29.A3" office:value-type="string">
            <text:p text:style-name="P17"/>
          </table:table-cell>
          <table:table-cell table:style-name="Table29.A3" table:number-columns-spanned="2" office:value-type="string">
            <text:p text:style-name="P17"/>
          </table:table-cell>
          <table:covered-table-cell/>
          <table:table-cell table:style-name="Table29.A3" office:value-type="string">
            <text:p text:style-name="P20"><text:span text:style-name="T13">update()</text:span></text:p>
          </table:table-cell>
          <table:table-cell table:style-name="Table29.E3" office:value-type="string">
            <text:p text:style-name="P17"/>
          </table:table-cell>
          <table:table-cell table:style-name="Table29.E3" office:value-type="string">
            <text:p text:style-name="P20"><text:span text:style-name="T13">registration_id</text:span></text:p>
          </table:table-cell>
          <table:table-cell table:style-name="Table29.A3" table:number-columns-spanned="0" office:value-type="string">
            <text:p text:style-name="P20"><text:span text:style-name="T13">To update status of institute </text:span></text:p>
          </table:table-cell>
        </table:table-row>
        <table:table-row table:style-name="Table29.1">
          <table:table-cell table:style-name="Table29.A3" office:value-type="string">
            <text:p text:style-name="P20"><text:span text:style-name="T13">2</text:span></text:p>
          </table:table-cell>
          <table:table-cell table:style-name="Table29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29.A3" office:value-type="string">
            <text:p text:style-name="P20"><text:span text:style-name="T13">insert()</text:span></text:p>
          </table:table-cell>
          <table:table-cell table:style-name="Table29.E3" office:value-type="string">
            <text:p text:style-name="P17"/>
          </table:table-cell>
          <table:table-cell table:style-name="Table29.E3" office:value-type="string">
            <text:p text:style-name="P17"/>
          </table:table-cell>
          <table:table-cell table:style-name="Table29.A3" table:number-columns-spanned="0" office:value-type="string">
            <text:p text:style-name="P20"><text:span text:style-name="T13">To insert data into database </text:span></text:p>
          </table:table-cell>
        </table:table-row>
        <table:table-row table:style-name="Table29.1">
          <table:table-cell table:style-name="Table29.A3" office:value-type="string">
            <text:p text:style-name="P20"><text:span text:style-name="T13">3</text:span></text:p>
          </table:table-cell>
          <table:table-cell table:style-name="Table29.A3" table:number-columns-spanned="2" office:value-type="string">
            <text:p text:style-name="P20"><text:span text:style-name="T13">StaffDetail</text:span></text:p>
          </table:table-cell>
          <table:covered-table-cell/>
          <table:table-cell table:style-name="Table29.A3" office:value-type="string">
            <text:p text:style-name="P20"><text:span text:style-name="T13">insert()</text:span></text:p>
          </table:table-cell>
          <table:table-cell table:style-name="Table29.E3" office:value-type="string">
            <text:p text:style-name="P17"/>
          </table:table-cell>
          <table:table-cell table:style-name="Table29.E3" office:value-type="string">
            <text:p text:style-name="P17"/>
          </table:table-cell>
          <table:table-cell table:style-name="Table29.A3" table:number-columns-spanned="0" office:value-type="string">
            <text:p text:style-name="P20"><text:span text:style-name="T13">To insert data into database</text:span></text:p>
          </table:table-cell>
        </table:table-row>
        <table:table-row table:style-name="Table29.1">
          <table:table-cell table:style-name="Table29.A3" office:value-type="string">
            <text:p text:style-name="P20"><text:span text:style-name="T13">4</text:span></text:p>
          </table:table-cell>
          <table:table-cell table:style-name="Table29.A3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29.A3" office:value-type="string">
            <text:p text:style-name="P20"><text:span text:style-name="T13">insert()</text:span></text:p>
          </table:table-cell>
          <table:table-cell table:style-name="Table29.E3" office:value-type="string">
            <text:p text:style-name="P17"/>
          </table:table-cell>
          <table:table-cell table:style-name="Table29.E3" office:value-type="string">
            <text:p text:style-name="P17"/>
          </table:table-cell>
          <table:table-cell table:style-name="Table29.A3" table:number-columns-spanned="0" office:value-type="string">
            <text:p text:style-name="P20"><text:span text:style-name="T13">To insert data into database</text:span></text:p>
          </table:table-cell>
        </table:table-row>
      </table:table>
      <text:p text:style-name="P31"/>
      <text:p text:style-name="P20"><text:span text:style-name="T7"><text:tab/><text:tab/><text:tab/></text:span></text:p>
      <text:p text:style-name="P4"/>
      <text:p text:style-name="P20"><text:span text:style-name="T6"><text:tab/><text:tab/><text:tab/>4-<text:tab/>File Name of view page: </text:span><text:span text:style-name="T2"><text:s/>view_approved.jsp</text:span></text:p>
      <text:p text:style-name="P20"><text:span text:style-name="T6"><text:tab/><text:tab/><text:tab/><text:tab/>Included Files:</text:span><text:span text:style-name="T2"> <text:s/></text:span><text:span text:style-name="T6"><text:s text:c="2"/></text:span><text:span text:style-name="T2">File: adminheader.jsp</text:span></text:p>
      <text:p text:style-name="P20"><text:span text:style-name="T4"><text:s/>This page shows the List of registered institutes.</text:span></text:p>
      <text:p text:style-name="P5"/>
      <text:p text:style-name="P4"/>
      <text:p text:style-name="P20"><text:span text:style-name="T2"><text:s/></text:span><text:span text:style-name="T6">Attributes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 table:style-name="Table30.1">
          <table:table-cell table:style-name="Table30.A1" office:value-type="string">
            <text:p text:style-name="P20"><text:span text:style-name="T11">S.No</text:span></text:p>
          </table:table-cell>
          <table:table-cell table:style-name="Table30.A1" office:value-type="string">
            <text:p text:style-name="P20"><text:span text:style-name="T11">Attribute Name</text:span></text:p>
          </table:table-cell>
          <table:table-cell table:style-name="Table30.A1" office:value-type="string">
            <text:p text:style-name="P20"><text:span text:style-name="T11">Label </text:span></text:p>
          </table:table-cell>
          <table:table-cell table:style-name="Table30.A1" office:value-type="string">
            <text:p text:style-name="P20"><text:span text:style-name="T11">Type</text:span></text:p>
          </table:table-cell>
          <table:table-cell table:style-name="Table30.A1" office:value-type="string">
            <text:p text:style-name="P20"><text:span text:style-name="T11">Target</text:span></text:p>
          </table:table-cell>
        </table:table-row>
        <text:soft-page-break/>
        <table:table-row table:style-name="Table30.1">
          <table:table-cell table:style-name="Table30.A2" office:value-type="string">
            <text:p text:style-name="P22"><text:span text:style-name="T13">1</text:span></text:p>
          </table:table-cell>
          <table:table-cell table:style-name="Table30.A2" office:value-type="string">
            <text:p text:style-name="P20"><text:span text:style-name="T13">Institute Name</text:span></text:p>
          </table:table-cell>
          <table:table-cell table:style-name="Table30.A2" office:value-type="string">
            <text:p text:style-name="P20"><text:span text:style-name="T13">Institute Name</text:span></text:p>
          </table:table-cell>
          <table:table-cell table:style-name="Table30.A2" office:value-type="string">
            <text:p text:style-name="P20"><text:span text:style-name="T13">Link</text:span></text:p>
          </table:table-cell>
          <table:table-cell table:style-name="Table30.A2" office:value-type="string">
            <text:p text:style-name="P20"><text:span text:style-name="T13">View.do</text:span></text:p>
          </table:table-cell>
        </table:table-row>
        <table:table-row table:style-name="Table30.1">
          <table:table-cell table:style-name="Table30.A2" office:value-type="string">
            <text:p text:style-name="P22"><text:span text:style-name="T13">2</text:span></text:p>
          </table:table-cell>
          <table:table-cell table:style-name="Table30.A2" office:value-type="string">
            <text:p text:style-name="P20"><text:span text:style-name="T13">Registration Id</text:span></text:p>
          </table:table-cell>
          <table:table-cell table:style-name="Table30.A2" office:value-type="string">
            <text:p text:style-name="P20"><text:span text:style-name="T13">Registration Id</text:span></text:p>
          </table:table-cell>
          <table:table-cell table:style-name="Table30.A2" office:value-type="string">
            <text:p text:style-name="P20"><text:span text:style-name="T13">Link</text:span></text:p>
          </table:table-cell>
          <table:table-cell table:style-name="Table30.A2" office:value-type="string">
            <text:p text:style-name="P20"><text:span text:style-name="T13">view.do</text:span></text:p>
          </table:table-cell>
        </table:table-row>
        <table:table-row table:style-name="Table30.1">
          <table:table-cell table:style-name="Table30.A2" office:value-type="string">
            <text:p text:style-name="P22"><text:span text:style-name="T13">3</text:span></text:p>
          </table:table-cell>
          <table:table-cell table:style-name="Table30.A2" office:value-type="string">
            <text:p text:style-name="P20"><text:span text:style-name="T13">Admin Email</text:span></text:p>
          </table:table-cell>
          <table:table-cell table:style-name="Table30.A2" office:value-type="string">
            <text:p text:style-name="P20"><text:span text:style-name="T13">Admin Email</text:span></text:p>
          </table:table-cell>
          <table:table-cell table:style-name="Table30.A2" office:value-type="string">
            <text:p text:style-name="P20"><text:span text:style-name="T13">Link</text:span></text:p>
          </table:table-cell>
          <table:table-cell table:style-name="Table30.A2" office:value-type="string">
            <text:p text:style-name="P20"><text:span text:style-name="T13">view.do</text:span></text:p>
          </table:table-cell>
        </table:table-row>
      </table:table>
      <text:p text:style-name="P13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2"><text:span text:style-name="T11">Action Class Name:AdminViewAction</text:span></text:p>
          </table:table-cell>
          <table:covered-table-cell/>
        </table:table-row>
        <table:table-row table:style-name="Table31.1">
          <table:table-cell table:style-name="Table31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31.1">
          <table:table-cell table:style-name="Table31.A3" office:value-type="string">
            <text:p text:style-name="P20"><text:span text:style-name="T13">Logical Name</text:span></text:p>
          </table:table-cell>
          <table:table-cell table:style-name="Table31.A3" office:value-type="string">
            <text:p text:style-name="P17"/>
          </table:table-cell>
        </table:table-row>
        <table:table-row table:style-name="Table31.1">
          <table:table-cell table:style-name="Table31.A3" office:value-type="string">
            <text:p text:style-name="P20"><text:span text:style-name="T13">Physical Path</text:span></text:p>
          </table:table-cell>
          <table:table-cell table:style-name="Table31.A3" office:value-type="string">
            <text:p text:style-name="P17"/>
          </table:table-cell>
        </table:table-row>
        <table:table-row table:style-name="Table31.1">
          <table:table-cell table:style-name="Table31.A3" office:value-type="string">
            <text:p text:style-name="P20"><text:span text:style-name="T13">Code:</text:span></text:p>
          </table:table-cell>
          <table:table-cell table:style-name="Table31.A3" office:value-type="string">
            <text:p text:style-name="P17"/>
          </table:table-cell>
        </table:table-row>
        <table:table-row table:style-name="Table31.1">
          <table:table-cell table:style-name="Table31.A3" office:value-type="string">
            <text:p text:style-name="P20"><text:span text:style-name="T13">Description:</text:span></text:p>
          </table:table-cell>
          <table:table-cell table:style-name="Table31.A3" office:value-type="string">
            <text:p text:style-name="P17"/>
          </table:table-cell>
        </table:table-row>
        <table:table-row table:style-name="Table31.1">
          <table:table-cell table:style-name="Table31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31.1">
          <table:table-cell table:style-name="Table31.A3" office:value-type="string">
            <text:p text:style-name="P20"><text:span text:style-name="T13">Logical Name:</text:span></text:p>
          </table:table-cell>
          <table:table-cell table:style-name="Table31.A3" office:value-type="string">
            <text:p text:style-name="P20"><text:span text:style-name="T13">AdminViewAction</text:span></text:p>
          </table:table-cell>
        </table:table-row>
        <table:table-row table:style-name="Table31.1">
          <table:table-cell table:style-name="Table31.A3" office:value-type="string">
            <text:p text:style-name="P20"><text:span text:style-name="T13">Input JSP Form:</text:span></text:p>
          </table:table-cell>
          <table:table-cell table:style-name="Table31.A3" office:value-type="string">
            <text:p text:style-name="P20"><text:span text:style-name="T13">view_approved.jsp</text:span></text:p>
          </table:table-cell>
        </table:table-row>
        <table:table-row table:style-name="Table31.1">
          <table:table-cell table:style-name="Table31.A3" office:value-type="string">
            <text:p text:style-name="P20"><text:span text:style-name="T13">Physical Path(Type tag):</text:span></text:p>
          </table:table-cell>
          <table:table-cell table:style-name="Table31.A3" office:value-type="string">
            <text:p text:style-name="P20"><text:span text:style-name="T13">com.myapp.struts.admin.AdminViewAction</text:span></text:p>
          </table:table-cell>
        </table:table-row>
        <table:table-row table:style-name="Table31.1">
          <table:table-cell table:style-name="Table31.A11" office:value-type="string">
            <text:p text:style-name="P20"><text:span text:style-name="T13">Logical Path</text:span></text:p>
          </table:table-cell>
          <table:table-cell table:style-name="Table31.A11" office:value-type="string">
            <text:p text:style-name="P20"><text:span text:style-name="T13">/view</text:span></text:p>
          </table:table-cell>
        </table:table-row>
        <table:table-row table:style-name="Table31.1">
          <table:table-cell table:style-name="Table31.A3" office:value-type="string">
            <text:p text:style-name="P20"><text:span text:style-name="T13">Code:</text:span></text:p>
          </table:table-cell>
          <table:table-cell table:style-name="Table31.A3" office:value-type="string">
            <text:p text:style-name="P17"/>
          </table:table-cell>
        </table:table-row>
        <table:table-row table:style-name="Table31.1">
          <table:table-cell table:style-name="Table31.A3" office:value-type="string">
            <text:p text:style-name="P17"/>
            <text:p text:style-name="P20"><text:span text:style-name="T14">Description:</text:span></text:p>
          </table:table-cell>
          <table:table-cell table:style-name="Table31.A3" office:value-type="string">
            <text:p text:style-name="P20"><text:span text:style-name="T13">To show the details of registered institutes</text:span></text:p>
          </table:table-cell>
        </table:table-row>
      </table:table>
      <text:p text:style-name="P35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21"><text:span text:style-name="T11">Request Forwards Name </text:span></text:p>
          </table:table-cell>
          <table:table-cell table:style-name="Table32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32.A2" table:number-columns-spanned="0" office:value-type="string">
            <text:p text:style-name="P21"><text:span text:style-name="T11">Purpose</text:span></text:p>
          </table:table-cell>
        </table:table-row>
        <table:table-row table:style-name="Table32.1">
          <table:table-cell table:style-name="Table32.A3" office:value-type="string">
            <text:p text:style-name="P20"><text:span text:style-name="T13">success</text:span></text:p>
          </table:table-cell>
          <table:table-cell table:style-name="Table32.B3" table:number-columns-spanned="2" office:value-type="string">
            <text:p text:style-name="P20"><text:span text:style-name="T13">“/admin_approved.jsp”</text:span></text:p>
          </table:table-cell>
          <table:covered-table-cell/>
          <table:table-cell table:style-name="Table32.A3" table:number-columns-spanned="0" office:value-type="string">
            <text:p text:style-name="P20"><text:span text:style-name="T13">Redirects user to the target page .</text:span></text:p>
          </table:table-cell>
        </table:table-row>
      </table:table>
      <text:p text:style-name="P3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20"><text:span text:style-name="T11">S.No</text:span></text:p>
          </table:table-cell>
          <table:table-cell table:style-name="Table33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33.A2" office:value-type="string">
            <text:p text:style-name="P32"><text:span text:style-name="T11">Primary Key </text:span></text:p>
          </table:table-cell>
          <table:table-cell table:style-name="Table33.A2" table:number-columns-spanned="0" office:value-type="string">
            <text:p text:style-name="P20"><text:span text:style-name="T11">Purpose</text:span></text:p>
          </table:table-cell>
        </table:table-row>
        <table:table-row table:style-name="Table33.1">
          <table:table-cell table:style-name="Table33.A3" office:value-type="string">
            <text:p text:style-name="P20"><text:span text:style-name="T13">1</text:span></text:p>
          </table:table-cell>
          <table:table-cell table:style-name="Table33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33.A3" office:value-type="string">
            <text:p text:style-name="P20"><text:span text:style-name="T13">registration_id</text:span></text:p>
          </table:table-cell>
          <table:table-cell table:style-name="Table33.A3" table:number-columns-spanned="0" office:value-type="string">
            <text:p text:style-name="P20"><text:span text:style-name="T13">To retrieve data from the table</text:span></text:p>
          </table:table-cell>
        </table:table-row>
      </table:table>
      <text:p text:style-name="P36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20"><text:span text:style-name="T11">S.No</text:span></text:p>
          </table:table-cell>
          <table:table-cell table:style-name="Table34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34.A2" office:value-type="string">
            <text:p text:style-name="P32"><text:span text:style-name="T11">Pojo Name</text:span></text:p>
          </table:table-cell>
          <table:table-cell table:style-name="Table34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34.1">
          <table:table-cell table:style-name="Table34.A3" office:value-type="string">
            <text:p text:style-name="P20"><text:span text:style-name="T13">1</text:span></text:p>
          </table:table-cell>
          <table:table-cell table:style-name="Table34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34.A3" office:value-type="string">
            <text:p text:style-name="P20"><text:span text:style-name="T13">AdminRegistration</text:span></text:p>
          </table:table-cell>
          <table:table-cell table:style-name="Table34.A3" table:number-columns-spanned="0" office:value-type="string">
            <text:p text:style-name="P17"/>
          </table:table-cell>
        </table:table-row>
      </table:table>
      <text:p text:style-name="P37"/>
      <text:p text:style-name="P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row table:style-name="Table35.1">
          <table:table-cell table:style-name="Table35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ext:soft-page-break/>
        <table:table-row table:style-name="Table35.1">
          <table:table-cell table:style-name="Table35.A2" office:value-type="string">
            <text:p text:style-name="P20"><text:span text:style-name="T11">S.No</text:span></text:p>
          </table:table-cell>
          <table:table-cell table:style-name="Table35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35.A2" office:value-type="string">
            <text:p text:style-name="P32"><text:span text:style-name="T11">Method Name </text:span></text:p>
          </table:table-cell>
          <table:table-cell table:style-name="Table35.E2" office:value-type="string">
            <text:p text:style-name="P20"><text:span text:style-name="T11">Select Operation</text:span></text:p>
          </table:table-cell>
          <table:table-cell table:style-name="Table35.E2" office:value-type="string">
            <text:p text:style-name="P20"><text:span text:style-name="T11">Columns <text:s/>in Where clause</text:span></text:p>
          </table:table-cell>
          <table:table-cell table:style-name="Table35.A2" table:number-columns-spanned="0" office:value-type="string">
            <text:p text:style-name="P20"><text:span text:style-name="T11">Purpose </text:span></text:p>
          </table:table-cell>
        </table:table-row>
        <table:table-row table:style-name="Table35.1">
          <table:table-cell table:style-name="Table35.A3" office:value-type="string">
            <text:p text:style-name="P20"><text:span text:style-name="T13">1</text:span></text:p>
          </table:table-cell>
          <table:table-cell table:style-name="Table35.A3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35.A3" office:value-type="string">
            <text:p text:style-name="P20"><text:span text:style-name="T13">GetAdminInstitute</text:span></text:p>
            <text:p text:style-name="P20"><text:span text:style-name="T14">DeatilsById()</text:span></text:p>
          </table:table-cell>
          <table:table-cell table:style-name="Table35.E3" office:value-type="string">
            <text:p text:style-name="P20"><text:span text:style-name="T13">All Columns</text:span></text:p>
          </table:table-cell>
          <table:table-cell table:style-name="Table35.E3" office:value-type="string">
            <text:p text:style-name="P20"><text:span text:style-name="T13">registration_id</text:span></text:p>
          </table:table-cell>
          <table:table-cell table:style-name="Table35.A3" table:number-columns-spanned="0" office:value-type="string">
            <text:p text:style-name="P20"><text:span text:style-name="T13">To retrieve the data of institue on the basis of registration id.</text:span></text:p>
          </table:table-cell>
        </table:table-row>
      </table:table>
      <text:p text:style-name="P4"/>
      <text:p text:style-name="P20"><text:span text:style-name="T2"><text:tab/><text:tab/><text:tab/>5-<text:tab/></text:span><text:span text:style-name="T6">File Name of view page: </text:span><text:span text:style-name="T2">admin_approved.jsp</text:span></text:p>
      <text:p text:style-name="P20"><text:span text:style-name="T6"><text:tab/><text:tab/><text:tab/><text:tab/>Included Files:</text:span><text:span text:style-name="T2"> <text:s/></text:span><text:span text:style-name="T6"><text:s text:c="2"/></text:span><text:span text:style-name="T2">File: adminheader.jsp</text:span></text:p>
      <text:p text:style-name="P22"><text:span text:style-name="T2"><text:s/></text:span><text:span text:style-name="T6">Attributes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row table:style-name="Table36.1">
          <table:table-cell table:style-name="Table36.A1" office:value-type="string">
            <text:p text:style-name="P20"><text:span text:style-name="T11">S.No.</text:span></text:p>
          </table:table-cell>
          <table:table-cell table:style-name="Table36.A1" office:value-type="string">
            <text:p text:style-name="P20"><text:span text:style-name="T11">Attribute Name</text:span></text:p>
          </table:table-cell>
          <table:table-cell table:style-name="Table36.A1" office:value-type="string">
            <text:p text:style-name="P20"><text:span text:style-name="T11">Label </text:span></text:p>
          </table:table-cell>
          <table:table-cell table:style-name="Table36.A1" office:value-type="string">
            <text:p text:style-name="P20"><text:span text:style-name="T11">Field Name</text:span></text:p>
          </table:table-cell>
          <table:table-cell table:style-name="Table36.A1" office:value-type="string">
            <text:p text:style-name="P20"><text:span text:style-name="T11">Type</text:span></text:p>
          </table:table-cell>
          <table:table-cell table:style-name="Table36.A1" office:value-type="string">
            <text:p text:style-name="P20"><text:span text:style-name="T11">Validation</text:span></text:p>
          </table:table-cell>
        </table:table-row>
        <table:table-row table:style-name="Table36.1">
          <table:table-cell table:style-name="Table36.A2" office:value-type="string">
            <text:p text:style-name="P22"><text:span text:style-name="T13">1</text:span></text:p>
          </table:table-cell>
          <table:table-cell table:style-name="Table36.A2" office:value-type="string">
            <text:p text:style-name="P20"><text:span text:style-name="T13">Institute Name</text:span></text:p>
          </table:table-cell>
          <table:table-cell table:style-name="Table36.A2" office:value-type="string">
            <text:p text:style-name="P20"><text:span text:style-name="T13">Institute Name</text:span></text:p>
          </table:table-cell>
          <table:table-cell table:style-name="Table36.A2" office:value-type="string">
            <text:p text:style-name="P20"><text:span text:style-name="T13">institute_name</text:span></text:p>
          </table:table-cell>
          <table:table-cell table:style-name="Table36.A2" office:value-type="string">
            <text:p text:style-name="P20"><text:span text:style-name="T13">Text box</text:span></text:p>
          </table:table-cell>
          <table:table-cell table:style-name="Table36.A2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2" office:value-type="string">
            <text:p text:style-name="P22"><text:span text:style-name="T13">2</text:span></text:p>
          </table:table-cell>
          <table:table-cell table:style-name="Table36.A2" office:value-type="string">
            <text:p text:style-name="P20"><text:span text:style-name="T13">Institute Abbrevation</text:span></text:p>
          </table:table-cell>
          <table:table-cell table:style-name="Table36.A2" office:value-type="string">
            <text:p text:style-name="P20"><text:span text:style-name="T13">Institute Abbrevation</text:span></text:p>
          </table:table-cell>
          <table:table-cell table:style-name="Table36.A2" office:value-type="string">
            <text:p text:style-name="P20"><text:span text:style-name="T13">abbreviated_name</text:span></text:p>
          </table:table-cell>
          <table:table-cell table:style-name="Table36.A2" office:value-type="string">
            <text:p text:style-name="P20"><text:span text:style-name="T13">Text box</text:span></text:p>
          </table:table-cell>
          <table:table-cell table:style-name="Table36.A2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2" office:value-type="string">
            <text:p text:style-name="P22"><text:span text:style-name="T13">3</text:span></text:p>
          </table:table-cell>
          <table:table-cell table:style-name="Table36.A2" office:value-type="string">
            <text:p text:style-name="P20"><text:span text:style-name="T13">Institute Address</text:span></text:p>
          </table:table-cell>
          <table:table-cell table:style-name="Table36.A2" office:value-type="string">
            <text:p text:style-name="P20"><text:span text:style-name="T13">Institute Address</text:span></text:p>
          </table:table-cell>
          <table:table-cell table:style-name="Table36.A2" office:value-type="string">
            <text:p text:style-name="P20"><text:span text:style-name="T13">institute_address</text:span></text:p>
          </table:table-cell>
          <table:table-cell table:style-name="Table36.A2" office:value-type="string">
            <text:p text:style-name="P20"><text:span text:style-name="T13">Text box</text:span></text:p>
          </table:table-cell>
          <table:table-cell table:style-name="Table36.A2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2" office:value-type="string">
            <text:p text:style-name="P22"><text:span text:style-name="T13">4</text:span></text:p>
          </table:table-cell>
          <table:table-cell table:style-name="Table36.A2" office:value-type="string">
            <text:p text:style-name="P20"><text:span text:style-name="T13">City</text:span></text:p>
          </table:table-cell>
          <table:table-cell table:style-name="Table36.A2" office:value-type="string">
            <text:p text:style-name="P20"><text:span text:style-name="T13">City</text:span></text:p>
          </table:table-cell>
          <table:table-cell table:style-name="Table36.A2" office:value-type="string">
            <text:p text:style-name="P20"><text:span text:style-name="T13">city</text:span></text:p>
          </table:table-cell>
          <table:table-cell table:style-name="Table36.A2" office:value-type="string">
            <text:p text:style-name="P20"><text:span text:style-name="T13">Text box</text:span></text:p>
          </table:table-cell>
          <table:table-cell table:style-name="Table36.A2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2" office:value-type="string">
            <text:p text:style-name="P22"><text:span text:style-name="T13">5</text:span></text:p>
          </table:table-cell>
          <table:table-cell table:style-name="Table36.A2" office:value-type="string">
            <text:p text:style-name="P20"><text:span text:style-name="T13">State</text:span></text:p>
          </table:table-cell>
          <table:table-cell table:style-name="Table36.A2" office:value-type="string">
            <text:p text:style-name="P20"><text:span text:style-name="T13">State</text:span></text:p>
          </table:table-cell>
          <table:table-cell table:style-name="Table36.A2" office:value-type="string">
            <text:p text:style-name="P20"><text:span text:style-name="T13">state</text:span></text:p>
          </table:table-cell>
          <table:table-cell table:style-name="Table36.A2" office:value-type="string">
            <text:p text:style-name="P20"><text:span text:style-name="T13">Text box</text:span></text:p>
          </table:table-cell>
          <table:table-cell table:style-name="Table36.A2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6</text:span></text:p>
          </table:table-cell>
          <table:table-cell table:style-name="Table36.A7" office:value-type="string">
            <text:p text:style-name="P20"><text:span text:style-name="T13">Country</text:span></text:p>
          </table:table-cell>
          <table:table-cell table:style-name="Table36.A7" office:value-type="string">
            <text:p text:style-name="P20"><text:span text:style-name="T13">Country</text:span></text:p>
          </table:table-cell>
          <table:table-cell table:style-name="Table36.A7" office:value-type="string">
            <text:p text:style-name="P20"><text:span text:style-name="T13">country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7</text:span></text:p>
          </table:table-cell>
          <table:table-cell table:style-name="Table36.A7" office:value-type="string">
            <text:p text:style-name="P20"><text:span text:style-name="T13">Pin</text:span></text:p>
          </table:table-cell>
          <table:table-cell table:style-name="Table36.A7" office:value-type="string">
            <text:p text:style-name="P20"><text:span text:style-name="T13">Pin</text:span></text:p>
          </table:table-cell>
          <table:table-cell table:style-name="Table36.A7" office:value-type="string">
            <text:p text:style-name="P20"><text:span text:style-name="T13">pin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8</text:span></text:p>
          </table:table-cell>
          <table:table-cell table:style-name="Table36.A7" office:value-type="string">
            <text:p text:style-name="P20"><text:span text:style-name="T13">Courtesy</text:span></text:p>
          </table:table-cell>
          <table:table-cell table:style-name="Table36.A7" office:value-type="string">
            <text:p text:style-name="P20"><text:span text:style-name="T13">Courtesy</text:span></text:p>
          </table:table-cell>
          <table:table-cell table:style-name="Table36.A7" office:value-type="string">
            <text:p text:style-name="P20"><text:span text:style-name="T13">courtesy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9</text:span></text:p>
          </table:table-cell>
          <table:table-cell table:style-name="Table36.A7" office:value-type="string">
            <text:p text:style-name="P20"><text:span text:style-name="T13">First Name</text:span></text:p>
          </table:table-cell>
          <table:table-cell table:style-name="Table36.A7" office:value-type="string">
            <text:p text:style-name="P20"><text:span text:style-name="T13">First Name</text:span></text:p>
          </table:table-cell>
          <table:table-cell table:style-name="Table36.A7" office:value-type="string">
            <text:p text:style-name="P20"><text:span text:style-name="T13">admin_fname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10</text:span></text:p>
          </table:table-cell>
          <table:table-cell table:style-name="Table36.A7" office:value-type="string">
            <text:p text:style-name="P20"><text:span text:style-name="T13">Last Name</text:span></text:p>
          </table:table-cell>
          <table:table-cell table:style-name="Table36.A7" office:value-type="string">
            <text:p text:style-name="P20"><text:span text:style-name="T13">Last Name</text:span></text:p>
          </table:table-cell>
          <table:table-cell table:style-name="Table36.A7" office:value-type="string">
            <text:p text:style-name="P20"><text:span text:style-name="T13">admin_lname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11</text:span></text:p>
          </table:table-cell>
          <table:table-cell table:style-name="Table36.A7" office:value-type="string">
            <text:p text:style-name="P20"><text:span text:style-name="T13">Gender</text:span></text:p>
          </table:table-cell>
          <table:table-cell table:style-name="Table36.A7" office:value-type="string">
            <text:p text:style-name="P20"><text:span text:style-name="T13">Gender</text:span></text:p>
          </table:table-cell>
          <table:table-cell table:style-name="Table36.A7" office:value-type="string">
            <text:p text:style-name="P20"><text:span text:style-name="T13">gender</text:span></text:p>
          </table:table-cell>
          <table:table-cell table:style-name="Table36.A7" office:value-type="string">
            <text:p text:style-name="P20"><text:span text:style-name="T13">Combo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12</text:span></text:p>
          </table:table-cell>
          <table:table-cell table:style-name="Table36.A7" office:value-type="string">
            <text:p text:style-name="P20"><text:span text:style-name="T13">Designation</text:span></text:p>
          </table:table-cell>
          <table:table-cell table:style-name="Table36.A7" office:value-type="string">
            <text:p text:style-name="P20"><text:span text:style-name="T13">Designation</text:span></text:p>
          </table:table-cell>
          <table:table-cell table:style-name="Table36.A7" office:value-type="string">
            <text:p text:style-name="P20"><text:span text:style-name="T13">admin_designation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13</text:span></text:p>
          </table:table-cell>
          <table:table-cell table:style-name="Table36.A7" office:value-type="string">
            <text:p text:style-name="P20"><text:span text:style-name="T13">Landline No</text:span></text:p>
          </table:table-cell>
          <table:table-cell table:style-name="Table36.A7" office:value-type="string">
            <text:p text:style-name="P20"><text:span text:style-name="T13">Landline No</text:span></text:p>
          </table:table-cell>
          <table:table-cell table:style-name="Table36.A7" office:value-type="string">
            <text:p text:style-name="P20"><text:span text:style-name="T13">land_line_no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14</text:span></text:p>
          </table:table-cell>
          <table:table-cell table:style-name="Table36.A7" office:value-type="string">
            <text:p text:style-name="P20"><text:span text:style-name="T13">Mobile No</text:span></text:p>
          </table:table-cell>
          <table:table-cell table:style-name="Table36.A7" office:value-type="string">
            <text:p text:style-name="P20"><text:span text:style-name="T13">Mobile No</text:span></text:p>
          </table:table-cell>
          <table:table-cell table:style-name="Table36.A7" office:value-type="string">
            <text:p text:style-name="P20"><text:span text:style-name="T13">mobile_no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15</text:span></text:p>
          </table:table-cell>
          <table:table-cell table:style-name="Table36.A7" office:value-type="string">
            <text:p text:style-name="P20"><text:span text:style-name="T13">User Id</text:span></text:p>
          </table:table-cell>
          <table:table-cell table:style-name="Table36.A7" office:value-type="string">
            <text:p text:style-name="P20"><text:span text:style-name="T13">User Id</text:span></text:p>
          </table:table-cell>
          <table:table-cell table:style-name="Table36.A7" office:value-type="string">
            <text:p text:style-name="P20"><text:span text:style-name="T13">userId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16</text:span></text:p>
          </table:table-cell>
          <table:table-cell table:style-name="Table36.A7" office:value-type="string">
            <text:p text:style-name="P20"><text:span text:style-name="T13">Type of institute</text:span></text:p>
          </table:table-cell>
          <table:table-cell table:style-name="Table36.A7" office:value-type="string">
            <text:p text:style-name="P20"><text:span text:style-name="T13">Type of institute</text:span></text:p>
          </table:table-cell>
          <table:table-cell table:style-name="Table36.A7" office:value-type="string">
            <text:p text:style-name="P20"><text:span text:style-name="T13">type_of_institute</text:span></text:p>
          </table:table-cell>
          <table:table-cell table:style-name="Table36.A7" office:value-type="string">
            <text:p text:style-name="P20"><text:span text:style-name="T13">Combo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17</text:span></text:p>
          </table:table-cell>
          <table:table-cell table:style-name="Table36.A7" office:value-type="string">
            <text:p text:style-name="P20"><text:span text:style-name="T13">Website Name</text:span></text:p>
          </table:table-cell>
          <table:table-cell table:style-name="Table36.A7" office:value-type="string">
            <text:p text:style-name="P20"><text:span text:style-name="T13">Website Name</text:span></text:p>
          </table:table-cell>
          <table:table-cell table:style-name="Table36.A7" office:value-type="string">
            <text:p text:style-name="P20"><text:span text:style-name="T13">institute_website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18</text:span></text:p>
          </table:table-cell>
          <table:table-cell table:style-name="Table36.A7" office:value-type="string">
            <text:p text:style-name="P20"><text:span text:style-name="T13">Email Id</text:span></text:p>
          </table:table-cell>
          <table:table-cell table:style-name="Table36.A7" office:value-type="string">
            <text:p text:style-name="P20"><text:span text:style-name="T13">Email Id</text:span></text:p>
          </table:table-cell>
          <table:table-cell table:style-name="Table36.A7" office:value-type="string">
            <text:p text:style-name="P20"><text:span text:style-name="T13">admin_email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19</text:span></text:p>
          </table:table-cell>
          <table:table-cell table:style-name="Table36.A7" office:value-type="string">
            <text:p text:style-name="P20"><text:span text:style-name="T13">Institute Domain</text:span></text:p>
          </table:table-cell>
          <table:table-cell table:style-name="Table36.A7" office:value-type="string">
            <text:p text:style-name="P20"><text:span text:style-name="T13">Institute Domain</text:span></text:p>
          </table:table-cell>
          <table:table-cell table:style-name="Table36.A7" office:value-type="string">
            <text:p text:style-name="P20"><text:span text:style-name="T13">institute_domain</text:span></text:p>
          </table:table-cell>
          <table:table-cell table:style-name="Table36.A7" office:value-type="string">
            <text:p text:style-name="P20"><text:span text:style-name="T13">Combo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20</text:span></text:p>
          </table:table-cell>
          <table:table-cell table:style-name="Table36.A7" office:value-type="string">
            <text:p text:style-name="P20"><text:span text:style-name="T13">Registration Id</text:span></text:p>
          </table:table-cell>
          <table:table-cell table:style-name="Table36.A7" office:value-type="string">
            <text:p text:style-name="P20"><text:span text:style-name="T13">Registration Id</text:span></text:p>
          </table:table-cell>
          <table:table-cell table:style-name="Table36.A7" office:value-type="string">
            <text:p text:style-name="P20"><text:span text:style-name="T13">registration_id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21</text:span></text:p>
          </table:table-cell>
          <table:table-cell table:style-name="Table36.A7" office:value-type="string">
            <text:p text:style-name="P20"><text:span text:style-name="T13">Institute Id</text:span></text:p>
          </table:table-cell>
          <table:table-cell table:style-name="Table36.A7" office:value-type="string">
            <text:p text:style-name="P20"><text:span text:style-name="T13">Institute Id</text:span></text:p>
          </table:table-cell>
          <table:table-cell table:style-name="Table36.A7" office:value-type="string">
            <text:p text:style-name="P20"><text:span text:style-name="T13">institute_id</text:span></text:p>
          </table:table-cell>
          <table:table-cell table:style-name="Table36.A7" office:value-type="string">
            <text:p text:style-name="P20"><text:span text:style-name="T13">Text box</text:span></text:p>
          </table:table-cell>
          <table:table-cell table:style-name="Table36.A7" office:value-type="string">
            <text:p text:style-name="P20"><text:span text:style-name="T13">Read only</text:span></text:p>
          </table:table-cell>
        </table:table-row>
        <table:table-row table:style-name="Table36.1">
          <table:table-cell table:style-name="Table36.A7" office:value-type="string">
            <text:p text:style-name="P22"><text:span text:style-name="T13">22</text:span></text:p>
          </table:table-cell>
          <table:table-cell table:style-name="Table36.A7" office:value-type="string">
            <text:p text:style-name="P20"><text:span text:style-name="T13">Back</text:span></text:p>
          </table:table-cell>
          <table:table-cell table:style-name="Table36.A7" office:value-type="string">
            <text:p text:style-name="P20"><text:span text:style-name="T13">Back</text:span></text:p>
          </table:table-cell>
          <table:table-cell table:style-name="Table36.A7" office:value-type="string">
            <text:p text:style-name="P20"><text:span text:style-name="T13">cancel</text:span></text:p>
          </table:table-cell>
          <table:table-cell table:style-name="Table36.A7" office:value-type="string">
            <text:p text:style-name="P20"><text:span text:style-name="T13">Button</text:span></text:p>
          </table:table-cell>
          <table:table-cell table:style-name="Table36.A7" office:value-type="string">
            <text:p text:style-name="P20"><text:span text:style-name="T13">quit()</text:span></text:p>
          </table:table-cell>
        </table:table-row>
      </table:table>
      <text:p text:style-name="P9"/>
      <text:p text:style-name="P20"><text:span text:style-name="T6">Technology Used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table:number-columns-spanned="2" office:value-type="string">
            <text:p text:style-name="P22"><text:span text:style-name="T11">JavaScript </text:span></text:p>
          </table:table-cell>
          <table:covered-table-cell/>
        </table:table-row>
        <text:soft-page-break/>
        <table:table-row table:style-name="Table37.1">
          <table:table-cell table:style-name="Table37.A2" office:value-type="string">
            <text:p text:style-name="P20"><text:span text:style-name="T11">Attribute Name<text:tab/></text:span></text:p>
          </table:table-cell>
          <table:table-cell table:style-name="Table37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37.A2" table:number-columns-spanned="0" office:value-type="string">
            <text:p text:style-name="P20"><text:span text:style-name="T11">Purpose</text:span></text:p>
          </table:table-cell>
        </table:table-row>
        <table:table-row table:style-name="Table37.1">
          <table:table-cell table:style-name="Table37.A3" office:value-type="string">
            <text:p text:style-name="P20"><text:span text:style-name="T13">Back </text:span></text:p>
          </table:table-cell>
          <table:table-cell table:style-name="Table37.A3" table:number-columns-spanned="2" office:value-type="string">
            <text:p text:style-name="P20"><text:span text:style-name="T13">quit()</text:span></text:p>
          </table:table-cell>
          <table:covered-table-cell/>
          <table:table-cell table:style-name="Table37.A3" table:number-columns-spanned="0" office:value-type="string">
            <text:p text:style-name="P20"><text:span text:style-name="T13">For redirect user to last action performed.</text:span></text:p>
          </table:table-cell>
        </table:table-row>
      </table:table>
      <text:p text:style-name="P27"/>
      <text:p text:style-name="P20"><text:span text:style-name="T6"><text:tab/><text:tab/>6-<text:tab/>File Name of view page: </text:span><text:span text:style-name="T2"><text:s/>view_all.jsp</text:span></text:p>
      <text:p text:style-name="P28"><text:span text:style-name="T6"><text:tab/>Included Files:</text:span><text:span text:style-name="T2"> </text:span><text:span text:style-name="T6"><text:s text:c="2"/></text:span><text:span text:style-name="T2">File: adminheader.jsp</text:span></text:p>
      <text:p text:style-name="P20"><text:span text:style-name="T4">This page shows the List of all registered and unregistered institutes.</text:span></text:p>
      <text:p text:style-name="P22"><text:span text:style-name="T7">Attributes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row table:style-name="Table38.1">
          <table:table-cell table:style-name="Table38.A1" office:value-type="string">
            <text:p text:style-name="P20"><text:span text:style-name="T11">S.No</text:span></text:p>
          </table:table-cell>
          <table:table-cell table:style-name="Table38.A1" office:value-type="string">
            <text:p text:style-name="P20"><text:span text:style-name="T11">Attribute Name</text:span></text:p>
          </table:table-cell>
          <table:table-cell table:style-name="Table38.A1" office:value-type="string">
            <text:p text:style-name="P20"><text:span text:style-name="T11">Label </text:span></text:p>
          </table:table-cell>
          <table:table-cell table:style-name="Table38.A1" office:value-type="string">
            <text:p text:style-name="P20"><text:span text:style-name="T11">Type</text:span></text:p>
          </table:table-cell>
          <table:table-cell table:style-name="Table38.A1" office:value-type="string">
            <text:p text:style-name="P20"><text:span text:style-name="T11">Target</text:span></text:p>
          </table:table-cell>
        </table:table-row>
        <table:table-row table:style-name="Table38.1">
          <table:table-cell table:style-name="Table38.A2" office:value-type="string">
            <text:p text:style-name="P22"><text:span text:style-name="T13">1</text:span></text:p>
          </table:table-cell>
          <table:table-cell table:style-name="Table38.A2" office:value-type="string">
            <text:p text:style-name="P20"><text:span text:style-name="T13">Institute Name</text:span></text:p>
          </table:table-cell>
          <table:table-cell table:style-name="Table38.A2" office:value-type="string">
            <text:p text:style-name="P20"><text:span text:style-name="T13">Institute Name</text:span></text:p>
          </table:table-cell>
          <table:table-cell table:style-name="Table38.A2" office:value-type="string">
            <text:p text:style-name="P20"><text:span text:style-name="T13">Link</text:span></text:p>
          </table:table-cell>
          <table:table-cell table:style-name="Table38.A2" office:value-type="string">
            <text:p text:style-name="P20"><text:span text:style-name="T13">View3.do</text:span></text:p>
          </table:table-cell>
        </table:table-row>
        <table:table-row table:style-name="Table38.1">
          <table:table-cell table:style-name="Table38.A2" office:value-type="string">
            <text:p text:style-name="P22"><text:span text:style-name="T13">2</text:span></text:p>
          </table:table-cell>
          <table:table-cell table:style-name="Table38.A2" office:value-type="string">
            <text:p text:style-name="P20"><text:span text:style-name="T13">Registration Id</text:span></text:p>
          </table:table-cell>
          <table:table-cell table:style-name="Table38.A2" office:value-type="string">
            <text:p text:style-name="P20"><text:span text:style-name="T13">Registration Id</text:span></text:p>
          </table:table-cell>
          <table:table-cell table:style-name="Table38.A2" office:value-type="string">
            <text:p text:style-name="P20"><text:span text:style-name="T13">Link</text:span></text:p>
          </table:table-cell>
          <table:table-cell table:style-name="Table38.A2" office:value-type="string">
            <text:p text:style-name="P20"><text:span text:style-name="T13">view3.do</text:span></text:p>
          </table:table-cell>
        </table:table-row>
        <table:table-row table:style-name="Table38.1">
          <table:table-cell table:style-name="Table38.A2" office:value-type="string">
            <text:p text:style-name="P22"><text:span text:style-name="T13">3</text:span></text:p>
          </table:table-cell>
          <table:table-cell table:style-name="Table38.A2" office:value-type="string">
            <text:p text:style-name="P20"><text:span text:style-name="T13">Admin Email</text:span></text:p>
          </table:table-cell>
          <table:table-cell table:style-name="Table38.A2" office:value-type="string">
            <text:p text:style-name="P20"><text:span text:style-name="T13">Admin Email</text:span></text:p>
          </table:table-cell>
          <table:table-cell table:style-name="Table38.A2" office:value-type="string">
            <text:p text:style-name="P20"><text:span text:style-name="T13">Link</text:span></text:p>
          </table:table-cell>
          <table:table-cell table:style-name="Table38.A2" office:value-type="string">
            <text:p text:style-name="P20"><text:span text:style-name="T13">view3.do</text:span></text:p>
          </table:table-cell>
        </table:table-row>
        <table:table-row table:style-name="Table38.1">
          <table:table-cell table:style-name="Table38.A5" office:value-type="string">
            <text:p text:style-name="P22"><text:span text:style-name="T13">4</text:span></text:p>
          </table:table-cell>
          <table:table-cell table:style-name="Table38.A5" office:value-type="string">
            <text:p text:style-name="P20"><text:span text:style-name="T13">Status</text:span></text:p>
          </table:table-cell>
          <table:table-cell table:style-name="Table38.A5" office:value-type="string">
            <text:p text:style-name="P20"><text:span text:style-name="T13">Status</text:span></text:p>
          </table:table-cell>
          <table:table-cell table:style-name="Table38.A5" office:value-type="string">
            <text:p text:style-name="P20"><text:span text:style-name="T13">Link</text:span></text:p>
          </table:table-cell>
          <table:table-cell table:style-name="Table38.A5" office:value-type="string">
            <text:p text:style-name="P20"><text:span text:style-name="T13">view3.do</text:span></text:p>
          </table:table-cell>
        </table:table-row>
      </table:table>
      <text:p text:style-name="P15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2"><text:span text:style-name="T11">Action Class Name:.AdminUpdateAction</text:span></text:p>
          </table:table-cell>
          <table:covered-table-cell/>
        </table:table-row>
        <table:table-row table:style-name="Table39.1">
          <table:table-cell table:style-name="Table39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39.1">
          <table:table-cell table:style-name="Table39.A3" office:value-type="string">
            <text:p text:style-name="P20"><text:span text:style-name="T13">Logical Name</text:span></text:p>
          </table:table-cell>
          <table:table-cell table:style-name="Table39.A3" office:value-type="string">
            <text:p text:style-name="P17"/>
          </table:table-cell>
        </table:table-row>
        <table:table-row table:style-name="Table39.1">
          <table:table-cell table:style-name="Table39.A3" office:value-type="string">
            <text:p text:style-name="P20"><text:span text:style-name="T13">Physical Path</text:span></text:p>
          </table:table-cell>
          <table:table-cell table:style-name="Table39.A3" office:value-type="string">
            <text:p text:style-name="P17"/>
          </table:table-cell>
        </table:table-row>
        <table:table-row table:style-name="Table39.1">
          <table:table-cell table:style-name="Table39.A3" office:value-type="string">
            <text:p text:style-name="P20"><text:span text:style-name="T13">Code:</text:span></text:p>
          </table:table-cell>
          <table:table-cell table:style-name="Table39.A3" office:value-type="string">
            <text:p text:style-name="P17"/>
          </table:table-cell>
        </table:table-row>
        <table:table-row table:style-name="Table39.1">
          <table:table-cell table:style-name="Table39.A3" office:value-type="string">
            <text:p text:style-name="P20"><text:span text:style-name="T13">Description:</text:span></text:p>
          </table:table-cell>
          <table:table-cell table:style-name="Table39.A3" office:value-type="string">
            <text:p text:style-name="P17"/>
          </table:table-cell>
        </table:table-row>
        <table:table-row table:style-name="Table39.1">
          <table:table-cell table:style-name="Table39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39.1">
          <table:table-cell table:style-name="Table39.A3" office:value-type="string">
            <text:p text:style-name="P20"><text:span text:style-name="T13">Logical Name:</text:span></text:p>
          </table:table-cell>
          <table:table-cell table:style-name="Table39.A3" office:value-type="string">
            <text:p text:style-name="P20"><text:span text:style-name="T13">AdminUpdateAction</text:span></text:p>
          </table:table-cell>
        </table:table-row>
        <table:table-row table:style-name="Table39.1">
          <table:table-cell table:style-name="Table39.A3" office:value-type="string">
            <text:p text:style-name="P20"><text:span text:style-name="T13">Input JSP Form:</text:span></text:p>
          </table:table-cell>
          <table:table-cell table:style-name="Table39.A3" office:value-type="string">
            <text:p text:style-name="P20"><text:span text:style-name="T13">view_all.jsp</text:span></text:p>
          </table:table-cell>
        </table:table-row>
        <table:table-row table:style-name="Table39.1">
          <table:table-cell table:style-name="Table39.A3" office:value-type="string">
            <text:p text:style-name="P20"><text:span text:style-name="T13">Physical Path(Type tag):</text:span></text:p>
          </table:table-cell>
          <table:table-cell table:style-name="Table39.A3" office:value-type="string">
            <text:p text:style-name="P20"><text:span text:style-name="T13">com.myapp.struts.admin..AdminUpdateAction</text:span></text:p>
          </table:table-cell>
        </table:table-row>
        <table:table-row table:style-name="Table39.1">
          <table:table-cell table:style-name="Table39.A11" office:value-type="string">
            <text:p text:style-name="P20"><text:span text:style-name="T13">Logical Path</text:span></text:p>
          </table:table-cell>
          <table:table-cell table:style-name="Table39.A11" office:value-type="string">
            <text:p text:style-name="P20"><text:span text:style-name="T13">/view3</text:span></text:p>
          </table:table-cell>
        </table:table-row>
        <table:table-row table:style-name="Table39.1">
          <table:table-cell table:style-name="Table39.A3" office:value-type="string">
            <text:p text:style-name="P20"><text:span text:style-name="T13">Code:</text:span></text:p>
          </table:table-cell>
          <table:table-cell table:style-name="Table39.A3" office:value-type="string">
            <text:p text:style-name="P17"/>
          </table:table-cell>
        </table:table-row>
        <table:table-row table:style-name="Table39.1">
          <table:table-cell table:style-name="Table39.A3" office:value-type="string">
            <text:p text:style-name="P17"/>
            <text:p text:style-name="P20"><text:span text:style-name="T14">Description:</text:span></text:p>
          </table:table-cell>
          <table:table-cell table:style-name="Table39.A3" office:value-type="string">
            <text:p text:style-name="P20"><text:span text:style-name="T13">To show the details of institutes</text:span></text:p>
          </table:table-cell>
        </table:table-row>
      </table:table>
      <text:p text:style-name="P4"/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21"><text:span text:style-name="T11">Request Forwards Name </text:span></text:p>
          </table:table-cell>
          <table:table-cell table:style-name="Table40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40.A2" table:number-columns-spanned="0" office:value-type="string">
            <text:p text:style-name="P21"><text:span text:style-name="T11">Purpose</text:span></text:p>
          </table:table-cell>
        </table:table-row>
        <table:table-row table:style-name="Table40.1">
          <table:table-cell table:style-name="Table40.A3" office:value-type="string">
            <text:p text:style-name="P20"><text:span text:style-name="T13">success</text:span></text:p>
          </table:table-cell>
          <table:table-cell table:style-name="Table40.B3" table:number-columns-spanned="2" office:value-type="string">
            <text:p text:style-name="P20"><text:span text:style-name="T13">“/admin_approved.jsp”</text:span></text:p>
          </table:table-cell>
          <table:covered-table-cell/>
          <table:table-cell table:style-name="Table40.A3" table:number-columns-spanned="0" office:value-type="string">
            <text:p text:style-name="P20"><text:span text:style-name="T13">Redirects user to the target page .</text:span></text:p>
          </table:table-cell>
        </table:table-row>
      </table:table>
      <text:p text:style-name="P4"/>
      <text:p text:style-name="P4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ext:soft-page-break/>
        <table:table-row table:style-name="Table41.1">
          <table:table-cell table:style-name="Table41.A2" office:value-type="string">
            <text:p text:style-name="P20"><text:span text:style-name="T11">S.No</text:span></text:p>
          </table:table-cell>
          <table:table-cell table:style-name="Table41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41.A2" office:value-type="string">
            <text:p text:style-name="P32"><text:span text:style-name="T11">Pojo Name</text:span></text:p>
          </table:table-cell>
          <table:table-cell table:style-name="Table41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41.1">
          <table:table-cell table:style-name="Table41.A3" office:value-type="string">
            <text:p text:style-name="P20"><text:span text:style-name="T13">1</text:span></text:p>
          </table:table-cell>
          <table:table-cell table:style-name="Table41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41.A3" office:value-type="string">
            <text:p text:style-name="P20"><text:span text:style-name="T13">AdminRegistration</text:span></text:p>
          </table:table-cell>
          <table:table-cell table:style-name="Table41.A3" table:number-columns-spanned="0" office:value-type="string">
            <text:p text:style-name="P17"/>
          </table:table-cell>
        </table:table-row>
      </table:table>
      <text:p text:style-name="P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20"><text:span text:style-name="T11">S.No</text:span></text:p>
          </table:table-cell>
          <table:table-cell table:style-name="Table42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42.A2" office:value-type="string">
            <text:p text:style-name="P32"><text:span text:style-name="T11">Primary Key </text:span></text:p>
          </table:table-cell>
          <table:table-cell table:style-name="Table42.A2" table:number-columns-spanned="0" office:value-type="string">
            <text:p text:style-name="P20"><text:span text:style-name="T11">Purpose</text:span></text:p>
          </table:table-cell>
        </table:table-row>
        <table:table-row table:style-name="Table42.1">
          <table:table-cell table:style-name="Table42.A3" office:value-type="string">
            <text:p text:style-name="P20"><text:span text:style-name="T13">1</text:span></text:p>
          </table:table-cell>
          <table:table-cell table:style-name="Table42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42.A3" office:value-type="string">
            <text:p text:style-name="P20"><text:span text:style-name="T13">registration_id</text:span></text:p>
          </table:table-cell>
          <table:table-cell table:style-name="Table42.A3" table:number-columns-spanned="0" office:value-type="string">
            <text:p text:style-name="P20"><text:span text:style-name="T13">To retrieve data from the table</text:span></text:p>
          </table:table-cell>
        </table:table-row>
      </table:table>
      <text:p text:style-name="P4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row table:style-name="Table43.1">
          <table:table-cell table:style-name="Table43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20"><text:span text:style-name="T11">S.No</text:span></text:p>
          </table:table-cell>
          <table:table-cell table:style-name="Table43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43.A2" office:value-type="string">
            <text:p text:style-name="P32"><text:span text:style-name="T11">Method Name </text:span></text:p>
          </table:table-cell>
          <table:table-cell table:style-name="Table43.E2" office:value-type="string">
            <text:p text:style-name="P20"><text:span text:style-name="T11">Select Operation</text:span></text:p>
          </table:table-cell>
          <table:table-cell table:style-name="Table43.E2" office:value-type="string">
            <text:p text:style-name="P20"><text:span text:style-name="T11">Columns <text:s/>in Where clause</text:span></text:p>
          </table:table-cell>
          <table:table-cell table:style-name="Table43.A2" table:number-columns-spanned="0" office:value-type="string">
            <text:p text:style-name="P20"><text:span text:style-name="T11">Purpose </text:span></text:p>
          </table:table-cell>
        </table:table-row>
        <table:table-row table:style-name="Table43.1">
          <table:table-cell table:style-name="Table43.A3" office:value-type="string">
            <text:p text:style-name="P20"><text:span text:style-name="T13">1</text:span></text:p>
          </table:table-cell>
          <table:table-cell table:style-name="Table43.A3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43.A3" office:value-type="string">
            <text:p text:style-name="P20"><text:span text:style-name="T13">GetAdminInstitute</text:span></text:p>
            <text:p text:style-name="P20"><text:span text:style-name="T14">DeatilsById()</text:span></text:p>
          </table:table-cell>
          <table:table-cell table:style-name="Table43.E3" office:value-type="string">
            <text:p text:style-name="P20"><text:span text:style-name="T13">All Columns</text:span></text:p>
          </table:table-cell>
          <table:table-cell table:style-name="Table43.E3" office:value-type="string">
            <text:p text:style-name="P20"><text:span text:style-name="T13">registration_id</text:span></text:p>
          </table:table-cell>
          <table:table-cell table:style-name="Table43.A3" table:number-columns-spanned="0" office:value-type="string">
            <text:p text:style-name="P20"><text:span text:style-name="T13">To retrieve the data of institue on the basis of registration id.</text:span></text:p>
          </table:table-cell>
        </table:table-row>
      </table:table>
      <text:p text:style-name="P4"/>
      <text:p text:style-name="P20"><text:span text:style-name="T6"><text:tab/><text:tab/>7-<text:tab/>File Name of view page: </text:span><text:span text:style-name="T2"><text:s/>update_admin.jsp</text:span></text:p>
      <text:p text:style-name="P28"><text:span text:style-name="T6"><text:tab/>Included Files:</text:span><text:span text:style-name="T2"> </text:span><text:span text:style-name="T6"><text:s text:c="2"/></text:span><text:span text:style-name="T2">File: adminheader.jsp</text:span></text:p>
      <text:p text:style-name="P20"><text:span text:style-name="T4">This page shows the List of all registered and unregistered institutes to update the data.</text:span></text:p>
      <text:p text:style-name="P22"><text:span text:style-name="T7">Attributes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row table:style-name="Table44.1">
          <table:table-cell table:style-name="Table44.A1" office:value-type="string">
            <text:p text:style-name="P20"><text:span text:style-name="T11">S.No</text:span></text:p>
          </table:table-cell>
          <table:table-cell table:style-name="Table44.A1" office:value-type="string">
            <text:p text:style-name="P20"><text:span text:style-name="T11">Attribute Name</text:span></text:p>
          </table:table-cell>
          <table:table-cell table:style-name="Table44.A1" office:value-type="string">
            <text:p text:style-name="P20"><text:span text:style-name="T11">Label </text:span></text:p>
          </table:table-cell>
          <table:table-cell table:style-name="Table44.A1" office:value-type="string">
            <text:p text:style-name="P20"><text:span text:style-name="T11">Type</text:span></text:p>
          </table:table-cell>
          <table:table-cell table:style-name="Table44.A1" office:value-type="string">
            <text:p text:style-name="P20"><text:span text:style-name="T11">Target</text:span></text:p>
          </table:table-cell>
        </table:table-row>
        <table:table-row table:style-name="Table44.1">
          <table:table-cell table:style-name="Table44.A2" office:value-type="string">
            <text:p text:style-name="P22"><text:span text:style-name="T13">1</text:span></text:p>
          </table:table-cell>
          <table:table-cell table:style-name="Table44.A2" office:value-type="string">
            <text:p text:style-name="P20"><text:span text:style-name="T13">Institute Name</text:span></text:p>
          </table:table-cell>
          <table:table-cell table:style-name="Table44.A2" office:value-type="string">
            <text:p text:style-name="P20"><text:span text:style-name="T13">Institute Name</text:span></text:p>
          </table:table-cell>
          <table:table-cell table:style-name="Table44.A2" office:value-type="string">
            <text:p text:style-name="P20"><text:span text:style-name="T13">Link</text:span></text:p>
          </table:table-cell>
          <table:table-cell table:style-name="Table44.A2" office:value-type="string">
            <text:p text:style-name="P20"><text:span text:style-name="T13">View5.do</text:span></text:p>
          </table:table-cell>
        </table:table-row>
        <table:table-row table:style-name="Table44.1">
          <table:table-cell table:style-name="Table44.A2" office:value-type="string">
            <text:p text:style-name="P22"><text:span text:style-name="T13">2</text:span></text:p>
          </table:table-cell>
          <table:table-cell table:style-name="Table44.A2" office:value-type="string">
            <text:p text:style-name="P20"><text:span text:style-name="T13">Registration Id</text:span></text:p>
          </table:table-cell>
          <table:table-cell table:style-name="Table44.A2" office:value-type="string">
            <text:p text:style-name="P20"><text:span text:style-name="T13">Registration Id</text:span></text:p>
          </table:table-cell>
          <table:table-cell table:style-name="Table44.A2" office:value-type="string">
            <text:p text:style-name="P20"><text:span text:style-name="T13">Link</text:span></text:p>
          </table:table-cell>
          <table:table-cell table:style-name="Table44.A2" office:value-type="string">
            <text:p text:style-name="P20"><text:span text:style-name="T13">view5.do</text:span></text:p>
          </table:table-cell>
        </table:table-row>
        <table:table-row table:style-name="Table44.1">
          <table:table-cell table:style-name="Table44.A2" office:value-type="string">
            <text:p text:style-name="P22"><text:span text:style-name="T13">3</text:span></text:p>
          </table:table-cell>
          <table:table-cell table:style-name="Table44.A2" office:value-type="string">
            <text:p text:style-name="P20"><text:span text:style-name="T13">Admin Email</text:span></text:p>
          </table:table-cell>
          <table:table-cell table:style-name="Table44.A2" office:value-type="string">
            <text:p text:style-name="P20"><text:span text:style-name="T13">Admin Email</text:span></text:p>
          </table:table-cell>
          <table:table-cell table:style-name="Table44.A2" office:value-type="string">
            <text:p text:style-name="P20"><text:span text:style-name="T13">Link</text:span></text:p>
          </table:table-cell>
          <table:table-cell table:style-name="Table44.A2" office:value-type="string">
            <text:p text:style-name="P20"><text:span text:style-name="T13">view5.do</text:span></text:p>
          </table:table-cell>
        </table:table-row>
        <table:table-row table:style-name="Table44.1">
          <table:table-cell table:style-name="Table44.A5" office:value-type="string">
            <text:p text:style-name="P22"><text:span text:style-name="T13">4</text:span></text:p>
          </table:table-cell>
          <table:table-cell table:style-name="Table44.A5" office:value-type="string">
            <text:p text:style-name="P20"><text:span text:style-name="T13">Status</text:span></text:p>
          </table:table-cell>
          <table:table-cell table:style-name="Table44.A5" office:value-type="string">
            <text:p text:style-name="P20"><text:span text:style-name="T13">Status</text:span></text:p>
          </table:table-cell>
          <table:table-cell table:style-name="Table44.A5" office:value-type="string">
            <text:p text:style-name="P20"><text:span text:style-name="T13">Link</text:span></text:p>
          </table:table-cell>
          <table:table-cell table:style-name="Table44.A5" office:value-type="string">
            <text:p text:style-name="P20"><text:span text:style-name="T13">view5.do</text:span></text:p>
          </table:table-cell>
        </table:table-row>
        <table:table-row table:style-name="Table44.1">
          <table:table-cell table:style-name="Table44.A5" office:value-type="string">
            <text:p text:style-name="P22"><text:span text:style-name="T13">5</text:span></text:p>
          </table:table-cell>
          <table:table-cell table:style-name="Table44.A5" office:value-type="string">
            <text:p text:style-name="P20"><text:span text:style-name="T13">Action</text:span></text:p>
          </table:table-cell>
          <table:table-cell table:style-name="Table44.A5" office:value-type="string">
            <text:p text:style-name="P20"><text:span text:style-name="T13">Action</text:span></text:p>
          </table:table-cell>
          <table:table-cell table:style-name="Table44.A5" office:value-type="string">
            <text:p text:style-name="P20"><text:span text:style-name="T13">Link</text:span></text:p>
          </table:table-cell>
          <table:table-cell table:style-name="Table44.A5" office:value-type="string">
            <text:p text:style-name="P20"><text:span text:style-name="T13">view5.do</text:span></text:p>
          </table:table-cell>
        </table:table-row>
      </table:table>
      <text:p text:style-name="P15"/>
      <text:p text:style-name="P4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22"><text:span text:style-name="T11">Action Class Name:.AdminViewAction</text:span></text:p>
          </table:table-cell>
          <table:covered-table-cell/>
        </table:table-row>
        <table:table-row table:style-name="Table45.1">
          <table:table-cell table:style-name="Table45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45.1">
          <table:table-cell table:style-name="Table45.A3" office:value-type="string">
            <text:p text:style-name="P20"><text:span text:style-name="T13">Logical Name</text:span></text:p>
          </table:table-cell>
          <table:table-cell table:style-name="Table45.A3" office:value-type="string">
            <text:p text:style-name="P17"/>
          </table:table-cell>
        </table:table-row>
        <table:table-row table:style-name="Table45.1">
          <table:table-cell table:style-name="Table45.A3" office:value-type="string">
            <text:p text:style-name="P20"><text:span text:style-name="T13">Physical Path</text:span></text:p>
          </table:table-cell>
          <table:table-cell table:style-name="Table45.A3" office:value-type="string">
            <text:p text:style-name="P17"/>
          </table:table-cell>
        </table:table-row>
        <table:table-row table:style-name="Table45.1">
          <table:table-cell table:style-name="Table45.A3" office:value-type="string">
            <text:p text:style-name="P20"><text:span text:style-name="T13">Code:</text:span></text:p>
          </table:table-cell>
          <table:table-cell table:style-name="Table45.A3" office:value-type="string">
            <text:p text:style-name="P17"/>
          </table:table-cell>
        </table:table-row>
        <table:table-row table:style-name="Table45.1">
          <table:table-cell table:style-name="Table45.A3" office:value-type="string">
            <text:p text:style-name="P20"><text:span text:style-name="T13">Description:</text:span></text:p>
          </table:table-cell>
          <table:table-cell table:style-name="Table45.A3" office:value-type="string">
            <text:p text:style-name="P17"/>
          </table:table-cell>
        </table:table-row>
        <table:table-row table:style-name="Table45.1">
          <table:table-cell table:style-name="Table45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45.1">
          <table:table-cell table:style-name="Table45.A3" office:value-type="string">
            <text:p text:style-name="P20"><text:span text:style-name="T13">Logical Name:</text:span></text:p>
          </table:table-cell>
          <table:table-cell table:style-name="Table45.A3" office:value-type="string">
            <text:p text:style-name="P20"><text:span text:style-name="T13">AdminViewAction</text:span></text:p>
          </table:table-cell>
        </table:table-row>
        <table:table-row table:style-name="Table45.1">
          <table:table-cell table:style-name="Table45.A3" office:value-type="string">
            <text:p text:style-name="P20"><text:span text:style-name="T13">Input JSP Form:</text:span></text:p>
          </table:table-cell>
          <table:table-cell table:style-name="Table45.A3" office:value-type="string">
            <text:p text:style-name="P20"><text:span text:style-name="T13">update_admin.jsp</text:span></text:p>
          </table:table-cell>
        </table:table-row>
        <text:soft-page-break/>
        <table:table-row table:style-name="Table45.1">
          <table:table-cell table:style-name="Table45.A3" office:value-type="string">
            <text:p text:style-name="P20"><text:span text:style-name="T13">Physical Path(Type tag):</text:span></text:p>
          </table:table-cell>
          <table:table-cell table:style-name="Table45.A3" office:value-type="string">
            <text:p text:style-name="P20"><text:span text:style-name="T13">com.myapp.struts.admin..AdminViewAction</text:span></text:p>
          </table:table-cell>
        </table:table-row>
        <table:table-row table:style-name="Table45.1">
          <table:table-cell table:style-name="Table45.A11" office:value-type="string">
            <text:p text:style-name="P20"><text:span text:style-name="T13">Logical Path</text:span></text:p>
          </table:table-cell>
          <table:table-cell table:style-name="Table45.A11" office:value-type="string">
            <text:p text:style-name="P20"><text:span text:style-name="T13">/view3</text:span></text:p>
          </table:table-cell>
        </table:table-row>
        <table:table-row table:style-name="Table45.1">
          <table:table-cell table:style-name="Table45.A3" office:value-type="string">
            <text:p text:style-name="P20"><text:span text:style-name="T13">Code:</text:span></text:p>
          </table:table-cell>
          <table:table-cell table:style-name="Table45.A3" office:value-type="string">
            <text:p text:style-name="P17"/>
          </table:table-cell>
        </table:table-row>
        <table:table-row table:style-name="Table45.1">
          <table:table-cell table:style-name="Table45.A3" office:value-type="string">
            <text:p text:style-name="P17"/>
            <text:p text:style-name="P20"><text:span text:style-name="T14">Description:</text:span></text:p>
          </table:table-cell>
          <table:table-cell table:style-name="Table45.A3" office:value-type="string">
            <text:p text:style-name="P20"><text:span text:style-name="T13">To show the details of institutes</text:span></text:p>
          </table:table-cell>
        </table:table-row>
      </table:table>
      <text:p text:style-name="P4"/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46.1">
          <table:table-cell table:style-name="Table46.A2" office:value-type="string">
            <text:p text:style-name="P21"><text:span text:style-name="T11">Request Forwards Name </text:span></text:p>
          </table:table-cell>
          <table:table-cell table:style-name="Table46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46.A2" table:number-columns-spanned="0" office:value-type="string">
            <text:p text:style-name="P21"><text:span text:style-name="T11">Purpose</text:span></text:p>
          </table:table-cell>
        </table:table-row>
        <table:table-row table:style-name="Table46.1">
          <table:table-cell table:style-name="Table46.A3" office:value-type="string">
            <text:p text:style-name="P20"><text:span text:style-name="T13">success</text:span></text:p>
          </table:table-cell>
          <table:table-cell table:style-name="Table46.B3" table:number-columns-spanned="2" office:value-type="string">
            <text:p text:style-name="P20"><text:span text:style-name="T13">“/update_admin_detail.jsp”</text:span></text:p>
          </table:table-cell>
          <table:covered-table-cell/>
          <table:table-cell table:style-name="Table46.A3" table:number-columns-spanned="0" office:value-type="string">
            <text:p text:style-name="P20"><text:span text:style-name="T13">Redirects user to the target page .</text:span></text:p>
          </table:table-cell>
        </table:table-row>
      </table:table>
      <text:p text:style-name="P4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47.1">
          <table:table-cell table:style-name="Table47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47.1">
          <table:table-cell table:style-name="Table47.A2" office:value-type="string">
            <text:p text:style-name="P20"><text:span text:style-name="T11">S.No</text:span></text:p>
          </table:table-cell>
          <table:table-cell table:style-name="Table47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47.A2" office:value-type="string">
            <text:p text:style-name="P32"><text:span text:style-name="T11">Primary Key </text:span></text:p>
          </table:table-cell>
          <table:table-cell table:style-name="Table47.A2" table:number-columns-spanned="0" office:value-type="string">
            <text:p text:style-name="P20"><text:span text:style-name="T11">Purpose</text:span></text:p>
          </table:table-cell>
        </table:table-row>
        <table:table-row table:style-name="Table47.1">
          <table:table-cell table:style-name="Table47.A3" office:value-type="string">
            <text:p text:style-name="P20"><text:span text:style-name="T13">1</text:span></text:p>
          </table:table-cell>
          <table:table-cell table:style-name="Table47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47.A3" office:value-type="string">
            <text:p text:style-name="P20"><text:span text:style-name="T13">registration_id</text:span></text:p>
          </table:table-cell>
          <table:table-cell table:style-name="Table47.A3" table:number-columns-spanned="0" office:value-type="string">
            <text:p text:style-name="P20"><text:span text:style-name="T13">To retrieve data from the table</text:span></text:p>
          </table:table-cell>
        </table:table-row>
      </table:table>
      <text:p text:style-name="P4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48.1">
          <table:table-cell table:style-name="Table48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48.1">
          <table:table-cell table:style-name="Table48.A2" office:value-type="string">
            <text:p text:style-name="P20"><text:span text:style-name="T11">S.No</text:span></text:p>
          </table:table-cell>
          <table:table-cell table:style-name="Table48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48.A2" office:value-type="string">
            <text:p text:style-name="P32"><text:span text:style-name="T11">Pojo Name</text:span></text:p>
          </table:table-cell>
          <table:table-cell table:style-name="Table48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48.1">
          <table:table-cell table:style-name="Table48.A3" office:value-type="string">
            <text:p text:style-name="P20"><text:span text:style-name="T13">1</text:span></text:p>
          </table:table-cell>
          <table:table-cell table:style-name="Table48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48.A3" office:value-type="string">
            <text:p text:style-name="P20"><text:span text:style-name="T13">AdminRegistration</text:span></text:p>
          </table:table-cell>
          <table:table-cell table:style-name="Table48.A3" table:number-columns-spanned="0" office:value-type="string">
            <text:p text:style-name="P17"/>
          </table:table-cell>
        </table:table-row>
      </table:table>
      <text:p text:style-name="P4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column table:style-name="Table49.E"/>
        <table:table-column table:style-name="Table49.F"/>
        <table:table-row table:style-name="Table49.1">
          <table:table-cell table:style-name="Table49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49.1">
          <table:table-cell table:style-name="Table49.A2" office:value-type="string">
            <text:p text:style-name="P20"><text:span text:style-name="T11">S.No</text:span></text:p>
          </table:table-cell>
          <table:table-cell table:style-name="Table49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49.A2" office:value-type="string">
            <text:p text:style-name="P32"><text:span text:style-name="T11">Method Name </text:span></text:p>
          </table:table-cell>
          <table:table-cell table:style-name="Table49.E2" office:value-type="string">
            <text:p text:style-name="P20"><text:span text:style-name="T11">Select Operation</text:span></text:p>
          </table:table-cell>
          <table:table-cell table:style-name="Table49.E2" office:value-type="string">
            <text:p text:style-name="P20"><text:span text:style-name="T11">Columns <text:s/>in Where clause</text:span></text:p>
          </table:table-cell>
          <table:table-cell table:style-name="Table49.A2" table:number-columns-spanned="0" office:value-type="string">
            <text:p text:style-name="P20"><text:span text:style-name="T11">Purpose </text:span></text:p>
          </table:table-cell>
        </table:table-row>
        <table:table-row table:style-name="Table49.1">
          <table:table-cell table:style-name="Table49.A3" office:value-type="string">
            <text:p text:style-name="P20"><text:span text:style-name="T13">1</text:span></text:p>
          </table:table-cell>
          <table:table-cell table:style-name="Table49.A3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49.A3" office:value-type="string">
            <text:p text:style-name="P20"><text:span text:style-name="T13">GetAdminInstitute</text:span></text:p>
            <text:p text:style-name="P20"><text:span text:style-name="T14">DeatilsById()</text:span></text:p>
          </table:table-cell>
          <table:table-cell table:style-name="Table49.E3" office:value-type="string">
            <text:p text:style-name="P20"><text:span text:style-name="T13">All Columns</text:span></text:p>
          </table:table-cell>
          <table:table-cell table:style-name="Table49.E3" office:value-type="string">
            <text:p text:style-name="P20"><text:span text:style-name="T13">registration_id</text:span></text:p>
          </table:table-cell>
          <table:table-cell table:style-name="Table49.A3" table:number-columns-spanned="0" office:value-type="string">
            <text:p text:style-name="P20"><text:span text:style-name="T13">To retrieve the data of institue on the basis of registration id.</text:span></text:p>
          </table:table-cell>
        </table:table-row>
      </table:table>
      <text:p text:style-name="P8"/>
      <text:p text:style-name="P20"><text:span text:style-name="T6"><text:tab/><text:tab/>8-<text:tab/>File Name of view page: </text:span><text:span text:style-name="T2"><text:s text:c="2"/>update_admin_detail.jsp</text:span></text:p>
      <text:p text:style-name="P28"><text:span text:style-name="T6"><text:tab/>Included Files:</text:span><text:span text:style-name="T2"> </text:span><text:span text:style-name="T6"><text:s text:c="2"/></text:span><text:span text:style-name="T2">File: adminheader.jsp</text:span></text:p>
      <text:p text:style-name="P22"><text:span text:style-name="T7">Attribut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column table:style-name="Table50.E"/>
        <table:table-column table:style-name="Table50.F"/>
        <table:table-row table:style-name="Table50.1">
          <table:table-cell table:style-name="Table50.A1" office:value-type="string">
            <text:p text:style-name="P20"><text:span text:style-name="T11">S.No.</text:span></text:p>
          </table:table-cell>
          <table:table-cell table:style-name="Table50.A1" office:value-type="string">
            <text:p text:style-name="P20"><text:span text:style-name="T11">Attribute Name</text:span></text:p>
          </table:table-cell>
          <table:table-cell table:style-name="Table50.A1" office:value-type="string">
            <text:p text:style-name="P20"><text:span text:style-name="T11">Label </text:span></text:p>
          </table:table-cell>
          <table:table-cell table:style-name="Table50.A1" office:value-type="string">
            <text:p text:style-name="P20"><text:span text:style-name="T11">Field Name</text:span></text:p>
          </table:table-cell>
          <table:table-cell table:style-name="Table50.A1" office:value-type="string">
            <text:p text:style-name="P20"><text:span text:style-name="T11">Type</text:span></text:p>
          </table:table-cell>
          <table:table-cell table:style-name="Table50.A1" office:value-type="string">
            <text:p text:style-name="P20"><text:span text:style-name="T11">Validation</text:span></text:p>
          </table:table-cell>
        </table:table-row>
        <table:table-row table:style-name="Table50.1">
          <table:table-cell table:style-name="Table50.A2" office:value-type="string">
            <text:p text:style-name="P22"><text:span text:style-name="T13">1</text:span></text:p>
          </table:table-cell>
          <table:table-cell table:style-name="Table50.A2" office:value-type="string">
            <text:p text:style-name="P20"><text:span text:style-name="T13">Institute Name</text:span></text:p>
          </table:table-cell>
          <table:table-cell table:style-name="Table50.A2" office:value-type="string">
            <text:p text:style-name="P20"><text:span text:style-name="T13">Institute Name</text:span></text:p>
          </table:table-cell>
          <table:table-cell table:style-name="Table50.A2" office:value-type="string">
            <text:p text:style-name="P20"><text:span text:style-name="T13">institute_name</text:span></text:p>
          </table:table-cell>
          <table:table-cell table:style-name="Table50.A2" office:value-type="string">
            <text:p text:style-name="P20"><text:span text:style-name="T13">Text box</text:span></text:p>
          </table:table-cell>
          <table:table-cell table:style-name="Table50.A2" office:value-type="string">
            <text:p text:style-name="P20"><text:span text:style-name="T13">Is required</text:span></text:p>
          </table:table-cell>
        </table:table-row>
        <table:table-row table:style-name="Table50.1">
          <table:table-cell table:style-name="Table50.A2" office:value-type="string">
            <text:p text:style-name="P22"><text:span text:style-name="T13">2</text:span></text:p>
          </table:table-cell>
          <table:table-cell table:style-name="Table50.A2" office:value-type="string">
            <text:p text:style-name="P20"><text:span text:style-name="T13">Institute Abbrevation</text:span></text:p>
          </table:table-cell>
          <table:table-cell table:style-name="Table50.A2" office:value-type="string">
            <text:p text:style-name="P20"><text:span text:style-name="T13">Institute Abbrevation</text:span></text:p>
          </table:table-cell>
          <table:table-cell table:style-name="Table50.A2" office:value-type="string">
            <text:p text:style-name="P20"><text:span text:style-name="T13">abbreviated_name</text:span></text:p>
          </table:table-cell>
          <table:table-cell table:style-name="Table50.A2" office:value-type="string">
            <text:p text:style-name="P20"><text:span text:style-name="T13">Text box</text:span></text:p>
          </table:table-cell>
          <table:table-cell table:style-name="Table50.A2" office:value-type="string">
            <text:p text:style-name="P17"/>
          </table:table-cell>
        </table:table-row>
        <table:table-row table:style-name="Table50.1">
          <table:table-cell table:style-name="Table50.A2" office:value-type="string">
            <text:p text:style-name="P22"><text:span text:style-name="T13">3</text:span></text:p>
          </table:table-cell>
          <table:table-cell table:style-name="Table50.A2" office:value-type="string">
            <text:p text:style-name="P20"><text:span text:style-name="T13">Institute Address</text:span></text:p>
          </table:table-cell>
          <table:table-cell table:style-name="Table50.A2" office:value-type="string">
            <text:p text:style-name="P20"><text:span text:style-name="T13">Institute Address</text:span></text:p>
          </table:table-cell>
          <table:table-cell table:style-name="Table50.A2" office:value-type="string">
            <text:p text:style-name="P20"><text:span text:style-name="T13">institute_address</text:span></text:p>
          </table:table-cell>
          <table:table-cell table:style-name="Table50.A2" office:value-type="string">
            <text:p text:style-name="P20"><text:span text:style-name="T13">Text box</text:span></text:p>
          </table:table-cell>
          <table:table-cell table:style-name="Table50.A2" office:value-type="string">
            <text:p text:style-name="P20"><text:span text:style-name="T13">Is required</text:span></text:p>
          </table:table-cell>
        </table:table-row>
        <table:table-row table:style-name="Table50.1">
          <table:table-cell table:style-name="Table50.A2" office:value-type="string">
            <text:p text:style-name="P22"><text:span text:style-name="T13">4</text:span></text:p>
          </table:table-cell>
          <table:table-cell table:style-name="Table50.A2" office:value-type="string">
            <text:p text:style-name="P20"><text:span text:style-name="T13">City</text:span></text:p>
          </table:table-cell>
          <table:table-cell table:style-name="Table50.A2" office:value-type="string">
            <text:p text:style-name="P20"><text:span text:style-name="T13">City</text:span></text:p>
          </table:table-cell>
          <table:table-cell table:style-name="Table50.A2" office:value-type="string">
            <text:p text:style-name="P20"><text:span text:style-name="T13">city</text:span></text:p>
          </table:table-cell>
          <table:table-cell table:style-name="Table50.A2" office:value-type="string">
            <text:p text:style-name="P20"><text:span text:style-name="T13">Text box</text:span></text:p>
          </table:table-cell>
          <table:table-cell table:style-name="Table50.A2" office:value-type="string">
            <text:p text:style-name="P20"><text:span text:style-name="T13">Is required</text:span></text:p>
          </table:table-cell>
        </table:table-row>
        <table:table-row table:style-name="Table50.1">
          <table:table-cell table:style-name="Table50.A2" office:value-type="string">
            <text:p text:style-name="P22"><text:span text:style-name="T13">5</text:span></text:p>
          </table:table-cell>
          <table:table-cell table:style-name="Table50.A2" office:value-type="string">
            <text:p text:style-name="P20"><text:span text:style-name="T13">State</text:span></text:p>
          </table:table-cell>
          <table:table-cell table:style-name="Table50.A2" office:value-type="string">
            <text:p text:style-name="P20"><text:span text:style-name="T13">State</text:span></text:p>
          </table:table-cell>
          <table:table-cell table:style-name="Table50.A2" office:value-type="string">
            <text:p text:style-name="P20"><text:span text:style-name="T13">state</text:span></text:p>
          </table:table-cell>
          <table:table-cell table:style-name="Table50.A2" office:value-type="string">
            <text:p text:style-name="P20"><text:span text:style-name="T13">Text box</text:span></text:p>
          </table:table-cell>
          <table:table-cell table:style-name="Table50.A2" office:value-type="string">
            <text:p text:style-name="P20"><text:span text:style-name="T13">Is required</text:span></text:p>
          </table:table-cell>
        </table:table-row>
        <table:table-row table:style-name="Table50.1">
          <table:table-cell table:style-name="Table50.A7" office:value-type="string">
            <text:p text:style-name="P22"><text:span text:style-name="T13">6</text:span></text:p>
          </table:table-cell>
          <table:table-cell table:style-name="Table50.A7" office:value-type="string">
            <text:p text:style-name="P20"><text:span text:style-name="T13">Country</text:span></text:p>
          </table:table-cell>
          <table:table-cell table:style-name="Table50.A7" office:value-type="string">
            <text:p text:style-name="P20"><text:span text:style-name="T13">Country</text:span></text:p>
          </table:table-cell>
          <table:table-cell table:style-name="Table50.A7" office:value-type="string">
            <text:p text:style-name="P20"><text:span text:style-name="T13">country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20"><text:span text:style-name="T13">Is required</text:span></text:p>
          </table:table-cell>
        </table:table-row>
        <table:table-row table:style-name="Table50.1">
          <table:table-cell table:style-name="Table50.A7" office:value-type="string">
            <text:p text:style-name="P22"><text:span text:style-name="T13">7</text:span></text:p>
          </table:table-cell>
          <table:table-cell table:style-name="Table50.A7" office:value-type="string">
            <text:p text:style-name="P20"><text:span text:style-name="T13">Pin</text:span></text:p>
          </table:table-cell>
          <table:table-cell table:style-name="Table50.A7" office:value-type="string">
            <text:p text:style-name="P20"><text:span text:style-name="T13">Pin</text:span></text:p>
          </table:table-cell>
          <table:table-cell table:style-name="Table50.A7" office:value-type="string">
            <text:p text:style-name="P20"><text:span text:style-name="T13">pin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17"/>
          </table:table-cell>
        </table:table-row>
        <text:soft-page-break/>
        <table:table-row table:style-name="Table50.1">
          <table:table-cell table:style-name="Table50.A7" office:value-type="string">
            <text:p text:style-name="P22"><text:span text:style-name="T13">8</text:span></text:p>
          </table:table-cell>
          <table:table-cell table:style-name="Table50.A7" office:value-type="string">
            <text:p text:style-name="P20"><text:span text:style-name="T13">Courtesy</text:span></text:p>
          </table:table-cell>
          <table:table-cell table:style-name="Table50.A7" office:value-type="string">
            <text:p text:style-name="P20"><text:span text:style-name="T13">Courtesy</text:span></text:p>
          </table:table-cell>
          <table:table-cell table:style-name="Table50.A7" office:value-type="string">
            <text:p text:style-name="P20"><text:span text:style-name="T13">courtesy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17"/>
          </table:table-cell>
        </table:table-row>
        <table:table-row table:style-name="Table50.1">
          <table:table-cell table:style-name="Table50.A7" office:value-type="string">
            <text:p text:style-name="P22"><text:span text:style-name="T13">9</text:span></text:p>
          </table:table-cell>
          <table:table-cell table:style-name="Table50.A7" office:value-type="string">
            <text:p text:style-name="P20"><text:span text:style-name="T13">First Name</text:span></text:p>
          </table:table-cell>
          <table:table-cell table:style-name="Table50.A7" office:value-type="string">
            <text:p text:style-name="P20"><text:span text:style-name="T13">First Name</text:span></text:p>
          </table:table-cell>
          <table:table-cell table:style-name="Table50.A7" office:value-type="string">
            <text:p text:style-name="P20"><text:span text:style-name="T13">admin_fname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20"><text:span text:style-name="T13">Is required</text:span></text:p>
          </table:table-cell>
        </table:table-row>
        <table:table-row table:style-name="Table50.1">
          <table:table-cell table:style-name="Table50.A7" office:value-type="string">
            <text:p text:style-name="P22"><text:span text:style-name="T13">10</text:span></text:p>
          </table:table-cell>
          <table:table-cell table:style-name="Table50.A7" office:value-type="string">
            <text:p text:style-name="P20"><text:span text:style-name="T13">Last Name</text:span></text:p>
          </table:table-cell>
          <table:table-cell table:style-name="Table50.A7" office:value-type="string">
            <text:p text:style-name="P20"><text:span text:style-name="T13">Last Name</text:span></text:p>
          </table:table-cell>
          <table:table-cell table:style-name="Table50.A7" office:value-type="string">
            <text:p text:style-name="P20"><text:span text:style-name="T13">admin_lname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20"><text:span text:style-name="T13">Is required</text:span></text:p>
          </table:table-cell>
        </table:table-row>
        <table:table-row table:style-name="Table50.1">
          <table:table-cell table:style-name="Table50.A7" office:value-type="string">
            <text:p text:style-name="P22"><text:span text:style-name="T13">11</text:span></text:p>
          </table:table-cell>
          <table:table-cell table:style-name="Table50.A7" office:value-type="string">
            <text:p text:style-name="P20"><text:span text:style-name="T13">Gender</text:span></text:p>
          </table:table-cell>
          <table:table-cell table:style-name="Table50.A7" office:value-type="string">
            <text:p text:style-name="P20"><text:span text:style-name="T13">Gender</text:span></text:p>
          </table:table-cell>
          <table:table-cell table:style-name="Table50.A7" office:value-type="string">
            <text:p text:style-name="P20"><text:span text:style-name="T13">gender</text:span></text:p>
          </table:table-cell>
          <table:table-cell table:style-name="Table50.A7" office:value-type="string">
            <text:p text:style-name="P20"><text:span text:style-name="T13">Combo box</text:span></text:p>
          </table:table-cell>
          <table:table-cell table:style-name="Table50.A7" office:value-type="string">
            <text:p text:style-name="P20"><text:span text:style-name="T13">Is required</text:span></text:p>
          </table:table-cell>
        </table:table-row>
        <table:table-row table:style-name="Table50.1">
          <table:table-cell table:style-name="Table50.A7" office:value-type="string">
            <text:p text:style-name="P22"><text:span text:style-name="T13">12</text:span></text:p>
          </table:table-cell>
          <table:table-cell table:style-name="Table50.A7" office:value-type="string">
            <text:p text:style-name="P20"><text:span text:style-name="T13">Designation</text:span></text:p>
          </table:table-cell>
          <table:table-cell table:style-name="Table50.A7" office:value-type="string">
            <text:p text:style-name="P20"><text:span text:style-name="T13">Designation</text:span></text:p>
          </table:table-cell>
          <table:table-cell table:style-name="Table50.A7" office:value-type="string">
            <text:p text:style-name="P20"><text:span text:style-name="T13">admin_designation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17"/>
          </table:table-cell>
        </table:table-row>
        <table:table-row table:style-name="Table50.1">
          <table:table-cell table:style-name="Table50.A7" office:value-type="string">
            <text:p text:style-name="P22"><text:span text:style-name="T13">13</text:span></text:p>
          </table:table-cell>
          <table:table-cell table:style-name="Table50.A7" office:value-type="string">
            <text:p text:style-name="P20"><text:span text:style-name="T13">Landline No</text:span></text:p>
          </table:table-cell>
          <table:table-cell table:style-name="Table50.A7" office:value-type="string">
            <text:p text:style-name="P20"><text:span text:style-name="T13">Landline No</text:span></text:p>
          </table:table-cell>
          <table:table-cell table:style-name="Table50.A7" office:value-type="string">
            <text:p text:style-name="P20"><text:span text:style-name="T13">land_line_no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17"/>
          </table:table-cell>
        </table:table-row>
        <table:table-row table:style-name="Table50.1">
          <table:table-cell table:style-name="Table50.A7" office:value-type="string">
            <text:p text:style-name="P22"><text:span text:style-name="T13">14</text:span></text:p>
          </table:table-cell>
          <table:table-cell table:style-name="Table50.A7" office:value-type="string">
            <text:p text:style-name="P20"><text:span text:style-name="T13">Mobile No</text:span></text:p>
          </table:table-cell>
          <table:table-cell table:style-name="Table50.A7" office:value-type="string">
            <text:p text:style-name="P20"><text:span text:style-name="T13">Mobile No</text:span></text:p>
          </table:table-cell>
          <table:table-cell table:style-name="Table50.A7" office:value-type="string">
            <text:p text:style-name="P20"><text:span text:style-name="T13">mobile_no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20"><text:span text:style-name="T13">Is required</text:span></text:p>
          </table:table-cell>
        </table:table-row>
        <table:table-row table:style-name="Table50.1">
          <table:table-cell table:style-name="Table50.A7" office:value-type="string">
            <text:p text:style-name="P22"><text:span text:style-name="T13">15</text:span></text:p>
          </table:table-cell>
          <table:table-cell table:style-name="Table50.A7" office:value-type="string">
            <text:p text:style-name="P20"><text:span text:style-name="T13">User Id</text:span></text:p>
          </table:table-cell>
          <table:table-cell table:style-name="Table50.A7" office:value-type="string">
            <text:p text:style-name="P20"><text:span text:style-name="T13">User Id</text:span></text:p>
          </table:table-cell>
          <table:table-cell table:style-name="Table50.A7" office:value-type="string">
            <text:p text:style-name="P20"><text:span text:style-name="T13">userId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20"><text:span text:style-name="T13">Read only</text:span></text:p>
          </table:table-cell>
        </table:table-row>
        <table:table-row table:style-name="Table50.1">
          <table:table-cell table:style-name="Table50.A7" office:value-type="string">
            <text:p text:style-name="P22"><text:span text:style-name="T13">16</text:span></text:p>
          </table:table-cell>
          <table:table-cell table:style-name="Table50.A7" office:value-type="string">
            <text:p text:style-name="P20"><text:span text:style-name="T13">Type of institute</text:span></text:p>
          </table:table-cell>
          <table:table-cell table:style-name="Table50.A7" office:value-type="string">
            <text:p text:style-name="P20"><text:span text:style-name="T13">Type of institute</text:span></text:p>
          </table:table-cell>
          <table:table-cell table:style-name="Table50.A7" office:value-type="string">
            <text:p text:style-name="P20"><text:span text:style-name="T13">type_of_institute</text:span></text:p>
          </table:table-cell>
          <table:table-cell table:style-name="Table50.A7" office:value-type="string">
            <text:p text:style-name="P20"><text:span text:style-name="T13">Combo box</text:span></text:p>
          </table:table-cell>
          <table:table-cell table:style-name="Table50.A7" office:value-type="string">
            <text:p text:style-name="P20"><text:span text:style-name="T13">Is required</text:span></text:p>
          </table:table-cell>
        </table:table-row>
        <table:table-row table:style-name="Table50.1">
          <table:table-cell table:style-name="Table50.A7" office:value-type="string">
            <text:p text:style-name="P22"><text:span text:style-name="T13">17</text:span></text:p>
          </table:table-cell>
          <table:table-cell table:style-name="Table50.A7" office:value-type="string">
            <text:p text:style-name="P20"><text:span text:style-name="T13">Website Name</text:span></text:p>
          </table:table-cell>
          <table:table-cell table:style-name="Table50.A7" office:value-type="string">
            <text:p text:style-name="P20"><text:span text:style-name="T13">Website Name</text:span></text:p>
          </table:table-cell>
          <table:table-cell table:style-name="Table50.A7" office:value-type="string">
            <text:p text:style-name="P20"><text:span text:style-name="T13">institute_website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20"><text:span text:style-name="T13">Is required</text:span></text:p>
          </table:table-cell>
        </table:table-row>
        <table:table-row table:style-name="Table50.1">
          <table:table-cell table:style-name="Table50.A7" office:value-type="string">
            <text:p text:style-name="P22"><text:span text:style-name="T13">18</text:span></text:p>
          </table:table-cell>
          <table:table-cell table:style-name="Table50.A7" office:value-type="string">
            <text:p text:style-name="P20"><text:span text:style-name="T13">Email Id</text:span></text:p>
          </table:table-cell>
          <table:table-cell table:style-name="Table50.A7" office:value-type="string">
            <text:p text:style-name="P20"><text:span text:style-name="T13">Email Id</text:span></text:p>
          </table:table-cell>
          <table:table-cell table:style-name="Table50.A7" office:value-type="string">
            <text:p text:style-name="P20"><text:span text:style-name="T13">admin_email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17"/>
          </table:table-cell>
        </table:table-row>
        <table:table-row table:style-name="Table50.1">
          <table:table-cell table:style-name="Table50.A7" office:value-type="string">
            <text:p text:style-name="P22"><text:span text:style-name="T13">19</text:span></text:p>
          </table:table-cell>
          <table:table-cell table:style-name="Table50.A7" office:value-type="string">
            <text:p text:style-name="P20"><text:span text:style-name="T13">Institute Domain</text:span></text:p>
          </table:table-cell>
          <table:table-cell table:style-name="Table50.A7" office:value-type="string">
            <text:p text:style-name="P20"><text:span text:style-name="T13">Institute Domain</text:span></text:p>
          </table:table-cell>
          <table:table-cell table:style-name="Table50.A7" office:value-type="string">
            <text:p text:style-name="P20"><text:span text:style-name="T13">institute_domain</text:span></text:p>
          </table:table-cell>
          <table:table-cell table:style-name="Table50.A7" office:value-type="string">
            <text:p text:style-name="P20"><text:span text:style-name="T13">Combo box</text:span></text:p>
          </table:table-cell>
          <table:table-cell table:style-name="Table50.A7" office:value-type="string">
            <text:p text:style-name="P17"/>
          </table:table-cell>
        </table:table-row>
        <table:table-row table:style-name="Table50.1">
          <table:table-cell table:style-name="Table50.A7" office:value-type="string">
            <text:p text:style-name="P22"><text:span text:style-name="T13">20</text:span></text:p>
          </table:table-cell>
          <table:table-cell table:style-name="Table50.A7" office:value-type="string">
            <text:p text:style-name="P20"><text:span text:style-name="T13">Registration Id</text:span></text:p>
          </table:table-cell>
          <table:table-cell table:style-name="Table50.A7" office:value-type="string">
            <text:p text:style-name="P20"><text:span text:style-name="T13">Registration Id</text:span></text:p>
          </table:table-cell>
          <table:table-cell table:style-name="Table50.A7" office:value-type="string">
            <text:p text:style-name="P20"><text:span text:style-name="T13">registration_id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20"><text:span text:style-name="T13">Read only</text:span></text:p>
          </table:table-cell>
        </table:table-row>
        <table:table-row table:style-name="Table50.1">
          <table:table-cell table:style-name="Table50.A7" office:value-type="string">
            <text:p text:style-name="P22"><text:span text:style-name="T13">21</text:span></text:p>
          </table:table-cell>
          <table:table-cell table:style-name="Table50.A7" office:value-type="string">
            <text:p text:style-name="P20"><text:span text:style-name="T13">Institute Id</text:span></text:p>
          </table:table-cell>
          <table:table-cell table:style-name="Table50.A7" office:value-type="string">
            <text:p text:style-name="P20"><text:span text:style-name="T13">Institute Id</text:span></text:p>
          </table:table-cell>
          <table:table-cell table:style-name="Table50.A7" office:value-type="string">
            <text:p text:style-name="P20"><text:span text:style-name="T13">institute_id</text:span></text:p>
          </table:table-cell>
          <table:table-cell table:style-name="Table50.A7" office:value-type="string">
            <text:p text:style-name="P20"><text:span text:style-name="T13">Text box</text:span></text:p>
          </table:table-cell>
          <table:table-cell table:style-name="Table50.A7" office:value-type="string">
            <text:p text:style-name="P20"><text:span text:style-name="T13">Read only</text:span></text:p>
          </table:table-cell>
        </table:table-row>
        <table:table-row table:style-name="Table50.1">
          <table:table-cell table:style-name="Table50.A7" office:value-type="string">
            <text:p text:style-name="P22"><text:span text:style-name="T13">22</text:span></text:p>
          </table:table-cell>
          <table:table-cell table:style-name="Table50.A7" office:value-type="string">
            <text:p text:style-name="P20"><text:span text:style-name="T13">Update</text:span></text:p>
          </table:table-cell>
          <table:table-cell table:style-name="Table50.A7" office:value-type="string">
            <text:p text:style-name="P20"><text:span text:style-name="T13">Update</text:span></text:p>
          </table:table-cell>
          <table:table-cell table:style-name="Table50.A7" office:value-type="string">
            <text:p text:style-name="P20"><text:span text:style-name="T13">update</text:span></text:p>
          </table:table-cell>
          <table:table-cell table:style-name="Table50.A7" office:value-type="string">
            <text:p text:style-name="P20"><text:span text:style-name="T13">Submit Button</text:span></text:p>
          </table:table-cell>
          <table:table-cell table:style-name="Table50.A7" office:value-type="string">
            <text:p text:style-name="P20"><text:span text:style-name="T13">validation()</text:span></text:p>
          </table:table-cell>
        </table:table-row>
        <table:table-row table:style-name="Table50.1">
          <table:table-cell table:style-name="Table50.A7" office:value-type="string">
            <text:p text:style-name="P22"><text:span text:style-name="T13">23</text:span></text:p>
          </table:table-cell>
          <table:table-cell table:style-name="Table50.A7" office:value-type="string">
            <text:p text:style-name="P20"><text:span text:style-name="T13">Cancel</text:span></text:p>
          </table:table-cell>
          <table:table-cell table:style-name="Table50.A7" office:value-type="string">
            <text:p text:style-name="P20"><text:span text:style-name="T13">Cancel</text:span></text:p>
          </table:table-cell>
          <table:table-cell table:style-name="Table50.A7" office:value-type="string">
            <text:p text:style-name="P20"><text:span text:style-name="T13">cancel</text:span></text:p>
          </table:table-cell>
          <table:table-cell table:style-name="Table50.A7" office:value-type="string">
            <text:p text:style-name="P20"><text:span text:style-name="T13">Button</text:span></text:p>
          </table:table-cell>
          <table:table-cell table:style-name="Table50.A7" office:value-type="string">
            <text:p text:style-name="P20"><text:span text:style-name="T13">quit()</text:span></text:p>
          </table:table-cell>
        </table:table-row>
      </table:table>
      <text:p text:style-name="P9"/>
      <text:p text:style-name="P20"><text:span text:style-name="T6">Technology Used</text:span>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51.1">
          <table:table-cell table:style-name="Table51.A2" office:value-type="string">
            <text:p text:style-name="P20"><text:span text:style-name="T11">Attribute Name<text:tab/></text:span></text:p>
          </table:table-cell>
          <table:table-cell table:style-name="Table51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51.A2" table:number-columns-spanned="0" office:value-type="string">
            <text:p text:style-name="P20"><text:span text:style-name="T11">Purpose</text:span></text:p>
          </table:table-cell>
        </table:table-row>
        <table:table-row table:style-name="Table51.1">
          <table:table-cell table:style-name="Table51.A3" office:value-type="string">
            <text:p text:style-name="P20"><text:span text:style-name="T13">Cancel</text:span></text:p>
          </table:table-cell>
          <table:table-cell table:style-name="Table51.A3" table:number-columns-spanned="2" office:value-type="string">
            <text:p text:style-name="P20"><text:span text:style-name="T13">quit()</text:span></text:p>
          </table:table-cell>
          <table:covered-table-cell/>
          <table:table-cell table:style-name="Table51.A3" table:number-columns-spanned="0" office:value-type="string">
            <text:p text:style-name="P20"><text:span text:style-name="T13">For redirect user to last action performed.</text:span></text:p>
          </table:table-cell>
        </table:table-row>
        <table:table-row table:style-name="Table51.1">
          <table:table-cell table:style-name="Table51.A4" office:value-type="string">
            <text:p text:style-name="P20"><text:span text:style-name="T13">Update</text:span></text:p>
          </table:table-cell>
          <table:table-cell table:style-name="Table51.A4" table:number-columns-spanned="2" office:value-type="string">
            <text:p text:style-name="P20"><text:span text:style-name="T13">validation()</text:span></text:p>
          </table:table-cell>
          <table:covered-table-cell/>
          <table:table-cell table:style-name="Table51.A4" table:number-columns-spanned="0" office:value-type="string">
            <text:p text:style-name="P20"><text:span text:style-name="T13">To prevent null values into the database.</text:span></text:p>
          </table:table-cell>
        </table:table-row>
      </table:table>
      <text:p text:style-name="P11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table:number-columns-spanned="2" office:value-type="string">
            <text:p text:style-name="P22"><text:span text:style-name="T11">Action Class Name:AdminUpdateAction1</text:span></text:p>
          </table:table-cell>
          <table:covered-table-cell/>
        </table:table-row>
        <table:table-row table:style-name="Table52.1">
          <table:table-cell table:style-name="Table52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52.1">
          <table:table-cell table:style-name="Table52.A3" office:value-type="string">
            <text:p text:style-name="P20"><text:span text:style-name="T13">Logical Name</text:span></text:p>
          </table:table-cell>
          <table:table-cell table:style-name="Table52.A3" office:value-type="string">
            <text:p text:style-name="P20"><text:span text:style-name="T13">AdminViewActionForm</text:span></text:p>
          </table:table-cell>
        </table:table-row>
        <table:table-row table:style-name="Table52.1">
          <table:table-cell table:style-name="Table52.A3" office:value-type="string">
            <text:p text:style-name="P20"><text:span text:style-name="T13">Physical Path</text:span></text:p>
          </table:table-cell>
          <table:table-cell table:style-name="Table52.A3" office:value-type="string">
            <text:p text:style-name="P20"><text:span text:style-name="T13">com.myapp.struts.admin.AdminViewActionForm</text:span></text:p>
          </table:table-cell>
        </table:table-row>
        <table:table-row table:style-name="Table52.1">
          <table:table-cell table:style-name="Table52.A3" office:value-type="string">
            <text:p text:style-name="P20"><text:span text:style-name="T13">Code:</text:span></text:p>
          </table:table-cell>
          <table:table-cell table:style-name="Table52.A3" office:value-type="string">
            <text:p text:style-name="P17"/>
          </table:table-cell>
        </table:table-row>
        <table:table-row table:style-name="Table52.1">
          <table:table-cell table:style-name="Table52.A3" office:value-type="string">
            <text:p text:style-name="P20"><text:span text:style-name="T13">Description:</text:span></text:p>
          </table:table-cell>
          <table:table-cell table:style-name="Table52.A3" office:value-type="string">
            <text:p text:style-name="P20"><text:span text:style-name="T13">For defining setter and getter functions.</text:span></text:p>
          </table:table-cell>
        </table:table-row>
        <table:table-row table:style-name="Table52.1">
          <table:table-cell table:style-name="Table52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52.1">
          <table:table-cell table:style-name="Table52.A3" office:value-type="string">
            <text:p text:style-name="P20"><text:span text:style-name="T13">Logical Name:</text:span></text:p>
          </table:table-cell>
          <table:table-cell table:style-name="Table52.A3" office:value-type="string">
            <text:p text:style-name="P20"><text:span text:style-name="T13">AdminUpdateAction1</text:span></text:p>
          </table:table-cell>
        </table:table-row>
        <table:table-row table:style-name="Table52.1">
          <table:table-cell table:style-name="Table52.A3" office:value-type="string">
            <text:p text:style-name="P20"><text:span text:style-name="T13">Input JSP Form:</text:span></text:p>
          </table:table-cell>
          <table:table-cell table:style-name="Table52.A3" office:value-type="string">
            <text:p text:style-name="P20"><text:span text:style-name="T2">update_admin_detail.jsp</text:span></text:p>
          </table:table-cell>
        </table:table-row>
        <table:table-row table:style-name="Table52.1">
          <table:table-cell table:style-name="Table52.A3" office:value-type="string">
            <text:p text:style-name="P20"><text:span text:style-name="T13">Physical Path(Type tag):</text:span></text:p>
          </table:table-cell>
          <table:table-cell table:style-name="Table52.A3" office:value-type="string">
            <text:p text:style-name="P20"><text:span text:style-name="T13">com.myapp.struts.admin.AdminUpdateAction1</text:span></text:p>
          </table:table-cell>
        </table:table-row>
        <text:soft-page-break/>
        <table:table-row table:style-name="Table52.1">
          <table:table-cell table:style-name="Table52.A11" office:value-type="string">
            <text:p text:style-name="P20"><text:span text:style-name="T13">Logical Path</text:span></text:p>
          </table:table-cell>
          <table:table-cell table:style-name="Table52.A11" office:value-type="string">
            <text:p text:style-name="P20"><text:span text:style-name="T13">/adminupdate</text:span></text:p>
          </table:table-cell>
        </table:table-row>
        <table:table-row table:style-name="Table52.1">
          <table:table-cell table:style-name="Table52.A3" office:value-type="string">
            <text:p text:style-name="P20"><text:span text:style-name="T13">Code:</text:span></text:p>
          </table:table-cell>
          <table:table-cell table:style-name="Table52.A3" office:value-type="string">
            <text:p text:style-name="P17"/>
          </table:table-cell>
        </table:table-row>
        <table:table-row table:style-name="Table52.1">
          <table:table-cell table:style-name="Table52.A3" office:value-type="string">
            <text:p text:style-name="P17"/>
            <text:p text:style-name="P20"><text:span text:style-name="T14">Description:</text:span></text:p>
          </table:table-cell>
          <table:table-cell table:style-name="Table52.A3" office:value-type="string">
            <text:p text:style-name="P20"><text:span text:style-name="T13">To update the details of institutes</text:span></text:p>
          </table:table-cell>
        </table:table-row>
      </table:table>
      <text:p text:style-name="P4"/>
      <table:table table:name="Table53" table:style-name="Table53">
        <table:table-column table:style-name="Table53.A"/>
        <table:table-column table:style-name="Table53.B"/>
        <table:table-column table:style-name="Table53.C"/>
        <table:table-row table:style-name="Table53.1">
          <table:table-cell table:style-name="Table53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53.1">
          <table:table-cell table:style-name="Table53.A2" office:value-type="string">
            <text:p text:style-name="P21"><text:span text:style-name="T11">Request Forwards Name </text:span></text:p>
          </table:table-cell>
          <table:table-cell table:style-name="Table53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53.A2" table:number-columns-spanned="0" office:value-type="string">
            <text:p text:style-name="P21"><text:span text:style-name="T11">Purpose</text:span></text:p>
          </table:table-cell>
        </table:table-row>
        <table:table-row table:style-name="Table53.1">
          <table:table-cell table:style-name="Table53.A3" office:value-type="string">
            <text:p text:style-name="P20"><text:span text:style-name="T13">success</text:span></text:p>
          </table:table-cell>
          <table:table-cell table:style-name="Table53.B3" table:number-columns-spanned="2" office:value-type="string">
            <text:p text:style-name="P20"><text:span text:style-name="T13">“/update_admin.jsp”</text:span></text:p>
          </table:table-cell>
          <table:covered-table-cell/>
          <table:table-cell table:style-name="Table53.A3" table:number-columns-spanned="0" office:value-type="string">
            <text:p text:style-name="P20"><text:span text:style-name="T13">Redirects user to the target page with success message. </text:span></text:p>
          </table:table-cell>
        </table:table-row>
        <table:table-row table:style-name="Table53.1">
          <table:table-cell table:style-name="Table53.A4" office:value-type="string">
            <text:p text:style-name="P20"><text:span text:style-name="T13">failure</text:span></text:p>
          </table:table-cell>
          <table:table-cell table:style-name="Table53.B4" table:number-columns-spanned="2" office:value-type="string">
            <text:p text:style-name="P20"><text:span text:style-name="T13">“/update_admin_detail.jsp”</text:span></text:p>
          </table:table-cell>
          <table:covered-table-cell/>
          <table:table-cell table:style-name="Table53.A4" table:number-columns-spanned="0" office:value-type="string">
            <text:p text:style-name="P20"><text:span text:style-name="T13">Redirects user to the target page with error message.</text:span></text:p>
          </table:table-cell>
        </table:table-row>
      </table:table>
      <text:p text:style-name="P4"/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row table:style-name="Table54.1">
          <table:table-cell table:style-name="Table54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54.1">
          <table:table-cell table:style-name="Table54.A2" office:value-type="string">
            <text:p text:style-name="P20"><text:span text:style-name="T11">S.No</text:span></text:p>
          </table:table-cell>
          <table:table-cell table:style-name="Table54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54.A2" office:value-type="string">
            <text:p text:style-name="P32"><text:span text:style-name="T11">Primary Key </text:span></text:p>
          </table:table-cell>
          <table:table-cell table:style-name="Table54.A2" table:number-columns-spanned="0" office:value-type="string">
            <text:p text:style-name="P20"><text:span text:style-name="T11">Purpose</text:span></text:p>
          </table:table-cell>
        </table:table-row>
        <table:table-row table:style-name="Table54.1">
          <table:table-cell table:style-name="Table54.A3" office:value-type="string">
            <text:p text:style-name="P20"><text:span text:style-name="T13">1</text:span></text:p>
          </table:table-cell>
          <table:table-cell table:style-name="Table54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54.A3" office:value-type="string">
            <text:p text:style-name="P20"><text:span text:style-name="T13">registration_id</text:span></text:p>
          </table:table-cell>
          <table:table-cell table:style-name="Table54.A3" table:number-columns-spanned="0" office:value-type="string">
            <text:p text:style-name="P20"><text:span text:style-name="T13">To update data into <text:s/>the table</text:span></text:p>
          </table:table-cell>
        </table:table-row>
        <table:table-row table:style-name="Table54.1">
          <table:table-cell table:style-name="Table54.A4" office:value-type="string">
            <text:p text:style-name="P20"><text:span text:style-name="T13">2</text:span></text:p>
          </table:table-cell>
          <table:table-cell table:style-name="Table54.A4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54.A4" office:value-type="string">
            <text:p text:style-name="P20"><text:span text:style-name="T13">institute_id</text:span></text:p>
          </table:table-cell>
          <table:table-cell table:style-name="Table54.A4" table:number-columns-spanned="0" office:value-type="string">
            <text:p text:style-name="P20"><text:span text:style-name="T13">To retrieve data from tha table</text:span></text:p>
          </table:table-cell>
        </table:table-row>
        <table:table-row table:style-name="Table54.1">
          <table:table-cell table:style-name="Table54.A4" office:value-type="string">
            <text:p text:style-name="P20"><text:span text:style-name="T13">3</text:span></text:p>
          </table:table-cell>
          <table:table-cell table:style-name="Table54.A4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54.A4" office:value-type="string">
            <text:p text:style-name="P20"><text:span text:style-name="T13">user_id</text:span></text:p>
          </table:table-cell>
          <table:table-cell table:style-name="Table54.A4" table:number-columns-spanned="0" office:value-type="string">
            <text:p text:style-name="P20"><text:span text:style-name="T13">To update data into <text:s/>the table</text:span></text:p>
          </table:table-cell>
        </table:table-row>
        <table:table-row table:style-name="Table54.1">
          <table:table-cell table:style-name="Table54.A4" office:value-type="string">
            <text:p text:style-name="P20"><text:span text:style-name="T13">4</text:span></text:p>
          </table:table-cell>
          <table:table-cell table:style-name="Table54.A4" table:number-columns-spanned="2" office:value-type="string">
            <text:p text:style-name="P20"><text:span text:style-name="T13">staff_detail</text:span></text:p>
          </table:table-cell>
          <table:covered-table-cell/>
          <table:table-cell table:style-name="Table54.A4" office:value-type="string">
            <text:p text:style-name="P20"><text:span text:style-name="T13">staff_id,institute_id</text:span></text:p>
          </table:table-cell>
          <table:table-cell table:style-name="Table54.A4" table:number-columns-spanned="0" office:value-type="string">
            <text:p text:style-name="P20"><text:span text:style-name="T13">To update data into <text:s/>the table</text:span></text:p>
          </table:table-cell>
        </table:table-row>
      </table:table>
      <text:p text:style-name="P4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55.1">
          <table:table-cell table:style-name="Table55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55.1">
          <table:table-cell table:style-name="Table55.A2" office:value-type="string">
            <text:p text:style-name="P20"><text:span text:style-name="T11">S.No</text:span></text:p>
          </table:table-cell>
          <table:table-cell table:style-name="Table55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55.A2" office:value-type="string">
            <text:p text:style-name="P32"><text:span text:style-name="T11">Pojo Name</text:span></text:p>
          </table:table-cell>
          <table:table-cell table:style-name="Table55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55.1">
          <table:table-cell table:style-name="Table55.A3" office:value-type="string">
            <text:p text:style-name="P20"><text:span text:style-name="T13">1</text:span></text:p>
          </table:table-cell>
          <table:table-cell table:style-name="Table55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55.A3" office:value-type="string">
            <text:p text:style-name="P20"><text:span text:style-name="T13">AdminRegistration</text:span></text:p>
          </table:table-cell>
          <table:table-cell table:style-name="Table55.A3" table:number-columns-spanned="0" office:value-type="string">
            <text:p text:style-name="P17"/>
          </table:table-cell>
        </table:table-row>
        <table:table-row table:style-name="Table55.1">
          <table:table-cell table:style-name="Table55.A4" office:value-type="string">
            <text:p text:style-name="P20"><text:span text:style-name="T13">2</text:span></text:p>
          </table:table-cell>
          <table:table-cell table:style-name="Table55.A4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55.A4" office:value-type="string">
            <text:p text:style-name="P20"><text:span text:style-name="T13">Login</text:span></text:p>
          </table:table-cell>
          <table:table-cell table:style-name="Table55.A4" table:number-columns-spanned="0" office:value-type="string">
            <text:p text:style-name="P17"/>
          </table:table-cell>
        </table:table-row>
        <table:table-row table:style-name="Table55.1">
          <table:table-cell table:style-name="Table55.A4" office:value-type="string">
            <text:p text:style-name="P20"><text:span text:style-name="T13">3</text:span></text:p>
          </table:table-cell>
          <table:table-cell table:style-name="Table55.A4" table:number-columns-spanned="2" office:value-type="string">
            <text:p text:style-name="P20"><text:span text:style-name="T13">staff_detail</text:span></text:p>
          </table:table-cell>
          <table:covered-table-cell/>
          <table:table-cell table:style-name="Table55.A4" office:value-type="string">
            <text:p text:style-name="P20"><text:span text:style-name="T13">StaffDetail</text:span></text:p>
          </table:table-cell>
          <table:table-cell table:style-name="Table55.A4" table:number-columns-spanned="0" office:value-type="string">
            <text:p text:style-name="P17"/>
          </table:table-cell>
        </table:table-row>
        <table:table-row table:style-name="Table55.1">
          <table:table-cell table:style-name="Table55.A4" office:value-type="string">
            <text:p text:style-name="P20"><text:span text:style-name="T13">4</text:span></text:p>
          </table:table-cell>
          <table:table-cell table:style-name="Table55.A4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55.A4" office:value-type="string">
            <text:p text:style-name="P20"><text:span text:style-name="T13">Institute</text:span></text:p>
          </table:table-cell>
          <table:table-cell table:style-name="Table55.A4" table:number-columns-spanned="0" office:value-type="string">
            <text:p text:style-name="P17"/>
          </table:table-cell>
        </table:table-row>
      </table:table>
      <text:p text:style-name="P4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F"/>
        <table:table-row table:style-name="Table56.1">
          <table:table-cell table:style-name="Table56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56.1">
          <table:table-cell table:style-name="Table56.A2" office:value-type="string">
            <text:p text:style-name="P20"><text:span text:style-name="T11">S.No</text:span></text:p>
          </table:table-cell>
          <table:table-cell table:style-name="Table56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56.A2" office:value-type="string">
            <text:p text:style-name="P32"><text:span text:style-name="T11">Method Name </text:span></text:p>
          </table:table-cell>
          <table:table-cell table:style-name="Table56.E2" office:value-type="string">
            <text:p text:style-name="P20"><text:span text:style-name="T11">Select Operation</text:span></text:p>
          </table:table-cell>
          <table:table-cell table:style-name="Table56.E2" office:value-type="string">
            <text:p text:style-name="P20"><text:span text:style-name="T11">Columns <text:s/>in Where clause</text:span></text:p>
          </table:table-cell>
          <table:table-cell table:style-name="Table56.A2" table:number-columns-spanned="0" office:value-type="string">
            <text:p text:style-name="P20"><text:span text:style-name="T11">Purpose </text:span></text:p>
          </table:table-cell>
        </table:table-row>
        <table:table-row table:style-name="Table56.1">
          <table:table-cell table:style-name="Table56.A3" office:value-type="string">
            <text:p text:style-name="P20"><text:span text:style-name="T13">1</text:span></text:p>
          </table:table-cell>
          <table:table-cell table:style-name="Table56.A3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56.A3" office:value-type="string">
            <text:p text:style-name="P20"><text:span text:style-name="T13">getAdminDeatilsById()</text:span></text:p>
          </table:table-cell>
          <table:table-cell table:style-name="Table56.E3" office:value-type="string">
            <text:p text:style-name="P20"><text:span text:style-name="T13">All Columns</text:span></text:p>
          </table:table-cell>
          <table:table-cell table:style-name="Table56.E3" office:value-type="string">
            <text:p text:style-name="P20"><text:span text:style-name="T13">registration_id</text:span></text:p>
          </table:table-cell>
          <table:table-cell table:style-name="Table56.A3" table:number-columns-spanned="0" office:value-type="string">
            <text:p text:style-name="P20"><text:span text:style-name="T13">To retrieve the data of <text:s/>institue on the basis of registration id.</text:span></text:p>
          </table:table-cell>
        </table:table-row>
        <table:table-row table:style-name="Table56.1">
          <table:table-cell table:style-name="Table56.A3" office:value-type="string">
            <text:p text:style-name="P17"/>
          </table:table-cell>
          <table:table-cell table:style-name="Table56.A3" table:number-columns-spanned="2" office:value-type="string">
            <text:p text:style-name="P17"/>
          </table:table-cell>
          <table:covered-table-cell/>
          <table:table-cell table:style-name="Table56.A3" office:value-type="string">
            <text:p text:style-name="P20"><text:span text:style-name="T13">update()</text:span></text:p>
          </table:table-cell>
          <table:table-cell table:style-name="Table56.E3" office:value-type="string">
            <text:p text:style-name="P17"/>
          </table:table-cell>
          <table:table-cell table:style-name="Table56.E3" office:value-type="string">
            <text:p text:style-name="P17"/>
          </table:table-cell>
          <table:table-cell table:style-name="Table56.A3" table:number-columns-spanned="0" office:value-type="string">
            <text:p text:style-name="P20"><text:span text:style-name="T13">To update status of institute </text:span></text:p>
          </table:table-cell>
        </table:table-row>
        <table:table-row table:style-name="Table56.1">
          <table:table-cell table:style-name="Table56.A3" office:value-type="string">
            <text:p text:style-name="P20"><text:span text:style-name="T13">2</text:span></text:p>
          </table:table-cell>
          <table:table-cell table:style-name="Table56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56.A3" office:value-type="string">
            <text:p text:style-name="P20"><text:span text:style-name="T13">update()</text:span></text:p>
          </table:table-cell>
          <table:table-cell table:style-name="Table56.E3" office:value-type="string">
            <text:p text:style-name="P17"/>
          </table:table-cell>
          <table:table-cell table:style-name="Table56.E3" office:value-type="string">
            <text:p text:style-name="P17"/>
          </table:table-cell>
          <table:table-cell table:style-name="Table56.A3" table:number-columns-spanned="0" office:value-type="string">
            <text:p text:style-name="P20"><text:span text:style-name="T13">To update data into database </text:span></text:p>
          </table:table-cell>
        </table:table-row>
        <table:table-row table:style-name="Table56.1">
          <table:table-cell table:style-name="Table56.A3" office:value-type="string">
            <text:p text:style-name="P20"><text:span text:style-name="T13">3</text:span></text:p>
          </table:table-cell>
          <table:table-cell table:style-name="Table56.A3" table:number-columns-spanned="2" office:value-type="string">
            <text:p text:style-name="P20"><text:span text:style-name="T13">StaffDetail</text:span></text:p>
          </table:table-cell>
          <table:covered-table-cell/>
          <table:table-cell table:style-name="Table56.A3" office:value-type="string">
            <text:p text:style-name="P20"><text:span text:style-name="T13">update()</text:span></text:p>
          </table:table-cell>
          <table:table-cell table:style-name="Table56.E3" office:value-type="string">
            <text:p text:style-name="P17"/>
          </table:table-cell>
          <table:table-cell table:style-name="Table56.E3" office:value-type="string">
            <text:p text:style-name="P17"/>
          </table:table-cell>
          <table:table-cell table:style-name="Table56.A3" table:number-columns-spanned="0" office:value-type="string">
            <text:p text:style-name="P20"><text:span text:style-name="T13">To update data into database</text:span></text:p>
          </table:table-cell>
        </table:table-row>
        <text:soft-page-break/>
        <table:table-row table:style-name="Table56.1">
          <table:table-cell table:style-name="Table56.A3" office:value-type="string">
            <text:p text:style-name="P17"/>
          </table:table-cell>
          <table:table-cell table:style-name="Table56.A3" table:number-columns-spanned="2" office:value-type="string">
            <text:p text:style-name="P17"/>
          </table:table-cell>
          <table:covered-table-cell/>
          <table:table-cell table:style-name="Table56.A3" office:value-type="string">
            <text:p text:style-name="P20"><text:span text:style-name="T13">getStaffDetails()</text:span></text:p>
          </table:table-cell>
          <table:table-cell table:style-name="Table56.E3" office:value-type="string">
            <text:p text:style-name="P17"/>
          </table:table-cell>
          <table:table-cell table:style-name="Table56.E3" office:value-type="string">
            <text:p text:style-name="P20"><text:span text:style-name="T13">staff_id,</text:span></text:p>
            <text:p text:style-name="P20"><text:span text:style-name="T14">institute_id</text:span></text:p>
          </table:table-cell>
          <table:table-cell table:style-name="Table56.A3" table:number-columns-spanned="0" office:value-type="string">
            <text:p text:style-name="P17"/>
          </table:table-cell>
        </table:table-row>
        <table:table-row table:style-name="Table56.1">
          <table:table-cell table:style-name="Table56.A3" office:value-type="string">
            <text:p text:style-name="P20"><text:span text:style-name="T13">4</text:span></text:p>
          </table:table-cell>
          <table:table-cell table:style-name="Table56.A3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56.A3" office:value-type="string">
            <text:p text:style-name="P20"><text:span text:style-name="T13">getInstituteDetails()</text:span></text:p>
          </table:table-cell>
          <table:table-cell table:style-name="Table56.E3" office:value-type="string">
            <text:p text:style-name="P17"/>
          </table:table-cell>
          <table:table-cell table:style-name="Table56.E3" office:value-type="string">
            <text:p text:style-name="P20"><text:span text:style-name="T13">institute_id</text:span></text:p>
          </table:table-cell>
          <table:table-cell table:style-name="Table56.A3" table:number-columns-spanned="0" office:value-type="string">
            <text:p text:style-name="P20"><text:span text:style-name="T13">To retrieve the data on the basis of institue_id from table</text:span></text:p>
          </table:table-cell>
        </table:table-row>
      </table:table>
      <text:p text:style-name="P4"/>
      <text:p text:style-name="P20"><text:span text:style-name="T6"><text:tab/><text:tab/>9-<text:tab/>File Name of view page: </text:span><text:span text:style-name="T2"><text:s text:c="2"/>search_admin.jsp</text:span></text:p>
      <text:p text:style-name="P28"><text:span text:style-name="T6"><text:tab/>Included Files:</text:span><text:span text:style-name="T2"> </text:span><text:span text:style-name="T6"><text:s text:c="2"/></text:span><text:span text:style-name="T2">File: adminheader.jsp</text:span></text:p>
      <text:p text:style-name="P22"><text:span text:style-name="T7">Attributes</text:span></text:p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column table:style-name="Table57.E"/>
        <table:table-column table:style-name="Table57.F"/>
        <table:table-row table:style-name="Table57.1">
          <table:table-cell table:style-name="Table57.A1" office:value-type="string">
            <text:p text:style-name="P20"><text:span text:style-name="T11">S.No.</text:span></text:p>
          </table:table-cell>
          <table:table-cell table:style-name="Table57.A1" office:value-type="string">
            <text:p text:style-name="P20"><text:span text:style-name="T11">Attribute Name</text:span></text:p>
          </table:table-cell>
          <table:table-cell table:style-name="Table57.A1" office:value-type="string">
            <text:p text:style-name="P20"><text:span text:style-name="T11">Label </text:span></text:p>
          </table:table-cell>
          <table:table-cell table:style-name="Table57.A1" office:value-type="string">
            <text:p text:style-name="P20"><text:span text:style-name="T11">Field Name</text:span></text:p>
          </table:table-cell>
          <table:table-cell table:style-name="Table57.A1" office:value-type="string">
            <text:p text:style-name="P20"><text:span text:style-name="T11">Type</text:span></text:p>
          </table:table-cell>
          <table:table-cell table:style-name="Table57.A1" office:value-type="string">
            <text:p text:style-name="P20"><text:span text:style-name="T11">Validation</text:span></text:p>
          </table:table-cell>
        </table:table-row>
        <table:table-row table:style-name="Table57.1">
          <table:table-cell table:style-name="Table57.A2" office:value-type="string">
            <text:p text:style-name="P22"><text:span text:style-name="T13">1</text:span></text:p>
          </table:table-cell>
          <table:table-cell table:style-name="Table57.A2" office:value-type="string">
            <text:p text:style-name="P20"><text:span text:style-name="T13">Institute Search</text:span></text:p>
          </table:table-cell>
          <table:table-cell table:style-name="Table57.A2" office:value-type="string">
            <text:p text:style-name="P20"><text:span text:style-name="T13">Institute Search</text:span></text:p>
          </table:table-cell>
          <table:table-cell table:style-name="Table57.A2" office:value-type="string">
            <text:p text:style-name="P17"/>
          </table:table-cell>
          <table:table-cell table:style-name="Table57.A2" office:value-type="string">
            <text:p text:style-name="P20"><text:span text:style-name="T13">Heading</text:span></text:p>
          </table:table-cell>
          <table:table-cell table:style-name="Table57.A2" office:value-type="string">
            <text:p text:style-name="P17"/>
          </table:table-cell>
        </table:table-row>
        <table:table-row table:style-name="Table57.1">
          <table:table-cell table:style-name="Table57.A2" office:value-type="string">
            <text:p text:style-name="P22"><text:span text:style-name="T13">2</text:span></text:p>
          </table:table-cell>
          <table:table-cell table:style-name="Table57.A2" office:value-type="string">
            <text:p text:style-name="P20"><text:span text:style-name="T13">Enter Starting Keyword(s)</text:span></text:p>
          </table:table-cell>
          <table:table-cell table:style-name="Table57.A2" office:value-type="string">
            <text:p text:style-name="P20"><text:span text:style-name="T13">Enter Starting Keyword(s)</text:span></text:p>
          </table:table-cell>
          <table:table-cell table:style-name="Table57.A2" office:value-type="string">
            <text:p text:style-name="P20"><text:span text:style-name="T13">search_keyword</text:span></text:p>
          </table:table-cell>
          <table:table-cell table:style-name="Table57.A2" office:value-type="string">
            <text:p text:style-name="P20"><text:span text:style-name="T13">Text box</text:span></text:p>
          </table:table-cell>
          <table:table-cell table:style-name="Table57.A2" office:value-type="string">
            <text:p text:style-name="P20"><text:span text:style-name="T13">fun()</text:span></text:p>
          </table:table-cell>
        </table:table-row>
        <table:table-row table:style-name="Table57.1">
          <table:table-cell table:style-name="Table57.A2" office:value-type="string">
            <text:p text:style-name="P22"><text:span text:style-name="T13">3</text:span></text:p>
          </table:table-cell>
          <table:table-cell table:style-name="Table57.A2" office:value-type="string">
            <text:p text:style-name="P20"><text:span text:style-name="T13">Clear </text:span></text:p>
          </table:table-cell>
          <table:table-cell table:style-name="Table57.A2" office:value-type="string">
            <text:p text:style-name="P20"><text:span text:style-name="T13">Clear </text:span></text:p>
          </table:table-cell>
          <table:table-cell table:style-name="Table57.A2" office:value-type="string">
            <text:p text:style-name="P20"><text:span text:style-name="T13">clear</text:span></text:p>
          </table:table-cell>
          <table:table-cell table:style-name="Table57.A2" office:value-type="string">
            <text:p text:style-name="P20"><text:span text:style-name="T13">Reset button</text:span></text:p>
          </table:table-cell>
          <table:table-cell table:style-name="Table57.A2" office:value-type="string">
            <text:p text:style-name="P17"/>
          </table:table-cell>
        </table:table-row>
        <table:table-row table:style-name="Table57.1">
          <table:table-cell table:style-name="Table57.A2" office:value-type="string">
            <text:p text:style-name="P22"><text:span text:style-name="T13">4</text:span></text:p>
          </table:table-cell>
          <table:table-cell table:style-name="Table57.A2" office:value-type="string">
            <text:p text:style-name="P20"><text:span text:style-name="T13">In field</text:span></text:p>
          </table:table-cell>
          <table:table-cell table:style-name="Table57.A2" office:value-type="string">
            <text:p text:style-name="P20"><text:span text:style-name="T13">In field</text:span></text:p>
          </table:table-cell>
          <table:table-cell table:style-name="Table57.A2" office:value-type="string">
            <text:p text:style-name="P20"><text:span text:style-name="T13">search_by</text:span></text:p>
          </table:table-cell>
          <table:table-cell table:style-name="Table57.A2" office:value-type="string">
            <text:p text:style-name="P20"><text:span text:style-name="T13">Combo box</text:span></text:p>
          </table:table-cell>
          <table:table-cell table:style-name="Table57.A2" office:value-type="string">
            <text:p text:style-name="P20"><text:span text:style-name="T13">fun()</text:span></text:p>
          </table:table-cell>
        </table:table-row>
        <table:table-row table:style-name="Table57.1">
          <table:table-cell table:style-name="Table57.A2" office:value-type="string">
            <text:p text:style-name="P22"><text:span text:style-name="T13">5</text:span></text:p>
          </table:table-cell>
          <table:table-cell table:style-name="Table57.A2" office:value-type="string">
            <text:p text:style-name="P20"><text:span text:style-name="T13">Sort by</text:span></text:p>
          </table:table-cell>
          <table:table-cell table:style-name="Table57.A2" office:value-type="string">
            <text:p text:style-name="P20"><text:span text:style-name="T13">Sort by</text:span></text:p>
          </table:table-cell>
          <table:table-cell table:style-name="Table57.A2" office:value-type="string">
            <text:p text:style-name="P17"/>
          </table:table-cell>
          <table:table-cell table:style-name="Table57.A2" office:value-type="string">
            <text:p text:style-name="P20"><text:span text:style-name="T13">Heading </text:span></text:p>
          </table:table-cell>
          <table:table-cell table:style-name="Table57.A2" office:value-type="string">
            <text:p text:style-name="P17"/>
          </table:table-cell>
        </table:table-row>
        <table:table-row table:style-name="Table57.1">
          <table:table-cell table:style-name="Table57.A7" office:value-type="string">
            <text:p text:style-name="P22"><text:span text:style-name="T13">6</text:span></text:p>
          </table:table-cell>
          <table:table-cell table:style-name="Table57.A7" office:value-type="string">
            <text:p text:style-name="P20"><text:span text:style-name="T13">Field </text:span></text:p>
          </table:table-cell>
          <table:table-cell table:style-name="Table57.A7" office:value-type="string">
            <text:p text:style-name="P20"><text:span text:style-name="T13">Field </text:span></text:p>
          </table:table-cell>
          <table:table-cell table:style-name="Table57.A7" office:value-type="string">
            <text:p text:style-name="P20"><text:span text:style-name="T13">sort_by</text:span></text:p>
          </table:table-cell>
          <table:table-cell table:style-name="Table57.A7" office:value-type="string">
            <text:p text:style-name="P20"><text:span text:style-name="T13">Combo box</text:span></text:p>
          </table:table-cell>
          <table:table-cell table:style-name="Table57.A7" office:value-type="string">
            <text:p text:style-name="P20"><text:span text:style-name="T13">fun()</text:span></text:p>
          </table:table-cell>
        </table:table-row>
        <table:table-row table:style-name="Table57.1">
          <table:table-cell table:style-name="Table57.A7" office:value-type="string">
            <text:p text:style-name="P22"><text:span text:style-name="T13">7</text:span></text:p>
          </table:table-cell>
          <table:table-cell table:style-name="Table57.A7" office:value-type="string">
            <text:p text:style-name="P20"><text:span text:style-name="T13">Registration_id</text:span></text:p>
          </table:table-cell>
          <table:table-cell table:style-name="Table57.A7" office:value-type="string">
            <text:p text:style-name="P20"><text:span text:style-name="T13">Registration_id</text:span></text:p>
          </table:table-cell>
          <table:table-cell table:style-name="Table57.A7" office:value-type="string">
            <text:p text:style-name="P20"><text:span text:style-name="T13">registration_id</text:span></text:p>
          </table:table-cell>
          <table:table-cell table:style-name="Table57.A7" office:value-type="string">
            <text:p text:style-name="P20"><text:span text:style-name="T13">Link</text:span></text:p>
          </table:table-cell>
          <table:table-cell table:style-name="Table57.A7" office:value-type="string">
            <text:p text:style-name="P20"><text:span text:style-name="T13">view3.do</text:span></text:p>
          </table:table-cell>
        </table:table-row>
        <table:table-row table:style-name="Table57.1">
          <table:table-cell table:style-name="Table57.A7" office:value-type="string">
            <text:p text:style-name="P22"><text:span text:style-name="T13">8</text:span></text:p>
          </table:table-cell>
          <table:table-cell table:style-name="Table57.A7" office:value-type="string">
            <text:p text:style-name="P20"><text:span text:style-name="T13">Institue_name </text:span></text:p>
          </table:table-cell>
          <table:table-cell table:style-name="Table57.A7" office:value-type="string">
            <text:p text:style-name="P20"><text:span text:style-name="T13">Institue_name </text:span></text:p>
          </table:table-cell>
          <table:table-cell table:style-name="Table57.A7" office:value-type="string">
            <text:p text:style-name="P20"><text:span text:style-name="T13">institue_name </text:span></text:p>
          </table:table-cell>
          <table:table-cell table:style-name="Table57.A7" office:value-type="string">
            <text:p text:style-name="P20"><text:span text:style-name="T13">Link</text:span></text:p>
          </table:table-cell>
          <table:table-cell table:style-name="Table57.A7" office:value-type="string">
            <text:p text:style-name="P20"><text:span text:style-name="T13">view3.do</text:span></text:p>
          </table:table-cell>
        </table:table-row>
        <table:table-row table:style-name="Table57.1">
          <table:table-cell table:style-name="Table57.A7" office:value-type="string">
            <text:p text:style-name="P22"><text:span text:style-name="T13">9</text:span></text:p>
          </table:table-cell>
          <table:table-cell table:style-name="Table57.A7" office:value-type="string">
            <text:p text:style-name="P20"><text:span text:style-name="T13">Admin Email</text:span></text:p>
          </table:table-cell>
          <table:table-cell table:style-name="Table57.A7" office:value-type="string">
            <text:p text:style-name="P20"><text:span text:style-name="T13">Admin Email</text:span></text:p>
          </table:table-cell>
          <table:table-cell table:style-name="Table57.A7" office:value-type="string">
            <text:p text:style-name="P20"><text:span text:style-name="T13">email_id</text:span></text:p>
          </table:table-cell>
          <table:table-cell table:style-name="Table57.A7" office:value-type="string">
            <text:p text:style-name="P20"><text:span text:style-name="T13">Link</text:span></text:p>
          </table:table-cell>
          <table:table-cell table:style-name="Table57.A7" office:value-type="string">
            <text:p text:style-name="P20"><text:span text:style-name="T13">view3.do</text:span></text:p>
          </table:table-cell>
        </table:table-row>
        <table:table-row table:style-name="Table57.1">
          <table:table-cell table:style-name="Table57.A7" office:value-type="string">
            <text:p text:style-name="P22"><text:span text:style-name="T13">10</text:span></text:p>
          </table:table-cell>
          <table:table-cell table:style-name="Table57.A7" office:value-type="string">
            <text:p text:style-name="P20"><text:span text:style-name="T13">Institute_id</text:span></text:p>
          </table:table-cell>
          <table:table-cell table:style-name="Table57.A7" office:value-type="string">
            <text:p text:style-name="P20"><text:span text:style-name="T13">Institute_id</text:span></text:p>
          </table:table-cell>
          <table:table-cell table:style-name="Table57.A7" office:value-type="string">
            <text:p text:style-name="P20"><text:span text:style-name="T13">institute_id</text:span></text:p>
          </table:table-cell>
          <table:table-cell table:style-name="Table57.A7" office:value-type="string">
            <text:p text:style-name="P20"><text:span text:style-name="T13">Link</text:span></text:p>
          </table:table-cell>
          <table:table-cell table:style-name="Table57.A7" office:value-type="string">
            <text:p text:style-name="P20"><text:span text:style-name="T13">view3.do</text:span></text:p>
          </table:table-cell>
        </table:table-row>
        <table:table-row table:style-name="Table57.1">
          <table:table-cell table:style-name="Table57.A7" office:value-type="string">
            <text:p text:style-name="P22"><text:span text:style-name="T13">11</text:span></text:p>
          </table:table-cell>
          <table:table-cell table:style-name="Table57.A7" office:value-type="string">
            <text:p text:style-name="P20"><text:span text:style-name="T13">Status </text:span></text:p>
          </table:table-cell>
          <table:table-cell table:style-name="Table57.A7" office:value-type="string">
            <text:p text:style-name="P20"><text:span text:style-name="T13">Status </text:span></text:p>
          </table:table-cell>
          <table:table-cell table:style-name="Table57.A7" office:value-type="string">
            <text:p text:style-name="P20"><text:span text:style-name="T13">status </text:span></text:p>
          </table:table-cell>
          <table:table-cell table:style-name="Table57.A7" office:value-type="string">
            <text:p text:style-name="P20"><text:span text:style-name="T13">Link</text:span></text:p>
          </table:table-cell>
          <table:table-cell table:style-name="Table57.A7" office:value-type="string">
            <text:p text:style-name="P20"><text:span text:style-name="T13">view3.do</text:span></text:p>
          </table:table-cell>
        </table:table-row>
      </table:table>
      <text:p text:style-name="P22"><text:span text:style-name="T7">Technology Used</text:span>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58.1">
          <table:table-cell table:style-name="Table58.A2" office:value-type="string">
            <text:p text:style-name="P20"><text:span text:style-name="T11">Attribute Name<text:tab/></text:span></text:p>
          </table:table-cell>
          <table:table-cell table:style-name="Table58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58.A2" table:number-columns-spanned="0" office:value-type="string">
            <text:p text:style-name="P20"><text:span text:style-name="T11">Purpose</text:span></text:p>
          </table:table-cell>
        </table:table-row>
        <table:table-row table:style-name="Table58.1">
          <table:table-cell table:style-name="Table58.A3" office:value-type="string">
            <text:p text:style-name="P20"><text:span text:style-name="T13">Enter Starting Keyword(s)</text:span></text:p>
          </table:table-cell>
          <table:table-cell table:style-name="Table58.A3" table:number-columns-spanned="2" office:value-type="string">
            <text:p text:style-name="P20"><text:span text:style-name="T13">fun()</text:span></text:p>
          </table:table-cell>
          <table:covered-table-cell/>
          <table:table-cell table:style-name="Table58.A3" table:number-columns-spanned="0" office:value-type="string">
            <text:p text:style-name="P20"><text:span text:style-name="T13">To call struts action SearchInstituteAction onkeyup</text:span></text:p>
          </table:table-cell>
        </table:table-row>
        <table:table-row table:style-name="Table58.1">
          <table:table-cell table:style-name="Table58.A2" office:value-type="string">
            <text:p text:style-name="P20"><text:span text:style-name="T13">In field</text:span></text:p>
          </table:table-cell>
          <table:table-cell table:style-name="Table58.A2" table:number-columns-spanned="2" office:value-type="string">
            <text:p text:style-name="P20"><text:span text:style-name="T13">fun()</text:span></text:p>
          </table:table-cell>
          <table:covered-table-cell/>
          <table:table-cell table:style-name="Table58.A2" table:number-columns-spanned="0" office:value-type="string">
            <text:p text:style-name="P20"><text:span text:style-name="T13">To call struts action SearchInstituteAction onChange</text:span></text:p>
          </table:table-cell>
        </table:table-row>
        <table:table-row table:style-name="Table58.1">
          <table:table-cell table:style-name="Table58.A2" office:value-type="string">
            <text:p text:style-name="P20"><text:span text:style-name="T13">Field </text:span></text:p>
          </table:table-cell>
          <table:table-cell table:style-name="Table58.A2" table:number-columns-spanned="2" office:value-type="string">
            <text:p text:style-name="P20"><text:span text:style-name="T13">fun()</text:span></text:p>
          </table:table-cell>
          <table:covered-table-cell/>
          <table:table-cell table:style-name="Table58.A2" table:number-columns-spanned="0" office:value-type="string">
            <text:p text:style-name="P20"><text:span text:style-name="T13">To call struts action SearchInstituteAction onChange</text:span></text:p>
          </table:table-cell>
        </table:table-row>
      </table:table>
      <text:p text:style-name="P11"/>
      <table:table table:name="Table59" table:style-name="Table59">
        <table:table-column table:style-name="Table59.A"/>
        <table:table-column table:style-name="Table59.B"/>
        <table:table-row table:style-name="Table59.1">
          <table:table-cell table:style-name="Table59.A1" table:number-columns-spanned="2" office:value-type="string">
            <text:p text:style-name="P22"><text:span text:style-name="T11">Action Class Name:SearchInstituteAction</text:span></text:p>
          </table:table-cell>
          <table:covered-table-cell/>
        </table:table-row>
        <table:table-row table:style-name="Table59.1">
          <table:table-cell table:style-name="Table59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59.1">
          <table:table-cell table:style-name="Table59.A3" office:value-type="string">
            <text:p text:style-name="P20"><text:span text:style-name="T13">Logical Name</text:span></text:p>
          </table:table-cell>
          <table:table-cell table:style-name="Table59.A3" office:value-type="string">
            <text:p text:style-name="P20"><text:span text:style-name="T13">SearchInstituteActionForm</text:span></text:p>
          </table:table-cell>
        </table:table-row>
        <table:table-row table:style-name="Table59.1">
          <table:table-cell table:style-name="Table59.A3" office:value-type="string">
            <text:p text:style-name="P20"><text:span text:style-name="T13">Physical Path</text:span></text:p>
          </table:table-cell>
          <table:table-cell table:style-name="Table59.A3" office:value-type="string">
            <text:p text:style-name="P20"><text:span text:style-name="T13">com.myapp.struts.admin.SearchInstituteActionForm</text:span></text:p>
          </table:table-cell>
        </table:table-row>
        <table:table-row table:style-name="Table59.1">
          <table:table-cell table:style-name="Table59.A3" office:value-type="string">
            <text:p text:style-name="P20"><text:span text:style-name="T13">Code:</text:span></text:p>
          </table:table-cell>
          <table:table-cell table:style-name="Table59.A3" office:value-type="string">
            <text:p text:style-name="P17"/>
          </table:table-cell>
        </table:table-row>
        <table:table-row table:style-name="Table59.1">
          <table:table-cell table:style-name="Table59.A3" office:value-type="string">
            <text:p text:style-name="P20"><text:span text:style-name="T13">Description:</text:span></text:p>
          </table:table-cell>
          <table:table-cell table:style-name="Table59.A3" office:value-type="string">
            <text:p text:style-name="P20"><text:span text:style-name="T13">For defining setter and getter functions.</text:span></text:p>
          </table:table-cell>
        </table:table-row>
        <table:table-row table:style-name="Table59.1">
          <table:table-cell table:style-name="Table59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ext:soft-page-break/>
        <table:table-row table:style-name="Table59.1">
          <table:table-cell table:style-name="Table59.A3" office:value-type="string">
            <text:p text:style-name="P20"><text:span text:style-name="T13">Logical Name:</text:span></text:p>
          </table:table-cell>
          <table:table-cell table:style-name="Table59.A3" office:value-type="string">
            <text:p text:style-name="P20"><text:span text:style-name="T13">SearchInstituteAction</text:span></text:p>
          </table:table-cell>
        </table:table-row>
        <table:table-row table:style-name="Table59.1">
          <table:table-cell table:style-name="Table59.A3" office:value-type="string">
            <text:p text:style-name="P20"><text:span text:style-name="T13">Input JSP Form:</text:span></text:p>
          </table:table-cell>
          <table:table-cell table:style-name="Table59.A3" office:value-type="string">
            <text:p text:style-name="P20"><text:span text:style-name="T2">search_admin.jsp</text:span></text:p>
          </table:table-cell>
        </table:table-row>
        <table:table-row table:style-name="Table59.1">
          <table:table-cell table:style-name="Table59.A3" office:value-type="string">
            <text:p text:style-name="P20"><text:span text:style-name="T13">Physical Path(Type tag):</text:span></text:p>
          </table:table-cell>
          <table:table-cell table:style-name="Table59.A3" office:value-type="string">
            <text:p text:style-name="P20"><text:span text:style-name="T13">com.myapp.struts.admin.SearchInstituteAction</text:span></text:p>
          </table:table-cell>
        </table:table-row>
        <table:table-row table:style-name="Table59.1">
          <table:table-cell table:style-name="Table59.A11" office:value-type="string">
            <text:p text:style-name="P20"><text:span text:style-name="T13">Logical Path</text:span></text:p>
          </table:table-cell>
          <table:table-cell table:style-name="Table59.A11" office:value-type="string">
            <text:p text:style-name="P20"><text:span text:style-name="T13">/search_institute</text:span></text:p>
          </table:table-cell>
        </table:table-row>
        <table:table-row table:style-name="Table59.1">
          <table:table-cell table:style-name="Table59.A3" office:value-type="string">
            <text:p text:style-name="P20"><text:span text:style-name="T13">Code:</text:span></text:p>
          </table:table-cell>
          <table:table-cell table:style-name="Table59.A3" office:value-type="string">
            <text:p text:style-name="P17"/>
          </table:table-cell>
        </table:table-row>
        <table:table-row table:style-name="Table59.1">
          <table:table-cell table:style-name="Table59.A3" office:value-type="string">
            <text:p text:style-name="P17"/>
            <text:p text:style-name="P20"><text:span text:style-name="T14">Description:</text:span></text:p>
          </table:table-cell>
          <table:table-cell table:style-name="Table59.A3" office:value-type="string">
            <text:p text:style-name="P20"><text:span text:style-name="T13">To search data according to values inserted in input page.</text:span></text:p>
          </table:table-cell>
        </table:table-row>
      </table:table>
      <text:p text:style-name="P4"/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60.1">
          <table:table-cell table:style-name="Table60.A2" office:value-type="string">
            <text:p text:style-name="P21"><text:span text:style-name="T11">Request Forwards Name </text:span></text:p>
          </table:table-cell>
          <table:table-cell table:style-name="Table60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60.A2" table:number-columns-spanned="0" office:value-type="string">
            <text:p text:style-name="P21"><text:span text:style-name="T11">Purpose</text:span></text:p>
          </table:table-cell>
        </table:table-row>
        <table:table-row table:style-name="Table60.1">
          <table:table-cell table:style-name="Table60.A3" office:value-type="string">
            <text:p text:style-name="P20"><text:span text:style-name="T13">institute_search</text:span></text:p>
          </table:table-cell>
          <table:table-cell table:style-name="Table60.B3" table:number-columns-spanned="2" office:value-type="string">
            <text:p text:style-name="P20"><text:span text:style-name="T13">“/search_admin_grid.jsp”</text:span></text:p>
          </table:table-cell>
          <table:covered-table-cell/>
          <table:table-cell table:style-name="Table60.A3" table:number-columns-spanned="0" office:value-type="string">
            <text:p text:style-name="P20"><text:span text:style-name="T13">Redirects user to the target page into the iframe. </text:span></text:p>
          </table:table-cell>
        </table:table-row>
      </table:table>
      <text:p text:style-name="P4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61.1">
          <table:table-cell table:style-name="Table61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61.1">
          <table:table-cell table:style-name="Table61.A2" office:value-type="string">
            <text:p text:style-name="P20"><text:span text:style-name="T11">S.No</text:span></text:p>
          </table:table-cell>
          <table:table-cell table:style-name="Table61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61.A2" office:value-type="string">
            <text:p text:style-name="P32"><text:span text:style-name="T11">Primary Key </text:span></text:p>
          </table:table-cell>
          <table:table-cell table:style-name="Table61.A2" table:number-columns-spanned="0" office:value-type="string">
            <text:p text:style-name="P20"><text:span text:style-name="T11">Purpose</text:span></text:p>
          </table:table-cell>
        </table:table-row>
        <table:table-row table:style-name="Table61.1">
          <table:table-cell table:style-name="Table61.A3" office:value-type="string">
            <text:p text:style-name="P20"><text:span text:style-name="T13">1</text:span></text:p>
          </table:table-cell>
          <table:table-cell table:style-name="Table61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61.A3" office:value-type="string">
            <text:p text:style-name="P20"><text:span text:style-name="T13">registration_id</text:span></text:p>
          </table:table-cell>
          <table:table-cell table:style-name="Table61.A3" table:number-columns-spanned="0" office:value-type="string">
            <text:p text:style-name="P20"><text:span text:style-name="T13">To retrieve data from tha table</text:span></text:p>
          </table:table-cell>
        </table:table-row>
        <table:table-row table:style-name="Table61.1">
          <table:table-cell table:style-name="Table61.A4" office:value-type="string">
            <text:p text:style-name="P20"><text:span text:style-name="T13">2</text:span></text:p>
          </table:table-cell>
          <table:table-cell table:style-name="Table61.A4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61.A4" office:value-type="string">
            <text:p text:style-name="P20"><text:span text:style-name="T13">institute_id</text:span></text:p>
          </table:table-cell>
          <table:table-cell table:style-name="Table61.A4" table:number-columns-spanned="0" office:value-type="string">
            <text:p text:style-name="P20"><text:span text:style-name="T13">To retrieve data from tha table</text:span></text:p>
          </table:table-cell>
        </table:table-row>
      </table:table>
      <text:p text:style-name="P4"/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62.1">
          <table:table-cell table:style-name="Table62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62.1">
          <table:table-cell table:style-name="Table62.A2" office:value-type="string">
            <text:p text:style-name="P20"><text:span text:style-name="T11">S.No</text:span></text:p>
          </table:table-cell>
          <table:table-cell table:style-name="Table62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62.A2" office:value-type="string">
            <text:p text:style-name="P32"><text:span text:style-name="T11">Pojo Name</text:span></text:p>
          </table:table-cell>
          <table:table-cell table:style-name="Table62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62.1">
          <table:table-cell table:style-name="Table62.A3" office:value-type="string">
            <text:p text:style-name="P20"><text:span text:style-name="T13">1</text:span></text:p>
          </table:table-cell>
          <table:table-cell table:style-name="Table62.A3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62.A3" office:value-type="string">
            <text:p text:style-name="P20"><text:span text:style-name="T13">Institute</text:span></text:p>
          </table:table-cell>
          <table:table-cell table:style-name="Table62.A3" table:number-columns-spanned="0" office:value-type="string">
            <text:p text:style-name="P17"/>
          </table:table-cell>
        </table:table-row>
      </table:table>
      <text:p text:style-name="P4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E"/>
        <table:table-column table:style-name="Table63.F"/>
        <table:table-row table:style-name="Table63.1">
          <table:table-cell table:style-name="Table63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63.1">
          <table:table-cell table:style-name="Table63.A2" office:value-type="string">
            <text:p text:style-name="P20"><text:span text:style-name="T11">S.No</text:span></text:p>
          </table:table-cell>
          <table:table-cell table:style-name="Table63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63.A2" office:value-type="string">
            <text:p text:style-name="P32"><text:span text:style-name="T11">Method Name </text:span></text:p>
          </table:table-cell>
          <table:table-cell table:style-name="Table63.E2" office:value-type="string">
            <text:p text:style-name="P20"><text:span text:style-name="T11">Select Operation</text:span></text:p>
          </table:table-cell>
          <table:table-cell table:style-name="Table63.E2" office:value-type="string">
            <text:p text:style-name="P20"><text:span text:style-name="T11">Columns <text:s/>in Where clause</text:span></text:p>
          </table:table-cell>
          <table:table-cell table:style-name="Table63.A2" table:number-columns-spanned="0" office:value-type="string">
            <text:p text:style-name="P20"><text:span text:style-name="T11">Purpose </text:span></text:p>
          </table:table-cell>
        </table:table-row>
        <table:table-row table:style-name="Table63.1">
          <table:table-cell table:style-name="Table63.A3" office:value-type="string">
            <text:p text:style-name="P20"><text:span text:style-name="T13">1</text:span></text:p>
          </table:table-cell>
          <table:table-cell table:style-name="Table63.A3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63.A3" office:value-type="string">
            <text:p text:style-name="P20"><text:span text:style-name="T13">getInstituteSearch()</text:span></text:p>
          </table:table-cell>
          <table:table-cell table:style-name="Table63.E3" office:value-type="string">
            <text:p text:style-name="P17"/>
          </table:table-cell>
          <table:table-cell table:style-name="Table63.E3" office:value-type="string">
            <text:p text:style-name="P20"><text:span text:style-name="T13">registration_id, search_by, <text:s/>search_keyword, sort_by</text:span></text:p>
          </table:table-cell>
          <table:table-cell table:style-name="Table63.A3" table:number-columns-spanned="0" office:value-type="string">
            <text:p text:style-name="P20"><text:span text:style-name="T13">To retrieve the data <text:s/>from table</text:span></text:p>
          </table:table-cell>
        </table:table-row>
      </table:table>
      <text:p text:style-name="P4"/>
      <text:p text:style-name="P20"><text:span text:style-name="T7"><text:tab/><text:tab/><text:tab/><text:tab/><text:tab/><text:tab/>Action on GRID</text:span></text:p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table:number-columns-spanned="2" office:value-type="string">
            <text:p text:style-name="P22"><text:span text:style-name="T11">Action Class Name:.AdminUpdateAction</text:span></text:p>
          </table:table-cell>
          <table:covered-table-cell/>
        </table:table-row>
        <table:table-row table:style-name="Table64.1">
          <table:table-cell table:style-name="Table64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64.1">
          <table:table-cell table:style-name="Table64.A3" office:value-type="string">
            <text:p text:style-name="P20"><text:span text:style-name="T13">Logical Name</text:span></text:p>
          </table:table-cell>
          <table:table-cell table:style-name="Table64.A3" office:value-type="string">
            <text:p text:style-name="P17"/>
          </table:table-cell>
        </table:table-row>
        <table:table-row table:style-name="Table64.1">
          <table:table-cell table:style-name="Table64.A3" office:value-type="string">
            <text:p text:style-name="P20"><text:span text:style-name="T13">Physical Path</text:span></text:p>
          </table:table-cell>
          <table:table-cell table:style-name="Table64.A3" office:value-type="string">
            <text:p text:style-name="P17"/>
          </table:table-cell>
        </table:table-row>
        <text:soft-page-break/>
        <table:table-row table:style-name="Table64.1">
          <table:table-cell table:style-name="Table64.A3" office:value-type="string">
            <text:p text:style-name="P20"><text:span text:style-name="T13">Code:</text:span></text:p>
          </table:table-cell>
          <table:table-cell table:style-name="Table64.A3" office:value-type="string">
            <text:p text:style-name="P17"/>
          </table:table-cell>
        </table:table-row>
        <table:table-row table:style-name="Table64.1">
          <table:table-cell table:style-name="Table64.A3" office:value-type="string">
            <text:p text:style-name="P20"><text:span text:style-name="T13">Description:</text:span></text:p>
          </table:table-cell>
          <table:table-cell table:style-name="Table64.A3" office:value-type="string">
            <text:p text:style-name="P17"/>
          </table:table-cell>
        </table:table-row>
        <table:table-row table:style-name="Table64.1">
          <table:table-cell table:style-name="Table64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64.1">
          <table:table-cell table:style-name="Table64.A3" office:value-type="string">
            <text:p text:style-name="P20"><text:span text:style-name="T13">Logical Name:</text:span></text:p>
          </table:table-cell>
          <table:table-cell table:style-name="Table64.A3" office:value-type="string">
            <text:p text:style-name="P20"><text:span text:style-name="T13">AdminUpdateAction</text:span></text:p>
          </table:table-cell>
        </table:table-row>
        <table:table-row table:style-name="Table64.1">
          <table:table-cell table:style-name="Table64.A3" office:value-type="string">
            <text:p text:style-name="P20"><text:span text:style-name="T13">Input JSP Form:</text:span></text:p>
          </table:table-cell>
          <table:table-cell table:style-name="Table64.A3" office:value-type="string">
            <text:p text:style-name="P20"><text:span text:style-name="T13">view_all.jsp</text:span></text:p>
          </table:table-cell>
        </table:table-row>
        <table:table-row table:style-name="Table64.1">
          <table:table-cell table:style-name="Table64.A3" office:value-type="string">
            <text:p text:style-name="P20"><text:span text:style-name="T13">Physical Path(Type tag):</text:span></text:p>
          </table:table-cell>
          <table:table-cell table:style-name="Table64.A3" office:value-type="string">
            <text:p text:style-name="P20"><text:span text:style-name="T13">com.myapp.struts.admin.AdminUpdateAction</text:span></text:p>
          </table:table-cell>
        </table:table-row>
        <table:table-row table:style-name="Table64.1">
          <table:table-cell table:style-name="Table64.A11" office:value-type="string">
            <text:p text:style-name="P20"><text:span text:style-name="T13">Logical Path</text:span></text:p>
          </table:table-cell>
          <table:table-cell table:style-name="Table64.A11" office:value-type="string">
            <text:p text:style-name="P20"><text:span text:style-name="T13">/view3</text:span></text:p>
          </table:table-cell>
        </table:table-row>
        <table:table-row table:style-name="Table64.1">
          <table:table-cell table:style-name="Table64.A3" office:value-type="string">
            <text:p text:style-name="P20"><text:span text:style-name="T13">Code:</text:span></text:p>
          </table:table-cell>
          <table:table-cell table:style-name="Table64.A3" office:value-type="string">
            <text:p text:style-name="P17"/>
          </table:table-cell>
        </table:table-row>
        <table:table-row table:style-name="Table64.1">
          <table:table-cell table:style-name="Table64.A3" office:value-type="string">
            <text:p text:style-name="P17"/>
            <text:p text:style-name="P20"><text:span text:style-name="T14">Description:</text:span></text:p>
          </table:table-cell>
          <table:table-cell table:style-name="Table64.A3" office:value-type="string">
            <text:p text:style-name="P20"><text:span text:style-name="T13">To show the details of institutes</text:span></text:p>
          </table:table-cell>
        </table:table-row>
      </table:table>
      <text:p text:style-name="P4"/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65.1">
          <table:table-cell table:style-name="Table65.A2" office:value-type="string">
            <text:p text:style-name="P21"><text:span text:style-name="T11">Request Forwards Name </text:span></text:p>
          </table:table-cell>
          <table:table-cell table:style-name="Table65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65.A2" table:number-columns-spanned="0" office:value-type="string">
            <text:p text:style-name="P21"><text:span text:style-name="T11">Purpose</text:span></text:p>
          </table:table-cell>
        </table:table-row>
        <table:table-row table:style-name="Table65.1">
          <table:table-cell table:style-name="Table65.A3" office:value-type="string">
            <text:p text:style-name="P20"><text:span text:style-name="T13">success</text:span></text:p>
          </table:table-cell>
          <table:table-cell table:style-name="Table65.B3" table:number-columns-spanned="2" office:value-type="string">
            <text:p text:style-name="P20"><text:span text:style-name="T13">“/admin_approved.jsp”</text:span></text:p>
          </table:table-cell>
          <table:covered-table-cell/>
          <table:table-cell table:style-name="Table65.A3" table:number-columns-spanned="0" office:value-type="string">
            <text:p text:style-name="P20"><text:span text:style-name="T13">Redirects user to the target page .</text:span></text:p>
          </table:table-cell>
        </table:table-row>
      </table:table>
      <text:p text:style-name="P4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66.1">
          <table:table-cell table:style-name="Table66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66.1">
          <table:table-cell table:style-name="Table66.A2" office:value-type="string">
            <text:p text:style-name="P20"><text:span text:style-name="T11">S.No</text:span></text:p>
          </table:table-cell>
          <table:table-cell table:style-name="Table66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66.A2" office:value-type="string">
            <text:p text:style-name="P32"><text:span text:style-name="T11">Primary Key </text:span></text:p>
          </table:table-cell>
          <table:table-cell table:style-name="Table66.A2" table:number-columns-spanned="0" office:value-type="string">
            <text:p text:style-name="P20"><text:span text:style-name="T11">Purpose</text:span></text:p>
          </table:table-cell>
        </table:table-row>
        <table:table-row table:style-name="Table66.1">
          <table:table-cell table:style-name="Table66.A3" office:value-type="string">
            <text:p text:style-name="P20"><text:span text:style-name="T13">1</text:span></text:p>
          </table:table-cell>
          <table:table-cell table:style-name="Table66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66.A3" office:value-type="string">
            <text:p text:style-name="P20"><text:span text:style-name="T13">registration_id</text:span></text:p>
          </table:table-cell>
          <table:table-cell table:style-name="Table66.A3" table:number-columns-spanned="0" office:value-type="string">
            <text:p text:style-name="P20"><text:span text:style-name="T13">To retrieve data from the table</text:span></text:p>
          </table:table-cell>
        </table:table-row>
      </table:table>
      <text:p text:style-name="P4"/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67.1">
          <table:table-cell table:style-name="Table67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67.1">
          <table:table-cell table:style-name="Table67.A2" office:value-type="string">
            <text:p text:style-name="P20"><text:span text:style-name="T11">S.No</text:span></text:p>
          </table:table-cell>
          <table:table-cell table:style-name="Table67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67.A2" office:value-type="string">
            <text:p text:style-name="P32"><text:span text:style-name="T11">Pojo Name</text:span></text:p>
          </table:table-cell>
          <table:table-cell table:style-name="Table67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67.1">
          <table:table-cell table:style-name="Table67.A3" office:value-type="string">
            <text:p text:style-name="P20"><text:span text:style-name="T13">1</text:span></text:p>
          </table:table-cell>
          <table:table-cell table:style-name="Table67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67.A3" office:value-type="string">
            <text:p text:style-name="P20"><text:span text:style-name="T13">AdminRegistration</text:span></text:p>
          </table:table-cell>
          <table:table-cell table:style-name="Table67.A3" table:number-columns-spanned="0" office:value-type="string">
            <text:p text:style-name="P17"/>
          </table:table-cell>
        </table:table-row>
      </table:table>
      <text:p text:style-name="P4"/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column table:style-name="Table68.E"/>
        <table:table-column table:style-name="Table68.F"/>
        <table:table-row table:style-name="Table68.1">
          <table:table-cell table:style-name="Table68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68.1">
          <table:table-cell table:style-name="Table68.A2" office:value-type="string">
            <text:p text:style-name="P20"><text:span text:style-name="T11">S.No</text:span></text:p>
          </table:table-cell>
          <table:table-cell table:style-name="Table68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68.A2" office:value-type="string">
            <text:p text:style-name="P32"><text:span text:style-name="T11">Method Name </text:span></text:p>
          </table:table-cell>
          <table:table-cell table:style-name="Table68.E2" office:value-type="string">
            <text:p text:style-name="P20"><text:span text:style-name="T11">Select Operation</text:span></text:p>
          </table:table-cell>
          <table:table-cell table:style-name="Table68.E2" office:value-type="string">
            <text:p text:style-name="P20"><text:span text:style-name="T11">Columns <text:s/>in Where clause</text:span></text:p>
          </table:table-cell>
          <table:table-cell table:style-name="Table68.A2" table:number-columns-spanned="0" office:value-type="string">
            <text:p text:style-name="P20"><text:span text:style-name="T11">Purpose </text:span></text:p>
          </table:table-cell>
        </table:table-row>
        <table:table-row table:style-name="Table68.1">
          <table:table-cell table:style-name="Table68.A3" office:value-type="string">
            <text:p text:style-name="P20"><text:span text:style-name="T13">1</text:span></text:p>
          </table:table-cell>
          <table:table-cell table:style-name="Table68.A3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68.A3" office:value-type="string">
            <text:p text:style-name="P20"><text:span text:style-name="T13">GetAdminInstitute</text:span></text:p>
            <text:p text:style-name="P20"><text:span text:style-name="T14">DeatilsById()</text:span></text:p>
          </table:table-cell>
          <table:table-cell table:style-name="Table68.E3" office:value-type="string">
            <text:p text:style-name="P20"><text:span text:style-name="T13">All Columns</text:span></text:p>
          </table:table-cell>
          <table:table-cell table:style-name="Table68.E3" office:value-type="string">
            <text:p text:style-name="P20"><text:span text:style-name="T13">registration_id</text:span></text:p>
          </table:table-cell>
          <table:table-cell table:style-name="Table68.A3" table:number-columns-spanned="0" office:value-type="string">
            <text:p text:style-name="P20"><text:span text:style-name="T13">To retrieve the data of institue on the basis of registration id.</text:span></text:p>
          </table:table-cell>
        </table:table-row>
      </table:table>
      <text:p text:style-name="P4"/>
      <text:p text:style-name="P20"><text:span text:style-name="T6"><text:tab/><text:tab/>10-<text:tab/>File Name of view page: </text:span><text:span text:style-name="T2"><text:s text:c="2"/>manage_superadmin.jsp</text:span></text:p>
      <text:p text:style-name="P28"><text:span text:style-name="T6"><text:tab/>Included Files:</text:span><text:span text:style-name="T2"> </text:span><text:span text:style-name="T6"><text:s text:c="2"/></text:span><text:span text:style-name="T2">File: adminheader.jsp</text:span></text:p>
      <text:p text:style-name="P28"><text:span text:style-name="T9"><text:tab/><text:tab/><text:tab/><text:tab/>Attributes</text:span></text:p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column table:style-name="Table69.E"/>
        <table:table-column table:style-name="Table69.F"/>
        <table:table-row table:style-name="Table69.1">
          <table:table-cell table:style-name="Table69.A1" office:value-type="string">
            <text:p text:style-name="P20"><text:span text:style-name="T11">S.No</text:span></text:p>
          </table:table-cell>
          <table:table-cell table:style-name="Table69.A1" office:value-type="string">
            <text:p text:style-name="P20"><text:span text:style-name="T11">Attribute Name</text:span></text:p>
          </table:table-cell>
          <table:table-cell table:style-name="Table69.A1" office:value-type="string">
            <text:p text:style-name="P20"><text:span text:style-name="T11">Label </text:span></text:p>
          </table:table-cell>
          <table:table-cell table:style-name="Table69.A1" office:value-type="string">
            <text:p text:style-name="P20"><text:span text:style-name="T11">Field Name</text:span></text:p>
          </table:table-cell>
          <table:table-cell table:style-name="Table69.A1" office:value-type="string">
            <text:p text:style-name="P20"><text:span text:style-name="T11">Type</text:span></text:p>
          </table:table-cell>
          <table:table-cell table:style-name="Table69.A1" office:value-type="string">
            <text:p text:style-name="P20"><text:span text:style-name="T11">Validation</text:span></text:p>
          </table:table-cell>
        </table:table-row>
        <table:table-row table:style-name="Table69.1">
          <table:table-cell table:style-name="Table69.A2" office:value-type="string">
            <text:p text:style-name="P22"><text:span text:style-name="T13">1</text:span></text:p>
          </table:table-cell>
          <table:table-cell table:style-name="Table69.A2" office:value-type="string">
            <text:p text:style-name="P20"><text:span text:style-name="T13">Super Admin Account </text:span></text:p>
          </table:table-cell>
          <table:table-cell table:style-name="Table69.A2" office:value-type="string">
            <text:p text:style-name="P20"><text:span text:style-name="T13">Super Admin Account</text:span></text:p>
          </table:table-cell>
          <table:table-cell table:style-name="Table69.A2" office:value-type="string">
            <text:p text:style-name="P17"/>
          </table:table-cell>
          <table:table-cell table:style-name="Table69.A2" office:value-type="string">
            <text:p text:style-name="P20"><text:span text:style-name="T13">Heading</text:span></text:p>
          </table:table-cell>
          <table:table-cell table:style-name="Table69.A2" office:value-type="string">
            <text:p text:style-name="P17"/>
          </table:table-cell>
        </table:table-row>
        <text:soft-page-break/>
        <table:table-row table:style-name="Table69.1">
          <table:table-cell table:style-name="Table69.A2" office:value-type="string">
            <text:p text:style-name="P22"><text:span text:style-name="T13">2</text:span></text:p>
          </table:table-cell>
          <table:table-cell table:style-name="Table69.A2" office:value-type="string">
            <text:p text:style-name="P20"><text:span text:style-name="T13">Old Login Id</text:span></text:p>
          </table:table-cell>
          <table:table-cell table:style-name="Table69.A2" office:value-type="string">
            <text:p text:style-name="P20"><text:span text:style-name="T13">Old Login Id</text:span></text:p>
          </table:table-cell>
          <table:table-cell table:style-name="Table69.A2" office:value-type="string">
            <text:p text:style-name="P20"><text:span text:style-name="T13">user_id1</text:span></text:p>
          </table:table-cell>
          <table:table-cell table:style-name="Table69.A2" office:value-type="string">
            <text:p text:style-name="P20"><text:span text:style-name="T13">Text box</text:span></text:p>
          </table:table-cell>
          <table:table-cell table:style-name="Table69.A2" office:value-type="string">
            <text:p text:style-name="P20"><text:span text:style-name="T13">Read only</text:span></text:p>
          </table:table-cell>
        </table:table-row>
        <table:table-row table:style-name="Table69.1">
          <table:table-cell table:style-name="Table69.A2" office:value-type="string">
            <text:p text:style-name="P22"><text:span text:style-name="T13">3</text:span></text:p>
          </table:table-cell>
          <table:table-cell table:style-name="Table69.A2" office:value-type="string">
            <text:p text:style-name="P20"><text:span text:style-name="T13">New Login Id</text:span></text:p>
          </table:table-cell>
          <table:table-cell table:style-name="Table69.A2" office:value-type="string">
            <text:p text:style-name="P20"><text:span text:style-name="T13">New Login Id </text:span></text:p>
          </table:table-cell>
          <table:table-cell table:style-name="Table69.A2" office:value-type="string">
            <text:p text:style-name="P20"><text:span text:style-name="T13">user_id2</text:span></text:p>
          </table:table-cell>
          <table:table-cell table:style-name="Table69.A2" office:value-type="string">
            <text:p text:style-name="P20"><text:span text:style-name="T13">Text box</text:span></text:p>
          </table:table-cell>
          <table:table-cell table:style-name="Table69.A2" office:value-type="string">
            <text:p text:style-name="P20"><text:span text:style-name="T13">Not in use</text:span></text:p>
          </table:table-cell>
        </table:table-row>
        <table:table-row table:style-name="Table69.1">
          <table:table-cell table:style-name="Table69.A2" office:value-type="string">
            <text:p text:style-name="P22"><text:span text:style-name="T13">4</text:span></text:p>
          </table:table-cell>
          <table:table-cell table:style-name="Table69.A2" office:value-type="string">
            <text:p text:style-name="P20"><text:span text:style-name="T13">Old Password</text:span></text:p>
          </table:table-cell>
          <table:table-cell table:style-name="Table69.A2" office:value-type="string">
            <text:p text:style-name="P20"><text:span text:style-name="T13">Old Password</text:span></text:p>
          </table:table-cell>
          <table:table-cell table:style-name="Table69.A2" office:value-type="string">
            <text:p text:style-name="P20"><text:span text:style-name="T13">password1</text:span></text:p>
          </table:table-cell>
          <table:table-cell table:style-name="Table69.A2" office:value-type="string">
            <text:p text:style-name="P20"><text:span text:style-name="T13">Text box</text:span></text:p>
          </table:table-cell>
          <table:table-cell table:style-name="Table69.A2" office:value-type="string">
            <text:p text:style-name="P17"/>
          </table:table-cell>
        </table:table-row>
        <table:table-row table:style-name="Table69.1">
          <table:table-cell table:style-name="Table69.A2" office:value-type="string">
            <text:p text:style-name="P22"><text:span text:style-name="T13">5</text:span></text:p>
          </table:table-cell>
          <table:table-cell table:style-name="Table69.A2" office:value-type="string">
            <text:p text:style-name="P20"><text:span text:style-name="T13">New Password</text:span></text:p>
          </table:table-cell>
          <table:table-cell table:style-name="Table69.A2" office:value-type="string">
            <text:p text:style-name="P20"><text:span text:style-name="T13">New Password</text:span></text:p>
          </table:table-cell>
          <table:table-cell table:style-name="Table69.A2" office:value-type="string">
            <text:p text:style-name="P20"><text:span text:style-name="T13">password2</text:span></text:p>
          </table:table-cell>
          <table:table-cell table:style-name="Table69.A2" office:value-type="string">
            <text:p text:style-name="P20"><text:span text:style-name="T13">Heading </text:span></text:p>
          </table:table-cell>
          <table:table-cell table:style-name="Table69.A2" office:value-type="string">
            <text:p text:style-name="P17"/>
          </table:table-cell>
        </table:table-row>
        <table:table-row table:style-name="Table69.1">
          <table:table-cell table:style-name="Table69.A7" office:value-type="string">
            <text:p text:style-name="P22"><text:span text:style-name="T13">6</text:span></text:p>
          </table:table-cell>
          <table:table-cell table:style-name="Table69.A7" office:value-type="string">
            <text:p text:style-name="P20"><text:span text:style-name="T13">Re-Enter Password</text:span></text:p>
          </table:table-cell>
          <table:table-cell table:style-name="Table69.A7" office:value-type="string">
            <text:p text:style-name="P20"><text:span text:style-name="T13">Re-Enter Password </text:span></text:p>
          </table:table-cell>
          <table:table-cell table:style-name="Table69.A7" office:value-type="string">
            <text:p text:style-name="P20"><text:span text:style-name="T13">password3</text:span></text:p>
          </table:table-cell>
          <table:table-cell table:style-name="Table69.A7" office:value-type="string">
            <text:p text:style-name="P20"><text:span text:style-name="T13">Combo box</text:span></text:p>
          </table:table-cell>
          <table:table-cell table:style-name="Table69.A7" office:value-type="string">
            <text:p text:style-name="P17"/>
          </table:table-cell>
        </table:table-row>
        <table:table-row table:style-name="Table69.1">
          <table:table-cell table:style-name="Table69.A7" office:value-type="string">
            <text:p text:style-name="P22"><text:span text:style-name="T13">7</text:span></text:p>
          </table:table-cell>
          <table:table-cell table:style-name="Table69.A7" office:value-type="string">
            <text:p text:style-name="P20"><text:span text:style-name="T13">Change Password</text:span></text:p>
          </table:table-cell>
          <table:table-cell table:style-name="Table69.A7" office:value-type="string">
            <text:p text:style-name="P20"><text:span text:style-name="T13">Change Password</text:span></text:p>
          </table:table-cell>
          <table:table-cell table:style-name="Table69.A7" office:value-type="string">
            <text:p text:style-name="P17"/>
          </table:table-cell>
          <table:table-cell table:style-name="Table69.A7" office:value-type="string">
            <text:p text:style-name="P20"><text:span text:style-name="T13">Submit button</text:span></text:p>
          </table:table-cell>
          <table:table-cell table:style-name="Table69.A7" office:value-type="string">
            <text:p text:style-name="P20"><text:span text:style-name="T13">check()</text:span></text:p>
          </table:table-cell>
        </table:table-row>
        <table:table-row table:style-name="Table69.1">
          <table:table-cell table:style-name="Table69.A7" office:value-type="string">
            <text:p text:style-name="P22"><text:span text:style-name="T13">8</text:span></text:p>
          </table:table-cell>
          <table:table-cell table:style-name="Table69.A7" office:value-type="string">
            <text:p text:style-name="P20"><text:span text:style-name="T13">Clear</text:span></text:p>
          </table:table-cell>
          <table:table-cell table:style-name="Table69.A7" office:value-type="string">
            <text:p text:style-name="P20"><text:span text:style-name="T13">Clear</text:span></text:p>
          </table:table-cell>
          <table:table-cell table:style-name="Table69.A7" office:value-type="string">
            <text:p text:style-name="P17"/>
          </table:table-cell>
          <table:table-cell table:style-name="Table69.A7" office:value-type="string">
            <text:p text:style-name="P20"><text:span text:style-name="T13">Button </text:span></text:p>
          </table:table-cell>
          <table:table-cell table:style-name="Table69.A7" office:value-type="string">
            <text:p text:style-name="P20"><text:span text:style-name="T13">clearme()</text:span></text:p>
          </table:table-cell>
        </table:table-row>
      </table:table>
      <text:p text:style-name="P9"/>
      <text:p text:style-name="P20"><text:span text:style-name="T6">Technology Used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70.1">
          <table:table-cell table:style-name="Table70.A2" office:value-type="string">
            <text:p text:style-name="P20"><text:span text:style-name="T11">Attribute Name<text:tab/></text:span></text:p>
          </table:table-cell>
          <table:table-cell table:style-name="Table70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70.A2" table:number-columns-spanned="0" office:value-type="string">
            <text:p text:style-name="P20"><text:span text:style-name="T11">Purpose</text:span></text:p>
          </table:table-cell>
        </table:table-row>
        <table:table-row table:style-name="Table70.1">
          <table:table-cell table:style-name="Table70.A3" office:value-type="string">
            <text:p text:style-name="P20"><text:span text:style-name="T13">Change Password</text:span></text:p>
          </table:table-cell>
          <table:table-cell table:style-name="Table70.A3" table:number-columns-spanned="2" office:value-type="string">
            <text:p text:style-name="P20"><text:span text:style-name="T13">check()</text:span></text:p>
          </table:table-cell>
          <table:covered-table-cell/>
          <table:table-cell table:style-name="Table70.A3" table:number-columns-spanned="0" office:value-type="string">
            <text:p text:style-name="P20"><text:span text:style-name="T13">To prevent null and duplicate data entry for password field</text:span></text:p>
          </table:table-cell>
        </table:table-row>
        <table:table-row table:style-name="Table70.1">
          <table:table-cell table:style-name="Table70.A2" office:value-type="string">
            <text:p text:style-name="P20"><text:span text:style-name="T13">Clear</text:span></text:p>
          </table:table-cell>
          <table:table-cell table:style-name="Table70.A2" table:number-columns-spanned="2" office:value-type="string">
            <text:p text:style-name="P20"><text:span text:style-name="T13">clearme()</text:span></text:p>
          </table:table-cell>
          <table:covered-table-cell/>
          <table:table-cell table:style-name="Table70.A2" table:number-columns-spanned="0" office:value-type="string">
            <text:p text:style-name="P20"><text:span text:style-name="T13">To reset all <text:s/>text fields.</text:span></text:p>
          </table:table-cell>
        </table:table-row>
      </table:table>
      <text:p text:style-name="P11"/>
      <table:table table:name="Table71" table:style-name="Table71">
        <table:table-column table:style-name="Table71.A"/>
        <table:table-column table:style-name="Table71.B"/>
        <table:table-row table:style-name="Table71.1">
          <table:table-cell table:style-name="Table71.A1" table:number-columns-spanned="2" office:value-type="string">
            <text:p text:style-name="P22"><text:span text:style-name="T11">Action Class Name:SuperAdminAction</text:span></text:p>
          </table:table-cell>
          <table:covered-table-cell/>
        </table:table-row>
        <table:table-row table:style-name="Table71.1">
          <table:table-cell table:style-name="Table71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71.1">
          <table:table-cell table:style-name="Table71.A3" office:value-type="string">
            <text:p text:style-name="P20"><text:span text:style-name="T13">Logical Name</text:span></text:p>
          </table:table-cell>
          <table:table-cell table:style-name="Table71.A3" office:value-type="string">
            <text:p text:style-name="P20"><text:span text:style-name="T13">SuperAdminActionForm</text:span></text:p>
          </table:table-cell>
        </table:table-row>
        <table:table-row table:style-name="Table71.1">
          <table:table-cell table:style-name="Table71.A3" office:value-type="string">
            <text:p text:style-name="P20"><text:span text:style-name="T13">Physical Path</text:span></text:p>
          </table:table-cell>
          <table:table-cell table:style-name="Table71.A3" office:value-type="string">
            <text:p text:style-name="P20"><text:span text:style-name="T13">com.myapp.struts.admin.SuperAdminActionForm</text:span></text:p>
          </table:table-cell>
        </table:table-row>
        <table:table-row table:style-name="Table71.1">
          <table:table-cell table:style-name="Table71.A3" office:value-type="string">
            <text:p text:style-name="P20"><text:span text:style-name="T13">Code:</text:span></text:p>
          </table:table-cell>
          <table:table-cell table:style-name="Table71.A3" office:value-type="string">
            <text:p text:style-name="P17"/>
          </table:table-cell>
        </table:table-row>
        <table:table-row table:style-name="Table71.1">
          <table:table-cell table:style-name="Table71.A3" office:value-type="string">
            <text:p text:style-name="P20"><text:span text:style-name="T13">Description:</text:span></text:p>
          </table:table-cell>
          <table:table-cell table:style-name="Table71.A3" office:value-type="string">
            <text:p text:style-name="P20"><text:span text:style-name="T13">For defining setter and getter functions.</text:span></text:p>
          </table:table-cell>
        </table:table-row>
        <table:table-row table:style-name="Table71.1">
          <table:table-cell table:style-name="Table71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71.1">
          <table:table-cell table:style-name="Table71.A3" office:value-type="string">
            <text:p text:style-name="P20"><text:span text:style-name="T13">Logical Name</text:span></text:p>
          </table:table-cell>
          <table:table-cell table:style-name="Table71.A3" office:value-type="string">
            <text:p text:style-name="P20"><text:span text:style-name="T13">SuperAdminAction</text:span></text:p>
          </table:table-cell>
        </table:table-row>
        <table:table-row table:style-name="Table71.1">
          <table:table-cell table:style-name="Table71.A3" office:value-type="string">
            <text:p text:style-name="P20"><text:span text:style-name="T13">Input JSP Form:</text:span></text:p>
          </table:table-cell>
          <table:table-cell table:style-name="Table71.A3" office:value-type="string">
            <text:p text:style-name="P20"><text:span text:style-name="T2">manage_superadmin.jsp</text:span></text:p>
          </table:table-cell>
        </table:table-row>
        <table:table-row table:style-name="Table71.1">
          <table:table-cell table:style-name="Table71.A3" office:value-type="string">
            <text:p text:style-name="P20"><text:span text:style-name="T13">Physical Path(Type tag):</text:span></text:p>
          </table:table-cell>
          <table:table-cell table:style-name="Table71.A3" office:value-type="string">
            <text:p text:style-name="P20"><text:span text:style-name="T13">com.myapp.struts.admin.SuperAdminAction</text:span></text:p>
          </table:table-cell>
        </table:table-row>
        <table:table-row table:style-name="Table71.1">
          <table:table-cell table:style-name="Table71.A11" office:value-type="string">
            <text:p text:style-name="P20"><text:span text:style-name="T13">Logical Path</text:span></text:p>
          </table:table-cell>
          <table:table-cell table:style-name="Table71.A11" office:value-type="string">
            <text:p text:style-name="P20"><text:span text:style-name="T13">/manage_superadmin</text:span></text:p>
          </table:table-cell>
        </table:table-row>
        <table:table-row table:style-name="Table71.1">
          <table:table-cell table:style-name="Table71.A3" office:value-type="string">
            <text:p text:style-name="P20"><text:span text:style-name="T13">Code:</text:span></text:p>
          </table:table-cell>
          <table:table-cell table:style-name="Table71.A3" office:value-type="string">
            <text:p text:style-name="P17"/>
          </table:table-cell>
        </table:table-row>
        <table:table-row table:style-name="Table71.1">
          <table:table-cell table:style-name="Table71.A3" office:value-type="string">
            <text:p text:style-name="P17"/>
            <text:p text:style-name="P20"><text:span text:style-name="T14">Description:</text:span></text:p>
          </table:table-cell>
          <table:table-cell table:style-name="Table71.A3" office:value-type="string">
            <text:p text:style-name="P20"><text:span text:style-name="T13">To change superadmin account details.</text:span></text:p>
          </table:table-cell>
        </table:table-row>
      </table:table>
      <text:p text:style-name="P4"/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72.1">
          <table:table-cell table:style-name="Table72.A2" office:value-type="string">
            <text:p text:style-name="P21"><text:span text:style-name="T11">Request Forwards Name </text:span></text:p>
          </table:table-cell>
          <table:table-cell table:style-name="Table72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72.A2" table:number-columns-spanned="0" office:value-type="string">
            <text:p text:style-name="P21"><text:span text:style-name="T11">Purpose</text:span></text:p>
          </table:table-cell>
        </table:table-row>
        <table:table-row table:style-name="Table72.1">
          <table:table-cell table:style-name="Table72.A3" office:value-type="string">
            <text:p text:style-name="P20"><text:span text:style-name="T13">success</text:span></text:p>
          </table:table-cell>
          <table:table-cell table:style-name="Table72.B3" table:number-columns-spanned="2" office:value-type="string">
            <text:p text:style-name="P20"><text:span text:style-name="T13">“/manage_superadmin.jsp”</text:span></text:p>
          </table:table-cell>
          <table:covered-table-cell/>
          <table:table-cell table:style-name="Table72.A3" table:number-columns-spanned="0" office:value-type="string">
            <text:p text:style-name="P20"><text:span text:style-name="T13">Redirects user to the target page with success message.</text:span></text:p>
          </table:table-cell>
        </table:table-row>
        <table:table-row table:style-name="Table72.1">
          <table:table-cell table:style-name="Table72.A4" office:value-type="string">
            <text:p text:style-name="P20"><text:span text:style-name="T13">fail</text:span></text:p>
          </table:table-cell>
          <table:table-cell table:style-name="Table72.B4" table:number-columns-spanned="2" office:value-type="string">
            <text:p text:style-name="P20"><text:span text:style-name="T13">“/manage_superadmin.jsp”</text:span></text:p>
          </table:table-cell>
          <table:covered-table-cell/>
          <table:table-cell table:style-name="Table72.A4" table:number-columns-spanned="0" office:value-type="string">
            <text:p text:style-name="P20"><text:span text:style-name="T13">Redirects user to the target page with failure message.</text:span></text:p>
          </table:table-cell>
        </table:table-row>
      </table:table>
      <text:p text:style-name="P4"><text:soft-page-break/></text:p>
      <text:p text:style-name="P4"/>
      <text:p text:style-name="P4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D"/>
        <table:table-row table:style-name="Table73.1">
          <table:table-cell table:style-name="Table73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73.1">
          <table:table-cell table:style-name="Table73.A2" office:value-type="string">
            <text:p text:style-name="P20"><text:span text:style-name="T11">S.No</text:span></text:p>
          </table:table-cell>
          <table:table-cell table:style-name="Table73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73.A2" office:value-type="string">
            <text:p text:style-name="P32"><text:span text:style-name="T11">Primary Key </text:span></text:p>
          </table:table-cell>
          <table:table-cell table:style-name="Table73.A2" table:number-columns-spanned="0" office:value-type="string">
            <text:p text:style-name="P20"><text:span text:style-name="T11">Purpose</text:span></text:p>
          </table:table-cell>
        </table:table-row>
        <table:table-row table:style-name="Table73.1">
          <table:table-cell table:style-name="Table73.A3" office:value-type="string">
            <text:p text:style-name="P20"><text:span text:style-name="T13">1</text:span></text:p>
          </table:table-cell>
          <table:table-cell table:style-name="Table73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73.A3" office:value-type="string">
            <text:p text:style-name="P20"><text:span text:style-name="T13">user_id</text:span></text:p>
          </table:table-cell>
          <table:table-cell table:style-name="Table73.A3" table:number-columns-spanned="0" office:value-type="string">
            <text:p text:style-name="P20"><text:span text:style-name="T13">To retrieve data from the table</text:span></text:p>
          </table:table-cell>
        </table:table-row>
      </table:table>
      <text:p text:style-name="P4"/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74.1">
          <table:table-cell table:style-name="Table74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74.1">
          <table:table-cell table:style-name="Table74.A2" office:value-type="string">
            <text:p text:style-name="P20"><text:span text:style-name="T11">S.No</text:span></text:p>
          </table:table-cell>
          <table:table-cell table:style-name="Table74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74.A2" office:value-type="string">
            <text:p text:style-name="P32"><text:span text:style-name="T11">Pojo Name</text:span></text:p>
          </table:table-cell>
          <table:table-cell table:style-name="Table74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74.1">
          <table:table-cell table:style-name="Table74.A3" office:value-type="string">
            <text:p text:style-name="P20"><text:span text:style-name="T13">1</text:span></text:p>
          </table:table-cell>
          <table:table-cell table:style-name="Table74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74.A3" office:value-type="string">
            <text:p text:style-name="P20"><text:span text:style-name="T13">Login</text:span></text:p>
          </table:table-cell>
          <table:table-cell table:style-name="Table74.A3" table:number-columns-spanned="0" office:value-type="string">
            <text:p text:style-name="P17"/>
          </table:table-cell>
        </table:table-row>
      </table:table>
      <text:p text:style-name="P4"/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column table:style-name="Table75.F"/>
        <table:table-row table:style-name="Table75.1">
          <table:table-cell table:style-name="Table75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75.1">
          <table:table-cell table:style-name="Table75.A2" office:value-type="string">
            <text:p text:style-name="P20"><text:span text:style-name="T11">S.No</text:span></text:p>
          </table:table-cell>
          <table:table-cell table:style-name="Table75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75.A2" office:value-type="string">
            <text:p text:style-name="P32"><text:span text:style-name="T11">Method Name </text:span></text:p>
          </table:table-cell>
          <table:table-cell table:style-name="Table75.E2" office:value-type="string">
            <text:p text:style-name="P20"><text:span text:style-name="T11">Select Operation</text:span></text:p>
          </table:table-cell>
          <table:table-cell table:style-name="Table75.E2" office:value-type="string">
            <text:p text:style-name="P20"><text:span text:style-name="T11">Columns <text:s/>in Where clause</text:span></text:p>
          </table:table-cell>
          <table:table-cell table:style-name="Table75.A2" table:number-columns-spanned="0" office:value-type="string">
            <text:p text:style-name="P20"><text:span text:style-name="T11">Purpose </text:span></text:p>
          </table:table-cell>
        </table:table-row>
        <table:table-row table:style-name="Table75.1">
          <table:table-cell table:style-name="Table75.A3" office:value-type="string">
            <text:p text:style-name="P20"><text:span text:style-name="T13">1</text:span></text:p>
          </table:table-cell>
          <table:table-cell table:style-name="Table75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75.A3" office:value-type="string">
            <text:p text:style-name="P20"><text:span text:style-name="T2">getLoginDetails()</text:span></text:p>
          </table:table-cell>
          <table:table-cell table:style-name="Table75.E3" office:value-type="string">
            <text:p text:style-name="P20"><text:span text:style-name="T13">All Columns</text:span></text:p>
          </table:table-cell>
          <table:table-cell table:style-name="Table75.E3" office:value-type="string">
            <text:p text:style-name="P20"><text:span text:style-name="T13">user_id,password</text:span></text:p>
          </table:table-cell>
          <table:table-cell table:style-name="Table75.A3" table:number-columns-spanned="0" office:value-type="string">
            <text:p text:style-name="P20"><text:span text:style-name="T13">To check duplicate entry for password.</text:span></text:p>
          </table:table-cell>
        </table:table-row>
        <table:table-row table:style-name="Table75.1">
          <table:table-cell table:style-name="Table75.A3" office:value-type="string">
            <text:p text:style-name="P17"/>
          </table:table-cell>
          <table:table-cell table:style-name="Table75.A3" table:number-columns-spanned="2" office:value-type="string">
            <text:p text:style-name="P17"/>
          </table:table-cell>
          <table:covered-table-cell/>
          <table:table-cell table:style-name="Table75.A3" office:value-type="string">
            <text:p text:style-name="P20"><text:span text:style-name="T2">getLoginDetailsbyRole()</text:span></text:p>
          </table:table-cell>
          <table:table-cell table:style-name="Table75.E3" office:value-type="string">
            <text:p text:style-name="P20"><text:span text:style-name="T13">All Columns</text:span></text:p>
          </table:table-cell>
          <table:table-cell table:style-name="Table75.E3" office:value-type="string">
            <text:p text:style-name="P20"><text:span text:style-name="T13">role</text:span></text:p>
          </table:table-cell>
          <table:table-cell table:style-name="Table75.A3" table:number-columns-spanned="0" office:value-type="string">
            <text:p text:style-name="P20"><text:span text:style-name="T13">To check the role of user.</text:span></text:p>
          </table:table-cell>
        </table:table-row>
        <table:table-row table:style-name="Table75.1">
          <table:table-cell table:style-name="Table75.A3" office:value-type="string">
            <text:p text:style-name="P17"/>
          </table:table-cell>
          <table:table-cell table:style-name="Table75.A3" table:number-columns-spanned="2" office:value-type="string">
            <text:p text:style-name="P17"/>
          </table:table-cell>
          <table:covered-table-cell/>
          <table:table-cell table:style-name="Table75.A3" office:value-type="string">
            <text:p text:style-name="P20"><text:span text:style-name="T2">update()</text:span></text:p>
          </table:table-cell>
          <table:table-cell table:style-name="Table75.E3" office:value-type="string">
            <text:p text:style-name="P17"/>
          </table:table-cell>
          <table:table-cell table:style-name="Table75.E3" office:value-type="string">
            <text:p text:style-name="P17"/>
          </table:table-cell>
          <table:table-cell table:style-name="Table75.A3" table:number-columns-spanned="0" office:value-type="string">
            <text:p text:style-name="P20"><text:span text:style-name="T13">To update the data.</text:span></text:p>
          </table:table-cell>
        </table:table-row>
      </table:table>
      <text:p text:style-name="P20"><text:span text:style-name="T7"><text:tab/><text:tab/><text:tab/></text:span></text:p>
      <text:p text:style-name="P20"><text:span text:style-name="T6"><text:tab/><text:tab/>11-<text:tab/>File Name of view page: </text:span><text:span text:style-name="T2"><text:s text:c="2"/>block_admin.jsp</text:span></text:p>
      <text:p text:style-name="P28"><text:span text:style-name="T6"><text:tab/>Included Files:</text:span><text:span text:style-name="T2"> </text:span><text:span text:style-name="T6"><text:s text:c="2"/></text:span><text:span text:style-name="T2">File: adminheader.jsp</text:span></text:p>
      <text:p text:style-name="P20"><text:span text:style-name="T4"><text:s/>This page shows the List of all blocked institutes.</text:span></text:p>
      <text:p text:style-name="P22"><text:span text:style-name="T7">Attributes</text:span></text:p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column table:style-name="Table76.E"/>
        <table:table-row table:style-name="Table76.1">
          <table:table-cell table:style-name="Table76.A1" office:value-type="string">
            <text:p text:style-name="P20"><text:span text:style-name="T11">S.No</text:span></text:p>
          </table:table-cell>
          <table:table-cell table:style-name="Table76.A1" office:value-type="string">
            <text:p text:style-name="P20"><text:span text:style-name="T11">Attribute Name</text:span></text:p>
          </table:table-cell>
          <table:table-cell table:style-name="Table76.A1" office:value-type="string">
            <text:p text:style-name="P20"><text:span text:style-name="T11">Label </text:span></text:p>
          </table:table-cell>
          <table:table-cell table:style-name="Table76.A1" office:value-type="string">
            <text:p text:style-name="P20"><text:span text:style-name="T11">Type</text:span></text:p>
          </table:table-cell>
          <table:table-cell table:style-name="Table76.A1" office:value-type="string">
            <text:p text:style-name="P20"><text:span text:style-name="T11">Target</text:span></text:p>
          </table:table-cell>
        </table:table-row>
        <table:table-row table:style-name="Table76.1">
          <table:table-cell table:style-name="Table76.A2" office:value-type="string">
            <text:p text:style-name="P22"><text:span text:style-name="T13">1</text:span></text:p>
          </table:table-cell>
          <table:table-cell table:style-name="Table76.A2" office:value-type="string">
            <text:p text:style-name="P20"><text:span text:style-name="T13">Institute Name</text:span></text:p>
          </table:table-cell>
          <table:table-cell table:style-name="Table76.A2" office:value-type="string">
            <text:p text:style-name="P20"><text:span text:style-name="T13">Institute Name</text:span></text:p>
          </table:table-cell>
          <table:table-cell table:style-name="Table76.A2" office:value-type="string">
            <text:p text:style-name="P20"><text:span text:style-name="T13">Link</text:span></text:p>
          </table:table-cell>
          <table:table-cell table:style-name="Table76.A2" office:value-type="string">
            <text:p text:style-name="P20"><text:span text:style-name="T13">View3.do</text:span></text:p>
          </table:table-cell>
        </table:table-row>
        <table:table-row table:style-name="Table76.1">
          <table:table-cell table:style-name="Table76.A2" office:value-type="string">
            <text:p text:style-name="P22"><text:span text:style-name="T13">2</text:span></text:p>
          </table:table-cell>
          <table:table-cell table:style-name="Table76.A2" office:value-type="string">
            <text:p text:style-name="P20"><text:span text:style-name="T13">Registration Id</text:span></text:p>
          </table:table-cell>
          <table:table-cell table:style-name="Table76.A2" office:value-type="string">
            <text:p text:style-name="P20"><text:span text:style-name="T13">Registration Id</text:span></text:p>
          </table:table-cell>
          <table:table-cell table:style-name="Table76.A2" office:value-type="string">
            <text:p text:style-name="P20"><text:span text:style-name="T13">Link</text:span></text:p>
          </table:table-cell>
          <table:table-cell table:style-name="Table76.A2" office:value-type="string">
            <text:p text:style-name="P20"><text:span text:style-name="T13">view3.do</text:span></text:p>
          </table:table-cell>
        </table:table-row>
        <table:table-row table:style-name="Table76.1">
          <table:table-cell table:style-name="Table76.A2" office:value-type="string">
            <text:p text:style-name="P22"><text:span text:style-name="T13">3</text:span></text:p>
          </table:table-cell>
          <table:table-cell table:style-name="Table76.A2" office:value-type="string">
            <text:p text:style-name="P20"><text:span text:style-name="T13">Admin Email</text:span></text:p>
          </table:table-cell>
          <table:table-cell table:style-name="Table76.A2" office:value-type="string">
            <text:p text:style-name="P20"><text:span text:style-name="T13">Admin Email</text:span></text:p>
          </table:table-cell>
          <table:table-cell table:style-name="Table76.A2" office:value-type="string">
            <text:p text:style-name="P20"><text:span text:style-name="T13">Link</text:span></text:p>
          </table:table-cell>
          <table:table-cell table:style-name="Table76.A2" office:value-type="string">
            <text:p text:style-name="P20"><text:span text:style-name="T13">view3.do</text:span></text:p>
          </table:table-cell>
        </table:table-row>
        <table:table-row table:style-name="Table76.1">
          <table:table-cell table:style-name="Table76.A5" office:value-type="string">
            <text:p text:style-name="P22"><text:span text:style-name="T13">4</text:span></text:p>
          </table:table-cell>
          <table:table-cell table:style-name="Table76.A5" office:value-type="string">
            <text:p text:style-name="P20"><text:span text:style-name="T13">Status</text:span></text:p>
          </table:table-cell>
          <table:table-cell table:style-name="Table76.A5" office:value-type="string">
            <text:p text:style-name="P20"><text:span text:style-name="T13">Status</text:span></text:p>
          </table:table-cell>
          <table:table-cell table:style-name="Table76.A5" office:value-type="string">
            <text:p text:style-name="P20"><text:span text:style-name="T13">Link</text:span></text:p>
          </table:table-cell>
          <table:table-cell table:style-name="Table76.A5" office:value-type="string">
            <text:p text:style-name="P20"><text:span text:style-name="T13">view3.do</text:span></text:p>
          </table:table-cell>
        </table:table-row>
        <table:table-row table:style-name="Table76.1">
          <table:table-cell table:style-name="Table76.A5" office:value-type="string">
            <text:p text:style-name="P22"><text:span text:style-name="T13">5</text:span></text:p>
          </table:table-cell>
          <table:table-cell table:style-name="Table76.A5" office:value-type="string">
            <text:p text:style-name="P20"><text:span text:style-name="T13">Working Status</text:span></text:p>
          </table:table-cell>
          <table:table-cell table:style-name="Table76.A5" office:value-type="string">
            <text:p text:style-name="P20"><text:span text:style-name="T13">Working Status</text:span></text:p>
          </table:table-cell>
          <table:table-cell table:style-name="Table76.A5" office:value-type="string">
            <text:p text:style-name="P20"><text:span text:style-name="T13">Link</text:span></text:p>
          </table:table-cell>
          <table:table-cell table:style-name="Table76.A5" office:value-type="string">
            <text:p text:style-name="P20"><text:span text:style-name="T13">view3.do</text:span></text:p>
          </table:table-cell>
        </table:table-row>
      </table:table>
      <text:p text:style-name="P15"/>
      <table:table table:name="Table77" table:style-name="Table77">
        <table:table-column table:style-name="Table77.A"/>
        <table:table-column table:style-name="Table77.B"/>
        <table:table-row table:style-name="Table77.1">
          <table:table-cell table:style-name="Table77.A1" table:number-columns-spanned="2" office:value-type="string">
            <text:p text:style-name="P22"><text:span text:style-name="T11">Action Class Name:.AdminUpdateAction</text:span></text:p>
          </table:table-cell>
          <table:covered-table-cell/>
        </table:table-row>
        <table:table-row table:style-name="Table77.1">
          <table:table-cell table:style-name="Table77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77.1">
          <table:table-cell table:style-name="Table77.A3" office:value-type="string">
            <text:p text:style-name="P20"><text:span text:style-name="T13">Logical Name</text:span></text:p>
          </table:table-cell>
          <table:table-cell table:style-name="Table77.A3" office:value-type="string">
            <text:p text:style-name="P17"/>
          </table:table-cell>
        </table:table-row>
        <table:table-row table:style-name="Table77.1">
          <table:table-cell table:style-name="Table77.A3" office:value-type="string">
            <text:p text:style-name="P20"><text:span text:style-name="T13">Physical Path</text:span></text:p>
          </table:table-cell>
          <table:table-cell table:style-name="Table77.A3" office:value-type="string">
            <text:p text:style-name="P17"/>
          </table:table-cell>
        </table:table-row>
        <table:table-row table:style-name="Table77.1">
          <table:table-cell table:style-name="Table77.A3" office:value-type="string">
            <text:p text:style-name="P20"><text:span text:style-name="T13">Code:</text:span></text:p>
          </table:table-cell>
          <table:table-cell table:style-name="Table77.A3" office:value-type="string">
            <text:p text:style-name="P17"/>
          </table:table-cell>
        </table:table-row>
        <text:soft-page-break/>
        <table:table-row table:style-name="Table77.1">
          <table:table-cell table:style-name="Table77.A3" office:value-type="string">
            <text:p text:style-name="P20"><text:span text:style-name="T13">Description:</text:span></text:p>
          </table:table-cell>
          <table:table-cell table:style-name="Table77.A3" office:value-type="string">
            <text:p text:style-name="P17"/>
          </table:table-cell>
        </table:table-row>
        <table:table-row table:style-name="Table77.1">
          <table:table-cell table:style-name="Table77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77.1">
          <table:table-cell table:style-name="Table77.A3" office:value-type="string">
            <text:p text:style-name="P20"><text:span text:style-name="T13">Logical Name:</text:span></text:p>
          </table:table-cell>
          <table:table-cell table:style-name="Table77.A3" office:value-type="string">
            <text:p text:style-name="P20"><text:span text:style-name="T13">AdminUpdateAction</text:span></text:p>
          </table:table-cell>
        </table:table-row>
        <table:table-row table:style-name="Table77.1">
          <table:table-cell table:style-name="Table77.A3" office:value-type="string">
            <text:p text:style-name="P20"><text:span text:style-name="T13">Input JSP Form:</text:span></text:p>
          </table:table-cell>
          <table:table-cell table:style-name="Table77.A3" office:value-type="string">
            <text:p text:style-name="P20"><text:span text:style-name="T13">view_all.jsp</text:span></text:p>
          </table:table-cell>
        </table:table-row>
        <table:table-row table:style-name="Table77.1">
          <table:table-cell table:style-name="Table77.A3" office:value-type="string">
            <text:p text:style-name="P20"><text:span text:style-name="T13">Physical Path(Type tag):</text:span></text:p>
          </table:table-cell>
          <table:table-cell table:style-name="Table77.A3" office:value-type="string">
            <text:p text:style-name="P20"><text:span text:style-name="T13">com.myapp.struts.admin..AdminUpdateAction</text:span></text:p>
          </table:table-cell>
        </table:table-row>
        <table:table-row table:style-name="Table77.1">
          <table:table-cell table:style-name="Table77.A11" office:value-type="string">
            <text:p text:style-name="P20"><text:span text:style-name="T13">Logical Path</text:span></text:p>
          </table:table-cell>
          <table:table-cell table:style-name="Table77.A11" office:value-type="string">
            <text:p text:style-name="P20"><text:span text:style-name="T13">/view3</text:span></text:p>
          </table:table-cell>
        </table:table-row>
        <table:table-row table:style-name="Table77.1">
          <table:table-cell table:style-name="Table77.A3" office:value-type="string">
            <text:p text:style-name="P20"><text:span text:style-name="T13">Code:</text:span></text:p>
          </table:table-cell>
          <table:table-cell table:style-name="Table77.A3" office:value-type="string">
            <text:p text:style-name="P17"/>
          </table:table-cell>
        </table:table-row>
        <table:table-row table:style-name="Table77.1">
          <table:table-cell table:style-name="Table77.A3" office:value-type="string">
            <text:p text:style-name="P17"/>
            <text:p text:style-name="P20"><text:span text:style-name="T14">Description:</text:span></text:p>
          </table:table-cell>
          <table:table-cell table:style-name="Table77.A3" office:value-type="string">
            <text:p text:style-name="P20"><text:span text:style-name="T13">To show the details of institutes</text:span></text:p>
          </table:table-cell>
        </table:table-row>
      </table:table>
      <text:p text:style-name="P4"/>
      <table:table table:name="Table78" table:style-name="Table78">
        <table:table-column table:style-name="Table78.A"/>
        <table:table-column table:style-name="Table78.B"/>
        <table:table-column table:style-name="Table78.C"/>
        <table:table-row table:style-name="Table78.1">
          <table:table-cell table:style-name="Table78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78.1">
          <table:table-cell table:style-name="Table78.A2" office:value-type="string">
            <text:p text:style-name="P21"><text:span text:style-name="T11">Request Forwards Name </text:span></text:p>
          </table:table-cell>
          <table:table-cell table:style-name="Table78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78.A2" table:number-columns-spanned="0" office:value-type="string">
            <text:p text:style-name="P21"><text:span text:style-name="T11">Purpose</text:span></text:p>
          </table:table-cell>
        </table:table-row>
        <table:table-row table:style-name="Table78.1">
          <table:table-cell table:style-name="Table78.A3" office:value-type="string">
            <text:p text:style-name="P20"><text:span text:style-name="T13">success</text:span></text:p>
          </table:table-cell>
          <table:table-cell table:style-name="Table78.B3" table:number-columns-spanned="2" office:value-type="string">
            <text:p text:style-name="P20"><text:span text:style-name="T13">“/admin_approved.jsp”</text:span></text:p>
          </table:table-cell>
          <table:covered-table-cell/>
          <table:table-cell table:style-name="Table78.A3" table:number-columns-spanned="0" office:value-type="string">
            <text:p text:style-name="P20"><text:span text:style-name="T13">Redirects user to the target page .</text:span></text:p>
          </table:table-cell>
        </table:table-row>
      </table:table>
      <text:p text:style-name="P4"/>
      <text:p text:style-name="P4"/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79.1">
          <table:table-cell table:style-name="Table79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79.1">
          <table:table-cell table:style-name="Table79.A2" office:value-type="string">
            <text:p text:style-name="P20"><text:span text:style-name="T11">S.No</text:span></text:p>
          </table:table-cell>
          <table:table-cell table:style-name="Table79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79.A2" office:value-type="string">
            <text:p text:style-name="P32"><text:span text:style-name="T11">Pojo Name</text:span></text:p>
          </table:table-cell>
          <table:table-cell table:style-name="Table79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79.1">
          <table:table-cell table:style-name="Table79.A3" office:value-type="string">
            <text:p text:style-name="P20"><text:span text:style-name="T13">1</text:span></text:p>
          </table:table-cell>
          <table:table-cell table:style-name="Table79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79.A3" office:value-type="string">
            <text:p text:style-name="P20"><text:span text:style-name="T13">AdminRegistration</text:span></text:p>
          </table:table-cell>
          <table:table-cell table:style-name="Table79.A3" table:number-columns-spanned="0" office:value-type="string">
            <text:p text:style-name="P17"/>
          </table:table-cell>
        </table:table-row>
      </table:table>
      <text:p text:style-name="P4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80.1">
          <table:table-cell table:style-name="Table80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80.1">
          <table:table-cell table:style-name="Table80.A2" office:value-type="string">
            <text:p text:style-name="P20"><text:span text:style-name="T11">S.No</text:span></text:p>
          </table:table-cell>
          <table:table-cell table:style-name="Table80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80.A2" office:value-type="string">
            <text:p text:style-name="P32"><text:span text:style-name="T11">Primary Key </text:span></text:p>
          </table:table-cell>
          <table:table-cell table:style-name="Table80.A2" table:number-columns-spanned="0" office:value-type="string">
            <text:p text:style-name="P20"><text:span text:style-name="T11">Purpose</text:span></text:p>
          </table:table-cell>
        </table:table-row>
        <table:table-row table:style-name="Table80.1">
          <table:table-cell table:style-name="Table80.A3" office:value-type="string">
            <text:p text:style-name="P20"><text:span text:style-name="T13">1</text:span></text:p>
          </table:table-cell>
          <table:table-cell table:style-name="Table80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80.A3" office:value-type="string">
            <text:p text:style-name="P20"><text:span text:style-name="T13">registration_id</text:span></text:p>
          </table:table-cell>
          <table:table-cell table:style-name="Table80.A3" table:number-columns-spanned="0" office:value-type="string">
            <text:p text:style-name="P20"><text:span text:style-name="T13">To retrieve data from the table</text:span></text:p>
          </table:table-cell>
        </table:table-row>
      </table:table>
      <text:p text:style-name="P4"/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column table:style-name="Table81.E"/>
        <table:table-column table:style-name="Table81.F"/>
        <table:table-row table:style-name="Table81.1">
          <table:table-cell table:style-name="Table81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81.1">
          <table:table-cell table:style-name="Table81.A2" office:value-type="string">
            <text:p text:style-name="P20"><text:span text:style-name="T11">S.No</text:span></text:p>
          </table:table-cell>
          <table:table-cell table:style-name="Table81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81.A2" office:value-type="string">
            <text:p text:style-name="P32"><text:span text:style-name="T11">Method Name </text:span></text:p>
          </table:table-cell>
          <table:table-cell table:style-name="Table81.E2" office:value-type="string">
            <text:p text:style-name="P20"><text:span text:style-name="T11">Select Operation</text:span></text:p>
          </table:table-cell>
          <table:table-cell table:style-name="Table81.E2" office:value-type="string">
            <text:p text:style-name="P20"><text:span text:style-name="T11">Columns <text:s/>in Where clause</text:span></text:p>
          </table:table-cell>
          <table:table-cell table:style-name="Table81.A2" table:number-columns-spanned="0" office:value-type="string">
            <text:p text:style-name="P20"><text:span text:style-name="T11">Purpose </text:span></text:p>
          </table:table-cell>
        </table:table-row>
        <table:table-row table:style-name="Table81.1">
          <table:table-cell table:style-name="Table81.A3" office:value-type="string">
            <text:p text:style-name="P20"><text:span text:style-name="T13">1</text:span></text:p>
          </table:table-cell>
          <table:table-cell table:style-name="Table81.A3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81.A3" office:value-type="string">
            <text:p text:style-name="P20"><text:span text:style-name="T13">GetAdminInstitute</text:span></text:p>
            <text:p text:style-name="P20"><text:span text:style-name="T14">DeatilsById()</text:span></text:p>
          </table:table-cell>
          <table:table-cell table:style-name="Table81.E3" office:value-type="string">
            <text:p text:style-name="P20"><text:span text:style-name="T13">All Columns</text:span></text:p>
          </table:table-cell>
          <table:table-cell table:style-name="Table81.E3" office:value-type="string">
            <text:p text:style-name="P20"><text:span text:style-name="T13">registration_id</text:span></text:p>
          </table:table-cell>
          <table:table-cell table:style-name="Table81.A3" table:number-columns-spanned="0" office:value-type="string">
            <text:p text:style-name="P20"><text:span text:style-name="T13">To retrieve the data of institue on the basis of registration id.</text:span></text:p>
          </table:table-cell>
        </table:table-row>
      </table:table>
      <text:p text:style-name="P14"/>
      <text:p text:style-name="P20"><text:span text:style-name="T6"><text:tab/><text:tab/>12-<text:tab/>File Name of view page: </text:span><text:span text:style-name="T2"><text:s text:c="2"/>view_blocked_institute.jsp</text:span></text:p>
      <text:p text:style-name="P28"><text:span text:style-name="T8"><text:tab/>Included Files:</text:span><text:span text:style-name="T4"> </text:span><text:span text:style-name="T8"><text:s text:c="2"/></text:span><text:span text:style-name="T4">Header File: adminheader.jsp</text:span></text:p>
      <text:p text:style-name="P22"><text:span text:style-name="T7">Attributes</text:span></text:p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column table:style-name="Table82.E"/>
        <table:table-row table:style-name="Table82.1">
          <table:table-cell table:style-name="Table82.A1" office:value-type="string">
            <text:p text:style-name="P20"><text:span text:style-name="T11">S.No</text:span></text:p>
          </table:table-cell>
          <table:table-cell table:style-name="Table82.A1" office:value-type="string">
            <text:p text:style-name="P20"><text:span text:style-name="T11">Attribute Name</text:span></text:p>
          </table:table-cell>
          <table:table-cell table:style-name="Table82.A1" office:value-type="string">
            <text:p text:style-name="P20"><text:span text:style-name="T11">Label </text:span></text:p>
          </table:table-cell>
          <table:table-cell table:style-name="Table82.A1" office:value-type="string">
            <text:p text:style-name="P20"><text:span text:style-name="T11">Type</text:span></text:p>
          </table:table-cell>
          <table:table-cell table:style-name="Table82.A1" office:value-type="string">
            <text:p text:style-name="P20"><text:span text:style-name="T11">Target</text:span></text:p>
          </table:table-cell>
        </table:table-row>
        <table:table-row table:style-name="Table82.1">
          <table:table-cell table:style-name="Table82.A2" office:value-type="string">
            <text:p text:style-name="P22"><text:span text:style-name="T13">1</text:span></text:p>
          </table:table-cell>
          <table:table-cell table:style-name="Table82.A2" office:value-type="string">
            <text:p text:style-name="P20"><text:span text:style-name="T13">Institute Name</text:span></text:p>
          </table:table-cell>
          <table:table-cell table:style-name="Table82.A2" office:value-type="string">
            <text:p text:style-name="P20"><text:span text:style-name="T13">Institute Name</text:span></text:p>
          </table:table-cell>
          <table:table-cell table:style-name="Table82.A2" office:value-type="string">
            <text:p text:style-name="P20"><text:span text:style-name="T13">Link</text:span></text:p>
          </table:table-cell>
          <table:table-cell table:style-name="Table82.A2" office:value-type="string">
            <text:p text:style-name="P20"><text:span text:style-name="T13">block_institute.do</text:span></text:p>
          </table:table-cell>
        </table:table-row>
        <table:table-row table:style-name="Table82.1">
          <table:table-cell table:style-name="Table82.A2" office:value-type="string">
            <text:p text:style-name="P22"><text:span text:style-name="T13">2</text:span></text:p>
          </table:table-cell>
          <table:table-cell table:style-name="Table82.A2" office:value-type="string">
            <text:p text:style-name="P20"><text:span text:style-name="T13">Registration Id</text:span></text:p>
          </table:table-cell>
          <table:table-cell table:style-name="Table82.A2" office:value-type="string">
            <text:p text:style-name="P20"><text:span text:style-name="T13">Registration </text:span><text:soft-page-break/><text:span text:style-name="T13">Id</text:span></text:p>
          </table:table-cell>
          <table:table-cell table:style-name="Table82.A2" office:value-type="string">
            <text:p text:style-name="P20"><text:span text:style-name="T13">Link</text:span></text:p>
          </table:table-cell>
          <table:table-cell table:style-name="Table82.A2" office:value-type="string">
            <text:p text:style-name="P20"><text:span text:style-name="T13">block_institute.</text:span><text:soft-page-break/><text:span text:style-name="T13">do</text:span></text:p>
          </table:table-cell>
        </table:table-row>
        <table:table-row table:style-name="Table82.1">
          <table:table-cell table:style-name="Table82.A2" office:value-type="string">
            <text:p text:style-name="P22"><text:span text:style-name="T13">3</text:span></text:p>
          </table:table-cell>
          <table:table-cell table:style-name="Table82.A2" office:value-type="string">
            <text:p text:style-name="P20"><text:span text:style-name="T13">Admin Email</text:span></text:p>
          </table:table-cell>
          <table:table-cell table:style-name="Table82.A2" office:value-type="string">
            <text:p text:style-name="P20"><text:span text:style-name="T13">Admin Email</text:span></text:p>
          </table:table-cell>
          <table:table-cell table:style-name="Table82.A2" office:value-type="string">
            <text:p text:style-name="P20"><text:span text:style-name="T13">Link</text:span></text:p>
          </table:table-cell>
          <table:table-cell table:style-name="Table82.A2" office:value-type="string">
            <text:p text:style-name="P20"><text:span text:style-name="T13">block_institute.do</text:span></text:p>
          </table:table-cell>
        </table:table-row>
        <table:table-row table:style-name="Table82.1">
          <table:table-cell table:style-name="Table82.A5" office:value-type="string">
            <text:p text:style-name="P22"><text:span text:style-name="T13">4</text:span></text:p>
          </table:table-cell>
          <table:table-cell table:style-name="Table82.A5" office:value-type="string">
            <text:p text:style-name="P20"><text:span text:style-name="T13">Working Status</text:span></text:p>
          </table:table-cell>
          <table:table-cell table:style-name="Table82.A5" office:value-type="string">
            <text:p text:style-name="P20"><text:span text:style-name="T13">Working Status</text:span></text:p>
          </table:table-cell>
          <table:table-cell table:style-name="Table82.A5" office:value-type="string">
            <text:p text:style-name="P20"><text:span text:style-name="T13">Link</text:span></text:p>
          </table:table-cell>
          <table:table-cell table:style-name="Table82.A5" office:value-type="string">
            <text:p text:style-name="P20"><text:span text:style-name="T13">block_institute.do</text:span></text:p>
          </table:table-cell>
        </table:table-row>
        <table:table-row table:style-name="Table82.1">
          <table:table-cell table:style-name="Table82.A5" office:value-type="string">
            <text:p text:style-name="P22"><text:span text:style-name="T13">5</text:span></text:p>
          </table:table-cell>
          <table:table-cell table:style-name="Table82.A5" office:value-type="string">
            <text:p text:style-name="P20"><text:span text:style-name="T13">Action</text:span></text:p>
          </table:table-cell>
          <table:table-cell table:style-name="Table82.A5" office:value-type="string">
            <text:p text:style-name="P20"><text:span text:style-name="T13">Change Status</text:span></text:p>
          </table:table-cell>
          <table:table-cell table:style-name="Table82.A5" office:value-type="string">
            <text:p text:style-name="P20"><text:span text:style-name="T13">Link</text:span></text:p>
          </table:table-cell>
          <table:table-cell table:style-name="Table82.A5" office:value-type="string">
            <text:p text:style-name="P20"><text:span text:style-name="T13">block_institute.do</text:span></text:p>
          </table:table-cell>
        </table:table-row>
      </table:table>
      <text:p text:style-name="P15"/>
      <table:table table:name="Table83" table:style-name="Table83">
        <table:table-column table:style-name="Table83.A"/>
        <table:table-column table:style-name="Table83.B"/>
        <table:table-row table:style-name="Table83.1">
          <table:table-cell table:style-name="Table83.A1" table:number-columns-spanned="2" office:value-type="string">
            <text:p text:style-name="P22"><text:span text:style-name="T11">Action Class Name:.BlockLibraryAction</text:span></text:p>
          </table:table-cell>
          <table:covered-table-cell/>
        </table:table-row>
        <table:table-row table:style-name="Table83.1">
          <table:table-cell table:style-name="Table83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83.1">
          <table:table-cell table:style-name="Table83.A3" office:value-type="string">
            <text:p text:style-name="P20"><text:span text:style-name="T13">Logical Name</text:span></text:p>
          </table:table-cell>
          <table:table-cell table:style-name="Table83.A3" office:value-type="string">
            <text:p text:style-name="P17"/>
          </table:table-cell>
        </table:table-row>
        <table:table-row table:style-name="Table83.1">
          <table:table-cell table:style-name="Table83.A3" office:value-type="string">
            <text:p text:style-name="P20"><text:span text:style-name="T13">Physical Path</text:span></text:p>
          </table:table-cell>
          <table:table-cell table:style-name="Table83.A3" office:value-type="string">
            <text:p text:style-name="P17"/>
          </table:table-cell>
        </table:table-row>
        <table:table-row table:style-name="Table83.1">
          <table:table-cell table:style-name="Table83.A3" office:value-type="string">
            <text:p text:style-name="P20"><text:span text:style-name="T13">Code:</text:span></text:p>
          </table:table-cell>
          <table:table-cell table:style-name="Table83.A3" office:value-type="string">
            <text:p text:style-name="P17"/>
          </table:table-cell>
        </table:table-row>
        <table:table-row table:style-name="Table83.1">
          <table:table-cell table:style-name="Table83.A3" office:value-type="string">
            <text:p text:style-name="P20"><text:span text:style-name="T13">Description:</text:span></text:p>
          </table:table-cell>
          <table:table-cell table:style-name="Table83.A3" office:value-type="string">
            <text:p text:style-name="P17"/>
          </table:table-cell>
        </table:table-row>
        <table:table-row table:style-name="Table83.1">
          <table:table-cell table:style-name="Table83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83.1">
          <table:table-cell table:style-name="Table83.A3" office:value-type="string">
            <text:p text:style-name="P20"><text:span text:style-name="T13">Logical Name:</text:span></text:p>
          </table:table-cell>
          <table:table-cell table:style-name="Table83.A3" office:value-type="string">
            <text:p text:style-name="P20"><text:span text:style-name="T13">BlockLibraryAction</text:span></text:p>
          </table:table-cell>
        </table:table-row>
        <table:table-row table:style-name="Table83.1">
          <table:table-cell table:style-name="Table83.A3" office:value-type="string">
            <text:p text:style-name="P20"><text:span text:style-name="T13">Input JSP Form:</text:span></text:p>
          </table:table-cell>
          <table:table-cell table:style-name="Table83.A3" office:value-type="string">
            <text:p text:style-name="P20"><text:span text:style-name="T2">view_blocked_institute.jsp</text:span></text:p>
          </table:table-cell>
        </table:table-row>
        <table:table-row table:style-name="Table83.1">
          <table:table-cell table:style-name="Table83.A3" office:value-type="string">
            <text:p text:style-name="P20"><text:span text:style-name="T13">Physical Path(Type tag):</text:span></text:p>
          </table:table-cell>
          <table:table-cell table:style-name="Table83.A3" office:value-type="string">
            <text:p text:style-name="P20"><text:span text:style-name="T13">com.myapp.struts.admin.BlockLibraryAction</text:span></text:p>
          </table:table-cell>
        </table:table-row>
        <table:table-row table:style-name="Table83.1">
          <table:table-cell table:style-name="Table83.A11" office:value-type="string">
            <text:p text:style-name="P20"><text:span text:style-name="T13">Logical Path</text:span></text:p>
          </table:table-cell>
          <table:table-cell table:style-name="Table83.A11" office:value-type="string">
            <text:p text:style-name="P20"><text:span text:style-name="T13">/block_institute</text:span></text:p>
          </table:table-cell>
        </table:table-row>
        <table:table-row table:style-name="Table83.1">
          <table:table-cell table:style-name="Table83.A3" office:value-type="string">
            <text:p text:style-name="P20"><text:span text:style-name="T13">Code:</text:span></text:p>
          </table:table-cell>
          <table:table-cell table:style-name="Table83.A3" office:value-type="string">
            <text:p text:style-name="P17"/>
          </table:table-cell>
        </table:table-row>
        <table:table-row table:style-name="Table83.1">
          <table:table-cell table:style-name="Table83.A3" office:value-type="string">
            <text:p text:style-name="P17"/>
            <text:p text:style-name="P20"><text:span text:style-name="T14">Description:</text:span></text:p>
          </table:table-cell>
          <table:table-cell table:style-name="Table83.A3" office:value-type="string">
            <text:p text:style-name="P20"><text:span text:style-name="T13">To show the details of institutes </text:span></text:p>
          </table:table-cell>
        </table:table-row>
      </table:table>
      <text:p text:style-name="P4"/>
      <table:table table:name="Table84" table:style-name="Table84">
        <table:table-column table:style-name="Table84.A"/>
        <table:table-column table:style-name="Table84.B"/>
        <table:table-column table:style-name="Table84.C"/>
        <table:table-row table:style-name="Table84.1">
          <table:table-cell table:style-name="Table84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84.1">
          <table:table-cell table:style-name="Table84.A2" office:value-type="string">
            <text:p text:style-name="P21"><text:span text:style-name="T11">Request Forwards Name </text:span></text:p>
          </table:table-cell>
          <table:table-cell table:style-name="Table84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84.A2" table:number-columns-spanned="0" office:value-type="string">
            <text:p text:style-name="P21"><text:span text:style-name="T11">Purpose</text:span></text:p>
          </table:table-cell>
        </table:table-row>
        <table:table-row table:style-name="Table84.1">
          <table:table-cell table:style-name="Table84.A3" office:value-type="string">
            <text:p text:style-name="P20"><text:span text:style-name="T13">success</text:span></text:p>
          </table:table-cell>
          <table:table-cell table:style-name="Table84.B3" table:number-columns-spanned="2" office:value-type="string">
            <text:p text:style-name="P20"><text:span text:style-name="T13">“/admin_blocked.jsp”</text:span></text:p>
          </table:table-cell>
          <table:covered-table-cell/>
          <table:table-cell table:style-name="Table84.A3" table:number-columns-spanned="0" office:value-type="string">
            <text:p text:style-name="P20"><text:span text:style-name="T13">Redirects user to the target page .</text:span></text:p>
          </table:table-cell>
        </table:table-row>
      </table:table>
      <text:p text:style-name="P4"/>
      <text:p text:style-name="P4"/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85.1">
          <table:table-cell table:style-name="Table85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85.1">
          <table:table-cell table:style-name="Table85.A2" office:value-type="string">
            <text:p text:style-name="P20"><text:span text:style-name="T11">S.No</text:span></text:p>
          </table:table-cell>
          <table:table-cell table:style-name="Table85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85.A2" office:value-type="string">
            <text:p text:style-name="P32"><text:span text:style-name="T11">Pojo Name</text:span></text:p>
          </table:table-cell>
          <table:table-cell table:style-name="Table85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85.1">
          <table:table-cell table:style-name="Table85.A3" office:value-type="string">
            <text:p text:style-name="P20"><text:span text:style-name="T13">1</text:span></text:p>
          </table:table-cell>
          <table:table-cell table:style-name="Table85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85.A3" office:value-type="string">
            <text:p text:style-name="P20"><text:span text:style-name="T13">AdminRegistration</text:span></text:p>
          </table:table-cell>
          <table:table-cell table:style-name="Table85.A3" table:number-columns-spanned="0" office:value-type="string">
            <text:p text:style-name="P17"/>
          </table:table-cell>
        </table:table-row>
      </table:table>
      <text:p text:style-name="P4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row table:style-name="Table86.1">
          <table:table-cell table:style-name="Table86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86.1">
          <table:table-cell table:style-name="Table86.A2" office:value-type="string">
            <text:p text:style-name="P20"><text:span text:style-name="T11">S.No</text:span></text:p>
          </table:table-cell>
          <table:table-cell table:style-name="Table86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86.A2" office:value-type="string">
            <text:p text:style-name="P32"><text:span text:style-name="T11">Primary Key </text:span></text:p>
          </table:table-cell>
          <table:table-cell table:style-name="Table86.A2" table:number-columns-spanned="0" office:value-type="string">
            <text:p text:style-name="P20"><text:span text:style-name="T11">Purpose</text:span></text:p>
          </table:table-cell>
        </table:table-row>
        <table:table-row table:style-name="Table86.1">
          <table:table-cell table:style-name="Table86.A3" office:value-type="string">
            <text:p text:style-name="P20"><text:span text:style-name="T13">1</text:span></text:p>
          </table:table-cell>
          <table:table-cell table:style-name="Table86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86.A3" office:value-type="string">
            <text:p text:style-name="P20"><text:span text:style-name="T13">registration_id</text:span></text:p>
          </table:table-cell>
          <table:table-cell table:style-name="Table86.A3" table:number-columns-spanned="0" office:value-type="string">
            <text:p text:style-name="P20"><text:span text:style-name="T13">To retrieve data from the table</text:span></text:p>
          </table:table-cell>
        </table:table-row>
      </table:table>
      <text:p text:style-name="P4"/>
      <text:p text:style-name="P4"/>
      <text:p text:style-name="P4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F"/>
        <table:table-row table:style-name="Table87.1">
          <table:table-cell table:style-name="Table87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87.1">
          <table:table-cell table:style-name="Table87.A2" office:value-type="string">
            <text:p text:style-name="P20"><text:span text:style-name="T11">S.No</text:span></text:p>
          </table:table-cell>
          <table:table-cell table:style-name="Table87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87.A2" office:value-type="string">
            <text:p text:style-name="P32"><text:span text:style-name="T11">Method Name </text:span></text:p>
          </table:table-cell>
          <table:table-cell table:style-name="Table87.E2" office:value-type="string">
            <text:p text:style-name="P20"><text:span text:style-name="T11">Select Operation</text:span></text:p>
          </table:table-cell>
          <table:table-cell table:style-name="Table87.E2" office:value-type="string">
            <text:p text:style-name="P20"><text:span text:style-name="T11">Columns <text:s/>in Where clause</text:span></text:p>
          </table:table-cell>
          <table:table-cell table:style-name="Table87.A2" table:number-columns-spanned="0" office:value-type="string">
            <text:p text:style-name="P20"><text:span text:style-name="T11">Purpose </text:span></text:p>
          </table:table-cell>
        </table:table-row>
        <table:table-row table:style-name="Table87.1">
          <table:table-cell table:style-name="Table87.A3" office:value-type="string">
            <text:p text:style-name="P20"><text:span text:style-name="T13">1</text:span></text:p>
          </table:table-cell>
          <table:table-cell table:style-name="Table87.A3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87.A3" office:value-type="string">
            <text:p text:style-name="P20"><text:span text:style-name="T13">GetAdminInstitute</text:span></text:p>
            <text:p text:style-name="P20"><text:span text:style-name="T14">DeatilsById()</text:span></text:p>
          </table:table-cell>
          <table:table-cell table:style-name="Table87.E3" office:value-type="string">
            <text:p text:style-name="P20"><text:span text:style-name="T13">All Columns</text:span></text:p>
          </table:table-cell>
          <table:table-cell table:style-name="Table87.E3" office:value-type="string">
            <text:p text:style-name="P20"><text:span text:style-name="T13">registration_id</text:span></text:p>
          </table:table-cell>
          <table:table-cell table:style-name="Table87.A3" table:number-columns-spanned="0" office:value-type="string">
            <text:p text:style-name="P20"><text:span text:style-name="T13">To retrieve the data of institue on the basis of registration id.</text:span></text:p>
          </table:table-cell>
        </table:table-row>
      </table:table>
      <text:p text:style-name="P15"/>
      <text:p text:style-name="P20"><text:span text:style-name="T6"><text:tab/><text:tab/>13-<text:tab/>File Name of view page: </text:span><text:span text:style-name="T2"><text:s text:c="3"/>admin_blocked.jsp</text:span></text:p>
      <text:p text:style-name="P28"><text:span text:style-name="T8"><text:tab/>Included Files:</text:span><text:span text:style-name="T4"> </text:span><text:span text:style-name="T8"><text:s text:c="2"/></text:span><text:span text:style-name="T4">Header File: adminheader.jsp</text:span></text:p>
      <text:p text:style-name="P22"><text:span text:style-name="T2"><text:s/></text:span><text:span text:style-name="T6">Attributes</text:span></text:p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column table:style-name="Table88.E"/>
        <table:table-column table:style-name="Table88.F"/>
        <table:table-row table:style-name="Table88.1">
          <table:table-cell table:style-name="Table88.A1" office:value-type="string">
            <text:p text:style-name="P20"><text:span text:style-name="T11">S.No.</text:span></text:p>
          </table:table-cell>
          <table:table-cell table:style-name="Table88.A1" office:value-type="string">
            <text:p text:style-name="P20"><text:span text:style-name="T11">Attribute Name</text:span></text:p>
          </table:table-cell>
          <table:table-cell table:style-name="Table88.A1" office:value-type="string">
            <text:p text:style-name="P20"><text:span text:style-name="T11">Label </text:span></text:p>
          </table:table-cell>
          <table:table-cell table:style-name="Table88.A1" office:value-type="string">
            <text:p text:style-name="P20"><text:span text:style-name="T11">Field Name</text:span></text:p>
          </table:table-cell>
          <table:table-cell table:style-name="Table88.A1" office:value-type="string">
            <text:p text:style-name="P20"><text:span text:style-name="T11">Type</text:span></text:p>
          </table:table-cell>
          <table:table-cell table:style-name="Table88.A1" office:value-type="string">
            <text:p text:style-name="P20"><text:span text:style-name="T11">Validation</text:span></text:p>
          </table:table-cell>
        </table:table-row>
        <table:table-row table:style-name="Table88.1">
          <table:table-cell table:style-name="Table88.A2" office:value-type="string">
            <text:p text:style-name="P22"><text:span text:style-name="T13">1</text:span></text:p>
          </table:table-cell>
          <table:table-cell table:style-name="Table88.A2" office:value-type="string">
            <text:p text:style-name="P20"><text:span text:style-name="T13">Institute Name</text:span></text:p>
          </table:table-cell>
          <table:table-cell table:style-name="Table88.A2" office:value-type="string">
            <text:p text:style-name="P20"><text:span text:style-name="T13">Institute Name</text:span></text:p>
          </table:table-cell>
          <table:table-cell table:style-name="Table88.A2" office:value-type="string">
            <text:p text:style-name="P20"><text:span text:style-name="T13">institute_name</text:span></text:p>
          </table:table-cell>
          <table:table-cell table:style-name="Table88.A2" office:value-type="string">
            <text:p text:style-name="P20"><text:span text:style-name="T13">Text box</text:span></text:p>
          </table:table-cell>
          <table:table-cell table:style-name="Table88.A2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2" office:value-type="string">
            <text:p text:style-name="P22"><text:span text:style-name="T13">2</text:span></text:p>
          </table:table-cell>
          <table:table-cell table:style-name="Table88.A2" office:value-type="string">
            <text:p text:style-name="P20"><text:span text:style-name="T13">Institute Abbrevation</text:span></text:p>
          </table:table-cell>
          <table:table-cell table:style-name="Table88.A2" office:value-type="string">
            <text:p text:style-name="P20"><text:span text:style-name="T13">Institute Abbrevation</text:span></text:p>
          </table:table-cell>
          <table:table-cell table:style-name="Table88.A2" office:value-type="string">
            <text:p text:style-name="P20"><text:span text:style-name="T13">abbreviated_name</text:span></text:p>
          </table:table-cell>
          <table:table-cell table:style-name="Table88.A2" office:value-type="string">
            <text:p text:style-name="P20"><text:span text:style-name="T13">Text box</text:span></text:p>
          </table:table-cell>
          <table:table-cell table:style-name="Table88.A2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2" office:value-type="string">
            <text:p text:style-name="P22"><text:span text:style-name="T13">3</text:span></text:p>
          </table:table-cell>
          <table:table-cell table:style-name="Table88.A2" office:value-type="string">
            <text:p text:style-name="P20"><text:span text:style-name="T13">Institute Address</text:span></text:p>
          </table:table-cell>
          <table:table-cell table:style-name="Table88.A2" office:value-type="string">
            <text:p text:style-name="P20"><text:span text:style-name="T13">Institute Address</text:span></text:p>
          </table:table-cell>
          <table:table-cell table:style-name="Table88.A2" office:value-type="string">
            <text:p text:style-name="P20"><text:span text:style-name="T13">institute_address</text:span></text:p>
          </table:table-cell>
          <table:table-cell table:style-name="Table88.A2" office:value-type="string">
            <text:p text:style-name="P20"><text:span text:style-name="T13">Text box</text:span></text:p>
          </table:table-cell>
          <table:table-cell table:style-name="Table88.A2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2" office:value-type="string">
            <text:p text:style-name="P22"><text:span text:style-name="T13">4</text:span></text:p>
          </table:table-cell>
          <table:table-cell table:style-name="Table88.A2" office:value-type="string">
            <text:p text:style-name="P20"><text:span text:style-name="T13">City</text:span></text:p>
          </table:table-cell>
          <table:table-cell table:style-name="Table88.A2" office:value-type="string">
            <text:p text:style-name="P20"><text:span text:style-name="T13">City</text:span></text:p>
          </table:table-cell>
          <table:table-cell table:style-name="Table88.A2" office:value-type="string">
            <text:p text:style-name="P20"><text:span text:style-name="T13">city</text:span></text:p>
          </table:table-cell>
          <table:table-cell table:style-name="Table88.A2" office:value-type="string">
            <text:p text:style-name="P20"><text:span text:style-name="T13">Text box</text:span></text:p>
          </table:table-cell>
          <table:table-cell table:style-name="Table88.A2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2" office:value-type="string">
            <text:p text:style-name="P22"><text:span text:style-name="T13">5</text:span></text:p>
          </table:table-cell>
          <table:table-cell table:style-name="Table88.A2" office:value-type="string">
            <text:p text:style-name="P20"><text:span text:style-name="T13">State</text:span></text:p>
          </table:table-cell>
          <table:table-cell table:style-name="Table88.A2" office:value-type="string">
            <text:p text:style-name="P20"><text:span text:style-name="T13">State</text:span></text:p>
          </table:table-cell>
          <table:table-cell table:style-name="Table88.A2" office:value-type="string">
            <text:p text:style-name="P20"><text:span text:style-name="T13">state</text:span></text:p>
          </table:table-cell>
          <table:table-cell table:style-name="Table88.A2" office:value-type="string">
            <text:p text:style-name="P20"><text:span text:style-name="T13">Text box</text:span></text:p>
          </table:table-cell>
          <table:table-cell table:style-name="Table88.A2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6</text:span></text:p>
          </table:table-cell>
          <table:table-cell table:style-name="Table88.A7" office:value-type="string">
            <text:p text:style-name="P20"><text:span text:style-name="T13">Country</text:span></text:p>
          </table:table-cell>
          <table:table-cell table:style-name="Table88.A7" office:value-type="string">
            <text:p text:style-name="P20"><text:span text:style-name="T13">Country</text:span></text:p>
          </table:table-cell>
          <table:table-cell table:style-name="Table88.A7" office:value-type="string">
            <text:p text:style-name="P20"><text:span text:style-name="T13">country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7</text:span></text:p>
          </table:table-cell>
          <table:table-cell table:style-name="Table88.A7" office:value-type="string">
            <text:p text:style-name="P20"><text:span text:style-name="T13">Pin</text:span></text:p>
          </table:table-cell>
          <table:table-cell table:style-name="Table88.A7" office:value-type="string">
            <text:p text:style-name="P20"><text:span text:style-name="T13">Pin</text:span></text:p>
          </table:table-cell>
          <table:table-cell table:style-name="Table88.A7" office:value-type="string">
            <text:p text:style-name="P20"><text:span text:style-name="T13">pin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8</text:span></text:p>
          </table:table-cell>
          <table:table-cell table:style-name="Table88.A7" office:value-type="string">
            <text:p text:style-name="P20"><text:span text:style-name="T13">Courtesy</text:span></text:p>
          </table:table-cell>
          <table:table-cell table:style-name="Table88.A7" office:value-type="string">
            <text:p text:style-name="P20"><text:span text:style-name="T13">Courtesy</text:span></text:p>
          </table:table-cell>
          <table:table-cell table:style-name="Table88.A7" office:value-type="string">
            <text:p text:style-name="P20"><text:span text:style-name="T13">courtesy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9</text:span></text:p>
          </table:table-cell>
          <table:table-cell table:style-name="Table88.A7" office:value-type="string">
            <text:p text:style-name="P20"><text:span text:style-name="T13">First Name</text:span></text:p>
          </table:table-cell>
          <table:table-cell table:style-name="Table88.A7" office:value-type="string">
            <text:p text:style-name="P20"><text:span text:style-name="T13">First Name</text:span></text:p>
          </table:table-cell>
          <table:table-cell table:style-name="Table88.A7" office:value-type="string">
            <text:p text:style-name="P20"><text:span text:style-name="T13">admin_fname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10</text:span></text:p>
          </table:table-cell>
          <table:table-cell table:style-name="Table88.A7" office:value-type="string">
            <text:p text:style-name="P20"><text:span text:style-name="T13">Last Name</text:span></text:p>
          </table:table-cell>
          <table:table-cell table:style-name="Table88.A7" office:value-type="string">
            <text:p text:style-name="P20"><text:span text:style-name="T13">Last Name</text:span></text:p>
          </table:table-cell>
          <table:table-cell table:style-name="Table88.A7" office:value-type="string">
            <text:p text:style-name="P20"><text:span text:style-name="T13">admin_lname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11</text:span></text:p>
          </table:table-cell>
          <table:table-cell table:style-name="Table88.A7" office:value-type="string">
            <text:p text:style-name="P20"><text:span text:style-name="T13">Gender</text:span></text:p>
          </table:table-cell>
          <table:table-cell table:style-name="Table88.A7" office:value-type="string">
            <text:p text:style-name="P20"><text:span text:style-name="T13">Gender</text:span></text:p>
          </table:table-cell>
          <table:table-cell table:style-name="Table88.A7" office:value-type="string">
            <text:p text:style-name="P20"><text:span text:style-name="T13">gender</text:span></text:p>
          </table:table-cell>
          <table:table-cell table:style-name="Table88.A7" office:value-type="string">
            <text:p text:style-name="P20"><text:span text:style-name="T13">Combo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12</text:span></text:p>
          </table:table-cell>
          <table:table-cell table:style-name="Table88.A7" office:value-type="string">
            <text:p text:style-name="P20"><text:span text:style-name="T13">Designation</text:span></text:p>
          </table:table-cell>
          <table:table-cell table:style-name="Table88.A7" office:value-type="string">
            <text:p text:style-name="P20"><text:span text:style-name="T13">Designation</text:span></text:p>
          </table:table-cell>
          <table:table-cell table:style-name="Table88.A7" office:value-type="string">
            <text:p text:style-name="P20"><text:span text:style-name="T13">admin_designation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13</text:span></text:p>
          </table:table-cell>
          <table:table-cell table:style-name="Table88.A7" office:value-type="string">
            <text:p text:style-name="P20"><text:span text:style-name="T13">Landline No</text:span></text:p>
          </table:table-cell>
          <table:table-cell table:style-name="Table88.A7" office:value-type="string">
            <text:p text:style-name="P20"><text:span text:style-name="T13">Landline No</text:span></text:p>
          </table:table-cell>
          <table:table-cell table:style-name="Table88.A7" office:value-type="string">
            <text:p text:style-name="P20"><text:span text:style-name="T13">land_line_no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14</text:span></text:p>
          </table:table-cell>
          <table:table-cell table:style-name="Table88.A7" office:value-type="string">
            <text:p text:style-name="P20"><text:span text:style-name="T13">Mobile No</text:span></text:p>
          </table:table-cell>
          <table:table-cell table:style-name="Table88.A7" office:value-type="string">
            <text:p text:style-name="P20"><text:span text:style-name="T13">Mobile No</text:span></text:p>
          </table:table-cell>
          <table:table-cell table:style-name="Table88.A7" office:value-type="string">
            <text:p text:style-name="P20"><text:span text:style-name="T13">mobile_no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15</text:span></text:p>
          </table:table-cell>
          <table:table-cell table:style-name="Table88.A7" office:value-type="string">
            <text:p text:style-name="P20"><text:span text:style-name="T13">User Id</text:span></text:p>
          </table:table-cell>
          <table:table-cell table:style-name="Table88.A7" office:value-type="string">
            <text:p text:style-name="P20"><text:span text:style-name="T13">User Id</text:span></text:p>
          </table:table-cell>
          <table:table-cell table:style-name="Table88.A7" office:value-type="string">
            <text:p text:style-name="P20"><text:span text:style-name="T13">userId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16</text:span></text:p>
          </table:table-cell>
          <table:table-cell table:style-name="Table88.A7" office:value-type="string">
            <text:p text:style-name="P20"><text:span text:style-name="T13">Type of institute</text:span></text:p>
          </table:table-cell>
          <table:table-cell table:style-name="Table88.A7" office:value-type="string">
            <text:p text:style-name="P20"><text:span text:style-name="T13">Type of institute</text:span></text:p>
          </table:table-cell>
          <table:table-cell table:style-name="Table88.A7" office:value-type="string">
            <text:p text:style-name="P20"><text:span text:style-name="T13">type_of_institute</text:span></text:p>
          </table:table-cell>
          <table:table-cell table:style-name="Table88.A7" office:value-type="string">
            <text:p text:style-name="P20"><text:span text:style-name="T13">Combo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17</text:span></text:p>
          </table:table-cell>
          <table:table-cell table:style-name="Table88.A7" office:value-type="string">
            <text:p text:style-name="P20"><text:span text:style-name="T13">Website Name</text:span></text:p>
          </table:table-cell>
          <table:table-cell table:style-name="Table88.A7" office:value-type="string">
            <text:p text:style-name="P20"><text:span text:style-name="T13">Website Name</text:span></text:p>
          </table:table-cell>
          <table:table-cell table:style-name="Table88.A7" office:value-type="string">
            <text:p text:style-name="P20"><text:span text:style-name="T13">institute_website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18</text:span></text:p>
          </table:table-cell>
          <table:table-cell table:style-name="Table88.A7" office:value-type="string">
            <text:p text:style-name="P20"><text:span text:style-name="T13">Email Id</text:span></text:p>
          </table:table-cell>
          <table:table-cell table:style-name="Table88.A7" office:value-type="string">
            <text:p text:style-name="P20"><text:span text:style-name="T13">Email Id</text:span></text:p>
          </table:table-cell>
          <table:table-cell table:style-name="Table88.A7" office:value-type="string">
            <text:p text:style-name="P20"><text:span text:style-name="T13">admin_email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19</text:span></text:p>
          </table:table-cell>
          <table:table-cell table:style-name="Table88.A7" office:value-type="string">
            <text:p text:style-name="P20"><text:span text:style-name="T13">Institute Domain</text:span></text:p>
          </table:table-cell>
          <table:table-cell table:style-name="Table88.A7" office:value-type="string">
            <text:p text:style-name="P20"><text:span text:style-name="T13">Institute Domain</text:span></text:p>
          </table:table-cell>
          <table:table-cell table:style-name="Table88.A7" office:value-type="string">
            <text:p text:style-name="P20"><text:span text:style-name="T13">institute_domain</text:span></text:p>
          </table:table-cell>
          <table:table-cell table:style-name="Table88.A7" office:value-type="string">
            <text:p text:style-name="P20"><text:span text:style-name="T13">Combo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20</text:span></text:p>
          </table:table-cell>
          <table:table-cell table:style-name="Table88.A7" office:value-type="string">
            <text:p text:style-name="P20"><text:span text:style-name="T13">Registration Id</text:span></text:p>
          </table:table-cell>
          <table:table-cell table:style-name="Table88.A7" office:value-type="string">
            <text:p text:style-name="P20"><text:span text:style-name="T13">Registration Id</text:span></text:p>
          </table:table-cell>
          <table:table-cell table:style-name="Table88.A7" office:value-type="string">
            <text:p text:style-name="P20"><text:span text:style-name="T13">registration_id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21</text:span></text:p>
          </table:table-cell>
          <table:table-cell table:style-name="Table88.A7" office:value-type="string">
            <text:p text:style-name="P20"><text:span text:style-name="T13">Institute Id</text:span></text:p>
          </table:table-cell>
          <table:table-cell table:style-name="Table88.A7" office:value-type="string">
            <text:p text:style-name="P20"><text:span text:style-name="T13">Institute Id</text:span></text:p>
          </table:table-cell>
          <table:table-cell table:style-name="Table88.A7" office:value-type="string">
            <text:p text:style-name="P20"><text:span text:style-name="T13">institute_id</text:span></text:p>
          </table:table-cell>
          <table:table-cell table:style-name="Table88.A7" office:value-type="string">
            <text:p text:style-name="P20"><text:span text:style-name="T13">Text box</text:span></text:p>
          </table:table-cell>
          <table:table-cell table:style-name="Table88.A7" office:value-type="string">
            <text:p text:style-name="P20"><text:span text:style-name="T13">Read only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22</text:span></text:p>
          </table:table-cell>
          <table:table-cell table:style-name="Table88.A7" office:value-type="string">
            <text:p text:style-name="P20"><text:span text:style-name="T13">Working Status</text:span></text:p>
          </table:table-cell>
          <table:table-cell table:style-name="Table88.A7" office:value-type="string">
            <text:p text:style-name="P20"><text:span text:style-name="T13">Working Status</text:span></text:p>
          </table:table-cell>
          <table:table-cell table:style-name="Table88.A7" office:value-type="string">
            <text:p text:style-name="P20"><text:span text:style-name="T13">working_status</text:span></text:p>
          </table:table-cell>
          <table:table-cell table:style-name="Table88.A7" office:value-type="string">
            <text:p text:style-name="P20"><text:span text:style-name="T13">Combo box</text:span></text:p>
          </table:table-cell>
          <table:table-cell table:style-name="Table88.A7" office:value-type="string">
            <text:p text:style-name="P17"/>
          </table:table-cell>
        </table:table-row>
        <table:table-row table:style-name="Table88.1">
          <table:table-cell table:style-name="Table88.A7" office:value-type="string">
            <text:p text:style-name="P22"><text:span text:style-name="T13">23</text:span></text:p>
          </table:table-cell>
          <table:table-cell table:style-name="Table88.A7" office:value-type="string">
            <text:p text:style-name="P20"><text:span text:style-name="T13">Back</text:span></text:p>
          </table:table-cell>
          <table:table-cell table:style-name="Table88.A7" office:value-type="string">
            <text:p text:style-name="P20"><text:span text:style-name="T13">Back</text:span></text:p>
          </table:table-cell>
          <table:table-cell table:style-name="Table88.A7" office:value-type="string">
            <text:p text:style-name="P20"><text:span text:style-name="T13">cancel</text:span></text:p>
          </table:table-cell>
          <table:table-cell table:style-name="Table88.A7" office:value-type="string">
            <text:p text:style-name="P20"><text:span text:style-name="T13">Button</text:span></text:p>
          </table:table-cell>
          <table:table-cell table:style-name="Table88.A7" office:value-type="string">
            <text:p text:style-name="P20"><text:span text:style-name="T13">quit()</text:span></text:p>
          </table:table-cell>
        </table:table-row>
        <table:table-row table:style-name="Table88.1">
          <table:table-cell table:style-name="Table88.A7" office:value-type="string">
            <text:p text:style-name="P22"><text:span text:style-name="T13">24</text:span></text:p>
          </table:table-cell>
          <table:table-cell table:style-name="Table88.A7" office:value-type="string">
            <text:p text:style-name="P20"><text:span text:style-name="T13">Accept</text:span></text:p>
          </table:table-cell>
          <table:table-cell table:style-name="Table88.A7" office:value-type="string">
            <text:p text:style-name="P20"><text:span text:style-name="T13">Accept</text:span></text:p>
          </table:table-cell>
          <table:table-cell table:style-name="Table88.A7" office:value-type="string">
            <text:p text:style-name="P20"><text:span text:style-name="T13">submit</text:span></text:p>
          </table:table-cell>
          <table:table-cell table:style-name="Table88.A7" office:value-type="string">
            <text:p text:style-name="P20"><text:span text:style-name="T13">Submit button</text:span></text:p>
          </table:table-cell>
          <table:table-cell table:style-name="Table88.A7" office:value-type="string">
            <text:p text:style-name="P17"/>
          </table:table-cell>
        </table:table-row>
      </table:table>
      <text:p text:style-name="P22"><text:span text:style-name="T7">Technology Used</text:span>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89.1">
          <table:table-cell table:style-name="Table89.A2" office:value-type="string">
            <text:p text:style-name="P20"><text:span text:style-name="T11">Attribute Name<text:tab/></text:span></text:p>
          </table:table-cell>
          <table:table-cell table:style-name="Table89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89.A2" table:number-columns-spanned="0" office:value-type="string">
            <text:p text:style-name="P20"><text:span text:style-name="T11">Purpose</text:span></text:p>
          </table:table-cell>
        </table:table-row>
        <table:table-row table:style-name="Table89.1">
          <table:table-cell table:style-name="Table89.A3" office:value-type="string">
            <text:p text:style-name="P20"><text:span text:style-name="T13">Back </text:span></text:p>
          </table:table-cell>
          <table:table-cell table:style-name="Table89.A3" table:number-columns-spanned="2" office:value-type="string">
            <text:p text:style-name="P20"><text:span text:style-name="T13">quit()</text:span></text:p>
          </table:table-cell>
          <table:covered-table-cell/>
          <table:table-cell table:style-name="Table89.A3" table:number-columns-spanned="0" office:value-type="string">
            <text:p text:style-name="P20"><text:span text:style-name="T13">For redirect user to last action performed.</text:span></text:p>
          </table:table-cell>
        </table:table-row>
      </table:table>
      <text:p text:style-name="P15"/>
      <table:table table:name="Table90" table:style-name="Table90">
        <table:table-column table:style-name="Table90.A"/>
        <table:table-column table:style-name="Table90.B"/>
        <table:table-row table:style-name="Table90.1">
          <table:table-cell table:style-name="Table90.A1" table:number-columns-spanned="2" office:value-type="string">
            <text:p text:style-name="P22"><text:span text:style-name="T11">Action Class Name:ChangeWorkingStatusAction</text:span></text:p>
          </table:table-cell>
          <table:covered-table-cell/>
        </table:table-row>
        <table:table-row table:style-name="Table90.1">
          <table:table-cell table:style-name="Table90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90.1">
          <table:table-cell table:style-name="Table90.A3" office:value-type="string">
            <text:p text:style-name="P20"><text:span text:style-name="T13">Logical Name</text:span></text:p>
          </table:table-cell>
          <table:table-cell table:style-name="Table90.A3" office:value-type="string">
            <text:p text:style-name="P20"><text:span text:style-name="T13">ChangeWorkingStatusActionForm</text:span></text:p>
          </table:table-cell>
        </table:table-row>
        <table:table-row table:style-name="Table90.1">
          <table:table-cell table:style-name="Table90.A3" office:value-type="string">
            <text:p text:style-name="P20"><text:span text:style-name="T13">Physical Path</text:span></text:p>
          </table:table-cell>
          <table:table-cell table:style-name="Table90.A3" office:value-type="string">
            <text:p text:style-name="P20"><text:span text:style-name="T13">com.myapp.struts.admin.ChangeWorkingStatusActionForm</text:span></text:p>
          </table:table-cell>
        </table:table-row>
        <table:table-row table:style-name="Table90.1">
          <table:table-cell table:style-name="Table90.A3" office:value-type="string">
            <text:p text:style-name="P20"><text:span text:style-name="T13">Code:</text:span></text:p>
          </table:table-cell>
          <table:table-cell table:style-name="Table90.A3" office:value-type="string">
            <text:p text:style-name="P17"/>
          </table:table-cell>
        </table:table-row>
        <table:table-row table:style-name="Table90.1">
          <table:table-cell table:style-name="Table90.A3" office:value-type="string">
            <text:p text:style-name="P20"><text:span text:style-name="T13">Description:</text:span></text:p>
          </table:table-cell>
          <table:table-cell table:style-name="Table90.A3" office:value-type="string">
            <text:p text:style-name="P20"><text:span text:style-name="T13">For defining setter and getter functions.</text:span></text:p>
          </table:table-cell>
        </table:table-row>
        <table:table-row table:style-name="Table90.1">
          <table:table-cell table:style-name="Table90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90.1">
          <table:table-cell table:style-name="Table90.A3" office:value-type="string">
            <text:p text:style-name="P20"><text:span text:style-name="T13">Logical Name:</text:span></text:p>
          </table:table-cell>
          <table:table-cell table:style-name="Table90.A3" office:value-type="string">
            <text:p text:style-name="P20"><text:span text:style-name="T13">ChangeWorkingStatusAction</text:span></text:p>
          </table:table-cell>
        </table:table-row>
        <table:table-row table:style-name="Table90.1">
          <table:table-cell table:style-name="Table90.A3" office:value-type="string">
            <text:p text:style-name="P20"><text:span text:style-name="T13">Input JSP Form:</text:span></text:p>
          </table:table-cell>
          <table:table-cell table:style-name="Table90.A3" office:value-type="string">
            <text:p text:style-name="P20"><text:span text:style-name="T2">admin_blocked.jsp</text:span></text:p>
          </table:table-cell>
        </table:table-row>
        <table:table-row table:style-name="Table90.1">
          <table:table-cell table:style-name="Table90.A3" office:value-type="string">
            <text:p text:style-name="P20"><text:span text:style-name="T13">Physical Path(Type tag):</text:span></text:p>
          </table:table-cell>
          <table:table-cell table:style-name="Table90.A3" office:value-type="string">
            <text:p text:style-name="P20"><text:span text:style-name="T13">com.myapp.struts.admin.ChangeWorkingStatusAction</text:span></text:p>
          </table:table-cell>
        </table:table-row>
        <table:table-row table:style-name="Table90.1">
          <table:table-cell table:style-name="Table90.A11" office:value-type="string">
            <text:p text:style-name="P20"><text:span text:style-name="T13">Logical Path</text:span></text:p>
          </table:table-cell>
          <table:table-cell table:style-name="Table90.A11" office:value-type="string">
            <text:p text:style-name="P20"><text:span text:style-name="T13">/changeWorkingStatus</text:span></text:p>
          </table:table-cell>
        </table:table-row>
        <table:table-row table:style-name="Table90.1">
          <table:table-cell table:style-name="Table90.A3" office:value-type="string">
            <text:p text:style-name="P20"><text:span text:style-name="T13">Code:</text:span></text:p>
          </table:table-cell>
          <table:table-cell table:style-name="Table90.A3" office:value-type="string">
            <text:p text:style-name="P17"/>
          </table:table-cell>
        </table:table-row>
        <table:table-row table:style-name="Table90.1">
          <table:table-cell table:style-name="Table90.A3" office:value-type="string">
            <text:p text:style-name="P17"/>
            <text:p text:style-name="P20"><text:span text:style-name="T14">Description:</text:span></text:p>
          </table:table-cell>
          <table:table-cell table:style-name="Table90.A3" office:value-type="string">
            <text:p text:style-name="P20"><text:span text:style-name="T13">To show the details of institutes </text:span></text:p>
          </table:table-cell>
        </table:table-row>
      </table:table>
      <text:p text:style-name="P4"/>
      <table:table table:name="Table91" table:style-name="Table91">
        <table:table-column table:style-name="Table91.A"/>
        <table:table-column table:style-name="Table91.B"/>
        <table:table-column table:style-name="Table91.C"/>
        <table:table-row table:style-name="Table91.1">
          <table:table-cell table:style-name="Table91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91.1">
          <table:table-cell table:style-name="Table91.A2" office:value-type="string">
            <text:p text:style-name="P21"><text:span text:style-name="T11">Request Forwards Name </text:span></text:p>
          </table:table-cell>
          <table:table-cell table:style-name="Table91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91.A2" table:number-columns-spanned="0" office:value-type="string">
            <text:p text:style-name="P21"><text:span text:style-name="T11">Purpose</text:span></text:p>
          </table:table-cell>
        </table:table-row>
        <table:table-row table:style-name="Table91.1">
          <table:table-cell table:style-name="Table91.A3" office:value-type="string">
            <text:p text:style-name="P20"><text:span text:style-name="T13">success</text:span></text:p>
          </table:table-cell>
          <table:table-cell table:style-name="Table91.B3" table:number-columns-spanned="2" office:value-type="string">
            <text:p text:style-name="P20"><text:span text:style-name="T13">“/working_status_message.jsp”</text:span></text:p>
          </table:table-cell>
          <table:covered-table-cell/>
          <table:table-cell table:style-name="Table91.A3" table:number-columns-spanned="0" office:value-type="string">
            <text:p text:style-name="P20"><text:span text:style-name="T13">Redirects user to the target page .</text:span></text:p>
          </table:table-cell>
        </table:table-row>
      </table:table>
      <text:p text:style-name="P4"/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92.1">
          <table:table-cell table:style-name="Table92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92.1">
          <table:table-cell table:style-name="Table92.A2" office:value-type="string">
            <text:p text:style-name="P20"><text:span text:style-name="T11">S.No</text:span></text:p>
          </table:table-cell>
          <table:table-cell table:style-name="Table92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92.A2" office:value-type="string">
            <text:p text:style-name="P32"><text:span text:style-name="T11">Pojo Name</text:span></text:p>
          </table:table-cell>
          <table:table-cell table:style-name="Table92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92.1">
          <table:table-cell table:style-name="Table92.A3" office:value-type="string">
            <text:p text:style-name="P20"><text:span text:style-name="T13">1</text:span></text:p>
          </table:table-cell>
          <table:table-cell table:style-name="Table92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92.A3" office:value-type="string">
            <text:p text:style-name="P20"><text:span text:style-name="T13">AdminRegistration</text:span></text:p>
          </table:table-cell>
          <table:table-cell table:style-name="Table92.A3" table:number-columns-spanned="0" office:value-type="string">
            <text:p text:style-name="P17"/>
          </table:table-cell>
        </table:table-row>
        <table:table-row table:style-name="Table92.1">
          <table:table-cell table:style-name="Table92.A4" office:value-type="string">
            <text:p text:style-name="P20"><text:span text:style-name="T13">2</text:span></text:p>
          </table:table-cell>
          <table:table-cell table:style-name="Table92.A4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92.A4" office:value-type="string">
            <text:p text:style-name="P20"><text:span text:style-name="T13">Institue</text:span></text:p>
          </table:table-cell>
          <table:table-cell table:style-name="Table92.A4" table:number-columns-spanned="0" office:value-type="string">
            <text:p text:style-name="P17"/>
          </table:table-cell>
        </table:table-row>
      </table:table>
      <text:p text:style-name="P4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93.1">
          <table:table-cell table:style-name="Table93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93.1">
          <table:table-cell table:style-name="Table93.A2" office:value-type="string">
            <text:p text:style-name="P20"><text:span text:style-name="T11">S.No</text:span></text:p>
          </table:table-cell>
          <table:table-cell table:style-name="Table93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93.A2" office:value-type="string">
            <text:p text:style-name="P32"><text:span text:style-name="T11">Primary Key </text:span></text:p>
          </table:table-cell>
          <table:table-cell table:style-name="Table93.A2" table:number-columns-spanned="0" office:value-type="string">
            <text:p text:style-name="P20"><text:span text:style-name="T11">Purpose</text:span></text:p>
          </table:table-cell>
        </table:table-row>
        <table:table-row table:style-name="Table93.1">
          <table:table-cell table:style-name="Table93.A3" office:value-type="string">
            <text:p text:style-name="P20"><text:span text:style-name="T13">1</text:span></text:p>
          </table:table-cell>
          <table:table-cell table:style-name="Table93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93.A3" office:value-type="string">
            <text:p text:style-name="P20"><text:span text:style-name="T13">registration_id</text:span></text:p>
          </table:table-cell>
          <table:table-cell table:style-name="Table93.A3" table:number-columns-spanned="0" office:value-type="string">
            <text:p text:style-name="P20"><text:span text:style-name="T13">To retrieve data from the table</text:span></text:p>
          </table:table-cell>
        </table:table-row>
        <table:table-row table:style-name="Table93.1">
          <table:table-cell table:style-name="Table93.A4" office:value-type="string">
            <text:p text:style-name="P20"><text:span text:style-name="T13">2</text:span></text:p>
          </table:table-cell>
          <table:table-cell table:style-name="Table93.A4" table:number-columns-spanned="2" office:value-type="string">
            <text:p text:style-name="P20"><text:span text:style-name="T13">institue</text:span></text:p>
          </table:table-cell>
          <table:covered-table-cell/>
          <table:table-cell table:style-name="Table93.A4" office:value-type="string">
            <text:p text:style-name="P20"><text:span text:style-name="T13">institute_id</text:span></text:p>
          </table:table-cell>
          <table:table-cell table:style-name="Table93.A4" table:number-columns-spanned="0" office:value-type="string">
            <text:p text:style-name="P20"><text:span text:style-name="T13">To retrieve data from the table</text:span></text:p>
          </table:table-cell>
        </table:table-row>
      </table:table>
      <text:p text:style-name="P4"/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column table:style-name="Table94.E"/>
        <table:table-column table:style-name="Table94.F"/>
        <table:table-row table:style-name="Table94.1">
          <table:table-cell table:style-name="Table94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94.1">
          <table:table-cell table:style-name="Table94.A2" office:value-type="string">
            <text:p text:style-name="P20"><text:span text:style-name="T11">S.No</text:span></text:p>
          </table:table-cell>
          <table:table-cell table:style-name="Table94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94.A2" office:value-type="string">
            <text:p text:style-name="P32"><text:span text:style-name="T11">Method Name </text:span></text:p>
          </table:table-cell>
          <table:table-cell table:style-name="Table94.E2" office:value-type="string">
            <text:p text:style-name="P20"><text:span text:style-name="T11">Select Operation</text:span></text:p>
          </table:table-cell>
          <table:table-cell table:style-name="Table94.E2" office:value-type="string">
            <text:p text:style-name="P20"><text:span text:style-name="T11">Columns <text:s/>in Where clause</text:span></text:p>
          </table:table-cell>
          <table:table-cell table:style-name="Table94.A2" table:number-columns-spanned="0" office:value-type="string">
            <text:p text:style-name="P20"><text:span text:style-name="T11">Purpose </text:span></text:p>
          </table:table-cell>
        </table:table-row>
        <table:table-row table:style-name="Table94.1">
          <table:table-cell table:style-name="Table94.A3" office:value-type="string">
            <text:p text:style-name="P20"><text:span text:style-name="T13">1</text:span></text:p>
          </table:table-cell>
          <table:table-cell table:style-name="Table94.A3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94.A3" office:value-type="string">
            <text:p text:style-name="P20"><text:span text:style-name="T13">getAdminDeatilsById()</text:span></text:p>
          </table:table-cell>
          <table:table-cell table:style-name="Table94.E3" office:value-type="string">
            <text:p text:style-name="P20"><text:span text:style-name="T13">All Columns</text:span></text:p>
          </table:table-cell>
          <table:table-cell table:style-name="Table94.E3" office:value-type="string">
            <text:p text:style-name="P20"><text:span text:style-name="T13">registration_id</text:span></text:p>
          </table:table-cell>
          <table:table-cell table:style-name="Table94.A3" table:number-columns-spanned="0" office:value-type="string">
            <text:p text:style-name="P20"><text:span text:style-name="T13">To retrieve the data of institue on the basis of registration id.</text:span></text:p>
          </table:table-cell>
        </table:table-row>
        <table:table-row table:style-name="Table94.1">
          <table:table-cell table:style-name="Table94.A3" office:value-type="string">
            <text:p text:style-name="P17"/>
          </table:table-cell>
          <table:table-cell table:style-name="Table94.A3" table:number-columns-spanned="2" office:value-type="string">
            <text:p text:style-name="P17"/>
          </table:table-cell>
          <table:covered-table-cell/>
          <table:table-cell table:style-name="Table94.A3" office:value-type="string">
            <text:p text:style-name="P20"><text:span text:style-name="T13">update()</text:span></text:p>
          </table:table-cell>
          <table:table-cell table:style-name="Table94.E3" office:value-type="string">
            <text:p text:style-name="P17"/>
          </table:table-cell>
          <table:table-cell table:style-name="Table94.E3" office:value-type="string">
            <text:p text:style-name="P17"/>
          </table:table-cell>
          <table:table-cell table:style-name="Table94.A3" table:number-columns-spanned="0" office:value-type="string">
            <text:p text:style-name="P20"><text:span text:style-name="T13">To update related data.</text:span></text:p>
          </table:table-cell>
        </table:table-row>
        <table:table-row table:style-name="Table94.1">
          <table:table-cell table:style-name="Table94.A3" office:value-type="string">
            <text:p text:style-name="P17"/>
          </table:table-cell>
          <table:table-cell table:style-name="Table94.A3" table:number-columns-spanned="2" office:value-type="string">
            <text:p text:style-name="P17"/>
          </table:table-cell>
          <table:covered-table-cell/>
          <table:table-cell table:style-name="Table94.A3" office:value-type="string">
            <text:p text:style-name="P20"><text:span text:style-name="T13">GetAdminDetailsBy</text:span></text:p>
            <text:p text:style-name="P20"><text:span text:style-name="T14">Status()</text:span></text:p>
          </table:table-cell>
          <table:table-cell table:style-name="Table94.E3" office:value-type="string">
            <text:p text:style-name="P17"/>
          </table:table-cell>
          <table:table-cell table:style-name="Table94.E3" office:value-type="string">
            <text:p text:style-name="P20"><text:span text:style-name="T13">status</text:span></text:p>
          </table:table-cell>
          <table:table-cell table:style-name="Table94.A3" table:number-columns-spanned="0" office:value-type="string">
            <text:p text:style-name="P20"><text:span text:style-name="T13">To check status of institue.</text:span></text:p>
          </table:table-cell>
        </table:table-row>
        <table:table-row table:style-name="Table94.1">
          <table:table-cell table:style-name="Table94.A3" office:value-type="string">
            <text:p text:style-name="P20"><text:span text:style-name="T13">2</text:span></text:p>
          </table:table-cell>
          <table:table-cell table:style-name="Table94.A3" table:number-columns-spanned="2" office:value-type="string">
            <text:p text:style-name="P20"><text:span text:style-name="T13">Institue</text:span></text:p>
          </table:table-cell>
          <table:covered-table-cell/>
          <table:table-cell table:style-name="Table94.A3" office:value-type="string">
            <text:p text:style-name="P20"><text:span text:style-name="T13">getInstituteDetailsByRegistrationId()</text:span></text:p>
          </table:table-cell>
          <table:table-cell table:style-name="Table94.E3" office:value-type="string">
            <text:p text:style-name="P17"/>
          </table:table-cell>
          <table:table-cell table:style-name="Table94.E3" office:value-type="string">
            <text:p text:style-name="P20"><text:span text:style-name="T13">registration_id</text:span></text:p>
          </table:table-cell>
          <table:table-cell table:style-name="Table94.A3" table:number-columns-spanned="0" office:value-type="string">
            <text:p text:style-name="P20"><text:span text:style-name="T13">To retrieve the data of institue on the basis of registration id.</text:span></text:p>
          </table:table-cell>
        </table:table-row>
        <table:table-row table:style-name="Table94.1">
          <table:table-cell table:style-name="Table94.A3" office:value-type="string">
            <text:p text:style-name="P17"/>
          </table:table-cell>
          <table:table-cell table:style-name="Table94.A3" table:number-columns-spanned="2" office:value-type="string">
            <text:p text:style-name="P17"/>
          </table:table-cell>
          <table:covered-table-cell/>
          <table:table-cell table:style-name="Table94.A3" office:value-type="string">
            <text:p text:style-name="P20"><text:span text:style-name="T13">update()</text:span></text:p>
          </table:table-cell>
          <table:table-cell table:style-name="Table94.E3" office:value-type="string">
            <text:p text:style-name="P17"/>
          </table:table-cell>
          <table:table-cell table:style-name="Table94.E3" office:value-type="string">
            <text:p text:style-name="P17"/>
          </table:table-cell>
          <table:table-cell table:style-name="Table94.A3" table:number-columns-spanned="0" office:value-type="string">
            <text:p text:style-name="P20"><text:span text:style-name="T13">To update related data.</text:span></text:p>
          </table:table-cell>
        </table:table-row>
      </table:table>
      <text:p text:style-name="P15"/>
      <text:p text:style-name="P22"><text:span text:style-name="T9">14-<text:tab/>File Name of view page: </text:span><text:span text:style-name="T5">email_setup.jsp</text:span></text:p>
      <text:p text:style-name="P22"><text:span text:style-name="T8"><text:tab/>Included Files:</text:span><text:span text:style-name="T4"> </text:span><text:span text:style-name="T8"><text:s text:c="2"/></text:span><text:span text:style-name="T4">Header File: adminheader.jsp</text:span></text:p>
      <text:p text:style-name="P28"><text:span text:style-name="T9"><text:tab/><text:tab/><text:tab/><text:tab/><text:tab/>Attributes</text:span></text:p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F"/>
        <table:table-row table:style-name="Table95.1">
          <table:table-cell table:style-name="Table95.A1" office:value-type="string">
            <text:p text:style-name="P20"><text:span text:style-name="T11">S.No</text:span></text:p>
          </table:table-cell>
          <table:table-cell table:style-name="Table95.A1" office:value-type="string">
            <text:p text:style-name="P20"><text:span text:style-name="T11">Attribute Name</text:span></text:p>
          </table:table-cell>
          <table:table-cell table:style-name="Table95.A1" office:value-type="string">
            <text:p text:style-name="P20"><text:span text:style-name="T11">Label </text:span></text:p>
          </table:table-cell>
          <table:table-cell table:style-name="Table95.A1" office:value-type="string">
            <text:p text:style-name="P20"><text:span text:style-name="T11">Field Name</text:span></text:p>
          </table:table-cell>
          <table:table-cell table:style-name="Table95.A1" office:value-type="string">
            <text:p text:style-name="P20"><text:span text:style-name="T11">Type</text:span></text:p>
          </table:table-cell>
          <table:table-cell table:style-name="Table95.A1" office:value-type="string">
            <text:p text:style-name="P20"><text:span text:style-name="T11">Validation</text:span></text:p>
          </table:table-cell>
        </table:table-row>
        <table:table-row table:style-name="Table95.1">
          <table:table-cell table:style-name="Table95.A2" office:value-type="string">
            <text:p text:style-name="P22"><text:span text:style-name="T13">1</text:span></text:p>
          </table:table-cell>
          <table:table-cell table:style-name="Table95.A2" office:value-type="string">
            <text:p text:style-name="P20"><text:span text:style-name="T13">Email Setup</text:span></text:p>
          </table:table-cell>
          <table:table-cell table:style-name="Table95.A2" office:value-type="string">
            <text:p text:style-name="P20"><text:span text:style-name="T13">Email Setup</text:span></text:p>
          </table:table-cell>
          <table:table-cell table:style-name="Table95.A2" office:value-type="string">
            <text:p text:style-name="P17"/>
          </table:table-cell>
          <table:table-cell table:style-name="Table95.A2" office:value-type="string">
            <text:p text:style-name="P20"><text:span text:style-name="T13">Heading</text:span></text:p>
          </table:table-cell>
          <table:table-cell table:style-name="Table95.A2" office:value-type="string">
            <text:p text:style-name="P17"/>
          </table:table-cell>
        </table:table-row>
        <table:table-row table:style-name="Table95.1">
          <table:table-cell table:style-name="Table95.A2" office:value-type="string">
            <text:p text:style-name="P22"><text:span text:style-name="T13">2</text:span></text:p>
          </table:table-cell>
          <table:table-cell table:style-name="Table95.A2" office:value-type="string">
            <text:p text:style-name="P20"><text:span text:style-name="T13">System Email Id</text:span></text:p>
          </table:table-cell>
          <table:table-cell table:style-name="Table95.A2" office:value-type="string">
            <text:p text:style-name="P20"><text:span text:style-name="T13">System Email Id</text:span></text:p>
          </table:table-cell>
          <table:table-cell table:style-name="Table95.A2" office:value-type="string">
            <text:p text:style-name="P20"><text:span text:style-name="T13">user_id1</text:span></text:p>
          </table:table-cell>
          <table:table-cell table:style-name="Table95.A2" office:value-type="string">
            <text:p text:style-name="P20"><text:span text:style-name="T13">Text box</text:span></text:p>
          </table:table-cell>
          <table:table-cell table:style-name="Table95.A2" office:value-type="string">
            <text:p text:style-name="P17"/>
          </table:table-cell>
        </table:table-row>
        <table:table-row table:style-name="Table95.1">
          <table:table-cell table:style-name="Table95.A2" office:value-type="string">
            <text:p text:style-name="P22"><text:span text:style-name="T13">3</text:span></text:p>
          </table:table-cell>
          <table:table-cell table:style-name="Table95.A2" office:value-type="string">
            <text:p text:style-name="P20"><text:span text:style-name="T13">Re-Enter Email Id</text:span></text:p>
          </table:table-cell>
          <table:table-cell table:style-name="Table95.A2" office:value-type="string">
            <text:p text:style-name="P20"><text:span text:style-name="T13">New Login Id </text:span></text:p>
          </table:table-cell>
          <table:table-cell table:style-name="Table95.A2" office:value-type="string">
            <text:p text:style-name="P20"><text:span text:style-name="T13">user_id2</text:span></text:p>
          </table:table-cell>
          <table:table-cell table:style-name="Table95.A2" office:value-type="string">
            <text:p text:style-name="P20"><text:span text:style-name="T13">Text box</text:span></text:p>
          </table:table-cell>
          <table:table-cell table:style-name="Table95.A2" office:value-type="string">
            <text:p text:style-name="P17"/>
          </table:table-cell>
        </table:table-row>
        <table:table-row table:style-name="Table95.1">
          <table:table-cell table:style-name="Table95.A2" office:value-type="string">
            <text:p text:style-name="P22"><text:span text:style-name="T13">4</text:span></text:p>
          </table:table-cell>
          <table:table-cell table:style-name="Table95.A2" office:value-type="string">
            <text:p text:style-name="P20"><text:span text:style-name="T13">Password</text:span></text:p>
          </table:table-cell>
          <table:table-cell table:style-name="Table95.A2" office:value-type="string">
            <text:p text:style-name="P20"><text:span text:style-name="T13">Old Password</text:span></text:p>
          </table:table-cell>
          <table:table-cell table:style-name="Table95.A2" office:value-type="string">
            <text:p text:style-name="P20"><text:span text:style-name="T13">password1</text:span></text:p>
          </table:table-cell>
          <table:table-cell table:style-name="Table95.A2" office:value-type="string">
            <text:p text:style-name="P20"><text:span text:style-name="T13">Text box</text:span></text:p>
          </table:table-cell>
          <table:table-cell table:style-name="Table95.A2" office:value-type="string">
            <text:p text:style-name="P17"/>
          </table:table-cell>
        </table:table-row>
        <table:table-row table:style-name="Table95.1">
          <table:table-cell table:style-name="Table95.A2" office:value-type="string">
            <text:p text:style-name="P22"><text:span text:style-name="T13">5</text:span></text:p>
          </table:table-cell>
          <table:table-cell table:style-name="Table95.A2" office:value-type="string">
            <text:p text:style-name="P20"><text:span text:style-name="T13">Submit</text:span></text:p>
          </table:table-cell>
          <table:table-cell table:style-name="Table95.A2" office:value-type="string">
            <text:p text:style-name="P20"><text:span text:style-name="T13">New Password</text:span></text:p>
          </table:table-cell>
          <table:table-cell table:style-name="Table95.A2" office:value-type="string">
            <text:p text:style-name="P20"><text:span text:style-name="T13">password2</text:span></text:p>
          </table:table-cell>
          <table:table-cell table:style-name="Table95.A2" office:value-type="string">
            <text:p text:style-name="P20"><text:span text:style-name="T13">Submit button</text:span></text:p>
          </table:table-cell>
          <table:table-cell table:style-name="Table95.A2" office:value-type="string">
            <text:p text:style-name="P20"><text:span text:style-name="T13">check()</text:span></text:p>
          </table:table-cell>
        </table:table-row>
        <table:table-row table:style-name="Table95.1">
          <table:table-cell table:style-name="Table95.A7" office:value-type="string">
            <text:p text:style-name="P22"><text:span text:style-name="T13">6</text:span></text:p>
          </table:table-cell>
          <table:table-cell table:style-name="Table95.A7" office:value-type="string">
            <text:p text:style-name="P20"><text:span text:style-name="T13">Clear</text:span></text:p>
          </table:table-cell>
          <table:table-cell table:style-name="Table95.A7" office:value-type="string">
            <text:p text:style-name="P20"><text:span text:style-name="T13">Re-Enter Password </text:span></text:p>
          </table:table-cell>
          <table:table-cell table:style-name="Table95.A7" office:value-type="string">
            <text:p text:style-name="P20"><text:span text:style-name="T13">password3</text:span></text:p>
          </table:table-cell>
          <table:table-cell table:style-name="Table95.A7" office:value-type="string">
            <text:p text:style-name="P20"><text:span text:style-name="T13">Button</text:span></text:p>
          </table:table-cell>
          <table:table-cell table:style-name="Table95.A7" office:value-type="string">
            <text:p text:style-name="P20"><text:span text:style-name="T13">clearme()</text:span></text:p>
          </table:table-cell>
        </table:table-row>
      </table:table>
      <text:p text:style-name="P9"/>
      <text:p text:style-name="P20"><text:span text:style-name="T6">Technology Used</text:span></text:p>
      <table:table table:name="Table96" table:style-name="Table96">
        <table:table-column table:style-name="Table96.A"/>
        <table:table-column table:style-name="Table96.B"/>
        <table:table-column table:style-name="Table96.C"/>
        <table:table-row table:style-name="Table96.1">
          <table:table-cell table:style-name="Table96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96.1">
          <table:table-cell table:style-name="Table96.A2" office:value-type="string">
            <text:p text:style-name="P20"><text:span text:style-name="T11">Attribute Name<text:tab/></text:span></text:p>
          </table:table-cell>
          <table:table-cell table:style-name="Table96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96.A2" table:number-columns-spanned="0" office:value-type="string">
            <text:p text:style-name="P20"><text:span text:style-name="T11">Purpose</text:span></text:p>
          </table:table-cell>
        </table:table-row>
        <table:table-row table:style-name="Table96.1">
          <table:table-cell table:style-name="Table96.A3" office:value-type="string">
            <text:p text:style-name="P20"><text:span text:style-name="T13">Submit</text:span></text:p>
          </table:table-cell>
          <table:table-cell table:style-name="Table96.A3" table:number-columns-spanned="2" office:value-type="string">
            <text:p text:style-name="P20"><text:span text:style-name="T13">check()</text:span></text:p>
          </table:table-cell>
          <table:covered-table-cell/>
          <table:table-cell table:style-name="Table96.A3" table:number-columns-spanned="0" office:value-type="string">
            <text:p text:style-name="P20"><text:span text:style-name="T13">To prevent null and duplicate data entry for email field</text:span></text:p>
          </table:table-cell>
        </table:table-row>
        <table:table-row table:style-name="Table96.1">
          <table:table-cell table:style-name="Table96.A2" office:value-type="string">
            <text:p text:style-name="P20"><text:span text:style-name="T13">Clear</text:span></text:p>
          </table:table-cell>
          <table:table-cell table:style-name="Table96.A2" table:number-columns-spanned="2" office:value-type="string">
            <text:p text:style-name="P20"><text:span text:style-name="T13">clearme()</text:span></text:p>
          </table:table-cell>
          <table:covered-table-cell/>
          <table:table-cell table:style-name="Table96.A2" table:number-columns-spanned="0" office:value-type="string">
            <text:p text:style-name="P20"><text:span text:style-name="T13">To reset all <text:s/>text fields.</text:span></text:p>
          </table:table-cell>
        </table:table-row>
      </table:table>
      <text:p text:style-name="P11"/>
      <table:table table:name="Table97" table:style-name="Table97">
        <table:table-column table:style-name="Table97.A"/>
        <table:table-column table:style-name="Table97.B"/>
        <table:table-row table:style-name="Table97.1">
          <table:table-cell table:style-name="Table97.A1" table:number-columns-spanned="2" office:value-type="string">
            <text:p text:style-name="P22"><text:span text:style-name="T11">Action Class Name:EmailSetupAction</text:span></text:p>
          </table:table-cell>
          <table:covered-table-cell/>
        </table:table-row>
        <table:table-row table:style-name="Table97.1">
          <table:table-cell table:style-name="Table97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97.1">
          <table:table-cell table:style-name="Table97.A3" office:value-type="string">
            <text:p text:style-name="P20"><text:span text:style-name="T13">Logical Name</text:span></text:p>
          </table:table-cell>
          <table:table-cell table:style-name="Table97.A3" office:value-type="string">
            <text:p text:style-name="P20"><text:span text:style-name="T13">EmailSetupActionForm</text:span></text:p>
          </table:table-cell>
        </table:table-row>
        <table:table-row table:style-name="Table97.1">
          <table:table-cell table:style-name="Table97.A3" office:value-type="string">
            <text:p text:style-name="P20"><text:span text:style-name="T13">Physical Path</text:span></text:p>
          </table:table-cell>
          <table:table-cell table:style-name="Table97.A3" office:value-type="string">
            <text:p text:style-name="P20"><text:span text:style-name="T13">com.myapp.struts.admin.EmailSetupActionForm</text:span></text:p>
          </table:table-cell>
        </table:table-row>
        <table:table-row table:style-name="Table97.1">
          <table:table-cell table:style-name="Table97.A3" office:value-type="string">
            <text:p text:style-name="P20"><text:span text:style-name="T13">Code:</text:span></text:p>
          </table:table-cell>
          <table:table-cell table:style-name="Table97.A3" office:value-type="string">
            <text:p text:style-name="P17"/>
          </table:table-cell>
        </table:table-row>
        <table:table-row table:style-name="Table97.1">
          <table:table-cell table:style-name="Table97.A3" office:value-type="string">
            <text:p text:style-name="P20"><text:span text:style-name="T13">Description:</text:span></text:p>
          </table:table-cell>
          <table:table-cell table:style-name="Table97.A3" office:value-type="string">
            <text:p text:style-name="P20"><text:span text:style-name="T13">For defining setter and getter functions.</text:span></text:p>
          </table:table-cell>
        </table:table-row>
        <table:table-row table:style-name="Table97.1">
          <table:table-cell table:style-name="Table97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97.1">
          <table:table-cell table:style-name="Table97.A3" office:value-type="string">
            <text:p text:style-name="P20"><text:span text:style-name="T13">Logical Name</text:span></text:p>
          </table:table-cell>
          <table:table-cell table:style-name="Table97.A3" office:value-type="string">
            <text:p text:style-name="P20"><text:span text:style-name="T13">EmailSetupAction</text:span></text:p>
          </table:table-cell>
        </table:table-row>
        <table:table-row table:style-name="Table97.1">
          <table:table-cell table:style-name="Table97.A3" office:value-type="string">
            <text:p text:style-name="P20"><text:span text:style-name="T13">Input JSP Form:</text:span></text:p>
          </table:table-cell>
          <table:table-cell table:style-name="Table97.A3" office:value-type="string">
            <text:p text:style-name="P20"><text:span text:style-name="T16">email_setup.jsp</text:span></text:p>
          </table:table-cell>
        </table:table-row>
        <table:table-row table:style-name="Table97.1">
          <table:table-cell table:style-name="Table97.A3" office:value-type="string">
            <text:p text:style-name="P20"><text:span text:style-name="T13">Physical Path(Type tag):</text:span></text:p>
          </table:table-cell>
          <table:table-cell table:style-name="Table97.A3" office:value-type="string">
            <text:p text:style-name="P20"><text:span text:style-name="T13">com.myapp.struts.admin.EmailSetupAction</text:span></text:p>
          </table:table-cell>
        </table:table-row>
        <table:table-row table:style-name="Table97.1">
          <table:table-cell table:style-name="Table97.A11" office:value-type="string">
            <text:p text:style-name="P20"><text:span text:style-name="T13">Logical Path</text:span></text:p>
          </table:table-cell>
          <table:table-cell table:style-name="Table97.A11" office:value-type="string">
            <text:p text:style-name="P20"><text:span text:style-name="T13">/email_setup</text:span></text:p>
          </table:table-cell>
        </table:table-row>
        <table:table-row table:style-name="Table97.1">
          <table:table-cell table:style-name="Table97.A3" office:value-type="string">
            <text:p text:style-name="P20"><text:span text:style-name="T13">Code:</text:span></text:p>
          </table:table-cell>
          <table:table-cell table:style-name="Table97.A3" office:value-type="string">
            <text:p text:style-name="P17"/>
          </table:table-cell>
        </table:table-row>
        <table:table-row table:style-name="Table97.1">
          <table:table-cell table:style-name="Table97.A3" office:value-type="string">
            <text:p text:style-name="P17"/>
            <text:p text:style-name="P20"><text:span text:style-name="T14">Description:</text:span></text:p>
          </table:table-cell>
          <table:table-cell table:style-name="Table97.A3" office:value-type="string">
            <text:p text:style-name="P20"><text:span text:style-name="T13">To setup system email_id.</text:span></text:p>
          </table:table-cell>
        </table:table-row>
      </table:table>
      <text:p text:style-name="P4"/>
      <table:table table:name="Table98" table:style-name="Table98">
        <table:table-column table:style-name="Table98.A"/>
        <table:table-column table:style-name="Table98.B"/>
        <table:table-column table:style-name="Table98.C"/>
        <table:table-row table:style-name="Table98.1">
          <table:table-cell table:style-name="Table98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98.1">
          <table:table-cell table:style-name="Table98.A2" office:value-type="string">
            <text:p text:style-name="P21"><text:span text:style-name="T11">Request Forwards Name </text:span></text:p>
          </table:table-cell>
          <table:table-cell table:style-name="Table98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98.A2" table:number-columns-spanned="0" office:value-type="string">
            <text:p text:style-name="P21"><text:span text:style-name="T11">Purpose</text:span></text:p>
          </table:table-cell>
        </table:table-row>
        <table:table-row table:style-name="Table98.1">
          <table:table-cell table:style-name="Table98.A3" office:value-type="string">
            <text:p text:style-name="P20"><text:span text:style-name="T13">success</text:span></text:p>
          </table:table-cell>
          <table:table-cell table:style-name="Table98.B3" table:number-columns-spanned="2" office:value-type="string">
            <text:p text:style-name="P20"><text:span text:style-name="T13">“/email_setup.jsp”</text:span></text:p>
          </table:table-cell>
          <table:covered-table-cell/>
          <table:table-cell table:style-name="Table98.A3" table:number-columns-spanned="0" office:value-type="string">
            <text:p text:style-name="P20"><text:span text:style-name="T13">Redirects user to the target page with success message.</text:span></text:p>
          </table:table-cell>
        </table:table-row>
        <table:table-row table:style-name="Table98.1">
          <table:table-cell table:style-name="Table98.A4" office:value-type="string">
            <text:p text:style-name="P20"><text:span text:style-name="T13">failure</text:span></text:p>
          </table:table-cell>
          <table:table-cell table:style-name="Table98.B4" table:number-columns-spanned="2" office:value-type="string">
            <text:p text:style-name="P20"><text:span text:style-name="T13">“/email_setup.jsp”</text:span></text:p>
          </table:table-cell>
          <table:covered-table-cell/>
          <table:table-cell table:style-name="Table98.A4" table:number-columns-spanned="0" office:value-type="string">
            <text:p text:style-name="P20"><text:span text:style-name="T13">Redirects user to the target page with failure message.</text:span></text:p>
          </table:table-cell>
        </table:table-row>
      </table:table>
      <text:p text:style-name="P4"/>
      <text:p text:style-name="P4"/>
      <text:p text:style-name="P4"/>
      <table:table table:name="Table99" table:style-name="Table99">
        <table:table-column table:style-name="Table99.A"/>
        <table:table-column table:style-name="Table99.B"/>
        <table:table-column table:style-name="Table99.C"/>
        <table:table-column table:style-name="Table99.D"/>
        <table:table-row table:style-name="Table99.1">
          <table:table-cell table:style-name="Table99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99.1">
          <table:table-cell table:style-name="Table99.A2" office:value-type="string">
            <text:p text:style-name="P20"><text:span text:style-name="T11">S.No</text:span></text:p>
          </table:table-cell>
          <table:table-cell table:style-name="Table99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99.A2" office:value-type="string">
            <text:p text:style-name="P32"><text:span text:style-name="T11">Primary Key </text:span></text:p>
          </table:table-cell>
          <table:table-cell table:style-name="Table99.A2" table:number-columns-spanned="0" office:value-type="string">
            <text:p text:style-name="P20"><text:span text:style-name="T11">Purpose</text:span></text:p>
          </table:table-cell>
        </table:table-row>
        <table:table-row table:style-name="Table99.1">
          <table:table-cell table:style-name="Table99.A3" office:value-type="string">
            <text:p text:style-name="P20"><text:span text:style-name="T13">1</text:span></text:p>
          </table:table-cell>
          <table:table-cell table:style-name="Table99.A3" table:number-columns-spanned="2" office:value-type="string">
            <text:p text:style-name="P20"><text:span text:style-name="T13">email_setup</text:span></text:p>
          </table:table-cell>
          <table:covered-table-cell/>
          <table:table-cell table:style-name="Table99.A3" office:value-type="string">
            <text:p text:style-name="P20"><text:span text:style-name="T13">institue_id</text:span></text:p>
          </table:table-cell>
          <table:table-cell table:style-name="Table99.A3" table:number-columns-spanned="0" office:value-type="string">
            <text:p text:style-name="P20"><text:span text:style-name="T13">To inserrt data into the table</text:span></text:p>
          </table:table-cell>
        </table:table-row>
      </table:table>
      <text:p text:style-name="P4"/>
      <table:table table:name="Table100" table:style-name="Table100">
        <table:table-column table:style-name="Table100.A"/>
        <table:table-column table:style-name="Table100.B"/>
        <table:table-column table:style-name="Table100.C"/>
        <table:table-column table:style-name="Table100.D"/>
        <table:table-row table:style-name="Table100.1">
          <table:table-cell table:style-name="Table100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00.1">
          <table:table-cell table:style-name="Table100.A2" office:value-type="string">
            <text:p text:style-name="P20"><text:span text:style-name="T11">S.No</text:span></text:p>
          </table:table-cell>
          <table:table-cell table:style-name="Table100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00.A2" office:value-type="string">
            <text:p text:style-name="P32"><text:span text:style-name="T11">Pojo Name</text:span></text:p>
          </table:table-cell>
          <table:table-cell table:style-name="Table100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00.1">
          <table:table-cell table:style-name="Table100.A3" office:value-type="string">
            <text:p text:style-name="P20"><text:span text:style-name="T13">1</text:span></text:p>
          </table:table-cell>
          <table:table-cell table:style-name="Table100.A3" table:number-columns-spanned="2" office:value-type="string">
            <text:p text:style-name="P20"><text:span text:style-name="T13">email_setup</text:span></text:p>
          </table:table-cell>
          <table:covered-table-cell/>
          <table:table-cell table:style-name="Table100.A3" office:value-type="string">
            <text:p text:style-name="P20"><text:span text:style-name="T13"><text:s/>EmailSetup</text:span></text:p>
          </table:table-cell>
          <table:table-cell table:style-name="Table100.A3" table:number-columns-spanned="0" office:value-type="string">
            <text:p text:style-name="P17"/>
          </table:table-cell>
        </table:table-row>
      </table:table>
      <text:p text:style-name="P4"/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column table:style-name="Table101.E"/>
        <table:table-column table:style-name="Table101.F"/>
        <table:table-row table:style-name="Table101.1">
          <table:table-cell table:style-name="Table101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01.1">
          <table:table-cell table:style-name="Table101.A2" office:value-type="string">
            <text:p text:style-name="P20"><text:span text:style-name="T11">S.No</text:span></text:p>
          </table:table-cell>
          <table:table-cell table:style-name="Table101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01.A2" office:value-type="string">
            <text:p text:style-name="P32"><text:span text:style-name="T11">Method Name </text:span></text:p>
          </table:table-cell>
          <table:table-cell table:style-name="Table101.E2" office:value-type="string">
            <text:p text:style-name="P20"><text:span text:style-name="T11">Select Operation</text:span></text:p>
          </table:table-cell>
          <table:table-cell table:style-name="Table101.E2" office:value-type="string">
            <text:p text:style-name="P20"><text:span text:style-name="T11">Columns <text:s/>in Where clause</text:span></text:p>
          </table:table-cell>
          <table:table-cell table:style-name="Table101.A2" table:number-columns-spanned="0" office:value-type="string">
            <text:p text:style-name="P20"><text:span text:style-name="T11">Purpose </text:span></text:p>
          </table:table-cell>
        </table:table-row>
        <table:table-row table:style-name="Table101.1">
          <table:table-cell table:style-name="Table101.A3" office:value-type="string">
            <text:p text:style-name="P20"><text:span text:style-name="T13">1</text:span></text:p>
          </table:table-cell>
          <table:table-cell table:style-name="Table101.A3" table:number-columns-spanned="2" office:value-type="string">
            <text:p text:style-name="P20"><text:span text:style-name="T13"><text:s/>EmailSetup</text:span></text:p>
          </table:table-cell>
          <table:covered-table-cell/>
          <table:table-cell table:style-name="Table101.A3" office:value-type="string">
            <text:p text:style-name="P20"><text:span text:style-name="T2">insert()</text:span></text:p>
          </table:table-cell>
          <table:table-cell table:style-name="Table101.E3" office:value-type="string">
            <text:p text:style-name="P17"/>
          </table:table-cell>
          <table:table-cell table:style-name="Table101.E3" office:value-type="string">
            <text:p text:style-name="P20"><text:span text:style-name="T13">institute_id</text:span></text:p>
          </table:table-cell>
          <table:table-cell table:style-name="Table101.A3" table:number-columns-spanned="0" office:value-type="string">
            <text:p text:style-name="P20"><text:span text:style-name="T13">To insert data into the table</text:span></text:p>
          </table:table-cell>
        </table:table-row>
      </table:table>
      <text:p text:style-name="P22"><text:span text:style-name="T9"><text:tab/><text:tab/><text:tab/></text:span></text:p>
      <text:p text:style-name="P4"/>
      <text:p text:style-name="P4"/>
      <text:p text:style-name="P4"/>
      <text:p text:style-name="P20"><text:span text:style-name="T9"><text:tab/><text:tab/><text:tab/><text:tab/></text:span></text:p>
      <text:p text:style-name="P20"><text:span text:style-name="T10"><text:tab/><text:tab/><text:tab/><text:tab/></text:span><text:span text:style-name="T17">on Successfull login by Institueadmin</text:span></text:p>
      <text:p text:style-name="P22"><text:span text:style-name="T9">Home Page :-</text:span><text:span text:style-name="T5">institute_admin_home</text:span></text:p>
      <text:p text:style-name="P20"><text:span text:style-name="T6">Folder:-</text:span><text:span text:style-name="T2">institute_admin</text:span></text:p>
      <text:p text:style-name="P7"/>
      <text:p text:style-name="P22"><text:span text:style-name="T7">Attributes</text:span></text:p>
      <table:table table:name="Table102" table:style-name="Table102">
        <table:table-column table:style-name="Table102.A"/>
        <table:table-column table:style-name="Table102.B"/>
        <table:table-column table:style-name="Table102.C"/>
        <table:table-column table:style-name="Table102.D"/>
        <table:table-column table:style-name="Table102.E"/>
        <table:table-row table:style-name="Table102.1">
          <table:table-cell table:style-name="Table102.A1" office:value-type="string">
            <text:p text:style-name="P20"><text:span text:style-name="T11">S.No</text:span></text:p>
          </table:table-cell>
          <table:table-cell table:style-name="Table102.A1" office:value-type="string">
            <text:p text:style-name="P20"><text:span text:style-name="T11">Attribute Name</text:span></text:p>
          </table:table-cell>
          <table:table-cell table:style-name="Table102.A1" office:value-type="string">
            <text:p text:style-name="P20"><text:span text:style-name="T11">Label </text:span></text:p>
          </table:table-cell>
          <table:table-cell table:style-name="Table102.A1" office:value-type="string">
            <text:p text:style-name="P20"><text:span text:style-name="T11">Type</text:span></text:p>
          </table:table-cell>
          <table:table-cell table:style-name="Table102.A1" office:value-type="string">
            <text:p text:style-name="P20"><text:span text:style-name="T11">Target</text:span></text:p>
          </table:table-cell>
        </table:table-row>
        <table:table-row table:style-name="Table102.1">
          <table:table-cell table:style-name="Table102.A2" office:value-type="string">
            <text:p text:style-name="P22"><text:span text:style-name="T13">1</text:span></text:p>
          </table:table-cell>
          <table:table-cell table:style-name="Table102.A2" office:value-type="string">
            <text:p text:style-name="P20"><text:span text:style-name="T13">Create Election Manager</text:span></text:p>
          </table:table-cell>
          <table:table-cell table:style-name="Table102.A2" office:value-type="string">
            <text:p text:style-name="P20"><text:span text:style-name="T13">Create Election Manager</text:span></text:p>
          </table:table-cell>
          <table:table-cell table:style-name="Table102.A2" office:value-type="string">
            <text:p text:style-name="P20"><text:span text:style-name="T13">Link</text:span></text:p>
          </table:table-cell>
          <table:table-cell table:style-name="Table102.A2" office:value-type="string">
            <text:p text:style-name="P20"><text:span text:style-name="T13">/create_manager.do</text:span></text:p>
          </table:table-cell>
        </table:table-row>
        <table:table-row table:style-name="Table102.1">
          <table:table-cell table:style-name="Table102.A2" office:value-type="string">
            <text:p text:style-name="P22"><text:span text:style-name="T13">2</text:span></text:p>
          </table:table-cell>
          <table:table-cell table:style-name="Table102.A2" office:value-type="string">
            <text:p text:style-name="P20"><text:span text:style-name="T13">Block Election Manager</text:span></text:p>
          </table:table-cell>
          <table:table-cell table:style-name="Table102.A2" office:value-type="string">
            <text:p text:style-name="P20"><text:span text:style-name="T13">Block Election Manager</text:span></text:p>
          </table:table-cell>
          <table:table-cell table:style-name="Table102.A2" office:value-type="string">
            <text:p text:style-name="P20"><text:span text:style-name="T13">Link</text:span></text:p>
          </table:table-cell>
          <table:table-cell table:style-name="Table102.A2" office:value-type="string">
            <text:p text:style-name="P20"><text:span text:style-name="T13">/block_managers.do</text:span></text:p>
          </table:table-cell>
        </table:table-row>
        <table:table-row table:style-name="Table102.1">
          <table:table-cell table:style-name="Table102.A2" office:value-type="string">
            <text:p text:style-name="P22"><text:span text:style-name="T13">3</text:span></text:p>
          </table:table-cell>
          <table:table-cell table:style-name="Table102.A2" office:value-type="string">
            <text:p text:style-name="P20"><text:span text:style-name="T13">Update Election Manager</text:span></text:p>
          </table:table-cell>
          <table:table-cell table:style-name="Table102.A2" office:value-type="string">
            <text:p text:style-name="P20"><text:span text:style-name="T13">Update Election Manager</text:span></text:p>
          </table:table-cell>
          <table:table-cell table:style-name="Table102.A2" office:value-type="string">
            <text:p text:style-name="P20"><text:span text:style-name="T13">Link</text:span></text:p>
          </table:table-cell>
          <table:table-cell table:style-name="Table102.A2" office:value-type="string">
            <text:p text:style-name="P20"><text:span text:style-name="T13">/update_managers.do</text:span></text:p>
          </table:table-cell>
        </table:table-row>
        <table:table-row table:style-name="Table102.1">
          <table:table-cell table:style-name="Table102.A2" office:value-type="string">
            <text:p text:style-name="P22"><text:span text:style-name="T13">4</text:span></text:p>
          </table:table-cell>
          <table:table-cell table:style-name="Table102.A2" office:value-type="string">
            <text:p text:style-name="P20"><text:span text:style-name="T13">View Detail</text:span></text:p>
          </table:table-cell>
          <table:table-cell table:style-name="Table102.A2" office:value-type="string">
            <text:p text:style-name="P20"><text:span text:style-name="T13">View Detail</text:span></text:p>
          </table:table-cell>
          <table:table-cell table:style-name="Table102.A2" office:value-type="string">
            <text:p text:style-name="P20"><text:span text:style-name="T13">Link</text:span></text:p>
          </table:table-cell>
          <table:table-cell table:style-name="Table102.A2" office:value-type="string">
            <text:p text:style-name="P20"><text:span text:style-name="T13">/view_managers.do</text:span></text:p>
          </table:table-cell>
        </table:table-row>
        <table:table-row table:style-name="Table102.1">
          <table:table-cell table:style-name="Table102.A2" office:value-type="string">
            <text:p text:style-name="P22"><text:span text:style-name="T13">5</text:span></text:p>
          </table:table-cell>
          <table:table-cell table:style-name="Table102.A2" office:value-type="string">
            <text:p text:style-name="P20"><text:span text:style-name="T13">View Profile</text:span></text:p>
          </table:table-cell>
          <table:table-cell table:style-name="Table102.A2" office:value-type="string">
            <text:p text:style-name="P20"><text:span text:style-name="T13">View Profile</text:span></text:p>
          </table:table-cell>
          <table:table-cell table:style-name="Table102.A2" office:value-type="string">
            <text:p text:style-name="P20"><text:span text:style-name="T13">Link</text:span></text:p>
          </table:table-cell>
          <table:table-cell table:style-name="Table102.A2" office:value-type="string">
            <text:p text:style-name="P20"><text:span text:style-name="T13">/admin_account.do</text:span></text:p>
          </table:table-cell>
        </table:table-row>
        <table:table-row table:style-name="Table102.1">
          <table:table-cell table:style-name="Table102.A7" office:value-type="string">
            <text:p text:style-name="P22"><text:span text:style-name="T13">6</text:span></text:p>
          </table:table-cell>
          <table:table-cell table:style-name="Table102.A7" office:value-type="string">
            <text:p text:style-name="P20"><text:span text:style-name="T13">Change Password</text:span></text:p>
          </table:table-cell>
          <table:table-cell table:style-name="Table102.A7" office:value-type="string">
            <text:p text:style-name="P20"><text:span text:style-name="T13">Change Password</text:span></text:p>
          </table:table-cell>
          <table:table-cell table:style-name="Table102.A7" office:value-type="string">
            <text:p text:style-name="P20"><text:span text:style-name="T13">Link</text:span></text:p>
          </table:table-cell>
          <table:table-cell table:style-name="Table102.A7" office:value-type="string">
            <text:p text:style-name="P20"><text:span text:style-name="T13">/admin_password.do</text:span></text:p>
          </table:table-cell>
        </table:table-row>
        <table:table-row table:style-name="Table102.1">
          <table:table-cell table:style-name="Table102.A7" office:value-type="string">
            <text:p text:style-name="P22"><text:span text:style-name="T13">7</text:span></text:p>
          </table:table-cell>
          <table:table-cell table:style-name="Table102.A7" office:value-type="string">
            <text:p text:style-name="P20"><text:span text:style-name="T13">Sign out</text:span></text:p>
          </table:table-cell>
          <table:table-cell table:style-name="Table102.A7" office:value-type="string">
            <text:p text:style-name="P20"><text:span text:style-name="T13">Sign out</text:span></text:p>
          </table:table-cell>
          <table:table-cell table:style-name="Table102.A7" office:value-type="string">
            <text:p text:style-name="P20"><text:span text:style-name="T13">Link</text:span></text:p>
          </table:table-cell>
          <table:table-cell table:style-name="Table102.A7" office:value-type="string">
            <text:p text:style-name="P20"><text:span text:style-name="T13">/logout.do</text:span></text:p>
          </table:table-cell>
        </table:table-row>
        <table:table-row table:style-name="Table102.1">
          <table:table-cell table:style-name="Table102.A7" office:value-type="string">
            <text:p text:style-name="P22"><text:span text:style-name="T13">8</text:span></text:p>
          </table:table-cell>
          <table:table-cell table:style-name="Table102.A7" office:value-type="string">
            <text:p text:style-name="P20"><text:span text:style-name="T13">Current Election</text:span></text:p>
          </table:table-cell>
          <table:table-cell table:style-name="Table102.A7" office:value-type="string">
            <text:p text:style-name="P20"><text:span text:style-name="T13">Current Election</text:span></text:p>
          </table:table-cell>
          <table:table-cell table:style-name="Table102.A7" office:value-type="string">
            <text:p text:style-name="P20"><text:span text:style-name="T13">Heading</text:span></text:p>
          </table:table-cell>
          <table:table-cell table:style-name="Table102.A7" office:value-type="string">
            <text:p text:style-name="P17"/>
          </table:table-cell>
        </table:table-row>
      </table:table>
      <text:p text:style-name="P11"/>
      <text:p text:style-name="P20"><text:span text:style-name="T9"><text:tab/><text:tab/><text:tab/><text:tab/><text:tab/>1-<text:tab/>Create Election Manager</text:span></text:p>
      <text:p text:style-name="P11"/>
      <table:table table:name="Table103" table:style-name="Table103">
        <table:table-column table:style-name="Table103.A"/>
        <table:table-column table:style-name="Table103.B"/>
        <table:table-row table:style-name="Table103.1">
          <table:table-cell table:style-name="Table103.A1" table:number-columns-spanned="2" office:value-type="string">
            <text:p text:style-name="P22"><text:span text:style-name="T11">Action Class Name: Create_ManagerAction</text:span></text:p>
          </table:table-cell>
          <table:covered-table-cell/>
        </table:table-row>
        <table:table-row table:style-name="Table103.1">
          <table:table-cell table:style-name="Table103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03.1">
          <table:table-cell table:style-name="Table103.A3" office:value-type="string">
            <text:p text:style-name="P20"><text:span text:style-name="T13">Logical Name</text:span></text:p>
          </table:table-cell>
          <table:table-cell table:style-name="Table103.A3" office:value-type="string">
            <text:p text:style-name="P17"/>
          </table:table-cell>
        </table:table-row>
        <table:table-row table:style-name="Table103.1">
          <table:table-cell table:style-name="Table103.A3" office:value-type="string">
            <text:p text:style-name="P20"><text:span text:style-name="T13">Physical Path</text:span></text:p>
          </table:table-cell>
          <table:table-cell table:style-name="Table103.A3" office:value-type="string">
            <text:p text:style-name="P17"/>
          </table:table-cell>
        </table:table-row>
        <table:table-row table:style-name="Table103.1">
          <table:table-cell table:style-name="Table103.A3" office:value-type="string">
            <text:p text:style-name="P20"><text:span text:style-name="T13">Code:</text:span></text:p>
          </table:table-cell>
          <table:table-cell table:style-name="Table103.A3" office:value-type="string">
            <text:p text:style-name="P17"/>
          </table:table-cell>
        </table:table-row>
        <table:table-row table:style-name="Table103.1">
          <table:table-cell table:style-name="Table103.A3" office:value-type="string">
            <text:p text:style-name="P20"><text:span text:style-name="T13">Description:</text:span></text:p>
          </table:table-cell>
          <table:table-cell table:style-name="Table103.A3" office:value-type="string">
            <text:p text:style-name="P17"/>
          </table:table-cell>
        </table:table-row>
        <table:table-row table:style-name="Table103.1">
          <table:table-cell table:style-name="Table103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03.1">
          <table:table-cell table:style-name="Table103.A3" office:value-type="string">
            <text:p text:style-name="P20"><text:span text:style-name="T13">Logical Name</text:span></text:p>
          </table:table-cell>
          <table:table-cell table:style-name="Table103.A3" office:value-type="string">
            <text:p text:style-name="P20"><text:span text:style-name="T13">Create_ManagerAction</text:span></text:p>
          </table:table-cell>
        </table:table-row>
        <table:table-row table:style-name="Table103.1">
          <table:table-cell table:style-name="Table103.A3" office:value-type="string">
            <text:p text:style-name="P20"><text:span text:style-name="T13">Input JSP Form:</text:span></text:p>
          </table:table-cell>
          <table:table-cell table:style-name="Table103.A3" office:value-type="string">
            <text:p text:style-name="P18"/>
          </table:table-cell>
        </table:table-row>
        <table:table-row table:style-name="Table103.1">
          <table:table-cell table:style-name="Table103.A3" office:value-type="string">
            <text:p text:style-name="P20"><text:span text:style-name="T13">Physical Path(Type tag):</text:span></text:p>
          </table:table-cell>
          <table:table-cell table:style-name="Table103.A3" office:value-type="string">
            <text:p text:style-name="P20"><text:span text:style-name="T13">com.myapp.struts.institute_admin.Create_ManagerAction</text:span></text:p>
          </table:table-cell>
        </table:table-row>
        <table:table-row table:style-name="Table103.1">
          <table:table-cell table:style-name="Table103.A11" office:value-type="string">
            <text:p text:style-name="P20"><text:span text:style-name="T13">Logical Path</text:span></text:p>
          </table:table-cell>
          <table:table-cell table:style-name="Table103.A11" office:value-type="string">
            <text:p text:style-name="P20"><text:span text:style-name="T13">/create_manager</text:span></text:p>
          </table:table-cell>
        </table:table-row>
        <table:table-row table:style-name="Table103.1">
          <table:table-cell table:style-name="Table103.A3" office:value-type="string">
            <text:p text:style-name="P20"><text:span text:style-name="T13">Code:</text:span></text:p>
          </table:table-cell>
          <table:table-cell table:style-name="Table103.A3" office:value-type="string">
            <text:p text:style-name="P17"/>
          </table:table-cell>
        </table:table-row>
        <table:table-row table:style-name="Table103.1">
          <table:table-cell table:style-name="Table103.A3" office:value-type="string">
            <text:p text:style-name="P17"/>
            <text:p text:style-name="P20"><text:span text:style-name="T14">Description:</text:span></text:p>
          </table:table-cell>
          <table:table-cell table:style-name="Table103.A3" office:value-type="string">
            <text:p text:style-name="P20"><text:span text:style-name="T13">To show manager registration page.</text:span></text:p>
          </table:table-cell>
        </table:table-row>
      </table:table>
      <text:p text:style-name="P4"/>
      <table:table table:name="Table104" table:style-name="Table104">
        <table:table-column table:style-name="Table104.A"/>
        <table:table-column table:style-name="Table104.B"/>
        <table:table-column table:style-name="Table104.C"/>
        <table:table-row table:style-name="Table104.1">
          <table:table-cell table:style-name="Table104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04.1">
          <table:table-cell table:style-name="Table104.A2" office:value-type="string">
            <text:p text:style-name="P21"><text:span text:style-name="T11">Request Forwards Name </text:span></text:p>
          </table:table-cell>
          <table:table-cell table:style-name="Table104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04.A2" table:number-columns-spanned="0" office:value-type="string">
            <text:p text:style-name="P21"><text:span text:style-name="T11">Purpose</text:span></text:p>
          </table:table-cell>
        </table:table-row>
        <table:table-row table:style-name="Table104.1">
          <table:table-cell table:style-name="Table104.A3" office:value-type="string">
            <text:p text:style-name="P20"><text:span text:style-name="T13">success</text:span></text:p>
          </table:table-cell>
          <table:table-cell table:style-name="Table104.B3" table:number-columns-spanned="2" office:value-type="string">
            <text:p text:style-name="P20"><text:span text:style-name="T13">“/enter_election_manager_details.jsp”</text:span></text:p>
          </table:table-cell>
          <table:covered-table-cell/>
          <table:table-cell table:style-name="Table104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11"/>
      <text:p text:style-name="P20"><text:span text:style-name="T9"><text:tab/><text:tab/><text:tab/>File Name of view page: </text:span><text:span text:style-name="T5"><text:s/>enter_election_manager_details.jsp</text:span></text:p>
      <text:p text:style-name="P22"><text:span text:style-name="T7">Attributes</text:span></text:p>
      <table:table table:name="Table105" table:style-name="Table105">
        <table:table-column table:style-name="Table105.A"/>
        <table:table-column table:style-name="Table105.B"/>
        <table:table-column table:style-name="Table105.C"/>
        <table:table-column table:style-name="Table105.D"/>
        <table:table-column table:style-name="Table105.E"/>
        <table:table-column table:style-name="Table105.F"/>
        <table:table-row table:style-name="Table105.1">
          <table:table-cell table:style-name="Table105.A1" office:value-type="string">
            <text:p text:style-name="P20"><text:span text:style-name="T11">S.No.</text:span></text:p>
          </table:table-cell>
          <table:table-cell table:style-name="Table105.A1" office:value-type="string">
            <text:p text:style-name="P20"><text:span text:style-name="T11">Attribute Name</text:span></text:p>
          </table:table-cell>
          <table:table-cell table:style-name="Table105.A1" office:value-type="string">
            <text:p text:style-name="P20"><text:span text:style-name="T11">Label </text:span></text:p>
          </table:table-cell>
          <table:table-cell table:style-name="Table105.A1" office:value-type="string">
            <text:p text:style-name="P20"><text:span text:style-name="T11">Field Name</text:span></text:p>
          </table:table-cell>
          <table:table-cell table:style-name="Table105.A1" office:value-type="string">
            <text:p text:style-name="P20"><text:span text:style-name="T11">Type</text:span></text:p>
          </table:table-cell>
          <table:table-cell table:style-name="Table105.A1" office:value-type="string">
            <text:p text:style-name="P20"><text:span text:style-name="T11">Validation</text:span></text:p>
          </table:table-cell>
        </table:table-row>
        <table:table-row table:style-name="Table105.1">
          <table:table-cell table:style-name="Table105.A2" office:value-type="string">
            <text:p text:style-name="P22"><text:span text:style-name="T13">1</text:span></text:p>
          </table:table-cell>
          <table:table-cell table:style-name="Table105.A2" office:value-type="string">
            <text:p text:style-name="P20"><text:span text:style-name="T13">First Name</text:span></text:p>
          </table:table-cell>
          <table:table-cell table:style-name="Table105.A2" office:value-type="string">
            <text:p text:style-name="P20"><text:span text:style-name="T13">First Name</text:span></text:p>
          </table:table-cell>
          <table:table-cell table:style-name="Table105.A2" office:value-type="string">
            <text:p text:style-name="P20"><text:span text:style-name="T13">first_name</text:span></text:p>
          </table:table-cell>
          <table:table-cell table:style-name="Table105.A2" office:value-type="string">
            <text:p text:style-name="P20"><text:span text:style-name="T13">Text box</text:span></text:p>
          </table:table-cell>
          <table:table-cell table:style-name="Table105.A2" office:value-type="string">
            <text:p text:style-name="P17"/>
          </table:table-cell>
        </table:table-row>
        <table:table-row table:style-name="Table105.1">
          <table:table-cell table:style-name="Table105.A2" office:value-type="string">
            <text:p text:style-name="P22"><text:span text:style-name="T13">2</text:span></text:p>
          </table:table-cell>
          <table:table-cell table:style-name="Table105.A2" office:value-type="string">
            <text:p text:style-name="P20"><text:span text:style-name="T13">Last Name</text:span></text:p>
          </table:table-cell>
          <table:table-cell table:style-name="Table105.A2" office:value-type="string">
            <text:p text:style-name="P20"><text:span text:style-name="T13">Last Name</text:span></text:p>
          </table:table-cell>
          <table:table-cell table:style-name="Table105.A2" office:value-type="string">
            <text:p text:style-name="P20"><text:span text:style-name="T13">last_name</text:span></text:p>
          </table:table-cell>
          <table:table-cell table:style-name="Table105.A2" office:value-type="string">
            <text:p text:style-name="P20"><text:span text:style-name="T13">Text box</text:span></text:p>
          </table:table-cell>
          <table:table-cell table:style-name="Table105.A2" office:value-type="string">
            <text:p text:style-name="P17"/>
          </table:table-cell>
        </table:table-row>
        <table:table-row table:style-name="Table105.1">
          <table:table-cell table:style-name="Table105.A2" office:value-type="string">
            <text:p text:style-name="P22"><text:span text:style-name="T13">3</text:span></text:p>
          </table:table-cell>
          <table:table-cell table:style-name="Table105.A2" office:value-type="string">
            <text:p text:style-name="P20"><text:span text:style-name="T13">Gender</text:span></text:p>
          </table:table-cell>
          <table:table-cell table:style-name="Table105.A2" office:value-type="string">
            <text:p text:style-name="P20"><text:span text:style-name="T13">Gender</text:span></text:p>
          </table:table-cell>
          <table:table-cell table:style-name="Table105.A2" office:value-type="string">
            <text:p text:style-name="P20"><text:span text:style-name="T13">gender</text:span></text:p>
          </table:table-cell>
          <table:table-cell table:style-name="Table105.A2" office:value-type="string">
            <text:p text:style-name="P20"><text:span text:style-name="T13">Text box</text:span></text:p>
          </table:table-cell>
          <table:table-cell table:style-name="Table105.A2" office:value-type="string">
            <text:p text:style-name="P17"/>
          </table:table-cell>
        </table:table-row>
        <table:table-row table:style-name="Table105.1">
          <table:table-cell table:style-name="Table105.A2" office:value-type="string">
            <text:p text:style-name="P22"><text:span text:style-name="T13">4</text:span></text:p>
          </table:table-cell>
          <table:table-cell table:style-name="Table105.A2" office:value-type="string">
            <text:p text:style-name="P20"><text:span text:style-name="T13">City</text:span></text:p>
          </table:table-cell>
          <table:table-cell table:style-name="Table105.A2" office:value-type="string">
            <text:p text:style-name="P20"><text:span text:style-name="T13">City</text:span></text:p>
          </table:table-cell>
          <table:table-cell table:style-name="Table105.A2" office:value-type="string">
            <text:p text:style-name="P20"><text:span text:style-name="T13">city1</text:span></text:p>
          </table:table-cell>
          <table:table-cell table:style-name="Table105.A2" office:value-type="string">
            <text:p text:style-name="P20"><text:span text:style-name="T13">Text box</text:span></text:p>
          </table:table-cell>
          <table:table-cell table:style-name="Table105.A2" office:value-type="string">
            <text:p text:style-name="P17"/>
          </table:table-cell>
        </table:table-row>
        <table:table-row table:style-name="Table105.1">
          <table:table-cell table:style-name="Table105.A2" office:value-type="string">
            <text:p text:style-name="P22"><text:span text:style-name="T13">5</text:span></text:p>
          </table:table-cell>
          <table:table-cell table:style-name="Table105.A2" office:value-type="string">
            <text:p text:style-name="P20"><text:span text:style-name="T13">State</text:span></text:p>
          </table:table-cell>
          <table:table-cell table:style-name="Table105.A2" office:value-type="string">
            <text:p text:style-name="P20"><text:span text:style-name="T13">State</text:span></text:p>
          </table:table-cell>
          <table:table-cell table:style-name="Table105.A2" office:value-type="string">
            <text:p text:style-name="P20"><text:span text:style-name="T13">state1</text:span></text:p>
          </table:table-cell>
          <table:table-cell table:style-name="Table105.A2" office:value-type="string">
            <text:p text:style-name="P20"><text:span text:style-name="T13">Text box</text:span></text:p>
          </table:table-cell>
          <table:table-cell table:style-name="Table105.A2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6</text:span></text:p>
          </table:table-cell>
          <table:table-cell table:style-name="Table105.A7" office:value-type="string">
            <text:p text:style-name="P20"><text:span text:style-name="T13">Country</text:span></text:p>
          </table:table-cell>
          <table:table-cell table:style-name="Table105.A7" office:value-type="string">
            <text:p text:style-name="P20"><text:span text:style-name="T13">Country</text:span></text:p>
          </table:table-cell>
          <table:table-cell table:style-name="Table105.A7" office:value-type="string">
            <text:p text:style-name="P20"><text:span text:style-name="T13">country1</text:span></text:p>
          </table:table-cell>
          <table:table-cell table:style-name="Table105.A7" office:value-type="string">
            <text:p text:style-name="P20"><text:span text:style-name="T13">Text box</text:span></text:p>
          </table:table-cell>
          <table:table-cell table:style-name="Table105.A7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7</text:span></text:p>
          </table:table-cell>
          <table:table-cell table:style-name="Table105.A7" office:value-type="string">
            <text:p text:style-name="P20"><text:span text:style-name="T13">Pin</text:span></text:p>
          </table:table-cell>
          <table:table-cell table:style-name="Table105.A7" office:value-type="string">
            <text:p text:style-name="P20"><text:span text:style-name="T13">Pin</text:span></text:p>
          </table:table-cell>
          <table:table-cell table:style-name="Table105.A7" office:value-type="string">
            <text:p text:style-name="P20"><text:span text:style-name="T13">zip1</text:span></text:p>
          </table:table-cell>
          <table:table-cell table:style-name="Table105.A7" office:value-type="string">
            <text:p text:style-name="P20"><text:span text:style-name="T13">Text box</text:span></text:p>
          </table:table-cell>
          <table:table-cell table:style-name="Table105.A7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8</text:span></text:p>
          </table:table-cell>
          <table:table-cell table:style-name="Table105.A7" office:value-type="string">
            <text:p text:style-name="P20"><text:span text:style-name="T13">Contact No</text:span></text:p>
          </table:table-cell>
          <table:table-cell table:style-name="Table105.A7" office:value-type="string">
            <text:p text:style-name="P20"><text:span text:style-name="T13">Contact No</text:span></text:p>
          </table:table-cell>
          <table:table-cell table:style-name="Table105.A7" office:value-type="string">
            <text:p text:style-name="P20"><text:span text:style-name="T13">contact_no</text:span></text:p>
          </table:table-cell>
          <table:table-cell table:style-name="Table105.A7" office:value-type="string">
            <text:p text:style-name="P20"><text:span text:style-name="T13">Text box</text:span></text:p>
          </table:table-cell>
          <table:table-cell table:style-name="Table105.A7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9</text:span></text:p>
          </table:table-cell>
          <table:table-cell table:style-name="Table105.A7" office:value-type="string">
            <text:p text:style-name="P20"><text:span text:style-name="T13">Mobile No</text:span></text:p>
          </table:table-cell>
          <table:table-cell table:style-name="Table105.A7" office:value-type="string">
            <text:p text:style-name="P20"><text:span text:style-name="T13">Mobile No</text:span></text:p>
          </table:table-cell>
          <table:table-cell table:style-name="Table105.A7" office:value-type="string">
            <text:p text:style-name="P20"><text:span text:style-name="T13">mobile_no</text:span></text:p>
          </table:table-cell>
          <table:table-cell table:style-name="Table105.A7" office:value-type="string">
            <text:p text:style-name="P20"><text:span text:style-name="T13">Text box</text:span></text:p>
          </table:table-cell>
          <table:table-cell table:style-name="Table105.A7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10</text:span></text:p>
          </table:table-cell>
          <table:table-cell table:style-name="Table105.A7" office:value-type="string">
            <text:p text:style-name="P20"><text:span text:style-name="T13">Email Id</text:span></text:p>
          </table:table-cell>
          <table:table-cell table:style-name="Table105.A7" office:value-type="string">
            <text:p text:style-name="P20"><text:span text:style-name="T13">Email Id</text:span></text:p>
          </table:table-cell>
          <table:table-cell table:style-name="Table105.A7" office:value-type="string">
            <text:p text:style-name="P20"><text:span text:style-name="T13">email_id</text:span></text:p>
          </table:table-cell>
          <table:table-cell table:style-name="Table105.A7" office:value-type="string">
            <text:p text:style-name="P20"><text:span text:style-name="T13">Text box</text:span></text:p>
          </table:table-cell>
          <table:table-cell table:style-name="Table105.A7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11</text:span></text:p>
          </table:table-cell>
          <table:table-cell table:style-name="Table105.A7" office:value-type="string">
            <text:p text:style-name="P20"><text:span text:style-name="T13">User Id</text:span></text:p>
          </table:table-cell>
          <table:table-cell table:style-name="Table105.A7" office:value-type="string">
            <text:p text:style-name="P20"><text:span text:style-name="T13">User Id</text:span></text:p>
          </table:table-cell>
          <table:table-cell table:style-name="Table105.A7" office:value-type="string">
            <text:p text:style-name="P20"><text:span text:style-name="T13">user_id</text:span></text:p>
          </table:table-cell>
          <table:table-cell table:style-name="Table105.A7" office:value-type="string">
            <text:p text:style-name="P20"><text:span text:style-name="T13">Text box</text:span></text:p>
          </table:table-cell>
          <table:table-cell table:style-name="Table105.A7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12</text:span></text:p>
          </table:table-cell>
          <table:table-cell table:style-name="Table105.A7" office:value-type="string">
            <text:p text:style-name="P20"><text:span text:style-name="T13">Institute Id</text:span></text:p>
          </table:table-cell>
          <table:table-cell table:style-name="Table105.A7" office:value-type="string">
            <text:p text:style-name="P20"><text:span text:style-name="T13">Institute Id</text:span></text:p>
          </table:table-cell>
          <table:table-cell table:style-name="Table105.A7" office:value-type="string">
            <text:p text:style-name="P20"><text:span text:style-name="T13">institute_id</text:span></text:p>
          </table:table-cell>
          <table:table-cell table:style-name="Table105.A7" office:value-type="string">
            <text:p text:style-name="P20"><text:span text:style-name="T13">Text box</text:span></text:p>
          </table:table-cell>
          <table:table-cell table:style-name="Table105.A7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13</text:span></text:p>
          </table:table-cell>
          <table:table-cell table:style-name="Table105.A7" office:value-type="string">
            <text:p text:style-name="P20"><text:span text:style-name="T13">Department</text:span></text:p>
          </table:table-cell>
          <table:table-cell table:style-name="Table105.A7" office:value-type="string">
            <text:p text:style-name="P20"><text:span text:style-name="T13">Department</text:span></text:p>
          </table:table-cell>
          <table:table-cell table:style-name="Table105.A7" office:value-type="string">
            <text:p text:style-name="P20"><text:span text:style-name="T13">department</text:span></text:p>
          </table:table-cell>
          <table:table-cell table:style-name="Table105.A7" office:value-type="string">
            <text:p text:style-name="P20"><text:span text:style-name="T13">Text box</text:span></text:p>
          </table:table-cell>
          <table:table-cell table:style-name="Table105.A7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14</text:span></text:p>
          </table:table-cell>
          <table:table-cell table:style-name="Table105.A7" office:value-type="string">
            <text:p text:style-name="P20"><text:span text:style-name="T13">Staff Id</text:span></text:p>
          </table:table-cell>
          <table:table-cell table:style-name="Table105.A7" office:value-type="string">
            <text:p text:style-name="P20"><text:span text:style-name="T13">Staff Id</text:span></text:p>
          </table:table-cell>
          <table:table-cell table:style-name="Table105.A7" office:value-type="string">
            <text:p text:style-name="P20"><text:span text:style-name="T13">staff_id</text:span></text:p>
          </table:table-cell>
          <table:table-cell table:style-name="Table105.A7" office:value-type="string">
            <text:p text:style-name="P20"><text:span text:style-name="T13">Text box</text:span></text:p>
          </table:table-cell>
          <table:table-cell table:style-name="Table105.A7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15</text:span></text:p>
          </table:table-cell>
          <table:table-cell table:style-name="Table105.A7" office:value-type="string">
            <text:p text:style-name="P20"><text:span text:style-name="T13">Manager Id</text:span></text:p>
          </table:table-cell>
          <table:table-cell table:style-name="Table105.A7" office:value-type="string">
            <text:p text:style-name="P20"><text:span text:style-name="T13">Manager Id</text:span></text:p>
          </table:table-cell>
          <table:table-cell table:style-name="Table105.A7" office:value-type="string">
            <text:p text:style-name="P20"><text:span text:style-name="T13">manager_id</text:span></text:p>
          </table:table-cell>
          <table:table-cell table:style-name="Table105.A7" office:value-type="string">
            <text:p text:style-name="P20"><text:span text:style-name="T13">Text box</text:span></text:p>
          </table:table-cell>
          <table:table-cell table:style-name="Table105.A7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16</text:span></text:p>
          </table:table-cell>
          <table:table-cell table:style-name="Table105.A7" office:value-type="string">
            <text:p text:style-name="P20"><text:span text:style-name="T13">Address</text:span></text:p>
          </table:table-cell>
          <table:table-cell table:style-name="Table105.A7" office:value-type="string">
            <text:p text:style-name="P20"><text:span text:style-name="T13">Address</text:span></text:p>
          </table:table-cell>
          <table:table-cell table:style-name="Table105.A7" office:value-type="string">
            <text:p text:style-name="P20"><text:span text:style-name="T13">address1</text:span></text:p>
          </table:table-cell>
          <table:table-cell table:style-name="Table105.A7" office:value-type="string">
            <text:p text:style-name="P20"><text:span text:style-name="T13">Text box</text:span></text:p>
          </table:table-cell>
          <table:table-cell table:style-name="Table105.A7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17</text:span></text:p>
          </table:table-cell>
          <table:table-cell table:style-name="Table105.A7" office:value-type="string">
            <text:p text:style-name="P20"><text:span text:style-name="T13">Submit</text:span></text:p>
          </table:table-cell>
          <table:table-cell table:style-name="Table105.A7" office:value-type="string">
            <text:p text:style-name="P20"><text:span text:style-name="T13">Submit</text:span></text:p>
          </table:table-cell>
          <table:table-cell table:style-name="Table105.A7" office:value-type="string">
            <text:p text:style-name="P20"><text:span text:style-name="T13">submit</text:span></text:p>
          </table:table-cell>
          <table:table-cell table:style-name="Table105.A7" office:value-type="string">
            <text:p text:style-name="P20"><text:span text:style-name="T13">Submit button</text:span></text:p>
          </table:table-cell>
          <table:table-cell table:style-name="Table105.A7" office:value-type="string">
            <text:p text:style-name="P17"/>
          </table:table-cell>
        </table:table-row>
        <table:table-row table:style-name="Table105.1">
          <table:table-cell table:style-name="Table105.A7" office:value-type="string">
            <text:p text:style-name="P22"><text:span text:style-name="T13">18</text:span></text:p>
          </table:table-cell>
          <table:table-cell table:style-name="Table105.A7" office:value-type="string">
            <text:p text:style-name="P20"><text:span text:style-name="T13">Cancel</text:span></text:p>
          </table:table-cell>
          <table:table-cell table:style-name="Table105.A7" office:value-type="string">
            <text:p text:style-name="P20"><text:span text:style-name="T13">Cancel</text:span></text:p>
          </table:table-cell>
          <table:table-cell table:style-name="Table105.A7" office:value-type="string">
            <text:p text:style-name="P20"><text:span text:style-name="T13">cancel</text:span></text:p>
          </table:table-cell>
          <table:table-cell table:style-name="Table105.A7" office:value-type="string">
            <text:p text:style-name="P20"><text:span text:style-name="T13">button</text:span></text:p>
          </table:table-cell>
          <table:table-cell table:style-name="Table105.A7" office:value-type="string">
            <text:p text:style-name="P20"><text:span text:style-name="T13">quit()</text:span></text:p>
          </table:table-cell>
        </table:table-row>
        <table:table-row table:style-name="Table105.1">
          <table:table-cell table:style-name="Table105.A7" office:value-type="string">
            <text:p text:style-name="P22"><text:span text:style-name="T13">19</text:span></text:p>
          </table:table-cell>
          <table:table-cell table:style-name="Table105.A7" office:value-type="string">
            <text:p text:style-name="P20"><text:span text:style-name="T13">Reset </text:span></text:p>
          </table:table-cell>
          <table:table-cell table:style-name="Table105.A7" office:value-type="string">
            <text:p text:style-name="P20"><text:span text:style-name="T13">Reset </text:span></text:p>
          </table:table-cell>
          <table:table-cell table:style-name="Table105.A7" office:value-type="string">
            <text:p text:style-name="P20"><text:span text:style-name="T13">reset</text:span></text:p>
          </table:table-cell>
          <table:table-cell table:style-name="Table105.A7" office:value-type="string">
            <text:p text:style-name="P20"><text:span text:style-name="T13">button</text:span></text:p>
          </table:table-cell>
          <table:table-cell table:style-name="Table105.A7" office:value-type="string">
            <text:p text:style-name="P20"><text:span text:style-name="T13">clearme()</text:span></text:p>
          </table:table-cell>
        </table:table-row>
      </table:table>
      <text:p text:style-name="P22"><text:span text:style-name="T7">Technology Used</text:span></text:p>
      <table:table table:name="Table106" table:style-name="Table106">
        <table:table-column table:style-name="Table106.A"/>
        <table:table-column table:style-name="Table106.B"/>
        <table:table-column table:style-name="Table106.C"/>
        <table:table-row table:style-name="Table106.1">
          <table:table-cell table:style-name="Table106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106.1">
          <table:table-cell table:style-name="Table106.A2" office:value-type="string">
            <text:p text:style-name="P20"><text:span text:style-name="T11">Attribute Name<text:tab/></text:span></text:p>
          </table:table-cell>
          <table:table-cell table:style-name="Table106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106.A2" table:number-columns-spanned="0" office:value-type="string">
            <text:p text:style-name="P20"><text:span text:style-name="T11">Purpose</text:span></text:p>
          </table:table-cell>
        </table:table-row>
        <table:table-row table:style-name="Table106.1">
          <table:table-cell table:style-name="Table106.A3" office:value-type="string">
            <text:p text:style-name="P20"><text:span text:style-name="T13">Cancel</text:span></text:p>
          </table:table-cell>
          <table:table-cell table:style-name="Table106.A3" table:number-columns-spanned="2" office:value-type="string">
            <text:p text:style-name="P20"><text:span text:style-name="T13">quit()</text:span></text:p>
          </table:table-cell>
          <table:covered-table-cell/>
          <table:table-cell table:style-name="Table106.A3" table:number-columns-spanned="0" office:value-type="string">
            <text:p text:style-name="P20"><text:span text:style-name="T13">To return to home page</text:span></text:p>
          </table:table-cell>
        </table:table-row>
        <table:table-row table:style-name="Table106.1">
          <table:table-cell table:style-name="Table106.A2" office:value-type="string">
            <text:p text:style-name="P20"><text:span text:style-name="T13">Reset</text:span></text:p>
          </table:table-cell>
          <table:table-cell table:style-name="Table106.A2" table:number-columns-spanned="2" office:value-type="string">
            <text:p text:style-name="P20"><text:span text:style-name="T13">clearme()</text:span></text:p>
          </table:table-cell>
          <table:covered-table-cell/>
          <table:table-cell table:style-name="Table106.A2" table:number-columns-spanned="0" office:value-type="string">
            <text:p text:style-name="P20"><text:span text:style-name="T13">To reset all <text:s/>text fields.</text:span></text:p>
          </table:table-cell>
        </table:table-row>
        <table:table-row table:style-name="Table106.1">
          <table:table-cell table:style-name="Table106.A2" office:value-type="string">
            <text:p text:style-name="P20"><text:span text:style-name="T13">Email Id</text:span></text:p>
          </table:table-cell>
          <table:table-cell table:style-name="Table106.A2" table:number-columns-spanned="2" office:value-type="string">
            <text:p text:style-name="P20"><text:span text:style-name="T13">echeck()</text:span></text:p>
          </table:table-cell>
          <table:covered-table-cell/>
          <table:table-cell table:style-name="Table106.A2" table:number-columns-spanned="0" office:value-type="string">
            <text:p text:style-name="P20"><text:span text:style-name="T13">To check valid email format.</text:span></text:p>
          </table:table-cell>
        </table:table-row>
      </table:table>
      <text:p text:style-name="P11"/>
      <table:table table:name="Table107" table:style-name="Table107">
        <table:table-column table:style-name="Table107.A"/>
        <table:table-column table:style-name="Table107.B"/>
        <table:table-row table:style-name="Table107.1">
          <table:table-cell table:style-name="Table107.A1" table:number-columns-spanned="2" office:value-type="string">
            <text:p text:style-name="P22"><text:span text:style-name="T11">Action Class Name:Election_Manager_RegistrationAction</text:span></text:p>
          </table:table-cell>
          <table:covered-table-cell/>
        </table:table-row>
        <table:table-row table:style-name="Table107.1">
          <table:table-cell table:style-name="Table107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07.1">
          <table:table-cell table:style-name="Table107.A3" office:value-type="string">
            <text:p text:style-name="P20"><text:span text:style-name="T13">Logical Name</text:span></text:p>
          </table:table-cell>
          <table:table-cell table:style-name="Table107.A3" office:value-type="string">
            <text:p text:style-name="P20"><text:span text:style-name="T13">Election_Manager_RegistrationActionForm</text:span></text:p>
          </table:table-cell>
        </table:table-row>
        <table:table-row table:style-name="Table107.1">
          <table:table-cell table:style-name="Table107.A3" office:value-type="string">
            <text:p text:style-name="P20"><text:span text:style-name="T13">Physical Path</text:span></text:p>
          </table:table-cell>
          <table:table-cell table:style-name="Table107.A3" office:value-type="string">
            <text:p text:style-name="P20"><text:span text:style-name="T13">com.myapp.struts.institute_admin.Election_Manager_RegistrationActionForm</text:span></text:p>
          </table:table-cell>
        </table:table-row>
        <table:table-row table:style-name="Table107.1">
          <table:table-cell table:style-name="Table107.A3" office:value-type="string">
            <text:p text:style-name="P20"><text:span text:style-name="T13">Code:</text:span></text:p>
          </table:table-cell>
          <table:table-cell table:style-name="Table107.A3" office:value-type="string">
            <text:p text:style-name="P17"/>
          </table:table-cell>
        </table:table-row>
        <table:table-row table:style-name="Table107.1">
          <table:table-cell table:style-name="Table107.A3" office:value-type="string">
            <text:p text:style-name="P20"><text:span text:style-name="T13">Description:</text:span></text:p>
          </table:table-cell>
          <table:table-cell table:style-name="Table107.A3" office:value-type="string">
            <text:p text:style-name="P20"><text:span text:style-name="T13">For defining setter and getter functions.</text:span></text:p>
          </table:table-cell>
        </table:table-row>
        <table:table-row table:style-name="Table107.1">
          <table:table-cell table:style-name="Table107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07.1">
          <table:table-cell table:style-name="Table107.A3" office:value-type="string">
            <text:p text:style-name="P20"><text:span text:style-name="T13">Logical Name</text:span></text:p>
          </table:table-cell>
          <table:table-cell table:style-name="Table107.A3" office:value-type="string">
            <text:p text:style-name="P20"><text:span text:style-name="T13">EmailSetupAction</text:span></text:p>
          </table:table-cell>
        </table:table-row>
        <table:table-row table:style-name="Table107.1">
          <table:table-cell table:style-name="Table107.A3" office:value-type="string">
            <text:p text:style-name="P20"><text:span text:style-name="T13">Input JSP Form:</text:span></text:p>
          </table:table-cell>
          <table:table-cell table:style-name="Table107.A3" office:value-type="string">
            <text:p text:style-name="P20"><text:span text:style-name="T15">enter_election_manager_details.jsp</text:span></text:p>
          </table:table-cell>
        </table:table-row>
        <table:table-row table:style-name="Table107.1">
          <table:table-cell table:style-name="Table107.A3" office:value-type="string">
            <text:p text:style-name="P20"><text:span text:style-name="T13">Physical Path(Type tag):</text:span></text:p>
          </table:table-cell>
          <table:table-cell table:style-name="Table107.A3" office:value-type="string">
            <text:p text:style-name="P20"><text:span text:style-name="T13">com.myapp.struts.institute_admin.Election_Manager_RegistrationAction</text:span></text:p>
          </table:table-cell>
        </table:table-row>
        <table:table-row table:style-name="Table107.1">
          <table:table-cell table:style-name="Table107.A11" office:value-type="string">
            <text:p text:style-name="P20"><text:span text:style-name="T13">Logical Path</text:span></text:p>
          </table:table-cell>
          <table:table-cell table:style-name="Table107.A11" office:value-type="string">
            <text:p text:style-name="P20"><text:span text:style-name="T13">/manager_registration</text:span></text:p>
          </table:table-cell>
        </table:table-row>
        <table:table-row table:style-name="Table107.1">
          <table:table-cell table:style-name="Table107.A3" office:value-type="string">
            <text:p text:style-name="P20"><text:span text:style-name="T13">Code:</text:span></text:p>
          </table:table-cell>
          <table:table-cell table:style-name="Table107.A3" office:value-type="string">
            <text:p text:style-name="P17"/>
          </table:table-cell>
        </table:table-row>
        <table:table-row table:style-name="Table107.1">
          <table:table-cell table:style-name="Table107.A3" office:value-type="string">
            <text:p text:style-name="P17"/>
            <text:p text:style-name="P20"><text:span text:style-name="T14">Description:</text:span></text:p>
          </table:table-cell>
          <table:table-cell table:style-name="Table107.A3" office:value-type="string">
            <text:p text:style-name="P20"><text:span text:style-name="T13">To enter election manager details.</text:span></text:p>
          </table:table-cell>
        </table:table-row>
      </table:table>
      <text:p text:style-name="P4"/>
      <table:table table:name="Table108" table:style-name="Table108">
        <table:table-column table:style-name="Table108.A"/>
        <table:table-column table:style-name="Table108.B"/>
        <table:table-column table:style-name="Table108.C"/>
        <table:table-row table:style-name="Table108.1">
          <table:table-cell table:style-name="Table108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08.1">
          <table:table-cell table:style-name="Table108.A2" office:value-type="string">
            <text:p text:style-name="P21"><text:span text:style-name="T11">Request Forwards Name </text:span></text:p>
          </table:table-cell>
          <table:table-cell table:style-name="Table108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08.A2" table:number-columns-spanned="0" office:value-type="string">
            <text:p text:style-name="P21"><text:span text:style-name="T11">Purpose</text:span></text:p>
          </table:table-cell>
        </table:table-row>
        <table:table-row table:style-name="Table108.1">
          <table:table-cell table:style-name="Table108.A3" office:value-type="string">
            <text:p text:style-name="P20"><text:span text:style-name="T13">success</text:span></text:p>
          </table:table-cell>
          <table:table-cell table:style-name="Table108.B3" table:number-columns-spanned="2" office:value-type="string">
            <text:p text:style-name="P20"><text:span text:style-name="T13">“/create_manager.do”</text:span></text:p>
          </table:table-cell>
          <table:covered-table-cell/>
          <table:table-cell table:style-name="Table108.A3" table:number-columns-spanned="0" office:value-type="string">
            <text:p text:style-name="P20"><text:span text:style-name="T13">Redirects user to the target page with success message.</text:span></text:p>
          </table:table-cell>
        </table:table-row>
        <table:table-row table:style-name="Table108.1">
          <table:table-cell table:style-name="Table108.A4" office:value-type="string">
            <text:p text:style-name="P20"><text:span text:style-name="T13">failure</text:span></text:p>
          </table:table-cell>
          <table:table-cell table:style-name="Table108.B4" table:number-columns-spanned="2" office:value-type="string">
            <text:p text:style-name="P20"><text:span text:style-name="T13">“/enter_election_manager_details.jsp”</text:span></text:p>
          </table:table-cell>
          <table:covered-table-cell/>
          <table:table-cell table:style-name="Table108.A4" table:number-columns-spanned="0" office:value-type="string">
            <text:p text:style-name="P20"><text:span text:style-name="T13">Redirects user to the target page with failure message.</text:span></text:p>
          </table:table-cell>
        </table:table-row>
      </table:table>
      <text:p text:style-name="P4"/>
      <table:table table:name="Table109" table:style-name="Table109">
        <table:table-column table:style-name="Table109.A"/>
        <table:table-column table:style-name="Table109.B"/>
        <table:table-column table:style-name="Table109.C"/>
        <table:table-column table:style-name="Table109.D"/>
        <table:table-row table:style-name="Table109.1">
          <table:table-cell table:style-name="Table109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09.1">
          <table:table-cell table:style-name="Table109.A2" office:value-type="string">
            <text:p text:style-name="P20"><text:span text:style-name="T11">S.No</text:span></text:p>
          </table:table-cell>
          <table:table-cell table:style-name="Table109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09.A2" office:value-type="string">
            <text:p text:style-name="P32"><text:span text:style-name="T11">Primary Key </text:span></text:p>
          </table:table-cell>
          <table:table-cell table:style-name="Table109.A2" table:number-columns-spanned="0" office:value-type="string">
            <text:p text:style-name="P20"><text:span text:style-name="T11">Purpose</text:span></text:p>
          </table:table-cell>
        </table:table-row>
        <table:table-row table:style-name="Table109.1">
          <table:table-cell table:style-name="Table109.A3" office:value-type="string">
            <text:p text:style-name="P20"><text:span text:style-name="T13">1</text:span></text:p>
          </table:table-cell>
          <table:table-cell table:style-name="Table109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109.A3" office:value-type="string">
            <text:p text:style-name="P20"><text:span text:style-name="T13">user_id</text:span></text:p>
          </table:table-cell>
          <table:table-cell table:style-name="Table109.A3" table:number-columns-spanned="0" office:value-type="string">
            <text:p text:style-name="P20"><text:span text:style-name="T13">To insert data into the table.</text:span></text:p>
          </table:table-cell>
        </table:table-row>
        <table:table-row table:style-name="Table109.1">
          <table:table-cell table:style-name="Table109.A4" office:value-type="string">
            <text:p text:style-name="P20"><text:span text:style-name="T13">2</text:span></text:p>
          </table:table-cell>
          <table:table-cell table:style-name="Table109.A4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109.A4" office:value-type="string">
            <text:p text:style-name="P20"><text:span text:style-name="T13">registration_id</text:span></text:p>
          </table:table-cell>
          <table:table-cell table:style-name="Table109.A4" table:number-columns-spanned="0" office:value-type="string">
            <text:p text:style-name="P20"><text:span text:style-name="T13">To retrieve user_id</text:span></text:p>
          </table:table-cell>
        </table:table-row>
        <table:table-row table:style-name="Table109.1">
          <table:table-cell table:style-name="Table109.A4" office:value-type="string">
            <text:p text:style-name="P20"><text:span text:style-name="T13">3</text:span></text:p>
          </table:table-cell>
          <table:table-cell table:style-name="Table109.A4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09.A4" office:value-type="string">
            <text:p text:style-name="P20"><text:span text:style-name="T13">manager_id,institute_id</text:span></text:p>
          </table:table-cell>
          <table:table-cell table:style-name="Table109.A4" table:number-columns-spanned="0" office:value-type="string">
            <text:p text:style-name="P20"><text:span text:style-name="T13">To insert data into the table.</text:span></text:p>
          </table:table-cell>
        </table:table-row>
        <table:table-row table:style-name="Table109.1">
          <table:table-cell table:style-name="Table109.A4" office:value-type="string">
            <text:p text:style-name="P20"><text:span text:style-name="T13">4</text:span></text:p>
          </table:table-cell>
          <table:table-cell table:style-name="Table109.A4" table:number-columns-spanned="2" office:value-type="string">
            <text:p text:style-name="P20"><text:span text:style-name="T13">staff_detail</text:span></text:p>
          </table:table-cell>
          <table:covered-table-cell/>
          <table:table-cell table:style-name="Table109.A4" office:value-type="string">
            <text:p text:style-name="P20"><text:span text:style-name="T13">staff_id,institute_id</text:span></text:p>
          </table:table-cell>
          <table:table-cell table:style-name="Table109.A4" table:number-columns-spanned="0" office:value-type="string">
            <text:p text:style-name="P20"><text:span text:style-name="T13">To insert data into the table.</text:span></text:p>
          </table:table-cell>
        </table:table-row>
      </table:table>
      <text:p text:style-name="P4"/>
      <table:table table:name="Table110" table:style-name="Table110">
        <table:table-column table:style-name="Table110.A"/>
        <table:table-column table:style-name="Table110.B"/>
        <table:table-column table:style-name="Table110.C"/>
        <table:table-column table:style-name="Table110.D"/>
        <table:table-row table:style-name="Table110.1">
          <table:table-cell table:style-name="Table110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10.1">
          <table:table-cell table:style-name="Table110.A2" office:value-type="string">
            <text:p text:style-name="P20"><text:span text:style-name="T11">S.No</text:span></text:p>
          </table:table-cell>
          <table:table-cell table:style-name="Table110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10.A2" office:value-type="string">
            <text:p text:style-name="P32"><text:span text:style-name="T11">Pojo Name</text:span></text:p>
          </table:table-cell>
          <table:table-cell table:style-name="Table110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10.1">
          <table:table-cell table:style-name="Table110.A3" office:value-type="string">
            <text:p text:style-name="P20"><text:span text:style-name="T13">1</text:span></text:p>
          </table:table-cell>
          <table:table-cell table:style-name="Table110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110.A3" office:value-type="string">
            <text:p text:style-name="P20"><text:span text:style-name="T13">Login</text:span></text:p>
          </table:table-cell>
          <table:table-cell table:style-name="Table110.A3" table:number-columns-spanned="0" office:value-type="string">
            <text:p text:style-name="P17"/>
          </table:table-cell>
        </table:table-row>
        <table:table-row table:style-name="Table110.1">
          <table:table-cell table:style-name="Table110.A4" office:value-type="string">
            <text:p text:style-name="P20"><text:span text:style-name="T13">2</text:span></text:p>
          </table:table-cell>
          <table:table-cell table:style-name="Table110.A4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110.A4" office:value-type="string">
            <text:p text:style-name="P20"><text:span text:style-name="T13">AdminRegistration</text:span></text:p>
          </table:table-cell>
          <table:table-cell table:style-name="Table110.A4" table:number-columns-spanned="0" office:value-type="string">
            <text:p text:style-name="P17"/>
          </table:table-cell>
        </table:table-row>
        <table:table-row table:style-name="Table110.1">
          <table:table-cell table:style-name="Table110.A4" office:value-type="string">
            <text:p text:style-name="P20"><text:span text:style-name="T13">3</text:span></text:p>
          </table:table-cell>
          <table:table-cell table:style-name="Table110.A4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10.A4" office:value-type="string">
            <text:p text:style-name="P20"><text:span text:style-name="T13">ElectionManager</text:span></text:p>
          </table:table-cell>
          <table:table-cell table:style-name="Table110.A4" table:number-columns-spanned="0" office:value-type="string">
            <text:p text:style-name="P17"/>
          </table:table-cell>
        </table:table-row>
        <table:table-row table:style-name="Table110.1">
          <table:table-cell table:style-name="Table110.A4" office:value-type="string">
            <text:p text:style-name="P20"><text:span text:style-name="T13">4</text:span></text:p>
          </table:table-cell>
          <table:table-cell table:style-name="Table110.A4" table:number-columns-spanned="2" office:value-type="string">
            <text:p text:style-name="P20"><text:span text:style-name="T13">staff_detail</text:span></text:p>
          </table:table-cell>
          <table:covered-table-cell/>
          <table:table-cell table:style-name="Table110.A4" office:value-type="string">
            <text:p text:style-name="P20"><text:span text:style-name="T13">StaffDetail</text:span></text:p>
          </table:table-cell>
          <table:table-cell table:style-name="Table110.A4" table:number-columns-spanned="0" office:value-type="string">
            <text:p text:style-name="P17"/>
          </table:table-cell>
        </table:table-row>
      </table:table>
      <text:p text:style-name="P4"/>
      <table:table table:name="Table111" table:style-name="Table111">
        <table:table-column table:style-name="Table111.A"/>
        <table:table-column table:style-name="Table111.B"/>
        <table:table-column table:style-name="Table111.C"/>
        <table:table-column table:style-name="Table111.D"/>
        <table:table-column table:style-name="Table111.E"/>
        <table:table-column table:style-name="Table111.F"/>
        <table:table-row table:style-name="Table111.1">
          <table:table-cell table:style-name="Table111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11.1">
          <table:table-cell table:style-name="Table111.A2" office:value-type="string">
            <text:p text:style-name="P20"><text:span text:style-name="T11">S.No</text:span></text:p>
          </table:table-cell>
          <table:table-cell table:style-name="Table111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11.A2" office:value-type="string">
            <text:p text:style-name="P32"><text:span text:style-name="T11">Method Name </text:span></text:p>
          </table:table-cell>
          <table:table-cell table:style-name="Table111.E2" office:value-type="string">
            <text:p text:style-name="P20"><text:span text:style-name="T11">Select Operation</text:span></text:p>
          </table:table-cell>
          <table:table-cell table:style-name="Table111.E2" office:value-type="string">
            <text:p text:style-name="P20"><text:span text:style-name="T11">Columns <text:s/>in Where clause</text:span></text:p>
          </table:table-cell>
          <table:table-cell table:style-name="Table111.A2" table:number-columns-spanned="0" office:value-type="string">
            <text:p text:style-name="P20"><text:span text:style-name="T11">Purpose </text:span></text:p>
          </table:table-cell>
        </table:table-row>
        <table:table-row table:style-name="Table111.1">
          <table:table-cell table:style-name="Table111.A3" office:value-type="string">
            <text:p text:style-name="P20"><text:span text:style-name="T13">1</text:span></text:p>
          </table:table-cell>
          <table:table-cell table:style-name="Table111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111.A3" office:value-type="string">
            <text:p text:style-name="P20"><text:span text:style-name="T2">insert()</text:span></text:p>
          </table:table-cell>
          <table:table-cell table:style-name="Table111.E3" office:value-type="string">
            <text:p text:style-name="P17"/>
          </table:table-cell>
          <table:table-cell table:style-name="Table111.E3" office:value-type="string">
            <text:p text:style-name="P17"/>
          </table:table-cell>
          <table:table-cell table:style-name="Table111.A3" table:number-columns-spanned="0" office:value-type="string">
            <text:p text:style-name="P20"><text:span text:style-name="T13">To insert data into database</text:span></text:p>
          </table:table-cell>
        </table:table-row>
        <table:table-row table:style-name="Table111.1">
          <table:table-cell table:style-name="Table111.A3" office:value-type="string">
            <text:p text:style-name="P17"/>
          </table:table-cell>
          <table:table-cell table:style-name="Table111.A3" table:number-columns-spanned="2" office:value-type="string">
            <text:p text:style-name="P17"/>
          </table:table-cell>
          <table:covered-table-cell/>
          <table:table-cell table:style-name="Table111.A3" office:value-type="string">
            <text:p text:style-name="P20"><text:span text:style-name="T2">getUser()</text:span></text:p>
          </table:table-cell>
          <table:table-cell table:style-name="Table111.E3" office:value-type="string">
            <text:p text:style-name="P17"/>
          </table:table-cell>
          <table:table-cell table:style-name="Table111.E3" office:value-type="string">
            <text:p text:style-name="P20"><text:span text:style-name="T13">user_id</text:span></text:p>
          </table:table-cell>
          <table:table-cell table:style-name="Table111.A3" table:number-columns-spanned="0" office:value-type="string">
            <text:p text:style-name="P20"><text:span text:style-name="T13">To retrieve user_id</text:span></text:p>
          </table:table-cell>
        </table:table-row>
        <table:table-row table:style-name="Table111.1">
          <table:table-cell table:style-name="Table111.A3" office:value-type="string">
            <text:p text:style-name="P17"/>
          </table:table-cell>
          <table:table-cell table:style-name="Table111.A3" table:number-columns-spanned="2" office:value-type="string">
            <text:p text:style-name="P17"/>
          </table:table-cell>
          <table:covered-table-cell/>
          <table:table-cell table:style-name="Table111.A3" office:value-type="string">
            <text:p text:style-name="P20"><text:span text:style-name="T2">getStaffDetails()</text:span></text:p>
          </table:table-cell>
          <table:table-cell table:style-name="Table111.E3" office:value-type="string">
            <text:p text:style-name="P17"/>
          </table:table-cell>
          <table:table-cell table:style-name="Table111.E3" office:value-type="string">
            <text:p text:style-name="P20"><text:span text:style-name="T13">staff_id,</text:span></text:p>
            <text:p text:style-name="P20"><text:span text:style-name="T14">institute_id</text:span></text:p>
          </table:table-cell>
          <table:table-cell table:style-name="Table111.A3" table:number-columns-spanned="0" office:value-type="string">
            <text:p text:style-name="P20"><text:span text:style-name="T13">To retrieve staff_id of a particular institute.</text:span></text:p>
          </table:table-cell>
        </table:table-row>
        <table:table-row table:style-name="Table111.1">
          <table:table-cell table:style-name="Table111.A3" office:value-type="string">
            <text:p text:style-name="P20"><text:span text:style-name="T13">2</text:span></text:p>
          </table:table-cell>
          <table:table-cell table:style-name="Table111.A3" table:number-columns-spanned="2" office:value-type="string">
            <text:p text:style-name="P20"><text:span text:style-name="T13">Admin</text:span></text:p>
            <text:p text:style-name="P20"><text:span text:style-name="T14">Registration</text:span></text:p>
          </table:table-cell>
          <table:covered-table-cell/>
          <table:table-cell table:style-name="Table111.A3" office:value-type="string">
            <text:p text:style-name="P20"><text:span text:style-name="T2">getAdminDeatilsByUserId()</text:span></text:p>
          </table:table-cell>
          <table:table-cell table:style-name="Table111.E3" office:value-type="string">
            <text:p text:style-name="P17"/>
          </table:table-cell>
          <table:table-cell table:style-name="Table111.E3" office:value-type="string">
            <text:p text:style-name="P20"><text:span text:style-name="T13">user_id</text:span></text:p>
          </table:table-cell>
          <table:table-cell table:style-name="Table111.A3" table:number-columns-spanned="0" office:value-type="string">
            <text:p text:style-name="P20"><text:span text:style-name="T13">To retrieve user_id</text:span></text:p>
          </table:table-cell>
        </table:table-row>
        <table:table-row table:style-name="Table111.1">
          <table:table-cell table:style-name="Table111.A3" office:value-type="string">
            <text:p text:style-name="P20"><text:span text:style-name="T13">3</text:span></text:p>
          </table:table-cell>
          <table:table-cell table:style-name="Table111.A3" table:number-columns-spanned="2" office:value-type="string">
            <text:p text:style-name="P20"><text:span text:style-name="T13">Election</text:span></text:p>
            <text:p text:style-name="P20"><text:span text:style-name="T14">Manager</text:span></text:p>
          </table:table-cell>
          <table:covered-table-cell/>
          <table:table-cell table:style-name="Table111.A3" office:value-type="string">
            <text:p text:style-name="P20"><text:span text:style-name="T2">insert()</text:span></text:p>
          </table:table-cell>
          <table:table-cell table:style-name="Table111.E3" office:value-type="string">
            <text:p text:style-name="P17"/>
          </table:table-cell>
          <table:table-cell table:style-name="Table111.E3" office:value-type="string">
            <text:p text:style-name="P17"/>
          </table:table-cell>
          <table:table-cell table:style-name="Table111.A3" table:number-columns-spanned="0" office:value-type="string">
            <text:p text:style-name="P20"><text:span text:style-name="T13">To insert data into database</text:span></text:p>
          </table:table-cell>
        </table:table-row>
        <table:table-row table:style-name="Table111.1">
          <table:table-cell table:style-name="Table111.A3" office:value-type="string">
            <text:p text:style-name="P17"/>
          </table:table-cell>
          <table:table-cell table:style-name="Table111.A3" table:number-columns-spanned="2" office:value-type="string">
            <text:p text:style-name="P17"/>
          </table:table-cell>
          <table:covered-table-cell/>
          <table:table-cell table:style-name="Table111.A3" office:value-type="string">
            <text:p text:style-name="P20"><text:span text:style-name="T2">getUserId()</text:span></text:p>
          </table:table-cell>
          <table:table-cell table:style-name="Table111.E3" office:value-type="string">
            <text:p text:style-name="P17"/>
          </table:table-cell>
          <table:table-cell table:style-name="Table111.E3" office:value-type="string">
            <text:p text:style-name="P20"><text:span text:style-name="T13">user_id</text:span></text:p>
          </table:table-cell>
          <table:table-cell table:style-name="Table111.A3" table:number-columns-spanned="0" office:value-type="string">
            <text:p text:style-name="P20"><text:span text:style-name="T13">To retrieve user_id</text:span></text:p>
          </table:table-cell>
        </table:table-row>
        <table:table-row table:style-name="Table111.1">
          <table:table-cell table:style-name="Table111.A3" office:value-type="string">
            <text:p text:style-name="P17"/>
          </table:table-cell>
          <table:table-cell table:style-name="Table111.A3" table:number-columns-spanned="2" office:value-type="string">
            <text:p text:style-name="P17"/>
          </table:table-cell>
          <table:covered-table-cell/>
          <table:table-cell table:style-name="Table111.A3" office:value-type="string">
            <text:p text:style-name="P20"><text:span text:style-name="T2">getStaffDetails()</text:span></text:p>
          </table:table-cell>
          <table:table-cell table:style-name="Table111.E3" office:value-type="string">
            <text:p text:style-name="P17"/>
          </table:table-cell>
          <table:table-cell table:style-name="Table111.E3" office:value-type="string">
            <text:p text:style-name="P20"><text:span text:style-name="T13">staff_id,</text:span></text:p>
            <text:p text:style-name="P20"><text:span text:style-name="T14">institute_id</text:span></text:p>
          </table:table-cell>
          <table:table-cell table:style-name="Table111.A3" table:number-columns-spanned="0" office:value-type="string">
            <text:p text:style-name="P20"><text:span text:style-name="T13">To retrieve staff_id of a particular institute.</text:span></text:p>
          </table:table-cell>
        </table:table-row>
        <table:table-row table:style-name="Table111.1">
          <table:table-cell table:style-name="Table111.A3" office:value-type="string">
            <text:p text:style-name="P17"/>
          </table:table-cell>
          <table:table-cell table:style-name="Table111.A3" table:number-columns-spanned="2" office:value-type="string">
            <text:p text:style-name="P17"/>
          </table:table-cell>
          <table:covered-table-cell/>
          <table:table-cell table:style-name="Table111.A3" office:value-type="string">
            <text:p text:style-name="P20"><text:span text:style-name="T2">ManagerDeatils()</text:span></text:p>
          </table:table-cell>
          <table:table-cell table:style-name="Table111.E3" office:value-type="string">
            <text:p text:style-name="P17"/>
          </table:table-cell>
          <table:table-cell table:style-name="Table111.E3" office:value-type="string">
            <text:p text:style-name="P20"><text:span text:style-name="T13">manager_id,</text:span></text:p>
            <text:p text:style-name="P20"><text:span text:style-name="T14">institute_id</text:span></text:p>
          </table:table-cell>
          <table:table-cell table:style-name="Table111.A3" table:number-columns-spanned="0" office:value-type="string">
            <text:p text:style-name="P20"><text:span text:style-name="T13">To retrieve manager_id of a particular institute.</text:span></text:p>
          </table:table-cell>
        </table:table-row>
        <table:table-row table:style-name="Table111.1">
          <table:table-cell table:style-name="Table111.A3" office:value-type="string">
            <text:p text:style-name="P20"><text:span text:style-name="T13">4</text:span></text:p>
          </table:table-cell>
          <table:table-cell table:style-name="Table111.A3" table:number-columns-spanned="2" office:value-type="string">
            <text:p text:style-name="P20"><text:span text:style-name="T13">StaffDetail</text:span></text:p>
          </table:table-cell>
          <table:covered-table-cell/>
          <table:table-cell table:style-name="Table111.A3" office:value-type="string">
            <text:p text:style-name="P20"><text:span text:style-name="T2">insert()</text:span></text:p>
          </table:table-cell>
          <table:table-cell table:style-name="Table111.E3" office:value-type="string">
            <text:p text:style-name="P17"/>
          </table:table-cell>
          <table:table-cell table:style-name="Table111.E3" office:value-type="string">
            <text:p text:style-name="P17"/>
          </table:table-cell>
          <table:table-cell table:style-name="Table111.A3" table:number-columns-spanned="0" office:value-type="string">
            <text:p text:style-name="P20"><text:span text:style-name="T13">To insert data into database</text:span></text:p>
          </table:table-cell>
        </table:table-row>
        <table:table-row table:style-name="Table111.1">
          <table:table-cell table:style-name="Table111.A3" office:value-type="string">
            <text:p text:style-name="P17"/>
          </table:table-cell>
          <table:table-cell table:style-name="Table111.A3" table:number-columns-spanned="2" office:value-type="string">
            <text:p text:style-name="P17"/>
          </table:table-cell>
          <table:covered-table-cell/>
          <table:table-cell table:style-name="Table111.A3" office:value-type="string">
            <text:p text:style-name="P20"><text:span text:style-name="T2">getStaffDetails()</text:span></text:p>
          </table:table-cell>
          <table:table-cell table:style-name="Table111.E3" office:value-type="string">
            <text:p text:style-name="P17"/>
          </table:table-cell>
          <table:table-cell table:style-name="Table111.E3" office:value-type="string">
            <text:p text:style-name="P17"/>
          </table:table-cell>
          <table:table-cell table:style-name="Table111.A3" table:number-columns-spanned="0" office:value-type="string">
            <text:p text:style-name="P20"><text:span text:style-name="T13">To retrieve staff_id of a particular institute.</text:span></text:p>
          </table:table-cell>
        </table:table-row>
      </table:table>
      <text:p text:style-name="P22"><text:span text:style-name="T9"><text:tab/><text:tab/></text:span></text:p>
      <text:p text:style-name="P20"><text:span text:style-name="T6">2-<text:tab/>Block Election Manager</text:span></text:p>
      <table:table table:name="Table112" table:style-name="Table112">
        <table:table-column table:style-name="Table112.A"/>
        <table:table-column table:style-name="Table112.B"/>
        <table:table-row table:style-name="Table112.1">
          <table:table-cell table:style-name="Table112.A1" table:number-columns-spanned="2" office:value-type="string">
            <text:p text:style-name="P22"><text:span text:style-name="T11">Action Class Name: View_ManagersAction</text:span></text:p>
          </table:table-cell>
          <table:covered-table-cell/>
        </table:table-row>
        <table:table-row table:style-name="Table112.1">
          <table:table-cell table:style-name="Table112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12.1">
          <table:table-cell table:style-name="Table112.A3" office:value-type="string">
            <text:p text:style-name="P20"><text:span text:style-name="T13">Logical Name</text:span></text:p>
          </table:table-cell>
          <table:table-cell table:style-name="Table112.A3" office:value-type="string">
            <text:p text:style-name="P17"/>
          </table:table-cell>
        </table:table-row>
        <table:table-row table:style-name="Table112.1">
          <table:table-cell table:style-name="Table112.A3" office:value-type="string">
            <text:p text:style-name="P20"><text:span text:style-name="T13">Physical Path</text:span></text:p>
          </table:table-cell>
          <table:table-cell table:style-name="Table112.A3" office:value-type="string">
            <text:p text:style-name="P17"/>
          </table:table-cell>
        </table:table-row>
        <table:table-row table:style-name="Table112.1">
          <table:table-cell table:style-name="Table112.A3" office:value-type="string">
            <text:p text:style-name="P20"><text:span text:style-name="T13">Code:</text:span></text:p>
          </table:table-cell>
          <table:table-cell table:style-name="Table112.A3" office:value-type="string">
            <text:p text:style-name="P17"/>
          </table:table-cell>
        </table:table-row>
        <table:table-row table:style-name="Table112.1">
          <table:table-cell table:style-name="Table112.A3" office:value-type="string">
            <text:p text:style-name="P20"><text:span text:style-name="T13">Description:</text:span></text:p>
          </table:table-cell>
          <table:table-cell table:style-name="Table112.A3" office:value-type="string">
            <text:p text:style-name="P17"/>
          </table:table-cell>
        </table:table-row>
        <table:table-row table:style-name="Table112.1">
          <table:table-cell table:style-name="Table112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12.1">
          <table:table-cell table:style-name="Table112.A3" office:value-type="string">
            <text:p text:style-name="P20"><text:span text:style-name="T13">Logical Name</text:span></text:p>
          </table:table-cell>
          <table:table-cell table:style-name="Table112.A3" office:value-type="string">
            <text:p text:style-name="P20"><text:span text:style-name="T13">View_ManagersAction</text:span></text:p>
          </table:table-cell>
        </table:table-row>
        <table:table-row table:style-name="Table112.1">
          <table:table-cell table:style-name="Table112.A3" office:value-type="string">
            <text:p text:style-name="P20"><text:span text:style-name="T13">Input JSP Form:</text:span></text:p>
          </table:table-cell>
          <table:table-cell table:style-name="Table112.A3" office:value-type="string">
            <text:p text:style-name="P18"/>
          </table:table-cell>
        </table:table-row>
        <table:table-row table:style-name="Table112.1">
          <table:table-cell table:style-name="Table112.A3" office:value-type="string">
            <text:p text:style-name="P20"><text:span text:style-name="T13">Physical Path(Type tag):</text:span></text:p>
          </table:table-cell>
          <table:table-cell table:style-name="Table112.A3" office:value-type="string">
            <text:p text:style-name="P20"><text:span text:style-name="T13">com.myapp.struts.institute_admin.View_ManagersAction</text:span></text:p>
          </table:table-cell>
        </table:table-row>
        <table:table-row table:style-name="Table112.1">
          <table:table-cell table:style-name="Table112.A11" office:value-type="string">
            <text:p text:style-name="P20"><text:span text:style-name="T13">Logical Path</text:span></text:p>
          </table:table-cell>
          <table:table-cell table:style-name="Table112.A11" office:value-type="string">
            <text:p text:style-name="P20"><text:span text:style-name="T13">/block_managers</text:span></text:p>
          </table:table-cell>
        </table:table-row>
        <table:table-row table:style-name="Table112.1">
          <table:table-cell table:style-name="Table112.A3" office:value-type="string">
            <text:p text:style-name="P20"><text:span text:style-name="T13">Code:</text:span></text:p>
          </table:table-cell>
          <table:table-cell table:style-name="Table112.A3" office:value-type="string">
            <text:p text:style-name="P17"/>
          </table:table-cell>
        </table:table-row>
        <table:table-row table:style-name="Table112.1">
          <table:table-cell table:style-name="Table112.A3" office:value-type="string">
            <text:p text:style-name="P17"/>
            <text:p text:style-name="P20"><text:span text:style-name="T14">Description:</text:span></text:p>
          </table:table-cell>
          <table:table-cell table:style-name="Table112.A3" office:value-type="string">
            <text:p text:style-name="P20"><text:span text:style-name="T13">To show list of Election Managers with their working status.</text:span></text:p>
          </table:table-cell>
        </table:table-row>
      </table:table>
      <text:p text:style-name="P4"/>
      <table:table table:name="Table113" table:style-name="Table113">
        <table:table-column table:style-name="Table113.A"/>
        <table:table-column table:style-name="Table113.B"/>
        <table:table-column table:style-name="Table113.C"/>
        <table:table-row table:style-name="Table113.1">
          <table:table-cell table:style-name="Table113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13.1">
          <table:table-cell table:style-name="Table113.A2" office:value-type="string">
            <text:p text:style-name="P21"><text:span text:style-name="T11">Request Forwards Name </text:span></text:p>
          </table:table-cell>
          <table:table-cell table:style-name="Table113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13.A2" table:number-columns-spanned="0" office:value-type="string">
            <text:p text:style-name="P21"><text:span text:style-name="T11">Purpose</text:span></text:p>
          </table:table-cell>
        </table:table-row>
        <table:table-row table:style-name="Table113.1">
          <table:table-cell table:style-name="Table113.A3" office:value-type="string">
            <text:p text:style-name="P20"><text:span text:style-name="T13">success</text:span></text:p>
          </table:table-cell>
          <table:table-cell table:style-name="Table113.B3" table:number-columns-spanned="2" office:value-type="string">
            <text:p text:style-name="P20"><text:span text:style-name="T13">“/block_managergrid.jsp”</text:span></text:p>
          </table:table-cell>
          <table:covered-table-cell/>
          <table:table-cell table:style-name="Table113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4"/>
      <text:p text:style-name="P20"><text:span text:style-name="T9"><text:tab/><text:tab/></text:span></text:p>
      <table:table table:name="Table114" table:style-name="Table114">
        <table:table-column table:style-name="Table114.A"/>
        <table:table-column table:style-name="Table114.B"/>
        <table:table-column table:style-name="Table114.C"/>
        <table:table-column table:style-name="Table114.D"/>
        <table:table-row table:style-name="Table114.1">
          <table:table-cell table:style-name="Table114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14.1">
          <table:table-cell table:style-name="Table114.A2" office:value-type="string">
            <text:p text:style-name="P20"><text:span text:style-name="T11">S.No</text:span></text:p>
          </table:table-cell>
          <table:table-cell table:style-name="Table114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14.A2" office:value-type="string">
            <text:p text:style-name="P32"><text:span text:style-name="T11">Primary Key </text:span></text:p>
          </table:table-cell>
          <table:table-cell table:style-name="Table114.A2" table:number-columns-spanned="0" office:value-type="string">
            <text:p text:style-name="P20"><text:span text:style-name="T11">Purpose</text:span></text:p>
          </table:table-cell>
        </table:table-row>
        <table:table-row table:style-name="Table114.1">
          <table:table-cell table:style-name="Table114.A3" office:value-type="string">
            <text:p text:style-name="P20"><text:span text:style-name="T13">1</text:span></text:p>
          </table:table-cell>
          <table:table-cell table:style-name="Table114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14.A3" office:value-type="string">
            <text:p text:style-name="P20"><text:span text:style-name="T13">manager_id,institute_id</text:span></text:p>
          </table:table-cell>
          <table:table-cell table:style-name="Table114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4"/>
      <table:table table:name="Table115" table:style-name="Table115">
        <table:table-column table:style-name="Table115.A"/>
        <table:table-column table:style-name="Table115.B"/>
        <table:table-column table:style-name="Table115.C"/>
        <table:table-column table:style-name="Table115.D"/>
        <table:table-row table:style-name="Table115.1">
          <table:table-cell table:style-name="Table115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15.1">
          <table:table-cell table:style-name="Table115.A2" office:value-type="string">
            <text:p text:style-name="P20"><text:span text:style-name="T11">S.No</text:span></text:p>
          </table:table-cell>
          <table:table-cell table:style-name="Table115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15.A2" office:value-type="string">
            <text:p text:style-name="P32"><text:span text:style-name="T11">Pojo Name</text:span></text:p>
          </table:table-cell>
          <table:table-cell table:style-name="Table115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15.1">
          <table:table-cell table:style-name="Table115.A3" office:value-type="string">
            <text:p text:style-name="P20"><text:span text:style-name="T13">1</text:span></text:p>
          </table:table-cell>
          <table:table-cell table:style-name="Table115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15.A3" office:value-type="string">
            <text:p text:style-name="P20"><text:span text:style-name="T13">ElectionManager</text:span></text:p>
          </table:table-cell>
          <table:table-cell table:style-name="Table115.A3" table:number-columns-spanned="0" office:value-type="string">
            <text:p text:style-name="P17"/>
          </table:table-cell>
        </table:table-row>
      </table:table>
      <text:p text:style-name="P4"/>
      <table:table table:name="Table116" table:style-name="Table116">
        <table:table-column table:style-name="Table116.A"/>
        <table:table-column table:style-name="Table116.B"/>
        <table:table-column table:style-name="Table116.C"/>
        <table:table-column table:style-name="Table116.D"/>
        <table:table-column table:style-name="Table116.E"/>
        <table:table-column table:style-name="Table116.F"/>
        <table:table-row table:style-name="Table116.1">
          <table:table-cell table:style-name="Table116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16.1">
          <table:table-cell table:style-name="Table116.A2" office:value-type="string">
            <text:p text:style-name="P20"><text:span text:style-name="T11">S.No</text:span></text:p>
          </table:table-cell>
          <table:table-cell table:style-name="Table116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16.A2" office:value-type="string">
            <text:p text:style-name="P32"><text:span text:style-name="T11">Method Name </text:span></text:p>
          </table:table-cell>
          <table:table-cell table:style-name="Table116.E2" office:value-type="string">
            <text:p text:style-name="P20"><text:span text:style-name="T11">Select Operation</text:span></text:p>
          </table:table-cell>
          <table:table-cell table:style-name="Table116.E2" office:value-type="string">
            <text:p text:style-name="P20"><text:span text:style-name="T11">Columns <text:s/>in Where clause</text:span></text:p>
          </table:table-cell>
          <table:table-cell table:style-name="Table116.A2" table:number-columns-spanned="0" office:value-type="string">
            <text:p text:style-name="P20"><text:span text:style-name="T11">Purpose </text:span></text:p>
          </table:table-cell>
        </table:table-row>
        <table:table-row table:style-name="Table116.1">
          <table:table-cell table:style-name="Table116.A3" office:value-type="string">
            <text:p text:style-name="P20"><text:span text:style-name="T13">3</text:span></text:p>
          </table:table-cell>
          <table:table-cell table:style-name="Table116.A3" table:number-columns-spanned="2" office:value-type="string">
            <text:p text:style-name="P20"><text:span text:style-name="T13">Election</text:span></text:p>
            <text:p text:style-name="P20"><text:span text:style-name="T14">Manager</text:span></text:p>
          </table:table-cell>
          <table:covered-table-cell/>
          <table:table-cell table:style-name="Table116.A3" office:value-type="string">
            <text:p text:style-name="P20"><text:span text:style-name="T2">GetManagers()</text:span></text:p>
          </table:table-cell>
          <table:table-cell table:style-name="Table116.E3" office:value-type="string">
            <text:p text:style-name="P17"/>
          </table:table-cell>
          <table:table-cell table:style-name="Table116.E3" office:value-type="string">
            <text:p text:style-name="P20"><text:span text:style-name="T13">institute_id</text:span></text:p>
          </table:table-cell>
          <table:table-cell table:style-name="Table116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9"><text:tab/><text:tab/></text:span></text:p>
      <text:p text:style-name="P20"><text:span text:style-name="T6"><text:tab/><text:tab/><text:tab/>File Name of view page: </text:span><text:span text:style-name="T2"><text:s/>block_managergrid.jsp</text:span></text:p>
      <text:p text:style-name="P22"><text:span text:style-name="T7">Attributes</text:span></text:p>
      <table:table table:name="Table117" table:style-name="Table117">
        <table:table-column table:style-name="Table117.A"/>
        <table:table-column table:style-name="Table117.B"/>
        <table:table-column table:style-name="Table117.C"/>
        <table:table-column table:style-name="Table117.D"/>
        <table:table-column table:style-name="Table117.E"/>
        <table:table-row table:style-name="Table117.1">
          <table:table-cell table:style-name="Table117.A1" office:value-type="string">
            <text:p text:style-name="P20"><text:span text:style-name="T11">S.No</text:span></text:p>
          </table:table-cell>
          <table:table-cell table:style-name="Table117.A1" office:value-type="string">
            <text:p text:style-name="P20"><text:span text:style-name="T11">Attribute Name</text:span></text:p>
          </table:table-cell>
          <table:table-cell table:style-name="Table117.A1" office:value-type="string">
            <text:p text:style-name="P20"><text:span text:style-name="T11">Label </text:span></text:p>
          </table:table-cell>
          <table:table-cell table:style-name="Table117.A1" office:value-type="string">
            <text:p text:style-name="P20"><text:span text:style-name="T11">Type</text:span></text:p>
          </table:table-cell>
          <table:table-cell table:style-name="Table117.A1" office:value-type="string">
            <text:p text:style-name="P20"><text:span text:style-name="T11">Target</text:span></text:p>
          </table:table-cell>
        </table:table-row>
        <table:table-row table:style-name="Table117.1">
          <table:table-cell table:style-name="Table117.A2" office:value-type="string">
            <text:p text:style-name="P22"><text:span text:style-name="T13">1</text:span></text:p>
          </table:table-cell>
          <table:table-cell table:style-name="Table117.A2" office:value-type="string">
            <text:p text:style-name="P20"><text:span text:style-name="T13">Manager_Id</text:span></text:p>
          </table:table-cell>
          <table:table-cell table:style-name="Table117.A2" office:value-type="string">
            <text:p text:style-name="P20"><text:span text:style-name="T13">Manager_Id</text:span></text:p>
          </table:table-cell>
          <table:table-cell table:style-name="Table117.A2" office:value-type="string">
            <text:p text:style-name="P20"><text:span text:style-name="T13">Link</text:span></text:p>
          </table:table-cell>
          <table:table-cell table:style-name="Table117.A2" office:value-type="string">
            <text:p text:style-name="P20"><text:span text:style-name="T13">status_detail.do</text:span></text:p>
          </table:table-cell>
        </table:table-row>
        <table:table-row table:style-name="Table117.1">
          <table:table-cell table:style-name="Table117.A2" office:value-type="string">
            <text:p text:style-name="P22"><text:span text:style-name="T13">2</text:span></text:p>
          </table:table-cell>
          <table:table-cell table:style-name="Table117.A2" office:value-type="string">
            <text:p text:style-name="P20"><text:span text:style-name="T13">First Name</text:span></text:p>
          </table:table-cell>
          <table:table-cell table:style-name="Table117.A2" office:value-type="string">
            <text:p text:style-name="P20"><text:span text:style-name="T13">First Name</text:span></text:p>
          </table:table-cell>
          <table:table-cell table:style-name="Table117.A2" office:value-type="string">
            <text:p text:style-name="P20"><text:span text:style-name="T13">Link</text:span></text:p>
          </table:table-cell>
          <table:table-cell table:style-name="Table117.A2" office:value-type="string">
            <text:p text:style-name="P20"><text:span text:style-name="T13">status_detail.do</text:span></text:p>
          </table:table-cell>
        </table:table-row>
        <table:table-row table:style-name="Table117.1">
          <table:table-cell table:style-name="Table117.A2" office:value-type="string">
            <text:p text:style-name="P22"><text:span text:style-name="T13">3</text:span></text:p>
          </table:table-cell>
          <table:table-cell table:style-name="Table117.A2" office:value-type="string">
            <text:p text:style-name="P20"><text:span text:style-name="T13">Last Name</text:span></text:p>
          </table:table-cell>
          <table:table-cell table:style-name="Table117.A2" office:value-type="string">
            <text:p text:style-name="P20"><text:span text:style-name="T13">Last Name</text:span></text:p>
          </table:table-cell>
          <table:table-cell table:style-name="Table117.A2" office:value-type="string">
            <text:p text:style-name="P20"><text:span text:style-name="T13">Link</text:span></text:p>
          </table:table-cell>
          <table:table-cell table:style-name="Table117.A2" office:value-type="string">
            <text:p text:style-name="P20"><text:span text:style-name="T13">status_detail.do</text:span></text:p>
          </table:table-cell>
        </table:table-row>
        <table:table-row table:style-name="Table117.1">
          <table:table-cell table:style-name="Table117.A5" office:value-type="string">
            <text:p text:style-name="P22"><text:span text:style-name="T13">4</text:span></text:p>
          </table:table-cell>
          <table:table-cell table:style-name="Table117.A5" office:value-type="string">
            <text:p text:style-name="P20"><text:span text:style-name="T13">Staff_Id</text:span></text:p>
          </table:table-cell>
          <table:table-cell table:style-name="Table117.A5" office:value-type="string">
            <text:p text:style-name="P20"><text:span text:style-name="T13">Staff_Id</text:span></text:p>
          </table:table-cell>
          <table:table-cell table:style-name="Table117.A5" office:value-type="string">
            <text:p text:style-name="P20"><text:span text:style-name="T13">Link</text:span></text:p>
          </table:table-cell>
          <table:table-cell table:style-name="Table117.A5" office:value-type="string">
            <text:p text:style-name="P20"><text:span text:style-name="T13">status_detail.do</text:span></text:p>
          </table:table-cell>
        </table:table-row>
        <table:table-row table:style-name="Table117.1">
          <table:table-cell table:style-name="Table117.A5" office:value-type="string">
            <text:p text:style-name="P22"><text:span text:style-name="T13">5</text:span></text:p>
          </table:table-cell>
          <table:table-cell table:style-name="Table117.A5" office:value-type="string">
            <text:p text:style-name="P20"><text:span text:style-name="T13">Working Status</text:span></text:p>
          </table:table-cell>
          <table:table-cell table:style-name="Table117.A5" office:value-type="string">
            <text:p text:style-name="P20"><text:span text:style-name="T13">Working Status</text:span></text:p>
          </table:table-cell>
          <table:table-cell table:style-name="Table117.A5" office:value-type="string">
            <text:p text:style-name="P20"><text:span text:style-name="T13">Link</text:span></text:p>
          </table:table-cell>
          <table:table-cell table:style-name="Table117.A5" office:value-type="string">
            <text:p text:style-name="P20"><text:span text:style-name="T13">status_detail.do</text:span></text:p>
          </table:table-cell>
        </table:table-row>
        <table:table-row table:style-name="Table117.1">
          <table:table-cell table:style-name="Table117.A5" office:value-type="string">
            <text:p text:style-name="P22"><text:span text:style-name="T13">6</text:span></text:p>
          </table:table-cell>
          <table:table-cell table:style-name="Table117.A5" office:value-type="string">
            <text:p text:style-name="P20"><text:span text:style-name="T13">Action</text:span></text:p>
          </table:table-cell>
          <table:table-cell table:style-name="Table117.A5" office:value-type="string">
            <text:p text:style-name="P20"><text:span text:style-name="T13">Action</text:span></text:p>
          </table:table-cell>
          <table:table-cell table:style-name="Table117.A5" office:value-type="string">
            <text:p text:style-name="P20"><text:span text:style-name="T13">Link</text:span></text:p>
          </table:table-cell>
          <table:table-cell table:style-name="Table117.A5" office:value-type="string">
            <text:p text:style-name="P20"><text:span text:style-name="T13">status_detail.do</text:span></text:p>
          </table:table-cell>
        </table:table-row>
      </table:table>
      <text:p text:style-name="P16"/>
      <table:table table:name="Table118" table:style-name="Table118">
        <table:table-column table:style-name="Table118.A"/>
        <table:table-column table:style-name="Table118.B"/>
        <table:table-row table:style-name="Table118.1">
          <table:table-cell table:style-name="Table118.A1" table:number-columns-spanned="2" office:value-type="string">
            <text:p text:style-name="P22"><text:span text:style-name="T11">Action Class Name: View_Manager_DetailAction</text:span></text:p>
          </table:table-cell>
          <table:covered-table-cell/>
        </table:table-row>
        <table:table-row table:style-name="Table118.1">
          <table:table-cell table:style-name="Table118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18.1">
          <table:table-cell table:style-name="Table118.A3" office:value-type="string">
            <text:p text:style-name="P20"><text:span text:style-name="T13">Logical Name</text:span></text:p>
          </table:table-cell>
          <table:table-cell table:style-name="Table118.A3" office:value-type="string">
            <text:p text:style-name="P17"/>
          </table:table-cell>
        </table:table-row>
        <table:table-row table:style-name="Table118.1">
          <table:table-cell table:style-name="Table118.A3" office:value-type="string">
            <text:p text:style-name="P20"><text:span text:style-name="T13">Physical Path</text:span></text:p>
          </table:table-cell>
          <table:table-cell table:style-name="Table118.A3" office:value-type="string">
            <text:p text:style-name="P17"/>
          </table:table-cell>
        </table:table-row>
        <table:table-row table:style-name="Table118.1">
          <table:table-cell table:style-name="Table118.A3" office:value-type="string">
            <text:p text:style-name="P20"><text:span text:style-name="T13">Code:</text:span></text:p>
          </table:table-cell>
          <table:table-cell table:style-name="Table118.A3" office:value-type="string">
            <text:p text:style-name="P17"/>
          </table:table-cell>
        </table:table-row>
        <table:table-row table:style-name="Table118.1">
          <table:table-cell table:style-name="Table118.A3" office:value-type="string">
            <text:p text:style-name="P20"><text:span text:style-name="T13">Description:</text:span></text:p>
          </table:table-cell>
          <table:table-cell table:style-name="Table118.A3" office:value-type="string">
            <text:p text:style-name="P17"/>
          </table:table-cell>
        </table:table-row>
        <table:table-row table:style-name="Table118.1">
          <table:table-cell table:style-name="Table118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18.1">
          <table:table-cell table:style-name="Table118.A3" office:value-type="string">
            <text:p text:style-name="P20"><text:span text:style-name="T13">Logical Name</text:span></text:p>
          </table:table-cell>
          <table:table-cell table:style-name="Table118.A3" office:value-type="string">
            <text:p text:style-name="P20"><text:span text:style-name="T13">View_Manager_DetailAction</text:span></text:p>
          </table:table-cell>
        </table:table-row>
        <table:table-row table:style-name="Table118.1">
          <table:table-cell table:style-name="Table118.A3" office:value-type="string">
            <text:p text:style-name="P20"><text:span text:style-name="T13">Input JSP Form:</text:span></text:p>
          </table:table-cell>
          <table:table-cell table:style-name="Table118.A3" office:value-type="string">
            <text:p text:style-name="P20"><text:span text:style-name="T15">block_managergrid.jsp</text:span></text:p>
          </table:table-cell>
        </table:table-row>
        <table:table-row table:style-name="Table118.1">
          <table:table-cell table:style-name="Table118.A3" office:value-type="string">
            <text:p text:style-name="P20"><text:span text:style-name="T13">Physical Path(Type tag):</text:span></text:p>
          </table:table-cell>
          <table:table-cell table:style-name="Table118.A3" office:value-type="string">
            <text:p text:style-name="P20"><text:span text:style-name="T13">com.myapp.struts.institute_admin.View_Manager_DetailAction</text:span></text:p>
          </table:table-cell>
        </table:table-row>
        <table:table-row table:style-name="Table118.1">
          <table:table-cell table:style-name="Table118.A11" office:value-type="string">
            <text:p text:style-name="P20"><text:span text:style-name="T13">Logical Path</text:span></text:p>
          </table:table-cell>
          <table:table-cell table:style-name="Table118.A11" office:value-type="string">
            <text:p text:style-name="P20"><text:span text:style-name="T13">/status_detail</text:span></text:p>
          </table:table-cell>
        </table:table-row>
        <table:table-row table:style-name="Table118.1">
          <table:table-cell table:style-name="Table118.A3" office:value-type="string">
            <text:p text:style-name="P20"><text:span text:style-name="T13">Code:</text:span></text:p>
          </table:table-cell>
          <table:table-cell table:style-name="Table118.A3" office:value-type="string">
            <text:p text:style-name="P17"/>
          </table:table-cell>
        </table:table-row>
        <table:table-row table:style-name="Table118.1">
          <table:table-cell table:style-name="Table118.A3" office:value-type="string">
            <text:p text:style-name="P17"/>
            <text:p text:style-name="P20"><text:span text:style-name="T14">Description:</text:span></text:p>
          </table:table-cell>
          <table:table-cell table:style-name="Table118.A3" office:value-type="string">
            <text:p text:style-name="P20"><text:span text:style-name="T13">To show details of Election Manager and their working status..</text:span></text:p>
          </table:table-cell>
        </table:table-row>
      </table:table>
      <text:p text:style-name="P4"/>
      <table:table table:name="Table119" table:style-name="Table119">
        <table:table-column table:style-name="Table119.A"/>
        <table:table-column table:style-name="Table119.B"/>
        <table:table-column table:style-name="Table119.C"/>
        <table:table-row table:style-name="Table119.1">
          <table:table-cell table:style-name="Table119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19.1">
          <table:table-cell table:style-name="Table119.A2" office:value-type="string">
            <text:p text:style-name="P21"><text:span text:style-name="T11">Request Forwards Name </text:span></text:p>
          </table:table-cell>
          <table:table-cell table:style-name="Table119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19.A2" table:number-columns-spanned="0" office:value-type="string">
            <text:p text:style-name="P21"><text:span text:style-name="T11">Purpose</text:span></text:p>
          </table:table-cell>
        </table:table-row>
        <table:table-row table:style-name="Table119.1">
          <table:table-cell table:style-name="Table119.A3" office:value-type="string">
            <text:p text:style-name="P20"><text:span text:style-name="T13">success</text:span></text:p>
          </table:table-cell>
          <table:table-cell table:style-name="Table119.B3" table:number-columns-spanned="2" office:value-type="string">
            <text:p text:style-name="P20"><text:span text:style-name="T13">“/view_status_detail.jsp”</text:span></text:p>
          </table:table-cell>
          <table:covered-table-cell/>
          <table:table-cell table:style-name="Table119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119.1">
          <table:table-cell table:style-name="Table119.A4" office:value-type="string">
            <text:p text:style-name="P20"><text:span text:style-name="T13">failure</text:span></text:p>
          </table:table-cell>
          <table:table-cell table:style-name="Table119.B4" table:number-columns-spanned="2" office:value-type="string">
            <text:p text:style-name="P20"><text:span text:style-name="T13">“/view_election_manager_details.jsp”</text:span></text:p>
          </table:table-cell>
          <table:covered-table-cell/>
          <table:table-cell table:style-name="Table119.A4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120" table:style-name="Table120">
        <table:table-column table:style-name="Table120.A"/>
        <table:table-column table:style-name="Table120.B"/>
        <table:table-column table:style-name="Table120.C"/>
        <table:table-column table:style-name="Table120.D"/>
        <table:table-row table:style-name="Table120.1">
          <table:table-cell table:style-name="Table120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20.1">
          <table:table-cell table:style-name="Table120.A2" office:value-type="string">
            <text:p text:style-name="P20"><text:span text:style-name="T11">S.No</text:span></text:p>
          </table:table-cell>
          <table:table-cell table:style-name="Table120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20.A2" office:value-type="string">
            <text:p text:style-name="P32"><text:span text:style-name="T11">Primary Key </text:span></text:p>
          </table:table-cell>
          <table:table-cell table:style-name="Table120.A2" table:number-columns-spanned="0" office:value-type="string">
            <text:p text:style-name="P20"><text:span text:style-name="T11">Purpose</text:span></text:p>
          </table:table-cell>
        </table:table-row>
        <table:table-row table:style-name="Table120.1">
          <table:table-cell table:style-name="Table120.A3" office:value-type="string">
            <text:p text:style-name="P20"><text:span text:style-name="T13">1</text:span></text:p>
          </table:table-cell>
          <table:table-cell table:style-name="Table120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20.A3" office:value-type="string">
            <text:p text:style-name="P20"><text:span text:style-name="T13">manager_id,institute_id</text:span></text:p>
          </table:table-cell>
          <table:table-cell table:style-name="Table120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4"/>
      <table:table table:name="Table121" table:style-name="Table121">
        <table:table-column table:style-name="Table121.A"/>
        <table:table-column table:style-name="Table121.B"/>
        <table:table-column table:style-name="Table121.C"/>
        <table:table-column table:style-name="Table121.D"/>
        <table:table-row table:style-name="Table121.1">
          <table:table-cell table:style-name="Table121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21.1">
          <table:table-cell table:style-name="Table121.A2" office:value-type="string">
            <text:p text:style-name="P20"><text:span text:style-name="T11">S.No</text:span></text:p>
          </table:table-cell>
          <table:table-cell table:style-name="Table121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21.A2" office:value-type="string">
            <text:p text:style-name="P32"><text:span text:style-name="T11">Pojo Name</text:span></text:p>
          </table:table-cell>
          <table:table-cell table:style-name="Table121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21.1">
          <table:table-cell table:style-name="Table121.A3" office:value-type="string">
            <text:p text:style-name="P20"><text:span text:style-name="T13">1</text:span></text:p>
          </table:table-cell>
          <table:table-cell table:style-name="Table121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21.A3" office:value-type="string">
            <text:p text:style-name="P20"><text:span text:style-name="T13">ElectionManager</text:span></text:p>
          </table:table-cell>
          <table:table-cell table:style-name="Table121.A3" table:number-columns-spanned="0" office:value-type="string">
            <text:p text:style-name="P17"/>
          </table:table-cell>
        </table:table-row>
      </table:table>
      <text:p text:style-name="P4"/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column table:style-name="Table122.F"/>
        <table:table-row table:style-name="Table122.1">
          <table:table-cell table:style-name="Table122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22.1">
          <table:table-cell table:style-name="Table122.A2" office:value-type="string">
            <text:p text:style-name="P20"><text:span text:style-name="T11">S.No</text:span></text:p>
          </table:table-cell>
          <table:table-cell table:style-name="Table122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22.A2" office:value-type="string">
            <text:p text:style-name="P32"><text:span text:style-name="T11">Method Name </text:span></text:p>
          </table:table-cell>
          <table:table-cell table:style-name="Table122.E2" office:value-type="string">
            <text:p text:style-name="P20"><text:span text:style-name="T11">Select Operation</text:span></text:p>
          </table:table-cell>
          <table:table-cell table:style-name="Table122.E2" office:value-type="string">
            <text:p text:style-name="P20"><text:span text:style-name="T11">Columns <text:s/>in Where clause</text:span></text:p>
          </table:table-cell>
          <table:table-cell table:style-name="Table122.A2" table:number-columns-spanned="0" office:value-type="string">
            <text:p text:style-name="P20"><text:span text:style-name="T11">Purpose </text:span></text:p>
          </table:table-cell>
        </table:table-row>
        <table:table-row table:style-name="Table122.1">
          <table:table-cell table:style-name="Table122.A3" office:value-type="string">
            <text:p text:style-name="P20"><text:span text:style-name="T13">1</text:span></text:p>
          </table:table-cell>
          <table:table-cell table:style-name="Table122.A3" table:number-columns-spanned="2" office:value-type="string">
            <text:p text:style-name="P20"><text:span text:style-name="T13">Election</text:span></text:p>
            <text:p text:style-name="P20"><text:span text:style-name="T14">Manager</text:span></text:p>
          </table:table-cell>
          <table:covered-table-cell/>
          <table:table-cell table:style-name="Table122.A3" office:value-type="string">
            <text:p text:style-name="P20"><text:span text:style-name="T2">GetManagerDetails()</text:span></text:p>
          </table:table-cell>
          <table:table-cell table:style-name="Table122.E3" office:value-type="string">
            <text:p text:style-name="P17"/>
          </table:table-cell>
          <table:table-cell table:style-name="Table122.E3" office:value-type="string">
            <text:p text:style-name="P20"><text:span text:style-name="T13">manager_id,</text:span></text:p>
            <text:p text:style-name="P20"><text:span text:style-name="T14">institute_id</text:span></text:p>
          </table:table-cell>
          <table:table-cell table:style-name="Table122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9"><text:tab/><text:tab/></text:span></text:p>
      <text:p text:style-name="P20"><text:span text:style-name="T6"><text:tab/><text:tab/><text:tab/><text:tab/>File Name of view page: </text:span><text:span text:style-name="T2"><text:s text:c="2"/>view_status_detail.jsp</text:span></text:p>
      <text:p text:style-name="P22"><text:span text:style-name="T7">Attributes</text:span></text:p>
      <table:table table:name="Table123" table:style-name="Table123">
        <table:table-column table:style-name="Table123.A"/>
        <table:table-column table:style-name="Table123.B"/>
        <table:table-column table:style-name="Table123.C"/>
        <table:table-column table:style-name="Table123.D"/>
        <table:table-column table:style-name="Table123.E"/>
        <table:table-column table:style-name="Table123.F"/>
        <table:table-row table:style-name="Table123.1">
          <table:table-cell table:style-name="Table123.A1" office:value-type="string">
            <text:p text:style-name="P20"><text:span text:style-name="T11">S.No.</text:span></text:p>
          </table:table-cell>
          <table:table-cell table:style-name="Table123.A1" office:value-type="string">
            <text:p text:style-name="P20"><text:span text:style-name="T11">Attribute Name</text:span></text:p>
          </table:table-cell>
          <table:table-cell table:style-name="Table123.A1" office:value-type="string">
            <text:p text:style-name="P20"><text:span text:style-name="T11">Label </text:span></text:p>
          </table:table-cell>
          <table:table-cell table:style-name="Table123.A1" office:value-type="string">
            <text:p text:style-name="P20"><text:span text:style-name="T11">Field Name</text:span></text:p>
          </table:table-cell>
          <table:table-cell table:style-name="Table123.A1" office:value-type="string">
            <text:p text:style-name="P20"><text:span text:style-name="T11">Type</text:span></text:p>
          </table:table-cell>
          <table:table-cell table:style-name="Table123.A1" office:value-type="string">
            <text:p text:style-name="P20"><text:span text:style-name="T11">Validation</text:span></text:p>
          </table:table-cell>
        </table:table-row>
        <table:table-row table:style-name="Table123.1">
          <table:table-cell table:style-name="Table123.A2" office:value-type="string">
            <text:p text:style-name="P22"><text:span text:style-name="T13">1</text:span></text:p>
          </table:table-cell>
          <table:table-cell table:style-name="Table123.A2" office:value-type="string">
            <text:p text:style-name="P20"><text:span text:style-name="T13">First Name</text:span></text:p>
          </table:table-cell>
          <table:table-cell table:style-name="Table123.A2" office:value-type="string">
            <text:p text:style-name="P20"><text:span text:style-name="T13">First Name</text:span></text:p>
          </table:table-cell>
          <table:table-cell table:style-name="Table123.A2" office:value-type="string">
            <text:p text:style-name="P20"><text:span text:style-name="T13">first_name</text:span></text:p>
          </table:table-cell>
          <table:table-cell table:style-name="Table123.A2" office:value-type="string">
            <text:p text:style-name="P20"><text:span text:style-name="T13">Text box</text:span></text:p>
          </table:table-cell>
          <table:table-cell table:style-name="Table123.A2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2" office:value-type="string">
            <text:p text:style-name="P22"><text:span text:style-name="T13">2</text:span></text:p>
          </table:table-cell>
          <table:table-cell table:style-name="Table123.A2" office:value-type="string">
            <text:p text:style-name="P20"><text:span text:style-name="T13">Last Name</text:span></text:p>
          </table:table-cell>
          <table:table-cell table:style-name="Table123.A2" office:value-type="string">
            <text:p text:style-name="P20"><text:span text:style-name="T13">Last Name</text:span></text:p>
          </table:table-cell>
          <table:table-cell table:style-name="Table123.A2" office:value-type="string">
            <text:p text:style-name="P20"><text:span text:style-name="T13">last_name</text:span></text:p>
          </table:table-cell>
          <table:table-cell table:style-name="Table123.A2" office:value-type="string">
            <text:p text:style-name="P20"><text:span text:style-name="T13">Text box</text:span></text:p>
          </table:table-cell>
          <table:table-cell table:style-name="Table123.A2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2" office:value-type="string">
            <text:p text:style-name="P22"><text:span text:style-name="T13">3</text:span></text:p>
          </table:table-cell>
          <table:table-cell table:style-name="Table123.A2" office:value-type="string">
            <text:p text:style-name="P20"><text:span text:style-name="T13">Gender</text:span></text:p>
          </table:table-cell>
          <table:table-cell table:style-name="Table123.A2" office:value-type="string">
            <text:p text:style-name="P20"><text:span text:style-name="T13">Gender</text:span></text:p>
          </table:table-cell>
          <table:table-cell table:style-name="Table123.A2" office:value-type="string">
            <text:p text:style-name="P20"><text:span text:style-name="T13">gender</text:span></text:p>
          </table:table-cell>
          <table:table-cell table:style-name="Table123.A2" office:value-type="string">
            <text:p text:style-name="P20"><text:span text:style-name="T13">Text box</text:span></text:p>
          </table:table-cell>
          <table:table-cell table:style-name="Table123.A2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2" office:value-type="string">
            <text:p text:style-name="P22"><text:span text:style-name="T13">4</text:span></text:p>
          </table:table-cell>
          <table:table-cell table:style-name="Table123.A2" office:value-type="string">
            <text:p text:style-name="P20"><text:span text:style-name="T13">City</text:span></text:p>
          </table:table-cell>
          <table:table-cell table:style-name="Table123.A2" office:value-type="string">
            <text:p text:style-name="P20"><text:span text:style-name="T13">City</text:span></text:p>
          </table:table-cell>
          <table:table-cell table:style-name="Table123.A2" office:value-type="string">
            <text:p text:style-name="P20"><text:span text:style-name="T13">city1</text:span></text:p>
          </table:table-cell>
          <table:table-cell table:style-name="Table123.A2" office:value-type="string">
            <text:p text:style-name="P20"><text:span text:style-name="T13">Text box</text:span></text:p>
          </table:table-cell>
          <table:table-cell table:style-name="Table123.A2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2" office:value-type="string">
            <text:p text:style-name="P22"><text:span text:style-name="T13">5</text:span></text:p>
          </table:table-cell>
          <table:table-cell table:style-name="Table123.A2" office:value-type="string">
            <text:p text:style-name="P20"><text:span text:style-name="T13">State</text:span></text:p>
          </table:table-cell>
          <table:table-cell table:style-name="Table123.A2" office:value-type="string">
            <text:p text:style-name="P20"><text:span text:style-name="T13">State</text:span></text:p>
          </table:table-cell>
          <table:table-cell table:style-name="Table123.A2" office:value-type="string">
            <text:p text:style-name="P20"><text:span text:style-name="T13">state1</text:span></text:p>
          </table:table-cell>
          <table:table-cell table:style-name="Table123.A2" office:value-type="string">
            <text:p text:style-name="P20"><text:span text:style-name="T13">Text box</text:span></text:p>
          </table:table-cell>
          <table:table-cell table:style-name="Table123.A2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6</text:span></text:p>
          </table:table-cell>
          <table:table-cell table:style-name="Table123.A7" office:value-type="string">
            <text:p text:style-name="P20"><text:span text:style-name="T13">Country</text:span></text:p>
          </table:table-cell>
          <table:table-cell table:style-name="Table123.A7" office:value-type="string">
            <text:p text:style-name="P20"><text:span text:style-name="T13">Country</text:span></text:p>
          </table:table-cell>
          <table:table-cell table:style-name="Table123.A7" office:value-type="string">
            <text:p text:style-name="P20"><text:span text:style-name="T13">country1</text:span></text:p>
          </table:table-cell>
          <table:table-cell table:style-name="Table123.A7" office:value-type="string">
            <text:p text:style-name="P20"><text:span text:style-name="T13">Text box</text:span></text:p>
          </table:table-cell>
          <table:table-cell table:style-name="Table123.A7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7</text:span></text:p>
          </table:table-cell>
          <table:table-cell table:style-name="Table123.A7" office:value-type="string">
            <text:p text:style-name="P20"><text:span text:style-name="T13">Pin</text:span></text:p>
          </table:table-cell>
          <table:table-cell table:style-name="Table123.A7" office:value-type="string">
            <text:p text:style-name="P20"><text:span text:style-name="T13">Pin</text:span></text:p>
          </table:table-cell>
          <table:table-cell table:style-name="Table123.A7" office:value-type="string">
            <text:p text:style-name="P20"><text:span text:style-name="T13">zip1</text:span></text:p>
          </table:table-cell>
          <table:table-cell table:style-name="Table123.A7" office:value-type="string">
            <text:p text:style-name="P20"><text:span text:style-name="T13">Text box</text:span></text:p>
          </table:table-cell>
          <table:table-cell table:style-name="Table123.A7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8</text:span></text:p>
          </table:table-cell>
          <table:table-cell table:style-name="Table123.A7" office:value-type="string">
            <text:p text:style-name="P20"><text:span text:style-name="T13">Contact No</text:span></text:p>
          </table:table-cell>
          <table:table-cell table:style-name="Table123.A7" office:value-type="string">
            <text:p text:style-name="P20"><text:span text:style-name="T13">Contact No</text:span></text:p>
          </table:table-cell>
          <table:table-cell table:style-name="Table123.A7" office:value-type="string">
            <text:p text:style-name="P20"><text:span text:style-name="T13">contact_no</text:span></text:p>
          </table:table-cell>
          <table:table-cell table:style-name="Table123.A7" office:value-type="string">
            <text:p text:style-name="P20"><text:span text:style-name="T13">Text box</text:span></text:p>
          </table:table-cell>
          <table:table-cell table:style-name="Table123.A7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9</text:span></text:p>
          </table:table-cell>
          <table:table-cell table:style-name="Table123.A7" office:value-type="string">
            <text:p text:style-name="P20"><text:span text:style-name="T13">Mobile No</text:span></text:p>
          </table:table-cell>
          <table:table-cell table:style-name="Table123.A7" office:value-type="string">
            <text:p text:style-name="P20"><text:span text:style-name="T13">Mobile No</text:span></text:p>
          </table:table-cell>
          <table:table-cell table:style-name="Table123.A7" office:value-type="string">
            <text:p text:style-name="P20"><text:span text:style-name="T13">mobile_no</text:span></text:p>
          </table:table-cell>
          <table:table-cell table:style-name="Table123.A7" office:value-type="string">
            <text:p text:style-name="P20"><text:span text:style-name="T13">Text box</text:span></text:p>
          </table:table-cell>
          <table:table-cell table:style-name="Table123.A7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10</text:span></text:p>
          </table:table-cell>
          <table:table-cell table:style-name="Table123.A7" office:value-type="string">
            <text:p text:style-name="P20"><text:span text:style-name="T13">Email Id</text:span></text:p>
          </table:table-cell>
          <table:table-cell table:style-name="Table123.A7" office:value-type="string">
            <text:p text:style-name="P20"><text:span text:style-name="T13">Email Id</text:span></text:p>
          </table:table-cell>
          <table:table-cell table:style-name="Table123.A7" office:value-type="string">
            <text:p text:style-name="P20"><text:span text:style-name="T13">email_id</text:span></text:p>
          </table:table-cell>
          <table:table-cell table:style-name="Table123.A7" office:value-type="string">
            <text:p text:style-name="P20"><text:span text:style-name="T13">Text box</text:span></text:p>
          </table:table-cell>
          <table:table-cell table:style-name="Table123.A7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11</text:span></text:p>
          </table:table-cell>
          <table:table-cell table:style-name="Table123.A7" office:value-type="string">
            <text:p text:style-name="P20"><text:span text:style-name="T13">User Id</text:span></text:p>
          </table:table-cell>
          <table:table-cell table:style-name="Table123.A7" office:value-type="string">
            <text:p text:style-name="P20"><text:span text:style-name="T13">User Id</text:span></text:p>
          </table:table-cell>
          <table:table-cell table:style-name="Table123.A7" office:value-type="string">
            <text:p text:style-name="P20"><text:span text:style-name="T13">user_id</text:span></text:p>
          </table:table-cell>
          <table:table-cell table:style-name="Table123.A7" office:value-type="string">
            <text:p text:style-name="P20"><text:span text:style-name="T13">Text box</text:span></text:p>
          </table:table-cell>
          <table:table-cell table:style-name="Table123.A7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12</text:span></text:p>
          </table:table-cell>
          <table:table-cell table:style-name="Table123.A7" office:value-type="string">
            <text:p text:style-name="P20"><text:span text:style-name="T13">Institute Id</text:span></text:p>
          </table:table-cell>
          <table:table-cell table:style-name="Table123.A7" office:value-type="string">
            <text:p text:style-name="P20"><text:span text:style-name="T13">Institute Id</text:span></text:p>
          </table:table-cell>
          <table:table-cell table:style-name="Table123.A7" office:value-type="string">
            <text:p text:style-name="P20"><text:span text:style-name="T13">institute_id</text:span></text:p>
          </table:table-cell>
          <table:table-cell table:style-name="Table123.A7" office:value-type="string">
            <text:p text:style-name="P20"><text:span text:style-name="T13">Text box</text:span></text:p>
          </table:table-cell>
          <table:table-cell table:style-name="Table123.A7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13</text:span></text:p>
          </table:table-cell>
          <table:table-cell table:style-name="Table123.A7" office:value-type="string">
            <text:p text:style-name="P20"><text:span text:style-name="T13">Department</text:span></text:p>
          </table:table-cell>
          <table:table-cell table:style-name="Table123.A7" office:value-type="string">
            <text:p text:style-name="P20"><text:span text:style-name="T13">Department</text:span></text:p>
          </table:table-cell>
          <table:table-cell table:style-name="Table123.A7" office:value-type="string">
            <text:p text:style-name="P20"><text:span text:style-name="T13">department</text:span></text:p>
          </table:table-cell>
          <table:table-cell table:style-name="Table123.A7" office:value-type="string">
            <text:p text:style-name="P20"><text:span text:style-name="T13">Text box</text:span></text:p>
          </table:table-cell>
          <table:table-cell table:style-name="Table123.A7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14</text:span></text:p>
          </table:table-cell>
          <table:table-cell table:style-name="Table123.A7" office:value-type="string">
            <text:p text:style-name="P20"><text:span text:style-name="T13">Staff Id</text:span></text:p>
          </table:table-cell>
          <table:table-cell table:style-name="Table123.A7" office:value-type="string">
            <text:p text:style-name="P20"><text:span text:style-name="T13">Staff Id</text:span></text:p>
          </table:table-cell>
          <table:table-cell table:style-name="Table123.A7" office:value-type="string">
            <text:p text:style-name="P20"><text:span text:style-name="T13">staff_id</text:span></text:p>
          </table:table-cell>
          <table:table-cell table:style-name="Table123.A7" office:value-type="string">
            <text:p text:style-name="P20"><text:span text:style-name="T13">Text box</text:span></text:p>
          </table:table-cell>
          <table:table-cell table:style-name="Table123.A7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15</text:span></text:p>
          </table:table-cell>
          <table:table-cell table:style-name="Table123.A7" office:value-type="string">
            <text:p text:style-name="P20"><text:span text:style-name="T13">Manager Id</text:span></text:p>
          </table:table-cell>
          <table:table-cell table:style-name="Table123.A7" office:value-type="string">
            <text:p text:style-name="P20"><text:span text:style-name="T13">Manager Id</text:span></text:p>
          </table:table-cell>
          <table:table-cell table:style-name="Table123.A7" office:value-type="string">
            <text:p text:style-name="P20"><text:span text:style-name="T13">manager_id</text:span></text:p>
          </table:table-cell>
          <table:table-cell table:style-name="Table123.A7" office:value-type="string">
            <text:p text:style-name="P20"><text:span text:style-name="T13">Text box</text:span></text:p>
          </table:table-cell>
          <table:table-cell table:style-name="Table123.A7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16</text:span></text:p>
          </table:table-cell>
          <table:table-cell table:style-name="Table123.A7" office:value-type="string">
            <text:p text:style-name="P20"><text:span text:style-name="T13">Address</text:span></text:p>
          </table:table-cell>
          <table:table-cell table:style-name="Table123.A7" office:value-type="string">
            <text:p text:style-name="P20"><text:span text:style-name="T13">Address</text:span></text:p>
          </table:table-cell>
          <table:table-cell table:style-name="Table123.A7" office:value-type="string">
            <text:p text:style-name="P20"><text:span text:style-name="T13">address1</text:span></text:p>
          </table:table-cell>
          <table:table-cell table:style-name="Table123.A7" office:value-type="string">
            <text:p text:style-name="P20"><text:span text:style-name="T13">Text box</text:span></text:p>
          </table:table-cell>
          <table:table-cell table:style-name="Table123.A7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17</text:span></text:p>
          </table:table-cell>
          <table:table-cell table:style-name="Table123.A7" office:value-type="string">
            <text:p text:style-name="P20"><text:span text:style-name="T13">Password</text:span></text:p>
          </table:table-cell>
          <table:table-cell table:style-name="Table123.A7" office:value-type="string">
            <text:p text:style-name="P20"><text:span text:style-name="T13">Password</text:span></text:p>
          </table:table-cell>
          <table:table-cell table:style-name="Table123.A7" office:value-type="string">
            <text:p text:style-name="P20"><text:span text:style-name="T13">password</text:span></text:p>
          </table:table-cell>
          <table:table-cell table:style-name="Table123.A7" office:value-type="string">
            <text:p text:style-name="P20"><text:span text:style-name="T13">Text box</text:span></text:p>
          </table:table-cell>
          <table:table-cell table:style-name="Table123.A7" office:value-type="string">
            <text:p text:style-name="P20"><text:span text:style-name="T13">Read only</text:span></text:p>
          </table:table-cell>
        </table:table-row>
        <table:table-row table:style-name="Table123.1">
          <table:table-cell table:style-name="Table123.A7" office:value-type="string">
            <text:p text:style-name="P22"><text:span text:style-name="T13">18</text:span></text:p>
          </table:table-cell>
          <table:table-cell table:style-name="Table123.A7" office:value-type="string">
            <text:p text:style-name="P20"><text:span text:style-name="T13">Working Status</text:span></text:p>
          </table:table-cell>
          <table:table-cell table:style-name="Table123.A7" office:value-type="string">
            <text:p text:style-name="P20"><text:span text:style-name="T13">Working Status</text:span></text:p>
          </table:table-cell>
          <table:table-cell table:style-name="Table123.A7" office:value-type="string">
            <text:p text:style-name="P20"><text:span text:style-name="T13">status</text:span></text:p>
          </table:table-cell>
          <table:table-cell table:style-name="Table123.A7" office:value-type="string">
            <text:p text:style-name="P20"><text:span text:style-name="T13">Combo box</text:span></text:p>
          </table:table-cell>
          <table:table-cell table:style-name="Table123.A7" office:value-type="string">
            <text:p text:style-name="P17"/>
          </table:table-cell>
        </table:table-row>
        <table:table-row table:style-name="Table123.1">
          <table:table-cell table:style-name="Table123.A7" office:value-type="string">
            <text:p text:style-name="P22"><text:span text:style-name="T13">19</text:span></text:p>
          </table:table-cell>
          <table:table-cell table:style-name="Table123.A7" office:value-type="string">
            <text:p text:style-name="P20"><text:span text:style-name="T13">Change Status</text:span></text:p>
          </table:table-cell>
          <table:table-cell table:style-name="Table123.A7" office:value-type="string">
            <text:p text:style-name="P20"><text:span text:style-name="T13">Change Status</text:span></text:p>
          </table:table-cell>
          <table:table-cell table:style-name="Table123.A7" office:value-type="string">
            <text:p text:style-name="P20"><text:span text:style-name="T13">submit</text:span></text:p>
          </table:table-cell>
          <table:table-cell table:style-name="Table123.A7" office:value-type="string">
            <text:p text:style-name="P20"><text:span text:style-name="T13">Submit button</text:span></text:p>
          </table:table-cell>
          <table:table-cell table:style-name="Table123.A7" office:value-type="string">
            <text:p text:style-name="P17"/>
          </table:table-cell>
        </table:table-row>
        <table:table-row table:style-name="Table123.1">
          <table:table-cell table:style-name="Table123.A7" office:value-type="string">
            <text:p text:style-name="P22"><text:span text:style-name="T13">20</text:span></text:p>
          </table:table-cell>
          <table:table-cell table:style-name="Table123.A7" office:value-type="string">
            <text:p text:style-name="P20"><text:span text:style-name="T13">Back</text:span></text:p>
          </table:table-cell>
          <table:table-cell table:style-name="Table123.A7" office:value-type="string">
            <text:p text:style-name="P20"><text:span text:style-name="T13">Back</text:span></text:p>
          </table:table-cell>
          <table:table-cell table:style-name="Table123.A7" office:value-type="string">
            <text:p text:style-name="P20"><text:span text:style-name="T13">back</text:span></text:p>
          </table:table-cell>
          <table:table-cell table:style-name="Table123.A7" office:value-type="string">
            <text:p text:style-name="P20"><text:span text:style-name="T13">button</text:span></text:p>
          </table:table-cell>
          <table:table-cell table:style-name="Table123.A7" office:value-type="string">
            <text:p text:style-name="P17"/>
          </table:table-cell>
        </table:table-row>
      </table:table>
      <text:p text:style-name="P9"/>
      <text:p text:style-name="P20"><text:span text:style-name="T6">Technology Used</text:span></text:p>
      <table:table table:name="Table124" table:style-name="Table124">
        <table:table-column table:style-name="Table124.A"/>
        <table:table-column table:style-name="Table124.B"/>
        <table:table-column table:style-name="Table124.C"/>
        <table:table-row table:style-name="Table124.1">
          <table:table-cell table:style-name="Table124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124.1">
          <table:table-cell table:style-name="Table124.A2" office:value-type="string">
            <text:p text:style-name="P20"><text:span text:style-name="T11">Attribute Name<text:tab/></text:span></text:p>
          </table:table-cell>
          <table:table-cell table:style-name="Table124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124.A2" table:number-columns-spanned="0" office:value-type="string">
            <text:p text:style-name="P20"><text:span text:style-name="T11">Purpose</text:span></text:p>
          </table:table-cell>
        </table:table-row>
        <table:table-row table:style-name="Table124.1">
          <table:table-cell table:style-name="Table124.A3" office:value-type="string">
            <text:p text:style-name="P20"><text:span text:style-name="T13">Back</text:span></text:p>
          </table:table-cell>
          <table:table-cell table:style-name="Table124.A3" table:number-columns-spanned="2" office:value-type="string">
            <text:p text:style-name="P20"><text:span text:style-name="T13">quit()</text:span></text:p>
          </table:table-cell>
          <table:covered-table-cell/>
          <table:table-cell table:style-name="Table124.A3" table:number-columns-spanned="0" office:value-type="string">
            <text:p text:style-name="P20"><text:span text:style-name="T13">To return to last Action performed</text:span></text:p>
          </table:table-cell>
        </table:table-row>
      </table:table>
      <text:p text:style-name="P16"/>
      <table:table table:name="Table125" table:style-name="Table125">
        <table:table-column table:style-name="Table125.A"/>
        <table:table-column table:style-name="Table125.B"/>
        <table:table-row table:style-name="Table125.1">
          <table:table-cell table:style-name="Table125.A1" table:number-columns-spanned="2" office:value-type="string">
            <text:p text:style-name="P22"><text:span text:style-name="T11">Action Class Name: change_statusAction</text:span></text:p>
          </table:table-cell>
          <table:covered-table-cell/>
        </table:table-row>
        <table:table-row table:style-name="Table125.1">
          <table:table-cell table:style-name="Table125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25.1">
          <table:table-cell table:style-name="Table125.A3" office:value-type="string">
            <text:p text:style-name="P20"><text:span text:style-name="T13">Logical Name</text:span></text:p>
          </table:table-cell>
          <table:table-cell table:style-name="Table125.A3" office:value-type="string">
            <text:p text:style-name="P20"><text:span text:style-name="T13">Election_Manager_RegistrationActionForm</text:span></text:p>
          </table:table-cell>
        </table:table-row>
        <table:table-row table:style-name="Table125.1">
          <table:table-cell table:style-name="Table125.A3" office:value-type="string">
            <text:p text:style-name="P20"><text:span text:style-name="T13">Physical Path</text:span></text:p>
          </table:table-cell>
          <table:table-cell table:style-name="Table125.A3" office:value-type="string">
            <text:p text:style-name="P20"><text:span text:style-name="T13">com.myapp.struts.institute_admin.Election_Manager_RegistrationActionForm</text:span></text:p>
          </table:table-cell>
        </table:table-row>
        <table:table-row table:style-name="Table125.1">
          <table:table-cell table:style-name="Table125.A3" office:value-type="string">
            <text:p text:style-name="P20"><text:span text:style-name="T13">Code:</text:span></text:p>
          </table:table-cell>
          <table:table-cell table:style-name="Table125.A3" office:value-type="string">
            <text:p text:style-name="P17"/>
          </table:table-cell>
        </table:table-row>
        <table:table-row table:style-name="Table125.1">
          <table:table-cell table:style-name="Table125.A3" office:value-type="string">
            <text:p text:style-name="P20"><text:span text:style-name="T13">Description:</text:span></text:p>
          </table:table-cell>
          <table:table-cell table:style-name="Table125.A3" office:value-type="string">
            <text:p text:style-name="P20"><text:span text:style-name="T13">For defining setter and getter functions.</text:span></text:p>
          </table:table-cell>
        </table:table-row>
        <table:table-row table:style-name="Table125.1">
          <table:table-cell table:style-name="Table125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25.1">
          <table:table-cell table:style-name="Table125.A3" office:value-type="string">
            <text:p text:style-name="P20"><text:span text:style-name="T13">Logical Name</text:span></text:p>
          </table:table-cell>
          <table:table-cell table:style-name="Table125.A3" office:value-type="string">
            <text:p text:style-name="P20"><text:span text:style-name="T13">change_statusAction</text:span></text:p>
          </table:table-cell>
        </table:table-row>
        <table:table-row table:style-name="Table125.1">
          <table:table-cell table:style-name="Table125.A3" office:value-type="string">
            <text:p text:style-name="P20"><text:span text:style-name="T13">Input JSP Form:</text:span></text:p>
          </table:table-cell>
          <table:table-cell table:style-name="Table125.A3" office:value-type="string">
            <text:p text:style-name="P20"><text:span text:style-name="T15">view_status_detail.jsp</text:span></text:p>
          </table:table-cell>
        </table:table-row>
        <table:table-row table:style-name="Table125.1">
          <table:table-cell table:style-name="Table125.A3" office:value-type="string">
            <text:p text:style-name="P20"><text:span text:style-name="T13">Physical Path(Type tag):</text:span></text:p>
          </table:table-cell>
          <table:table-cell table:style-name="Table125.A3" office:value-type="string">
            <text:p text:style-name="P20"><text:span text:style-name="T13">com.myapp.struts.institute_admin.change_statusAction</text:span></text:p>
          </table:table-cell>
        </table:table-row>
        <table:table-row table:style-name="Table125.1">
          <table:table-cell table:style-name="Table125.A11" office:value-type="string">
            <text:p text:style-name="P20"><text:span text:style-name="T13">Logical Path</text:span></text:p>
          </table:table-cell>
          <table:table-cell table:style-name="Table125.A11" office:value-type="string">
            <text:p text:style-name="P20"><text:span text:style-name="T13">/change_status</text:span></text:p>
          </table:table-cell>
        </table:table-row>
        <table:table-row table:style-name="Table125.1">
          <table:table-cell table:style-name="Table125.A3" office:value-type="string">
            <text:p text:style-name="P20"><text:span text:style-name="T13">Code:</text:span></text:p>
          </table:table-cell>
          <table:table-cell table:style-name="Table125.A3" office:value-type="string">
            <text:p text:style-name="P17"/>
          </table:table-cell>
        </table:table-row>
        <table:table-row table:style-name="Table125.1">
          <table:table-cell table:style-name="Table125.A3" office:value-type="string">
            <text:p text:style-name="P17"/>
            <text:p text:style-name="P20"><text:span text:style-name="T14">Description:</text:span></text:p>
          </table:table-cell>
          <table:table-cell table:style-name="Table125.A3" office:value-type="string">
            <text:p text:style-name="P20"><text:span text:style-name="T13">To change the working status of Election Manager.</text:span></text:p>
          </table:table-cell>
        </table:table-row>
      </table:table>
      <text:p text:style-name="P4"/>
      <table:table table:name="Table126" table:style-name="Table126">
        <table:table-column table:style-name="Table126.A"/>
        <table:table-column table:style-name="Table126.B"/>
        <table:table-column table:style-name="Table126.C"/>
        <table:table-row table:style-name="Table126.1">
          <table:table-cell table:style-name="Table126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26.1">
          <table:table-cell table:style-name="Table126.A2" office:value-type="string">
            <text:p text:style-name="P21"><text:span text:style-name="T11">Request Forwards Name </text:span></text:p>
          </table:table-cell>
          <table:table-cell table:style-name="Table126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26.A2" table:number-columns-spanned="0" office:value-type="string">
            <text:p text:style-name="P21"><text:span text:style-name="T11">Purpose</text:span></text:p>
          </table:table-cell>
        </table:table-row>
        <table:table-row table:style-name="Table126.1">
          <table:table-cell table:style-name="Table126.A3" office:value-type="string">
            <text:p text:style-name="P20"><text:span text:style-name="T13">success</text:span></text:p>
          </table:table-cell>
          <table:table-cell table:style-name="Table126.B3" table:number-columns-spanned="2" office:value-type="string">
            <text:p text:style-name="P20"><text:span text:style-name="T13">“/block_managers.do”</text:span></text:p>
          </table:table-cell>
          <table:covered-table-cell/>
          <table:table-cell table:style-name="Table126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126.1">
          <table:table-cell table:style-name="Table126.A4" office:value-type="string">
            <text:p text:style-name="P20"><text:span text:style-name="T13">failure</text:span></text:p>
          </table:table-cell>
          <table:table-cell table:style-name="Table126.B4" table:number-columns-spanned="2" office:value-type="string">
            <text:p text:style-name="P20"><text:span text:style-name="T13">“/update_election_manager.jsp”</text:span></text:p>
          </table:table-cell>
          <table:covered-table-cell/>
          <table:table-cell table:style-name="Table126.A4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127" table:style-name="Table127">
        <table:table-column table:style-name="Table127.A"/>
        <table:table-column table:style-name="Table127.B"/>
        <table:table-column table:style-name="Table127.C"/>
        <table:table-column table:style-name="Table127.D"/>
        <table:table-row table:style-name="Table127.1">
          <table:table-cell table:style-name="Table127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27.1">
          <table:table-cell table:style-name="Table127.A2" office:value-type="string">
            <text:p text:style-name="P20"><text:span text:style-name="T11">S.No</text:span></text:p>
          </table:table-cell>
          <table:table-cell table:style-name="Table127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27.A2" office:value-type="string">
            <text:p text:style-name="P32"><text:span text:style-name="T11">Primary Key </text:span></text:p>
          </table:table-cell>
          <table:table-cell table:style-name="Table127.A2" table:number-columns-spanned="0" office:value-type="string">
            <text:p text:style-name="P20"><text:span text:style-name="T11">Purpose</text:span></text:p>
          </table:table-cell>
        </table:table-row>
        <table:table-row table:style-name="Table127.1">
          <table:table-cell table:style-name="Table127.A3" office:value-type="string">
            <text:p text:style-name="P20"><text:span text:style-name="T13">1</text:span></text:p>
          </table:table-cell>
          <table:table-cell table:style-name="Table127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27.A3" office:value-type="string">
            <text:p text:style-name="P20"><text:span text:style-name="T13">manager_id,institute_id</text:span></text:p>
          </table:table-cell>
          <table:table-cell table:style-name="Table127.A3" table:number-columns-spanned="0" office:value-type="string">
            <text:p text:style-name="P20"><text:span text:style-name="T13">To retrive and update data from table</text:span></text:p>
          </table:table-cell>
        </table:table-row>
        <table:table-row table:style-name="Table127.1">
          <table:table-cell table:style-name="Table127.A3" office:value-type="string">
            <text:p text:style-name="P20"><text:span text:style-name="T13">2</text:span></text:p>
          </table:table-cell>
          <table:table-cell table:style-name="Table127.A3" table:number-columns-spanned="2" office:value-type="string">
            <text:p text:style-name="P20"><text:span text:style-name="T13">staff_detail</text:span></text:p>
          </table:table-cell>
          <table:covered-table-cell/>
          <table:table-cell table:style-name="Table127.A3" office:value-type="string">
            <text:p text:style-name="P20"><text:span text:style-name="T13">staff_id,institute_id</text:span></text:p>
          </table:table-cell>
          <table:table-cell table:style-name="Table127.A3" table:number-columns-spanned="0" office:value-type="string">
            <text:p text:style-name="P20"><text:span text:style-name="T13">To retrive and update data from table</text:span></text:p>
          </table:table-cell>
        </table:table-row>
        <table:table-row table:style-name="Table127.1">
          <table:table-cell table:style-name="Table127.A3" office:value-type="string">
            <text:p text:style-name="P20"><text:span text:style-name="T13">3</text:span></text:p>
          </table:table-cell>
          <table:table-cell table:style-name="Table127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127.A3" office:value-type="string">
            <text:p text:style-name="P20"><text:span text:style-name="T13">user_id</text:span></text:p>
          </table:table-cell>
          <table:table-cell table:style-name="Table127.A3" table:number-columns-spanned="0" office:value-type="string">
            <text:p text:style-name="P20"><text:span text:style-name="T13">To retrive and update data from table</text:span></text:p>
          </table:table-cell>
        </table:table-row>
      </table:table>
      <text:p text:style-name="P4"/>
      <table:table table:name="Table128" table:style-name="Table128">
        <table:table-column table:style-name="Table128.A"/>
        <table:table-column table:style-name="Table128.B"/>
        <table:table-column table:style-name="Table128.C"/>
        <table:table-column table:style-name="Table128.D"/>
        <table:table-row table:style-name="Table128.1">
          <table:table-cell table:style-name="Table128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28.1">
          <table:table-cell table:style-name="Table128.A2" office:value-type="string">
            <text:p text:style-name="P20"><text:span text:style-name="T11">S.No</text:span></text:p>
          </table:table-cell>
          <table:table-cell table:style-name="Table128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28.A2" office:value-type="string">
            <text:p text:style-name="P32"><text:span text:style-name="T11">Pojo Name</text:span></text:p>
          </table:table-cell>
          <table:table-cell table:style-name="Table128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28.1">
          <table:table-cell table:style-name="Table128.A3" office:value-type="string">
            <text:p text:style-name="P20"><text:span text:style-name="T13">1</text:span></text:p>
          </table:table-cell>
          <table:table-cell table:style-name="Table128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28.A3" office:value-type="string">
            <text:p text:style-name="P20"><text:span text:style-name="T13">ElectionManager</text:span></text:p>
          </table:table-cell>
          <table:table-cell table:style-name="Table128.A3" table:number-columns-spanned="0" office:value-type="string">
            <text:p text:style-name="P17"/>
          </table:table-cell>
        </table:table-row>
        <table:table-row table:style-name="Table128.1">
          <table:table-cell table:style-name="Table128.A3" office:value-type="string">
            <text:p text:style-name="P20"><text:span text:style-name="T13">2</text:span></text:p>
          </table:table-cell>
          <table:table-cell table:style-name="Table128.A3" table:number-columns-spanned="2" office:value-type="string">
            <text:p text:style-name="P20"><text:span text:style-name="T13">staff_detail</text:span></text:p>
          </table:table-cell>
          <table:covered-table-cell/>
          <table:table-cell table:style-name="Table128.A3" office:value-type="string">
            <text:p text:style-name="P20"><text:span text:style-name="T13">StaffDetail</text:span></text:p>
          </table:table-cell>
          <table:table-cell table:style-name="Table128.A3" table:number-columns-spanned="0" office:value-type="string">
            <text:p text:style-name="P17"/>
          </table:table-cell>
        </table:table-row>
        <table:table-row table:style-name="Table128.1">
          <table:table-cell table:style-name="Table128.A3" office:value-type="string">
            <text:p text:style-name="P20"><text:span text:style-name="T13">3</text:span></text:p>
          </table:table-cell>
          <table:table-cell table:style-name="Table128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128.A3" office:value-type="string">
            <text:p text:style-name="P20"><text:span text:style-name="T13">Login</text:span></text:p>
          </table:table-cell>
          <table:table-cell table:style-name="Table128.A3" table:number-columns-spanned="0" office:value-type="string">
            <text:p text:style-name="P17"/>
          </table:table-cell>
        </table:table-row>
      </table:table>
      <text:p text:style-name="P4"/>
      <table:table table:name="Table129" table:style-name="Table129">
        <table:table-column table:style-name="Table129.A"/>
        <table:table-column table:style-name="Table129.B"/>
        <table:table-column table:style-name="Table129.C"/>
        <table:table-column table:style-name="Table129.D"/>
        <table:table-column table:style-name="Table129.E"/>
        <table:table-column table:style-name="Table129.F"/>
        <table:table-row table:style-name="Table129.1">
          <table:table-cell table:style-name="Table129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29.1">
          <table:table-cell table:style-name="Table129.A2" office:value-type="string">
            <text:p text:style-name="P20"><text:span text:style-name="T11">S.No</text:span></text:p>
          </table:table-cell>
          <table:table-cell table:style-name="Table129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29.A2" office:value-type="string">
            <text:p text:style-name="P32"><text:span text:style-name="T11">Method Name </text:span></text:p>
          </table:table-cell>
          <table:table-cell table:style-name="Table129.E2" office:value-type="string">
            <text:p text:style-name="P20"><text:span text:style-name="T11">Select Operation</text:span></text:p>
          </table:table-cell>
          <table:table-cell table:style-name="Table129.E2" office:value-type="string">
            <text:p text:style-name="P20"><text:span text:style-name="T11">Columns <text:s/>in Where clause</text:span></text:p>
          </table:table-cell>
          <table:table-cell table:style-name="Table129.A2" table:number-columns-spanned="0" office:value-type="string">
            <text:p text:style-name="P20"><text:span text:style-name="T11">Purpose </text:span></text:p>
          </table:table-cell>
        </table:table-row>
        <table:table-row table:style-name="Table129.1">
          <table:table-cell table:style-name="Table129.A3" office:value-type="string">
            <text:p text:style-name="P20"><text:span text:style-name="T13">1</text:span></text:p>
          </table:table-cell>
          <table:table-cell table:style-name="Table129.A3" table:number-columns-spanned="2" office:value-type="string">
            <text:p text:style-name="P20"><text:span text:style-name="T13">Election</text:span></text:p>
            <text:p text:style-name="P20"><text:span text:style-name="T14">Manager</text:span></text:p>
          </table:table-cell>
          <table:covered-table-cell/>
          <table:table-cell table:style-name="Table129.A3" office:value-type="string">
            <text:p text:style-name="P20"><text:span text:style-name="T2">GetManagerDetails()</text:span></text:p>
          </table:table-cell>
          <table:table-cell table:style-name="Table129.E3" office:value-type="string">
            <text:p text:style-name="P17"/>
          </table:table-cell>
          <table:table-cell table:style-name="Table129.E3" office:value-type="string">
            <text:p text:style-name="P20"><text:span text:style-name="T13">manager_id,</text:span></text:p>
            <text:p text:style-name="P20"><text:span text:style-name="T14">institute_id</text:span></text:p>
          </table:table-cell>
          <table:table-cell table:style-name="Table129.A3" table:number-columns-spanned="0" office:value-type="string">
            <text:p text:style-name="P20"><text:span text:style-name="T13">To retrive data from table</text:span></text:p>
          </table:table-cell>
        </table:table-row>
        <table:table-row table:style-name="Table129.1">
          <table:table-cell table:style-name="Table129.A3" office:value-type="string">
            <text:p text:style-name="P20"><text:span text:style-name="T13">2</text:span></text:p>
          </table:table-cell>
          <table:table-cell table:style-name="Table129.A3" table:number-columns-spanned="2" office:value-type="string">
            <text:p text:style-name="P20"><text:span text:style-name="T13">Election_Manager_StaffDetail</text:span></text:p>
          </table:table-cell>
          <table:covered-table-cell/>
          <table:table-cell table:style-name="Table129.A3" office:value-type="string">
            <text:p text:style-name="P20"><text:span text:style-name="T2">update()</text:span></text:p>
          </table:table-cell>
          <table:table-cell table:style-name="Table129.E3" office:value-type="string">
            <text:p text:style-name="P17"/>
          </table:table-cell>
          <table:table-cell table:style-name="Table129.E3" office:value-type="string">
            <text:p text:style-name="P17"/>
          </table:table-cell>
          <table:table-cell table:style-name="Table129.A3" table:number-columns-spanned="0" office:value-type="string">
            <text:p text:style-name="P20"><text:span text:style-name="T13">To update data into tables.</text:span></text:p>
          </table:table-cell>
        </table:table-row>
      </table:table>
      <text:p text:style-name="P20"><text:span text:style-name="T4"><text:tab/><text:tab/></text:span></text:p>
      <text:p text:style-name="P20"><text:span text:style-name="T5"><text:tab/><text:tab/><text:tab/><text:tab/><text:tab/></text:span><text:span text:style-name="T9">3-</text:span><text:span text:style-name="T5"><text:tab/></text:span><text:span text:style-name="T9">Update Election Manager</text:span></text:p>
      <table:table table:name="Table130" table:style-name="Table130">
        <table:table-column table:style-name="Table130.A"/>
        <table:table-column table:style-name="Table130.B"/>
        <table:table-row table:style-name="Table130.1">
          <table:table-cell table:style-name="Table130.A1" table:number-columns-spanned="2" office:value-type="string">
            <text:p text:style-name="P22"><text:span text:style-name="T11">Action Class Name: View_ManagersAction</text:span></text:p>
          </table:table-cell>
          <table:covered-table-cell/>
        </table:table-row>
        <table:table-row table:style-name="Table130.1">
          <table:table-cell table:style-name="Table130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30.1">
          <table:table-cell table:style-name="Table130.A3" office:value-type="string">
            <text:p text:style-name="P20"><text:span text:style-name="T13">Logical Name</text:span></text:p>
          </table:table-cell>
          <table:table-cell table:style-name="Table130.A3" office:value-type="string">
            <text:p text:style-name="P17"/>
          </table:table-cell>
        </table:table-row>
        <table:table-row table:style-name="Table130.1">
          <table:table-cell table:style-name="Table130.A3" office:value-type="string">
            <text:p text:style-name="P20"><text:span text:style-name="T13">Physical Path</text:span></text:p>
          </table:table-cell>
          <table:table-cell table:style-name="Table130.A3" office:value-type="string">
            <text:p text:style-name="P17"/>
          </table:table-cell>
        </table:table-row>
        <table:table-row table:style-name="Table130.1">
          <table:table-cell table:style-name="Table130.A3" office:value-type="string">
            <text:p text:style-name="P20"><text:span text:style-name="T13">Code:</text:span></text:p>
          </table:table-cell>
          <table:table-cell table:style-name="Table130.A3" office:value-type="string">
            <text:p text:style-name="P17"/>
          </table:table-cell>
        </table:table-row>
        <table:table-row table:style-name="Table130.1">
          <table:table-cell table:style-name="Table130.A3" office:value-type="string">
            <text:p text:style-name="P20"><text:span text:style-name="T13">Description:</text:span></text:p>
          </table:table-cell>
          <table:table-cell table:style-name="Table130.A3" office:value-type="string">
            <text:p text:style-name="P17"/>
          </table:table-cell>
        </table:table-row>
        <table:table-row table:style-name="Table130.1">
          <table:table-cell table:style-name="Table130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30.1">
          <table:table-cell table:style-name="Table130.A3" office:value-type="string">
            <text:p text:style-name="P20"><text:span text:style-name="T13">Logical Name</text:span></text:p>
          </table:table-cell>
          <table:table-cell table:style-name="Table130.A3" office:value-type="string">
            <text:p text:style-name="P20"><text:span text:style-name="T13">View_ManagersAction</text:span></text:p>
          </table:table-cell>
        </table:table-row>
        <table:table-row table:style-name="Table130.1">
          <table:table-cell table:style-name="Table130.A3" office:value-type="string">
            <text:p text:style-name="P20"><text:span text:style-name="T13">Input JSP Form:</text:span></text:p>
          </table:table-cell>
          <table:table-cell table:style-name="Table130.A3" office:value-type="string">
            <text:p text:style-name="P18"/>
          </table:table-cell>
        </table:table-row>
        <table:table-row table:style-name="Table130.1">
          <table:table-cell table:style-name="Table130.A3" office:value-type="string">
            <text:p text:style-name="P20"><text:span text:style-name="T13">Physical Path(Type tag):</text:span></text:p>
          </table:table-cell>
          <table:table-cell table:style-name="Table130.A3" office:value-type="string">
            <text:p text:style-name="P20"><text:span text:style-name="T13">com.myapp.struts.institute_admin.View_ManagersAction</text:span></text:p>
          </table:table-cell>
        </table:table-row>
        <table:table-row table:style-name="Table130.1">
          <table:table-cell table:style-name="Table130.A11" office:value-type="string">
            <text:p text:style-name="P20"><text:span text:style-name="T13">Logical Path</text:span></text:p>
          </table:table-cell>
          <table:table-cell table:style-name="Table130.A11" office:value-type="string">
            <text:p text:style-name="P20"><text:span text:style-name="T13">/update_managers</text:span></text:p>
          </table:table-cell>
        </table:table-row>
        <table:table-row table:style-name="Table130.1">
          <table:table-cell table:style-name="Table130.A3" office:value-type="string">
            <text:p text:style-name="P20"><text:span text:style-name="T13">Code:</text:span></text:p>
          </table:table-cell>
          <table:table-cell table:style-name="Table130.A3" office:value-type="string">
            <text:p text:style-name="P17"/>
          </table:table-cell>
        </table:table-row>
        <table:table-row table:style-name="Table130.1">
          <table:table-cell table:style-name="Table130.A3" office:value-type="string">
            <text:p text:style-name="P17"/>
            <text:p text:style-name="P20"><text:span text:style-name="T14">Description:</text:span></text:p>
          </table:table-cell>
          <table:table-cell table:style-name="Table130.A3" office:value-type="string">
            <text:p text:style-name="P20"><text:span text:style-name="T13">To show list of Election Managers .</text:span></text:p>
          </table:table-cell>
        </table:table-row>
      </table:table>
      <text:p text:style-name="P4"/>
      <table:table table:name="Table131" table:style-name="Table131">
        <table:table-column table:style-name="Table131.A"/>
        <table:table-column table:style-name="Table131.B"/>
        <table:table-column table:style-name="Table131.C"/>
        <table:table-row table:style-name="Table131.1">
          <table:table-cell table:style-name="Table131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31.1">
          <table:table-cell table:style-name="Table131.A2" office:value-type="string">
            <text:p text:style-name="P21"><text:span text:style-name="T11">Request Forwards Name </text:span></text:p>
          </table:table-cell>
          <table:table-cell table:style-name="Table131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31.A2" table:number-columns-spanned="0" office:value-type="string">
            <text:p text:style-name="P21"><text:span text:style-name="T11">Purpose</text:span></text:p>
          </table:table-cell>
        </table:table-row>
        <table:table-row table:style-name="Table131.1">
          <table:table-cell table:style-name="Table131.A3" office:value-type="string">
            <text:p text:style-name="P20"><text:span text:style-name="T13">success</text:span></text:p>
          </table:table-cell>
          <table:table-cell table:style-name="Table131.B3" table:number-columns-spanned="2" office:value-type="string">
            <text:p text:style-name="P20"><text:span text:style-name="T13">“/update_election_managergrid_details.jsp”</text:span></text:p>
          </table:table-cell>
          <table:covered-table-cell/>
          <table:table-cell table:style-name="Table131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10"/>
      <table:table table:name="Table132" table:style-name="Table132">
        <table:table-column table:style-name="Table132.A"/>
        <table:table-column table:style-name="Table132.B"/>
        <table:table-column table:style-name="Table132.C"/>
        <table:table-column table:style-name="Table132.D"/>
        <table:table-row table:style-name="Table132.1">
          <table:table-cell table:style-name="Table132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32.1">
          <table:table-cell table:style-name="Table132.A2" office:value-type="string">
            <text:p text:style-name="P20"><text:span text:style-name="T11">S.No</text:span></text:p>
          </table:table-cell>
          <table:table-cell table:style-name="Table132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32.A2" office:value-type="string">
            <text:p text:style-name="P32"><text:span text:style-name="T11">Primary Key </text:span></text:p>
          </table:table-cell>
          <table:table-cell table:style-name="Table132.A2" table:number-columns-spanned="0" office:value-type="string">
            <text:p text:style-name="P20"><text:span text:style-name="T11">Purpose</text:span></text:p>
          </table:table-cell>
        </table:table-row>
        <table:table-row table:style-name="Table132.1">
          <table:table-cell table:style-name="Table132.A3" office:value-type="string">
            <text:p text:style-name="P20"><text:span text:style-name="T13">1</text:span></text:p>
          </table:table-cell>
          <table:table-cell table:style-name="Table132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32.A3" office:value-type="string">
            <text:p text:style-name="P20"><text:span text:style-name="T13">manager_id,institute_id</text:span></text:p>
          </table:table-cell>
          <table:table-cell table:style-name="Table132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4"/>
      <table:table table:name="Table133" table:style-name="Table133">
        <table:table-column table:style-name="Table133.A"/>
        <table:table-column table:style-name="Table133.B"/>
        <table:table-column table:style-name="Table133.C"/>
        <table:table-column table:style-name="Table133.D"/>
        <table:table-row table:style-name="Table133.1">
          <table:table-cell table:style-name="Table133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33.1">
          <table:table-cell table:style-name="Table133.A2" office:value-type="string">
            <text:p text:style-name="P20"><text:span text:style-name="T11">S.No</text:span></text:p>
          </table:table-cell>
          <table:table-cell table:style-name="Table133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33.A2" office:value-type="string">
            <text:p text:style-name="P32"><text:span text:style-name="T11">Pojo Name</text:span></text:p>
          </table:table-cell>
          <table:table-cell table:style-name="Table133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33.1">
          <table:table-cell table:style-name="Table133.A3" office:value-type="string">
            <text:p text:style-name="P20"><text:span text:style-name="T13">1</text:span></text:p>
          </table:table-cell>
          <table:table-cell table:style-name="Table133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33.A3" office:value-type="string">
            <text:p text:style-name="P20"><text:span text:style-name="T13">ElectionManager</text:span></text:p>
          </table:table-cell>
          <table:table-cell table:style-name="Table133.A3" table:number-columns-spanned="0" office:value-type="string">
            <text:p text:style-name="P17"/>
          </table:table-cell>
        </table:table-row>
      </table:table>
      <text:p text:style-name="P4"/>
      <table:table table:name="Table134" table:style-name="Table134">
        <table:table-column table:style-name="Table134.A"/>
        <table:table-column table:style-name="Table134.B"/>
        <table:table-column table:style-name="Table134.C"/>
        <table:table-column table:style-name="Table134.D"/>
        <table:table-column table:style-name="Table134.E"/>
        <table:table-column table:style-name="Table134.F"/>
        <table:table-row table:style-name="Table134.1">
          <table:table-cell table:style-name="Table134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34.1">
          <table:table-cell table:style-name="Table134.A2" office:value-type="string">
            <text:p text:style-name="P20"><text:span text:style-name="T11">S.No</text:span></text:p>
          </table:table-cell>
          <table:table-cell table:style-name="Table134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34.A2" office:value-type="string">
            <text:p text:style-name="P32"><text:span text:style-name="T11">Method Name </text:span></text:p>
          </table:table-cell>
          <table:table-cell table:style-name="Table134.E2" office:value-type="string">
            <text:p text:style-name="P20"><text:span text:style-name="T11">Select Operation</text:span></text:p>
          </table:table-cell>
          <table:table-cell table:style-name="Table134.E2" office:value-type="string">
            <text:p text:style-name="P20"><text:span text:style-name="T11">Columns <text:s/>in Where clause</text:span></text:p>
          </table:table-cell>
          <table:table-cell table:style-name="Table134.A2" table:number-columns-spanned="0" office:value-type="string">
            <text:p text:style-name="P20"><text:span text:style-name="T11">Purpose </text:span></text:p>
          </table:table-cell>
        </table:table-row>
        <table:table-row table:style-name="Table134.1">
          <table:table-cell table:style-name="Table134.A3" office:value-type="string">
            <text:p text:style-name="P20"><text:span text:style-name="T13">1</text:span></text:p>
          </table:table-cell>
          <table:table-cell table:style-name="Table134.A3" table:number-columns-spanned="2" office:value-type="string">
            <text:p text:style-name="P20"><text:span text:style-name="T13">Election</text:span></text:p>
            <text:p text:style-name="P20"><text:span text:style-name="T14">Manager</text:span></text:p>
          </table:table-cell>
          <table:covered-table-cell/>
          <table:table-cell table:style-name="Table134.A3" office:value-type="string">
            <text:p text:style-name="P20"><text:span text:style-name="T2">GetManagers()</text:span></text:p>
          </table:table-cell>
          <table:table-cell table:style-name="Table134.E3" office:value-type="string">
            <text:p text:style-name="P17"/>
          </table:table-cell>
          <table:table-cell table:style-name="Table134.E3" office:value-type="string">
            <text:p text:style-name="P20"><text:span text:style-name="T13">institute_id</text:span></text:p>
          </table:table-cell>
          <table:table-cell table:style-name="Table134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9"><text:tab/><text:tab/></text:span></text:p>
      <text:p text:style-name="P20"><text:span text:style-name="T6"><text:tab/><text:tab/><text:tab/><text:tab/>File Name of view page: </text:span><text:span text:style-name="T2">update_election_managergrid_details.jsp</text:span></text:p>
      <text:p text:style-name="P22"><text:span text:style-name="T7">Attributes</text:span></text:p>
      <table:table table:name="Table135" table:style-name="Table135">
        <table:table-column table:style-name="Table135.A"/>
        <table:table-column table:style-name="Table135.B"/>
        <table:table-column table:style-name="Table135.C"/>
        <table:table-column table:style-name="Table135.D"/>
        <table:table-column table:style-name="Table135.E"/>
        <table:table-row table:style-name="Table135.1">
          <table:table-cell table:style-name="Table135.A1" office:value-type="string">
            <text:p text:style-name="P20"><text:span text:style-name="T11">S.No</text:span></text:p>
          </table:table-cell>
          <table:table-cell table:style-name="Table135.A1" office:value-type="string">
            <text:p text:style-name="P20"><text:span text:style-name="T11">Attribute Name</text:span></text:p>
          </table:table-cell>
          <table:table-cell table:style-name="Table135.A1" office:value-type="string">
            <text:p text:style-name="P20"><text:span text:style-name="T11">Label </text:span></text:p>
          </table:table-cell>
          <table:table-cell table:style-name="Table135.A1" office:value-type="string">
            <text:p text:style-name="P20"><text:span text:style-name="T11">Type</text:span></text:p>
          </table:table-cell>
          <table:table-cell table:style-name="Table135.A1" office:value-type="string">
            <text:p text:style-name="P20"><text:span text:style-name="T11">Target</text:span></text:p>
          </table:table-cell>
        </table:table-row>
        <table:table-row table:style-name="Table135.1">
          <table:table-cell table:style-name="Table135.A2" office:value-type="string">
            <text:p text:style-name="P22"><text:span text:style-name="T13">1</text:span></text:p>
          </table:table-cell>
          <table:table-cell table:style-name="Table135.A2" office:value-type="string">
            <text:p text:style-name="P20"><text:span text:style-name="T13">Manager_Id</text:span></text:p>
          </table:table-cell>
          <table:table-cell table:style-name="Table135.A2" office:value-type="string">
            <text:p text:style-name="P20"><text:span text:style-name="T13">Manager_Id</text:span></text:p>
          </table:table-cell>
          <table:table-cell table:style-name="Table135.A2" office:value-type="string">
            <text:p text:style-name="P20"><text:span text:style-name="T13">Link</text:span></text:p>
          </table:table-cell>
          <table:table-cell table:style-name="Table135.A2" office:value-type="string">
            <text:p text:style-name="P20"><text:span text:style-name="T13">status_detail.do</text:span></text:p>
          </table:table-cell>
        </table:table-row>
        <table:table-row table:style-name="Table135.1">
          <table:table-cell table:style-name="Table135.A2" office:value-type="string">
            <text:p text:style-name="P22"><text:span text:style-name="T13">2</text:span></text:p>
          </table:table-cell>
          <table:table-cell table:style-name="Table135.A2" office:value-type="string">
            <text:p text:style-name="P20"><text:span text:style-name="T13">First Name</text:span></text:p>
          </table:table-cell>
          <table:table-cell table:style-name="Table135.A2" office:value-type="string">
            <text:p text:style-name="P20"><text:span text:style-name="T13">First Name</text:span></text:p>
          </table:table-cell>
          <table:table-cell table:style-name="Table135.A2" office:value-type="string">
            <text:p text:style-name="P20"><text:span text:style-name="T13">Link</text:span></text:p>
          </table:table-cell>
          <table:table-cell table:style-name="Table135.A2" office:value-type="string">
            <text:p text:style-name="P20"><text:span text:style-name="T13">status_detail.do</text:span></text:p>
          </table:table-cell>
        </table:table-row>
        <table:table-row table:style-name="Table135.1">
          <table:table-cell table:style-name="Table135.A2" office:value-type="string">
            <text:p text:style-name="P22"><text:span text:style-name="T13">3</text:span></text:p>
          </table:table-cell>
          <table:table-cell table:style-name="Table135.A2" office:value-type="string">
            <text:p text:style-name="P20"><text:span text:style-name="T13">Last Name</text:span></text:p>
          </table:table-cell>
          <table:table-cell table:style-name="Table135.A2" office:value-type="string">
            <text:p text:style-name="P20"><text:span text:style-name="T13">Last Name</text:span></text:p>
          </table:table-cell>
          <table:table-cell table:style-name="Table135.A2" office:value-type="string">
            <text:p text:style-name="P20"><text:span text:style-name="T13">Link</text:span></text:p>
          </table:table-cell>
          <table:table-cell table:style-name="Table135.A2" office:value-type="string">
            <text:p text:style-name="P20"><text:span text:style-name="T13">status_detail.do</text:span></text:p>
          </table:table-cell>
        </table:table-row>
        <table:table-row table:style-name="Table135.1">
          <table:table-cell table:style-name="Table135.A5" office:value-type="string">
            <text:p text:style-name="P22"><text:span text:style-name="T13">4</text:span></text:p>
          </table:table-cell>
          <table:table-cell table:style-name="Table135.A5" office:value-type="string">
            <text:p text:style-name="P20"><text:span text:style-name="T13">Staff_Id</text:span></text:p>
          </table:table-cell>
          <table:table-cell table:style-name="Table135.A5" office:value-type="string">
            <text:p text:style-name="P20"><text:span text:style-name="T13">Staff_Id</text:span></text:p>
          </table:table-cell>
          <table:table-cell table:style-name="Table135.A5" office:value-type="string">
            <text:p text:style-name="P20"><text:span text:style-name="T13">Link</text:span></text:p>
          </table:table-cell>
          <table:table-cell table:style-name="Table135.A5" office:value-type="string">
            <text:p text:style-name="P20"><text:span text:style-name="T13">status_detail.do</text:span></text:p>
          </table:table-cell>
        </table:table-row>
        <table:table-row table:style-name="Table135.1">
          <table:table-cell table:style-name="Table135.A5" office:value-type="string">
            <text:p text:style-name="P22"><text:span text:style-name="T13">5</text:span></text:p>
          </table:table-cell>
          <table:table-cell table:style-name="Table135.A5" office:value-type="string">
            <text:p text:style-name="P20"><text:span text:style-name="T13">Action</text:span></text:p>
          </table:table-cell>
          <table:table-cell table:style-name="Table135.A5" office:value-type="string">
            <text:p text:style-name="P20"><text:span text:style-name="T13">Action</text:span></text:p>
          </table:table-cell>
          <table:table-cell table:style-name="Table135.A5" office:value-type="string">
            <text:p text:style-name="P20"><text:span text:style-name="T13">Link</text:span></text:p>
          </table:table-cell>
          <table:table-cell table:style-name="Table135.A5" office:value-type="string">
            <text:p text:style-name="P20"><text:span text:style-name="T13">status_detail.do</text:span></text:p>
          </table:table-cell>
        </table:table-row>
      </table:table>
      <text:p text:style-name="P16"/>
      <text:p text:style-name="P4"/>
      <text:p text:style-name="P4"/>
      <text:p text:style-name="P4"/>
      <table:table table:name="Table136" table:style-name="Table136">
        <table:table-column table:style-name="Table136.A"/>
        <table:table-column table:style-name="Table136.B"/>
        <table:table-row table:style-name="Table136.1">
          <table:table-cell table:style-name="Table136.A1" table:number-columns-spanned="2" office:value-type="string">
            <text:p text:style-name="P22"><text:span text:style-name="T11">Action Class Name: View_Manager_DetailAction</text:span></text:p>
          </table:table-cell>
          <table:covered-table-cell/>
        </table:table-row>
        <table:table-row table:style-name="Table136.1">
          <table:table-cell table:style-name="Table136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36.1">
          <table:table-cell table:style-name="Table136.A3" office:value-type="string">
            <text:p text:style-name="P20"><text:span text:style-name="T13">Logical Name</text:span></text:p>
          </table:table-cell>
          <table:table-cell table:style-name="Table136.A3" office:value-type="string">
            <text:p text:style-name="P17"/>
          </table:table-cell>
        </table:table-row>
        <table:table-row table:style-name="Table136.1">
          <table:table-cell table:style-name="Table136.A3" office:value-type="string">
            <text:p text:style-name="P20"><text:span text:style-name="T13">Physical Path</text:span></text:p>
          </table:table-cell>
          <table:table-cell table:style-name="Table136.A3" office:value-type="string">
            <text:p text:style-name="P17"/>
          </table:table-cell>
        </table:table-row>
        <table:table-row table:style-name="Table136.1">
          <table:table-cell table:style-name="Table136.A3" office:value-type="string">
            <text:p text:style-name="P20"><text:span text:style-name="T13">Code:</text:span></text:p>
          </table:table-cell>
          <table:table-cell table:style-name="Table136.A3" office:value-type="string">
            <text:p text:style-name="P17"/>
          </table:table-cell>
        </table:table-row>
        <table:table-row table:style-name="Table136.1">
          <table:table-cell table:style-name="Table136.A3" office:value-type="string">
            <text:p text:style-name="P20"><text:span text:style-name="T13">Description:</text:span></text:p>
          </table:table-cell>
          <table:table-cell table:style-name="Table136.A3" office:value-type="string">
            <text:p text:style-name="P17"/>
          </table:table-cell>
        </table:table-row>
        <table:table-row table:style-name="Table136.1">
          <table:table-cell table:style-name="Table136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36.1">
          <table:table-cell table:style-name="Table136.A3" office:value-type="string">
            <text:p text:style-name="P20"><text:span text:style-name="T13">Logical Name</text:span></text:p>
          </table:table-cell>
          <table:table-cell table:style-name="Table136.A3" office:value-type="string">
            <text:p text:style-name="P20"><text:span text:style-name="T13">View_Manager_DetailAction</text:span></text:p>
          </table:table-cell>
        </table:table-row>
        <table:table-row table:style-name="Table136.1">
          <table:table-cell table:style-name="Table136.A3" office:value-type="string">
            <text:p text:style-name="P20"><text:span text:style-name="T13">Input JSP Form:</text:span></text:p>
          </table:table-cell>
          <table:table-cell table:style-name="Table136.A3" office:value-type="string">
            <text:p text:style-name="P20"><text:span text:style-name="T15">update_election_managergrid_details.jsp</text:span></text:p>
          </table:table-cell>
        </table:table-row>
        <table:table-row table:style-name="Table136.1">
          <table:table-cell table:style-name="Table136.A3" office:value-type="string">
            <text:p text:style-name="P20"><text:span text:style-name="T13">Physical Path(Type tag):</text:span></text:p>
          </table:table-cell>
          <table:table-cell table:style-name="Table136.A3" office:value-type="string">
            <text:p text:style-name="P20"><text:span text:style-name="T13">com.myapp.struts.institute_admin.View_Manager_DetailAction</text:span></text:p>
          </table:table-cell>
        </table:table-row>
        <table:table-row table:style-name="Table136.1">
          <table:table-cell table:style-name="Table136.A11" office:value-type="string">
            <text:p text:style-name="P20"><text:span text:style-name="T13">Logical Path</text:span></text:p>
          </table:table-cell>
          <table:table-cell table:style-name="Table136.A11" office:value-type="string">
            <text:p text:style-name="P20"><text:span text:style-name="T13">/update_manager_details</text:span></text:p>
          </table:table-cell>
        </table:table-row>
        <table:table-row table:style-name="Table136.1">
          <table:table-cell table:style-name="Table136.A3" office:value-type="string">
            <text:p text:style-name="P20"><text:span text:style-name="T13">Code:</text:span></text:p>
          </table:table-cell>
          <table:table-cell table:style-name="Table136.A3" office:value-type="string">
            <text:p text:style-name="P17"/>
          </table:table-cell>
        </table:table-row>
        <table:table-row table:style-name="Table136.1">
          <table:table-cell table:style-name="Table136.A3" office:value-type="string">
            <text:p text:style-name="P17"/>
            <text:p text:style-name="P20"><text:span text:style-name="T14">Description:</text:span></text:p>
          </table:table-cell>
          <table:table-cell table:style-name="Table136.A3" office:value-type="string">
            <text:p text:style-name="P20"><text:span text:style-name="T13">To show details of Election Manager </text:span></text:p>
          </table:table-cell>
        </table:table-row>
      </table:table>
      <text:p text:style-name="P4"/>
      <table:table table:name="Table137" table:style-name="Table137">
        <table:table-column table:style-name="Table137.A"/>
        <table:table-column table:style-name="Table137.B"/>
        <table:table-column table:style-name="Table137.C"/>
        <table:table-row table:style-name="Table137.1">
          <table:table-cell table:style-name="Table137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37.1">
          <table:table-cell table:style-name="Table137.A2" office:value-type="string">
            <text:p text:style-name="P21"><text:span text:style-name="T11">Request Forwards Name </text:span></text:p>
          </table:table-cell>
          <table:table-cell table:style-name="Table137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37.A2" table:number-columns-spanned="0" office:value-type="string">
            <text:p text:style-name="P21"><text:span text:style-name="T11">Purpose</text:span></text:p>
          </table:table-cell>
        </table:table-row>
        <table:table-row table:style-name="Table137.1">
          <table:table-cell table:style-name="Table137.A3" office:value-type="string">
            <text:p text:style-name="P20"><text:span text:style-name="T13">success</text:span></text:p>
          </table:table-cell>
          <table:table-cell table:style-name="Table137.B3" table:number-columns-spanned="2" office:value-type="string">
            <text:p text:style-name="P20"><text:span text:style-name="T13">“/update_election_manager.jsp”</text:span></text:p>
          </table:table-cell>
          <table:covered-table-cell/>
          <table:table-cell table:style-name="Table137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137.1">
          <table:table-cell table:style-name="Table137.A4" office:value-type="string">
            <text:p text:style-name="P20"><text:span text:style-name="T13">failure</text:span></text:p>
          </table:table-cell>
          <table:table-cell table:style-name="Table137.B4" table:number-columns-spanned="2" office:value-type="string">
            <text:p text:style-name="P20"><text:span text:style-name="T13">“/update_election_manager.jsp”</text:span></text:p>
          </table:table-cell>
          <table:covered-table-cell/>
          <table:table-cell table:style-name="Table137.A4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138" table:style-name="Table138">
        <table:table-column table:style-name="Table138.A"/>
        <table:table-column table:style-name="Table138.B"/>
        <table:table-column table:style-name="Table138.C"/>
        <table:table-column table:style-name="Table138.D"/>
        <table:table-row table:style-name="Table138.1">
          <table:table-cell table:style-name="Table138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38.1">
          <table:table-cell table:style-name="Table138.A2" office:value-type="string">
            <text:p text:style-name="P20"><text:span text:style-name="T11">S.No</text:span></text:p>
          </table:table-cell>
          <table:table-cell table:style-name="Table138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38.A2" office:value-type="string">
            <text:p text:style-name="P32"><text:span text:style-name="T11">Primary Key </text:span></text:p>
          </table:table-cell>
          <table:table-cell table:style-name="Table138.A2" table:number-columns-spanned="0" office:value-type="string">
            <text:p text:style-name="P20"><text:span text:style-name="T11">Purpose</text:span></text:p>
          </table:table-cell>
        </table:table-row>
        <table:table-row table:style-name="Table138.1">
          <table:table-cell table:style-name="Table138.A3" office:value-type="string">
            <text:p text:style-name="P20"><text:span text:style-name="T13">1</text:span></text:p>
          </table:table-cell>
          <table:table-cell table:style-name="Table138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38.A3" office:value-type="string">
            <text:p text:style-name="P20"><text:span text:style-name="T13">manager_id,institute_id</text:span></text:p>
          </table:table-cell>
          <table:table-cell table:style-name="Table138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4"/>
      <table:table table:name="Table139" table:style-name="Table139">
        <table:table-column table:style-name="Table139.A"/>
        <table:table-column table:style-name="Table139.B"/>
        <table:table-column table:style-name="Table139.C"/>
        <table:table-column table:style-name="Table139.D"/>
        <table:table-row table:style-name="Table139.1">
          <table:table-cell table:style-name="Table139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39.1">
          <table:table-cell table:style-name="Table139.A2" office:value-type="string">
            <text:p text:style-name="P20"><text:span text:style-name="T11">S.No</text:span></text:p>
          </table:table-cell>
          <table:table-cell table:style-name="Table139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39.A2" office:value-type="string">
            <text:p text:style-name="P32"><text:span text:style-name="T11">Pojo Name</text:span></text:p>
          </table:table-cell>
          <table:table-cell table:style-name="Table139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39.1">
          <table:table-cell table:style-name="Table139.A3" office:value-type="string">
            <text:p text:style-name="P20"><text:span text:style-name="T13">1</text:span></text:p>
          </table:table-cell>
          <table:table-cell table:style-name="Table139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39.A3" office:value-type="string">
            <text:p text:style-name="P20"><text:span text:style-name="T13">ElectionManager</text:span></text:p>
          </table:table-cell>
          <table:table-cell table:style-name="Table139.A3" table:number-columns-spanned="0" office:value-type="string">
            <text:p text:style-name="P17"/>
          </table:table-cell>
        </table:table-row>
      </table:table>
      <text:p text:style-name="P4"/>
      <table:table table:name="Table140" table:style-name="Table140">
        <table:table-column table:style-name="Table140.A"/>
        <table:table-column table:style-name="Table140.B"/>
        <table:table-column table:style-name="Table140.C"/>
        <table:table-column table:style-name="Table140.D"/>
        <table:table-column table:style-name="Table140.E"/>
        <table:table-column table:style-name="Table140.F"/>
        <table:table-row table:style-name="Table140.1">
          <table:table-cell table:style-name="Table140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40.1">
          <table:table-cell table:style-name="Table140.A2" office:value-type="string">
            <text:p text:style-name="P20"><text:span text:style-name="T11">S.No</text:span></text:p>
          </table:table-cell>
          <table:table-cell table:style-name="Table140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40.A2" office:value-type="string">
            <text:p text:style-name="P32"><text:span text:style-name="T11">Method Name </text:span></text:p>
          </table:table-cell>
          <table:table-cell table:style-name="Table140.E2" office:value-type="string">
            <text:p text:style-name="P20"><text:span text:style-name="T11">Select Operation</text:span></text:p>
          </table:table-cell>
          <table:table-cell table:style-name="Table140.E2" office:value-type="string">
            <text:p text:style-name="P20"><text:span text:style-name="T11">Columns <text:s/>in Where clause</text:span></text:p>
          </table:table-cell>
          <table:table-cell table:style-name="Table140.A2" table:number-columns-spanned="0" office:value-type="string">
            <text:p text:style-name="P20"><text:span text:style-name="T11">Purpose </text:span></text:p>
          </table:table-cell>
        </table:table-row>
        <table:table-row table:style-name="Table140.1">
          <table:table-cell table:style-name="Table140.A3" office:value-type="string">
            <text:p text:style-name="P20"><text:span text:style-name="T13">1</text:span></text:p>
          </table:table-cell>
          <table:table-cell table:style-name="Table140.A3" table:number-columns-spanned="2" office:value-type="string">
            <text:p text:style-name="P20"><text:span text:style-name="T13">Election</text:span></text:p>
            <text:p text:style-name="P20"><text:span text:style-name="T14">Manager</text:span></text:p>
          </table:table-cell>
          <table:covered-table-cell/>
          <table:table-cell table:style-name="Table140.A3" office:value-type="string">
            <text:p text:style-name="P20"><text:span text:style-name="T2">GetManagerDetails()</text:span></text:p>
          </table:table-cell>
          <table:table-cell table:style-name="Table140.E3" office:value-type="string">
            <text:p text:style-name="P17"/>
          </table:table-cell>
          <table:table-cell table:style-name="Table140.E3" office:value-type="string">
            <text:p text:style-name="P20"><text:span text:style-name="T13">manager_id,</text:span></text:p>
            <text:p text:style-name="P20"><text:span text:style-name="T14">institute_id</text:span></text:p>
          </table:table-cell>
          <table:table-cell table:style-name="Table140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9"><text:tab/><text:tab/></text:span></text:p>
      <text:p text:style-name="P4"/>
      <text:p text:style-name="P4"/>
      <text:p text:style-name="P4"/>
      <text:p text:style-name="P20"><text:span text:style-name="T6"><text:tab/><text:tab/><text:tab/>File Name of view page: </text:span><text:span text:style-name="T2">update_election_manager.jsp</text:span></text:p>
      <text:p text:style-name="P20"><text:span text:style-name="T2"><text:tab/><text:tab/><text:tab/><text:tab/><text:tab/><text:tab/><text:tab/></text:span><text:span text:style-name="T6">Attributes</text:span></text:p>
      <table:table table:name="Table141" table:style-name="Table141">
        <table:table-column table:style-name="Table141.A"/>
        <table:table-column table:style-name="Table141.B"/>
        <table:table-column table:style-name="Table141.C"/>
        <table:table-column table:style-name="Table141.D"/>
        <table:table-column table:style-name="Table141.E"/>
        <table:table-column table:style-name="Table141.F"/>
        <table:table-row table:style-name="Table141.1">
          <table:table-cell table:style-name="Table141.A1" office:value-type="string">
            <text:p text:style-name="P20"><text:span text:style-name="T11">S.No.</text:span></text:p>
          </table:table-cell>
          <table:table-cell table:style-name="Table141.A1" office:value-type="string">
            <text:p text:style-name="P20"><text:span text:style-name="T11">Attribute Name</text:span></text:p>
          </table:table-cell>
          <table:table-cell table:style-name="Table141.A1" office:value-type="string">
            <text:p text:style-name="P20"><text:span text:style-name="T11">Label </text:span></text:p>
          </table:table-cell>
          <table:table-cell table:style-name="Table141.A1" office:value-type="string">
            <text:p text:style-name="P20"><text:span text:style-name="T11">Field Name</text:span></text:p>
          </table:table-cell>
          <table:table-cell table:style-name="Table141.A1" office:value-type="string">
            <text:p text:style-name="P20"><text:span text:style-name="T11">Type</text:span></text:p>
          </table:table-cell>
          <table:table-cell table:style-name="Table141.A1" office:value-type="string">
            <text:p text:style-name="P20"><text:span text:style-name="T11">Validation</text:span></text:p>
          </table:table-cell>
        </table:table-row>
        <table:table-row table:style-name="Table141.1">
          <table:table-cell table:style-name="Table141.A2" office:value-type="string">
            <text:p text:style-name="P22"><text:span text:style-name="T13">1</text:span></text:p>
          </table:table-cell>
          <table:table-cell table:style-name="Table141.A2" office:value-type="string">
            <text:p text:style-name="P20"><text:span text:style-name="T13">First Name</text:span></text:p>
          </table:table-cell>
          <table:table-cell table:style-name="Table141.A2" office:value-type="string">
            <text:p text:style-name="P20"><text:span text:style-name="T13">First Name</text:span></text:p>
          </table:table-cell>
          <table:table-cell table:style-name="Table141.A2" office:value-type="string">
            <text:p text:style-name="P20"><text:span text:style-name="T13">first_name</text:span></text:p>
          </table:table-cell>
          <table:table-cell table:style-name="Table141.A2" office:value-type="string">
            <text:p text:style-name="P20"><text:span text:style-name="T13">Text box</text:span></text:p>
          </table:table-cell>
          <table:table-cell table:style-name="Table141.A2" office:value-type="string">
            <text:p text:style-name="P17"/>
          </table:table-cell>
        </table:table-row>
        <table:table-row table:style-name="Table141.1">
          <table:table-cell table:style-name="Table141.A2" office:value-type="string">
            <text:p text:style-name="P22"><text:span text:style-name="T13">2</text:span></text:p>
          </table:table-cell>
          <table:table-cell table:style-name="Table141.A2" office:value-type="string">
            <text:p text:style-name="P20"><text:span text:style-name="T13">Last Name</text:span></text:p>
          </table:table-cell>
          <table:table-cell table:style-name="Table141.A2" office:value-type="string">
            <text:p text:style-name="P20"><text:span text:style-name="T13">Last Name</text:span></text:p>
          </table:table-cell>
          <table:table-cell table:style-name="Table141.A2" office:value-type="string">
            <text:p text:style-name="P20"><text:span text:style-name="T13">last_name</text:span></text:p>
          </table:table-cell>
          <table:table-cell table:style-name="Table141.A2" office:value-type="string">
            <text:p text:style-name="P20"><text:span text:style-name="T13">Text box</text:span></text:p>
          </table:table-cell>
          <table:table-cell table:style-name="Table141.A2" office:value-type="string">
            <text:p text:style-name="P17"/>
          </table:table-cell>
        </table:table-row>
        <table:table-row table:style-name="Table141.1">
          <table:table-cell table:style-name="Table141.A2" office:value-type="string">
            <text:p text:style-name="P22"><text:span text:style-name="T13">3</text:span></text:p>
          </table:table-cell>
          <table:table-cell table:style-name="Table141.A2" office:value-type="string">
            <text:p text:style-name="P20"><text:span text:style-name="T13">Gender</text:span></text:p>
          </table:table-cell>
          <table:table-cell table:style-name="Table141.A2" office:value-type="string">
            <text:p text:style-name="P20"><text:span text:style-name="T13">Gender</text:span></text:p>
          </table:table-cell>
          <table:table-cell table:style-name="Table141.A2" office:value-type="string">
            <text:p text:style-name="P20"><text:span text:style-name="T13">gender</text:span></text:p>
          </table:table-cell>
          <table:table-cell table:style-name="Table141.A2" office:value-type="string">
            <text:p text:style-name="P20"><text:span text:style-name="T13">Text box</text:span></text:p>
          </table:table-cell>
          <table:table-cell table:style-name="Table141.A2" office:value-type="string">
            <text:p text:style-name="P17"/>
          </table:table-cell>
        </table:table-row>
        <table:table-row table:style-name="Table141.1">
          <table:table-cell table:style-name="Table141.A2" office:value-type="string">
            <text:p text:style-name="P22"><text:span text:style-name="T13">4</text:span></text:p>
          </table:table-cell>
          <table:table-cell table:style-name="Table141.A2" office:value-type="string">
            <text:p text:style-name="P20"><text:span text:style-name="T13">City</text:span></text:p>
          </table:table-cell>
          <table:table-cell table:style-name="Table141.A2" office:value-type="string">
            <text:p text:style-name="P20"><text:span text:style-name="T13">City</text:span></text:p>
          </table:table-cell>
          <table:table-cell table:style-name="Table141.A2" office:value-type="string">
            <text:p text:style-name="P20"><text:span text:style-name="T13">city1</text:span></text:p>
          </table:table-cell>
          <table:table-cell table:style-name="Table141.A2" office:value-type="string">
            <text:p text:style-name="P20"><text:span text:style-name="T13">Text box</text:span></text:p>
          </table:table-cell>
          <table:table-cell table:style-name="Table141.A2" office:value-type="string">
            <text:p text:style-name="P17"/>
          </table:table-cell>
        </table:table-row>
        <table:table-row table:style-name="Table141.1">
          <table:table-cell table:style-name="Table141.A2" office:value-type="string">
            <text:p text:style-name="P22"><text:span text:style-name="T13">5</text:span></text:p>
          </table:table-cell>
          <table:table-cell table:style-name="Table141.A2" office:value-type="string">
            <text:p text:style-name="P20"><text:span text:style-name="T13">State</text:span></text:p>
          </table:table-cell>
          <table:table-cell table:style-name="Table141.A2" office:value-type="string">
            <text:p text:style-name="P20"><text:span text:style-name="T13">State</text:span></text:p>
          </table:table-cell>
          <table:table-cell table:style-name="Table141.A2" office:value-type="string">
            <text:p text:style-name="P20"><text:span text:style-name="T13">state1</text:span></text:p>
          </table:table-cell>
          <table:table-cell table:style-name="Table141.A2" office:value-type="string">
            <text:p text:style-name="P20"><text:span text:style-name="T13">Text box</text:span></text:p>
          </table:table-cell>
          <table:table-cell table:style-name="Table141.A2" office:value-type="string">
            <text:p text:style-name="P17"/>
          </table:table-cell>
        </table:table-row>
        <table:table-row table:style-name="Table141.1">
          <table:table-cell table:style-name="Table141.A7" office:value-type="string">
            <text:p text:style-name="P22"><text:span text:style-name="T13">6</text:span></text:p>
          </table:table-cell>
          <table:table-cell table:style-name="Table141.A7" office:value-type="string">
            <text:p text:style-name="P20"><text:span text:style-name="T13">Country</text:span></text:p>
          </table:table-cell>
          <table:table-cell table:style-name="Table141.A7" office:value-type="string">
            <text:p text:style-name="P20"><text:span text:style-name="T13">Country</text:span></text:p>
          </table:table-cell>
          <table:table-cell table:style-name="Table141.A7" office:value-type="string">
            <text:p text:style-name="P20"><text:span text:style-name="T13">country1</text:span></text:p>
          </table:table-cell>
          <table:table-cell table:style-name="Table141.A7" office:value-type="string">
            <text:p text:style-name="P20"><text:span text:style-name="T13">Text box</text:span></text:p>
          </table:table-cell>
          <table:table-cell table:style-name="Table141.A7" office:value-type="string">
            <text:p text:style-name="P17"/>
          </table:table-cell>
        </table:table-row>
        <table:table-row table:style-name="Table141.1">
          <table:table-cell table:style-name="Table141.A7" office:value-type="string">
            <text:p text:style-name="P22"><text:span text:style-name="T13">7</text:span></text:p>
          </table:table-cell>
          <table:table-cell table:style-name="Table141.A7" office:value-type="string">
            <text:p text:style-name="P20"><text:span text:style-name="T13">Pin</text:span></text:p>
          </table:table-cell>
          <table:table-cell table:style-name="Table141.A7" office:value-type="string">
            <text:p text:style-name="P20"><text:span text:style-name="T13">Pin</text:span></text:p>
          </table:table-cell>
          <table:table-cell table:style-name="Table141.A7" office:value-type="string">
            <text:p text:style-name="P20"><text:span text:style-name="T13">zip1</text:span></text:p>
          </table:table-cell>
          <table:table-cell table:style-name="Table141.A7" office:value-type="string">
            <text:p text:style-name="P20"><text:span text:style-name="T13">Text box</text:span></text:p>
          </table:table-cell>
          <table:table-cell table:style-name="Table141.A7" office:value-type="string">
            <text:p text:style-name="P17"/>
          </table:table-cell>
        </table:table-row>
        <table:table-row table:style-name="Table141.1">
          <table:table-cell table:style-name="Table141.A7" office:value-type="string">
            <text:p text:style-name="P22"><text:span text:style-name="T13">8</text:span></text:p>
          </table:table-cell>
          <table:table-cell table:style-name="Table141.A7" office:value-type="string">
            <text:p text:style-name="P20"><text:span text:style-name="T13">Contact No</text:span></text:p>
          </table:table-cell>
          <table:table-cell table:style-name="Table141.A7" office:value-type="string">
            <text:p text:style-name="P20"><text:span text:style-name="T13">Contact No</text:span></text:p>
          </table:table-cell>
          <table:table-cell table:style-name="Table141.A7" office:value-type="string">
            <text:p text:style-name="P20"><text:span text:style-name="T13">contact_no</text:span></text:p>
          </table:table-cell>
          <table:table-cell table:style-name="Table141.A7" office:value-type="string">
            <text:p text:style-name="P20"><text:span text:style-name="T13">Text box</text:span></text:p>
          </table:table-cell>
          <table:table-cell table:style-name="Table141.A7" office:value-type="string">
            <text:p text:style-name="P17"/>
          </table:table-cell>
        </table:table-row>
        <table:table-row table:style-name="Table141.1">
          <table:table-cell table:style-name="Table141.A7" office:value-type="string">
            <text:p text:style-name="P22"><text:span text:style-name="T13">9</text:span></text:p>
          </table:table-cell>
          <table:table-cell table:style-name="Table141.A7" office:value-type="string">
            <text:p text:style-name="P20"><text:span text:style-name="T13">Mobile No</text:span></text:p>
          </table:table-cell>
          <table:table-cell table:style-name="Table141.A7" office:value-type="string">
            <text:p text:style-name="P20"><text:span text:style-name="T13">Mobile No</text:span></text:p>
          </table:table-cell>
          <table:table-cell table:style-name="Table141.A7" office:value-type="string">
            <text:p text:style-name="P20"><text:span text:style-name="T13">mobile_no</text:span></text:p>
          </table:table-cell>
          <table:table-cell table:style-name="Table141.A7" office:value-type="string">
            <text:p text:style-name="P20"><text:span text:style-name="T13">Text box</text:span></text:p>
          </table:table-cell>
          <table:table-cell table:style-name="Table141.A7" office:value-type="string">
            <text:p text:style-name="P17"/>
          </table:table-cell>
        </table:table-row>
        <table:table-row table:style-name="Table141.1">
          <table:table-cell table:style-name="Table141.A7" office:value-type="string">
            <text:p text:style-name="P22"><text:span text:style-name="T13">10</text:span></text:p>
          </table:table-cell>
          <table:table-cell table:style-name="Table141.A7" office:value-type="string">
            <text:p text:style-name="P20"><text:span text:style-name="T13">Email Id</text:span></text:p>
          </table:table-cell>
          <table:table-cell table:style-name="Table141.A7" office:value-type="string">
            <text:p text:style-name="P20"><text:span text:style-name="T13">Email Id</text:span></text:p>
          </table:table-cell>
          <table:table-cell table:style-name="Table141.A7" office:value-type="string">
            <text:p text:style-name="P20"><text:span text:style-name="T13">email_id</text:span></text:p>
          </table:table-cell>
          <table:table-cell table:style-name="Table141.A7" office:value-type="string">
            <text:p text:style-name="P20"><text:span text:style-name="T13">Text box</text:span></text:p>
          </table:table-cell>
          <table:table-cell table:style-name="Table141.A7" office:value-type="string">
            <text:p text:style-name="P17"/>
          </table:table-cell>
        </table:table-row>
        <table:table-row table:style-name="Table141.1">
          <table:table-cell table:style-name="Table141.A7" office:value-type="string">
            <text:p text:style-name="P22"><text:span text:style-name="T13">11</text:span></text:p>
          </table:table-cell>
          <table:table-cell table:style-name="Table141.A7" office:value-type="string">
            <text:p text:style-name="P20"><text:span text:style-name="T13">User Id</text:span></text:p>
          </table:table-cell>
          <table:table-cell table:style-name="Table141.A7" office:value-type="string">
            <text:p text:style-name="P20"><text:span text:style-name="T13">User Id</text:span></text:p>
          </table:table-cell>
          <table:table-cell table:style-name="Table141.A7" office:value-type="string">
            <text:p text:style-name="P20"><text:span text:style-name="T13">user_id</text:span></text:p>
          </table:table-cell>
          <table:table-cell table:style-name="Table141.A7" office:value-type="string">
            <text:p text:style-name="P20"><text:span text:style-name="T13">Text box</text:span></text:p>
          </table:table-cell>
          <table:table-cell table:style-name="Table141.A7" office:value-type="string">
            <text:p text:style-name="P20"><text:span text:style-name="T13">Read only</text:span></text:p>
          </table:table-cell>
        </table:table-row>
        <table:table-row table:style-name="Table141.1">
          <table:table-cell table:style-name="Table141.A7" office:value-type="string">
            <text:p text:style-name="P22"><text:span text:style-name="T13">12</text:span></text:p>
          </table:table-cell>
          <table:table-cell table:style-name="Table141.A7" office:value-type="string">
            <text:p text:style-name="P20"><text:span text:style-name="T13">Institute Id</text:span></text:p>
          </table:table-cell>
          <table:table-cell table:style-name="Table141.A7" office:value-type="string">
            <text:p text:style-name="P20"><text:span text:style-name="T13">Institute Id</text:span></text:p>
          </table:table-cell>
          <table:table-cell table:style-name="Table141.A7" office:value-type="string">
            <text:p text:style-name="P20"><text:span text:style-name="T13">institute_id</text:span></text:p>
          </table:table-cell>
          <table:table-cell table:style-name="Table141.A7" office:value-type="string">
            <text:p text:style-name="P20"><text:span text:style-name="T13">Text box</text:span></text:p>
          </table:table-cell>
          <table:table-cell table:style-name="Table141.A7" office:value-type="string">
            <text:p text:style-name="P20"><text:span text:style-name="T13">Read only</text:span></text:p>
          </table:table-cell>
        </table:table-row>
        <table:table-row table:style-name="Table141.1">
          <table:table-cell table:style-name="Table141.A7" office:value-type="string">
            <text:p text:style-name="P22"><text:span text:style-name="T13">13</text:span></text:p>
          </table:table-cell>
          <table:table-cell table:style-name="Table141.A7" office:value-type="string">
            <text:p text:style-name="P20"><text:span text:style-name="T13">Department</text:span></text:p>
          </table:table-cell>
          <table:table-cell table:style-name="Table141.A7" office:value-type="string">
            <text:p text:style-name="P20"><text:span text:style-name="T13">Department</text:span></text:p>
          </table:table-cell>
          <table:table-cell table:style-name="Table141.A7" office:value-type="string">
            <text:p text:style-name="P20"><text:span text:style-name="T13">department</text:span></text:p>
          </table:table-cell>
          <table:table-cell table:style-name="Table141.A7" office:value-type="string">
            <text:p text:style-name="P20"><text:span text:style-name="T13">Text box</text:span></text:p>
          </table:table-cell>
          <table:table-cell table:style-name="Table141.A7" office:value-type="string">
            <text:p text:style-name="P20"><text:span text:style-name="T13">Read only</text:span></text:p>
          </table:table-cell>
        </table:table-row>
        <table:table-row table:style-name="Table141.1">
          <table:table-cell table:style-name="Table141.A7" office:value-type="string">
            <text:p text:style-name="P22"><text:span text:style-name="T13">14</text:span></text:p>
          </table:table-cell>
          <table:table-cell table:style-name="Table141.A7" office:value-type="string">
            <text:p text:style-name="P20"><text:span text:style-name="T13">Staff Id</text:span></text:p>
          </table:table-cell>
          <table:table-cell table:style-name="Table141.A7" office:value-type="string">
            <text:p text:style-name="P20"><text:span text:style-name="T13">Staff Id</text:span></text:p>
          </table:table-cell>
          <table:table-cell table:style-name="Table141.A7" office:value-type="string">
            <text:p text:style-name="P20"><text:span text:style-name="T13">staff_id</text:span></text:p>
          </table:table-cell>
          <table:table-cell table:style-name="Table141.A7" office:value-type="string">
            <text:p text:style-name="P20"><text:span text:style-name="T13">Text box</text:span></text:p>
          </table:table-cell>
          <table:table-cell table:style-name="Table141.A7" office:value-type="string">
            <text:p text:style-name="P20"><text:span text:style-name="T13">Read only</text:span></text:p>
          </table:table-cell>
        </table:table-row>
        <table:table-row table:style-name="Table141.1">
          <table:table-cell table:style-name="Table141.A7" office:value-type="string">
            <text:p text:style-name="P22"><text:span text:style-name="T13">15</text:span></text:p>
          </table:table-cell>
          <table:table-cell table:style-name="Table141.A7" office:value-type="string">
            <text:p text:style-name="P20"><text:span text:style-name="T13">Manager Id</text:span></text:p>
          </table:table-cell>
          <table:table-cell table:style-name="Table141.A7" office:value-type="string">
            <text:p text:style-name="P20"><text:span text:style-name="T13">Manager Id</text:span></text:p>
          </table:table-cell>
          <table:table-cell table:style-name="Table141.A7" office:value-type="string">
            <text:p text:style-name="P20"><text:span text:style-name="T13">manager_id</text:span></text:p>
          </table:table-cell>
          <table:table-cell table:style-name="Table141.A7" office:value-type="string">
            <text:p text:style-name="P20"><text:span text:style-name="T13">Text box</text:span></text:p>
          </table:table-cell>
          <table:table-cell table:style-name="Table141.A7" office:value-type="string">
            <text:p text:style-name="P20"><text:span text:style-name="T13">Read only</text:span></text:p>
          </table:table-cell>
        </table:table-row>
        <table:table-row table:style-name="Table141.1">
          <table:table-cell table:style-name="Table141.A7" office:value-type="string">
            <text:p text:style-name="P22"><text:span text:style-name="T13">16</text:span></text:p>
          </table:table-cell>
          <table:table-cell table:style-name="Table141.A7" office:value-type="string">
            <text:p text:style-name="P20"><text:span text:style-name="T13">Address</text:span></text:p>
          </table:table-cell>
          <table:table-cell table:style-name="Table141.A7" office:value-type="string">
            <text:p text:style-name="P20"><text:span text:style-name="T13">Address</text:span></text:p>
          </table:table-cell>
          <table:table-cell table:style-name="Table141.A7" office:value-type="string">
            <text:p text:style-name="P20"><text:span text:style-name="T13">address1</text:span></text:p>
          </table:table-cell>
          <table:table-cell table:style-name="Table141.A7" office:value-type="string">
            <text:p text:style-name="P20"><text:span text:style-name="T13">Text box</text:span></text:p>
          </table:table-cell>
          <table:table-cell table:style-name="Table141.A7" office:value-type="string">
            <text:p text:style-name="P17"/>
          </table:table-cell>
        </table:table-row>
        <table:table-row table:style-name="Table141.1">
          <table:table-cell table:style-name="Table141.A7" office:value-type="string">
            <text:p text:style-name="P22"><text:span text:style-name="T13">17</text:span></text:p>
          </table:table-cell>
          <table:table-cell table:style-name="Table141.A7" office:value-type="string">
            <text:p text:style-name="P20"><text:span text:style-name="T13">Password</text:span></text:p>
          </table:table-cell>
          <table:table-cell table:style-name="Table141.A7" office:value-type="string">
            <text:p text:style-name="P20"><text:span text:style-name="T13">Password</text:span></text:p>
          </table:table-cell>
          <table:table-cell table:style-name="Table141.A7" office:value-type="string">
            <text:p text:style-name="P20"><text:span text:style-name="T13">password</text:span></text:p>
          </table:table-cell>
          <table:table-cell table:style-name="Table141.A7" office:value-type="string">
            <text:p text:style-name="P20"><text:span text:style-name="T13">Text box</text:span></text:p>
          </table:table-cell>
          <table:table-cell table:style-name="Table141.A7" office:value-type="string">
            <text:p text:style-name="P20"><text:span text:style-name="T13">Read only</text:span></text:p>
          </table:table-cell>
        </table:table-row>
        <table:table-row table:style-name="Table141.1">
          <table:table-cell table:style-name="Table141.A7" office:value-type="string">
            <text:p text:style-name="P22"><text:span text:style-name="T13">18</text:span></text:p>
          </table:table-cell>
          <table:table-cell table:style-name="Table141.A7" office:value-type="string">
            <text:p text:style-name="P20"><text:span text:style-name="T13">Working Status</text:span></text:p>
          </table:table-cell>
          <table:table-cell table:style-name="Table141.A7" office:value-type="string">
            <text:p text:style-name="P20"><text:span text:style-name="T13">Working Status</text:span></text:p>
          </table:table-cell>
          <table:table-cell table:style-name="Table141.A7" office:value-type="string">
            <text:p text:style-name="P20"><text:span text:style-name="T13">status</text:span></text:p>
          </table:table-cell>
          <table:table-cell table:style-name="Table141.A7" office:value-type="string">
            <text:p text:style-name="P20"><text:span text:style-name="T13">Combo box</text:span></text:p>
          </table:table-cell>
          <table:table-cell table:style-name="Table141.A7" office:value-type="string">
            <text:p text:style-name="P17"/>
          </table:table-cell>
        </table:table-row>
        <table:table-row table:style-name="Table141.1">
          <table:table-cell table:style-name="Table141.A7" office:value-type="string">
            <text:p text:style-name="P22"><text:span text:style-name="T13">19</text:span></text:p>
          </table:table-cell>
          <table:table-cell table:style-name="Table141.A7" office:value-type="string">
            <text:p text:style-name="P20"><text:span text:style-name="T13">Update</text:span></text:p>
          </table:table-cell>
          <table:table-cell table:style-name="Table141.A7" office:value-type="string">
            <text:p text:style-name="P20"><text:span text:style-name="T13">Update</text:span></text:p>
          </table:table-cell>
          <table:table-cell table:style-name="Table141.A7" office:value-type="string">
            <text:p text:style-name="P20"><text:span text:style-name="T13">update</text:span></text:p>
          </table:table-cell>
          <table:table-cell table:style-name="Table141.A7" office:value-type="string">
            <text:p text:style-name="P20"><text:span text:style-name="T13">Submit button</text:span></text:p>
          </table:table-cell>
          <table:table-cell table:style-name="Table141.A7" office:value-type="string">
            <text:p text:style-name="P17"/>
          </table:table-cell>
        </table:table-row>
        <table:table-row table:style-name="Table141.1">
          <table:table-cell table:style-name="Table141.A7" office:value-type="string">
            <text:p text:style-name="P22"><text:span text:style-name="T13">20</text:span></text:p>
          </table:table-cell>
          <table:table-cell table:style-name="Table141.A7" office:value-type="string">
            <text:p text:style-name="P20"><text:span text:style-name="T13">Back</text:span></text:p>
          </table:table-cell>
          <table:table-cell table:style-name="Table141.A7" office:value-type="string">
            <text:p text:style-name="P20"><text:span text:style-name="T13">Back</text:span></text:p>
          </table:table-cell>
          <table:table-cell table:style-name="Table141.A7" office:value-type="string">
            <text:p text:style-name="P20"><text:span text:style-name="T13">back</text:span></text:p>
          </table:table-cell>
          <table:table-cell table:style-name="Table141.A7" office:value-type="string">
            <text:p text:style-name="P20"><text:span text:style-name="T13">button</text:span></text:p>
          </table:table-cell>
          <table:table-cell table:style-name="Table141.A7" office:value-type="string">
            <text:p text:style-name="P17"/>
          </table:table-cell>
        </table:table-row>
      </table:table>
      <text:p text:style-name="P9"/>
      <text:p text:style-name="P20"><text:span text:style-name="T6">Technology Used</text:span></text:p>
      <table:table table:name="Table142" table:style-name="Table142">
        <table:table-column table:style-name="Table142.A"/>
        <table:table-column table:style-name="Table142.B"/>
        <table:table-column table:style-name="Table142.C"/>
        <table:table-row table:style-name="Table142.1">
          <table:table-cell table:style-name="Table142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142.1">
          <table:table-cell table:style-name="Table142.A2" office:value-type="string">
            <text:p text:style-name="P20"><text:span text:style-name="T11">Attribute Name<text:tab/></text:span></text:p>
          </table:table-cell>
          <table:table-cell table:style-name="Table142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142.A2" table:number-columns-spanned="0" office:value-type="string">
            <text:p text:style-name="P20"><text:span text:style-name="T11">Purpose</text:span></text:p>
          </table:table-cell>
        </table:table-row>
        <table:table-row table:style-name="Table142.1">
          <table:table-cell table:style-name="Table142.A3" office:value-type="string">
            <text:p text:style-name="P20"><text:span text:style-name="T13">Back</text:span></text:p>
          </table:table-cell>
          <table:table-cell table:style-name="Table142.A3" table:number-columns-spanned="2" office:value-type="string">
            <text:p text:style-name="P20"><text:span text:style-name="T13">quit()</text:span></text:p>
          </table:table-cell>
          <table:covered-table-cell/>
          <table:table-cell table:style-name="Table142.A3" table:number-columns-spanned="0" office:value-type="string">
            <text:p text:style-name="P20"><text:span text:style-name="T13">To return to last Action performed</text:span></text:p>
          </table:table-cell>
        </table:table-row>
        <table:table-row table:style-name="Table142.1">
          <table:table-cell table:style-name="Table142.A2" office:value-type="string">
            <text:p text:style-name="P20"><text:span text:style-name="T13">On form submit</text:span></text:p>
          </table:table-cell>
          <table:table-cell table:style-name="Table142.A2" table:number-columns-spanned="2" office:value-type="string">
            <text:p text:style-name="P20"><text:span text:style-name="T13">validation()</text:span></text:p>
          </table:table-cell>
          <table:covered-table-cell/>
          <table:table-cell table:style-name="Table142.A2" table:number-columns-spanned="0" office:value-type="string">
            <text:p text:style-name="P20"><text:span text:style-name="T13">To prevent null entry in database and wrong format of email.</text:span></text:p>
          </table:table-cell>
        </table:table-row>
      </table:table>
      <text:p text:style-name="P16"/>
      <text:p text:style-name="P4"/>
      <text:p text:style-name="P4"/>
      <text:p text:style-name="P4"/>
      <table:table table:name="Table143" table:style-name="Table143">
        <table:table-column table:style-name="Table143.A"/>
        <table:table-column table:style-name="Table143.B"/>
        <table:table-row table:style-name="Table143.1">
          <table:table-cell table:style-name="Table143.A1" table:number-columns-spanned="2" office:value-type="string">
            <text:p text:style-name="P22"><text:span text:style-name="T11">Action Class Name: Update_ManagerAction</text:span></text:p>
          </table:table-cell>
          <table:covered-table-cell/>
        </table:table-row>
        <table:table-row table:style-name="Table143.1">
          <table:table-cell table:style-name="Table143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43.1">
          <table:table-cell table:style-name="Table143.A3" office:value-type="string">
            <text:p text:style-name="P20"><text:span text:style-name="T13">Logical Name</text:span></text:p>
          </table:table-cell>
          <table:table-cell table:style-name="Table143.A3" office:value-type="string">
            <text:p text:style-name="P20"><text:span text:style-name="T13">Election_Manager_RegistrationActionForm</text:span></text:p>
          </table:table-cell>
        </table:table-row>
        <table:table-row table:style-name="Table143.1">
          <table:table-cell table:style-name="Table143.A3" office:value-type="string">
            <text:p text:style-name="P20"><text:span text:style-name="T13">Physical Path</text:span></text:p>
          </table:table-cell>
          <table:table-cell table:style-name="Table143.A3" office:value-type="string">
            <text:p text:style-name="P20"><text:span text:style-name="T13">com.myapp.struts.institute_admin.Election_Manager_RegistrationActionForm</text:span></text:p>
          </table:table-cell>
        </table:table-row>
        <table:table-row table:style-name="Table143.1">
          <table:table-cell table:style-name="Table143.A3" office:value-type="string">
            <text:p text:style-name="P20"><text:span text:style-name="T13">Code:</text:span></text:p>
          </table:table-cell>
          <table:table-cell table:style-name="Table143.A3" office:value-type="string">
            <text:p text:style-name="P17"/>
          </table:table-cell>
        </table:table-row>
        <table:table-row table:style-name="Table143.1">
          <table:table-cell table:style-name="Table143.A3" office:value-type="string">
            <text:p text:style-name="P20"><text:span text:style-name="T13">Description:</text:span></text:p>
          </table:table-cell>
          <table:table-cell table:style-name="Table143.A3" office:value-type="string">
            <text:p text:style-name="P20"><text:span text:style-name="T13">For defining setter and getter functions.</text:span></text:p>
          </table:table-cell>
        </table:table-row>
        <table:table-row table:style-name="Table143.1">
          <table:table-cell table:style-name="Table143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43.1">
          <table:table-cell table:style-name="Table143.A3" office:value-type="string">
            <text:p text:style-name="P20"><text:span text:style-name="T13">Logical Name</text:span></text:p>
          </table:table-cell>
          <table:table-cell table:style-name="Table143.A3" office:value-type="string">
            <text:p text:style-name="P20"><text:span text:style-name="T13">Update_ManagerAction</text:span></text:p>
          </table:table-cell>
        </table:table-row>
        <table:table-row table:style-name="Table143.1">
          <table:table-cell table:style-name="Table143.A3" office:value-type="string">
            <text:p text:style-name="P20"><text:span text:style-name="T13">Input JSP Form:</text:span></text:p>
          </table:table-cell>
          <table:table-cell table:style-name="Table143.A3" office:value-type="string">
            <text:p text:style-name="P20"><text:span text:style-name="T15">update_election_manager.jsp</text:span></text:p>
          </table:table-cell>
        </table:table-row>
        <table:table-row table:style-name="Table143.1">
          <table:table-cell table:style-name="Table143.A3" office:value-type="string">
            <text:p text:style-name="P20"><text:span text:style-name="T13">Physical Path(Type tag):</text:span></text:p>
          </table:table-cell>
          <table:table-cell table:style-name="Table143.A3" office:value-type="string">
            <text:p text:style-name="P20"><text:span text:style-name="T13">com.myapp.struts.institute_admin.Update_ManagerAction</text:span></text:p>
          </table:table-cell>
        </table:table-row>
        <table:table-row table:style-name="Table143.1">
          <table:table-cell table:style-name="Table143.A11" office:value-type="string">
            <text:p text:style-name="P20"><text:span text:style-name="T13">Logical Path</text:span></text:p>
          </table:table-cell>
          <table:table-cell table:style-name="Table143.A11" office:value-type="string">
            <text:p text:style-name="P20"><text:span text:style-name="T13">/confirm_update_manager</text:span></text:p>
          </table:table-cell>
        </table:table-row>
        <table:table-row table:style-name="Table143.1">
          <table:table-cell table:style-name="Table143.A3" office:value-type="string">
            <text:p text:style-name="P20"><text:span text:style-name="T13">Code:</text:span></text:p>
          </table:table-cell>
          <table:table-cell table:style-name="Table143.A3" office:value-type="string">
            <text:p text:style-name="P17"/>
          </table:table-cell>
        </table:table-row>
        <table:table-row table:style-name="Table143.1">
          <table:table-cell table:style-name="Table143.A3" office:value-type="string">
            <text:p text:style-name="P17"/>
            <text:p text:style-name="P20"><text:span text:style-name="T14">Description:</text:span></text:p>
          </table:table-cell>
          <table:table-cell table:style-name="Table143.A3" office:value-type="string">
            <text:p text:style-name="P20"><text:span text:style-name="T13">To update details of Election Manager.</text:span></text:p>
          </table:table-cell>
        </table:table-row>
      </table:table>
      <text:p text:style-name="P4"/>
      <table:table table:name="Table144" table:style-name="Table144">
        <table:table-column table:style-name="Table144.A"/>
        <table:table-column table:style-name="Table144.B"/>
        <table:table-column table:style-name="Table144.C"/>
        <table:table-row table:style-name="Table144.1">
          <table:table-cell table:style-name="Table144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44.1">
          <table:table-cell table:style-name="Table144.A2" office:value-type="string">
            <text:p text:style-name="P21"><text:span text:style-name="T11">Request Forwards Name </text:span></text:p>
          </table:table-cell>
          <table:table-cell table:style-name="Table144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44.A2" table:number-columns-spanned="0" office:value-type="string">
            <text:p text:style-name="P21"><text:span text:style-name="T11">Purpose</text:span></text:p>
          </table:table-cell>
        </table:table-row>
        <table:table-row table:style-name="Table144.1">
          <table:table-cell table:style-name="Table144.A3" office:value-type="string">
            <text:p text:style-name="P20"><text:span text:style-name="T13">success</text:span></text:p>
          </table:table-cell>
          <table:table-cell table:style-name="Table144.B3" table:number-columns-spanned="2" office:value-type="string">
            <text:p text:style-name="P20"><text:span text:style-name="T13">“/update_election_managergrid_details.jsp”</text:span></text:p>
          </table:table-cell>
          <table:covered-table-cell/>
          <table:table-cell table:style-name="Table144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144.1">
          <table:table-cell table:style-name="Table144.A4" office:value-type="string">
            <text:p text:style-name="P20"><text:span text:style-name="T13">failure</text:span></text:p>
          </table:table-cell>
          <table:table-cell table:style-name="Table144.B4" table:number-columns-spanned="2" office:value-type="string">
            <text:p text:style-name="P20"><text:span text:style-name="T13">“/update_election_manager.jsp”</text:span></text:p>
          </table:table-cell>
          <table:covered-table-cell/>
          <table:table-cell table:style-name="Table144.A4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145" table:style-name="Table145">
        <table:table-column table:style-name="Table145.A"/>
        <table:table-column table:style-name="Table145.B"/>
        <table:table-column table:style-name="Table145.C"/>
        <table:table-column table:style-name="Table145.D"/>
        <table:table-row table:style-name="Table145.1">
          <table:table-cell table:style-name="Table145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45.1">
          <table:table-cell table:style-name="Table145.A2" office:value-type="string">
            <text:p text:style-name="P20"><text:span text:style-name="T11">S.No</text:span></text:p>
          </table:table-cell>
          <table:table-cell table:style-name="Table145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45.A2" office:value-type="string">
            <text:p text:style-name="P32"><text:span text:style-name="T11">Primary Key </text:span></text:p>
          </table:table-cell>
          <table:table-cell table:style-name="Table145.A2" table:number-columns-spanned="0" office:value-type="string">
            <text:p text:style-name="P20"><text:span text:style-name="T11">Purpose</text:span></text:p>
          </table:table-cell>
        </table:table-row>
        <table:table-row table:style-name="Table145.1">
          <table:table-cell table:style-name="Table145.A3" office:value-type="string">
            <text:p text:style-name="P20"><text:span text:style-name="T13">1</text:span></text:p>
          </table:table-cell>
          <table:table-cell table:style-name="Table145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45.A3" office:value-type="string">
            <text:p text:style-name="P20"><text:span text:style-name="T13">manager_id,institute_id</text:span></text:p>
          </table:table-cell>
          <table:table-cell table:style-name="Table145.A3" table:number-columns-spanned="0" office:value-type="string">
            <text:p text:style-name="P20"><text:span text:style-name="T13">To retrive and update data from table</text:span></text:p>
          </table:table-cell>
        </table:table-row>
        <table:table-row table:style-name="Table145.1">
          <table:table-cell table:style-name="Table145.A3" office:value-type="string">
            <text:p text:style-name="P20"><text:span text:style-name="T13">2</text:span></text:p>
          </table:table-cell>
          <table:table-cell table:style-name="Table145.A3" table:number-columns-spanned="2" office:value-type="string">
            <text:p text:style-name="P20"><text:span text:style-name="T13">staff_detail</text:span></text:p>
          </table:table-cell>
          <table:covered-table-cell/>
          <table:table-cell table:style-name="Table145.A3" office:value-type="string">
            <text:p text:style-name="P20"><text:span text:style-name="T13">staff_id,institute_id</text:span></text:p>
          </table:table-cell>
          <table:table-cell table:style-name="Table145.A3" table:number-columns-spanned="0" office:value-type="string">
            <text:p text:style-name="P20"><text:span text:style-name="T13">To retrive and update data from table</text:span></text:p>
          </table:table-cell>
        </table:table-row>
      </table:table>
      <text:p text:style-name="P4"/>
      <table:table table:name="Table146" table:style-name="Table146">
        <table:table-column table:style-name="Table146.A"/>
        <table:table-column table:style-name="Table146.B"/>
        <table:table-column table:style-name="Table146.C"/>
        <table:table-column table:style-name="Table146.D"/>
        <table:table-row table:style-name="Table146.1">
          <table:table-cell table:style-name="Table146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46.1">
          <table:table-cell table:style-name="Table146.A2" office:value-type="string">
            <text:p text:style-name="P20"><text:span text:style-name="T11">S.No</text:span></text:p>
          </table:table-cell>
          <table:table-cell table:style-name="Table146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46.A2" office:value-type="string">
            <text:p text:style-name="P32"><text:span text:style-name="T11">Pojo Name</text:span></text:p>
          </table:table-cell>
          <table:table-cell table:style-name="Table146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46.1">
          <table:table-cell table:style-name="Table146.A3" office:value-type="string">
            <text:p text:style-name="P20"><text:span text:style-name="T13">1</text:span></text:p>
          </table:table-cell>
          <table:table-cell table:style-name="Table146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46.A3" office:value-type="string">
            <text:p text:style-name="P20"><text:span text:style-name="T13">ElectionManager</text:span></text:p>
          </table:table-cell>
          <table:table-cell table:style-name="Table146.A3" table:number-columns-spanned="0" office:value-type="string">
            <text:p text:style-name="P17"/>
          </table:table-cell>
        </table:table-row>
        <table:table-row table:style-name="Table146.1">
          <table:table-cell table:style-name="Table146.A3" office:value-type="string">
            <text:p text:style-name="P20"><text:span text:style-name="T13">2</text:span></text:p>
          </table:table-cell>
          <table:table-cell table:style-name="Table146.A3" table:number-columns-spanned="2" office:value-type="string">
            <text:p text:style-name="P20"><text:span text:style-name="T13">staff_detail</text:span></text:p>
          </table:table-cell>
          <table:covered-table-cell/>
          <table:table-cell table:style-name="Table146.A3" office:value-type="string">
            <text:p text:style-name="P20"><text:span text:style-name="T13">StaffDetail</text:span></text:p>
          </table:table-cell>
          <table:table-cell table:style-name="Table146.A3" table:number-columns-spanned="0" office:value-type="string">
            <text:p text:style-name="P17"/>
          </table:table-cell>
        </table:table-row>
      </table:table>
      <text:p text:style-name="P4"/>
      <table:table table:name="Table147" table:style-name="Table147">
        <table:table-column table:style-name="Table147.A"/>
        <table:table-column table:style-name="Table147.B"/>
        <table:table-column table:style-name="Table147.C"/>
        <table:table-column table:style-name="Table147.D"/>
        <table:table-column table:style-name="Table147.E"/>
        <table:table-column table:style-name="Table147.F"/>
        <table:table-row table:style-name="Table147.1">
          <table:table-cell table:style-name="Table147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47.1">
          <table:table-cell table:style-name="Table147.A2" office:value-type="string">
            <text:p text:style-name="P20"><text:span text:style-name="T11">S.No</text:span></text:p>
          </table:table-cell>
          <table:table-cell table:style-name="Table147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47.A2" office:value-type="string">
            <text:p text:style-name="P32"><text:span text:style-name="T11">Method Name </text:span></text:p>
          </table:table-cell>
          <table:table-cell table:style-name="Table147.E2" office:value-type="string">
            <text:p text:style-name="P20"><text:span text:style-name="T11">Select Operation</text:span></text:p>
          </table:table-cell>
          <table:table-cell table:style-name="Table147.E2" office:value-type="string">
            <text:p text:style-name="P20"><text:span text:style-name="T11">Columns <text:s/>in Where clause</text:span></text:p>
          </table:table-cell>
          <table:table-cell table:style-name="Table147.A2" table:number-columns-spanned="0" office:value-type="string">
            <text:p text:style-name="P20"><text:span text:style-name="T11">Purpose </text:span></text:p>
          </table:table-cell>
        </table:table-row>
        <table:table-row table:style-name="Table147.1">
          <table:table-cell table:style-name="Table147.A3" office:value-type="string">
            <text:p text:style-name="P20"><text:span text:style-name="T13">1</text:span></text:p>
          </table:table-cell>
          <table:table-cell table:style-name="Table147.A3" table:number-columns-spanned="2" office:value-type="string">
            <text:p text:style-name="P20"><text:span text:style-name="T13">Election</text:span></text:p>
            <text:p text:style-name="P20"><text:span text:style-name="T14">Manager</text:span></text:p>
          </table:table-cell>
          <table:covered-table-cell/>
          <table:table-cell table:style-name="Table147.A3" office:value-type="string">
            <text:p text:style-name="P20"><text:span text:style-name="T2">GetManagerDetails()</text:span></text:p>
          </table:table-cell>
          <table:table-cell table:style-name="Table147.E3" office:value-type="string">
            <text:p text:style-name="P17"/>
          </table:table-cell>
          <table:table-cell table:style-name="Table147.E3" office:value-type="string">
            <text:p text:style-name="P20"><text:span text:style-name="T13">manager_id,</text:span></text:p>
            <text:p text:style-name="P20"><text:span text:style-name="T14">institute_id</text:span></text:p>
          </table:table-cell>
          <table:table-cell table:style-name="Table147.A3" table:number-columns-spanned="0" office:value-type="string">
            <text:p text:style-name="P20"><text:span text:style-name="T13">To retrive data from table</text:span></text:p>
          </table:table-cell>
        </table:table-row>
        <table:table-row table:style-name="Table147.1">
          <table:table-cell table:style-name="Table147.A3" office:value-type="string">
            <text:p text:style-name="P20"><text:span text:style-name="T13">2</text:span></text:p>
          </table:table-cell>
          <table:table-cell table:style-name="Table147.A3" table:number-columns-spanned="2" office:value-type="string">
            <text:p text:style-name="P20"><text:span text:style-name="T13">Election_Manager_StaffDetail</text:span></text:p>
          </table:table-cell>
          <table:covered-table-cell/>
          <table:table-cell table:style-name="Table147.A3" office:value-type="string">
            <text:p text:style-name="P20"><text:span text:style-name="T2">update()</text:span></text:p>
          </table:table-cell>
          <table:table-cell table:style-name="Table147.E3" office:value-type="string">
            <text:p text:style-name="P17"/>
          </table:table-cell>
          <table:table-cell table:style-name="Table147.E3" office:value-type="string">
            <text:p text:style-name="P17"/>
          </table:table-cell>
          <table:table-cell table:style-name="Table147.A3" table:number-columns-spanned="0" office:value-type="string">
            <text:p text:style-name="P20"><text:span text:style-name="T13">To update data into tables.</text:span></text:p>
          </table:table-cell>
        </table:table-row>
      </table:table>
      <text:p text:style-name="P20"><text:span text:style-name="T4"><text:tab/><text:tab/></text:span></text:p>
      <text:p text:style-name="P4"/>
      <text:p text:style-name="P20"><text:span text:style-name="T2"><text:tab/><text:tab/><text:tab/><text:tab/><text:tab/></text:span><text:span text:style-name="T6">5-</text:span><text:span text:style-name="T2"><text:tab/></text:span><text:span text:style-name="T6">View Details</text:span></text:p>
      <table:table table:name="Table148" table:style-name="Table148">
        <table:table-column table:style-name="Table148.A"/>
        <table:table-column table:style-name="Table148.B"/>
        <table:table-row table:style-name="Table148.1">
          <table:table-cell table:style-name="Table148.A1" table:number-columns-spanned="2" office:value-type="string">
            <text:p text:style-name="P22"><text:span text:style-name="T11">Action Class Name: View_ManagersAction</text:span></text:p>
          </table:table-cell>
          <table:covered-table-cell/>
        </table:table-row>
        <table:table-row table:style-name="Table148.1">
          <table:table-cell table:style-name="Table148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48.1">
          <table:table-cell table:style-name="Table148.A3" office:value-type="string">
            <text:p text:style-name="P20"><text:span text:style-name="T13">Logical Name</text:span></text:p>
          </table:table-cell>
          <table:table-cell table:style-name="Table148.A3" office:value-type="string">
            <text:p text:style-name="P17"/>
          </table:table-cell>
        </table:table-row>
        <table:table-row table:style-name="Table148.1">
          <table:table-cell table:style-name="Table148.A3" office:value-type="string">
            <text:p text:style-name="P20"><text:span text:style-name="T13">Physical Path</text:span></text:p>
          </table:table-cell>
          <table:table-cell table:style-name="Table148.A3" office:value-type="string">
            <text:p text:style-name="P17"/>
          </table:table-cell>
        </table:table-row>
        <table:table-row table:style-name="Table148.1">
          <table:table-cell table:style-name="Table148.A3" office:value-type="string">
            <text:p text:style-name="P20"><text:span text:style-name="T13">Code:</text:span></text:p>
          </table:table-cell>
          <table:table-cell table:style-name="Table148.A3" office:value-type="string">
            <text:p text:style-name="P17"/>
          </table:table-cell>
        </table:table-row>
        <table:table-row table:style-name="Table148.1">
          <table:table-cell table:style-name="Table148.A3" office:value-type="string">
            <text:p text:style-name="P20"><text:span text:style-name="T13">Description:</text:span></text:p>
          </table:table-cell>
          <table:table-cell table:style-name="Table148.A3" office:value-type="string">
            <text:p text:style-name="P17"/>
          </table:table-cell>
        </table:table-row>
        <table:table-row table:style-name="Table148.1">
          <table:table-cell table:style-name="Table148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48.1">
          <table:table-cell table:style-name="Table148.A3" office:value-type="string">
            <text:p text:style-name="P20"><text:span text:style-name="T13">Logical Name</text:span></text:p>
          </table:table-cell>
          <table:table-cell table:style-name="Table148.A3" office:value-type="string">
            <text:p text:style-name="P20"><text:span text:style-name="T13">View_ManagersAction</text:span></text:p>
          </table:table-cell>
        </table:table-row>
        <table:table-row table:style-name="Table148.1">
          <table:table-cell table:style-name="Table148.A3" office:value-type="string">
            <text:p text:style-name="P20"><text:span text:style-name="T13">Input JSP Form:</text:span></text:p>
          </table:table-cell>
          <table:table-cell table:style-name="Table148.A3" office:value-type="string">
            <text:p text:style-name="P18"/>
          </table:table-cell>
        </table:table-row>
        <table:table-row table:style-name="Table148.1">
          <table:table-cell table:style-name="Table148.A3" office:value-type="string">
            <text:p text:style-name="P20"><text:span text:style-name="T13">Physical Path(Type tag):</text:span></text:p>
          </table:table-cell>
          <table:table-cell table:style-name="Table148.A3" office:value-type="string">
            <text:p text:style-name="P20"><text:span text:style-name="T13">com.myapp.struts.institute_admin.View_ManagersAction</text:span></text:p>
          </table:table-cell>
        </table:table-row>
        <table:table-row table:style-name="Table148.1">
          <table:table-cell table:style-name="Table148.A11" office:value-type="string">
            <text:p text:style-name="P20"><text:span text:style-name="T13">Logical Path</text:span></text:p>
          </table:table-cell>
          <table:table-cell table:style-name="Table148.A11" office:value-type="string">
            <text:p text:style-name="P20"><text:span text:style-name="T13">/view_managers</text:span></text:p>
          </table:table-cell>
        </table:table-row>
        <table:table-row table:style-name="Table148.1">
          <table:table-cell table:style-name="Table148.A3" office:value-type="string">
            <text:p text:style-name="P20"><text:span text:style-name="T13">Code:</text:span></text:p>
          </table:table-cell>
          <table:table-cell table:style-name="Table148.A3" office:value-type="string">
            <text:p text:style-name="P17"/>
          </table:table-cell>
        </table:table-row>
        <table:table-row table:style-name="Table148.1">
          <table:table-cell table:style-name="Table148.A3" office:value-type="string">
            <text:p text:style-name="P17"/>
            <text:p text:style-name="P20"><text:span text:style-name="T14">Description:</text:span></text:p>
          </table:table-cell>
          <table:table-cell table:style-name="Table148.A3" office:value-type="string">
            <text:p text:style-name="P20"><text:span text:style-name="T13">To show list of Election Managers .</text:span></text:p>
          </table:table-cell>
        </table:table-row>
      </table:table>
      <text:p text:style-name="P4"/>
      <table:table table:name="Table149" table:style-name="Table149">
        <table:table-column table:style-name="Table149.A"/>
        <table:table-column table:style-name="Table149.B"/>
        <table:table-column table:style-name="Table149.C"/>
        <table:table-row table:style-name="Table149.1">
          <table:table-cell table:style-name="Table149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49.1">
          <table:table-cell table:style-name="Table149.A2" office:value-type="string">
            <text:p text:style-name="P21"><text:span text:style-name="T11">Request Forwards Name </text:span></text:p>
          </table:table-cell>
          <table:table-cell table:style-name="Table149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49.A2" table:number-columns-spanned="0" office:value-type="string">
            <text:p text:style-name="P21"><text:span text:style-name="T11">Purpose</text:span></text:p>
          </table:table-cell>
        </table:table-row>
        <table:table-row table:style-name="Table149.1">
          <table:table-cell table:style-name="Table149.A3" office:value-type="string">
            <text:p text:style-name="P20"><text:span text:style-name="T13">success</text:span></text:p>
          </table:table-cell>
          <table:table-cell table:style-name="Table149.B3" table:number-columns-spanned="2" office:value-type="string">
            <text:p text:style-name="P20"><text:span text:style-name="T13">“/view_election_manager_details.jsp”</text:span></text:p>
          </table:table-cell>
          <table:covered-table-cell/>
          <table:table-cell table:style-name="Table149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149.1">
          <table:table-cell table:style-name="Table149.A4" office:value-type="string">
            <text:p text:style-name="P20"><text:span text:style-name="T13">failure</text:span></text:p>
          </table:table-cell>
          <table:table-cell table:style-name="Table149.B4" table:number-columns-spanned="2" office:value-type="string">
            <text:p text:style-name="P20"><text:span text:style-name="T13">“/view_election_manager_details.jsp”</text:span></text:p>
          </table:table-cell>
          <table:covered-table-cell/>
          <table:table-cell table:style-name="Table149.A4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4"/>
      <text:p text:style-name="P20"><text:span text:style-name="T9"><text:tab/><text:tab/></text:span></text:p>
      <table:table table:name="Table150" table:style-name="Table150">
        <table:table-column table:style-name="Table150.A"/>
        <table:table-column table:style-name="Table150.B"/>
        <table:table-column table:style-name="Table150.C"/>
        <table:table-column table:style-name="Table150.D"/>
        <table:table-row table:style-name="Table150.1">
          <table:table-cell table:style-name="Table150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50.1">
          <table:table-cell table:style-name="Table150.A2" office:value-type="string">
            <text:p text:style-name="P20"><text:span text:style-name="T11">S.No</text:span></text:p>
          </table:table-cell>
          <table:table-cell table:style-name="Table150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50.A2" office:value-type="string">
            <text:p text:style-name="P32"><text:span text:style-name="T11">Primary Key </text:span></text:p>
          </table:table-cell>
          <table:table-cell table:style-name="Table150.A2" table:number-columns-spanned="0" office:value-type="string">
            <text:p text:style-name="P20"><text:span text:style-name="T11">Purpose</text:span></text:p>
          </table:table-cell>
        </table:table-row>
        <table:table-row table:style-name="Table150.1">
          <table:table-cell table:style-name="Table150.A3" office:value-type="string">
            <text:p text:style-name="P20"><text:span text:style-name="T13">1</text:span></text:p>
          </table:table-cell>
          <table:table-cell table:style-name="Table150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50.A3" office:value-type="string">
            <text:p text:style-name="P20"><text:span text:style-name="T13">manager_id,institute_id</text:span></text:p>
          </table:table-cell>
          <table:table-cell table:style-name="Table150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4"/>
      <table:table table:name="Table151" table:style-name="Table151">
        <table:table-column table:style-name="Table151.A"/>
        <table:table-column table:style-name="Table151.B"/>
        <table:table-column table:style-name="Table151.C"/>
        <table:table-column table:style-name="Table151.D"/>
        <table:table-row table:style-name="Table151.1">
          <table:table-cell table:style-name="Table151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51.1">
          <table:table-cell table:style-name="Table151.A2" office:value-type="string">
            <text:p text:style-name="P20"><text:span text:style-name="T11">S.No</text:span></text:p>
          </table:table-cell>
          <table:table-cell table:style-name="Table151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51.A2" office:value-type="string">
            <text:p text:style-name="P32"><text:span text:style-name="T11">Pojo Name</text:span></text:p>
          </table:table-cell>
          <table:table-cell table:style-name="Table151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51.1">
          <table:table-cell table:style-name="Table151.A3" office:value-type="string">
            <text:p text:style-name="P20"><text:span text:style-name="T13">1</text:span></text:p>
          </table:table-cell>
          <table:table-cell table:style-name="Table151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51.A3" office:value-type="string">
            <text:p text:style-name="P20"><text:span text:style-name="T13">ElectionManager</text:span></text:p>
          </table:table-cell>
          <table:table-cell table:style-name="Table151.A3" table:number-columns-spanned="0" office:value-type="string">
            <text:p text:style-name="P17"/>
          </table:table-cell>
        </table:table-row>
      </table:table>
      <text:p text:style-name="P4"/>
      <table:table table:name="Table152" table:style-name="Table152">
        <table:table-column table:style-name="Table152.A"/>
        <table:table-column table:style-name="Table152.B"/>
        <table:table-column table:style-name="Table152.C"/>
        <table:table-column table:style-name="Table152.D"/>
        <table:table-column table:style-name="Table152.E"/>
        <table:table-column table:style-name="Table152.F"/>
        <table:table-row table:style-name="Table152.1">
          <table:table-cell table:style-name="Table152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52.1">
          <table:table-cell table:style-name="Table152.A2" office:value-type="string">
            <text:p text:style-name="P20"><text:span text:style-name="T11">S.No</text:span></text:p>
          </table:table-cell>
          <table:table-cell table:style-name="Table152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52.A2" office:value-type="string">
            <text:p text:style-name="P32"><text:span text:style-name="T11">Method Name </text:span></text:p>
          </table:table-cell>
          <table:table-cell table:style-name="Table152.E2" office:value-type="string">
            <text:p text:style-name="P20"><text:span text:style-name="T11">Select Operation</text:span></text:p>
          </table:table-cell>
          <table:table-cell table:style-name="Table152.E2" office:value-type="string">
            <text:p text:style-name="P20"><text:span text:style-name="T11">Columns <text:s/>in Where clause</text:span></text:p>
          </table:table-cell>
          <table:table-cell table:style-name="Table152.A2" table:number-columns-spanned="0" office:value-type="string">
            <text:p text:style-name="P20"><text:span text:style-name="T11">Purpose </text:span></text:p>
          </table:table-cell>
        </table:table-row>
        <table:table-row table:style-name="Table152.1">
          <table:table-cell table:style-name="Table152.A3" office:value-type="string">
            <text:p text:style-name="P20"><text:span text:style-name="T13">1</text:span></text:p>
          </table:table-cell>
          <table:table-cell table:style-name="Table152.A3" table:number-columns-spanned="2" office:value-type="string">
            <text:p text:style-name="P20"><text:span text:style-name="T13">Election</text:span></text:p>
            <text:p text:style-name="P20"><text:span text:style-name="T14">Manager</text:span></text:p>
          </table:table-cell>
          <table:covered-table-cell/>
          <table:table-cell table:style-name="Table152.A3" office:value-type="string">
            <text:p text:style-name="P20"><text:span text:style-name="T2">GetManagers()</text:span></text:p>
          </table:table-cell>
          <table:table-cell table:style-name="Table152.E3" office:value-type="string">
            <text:p text:style-name="P17"/>
          </table:table-cell>
          <table:table-cell table:style-name="Table152.E3" office:value-type="string">
            <text:p text:style-name="P20"><text:span text:style-name="T13">institute_id</text:span></text:p>
          </table:table-cell>
          <table:table-cell table:style-name="Table152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9"><text:tab/><text:tab/></text:span></text:p>
      <text:p text:style-name="P20"><text:span text:style-name="T6"><text:tab/><text:tab/><text:tab/>File Name of view page:-</text:span><text:span text:style-name="T2">view_election_manager_details.jsp</text:span></text:p>
      <text:p text:style-name="P22"><text:span text:style-name="T7">Attributes</text:span></text:p>
      <table:table table:name="Table153" table:style-name="Table153">
        <table:table-column table:style-name="Table153.A"/>
        <table:table-column table:style-name="Table153.B"/>
        <table:table-column table:style-name="Table153.C"/>
        <table:table-column table:style-name="Table153.D"/>
        <table:table-column table:style-name="Table153.E"/>
        <table:table-row table:style-name="Table153.1">
          <table:table-cell table:style-name="Table153.A1" office:value-type="string">
            <text:p text:style-name="P20"><text:span text:style-name="T11">S.No</text:span></text:p>
          </table:table-cell>
          <table:table-cell table:style-name="Table153.A1" office:value-type="string">
            <text:p text:style-name="P20"><text:span text:style-name="T11">Attribute Name</text:span></text:p>
          </table:table-cell>
          <table:table-cell table:style-name="Table153.A1" office:value-type="string">
            <text:p text:style-name="P20"><text:span text:style-name="T11">Label </text:span></text:p>
          </table:table-cell>
          <table:table-cell table:style-name="Table153.A1" office:value-type="string">
            <text:p text:style-name="P20"><text:span text:style-name="T11">Type</text:span></text:p>
          </table:table-cell>
          <table:table-cell table:style-name="Table153.A1" office:value-type="string">
            <text:p text:style-name="P20"><text:span text:style-name="T11">Target</text:span></text:p>
          </table:table-cell>
        </table:table-row>
        <table:table-row table:style-name="Table153.1">
          <table:table-cell table:style-name="Table153.A2" office:value-type="string">
            <text:p text:style-name="P22"><text:span text:style-name="T13">1</text:span></text:p>
          </table:table-cell>
          <table:table-cell table:style-name="Table153.A2" office:value-type="string">
            <text:p text:style-name="P20"><text:span text:style-name="T13">Manager_Id</text:span></text:p>
          </table:table-cell>
          <table:table-cell table:style-name="Table153.A2" office:value-type="string">
            <text:p text:style-name="P20"><text:span text:style-name="T13">Manager_Id</text:span></text:p>
          </table:table-cell>
          <table:table-cell table:style-name="Table153.A2" office:value-type="string">
            <text:p text:style-name="P20"><text:span text:style-name="T13">Link</text:span></text:p>
          </table:table-cell>
          <table:table-cell table:style-name="Table153.A2" office:value-type="string">
            <text:p text:style-name="P20"><text:span text:style-name="T13">manager_details.do</text:span></text:p>
          </table:table-cell>
        </table:table-row>
        <table:table-row table:style-name="Table153.1">
          <table:table-cell table:style-name="Table153.A2" office:value-type="string">
            <text:p text:style-name="P22"><text:span text:style-name="T13">2</text:span></text:p>
          </table:table-cell>
          <table:table-cell table:style-name="Table153.A2" office:value-type="string">
            <text:p text:style-name="P20"><text:span text:style-name="T13">First Name</text:span></text:p>
          </table:table-cell>
          <table:table-cell table:style-name="Table153.A2" office:value-type="string">
            <text:p text:style-name="P20"><text:span text:style-name="T13">First Name</text:span></text:p>
          </table:table-cell>
          <table:table-cell table:style-name="Table153.A2" office:value-type="string">
            <text:p text:style-name="P20"><text:span text:style-name="T13">Link</text:span></text:p>
          </table:table-cell>
          <table:table-cell table:style-name="Table153.A2" office:value-type="string">
            <text:p text:style-name="P20"><text:span text:style-name="T13">manager_details.do</text:span></text:p>
          </table:table-cell>
        </table:table-row>
        <table:table-row table:style-name="Table153.1">
          <table:table-cell table:style-name="Table153.A2" office:value-type="string">
            <text:p text:style-name="P22"><text:span text:style-name="T13">3</text:span></text:p>
          </table:table-cell>
          <table:table-cell table:style-name="Table153.A2" office:value-type="string">
            <text:p text:style-name="P20"><text:span text:style-name="T13">Last Name</text:span></text:p>
          </table:table-cell>
          <table:table-cell table:style-name="Table153.A2" office:value-type="string">
            <text:p text:style-name="P20"><text:span text:style-name="T13">Last Name</text:span></text:p>
          </table:table-cell>
          <table:table-cell table:style-name="Table153.A2" office:value-type="string">
            <text:p text:style-name="P20"><text:span text:style-name="T13">Link</text:span></text:p>
          </table:table-cell>
          <table:table-cell table:style-name="Table153.A2" office:value-type="string">
            <text:p text:style-name="P20"><text:span text:style-name="T13">manager_details.do</text:span></text:p>
          </table:table-cell>
        </table:table-row>
        <table:table-row table:style-name="Table153.1">
          <table:table-cell table:style-name="Table153.A5" office:value-type="string">
            <text:p text:style-name="P22"><text:span text:style-name="T13">4</text:span></text:p>
          </table:table-cell>
          <table:table-cell table:style-name="Table153.A5" office:value-type="string">
            <text:p text:style-name="P20"><text:span text:style-name="T13">Staff_Id</text:span></text:p>
          </table:table-cell>
          <table:table-cell table:style-name="Table153.A5" office:value-type="string">
            <text:p text:style-name="P20"><text:span text:style-name="T13">Staff_Id</text:span></text:p>
          </table:table-cell>
          <table:table-cell table:style-name="Table153.A5" office:value-type="string">
            <text:p text:style-name="P20"><text:span text:style-name="T13">Link</text:span></text:p>
          </table:table-cell>
          <table:table-cell table:style-name="Table153.A5" office:value-type="string">
            <text:p text:style-name="P20"><text:span text:style-name="T13">manager_details.do</text:span></text:p>
          </table:table-cell>
        </table:table-row>
      </table:table>
      <text:p text:style-name="P16"/>
      <table:table table:name="Table154" table:style-name="Table154">
        <table:table-column table:style-name="Table154.A"/>
        <table:table-column table:style-name="Table154.B"/>
        <table:table-row table:style-name="Table154.1">
          <table:table-cell table:style-name="Table154.A1" table:number-columns-spanned="2" office:value-type="string">
            <text:p text:style-name="P22"><text:span text:style-name="T11">Action Class Name: View_Manager_DetailAction</text:span></text:p>
          </table:table-cell>
          <table:covered-table-cell/>
        </table:table-row>
        <table:table-row table:style-name="Table154.1">
          <table:table-cell table:style-name="Table154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54.1">
          <table:table-cell table:style-name="Table154.A3" office:value-type="string">
            <text:p text:style-name="P20"><text:span text:style-name="T13">Logical Name</text:span></text:p>
          </table:table-cell>
          <table:table-cell table:style-name="Table154.A3" office:value-type="string">
            <text:p text:style-name="P17"/>
          </table:table-cell>
        </table:table-row>
        <table:table-row table:style-name="Table154.1">
          <table:table-cell table:style-name="Table154.A3" office:value-type="string">
            <text:p text:style-name="P20"><text:span text:style-name="T13">Physical Path</text:span></text:p>
          </table:table-cell>
          <table:table-cell table:style-name="Table154.A3" office:value-type="string">
            <text:p text:style-name="P17"/>
          </table:table-cell>
        </table:table-row>
        <table:table-row table:style-name="Table154.1">
          <table:table-cell table:style-name="Table154.A3" office:value-type="string">
            <text:p text:style-name="P20"><text:span text:style-name="T13">Code:</text:span></text:p>
          </table:table-cell>
          <table:table-cell table:style-name="Table154.A3" office:value-type="string">
            <text:p text:style-name="P17"/>
          </table:table-cell>
        </table:table-row>
        <table:table-row table:style-name="Table154.1">
          <table:table-cell table:style-name="Table154.A3" office:value-type="string">
            <text:p text:style-name="P20"><text:span text:style-name="T13">Description:</text:span></text:p>
          </table:table-cell>
          <table:table-cell table:style-name="Table154.A3" office:value-type="string">
            <text:p text:style-name="P17"/>
          </table:table-cell>
        </table:table-row>
        <table:table-row table:style-name="Table154.1">
          <table:table-cell table:style-name="Table154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54.1">
          <table:table-cell table:style-name="Table154.A3" office:value-type="string">
            <text:p text:style-name="P20"><text:span text:style-name="T13">Logical Name</text:span></text:p>
          </table:table-cell>
          <table:table-cell table:style-name="Table154.A3" office:value-type="string">
            <text:p text:style-name="P20"><text:span text:style-name="T13">View_Manager_DetailAction</text:span></text:p>
          </table:table-cell>
        </table:table-row>
        <table:table-row table:style-name="Table154.1">
          <table:table-cell table:style-name="Table154.A3" office:value-type="string">
            <text:p text:style-name="P20"><text:span text:style-name="T13">Input JSP Form:</text:span></text:p>
          </table:table-cell>
          <table:table-cell table:style-name="Table154.A3" office:value-type="string">
            <text:p text:style-name="P20"><text:span text:style-name="T15">view_election_manager_details.jsp</text:span></text:p>
          </table:table-cell>
        </table:table-row>
        <table:table-row table:style-name="Table154.1">
          <table:table-cell table:style-name="Table154.A3" office:value-type="string">
            <text:p text:style-name="P20"><text:span text:style-name="T13">Physical Path(Type tag):</text:span></text:p>
          </table:table-cell>
          <table:table-cell table:style-name="Table154.A3" office:value-type="string">
            <text:p text:style-name="P20"><text:span text:style-name="T13">com.myapp.struts.institute_admin.View_Manager_DetailAction</text:span></text:p>
          </table:table-cell>
        </table:table-row>
        <table:table-row table:style-name="Table154.1">
          <table:table-cell table:style-name="Table154.A11" office:value-type="string">
            <text:p text:style-name="P20"><text:span text:style-name="T13">Logical Path</text:span></text:p>
          </table:table-cell>
          <table:table-cell table:style-name="Table154.A11" office:value-type="string">
            <text:p text:style-name="P20"><text:span text:style-name="T13">/manager_details</text:span></text:p>
          </table:table-cell>
        </table:table-row>
        <table:table-row table:style-name="Table154.1">
          <table:table-cell table:style-name="Table154.A3" office:value-type="string">
            <text:p text:style-name="P20"><text:span text:style-name="T13">Code:</text:span></text:p>
          </table:table-cell>
          <table:table-cell table:style-name="Table154.A3" office:value-type="string">
            <text:p text:style-name="P17"/>
          </table:table-cell>
        </table:table-row>
        <table:table-row table:style-name="Table154.1">
          <table:table-cell table:style-name="Table154.A3" office:value-type="string">
            <text:p text:style-name="P17"/>
            <text:p text:style-name="P20"><text:span text:style-name="T14">Description:</text:span></text:p>
          </table:table-cell>
          <table:table-cell table:style-name="Table154.A3" office:value-type="string">
            <text:p text:style-name="P20"><text:span text:style-name="T13">To show details of Election Manager </text:span></text:p>
          </table:table-cell>
        </table:table-row>
      </table:table>
      <text:p text:style-name="P4"/>
      <table:table table:name="Table155" table:style-name="Table155">
        <table:table-column table:style-name="Table155.A"/>
        <table:table-column table:style-name="Table155.B"/>
        <table:table-column table:style-name="Table155.C"/>
        <table:table-row table:style-name="Table155.1">
          <table:table-cell table:style-name="Table155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55.1">
          <table:table-cell table:style-name="Table155.A2" office:value-type="string">
            <text:p text:style-name="P21"><text:span text:style-name="T11">Request Forwards Name </text:span></text:p>
          </table:table-cell>
          <table:table-cell table:style-name="Table155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55.A2" table:number-columns-spanned="0" office:value-type="string">
            <text:p text:style-name="P21"><text:span text:style-name="T11">Purpose</text:span></text:p>
          </table:table-cell>
        </table:table-row>
        <table:table-row table:style-name="Table155.1">
          <table:table-cell table:style-name="Table155.A3" office:value-type="string">
            <text:p text:style-name="P20"><text:span text:style-name="T13">success</text:span></text:p>
          </table:table-cell>
          <table:table-cell table:style-name="Table155.B3" table:number-columns-spanned="2" office:value-type="string">
            <text:p text:style-name="P20"><text:span text:style-name="T13">“/election_manager_details.jsp”</text:span></text:p>
          </table:table-cell>
          <table:covered-table-cell/>
          <table:table-cell table:style-name="Table155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155.1">
          <table:table-cell table:style-name="Table155.A4" office:value-type="string">
            <text:p text:style-name="P20"><text:span text:style-name="T13">failure</text:span></text:p>
          </table:table-cell>
          <table:table-cell table:style-name="Table155.B4" table:number-columns-spanned="2" office:value-type="string">
            <text:p text:style-name="P20"><text:span text:style-name="T13">“/view_election_manager_details.jsp”</text:span></text:p>
          </table:table-cell>
          <table:covered-table-cell/>
          <table:table-cell table:style-name="Table155.A4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156" table:style-name="Table156">
        <table:table-column table:style-name="Table156.A"/>
        <table:table-column table:style-name="Table156.B"/>
        <table:table-column table:style-name="Table156.C"/>
        <table:table-column table:style-name="Table156.D"/>
        <table:table-row table:style-name="Table156.1">
          <table:table-cell table:style-name="Table156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56.1">
          <table:table-cell table:style-name="Table156.A2" office:value-type="string">
            <text:p text:style-name="P20"><text:span text:style-name="T11">S.No</text:span></text:p>
          </table:table-cell>
          <table:table-cell table:style-name="Table156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56.A2" office:value-type="string">
            <text:p text:style-name="P32"><text:span text:style-name="T11">Primary Key </text:span></text:p>
          </table:table-cell>
          <table:table-cell table:style-name="Table156.A2" table:number-columns-spanned="0" office:value-type="string">
            <text:p text:style-name="P20"><text:span text:style-name="T11">Purpose</text:span></text:p>
          </table:table-cell>
        </table:table-row>
        <table:table-row table:style-name="Table156.1">
          <table:table-cell table:style-name="Table156.A3" office:value-type="string">
            <text:p text:style-name="P20"><text:span text:style-name="T13">1</text:span></text:p>
          </table:table-cell>
          <table:table-cell table:style-name="Table156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56.A3" office:value-type="string">
            <text:p text:style-name="P20"><text:span text:style-name="T13">manager_id,institute_id</text:span></text:p>
          </table:table-cell>
          <table:table-cell table:style-name="Table156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4"/>
      <table:table table:name="Table157" table:style-name="Table157">
        <table:table-column table:style-name="Table157.A"/>
        <table:table-column table:style-name="Table157.B"/>
        <table:table-column table:style-name="Table157.C"/>
        <table:table-column table:style-name="Table157.D"/>
        <table:table-row table:style-name="Table157.1">
          <table:table-cell table:style-name="Table157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57.1">
          <table:table-cell table:style-name="Table157.A2" office:value-type="string">
            <text:p text:style-name="P20"><text:span text:style-name="T11">S.No</text:span></text:p>
          </table:table-cell>
          <table:table-cell table:style-name="Table157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57.A2" office:value-type="string">
            <text:p text:style-name="P32"><text:span text:style-name="T11">Pojo Name</text:span></text:p>
          </table:table-cell>
          <table:table-cell table:style-name="Table157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57.1">
          <table:table-cell table:style-name="Table157.A3" office:value-type="string">
            <text:p text:style-name="P20"><text:span text:style-name="T13">1</text:span></text:p>
          </table:table-cell>
          <table:table-cell table:style-name="Table157.A3" table:number-columns-spanned="2" office:value-type="string">
            <text:p text:style-name="P20"><text:span text:style-name="T13">election_manager</text:span></text:p>
          </table:table-cell>
          <table:covered-table-cell/>
          <table:table-cell table:style-name="Table157.A3" office:value-type="string">
            <text:p text:style-name="P20"><text:span text:style-name="T13">ElectionManager</text:span></text:p>
          </table:table-cell>
          <table:table-cell table:style-name="Table157.A3" table:number-columns-spanned="0" office:value-type="string">
            <text:p text:style-name="P17"/>
          </table:table-cell>
        </table:table-row>
      </table:table>
      <text:p text:style-name="P4"/>
      <table:table table:name="Table158" table:style-name="Table158">
        <table:table-column table:style-name="Table158.A"/>
        <table:table-column table:style-name="Table158.B"/>
        <table:table-column table:style-name="Table158.C"/>
        <table:table-column table:style-name="Table158.D"/>
        <table:table-column table:style-name="Table158.E"/>
        <table:table-column table:style-name="Table158.F"/>
        <table:table-row table:style-name="Table158.1">
          <table:table-cell table:style-name="Table158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58.1">
          <table:table-cell table:style-name="Table158.A2" office:value-type="string">
            <text:p text:style-name="P20"><text:span text:style-name="T11">S.No</text:span></text:p>
          </table:table-cell>
          <table:table-cell table:style-name="Table158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58.A2" office:value-type="string">
            <text:p text:style-name="P32"><text:span text:style-name="T11">Method Name </text:span></text:p>
          </table:table-cell>
          <table:table-cell table:style-name="Table158.E2" office:value-type="string">
            <text:p text:style-name="P20"><text:span text:style-name="T11">Select Operation</text:span></text:p>
          </table:table-cell>
          <table:table-cell table:style-name="Table158.E2" office:value-type="string">
            <text:p text:style-name="P20"><text:span text:style-name="T11">Columns <text:s/>in Where clause</text:span></text:p>
          </table:table-cell>
          <table:table-cell table:style-name="Table158.A2" table:number-columns-spanned="0" office:value-type="string">
            <text:p text:style-name="P20"><text:span text:style-name="T11">Purpose </text:span></text:p>
          </table:table-cell>
        </table:table-row>
        <table:table-row table:style-name="Table158.1">
          <table:table-cell table:style-name="Table158.A3" office:value-type="string">
            <text:p text:style-name="P20"><text:span text:style-name="T13">1</text:span></text:p>
          </table:table-cell>
          <table:table-cell table:style-name="Table158.A3" table:number-columns-spanned="2" office:value-type="string">
            <text:p text:style-name="P20"><text:span text:style-name="T13">Election</text:span></text:p>
            <text:p text:style-name="P20"><text:span text:style-name="T14">Manager</text:span></text:p>
          </table:table-cell>
          <table:covered-table-cell/>
          <table:table-cell table:style-name="Table158.A3" office:value-type="string">
            <text:p text:style-name="P20"><text:span text:style-name="T2">GetManagerDetails()</text:span></text:p>
          </table:table-cell>
          <table:table-cell table:style-name="Table158.E3" office:value-type="string">
            <text:p text:style-name="P17"/>
          </table:table-cell>
          <table:table-cell table:style-name="Table158.E3" office:value-type="string">
            <text:p text:style-name="P20"><text:span text:style-name="T13">manager_id,</text:span></text:p>
            <text:p text:style-name="P20"><text:span text:style-name="T14">institute_id</text:span></text:p>
          </table:table-cell>
          <table:table-cell table:style-name="Table158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9"><text:tab/><text:tab/></text:span></text:p>
      <text:p text:style-name="P20"><text:span text:style-name="T6"><text:tab/><text:tab/><text:tab/>File Name of view page:-</text:span><text:span text:style-name="T2"> election_manager_details.jsp</text:span></text:p>
      <text:p text:style-name="P22"><text:span text:style-name="T7">Attributes</text:span></text:p>
      <table:table table:name="Table159" table:style-name="Table159">
        <table:table-column table:style-name="Table159.A"/>
        <table:table-column table:style-name="Table159.B"/>
        <table:table-column table:style-name="Table159.C"/>
        <table:table-column table:style-name="Table159.D"/>
        <table:table-column table:style-name="Table159.E"/>
        <table:table-column table:style-name="Table159.F"/>
        <text:soft-page-break/>
        <table:table-row table:style-name="Table159.1">
          <table:table-cell table:style-name="Table159.A1" office:value-type="string">
            <text:p text:style-name="P20"><text:span text:style-name="T11">S.No.</text:span></text:p>
          </table:table-cell>
          <table:table-cell table:style-name="Table159.A1" office:value-type="string">
            <text:p text:style-name="P20"><text:span text:style-name="T11">Attribute Name</text:span></text:p>
          </table:table-cell>
          <table:table-cell table:style-name="Table159.A1" office:value-type="string">
            <text:p text:style-name="P20"><text:span text:style-name="T11">Label </text:span></text:p>
          </table:table-cell>
          <table:table-cell table:style-name="Table159.A1" office:value-type="string">
            <text:p text:style-name="P20"><text:span text:style-name="T11">Field Name</text:span></text:p>
          </table:table-cell>
          <table:table-cell table:style-name="Table159.A1" office:value-type="string">
            <text:p text:style-name="P20"><text:span text:style-name="T11">Type</text:span></text:p>
          </table:table-cell>
          <table:table-cell table:style-name="Table159.A1" office:value-type="string">
            <text:p text:style-name="P20"><text:span text:style-name="T11">Validation</text:span></text:p>
          </table:table-cell>
        </table:table-row>
        <table:table-row table:style-name="Table159.1">
          <table:table-cell table:style-name="Table159.A2" office:value-type="string">
            <text:p text:style-name="P22"><text:span text:style-name="T13">1</text:span></text:p>
          </table:table-cell>
          <table:table-cell table:style-name="Table159.A2" office:value-type="string">
            <text:p text:style-name="P20"><text:span text:style-name="T13">First Name</text:span></text:p>
          </table:table-cell>
          <table:table-cell table:style-name="Table159.A2" office:value-type="string">
            <text:p text:style-name="P20"><text:span text:style-name="T13">First Name</text:span></text:p>
          </table:table-cell>
          <table:table-cell table:style-name="Table159.A2" office:value-type="string">
            <text:p text:style-name="P20"><text:span text:style-name="T13">first_name</text:span></text:p>
          </table:table-cell>
          <table:table-cell table:style-name="Table159.A2" office:value-type="string">
            <text:p text:style-name="P20"><text:span text:style-name="T13">Text box</text:span></text:p>
          </table:table-cell>
          <table:table-cell table:style-name="Table159.A2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2" office:value-type="string">
            <text:p text:style-name="P22"><text:span text:style-name="T13">2</text:span></text:p>
          </table:table-cell>
          <table:table-cell table:style-name="Table159.A2" office:value-type="string">
            <text:p text:style-name="P20"><text:span text:style-name="T13">Last Name</text:span></text:p>
          </table:table-cell>
          <table:table-cell table:style-name="Table159.A2" office:value-type="string">
            <text:p text:style-name="P20"><text:span text:style-name="T13">Last Name</text:span></text:p>
          </table:table-cell>
          <table:table-cell table:style-name="Table159.A2" office:value-type="string">
            <text:p text:style-name="P20"><text:span text:style-name="T13">last_name</text:span></text:p>
          </table:table-cell>
          <table:table-cell table:style-name="Table159.A2" office:value-type="string">
            <text:p text:style-name="P20"><text:span text:style-name="T13">Text box</text:span></text:p>
          </table:table-cell>
          <table:table-cell table:style-name="Table159.A2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2" office:value-type="string">
            <text:p text:style-name="P22"><text:span text:style-name="T13">3</text:span></text:p>
          </table:table-cell>
          <table:table-cell table:style-name="Table159.A2" office:value-type="string">
            <text:p text:style-name="P20"><text:span text:style-name="T13">Gender</text:span></text:p>
          </table:table-cell>
          <table:table-cell table:style-name="Table159.A2" office:value-type="string">
            <text:p text:style-name="P20"><text:span text:style-name="T13">Gender</text:span></text:p>
          </table:table-cell>
          <table:table-cell table:style-name="Table159.A2" office:value-type="string">
            <text:p text:style-name="P20"><text:span text:style-name="T13">gender</text:span></text:p>
          </table:table-cell>
          <table:table-cell table:style-name="Table159.A2" office:value-type="string">
            <text:p text:style-name="P20"><text:span text:style-name="T13">Text box</text:span></text:p>
          </table:table-cell>
          <table:table-cell table:style-name="Table159.A2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2" office:value-type="string">
            <text:p text:style-name="P22"><text:span text:style-name="T13">4</text:span></text:p>
          </table:table-cell>
          <table:table-cell table:style-name="Table159.A2" office:value-type="string">
            <text:p text:style-name="P20"><text:span text:style-name="T13">City</text:span></text:p>
          </table:table-cell>
          <table:table-cell table:style-name="Table159.A2" office:value-type="string">
            <text:p text:style-name="P20"><text:span text:style-name="T13">City</text:span></text:p>
          </table:table-cell>
          <table:table-cell table:style-name="Table159.A2" office:value-type="string">
            <text:p text:style-name="P20"><text:span text:style-name="T13">city1</text:span></text:p>
          </table:table-cell>
          <table:table-cell table:style-name="Table159.A2" office:value-type="string">
            <text:p text:style-name="P20"><text:span text:style-name="T13">Text box</text:span></text:p>
          </table:table-cell>
          <table:table-cell table:style-name="Table159.A2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2" office:value-type="string">
            <text:p text:style-name="P22"><text:span text:style-name="T13">5</text:span></text:p>
          </table:table-cell>
          <table:table-cell table:style-name="Table159.A2" office:value-type="string">
            <text:p text:style-name="P20"><text:span text:style-name="T13">State</text:span></text:p>
          </table:table-cell>
          <table:table-cell table:style-name="Table159.A2" office:value-type="string">
            <text:p text:style-name="P20"><text:span text:style-name="T13">State</text:span></text:p>
          </table:table-cell>
          <table:table-cell table:style-name="Table159.A2" office:value-type="string">
            <text:p text:style-name="P20"><text:span text:style-name="T13">state1</text:span></text:p>
          </table:table-cell>
          <table:table-cell table:style-name="Table159.A2" office:value-type="string">
            <text:p text:style-name="P20"><text:span text:style-name="T13">Text box</text:span></text:p>
          </table:table-cell>
          <table:table-cell table:style-name="Table159.A2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6</text:span></text:p>
          </table:table-cell>
          <table:table-cell table:style-name="Table159.A7" office:value-type="string">
            <text:p text:style-name="P20"><text:span text:style-name="T13">Country</text:span></text:p>
          </table:table-cell>
          <table:table-cell table:style-name="Table159.A7" office:value-type="string">
            <text:p text:style-name="P20"><text:span text:style-name="T13">Country</text:span></text:p>
          </table:table-cell>
          <table:table-cell table:style-name="Table159.A7" office:value-type="string">
            <text:p text:style-name="P20"><text:span text:style-name="T13">country1</text:span></text:p>
          </table:table-cell>
          <table:table-cell table:style-name="Table159.A7" office:value-type="string">
            <text:p text:style-name="P20"><text:span text:style-name="T13">Text box</text:span></text:p>
          </table:table-cell>
          <table:table-cell table:style-name="Table159.A7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7</text:span></text:p>
          </table:table-cell>
          <table:table-cell table:style-name="Table159.A7" office:value-type="string">
            <text:p text:style-name="P20"><text:span text:style-name="T13">Pin</text:span></text:p>
          </table:table-cell>
          <table:table-cell table:style-name="Table159.A7" office:value-type="string">
            <text:p text:style-name="P20"><text:span text:style-name="T13">Pin</text:span></text:p>
          </table:table-cell>
          <table:table-cell table:style-name="Table159.A7" office:value-type="string">
            <text:p text:style-name="P20"><text:span text:style-name="T13">zip1</text:span></text:p>
          </table:table-cell>
          <table:table-cell table:style-name="Table159.A7" office:value-type="string">
            <text:p text:style-name="P20"><text:span text:style-name="T13">Text box</text:span></text:p>
          </table:table-cell>
          <table:table-cell table:style-name="Table159.A7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8</text:span></text:p>
          </table:table-cell>
          <table:table-cell table:style-name="Table159.A7" office:value-type="string">
            <text:p text:style-name="P20"><text:span text:style-name="T13">Contact No</text:span></text:p>
          </table:table-cell>
          <table:table-cell table:style-name="Table159.A7" office:value-type="string">
            <text:p text:style-name="P20"><text:span text:style-name="T13">Contact No</text:span></text:p>
          </table:table-cell>
          <table:table-cell table:style-name="Table159.A7" office:value-type="string">
            <text:p text:style-name="P20"><text:span text:style-name="T13">contact_no</text:span></text:p>
          </table:table-cell>
          <table:table-cell table:style-name="Table159.A7" office:value-type="string">
            <text:p text:style-name="P20"><text:span text:style-name="T13">Text box</text:span></text:p>
          </table:table-cell>
          <table:table-cell table:style-name="Table159.A7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9</text:span></text:p>
          </table:table-cell>
          <table:table-cell table:style-name="Table159.A7" office:value-type="string">
            <text:p text:style-name="P20"><text:span text:style-name="T13">Mobile No</text:span></text:p>
          </table:table-cell>
          <table:table-cell table:style-name="Table159.A7" office:value-type="string">
            <text:p text:style-name="P20"><text:span text:style-name="T13">Mobile No</text:span></text:p>
          </table:table-cell>
          <table:table-cell table:style-name="Table159.A7" office:value-type="string">
            <text:p text:style-name="P20"><text:span text:style-name="T13">mobile_no</text:span></text:p>
          </table:table-cell>
          <table:table-cell table:style-name="Table159.A7" office:value-type="string">
            <text:p text:style-name="P20"><text:span text:style-name="T13">Text box</text:span></text:p>
          </table:table-cell>
          <table:table-cell table:style-name="Table159.A7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10</text:span></text:p>
          </table:table-cell>
          <table:table-cell table:style-name="Table159.A7" office:value-type="string">
            <text:p text:style-name="P20"><text:span text:style-name="T13">Email Id</text:span></text:p>
          </table:table-cell>
          <table:table-cell table:style-name="Table159.A7" office:value-type="string">
            <text:p text:style-name="P20"><text:span text:style-name="T13">Email Id</text:span></text:p>
          </table:table-cell>
          <table:table-cell table:style-name="Table159.A7" office:value-type="string">
            <text:p text:style-name="P20"><text:span text:style-name="T13">email_id</text:span></text:p>
          </table:table-cell>
          <table:table-cell table:style-name="Table159.A7" office:value-type="string">
            <text:p text:style-name="P20"><text:span text:style-name="T13">Text box</text:span></text:p>
          </table:table-cell>
          <table:table-cell table:style-name="Table159.A7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11</text:span></text:p>
          </table:table-cell>
          <table:table-cell table:style-name="Table159.A7" office:value-type="string">
            <text:p text:style-name="P20"><text:span text:style-name="T13">User Id</text:span></text:p>
          </table:table-cell>
          <table:table-cell table:style-name="Table159.A7" office:value-type="string">
            <text:p text:style-name="P20"><text:span text:style-name="T13">User Id</text:span></text:p>
          </table:table-cell>
          <table:table-cell table:style-name="Table159.A7" office:value-type="string">
            <text:p text:style-name="P20"><text:span text:style-name="T13">user_id</text:span></text:p>
          </table:table-cell>
          <table:table-cell table:style-name="Table159.A7" office:value-type="string">
            <text:p text:style-name="P20"><text:span text:style-name="T13">Text box</text:span></text:p>
          </table:table-cell>
          <table:table-cell table:style-name="Table159.A7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12</text:span></text:p>
          </table:table-cell>
          <table:table-cell table:style-name="Table159.A7" office:value-type="string">
            <text:p text:style-name="P20"><text:span text:style-name="T13">Institute Id</text:span></text:p>
          </table:table-cell>
          <table:table-cell table:style-name="Table159.A7" office:value-type="string">
            <text:p text:style-name="P20"><text:span text:style-name="T13">Institute Id</text:span></text:p>
          </table:table-cell>
          <table:table-cell table:style-name="Table159.A7" office:value-type="string">
            <text:p text:style-name="P20"><text:span text:style-name="T13">institute_id</text:span></text:p>
          </table:table-cell>
          <table:table-cell table:style-name="Table159.A7" office:value-type="string">
            <text:p text:style-name="P20"><text:span text:style-name="T13">Text box</text:span></text:p>
          </table:table-cell>
          <table:table-cell table:style-name="Table159.A7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13</text:span></text:p>
          </table:table-cell>
          <table:table-cell table:style-name="Table159.A7" office:value-type="string">
            <text:p text:style-name="P20"><text:span text:style-name="T13">Department</text:span></text:p>
          </table:table-cell>
          <table:table-cell table:style-name="Table159.A7" office:value-type="string">
            <text:p text:style-name="P20"><text:span text:style-name="T13">Department</text:span></text:p>
          </table:table-cell>
          <table:table-cell table:style-name="Table159.A7" office:value-type="string">
            <text:p text:style-name="P20"><text:span text:style-name="T13">department</text:span></text:p>
          </table:table-cell>
          <table:table-cell table:style-name="Table159.A7" office:value-type="string">
            <text:p text:style-name="P20"><text:span text:style-name="T13">Text box</text:span></text:p>
          </table:table-cell>
          <table:table-cell table:style-name="Table159.A7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14</text:span></text:p>
          </table:table-cell>
          <table:table-cell table:style-name="Table159.A7" office:value-type="string">
            <text:p text:style-name="P20"><text:span text:style-name="T13">Staff Id</text:span></text:p>
          </table:table-cell>
          <table:table-cell table:style-name="Table159.A7" office:value-type="string">
            <text:p text:style-name="P20"><text:span text:style-name="T13">Staff Id</text:span></text:p>
          </table:table-cell>
          <table:table-cell table:style-name="Table159.A7" office:value-type="string">
            <text:p text:style-name="P20"><text:span text:style-name="T13">staff_id</text:span></text:p>
          </table:table-cell>
          <table:table-cell table:style-name="Table159.A7" office:value-type="string">
            <text:p text:style-name="P20"><text:span text:style-name="T13">Text box</text:span></text:p>
          </table:table-cell>
          <table:table-cell table:style-name="Table159.A7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15</text:span></text:p>
          </table:table-cell>
          <table:table-cell table:style-name="Table159.A7" office:value-type="string">
            <text:p text:style-name="P20"><text:span text:style-name="T13">Manager Id</text:span></text:p>
          </table:table-cell>
          <table:table-cell table:style-name="Table159.A7" office:value-type="string">
            <text:p text:style-name="P20"><text:span text:style-name="T13">Manager Id</text:span></text:p>
          </table:table-cell>
          <table:table-cell table:style-name="Table159.A7" office:value-type="string">
            <text:p text:style-name="P20"><text:span text:style-name="T13">manager_id</text:span></text:p>
          </table:table-cell>
          <table:table-cell table:style-name="Table159.A7" office:value-type="string">
            <text:p text:style-name="P20"><text:span text:style-name="T13">Text box</text:span></text:p>
          </table:table-cell>
          <table:table-cell table:style-name="Table159.A7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16</text:span></text:p>
          </table:table-cell>
          <table:table-cell table:style-name="Table159.A7" office:value-type="string">
            <text:p text:style-name="P20"><text:span text:style-name="T13">Address</text:span></text:p>
          </table:table-cell>
          <table:table-cell table:style-name="Table159.A7" office:value-type="string">
            <text:p text:style-name="P20"><text:span text:style-name="T13">Address</text:span></text:p>
          </table:table-cell>
          <table:table-cell table:style-name="Table159.A7" office:value-type="string">
            <text:p text:style-name="P20"><text:span text:style-name="T13">address1</text:span></text:p>
          </table:table-cell>
          <table:table-cell table:style-name="Table159.A7" office:value-type="string">
            <text:p text:style-name="P20"><text:span text:style-name="T13">Text box</text:span></text:p>
          </table:table-cell>
          <table:table-cell table:style-name="Table159.A7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17</text:span></text:p>
          </table:table-cell>
          <table:table-cell table:style-name="Table159.A7" office:value-type="string">
            <text:p text:style-name="P20"><text:span text:style-name="T13">Password</text:span></text:p>
          </table:table-cell>
          <table:table-cell table:style-name="Table159.A7" office:value-type="string">
            <text:p text:style-name="P20"><text:span text:style-name="T13">Password</text:span></text:p>
          </table:table-cell>
          <table:table-cell table:style-name="Table159.A7" office:value-type="string">
            <text:p text:style-name="P20"><text:span text:style-name="T13">password</text:span></text:p>
          </table:table-cell>
          <table:table-cell table:style-name="Table159.A7" office:value-type="string">
            <text:p text:style-name="P20"><text:span text:style-name="T13">Text box</text:span></text:p>
          </table:table-cell>
          <table:table-cell table:style-name="Table159.A7" office:value-type="string">
            <text:p text:style-name="P20"><text:span text:style-name="T13">Read only</text:span></text:p>
          </table:table-cell>
        </table:table-row>
        <table:table-row table:style-name="Table159.1">
          <table:table-cell table:style-name="Table159.A7" office:value-type="string">
            <text:p text:style-name="P22"><text:span text:style-name="T13">18</text:span></text:p>
          </table:table-cell>
          <table:table-cell table:style-name="Table159.A7" office:value-type="string">
            <text:p text:style-name="P20"><text:span text:style-name="T13">Back</text:span></text:p>
          </table:table-cell>
          <table:table-cell table:style-name="Table159.A7" office:value-type="string">
            <text:p text:style-name="P20"><text:span text:style-name="T13">Back</text:span></text:p>
          </table:table-cell>
          <table:table-cell table:style-name="Table159.A7" office:value-type="string">
            <text:p text:style-name="P20"><text:span text:style-name="T13">back</text:span></text:p>
          </table:table-cell>
          <table:table-cell table:style-name="Table159.A7" office:value-type="string">
            <text:p text:style-name="P20"><text:span text:style-name="T13">button</text:span></text:p>
          </table:table-cell>
          <table:table-cell table:style-name="Table159.A7" office:value-type="string">
            <text:p text:style-name="P20"><text:span text:style-name="T13">quit()</text:span></text:p>
          </table:table-cell>
        </table:table-row>
      </table:table>
      <text:p text:style-name="P9"/>
      <text:p text:style-name="P20"><text:span text:style-name="T6">Technology Used</text:span></text:p>
      <table:table table:name="Table160" table:style-name="Table160">
        <table:table-column table:style-name="Table160.A"/>
        <table:table-column table:style-name="Table160.B"/>
        <table:table-column table:style-name="Table160.C"/>
        <table:table-row table:style-name="Table160.1">
          <table:table-cell table:style-name="Table160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160.1">
          <table:table-cell table:style-name="Table160.A2" office:value-type="string">
            <text:p text:style-name="P20"><text:span text:style-name="T11">Attribute Name<text:tab/></text:span></text:p>
          </table:table-cell>
          <table:table-cell table:style-name="Table160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160.A2" table:number-columns-spanned="0" office:value-type="string">
            <text:p text:style-name="P20"><text:span text:style-name="T11">Purpose</text:span></text:p>
          </table:table-cell>
        </table:table-row>
        <table:table-row table:style-name="Table160.1">
          <table:table-cell table:style-name="Table160.A3" office:value-type="string">
            <text:p text:style-name="P20"><text:span text:style-name="T13">Back</text:span></text:p>
          </table:table-cell>
          <table:table-cell table:style-name="Table160.A3" table:number-columns-spanned="2" office:value-type="string">
            <text:p text:style-name="P20"><text:span text:style-name="T13">quit()</text:span></text:p>
          </table:table-cell>
          <table:covered-table-cell/>
          <table:table-cell table:style-name="Table160.A3" table:number-columns-spanned="0" office:value-type="string">
            <text:p text:style-name="P20"><text:span text:style-name="T13">To return to last Action performed</text:span></text:p>
          </table:table-cell>
        </table:table-row>
      </table:table>
      <text:p text:style-name="P7"/>
      <text:p text:style-name="P22"><text:span text:style-name="T9">6-<text:tab/>View Profile</text:span></text:p>
      <table:table table:name="Table161" table:style-name="Table161">
        <table:table-column table:style-name="Table161.A"/>
        <table:table-column table:style-name="Table161.B"/>
        <table:table-row table:style-name="Table161.1">
          <table:table-cell table:style-name="Table161.A1" table:number-columns-spanned="2" office:value-type="string">
            <text:p text:style-name="P22"><text:span text:style-name="T11">Action Class Name: Admin_AccountAction</text:span></text:p>
          </table:table-cell>
          <table:covered-table-cell/>
        </table:table-row>
        <table:table-row table:style-name="Table161.1">
          <table:table-cell table:style-name="Table161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61.1">
          <table:table-cell table:style-name="Table161.A3" office:value-type="string">
            <text:p text:style-name="P20"><text:span text:style-name="T13">Logical Name</text:span></text:p>
          </table:table-cell>
          <table:table-cell table:style-name="Table161.A3" office:value-type="string">
            <text:p text:style-name="P17"/>
          </table:table-cell>
        </table:table-row>
        <table:table-row table:style-name="Table161.1">
          <table:table-cell table:style-name="Table161.A3" office:value-type="string">
            <text:p text:style-name="P20"><text:span text:style-name="T13">Physical Path</text:span></text:p>
          </table:table-cell>
          <table:table-cell table:style-name="Table161.A3" office:value-type="string">
            <text:p text:style-name="P17"/>
          </table:table-cell>
        </table:table-row>
        <table:table-row table:style-name="Table161.1">
          <table:table-cell table:style-name="Table161.A3" office:value-type="string">
            <text:p text:style-name="P20"><text:span text:style-name="T13">Code:</text:span></text:p>
          </table:table-cell>
          <table:table-cell table:style-name="Table161.A3" office:value-type="string">
            <text:p text:style-name="P17"/>
          </table:table-cell>
        </table:table-row>
        <table:table-row table:style-name="Table161.1">
          <table:table-cell table:style-name="Table161.A3" office:value-type="string">
            <text:p text:style-name="P20"><text:span text:style-name="T13">Description:</text:span></text:p>
          </table:table-cell>
          <table:table-cell table:style-name="Table161.A3" office:value-type="string">
            <text:p text:style-name="P17"/>
          </table:table-cell>
        </table:table-row>
        <table:table-row table:style-name="Table161.1">
          <table:table-cell table:style-name="Table161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61.1">
          <table:table-cell table:style-name="Table161.A3" office:value-type="string">
            <text:p text:style-name="P20"><text:span text:style-name="T13">Logical Name</text:span></text:p>
          </table:table-cell>
          <table:table-cell table:style-name="Table161.A3" office:value-type="string">
            <text:p text:style-name="P20"><text:span text:style-name="T13">Admin_AccountAction</text:span></text:p>
          </table:table-cell>
        </table:table-row>
        <table:table-row table:style-name="Table161.1">
          <table:table-cell table:style-name="Table161.A3" office:value-type="string">
            <text:p text:style-name="P20"><text:span text:style-name="T13">Input JSP Form:</text:span></text:p>
          </table:table-cell>
          <table:table-cell table:style-name="Table161.A3" office:value-type="string">
            <text:p text:style-name="P18"/>
          </table:table-cell>
        </table:table-row>
        <table:table-row table:style-name="Table161.1">
          <table:table-cell table:style-name="Table161.A3" office:value-type="string">
            <text:p text:style-name="P20"><text:span text:style-name="T13">Physical Path(Type tag):</text:span></text:p>
          </table:table-cell>
          <table:table-cell table:style-name="Table161.A3" office:value-type="string">
            <text:p text:style-name="P20"><text:span text:style-name="T13">com.myapp.struts.institute_admin.Admin_AccountAction</text:span></text:p>
          </table:table-cell>
        </table:table-row>
        <table:table-row table:style-name="Table161.1">
          <table:table-cell table:style-name="Table161.A11" office:value-type="string">
            <text:p text:style-name="P20"><text:span text:style-name="T13">Logical Path</text:span></text:p>
          </table:table-cell>
          <table:table-cell table:style-name="Table161.A11" office:value-type="string">
            <text:p text:style-name="P20"><text:span text:style-name="T13">/admin_account</text:span></text:p>
          </table:table-cell>
        </table:table-row>
        <table:table-row table:style-name="Table161.1">
          <table:table-cell table:style-name="Table161.A3" office:value-type="string">
            <text:p text:style-name="P20"><text:span text:style-name="T13">Code:</text:span></text:p>
          </table:table-cell>
          <table:table-cell table:style-name="Table161.A3" office:value-type="string">
            <text:p text:style-name="P17"/>
          </table:table-cell>
        </table:table-row>
        <table:table-row table:style-name="Table161.1">
          <table:table-cell table:style-name="Table161.A3" office:value-type="string">
            <text:p text:style-name="P17"/>
            <text:p text:style-name="P20"><text:span text:style-name="T14">Description:</text:span></text:p>
          </table:table-cell>
          <table:table-cell table:style-name="Table161.A3" office:value-type="string">
            <text:p text:style-name="P20"><text:span text:style-name="T13">To show details of Instituteadmin .</text:span></text:p>
          </table:table-cell>
        </table:table-row>
      </table:table>
      <text:p text:style-name="P4"/>
      <table:table table:name="Table162" table:style-name="Table162">
        <table:table-column table:style-name="Table162.A"/>
        <table:table-column table:style-name="Table162.B"/>
        <table:table-column table:style-name="Table162.C"/>
        <table:table-row table:style-name="Table162.1">
          <table:table-cell table:style-name="Table162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62.1">
          <table:table-cell table:style-name="Table162.A2" office:value-type="string">
            <text:p text:style-name="P21"><text:span text:style-name="T11">Request Forwards Name </text:span></text:p>
          </table:table-cell>
          <table:table-cell table:style-name="Table162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62.A2" table:number-columns-spanned="0" office:value-type="string">
            <text:p text:style-name="P21"><text:span text:style-name="T11">Purpose</text:span></text:p>
          </table:table-cell>
        </table:table-row>
        <table:table-row table:style-name="Table162.1">
          <table:table-cell table:style-name="Table162.A3" office:value-type="string">
            <text:p text:style-name="P20"><text:span text:style-name="T13">success</text:span></text:p>
          </table:table-cell>
          <table:table-cell table:style-name="Table162.B3" table:number-columns-spanned="2" office:value-type="string">
            <text:p text:style-name="P20"><text:span text:style-name="T13">“/institute_admin_details.jsp”</text:span></text:p>
          </table:table-cell>
          <table:covered-table-cell/>
          <table:table-cell table:style-name="Table162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162.1">
          <table:table-cell table:style-name="Table162.A4" office:value-type="string">
            <text:p text:style-name="P20"><text:span text:style-name="T13">failure</text:span></text:p>
          </table:table-cell>
          <table:table-cell table:style-name="Table162.B4" table:number-columns-spanned="2" office:value-type="string">
            <text:p text:style-name="P20"><text:span text:style-name="T13">“/update_election_manager.jsp”</text:span></text:p>
          </table:table-cell>
          <table:covered-table-cell/>
          <table:table-cell table:style-name="Table162.A4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163" table:style-name="Table163">
        <table:table-column table:style-name="Table163.A"/>
        <table:table-column table:style-name="Table163.B"/>
        <table:table-column table:style-name="Table163.C"/>
        <table:table-column table:style-name="Table163.D"/>
        <table:table-row table:style-name="Table163.1">
          <table:table-cell table:style-name="Table163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63.1">
          <table:table-cell table:style-name="Table163.A2" office:value-type="string">
            <text:p text:style-name="P20"><text:span text:style-name="T11">S.No</text:span></text:p>
          </table:table-cell>
          <table:table-cell table:style-name="Table163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63.A2" office:value-type="string">
            <text:p text:style-name="P32"><text:span text:style-name="T11">Primary Key </text:span></text:p>
          </table:table-cell>
          <table:table-cell table:style-name="Table163.A2" table:number-columns-spanned="0" office:value-type="string">
            <text:p text:style-name="P20"><text:span text:style-name="T11">Purpose</text:span></text:p>
          </table:table-cell>
        </table:table-row>
        <table:table-row table:style-name="Table163.1">
          <table:table-cell table:style-name="Table163.A3" office:value-type="string">
            <text:p text:style-name="P20"><text:span text:style-name="T13">1</text:span></text:p>
          </table:table-cell>
          <table:table-cell table:style-name="Table163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163.A3" office:value-type="string">
            <text:p text:style-name="P20"><text:span text:style-name="T13">registration_id</text:span></text:p>
          </table:table-cell>
          <table:table-cell table:style-name="Table163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4"/>
      <table:table table:name="Table164" table:style-name="Table164">
        <table:table-column table:style-name="Table164.A"/>
        <table:table-column table:style-name="Table164.B"/>
        <table:table-column table:style-name="Table164.C"/>
        <table:table-column table:style-name="Table164.D"/>
        <table:table-row table:style-name="Table164.1">
          <table:table-cell table:style-name="Table164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64.1">
          <table:table-cell table:style-name="Table164.A2" office:value-type="string">
            <text:p text:style-name="P20"><text:span text:style-name="T11">S.No</text:span></text:p>
          </table:table-cell>
          <table:table-cell table:style-name="Table164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64.A2" office:value-type="string">
            <text:p text:style-name="P32"><text:span text:style-name="T11">Pojo Name</text:span></text:p>
          </table:table-cell>
          <table:table-cell table:style-name="Table164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64.1">
          <table:table-cell table:style-name="Table164.A3" office:value-type="string">
            <text:p text:style-name="P20"><text:span text:style-name="T13">1</text:span></text:p>
          </table:table-cell>
          <table:table-cell table:style-name="Table164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164.A3" office:value-type="string">
            <text:p text:style-name="P20"><text:span text:style-name="T13">AdminRegistration</text:span></text:p>
          </table:table-cell>
          <table:table-cell table:style-name="Table164.A3" table:number-columns-spanned="0" office:value-type="string">
            <text:p text:style-name="P17"/>
          </table:table-cell>
        </table:table-row>
      </table:table>
      <text:p text:style-name="P4"/>
      <table:table table:name="Table165" table:style-name="Table165">
        <table:table-column table:style-name="Table165.A"/>
        <table:table-column table:style-name="Table165.B"/>
        <table:table-column table:style-name="Table165.C"/>
        <table:table-column table:style-name="Table165.D"/>
        <table:table-column table:style-name="Table165.E"/>
        <table:table-column table:style-name="Table165.F"/>
        <table:table-row table:style-name="Table165.1">
          <table:table-cell table:style-name="Table165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65.1">
          <table:table-cell table:style-name="Table165.A2" office:value-type="string">
            <text:p text:style-name="P20"><text:span text:style-name="T11">S.No</text:span></text:p>
          </table:table-cell>
          <table:table-cell table:style-name="Table165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65.A2" office:value-type="string">
            <text:p text:style-name="P32"><text:span text:style-name="T11">Method Name </text:span></text:p>
          </table:table-cell>
          <table:table-cell table:style-name="Table165.E2" office:value-type="string">
            <text:p text:style-name="P20"><text:span text:style-name="T11">Select Operation</text:span></text:p>
          </table:table-cell>
          <table:table-cell table:style-name="Table165.E2" office:value-type="string">
            <text:p text:style-name="P20"><text:span text:style-name="T11">Columns <text:s/>in Where clause</text:span></text:p>
          </table:table-cell>
          <table:table-cell table:style-name="Table165.A2" table:number-columns-spanned="0" office:value-type="string">
            <text:p text:style-name="P20"><text:span text:style-name="T11">Purpose </text:span></text:p>
          </table:table-cell>
        </table:table-row>
        <table:table-row table:style-name="Table165.1">
          <table:table-cell table:style-name="Table165.A3" office:value-type="string">
            <text:p text:style-name="P20"><text:span text:style-name="T13">1</text:span></text:p>
          </table:table-cell>
          <table:table-cell table:style-name="Table165.A3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165.A3" office:value-type="string">
            <text:p text:style-name="P20"><text:span text:style-name="T2">getAdminInstituteDetailsById()</text:span></text:p>
          </table:table-cell>
          <table:table-cell table:style-name="Table165.E3" office:value-type="string">
            <text:p text:style-name="P17"/>
          </table:table-cell>
          <table:table-cell table:style-name="Table165.E3" office:value-type="string">
            <text:p text:style-name="P20"><text:span text:style-name="T13">institute_id</text:span></text:p>
          </table:table-cell>
          <table:table-cell table:style-name="Table165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9"><text:tab/><text:tab/></text:span></text:p>
      <text:p text:style-name="P20"><text:span text:style-name="T6"><text:tab/><text:tab/><text:tab/><text:tab/>File Name of view page:-</text:span><text:span text:style-name="T2"> <text:s/>institute_admin_details.jsp</text:span></text:p>
      <text:p text:style-name="P22"><text:span text:style-name="T2"><text:s/></text:span><text:span text:style-name="T6">Attributes</text:span></text:p>
      <table:table table:name="Table166" table:style-name="Table166">
        <table:table-column table:style-name="Table166.A"/>
        <table:table-column table:style-name="Table166.B"/>
        <table:table-column table:style-name="Table166.C"/>
        <table:table-column table:style-name="Table166.D"/>
        <table:table-column table:style-name="Table166.E"/>
        <table:table-column table:style-name="Table166.F"/>
        <text:soft-page-break/>
        <table:table-row table:style-name="Table166.1">
          <table:table-cell table:style-name="Table166.A1" office:value-type="string">
            <text:p text:style-name="P20"><text:span text:style-name="T11">S.No.</text:span></text:p>
          </table:table-cell>
          <table:table-cell table:style-name="Table166.A1" office:value-type="string">
            <text:p text:style-name="P20"><text:span text:style-name="T11">Attribute Name</text:span></text:p>
          </table:table-cell>
          <table:table-cell table:style-name="Table166.A1" office:value-type="string">
            <text:p text:style-name="P20"><text:span text:style-name="T11">Label </text:span></text:p>
          </table:table-cell>
          <table:table-cell table:style-name="Table166.A1" office:value-type="string">
            <text:p text:style-name="P20"><text:span text:style-name="T11">Field Name</text:span></text:p>
          </table:table-cell>
          <table:table-cell table:style-name="Table166.A1" office:value-type="string">
            <text:p text:style-name="P20"><text:span text:style-name="T11">Type</text:span></text:p>
          </table:table-cell>
          <table:table-cell table:style-name="Table166.A1" office:value-type="string">
            <text:p text:style-name="P20"><text:span text:style-name="T11">Validation</text:span></text:p>
          </table:table-cell>
        </table:table-row>
        <table:table-row table:style-name="Table166.1">
          <table:table-cell table:style-name="Table166.A2" office:value-type="string">
            <text:p text:style-name="P22"><text:span text:style-name="T13">1</text:span></text:p>
          </table:table-cell>
          <table:table-cell table:style-name="Table166.A2" office:value-type="string">
            <text:p text:style-name="P20"><text:span text:style-name="T13">Institute Name</text:span></text:p>
          </table:table-cell>
          <table:table-cell table:style-name="Table166.A2" office:value-type="string">
            <text:p text:style-name="P20"><text:span text:style-name="T13">Institute Name</text:span></text:p>
          </table:table-cell>
          <table:table-cell table:style-name="Table166.A2" office:value-type="string">
            <text:p text:style-name="P20"><text:span text:style-name="T13">institute_name</text:span></text:p>
          </table:table-cell>
          <table:table-cell table:style-name="Table166.A2" office:value-type="string">
            <text:p text:style-name="P20"><text:span text:style-name="T13">Text box</text:span></text:p>
          </table:table-cell>
          <table:table-cell table:style-name="Table166.A2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2" office:value-type="string">
            <text:p text:style-name="P22"><text:span text:style-name="T13">2</text:span></text:p>
          </table:table-cell>
          <table:table-cell table:style-name="Table166.A2" office:value-type="string">
            <text:p text:style-name="P20"><text:span text:style-name="T13">Institute Abbrevation</text:span></text:p>
          </table:table-cell>
          <table:table-cell table:style-name="Table166.A2" office:value-type="string">
            <text:p text:style-name="P20"><text:span text:style-name="T13">Institute Abbrevation</text:span></text:p>
          </table:table-cell>
          <table:table-cell table:style-name="Table166.A2" office:value-type="string">
            <text:p text:style-name="P20"><text:span text:style-name="T13">abbreviated_name</text:span></text:p>
          </table:table-cell>
          <table:table-cell table:style-name="Table166.A2" office:value-type="string">
            <text:p text:style-name="P20"><text:span text:style-name="T13">Text box</text:span></text:p>
          </table:table-cell>
          <table:table-cell table:style-name="Table166.A2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2" office:value-type="string">
            <text:p text:style-name="P22"><text:span text:style-name="T13">3</text:span></text:p>
          </table:table-cell>
          <table:table-cell table:style-name="Table166.A2" office:value-type="string">
            <text:p text:style-name="P20"><text:span text:style-name="T13">Institute Address</text:span></text:p>
          </table:table-cell>
          <table:table-cell table:style-name="Table166.A2" office:value-type="string">
            <text:p text:style-name="P20"><text:span text:style-name="T13">Institute Address</text:span></text:p>
          </table:table-cell>
          <table:table-cell table:style-name="Table166.A2" office:value-type="string">
            <text:p text:style-name="P20"><text:span text:style-name="T13">institute_address</text:span></text:p>
          </table:table-cell>
          <table:table-cell table:style-name="Table166.A2" office:value-type="string">
            <text:p text:style-name="P20"><text:span text:style-name="T13">Text box</text:span></text:p>
          </table:table-cell>
          <table:table-cell table:style-name="Table166.A2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2" office:value-type="string">
            <text:p text:style-name="P22"><text:span text:style-name="T13">4</text:span></text:p>
          </table:table-cell>
          <table:table-cell table:style-name="Table166.A2" office:value-type="string">
            <text:p text:style-name="P20"><text:span text:style-name="T13">City</text:span></text:p>
          </table:table-cell>
          <table:table-cell table:style-name="Table166.A2" office:value-type="string">
            <text:p text:style-name="P20"><text:span text:style-name="T13">City</text:span></text:p>
          </table:table-cell>
          <table:table-cell table:style-name="Table166.A2" office:value-type="string">
            <text:p text:style-name="P20"><text:span text:style-name="T13">city</text:span></text:p>
          </table:table-cell>
          <table:table-cell table:style-name="Table166.A2" office:value-type="string">
            <text:p text:style-name="P20"><text:span text:style-name="T13">Text box</text:span></text:p>
          </table:table-cell>
          <table:table-cell table:style-name="Table166.A2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2" office:value-type="string">
            <text:p text:style-name="P22"><text:span text:style-name="T13">5</text:span></text:p>
          </table:table-cell>
          <table:table-cell table:style-name="Table166.A2" office:value-type="string">
            <text:p text:style-name="P20"><text:span text:style-name="T13">State</text:span></text:p>
          </table:table-cell>
          <table:table-cell table:style-name="Table166.A2" office:value-type="string">
            <text:p text:style-name="P20"><text:span text:style-name="T13">State</text:span></text:p>
          </table:table-cell>
          <table:table-cell table:style-name="Table166.A2" office:value-type="string">
            <text:p text:style-name="P20"><text:span text:style-name="T13">state</text:span></text:p>
          </table:table-cell>
          <table:table-cell table:style-name="Table166.A2" office:value-type="string">
            <text:p text:style-name="P20"><text:span text:style-name="T13">Text box</text:span></text:p>
          </table:table-cell>
          <table:table-cell table:style-name="Table166.A2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6</text:span></text:p>
          </table:table-cell>
          <table:table-cell table:style-name="Table166.A7" office:value-type="string">
            <text:p text:style-name="P20"><text:span text:style-name="T13">Country</text:span></text:p>
          </table:table-cell>
          <table:table-cell table:style-name="Table166.A7" office:value-type="string">
            <text:p text:style-name="P20"><text:span text:style-name="T13">Country</text:span></text:p>
          </table:table-cell>
          <table:table-cell table:style-name="Table166.A7" office:value-type="string">
            <text:p text:style-name="P20"><text:span text:style-name="T13">country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7</text:span></text:p>
          </table:table-cell>
          <table:table-cell table:style-name="Table166.A7" office:value-type="string">
            <text:p text:style-name="P20"><text:span text:style-name="T13">Pin</text:span></text:p>
          </table:table-cell>
          <table:table-cell table:style-name="Table166.A7" office:value-type="string">
            <text:p text:style-name="P20"><text:span text:style-name="T13">Pin</text:span></text:p>
          </table:table-cell>
          <table:table-cell table:style-name="Table166.A7" office:value-type="string">
            <text:p text:style-name="P20"><text:span text:style-name="T13">pin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8</text:span></text:p>
          </table:table-cell>
          <table:table-cell table:style-name="Table166.A7" office:value-type="string">
            <text:p text:style-name="P20"><text:span text:style-name="T13">Courtesy</text:span></text:p>
          </table:table-cell>
          <table:table-cell table:style-name="Table166.A7" office:value-type="string">
            <text:p text:style-name="P20"><text:span text:style-name="T13">Courtesy</text:span></text:p>
          </table:table-cell>
          <table:table-cell table:style-name="Table166.A7" office:value-type="string">
            <text:p text:style-name="P20"><text:span text:style-name="T13">courtesy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9</text:span></text:p>
          </table:table-cell>
          <table:table-cell table:style-name="Table166.A7" office:value-type="string">
            <text:p text:style-name="P20"><text:span text:style-name="T13">First Name</text:span></text:p>
          </table:table-cell>
          <table:table-cell table:style-name="Table166.A7" office:value-type="string">
            <text:p text:style-name="P20"><text:span text:style-name="T13">First Name</text:span></text:p>
          </table:table-cell>
          <table:table-cell table:style-name="Table166.A7" office:value-type="string">
            <text:p text:style-name="P20"><text:span text:style-name="T13">admin_fname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10</text:span></text:p>
          </table:table-cell>
          <table:table-cell table:style-name="Table166.A7" office:value-type="string">
            <text:p text:style-name="P20"><text:span text:style-name="T13">Last Name</text:span></text:p>
          </table:table-cell>
          <table:table-cell table:style-name="Table166.A7" office:value-type="string">
            <text:p text:style-name="P20"><text:span text:style-name="T13">Last Name</text:span></text:p>
          </table:table-cell>
          <table:table-cell table:style-name="Table166.A7" office:value-type="string">
            <text:p text:style-name="P20"><text:span text:style-name="T13">admin_lname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11</text:span></text:p>
          </table:table-cell>
          <table:table-cell table:style-name="Table166.A7" office:value-type="string">
            <text:p text:style-name="P20"><text:span text:style-name="T13">Gender</text:span></text:p>
          </table:table-cell>
          <table:table-cell table:style-name="Table166.A7" office:value-type="string">
            <text:p text:style-name="P20"><text:span text:style-name="T13">Gender</text:span></text:p>
          </table:table-cell>
          <table:table-cell table:style-name="Table166.A7" office:value-type="string">
            <text:p text:style-name="P20"><text:span text:style-name="T13">gender</text:span></text:p>
          </table:table-cell>
          <table:table-cell table:style-name="Table166.A7" office:value-type="string">
            <text:p text:style-name="P20"><text:span text:style-name="T13">Combo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12</text:span></text:p>
          </table:table-cell>
          <table:table-cell table:style-name="Table166.A7" office:value-type="string">
            <text:p text:style-name="P20"><text:span text:style-name="T13">Designation</text:span></text:p>
          </table:table-cell>
          <table:table-cell table:style-name="Table166.A7" office:value-type="string">
            <text:p text:style-name="P20"><text:span text:style-name="T13">Designation</text:span></text:p>
          </table:table-cell>
          <table:table-cell table:style-name="Table166.A7" office:value-type="string">
            <text:p text:style-name="P20"><text:span text:style-name="T13">admin_designation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13</text:span></text:p>
          </table:table-cell>
          <table:table-cell table:style-name="Table166.A7" office:value-type="string">
            <text:p text:style-name="P20"><text:span text:style-name="T13">Landline No</text:span></text:p>
          </table:table-cell>
          <table:table-cell table:style-name="Table166.A7" office:value-type="string">
            <text:p text:style-name="P20"><text:span text:style-name="T13">Landline No</text:span></text:p>
          </table:table-cell>
          <table:table-cell table:style-name="Table166.A7" office:value-type="string">
            <text:p text:style-name="P20"><text:span text:style-name="T13">land_line_no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14</text:span></text:p>
          </table:table-cell>
          <table:table-cell table:style-name="Table166.A7" office:value-type="string">
            <text:p text:style-name="P20"><text:span text:style-name="T13">Mobile No</text:span></text:p>
          </table:table-cell>
          <table:table-cell table:style-name="Table166.A7" office:value-type="string">
            <text:p text:style-name="P20"><text:span text:style-name="T13">Mobile No</text:span></text:p>
          </table:table-cell>
          <table:table-cell table:style-name="Table166.A7" office:value-type="string">
            <text:p text:style-name="P20"><text:span text:style-name="T13">mobile_no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15</text:span></text:p>
          </table:table-cell>
          <table:table-cell table:style-name="Table166.A7" office:value-type="string">
            <text:p text:style-name="P20"><text:span text:style-name="T13">User Id</text:span></text:p>
          </table:table-cell>
          <table:table-cell table:style-name="Table166.A7" office:value-type="string">
            <text:p text:style-name="P20"><text:span text:style-name="T13">User Id</text:span></text:p>
          </table:table-cell>
          <table:table-cell table:style-name="Table166.A7" office:value-type="string">
            <text:p text:style-name="P20"><text:span text:style-name="T13">userId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16</text:span></text:p>
          </table:table-cell>
          <table:table-cell table:style-name="Table166.A7" office:value-type="string">
            <text:p text:style-name="P20"><text:span text:style-name="T13">Type of institute</text:span></text:p>
          </table:table-cell>
          <table:table-cell table:style-name="Table166.A7" office:value-type="string">
            <text:p text:style-name="P20"><text:span text:style-name="T13">Type of institute</text:span></text:p>
          </table:table-cell>
          <table:table-cell table:style-name="Table166.A7" office:value-type="string">
            <text:p text:style-name="P20"><text:span text:style-name="T13">type_of_institute</text:span></text:p>
          </table:table-cell>
          <table:table-cell table:style-name="Table166.A7" office:value-type="string">
            <text:p text:style-name="P20"><text:span text:style-name="T13">Combo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17</text:span></text:p>
          </table:table-cell>
          <table:table-cell table:style-name="Table166.A7" office:value-type="string">
            <text:p text:style-name="P20"><text:span text:style-name="T13">Website Name</text:span></text:p>
          </table:table-cell>
          <table:table-cell table:style-name="Table166.A7" office:value-type="string">
            <text:p text:style-name="P20"><text:span text:style-name="T13">Website Name</text:span></text:p>
          </table:table-cell>
          <table:table-cell table:style-name="Table166.A7" office:value-type="string">
            <text:p text:style-name="P20"><text:span text:style-name="T13">institute_website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18</text:span></text:p>
          </table:table-cell>
          <table:table-cell table:style-name="Table166.A7" office:value-type="string">
            <text:p text:style-name="P20"><text:span text:style-name="T13">Email Id</text:span></text:p>
          </table:table-cell>
          <table:table-cell table:style-name="Table166.A7" office:value-type="string">
            <text:p text:style-name="P20"><text:span text:style-name="T13">Email Id</text:span></text:p>
          </table:table-cell>
          <table:table-cell table:style-name="Table166.A7" office:value-type="string">
            <text:p text:style-name="P20"><text:span text:style-name="T13">admin_email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19</text:span></text:p>
          </table:table-cell>
          <table:table-cell table:style-name="Table166.A7" office:value-type="string">
            <text:p text:style-name="P20"><text:span text:style-name="T13">Institute Domain</text:span></text:p>
          </table:table-cell>
          <table:table-cell table:style-name="Table166.A7" office:value-type="string">
            <text:p text:style-name="P20"><text:span text:style-name="T13">Institute Domain</text:span></text:p>
          </table:table-cell>
          <table:table-cell table:style-name="Table166.A7" office:value-type="string">
            <text:p text:style-name="P20"><text:span text:style-name="T13">institute_domain</text:span></text:p>
          </table:table-cell>
          <table:table-cell table:style-name="Table166.A7" office:value-type="string">
            <text:p text:style-name="P20"><text:span text:style-name="T13">Combo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20</text:span></text:p>
          </table:table-cell>
          <table:table-cell table:style-name="Table166.A7" office:value-type="string">
            <text:p text:style-name="P20"><text:span text:style-name="T13">Registration Id</text:span></text:p>
          </table:table-cell>
          <table:table-cell table:style-name="Table166.A7" office:value-type="string">
            <text:p text:style-name="P20"><text:span text:style-name="T13">Registration Id</text:span></text:p>
          </table:table-cell>
          <table:table-cell table:style-name="Table166.A7" office:value-type="string">
            <text:p text:style-name="P20"><text:span text:style-name="T13">registration_id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  <table:table-row table:style-name="Table166.1">
          <table:table-cell table:style-name="Table166.A7" office:value-type="string">
            <text:p text:style-name="P22"><text:span text:style-name="T13">21</text:span></text:p>
          </table:table-cell>
          <table:table-cell table:style-name="Table166.A7" office:value-type="string">
            <text:p text:style-name="P20"><text:span text:style-name="T13">Institute Id</text:span></text:p>
          </table:table-cell>
          <table:table-cell table:style-name="Table166.A7" office:value-type="string">
            <text:p text:style-name="P20"><text:span text:style-name="T13">Institute Id</text:span></text:p>
          </table:table-cell>
          <table:table-cell table:style-name="Table166.A7" office:value-type="string">
            <text:p text:style-name="P20"><text:span text:style-name="T13">institute_id</text:span></text:p>
          </table:table-cell>
          <table:table-cell table:style-name="Table166.A7" office:value-type="string">
            <text:p text:style-name="P20"><text:span text:style-name="T13">Text box</text:span></text:p>
          </table:table-cell>
          <table:table-cell table:style-name="Table166.A7" office:value-type="string">
            <text:p text:style-name="P20"><text:span text:style-name="T13">Read only</text:span></text:p>
          </table:table-cell>
        </table:table-row>
      </table:table>
      <text:p text:style-name="P7"/>
      <text:p text:style-name="P4"/>
      <text:p text:style-name="P22"><text:span text:style-name="T9">7- <text:tab/>Chanage Password</text:span></text:p>
      <table:table table:name="Table167" table:style-name="Table167">
        <table:table-column table:style-name="Table167.A"/>
        <table:table-column table:style-name="Table167.B"/>
        <table:table-row table:style-name="Table167.1">
          <table:table-cell table:style-name="Table167.A1" table:number-columns-spanned="2" office:value-type="string">
            <text:p text:style-name="P22"><text:span text:style-name="T11">Action Class Name: Admin_AccountAction</text:span></text:p>
          </table:table-cell>
          <table:covered-table-cell/>
        </table:table-row>
        <table:table-row table:style-name="Table167.1">
          <table:table-cell table:style-name="Table167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67.1">
          <table:table-cell table:style-name="Table167.A3" office:value-type="string">
            <text:p text:style-name="P20"><text:span text:style-name="T13">Logical Name</text:span></text:p>
          </table:table-cell>
          <table:table-cell table:style-name="Table167.A3" office:value-type="string">
            <text:p text:style-name="P17"/>
          </table:table-cell>
        </table:table-row>
        <table:table-row table:style-name="Table167.1">
          <table:table-cell table:style-name="Table167.A3" office:value-type="string">
            <text:p text:style-name="P20"><text:span text:style-name="T13">Physical Path</text:span></text:p>
          </table:table-cell>
          <table:table-cell table:style-name="Table167.A3" office:value-type="string">
            <text:p text:style-name="P17"/>
          </table:table-cell>
        </table:table-row>
        <table:table-row table:style-name="Table167.1">
          <table:table-cell table:style-name="Table167.A3" office:value-type="string">
            <text:p text:style-name="P20"><text:span text:style-name="T13">Code:</text:span></text:p>
          </table:table-cell>
          <table:table-cell table:style-name="Table167.A3" office:value-type="string">
            <text:p text:style-name="P17"/>
          </table:table-cell>
        </table:table-row>
        <table:table-row table:style-name="Table167.1">
          <table:table-cell table:style-name="Table167.A3" office:value-type="string">
            <text:p text:style-name="P20"><text:span text:style-name="T13">Description:</text:span></text:p>
          </table:table-cell>
          <table:table-cell table:style-name="Table167.A3" office:value-type="string">
            <text:p text:style-name="P17"/>
          </table:table-cell>
        </table:table-row>
        <table:table-row table:style-name="Table167.1">
          <table:table-cell table:style-name="Table167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67.1">
          <table:table-cell table:style-name="Table167.A3" office:value-type="string">
            <text:p text:style-name="P20"><text:span text:style-name="T13">Logical Name</text:span></text:p>
          </table:table-cell>
          <table:table-cell table:style-name="Table167.A3" office:value-type="string">
            <text:p text:style-name="P20"><text:span text:style-name="T13">Admin_AccountAction</text:span></text:p>
          </table:table-cell>
        </table:table-row>
        <table:table-row table:style-name="Table167.1">
          <table:table-cell table:style-name="Table167.A3" office:value-type="string">
            <text:p text:style-name="P20"><text:span text:style-name="T13">Input JSP Form:</text:span></text:p>
          </table:table-cell>
          <table:table-cell table:style-name="Table167.A3" office:value-type="string">
            <text:p text:style-name="P18"/>
          </table:table-cell>
        </table:table-row>
        <table:table-row table:style-name="Table167.1">
          <table:table-cell table:style-name="Table167.A3" office:value-type="string">
            <text:p text:style-name="P20"><text:span text:style-name="T13">Physical Path(Type tag):</text:span></text:p>
          </table:table-cell>
          <table:table-cell table:style-name="Table167.A3" office:value-type="string">
            <text:p text:style-name="P20"><text:span text:style-name="T13">com.myapp.struts.institute_admin.Admin_AccountAction</text:span></text:p>
          </table:table-cell>
        </table:table-row>
        <table:table-row table:style-name="Table167.1">
          <table:table-cell table:style-name="Table167.A11" office:value-type="string">
            <text:p text:style-name="P20"><text:span text:style-name="T13">Logical Path</text:span></text:p>
          </table:table-cell>
          <table:table-cell table:style-name="Table167.A11" office:value-type="string">
            <text:p text:style-name="P20"><text:span text:style-name="T13">/admin_password</text:span></text:p>
          </table:table-cell>
        </table:table-row>
        <table:table-row table:style-name="Table167.1">
          <table:table-cell table:style-name="Table167.A3" office:value-type="string">
            <text:p text:style-name="P20"><text:span text:style-name="T13">Code:</text:span></text:p>
          </table:table-cell>
          <table:table-cell table:style-name="Table167.A3" office:value-type="string">
            <text:p text:style-name="P17"/>
          </table:table-cell>
        </table:table-row>
        <table:table-row table:style-name="Table167.1">
          <table:table-cell table:style-name="Table167.A3" office:value-type="string">
            <text:p text:style-name="P17"/>
            <text:p text:style-name="P20"><text:span text:style-name="T14">Description:</text:span></text:p>
          </table:table-cell>
          <table:table-cell table:style-name="Table167.A3" office:value-type="string">
            <text:p text:style-name="P20"><text:span text:style-name="T13">To show details of Instituteadmin .</text:span></text:p>
          </table:table-cell>
        </table:table-row>
      </table:table>
      <text:p text:style-name="P4"/>
      <table:table table:name="Table168" table:style-name="Table168">
        <table:table-column table:style-name="Table168.A"/>
        <table:table-column table:style-name="Table168.B"/>
        <table:table-column table:style-name="Table168.C"/>
        <table:table-row table:style-name="Table168.1">
          <table:table-cell table:style-name="Table168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68.1">
          <table:table-cell table:style-name="Table168.A2" office:value-type="string">
            <text:p text:style-name="P21"><text:span text:style-name="T11">Request Forwards Name </text:span></text:p>
          </table:table-cell>
          <table:table-cell table:style-name="Table168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68.A2" table:number-columns-spanned="0" office:value-type="string">
            <text:p text:style-name="P21"><text:span text:style-name="T11">Purpose</text:span></text:p>
          </table:table-cell>
        </table:table-row>
        <table:table-row table:style-name="Table168.1">
          <table:table-cell table:style-name="Table168.A3" office:value-type="string">
            <text:p text:style-name="P20"><text:span text:style-name="T13">success</text:span></text:p>
          </table:table-cell>
          <table:table-cell table:style-name="Table168.B3" table:number-columns-spanned="2" office:value-type="string">
            <text:p text:style-name="P20"><text:span text:style-name="T13">“/institute_admin_details1”</text:span></text:p>
          </table:table-cell>
          <table:covered-table-cell/>
          <table:table-cell table:style-name="Table168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168.1">
          <table:table-cell table:style-name="Table168.A4" office:value-type="string">
            <text:p text:style-name="P20"><text:span text:style-name="T13">failure</text:span></text:p>
          </table:table-cell>
          <table:table-cell table:style-name="Table168.B4" table:number-columns-spanned="2" office:value-type="string">
            <text:p text:style-name="P20"><text:span text:style-name="T13">“/update_election_manager.jsp”</text:span></text:p>
          </table:table-cell>
          <table:covered-table-cell/>
          <table:table-cell table:style-name="Table168.A4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column table:style-name="Table169.D"/>
        <table:table-row table:style-name="Table169.1">
          <table:table-cell table:style-name="Table169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69.1">
          <table:table-cell table:style-name="Table169.A2" office:value-type="string">
            <text:p text:style-name="P20"><text:span text:style-name="T11">S.No</text:span></text:p>
          </table:table-cell>
          <table:table-cell table:style-name="Table169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69.A2" office:value-type="string">
            <text:p text:style-name="P32"><text:span text:style-name="T11">Primary Key </text:span></text:p>
          </table:table-cell>
          <table:table-cell table:style-name="Table169.A2" table:number-columns-spanned="0" office:value-type="string">
            <text:p text:style-name="P20"><text:span text:style-name="T11">Purpose</text:span></text:p>
          </table:table-cell>
        </table:table-row>
        <table:table-row table:style-name="Table169.1">
          <table:table-cell table:style-name="Table169.A3" office:value-type="string">
            <text:p text:style-name="P20"><text:span text:style-name="T13">1</text:span></text:p>
          </table:table-cell>
          <table:table-cell table:style-name="Table169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169.A3" office:value-type="string">
            <text:p text:style-name="P20"><text:span text:style-name="T13">registration_id</text:span></text:p>
          </table:table-cell>
          <table:table-cell table:style-name="Table169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4"/>
      <table:table table:name="Table170" table:style-name="Table170">
        <table:table-column table:style-name="Table170.A"/>
        <table:table-column table:style-name="Table170.B"/>
        <table:table-column table:style-name="Table170.C"/>
        <table:table-column table:style-name="Table170.D"/>
        <table:table-row table:style-name="Table170.1">
          <table:table-cell table:style-name="Table170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70.1">
          <table:table-cell table:style-name="Table170.A2" office:value-type="string">
            <text:p text:style-name="P20"><text:span text:style-name="T11">S.No</text:span></text:p>
          </table:table-cell>
          <table:table-cell table:style-name="Table170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70.A2" office:value-type="string">
            <text:p text:style-name="P32"><text:span text:style-name="T11">Pojo Name</text:span></text:p>
          </table:table-cell>
          <table:table-cell table:style-name="Table170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70.1">
          <table:table-cell table:style-name="Table170.A3" office:value-type="string">
            <text:p text:style-name="P20"><text:span text:style-name="T13">1</text:span></text:p>
          </table:table-cell>
          <table:table-cell table:style-name="Table170.A3" table:number-columns-spanned="2" office:value-type="string">
            <text:p text:style-name="P20"><text:span text:style-name="T13">admin_registration</text:span></text:p>
          </table:table-cell>
          <table:covered-table-cell/>
          <table:table-cell table:style-name="Table170.A3" office:value-type="string">
            <text:p text:style-name="P20"><text:span text:style-name="T13">AdminRegistration</text:span></text:p>
          </table:table-cell>
          <table:table-cell table:style-name="Table170.A3" table:number-columns-spanned="0" office:value-type="string">
            <text:p text:style-name="P17"/>
          </table:table-cell>
        </table:table-row>
      </table:table>
      <text:p text:style-name="P4"/>
      <table:table table:name="Table171" table:style-name="Table171">
        <table:table-column table:style-name="Table171.A"/>
        <table:table-column table:style-name="Table171.B"/>
        <table:table-column table:style-name="Table171.C"/>
        <table:table-column table:style-name="Table171.D"/>
        <table:table-column table:style-name="Table171.E"/>
        <table:table-column table:style-name="Table171.F"/>
        <table:table-row table:style-name="Table171.1">
          <table:table-cell table:style-name="Table171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71.1">
          <table:table-cell table:style-name="Table171.A2" office:value-type="string">
            <text:p text:style-name="P20"><text:span text:style-name="T11">S.No</text:span></text:p>
          </table:table-cell>
          <table:table-cell table:style-name="Table171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71.A2" office:value-type="string">
            <text:p text:style-name="P32"><text:span text:style-name="T11">Method Name </text:span></text:p>
          </table:table-cell>
          <table:table-cell table:style-name="Table171.E2" office:value-type="string">
            <text:p text:style-name="P20"><text:span text:style-name="T11">Select Operation</text:span></text:p>
          </table:table-cell>
          <table:table-cell table:style-name="Table171.E2" office:value-type="string">
            <text:p text:style-name="P20"><text:span text:style-name="T11">Columns <text:s/>in Where clause</text:span></text:p>
          </table:table-cell>
          <table:table-cell table:style-name="Table171.A2" table:number-columns-spanned="0" office:value-type="string">
            <text:p text:style-name="P20"><text:span text:style-name="T11">Purpose </text:span></text:p>
          </table:table-cell>
        </table:table-row>
        <table:table-row table:style-name="Table171.1">
          <table:table-cell table:style-name="Table171.A3" office:value-type="string">
            <text:p text:style-name="P20"><text:span text:style-name="T13">1</text:span></text:p>
          </table:table-cell>
          <table:table-cell table:style-name="Table171.A3" table:number-columns-spanned="2" office:value-type="string">
            <text:p text:style-name="P20"><text:span text:style-name="T13">AdminRegistration</text:span></text:p>
          </table:table-cell>
          <table:covered-table-cell/>
          <table:table-cell table:style-name="Table171.A3" office:value-type="string">
            <text:p text:style-name="P20"><text:span text:style-name="T2">getAdminInstituteDetailsById()</text:span></text:p>
          </table:table-cell>
          <table:table-cell table:style-name="Table171.E3" office:value-type="string">
            <text:p text:style-name="P17"/>
          </table:table-cell>
          <table:table-cell table:style-name="Table171.E3" office:value-type="string">
            <text:p text:style-name="P20"><text:span text:style-name="T13">institute_id</text:span></text:p>
          </table:table-cell>
          <table:table-cell table:style-name="Table171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9"><text:tab/><text:tab/></text:span></text:p>
      <text:p text:style-name="P4"/>
      <text:p text:style-name="P20"><text:span text:style-name="T6"><text:tab/><text:tab/><text:tab/><text:tab/>File Name of view page:-</text:span><text:span text:style-name="T2"> <text:s/>institute_admin_details1.jsp </text:span></text:p>
      <text:p text:style-name="P20"><text:span text:style-name="T2"><text:tab/><text:tab/><text:tab/><text:tab/><text:tab/><text:tab/><text:tab/></text:span><text:span text:style-name="T6">Attributes</text:span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column table:style-name="Table172.D"/>
        <table:table-column table:style-name="Table172.E"/>
        <table:table-column table:style-name="Table172.F"/>
        <table:table-row table:style-name="Table172.1">
          <table:table-cell table:style-name="Table172.A1" office:value-type="string">
            <text:p text:style-name="P20"><text:span text:style-name="T11">S.No.</text:span></text:p>
          </table:table-cell>
          <table:table-cell table:style-name="Table172.A1" office:value-type="string">
            <text:p text:style-name="P20"><text:span text:style-name="T11">Attribute Name</text:span></text:p>
          </table:table-cell>
          <table:table-cell table:style-name="Table172.A1" office:value-type="string">
            <text:p text:style-name="P20"><text:span text:style-name="T11">Label </text:span></text:p>
          </table:table-cell>
          <table:table-cell table:style-name="Table172.A1" office:value-type="string">
            <text:p text:style-name="P20"><text:span text:style-name="T11">Field Name</text:span></text:p>
          </table:table-cell>
          <table:table-cell table:style-name="Table172.A1" office:value-type="string">
            <text:p text:style-name="P20"><text:span text:style-name="T11">Type</text:span></text:p>
          </table:table-cell>
          <table:table-cell table:style-name="Table172.A1" office:value-type="string">
            <text:p text:style-name="P20"><text:span text:style-name="T11">Validation</text:span></text:p>
          </table:table-cell>
        </table:table-row>
        <table:table-row table:style-name="Table172.1">
          <table:table-cell table:style-name="Table172.A2" office:value-type="string">
            <text:p text:style-name="P22"><text:span text:style-name="T13">1</text:span></text:p>
          </table:table-cell>
          <table:table-cell table:style-name="Table172.A2" office:value-type="string">
            <text:p text:style-name="P20"><text:span text:style-name="T13">User Id</text:span></text:p>
          </table:table-cell>
          <table:table-cell table:style-name="Table172.A2" office:value-type="string">
            <text:p text:style-name="P20"><text:span text:style-name="T13">User Id</text:span></text:p>
          </table:table-cell>
          <table:table-cell table:style-name="Table172.A2" office:value-type="string">
            <text:p text:style-name="P20"><text:span text:style-name="T13">user_id</text:span></text:p>
          </table:table-cell>
          <table:table-cell table:style-name="Table172.A2" office:value-type="string">
            <text:p text:style-name="P20"><text:span text:style-name="T13">Text box</text:span></text:p>
          </table:table-cell>
          <table:table-cell table:style-name="Table172.A2" office:value-type="string">
            <text:p text:style-name="P17"/>
          </table:table-cell>
        </table:table-row>
        <table:table-row table:style-name="Table172.1">
          <table:table-cell table:style-name="Table172.A2" office:value-type="string">
            <text:p text:style-name="P22"><text:span text:style-name="T13">2</text:span></text:p>
          </table:table-cell>
          <table:table-cell table:style-name="Table172.A2" office:value-type="string">
            <text:p text:style-name="P20"><text:span text:style-name="T13">New Password</text:span></text:p>
          </table:table-cell>
          <table:table-cell table:style-name="Table172.A2" office:value-type="string">
            <text:p text:style-name="P20"><text:span text:style-name="T13">New Password</text:span></text:p>
          </table:table-cell>
          <table:table-cell table:style-name="Table172.A2" office:value-type="string">
            <text:p text:style-name="P20"><text:span text:style-name="T13">password</text:span></text:p>
          </table:table-cell>
          <table:table-cell table:style-name="Table172.A2" office:value-type="string">
            <text:p text:style-name="P20"><text:span text:style-name="T13">Text box</text:span></text:p>
          </table:table-cell>
          <table:table-cell table:style-name="Table172.A2" office:value-type="string">
            <text:p text:style-name="P17"/>
          </table:table-cell>
        </table:table-row>
        <table:table-row table:style-name="Table172.1">
          <table:table-cell table:style-name="Table172.A2" office:value-type="string">
            <text:p text:style-name="P22"><text:span text:style-name="T13">3</text:span></text:p>
          </table:table-cell>
          <table:table-cell table:style-name="Table172.A2" office:value-type="string">
            <text:p text:style-name="P20"><text:span text:style-name="T13">Re-Enter Password</text:span></text:p>
          </table:table-cell>
          <table:table-cell table:style-name="Table172.A2" office:value-type="string">
            <text:p text:style-name="P20"><text:span text:style-name="T13">Re-Enter Password</text:span></text:p>
          </table:table-cell>
          <table:table-cell table:style-name="Table172.A2" office:value-type="string">
            <text:p text:style-name="P20"><text:span text:style-name="T13">repassword</text:span></text:p>
          </table:table-cell>
          <table:table-cell table:style-name="Table172.A2" office:value-type="string">
            <text:p text:style-name="P20"><text:span text:style-name="T13">Text box</text:span></text:p>
          </table:table-cell>
          <table:table-cell table:style-name="Table172.A2" office:value-type="string">
            <text:p text:style-name="P17"/>
          </table:table-cell>
        </table:table-row>
        <table:table-row table:style-name="Table172.1">
          <table:table-cell table:style-name="Table172.A2" office:value-type="string">
            <text:p text:style-name="P22"><text:span text:style-name="T13">4</text:span></text:p>
          </table:table-cell>
          <table:table-cell table:style-name="Table172.A2" office:value-type="string">
            <text:p text:style-name="P20"><text:span text:style-name="T13">Change Password</text:span></text:p>
          </table:table-cell>
          <table:table-cell table:style-name="Table172.A2" office:value-type="string">
            <text:p text:style-name="P20"><text:span text:style-name="T13">Change Password</text:span></text:p>
          </table:table-cell>
          <table:table-cell table:style-name="Table172.A2" office:value-type="string">
            <text:p text:style-name="P20"><text:span text:style-name="T13">submit</text:span></text:p>
          </table:table-cell>
          <table:table-cell table:style-name="Table172.A2" office:value-type="string">
            <text:p text:style-name="P20"><text:span text:style-name="T13">Submit button</text:span></text:p>
          </table:table-cell>
          <table:table-cell table:style-name="Table172.A2" office:value-type="string">
            <text:p text:style-name="P20"><text:span text:style-name="T13">Check password()</text:span></text:p>
          </table:table-cell>
        </table:table-row>
        <table:table-row table:style-name="Table172.1">
          <table:table-cell table:style-name="Table172.A2" office:value-type="string">
            <text:p text:style-name="P22"><text:span text:style-name="T13">5</text:span></text:p>
          </table:table-cell>
          <table:table-cell table:style-name="Table172.A2" office:value-type="string">
            <text:p text:style-name="P20"><text:span text:style-name="T13">Cancel</text:span></text:p>
          </table:table-cell>
          <table:table-cell table:style-name="Table172.A2" office:value-type="string">
            <text:p text:style-name="P20"><text:span text:style-name="T13">Cancel</text:span></text:p>
          </table:table-cell>
          <table:table-cell table:style-name="Table172.A2" office:value-type="string">
            <text:p text:style-name="P20"><text:span text:style-name="T13">cancel</text:span></text:p>
          </table:table-cell>
          <table:table-cell table:style-name="Table172.A2" office:value-type="string">
            <text:p text:style-name="P20"><text:span text:style-name="T13">Button </text:span></text:p>
          </table:table-cell>
          <table:table-cell table:style-name="Table172.A2" office:value-type="string">
            <text:p text:style-name="P20"><text:span text:style-name="T13">quit()</text:span></text:p>
          </table:table-cell>
        </table:table-row>
      </table:table>
      <text:p text:style-name="P9"/>
      <text:p text:style-name="P20"><text:span text:style-name="T6">Technology Used</text:span>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 table:style-name="Table173.1">
          <table:table-cell table:style-name="Table173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173.1">
          <table:table-cell table:style-name="Table173.A2" office:value-type="string">
            <text:p text:style-name="P20"><text:span text:style-name="T11">Attribute Name<text:tab/></text:span></text:p>
          </table:table-cell>
          <table:table-cell table:style-name="Table173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173.A2" table:number-columns-spanned="0" office:value-type="string">
            <text:p text:style-name="P20"><text:span text:style-name="T11">Purpose</text:span></text:p>
          </table:table-cell>
        </table:table-row>
        <table:table-row table:style-name="Table173.1">
          <table:table-cell table:style-name="Table173.A3" office:value-type="string">
            <text:p text:style-name="P20"><text:span text:style-name="T13">Cancel</text:span></text:p>
          </table:table-cell>
          <table:table-cell table:style-name="Table173.A3" table:number-columns-spanned="2" office:value-type="string">
            <text:p text:style-name="P20"><text:span text:style-name="T13">quit()</text:span></text:p>
          </table:table-cell>
          <table:covered-table-cell/>
          <table:table-cell table:style-name="Table173.A3" table:number-columns-spanned="0" office:value-type="string">
            <text:p text:style-name="P20"><text:span text:style-name="T13">To return to last Action performed</text:span></text:p>
          </table:table-cell>
        </table:table-row>
        <table:table-row table:style-name="Table173.1">
          <table:table-cell table:style-name="Table173.A2" office:value-type="string">
            <text:p text:style-name="P20"><text:span text:style-name="T13">Change Password</text:span></text:p>
          </table:table-cell>
          <table:table-cell table:style-name="Table173.A2" table:number-columns-spanned="2" office:value-type="string">
            <text:p text:style-name="P20"><text:span text:style-name="T13">Check password()</text:span></text:p>
          </table:table-cell>
          <table:covered-table-cell/>
          <table:table-cell table:style-name="Table173.A2" table:number-columns-spanned="0" office:value-type="string">
            <text:p text:style-name="P20"><text:span text:style-name="T13">To prevent null and duplicate entry into database </text:span></text:p>
          </table:table-cell>
        </table:table-row>
      </table:table>
      <text:p text:style-name="P11"/>
      <table:table table:name="Table174" table:style-name="Table174">
        <table:table-column table:style-name="Table174.A"/>
        <table:table-column table:style-name="Table174.B"/>
        <text:soft-page-break/>
        <table:table-row table:style-name="Table174.1">
          <table:table-cell table:style-name="Table174.A1" table:number-columns-spanned="2" office:value-type="string">
            <text:p text:style-name="P22"><text:span text:style-name="T11">Action Class Name: ChangePasswordAction</text:span></text:p>
          </table:table-cell>
          <table:covered-table-cell/>
        </table:table-row>
        <table:table-row table:style-name="Table174.1">
          <table:table-cell table:style-name="Table174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74.1">
          <table:table-cell table:style-name="Table174.A3" office:value-type="string">
            <text:p text:style-name="P20"><text:span text:style-name="T13">Logical Name</text:span></text:p>
          </table:table-cell>
          <table:table-cell table:style-name="Table174.A3" office:value-type="string">
            <text:p text:style-name="P20"><text:span text:style-name="T13">AdminViewActionForm</text:span></text:p>
          </table:table-cell>
        </table:table-row>
        <table:table-row table:style-name="Table174.1">
          <table:table-cell table:style-name="Table174.A3" office:value-type="string">
            <text:p text:style-name="P20"><text:span text:style-name="T13">Physical Path</text:span></text:p>
          </table:table-cell>
          <table:table-cell table:style-name="Table174.A3" office:value-type="string">
            <text:p text:style-name="P20"><text:span text:style-name="T13">com.myapp.struts.admin.AdminViewActionForm</text:span></text:p>
          </table:table-cell>
        </table:table-row>
        <table:table-row table:style-name="Table174.1">
          <table:table-cell table:style-name="Table174.A3" office:value-type="string">
            <text:p text:style-name="P20"><text:span text:style-name="T13">Code:</text:span></text:p>
          </table:table-cell>
          <table:table-cell table:style-name="Table174.A3" office:value-type="string">
            <text:p text:style-name="P17"/>
          </table:table-cell>
        </table:table-row>
        <table:table-row table:style-name="Table174.1">
          <table:table-cell table:style-name="Table174.A3" office:value-type="string">
            <text:p text:style-name="P20"><text:span text:style-name="T13">Description:</text:span></text:p>
          </table:table-cell>
          <table:table-cell table:style-name="Table174.A3" office:value-type="string">
            <text:p text:style-name="P20"><text:span text:style-name="T13">For defining setter and getter functions.</text:span></text:p>
          </table:table-cell>
        </table:table-row>
        <table:table-row table:style-name="Table174.1">
          <table:table-cell table:style-name="Table174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74.1">
          <table:table-cell table:style-name="Table174.A3" office:value-type="string">
            <text:p text:style-name="P20"><text:span text:style-name="T13">Logical Name</text:span></text:p>
          </table:table-cell>
          <table:table-cell table:style-name="Table174.A3" office:value-type="string">
            <text:p text:style-name="P20"><text:span text:style-name="T13">ChangePasswordAction</text:span></text:p>
          </table:table-cell>
        </table:table-row>
        <table:table-row table:style-name="Table174.1">
          <table:table-cell table:style-name="Table174.A3" office:value-type="string">
            <text:p text:style-name="P20"><text:span text:style-name="T13">Input JSP Form:</text:span></text:p>
          </table:table-cell>
          <table:table-cell table:style-name="Table174.A3" office:value-type="string">
            <text:p text:style-name="P18"/>
          </table:table-cell>
        </table:table-row>
        <table:table-row table:style-name="Table174.1">
          <table:table-cell table:style-name="Table174.A3" office:value-type="string">
            <text:p text:style-name="P20"><text:span text:style-name="T13">Physical Path(Type tag):</text:span></text:p>
          </table:table-cell>
          <table:table-cell table:style-name="Table174.A3" office:value-type="string">
            <text:p text:style-name="P20"><text:span text:style-name="T13">com.myapp.struts.institute_admin.ChangePasswordAction</text:span></text:p>
          </table:table-cell>
        </table:table-row>
        <table:table-row table:style-name="Table174.1">
          <table:table-cell table:style-name="Table174.A11" office:value-type="string">
            <text:p text:style-name="P20"><text:span text:style-name="T13">Logical Path</text:span></text:p>
          </table:table-cell>
          <table:table-cell table:style-name="Table174.A11" office:value-type="string">
            <text:p text:style-name="P20"><text:span text:style-name="T13">/changeadminpassword</text:span></text:p>
          </table:table-cell>
        </table:table-row>
        <table:table-row table:style-name="Table174.1">
          <table:table-cell table:style-name="Table174.A3" office:value-type="string">
            <text:p text:style-name="P20"><text:span text:style-name="T13">Code:</text:span></text:p>
          </table:table-cell>
          <table:table-cell table:style-name="Table174.A3" office:value-type="string">
            <text:p text:style-name="P17"/>
          </table:table-cell>
        </table:table-row>
        <table:table-row table:style-name="Table174.1">
          <table:table-cell table:style-name="Table174.A3" office:value-type="string">
            <text:p text:style-name="P17"/>
            <text:p text:style-name="P20"><text:span text:style-name="T14">Description:</text:span></text:p>
          </table:table-cell>
          <table:table-cell table:style-name="Table174.A3" office:value-type="string">
            <text:p text:style-name="P20"><text:span text:style-name="T13">To change password of Instituteadmin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75.1">
          <table:table-cell table:style-name="Table175.A2" office:value-type="string">
            <text:p text:style-name="P21"><text:span text:style-name="T11">Request Forwards Name </text:span></text:p>
          </table:table-cell>
          <table:table-cell table:style-name="Table175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75.A2" table:number-columns-spanned="0" office:value-type="string">
            <text:p text:style-name="P21"><text:span text:style-name="T11">Purpose</text:span></text:p>
          </table:table-cell>
        </table:table-row>
        <table:table-row table:style-name="Table175.1">
          <table:table-cell table:style-name="Table175.A3" office:value-type="string">
            <text:p text:style-name="P20"><text:span text:style-name="T13">success</text:span></text:p>
          </table:table-cell>
          <table:table-cell table:style-name="Table175.B3" table:number-columns-spanned="2" office:value-type="string">
            <text:p text:style-name="P20"><text:span text:style-name="T13">“/institute_admin_details1.jsp”</text:span></text:p>
          </table:table-cell>
          <table:covered-table-cell/>
          <table:table-cell table:style-name="Table175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175.1">
          <table:table-cell table:style-name="Table175.A4" office:value-type="string">
            <text:p text:style-name="P20"><text:span text:style-name="T13">failure</text:span></text:p>
          </table:table-cell>
          <table:table-cell table:style-name="Table175.B4" table:number-columns-spanned="2" office:value-type="string">
            <text:p text:style-name="P20"><text:span text:style-name="T13">“/update_election_manager.jsp”</text:span></text:p>
          </table:table-cell>
          <table:covered-table-cell/>
          <table:table-cell table:style-name="Table175.A4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column table:style-name="Table176.D"/>
        <table:table-row table:style-name="Table176.1">
          <table:table-cell table:style-name="Table176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76.1">
          <table:table-cell table:style-name="Table176.A2" office:value-type="string">
            <text:p text:style-name="P20"><text:span text:style-name="T11">S.No</text:span></text:p>
          </table:table-cell>
          <table:table-cell table:style-name="Table176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76.A2" office:value-type="string">
            <text:p text:style-name="P32"><text:span text:style-name="T11">Primary Key </text:span></text:p>
          </table:table-cell>
          <table:table-cell table:style-name="Table176.A2" table:number-columns-spanned="0" office:value-type="string">
            <text:p text:style-name="P20"><text:span text:style-name="T11">Purpose</text:span></text:p>
          </table:table-cell>
        </table:table-row>
        <table:table-row table:style-name="Table176.1">
          <table:table-cell table:style-name="Table176.A3" office:value-type="string">
            <text:p text:style-name="P20"><text:span text:style-name="T13">1</text:span></text:p>
          </table:table-cell>
          <table:table-cell table:style-name="Table176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176.A3" office:value-type="string">
            <text:p text:style-name="P20"><text:span text:style-name="T13">user_id</text:span></text:p>
          </table:table-cell>
          <table:table-cell table:style-name="Table176.A3" table:number-columns-spanned="0" office:value-type="string">
            <text:p text:style-name="P20"><text:span text:style-name="T13">To retrive and update data </text:span></text:p>
          </table:table-cell>
        </table:table-row>
      </table:table>
      <text:p text:style-name="P4"/>
      <table:table table:name="Table177" table:style-name="Table177">
        <table:table-column table:style-name="Table177.A"/>
        <table:table-column table:style-name="Table177.B"/>
        <table:table-column table:style-name="Table177.C"/>
        <table:table-column table:style-name="Table177.D"/>
        <table:table-row table:style-name="Table177.1">
          <table:table-cell table:style-name="Table177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77.1">
          <table:table-cell table:style-name="Table177.A2" office:value-type="string">
            <text:p text:style-name="P20"><text:span text:style-name="T11">S.No</text:span></text:p>
          </table:table-cell>
          <table:table-cell table:style-name="Table177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77.A2" office:value-type="string">
            <text:p text:style-name="P32"><text:span text:style-name="T11">Pojo Name</text:span></text:p>
          </table:table-cell>
          <table:table-cell table:style-name="Table177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77.1">
          <table:table-cell table:style-name="Table177.A3" office:value-type="string">
            <text:p text:style-name="P20"><text:span text:style-name="T13">1</text:span></text:p>
          </table:table-cell>
          <table:table-cell table:style-name="Table177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177.A3" office:value-type="string">
            <text:p text:style-name="P20"><text:span text:style-name="T13">Login</text:span></text:p>
          </table:table-cell>
          <table:table-cell table:style-name="Table177.A3" table:number-columns-spanned="0" office:value-type="string">
            <text:p text:style-name="P17"/>
          </table:table-cell>
        </table:table-row>
      </table:table>
      <text:p text:style-name="P4"/>
      <table:table table:name="Table178" table:style-name="Table178">
        <table:table-column table:style-name="Table178.A"/>
        <table:table-column table:style-name="Table178.B"/>
        <table:table-column table:style-name="Table178.C"/>
        <table:table-column table:style-name="Table178.D"/>
        <table:table-column table:style-name="Table178.E"/>
        <table:table-column table:style-name="Table178.F"/>
        <table:table-row table:style-name="Table178.1">
          <table:table-cell table:style-name="Table178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78.1">
          <table:table-cell table:style-name="Table178.A2" office:value-type="string">
            <text:p text:style-name="P20"><text:span text:style-name="T11">S.No</text:span></text:p>
          </table:table-cell>
          <table:table-cell table:style-name="Table178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78.A2" office:value-type="string">
            <text:p text:style-name="P32"><text:span text:style-name="T11">Method Name </text:span></text:p>
          </table:table-cell>
          <table:table-cell table:style-name="Table178.E2" office:value-type="string">
            <text:p text:style-name="P20"><text:span text:style-name="T11">Select Operation</text:span></text:p>
          </table:table-cell>
          <table:table-cell table:style-name="Table178.E2" office:value-type="string">
            <text:p text:style-name="P20"><text:span text:style-name="T11">Columns <text:s/>in Where clause</text:span></text:p>
          </table:table-cell>
          <table:table-cell table:style-name="Table178.A2" table:number-columns-spanned="0" office:value-type="string">
            <text:p text:style-name="P20"><text:span text:style-name="T11">Purpose </text:span></text:p>
          </table:table-cell>
        </table:table-row>
        <table:table-row table:style-name="Table178.1">
          <table:table-cell table:style-name="Table178.A3" office:value-type="string">
            <text:p text:style-name="P20"><text:span text:style-name="T13">1</text:span></text:p>
          </table:table-cell>
          <table:table-cell table:style-name="Table178.A3" table:number-columns-spanned="2" office:value-type="string">
            <text:p text:style-name="P20"><text:span text:style-name="T13">Login</text:span></text:p>
          </table:table-cell>
          <table:covered-table-cell/>
          <table:table-cell table:style-name="Table178.A3" office:value-type="string">
            <text:p text:style-name="P20"><text:span text:style-name="T2">getUser()</text:span></text:p>
          </table:table-cell>
          <table:table-cell table:style-name="Table178.E3" office:value-type="string">
            <text:p text:style-name="P17"/>
          </table:table-cell>
          <table:table-cell table:style-name="Table178.E3" office:value-type="string">
            <text:p text:style-name="P20"><text:span text:style-name="T13">user_id</text:span></text:p>
          </table:table-cell>
          <table:table-cell table:style-name="Table178.A3" table:number-columns-spanned="0" office:value-type="string">
            <text:p text:style-name="P20"><text:span text:style-name="T13">To retrive data from table</text:span></text:p>
          </table:table-cell>
        </table:table-row>
        <table:table-row table:style-name="Table178.1">
          <table:table-cell table:style-name="Table178.A3" office:value-type="string">
            <text:p text:style-name="P17"/>
          </table:table-cell>
          <table:table-cell table:style-name="Table178.A3" table:number-columns-spanned="2" office:value-type="string">
            <text:p text:style-name="P17"/>
          </table:table-cell>
          <table:covered-table-cell/>
          <table:table-cell table:style-name="Table178.A3" office:value-type="string">
            <text:p text:style-name="P20"><text:span text:style-name="T2">update()</text:span></text:p>
          </table:table-cell>
          <table:table-cell table:style-name="Table178.E3" office:value-type="string">
            <text:p text:style-name="P17"/>
          </table:table-cell>
          <table:table-cell table:style-name="Table178.E3" office:value-type="string">
            <text:p text:style-name="P17"/>
          </table:table-cell>
          <table:table-cell table:style-name="Table178.A3" table:number-columns-spanned="0" office:value-type="string">
            <text:p text:style-name="P20"><text:span text:style-name="T13">To update data into table.</text:span></text:p>
          </table:table-cell>
        </table:table-row>
      </table:table>
      <text:p text:style-name="P20"><text:span text:style-name="T4"><text:tab/>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20"><text:span text:style-name="T6">File Name of view page:-</text:span><text:span text:style-name="T2"> <text:s/>search_election_details.jsp </text:span></text:p>
      <text:p text:style-name="P20"><text:span text:style-name="T2"><text:tab/><text:tab/><text:tab/><text:tab/><text:tab/><text:tab/><text:tab/></text:span><text:span text:style-name="T6">Attributes</text:span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column table:style-name="Table179.D"/>
        <table:table-column table:style-name="Table179.E"/>
        <table:table-column table:style-name="Table179.F"/>
        <table:table-row table:style-name="Table179.1">
          <table:table-cell table:style-name="Table179.A1" office:value-type="string">
            <text:p text:style-name="P20"><text:span text:style-name="T11">S.No.</text:span></text:p>
          </table:table-cell>
          <table:table-cell table:style-name="Table179.A1" office:value-type="string">
            <text:p text:style-name="P20"><text:span text:style-name="T11">Attribute Name</text:span></text:p>
          </table:table-cell>
          <table:table-cell table:style-name="Table179.A1" office:value-type="string">
            <text:p text:style-name="P20"><text:span text:style-name="T11">Label </text:span></text:p>
          </table:table-cell>
          <table:table-cell table:style-name="Table179.A1" office:value-type="string">
            <text:p text:style-name="P20"><text:span text:style-name="T11">Field Name</text:span></text:p>
          </table:table-cell>
          <table:table-cell table:style-name="Table179.A1" office:value-type="string">
            <text:p text:style-name="P20"><text:span text:style-name="T11">Type</text:span></text:p>
          </table:table-cell>
          <table:table-cell table:style-name="Table179.A1" office:value-type="string">
            <text:p text:style-name="P20"><text:span text:style-name="T11">Validation</text:span></text:p>
          </table:table-cell>
        </table:table-row>
        <table:table-row table:style-name="Table179.1">
          <table:table-cell table:style-name="Table179.A2" office:value-type="string">
            <text:p text:style-name="P22"><text:span text:style-name="T13">1</text:span></text:p>
          </table:table-cell>
          <table:table-cell table:style-name="Table179.A2" office:value-type="string">
            <text:p text:style-name="P20"><text:span text:style-name="T13">search_keyword</text:span></text:p>
          </table:table-cell>
          <table:table-cell table:style-name="Table179.A2" office:value-type="string">
            <text:p text:style-name="P20"><text:span text:style-name="T13">Enter Starting Keywords</text:span></text:p>
          </table:table-cell>
          <table:table-cell table:style-name="Table179.A2" office:value-type="string">
            <text:p text:style-name="P20"><text:span text:style-name="T13">search_keyword</text:span></text:p>
          </table:table-cell>
          <table:table-cell table:style-name="Table179.A2" office:value-type="string">
            <text:p text:style-name="P20"><text:span text:style-name="T13">Text box</text:span></text:p>
          </table:table-cell>
          <table:table-cell table:style-name="Table179.A2" office:value-type="string">
            <text:p text:style-name="P20"><text:span text:style-name="T13">Fun()</text:span></text:p>
          </table:table-cell>
        </table:table-row>
        <table:table-row table:style-name="Table179.1">
          <table:table-cell table:style-name="Table179.A2" office:value-type="string">
            <text:p text:style-name="P22"><text:span text:style-name="T13">2</text:span></text:p>
          </table:table-cell>
          <table:table-cell table:style-name="Table179.A2" office:value-type="string">
            <text:p text:style-name="P20"><text:span text:style-name="T13">search_by</text:span></text:p>
          </table:table-cell>
          <table:table-cell table:style-name="Table179.A2" office:value-type="string">
            <text:p text:style-name="P20"><text:span text:style-name="T13">In Fields</text:span></text:p>
          </table:table-cell>
          <table:table-cell table:style-name="Table179.A2" office:value-type="string">
            <text:p text:style-name="P20"><text:span text:style-name="T13">search_by</text:span></text:p>
          </table:table-cell>
          <table:table-cell table:style-name="Table179.A2" office:value-type="string">
            <text:p text:style-name="P20"><text:span text:style-name="T13">Combo Box</text:span></text:p>
          </table:table-cell>
          <table:table-cell table:style-name="Table179.A2" office:value-type="string">
            <text:p text:style-name="P20"><text:span text:style-name="T13">Fun()</text:span></text:p>
          </table:table-cell>
        </table:table-row>
        <table:table-row table:style-name="Table179.1">
          <table:table-cell table:style-name="Table179.A2" office:value-type="string">
            <text:p text:style-name="P22"><text:span text:style-name="T13">3</text:span></text:p>
          </table:table-cell>
          <table:table-cell table:style-name="Table179.A2" office:value-type="string">
            <text:p text:style-name="P20"><text:span text:style-name="T13">sort_by</text:span></text:p>
          </table:table-cell>
          <table:table-cell table:style-name="Table179.A2" office:value-type="string">
            <text:p text:style-name="P20"><text:span text:style-name="T13">Fields</text:span></text:p>
          </table:table-cell>
          <table:table-cell table:style-name="Table179.A2" office:value-type="string">
            <text:p text:style-name="P20"><text:span text:style-name="T13">sort_by</text:span></text:p>
          </table:table-cell>
          <table:table-cell table:style-name="Table179.A2" office:value-type="string">
            <text:p text:style-name="P20"><text:span text:style-name="T13">Combo Box</text:span></text:p>
          </table:table-cell>
          <table:table-cell table:style-name="Table179.A2" office:value-type="string">
            <text:p text:style-name="P20"><text:span text:style-name="T13">Fun()</text:span></text:p>
          </table:table-cell>
        </table:table-row>
        <table:table-row table:style-name="Table179.1">
          <table:table-cell table:style-name="Table179.A2" office:value-type="string">
            <text:p text:style-name="P22"><text:span text:style-name="T13">4</text:span></text:p>
          </table:table-cell>
          <table:table-cell table:style-name="Table179.A2" office:value-type="string">
            <text:p text:style-name="P20"><text:span text:style-name="T13">Clear</text:span></text:p>
          </table:table-cell>
          <table:table-cell table:style-name="Table179.A2" office:value-type="string">
            <text:p text:style-name="P20"><text:span text:style-name="T13">Clear</text:span></text:p>
          </table:table-cell>
          <table:table-cell table:style-name="Table179.A2" office:value-type="string">
            <text:p text:style-name="P20"><text:span text:style-name="T13">Clear</text:span></text:p>
          </table:table-cell>
          <table:table-cell table:style-name="Table179.A2" office:value-type="string">
            <text:p text:style-name="P20"><text:span text:style-name="T13">Reset button</text:span></text:p>
          </table:table-cell>
          <table:table-cell table:style-name="Table179.A2" office:value-type="string">
            <text:p text:style-name="P17"/>
          </table:table-cell>
        </table:table-row>
      </table:table>
      <text:p text:style-name="P9"/>
      <text:p text:style-name="P20"><text:span text:style-name="T6">Technology Used</text:span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180.1">
          <table:table-cell table:style-name="Table180.A2" office:value-type="string">
            <text:p text:style-name="P20"><text:span text:style-name="T11">Attribute Name<text:tab/></text:span></text:p>
          </table:table-cell>
          <table:table-cell table:style-name="Table180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180.A2" table:number-columns-spanned="0" office:value-type="string">
            <text:p text:style-name="P20"><text:span text:style-name="T11">Purpose</text:span></text:p>
          </table:table-cell>
        </table:table-row>
        <table:table-row table:style-name="Table180.1">
          <table:table-cell table:style-name="Table180.A3" office:value-type="string">
            <text:p text:style-name="P20"><text:span text:style-name="T13">Search_keywords,searchby,sort_by</text:span></text:p>
          </table:table-cell>
          <table:table-cell table:style-name="Table180.A3" table:number-columns-spanned="2" office:value-type="string">
            <text:p text:style-name="P20"><text:span text:style-name="T13">Fun()</text:span></text:p>
          </table:table-cell>
          <table:covered-table-cell/>
          <table:table-cell table:style-name="Table180.A3" table:number-columns-spanned="0" office:value-type="string">
            <text:p text:style-name="P20"><text:span text:style-name="T13">Return search result in grid.</text:span></text:p>
          </table:table-cell>
        </table:table-row>
      </table:table>
      <text:p text:style-name="P11"/>
      <table:table table:name="Table181" table:style-name="Table181">
        <table:table-column table:style-name="Table181.A"/>
        <table:table-column table:style-name="Table181.B"/>
        <text:soft-page-break/>
        <table:table-row table:style-name="Table181.1">
          <table:table-cell table:style-name="Table181.A1" table:number-columns-spanned="2" office:value-type="string">
            <text:p text:style-name="P22"><text:span text:style-name="T11">Action Class Name: </text:span><text:span text:style-name="T13">View_ElectionsAction</text:span></text:p>
          </table:table-cell>
          <table:covered-table-cell/>
        </table:table-row>
        <table:table-row table:style-name="Table181.1">
          <table:table-cell table:style-name="Table181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81.1">
          <table:table-cell table:style-name="Table181.A3" office:value-type="string">
            <text:p text:style-name="P20"><text:span text:style-name="T13">Logical Name</text:span></text:p>
          </table:table-cell>
          <table:table-cell table:style-name="Table181.A3" office:value-type="string">
            <text:p text:style-name="P17"/>
          </table:table-cell>
        </table:table-row>
        <table:table-row table:style-name="Table181.1">
          <table:table-cell table:style-name="Table181.A3" office:value-type="string">
            <text:p text:style-name="P20"><text:span text:style-name="T13">Physical Path</text:span></text:p>
          </table:table-cell>
          <table:table-cell table:style-name="Table181.A3" office:value-type="string">
            <text:p text:style-name="P17"/>
          </table:table-cell>
        </table:table-row>
        <table:table-row table:style-name="Table181.1">
          <table:table-cell table:style-name="Table181.A3" office:value-type="string">
            <text:p text:style-name="P20"><text:span text:style-name="T13">Code:</text:span></text:p>
          </table:table-cell>
          <table:table-cell table:style-name="Table181.A3" office:value-type="string">
            <text:p text:style-name="P17"/>
          </table:table-cell>
        </table:table-row>
        <table:table-row table:style-name="Table181.1">
          <table:table-cell table:style-name="Table181.A3" office:value-type="string">
            <text:p text:style-name="P20"><text:span text:style-name="T13">Description:</text:span></text:p>
          </table:table-cell>
          <table:table-cell table:style-name="Table181.A3" office:value-type="string">
            <text:p text:style-name="P17"/>
          </table:table-cell>
        </table:table-row>
        <table:table-row table:style-name="Table181.1">
          <table:table-cell table:style-name="Table181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81.1">
          <table:table-cell table:style-name="Table181.A3" office:value-type="string">
            <text:p text:style-name="P20"><text:span text:style-name="T13">Logical Name</text:span></text:p>
          </table:table-cell>
          <table:table-cell table:style-name="Table181.A3" office:value-type="string">
            <text:p text:style-name="P20"><text:span text:style-name="T13">View_ElectionsAction</text:span></text:p>
          </table:table-cell>
        </table:table-row>
        <table:table-row table:style-name="Table181.1">
          <table:table-cell table:style-name="Table181.A3" office:value-type="string">
            <text:p text:style-name="P20"><text:span text:style-name="T13">Input JSP Form:</text:span></text:p>
          </table:table-cell>
          <table:table-cell table:style-name="Table181.A3" office:value-type="string">
            <text:p text:style-name="P18"/>
          </table:table-cell>
        </table:table-row>
        <table:table-row table:style-name="Table181.1">
          <table:table-cell table:style-name="Table181.A3" office:value-type="string">
            <text:p text:style-name="P20"><text:span text:style-name="T13">Physical Path(Type tag):</text:span></text:p>
          </table:table-cell>
          <table:table-cell table:style-name="Table181.A3" office:value-type="string">
            <text:p text:style-name="P20"><text:span text:style-name="T13">com.myapp.struts.institute_admin.View_ElectionsAction</text:span></text:p>
          </table:table-cell>
        </table:table-row>
        <table:table-row table:style-name="Table181.1">
          <table:table-cell table:style-name="Table181.A11" office:value-type="string">
            <text:p text:style-name="P20"><text:span text:style-name="T13">Logical Path</text:span></text:p>
          </table:table-cell>
          <table:table-cell table:style-name="Table181.A11" office:value-type="string">
            <text:p text:style-name="P20"><text:span text:style-name="T13">/get_elections</text:span></text:p>
          </table:table-cell>
        </table:table-row>
        <table:table-row table:style-name="Table181.1">
          <table:table-cell table:style-name="Table181.A3" office:value-type="string">
            <text:p text:style-name="P20"><text:span text:style-name="T13">Code:</text:span></text:p>
          </table:table-cell>
          <table:table-cell table:style-name="Table181.A3" office:value-type="string">
            <text:p text:style-name="P17"/>
          </table:table-cell>
        </table:table-row>
        <table:table-row table:style-name="Table181.1">
          <table:table-cell table:style-name="Table181.A3" office:value-type="string">
            <text:p text:style-name="P17"/>
            <text:p text:style-name="P20"><text:span text:style-name="T14">Description:</text:span></text:p>
          </table:table-cell>
          <table:table-cell table:style-name="Table181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182" table:style-name="Table182">
        <table:table-column table:style-name="Table182.A"/>
        <table:table-column table:style-name="Table182.B"/>
        <table:table-column table:style-name="Table182.C"/>
        <table:table-row table:style-name="Table182.1">
          <table:table-cell table:style-name="Table182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82.1">
          <table:table-cell table:style-name="Table182.A2" office:value-type="string">
            <text:p text:style-name="P21"><text:span text:style-name="T11">Request Forwards Name </text:span></text:p>
          </table:table-cell>
          <table:table-cell table:style-name="Table182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82.A2" table:number-columns-spanned="0" office:value-type="string">
            <text:p text:style-name="P21"><text:span text:style-name="T11">Purpose</text:span></text:p>
          </table:table-cell>
        </table:table-row>
        <table:table-row table:style-name="Table182.1">
          <table:table-cell table:style-name="Table182.A3" office:value-type="string">
            <text:p text:style-name="P20"><text:span text:style-name="T13">success</text:span></text:p>
          </table:table-cell>
          <table:table-cell table:style-name="Table182.B3" table:number-columns-spanned="2" office:value-type="string">
            <text:p text:style-name="P20"><text:span text:style-name="T13">“/institute_admin/view_electionsgrid.jsp”</text:span></text:p>
          </table:table-cell>
          <table:covered-table-cell/>
          <table:table-cell table:style-name="Table182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column table:style-name="Table183.D"/>
        <table:table-row table:style-name="Table183.1">
          <table:table-cell table:style-name="Table183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83.1">
          <table:table-cell table:style-name="Table183.A2" office:value-type="string">
            <text:p text:style-name="P20"><text:span text:style-name="T11">S.No</text:span></text:p>
          </table:table-cell>
          <table:table-cell table:style-name="Table183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83.A2" office:value-type="string">
            <text:p text:style-name="P32"><text:span text:style-name="T11">Primary Key </text:span></text:p>
          </table:table-cell>
          <table:table-cell table:style-name="Table183.A2" table:number-columns-spanned="0" office:value-type="string">
            <text:p text:style-name="P20"><text:span text:style-name="T11">Purpose</text:span></text:p>
          </table:table-cell>
        </table:table-row>
        <table:table-row table:style-name="Table183.1">
          <table:table-cell table:style-name="Table183.A3" office:value-type="string">
            <text:p text:style-name="P20"><text:span text:style-name="T13">1</text:span></text:p>
          </table:table-cell>
          <table:table-cell table:style-name="Table183.A3" table:number-columns-spanned="2" office:value-type="string">
            <text:p text:style-name="P20"><text:span text:style-name="T13">election_rule</text:span></text:p>
          </table:table-cell>
          <table:covered-table-cell/>
          <table:table-cell table:style-name="Table183.A3" office:value-type="string">
            <text:p text:style-name="P20"><text:span text:style-name="T13">Rule_id,election_id,institute_id</text:span></text:p>
          </table:table-cell>
          <table:table-cell table:style-name="Table183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183.1">
          <table:table-cell table:style-name="Table183.A3" office:value-type="string">
            <text:p text:style-name="P20"><text:span text:style-name="T13">2</text:span></text:p>
          </table:table-cell>
          <table:table-cell table:style-name="Table183.A3" table:number-columns-spanned="2" office:value-type="string">
            <text:p text:style-name="P20"><text:span text:style-name="T13">eligibilty</text:span></text:p>
          </table:table-cell>
          <table:covered-table-cell/>
          <table:table-cell table:style-name="Table183.A3" office:value-type="string">
            <text:p text:style-name="P20"><text:span text:style-name="T13">Eligibility_id,rule_id,election_id,institute_id</text:span></text:p>
          </table:table-cell>
          <table:table-cell table:style-name="Table183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183.1">
          <table:table-cell table:style-name="Table183.A3" office:value-type="string">
            <text:p text:style-name="P20"><text:span text:style-name="T13">3</text:span></text:p>
          </table:table-cell>
          <table:table-cell table:style-name="Table183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183.A3" office:value-type="string">
            <text:p text:style-name="P20"><text:span text:style-name="T13">election_id,institute_id</text:span></text:p>
          </table:table-cell>
          <table:table-cell table:style-name="Table183.A3" table:number-columns-spanned="0" office:value-type="string">
            <text:p text:style-name="P20"><text:span text:style-name="T13">To retrive and update data </text:span></text:p>
          </table:table-cell>
        </table:table-row>
      </table:table>
      <text:p text:style-name="P4"/>
      <table:table table:name="Table184" table:style-name="Table184">
        <table:table-column table:style-name="Table184.A"/>
        <table:table-column table:style-name="Table184.B"/>
        <table:table-column table:style-name="Table184.C"/>
        <table:table-column table:style-name="Table184.D"/>
        <table:table-row table:style-name="Table184.1">
          <table:table-cell table:style-name="Table184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84.1">
          <table:table-cell table:style-name="Table184.A2" office:value-type="string">
            <text:p text:style-name="P20"><text:span text:style-name="T11">S.No</text:span></text:p>
          </table:table-cell>
          <table:table-cell table:style-name="Table184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84.A2" office:value-type="string">
            <text:p text:style-name="P32"><text:span text:style-name="T11">Pojo Name</text:span></text:p>
          </table:table-cell>
          <table:table-cell table:style-name="Table184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84.1">
          <table:table-cell table:style-name="Table184.A3" office:value-type="string">
            <text:p text:style-name="P20"><text:span text:style-name="T13">1</text:span></text:p>
          </table:table-cell>
          <table:table-cell table:style-name="Table184.A3" table:number-columns-spanned="2" office:value-type="string">
            <text:p text:style-name="P20"><text:span text:style-name="T13">election_rule</text:span></text:p>
          </table:table-cell>
          <table:covered-table-cell/>
          <table:table-cell table:style-name="Table184.A3" office:value-type="string">
            <text:p text:style-name="P20"><text:span text:style-name="T13">Electionrule</text:span></text:p>
          </table:table-cell>
          <table:table-cell table:style-name="Table184.A3" table:number-columns-spanned="0" office:value-type="string">
            <text:p text:style-name="P17"/>
          </table:table-cell>
        </table:table-row>
        <table:table-row table:style-name="Table184.1">
          <table:table-cell table:style-name="Table184.A3" office:value-type="string">
            <text:p text:style-name="P20"><text:span text:style-name="T13">2</text:span></text:p>
          </table:table-cell>
          <table:table-cell table:style-name="Table184.A3" table:number-columns-spanned="2" office:value-type="string">
            <text:p text:style-name="P20"><text:span text:style-name="T13">eligibility</text:span></text:p>
          </table:table-cell>
          <table:covered-table-cell/>
          <table:table-cell table:style-name="Table184.A3" office:value-type="string">
            <text:p text:style-name="P20"><text:span text:style-name="T13">Eligibility</text:span></text:p>
          </table:table-cell>
          <table:table-cell table:style-name="Table184.A3" table:number-columns-spanned="0" office:value-type="string">
            <text:p text:style-name="P17"/>
          </table:table-cell>
        </table:table-row>
        <table:table-row table:style-name="Table184.1">
          <table:table-cell table:style-name="Table184.A3" office:value-type="string">
            <text:p text:style-name="P20"><text:span text:style-name="T13">3</text:span></text:p>
          </table:table-cell>
          <table:table-cell table:style-name="Table184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184.A3" office:value-type="string">
            <text:p text:style-name="P20"><text:span text:style-name="T13">Election</text:span></text:p>
          </table:table-cell>
          <table:table-cell table:style-name="Table184.A3" table:number-columns-spanned="0" office:value-type="string">
            <text:p text:style-name="P17"/>
          </table:table-cell>
        </table:table-row>
      </table:table>
      <text:p text:style-name="P4"/>
      <table:table table:name="Table185" table:style-name="Table185">
        <table:table-column table:style-name="Table185.A"/>
        <table:table-column table:style-name="Table185.B"/>
        <table:table-column table:style-name="Table185.C"/>
        <table:table-column table:style-name="Table185.D"/>
        <table:table-column table:style-name="Table185.E"/>
        <table:table-column table:style-name="Table185.F"/>
        <table:table-row table:style-name="Table185.1">
          <table:table-cell table:style-name="Table185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85.1">
          <table:table-cell table:style-name="Table185.A2" office:value-type="string">
            <text:p text:style-name="P20"><text:span text:style-name="T11">S.No</text:span></text:p>
          </table:table-cell>
          <table:table-cell table:style-name="Table185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85.A2" office:value-type="string">
            <text:p text:style-name="P32"><text:span text:style-name="T11">Method Name </text:span></text:p>
          </table:table-cell>
          <table:table-cell table:style-name="Table185.E2" office:value-type="string">
            <text:p text:style-name="P20"><text:span text:style-name="T11">Select Operation</text:span></text:p>
          </table:table-cell>
          <table:table-cell table:style-name="Table185.E2" office:value-type="string">
            <text:p text:style-name="P20"><text:span text:style-name="T11">Columns <text:s/>in Where clause</text:span></text:p>
          </table:table-cell>
          <table:table-cell table:style-name="Table185.A2" table:number-columns-spanned="0" office:value-type="string">
            <text:p text:style-name="P20"><text:span text:style-name="T11">Purpose </text:span></text:p>
          </table:table-cell>
        </table:table-row>
        <table:table-row table:style-name="Table185.1">
          <table:table-cell table:style-name="Table185.A3" office:value-type="string">
            <text:p text:style-name="P20"><text:span text:style-name="T13">1</text:span></text:p>
          </table:table-cell>
          <table:table-cell table:style-name="Table185.A3" table:number-columns-spanned="2" office:value-type="string">
            <text:p text:style-name="P20"><text:span text:style-name="T13">Electionrule,Eligibility,Election</text:span></text:p>
          </table:table-cell>
          <table:covered-table-cell/>
          <table:table-cell table:style-name="Table185.A3" office:value-type="string">
            <text:p text:style-name="P20"><text:span text:style-name="T2">GetElectionDetailsbyinstituteId()</text:span></text:p>
          </table:table-cell>
          <table:table-cell table:style-name="Table185.E3" office:value-type="string">
            <text:p text:style-name="P20"><text:span text:style-name="T13">All Columns</text:span></text:p>
          </table:table-cell>
          <table:table-cell table:style-name="Table185.E3" office:value-type="string">
            <text:p text:style-name="P20"><text:span text:style-name="T13">Election_id,institute_id</text:span></text:p>
          </table:table-cell>
          <table:table-cell table:style-name="Table185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4"><text:tab/><text:tab/></text:span></text:p>
      <text:p text:style-name="P4"/>
      <text:p text:style-name="P20"><text:span text:style-name="T6">File Name on IFrame on above jsp page:-</text:span><text:span text:style-name="T2"> <text:s/>view_electionsgrid.jsp</text:span></text:p>
      <text:p text:style-name="P4"/>
      <text:p text:style-name="P4"/>
      <text:p text:style-name="P20"><text:span text:style-name="T6">File Name of view page:-</text:span><text:span text:style-name="T2"> <text:s/>view_electionsgrid.jsp</text:span></text:p>
      <text:p text:style-name="P20"><text:span text:style-name="T2"><text:tab/><text:tab/><text:tab/><text:tab/><text:tab/><text:tab/><text:tab/></text:span><text:span text:style-name="T6">Attributes</text:span></text:p>
      <table:table table:name="Table186" table:style-name="Table186">
        <table:table-column table:style-name="Table186.A"/>
        <table:table-column table:style-name="Table186.B"/>
        <table:table-column table:style-name="Table186.C"/>
        <table:table-column table:style-name="Table186.D"/>
        <table:table-column table:style-name="Table186.E"/>
        <table:table-column table:style-name="Table186.F"/>
        <table:table-row table:style-name="Table186.1">
          <table:table-cell table:style-name="Table186.A1" office:value-type="string">
            <text:p text:style-name="P20"><text:span text:style-name="T11">S.No.</text:span></text:p>
          </table:table-cell>
          <table:table-cell table:style-name="Table186.A1" office:value-type="string">
            <text:p text:style-name="P20"><text:span text:style-name="T11">Attribute Name</text:span></text:p>
          </table:table-cell>
          <table:table-cell table:style-name="Table186.A1" office:value-type="string">
            <text:p text:style-name="P20"><text:span text:style-name="T11">Label </text:span></text:p>
          </table:table-cell>
          <table:table-cell table:style-name="Table186.A1" office:value-type="string">
            <text:p text:style-name="P20"><text:span text:style-name="T11">Field Name</text:span></text:p>
          </table:table-cell>
          <table:table-cell table:style-name="Table186.A1" office:value-type="string">
            <text:p text:style-name="P20"><text:span text:style-name="T11">hrefLink</text:span></text:p>
          </table:table-cell>
          <table:table-cell table:style-name="Table186.A1" office:value-type="string">
            <text:p text:style-name="P20"><text:span text:style-name="T11">Validation</text:span></text:p>
          </table:table-cell>
        </table:table-row>
        <table:table-row table:style-name="Table186.1">
          <table:table-cell table:style-name="Table186.A2" office:value-type="string">
            <text:p text:style-name="P22"><text:span text:style-name="T13">1</text:span></text:p>
          </table:table-cell>
          <table:table-cell table:style-name="Table186.A2" office:value-type="string">
            <text:p text:style-name="P20"><text:span text:style-name="T13">election_id</text:span></text:p>
          </table:table-cell>
          <table:table-cell table:style-name="Table186.A2" office:value-type="string">
            <text:p text:style-name="P20"><text:span text:style-name="T13">Election_Id</text:span></text:p>
          </table:table-cell>
          <table:table-cell table:style-name="Table186.A2" office:value-type="string">
            <text:p text:style-name="P20"><text:span text:style-name="T13">election_id</text:span></text:p>
          </table:table-cell>
          <table:table-cell table:style-name="Table186.A2" office:value-type="string">
            <text:p text:style-name="P20"><text:span text:style-name="T13">${path}/electionshow.do?id=${doc.manager_id}${amp}electionId=${doc.election_id}</text:span></text:p>
          </table:table-cell>
          <table:table-cell table:style-name="Table186.A2" office:value-type="string">
            <text:p text:style-name="P17"/>
          </table:table-cell>
        </table:table-row>
        <table:table-row table:style-name="Table186.1">
          <table:table-cell table:style-name="Table186.A2" office:value-type="string">
            <text:p text:style-name="P22"><text:span text:style-name="T13">2</text:span></text:p>
          </table:table-cell>
          <table:table-cell table:style-name="Table186.A2" office:value-type="string">
            <text:p text:style-name="P20"><text:span text:style-name="T13">institute_id</text:span></text:p>
          </table:table-cell>
          <table:table-cell table:style-name="Table186.A2" office:value-type="string">
            <text:p text:style-name="P20"><text:span text:style-name="T13">Institute_Id</text:span></text:p>
          </table:table-cell>
          <table:table-cell table:style-name="Table186.A2" office:value-type="string">
            <text:p text:style-name="P20"><text:span text:style-name="T13">institute_id</text:span></text:p>
          </table:table-cell>
          <table:table-cell table:style-name="Table186.A2" office:value-type="string">
            <text:p text:style-name="P20"><text:span text:style-name="T13">${path}/electionshow.do?id=${doc.manager_id}${amp}electionId=${doc.election_id}</text:span></text:p>
          </table:table-cell>
          <table:table-cell table:style-name="Table186.A2" office:value-type="string">
            <text:p text:style-name="P17"/>
          </table:table-cell>
        </table:table-row>
        <table:table-row table:style-name="Table186.1">
          <table:table-cell table:style-name="Table186.A2" office:value-type="string">
            <text:p text:style-name="P22"><text:span text:style-name="T13">3</text:span></text:p>
          </table:table-cell>
          <table:table-cell table:style-name="Table186.A2" office:value-type="string">
            <text:p text:style-name="P20"><text:span text:style-name="T13">election_name</text:span></text:p>
          </table:table-cell>
          <table:table-cell table:style-name="Table186.A2" office:value-type="string">
            <text:p text:style-name="P20"><text:span text:style-name="T13">Election Name</text:span></text:p>
          </table:table-cell>
          <table:table-cell table:style-name="Table186.A2" office:value-type="string">
            <text:p text:style-name="P20"><text:span text:style-name="T13">election_name</text:span></text:p>
          </table:table-cell>
          <table:table-cell table:style-name="Table186.A2" office:value-type="string">
            <text:p text:style-name="P20"><text:span text:style-name="T13">${path}/electionshow.do?id=${doc.manager_id}${amp}electionId=${doc.election_id}</text:span></text:p>
          </table:table-cell>
          <table:table-cell table:style-name="Table186.A2" office:value-type="string">
            <text:p text:style-name="P17"/>
          </table:table-cell>
        </table:table-row>
        <table:table-row table:style-name="Table186.1">
          <table:table-cell table:style-name="Table186.A2" office:value-type="string">
            <text:p text:style-name="P22"><text:span text:style-name="T13">4</text:span></text:p>
          </table:table-cell>
          <table:table-cell table:style-name="Table186.A2" office:value-type="string">
            <text:p text:style-name="P20"><text:span text:style-name="T13">manager_id</text:span></text:p>
          </table:table-cell>
          <table:table-cell table:style-name="Table186.A2" office:value-type="string">
            <text:p text:style-name="P20"><text:span text:style-name="T13">Created By</text:span></text:p>
          </table:table-cell>
          <table:table-cell table:style-name="Table186.A2" office:value-type="string">
            <text:p text:style-name="P20"><text:span text:style-name="T13">manager_id</text:span></text:p>
          </table:table-cell>
          <table:table-cell table:style-name="Table186.A2" office:value-type="string">
            <text:p text:style-name="P20"><text:span text:style-name="T13">${path}/electionshow.do?id=${doc.manager_id}${amp}electionId=${doc.election_id}</text:span></text:p>
          </table:table-cell>
          <table:table-cell table:style-name="Table186.A2" office:value-type="string">
            <text:p text:style-name="P17"/>
          </table:table-cell>
        </table:table-row>
        <table:table-row table:style-name="Table186.1">
          <table:table-cell table:style-name="Table186.A2" office:value-type="string">
            <text:p text:style-name="P22"><text:span text:style-name="T13">5</text:span></text:p>
          </table:table-cell>
          <table:table-cell table:style-name="Table186.A2" office:value-type="string">
            <text:p text:style-name="P20"><text:span text:style-name="T13">status</text:span></text:p>
          </table:table-cell>
          <table:table-cell table:style-name="Table186.A2" office:value-type="string">
            <text:p text:style-name="P20"><text:span text:style-name="T13">Election Status</text:span></text:p>
          </table:table-cell>
          <table:table-cell table:style-name="Table186.A2" office:value-type="string">
            <text:p text:style-name="P20"><text:span text:style-name="T13">status</text:span></text:p>
          </table:table-cell>
          <table:table-cell table:style-name="Table186.A2" office:value-type="string">
            <text:p text:style-name="P20"><text:span text:style-name="T13">${path}/electionshow.do?id=${doc.manager_id}${amp}electionId=${doc.election_id}</text:span></text:p>
          </table:table-cell>
          <table:table-cell table:style-name="Table186.A2" office:value-type="string">
            <text:p text:style-name="P17"/>
          </table:table-cell>
        </table:table-row>
      </table:table>
      <text:p text:style-name="P9"/>
      <text:p text:style-name="P9"/>
      <text:p text:style-name="P9"/>
      <text:p text:style-name="P20"><text:span text:style-name="T6">File Name of view page on clicking on above grid link:-</text:span><text:span text:style-name="T2"> <text:s/>show_election.jsp</text:span></text:p>
      <text:p text:style-name="P4"/>
      <text:p text:style-name="P20"><text:span text:style-name="T2"><text:tab/></text:span><text:span text:style-name="T6">Attributes</text:span></text:p>
      <table:table table:name="Table187" table:style-name="Table187">
        <table:table-column table:style-name="Table187.A"/>
        <table:table-column table:style-name="Table187.B"/>
        <table:table-column table:style-name="Table187.C"/>
        <table:table-column table:style-name="Table187.D"/>
        <table:table-column table:style-name="Table187.E"/>
        <table:table-column table:style-name="Table187.F"/>
        <table:table-row table:style-name="Table187.1">
          <table:table-cell table:style-name="Table187.A1" office:value-type="string">
            <text:p text:style-name="P20"><text:span text:style-name="T11">S.No.</text:span></text:p>
          </table:table-cell>
          <table:table-cell table:style-name="Table187.A1" office:value-type="string">
            <text:p text:style-name="P20"><text:span text:style-name="T11">Attribute Name</text:span></text:p>
          </table:table-cell>
          <table:table-cell table:style-name="Table187.A1" office:value-type="string">
            <text:p text:style-name="P20"><text:span text:style-name="T11">Label </text:span></text:p>
          </table:table-cell>
          <table:table-cell table:style-name="Table187.A1" office:value-type="string">
            <text:p text:style-name="P20"><text:span text:style-name="T11">Field Name</text:span></text:p>
          </table:table-cell>
          <table:table-cell table:style-name="Table187.A1" office:value-type="string">
            <text:p text:style-name="P20"><text:span text:style-name="T11">Type</text:span></text:p>
          </table:table-cell>
          <table:table-cell table:style-name="Table187.A1" office:value-type="string">
            <text:p text:style-name="P20"><text:span text:style-name="T11">Validation</text:span></text:p>
          </table:table-cell>
        </table:table-row>
        <table:table-row table:style-name="Table187.1">
          <table:table-cell table:style-name="Table187.A2" office:value-type="string">
            <text:p text:style-name="P22"><text:span text:style-name="T13">1</text:span></text:p>
          </table:table-cell>
          <table:table-cell table:style-name="Table187.A2" office:value-type="string">
            <text:p text:style-name="P20"><text:span text:style-name="T13">electionName</text:span></text:p>
          </table:table-cell>
          <table:table-cell table:style-name="Table187.A2" office:value-type="string">
            <text:p text:style-name="P20"><text:span text:style-name="T13">Election Name</text:span></text:p>
          </table:table-cell>
          <table:table-cell table:style-name="Table187.A2" office:value-type="string">
            <text:p text:style-name="P20"><text:span text:style-name="T13">electionName</text:span></text:p>
          </table:table-cell>
          <table:table-cell table:style-name="Table187.A2" office:value-type="string">
            <text:p text:style-name="P20"><text:span text:style-name="T13">Text box</text:span></text:p>
          </table:table-cell>
          <table:table-cell table:style-name="Table187.A2" office:value-type="string">
            <text:p text:style-name="P17"/>
          </table:table-cell>
        </table:table-row>
        <table:table-row table:style-name="Table187.1">
          <table:table-cell table:style-name="Table187.A2" office:value-type="string">
            <text:p text:style-name="P22"><text:span text:style-name="T13">2</text:span></text:p>
          </table:table-cell>
          <table:table-cell table:style-name="Table187.A2" office:value-type="string">
            <text:p text:style-name="P20"><text:span text:style-name="T13">startDate</text:span></text:p>
          </table:table-cell>
          <table:table-cell table:style-name="Table187.A2" office:value-type="string">
            <text:p text:style-name="P20"><text:span text:style-name="T13">Election Start Date</text:span></text:p>
          </table:table-cell>
          <table:table-cell table:style-name="Table187.A2" office:value-type="string">
            <text:p text:style-name="P20"><text:span text:style-name="T13">startDate</text:span></text:p>
          </table:table-cell>
          <table:table-cell table:style-name="Table187.A2" office:value-type="string">
            <text:p text:style-name="P20"><text:span text:style-name="T13">Text box</text:span></text:p>
          </table:table-cell>
          <table:table-cell table:style-name="Table187.A2" office:value-type="string">
            <text:p text:style-name="P17"/>
          </table:table-cell>
        </table:table-row>
        <table:table-row table:style-name="Table187.1">
          <table:table-cell table:style-name="Table187.A2" office:value-type="string">
            <text:p text:style-name="P22"><text:span text:style-name="T13">3</text:span></text:p>
          </table:table-cell>
          <table:table-cell table:style-name="Table187.A2" office:value-type="string">
            <text:p text:style-name="P20"><text:span text:style-name="T13">endDate</text:span></text:p>
          </table:table-cell>
          <table:table-cell table:style-name="Table187.A2" office:value-type="string">
            <text:p text:style-name="P20"><text:span text:style-name="T13">Election End Date</text:span></text:p>
          </table:table-cell>
          <table:table-cell table:style-name="Table187.A2" office:value-type="string">
            <text:p text:style-name="P20"><text:span text:style-name="T13">endDate</text:span></text:p>
          </table:table-cell>
          <table:table-cell table:style-name="Table187.A2" office:value-type="string">
            <text:p text:style-name="P20"><text:span text:style-name="T13">Text box</text:span></text:p>
          </table:table-cell>
          <table:table-cell table:style-name="Table187.A2" office:value-type="string">
            <text:p text:style-name="P17"/>
          </table:table-cell>
        </table:table-row>
        <table:table-row table:style-name="Table187.1">
          <table:table-cell table:style-name="Table187.A2" office:value-type="string">
            <text:p text:style-name="P22"><text:span text:style-name="T13">4</text:span></text:p>
          </table:table-cell>
          <table:table-cell table:style-name="Table187.A2" office:value-type="string">
            <text:p text:style-name="P20"><text:span text:style-name="T13">scrutnyDate</text:span></text:p>
          </table:table-cell>
          <table:table-cell table:style-name="Table187.A2" office:value-type="string">
            <text:p text:style-name="P20"><text:span text:style-name="T13">Scrutiny Start Date</text:span></text:p>
          </table:table-cell>
          <table:table-cell table:style-name="Table187.A2" office:value-type="string">
            <text:p text:style-name="P20"><text:span text:style-name="T13">scrutnyDate</text:span></text:p>
          </table:table-cell>
          <table:table-cell table:style-name="Table187.A2" office:value-type="string">
            <text:p text:style-name="P20"><text:span text:style-name="T13">Text box</text:span></text:p>
          </table:table-cell>
          <table:table-cell table:style-name="Table187.A2" office:value-type="string">
            <text:p text:style-name="P17"/>
          </table:table-cell>
        </table:table-row>
        <table:table-row table:style-name="Table187.1">
          <table:table-cell table:style-name="Table187.A2" office:value-type="string">
            <text:p text:style-name="P22"><text:span text:style-name="T13">5</text:span></text:p>
          </table:table-cell>
          <table:table-cell table:style-name="Table187.A2" office:value-type="string">
            <text:p text:style-name="P20"><text:span text:style-name="T13">scrutnyEndDate</text:span></text:p>
          </table:table-cell>
          <table:table-cell table:style-name="Table187.A2" office:value-type="string">
            <text:p text:style-name="P20"><text:span text:style-name="T13">Scrutiny End Date</text:span></text:p>
          </table:table-cell>
          <table:table-cell table:style-name="Table187.A2" office:value-type="string">
            <text:p text:style-name="P20"><text:span text:style-name="T13">scrutnyEndDate</text:span></text:p>
          </table:table-cell>
          <table:table-cell table:style-name="Table187.A2" office:value-type="string">
            <text:p text:style-name="P20"><text:span text:style-name="T13">Text box</text:span></text:p>
          </table:table-cell>
          <table:table-cell table:style-name="Table187.A2" office:value-type="string">
            <text:p text:style-name="P17"/>
          </table:table-cell>
        </table:table-row>
        <table:table-row table:style-name="Table187.1">
          <table:table-cell table:style-name="Table187.A2" office:value-type="string">
            <text:p text:style-name="P22"><text:span text:style-name="T13">6</text:span></text:p>
          </table:table-cell>
          <table:table-cell table:style-name="Table187.A2" office:value-type="string">
            <text:p text:style-name="P20"><text:span text:style-name="T13">withdrawlDate</text:span></text:p>
          </table:table-cell>
          <table:table-cell table:style-name="Table187.A2" office:value-type="string">
            <text:p text:style-name="P20"><text:span text:style-name="T13">Withdrawl Start Date</text:span></text:p>
          </table:table-cell>
          <table:table-cell table:style-name="Table187.A2" office:value-type="string">
            <text:p text:style-name="P20"><text:span text:style-name="T13">withdrawlDate</text:span></text:p>
          </table:table-cell>
          <table:table-cell table:style-name="Table187.A2" office:value-type="string">
            <text:p text:style-name="P20"><text:span text:style-name="T13">Text box</text:span></text:p>
          </table:table-cell>
          <table:table-cell table:style-name="Table187.A2" office:value-type="string">
            <text:p text:style-name="P17"/>
          </table:table-cell>
        </table:table-row>
        <table:table-row table:style-name="Table187.1">
          <table:table-cell table:style-name="Table187.A2" office:value-type="string">
            <text:p text:style-name="P22"><text:span text:style-name="T13">7</text:span></text:p>
          </table:table-cell>
          <table:table-cell table:style-name="Table187.A2" office:value-type="string">
            <text:p text:style-name="P20"><text:span text:style-name="T13">withdrawlEndDate</text:span></text:p>
          </table:table-cell>
          <table:table-cell table:style-name="Table187.A2" office:value-type="string">
            <text:p text:style-name="P20"><text:span text:style-name="T13">Withdrawl End Date</text:span></text:p>
          </table:table-cell>
          <table:table-cell table:style-name="Table187.A2" office:value-type="string">
            <text:p text:style-name="P20"><text:span text:style-name="T13">withdrawlEndDate</text:span></text:p>
          </table:table-cell>
          <table:table-cell table:style-name="Table187.A2" office:value-type="string">
            <text:p text:style-name="P20"><text:span text:style-name="T13">Text box</text:span></text:p>
          </table:table-cell>
          <table:table-cell table:style-name="Table187.A2" office:value-type="string">
            <text:p text:style-name="P17"/>
          </table:table-cell>
        </table:table-row>
        <table:table-row table:style-name="Table187.1">
          <table:table-cell table:style-name="Table187.A2" office:value-type="string">
            <text:p text:style-name="P22"><text:span text:style-name="T13">8</text:span></text:p>
          </table:table-cell>
          <table:table-cell table:style-name="Table187.A2" office:value-type="string">
            <text:p text:style-name="P17"/>
          </table:table-cell>
          <table:table-cell table:style-name="Table187.A2" office:value-type="string">
            <text:p text:style-name="P20"><text:span text:style-name="T13">No of voters</text:span></text:p>
          </table:table-cell>
          <table:table-cell table:style-name="Table187.A2" office:value-type="string">
            <text:p text:style-name="P17"/>
          </table:table-cell>
          <table:table-cell table:style-name="Table187.A2" office:value-type="string">
            <text:p text:style-name="P17"/>
          </table:table-cell>
          <table:table-cell table:style-name="Table187.A2" office:value-type="string">
            <text:p text:style-name="P17"/>
          </table:table-cell>
        </table:table-row>
      </table:table>
      <text:p text:style-name="P9"/>
      <text:p text:style-name="P4"/>
      <text:p text:style-name="P9"><text:soft-page-break/></text:p>
      <text:p text:style-name="P20"><text:span text:style-name="T6">Technology Used</text:span></text:p>
      <table:table table:name="Table188" table:style-name="Table188">
        <table:table-column table:style-name="Table188.A"/>
        <table:table-column table:style-name="Table188.B"/>
        <table:table-column table:style-name="Table188.C"/>
        <table:table-row table:style-name="Table188.1">
          <table:table-cell table:style-name="Table188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188.1">
          <table:table-cell table:style-name="Table188.A2" office:value-type="string">
            <text:p text:style-name="P20"><text:span text:style-name="T11">Attribute Name<text:tab/></text:span></text:p>
          </table:table-cell>
          <table:table-cell table:style-name="Table188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188.A2" table:number-columns-spanned="0" office:value-type="string">
            <text:p text:style-name="P20"><text:span text:style-name="T11">Purpose</text:span></text:p>
          </table:table-cell>
        </table:table-row>
        <table:table-row table:style-name="Table188.1">
          <table:table-cell table:style-name="Table188.A3" office:value-type="string">
            <text:p text:style-name="P17"/>
          </table:table-cell>
          <table:table-cell table:style-name="Table188.A3" table:number-columns-spanned="2" office:value-type="string">
            <text:p text:style-name="P17"/>
          </table:table-cell>
          <table:covered-table-cell/>
          <table:table-cell table:style-name="Table188.A3" table:number-columns-spanned="0" office:value-type="string">
            <text:p text:style-name="P17"/>
          </table:table-cell>
        </table:table-row>
      </table:table>
      <text:p text:style-name="P11"/>
      <table:table table:name="Table189" table:style-name="Table189">
        <table:table-column table:style-name="Table189.A"/>
        <table:table-column table:style-name="Table189.B"/>
        <table:table-row table:style-name="Table189.1">
          <table:table-cell table:style-name="Table189.A1" table:number-columns-spanned="2" office:value-type="string">
            <text:p text:style-name="P22"><text:span text:style-name="T11">Action Class Name: </text:span><text:span text:style-name="T13">ElectionDetailAction</text:span></text:p>
          </table:table-cell>
          <table:covered-table-cell/>
        </table:table-row>
        <table:table-row table:style-name="Table189.1">
          <table:table-cell table:style-name="Table189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89.1">
          <table:table-cell table:style-name="Table189.A3" office:value-type="string">
            <text:p text:style-name="P20"><text:span text:style-name="T13">Logical Name</text:span></text:p>
          </table:table-cell>
          <table:table-cell table:style-name="Table189.A3" office:value-type="string">
            <text:p text:style-name="P20"><text:span text:style-name="T13">ShowElectionActionForm</text:span></text:p>
          </table:table-cell>
        </table:table-row>
        <table:table-row table:style-name="Table189.1">
          <table:table-cell table:style-name="Table189.A3" office:value-type="string">
            <text:p text:style-name="P20"><text:span text:style-name="T13">Physical Path</text:span></text:p>
          </table:table-cell>
          <table:table-cell table:style-name="Table189.A3" office:value-type="string">
            <text:p text:style-name="P20"><text:span text:style-name="T13">com.myapp.struts.institute_admin.ShowElectionActionForm</text:span></text:p>
          </table:table-cell>
        </table:table-row>
        <table:table-row table:style-name="Table189.1">
          <table:table-cell table:style-name="Table189.A3" office:value-type="string">
            <text:p text:style-name="P20"><text:span text:style-name="T13">Code:</text:span></text:p>
          </table:table-cell>
          <table:table-cell table:style-name="Table189.A3" office:value-type="string">
            <text:p text:style-name="P17"/>
          </table:table-cell>
        </table:table-row>
        <table:table-row table:style-name="Table189.1">
          <table:table-cell table:style-name="Table189.A3" office:value-type="string">
            <text:p text:style-name="P20"><text:span text:style-name="T13">Description:</text:span></text:p>
          </table:table-cell>
          <table:table-cell table:style-name="Table189.A3" office:value-type="string">
            <text:p text:style-name="P20"><text:span text:style-name="T13">For Definning Getter and Setter.</text:span></text:p>
          </table:table-cell>
        </table:table-row>
        <table:table-row table:style-name="Table189.1">
          <table:table-cell table:style-name="Table189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89.1">
          <table:table-cell table:style-name="Table189.A3" office:value-type="string">
            <text:p text:style-name="P20"><text:span text:style-name="T13">Logical Name</text:span></text:p>
          </table:table-cell>
          <table:table-cell table:style-name="Table189.A3" office:value-type="string">
            <text:p text:style-name="P20"><text:span text:style-name="T13">ElectionDetailAction</text:span></text:p>
          </table:table-cell>
        </table:table-row>
        <table:table-row table:style-name="Table189.1">
          <table:table-cell table:style-name="Table189.A3" office:value-type="string">
            <text:p text:style-name="P20"><text:span text:style-name="T13">Input JSP Form:</text:span></text:p>
          </table:table-cell>
          <table:table-cell table:style-name="Table189.A3" office:value-type="string">
            <text:p text:style-name="P18"/>
          </table:table-cell>
        </table:table-row>
        <table:table-row table:style-name="Table189.1">
          <table:table-cell table:style-name="Table189.A3" office:value-type="string">
            <text:p text:style-name="P20"><text:span text:style-name="T13">Physical Path(Type tag):</text:span></text:p>
          </table:table-cell>
          <table:table-cell table:style-name="Table189.A3" office:value-type="string">
            <text:p text:style-name="P20"><text:span text:style-name="T13">com.myapp.struts.institute_admin.ElectionDetailAction</text:span></text:p>
          </table:table-cell>
        </table:table-row>
        <table:table-row table:style-name="Table189.1">
          <table:table-cell table:style-name="Table189.A11" office:value-type="string">
            <text:p text:style-name="P20"><text:span text:style-name="T13">Logical Path</text:span></text:p>
          </table:table-cell>
          <table:table-cell table:style-name="Table189.A11" office:value-type="string">
            <text:p text:style-name="P20"><text:span text:style-name="T13">/electionshow</text:span></text:p>
          </table:table-cell>
        </table:table-row>
        <table:table-row table:style-name="Table189.1">
          <table:table-cell table:style-name="Table189.A3" office:value-type="string">
            <text:p text:style-name="P20"><text:span text:style-name="T13">Code:</text:span></text:p>
          </table:table-cell>
          <table:table-cell table:style-name="Table189.A3" office:value-type="string">
            <text:p text:style-name="P17"/>
          </table:table-cell>
        </table:table-row>
        <table:table-row table:style-name="Table189.1">
          <table:table-cell table:style-name="Table189.A3" office:value-type="string">
            <text:p text:style-name="P17"/>
            <text:p text:style-name="P20"><text:span text:style-name="T14">Description:</text:span></text:p>
          </table:table-cell>
          <table:table-cell table:style-name="Table189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90.1">
          <table:table-cell table:style-name="Table190.A2" office:value-type="string">
            <text:p text:style-name="P21"><text:span text:style-name="T11">Request Forwards Name </text:span></text:p>
          </table:table-cell>
          <table:table-cell table:style-name="Table190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90.A2" table:number-columns-spanned="0" office:value-type="string">
            <text:p text:style-name="P21"><text:span text:style-name="T11">Purpose</text:span></text:p>
          </table:table-cell>
        </table:table-row>
        <table:table-row table:style-name="Table190.1">
          <table:table-cell table:style-name="Table190.A3" office:value-type="string">
            <text:p text:style-name="P20"><text:span text:style-name="T13">success</text:span></text:p>
          </table:table-cell>
          <table:table-cell table:style-name="Table190.B3" table:number-columns-spanned="2" office:value-type="string">
            <text:p text:style-name="P20"><text:span text:style-name="T13">“/institute_admin/show_election.jsp”</text:span></text:p>
          </table:table-cell>
          <table:covered-table-cell/>
          <table:table-cell table:style-name="Table190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191" table:style-name="Table191">
        <table:table-column table:style-name="Table191.A"/>
        <table:table-column table:style-name="Table191.B"/>
        <table:table-column table:style-name="Table191.C"/>
        <table:table-column table:style-name="Table191.D"/>
        <table:table-row table:style-name="Table191.1">
          <table:table-cell table:style-name="Table191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91.1">
          <table:table-cell table:style-name="Table191.A2" office:value-type="string">
            <text:p text:style-name="P20"><text:span text:style-name="T11">S.No</text:span></text:p>
          </table:table-cell>
          <table:table-cell table:style-name="Table191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91.A2" office:value-type="string">
            <text:p text:style-name="P32"><text:span text:style-name="T11">Primary Key </text:span></text:p>
          </table:table-cell>
          <table:table-cell table:style-name="Table191.A2" table:number-columns-spanned="0" office:value-type="string">
            <text:p text:style-name="P20"><text:span text:style-name="T11">Purpose</text:span></text:p>
          </table:table-cell>
        </table:table-row>
        <table:table-row table:style-name="Table191.1">
          <table:table-cell table:style-name="Table191.A3" office:value-type="string">
            <text:p text:style-name="P20"><text:span text:style-name="T13">1</text:span></text:p>
          </table:table-cell>
          <table:table-cell table:style-name="Table191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191.A3" office:value-type="string">
            <text:p text:style-name="P20"><text:span text:style-name="T13">election_id,institute_id</text:span></text:p>
          </table:table-cell>
          <table:table-cell table:style-name="Table191.A3" table:number-columns-spanned="0" office:value-type="string">
            <text:p text:style-name="P20"><text:span text:style-name="T13">To retrive and update data </text:span></text:p>
          </table:table-cell>
        </table:table-row>
      </table:table>
      <text:p text:style-name="P4"/>
      <table:table table:name="Table192" table:style-name="Table192">
        <table:table-column table:style-name="Table192.A"/>
        <table:table-column table:style-name="Table192.B"/>
        <table:table-column table:style-name="Table192.C"/>
        <table:table-column table:style-name="Table192.D"/>
        <table:table-row table:style-name="Table192.1">
          <table:table-cell table:style-name="Table192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92.1">
          <table:table-cell table:style-name="Table192.A2" office:value-type="string">
            <text:p text:style-name="P20"><text:span text:style-name="T11">S.No</text:span></text:p>
          </table:table-cell>
          <table:table-cell table:style-name="Table192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92.A2" office:value-type="string">
            <text:p text:style-name="P32"><text:span text:style-name="T11">Pojo Name</text:span></text:p>
          </table:table-cell>
          <table:table-cell table:style-name="Table192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192.1">
          <table:table-cell table:style-name="Table192.A3" office:value-type="string">
            <text:p text:style-name="P20"><text:span text:style-name="T13">1</text:span></text:p>
          </table:table-cell>
          <table:table-cell table:style-name="Table192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192.A3" office:value-type="string">
            <text:p text:style-name="P20"><text:span text:style-name="T13">Election</text:span></text:p>
          </table:table-cell>
          <table:table-cell table:style-name="Table192.A3" table:number-columns-spanned="0" office:value-type="string">
            <text:p text:style-name="P17"/>
          </table:table-cell>
        </table:table-row>
      </table:table>
      <text:p text:style-name="P4"/>
      <table:table table:name="Table193" table:style-name="Table193">
        <table:table-column table:style-name="Table193.A"/>
        <table:table-column table:style-name="Table193.B"/>
        <table:table-column table:style-name="Table193.C"/>
        <table:table-column table:style-name="Table193.D"/>
        <table:table-column table:style-name="Table193.E"/>
        <table:table-column table:style-name="Table193.F"/>
        <table:table-row table:style-name="Table193.1">
          <table:table-cell table:style-name="Table193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193.1">
          <table:table-cell table:style-name="Table193.A2" office:value-type="string">
            <text:p text:style-name="P20"><text:span text:style-name="T11">S.No</text:span></text:p>
          </table:table-cell>
          <table:table-cell table:style-name="Table193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193.A2" office:value-type="string">
            <text:p text:style-name="P32"><text:span text:style-name="T11">Method Name </text:span></text:p>
          </table:table-cell>
          <table:table-cell table:style-name="Table193.E2" office:value-type="string">
            <text:p text:style-name="P20"><text:span text:style-name="T11">Select Operation</text:span></text:p>
          </table:table-cell>
          <table:table-cell table:style-name="Table193.E2" office:value-type="string">
            <text:p text:style-name="P20"><text:span text:style-name="T11">Columns <text:s/>in Where clause</text:span></text:p>
          </table:table-cell>
          <table:table-cell table:style-name="Table193.A2" table:number-columns-spanned="0" office:value-type="string">
            <text:p text:style-name="P20"><text:span text:style-name="T11">Purpose </text:span></text:p>
          </table:table-cell>
        </table:table-row>
        <table:table-row table:style-name="Table193.1">
          <table:table-cell table:style-name="Table193.A3" office:value-type="string">
            <text:p text:style-name="P20"><text:span text:style-name="T13">1</text:span></text:p>
          </table:table-cell>
          <table:table-cell table:style-name="Table193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193.A3" office:value-type="string">
            <text:p text:style-name="P20"><text:span text:style-name="T2">searchElection()</text:span></text:p>
          </table:table-cell>
          <table:table-cell table:style-name="Table193.E3" office:value-type="string">
            <text:p text:style-name="P20"><text:span text:style-name="T13">All Columns</text:span></text:p>
          </table:table-cell>
          <table:table-cell table:style-name="Table193.E3" office:value-type="string">
            <text:p text:style-name="P20"><text:span text:style-name="T13">Election_id,institute_id</text:span></text:p>
          </table:table-cell>
          <table:table-cell table:style-name="Table193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4"><text:tab/><text:tab/></text:span></text:p>
      <text:p text:style-name="P4"/>
      <text:p text:style-name="P4"/>
      <text:p text:style-name="P4"/>
      <text:p text:style-name="P20"><text:span text:style-name="T2">For the Link:ManageElection-&gt;CreateElection,UpdateElection,ViewElection,BlockElection,PreviewBallot.</text:span></text:p>
      <text:p text:style-name="P4"/>
      <text:p text:style-name="P20"><text:span text:style-name="T6">File Name of view page:-</text:span><text:span text:style-name="T2"> <text:s/>manage_election.jsp</text:span></text:p>
      <text:p text:style-name="P20"><text:span text:style-name="T2"><text:tab/><text:tab/><text:tab/><text:tab/><text:tab/><text:tab/><text:tab/></text:span><text:span text:style-name="T6">Attributes</text:span></text:p>
      <table:table table:name="Table194" table:style-name="Table194">
        <table:table-column table:style-name="Table194.A"/>
        <table:table-column table:style-name="Table194.B"/>
        <table:table-column table:style-name="Table194.C"/>
        <table:table-column table:style-name="Table194.D"/>
        <table:table-column table:style-name="Table194.E"/>
        <table:table-column table:style-name="Table194.F"/>
        <table:table-row table:style-name="Table194.1">
          <table:table-cell table:style-name="Table194.A1" office:value-type="string">
            <text:p text:style-name="P20"><text:span text:style-name="T11">S.No.</text:span></text:p>
          </table:table-cell>
          <table:table-cell table:style-name="Table194.A1" office:value-type="string">
            <text:p text:style-name="P20"><text:span text:style-name="T11">Attribute Name</text:span></text:p>
          </table:table-cell>
          <table:table-cell table:style-name="Table194.A1" office:value-type="string">
            <text:p text:style-name="P20"><text:span text:style-name="T11">Label </text:span></text:p>
          </table:table-cell>
          <table:table-cell table:style-name="Table194.A1" office:value-type="string">
            <text:p text:style-name="P20"><text:span text:style-name="T11">Field Name</text:span></text:p>
          </table:table-cell>
          <table:table-cell table:style-name="Table194.A1" office:value-type="string">
            <text:p text:style-name="P20"><text:span text:style-name="T11">Type</text:span></text:p>
          </table:table-cell>
          <table:table-cell table:style-name="Table194.A1" office:value-type="string">
            <text:p text:style-name="P20"><text:span text:style-name="T11">Validation</text:span></text:p>
          </table:table-cell>
        </table:table-row>
        <table:table-row table:style-name="Table194.1">
          <table:table-cell table:style-name="Table194.A2" office:value-type="string">
            <text:p text:style-name="P22"><text:span text:style-name="T13">1</text:span></text:p>
          </table:table-cell>
          <table:table-cell table:style-name="Table194.A2" office:value-type="string">
            <text:p text:style-name="P20"><text:span text:style-name="T13">electionId</text:span></text:p>
          </table:table-cell>
          <table:table-cell table:style-name="Table194.A2" office:value-type="string">
            <text:p text:style-name="P20"><text:span text:style-name="T13">Enter Election ID</text:span></text:p>
          </table:table-cell>
          <table:table-cell table:style-name="Table194.A2" office:value-type="string">
            <text:p text:style-name="P20"><text:span text:style-name="T13">electionId</text:span></text:p>
          </table:table-cell>
          <table:table-cell table:style-name="Table194.A2" office:value-type="string">
            <text:p text:style-name="P20"><text:span text:style-name="T13">Text box</text:span></text:p>
          </table:table-cell>
          <table:table-cell table:style-name="Table194.A2" office:value-type="string">
            <text:p text:style-name="P20"><text:span text:style-name="T13">return isNumberKey(event);</text:span></text:p>
          </table:table-cell>
        </table:table-row>
        <table:table-row table:style-name="Table194.1">
          <table:table-cell table:style-name="Table194.A2" office:value-type="string">
            <text:p text:style-name="P22"><text:span text:style-name="T13">2</text:span></text:p>
          </table:table-cell>
          <table:table-cell table:style-name="Table194.A2" office:value-type="string">
            <text:p text:style-name="P20"><text:span text:style-name="T13">Add</text:span></text:p>
          </table:table-cell>
          <table:table-cell table:style-name="Table194.A2" office:value-type="string">
            <text:p text:style-name="P20"><text:span text:style-name="T13">Add</text:span></text:p>
          </table:table-cell>
          <table:table-cell table:style-name="Table194.A2" office:value-type="string">
            <text:p text:style-name="P20"><text:span text:style-name="T13">Add</text:span></text:p>
          </table:table-cell>
          <table:table-cell table:style-name="Table194.A2" office:value-type="string">
            <text:p text:style-name="P20"><text:span text:style-name="T13">Submit Button</text:span></text:p>
          </table:table-cell>
          <table:table-cell table:style-name="Table194.A2" office:value-type="string">
            <text:p text:style-name="P20"><text:span text:style-name="T13">return Add();</text:span></text:p>
          </table:table-cell>
        </table:table-row>
        <table:table-row table:style-name="Table194.1">
          <table:table-cell table:style-name="Table194.A2" office:value-type="string">
            <text:p text:style-name="P22"><text:span text:style-name="T13">3</text:span></text:p>
          </table:table-cell>
          <table:table-cell table:style-name="Table194.A2" office:value-type="string">
            <text:p text:style-name="P20"><text:span text:style-name="T13">Update</text:span></text:p>
          </table:table-cell>
          <table:table-cell table:style-name="Table194.A2" office:value-type="string">
            <text:p text:style-name="P20"><text:span text:style-name="T13">Update</text:span></text:p>
          </table:table-cell>
          <table:table-cell table:style-name="Table194.A2" office:value-type="string">
            <text:p text:style-name="P20"><text:span text:style-name="T13">Update</text:span></text:p>
          </table:table-cell>
          <table:table-cell table:style-name="Table194.A2" office:value-type="string">
            <text:p text:style-name="P20"><text:span text:style-name="T13">Submit Button</text:span></text:p>
          </table:table-cell>
          <table:table-cell table:style-name="Table194.A2" office:value-type="string">
            <text:p text:style-name="P20"><text:span text:style-name="T13">return Update();</text:span></text:p>
          </table:table-cell>
        </table:table-row>
        <table:table-row table:style-name="Table194.1">
          <table:table-cell table:style-name="Table194.A2" office:value-type="string">
            <text:p text:style-name="P22"><text:span text:style-name="T13">4</text:span></text:p>
          </table:table-cell>
          <table:table-cell table:style-name="Table194.A2" office:value-type="string">
            <text:p text:style-name="P20"><text:span text:style-name="T13">View</text:span></text:p>
          </table:table-cell>
          <table:table-cell table:style-name="Table194.A2" office:value-type="string">
            <text:p text:style-name="P20"><text:span text:style-name="T13">View</text:span></text:p>
          </table:table-cell>
          <table:table-cell table:style-name="Table194.A2" office:value-type="string">
            <text:p text:style-name="P20"><text:span text:style-name="T13">View</text:span></text:p>
          </table:table-cell>
          <table:table-cell table:style-name="Table194.A2" office:value-type="string">
            <text:p text:style-name="P20"><text:span text:style-name="T13">Submit Button</text:span></text:p>
          </table:table-cell>
          <table:table-cell table:style-name="Table194.A2" office:value-type="string">
            <text:p text:style-name="P20"><text:span text:style-name="T13">return View();</text:span></text:p>
          </table:table-cell>
        </table:table-row>
        <table:table-row table:style-name="Table194.1">
          <table:table-cell table:style-name="Table194.A2" office:value-type="string">
            <text:p text:style-name="P22"><text:span text:style-name="T13">5</text:span></text:p>
          </table:table-cell>
          <table:table-cell table:style-name="Table194.A2" office:value-type="string">
            <text:p text:style-name="P20"><text:span text:style-name="T13">Block</text:span></text:p>
          </table:table-cell>
          <table:table-cell table:style-name="Table194.A2" office:value-type="string">
            <text:p text:style-name="P20"><text:span text:style-name="T13">Block</text:span></text:p>
          </table:table-cell>
          <table:table-cell table:style-name="Table194.A2" office:value-type="string">
            <text:p text:style-name="P20"><text:span text:style-name="T13">Block</text:span></text:p>
          </table:table-cell>
          <table:table-cell table:style-name="Table194.A2" office:value-type="string">
            <text:p text:style-name="P20"><text:span text:style-name="T13">Submit Button</text:span></text:p>
          </table:table-cell>
          <table:table-cell table:style-name="Table194.A2" office:value-type="string">
            <text:p text:style-name="P20"><text:span text:style-name="T13">return Block();</text:span></text:p>
          </table:table-cell>
        </table:table-row>
        <table:table-row table:style-name="Table194.1">
          <table:table-cell table:style-name="Table194.A2" office:value-type="string">
            <text:p text:style-name="P22"><text:span text:style-name="T13">6</text:span></text:p>
          </table:table-cell>
          <table:table-cell table:style-name="Table194.A2" office:value-type="string">
            <text:p text:style-name="P20"><text:span text:style-name="T13">Preview Ballot</text:span></text:p>
          </table:table-cell>
          <table:table-cell table:style-name="Table194.A2" office:value-type="string">
            <text:p text:style-name="P20"><text:span text:style-name="T13">Preview Ballot</text:span></text:p>
          </table:table-cell>
          <table:table-cell table:style-name="Table194.A2" office:value-type="string">
            <text:p text:style-name="P20"><text:span text:style-name="T13">Preview Ballot</text:span></text:p>
          </table:table-cell>
          <table:table-cell table:style-name="Table194.A2" office:value-type="string">
            <text:p text:style-name="P20"><text:span text:style-name="T13">Submit Button</text:span></text:p>
          </table:table-cell>
          <table:table-cell table:style-name="Table194.A2" office:value-type="string">
            <text:p text:style-name="P20"><text:span text:style-name="T13">return PreviewBallot();</text:span></text:p>
          </table:table-cell>
        </table:table-row>
        <table:table-row table:style-name="Table194.1">
          <table:table-cell table:style-name="Table194.A2" office:value-type="string">
            <text:p text:style-name="P22"><text:span text:style-name="T13">7</text:span></text:p>
          </table:table-cell>
          <table:table-cell table:style-name="Table194.A2" office:value-type="string">
            <text:p text:style-name="P20"><text:span text:style-name="T13">Back</text:span></text:p>
          </table:table-cell>
          <table:table-cell table:style-name="Table194.A2" office:value-type="string">
            <text:p text:style-name="P20"><text:span text:style-name="T13">Back</text:span></text:p>
          </table:table-cell>
          <table:table-cell table:style-name="Table194.A2" office:value-type="string">
            <text:p text:style-name="P20"><text:span text:style-name="T13">Back</text:span></text:p>
          </table:table-cell>
          <table:table-cell table:style-name="Table194.A2" office:value-type="string">
            <text:p text:style-name="P20"><text:span text:style-name="T13">Button</text:span></text:p>
          </table:table-cell>
          <table:table-cell table:style-name="Table194.A2" office:value-type="string">
            <text:p text:style-name="P20"><text:span text:style-name="T13">return quit();</text:span></text:p>
          </table:table-cell>
        </table:table-row>
      </table:table>
      <text:p text:style-name="P9"><text:soft-page-break/></text:p>
      <text:p text:style-name="P20"><text:span text:style-name="T6">Technology Used</text:span></text:p>
      <table:table table:name="Table195" table:style-name="Table195">
        <table:table-column table:style-name="Table195.A"/>
        <table:table-column table:style-name="Table195.B"/>
        <table:table-column table:style-name="Table195.C"/>
        <table:table-row table:style-name="Table195.1">
          <table:table-cell table:style-name="Table195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195.1">
          <table:table-cell table:style-name="Table195.A2" office:value-type="string">
            <text:p text:style-name="P20"><text:span text:style-name="T11">Attribute Name<text:tab/></text:span></text:p>
          </table:table-cell>
          <table:table-cell table:style-name="Table195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195.A2" table:number-columns-spanned="0" office:value-type="string">
            <text:p text:style-name="P20"><text:span text:style-name="T11">Purpose</text:span></text:p>
          </table:table-cell>
        </table:table-row>
        <table:table-row table:style-name="Table195.1">
          <table:table-cell table:style-name="Table195.A3" office:value-type="string">
            <text:p text:style-name="P20"><text:span text:style-name="T13">Add</text:span></text:p>
          </table:table-cell>
          <table:table-cell table:style-name="Table195.A3" table:number-columns-spanned="2" office:value-type="string">
            <text:p text:style-name="P20"><text:span text:style-name="T13">return Add();</text:span></text:p>
          </table:table-cell>
          <table:covered-table-cell/>
          <table:table-cell table:style-name="Table195.A3" table:number-columns-spanned="0" office:value-type="string">
            <text:p text:style-name="P20"><text:span text:style-name="T13">For Multilingual interface.</text:span></text:p>
          </table:table-cell>
        </table:table-row>
        <table:table-row table:style-name="Table195.1">
          <table:table-cell table:style-name="Table195.A3" office:value-type="string">
            <text:p text:style-name="P20"><text:span text:style-name="T13">Update</text:span></text:p>
          </table:table-cell>
          <table:table-cell table:style-name="Table195.A3" table:number-columns-spanned="2" office:value-type="string">
            <text:p text:style-name="P20"><text:span text:style-name="T13">return Update();</text:span></text:p>
          </table:table-cell>
          <table:covered-table-cell/>
          <table:table-cell table:style-name="Table195.A3" table:number-columns-spanned="0" office:value-type="string">
            <text:p text:style-name="P20"><text:span text:style-name="T13">For Multilingual interface.</text:span></text:p>
          </table:table-cell>
        </table:table-row>
        <table:table-row table:style-name="Table195.1">
          <table:table-cell table:style-name="Table195.A3" office:value-type="string">
            <text:p text:style-name="P20"><text:span text:style-name="T13">View</text:span></text:p>
          </table:table-cell>
          <table:table-cell table:style-name="Table195.A3" table:number-columns-spanned="2" office:value-type="string">
            <text:p text:style-name="P20"><text:span text:style-name="T13">return View();</text:span></text:p>
          </table:table-cell>
          <table:covered-table-cell/>
          <table:table-cell table:style-name="Table195.A3" table:number-columns-spanned="0" office:value-type="string">
            <text:p text:style-name="P20"><text:span text:style-name="T13">For Multilingual interface.</text:span></text:p>
          </table:table-cell>
        </table:table-row>
        <table:table-row table:style-name="Table195.1">
          <table:table-cell table:style-name="Table195.A3" office:value-type="string">
            <text:p text:style-name="P20"><text:span text:style-name="T13">Block</text:span></text:p>
          </table:table-cell>
          <table:table-cell table:style-name="Table195.A3" table:number-columns-spanned="2" office:value-type="string">
            <text:p text:style-name="P20"><text:span text:style-name="T13">return Block();</text:span></text:p>
          </table:table-cell>
          <table:covered-table-cell/>
          <table:table-cell table:style-name="Table195.A3" table:number-columns-spanned="0" office:value-type="string">
            <text:p text:style-name="P20"><text:span text:style-name="T13">For Multilingual interface.</text:span></text:p>
          </table:table-cell>
        </table:table-row>
        <table:table-row table:style-name="Table195.1">
          <table:table-cell table:style-name="Table195.A3" office:value-type="string">
            <text:p text:style-name="P20"><text:span text:style-name="T13">Preview Ballot</text:span></text:p>
          </table:table-cell>
          <table:table-cell table:style-name="Table195.A3" table:number-columns-spanned="2" office:value-type="string">
            <text:p text:style-name="P20"><text:span text:style-name="T13">return PreviewBallot();</text:span></text:p>
          </table:table-cell>
          <table:covered-table-cell/>
          <table:table-cell table:style-name="Table195.A3" table:number-columns-spanned="0" office:value-type="string">
            <text:p text:style-name="P20"><text:span text:style-name="T13">For Multilingual interface.</text:span></text:p>
          </table:table-cell>
        </table:table-row>
      </table:table>
      <text:p text:style-name="P11"/>
      <table:table table:name="Table196" table:style-name="Table196">
        <table:table-column table:style-name="Table196.A"/>
        <table:table-column table:style-name="Table196.B"/>
        <table:table-row table:style-name="Table196.1">
          <table:table-cell table:style-name="Table196.A1" table:number-columns-spanned="2" office:value-type="string">
            <text:p text:style-name="P22"><text:span text:style-name="T11">Action Class Name: </text:span><text:span text:style-name="T13">ManageElectionAction</text:span></text:p>
          </table:table-cell>
          <table:covered-table-cell/>
        </table:table-row>
        <table:table-row table:style-name="Table196.1">
          <table:table-cell table:style-name="Table196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196.1">
          <table:table-cell table:style-name="Table196.A3" office:value-type="string">
            <text:p text:style-name="P20"><text:span text:style-name="T13">Logical Name</text:span></text:p>
          </table:table-cell>
          <table:table-cell table:style-name="Table196.A3" office:value-type="string">
            <text:p text:style-name="P17"/>
          </table:table-cell>
        </table:table-row>
        <table:table-row table:style-name="Table196.1">
          <table:table-cell table:style-name="Table196.A3" office:value-type="string">
            <text:p text:style-name="P20"><text:span text:style-name="T13">Physical Path</text:span></text:p>
          </table:table-cell>
          <table:table-cell table:style-name="Table196.A3" office:value-type="string">
            <text:p text:style-name="P17"/>
          </table:table-cell>
        </table:table-row>
        <table:table-row table:style-name="Table196.1">
          <table:table-cell table:style-name="Table196.A3" office:value-type="string">
            <text:p text:style-name="P20"><text:span text:style-name="T13">Code:</text:span></text:p>
          </table:table-cell>
          <table:table-cell table:style-name="Table196.A3" office:value-type="string">
            <text:p text:style-name="P17"/>
          </table:table-cell>
        </table:table-row>
        <table:table-row table:style-name="Table196.1">
          <table:table-cell table:style-name="Table196.A3" office:value-type="string">
            <text:p text:style-name="P20"><text:span text:style-name="T13">Description:</text:span></text:p>
          </table:table-cell>
          <table:table-cell table:style-name="Table196.A3" office:value-type="string">
            <text:p text:style-name="P17"/>
          </table:table-cell>
        </table:table-row>
        <table:table-row table:style-name="Table196.1">
          <table:table-cell table:style-name="Table196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196.1">
          <table:table-cell table:style-name="Table196.A3" office:value-type="string">
            <text:p text:style-name="P20"><text:span text:style-name="T13">Logical Name</text:span></text:p>
          </table:table-cell>
          <table:table-cell table:style-name="Table196.A3" office:value-type="string">
            <text:p text:style-name="P20"><text:span text:style-name="T13">ManageElectionAction</text:span></text:p>
          </table:table-cell>
        </table:table-row>
        <table:table-row table:style-name="Table196.1">
          <table:table-cell table:style-name="Table196.A3" office:value-type="string">
            <text:p text:style-name="P20"><text:span text:style-name="T13">Input JSP Form:</text:span></text:p>
          </table:table-cell>
          <table:table-cell table:style-name="Table196.A3" office:value-type="string">
            <text:p text:style-name="P18"/>
          </table:table-cell>
        </table:table-row>
        <table:table-row table:style-name="Table196.1">
          <table:table-cell table:style-name="Table196.A3" office:value-type="string">
            <text:p text:style-name="P20"><text:span text:style-name="T13">Physical Path(Type tag):</text:span></text:p>
          </table:table-cell>
          <table:table-cell table:style-name="Table196.A3" office:value-type="string">
            <text:p text:style-name="P20"><text:span text:style-name="T13">"com.myapp.struts.election_manager.ManageElectionAction”</text:span></text:p>
          </table:table-cell>
        </table:table-row>
        <table:table-row table:style-name="Table196.1">
          <table:table-cell table:style-name="Table196.A11" office:value-type="string">
            <text:p text:style-name="P20"><text:span text:style-name="T13">Logical Path</text:span></text:p>
          </table:table-cell>
          <table:table-cell table:style-name="Table196.A11" office:value-type="string">
            <text:p text:style-name="P20"><text:span text:style-name="T13">/manageElection</text:span></text:p>
          </table:table-cell>
        </table:table-row>
        <table:table-row table:style-name="Table196.1">
          <table:table-cell table:style-name="Table196.A3" office:value-type="string">
            <text:p text:style-name="P20"><text:span text:style-name="T13">Code:</text:span></text:p>
          </table:table-cell>
          <table:table-cell table:style-name="Table196.A3" office:value-type="string">
            <text:p text:style-name="P17"/>
          </table:table-cell>
        </table:table-row>
        <table:table-row table:style-name="Table196.1">
          <table:table-cell table:style-name="Table196.A3" office:value-type="string">
            <text:p text:style-name="P17"/>
            <text:p text:style-name="P20"><text:span text:style-name="T14">Description:</text:span></text:p>
          </table:table-cell>
          <table:table-cell table:style-name="Table196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197" table:style-name="Table197">
        <table:table-column table:style-name="Table197.A"/>
        <table:table-column table:style-name="Table197.B"/>
        <table:table-column table:style-name="Table197.C"/>
        <table:table-row table:style-name="Table197.1">
          <table:table-cell table:style-name="Table197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197.1">
          <table:table-cell table:style-name="Table197.A2" office:value-type="string">
            <text:p text:style-name="P21"><text:span text:style-name="T11">Request Forwards Name </text:span></text:p>
          </table:table-cell>
          <table:table-cell table:style-name="Table197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197.A2" table:number-columns-spanned="0" office:value-type="string">
            <text:p text:style-name="P21"><text:span text:style-name="T11">Purpose</text:span></text:p>
          </table:table-cell>
        </table:table-row>
        <table:table-row table:style-name="Table197.1">
          <table:table-cell table:style-name="Table197.A3" office:value-type="string">
            <text:p text:style-name="P20"><text:span text:style-name="T13">success</text:span></text:p>
          </table:table-cell>
          <table:table-cell table:style-name="Table197.B3" table:number-columns-spanned="2" office:value-type="string">
            <text:p text:style-name="P20"><text:span text:style-name="T13">/election_manager/manage_election.jsp”</text:span></text:p>
          </table:table-cell>
          <table:covered-table-cell/>
          <table:table-cell table:style-name="Table197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198" table:style-name="Table198">
        <table:table-column table:style-name="Table198.A"/>
        <table:table-column table:style-name="Table198.B"/>
        <table:table-column table:style-name="Table198.C"/>
        <table:table-column table:style-name="Table198.D"/>
        <table:table-row table:style-name="Table198.1">
          <table:table-cell table:style-name="Table198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198.1">
          <table:table-cell table:style-name="Table198.A2" office:value-type="string">
            <text:p text:style-name="P20"><text:span text:style-name="T11">S.No</text:span></text:p>
          </table:table-cell>
          <table:table-cell table:style-name="Table198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98.A2" office:value-type="string">
            <text:p text:style-name="P32"><text:span text:style-name="T11">Primary Key </text:span></text:p>
          </table:table-cell>
          <table:table-cell table:style-name="Table198.A2" table:number-columns-spanned="0" office:value-type="string">
            <text:p text:style-name="P20"><text:span text:style-name="T11">Purpose</text:span></text:p>
          </table:table-cell>
        </table:table-row>
      </table:table>
      <text:p text:style-name="P4"/>
      <table:table table:name="Table199" table:style-name="Table199">
        <table:table-column table:style-name="Table199.A"/>
        <table:table-column table:style-name="Table199.B"/>
        <table:table-column table:style-name="Table199.C"/>
        <table:table-column table:style-name="Table199.D"/>
        <table:table-row table:style-name="Table199.1">
          <table:table-cell table:style-name="Table199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199.1">
          <table:table-cell table:style-name="Table199.A2" office:value-type="string">
            <text:p text:style-name="P20"><text:span text:style-name="T11">S.No</text:span></text:p>
          </table:table-cell>
          <table:table-cell table:style-name="Table199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199.A2" office:value-type="string">
            <text:p text:style-name="P32"><text:span text:style-name="T11">Pojo Name</text:span></text:p>
          </table:table-cell>
          <table:table-cell table:style-name="Table199.A2" table:number-columns-spanned="0" office:value-type="string">
            <text:p text:style-name="P20"><text:span text:style-name="T11">Hibernate Mapping File </text:span></text:p>
          </table:table-cell>
        </table:table-row>
      </table:table>
      <text:p text:style-name="P4"/>
      <table:table table:name="Table200" table:style-name="Table200">
        <table:table-column table:style-name="Table200.A"/>
        <table:table-column table:style-name="Table200.B"/>
        <table:table-column table:style-name="Table200.C"/>
        <table:table-column table:style-name="Table200.D"/>
        <table:table-column table:style-name="Table200.E"/>
        <table:table-column table:style-name="Table200.F"/>
        <table:table-row table:style-name="Table200.1">
          <table:table-cell table:style-name="Table200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00.1">
          <table:table-cell table:style-name="Table200.A2" office:value-type="string">
            <text:p text:style-name="P20"><text:span text:style-name="T11">S.No</text:span></text:p>
          </table:table-cell>
          <table:table-cell table:style-name="Table200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00.A2" office:value-type="string">
            <text:p text:style-name="P32"><text:span text:style-name="T11">Method Name </text:span></text:p>
          </table:table-cell>
          <table:table-cell table:style-name="Table200.E2" office:value-type="string">
            <text:p text:style-name="P20"><text:span text:style-name="T11">Select Operation</text:span></text:p>
          </table:table-cell>
          <table:table-cell table:style-name="Table200.E2" office:value-type="string">
            <text:p text:style-name="P20"><text:span text:style-name="T11">Columns <text:s/>in Where clause</text:span></text:p>
          </table:table-cell>
          <table:table-cell table:style-name="Table200.A2" table:number-columns-spanned="0" office:value-type="string">
            <text:p text:style-name="P20"><text:span text:style-name="T11">Purpose </text:span></text:p>
          </table:table-cell>
        </table:table-row>
      </table:table>
      <text:p text:style-name="P20"><text:span text:style-name="T4"><text:tab/><text:tab/></text:span></text:p>
      <text:p text:style-name="P20"><text:span text:style-name="T6">Below Link is from</text:span><text:span text:style-name="T2"> <text:s/>manage_election.jsp-&gt;Add Button</text:span></text:p>
      <text:p text:style-name="P20"><text:span text:style-name="T6">File Name of view page:-</text:span><text:span text:style-name="T2"> <text:s/>createelection.jsp</text:span></text:p>
      <text:p text:style-name="P20"><text:span text:style-name="T2"><text:tab/><text:tab/><text:tab/><text:tab/><text:tab/><text:tab/><text:tab/></text:span><text:span text:style-name="T6">Attributes</text:span></text:p>
      <table:table table:name="Table201" table:style-name="Table201">
        <table:table-column table:style-name="Table201.A"/>
        <table:table-column table:style-name="Table201.B"/>
        <table:table-column table:style-name="Table201.C"/>
        <table:table-column table:style-name="Table201.D"/>
        <table:table-column table:style-name="Table201.E"/>
        <table:table-column table:style-name="Table201.F"/>
        <table:table-row table:style-name="Table201.1">
          <table:table-cell table:style-name="Table201.A1" office:value-type="string">
            <text:p text:style-name="P20"><text:span text:style-name="T11">S.No.</text:span></text:p>
          </table:table-cell>
          <table:table-cell table:style-name="Table201.A1" office:value-type="string">
            <text:p text:style-name="P20"><text:span text:style-name="T11">Attribute Name</text:span></text:p>
          </table:table-cell>
          <table:table-cell table:style-name="Table201.A1" office:value-type="string">
            <text:p text:style-name="P20"><text:span text:style-name="T11">Label </text:span></text:p>
          </table:table-cell>
          <table:table-cell table:style-name="Table201.A1" office:value-type="string">
            <text:p text:style-name="P20"><text:span text:style-name="T11">Field Name</text:span></text:p>
          </table:table-cell>
          <table:table-cell table:style-name="Table201.A1" office:value-type="string">
            <text:p text:style-name="P20"><text:span text:style-name="T11">Type</text:span></text:p>
          </table:table-cell>
          <table:table-cell table:style-name="Table201.A1" office:value-type="string">
            <text:p text:style-name="P20"><text:span text:style-name="T11">Validation</text:span></text:p>
          </table:table-cell>
        </table:table-row>
        <table:table-row table:style-name="Table201.1">
          <table:table-cell table:style-name="Table201.A2" office:value-type="string">
            <text:p text:style-name="P22"><text:span text:style-name="T13">1</text:span></text:p>
          </table:table-cell>
          <table:table-cell table:style-name="Table201.A2" office:value-type="string">
            <text:p text:style-name="P20"><text:span text:style-name="T13">electionId</text:span></text:p>
          </table:table-cell>
          <table:table-cell table:style-name="Table201.A2" office:value-type="string">
            <text:p text:style-name="P20"><text:span text:style-name="T13">Election Id</text:span></text:p>
          </table:table-cell>
          <table:table-cell table:style-name="Table201.A2" office:value-type="string">
            <text:p text:style-name="P20"><text:span text:style-name="T13">electionId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2</text:span></text:p>
          </table:table-cell>
          <table:table-cell table:style-name="Table201.A2" office:value-type="string">
            <text:p text:style-name="P20"><text:span text:style-name="T13">electionname</text:span></text:p>
          </table:table-cell>
          <table:table-cell table:style-name="Table201.A2" office:value-type="string">
            <text:p text:style-name="P20"><text:span text:style-name="T13">Election Name</text:span></text:p>
          </table:table-cell>
          <table:table-cell table:style-name="Table201.A2" office:value-type="string">
            <text:p text:style-name="P20"><text:span text:style-name="T13">electionname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3</text:span></text:p>
          </table:table-cell>
          <table:table-cell table:style-name="Table201.A2" office:value-type="string">
            <text:p text:style-name="P20"><text:span text:style-name="T13">description</text:span></text:p>
          </table:table-cell>
          <table:table-cell table:style-name="Table201.A2" office:value-type="string">
            <text:p text:style-name="P20"><text:span text:style-name="T13">Details</text:span></text:p>
          </table:table-cell>
          <table:table-cell table:style-name="Table201.A2" office:value-type="string">
            <text:p text:style-name="P20"><text:span text:style-name="T13">description</text:span></text:p>
          </table:table-cell>
          <table:table-cell table:style-name="Table201.A2" office:value-type="string">
            <text:p text:style-name="P20"><text:span text:style-name="T13">Textarea</text:span></text:p>
          </table:table-cell>
          <table:table-cell table:style-name="Table201.A2" office:value-type="string">
            <text:p text:style-name="P20"><text:span text:style-name="T13">return View();</text:span></text:p>
          </table:table-cell>
        </table:table-row>
        <table:table-row table:style-name="Table201.1">
          <table:table-cell table:style-name="Table201.A2" office:value-type="string">
            <text:p text:style-name="P22"><text:span text:style-name="T13">4</text:span></text:p>
          </table:table-cell>
          <table:table-cell table:style-name="Table201.A2" office:value-type="string">
            <text:p text:style-name="P20"><text:span text:style-name="T13">nominationStart</text:span></text:p>
          </table:table-cell>
          <table:table-cell table:style-name="Table201.A2" office:value-type="string">
            <text:p text:style-name="P20"><text:span text:style-name="T13">Nomination start date and time</text:span></text:p>
          </table:table-cell>
          <table:table-cell table:style-name="Table201.A2" office:value-type="string">
            <text:p text:style-name="P20"><text:span text:style-name="T13">nominationStart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20"><text:span text:style-name="T13">return Block();</text:span></text:p>
          </table:table-cell>
        </table:table-row>
        <table:table-row table:style-name="Table201.1">
          <table:table-cell table:style-name="Table201.A2" office:value-type="string">
            <text:p text:style-name="P22"><text:span text:style-name="T13">5</text:span></text:p>
          </table:table-cell>
          <table:table-cell table:style-name="Table201.A2" office:value-type="string">
            <text:p text:style-name="P20"><text:span text:style-name="T13">nominationEnd</text:span></text:p>
          </table:table-cell>
          <table:table-cell table:style-name="Table201.A2" office:value-type="string">
            <text:p text:style-name="P20"><text:span text:style-name="T13">Nomination end date and time</text:span></text:p>
          </table:table-cell>
          <table:table-cell table:style-name="Table201.A2" office:value-type="string">
            <text:p text:style-name="P20"><text:span text:style-name="T13">nominationEnd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20"><text:span text:style-name="T13">return PreviewBallot();</text:span></text:p>
          </table:table-cell>
        </table:table-row>
        <table:table-row table:style-name="Table201.1">
          <table:table-cell table:style-name="Table201.A2" office:value-type="string">
            <text:p text:style-name="P22"><text:span text:style-name="T13">6</text:span></text:p>
          </table:table-cell>
          <table:table-cell table:style-name="Table201.A2" office:value-type="string">
            <text:p text:style-name="P20"><text:span text:style-name="T13">scrutnyDate</text:span></text:p>
          </table:table-cell>
          <table:table-cell table:style-name="Table201.A2" office:value-type="string">
            <text:p text:style-name="P20"><text:span text:style-name="T13">Scrutny start date and time</text:span></text:p>
          </table:table-cell>
          <table:table-cell table:style-name="Table201.A2" office:value-type="string">
            <text:p text:style-name="P20"><text:span text:style-name="T13">scrutnyDate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20"><text:span text:style-name="T13">return quit();</text:span></text:p>
          </table:table-cell>
        </table:table-row>
        <table:table-row table:style-name="Table201.1">
          <table:table-cell table:style-name="Table201.A2" office:value-type="string">
            <text:p text:style-name="P22"><text:span text:style-name="T13">7</text:span></text:p>
          </table:table-cell>
          <table:table-cell table:style-name="Table201.A2" office:value-type="string">
            <text:p text:style-name="P20"><text:span text:style-name="T13">scrutnyEndDate</text:span></text:p>
          </table:table-cell>
          <table:table-cell table:style-name="Table201.A2" office:value-type="string">
            <text:p text:style-name="P20"><text:span text:style-name="T13">Scrutny end date and time</text:span></text:p>
          </table:table-cell>
          <table:table-cell table:style-name="Table201.A2" office:value-type="string">
            <text:p text:style-name="P20"><text:span text:style-name="T13">scrutnyEndDate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17"/>
          </table:table-cell>
        </table:table-row>
        <text:soft-page-break/>
        <table:table-row table:style-name="Table201.1">
          <table:table-cell table:style-name="Table201.A2" office:value-type="string">
            <text:p text:style-name="P22"><text:span text:style-name="T13">8</text:span></text:p>
          </table:table-cell>
          <table:table-cell table:style-name="Table201.A2" office:value-type="string">
            <text:p text:style-name="P20"><text:span text:style-name="T13">withdrawlDate</text:span></text:p>
          </table:table-cell>
          <table:table-cell table:style-name="Table201.A2" office:value-type="string">
            <text:p text:style-name="P20"><text:span text:style-name="T13">Nomination Withdrawl start date and time</text:span></text:p>
          </table:table-cell>
          <table:table-cell table:style-name="Table201.A2" office:value-type="string">
            <text:p text:style-name="P20"><text:span text:style-name="T13">withdrawlDate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9</text:span></text:p>
          </table:table-cell>
          <table:table-cell table:style-name="Table201.A2" office:value-type="string">
            <text:p text:style-name="P20"><text:span text:style-name="T13">withdrawlEndDate</text:span></text:p>
          </table:table-cell>
          <table:table-cell table:style-name="Table201.A2" office:value-type="string">
            <text:p text:style-name="P20"><text:span text:style-name="T13">Nomination Withdrawl end date and time</text:span></text:p>
          </table:table-cell>
          <table:table-cell table:style-name="Table201.A2" office:value-type="string">
            <text:p text:style-name="P20"><text:span text:style-name="T13">withdrawlEndDate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10</text:span></text:p>
          </table:table-cell>
          <table:table-cell table:style-name="Table201.A2" office:value-type="string">
            <text:p text:style-name="P20"><text:span text:style-name="T13">start_date</text:span></text:p>
          </table:table-cell>
          <table:table-cell table:style-name="Table201.A2" office:value-type="string">
            <text:p text:style-name="P20"><text:span text:style-name="T13">Election start date and time</text:span></text:p>
          </table:table-cell>
          <table:table-cell table:style-name="Table201.A2" office:value-type="string">
            <text:p text:style-name="P20"><text:span text:style-name="T13">start_date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11</text:span></text:p>
          </table:table-cell>
          <table:table-cell table:style-name="Table201.A2" office:value-type="string">
            <text:p text:style-name="P20"><text:span text:style-name="T13">enddate</text:span></text:p>
          </table:table-cell>
          <table:table-cell table:style-name="Table201.A2" office:value-type="string">
            <text:p text:style-name="P20"><text:span text:style-name="T13">Election end date and time</text:span></text:p>
          </table:table-cell>
          <table:table-cell table:style-name="Table201.A2" office:value-type="string">
            <text:p text:style-name="P20"><text:span text:style-name="T13">enddate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12</text:span></text:p>
          </table:table-cell>
          <table:table-cell table:style-name="Table201.A2" office:value-type="string">
            <text:p text:style-name="P20"><text:span text:style-name="T13">critaria</text:span></text:p>
          </table:table-cell>
          <table:table-cell table:style-name="Table201.A2" office:value-type="string">
            <text:p text:style-name="P20"><text:span text:style-name="T13">Critaria for Candidates Nomination</text:span></text:p>
          </table:table-cell>
          <table:table-cell table:style-name="Table201.A2" office:value-type="string">
            <text:p text:style-name="P20"><text:span text:style-name="T13">critaria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13</text:span></text:p>
          </table:table-cell>
          <table:table-cell table:style-name="Table201.A2" office:value-type="string">
            <text:p text:style-name="P20"><text:span text:style-name="T13">department</text:span></text:p>
          </table:table-cell>
          <table:table-cell table:style-name="Table201.A2" office:value-type="string">
            <text:p text:style-name="P20"><text:span text:style-name="T13">Department</text:span></text:p>
          </table:table-cell>
          <table:table-cell table:style-name="Table201.A2" office:value-type="string">
            <text:p text:style-name="P20"><text:span text:style-name="T13">deaprtment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14</text:span></text:p>
          </table:table-cell>
          <table:table-cell table:style-name="Table201.A2" office:value-type="string">
            <text:p text:style-name="P20"><text:span text:style-name="T13">marks</text:span></text:p>
          </table:table-cell>
          <table:table-cell table:style-name="Table201.A2" office:value-type="string">
            <text:p text:style-name="P20"><text:span text:style-name="T13">Marks:(Greater than or <text:s/>Equal to)</text:span></text:p>
          </table:table-cell>
          <table:table-cell table:style-name="Table201.A2" office:value-type="string">
            <text:p text:style-name="P20"><text:span text:style-name="T13">marks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15</text:span></text:p>
          </table:table-cell>
          <table:table-cell table:style-name="Table201.A2" office:value-type="string">
            <text:p text:style-name="P20"><text:span text:style-name="T13">attendence</text:span></text:p>
          </table:table-cell>
          <table:table-cell table:style-name="Table201.A2" office:value-type="string">
            <text:p text:style-name="P20"><text:span text:style-name="T13">Attendence:(Minimum)</text:span></text:p>
          </table:table-cell>
          <table:table-cell table:style-name="Table201.A2" office:value-type="string">
            <text:p text:style-name="P20"><text:span text:style-name="T13">attendence</text:span></text:p>
          </table:table-cell>
          <table:table-cell table:style-name="Table201.A2" office:value-type="string">
            <text:p text:style-name="P20"><text:span text:style-name="T13">Textbox</text:span></text:p>
          </table:table-cell>
          <table:table-cell table:style-name="Table201.A2" office:value-type="string">
            <text:p text:style-name="P17"/>
          </table:table-cell>
        </table:table-row>
        <text:soft-page-break/>
        <table:table-row table:style-name="Table201.1">
          <table:table-cell table:style-name="Table201.A2" office:value-type="string">
            <text:p text:style-name="P22"><text:span text:style-name="T13">16</text:span></text:p>
          </table:table-cell>
          <table:table-cell table:style-name="Table201.A2" office:value-type="string">
            <text:p text:style-name="P17"/>
          </table:table-cell>
          <table:table-cell table:style-name="Table201.A2" office:value-type="string">
            <text:p text:style-name="P20"><text:span text:style-name="T13">Backlog:(allowed)</text:span></text:p>
          </table:table-cell>
          <table:table-cell table:style-name="Table201.A2" office:value-type="string">
            <text:p text:style-name="P17"/>
          </table:table-cell>
          <table:table-cell table:style-name="Table201.A2" office:value-type="string">
            <text:p text:style-name="P17"/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17</text:span></text:p>
          </table:table-cell>
          <table:table-cell table:style-name="Table201.A2" office:value-type="string">
            <text:p text:style-name="P20"><text:span text:style-name="T13">backlog</text:span></text:p>
          </table:table-cell>
          <table:table-cell table:style-name="Table201.A2" office:value-type="string">
            <text:p text:style-name="P20"><text:span text:style-name="T13">Yes</text:span></text:p>
          </table:table-cell>
          <table:table-cell table:style-name="Table201.A2" office:value-type="string">
            <text:p text:style-name="P20"><text:span text:style-name="T13">backlog</text:span></text:p>
          </table:table-cell>
          <table:table-cell table:style-name="Table201.A2" office:value-type="string">
            <text:p text:style-name="P20"><text:span text:style-name="T13">RadioButton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18</text:span></text:p>
          </table:table-cell>
          <table:table-cell table:style-name="Table201.A2" office:value-type="string">
            <text:p text:style-name="P20"><text:span text:style-name="T13">backlog</text:span></text:p>
          </table:table-cell>
          <table:table-cell table:style-name="Table201.A2" office:value-type="string">
            <text:p text:style-name="P20"><text:span text:style-name="T13">No</text:span></text:p>
          </table:table-cell>
          <table:table-cell table:style-name="Table201.A2" office:value-type="string">
            <text:p text:style-name="P20"><text:span text:style-name="T13">backlog</text:span></text:p>
          </table:table-cell>
          <table:table-cell table:style-name="Table201.A2" office:value-type="string">
            <text:p text:style-name="P20"><text:span text:style-name="T13">Radio Button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19</text:span></text:p>
          </table:table-cell>
          <table:table-cell table:style-name="Table201.A2" office:value-type="string">
            <text:p text:style-name="P17"/>
          </table:table-cell>
          <table:table-cell table:style-name="Table201.A2" office:value-type="string">
            <text:p text:style-name="P20"><text:span text:style-name="T13">CriminalBackground(allowed)</text:span></text:p>
          </table:table-cell>
          <table:table-cell table:style-name="Table201.A2" office:value-type="string">
            <text:p text:style-name="P17"/>
          </table:table-cell>
          <table:table-cell table:style-name="Table201.A2" office:value-type="string">
            <text:p text:style-name="P17"/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20</text:span></text:p>
          </table:table-cell>
          <table:table-cell table:style-name="Table201.A2" office:value-type="string">
            <text:p text:style-name="P20"><text:span text:style-name="T13">criminal</text:span></text:p>
          </table:table-cell>
          <table:table-cell table:style-name="Table201.A2" office:value-type="string">
            <text:p text:style-name="P20"><text:span text:style-name="T13">Yes</text:span></text:p>
          </table:table-cell>
          <table:table-cell table:style-name="Table201.A2" office:value-type="string">
            <text:p text:style-name="P20"><text:span text:style-name="T13">criminal</text:span></text:p>
          </table:table-cell>
          <table:table-cell table:style-name="Table201.A2" office:value-type="string">
            <text:p text:style-name="P20"><text:span text:style-name="T13">Radio Button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21</text:span></text:p>
          </table:table-cell>
          <table:table-cell table:style-name="Table201.A2" office:value-type="string">
            <text:p text:style-name="P20"><text:span text:style-name="T13">criminal</text:span></text:p>
          </table:table-cell>
          <table:table-cell table:style-name="Table201.A2" office:value-type="string">
            <text:p text:style-name="P20"><text:span text:style-name="T13">No</text:span></text:p>
          </table:table-cell>
          <table:table-cell table:style-name="Table201.A2" office:value-type="string">
            <text:p text:style-name="P20"><text:span text:style-name="T13">criminal</text:span></text:p>
          </table:table-cell>
          <table:table-cell table:style-name="Table201.A2" office:value-type="string">
            <text:p text:style-name="P20"><text:span text:style-name="T13">Radio Button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22</text:span></text:p>
          </table:table-cell>
          <table:table-cell table:style-name="Table201.A2" office:value-type="string">
            <text:p text:style-name="P17"/>
          </table:table-cell>
          <table:table-cell table:style-name="Table201.A2" office:value-type="string">
            <text:p text:style-name="P20"><text:span text:style-name="T13">Student involves in indisciplinary activity(allowed)</text:span></text:p>
          </table:table-cell>
          <table:table-cell table:style-name="Table201.A2" office:value-type="string">
            <text:p text:style-name="P17"/>
          </table:table-cell>
          <table:table-cell table:style-name="Table201.A2" office:value-type="string">
            <text:p text:style-name="P17"/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23</text:span></text:p>
          </table:table-cell>
          <table:table-cell table:style-name="Table201.A2" office:value-type="string">
            <text:p text:style-name="P20"><text:span text:style-name="T13">indiscipline</text:span></text:p>
          </table:table-cell>
          <table:table-cell table:style-name="Table201.A2" office:value-type="string">
            <text:p text:style-name="P20"><text:span text:style-name="T13">Yes</text:span></text:p>
          </table:table-cell>
          <table:table-cell table:style-name="Table201.A2" office:value-type="string">
            <text:p text:style-name="P20"><text:span text:style-name="T13">indiscipline</text:span></text:p>
          </table:table-cell>
          <table:table-cell table:style-name="Table201.A2" office:value-type="string">
            <text:p text:style-name="P20"><text:span text:style-name="T13">Radio Button</text:span></text:p>
          </table:table-cell>
          <table:table-cell table:style-name="Table201.A2" office:value-type="string">
            <text:p text:style-name="P17"/>
          </table:table-cell>
        </table:table-row>
        <text:soft-page-break/>
        <table:table-row table:style-name="Table201.1">
          <table:table-cell table:style-name="Table201.A2" office:value-type="string">
            <text:p text:style-name="P22"><text:span text:style-name="T13">24</text:span></text:p>
          </table:table-cell>
          <table:table-cell table:style-name="Table201.A2" office:value-type="string">
            <text:p text:style-name="P20"><text:span text:style-name="T13">indiscipline</text:span></text:p>
          </table:table-cell>
          <table:table-cell table:style-name="Table201.A2" office:value-type="string">
            <text:p text:style-name="P20"><text:span text:style-name="T13">No</text:span></text:p>
          </table:table-cell>
          <table:table-cell table:style-name="Table201.A2" office:value-type="string">
            <text:p text:style-name="P20"><text:span text:style-name="T13">indiscipline</text:span></text:p>
          </table:table-cell>
          <table:table-cell table:style-name="Table201.A2" office:value-type="string">
            <text:p text:style-name="P20"><text:span text:style-name="T13">Radio Button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25</text:span></text:p>
          </table:table-cell>
          <table:table-cell table:style-name="Table201.A2" office:value-type="string">
            <text:p text:style-name="P20"><text:span text:style-name="T13">submit</text:span></text:p>
          </table:table-cell>
          <table:table-cell table:style-name="Table201.A2" office:value-type="string">
            <text:p text:style-name="P20"><text:span text:style-name="T13">submit</text:span></text:p>
          </table:table-cell>
          <table:table-cell table:style-name="Table201.A2" office:value-type="string">
            <text:p text:style-name="P20"><text:span text:style-name="T13">submit</text:span></text:p>
          </table:table-cell>
          <table:table-cell table:style-name="Table201.A2" office:value-type="string">
            <text:p text:style-name="P20"><text:span text:style-name="T13">Submit Button</text:span></text:p>
          </table:table-cell>
          <table:table-cell table:style-name="Table201.A2" office:value-type="string">
            <text:p text:style-name="P17"/>
          </table:table-cell>
        </table:table-row>
        <table:table-row table:style-name="Table201.1">
          <table:table-cell table:style-name="Table201.A2" office:value-type="string">
            <text:p text:style-name="P22"><text:span text:style-name="T13">26</text:span></text:p>
          </table:table-cell>
          <table:table-cell table:style-name="Table201.A2" office:value-type="string">
            <text:p text:style-name="P20"><text:span text:style-name="T13">cancel</text:span></text:p>
          </table:table-cell>
          <table:table-cell table:style-name="Table201.A2" office:value-type="string">
            <text:p text:style-name="P20"><text:span text:style-name="T13">cancel</text:span></text:p>
          </table:table-cell>
          <table:table-cell table:style-name="Table201.A2" office:value-type="string">
            <text:p text:style-name="P20"><text:span text:style-name="T13">cancel</text:span></text:p>
          </table:table-cell>
          <table:table-cell table:style-name="Table201.A2" office:value-type="string">
            <text:p text:style-name="P20"><text:span text:style-name="T13">Button</text:span></text:p>
          </table:table-cell>
          <table:table-cell table:style-name="Table201.A2" office:value-type="string">
            <text:p text:style-name="P17"/>
          </table:table-cell>
        </table:table-row>
      </table:table>
      <text:p text:style-name="P9"/>
      <text:p text:style-name="P20"><text:span text:style-name="T6">Technology Used</text:span></text:p>
      <table:table table:name="Table202" table:style-name="Table202">
        <table:table-column table:style-name="Table202.A"/>
        <table:table-column table:style-name="Table202.B"/>
        <table:table-column table:style-name="Table202.C"/>
        <table:table-row table:style-name="Table202.1">
          <table:table-cell table:style-name="Table202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202.1">
          <table:table-cell table:style-name="Table202.A2" office:value-type="string">
            <text:p text:style-name="P20"><text:span text:style-name="T11">Attribute Name<text:tab/></text:span></text:p>
          </table:table-cell>
          <table:table-cell table:style-name="Table202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02.A2" table:number-columns-spanned="0" office:value-type="string">
            <text:p text:style-name="P20"><text:span text:style-name="T11">Purpose</text:span></text:p>
          </table:table-cell>
        </table:table-row>
      </table:table>
      <text:p text:style-name="P11"/>
      <table:table table:name="Table203" table:style-name="Table203">
        <table:table-column table:style-name="Table203.A"/>
        <table:table-column table:style-name="Table203.B"/>
        <table:table-row table:style-name="Table203.1">
          <table:table-cell table:style-name="Table203.A1" table:number-columns-spanned="2" office:value-type="string">
            <text:p text:style-name="P22"><text:span text:style-name="T11">Action Class Name: </text:span><text:span text:style-name="T13">CreateElectionAction</text:span></text:p>
          </table:table-cell>
          <table:covered-table-cell/>
        </table:table-row>
        <table:table-row table:style-name="Table203.1">
          <table:table-cell table:style-name="Table203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03.1">
          <table:table-cell table:style-name="Table203.A3" office:value-type="string">
            <text:p text:style-name="P20"><text:span text:style-name="T13">Logical Name</text:span></text:p>
          </table:table-cell>
          <table:table-cell table:style-name="Table203.A3" office:value-type="string">
            <text:p text:style-name="P20"><text:span text:style-name="T13">DepActionForm</text:span></text:p>
          </table:table-cell>
        </table:table-row>
        <table:table-row table:style-name="Table203.1">
          <table:table-cell table:style-name="Table203.A3" office:value-type="string">
            <text:p text:style-name="P20"><text:span text:style-name="T13">Physical Path</text:span></text:p>
          </table:table-cell>
          <table:table-cell table:style-name="Table203.A3" office:value-type="string">
            <text:p text:style-name="P20"><text:span text:style-name="T13">com.myapp.struts.election_manager.DepActionForm</text:span></text:p>
          </table:table-cell>
        </table:table-row>
        <table:table-row table:style-name="Table203.1">
          <table:table-cell table:style-name="Table203.A3" office:value-type="string">
            <text:p text:style-name="P20"><text:span text:style-name="T13">Code:</text:span></text:p>
          </table:table-cell>
          <table:table-cell table:style-name="Table203.A3" office:value-type="string">
            <text:p text:style-name="P17"/>
          </table:table-cell>
        </table:table-row>
        <table:table-row table:style-name="Table203.1">
          <table:table-cell table:style-name="Table203.A3" office:value-type="string">
            <text:p text:style-name="P20"><text:span text:style-name="T13">Description:</text:span></text:p>
          </table:table-cell>
          <table:table-cell table:style-name="Table203.A3" office:value-type="string">
            <text:p text:style-name="P20"><text:span text:style-name="T13">For Defining Getter and setter.</text:span></text:p>
          </table:table-cell>
        </table:table-row>
        <table:table-row table:style-name="Table203.1">
          <table:table-cell table:style-name="Table203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03.1">
          <table:table-cell table:style-name="Table203.A3" office:value-type="string">
            <text:p text:style-name="P20"><text:span text:style-name="T13">Logical Name</text:span></text:p>
          </table:table-cell>
          <table:table-cell table:style-name="Table203.A3" office:value-type="string">
            <text:p text:style-name="P20"><text:span text:style-name="T13">CreateElectionAction</text:span></text:p>
          </table:table-cell>
        </table:table-row>
        <table:table-row table:style-name="Table203.1">
          <table:table-cell table:style-name="Table203.A3" office:value-type="string">
            <text:p text:style-name="P20"><text:span text:style-name="T13">Input JSP Form:</text:span></text:p>
          </table:table-cell>
          <table:table-cell table:style-name="Table203.A3" office:value-type="string">
            <text:p text:style-name="P20"><text:span text:style-name="T15">createelection.jsp</text:span></text:p>
          </table:table-cell>
        </table:table-row>
        <table:table-row table:style-name="Table203.1">
          <table:table-cell table:style-name="Table203.A3" office:value-type="string">
            <text:p text:style-name="P20"><text:span text:style-name="T13">Physical Path(Type tag):</text:span></text:p>
          </table:table-cell>
          <table:table-cell table:style-name="Table203.A3" office:value-type="string">
            <text:p text:style-name="P20"><text:span text:style-name="T13">com.myapp.struts.election_manager. CreateElectionAction</text:span></text:p>
          </table:table-cell>
        </table:table-row>
        <table:table-row table:style-name="Table203.1">
          <table:table-cell table:style-name="Table203.A11" office:value-type="string">
            <text:p text:style-name="P20"><text:span text:style-name="T13">Logical Path</text:span></text:p>
          </table:table-cell>
          <table:table-cell table:style-name="Table203.A11" office:value-type="string">
            <text:p text:style-name="P20"><text:span text:style-name="T13">/createelection</text:span></text:p>
          </table:table-cell>
        </table:table-row>
        <table:table-row table:style-name="Table203.1">
          <table:table-cell table:style-name="Table203.A3" office:value-type="string">
            <text:p text:style-name="P20"><text:span text:style-name="T13">Code:</text:span></text:p>
          </table:table-cell>
          <table:table-cell table:style-name="Table203.A3" office:value-type="string">
            <text:p text:style-name="P17"/>
          </table:table-cell>
        </table:table-row>
        <table:table-row table:style-name="Table203.1">
          <table:table-cell table:style-name="Table203.A3" office:value-type="string">
            <text:p text:style-name="P17"/>
            <text:p text:style-name="P20"><text:span text:style-name="T14">Description:</text:span></text:p>
          </table:table-cell>
          <table:table-cell table:style-name="Table203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204" table:style-name="Table204">
        <table:table-column table:style-name="Table204.A"/>
        <table:table-column table:style-name="Table204.B"/>
        <table:table-column table:style-name="Table204.C"/>
        <table:table-row table:style-name="Table204.1">
          <table:table-cell table:style-name="Table204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204.1">
          <table:table-cell table:style-name="Table204.A2" office:value-type="string">
            <text:p text:style-name="P21"><text:span text:style-name="T11">Request Forwards Name </text:span></text:p>
          </table:table-cell>
          <table:table-cell table:style-name="Table204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204.A2" table:number-columns-spanned="0" office:value-type="string">
            <text:p text:style-name="P21"><text:span text:style-name="T11">Purpose</text:span></text:p>
          </table:table-cell>
        </table:table-row>
        <table:table-row table:style-name="Table204.1">
          <table:table-cell table:style-name="Table204.A3" office:value-type="string">
            <text:p text:style-name="P20"><text:span text:style-name="T13">add</text:span></text:p>
          </table:table-cell>
          <table:table-cell table:style-name="Table204.B3" table:number-columns-spanned="2" office:value-type="string">
            <text:p text:style-name="P20"><text:span text:style-name="T13">/election_manager/ballot_design.jsp</text:span></text:p>
          </table:table-cell>
          <table:covered-table-cell/>
          <table:table-cell table:style-name="Table204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204.1">
          <table:table-cell table:style-name="Table204.A3" office:value-type="string">
            <text:p text:style-name="P20"><text:span text:style-name="T13">fail</text:span></text:p>
          </table:table-cell>
          <table:table-cell table:style-name="Table204.B3" table:number-columns-spanned="2" office:value-type="string">
            <text:p text:style-name="P20"><text:span text:style-name="T13">/election_manager/createelection.jsp</text:span></text:p>
          </table:table-cell>
          <table:covered-table-cell/>
          <table:table-cell table:style-name="Table204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ext:p text:style-name="P4"/>
      <text:p text:style-name="P4"/>
      <table:table table:name="Table205" table:style-name="Table205">
        <table:table-column table:style-name="Table205.A"/>
        <table:table-column table:style-name="Table205.B"/>
        <table:table-column table:style-name="Table205.C"/>
        <table:table-column table:style-name="Table205.D"/>
        <table:table-row table:style-name="Table205.1">
          <table:table-cell table:style-name="Table205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05.1">
          <table:table-cell table:style-name="Table205.A2" office:value-type="string">
            <text:p text:style-name="P20"><text:span text:style-name="T11">S.No</text:span></text:p>
          </table:table-cell>
          <table:table-cell table:style-name="Table205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05.A2" office:value-type="string">
            <text:p text:style-name="P32"><text:span text:style-name="T11">Primary Key </text:span></text:p>
          </table:table-cell>
          <table:table-cell table:style-name="Table205.A2" table:number-columns-spanned="0" office:value-type="string">
            <text:p text:style-name="P20"><text:span text:style-name="T11">Purpose</text:span></text:p>
          </table:table-cell>
        </table:table-row>
        <table:table-row table:style-name="Table205.1">
          <table:table-cell table:style-name="Table205.A3" office:value-type="string">
            <text:p text:style-name="P20"><text:span text:style-name="T13">1</text:span></text:p>
          </table:table-cell>
          <table:table-cell table:style-name="Table205.A3" table:number-columns-spanned="2" office:value-type="string">
            <text:p text:style-name="P20"><text:span text:style-name="T13">ballot</text:span></text:p>
          </table:table-cell>
          <table:covered-table-cell/>
          <table:table-cell table:style-name="Table205.A3" office:value-type="string">
            <text:p text:style-name="P20"><text:span text:style-name="T13">ballot_id,election_id,institute_id</text:span></text:p>
          </table:table-cell>
          <table:table-cell table:style-name="Table205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05.1">
          <table:table-cell table:style-name="Table205.A3" office:value-type="string">
            <text:p text:style-name="P20"><text:span text:style-name="T13">2</text:span></text:p>
          </table:table-cell>
          <table:table-cell table:style-name="Table205.A3" table:number-columns-spanned="2" office:value-type="string">
            <text:p text:style-name="P20"><text:span text:style-name="T13">electionrule</text:span></text:p>
          </table:table-cell>
          <table:covered-table-cell/>
          <table:table-cell table:style-name="Table205.A3" office:value-type="string">
            <text:p text:style-name="P20"><text:span text:style-name="T13">rule_id,election_id,institute_id</text:span></text:p>
          </table:table-cell>
          <table:table-cell table:style-name="Table205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05.1">
          <table:table-cell table:style-name="Table205.A3" office:value-type="string">
            <text:p text:style-name="P20"><text:span text:style-name="T13">3</text:span></text:p>
          </table:table-cell>
          <table:table-cell table:style-name="Table205.A3" table:number-columns-spanned="2" office:value-type="string">
            <text:p text:style-name="P20"><text:span text:style-name="T13">eligibility</text:span></text:p>
          </table:table-cell>
          <table:covered-table-cell/>
          <table:table-cell table:style-name="Table205.A3" office:value-type="string">
            <text:p text:style-name="P20"><text:span text:style-name="T13">eligibility_id,rule_id,election_id,institute_id</text:span></text:p>
          </table:table-cell>
          <table:table-cell table:style-name="Table205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05.1">
          <table:table-cell table:style-name="Table205.A3" office:value-type="string">
            <text:p text:style-name="P20"><text:span text:style-name="T13">4</text:span></text:p>
          </table:table-cell>
          <table:table-cell table:style-name="Table205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05.A3" office:value-type="string">
            <text:p text:style-name="P20"><text:span text:style-name="T13">election_id,institute_id</text:span></text:p>
          </table:table-cell>
          <table:table-cell table:style-name="Table205.A3" table:number-columns-spanned="0" office:value-type="string">
            <text:p text:style-name="P20"><text:span text:style-name="T13">To retrive and update data </text:span></text:p>
          </table:table-cell>
        </table:table-row>
      </table:table>
      <text:p text:style-name="P4"/>
      <table:table table:name="Table206" table:style-name="Table206">
        <table:table-column table:style-name="Table206.A"/>
        <table:table-column table:style-name="Table206.B"/>
        <table:table-column table:style-name="Table206.C"/>
        <table:table-column table:style-name="Table206.D"/>
        <table:table-row table:style-name="Table206.1">
          <table:table-cell table:style-name="Table206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06.1">
          <table:table-cell table:style-name="Table206.A2" office:value-type="string">
            <text:p text:style-name="P20"><text:span text:style-name="T11">S.No</text:span></text:p>
          </table:table-cell>
          <table:table-cell table:style-name="Table206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06.A2" office:value-type="string">
            <text:p text:style-name="P32"><text:span text:style-name="T11">Pojo Name</text:span></text:p>
          </table:table-cell>
          <table:table-cell table:style-name="Table206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06.1">
          <table:table-cell table:style-name="Table206.A3" office:value-type="string">
            <text:p text:style-name="P20"><text:span text:style-name="T13">1</text:span></text:p>
          </table:table-cell>
          <table:table-cell table:style-name="Table206.A3" table:number-columns-spanned="2" office:value-type="string">
            <text:p text:style-name="P20"><text:span text:style-name="T13">ballot</text:span></text:p>
          </table:table-cell>
          <table:covered-table-cell/>
          <table:table-cell table:style-name="Table206.A3" office:value-type="string">
            <text:p text:style-name="P20"><text:span text:style-name="T13">Ballot</text:span></text:p>
          </table:table-cell>
          <table:table-cell table:style-name="Table206.A3" table:number-columns-spanned="0" office:value-type="string">
            <text:p text:style-name="P17"/>
          </table:table-cell>
        </table:table-row>
        <table:table-row table:style-name="Table206.1">
          <table:table-cell table:style-name="Table206.A3" office:value-type="string">
            <text:p text:style-name="P20"><text:span text:style-name="T13">2</text:span></text:p>
          </table:table-cell>
          <table:table-cell table:style-name="Table206.A3" table:number-columns-spanned="2" office:value-type="string">
            <text:p text:style-name="P20"><text:span text:style-name="T13">electionrule</text:span></text:p>
          </table:table-cell>
          <table:covered-table-cell/>
          <table:table-cell table:style-name="Table206.A3" office:value-type="string">
            <text:p text:style-name="P20"><text:span text:style-name="T13">Electionrule</text:span></text:p>
          </table:table-cell>
          <table:table-cell table:style-name="Table206.A3" table:number-columns-spanned="0" office:value-type="string">
            <text:p text:style-name="P17"/>
          </table:table-cell>
        </table:table-row>
        <table:table-row table:style-name="Table206.1">
          <table:table-cell table:style-name="Table206.A3" office:value-type="string">
            <text:p text:style-name="P20"><text:span text:style-name="T13">3</text:span></text:p>
          </table:table-cell>
          <table:table-cell table:style-name="Table206.A3" table:number-columns-spanned="2" office:value-type="string">
            <text:p text:style-name="P20"><text:span text:style-name="T13">eligibility</text:span></text:p>
          </table:table-cell>
          <table:covered-table-cell/>
          <table:table-cell table:style-name="Table206.A3" office:value-type="string">
            <text:p text:style-name="P20"><text:span text:style-name="T13">Eligibility</text:span></text:p>
          </table:table-cell>
          <table:table-cell table:style-name="Table206.A3" table:number-columns-spanned="0" office:value-type="string">
            <text:p text:style-name="P17"/>
          </table:table-cell>
        </table:table-row>
        <table:table-row table:style-name="Table206.1">
          <table:table-cell table:style-name="Table206.A3" office:value-type="string">
            <text:p text:style-name="P20"><text:span text:style-name="T13">4</text:span></text:p>
          </table:table-cell>
          <table:table-cell table:style-name="Table206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06.A3" office:value-type="string">
            <text:p text:style-name="P20"><text:span text:style-name="T13">Election</text:span></text:p>
          </table:table-cell>
          <table:table-cell table:style-name="Table206.A3" table:number-columns-spanned="0" office:value-type="string">
            <text:p text:style-name="P17"/>
          </table:table-cell>
        </table:table-row>
      </table:table>
      <text:p text:style-name="P4"/>
      <table:table table:name="Table207" table:style-name="Table207">
        <table:table-column table:style-name="Table207.A"/>
        <table:table-column table:style-name="Table207.B"/>
        <table:table-column table:style-name="Table207.C"/>
        <table:table-column table:style-name="Table207.D"/>
        <table:table-column table:style-name="Table207.E"/>
        <table:table-column table:style-name="Table207.F"/>
        <table:table-row table:style-name="Table207.1">
          <table:table-cell table:style-name="Table207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07.1">
          <table:table-cell table:style-name="Table207.A2" office:value-type="string">
            <text:p text:style-name="P20"><text:span text:style-name="T11">S.No</text:span></text:p>
          </table:table-cell>
          <table:table-cell table:style-name="Table207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07.A2" office:value-type="string">
            <text:p text:style-name="P32"><text:span text:style-name="T11">Method Name </text:span></text:p>
          </table:table-cell>
          <table:table-cell table:style-name="Table207.E2" office:value-type="string">
            <text:p text:style-name="P20"><text:span text:style-name="T11">Select Operation</text:span></text:p>
          </table:table-cell>
          <table:table-cell table:style-name="Table207.E2" office:value-type="string">
            <text:p text:style-name="P20"><text:span text:style-name="T11">Columns <text:s/>in Where clause</text:span></text:p>
          </table:table-cell>
          <table:table-cell table:style-name="Table207.A2" table:number-columns-spanned="0" office:value-type="string">
            <text:p text:style-name="P20"><text:span text:style-name="T11">Purpose </text:span></text:p>
          </table:table-cell>
        </table:table-row>
        <table:table-row table:style-name="Table207.1">
          <table:table-cell table:style-name="Table207.A3" office:value-type="string">
            <text:p text:style-name="P20"><text:span text:style-name="T13">1</text:span></text:p>
          </table:table-cell>
          <table:table-cell table:style-name="Table207.A3" table:number-columns-spanned="2" office:value-type="string">
            <text:p text:style-name="P20"><text:span text:style-name="T13">ElectionRuleEligiblity1</text:span></text:p>
          </table:table-cell>
          <table:covered-table-cell/>
          <table:table-cell table:style-name="Table207.A3" office:value-type="string">
            <text:p text:style-name="P20"><text:span text:style-name="T2">insert()</text:span></text:p>
          </table:table-cell>
          <table:table-cell table:style-name="Table207.E3" office:value-type="string">
            <text:p text:style-name="P20"><text:span text:style-name="T13">All Columns</text:span></text:p>
          </table:table-cell>
          <table:table-cell table:style-name="Table207.E3" office:value-type="string">
            <text:p text:style-name="P17"/>
          </table:table-cell>
          <table:table-cell table:style-name="Table207.A3" table:number-columns-spanned="0" office:value-type="string">
            <text:p text:style-name="P20"><text:span text:style-name="T13">To insert data into table</text:span></text:p>
          </table:table-cell>
        </table:table-row>
      </table:table>
      <text:p text:style-name="P20"><text:span text:style-name="T4"><text:tab/><text:tab/></text:span></text:p>
      <text:p text:style-name="P4"/>
      <text:p text:style-name="P20"><text:span text:style-name="T6">Below Link is from</text:span><text:span text:style-name="T2"> <text:s/>manage_election.jsp-&gt;Update button,View button,Block button.</text:span></text:p>
      <text:p text:style-name="P20"><text:span text:style-name="T6">File Name of view page:-</text:span><text:span text:style-name="T2"> <text:s/>createelection.jsp( Same Jsp page as above onlyDynamically Button value changes in this activity)</text:span></text:p>
      <text:p text:style-name="P20"><text:span text:style-name="T2"><text:tab/><text:tab/><text:tab/><text:tab/><text:tab/><text:tab/><text:tab/></text:span><text:span text:style-name="T6">Attributes</text:span></text:p>
      <table:table table:name="Table208" table:style-name="Table208">
        <table:table-column table:style-name="Table208.A"/>
        <table:table-column table:style-name="Table208.B"/>
        <table:table-column table:style-name="Table208.C"/>
        <table:table-column table:style-name="Table208.D"/>
        <table:table-column table:style-name="Table208.E"/>
        <table:table-column table:style-name="Table208.F"/>
        <table:table-row table:style-name="Table208.1">
          <table:table-cell table:style-name="Table208.A1" office:value-type="string">
            <text:p text:style-name="P20"><text:span text:style-name="T11">S.No.</text:span></text:p>
          </table:table-cell>
          <table:table-cell table:style-name="Table208.A1" office:value-type="string">
            <text:p text:style-name="P20"><text:span text:style-name="T11">Attribute Name</text:span></text:p>
          </table:table-cell>
          <table:table-cell table:style-name="Table208.A1" office:value-type="string">
            <text:p text:style-name="P20"><text:span text:style-name="T11">Label </text:span></text:p>
          </table:table-cell>
          <table:table-cell table:style-name="Table208.A1" office:value-type="string">
            <text:p text:style-name="P20"><text:span text:style-name="T11">Field Name</text:span></text:p>
          </table:table-cell>
          <table:table-cell table:style-name="Table208.A1" office:value-type="string">
            <text:p text:style-name="P20"><text:span text:style-name="T11">Type</text:span></text:p>
          </table:table-cell>
          <table:table-cell table:style-name="Table208.A1" office:value-type="string">
            <text:p text:style-name="P20"><text:span text:style-name="T11">Validation</text:span></text:p>
          </table:table-cell>
        </table:table-row>
        <table:table-row table:style-name="Table208.1">
          <table:table-cell table:style-name="Table208.A2" office:value-type="string">
            <text:p text:style-name="P22"><text:span text:style-name="T13">1</text:span></text:p>
          </table:table-cell>
          <table:table-cell table:style-name="Table208.A2" office:value-type="string">
            <text:p text:style-name="P20"><text:span text:style-name="T13">electionId</text:span></text:p>
          </table:table-cell>
          <table:table-cell table:style-name="Table208.A2" office:value-type="string">
            <text:p text:style-name="P20"><text:span text:style-name="T13">Election Id</text:span></text:p>
          </table:table-cell>
          <table:table-cell table:style-name="Table208.A2" office:value-type="string">
            <text:p text:style-name="P20"><text:span text:style-name="T13">electionId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2</text:span></text:p>
          </table:table-cell>
          <table:table-cell table:style-name="Table208.A2" office:value-type="string">
            <text:p text:style-name="P20"><text:span text:style-name="T13">electionname</text:span></text:p>
          </table:table-cell>
          <table:table-cell table:style-name="Table208.A2" office:value-type="string">
            <text:p text:style-name="P20"><text:span text:style-name="T13">Election Name</text:span></text:p>
          </table:table-cell>
          <table:table-cell table:style-name="Table208.A2" office:value-type="string">
            <text:p text:style-name="P20"><text:span text:style-name="T13">electionname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3</text:span></text:p>
          </table:table-cell>
          <table:table-cell table:style-name="Table208.A2" office:value-type="string">
            <text:p text:style-name="P20"><text:span text:style-name="T13">description</text:span></text:p>
          </table:table-cell>
          <table:table-cell table:style-name="Table208.A2" office:value-type="string">
            <text:p text:style-name="P20"><text:span text:style-name="T13">Details</text:span></text:p>
          </table:table-cell>
          <table:table-cell table:style-name="Table208.A2" office:value-type="string">
            <text:p text:style-name="P20"><text:span text:style-name="T13">description</text:span></text:p>
          </table:table-cell>
          <table:table-cell table:style-name="Table208.A2" office:value-type="string">
            <text:p text:style-name="P20"><text:span text:style-name="T13">Textarea</text:span></text:p>
          </table:table-cell>
          <table:table-cell table:style-name="Table208.A2" office:value-type="string">
            <text:p text:style-name="P20"><text:span text:style-name="T13">return View();</text:span></text:p>
          </table:table-cell>
        </table:table-row>
        <table:table-row table:style-name="Table208.1">
          <table:table-cell table:style-name="Table208.A2" office:value-type="string">
            <text:p text:style-name="P22"><text:span text:style-name="T13">4</text:span></text:p>
          </table:table-cell>
          <table:table-cell table:style-name="Table208.A2" office:value-type="string">
            <text:p text:style-name="P20"><text:span text:style-name="T13">nominationStart</text:span></text:p>
          </table:table-cell>
          <table:table-cell table:style-name="Table208.A2" office:value-type="string">
            <text:p text:style-name="P20"><text:span text:style-name="T13">Nomination start date and time</text:span></text:p>
          </table:table-cell>
          <table:table-cell table:style-name="Table208.A2" office:value-type="string">
            <text:p text:style-name="P20"><text:span text:style-name="T13">nominationStart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20"><text:span text:style-name="T13">return Block();</text:span></text:p>
          </table:table-cell>
        </table:table-row>
        <table:table-row table:style-name="Table208.1">
          <table:table-cell table:style-name="Table208.A2" office:value-type="string">
            <text:p text:style-name="P22"><text:span text:style-name="T13">5</text:span></text:p>
          </table:table-cell>
          <table:table-cell table:style-name="Table208.A2" office:value-type="string">
            <text:p text:style-name="P20"><text:span text:style-name="T13">nominationEnd</text:span></text:p>
          </table:table-cell>
          <table:table-cell table:style-name="Table208.A2" office:value-type="string">
            <text:p text:style-name="P20"><text:span text:style-name="T13">Nomination end date and time</text:span></text:p>
          </table:table-cell>
          <table:table-cell table:style-name="Table208.A2" office:value-type="string">
            <text:p text:style-name="P20"><text:span text:style-name="T13">nominationEnd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20"><text:span text:style-name="T13">return PreviewBallot();</text:span></text:p>
          </table:table-cell>
        </table:table-row>
        <table:table-row table:style-name="Table208.1">
          <table:table-cell table:style-name="Table208.A2" office:value-type="string">
            <text:p text:style-name="P22"><text:span text:style-name="T13">6</text:span></text:p>
          </table:table-cell>
          <table:table-cell table:style-name="Table208.A2" office:value-type="string">
            <text:p text:style-name="P20"><text:span text:style-name="T13">scrutnyDate</text:span></text:p>
          </table:table-cell>
          <table:table-cell table:style-name="Table208.A2" office:value-type="string">
            <text:p text:style-name="P20"><text:span text:style-name="T13">Scrutny start date and time</text:span></text:p>
          </table:table-cell>
          <table:table-cell table:style-name="Table208.A2" office:value-type="string">
            <text:p text:style-name="P20"><text:span text:style-name="T13">scrutnyDate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20"><text:span text:style-name="T13">return quit();</text:span></text:p>
          </table:table-cell>
        </table:table-row>
        <table:table-row table:style-name="Table208.1">
          <table:table-cell table:style-name="Table208.A2" office:value-type="string">
            <text:p text:style-name="P22"><text:span text:style-name="T13">7</text:span></text:p>
          </table:table-cell>
          <table:table-cell table:style-name="Table208.A2" office:value-type="string">
            <text:p text:style-name="P20"><text:span text:style-name="T13">scrutnyEndDate</text:span></text:p>
          </table:table-cell>
          <table:table-cell table:style-name="Table208.A2" office:value-type="string">
            <text:p text:style-name="P20"><text:span text:style-name="T13">Scrutny end date and time</text:span></text:p>
          </table:table-cell>
          <table:table-cell table:style-name="Table208.A2" office:value-type="string">
            <text:p text:style-name="P20"><text:span text:style-name="T13">scrutnyEndDate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17"/>
          </table:table-cell>
        </table:table-row>
        <text:soft-page-break/>
        <table:table-row table:style-name="Table208.1">
          <table:table-cell table:style-name="Table208.A2" office:value-type="string">
            <text:p text:style-name="P22"><text:span text:style-name="T13">8</text:span></text:p>
          </table:table-cell>
          <table:table-cell table:style-name="Table208.A2" office:value-type="string">
            <text:p text:style-name="P20"><text:span text:style-name="T13">withdrawlDate</text:span></text:p>
          </table:table-cell>
          <table:table-cell table:style-name="Table208.A2" office:value-type="string">
            <text:p text:style-name="P20"><text:span text:style-name="T13">Nomination Withdrawl start date and time</text:span></text:p>
          </table:table-cell>
          <table:table-cell table:style-name="Table208.A2" office:value-type="string">
            <text:p text:style-name="P20"><text:span text:style-name="T13">withdrawlDate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9</text:span></text:p>
          </table:table-cell>
          <table:table-cell table:style-name="Table208.A2" office:value-type="string">
            <text:p text:style-name="P20"><text:span text:style-name="T13">withdrawlEndDate</text:span></text:p>
          </table:table-cell>
          <table:table-cell table:style-name="Table208.A2" office:value-type="string">
            <text:p text:style-name="P20"><text:span text:style-name="T13">Nomination Withdrawl end date and time</text:span></text:p>
          </table:table-cell>
          <table:table-cell table:style-name="Table208.A2" office:value-type="string">
            <text:p text:style-name="P20"><text:span text:style-name="T13">withdrawlEndDate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10</text:span></text:p>
          </table:table-cell>
          <table:table-cell table:style-name="Table208.A2" office:value-type="string">
            <text:p text:style-name="P20"><text:span text:style-name="T13">start_date</text:span></text:p>
          </table:table-cell>
          <table:table-cell table:style-name="Table208.A2" office:value-type="string">
            <text:p text:style-name="P20"><text:span text:style-name="T13">Election start date and time</text:span></text:p>
          </table:table-cell>
          <table:table-cell table:style-name="Table208.A2" office:value-type="string">
            <text:p text:style-name="P20"><text:span text:style-name="T13">start_date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11</text:span></text:p>
          </table:table-cell>
          <table:table-cell table:style-name="Table208.A2" office:value-type="string">
            <text:p text:style-name="P20"><text:span text:style-name="T13">enddate</text:span></text:p>
          </table:table-cell>
          <table:table-cell table:style-name="Table208.A2" office:value-type="string">
            <text:p text:style-name="P20"><text:span text:style-name="T13">Election end date and time</text:span></text:p>
          </table:table-cell>
          <table:table-cell table:style-name="Table208.A2" office:value-type="string">
            <text:p text:style-name="P20"><text:span text:style-name="T13">enddate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12</text:span></text:p>
          </table:table-cell>
          <table:table-cell table:style-name="Table208.A2" office:value-type="string">
            <text:p text:style-name="P20"><text:span text:style-name="T13">critaria</text:span></text:p>
          </table:table-cell>
          <table:table-cell table:style-name="Table208.A2" office:value-type="string">
            <text:p text:style-name="P20"><text:span text:style-name="T13">Critaria for Candidates Nomination</text:span></text:p>
          </table:table-cell>
          <table:table-cell table:style-name="Table208.A2" office:value-type="string">
            <text:p text:style-name="P20"><text:span text:style-name="T13">critaria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13</text:span></text:p>
          </table:table-cell>
          <table:table-cell table:style-name="Table208.A2" office:value-type="string">
            <text:p text:style-name="P20"><text:span text:style-name="T13">department</text:span></text:p>
          </table:table-cell>
          <table:table-cell table:style-name="Table208.A2" office:value-type="string">
            <text:p text:style-name="P20"><text:span text:style-name="T13">Department</text:span></text:p>
          </table:table-cell>
          <table:table-cell table:style-name="Table208.A2" office:value-type="string">
            <text:p text:style-name="P20"><text:span text:style-name="T13">deaprtment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14</text:span></text:p>
          </table:table-cell>
          <table:table-cell table:style-name="Table208.A2" office:value-type="string">
            <text:p text:style-name="P20"><text:span text:style-name="T13">marks</text:span></text:p>
          </table:table-cell>
          <table:table-cell table:style-name="Table208.A2" office:value-type="string">
            <text:p text:style-name="P20"><text:span text:style-name="T13">Marks:(Greater than or <text:s/>Equal to)</text:span></text:p>
          </table:table-cell>
          <table:table-cell table:style-name="Table208.A2" office:value-type="string">
            <text:p text:style-name="P20"><text:span text:style-name="T13">marks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15</text:span></text:p>
          </table:table-cell>
          <table:table-cell table:style-name="Table208.A2" office:value-type="string">
            <text:p text:style-name="P20"><text:span text:style-name="T13">attendence</text:span></text:p>
          </table:table-cell>
          <table:table-cell table:style-name="Table208.A2" office:value-type="string">
            <text:p text:style-name="P20"><text:span text:style-name="T13">Attendence:(Minimum)</text:span></text:p>
          </table:table-cell>
          <table:table-cell table:style-name="Table208.A2" office:value-type="string">
            <text:p text:style-name="P20"><text:span text:style-name="T13">attendence</text:span></text:p>
          </table:table-cell>
          <table:table-cell table:style-name="Table208.A2" office:value-type="string">
            <text:p text:style-name="P20"><text:span text:style-name="T13">Textbox</text:span></text:p>
          </table:table-cell>
          <table:table-cell table:style-name="Table208.A2" office:value-type="string">
            <text:p text:style-name="P17"/>
          </table:table-cell>
        </table:table-row>
        <text:soft-page-break/>
        <table:table-row table:style-name="Table208.1">
          <table:table-cell table:style-name="Table208.A2" office:value-type="string">
            <text:p text:style-name="P22"><text:span text:style-name="T13">16</text:span></text:p>
          </table:table-cell>
          <table:table-cell table:style-name="Table208.A2" office:value-type="string">
            <text:p text:style-name="P17"/>
          </table:table-cell>
          <table:table-cell table:style-name="Table208.A2" office:value-type="string">
            <text:p text:style-name="P20"><text:span text:style-name="T13">Backlog:(allowed)</text:span></text:p>
          </table:table-cell>
          <table:table-cell table:style-name="Table208.A2" office:value-type="string">
            <text:p text:style-name="P17"/>
          </table:table-cell>
          <table:table-cell table:style-name="Table208.A2" office:value-type="string">
            <text:p text:style-name="P17"/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17</text:span></text:p>
          </table:table-cell>
          <table:table-cell table:style-name="Table208.A2" office:value-type="string">
            <text:p text:style-name="P20"><text:span text:style-name="T13">backlog</text:span></text:p>
          </table:table-cell>
          <table:table-cell table:style-name="Table208.A2" office:value-type="string">
            <text:p text:style-name="P20"><text:span text:style-name="T13">Yes</text:span></text:p>
          </table:table-cell>
          <table:table-cell table:style-name="Table208.A2" office:value-type="string">
            <text:p text:style-name="P20"><text:span text:style-name="T13">backlog</text:span></text:p>
          </table:table-cell>
          <table:table-cell table:style-name="Table208.A2" office:value-type="string">
            <text:p text:style-name="P20"><text:span text:style-name="T13">RadioButton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18</text:span></text:p>
          </table:table-cell>
          <table:table-cell table:style-name="Table208.A2" office:value-type="string">
            <text:p text:style-name="P20"><text:span text:style-name="T13">backlog</text:span></text:p>
          </table:table-cell>
          <table:table-cell table:style-name="Table208.A2" office:value-type="string">
            <text:p text:style-name="P20"><text:span text:style-name="T13">No</text:span></text:p>
          </table:table-cell>
          <table:table-cell table:style-name="Table208.A2" office:value-type="string">
            <text:p text:style-name="P20"><text:span text:style-name="T13">backlog</text:span></text:p>
          </table:table-cell>
          <table:table-cell table:style-name="Table208.A2" office:value-type="string">
            <text:p text:style-name="P20"><text:span text:style-name="T13">Radio Button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19</text:span></text:p>
          </table:table-cell>
          <table:table-cell table:style-name="Table208.A2" office:value-type="string">
            <text:p text:style-name="P17"/>
          </table:table-cell>
          <table:table-cell table:style-name="Table208.A2" office:value-type="string">
            <text:p text:style-name="P20"><text:span text:style-name="T13">CriminalBackground(allowed)</text:span></text:p>
          </table:table-cell>
          <table:table-cell table:style-name="Table208.A2" office:value-type="string">
            <text:p text:style-name="P17"/>
          </table:table-cell>
          <table:table-cell table:style-name="Table208.A2" office:value-type="string">
            <text:p text:style-name="P17"/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20</text:span></text:p>
          </table:table-cell>
          <table:table-cell table:style-name="Table208.A2" office:value-type="string">
            <text:p text:style-name="P20"><text:span text:style-name="T13">criminal</text:span></text:p>
          </table:table-cell>
          <table:table-cell table:style-name="Table208.A2" office:value-type="string">
            <text:p text:style-name="P20"><text:span text:style-name="T13">Yes</text:span></text:p>
          </table:table-cell>
          <table:table-cell table:style-name="Table208.A2" office:value-type="string">
            <text:p text:style-name="P20"><text:span text:style-name="T13">criminal</text:span></text:p>
          </table:table-cell>
          <table:table-cell table:style-name="Table208.A2" office:value-type="string">
            <text:p text:style-name="P20"><text:span text:style-name="T13">Radio Button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21</text:span></text:p>
          </table:table-cell>
          <table:table-cell table:style-name="Table208.A2" office:value-type="string">
            <text:p text:style-name="P20"><text:span text:style-name="T13">criminal</text:span></text:p>
          </table:table-cell>
          <table:table-cell table:style-name="Table208.A2" office:value-type="string">
            <text:p text:style-name="P20"><text:span text:style-name="T13">No</text:span></text:p>
          </table:table-cell>
          <table:table-cell table:style-name="Table208.A2" office:value-type="string">
            <text:p text:style-name="P20"><text:span text:style-name="T13">criminal</text:span></text:p>
          </table:table-cell>
          <table:table-cell table:style-name="Table208.A2" office:value-type="string">
            <text:p text:style-name="P20"><text:span text:style-name="T13">Radio Button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22</text:span></text:p>
          </table:table-cell>
          <table:table-cell table:style-name="Table208.A2" office:value-type="string">
            <text:p text:style-name="P17"/>
          </table:table-cell>
          <table:table-cell table:style-name="Table208.A2" office:value-type="string">
            <text:p text:style-name="P20"><text:span text:style-name="T13">Student involves in indisciplinary activity(allowed)</text:span></text:p>
          </table:table-cell>
          <table:table-cell table:style-name="Table208.A2" office:value-type="string">
            <text:p text:style-name="P17"/>
          </table:table-cell>
          <table:table-cell table:style-name="Table208.A2" office:value-type="string">
            <text:p text:style-name="P17"/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23</text:span></text:p>
          </table:table-cell>
          <table:table-cell table:style-name="Table208.A2" office:value-type="string">
            <text:p text:style-name="P20"><text:span text:style-name="T13">indiscipline</text:span></text:p>
          </table:table-cell>
          <table:table-cell table:style-name="Table208.A2" office:value-type="string">
            <text:p text:style-name="P20"><text:span text:style-name="T13">Yes</text:span></text:p>
          </table:table-cell>
          <table:table-cell table:style-name="Table208.A2" office:value-type="string">
            <text:p text:style-name="P20"><text:span text:style-name="T13">indiscipline</text:span></text:p>
          </table:table-cell>
          <table:table-cell table:style-name="Table208.A2" office:value-type="string">
            <text:p text:style-name="P20"><text:span text:style-name="T13">Radio Button</text:span></text:p>
          </table:table-cell>
          <table:table-cell table:style-name="Table208.A2" office:value-type="string">
            <text:p text:style-name="P17"/>
          </table:table-cell>
        </table:table-row>
        <text:soft-page-break/>
        <table:table-row table:style-name="Table208.1">
          <table:table-cell table:style-name="Table208.A2" office:value-type="string">
            <text:p text:style-name="P22"><text:span text:style-name="T13">24</text:span></text:p>
          </table:table-cell>
          <table:table-cell table:style-name="Table208.A2" office:value-type="string">
            <text:p text:style-name="P20"><text:span text:style-name="T13">indiscipline</text:span></text:p>
          </table:table-cell>
          <table:table-cell table:style-name="Table208.A2" office:value-type="string">
            <text:p text:style-name="P20"><text:span text:style-name="T13">No</text:span></text:p>
          </table:table-cell>
          <table:table-cell table:style-name="Table208.A2" office:value-type="string">
            <text:p text:style-name="P20"><text:span text:style-name="T13">indiscipline</text:span></text:p>
          </table:table-cell>
          <table:table-cell table:style-name="Table208.A2" office:value-type="string">
            <text:p text:style-name="P20"><text:span text:style-name="T13">Radio Button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25</text:span></text:p>
          </table:table-cell>
          <table:table-cell table:style-name="Table208.A2" office:value-type="string">
            <text:p text:style-name="P20"><text:span text:style-name="T13">submit</text:span></text:p>
          </table:table-cell>
          <table:table-cell table:style-name="Table208.A2" office:value-type="string">
            <text:p text:style-name="P20"><text:span text:style-name="T13">submit</text:span></text:p>
          </table:table-cell>
          <table:table-cell table:style-name="Table208.A2" office:value-type="string">
            <text:p text:style-name="P20"><text:span text:style-name="T13">submit</text:span></text:p>
          </table:table-cell>
          <table:table-cell table:style-name="Table208.A2" office:value-type="string">
            <text:p text:style-name="P20"><text:span text:style-name="T13">Submit Button</text:span></text:p>
          </table:table-cell>
          <table:table-cell table:style-name="Table208.A2" office:value-type="string">
            <text:p text:style-name="P17"/>
          </table:table-cell>
        </table:table-row>
        <table:table-row table:style-name="Table208.1">
          <table:table-cell table:style-name="Table208.A2" office:value-type="string">
            <text:p text:style-name="P22"><text:span text:style-name="T13">26</text:span></text:p>
          </table:table-cell>
          <table:table-cell table:style-name="Table208.A2" office:value-type="string">
            <text:p text:style-name="P20"><text:span text:style-name="T13">cancel</text:span></text:p>
          </table:table-cell>
          <table:table-cell table:style-name="Table208.A2" office:value-type="string">
            <text:p text:style-name="P20"><text:span text:style-name="T13">cancel</text:span></text:p>
          </table:table-cell>
          <table:table-cell table:style-name="Table208.A2" office:value-type="string">
            <text:p text:style-name="P20"><text:span text:style-name="T13">cancel</text:span></text:p>
          </table:table-cell>
          <table:table-cell table:style-name="Table208.A2" office:value-type="string">
            <text:p text:style-name="P20"><text:span text:style-name="T13">Button</text:span></text:p>
          </table:table-cell>
          <table:table-cell table:style-name="Table208.A2" office:value-type="string">
            <text:p text:style-name="P17"/>
          </table:table-cell>
        </table:table-row>
      </table:table>
      <text:p text:style-name="P9"/>
      <text:p text:style-name="P20"><text:span text:style-name="T6">Technology Used</text:span></text:p>
      <table:table table:name="Table209" table:style-name="Table209">
        <table:table-column table:style-name="Table209.A"/>
        <table:table-column table:style-name="Table209.B"/>
        <table:table-column table:style-name="Table209.C"/>
        <table:table-row table:style-name="Table209.1">
          <table:table-cell table:style-name="Table209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209.1">
          <table:table-cell table:style-name="Table209.A2" office:value-type="string">
            <text:p text:style-name="P20"><text:span text:style-name="T11">Attribute Name<text:tab/></text:span></text:p>
          </table:table-cell>
          <table:table-cell table:style-name="Table209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09.A2" table:number-columns-spanned="0" office:value-type="string">
            <text:p text:style-name="P20"><text:span text:style-name="T11">Purpose</text:span></text:p>
          </table:table-cell>
        </table:table-row>
      </table:table>
      <text:p text:style-name="P11"/>
      <table:table table:name="Table210" table:style-name="Table210">
        <table:table-column table:style-name="Table210.A"/>
        <table:table-column table:style-name="Table210.B"/>
        <table:table-row table:style-name="Table210.1">
          <table:table-cell table:style-name="Table210.A1" table:number-columns-spanned="2" office:value-type="string">
            <text:p text:style-name="P22"><text:span text:style-name="T11">Action Class Name: </text:span><text:span text:style-name="T13">CreateElectionAction</text:span></text:p>
          </table:table-cell>
          <table:covered-table-cell/>
        </table:table-row>
        <table:table-row table:style-name="Table210.1">
          <table:table-cell table:style-name="Table210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10.1">
          <table:table-cell table:style-name="Table210.A3" office:value-type="string">
            <text:p text:style-name="P20"><text:span text:style-name="T13">Logical Name</text:span></text:p>
          </table:table-cell>
          <table:table-cell table:style-name="Table210.A3" office:value-type="string">
            <text:p text:style-name="P20"><text:span text:style-name="T13">DepActionForm</text:span></text:p>
          </table:table-cell>
        </table:table-row>
        <table:table-row table:style-name="Table210.1">
          <table:table-cell table:style-name="Table210.A3" office:value-type="string">
            <text:p text:style-name="P20"><text:span text:style-name="T13">Physical Path</text:span></text:p>
          </table:table-cell>
          <table:table-cell table:style-name="Table210.A3" office:value-type="string">
            <text:p text:style-name="P20"><text:span text:style-name="T13">com.myapp.struts.election_manager.DepActionForm</text:span></text:p>
          </table:table-cell>
        </table:table-row>
        <table:table-row table:style-name="Table210.1">
          <table:table-cell table:style-name="Table210.A3" office:value-type="string">
            <text:p text:style-name="P20"><text:span text:style-name="T13">Code:</text:span></text:p>
          </table:table-cell>
          <table:table-cell table:style-name="Table210.A3" office:value-type="string">
            <text:p text:style-name="P17"/>
          </table:table-cell>
        </table:table-row>
        <table:table-row table:style-name="Table210.1">
          <table:table-cell table:style-name="Table210.A3" office:value-type="string">
            <text:p text:style-name="P20"><text:span text:style-name="T13">Description:</text:span></text:p>
          </table:table-cell>
          <table:table-cell table:style-name="Table210.A3" office:value-type="string">
            <text:p text:style-name="P20"><text:span text:style-name="T13">For Defining Getter and setter.</text:span></text:p>
          </table:table-cell>
        </table:table-row>
        <table:table-row table:style-name="Table210.1">
          <table:table-cell table:style-name="Table210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10.1">
          <table:table-cell table:style-name="Table210.A3" office:value-type="string">
            <text:p text:style-name="P20"><text:span text:style-name="T13">Logical Name</text:span></text:p>
          </table:table-cell>
          <table:table-cell table:style-name="Table210.A3" office:value-type="string">
            <text:p text:style-name="P20"><text:span text:style-name="T13">CreateElectionAction</text:span></text:p>
          </table:table-cell>
        </table:table-row>
        <table:table-row table:style-name="Table210.1">
          <table:table-cell table:style-name="Table210.A3" office:value-type="string">
            <text:p text:style-name="P20"><text:span text:style-name="T13">Input JSP Form:</text:span></text:p>
          </table:table-cell>
          <table:table-cell table:style-name="Table210.A3" office:value-type="string">
            <text:p text:style-name="P20"><text:span text:style-name="T15">createelection.jsp</text:span></text:p>
          </table:table-cell>
        </table:table-row>
        <table:table-row table:style-name="Table210.1">
          <table:table-cell table:style-name="Table210.A3" office:value-type="string">
            <text:p text:style-name="P20"><text:span text:style-name="T13">Physical Path(Type tag):</text:span></text:p>
          </table:table-cell>
          <table:table-cell table:style-name="Table210.A3" office:value-type="string">
            <text:p text:style-name="P20"><text:span text:style-name="T13">com.myapp.struts.election_manager.CreateElectionAction</text:span></text:p>
          </table:table-cell>
        </table:table-row>
        <table:table-row table:style-name="Table210.1">
          <table:table-cell table:style-name="Table210.A11" office:value-type="string">
            <text:p text:style-name="P20"><text:span text:style-name="T13">Logical Path</text:span></text:p>
          </table:table-cell>
          <table:table-cell table:style-name="Table210.A11" office:value-type="string">
            <text:p text:style-name="P20"><text:span text:style-name="T13">/createelection</text:span></text:p>
          </table:table-cell>
        </table:table-row>
        <table:table-row table:style-name="Table210.1">
          <table:table-cell table:style-name="Table210.A3" office:value-type="string">
            <text:p text:style-name="P20"><text:span text:style-name="T13">Code:</text:span></text:p>
          </table:table-cell>
          <table:table-cell table:style-name="Table210.A3" office:value-type="string">
            <text:p text:style-name="P17"/>
          </table:table-cell>
        </table:table-row>
        <table:table-row table:style-name="Table210.1">
          <table:table-cell table:style-name="Table210.A3" office:value-type="string">
            <text:p text:style-name="P17"/>
            <text:p text:style-name="P20"><text:span text:style-name="T14">Description:</text:span></text:p>
          </table:table-cell>
          <table:table-cell table:style-name="Table210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211" table:style-name="Table211">
        <table:table-column table:style-name="Table211.A"/>
        <table:table-column table:style-name="Table211.B"/>
        <table:table-column table:style-name="Table211.C"/>
        <table:table-row table:style-name="Table211.1">
          <table:table-cell table:style-name="Table211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211.1">
          <table:table-cell table:style-name="Table211.A2" office:value-type="string">
            <text:p text:style-name="P21"><text:span text:style-name="T11">Request Forwards Name </text:span></text:p>
          </table:table-cell>
          <table:table-cell table:style-name="Table211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211.A2" table:number-columns-spanned="0" office:value-type="string">
            <text:p text:style-name="P21"><text:span text:style-name="T11">Purpose</text:span></text:p>
          </table:table-cell>
        </table:table-row>
        <table:table-row table:style-name="Table211.1">
          <table:table-cell table:style-name="Table211.A3" office:value-type="string">
            <text:p text:style-name="P20"><text:span text:style-name="T13">add</text:span></text:p>
          </table:table-cell>
          <table:table-cell table:style-name="Table211.B3" table:number-columns-spanned="2" office:value-type="string">
            <text:p text:style-name="P20"><text:span text:style-name="T13">/election_manager/ballot_design.jsp</text:span></text:p>
          </table:table-cell>
          <table:covered-table-cell/>
          <table:table-cell table:style-name="Table211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211.1">
          <table:table-cell table:style-name="Table211.A3" office:value-type="string">
            <text:p text:style-name="P20"><text:span text:style-name="T13">fail</text:span></text:p>
          </table:table-cell>
          <table:table-cell table:style-name="Table211.B3" table:number-columns-spanned="2" office:value-type="string">
            <text:p text:style-name="P20"><text:span text:style-name="T13">/election_manager/createelection.jsp</text:span></text:p>
          </table:table-cell>
          <table:covered-table-cell/>
          <table:table-cell table:style-name="Table211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ext:p text:style-name="P4"/>
      <text:p text:style-name="P4"/>
      <table:table table:name="Table212" table:style-name="Table212">
        <table:table-column table:style-name="Table212.A"/>
        <table:table-column table:style-name="Table212.B"/>
        <table:table-column table:style-name="Table212.C"/>
        <table:table-column table:style-name="Table212.D"/>
        <table:table-row table:style-name="Table212.1">
          <table:table-cell table:style-name="Table212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12.1">
          <table:table-cell table:style-name="Table212.A2" office:value-type="string">
            <text:p text:style-name="P20"><text:span text:style-name="T11">S.No</text:span></text:p>
          </table:table-cell>
          <table:table-cell table:style-name="Table212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12.A2" office:value-type="string">
            <text:p text:style-name="P32"><text:span text:style-name="T11">Primary Key </text:span></text:p>
          </table:table-cell>
          <table:table-cell table:style-name="Table212.A2" table:number-columns-spanned="0" office:value-type="string">
            <text:p text:style-name="P20"><text:span text:style-name="T11">Purpose</text:span></text:p>
          </table:table-cell>
        </table:table-row>
        <table:table-row table:style-name="Table212.1">
          <table:table-cell table:style-name="Table212.A3" office:value-type="string">
            <text:p text:style-name="P20"><text:span text:style-name="T13">1</text:span></text:p>
          </table:table-cell>
          <table:table-cell table:style-name="Table212.A3" table:number-columns-spanned="2" office:value-type="string">
            <text:p text:style-name="P20"><text:span text:style-name="T13">ballot</text:span></text:p>
          </table:table-cell>
          <table:covered-table-cell/>
          <table:table-cell table:style-name="Table212.A3" office:value-type="string">
            <text:p text:style-name="P20"><text:span text:style-name="T13">ballot_id,election_id,institute_id</text:span></text:p>
          </table:table-cell>
          <table:table-cell table:style-name="Table212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12.1">
          <table:table-cell table:style-name="Table212.A3" office:value-type="string">
            <text:p text:style-name="P20"><text:span text:style-name="T13">2</text:span></text:p>
          </table:table-cell>
          <table:table-cell table:style-name="Table212.A3" table:number-columns-spanned="2" office:value-type="string">
            <text:p text:style-name="P20"><text:span text:style-name="T13">electionrule</text:span></text:p>
          </table:table-cell>
          <table:covered-table-cell/>
          <table:table-cell table:style-name="Table212.A3" office:value-type="string">
            <text:p text:style-name="P20"><text:span text:style-name="T13">rule_id,election_id,institute_id</text:span></text:p>
          </table:table-cell>
          <table:table-cell table:style-name="Table212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12.1">
          <table:table-cell table:style-name="Table212.A3" office:value-type="string">
            <text:p text:style-name="P20"><text:span text:style-name="T13">3</text:span></text:p>
          </table:table-cell>
          <table:table-cell table:style-name="Table212.A3" table:number-columns-spanned="2" office:value-type="string">
            <text:p text:style-name="P20"><text:span text:style-name="T13">eligibility</text:span></text:p>
          </table:table-cell>
          <table:covered-table-cell/>
          <table:table-cell table:style-name="Table212.A3" office:value-type="string">
            <text:p text:style-name="P20"><text:span text:style-name="T13">eligibility_id,rule_id,election_id,institute_id</text:span></text:p>
          </table:table-cell>
          <table:table-cell table:style-name="Table212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12.1">
          <table:table-cell table:style-name="Table212.A3" office:value-type="string">
            <text:p text:style-name="P20"><text:span text:style-name="T13">4</text:span></text:p>
          </table:table-cell>
          <table:table-cell table:style-name="Table212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12.A3" office:value-type="string">
            <text:p text:style-name="P20"><text:span text:style-name="T13">election_id,institute_id</text:span></text:p>
          </table:table-cell>
          <table:table-cell table:style-name="Table212.A3" table:number-columns-spanned="0" office:value-type="string">
            <text:p text:style-name="P20"><text:span text:style-name="T13">To retrive and update data </text:span></text:p>
          </table:table-cell>
        </table:table-row>
      </table:table>
      <text:p text:style-name="P4"/>
      <table:table table:name="Table213" table:style-name="Table213">
        <table:table-column table:style-name="Table213.A"/>
        <table:table-column table:style-name="Table213.B"/>
        <table:table-column table:style-name="Table213.C"/>
        <table:table-column table:style-name="Table213.D"/>
        <table:table-row table:style-name="Table213.1">
          <table:table-cell table:style-name="Table213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13.1">
          <table:table-cell table:style-name="Table213.A2" office:value-type="string">
            <text:p text:style-name="P20"><text:span text:style-name="T11">S.No</text:span></text:p>
          </table:table-cell>
          <table:table-cell table:style-name="Table213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13.A2" office:value-type="string">
            <text:p text:style-name="P32"><text:span text:style-name="T11">Pojo Name</text:span></text:p>
          </table:table-cell>
          <table:table-cell table:style-name="Table213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13.1">
          <table:table-cell table:style-name="Table213.A3" office:value-type="string">
            <text:p text:style-name="P20"><text:span text:style-name="T13">1</text:span></text:p>
          </table:table-cell>
          <table:table-cell table:style-name="Table213.A3" table:number-columns-spanned="2" office:value-type="string">
            <text:p text:style-name="P20"><text:span text:style-name="T13">ballot</text:span></text:p>
          </table:table-cell>
          <table:covered-table-cell/>
          <table:table-cell table:style-name="Table213.A3" office:value-type="string">
            <text:p text:style-name="P20"><text:span text:style-name="T13">Ballot</text:span></text:p>
          </table:table-cell>
          <table:table-cell table:style-name="Table213.A3" table:number-columns-spanned="0" office:value-type="string">
            <text:p text:style-name="P17"/>
          </table:table-cell>
        </table:table-row>
        <table:table-row table:style-name="Table213.1">
          <table:table-cell table:style-name="Table213.A3" office:value-type="string">
            <text:p text:style-name="P20"><text:span text:style-name="T13">2</text:span></text:p>
          </table:table-cell>
          <table:table-cell table:style-name="Table213.A3" table:number-columns-spanned="2" office:value-type="string">
            <text:p text:style-name="P20"><text:span text:style-name="T13">electionrule</text:span></text:p>
          </table:table-cell>
          <table:covered-table-cell/>
          <table:table-cell table:style-name="Table213.A3" office:value-type="string">
            <text:p text:style-name="P20"><text:span text:style-name="T13">Electionrule</text:span></text:p>
          </table:table-cell>
          <table:table-cell table:style-name="Table213.A3" table:number-columns-spanned="0" office:value-type="string">
            <text:p text:style-name="P17"/>
          </table:table-cell>
        </table:table-row>
        <table:table-row table:style-name="Table213.1">
          <table:table-cell table:style-name="Table213.A3" office:value-type="string">
            <text:p text:style-name="P20"><text:span text:style-name="T13">3</text:span></text:p>
          </table:table-cell>
          <table:table-cell table:style-name="Table213.A3" table:number-columns-spanned="2" office:value-type="string">
            <text:p text:style-name="P20"><text:span text:style-name="T13">eligibility</text:span></text:p>
          </table:table-cell>
          <table:covered-table-cell/>
          <table:table-cell table:style-name="Table213.A3" office:value-type="string">
            <text:p text:style-name="P20"><text:span text:style-name="T13">Eligibility</text:span></text:p>
          </table:table-cell>
          <table:table-cell table:style-name="Table213.A3" table:number-columns-spanned="0" office:value-type="string">
            <text:p text:style-name="P17"/>
          </table:table-cell>
        </table:table-row>
        <table:table-row table:style-name="Table213.1">
          <table:table-cell table:style-name="Table213.A3" office:value-type="string">
            <text:p text:style-name="P20"><text:span text:style-name="T13">4</text:span></text:p>
          </table:table-cell>
          <table:table-cell table:style-name="Table213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13.A3" office:value-type="string">
            <text:p text:style-name="P20"><text:span text:style-name="T13">Election</text:span></text:p>
          </table:table-cell>
          <table:table-cell table:style-name="Table213.A3" table:number-columns-spanned="0" office:value-type="string">
            <text:p text:style-name="P17"/>
          </table:table-cell>
        </table:table-row>
      </table:table>
      <text:p text:style-name="P4"/>
      <table:table table:name="Table214" table:style-name="Table214">
        <table:table-column table:style-name="Table214.A"/>
        <table:table-column table:style-name="Table214.B"/>
        <table:table-column table:style-name="Table214.C"/>
        <table:table-column table:style-name="Table214.D"/>
        <table:table-column table:style-name="Table214.E"/>
        <table:table-column table:style-name="Table214.F"/>
        <table:table-row table:style-name="Table214.1">
          <table:table-cell table:style-name="Table214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14.1">
          <table:table-cell table:style-name="Table214.A2" office:value-type="string">
            <text:p text:style-name="P20"><text:span text:style-name="T11">S.No</text:span></text:p>
          </table:table-cell>
          <table:table-cell table:style-name="Table214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14.A2" office:value-type="string">
            <text:p text:style-name="P32"><text:span text:style-name="T11">Method Name </text:span></text:p>
          </table:table-cell>
          <table:table-cell table:style-name="Table214.E2" office:value-type="string">
            <text:p text:style-name="P20"><text:span text:style-name="T11">Select Operation</text:span></text:p>
          </table:table-cell>
          <table:table-cell table:style-name="Table214.E2" office:value-type="string">
            <text:p text:style-name="P20"><text:span text:style-name="T11">Columns <text:s/>in Where clause</text:span></text:p>
          </table:table-cell>
          <table:table-cell table:style-name="Table214.A2" table:number-columns-spanned="0" office:value-type="string">
            <text:p text:style-name="P20"><text:span text:style-name="T11">Purpose </text:span></text:p>
          </table:table-cell>
        </table:table-row>
        <table:table-row table:style-name="Table214.1">
          <table:table-cell table:style-name="Table214.A3" office:value-type="string">
            <text:p text:style-name="P20"><text:span text:style-name="T13">1</text:span></text:p>
          </table:table-cell>
          <table:table-cell table:style-name="Table214.A3" table:number-columns-spanned="2" office:value-type="string">
            <text:p text:style-name="P20"><text:span text:style-name="T13">ElectionRuleEligiblity1</text:span></text:p>
          </table:table-cell>
          <table:covered-table-cell/>
          <table:table-cell table:style-name="Table214.A3" office:value-type="string">
            <text:p text:style-name="P20"><text:span text:style-name="T2">insert()</text:span></text:p>
          </table:table-cell>
          <table:table-cell table:style-name="Table214.E3" office:value-type="string">
            <text:p text:style-name="P20"><text:span text:style-name="T13">All Columns</text:span></text:p>
          </table:table-cell>
          <table:table-cell table:style-name="Table214.E3" office:value-type="string">
            <text:p text:style-name="P17"/>
          </table:table-cell>
          <table:table-cell table:style-name="Table214.A3" table:number-columns-spanned="0" office:value-type="string">
            <text:p text:style-name="P20"><text:span text:style-name="T13">To insert data into table</text:span></text:p>
          </table:table-cell>
        </table:table-row>
      </table:table>
      <text:p text:style-name="P20"><text:span text:style-name="T4"><text:tab/><text:tab/></text:span></text:p>
      <text:p text:style-name="P4"/>
      <text:p text:style-name="P4"/>
      <text:p text:style-name="P20"><text:span text:style-name="T6">Below Link is from</text:span><text:span text:style-name="T2"> <text:s/>manage_election.jsp-&gt;Preview ballot button</text:span></text:p>
      <text:p text:style-name="P20"><text:span text:style-name="T6">File Name of view page:-</text:span><text:span text:style-name="T2"> <text:s/>createelection.jsp</text:span></text:p>
      <text:p text:style-name="P20"><text:span text:style-name="T2"><text:tab/><text:tab/><text:tab/><text:tab/><text:tab/><text:tab/><text:tab/></text:span></text:p>
      <text:p text:style-name="P9"/>
      <text:p text:style-name="P11"><text:soft-page-break/></text:p>
      <table:table table:name="Table215" table:style-name="Table215">
        <table:table-column table:style-name="Table215.A"/>
        <table:table-column table:style-name="Table215.B"/>
        <table:table-row table:style-name="Table215.1">
          <table:table-cell table:style-name="Table215.A1" table:number-columns-spanned="2" office:value-type="string">
            <text:p text:style-name="P22"><text:span text:style-name="T11">Action Class Name: </text:span><text:span text:style-name="T13">ElectionViewAction</text:span></text:p>
          </table:table-cell>
          <table:covered-table-cell/>
        </table:table-row>
        <table:table-row table:style-name="Table215.1">
          <table:table-cell table:style-name="Table215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15.1">
          <table:table-cell table:style-name="Table215.A3" office:value-type="string">
            <text:p text:style-name="P20"><text:span text:style-name="T13">Logical Name</text:span></text:p>
          </table:table-cell>
          <table:table-cell table:style-name="Table215.A3" office:value-type="string">
            <text:p text:style-name="P20"><text:span text:style-name="T13">DepActionForm</text:span></text:p>
          </table:table-cell>
        </table:table-row>
        <table:table-row table:style-name="Table215.1">
          <table:table-cell table:style-name="Table215.A3" office:value-type="string">
            <text:p text:style-name="P20"><text:span text:style-name="T13">Physical Path</text:span></text:p>
          </table:table-cell>
          <table:table-cell table:style-name="Table215.A3" office:value-type="string">
            <text:p text:style-name="P20"><text:span text:style-name="T13">com.myapp.struts.election_manager.DepActionForm</text:span></text:p>
          </table:table-cell>
        </table:table-row>
        <table:table-row table:style-name="Table215.1">
          <table:table-cell table:style-name="Table215.A3" office:value-type="string">
            <text:p text:style-name="P20"><text:span text:style-name="T13">Code:</text:span></text:p>
          </table:table-cell>
          <table:table-cell table:style-name="Table215.A3" office:value-type="string">
            <text:p text:style-name="P17"/>
          </table:table-cell>
        </table:table-row>
        <table:table-row table:style-name="Table215.1">
          <table:table-cell table:style-name="Table215.A3" office:value-type="string">
            <text:p text:style-name="P20"><text:span text:style-name="T13">Description:</text:span></text:p>
          </table:table-cell>
          <table:table-cell table:style-name="Table215.A3" office:value-type="string">
            <text:p text:style-name="P20"><text:span text:style-name="T13">For Defining Getter and setter.</text:span></text:p>
          </table:table-cell>
        </table:table-row>
        <table:table-row table:style-name="Table215.1">
          <table:table-cell table:style-name="Table215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15.1">
          <table:table-cell table:style-name="Table215.A3" office:value-type="string">
            <text:p text:style-name="P20"><text:span text:style-name="T13">Logical Name</text:span></text:p>
          </table:table-cell>
          <table:table-cell table:style-name="Table215.A3" office:value-type="string">
            <text:p text:style-name="P20"><text:span text:style-name="T13">ElectionViewAction</text:span></text:p>
          </table:table-cell>
        </table:table-row>
        <table:table-row table:style-name="Table215.1">
          <table:table-cell table:style-name="Table215.A3" office:value-type="string">
            <text:p text:style-name="P20"><text:span text:style-name="T13">Input JSP Form:</text:span></text:p>
          </table:table-cell>
          <table:table-cell table:style-name="Table215.A3" office:value-type="string">
            <text:p text:style-name="P20"><text:span text:style-name="T15">enterelectionid.jsp</text:span></text:p>
          </table:table-cell>
        </table:table-row>
        <table:table-row table:style-name="Table215.1">
          <table:table-cell table:style-name="Table215.A3" office:value-type="string">
            <text:p text:style-name="P20"><text:span text:style-name="T13">Physical Path(Type tag):</text:span></text:p>
          </table:table-cell>
          <table:table-cell table:style-name="Table215.A3" office:value-type="string">
            <text:p text:style-name="P20"><text:span text:style-name="T13">com.myapp.struts.election_manager.ElectionViewAction</text:span></text:p>
          </table:table-cell>
        </table:table-row>
        <table:table-row table:style-name="Table215.1">
          <table:table-cell table:style-name="Table215.A11" office:value-type="string">
            <text:p text:style-name="P20"><text:span text:style-name="T13">Logical Path</text:span></text:p>
          </table:table-cell>
          <table:table-cell table:style-name="Table215.A11" office:value-type="string">
            <text:p text:style-name="P20"><text:span text:style-name="T13">/electionview</text:span></text:p>
          </table:table-cell>
        </table:table-row>
        <table:table-row table:style-name="Table215.1">
          <table:table-cell table:style-name="Table215.A3" office:value-type="string">
            <text:p text:style-name="P20"><text:span text:style-name="T13">Code:</text:span></text:p>
          </table:table-cell>
          <table:table-cell table:style-name="Table215.A3" office:value-type="string">
            <text:p text:style-name="P17"/>
          </table:table-cell>
        </table:table-row>
        <table:table-row table:style-name="Table215.1">
          <table:table-cell table:style-name="Table215.A3" office:value-type="string">
            <text:p text:style-name="P17"/>
            <text:p text:style-name="P20"><text:span text:style-name="T14">Description:</text:span></text:p>
          </table:table-cell>
          <table:table-cell table:style-name="Table215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216" table:style-name="Table216">
        <table:table-column table:style-name="Table216.A"/>
        <table:table-column table:style-name="Table216.B"/>
        <table:table-column table:style-name="Table216.C"/>
        <table:table-row table:style-name="Table216.1">
          <table:table-cell table:style-name="Table216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216.1">
          <table:table-cell table:style-name="Table216.A2" office:value-type="string">
            <text:p text:style-name="P21"><text:span text:style-name="T11">Request Forwards Name </text:span></text:p>
          </table:table-cell>
          <table:table-cell table:style-name="Table216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216.A2" table:number-columns-spanned="0" office:value-type="string">
            <text:p text:style-name="P21"><text:span text:style-name="T11">Purpose</text:span></text:p>
          </table:table-cell>
        </table:table-row>
        <table:table-row table:style-name="Table216.1">
          <table:table-cell table:style-name="Table216.A3" office:value-type="string">
            <text:p text:style-name="P20"><text:span text:style-name="T13">add</text:span></text:p>
          </table:table-cell>
          <table:table-cell table:style-name="Table216.B3" table:number-columns-spanned="2" office:value-type="string">
            <text:p text:style-name="P20"><text:span text:style-name="T13">/election_manager/createelection.jsp</text:span></text:p>
          </table:table-cell>
          <table:covered-table-cell/>
          <table:table-cell table:style-name="Table216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216.1">
          <table:table-cell table:style-name="Table216.A3" office:value-type="string">
            <text:p text:style-name="P20"><text:span text:style-name="T13">preview</text:span></text:p>
          </table:table-cell>
          <table:table-cell table:style-name="Table216.B3" table:number-columns-spanned="2" office:value-type="string">
            <text:p text:style-name="P20"><text:span text:style-name="T13">/election_manager/ballot_design.jsp</text:span></text:p>
          </table:table-cell>
          <table:covered-table-cell/>
          <table:table-cell table:style-name="Table216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216.1">
          <table:table-cell table:style-name="Table216.A3" office:value-type="string">
            <text:p text:style-name="P20"><text:span text:style-name="T13">duplicate</text:span></text:p>
          </table:table-cell>
          <table:table-cell table:style-name="Table216.B3" table:number-columns-spanned="2" office:value-type="string">
            <text:p text:style-name="P20"><text:span text:style-name="T13">/election_manager/manage_election.jsp</text:span></text:p>
          </table:table-cell>
          <table:covered-table-cell/>
          <table:table-cell table:style-name="Table216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216.1">
          <table:table-cell table:style-name="Table216.A3" office:value-type="string">
            <text:p text:style-name="P20"><text:span text:style-name="T13">success</text:span></text:p>
          </table:table-cell>
          <table:table-cell table:style-name="Table216.B3" table:number-columns-spanned="2" office:value-type="string">
            <text:p text:style-name="P20"><text:span text:style-name="T13">/election_manager/login.jsp</text:span></text:p>
          </table:table-cell>
          <table:covered-table-cell/>
          <table:table-cell table:style-name="Table216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ext:p text:style-name="P4"/>
      <text:p text:style-name="P4"/>
      <table:table table:name="Table217" table:style-name="Table217">
        <table:table-column table:style-name="Table217.A"/>
        <table:table-column table:style-name="Table217.B"/>
        <table:table-column table:style-name="Table217.C"/>
        <table:table-column table:style-name="Table217.D"/>
        <table:table-row table:style-name="Table217.1">
          <table:table-cell table:style-name="Table217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17.1">
          <table:table-cell table:style-name="Table217.A2" office:value-type="string">
            <text:p text:style-name="P20"><text:span text:style-name="T11">S.No</text:span></text:p>
          </table:table-cell>
          <table:table-cell table:style-name="Table217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17.A2" office:value-type="string">
            <text:p text:style-name="P32"><text:span text:style-name="T11">Primary Key </text:span></text:p>
          </table:table-cell>
          <table:table-cell table:style-name="Table217.A2" table:number-columns-spanned="0" office:value-type="string">
            <text:p text:style-name="P20"><text:span text:style-name="T11">Purpose</text:span></text:p>
          </table:table-cell>
        </table:table-row>
        <table:table-row table:style-name="Table217.1">
          <table:table-cell table:style-name="Table217.A3" office:value-type="string">
            <text:p text:style-name="P20"><text:span text:style-name="T13">1</text:span></text:p>
          </table:table-cell>
          <table:table-cell table:style-name="Table217.A3" table:number-columns-spanned="2" office:value-type="string">
            <text:p text:style-name="P20"><text:span text:style-name="T13">ballot</text:span></text:p>
          </table:table-cell>
          <table:covered-table-cell/>
          <table:table-cell table:style-name="Table217.A3" office:value-type="string">
            <text:p text:style-name="P20"><text:span text:style-name="T13">ballot_id,election_id,institute_id</text:span></text:p>
          </table:table-cell>
          <table:table-cell table:style-name="Table217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17.1">
          <table:table-cell table:style-name="Table217.A3" office:value-type="string">
            <text:p text:style-name="P20"><text:span text:style-name="T13">2</text:span></text:p>
          </table:table-cell>
          <table:table-cell table:style-name="Table217.A3" table:number-columns-spanned="2" office:value-type="string">
            <text:p text:style-name="P20"><text:span text:style-name="T13">electionrule</text:span></text:p>
          </table:table-cell>
          <table:covered-table-cell/>
          <table:table-cell table:style-name="Table217.A3" office:value-type="string">
            <text:p text:style-name="P20"><text:span text:style-name="T13">rule_id,election_id,institute_id</text:span></text:p>
          </table:table-cell>
          <table:table-cell table:style-name="Table217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17.1">
          <table:table-cell table:style-name="Table217.A3" office:value-type="string">
            <text:p text:style-name="P20"><text:span text:style-name="T13">3</text:span></text:p>
          </table:table-cell>
          <table:table-cell table:style-name="Table217.A3" table:number-columns-spanned="2" office:value-type="string">
            <text:p text:style-name="P20"><text:span text:style-name="T13">eligibility</text:span></text:p>
          </table:table-cell>
          <table:covered-table-cell/>
          <table:table-cell table:style-name="Table217.A3" office:value-type="string">
            <text:p text:style-name="P20"><text:span text:style-name="T13">eligibility_id,rule_id,election_id,institute_id</text:span></text:p>
          </table:table-cell>
          <table:table-cell table:style-name="Table217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17.1">
          <table:table-cell table:style-name="Table217.A3" office:value-type="string">
            <text:p text:style-name="P20"><text:span text:style-name="T13">4</text:span></text:p>
          </table:table-cell>
          <table:table-cell table:style-name="Table217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17.A3" office:value-type="string">
            <text:p text:style-name="P20"><text:span text:style-name="T13">election_id,institute_id</text:span></text:p>
          </table:table-cell>
          <table:table-cell table:style-name="Table217.A3" table:number-columns-spanned="0" office:value-type="string">
            <text:p text:style-name="P20"><text:span text:style-name="T13">To retrive and update data </text:span></text:p>
          </table:table-cell>
        </table:table-row>
      </table:table>
      <text:p text:style-name="P4"/>
      <table:table table:name="Table218" table:style-name="Table218">
        <table:table-column table:style-name="Table218.A"/>
        <table:table-column table:style-name="Table218.B"/>
        <table:table-column table:style-name="Table218.C"/>
        <table:table-column table:style-name="Table218.D"/>
        <table:table-row table:style-name="Table218.1">
          <table:table-cell table:style-name="Table218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18.1">
          <table:table-cell table:style-name="Table218.A2" office:value-type="string">
            <text:p text:style-name="P20"><text:span text:style-name="T11">S.No</text:span></text:p>
          </table:table-cell>
          <table:table-cell table:style-name="Table218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18.A2" office:value-type="string">
            <text:p text:style-name="P32"><text:span text:style-name="T11">Pojo Name</text:span></text:p>
          </table:table-cell>
          <table:table-cell table:style-name="Table218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18.1">
          <table:table-cell table:style-name="Table218.A3" office:value-type="string">
            <text:p text:style-name="P20"><text:span text:style-name="T13">1</text:span></text:p>
          </table:table-cell>
          <table:table-cell table:style-name="Table218.A3" table:number-columns-spanned="2" office:value-type="string">
            <text:p text:style-name="P20"><text:span text:style-name="T13">ballot</text:span></text:p>
          </table:table-cell>
          <table:covered-table-cell/>
          <table:table-cell table:style-name="Table218.A3" office:value-type="string">
            <text:p text:style-name="P20"><text:span text:style-name="T13">Ballot</text:span></text:p>
          </table:table-cell>
          <table:table-cell table:style-name="Table218.A3" table:number-columns-spanned="0" office:value-type="string">
            <text:p text:style-name="P17"/>
          </table:table-cell>
        </table:table-row>
        <table:table-row table:style-name="Table218.1">
          <table:table-cell table:style-name="Table218.A3" office:value-type="string">
            <text:p text:style-name="P20"><text:span text:style-name="T13">2</text:span></text:p>
          </table:table-cell>
          <table:table-cell table:style-name="Table218.A3" table:number-columns-spanned="2" office:value-type="string">
            <text:p text:style-name="P20"><text:span text:style-name="T13">electionrule</text:span></text:p>
          </table:table-cell>
          <table:covered-table-cell/>
          <table:table-cell table:style-name="Table218.A3" office:value-type="string">
            <text:p text:style-name="P20"><text:span text:style-name="T13">Electionrule</text:span></text:p>
          </table:table-cell>
          <table:table-cell table:style-name="Table218.A3" table:number-columns-spanned="0" office:value-type="string">
            <text:p text:style-name="P17"/>
          </table:table-cell>
        </table:table-row>
        <table:table-row table:style-name="Table218.1">
          <table:table-cell table:style-name="Table218.A3" office:value-type="string">
            <text:p text:style-name="P20"><text:span text:style-name="T13">3</text:span></text:p>
          </table:table-cell>
          <table:table-cell table:style-name="Table218.A3" table:number-columns-spanned="2" office:value-type="string">
            <text:p text:style-name="P20"><text:span text:style-name="T13">eligibility</text:span></text:p>
          </table:table-cell>
          <table:covered-table-cell/>
          <table:table-cell table:style-name="Table218.A3" office:value-type="string">
            <text:p text:style-name="P20"><text:span text:style-name="T13">Eligibility</text:span></text:p>
          </table:table-cell>
          <table:table-cell table:style-name="Table218.A3" table:number-columns-spanned="0" office:value-type="string">
            <text:p text:style-name="P17"/>
          </table:table-cell>
        </table:table-row>
        <table:table-row table:style-name="Table218.1">
          <table:table-cell table:style-name="Table218.A3" office:value-type="string">
            <text:p text:style-name="P20"><text:span text:style-name="T13">4</text:span></text:p>
          </table:table-cell>
          <table:table-cell table:style-name="Table218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18.A3" office:value-type="string">
            <text:p text:style-name="P20"><text:span text:style-name="T13">Election</text:span></text:p>
          </table:table-cell>
          <table:table-cell table:style-name="Table218.A3" table:number-columns-spanned="0" office:value-type="string">
            <text:p text:style-name="P17"/>
          </table:table-cell>
        </table:table-row>
      </table:table>
      <text:p text:style-name="P4"/>
      <table:table table:name="Table219" table:style-name="Table219">
        <table:table-column table:style-name="Table219.A"/>
        <table:table-column table:style-name="Table219.B"/>
        <table:table-column table:style-name="Table219.C"/>
        <table:table-column table:style-name="Table219.D"/>
        <table:table-column table:style-name="Table219.E"/>
        <table:table-column table:style-name="Table219.F"/>
        <table:table-row table:style-name="Table219.1">
          <table:table-cell table:style-name="Table219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19.1">
          <table:table-cell table:style-name="Table219.A2" office:value-type="string">
            <text:p text:style-name="P20"><text:span text:style-name="T11">S.No</text:span></text:p>
          </table:table-cell>
          <table:table-cell table:style-name="Table219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19.A2" office:value-type="string">
            <text:p text:style-name="P32"><text:span text:style-name="T11">Method Name </text:span></text:p>
          </table:table-cell>
          <table:table-cell table:style-name="Table219.E2" office:value-type="string">
            <text:p text:style-name="P20"><text:span text:style-name="T11">Select Operation</text:span></text:p>
          </table:table-cell>
          <table:table-cell table:style-name="Table219.E2" office:value-type="string">
            <text:p text:style-name="P20"><text:span text:style-name="T11">Columns <text:s/>in Where clause</text:span></text:p>
          </table:table-cell>
          <table:table-cell table:style-name="Table219.A2" table:number-columns-spanned="0" office:value-type="string">
            <text:p text:style-name="P20"><text:span text:style-name="T11">Purpose </text:span></text:p>
          </table:table-cell>
        </table:table-row>
        <table:table-row table:style-name="Table219.1">
          <table:table-cell table:style-name="Table219.A3" office:value-type="string">
            <text:p text:style-name="P20"><text:span text:style-name="T13">1</text:span></text:p>
          </table:table-cell>
          <table:table-cell table:style-name="Table219.A3" table:number-columns-spanned="2" office:value-type="string">
            <text:p text:style-name="P20"><text:span text:style-name="T13">ElectionRuleEligiblity1</text:span></text:p>
          </table:table-cell>
          <table:covered-table-cell/>
          <table:table-cell table:style-name="Table219.A3" office:value-type="string">
            <text:p text:style-name="P20"><text:span text:style-name="T2">insert(),update()</text:span></text:p>
          </table:table-cell>
          <table:table-cell table:style-name="Table219.E3" office:value-type="string">
            <text:p text:style-name="P20"><text:span text:style-name="T13">All Columns</text:span></text:p>
          </table:table-cell>
          <table:table-cell table:style-name="Table219.E3" office:value-type="string">
            <text:p text:style-name="P17"/>
          </table:table-cell>
          <table:table-cell table:style-name="Table219.A3" table:number-columns-spanned="0" office:value-type="string">
            <text:p text:style-name="P20"><text:span text:style-name="T13">To insert data into table</text:span></text:p>
          </table:table-cell>
        </table:table-row>
      </table:table>
      <text:p text:style-name="P20"><text:span text:style-name="T4"><text:tab/><text:tab/></text:span></text:p>
      <text:p text:style-name="P4"/>
      <text:p text:style-name="P20"><text:span text:style-name="T6">File Name of view page:-</text:span><text:span text:style-name="T2"> VoterRegistration.jsp</text:span></text:p>
      <text:p text:style-name="P20"><text:span text:style-name="T2"><text:tab/><text:tab/><text:tab/><text:tab/><text:tab/><text:tab/><text:tab/></text:span><text:span text:style-name="T6">Attributes</text:span></text:p>
      <table:table table:name="Table220" table:style-name="Table220">
        <table:table-column table:style-name="Table220.A"/>
        <table:table-column table:style-name="Table220.B"/>
        <table:table-column table:style-name="Table220.C"/>
        <table:table-column table:style-name="Table220.D"/>
        <table:table-column table:style-name="Table220.E"/>
        <table:table-column table:style-name="Table220.F"/>
        <table:table-row table:style-name="Table220.1">
          <table:table-cell table:style-name="Table220.A1" office:value-type="string">
            <text:p text:style-name="P20"><text:span text:style-name="T11">S.No.</text:span></text:p>
          </table:table-cell>
          <table:table-cell table:style-name="Table220.A1" office:value-type="string">
            <text:p text:style-name="P20"><text:span text:style-name="T11">Attribute Name</text:span></text:p>
          </table:table-cell>
          <table:table-cell table:style-name="Table220.A1" office:value-type="string">
            <text:p text:style-name="P20"><text:span text:style-name="T11">Label </text:span></text:p>
          </table:table-cell>
          <table:table-cell table:style-name="Table220.A1" office:value-type="string">
            <text:p text:style-name="P20"><text:span text:style-name="T11">Field Name</text:span></text:p>
          </table:table-cell>
          <table:table-cell table:style-name="Table220.A1" office:value-type="string">
            <text:p text:style-name="P20"><text:span text:style-name="T11">Type</text:span></text:p>
          </table:table-cell>
          <table:table-cell table:style-name="Table220.A1" office:value-type="string">
            <text:p text:style-name="P20"><text:span text:style-name="T11">Validation</text:span></text:p>
          </table:table-cell>
        </table:table-row>
        <table:table-row table:style-name="Table220.1">
          <table:table-cell table:style-name="Table220.A2" office:value-type="string">
            <text:p text:style-name="P22"><text:span text:style-name="T13">1</text:span></text:p>
          </table:table-cell>
          <table:table-cell table:style-name="Table220.A2" office:value-type="string">
            <text:p text:style-name="P20"><text:span text:style-name="T13">enrollment</text:span></text:p>
          </table:table-cell>
          <table:table-cell table:style-name="Table220.A2" office:value-type="string">
            <text:p text:style-name="P20"><text:span text:style-name="T13">Enrollment Number</text:span></text:p>
          </table:table-cell>
          <table:table-cell table:style-name="Table220.A2" office:value-type="string">
            <text:p text:style-name="P20"><text:span text:style-name="T13">enrollment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2</text:span></text:p>
          </table:table-cell>
          <table:table-cell table:style-name="Table220.A2" office:value-type="string">
            <text:p text:style-name="P20"><text:span text:style-name="T13">institute_id</text:span></text:p>
          </table:table-cell>
          <table:table-cell table:style-name="Table220.A2" office:value-type="string">
            <text:p text:style-name="P20"><text:span text:style-name="T13">Institute Name</text:span></text:p>
          </table:table-cell>
          <table:table-cell table:style-name="Table220.A2" office:value-type="string">
            <text:p text:style-name="P20"><text:span text:style-name="T13">institute_id</text:span></text:p>
          </table:table-cell>
          <table:table-cell table:style-name="Table220.A2" office:value-type="string">
            <text:p text:style-name="P20"><text:span text:style-name="T13">Combo 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3</text:span></text:p>
          </table:table-cell>
          <table:table-cell table:style-name="Table220.A2" office:value-type="string">
            <text:p text:style-name="P20"><text:span text:style-name="T13">department</text:span></text:p>
          </table:table-cell>
          <table:table-cell table:style-name="Table220.A2" office:value-type="string">
            <text:p text:style-name="P20"><text:span text:style-name="T13">Department</text:span></text:p>
          </table:table-cell>
          <table:table-cell table:style-name="Table220.A2" office:value-type="string">
            <text:p text:style-name="P20"><text:span text:style-name="T13">department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4</text:span></text:p>
          </table:table-cell>
          <table:table-cell table:style-name="Table220.A2" office:value-type="string">
            <text:p text:style-name="P20"><text:span text:style-name="T13">course</text:span></text:p>
          </table:table-cell>
          <table:table-cell table:style-name="Table220.A2" office:value-type="string">
            <text:p text:style-name="P20"><text:span text:style-name="T13">Course</text:span></text:p>
          </table:table-cell>
          <table:table-cell table:style-name="Table220.A2" office:value-type="string">
            <text:p text:style-name="P20"><text:span text:style-name="T13">course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5</text:span></text:p>
          </table:table-cell>
          <table:table-cell table:style-name="Table220.A2" office:value-type="string">
            <text:p text:style-name="P20"><text:span text:style-name="T13">year</text:span></text:p>
          </table:table-cell>
          <table:table-cell table:style-name="Table220.A2" office:value-type="string">
            <text:p text:style-name="P20"><text:span text:style-name="T13">Year</text:span></text:p>
          </table:table-cell>
          <table:table-cell table:style-name="Table220.A2" office:value-type="string">
            <text:p text:style-name="P20"><text:span text:style-name="T13">year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6</text:span></text:p>
          </table:table-cell>
          <table:table-cell table:style-name="Table220.A2" office:value-type="string">
            <text:p text:style-name="P20"><text:span text:style-name="T13">duration</text:span></text:p>
          </table:table-cell>
          <table:table-cell table:style-name="Table220.A2" office:value-type="string">
            <text:p text:style-name="P20"><text:span text:style-name="T13">Duration of course</text:span></text:p>
          </table:table-cell>
          <table:table-cell table:style-name="Table220.A2" office:value-type="string">
            <text:p text:style-name="P20"><text:span text:style-name="T13">duration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7</text:span></text:p>
          </table:table-cell>
          <table:table-cell table:style-name="Table220.A2" office:value-type="string">
            <text:p text:style-name="P20"><text:span text:style-name="T13">session</text:span></text:p>
          </table:table-cell>
          <table:table-cell table:style-name="Table220.A2" office:value-type="string">
            <text:p text:style-name="P20"><text:span text:style-name="T13">Current Session</text:span></text:p>
          </table:table-cell>
          <table:table-cell table:style-name="Table220.A2" office:value-type="string">
            <text:p text:style-name="P20"><text:span text:style-name="T13">session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ext:soft-page-break/>
        <table:table-row table:style-name="Table220.1">
          <table:table-cell table:style-name="Table220.A2" office:value-type="string">
            <text:p text:style-name="P22"><text:span text:style-name="T13">8</text:span></text:p>
          </table:table-cell>
          <table:table-cell table:style-name="Table220.A2" office:value-type="string">
            <text:p text:style-name="P20"><text:span text:style-name="T13">j_date</text:span></text:p>
          </table:table-cell>
          <table:table-cell table:style-name="Table220.A2" office:value-type="string">
            <text:p text:style-name="P20"><text:span text:style-name="T13">Date of Joining</text:span></text:p>
          </table:table-cell>
          <table:table-cell table:style-name="Table220.A2" office:value-type="string">
            <text:p text:style-name="P20"><text:span text:style-name="T13">j_date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9</text:span></text:p>
          </table:table-cell>
          <table:table-cell table:style-name="Table220.A2" office:value-type="string">
            <text:p text:style-name="P20"><text:span text:style-name="T13">v_name</text:span></text:p>
          </table:table-cell>
          <table:table-cell table:style-name="Table220.A2" office:value-type="string">
            <text:p text:style-name="P20"><text:span text:style-name="T13">Voter(student) Name</text:span></text:p>
          </table:table-cell>
          <table:table-cell table:style-name="Table220.A2" office:value-type="string">
            <text:p text:style-name="P20"><text:span text:style-name="T13">v_name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10</text:span></text:p>
          </table:table-cell>
          <table:table-cell table:style-name="Table220.A2" office:value-type="string">
            <text:p text:style-name="P20"><text:span text:style-name="T13">gender</text:span></text:p>
          </table:table-cell>
          <table:table-cell table:style-name="Table220.A2" office:value-type="string">
            <text:p text:style-name="P20"><text:span text:style-name="T13">Gender</text:span></text:p>
          </table:table-cell>
          <table:table-cell table:style-name="Table220.A2" office:value-type="string">
            <text:p text:style-name="P20"><text:span text:style-name="T13">gender</text:span></text:p>
          </table:table-cell>
          <table:table-cell table:style-name="Table220.A2" office:value-type="string">
            <text:p text:style-name="P20"><text:span text:style-name="T13">Combo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11</text:span></text:p>
          </table:table-cell>
          <table:table-cell table:style-name="Table220.A2" office:value-type="string">
            <text:p text:style-name="P20"><text:span text:style-name="T13">b_date</text:span></text:p>
          </table:table-cell>
          <table:table-cell table:style-name="Table220.A2" office:value-type="string">
            <text:p text:style-name="P20"><text:span text:style-name="T13">Date of Birth</text:span></text:p>
          </table:table-cell>
          <table:table-cell table:style-name="Table220.A2" office:value-type="string">
            <text:p text:style-name="P20"><text:span text:style-name="T13">b_date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12</text:span></text:p>
          </table:table-cell>
          <table:table-cell table:style-name="Table220.A2" office:value-type="string">
            <text:p text:style-name="P20"><text:span text:style-name="T13">f_name</text:span></text:p>
          </table:table-cell>
          <table:table-cell table:style-name="Table220.A2" office:value-type="string">
            <text:p text:style-name="P20"><text:span text:style-name="T13">Father's Name</text:span></text:p>
          </table:table-cell>
          <table:table-cell table:style-name="Table220.A2" office:value-type="string">
            <text:p text:style-name="P20"><text:span text:style-name="T13">f_name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13</text:span></text:p>
          </table:table-cell>
          <table:table-cell table:style-name="Table220.A2" office:value-type="string">
            <text:p text:style-name="P20"><text:span text:style-name="T13">m_name</text:span></text:p>
          </table:table-cell>
          <table:table-cell table:style-name="Table220.A2" office:value-type="string">
            <text:p text:style-name="P20"><text:span text:style-name="T13">Mother's Name</text:span></text:p>
          </table:table-cell>
          <table:table-cell table:style-name="Table220.A2" office:value-type="string">
            <text:p text:style-name="P20"><text:span text:style-name="T13">m_name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14</text:span></text:p>
          </table:table-cell>
          <table:table-cell table:style-name="Table220.A2" office:value-type="string">
            <text:p text:style-name="P20"><text:span text:style-name="T13">m_number</text:span></text:p>
          </table:table-cell>
          <table:table-cell table:style-name="Table220.A2" office:value-type="string">
            <text:p text:style-name="P20"><text:span text:style-name="T13">Mobile No</text:span></text:p>
          </table:table-cell>
          <table:table-cell table:style-name="Table220.A2" office:value-type="string">
            <text:p text:style-name="P20"><text:span text:style-name="T13">m_number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15</text:span></text:p>
          </table:table-cell>
          <table:table-cell table:style-name="Table220.A2" office:value-type="string">
            <text:p text:style-name="P20"><text:span text:style-name="T13">email</text:span></text:p>
          </table:table-cell>
          <table:table-cell table:style-name="Table220.A2" office:value-type="string">
            <text:p text:style-name="P20"><text:span text:style-name="T13">email</text:span></text:p>
          </table:table-cell>
          <table:table-cell table:style-name="Table220.A2" office:value-type="string">
            <text:p text:style-name="P20"><text:span text:style-name="T13">email</text:span></text:p>
          </table:table-cell>
          <table:table-cell table:style-name="Table220.A2" office:value-type="string">
            <text:p text:style-name="P20"><text:span text:style-name="T13">Textbox</text:span></text:p>
          </table:table-cell>
          <table:table-cell table:style-name="Table220.A2" office:value-type="string">
            <text:p text:style-name="P17"/>
          </table:table-cell>
        </table:table-row>
        <text:soft-page-break/>
        <table:table-row table:style-name="Table220.1">
          <table:table-cell table:style-name="Table220.A2" office:value-type="string">
            <text:p text:style-name="P22"><text:span text:style-name="T13">16</text:span></text:p>
          </table:table-cell>
          <table:table-cell table:style-name="Table220.A2" office:value-type="string">
            <text:p text:style-name="P20"><text:span text:style-name="T13">c_add</text:span></text:p>
          </table:table-cell>
          <table:table-cell table:style-name="Table220.A2" office:value-type="string">
            <text:p text:style-name="P20"><text:span text:style-name="T13">Corresponding Address</text:span></text:p>
          </table:table-cell>
          <table:table-cell table:style-name="Table220.A2" office:value-type="string">
            <text:p text:style-name="P20"><text:span text:style-name="T13">c_add</text:span></text:p>
          </table:table-cell>
          <table:table-cell table:style-name="Table220.A2" office:value-type="string">
            <text:p text:style-name="P17"/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17</text:span></text:p>
          </table:table-cell>
          <table:table-cell table:style-name="Table220.A2" office:value-type="string">
            <text:p text:style-name="P20"><text:span text:style-name="T13">city</text:span></text:p>
          </table:table-cell>
          <table:table-cell table:style-name="Table220.A2" office:value-type="string">
            <text:p text:style-name="P20"><text:span text:style-name="T13">City</text:span></text:p>
          </table:table-cell>
          <table:table-cell table:style-name="Table220.A2" office:value-type="string">
            <text:p text:style-name="P20"><text:span text:style-name="T13">city</text:span></text:p>
          </table:table-cell>
          <table:table-cell table:style-name="Table220.A2" office:value-type="string">
            <text:p text:style-name="P20"><text:span text:style-name="T13">RadioButton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18</text:span></text:p>
          </table:table-cell>
          <table:table-cell table:style-name="Table220.A2" office:value-type="string">
            <text:p text:style-name="P20"><text:span text:style-name="T13">state</text:span></text:p>
          </table:table-cell>
          <table:table-cell table:style-name="Table220.A2" office:value-type="string">
            <text:p text:style-name="P20"><text:span text:style-name="T13">State</text:span></text:p>
          </table:table-cell>
          <table:table-cell table:style-name="Table220.A2" office:value-type="string">
            <text:p text:style-name="P20"><text:span text:style-name="T13">state</text:span></text:p>
          </table:table-cell>
          <table:table-cell table:style-name="Table220.A2" office:value-type="string">
            <text:p text:style-name="P20"><text:span text:style-name="T13">Radio Button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19</text:span></text:p>
          </table:table-cell>
          <table:table-cell table:style-name="Table220.A2" office:value-type="string">
            <text:p text:style-name="P20"><text:span text:style-name="T13">zipcode</text:span></text:p>
          </table:table-cell>
          <table:table-cell table:style-name="Table220.A2" office:value-type="string">
            <text:p text:style-name="P20"><text:span text:style-name="T13">Zip Code</text:span></text:p>
          </table:table-cell>
          <table:table-cell table:style-name="Table220.A2" office:value-type="string">
            <text:p text:style-name="P20"><text:span text:style-name="T13">zipcode</text:span></text:p>
          </table:table-cell>
          <table:table-cell table:style-name="Table220.A2" office:value-type="string">
            <text:p text:style-name="P17"/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20</text:span></text:p>
          </table:table-cell>
          <table:table-cell table:style-name="Table220.A2" office:value-type="string">
            <text:p text:style-name="P20"><text:span text:style-name="T13">country</text:span></text:p>
          </table:table-cell>
          <table:table-cell table:style-name="Table220.A2" office:value-type="string">
            <text:p text:style-name="P20"><text:span text:style-name="T13">Country</text:span></text:p>
          </table:table-cell>
          <table:table-cell table:style-name="Table220.A2" office:value-type="string">
            <text:p text:style-name="P20"><text:span text:style-name="T13">country</text:span></text:p>
          </table:table-cell>
          <table:table-cell table:style-name="Table220.A2" office:value-type="string">
            <text:p text:style-name="P20"><text:span text:style-name="T13">Radio Button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21</text:span></text:p>
          </table:table-cell>
          <table:table-cell table:style-name="Table220.A2" office:value-type="string">
            <text:p text:style-name="P20"><text:span text:style-name="T13">P_add</text:span></text:p>
          </table:table-cell>
          <table:table-cell table:style-name="Table220.A2" office:value-type="string">
            <text:p text:style-name="P20"><text:span text:style-name="T13">Permanent Address</text:span></text:p>
          </table:table-cell>
          <table:table-cell table:style-name="Table220.A2" office:value-type="string">
            <text:p text:style-name="P20"><text:span text:style-name="T13">P_add</text:span></text:p>
          </table:table-cell>
          <table:table-cell table:style-name="Table220.A2" office:value-type="string">
            <text:p text:style-name="P20"><text:span text:style-name="T13">Radio Button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22</text:span></text:p>
          </table:table-cell>
          <table:table-cell table:style-name="Table220.A2" office:value-type="string">
            <text:p text:style-name="P20"><text:span text:style-name="T13">city1</text:span></text:p>
          </table:table-cell>
          <table:table-cell table:style-name="Table220.A2" office:value-type="string">
            <text:p text:style-name="P20"><text:span text:style-name="T13">City</text:span></text:p>
          </table:table-cell>
          <table:table-cell table:style-name="Table220.A2" office:value-type="string">
            <text:p text:style-name="P20"><text:span text:style-name="T13">city1</text:span></text:p>
          </table:table-cell>
          <table:table-cell table:style-name="Table220.A2" office:value-type="string">
            <text:p text:style-name="P17"/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23</text:span></text:p>
          </table:table-cell>
          <table:table-cell table:style-name="Table220.A2" office:value-type="string">
            <text:p text:style-name="P20"><text:span text:style-name="T13">State1</text:span></text:p>
          </table:table-cell>
          <table:table-cell table:style-name="Table220.A2" office:value-type="string">
            <text:p text:style-name="P20"><text:span text:style-name="T13">State</text:span></text:p>
          </table:table-cell>
          <table:table-cell table:style-name="Table220.A2" office:value-type="string">
            <text:p text:style-name="P20"><text:span text:style-name="T13">State1</text:span></text:p>
          </table:table-cell>
          <table:table-cell table:style-name="Table220.A2" office:value-type="string">
            <text:p text:style-name="P20"><text:span text:style-name="T13">Radio Button</text:span></text:p>
          </table:table-cell>
          <table:table-cell table:style-name="Table220.A2" office:value-type="string">
            <text:p text:style-name="P17"/>
          </table:table-cell>
        </table:table-row>
        <text:soft-page-break/>
        <table:table-row table:style-name="Table220.1">
          <table:table-cell table:style-name="Table220.A2" office:value-type="string">
            <text:p text:style-name="P22"><text:span text:style-name="T13">24</text:span></text:p>
          </table:table-cell>
          <table:table-cell table:style-name="Table220.A2" office:value-type="string">
            <text:p text:style-name="P20"><text:span text:style-name="T13">zipcode1</text:span></text:p>
          </table:table-cell>
          <table:table-cell table:style-name="Table220.A2" office:value-type="string">
            <text:p text:style-name="P20"><text:span text:style-name="T13">zipcode</text:span></text:p>
          </table:table-cell>
          <table:table-cell table:style-name="Table220.A2" office:value-type="string">
            <text:p text:style-name="P20"><text:span text:style-name="T13">zipcode1</text:span></text:p>
          </table:table-cell>
          <table:table-cell table:style-name="Table220.A2" office:value-type="string">
            <text:p text:style-name="P20"><text:span text:style-name="T13">Radio Button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25</text:span></text:p>
          </table:table-cell>
          <table:table-cell table:style-name="Table220.A2" office:value-type="string">
            <text:p text:style-name="P20"><text:span text:style-name="T13">submit</text:span></text:p>
          </table:table-cell>
          <table:table-cell table:style-name="Table220.A2" office:value-type="string">
            <text:p text:style-name="P20"><text:span text:style-name="T13">submit</text:span></text:p>
          </table:table-cell>
          <table:table-cell table:style-name="Table220.A2" office:value-type="string">
            <text:p text:style-name="P20"><text:span text:style-name="T13">submit</text:span></text:p>
          </table:table-cell>
          <table:table-cell table:style-name="Table220.A2" office:value-type="string">
            <text:p text:style-name="P20"><text:span text:style-name="T13">Submit Button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26</text:span></text:p>
          </table:table-cell>
          <table:table-cell table:style-name="Table220.A2" office:value-type="string">
            <text:p text:style-name="P20"><text:span text:style-name="T13">cancel</text:span></text:p>
          </table:table-cell>
          <table:table-cell table:style-name="Table220.A2" office:value-type="string">
            <text:p text:style-name="P20"><text:span text:style-name="T13">cancel</text:span></text:p>
          </table:table-cell>
          <table:table-cell table:style-name="Table220.A2" office:value-type="string">
            <text:p text:style-name="P20"><text:span text:style-name="T13">cancel</text:span></text:p>
          </table:table-cell>
          <table:table-cell table:style-name="Table220.A2" office:value-type="string">
            <text:p text:style-name="P20"><text:span text:style-name="T13">Button</text:span></text:p>
          </table:table-cell>
          <table:table-cell table:style-name="Table220.A2" office:value-type="string">
            <text:p text:style-name="P17"/>
          </table:table-cell>
        </table:table-row>
        <table:table-row table:style-name="Table220.1">
          <table:table-cell table:style-name="Table220.A2" office:value-type="string">
            <text:p text:style-name="P22"><text:span text:style-name="T13">27</text:span></text:p>
          </table:table-cell>
          <table:table-cell table:style-name="Table220.A2" office:value-type="string">
            <text:p text:style-name="P20"><text:span text:style-name="T13">country1</text:span></text:p>
          </table:table-cell>
          <table:table-cell table:style-name="Table220.A2" office:value-type="string">
            <text:p text:style-name="P20"><text:span text:style-name="T13">country</text:span></text:p>
          </table:table-cell>
          <table:table-cell table:style-name="Table220.A2" office:value-type="string">
            <text:p text:style-name="P20"><text:span text:style-name="T13">country1</text:span></text:p>
          </table:table-cell>
          <table:table-cell table:style-name="Table220.A2" office:value-type="string">
            <text:p text:style-name="P17"/>
          </table:table-cell>
          <table:table-cell table:style-name="Table220.A2" office:value-type="string">
            <text:p text:style-name="P17"/>
          </table:table-cell>
        </table:table-row>
      </table:table>
      <text:p text:style-name="P9"/>
      <text:p text:style-name="P20"><text:span text:style-name="T6">Technology Used</text:span></text:p>
      <table:table table:name="Table221" table:style-name="Table221">
        <table:table-column table:style-name="Table221.A"/>
        <table:table-column table:style-name="Table221.B"/>
        <table:table-column table:style-name="Table221.C"/>
        <table:table-row table:style-name="Table221.1">
          <table:table-cell table:style-name="Table221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221.1">
          <table:table-cell table:style-name="Table221.A2" office:value-type="string">
            <text:p text:style-name="P20"><text:span text:style-name="T11">Attribute Name<text:tab/></text:span></text:p>
          </table:table-cell>
          <table:table-cell table:style-name="Table221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21.A2" table:number-columns-spanned="0" office:value-type="string">
            <text:p text:style-name="P20"><text:span text:style-name="T11">Purpose</text:span></text:p>
          </table:table-cell>
        </table:table-row>
      </table:table>
      <text:p text:style-name="P11"/>
      <table:table table:name="Table222" table:style-name="Table222">
        <table:table-column table:style-name="Table222.A"/>
        <table:table-column table:style-name="Table222.B"/>
        <table:table-row table:style-name="Table222.1">
          <table:table-cell table:style-name="Table222.A1" table:number-columns-spanned="2" office:value-type="string">
            <text:p text:style-name="P22"><text:span text:style-name="T11">Action Class Name: </text:span><text:span text:style-name="T13">AddVoterAction</text:span></text:p>
          </table:table-cell>
          <table:covered-table-cell/>
        </table:table-row>
        <table:table-row table:style-name="Table222.1">
          <table:table-cell table:style-name="Table222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22.1">
          <table:table-cell table:style-name="Table222.A3" office:value-type="string">
            <text:p text:style-name="P20"><text:span text:style-name="T13">Logical Name</text:span></text:p>
          </table:table-cell>
          <table:table-cell table:style-name="Table222.A3" office:value-type="string">
            <text:p text:style-name="P20"><text:span text:style-name="T13">VoterRegActionForm</text:span></text:p>
          </table:table-cell>
        </table:table-row>
        <table:table-row table:style-name="Table222.1">
          <table:table-cell table:style-name="Table222.A3" office:value-type="string">
            <text:p text:style-name="P20"><text:span text:style-name="T13">Physical Path</text:span></text:p>
          </table:table-cell>
          <table:table-cell table:style-name="Table222.A3" office:value-type="string">
            <text:p text:style-name="P20"><text:span text:style-name="T13">com.myapp.struts.Voter.VoterRegActionForm</text:span></text:p>
          </table:table-cell>
        </table:table-row>
        <table:table-row table:style-name="Table222.1">
          <table:table-cell table:style-name="Table222.A3" office:value-type="string">
            <text:p text:style-name="P20"><text:span text:style-name="T13">Code:</text:span></text:p>
          </table:table-cell>
          <table:table-cell table:style-name="Table222.A3" office:value-type="string">
            <text:p text:style-name="P17"/>
          </table:table-cell>
        </table:table-row>
        <table:table-row table:style-name="Table222.1">
          <table:table-cell table:style-name="Table222.A3" office:value-type="string">
            <text:p text:style-name="P20"><text:span text:style-name="T13">Description:</text:span></text:p>
          </table:table-cell>
          <table:table-cell table:style-name="Table222.A3" office:value-type="string">
            <text:p text:style-name="P20"><text:span text:style-name="T13">For Defining Getter and setter.</text:span></text:p>
          </table:table-cell>
        </table:table-row>
        <table:table-row table:style-name="Table222.1">
          <table:table-cell table:style-name="Table222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22.1">
          <table:table-cell table:style-name="Table222.A3" office:value-type="string">
            <text:p text:style-name="P20"><text:span text:style-name="T13">Logical Name</text:span></text:p>
          </table:table-cell>
          <table:table-cell table:style-name="Table222.A3" office:value-type="string">
            <text:p text:style-name="P20"><text:span text:style-name="T13">AddVoterAction</text:span></text:p>
          </table:table-cell>
        </table:table-row>
        <table:table-row table:style-name="Table222.1">
          <table:table-cell table:style-name="Table222.A3" office:value-type="string">
            <text:p text:style-name="P20"><text:span text:style-name="T13">Input JSP Form:</text:span></text:p>
          </table:table-cell>
          <table:table-cell table:style-name="Table222.A3" office:value-type="string">
            <text:p text:style-name="P18"/>
          </table:table-cell>
        </table:table-row>
        <table:table-row table:style-name="Table222.1">
          <table:table-cell table:style-name="Table222.A3" office:value-type="string">
            <text:p text:style-name="P20"><text:span text:style-name="T13">Physical Path(Type tag):</text:span></text:p>
          </table:table-cell>
          <table:table-cell table:style-name="Table222.A3" office:value-type="string">
            <text:p text:style-name="P20"><text:span text:style-name="T13">com.myapp.struts.election_manager.AddVoterAction</text:span></text:p>
          </table:table-cell>
        </table:table-row>
        <table:table-row table:style-name="Table222.1">
          <table:table-cell table:style-name="Table222.A11" office:value-type="string">
            <text:p text:style-name="P20"><text:span text:style-name="T13">Logical Path</text:span></text:p>
          </table:table-cell>
          <table:table-cell table:style-name="Table222.A11" office:value-type="string">
            <text:p text:style-name="P20"><text:span text:style-name="T13">/addVoter</text:span></text:p>
          </table:table-cell>
        </table:table-row>
        <table:table-row table:style-name="Table222.1">
          <table:table-cell table:style-name="Table222.A3" office:value-type="string">
            <text:p text:style-name="P20"><text:span text:style-name="T13">Code:</text:span></text:p>
          </table:table-cell>
          <table:table-cell table:style-name="Table222.A3" office:value-type="string">
            <text:p text:style-name="P17"/>
          </table:table-cell>
        </table:table-row>
        <table:table-row table:style-name="Table222.1">
          <table:table-cell table:style-name="Table222.A3" office:value-type="string">
            <text:p text:style-name="P17"/>
            <text:p text:style-name="P20"><text:span text:style-name="T14">Description:</text:span></text:p>
          </table:table-cell>
          <table:table-cell table:style-name="Table222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223" table:style-name="Table223">
        <table:table-column table:style-name="Table223.A"/>
        <table:table-column table:style-name="Table223.B"/>
        <table:table-column table:style-name="Table223.C"/>
        <table:table-row table:style-name="Table223.1">
          <table:table-cell table:style-name="Table223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223.1">
          <table:table-cell table:style-name="Table223.A2" office:value-type="string">
            <text:p text:style-name="P21"><text:span text:style-name="T11">Request Forwards Name </text:span></text:p>
          </table:table-cell>
          <table:table-cell table:style-name="Table223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223.A2" table:number-columns-spanned="0" office:value-type="string">
            <text:p text:style-name="P21"><text:span text:style-name="T11">Purpose</text:span></text:p>
          </table:table-cell>
        </table:table-row>
        <table:table-row table:style-name="Table223.1">
          <table:table-cell table:style-name="Table223.A3" office:value-type="string">
            <text:p text:style-name="P20"><text:span text:style-name="T13">success</text:span></text:p>
          </table:table-cell>
          <table:table-cell table:style-name="Table223.B3" table:number-columns-spanned="2" office:value-type="string">
            <text:p text:style-name="P20"><text:span text:style-name="T13">/Voter/VoterRegistration.jsp</text:span></text:p>
          </table:table-cell>
          <table:covered-table-cell/>
          <table:table-cell table:style-name="Table223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ext:p text:style-name="P4"/>
      <text:p text:style-name="P4"/>
      <table:table table:name="Table224" table:style-name="Table224">
        <table:table-column table:style-name="Table224.A"/>
        <table:table-column table:style-name="Table224.B"/>
        <table:table-column table:style-name="Table224.C"/>
        <table:table-column table:style-name="Table224.D"/>
        <table:table-row table:style-name="Table224.1">
          <table:table-cell table:style-name="Table224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24.1">
          <table:table-cell table:style-name="Table224.A2" office:value-type="string">
            <text:p text:style-name="P20"><text:span text:style-name="T11">S.No</text:span></text:p>
          </table:table-cell>
          <table:table-cell table:style-name="Table224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24.A2" office:value-type="string">
            <text:p text:style-name="P32"><text:span text:style-name="T11">Primary Key </text:span></text:p>
          </table:table-cell>
          <table:table-cell table:style-name="Table224.A2" table:number-columns-spanned="0" office:value-type="string">
            <text:p text:style-name="P20"><text:span text:style-name="T11">Purpose</text:span></text:p>
          </table:table-cell>
        </table:table-row>
        <table:table-row table:style-name="Table224.1">
          <table:table-cell table:style-name="Table224.A3" office:value-type="string">
            <text:p text:style-name="P20"><text:span text:style-name="T13">1</text:span></text:p>
          </table:table-cell>
          <table:table-cell table:style-name="Table224.A3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224.A3" office:value-type="string">
            <text:p text:style-name="P20"><text:span text:style-name="T13">institute_id</text:span></text:p>
          </table:table-cell>
          <table:table-cell table:style-name="Table224.A3" table:number-columns-spanned="0" office:value-type="string">
            <text:p text:style-name="P20"><text:span text:style-name="T13">To retrive and update data</text:span></text:p>
          </table:table-cell>
        </table:table-row>
      </table:table>
      <text:p text:style-name="P4"/>
      <table:table table:name="Table225" table:style-name="Table225">
        <table:table-column table:style-name="Table225.A"/>
        <table:table-column table:style-name="Table225.B"/>
        <table:table-column table:style-name="Table225.C"/>
        <table:table-column table:style-name="Table225.D"/>
        <table:table-row table:style-name="Table225.1">
          <table:table-cell table:style-name="Table225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25.1">
          <table:table-cell table:style-name="Table225.A2" office:value-type="string">
            <text:p text:style-name="P20"><text:span text:style-name="T11">S.No</text:span></text:p>
          </table:table-cell>
          <table:table-cell table:style-name="Table225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25.A2" office:value-type="string">
            <text:p text:style-name="P32"><text:span text:style-name="T11">Pojo Name</text:span></text:p>
          </table:table-cell>
          <table:table-cell table:style-name="Table225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25.1">
          <table:table-cell table:style-name="Table225.A3" office:value-type="string">
            <text:p text:style-name="P20"><text:span text:style-name="T13">1</text:span></text:p>
          </table:table-cell>
          <table:table-cell table:style-name="Table225.A3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225.A3" office:value-type="string">
            <text:p text:style-name="P20"><text:span text:style-name="T13">Institute</text:span></text:p>
          </table:table-cell>
          <table:table-cell table:style-name="Table225.A3" table:number-columns-spanned="0" office:value-type="string">
            <text:p text:style-name="P17"/>
          </table:table-cell>
        </table:table-row>
      </table:table>
      <text:p text:style-name="P4"/>
      <table:table table:name="Table226" table:style-name="Table226">
        <table:table-column table:style-name="Table226.A"/>
        <table:table-column table:style-name="Table226.B"/>
        <table:table-column table:style-name="Table226.C"/>
        <table:table-column table:style-name="Table226.D"/>
        <table:table-column table:style-name="Table226.E"/>
        <table:table-column table:style-name="Table226.F"/>
        <table:table-row table:style-name="Table226.1">
          <table:table-cell table:style-name="Table226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26.1">
          <table:table-cell table:style-name="Table226.A2" office:value-type="string">
            <text:p text:style-name="P20"><text:span text:style-name="T11">S.No</text:span></text:p>
          </table:table-cell>
          <table:table-cell table:style-name="Table226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26.A2" office:value-type="string">
            <text:p text:style-name="P32"><text:span text:style-name="T11">Method Name </text:span></text:p>
          </table:table-cell>
          <table:table-cell table:style-name="Table226.E2" office:value-type="string">
            <text:p text:style-name="P20"><text:span text:style-name="T11">Select Operation</text:span></text:p>
          </table:table-cell>
          <table:table-cell table:style-name="Table226.E2" office:value-type="string">
            <text:p text:style-name="P20"><text:span text:style-name="T11">Columns <text:s/>in Where clause</text:span></text:p>
          </table:table-cell>
          <table:table-cell table:style-name="Table226.A2" table:number-columns-spanned="0" office:value-type="string">
            <text:p text:style-name="P20"><text:span text:style-name="T11">Purpose </text:span></text:p>
          </table:table-cell>
        </table:table-row>
        <table:table-row table:style-name="Table226.1">
          <table:table-cell table:style-name="Table226.A3" office:value-type="string">
            <text:p text:style-name="P20"><text:span text:style-name="T13">1</text:span></text:p>
          </table:table-cell>
          <table:table-cell table:style-name="Table226.A3" table:number-columns-spanned="2" office:value-type="string">
            <text:p text:style-name="P20"><text:span text:style-name="T13">Institute</text:span></text:p>
          </table:table-cell>
          <table:covered-table-cell/>
          <table:table-cell table:style-name="Table226.A3" office:value-type="string">
            <text:p text:style-name="P20"><text:span text:style-name="T2">getInstituteNameByStatus()</text:span></text:p>
          </table:table-cell>
          <table:table-cell table:style-name="Table226.E3" office:value-type="string">
            <text:p text:style-name="P20"><text:span text:style-name="T13">All Columns</text:span></text:p>
          </table:table-cell>
          <table:table-cell table:style-name="Table226.E3" office:value-type="string">
            <text:p text:style-name="P17"/>
          </table:table-cell>
          <table:table-cell table:style-name="Table226.A3" table:number-columns-spanned="0" office:value-type="string">
            <text:p text:style-name="P20"><text:span text:style-name="T13">To insert data into table</text:span></text:p>
          </table:table-cell>
        </table:table-row>
      </table:table>
      <text:p text:style-name="P20"><text:span text:style-name="T4"><text:tab/><text:tab/></text:span></text:p>
      <text:p text:style-name="P4"/>
      <text:p text:style-name="P6"/>
      <text:p text:style-name="P20"><text:span text:style-name="T6">File Name of view page:-</text:span><text:span text:style-name="T2"> VoterRegistration.jsp(Submit button)</text:span></text:p>
      <text:p text:style-name="P20"><text:span text:style-name="T2"><text:tab/><text:tab/><text:tab/><text:tab/><text:tab/><text:tab/><text:tab/></text:span><text:span text:style-name="T6">Attributes</text:span></text:p>
      <table:table table:name="Table227" table:style-name="Table227">
        <table:table-column table:style-name="Table227.A"/>
        <table:table-column table:style-name="Table227.B"/>
        <table:table-column table:style-name="Table227.C"/>
        <table:table-column table:style-name="Table227.D"/>
        <table:table-column table:style-name="Table227.E"/>
        <table:table-column table:style-name="Table227.F"/>
        <table:table-row table:style-name="Table227.1">
          <table:table-cell table:style-name="Table227.A1" office:value-type="string">
            <text:p text:style-name="P20"><text:span text:style-name="T11">S.No.</text:span></text:p>
          </table:table-cell>
          <table:table-cell table:style-name="Table227.A1" office:value-type="string">
            <text:p text:style-name="P20"><text:span text:style-name="T11">Attribute Name</text:span></text:p>
          </table:table-cell>
          <table:table-cell table:style-name="Table227.A1" office:value-type="string">
            <text:p text:style-name="P20"><text:span text:style-name="T11">Label </text:span></text:p>
          </table:table-cell>
          <table:table-cell table:style-name="Table227.A1" office:value-type="string">
            <text:p text:style-name="P20"><text:span text:style-name="T11">Field Name</text:span></text:p>
          </table:table-cell>
          <table:table-cell table:style-name="Table227.A1" office:value-type="string">
            <text:p text:style-name="P20"><text:span text:style-name="T11">Type</text:span></text:p>
          </table:table-cell>
          <table:table-cell table:style-name="Table227.A1" office:value-type="string">
            <text:p text:style-name="P20"><text:span text:style-name="T11">Validation</text:span></text:p>
          </table:table-cell>
        </table:table-row>
        <table:table-row table:style-name="Table227.1">
          <table:table-cell table:style-name="Table227.A2" office:value-type="string">
            <text:p text:style-name="P22"><text:span text:style-name="T13">1</text:span></text:p>
          </table:table-cell>
          <table:table-cell table:style-name="Table227.A2" office:value-type="string">
            <text:p text:style-name="P20"><text:span text:style-name="T13">enrollment</text:span></text:p>
          </table:table-cell>
          <table:table-cell table:style-name="Table227.A2" office:value-type="string">
            <text:p text:style-name="P20"><text:span text:style-name="T13">Enrollment Number</text:span></text:p>
          </table:table-cell>
          <table:table-cell table:style-name="Table227.A2" office:value-type="string">
            <text:p text:style-name="P20"><text:span text:style-name="T13">enrollment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2</text:span></text:p>
          </table:table-cell>
          <table:table-cell table:style-name="Table227.A2" office:value-type="string">
            <text:p text:style-name="P20"><text:span text:style-name="T13">institute_id</text:span></text:p>
          </table:table-cell>
          <table:table-cell table:style-name="Table227.A2" office:value-type="string">
            <text:p text:style-name="P20"><text:span text:style-name="T13">Institute Name</text:span></text:p>
          </table:table-cell>
          <table:table-cell table:style-name="Table227.A2" office:value-type="string">
            <text:p text:style-name="P20"><text:span text:style-name="T13">institute_id</text:span></text:p>
          </table:table-cell>
          <table:table-cell table:style-name="Table227.A2" office:value-type="string">
            <text:p text:style-name="P20"><text:span text:style-name="T13">Combo 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3</text:span></text:p>
          </table:table-cell>
          <table:table-cell table:style-name="Table227.A2" office:value-type="string">
            <text:p text:style-name="P20"><text:span text:style-name="T13">department</text:span></text:p>
          </table:table-cell>
          <table:table-cell table:style-name="Table227.A2" office:value-type="string">
            <text:p text:style-name="P20"><text:span text:style-name="T13">Department</text:span></text:p>
          </table:table-cell>
          <table:table-cell table:style-name="Table227.A2" office:value-type="string">
            <text:p text:style-name="P20"><text:span text:style-name="T13">department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4</text:span></text:p>
          </table:table-cell>
          <table:table-cell table:style-name="Table227.A2" office:value-type="string">
            <text:p text:style-name="P20"><text:span text:style-name="T13">course</text:span></text:p>
          </table:table-cell>
          <table:table-cell table:style-name="Table227.A2" office:value-type="string">
            <text:p text:style-name="P20"><text:span text:style-name="T13">Course</text:span></text:p>
          </table:table-cell>
          <table:table-cell table:style-name="Table227.A2" office:value-type="string">
            <text:p text:style-name="P20"><text:span text:style-name="T13">course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5</text:span></text:p>
          </table:table-cell>
          <table:table-cell table:style-name="Table227.A2" office:value-type="string">
            <text:p text:style-name="P20"><text:span text:style-name="T13">year</text:span></text:p>
          </table:table-cell>
          <table:table-cell table:style-name="Table227.A2" office:value-type="string">
            <text:p text:style-name="P20"><text:span text:style-name="T13">Year</text:span></text:p>
          </table:table-cell>
          <table:table-cell table:style-name="Table227.A2" office:value-type="string">
            <text:p text:style-name="P20"><text:span text:style-name="T13">year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6</text:span></text:p>
          </table:table-cell>
          <table:table-cell table:style-name="Table227.A2" office:value-type="string">
            <text:p text:style-name="P20"><text:span text:style-name="T13">duration</text:span></text:p>
          </table:table-cell>
          <table:table-cell table:style-name="Table227.A2" office:value-type="string">
            <text:p text:style-name="P20"><text:span text:style-name="T13">Duration of course</text:span></text:p>
          </table:table-cell>
          <table:table-cell table:style-name="Table227.A2" office:value-type="string">
            <text:p text:style-name="P20"><text:span text:style-name="T13">duration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7</text:span></text:p>
          </table:table-cell>
          <table:table-cell table:style-name="Table227.A2" office:value-type="string">
            <text:p text:style-name="P20"><text:span text:style-name="T13">session</text:span></text:p>
          </table:table-cell>
          <table:table-cell table:style-name="Table227.A2" office:value-type="string">
            <text:p text:style-name="P20"><text:span text:style-name="T13">Current Session</text:span></text:p>
          </table:table-cell>
          <table:table-cell table:style-name="Table227.A2" office:value-type="string">
            <text:p text:style-name="P20"><text:span text:style-name="T13">session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ext:soft-page-break/>
        <table:table-row table:style-name="Table227.1">
          <table:table-cell table:style-name="Table227.A2" office:value-type="string">
            <text:p text:style-name="P22"><text:span text:style-name="T13">8</text:span></text:p>
          </table:table-cell>
          <table:table-cell table:style-name="Table227.A2" office:value-type="string">
            <text:p text:style-name="P20"><text:span text:style-name="T13">j_date</text:span></text:p>
          </table:table-cell>
          <table:table-cell table:style-name="Table227.A2" office:value-type="string">
            <text:p text:style-name="P20"><text:span text:style-name="T13">Date of Joining</text:span></text:p>
          </table:table-cell>
          <table:table-cell table:style-name="Table227.A2" office:value-type="string">
            <text:p text:style-name="P20"><text:span text:style-name="T13">j_date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9</text:span></text:p>
          </table:table-cell>
          <table:table-cell table:style-name="Table227.A2" office:value-type="string">
            <text:p text:style-name="P20"><text:span text:style-name="T13">v_name</text:span></text:p>
          </table:table-cell>
          <table:table-cell table:style-name="Table227.A2" office:value-type="string">
            <text:p text:style-name="P20"><text:span text:style-name="T13">Voter(student) Name</text:span></text:p>
          </table:table-cell>
          <table:table-cell table:style-name="Table227.A2" office:value-type="string">
            <text:p text:style-name="P20"><text:span text:style-name="T13">v_name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10</text:span></text:p>
          </table:table-cell>
          <table:table-cell table:style-name="Table227.A2" office:value-type="string">
            <text:p text:style-name="P20"><text:span text:style-name="T13">gender</text:span></text:p>
          </table:table-cell>
          <table:table-cell table:style-name="Table227.A2" office:value-type="string">
            <text:p text:style-name="P20"><text:span text:style-name="T13">Gender</text:span></text:p>
          </table:table-cell>
          <table:table-cell table:style-name="Table227.A2" office:value-type="string">
            <text:p text:style-name="P20"><text:span text:style-name="T13">gender</text:span></text:p>
          </table:table-cell>
          <table:table-cell table:style-name="Table227.A2" office:value-type="string">
            <text:p text:style-name="P20"><text:span text:style-name="T13">Combo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11</text:span></text:p>
          </table:table-cell>
          <table:table-cell table:style-name="Table227.A2" office:value-type="string">
            <text:p text:style-name="P20"><text:span text:style-name="T13">b_date</text:span></text:p>
          </table:table-cell>
          <table:table-cell table:style-name="Table227.A2" office:value-type="string">
            <text:p text:style-name="P20"><text:span text:style-name="T13">Date of Birth</text:span></text:p>
          </table:table-cell>
          <table:table-cell table:style-name="Table227.A2" office:value-type="string">
            <text:p text:style-name="P20"><text:span text:style-name="T13">b_date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12</text:span></text:p>
          </table:table-cell>
          <table:table-cell table:style-name="Table227.A2" office:value-type="string">
            <text:p text:style-name="P20"><text:span text:style-name="T13">f_name</text:span></text:p>
          </table:table-cell>
          <table:table-cell table:style-name="Table227.A2" office:value-type="string">
            <text:p text:style-name="P20"><text:span text:style-name="T13">Father's Name</text:span></text:p>
          </table:table-cell>
          <table:table-cell table:style-name="Table227.A2" office:value-type="string">
            <text:p text:style-name="P20"><text:span text:style-name="T13">f_name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13</text:span></text:p>
          </table:table-cell>
          <table:table-cell table:style-name="Table227.A2" office:value-type="string">
            <text:p text:style-name="P20"><text:span text:style-name="T13">m_name</text:span></text:p>
          </table:table-cell>
          <table:table-cell table:style-name="Table227.A2" office:value-type="string">
            <text:p text:style-name="P20"><text:span text:style-name="T13">Mother's Name</text:span></text:p>
          </table:table-cell>
          <table:table-cell table:style-name="Table227.A2" office:value-type="string">
            <text:p text:style-name="P20"><text:span text:style-name="T13">m_name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14</text:span></text:p>
          </table:table-cell>
          <table:table-cell table:style-name="Table227.A2" office:value-type="string">
            <text:p text:style-name="P20"><text:span text:style-name="T13">m_number</text:span></text:p>
          </table:table-cell>
          <table:table-cell table:style-name="Table227.A2" office:value-type="string">
            <text:p text:style-name="P20"><text:span text:style-name="T13">Mobile No</text:span></text:p>
          </table:table-cell>
          <table:table-cell table:style-name="Table227.A2" office:value-type="string">
            <text:p text:style-name="P20"><text:span text:style-name="T13">m_number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15</text:span></text:p>
          </table:table-cell>
          <table:table-cell table:style-name="Table227.A2" office:value-type="string">
            <text:p text:style-name="P20"><text:span text:style-name="T13">email</text:span></text:p>
          </table:table-cell>
          <table:table-cell table:style-name="Table227.A2" office:value-type="string">
            <text:p text:style-name="P20"><text:span text:style-name="T13">email</text:span></text:p>
          </table:table-cell>
          <table:table-cell table:style-name="Table227.A2" office:value-type="string">
            <text:p text:style-name="P20"><text:span text:style-name="T13">email</text:span></text:p>
          </table:table-cell>
          <table:table-cell table:style-name="Table227.A2" office:value-type="string">
            <text:p text:style-name="P20"><text:span text:style-name="T13">Textbox</text:span></text:p>
          </table:table-cell>
          <table:table-cell table:style-name="Table227.A2" office:value-type="string">
            <text:p text:style-name="P17"/>
          </table:table-cell>
        </table:table-row>
        <text:soft-page-break/>
        <table:table-row table:style-name="Table227.1">
          <table:table-cell table:style-name="Table227.A2" office:value-type="string">
            <text:p text:style-name="P22"><text:span text:style-name="T13">16</text:span></text:p>
          </table:table-cell>
          <table:table-cell table:style-name="Table227.A2" office:value-type="string">
            <text:p text:style-name="P20"><text:span text:style-name="T13">c_add</text:span></text:p>
          </table:table-cell>
          <table:table-cell table:style-name="Table227.A2" office:value-type="string">
            <text:p text:style-name="P20"><text:span text:style-name="T13">Corresponding Address</text:span></text:p>
          </table:table-cell>
          <table:table-cell table:style-name="Table227.A2" office:value-type="string">
            <text:p text:style-name="P20"><text:span text:style-name="T13">c_add</text:span></text:p>
          </table:table-cell>
          <table:table-cell table:style-name="Table227.A2" office:value-type="string">
            <text:p text:style-name="P17"/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17</text:span></text:p>
          </table:table-cell>
          <table:table-cell table:style-name="Table227.A2" office:value-type="string">
            <text:p text:style-name="P20"><text:span text:style-name="T13">city</text:span></text:p>
          </table:table-cell>
          <table:table-cell table:style-name="Table227.A2" office:value-type="string">
            <text:p text:style-name="P20"><text:span text:style-name="T13">City</text:span></text:p>
          </table:table-cell>
          <table:table-cell table:style-name="Table227.A2" office:value-type="string">
            <text:p text:style-name="P20"><text:span text:style-name="T13">city</text:span></text:p>
          </table:table-cell>
          <table:table-cell table:style-name="Table227.A2" office:value-type="string">
            <text:p text:style-name="P20"><text:span text:style-name="T13">RadioButton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18</text:span></text:p>
          </table:table-cell>
          <table:table-cell table:style-name="Table227.A2" office:value-type="string">
            <text:p text:style-name="P20"><text:span text:style-name="T13">state</text:span></text:p>
          </table:table-cell>
          <table:table-cell table:style-name="Table227.A2" office:value-type="string">
            <text:p text:style-name="P20"><text:span text:style-name="T13">State</text:span></text:p>
          </table:table-cell>
          <table:table-cell table:style-name="Table227.A2" office:value-type="string">
            <text:p text:style-name="P20"><text:span text:style-name="T13">state</text:span></text:p>
          </table:table-cell>
          <table:table-cell table:style-name="Table227.A2" office:value-type="string">
            <text:p text:style-name="P20"><text:span text:style-name="T13">Radio Button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19</text:span></text:p>
          </table:table-cell>
          <table:table-cell table:style-name="Table227.A2" office:value-type="string">
            <text:p text:style-name="P20"><text:span text:style-name="T13">zipcode</text:span></text:p>
          </table:table-cell>
          <table:table-cell table:style-name="Table227.A2" office:value-type="string">
            <text:p text:style-name="P20"><text:span text:style-name="T13">Zip Code</text:span></text:p>
          </table:table-cell>
          <table:table-cell table:style-name="Table227.A2" office:value-type="string">
            <text:p text:style-name="P20"><text:span text:style-name="T13">zipcode</text:span></text:p>
          </table:table-cell>
          <table:table-cell table:style-name="Table227.A2" office:value-type="string">
            <text:p text:style-name="P17"/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20</text:span></text:p>
          </table:table-cell>
          <table:table-cell table:style-name="Table227.A2" office:value-type="string">
            <text:p text:style-name="P20"><text:span text:style-name="T13">country</text:span></text:p>
          </table:table-cell>
          <table:table-cell table:style-name="Table227.A2" office:value-type="string">
            <text:p text:style-name="P20"><text:span text:style-name="T13">Country</text:span></text:p>
          </table:table-cell>
          <table:table-cell table:style-name="Table227.A2" office:value-type="string">
            <text:p text:style-name="P20"><text:span text:style-name="T13">country</text:span></text:p>
          </table:table-cell>
          <table:table-cell table:style-name="Table227.A2" office:value-type="string">
            <text:p text:style-name="P20"><text:span text:style-name="T13">Radio Button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21</text:span></text:p>
          </table:table-cell>
          <table:table-cell table:style-name="Table227.A2" office:value-type="string">
            <text:p text:style-name="P20"><text:span text:style-name="T13">P_add</text:span></text:p>
          </table:table-cell>
          <table:table-cell table:style-name="Table227.A2" office:value-type="string">
            <text:p text:style-name="P20"><text:span text:style-name="T13">Permanent Address</text:span></text:p>
          </table:table-cell>
          <table:table-cell table:style-name="Table227.A2" office:value-type="string">
            <text:p text:style-name="P20"><text:span text:style-name="T13">P_add</text:span></text:p>
          </table:table-cell>
          <table:table-cell table:style-name="Table227.A2" office:value-type="string">
            <text:p text:style-name="P20"><text:span text:style-name="T13">Radio Button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22</text:span></text:p>
          </table:table-cell>
          <table:table-cell table:style-name="Table227.A2" office:value-type="string">
            <text:p text:style-name="P20"><text:span text:style-name="T13">city1</text:span></text:p>
          </table:table-cell>
          <table:table-cell table:style-name="Table227.A2" office:value-type="string">
            <text:p text:style-name="P20"><text:span text:style-name="T13">City</text:span></text:p>
          </table:table-cell>
          <table:table-cell table:style-name="Table227.A2" office:value-type="string">
            <text:p text:style-name="P20"><text:span text:style-name="T13">city1</text:span></text:p>
          </table:table-cell>
          <table:table-cell table:style-name="Table227.A2" office:value-type="string">
            <text:p text:style-name="P17"/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23</text:span></text:p>
          </table:table-cell>
          <table:table-cell table:style-name="Table227.A2" office:value-type="string">
            <text:p text:style-name="P20"><text:span text:style-name="T13">State1</text:span></text:p>
          </table:table-cell>
          <table:table-cell table:style-name="Table227.A2" office:value-type="string">
            <text:p text:style-name="P20"><text:span text:style-name="T13">State</text:span></text:p>
          </table:table-cell>
          <table:table-cell table:style-name="Table227.A2" office:value-type="string">
            <text:p text:style-name="P20"><text:span text:style-name="T13">State1</text:span></text:p>
          </table:table-cell>
          <table:table-cell table:style-name="Table227.A2" office:value-type="string">
            <text:p text:style-name="P20"><text:span text:style-name="T13">Radio Button</text:span></text:p>
          </table:table-cell>
          <table:table-cell table:style-name="Table227.A2" office:value-type="string">
            <text:p text:style-name="P17"/>
          </table:table-cell>
        </table:table-row>
        <text:soft-page-break/>
        <table:table-row table:style-name="Table227.1">
          <table:table-cell table:style-name="Table227.A2" office:value-type="string">
            <text:p text:style-name="P22"><text:span text:style-name="T13">24</text:span></text:p>
          </table:table-cell>
          <table:table-cell table:style-name="Table227.A2" office:value-type="string">
            <text:p text:style-name="P20"><text:span text:style-name="T13">zipcode1</text:span></text:p>
          </table:table-cell>
          <table:table-cell table:style-name="Table227.A2" office:value-type="string">
            <text:p text:style-name="P20"><text:span text:style-name="T13">zipcode</text:span></text:p>
          </table:table-cell>
          <table:table-cell table:style-name="Table227.A2" office:value-type="string">
            <text:p text:style-name="P20"><text:span text:style-name="T13">zipcode1</text:span></text:p>
          </table:table-cell>
          <table:table-cell table:style-name="Table227.A2" office:value-type="string">
            <text:p text:style-name="P20"><text:span text:style-name="T13">Radio Button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25</text:span></text:p>
          </table:table-cell>
          <table:table-cell table:style-name="Table227.A2" office:value-type="string">
            <text:p text:style-name="P20"><text:span text:style-name="T13">submit</text:span></text:p>
          </table:table-cell>
          <table:table-cell table:style-name="Table227.A2" office:value-type="string">
            <text:p text:style-name="P20"><text:span text:style-name="T13">submit</text:span></text:p>
          </table:table-cell>
          <table:table-cell table:style-name="Table227.A2" office:value-type="string">
            <text:p text:style-name="P20"><text:span text:style-name="T13">submit</text:span></text:p>
          </table:table-cell>
          <table:table-cell table:style-name="Table227.A2" office:value-type="string">
            <text:p text:style-name="P20"><text:span text:style-name="T13">Submit Button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26</text:span></text:p>
          </table:table-cell>
          <table:table-cell table:style-name="Table227.A2" office:value-type="string">
            <text:p text:style-name="P20"><text:span text:style-name="T13">cancel</text:span></text:p>
          </table:table-cell>
          <table:table-cell table:style-name="Table227.A2" office:value-type="string">
            <text:p text:style-name="P20"><text:span text:style-name="T13">cancel</text:span></text:p>
          </table:table-cell>
          <table:table-cell table:style-name="Table227.A2" office:value-type="string">
            <text:p text:style-name="P20"><text:span text:style-name="T13">cancel</text:span></text:p>
          </table:table-cell>
          <table:table-cell table:style-name="Table227.A2" office:value-type="string">
            <text:p text:style-name="P20"><text:span text:style-name="T13">Button</text:span></text:p>
          </table:table-cell>
          <table:table-cell table:style-name="Table227.A2" office:value-type="string">
            <text:p text:style-name="P17"/>
          </table:table-cell>
        </table:table-row>
        <table:table-row table:style-name="Table227.1">
          <table:table-cell table:style-name="Table227.A2" office:value-type="string">
            <text:p text:style-name="P22"><text:span text:style-name="T13">27</text:span></text:p>
          </table:table-cell>
          <table:table-cell table:style-name="Table227.A2" office:value-type="string">
            <text:p text:style-name="P20"><text:span text:style-name="T13">country1</text:span></text:p>
          </table:table-cell>
          <table:table-cell table:style-name="Table227.A2" office:value-type="string">
            <text:p text:style-name="P20"><text:span text:style-name="T13">country</text:span></text:p>
          </table:table-cell>
          <table:table-cell table:style-name="Table227.A2" office:value-type="string">
            <text:p text:style-name="P20"><text:span text:style-name="T13">country1</text:span></text:p>
          </table:table-cell>
          <table:table-cell table:style-name="Table227.A2" office:value-type="string">
            <text:p text:style-name="P17"/>
          </table:table-cell>
          <table:table-cell table:style-name="Table227.A2" office:value-type="string">
            <text:p text:style-name="P17"/>
          </table:table-cell>
        </table:table-row>
      </table:table>
      <text:p text:style-name="P9"/>
      <text:p text:style-name="P20"><text:span text:style-name="T6">Technology Used</text:span></text:p>
      <table:table table:name="Table228" table:style-name="Table228">
        <table:table-column table:style-name="Table228.A"/>
        <table:table-column table:style-name="Table228.B"/>
        <table:table-column table:style-name="Table228.C"/>
        <table:table-row table:style-name="Table228.1">
          <table:table-cell table:style-name="Table228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228.1">
          <table:table-cell table:style-name="Table228.A2" office:value-type="string">
            <text:p text:style-name="P20"><text:span text:style-name="T11">Attribute Name<text:tab/></text:span></text:p>
          </table:table-cell>
          <table:table-cell table:style-name="Table228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28.A2" table:number-columns-spanned="0" office:value-type="string">
            <text:p text:style-name="P20"><text:span text:style-name="T11">Purpose</text:span></text:p>
          </table:table-cell>
        </table:table-row>
      </table:table>
      <text:p text:style-name="P11"/>
      <table:table table:name="Table229" table:style-name="Table229">
        <table:table-column table:style-name="Table229.A"/>
        <table:table-column table:style-name="Table229.B"/>
        <table:table-row table:style-name="Table229.1">
          <table:table-cell table:style-name="Table229.A1" table:number-columns-spanned="2" office:value-type="string">
            <text:p text:style-name="P22"><text:span text:style-name="T11">Action Class Name: </text:span><text:span text:style-name="T13">AddVoterRegistrationAction</text:span></text:p>
          </table:table-cell>
          <table:covered-table-cell/>
        </table:table-row>
        <table:table-row table:style-name="Table229.1">
          <table:table-cell table:style-name="Table229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29.1">
          <table:table-cell table:style-name="Table229.A3" office:value-type="string">
            <text:p text:style-name="P20"><text:span text:style-name="T13">Logical Name</text:span></text:p>
          </table:table-cell>
          <table:table-cell table:style-name="Table229.A3" office:value-type="string">
            <text:p text:style-name="P20"><text:span text:style-name="T13">VoterRegActionForm</text:span></text:p>
          </table:table-cell>
        </table:table-row>
        <table:table-row table:style-name="Table229.1">
          <table:table-cell table:style-name="Table229.A3" office:value-type="string">
            <text:p text:style-name="P20"><text:span text:style-name="T13">Physical Path</text:span></text:p>
          </table:table-cell>
          <table:table-cell table:style-name="Table229.A3" office:value-type="string">
            <text:p text:style-name="P20"><text:span text:style-name="T13">com.myapp.struts.Voter.VoterRegActionForm</text:span></text:p>
          </table:table-cell>
        </table:table-row>
        <table:table-row table:style-name="Table229.1">
          <table:table-cell table:style-name="Table229.A3" office:value-type="string">
            <text:p text:style-name="P20"><text:span text:style-name="T13">Code:</text:span></text:p>
          </table:table-cell>
          <table:table-cell table:style-name="Table229.A3" office:value-type="string">
            <text:p text:style-name="P17"/>
          </table:table-cell>
        </table:table-row>
        <table:table-row table:style-name="Table229.1">
          <table:table-cell table:style-name="Table229.A3" office:value-type="string">
            <text:p text:style-name="P20"><text:span text:style-name="T13">Description:</text:span></text:p>
          </table:table-cell>
          <table:table-cell table:style-name="Table229.A3" office:value-type="string">
            <text:p text:style-name="P20"><text:span text:style-name="T13">For Defining Getter and setter.</text:span></text:p>
          </table:table-cell>
        </table:table-row>
        <table:table-row table:style-name="Table229.1">
          <table:table-cell table:style-name="Table229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29.1">
          <table:table-cell table:style-name="Table229.A3" office:value-type="string">
            <text:p text:style-name="P20"><text:span text:style-name="T13">Logical Name</text:span></text:p>
          </table:table-cell>
          <table:table-cell table:style-name="Table229.A3" office:value-type="string">
            <text:p text:style-name="P20"><text:span text:style-name="T13">AddVoterRegistrationAction</text:span></text:p>
          </table:table-cell>
        </table:table-row>
        <table:table-row table:style-name="Table229.1">
          <table:table-cell table:style-name="Table229.A3" office:value-type="string">
            <text:p text:style-name="P20"><text:span text:style-name="T13">Input JSP Form:</text:span></text:p>
          </table:table-cell>
          <table:table-cell table:style-name="Table229.A3" office:value-type="string">
            <text:p text:style-name="P20"><text:span text:style-name="T15">/Voter/VoterRegistration.jsp</text:span></text:p>
          </table:table-cell>
        </table:table-row>
        <table:table-row table:style-name="Table229.1">
          <table:table-cell table:style-name="Table229.A3" office:value-type="string">
            <text:p text:style-name="P20"><text:span text:style-name="T13">Physical Path(Type tag):</text:span></text:p>
          </table:table-cell>
          <table:table-cell table:style-name="Table229.A3" office:value-type="string">
            <text:p text:style-name="P20"><text:span text:style-name="T13">com.myapp.struts.election_manager.AddVoterRegistrationAction</text:span></text:p>
          </table:table-cell>
        </table:table-row>
        <table:table-row table:style-name="Table229.1">
          <table:table-cell table:style-name="Table229.A11" office:value-type="string">
            <text:p text:style-name="P20"><text:span text:style-name="T13">Logical Path</text:span></text:p>
          </table:table-cell>
          <table:table-cell table:style-name="Table229.A11" office:value-type="string">
            <text:p text:style-name="P20"><text:span text:style-name="T13">/addvoterregistration</text:span></text:p>
          </table:table-cell>
        </table:table-row>
        <table:table-row table:style-name="Table229.1">
          <table:table-cell table:style-name="Table229.A3" office:value-type="string">
            <text:p text:style-name="P20"><text:span text:style-name="T13">Code:</text:span></text:p>
          </table:table-cell>
          <table:table-cell table:style-name="Table229.A3" office:value-type="string">
            <text:p text:style-name="P17"/>
          </table:table-cell>
        </table:table-row>
        <table:table-row table:style-name="Table229.1">
          <table:table-cell table:style-name="Table229.A3" office:value-type="string">
            <text:p text:style-name="P17"/>
            <text:p text:style-name="P20"><text:span text:style-name="T14">Description:</text:span></text:p>
          </table:table-cell>
          <table:table-cell table:style-name="Table229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230" table:style-name="Table230">
        <table:table-column table:style-name="Table230.A"/>
        <table:table-column table:style-name="Table230.B"/>
        <table:table-column table:style-name="Table230.C"/>
        <table:table-row table:style-name="Table230.1">
          <table:table-cell table:style-name="Table230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230.1">
          <table:table-cell table:style-name="Table230.A2" office:value-type="string">
            <text:p text:style-name="P21"><text:span text:style-name="T11">Request Forwards Name </text:span></text:p>
          </table:table-cell>
          <table:table-cell table:style-name="Table230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230.A2" table:number-columns-spanned="0" office:value-type="string">
            <text:p text:style-name="P21"><text:span text:style-name="T11">Purpose</text:span></text:p>
          </table:table-cell>
        </table:table-row>
        <table:table-row table:style-name="Table230.1">
          <table:table-cell table:style-name="Table230.A3" office:value-type="string">
            <text:p text:style-name="P20"><text:span text:style-name="T13">success</text:span></text:p>
          </table:table-cell>
          <table:table-cell table:style-name="Table230.B3" table:number-columns-spanned="2" office:value-type="string">
            <text:p text:style-name="P20"><text:span text:style-name="T13">/election_manager/Election_List.jsp</text:span></text:p>
          </table:table-cell>
          <table:covered-table-cell/>
          <table:table-cell table:style-name="Table230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ext:p text:style-name="P4"/>
      <text:p text:style-name="P4"/>
      <table:table table:name="Table231" table:style-name="Table231">
        <table:table-column table:style-name="Table231.A"/>
        <table:table-column table:style-name="Table231.B"/>
        <table:table-column table:style-name="Table231.C"/>
        <table:table-column table:style-name="Table231.D"/>
        <table:table-row table:style-name="Table231.1">
          <table:table-cell table:style-name="Table231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31.1">
          <table:table-cell table:style-name="Table231.A2" office:value-type="string">
            <text:p text:style-name="P20"><text:span text:style-name="T11">S.No</text:span></text:p>
          </table:table-cell>
          <table:table-cell table:style-name="Table231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31.A2" office:value-type="string">
            <text:p text:style-name="P32"><text:span text:style-name="T11">Primary Key </text:span></text:p>
          </table:table-cell>
          <table:table-cell table:style-name="Table231.A2" table:number-columns-spanned="0" office:value-type="string">
            <text:p text:style-name="P20"><text:span text:style-name="T11">Purpose</text:span></text:p>
          </table:table-cell>
        </table:table-row>
        <table:table-row table:style-name="Table231.1">
          <table:table-cell table:style-name="Table231.A3" office:value-type="string">
            <text:p text:style-name="P20"><text:span text:style-name="T13">1</text:span></text:p>
          </table:table-cell>
          <table:table-cell table:style-name="Table231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31.A3" office:value-type="string">
            <text:p text:style-name="P20"><text:span text:style-name="T13">institute_id,enrollment</text:span></text:p>
          </table:table-cell>
          <table:table-cell table:style-name="Table231.A3" table:number-columns-spanned="0" office:value-type="string">
            <text:p text:style-name="P20"><text:span text:style-name="T13">To retrive and update data</text:span></text:p>
          </table:table-cell>
        </table:table-row>
      </table:table>
      <text:p text:style-name="P4"/>
      <table:table table:name="Table232" table:style-name="Table232">
        <table:table-column table:style-name="Table232.A"/>
        <table:table-column table:style-name="Table232.B"/>
        <table:table-column table:style-name="Table232.C"/>
        <table:table-column table:style-name="Table232.D"/>
        <table:table-row table:style-name="Table232.1">
          <table:table-cell table:style-name="Table232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32.1">
          <table:table-cell table:style-name="Table232.A2" office:value-type="string">
            <text:p text:style-name="P20"><text:span text:style-name="T11">S.No</text:span></text:p>
          </table:table-cell>
          <table:table-cell table:style-name="Table232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32.A2" office:value-type="string">
            <text:p text:style-name="P32"><text:span text:style-name="T11">Pojo Name</text:span></text:p>
          </table:table-cell>
          <table:table-cell table:style-name="Table232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32.1">
          <table:table-cell table:style-name="Table232.A3" office:value-type="string">
            <text:p text:style-name="P20"><text:span text:style-name="T13">1</text:span></text:p>
          </table:table-cell>
          <table:table-cell table:style-name="Table232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32.A3" office:value-type="string">
            <text:p text:style-name="P20"><text:span text:style-name="T13">VoterRegistration</text:span></text:p>
          </table:table-cell>
          <table:table-cell table:style-name="Table232.A3" table:number-columns-spanned="0" office:value-type="string">
            <text:p text:style-name="P17"/>
          </table:table-cell>
        </table:table-row>
      </table:table>
      <text:p text:style-name="P4"/>
      <table:table table:name="Table233" table:style-name="Table233">
        <table:table-column table:style-name="Table233.A"/>
        <table:table-column table:style-name="Table233.B"/>
        <table:table-column table:style-name="Table233.C"/>
        <table:table-column table:style-name="Table233.D"/>
        <table:table-column table:style-name="Table233.E"/>
        <table:table-column table:style-name="Table233.F"/>
        <table:table-row table:style-name="Table233.1">
          <table:table-cell table:style-name="Table233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33.1">
          <table:table-cell table:style-name="Table233.A2" office:value-type="string">
            <text:p text:style-name="P20"><text:span text:style-name="T11">S.No</text:span></text:p>
          </table:table-cell>
          <table:table-cell table:style-name="Table233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33.A2" office:value-type="string">
            <text:p text:style-name="P32"><text:span text:style-name="T11">Method Name </text:span></text:p>
          </table:table-cell>
          <table:table-cell table:style-name="Table233.E2" office:value-type="string">
            <text:p text:style-name="P20"><text:span text:style-name="T11">Select Operation</text:span></text:p>
          </table:table-cell>
          <table:table-cell table:style-name="Table233.E2" office:value-type="string">
            <text:p text:style-name="P20"><text:span text:style-name="T11">Columns <text:s/>in Where clause</text:span></text:p>
          </table:table-cell>
          <table:table-cell table:style-name="Table233.A2" table:number-columns-spanned="0" office:value-type="string">
            <text:p text:style-name="P20"><text:span text:style-name="T11">Purpose </text:span></text:p>
          </table:table-cell>
        </table:table-row>
        <table:table-row table:style-name="Table233.1">
          <table:table-cell table:style-name="Table233.A3" office:value-type="string">
            <text:p text:style-name="P20"><text:span text:style-name="T13">1</text:span></text:p>
          </table:table-cell>
          <table:table-cell table:style-name="Table233.A3" table:number-columns-spanned="2" office:value-type="string">
            <text:p text:style-name="P20"><text:span text:style-name="T13">VoterRegistration</text:span></text:p>
          </table:table-cell>
          <table:covered-table-cell/>
          <table:table-cell table:style-name="Table233.A3" office:value-type="string">
            <text:p text:style-name="P20"><text:span text:style-name="T2">Insert()</text:span></text:p>
          </table:table-cell>
          <table:table-cell table:style-name="Table233.E3" office:value-type="string">
            <text:p text:style-name="P20"><text:span text:style-name="T13">All Columns</text:span></text:p>
          </table:table-cell>
          <table:table-cell table:style-name="Table233.E3" office:value-type="string">
            <text:p text:style-name="P17"/>
          </table:table-cell>
          <table:table-cell table:style-name="Table233.A3" table:number-columns-spanned="0" office:value-type="string">
            <text:p text:style-name="P20"><text:span text:style-name="T13">To insert data into table</text:span></text:p>
          </table:table-cell>
        </table:table-row>
      </table:table>
      <text:p text:style-name="P20"><text:span text:style-name="T4"><text:tab/><text:tab/></text:span></text:p>
      <text:p text:style-name="Standard"/>
      <text:p text:style-name="Standard"/>
      <text:p text:style-name="P20"><text:span text:style-name="T6">File Name of view page:-</text:span><text:span text:style-name="T2"> <text:s/>search_voter.jsp </text:span></text:p>
      <text:p text:style-name="P20"><text:span text:style-name="T2"><text:tab/><text:tab/><text:tab/><text:tab/><text:tab/><text:tab/><text:tab/></text:span><text:span text:style-name="T6">Attributes</text:span></text:p>
      <table:table table:name="Table234" table:style-name="Table234">
        <table:table-column table:style-name="Table234.A"/>
        <table:table-column table:style-name="Table234.B"/>
        <table:table-column table:style-name="Table234.C"/>
        <table:table-column table:style-name="Table234.D"/>
        <table:table-column table:style-name="Table234.E"/>
        <table:table-column table:style-name="Table234.F"/>
        <table:table-row table:style-name="Table234.1">
          <table:table-cell table:style-name="Table234.A1" office:value-type="string">
            <text:p text:style-name="P20"><text:span text:style-name="T11">S.No.</text:span></text:p>
          </table:table-cell>
          <table:table-cell table:style-name="Table234.A1" office:value-type="string">
            <text:p text:style-name="P20"><text:span text:style-name="T11">Attribute Name</text:span></text:p>
          </table:table-cell>
          <table:table-cell table:style-name="Table234.A1" office:value-type="string">
            <text:p text:style-name="P20"><text:span text:style-name="T11">Label </text:span></text:p>
          </table:table-cell>
          <table:table-cell table:style-name="Table234.A1" office:value-type="string">
            <text:p text:style-name="P20"><text:span text:style-name="T11">Field Name</text:span></text:p>
          </table:table-cell>
          <table:table-cell table:style-name="Table234.A1" office:value-type="string">
            <text:p text:style-name="P20"><text:span text:style-name="T11">Type</text:span></text:p>
          </table:table-cell>
          <table:table-cell table:style-name="Table234.A1" office:value-type="string">
            <text:p text:style-name="P20"><text:span text:style-name="T11">Validation</text:span></text:p>
          </table:table-cell>
        </table:table-row>
        <table:table-row table:style-name="Table234.1">
          <table:table-cell table:style-name="Table234.A2" office:value-type="string">
            <text:p text:style-name="P22"><text:span text:style-name="T13">1</text:span></text:p>
          </table:table-cell>
          <table:table-cell table:style-name="Table234.A2" office:value-type="string">
            <text:p text:style-name="P20"><text:span text:style-name="T13">search_keyword</text:span></text:p>
          </table:table-cell>
          <table:table-cell table:style-name="Table234.A2" office:value-type="string">
            <text:p text:style-name="P20"><text:span text:style-name="T13">Enter Starting Keywords</text:span></text:p>
          </table:table-cell>
          <table:table-cell table:style-name="Table234.A2" office:value-type="string">
            <text:p text:style-name="P20"><text:span text:style-name="T13">search_keyword</text:span></text:p>
          </table:table-cell>
          <table:table-cell table:style-name="Table234.A2" office:value-type="string">
            <text:p text:style-name="P20"><text:span text:style-name="T13">Text box</text:span></text:p>
          </table:table-cell>
          <table:table-cell table:style-name="Table234.A2" office:value-type="string">
            <text:p text:style-name="P20"><text:span text:style-name="T13">Fun()</text:span></text:p>
          </table:table-cell>
        </table:table-row>
        <table:table-row table:style-name="Table234.1">
          <table:table-cell table:style-name="Table234.A2" office:value-type="string">
            <text:p text:style-name="P22"><text:span text:style-name="T13">2</text:span></text:p>
          </table:table-cell>
          <table:table-cell table:style-name="Table234.A2" office:value-type="string">
            <text:p text:style-name="P20"><text:span text:style-name="T13">search_by</text:span></text:p>
          </table:table-cell>
          <table:table-cell table:style-name="Table234.A2" office:value-type="string">
            <text:p text:style-name="P20"><text:span text:style-name="T13">In Fields</text:span></text:p>
          </table:table-cell>
          <table:table-cell table:style-name="Table234.A2" office:value-type="string">
            <text:p text:style-name="P20"><text:span text:style-name="T13">search_by</text:span></text:p>
          </table:table-cell>
          <table:table-cell table:style-name="Table234.A2" office:value-type="string">
            <text:p text:style-name="P20"><text:span text:style-name="T13">Combo Box</text:span></text:p>
          </table:table-cell>
          <table:table-cell table:style-name="Table234.A2" office:value-type="string">
            <text:p text:style-name="P20"><text:span text:style-name="T13">Fun()</text:span></text:p>
          </table:table-cell>
        </table:table-row>
        <table:table-row table:style-name="Table234.1">
          <table:table-cell table:style-name="Table234.A2" office:value-type="string">
            <text:p text:style-name="P22"><text:span text:style-name="T13">3</text:span></text:p>
          </table:table-cell>
          <table:table-cell table:style-name="Table234.A2" office:value-type="string">
            <text:p text:style-name="P20"><text:span text:style-name="T13">sort_by</text:span></text:p>
          </table:table-cell>
          <table:table-cell table:style-name="Table234.A2" office:value-type="string">
            <text:p text:style-name="P20"><text:span text:style-name="T13">Fields</text:span></text:p>
          </table:table-cell>
          <table:table-cell table:style-name="Table234.A2" office:value-type="string">
            <text:p text:style-name="P20"><text:span text:style-name="T13">sort_by</text:span></text:p>
          </table:table-cell>
          <table:table-cell table:style-name="Table234.A2" office:value-type="string">
            <text:p text:style-name="P20"><text:span text:style-name="T13">Combo Box</text:span></text:p>
          </table:table-cell>
          <table:table-cell table:style-name="Table234.A2" office:value-type="string">
            <text:p text:style-name="P20"><text:span text:style-name="T13">Fun()</text:span></text:p>
          </table:table-cell>
        </table:table-row>
        <table:table-row table:style-name="Table234.1">
          <table:table-cell table:style-name="Table234.A2" office:value-type="string">
            <text:p text:style-name="P22"><text:span text:style-name="T13">4</text:span></text:p>
          </table:table-cell>
          <table:table-cell table:style-name="Table234.A2" office:value-type="string">
            <text:p text:style-name="P20"><text:span text:style-name="T13">Clear</text:span></text:p>
          </table:table-cell>
          <table:table-cell table:style-name="Table234.A2" office:value-type="string">
            <text:p text:style-name="P20"><text:span text:style-name="T13">Clear</text:span></text:p>
          </table:table-cell>
          <table:table-cell table:style-name="Table234.A2" office:value-type="string">
            <text:p text:style-name="P20"><text:span text:style-name="T13">Clear</text:span></text:p>
          </table:table-cell>
          <table:table-cell table:style-name="Table234.A2" office:value-type="string">
            <text:p text:style-name="P20"><text:span text:style-name="T13">Reset button</text:span></text:p>
          </table:table-cell>
          <table:table-cell table:style-name="Table234.A2" office:value-type="string">
            <text:p text:style-name="P17"/>
          </table:table-cell>
        </table:table-row>
      </table:table>
      <text:p text:style-name="P9"/>
      <text:p text:style-name="P20"><text:span text:style-name="T6">Technology Used</text:span></text:p>
      <table:table table:name="Table235" table:style-name="Table235">
        <table:table-column table:style-name="Table235.A"/>
        <table:table-column table:style-name="Table235.B"/>
        <table:table-column table:style-name="Table235.C"/>
        <text:soft-page-break/>
        <table:table-row table:style-name="Table235.1">
          <table:table-cell table:style-name="Table235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235.1">
          <table:table-cell table:style-name="Table235.A2" office:value-type="string">
            <text:p text:style-name="P20"><text:span text:style-name="T11">Attribute Name<text:tab/></text:span></text:p>
          </table:table-cell>
          <table:table-cell table:style-name="Table235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35.A2" table:number-columns-spanned="0" office:value-type="string">
            <text:p text:style-name="P20"><text:span text:style-name="T11">Purpose</text:span></text:p>
          </table:table-cell>
        </table:table-row>
        <table:table-row table:style-name="Table235.1">
          <table:table-cell table:style-name="Table235.A3" office:value-type="string">
            <text:p text:style-name="P20"><text:span text:style-name="T13">Search_keywords,searchby,sort_by</text:span></text:p>
          </table:table-cell>
          <table:table-cell table:style-name="Table235.A3" table:number-columns-spanned="2" office:value-type="string">
            <text:p text:style-name="P20"><text:span text:style-name="T13">Fun()</text:span></text:p>
          </table:table-cell>
          <table:covered-table-cell/>
          <table:table-cell table:style-name="Table235.A3" table:number-columns-spanned="0" office:value-type="string">
            <text:p text:style-name="P20"><text:span text:style-name="T13">Return search result in grid.</text:span></text:p>
          </table:table-cell>
        </table:table-row>
      </table:table>
      <text:p text:style-name="P11"/>
      <table:table table:name="Table236" table:style-name="Table236">
        <table:table-column table:style-name="Table236.A"/>
        <table:table-column table:style-name="Table236.B"/>
        <table:table-row table:style-name="Table236.1">
          <table:table-cell table:style-name="Table236.A1" table:number-columns-spanned="2" office:value-type="string">
            <text:p text:style-name="P22"><text:span text:style-name="T11">Action Class Name: </text:span><text:span text:style-name="T13">VotersetupAction</text:span></text:p>
          </table:table-cell>
          <table:covered-table-cell/>
        </table:table-row>
        <table:table-row table:style-name="Table236.1">
          <table:table-cell table:style-name="Table236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36.1">
          <table:table-cell table:style-name="Table236.A3" office:value-type="string">
            <text:p text:style-name="P20"><text:span text:style-name="T13">Logical Name</text:span></text:p>
          </table:table-cell>
          <table:table-cell table:style-name="Table236.A3" office:value-type="string">
            <text:p text:style-name="P17"/>
          </table:table-cell>
        </table:table-row>
        <table:table-row table:style-name="Table236.1">
          <table:table-cell table:style-name="Table236.A3" office:value-type="string">
            <text:p text:style-name="P20"><text:span text:style-name="T13">Physical Path</text:span></text:p>
          </table:table-cell>
          <table:table-cell table:style-name="Table236.A3" office:value-type="string">
            <text:p text:style-name="P17"/>
          </table:table-cell>
        </table:table-row>
        <table:table-row table:style-name="Table236.1">
          <table:table-cell table:style-name="Table236.A3" office:value-type="string">
            <text:p text:style-name="P20"><text:span text:style-name="T13">Code:</text:span></text:p>
          </table:table-cell>
          <table:table-cell table:style-name="Table236.A3" office:value-type="string">
            <text:p text:style-name="P17"/>
          </table:table-cell>
        </table:table-row>
        <table:table-row table:style-name="Table236.1">
          <table:table-cell table:style-name="Table236.A3" office:value-type="string">
            <text:p text:style-name="P20"><text:span text:style-name="T13">Description:</text:span></text:p>
          </table:table-cell>
          <table:table-cell table:style-name="Table236.A3" office:value-type="string">
            <text:p text:style-name="P17"/>
          </table:table-cell>
        </table:table-row>
        <table:table-row table:style-name="Table236.1">
          <table:table-cell table:style-name="Table236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36.1">
          <table:table-cell table:style-name="Table236.A3" office:value-type="string">
            <text:p text:style-name="P20"><text:span text:style-name="T13">Logical Name</text:span></text:p>
          </table:table-cell>
          <table:table-cell table:style-name="Table236.A3" office:value-type="string">
            <text:p text:style-name="P20"><text:span text:style-name="T13">VotersetupAction</text:span></text:p>
          </table:table-cell>
        </table:table-row>
        <table:table-row table:style-name="Table236.1">
          <table:table-cell table:style-name="Table236.A3" office:value-type="string">
            <text:p text:style-name="P20"><text:span text:style-name="T13">Input JSP Form:</text:span></text:p>
          </table:table-cell>
          <table:table-cell table:style-name="Table236.A3" office:value-type="string">
            <text:p text:style-name="P18"/>
          </table:table-cell>
        </table:table-row>
        <table:table-row table:style-name="Table236.1">
          <table:table-cell table:style-name="Table236.A3" office:value-type="string">
            <text:p text:style-name="P20"><text:span text:style-name="T13">Physical Path(Type tag):</text:span></text:p>
          </table:table-cell>
          <table:table-cell table:style-name="Table236.A3" office:value-type="string">
            <text:p text:style-name="P20"><text:span text:style-name="T13">com.myapp.struts.election_manager.VotersetupAction</text:span></text:p>
          </table:table-cell>
        </table:table-row>
        <table:table-row table:style-name="Table236.1">
          <table:table-cell table:style-name="Table236.A11" office:value-type="string">
            <text:p text:style-name="P20"><text:span text:style-name="T13">Logical Path</text:span></text:p>
          </table:table-cell>
          <table:table-cell table:style-name="Table236.A11" office:value-type="string">
            <text:p text:style-name="P20"><text:span text:style-name="T13">/votersetup</text:span></text:p>
          </table:table-cell>
        </table:table-row>
        <table:table-row table:style-name="Table236.1">
          <table:table-cell table:style-name="Table236.A3" office:value-type="string">
            <text:p text:style-name="P20"><text:span text:style-name="T13">Code:</text:span></text:p>
          </table:table-cell>
          <table:table-cell table:style-name="Table236.A3" office:value-type="string">
            <text:p text:style-name="P17"/>
          </table:table-cell>
        </table:table-row>
        <table:table-row table:style-name="Table236.1">
          <table:table-cell table:style-name="Table236.A3" office:value-type="string">
            <text:p text:style-name="P17"/>
            <text:p text:style-name="P20"><text:span text:style-name="T14">Description:</text:span></text:p>
          </table:table-cell>
          <table:table-cell table:style-name="Table236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237" table:style-name="Table237">
        <table:table-column table:style-name="Table237.A"/>
        <table:table-column table:style-name="Table237.B"/>
        <table:table-column table:style-name="Table237.C"/>
        <table:table-row table:style-name="Table237.1">
          <table:table-cell table:style-name="Table237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237.1">
          <table:table-cell table:style-name="Table237.A2" office:value-type="string">
            <text:p text:style-name="P21"><text:span text:style-name="T11">Request Forwards Name </text:span></text:p>
          </table:table-cell>
          <table:table-cell table:style-name="Table237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237.A2" table:number-columns-spanned="0" office:value-type="string">
            <text:p text:style-name="P21"><text:span text:style-name="T11">Purpose</text:span></text:p>
          </table:table-cell>
        </table:table-row>
        <table:table-row table:style-name="Table237.1">
          <table:table-cell table:style-name="Table237.A3" office:value-type="string">
            <text:p text:style-name="P20"><text:span text:style-name="T13">success</text:span></text:p>
          </table:table-cell>
          <table:table-cell table:style-name="Table237.B3" table:number-columns-spanned="2" office:value-type="string">
            <text:p text:style-name="P20"><text:span text:style-name="T13">“/election_manager/voter_setup.jsp”</text:span></text:p>
          </table:table-cell>
          <table:covered-table-cell/>
          <table:table-cell table:style-name="Table237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238" table:style-name="Table238">
        <table:table-column table:style-name="Table238.A"/>
        <table:table-column table:style-name="Table238.B"/>
        <table:table-column table:style-name="Table238.C"/>
        <table:table-column table:style-name="Table238.D"/>
        <table:table-row table:style-name="Table238.1">
          <table:table-cell table:style-name="Table238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38.1">
          <table:table-cell table:style-name="Table238.A2" office:value-type="string">
            <text:p text:style-name="P20"><text:span text:style-name="T11">S.No</text:span></text:p>
          </table:table-cell>
          <table:table-cell table:style-name="Table238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38.A2" office:value-type="string">
            <text:p text:style-name="P32"><text:span text:style-name="T11">Primary Key </text:span></text:p>
          </table:table-cell>
          <table:table-cell table:style-name="Table238.A2" table:number-columns-spanned="0" office:value-type="string">
            <text:p text:style-name="P20"><text:span text:style-name="T11">Purpose</text:span></text:p>
          </table:table-cell>
        </table:table-row>
        <table:table-row table:style-name="Table238.1">
          <table:table-cell table:style-name="Table238.A3" office:value-type="string">
            <text:p text:style-name="P20"><text:span text:style-name="T13">1</text:span></text:p>
          </table:table-cell>
          <table:table-cell table:style-name="Table238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38.A3" office:value-type="string">
            <text:p text:style-name="P20"><text:span text:style-name="T13">Enrollment,institute_id</text:span></text:p>
          </table:table-cell>
          <table:table-cell table:style-name="Table238.A3" table:number-columns-spanned="0" office:value-type="string">
            <text:p text:style-name="P20"><text:span text:style-name="T13">To retrive and update data</text:span></text:p>
          </table:table-cell>
        </table:table-row>
      </table:table>
      <text:p text:style-name="P4"/>
      <table:table table:name="Table239" table:style-name="Table239">
        <table:table-column table:style-name="Table239.A"/>
        <table:table-column table:style-name="Table239.B"/>
        <table:table-column table:style-name="Table239.C"/>
        <table:table-column table:style-name="Table239.D"/>
        <table:table-row table:style-name="Table239.1">
          <table:table-cell table:style-name="Table239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39.1">
          <table:table-cell table:style-name="Table239.A2" office:value-type="string">
            <text:p text:style-name="P20"><text:span text:style-name="T11">S.No</text:span></text:p>
          </table:table-cell>
          <table:table-cell table:style-name="Table239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39.A2" office:value-type="string">
            <text:p text:style-name="P32"><text:span text:style-name="T11">Pojo Name</text:span></text:p>
          </table:table-cell>
          <table:table-cell table:style-name="Table239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39.1">
          <table:table-cell table:style-name="Table239.A3" office:value-type="string">
            <text:p text:style-name="P20"><text:span text:style-name="T13">1</text:span></text:p>
          </table:table-cell>
          <table:table-cell table:style-name="Table239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39.A3" office:value-type="string">
            <text:p text:style-name="P20"><text:span text:style-name="T13">VoterRegistration</text:span></text:p>
          </table:table-cell>
          <table:table-cell table:style-name="Table239.A3" table:number-columns-spanned="0" office:value-type="string">
            <text:p text:style-name="P17"/>
          </table:table-cell>
        </table:table-row>
      </table:table>
      <text:p text:style-name="P4"/>
      <table:table table:name="Table240" table:style-name="Table240">
        <table:table-column table:style-name="Table240.A"/>
        <table:table-column table:style-name="Table240.B"/>
        <table:table-column table:style-name="Table240.C"/>
        <table:table-column table:style-name="Table240.D"/>
        <table:table-column table:style-name="Table240.E"/>
        <table:table-column table:style-name="Table240.F"/>
        <table:table-row table:style-name="Table240.1">
          <table:table-cell table:style-name="Table240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40.1">
          <table:table-cell table:style-name="Table240.A2" office:value-type="string">
            <text:p text:style-name="P20"><text:span text:style-name="T11">S.No</text:span></text:p>
          </table:table-cell>
          <table:table-cell table:style-name="Table240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40.A2" office:value-type="string">
            <text:p text:style-name="P32"><text:span text:style-name="T11">Method Name </text:span></text:p>
          </table:table-cell>
          <table:table-cell table:style-name="Table240.E2" office:value-type="string">
            <text:p text:style-name="P20"><text:span text:style-name="T11">Select Operation</text:span></text:p>
          </table:table-cell>
          <table:table-cell table:style-name="Table240.E2" office:value-type="string">
            <text:p text:style-name="P20"><text:span text:style-name="T11">Columns <text:s/>in Where clause</text:span></text:p>
          </table:table-cell>
          <table:table-cell table:style-name="Table240.A2" table:number-columns-spanned="0" office:value-type="string">
            <text:p text:style-name="P20"><text:span text:style-name="T11">Purpose </text:span></text:p>
          </table:table-cell>
        </table:table-row>
        <table:table-row table:style-name="Table240.1">
          <table:table-cell table:style-name="Table240.A3" office:value-type="string">
            <text:p text:style-name="P20"><text:span text:style-name="T13">1</text:span></text:p>
          </table:table-cell>
          <table:table-cell table:style-name="Table240.A3" table:number-columns-spanned="2" office:value-type="string">
            <text:p text:style-name="P20"><text:span text:style-name="T13">VoterRegistration</text:span></text:p>
          </table:table-cell>
          <table:covered-table-cell/>
          <table:table-cell table:style-name="Table240.A3" office:value-type="string">
            <text:p text:style-name="P20"><text:span text:style-name="T2">getVoterDetailsByStatus()</text:span></text:p>
          </table:table-cell>
          <table:table-cell table:style-name="Table240.E3" office:value-type="string">
            <text:p text:style-name="P20"><text:span text:style-name="T13">All Columns</text:span></text:p>
          </table:table-cell>
          <table:table-cell table:style-name="Table240.E3" office:value-type="string">
            <text:p text:style-name="P20"><text:span text:style-name="T13">Election_id,institute_id</text:span></text:p>
          </table:table-cell>
          <table:table-cell table:style-name="Table240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4"><text:tab/></text:span><text:span text:style-name="T6">File Name on IFrame on above jsp page:-</text:span><text:span text:style-name="T2"> <text:s/>voter_setup.jsp</text:span></text:p>
      <text:p text:style-name="P4"/>
      <text:p text:style-name="P4"/>
      <text:p text:style-name="P20"><text:span text:style-name="T6">File Name of view page:-</text:span><text:span text:style-name="T2"> <text:s/>voter_setup.jsp</text:span></text:p>
      <text:p text:style-name="P20"><text:span text:style-name="T2"><text:tab/><text:tab/><text:tab/><text:tab/><text:tab/><text:tab/><text:tab/></text:span><text:span text:style-name="T6">Attributes</text:span></text:p>
      <table:table table:name="Table241" table:style-name="Table241">
        <table:table-column table:style-name="Table241.A"/>
        <table:table-column table:style-name="Table241.B"/>
        <table:table-column table:style-name="Table241.C"/>
        <table:table-column table:style-name="Table241.D"/>
        <table:table-column table:style-name="Table241.E"/>
        <table:table-column table:style-name="Table241.F"/>
        <table:table-row table:style-name="Table241.1">
          <table:table-cell table:style-name="Table241.A1" office:value-type="string">
            <text:p text:style-name="P20"><text:span text:style-name="T11">S.No.</text:span></text:p>
          </table:table-cell>
          <table:table-cell table:style-name="Table241.A1" office:value-type="string">
            <text:p text:style-name="P20"><text:span text:style-name="T11">Attribute Name</text:span></text:p>
          </table:table-cell>
          <table:table-cell table:style-name="Table241.A1" office:value-type="string">
            <text:p text:style-name="P20"><text:span text:style-name="T11">Label </text:span></text:p>
          </table:table-cell>
          <table:table-cell table:style-name="Table241.A1" office:value-type="string">
            <text:p text:style-name="P20"><text:span text:style-name="T11">Field Name</text:span></text:p>
          </table:table-cell>
          <table:table-cell table:style-name="Table241.A1" office:value-type="string">
            <text:p text:style-name="P20"><text:span text:style-name="T11">hrefLink</text:span></text:p>
          </table:table-cell>
          <table:table-cell table:style-name="Table241.A1" office:value-type="string">
            <text:p text:style-name="P20"><text:span text:style-name="T11">Validation</text:span></text:p>
          </table:table-cell>
        </table:table-row>
        <table:table-row table:style-name="Table241.1">
          <table:table-cell table:style-name="Table241.A2" office:value-type="string">
            <text:p text:style-name="P22"><text:span text:style-name="T13">1</text:span></text:p>
          </table:table-cell>
          <table:table-cell table:style-name="Table241.A2" office:value-type="string">
            <text:p text:style-name="P20"><text:span text:style-name="T13">enrollment</text:span></text:p>
          </table:table-cell>
          <table:table-cell table:style-name="Table241.A2" office:value-type="string">
            <text:p text:style-name="P20"><text:span text:style-name="T13">Enrollment_No</text:span></text:p>
          </table:table-cell>
          <table:table-cell table:style-name="Table241.A2" office:value-type="string">
            <text:p text:style-name="P20"><text:span text:style-name="T13">enrollment</text:span></text:p>
          </table:table-cell>
          <table:table-cell table:style-name="Table241.A2" office:value-type="string">
            <text:p text:style-name="P20"><text:span text:style-name="T13">${path}/newregistration2.do?id=${doc.enrollment}${status}</text:span></text:p>
          </table:table-cell>
          <table:table-cell table:style-name="Table241.A2" office:value-type="string">
            <text:p text:style-name="P17"/>
          </table:table-cell>
        </table:table-row>
        <table:table-row table:style-name="Table241.1">
          <table:table-cell table:style-name="Table241.A2" office:value-type="string">
            <text:p text:style-name="P22"><text:span text:style-name="T13">2</text:span></text:p>
          </table:table-cell>
          <table:table-cell table:style-name="Table241.A2" office:value-type="string">
            <text:p text:style-name="P20"><text:span text:style-name="T13">voter_name</text:span></text:p>
          </table:table-cell>
          <table:table-cell table:style-name="Table241.A2" office:value-type="string">
            <text:p text:style-name="P20"><text:span text:style-name="T13">Voter_Name</text:span></text:p>
          </table:table-cell>
          <table:table-cell table:style-name="Table241.A2" office:value-type="string">
            <text:p text:style-name="P20"><text:span text:style-name="T13">voter_name</text:span></text:p>
          </table:table-cell>
          <table:table-cell table:style-name="Table241.A2" office:value-type="string">
            <text:p text:style-name="P20"><text:span text:style-name="T13">${path}/newregistration2.do?id=${doc.enrollment}${status}</text:span></text:p>
          </table:table-cell>
          <table:table-cell table:style-name="Table241.A2" office:value-type="string">
            <text:p text:style-name="P17"/>
          </table:table-cell>
        </table:table-row>
        <table:table-row table:style-name="Table241.1">
          <table:table-cell table:style-name="Table241.A2" office:value-type="string">
            <text:p text:style-name="P22"><text:span text:style-name="T13">3</text:span></text:p>
          </table:table-cell>
          <table:table-cell table:style-name="Table241.A2" office:value-type="string">
            <text:p text:style-name="P20"><text:span text:style-name="T13">department</text:span></text:p>
          </table:table-cell>
          <table:table-cell table:style-name="Table241.A2" office:value-type="string">
            <text:p text:style-name="P20"><text:span text:style-name="T13">Department</text:span></text:p>
          </table:table-cell>
          <table:table-cell table:style-name="Table241.A2" office:value-type="string">
            <text:p text:style-name="P20"><text:span text:style-name="T13">department</text:span></text:p>
          </table:table-cell>
          <table:table-cell table:style-name="Table241.A2" office:value-type="string">
            <text:p text:style-name="P20"><text:span text:style-name="T13">${path}/newregistration2.do?id=${doc.enrollment}${status}</text:span></text:p>
          </table:table-cell>
          <table:table-cell table:style-name="Table241.A2" office:value-type="string">
            <text:p text:style-name="P17"/>
          </table:table-cell>
        </table:table-row>
        <table:table-row table:style-name="Table241.1">
          <table:table-cell table:style-name="Table241.A2" office:value-type="string">
            <text:p text:style-name="P22"><text:span text:style-name="T13">4</text:span></text:p>
          </table:table-cell>
          <table:table-cell table:style-name="Table241.A2" office:value-type="string">
            <text:p text:style-name="P20"><text:span text:style-name="T13">course</text:span></text:p>
          </table:table-cell>
          <table:table-cell table:style-name="Table241.A2" office:value-type="string">
            <text:p text:style-name="P20"><text:span text:style-name="T13">Course</text:span></text:p>
          </table:table-cell>
          <table:table-cell table:style-name="Table241.A2" office:value-type="string">
            <text:p text:style-name="P20"><text:span text:style-name="T13">course</text:span></text:p>
          </table:table-cell>
          <table:table-cell table:style-name="Table241.A2" office:value-type="string">
            <text:p text:style-name="P20"><text:span text:style-name="T13">${path}/newregistration2.do?id=${doc.enrollment}${status}</text:span></text:p>
          </table:table-cell>
          <table:table-cell table:style-name="Table241.A2" office:value-type="string">
            <text:p text:style-name="P17"/>
          </table:table-cell>
        </table:table-row>
        <table:table-row table:style-name="Table241.1">
          <table:table-cell table:style-name="Table241.A2" office:value-type="string">
            <text:p text:style-name="P22"><text:span text:style-name="T13">5</text:span></text:p>
          </table:table-cell>
          <table:table-cell table:style-name="Table241.A2" office:value-type="string">
            <text:p text:style-name="P20"><text:span text:style-name="T13">year</text:span></text:p>
          </table:table-cell>
          <table:table-cell table:style-name="Table241.A2" office:value-type="string">
            <text:p text:style-name="P20"><text:span text:style-name="T13">Year</text:span></text:p>
          </table:table-cell>
          <table:table-cell table:style-name="Table241.A2" office:value-type="string">
            <text:p text:style-name="P20"><text:span text:style-name="T13">year</text:span></text:p>
          </table:table-cell>
          <table:table-cell table:style-name="Table241.A2" office:value-type="string">
            <text:p text:style-name="P20"><text:span text:style-name="T13">${path}/newregistration2.do?id=${doc.enrollment}${status}</text:span></text:p>
          </table:table-cell>
          <table:table-cell table:style-name="Table241.A2" office:value-type="string">
            <text:p text:style-name="P17"/>
          </table:table-cell>
        </table:table-row>
        <table:table-row table:style-name="Table241.1">
          <table:table-cell table:style-name="Table241.A2" office:value-type="string">
            <text:p text:style-name="P22"><text:span text:style-name="T13">6</text:span></text:p>
          </table:table-cell>
          <table:table-cell table:style-name="Table241.A2" office:value-type="string">
            <text:p text:style-name="P20"><text:span text:style-name="T13">status</text:span></text:p>
          </table:table-cell>
          <table:table-cell table:style-name="Table241.A2" office:value-type="string">
            <text:p text:style-name="P20"><text:span text:style-name="T13">Status</text:span></text:p>
          </table:table-cell>
          <table:table-cell table:style-name="Table241.A2" office:value-type="string">
            <text:p text:style-name="P20"><text:span text:style-name="T13">status</text:span></text:p>
          </table:table-cell>
          <table:table-cell table:style-name="Table241.A2" office:value-type="string">
            <text:p text:style-name="P20"><text:span text:style-name="T13">${path}/newregistration2.do?id=${doc.enrollment}${status}</text:span></text:p>
          </table:table-cell>
          <table:table-cell table:style-name="Table241.A2" office:value-type="string">
            <text:p text:style-name="P17"/>
          </table:table-cell>
        </table:table-row>
      </table:table>
      <text:p text:style-name="P9"/>
      <text:p text:style-name="P9"/>
      <text:p text:style-name="P9"/>
      <text:p text:style-name="P20"><text:span text:style-name="T6">File Name of view page on clicking on above grid link:-</text:span><text:span text:style-name="T2"> <text:s/>VoterRegistration.jsp</text:span></text:p>
      <text:p text:style-name="P4"/>
      <text:p text:style-name="P20"><text:span text:style-name="T2"><text:tab/><text:tab/></text:span><text:span text:style-name="T6">Attributes</text:span></text:p>
      <table:table table:name="Table242" table:style-name="Table242">
        <table:table-column table:style-name="Table242.A"/>
        <table:table-column table:style-name="Table242.B"/>
        <table:table-column table:style-name="Table242.C"/>
        <table:table-column table:style-name="Table242.D"/>
        <table:table-column table:style-name="Table242.E"/>
        <table:table-column table:style-name="Table242.F"/>
        <table:table-row table:style-name="Table242.1">
          <table:table-cell table:style-name="Table242.A1" office:value-type="string">
            <text:p text:style-name="P20"><text:span text:style-name="T11">S.No.</text:span></text:p>
          </table:table-cell>
          <table:table-cell table:style-name="Table242.A1" office:value-type="string">
            <text:p text:style-name="P20"><text:span text:style-name="T11">Attribute Name</text:span></text:p>
          </table:table-cell>
          <table:table-cell table:style-name="Table242.A1" office:value-type="string">
            <text:p text:style-name="P20"><text:span text:style-name="T11">Label </text:span></text:p>
          </table:table-cell>
          <table:table-cell table:style-name="Table242.A1" office:value-type="string">
            <text:p text:style-name="P20"><text:span text:style-name="T11">Field Name</text:span></text:p>
          </table:table-cell>
          <table:table-cell table:style-name="Table242.A1" office:value-type="string">
            <text:p text:style-name="P20"><text:span text:style-name="T11">Type</text:span></text:p>
          </table:table-cell>
          <table:table-cell table:style-name="Table242.A1" office:value-type="string">
            <text:p text:style-name="P20"><text:span text:style-name="T11">Validation</text:span></text:p>
          </table:table-cell>
        </table:table-row>
        <table:table-row table:style-name="Table242.1">
          <table:table-cell table:style-name="Table242.A2" office:value-type="string">
            <text:p text:style-name="P22"><text:span text:style-name="T13">1</text:span></text:p>
          </table:table-cell>
          <table:table-cell table:style-name="Table242.A2" office:value-type="string">
            <text:p text:style-name="P20"><text:span text:style-name="T13">enrollment</text:span></text:p>
          </table:table-cell>
          <table:table-cell table:style-name="Table242.A2" office:value-type="string">
            <text:p text:style-name="P20"><text:span text:style-name="T13">Enrollment Number</text:span></text:p>
          </table:table-cell>
          <table:table-cell table:style-name="Table242.A2" office:value-type="string">
            <text:p text:style-name="P20"><text:span text:style-name="T13">enrollment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2</text:span></text:p>
          </table:table-cell>
          <table:table-cell table:style-name="Table242.A2" office:value-type="string">
            <text:p text:style-name="P20"><text:span text:style-name="T13">institute_id</text:span></text:p>
          </table:table-cell>
          <table:table-cell table:style-name="Table242.A2" office:value-type="string">
            <text:p text:style-name="P20"><text:span text:style-name="T13">Institute Name</text:span></text:p>
          </table:table-cell>
          <table:table-cell table:style-name="Table242.A2" office:value-type="string">
            <text:p text:style-name="P20"><text:span text:style-name="T13">institute_id</text:span></text:p>
          </table:table-cell>
          <table:table-cell table:style-name="Table242.A2" office:value-type="string">
            <text:p text:style-name="P20"><text:span text:style-name="T13">Combo 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3</text:span></text:p>
          </table:table-cell>
          <table:table-cell table:style-name="Table242.A2" office:value-type="string">
            <text:p text:style-name="P20"><text:span text:style-name="T13">department</text:span></text:p>
          </table:table-cell>
          <table:table-cell table:style-name="Table242.A2" office:value-type="string">
            <text:p text:style-name="P20"><text:span text:style-name="T13">Department</text:span></text:p>
          </table:table-cell>
          <table:table-cell table:style-name="Table242.A2" office:value-type="string">
            <text:p text:style-name="P20"><text:span text:style-name="T13">department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4</text:span></text:p>
          </table:table-cell>
          <table:table-cell table:style-name="Table242.A2" office:value-type="string">
            <text:p text:style-name="P20"><text:span text:style-name="T13">course</text:span></text:p>
          </table:table-cell>
          <table:table-cell table:style-name="Table242.A2" office:value-type="string">
            <text:p text:style-name="P20"><text:span text:style-name="T13">Course</text:span></text:p>
          </table:table-cell>
          <table:table-cell table:style-name="Table242.A2" office:value-type="string">
            <text:p text:style-name="P20"><text:span text:style-name="T13">course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5</text:span></text:p>
          </table:table-cell>
          <table:table-cell table:style-name="Table242.A2" office:value-type="string">
            <text:p text:style-name="P20"><text:span text:style-name="T13">year</text:span></text:p>
          </table:table-cell>
          <table:table-cell table:style-name="Table242.A2" office:value-type="string">
            <text:p text:style-name="P20"><text:span text:style-name="T13">Year</text:span></text:p>
          </table:table-cell>
          <table:table-cell table:style-name="Table242.A2" office:value-type="string">
            <text:p text:style-name="P20"><text:span text:style-name="T13">year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6</text:span></text:p>
          </table:table-cell>
          <table:table-cell table:style-name="Table242.A2" office:value-type="string">
            <text:p text:style-name="P20"><text:span text:style-name="T13">duration</text:span></text:p>
          </table:table-cell>
          <table:table-cell table:style-name="Table242.A2" office:value-type="string">
            <text:p text:style-name="P20"><text:span text:style-name="T13">Duration of course</text:span></text:p>
          </table:table-cell>
          <table:table-cell table:style-name="Table242.A2" office:value-type="string">
            <text:p text:style-name="P20"><text:span text:style-name="T13">duration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7</text:span></text:p>
          </table:table-cell>
          <table:table-cell table:style-name="Table242.A2" office:value-type="string">
            <text:p text:style-name="P20"><text:span text:style-name="T13">session</text:span></text:p>
          </table:table-cell>
          <table:table-cell table:style-name="Table242.A2" office:value-type="string">
            <text:p text:style-name="P20"><text:span text:style-name="T13">Current Session</text:span></text:p>
          </table:table-cell>
          <table:table-cell table:style-name="Table242.A2" office:value-type="string">
            <text:p text:style-name="P20"><text:span text:style-name="T13">session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ext:soft-page-break/>
        <table:table-row table:style-name="Table242.1">
          <table:table-cell table:style-name="Table242.A2" office:value-type="string">
            <text:p text:style-name="P22"><text:span text:style-name="T13">8</text:span></text:p>
          </table:table-cell>
          <table:table-cell table:style-name="Table242.A2" office:value-type="string">
            <text:p text:style-name="P20"><text:span text:style-name="T13">j_date</text:span></text:p>
          </table:table-cell>
          <table:table-cell table:style-name="Table242.A2" office:value-type="string">
            <text:p text:style-name="P20"><text:span text:style-name="T13">Date of Joining</text:span></text:p>
          </table:table-cell>
          <table:table-cell table:style-name="Table242.A2" office:value-type="string">
            <text:p text:style-name="P20"><text:span text:style-name="T13">j_date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9</text:span></text:p>
          </table:table-cell>
          <table:table-cell table:style-name="Table242.A2" office:value-type="string">
            <text:p text:style-name="P20"><text:span text:style-name="T13">v_name</text:span></text:p>
          </table:table-cell>
          <table:table-cell table:style-name="Table242.A2" office:value-type="string">
            <text:p text:style-name="P20"><text:span text:style-name="T13">Voter(student) Name</text:span></text:p>
          </table:table-cell>
          <table:table-cell table:style-name="Table242.A2" office:value-type="string">
            <text:p text:style-name="P20"><text:span text:style-name="T13">v_name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10</text:span></text:p>
          </table:table-cell>
          <table:table-cell table:style-name="Table242.A2" office:value-type="string">
            <text:p text:style-name="P20"><text:span text:style-name="T13">gender</text:span></text:p>
          </table:table-cell>
          <table:table-cell table:style-name="Table242.A2" office:value-type="string">
            <text:p text:style-name="P20"><text:span text:style-name="T13">Gender</text:span></text:p>
          </table:table-cell>
          <table:table-cell table:style-name="Table242.A2" office:value-type="string">
            <text:p text:style-name="P20"><text:span text:style-name="T13">gender</text:span></text:p>
          </table:table-cell>
          <table:table-cell table:style-name="Table242.A2" office:value-type="string">
            <text:p text:style-name="P20"><text:span text:style-name="T13">Combo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11</text:span></text:p>
          </table:table-cell>
          <table:table-cell table:style-name="Table242.A2" office:value-type="string">
            <text:p text:style-name="P20"><text:span text:style-name="T13">b_date</text:span></text:p>
          </table:table-cell>
          <table:table-cell table:style-name="Table242.A2" office:value-type="string">
            <text:p text:style-name="P20"><text:span text:style-name="T13">Date of Birth</text:span></text:p>
          </table:table-cell>
          <table:table-cell table:style-name="Table242.A2" office:value-type="string">
            <text:p text:style-name="P20"><text:span text:style-name="T13">b_date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12</text:span></text:p>
          </table:table-cell>
          <table:table-cell table:style-name="Table242.A2" office:value-type="string">
            <text:p text:style-name="P20"><text:span text:style-name="T13">f_name</text:span></text:p>
          </table:table-cell>
          <table:table-cell table:style-name="Table242.A2" office:value-type="string">
            <text:p text:style-name="P20"><text:span text:style-name="T13">Father's Name</text:span></text:p>
          </table:table-cell>
          <table:table-cell table:style-name="Table242.A2" office:value-type="string">
            <text:p text:style-name="P20"><text:span text:style-name="T13">f_name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13</text:span></text:p>
          </table:table-cell>
          <table:table-cell table:style-name="Table242.A2" office:value-type="string">
            <text:p text:style-name="P20"><text:span text:style-name="T13">m_name</text:span></text:p>
          </table:table-cell>
          <table:table-cell table:style-name="Table242.A2" office:value-type="string">
            <text:p text:style-name="P20"><text:span text:style-name="T13">Mother's Name</text:span></text:p>
          </table:table-cell>
          <table:table-cell table:style-name="Table242.A2" office:value-type="string">
            <text:p text:style-name="P20"><text:span text:style-name="T13">m_name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14</text:span></text:p>
          </table:table-cell>
          <table:table-cell table:style-name="Table242.A2" office:value-type="string">
            <text:p text:style-name="P20"><text:span text:style-name="T13">m_number</text:span></text:p>
          </table:table-cell>
          <table:table-cell table:style-name="Table242.A2" office:value-type="string">
            <text:p text:style-name="P20"><text:span text:style-name="T13">Mobile No</text:span></text:p>
          </table:table-cell>
          <table:table-cell table:style-name="Table242.A2" office:value-type="string">
            <text:p text:style-name="P20"><text:span text:style-name="T13">m_number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15</text:span></text:p>
          </table:table-cell>
          <table:table-cell table:style-name="Table242.A2" office:value-type="string">
            <text:p text:style-name="P20"><text:span text:style-name="T13">email</text:span></text:p>
          </table:table-cell>
          <table:table-cell table:style-name="Table242.A2" office:value-type="string">
            <text:p text:style-name="P20"><text:span text:style-name="T13">email</text:span></text:p>
          </table:table-cell>
          <table:table-cell table:style-name="Table242.A2" office:value-type="string">
            <text:p text:style-name="P20"><text:span text:style-name="T13">email</text:span></text:p>
          </table:table-cell>
          <table:table-cell table:style-name="Table242.A2" office:value-type="string">
            <text:p text:style-name="P20"><text:span text:style-name="T13">Textbox</text:span></text:p>
          </table:table-cell>
          <table:table-cell table:style-name="Table242.A2" office:value-type="string">
            <text:p text:style-name="P17"/>
          </table:table-cell>
        </table:table-row>
        <text:soft-page-break/>
        <table:table-row table:style-name="Table242.1">
          <table:table-cell table:style-name="Table242.A2" office:value-type="string">
            <text:p text:style-name="P22"><text:span text:style-name="T13">16</text:span></text:p>
          </table:table-cell>
          <table:table-cell table:style-name="Table242.A2" office:value-type="string">
            <text:p text:style-name="P20"><text:span text:style-name="T13">c_add</text:span></text:p>
          </table:table-cell>
          <table:table-cell table:style-name="Table242.A2" office:value-type="string">
            <text:p text:style-name="P20"><text:span text:style-name="T13">Corresponding Address</text:span></text:p>
          </table:table-cell>
          <table:table-cell table:style-name="Table242.A2" office:value-type="string">
            <text:p text:style-name="P20"><text:span text:style-name="T13">c_add</text:span></text:p>
          </table:table-cell>
          <table:table-cell table:style-name="Table242.A2" office:value-type="string">
            <text:p text:style-name="P17"/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17</text:span></text:p>
          </table:table-cell>
          <table:table-cell table:style-name="Table242.A2" office:value-type="string">
            <text:p text:style-name="P20"><text:span text:style-name="T13">city</text:span></text:p>
          </table:table-cell>
          <table:table-cell table:style-name="Table242.A2" office:value-type="string">
            <text:p text:style-name="P20"><text:span text:style-name="T13">City</text:span></text:p>
          </table:table-cell>
          <table:table-cell table:style-name="Table242.A2" office:value-type="string">
            <text:p text:style-name="P20"><text:span text:style-name="T13">city</text:span></text:p>
          </table:table-cell>
          <table:table-cell table:style-name="Table242.A2" office:value-type="string">
            <text:p text:style-name="P20"><text:span text:style-name="T13">RadioButton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18</text:span></text:p>
          </table:table-cell>
          <table:table-cell table:style-name="Table242.A2" office:value-type="string">
            <text:p text:style-name="P20"><text:span text:style-name="T13">state</text:span></text:p>
          </table:table-cell>
          <table:table-cell table:style-name="Table242.A2" office:value-type="string">
            <text:p text:style-name="P20"><text:span text:style-name="T13">State</text:span></text:p>
          </table:table-cell>
          <table:table-cell table:style-name="Table242.A2" office:value-type="string">
            <text:p text:style-name="P20"><text:span text:style-name="T13">state</text:span></text:p>
          </table:table-cell>
          <table:table-cell table:style-name="Table242.A2" office:value-type="string">
            <text:p text:style-name="P20"><text:span text:style-name="T13">Radio Button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19</text:span></text:p>
          </table:table-cell>
          <table:table-cell table:style-name="Table242.A2" office:value-type="string">
            <text:p text:style-name="P20"><text:span text:style-name="T13">zipcode</text:span></text:p>
          </table:table-cell>
          <table:table-cell table:style-name="Table242.A2" office:value-type="string">
            <text:p text:style-name="P20"><text:span text:style-name="T13">Zip Code</text:span></text:p>
          </table:table-cell>
          <table:table-cell table:style-name="Table242.A2" office:value-type="string">
            <text:p text:style-name="P20"><text:span text:style-name="T13">zipcode</text:span></text:p>
          </table:table-cell>
          <table:table-cell table:style-name="Table242.A2" office:value-type="string">
            <text:p text:style-name="P17"/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20</text:span></text:p>
          </table:table-cell>
          <table:table-cell table:style-name="Table242.A2" office:value-type="string">
            <text:p text:style-name="P20"><text:span text:style-name="T13">country</text:span></text:p>
          </table:table-cell>
          <table:table-cell table:style-name="Table242.A2" office:value-type="string">
            <text:p text:style-name="P20"><text:span text:style-name="T13">Country</text:span></text:p>
          </table:table-cell>
          <table:table-cell table:style-name="Table242.A2" office:value-type="string">
            <text:p text:style-name="P20"><text:span text:style-name="T13">country</text:span></text:p>
          </table:table-cell>
          <table:table-cell table:style-name="Table242.A2" office:value-type="string">
            <text:p text:style-name="P20"><text:span text:style-name="T13">Radio Button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21</text:span></text:p>
          </table:table-cell>
          <table:table-cell table:style-name="Table242.A2" office:value-type="string">
            <text:p text:style-name="P20"><text:span text:style-name="T13">P_add</text:span></text:p>
          </table:table-cell>
          <table:table-cell table:style-name="Table242.A2" office:value-type="string">
            <text:p text:style-name="P20"><text:span text:style-name="T13">Permanent Address</text:span></text:p>
          </table:table-cell>
          <table:table-cell table:style-name="Table242.A2" office:value-type="string">
            <text:p text:style-name="P20"><text:span text:style-name="T13">P_add</text:span></text:p>
          </table:table-cell>
          <table:table-cell table:style-name="Table242.A2" office:value-type="string">
            <text:p text:style-name="P20"><text:span text:style-name="T13">Radio Button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22</text:span></text:p>
          </table:table-cell>
          <table:table-cell table:style-name="Table242.A2" office:value-type="string">
            <text:p text:style-name="P20"><text:span text:style-name="T13">city1</text:span></text:p>
          </table:table-cell>
          <table:table-cell table:style-name="Table242.A2" office:value-type="string">
            <text:p text:style-name="P20"><text:span text:style-name="T13">City</text:span></text:p>
          </table:table-cell>
          <table:table-cell table:style-name="Table242.A2" office:value-type="string">
            <text:p text:style-name="P20"><text:span text:style-name="T13">city1</text:span></text:p>
          </table:table-cell>
          <table:table-cell table:style-name="Table242.A2" office:value-type="string">
            <text:p text:style-name="P17"/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23</text:span></text:p>
          </table:table-cell>
          <table:table-cell table:style-name="Table242.A2" office:value-type="string">
            <text:p text:style-name="P20"><text:span text:style-name="T13">State1</text:span></text:p>
          </table:table-cell>
          <table:table-cell table:style-name="Table242.A2" office:value-type="string">
            <text:p text:style-name="P20"><text:span text:style-name="T13">State</text:span></text:p>
          </table:table-cell>
          <table:table-cell table:style-name="Table242.A2" office:value-type="string">
            <text:p text:style-name="P20"><text:span text:style-name="T13">State1</text:span></text:p>
          </table:table-cell>
          <table:table-cell table:style-name="Table242.A2" office:value-type="string">
            <text:p text:style-name="P20"><text:span text:style-name="T13">Radio Button</text:span></text:p>
          </table:table-cell>
          <table:table-cell table:style-name="Table242.A2" office:value-type="string">
            <text:p text:style-name="P17"/>
          </table:table-cell>
        </table:table-row>
        <text:soft-page-break/>
        <table:table-row table:style-name="Table242.1">
          <table:table-cell table:style-name="Table242.A2" office:value-type="string">
            <text:p text:style-name="P22"><text:span text:style-name="T13">24</text:span></text:p>
          </table:table-cell>
          <table:table-cell table:style-name="Table242.A2" office:value-type="string">
            <text:p text:style-name="P20"><text:span text:style-name="T13">zipcode1</text:span></text:p>
          </table:table-cell>
          <table:table-cell table:style-name="Table242.A2" office:value-type="string">
            <text:p text:style-name="P20"><text:span text:style-name="T13">zipcode</text:span></text:p>
          </table:table-cell>
          <table:table-cell table:style-name="Table242.A2" office:value-type="string">
            <text:p text:style-name="P20"><text:span text:style-name="T13">zipcode1</text:span></text:p>
          </table:table-cell>
          <table:table-cell table:style-name="Table242.A2" office:value-type="string">
            <text:p text:style-name="P20"><text:span text:style-name="T13">Radio Button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25</text:span></text:p>
          </table:table-cell>
          <table:table-cell table:style-name="Table242.A2" office:value-type="string">
            <text:p text:style-name="P20"><text:span text:style-name="T13">submit</text:span></text:p>
          </table:table-cell>
          <table:table-cell table:style-name="Table242.A2" office:value-type="string">
            <text:p text:style-name="P20"><text:span text:style-name="T13">submit</text:span></text:p>
          </table:table-cell>
          <table:table-cell table:style-name="Table242.A2" office:value-type="string">
            <text:p text:style-name="P20"><text:span text:style-name="T13">submit</text:span></text:p>
          </table:table-cell>
          <table:table-cell table:style-name="Table242.A2" office:value-type="string">
            <text:p text:style-name="P20"><text:span text:style-name="T13">Submit Button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26</text:span></text:p>
          </table:table-cell>
          <table:table-cell table:style-name="Table242.A2" office:value-type="string">
            <text:p text:style-name="P20"><text:span text:style-name="T13">cancel</text:span></text:p>
          </table:table-cell>
          <table:table-cell table:style-name="Table242.A2" office:value-type="string">
            <text:p text:style-name="P20"><text:span text:style-name="T13">cancel</text:span></text:p>
          </table:table-cell>
          <table:table-cell table:style-name="Table242.A2" office:value-type="string">
            <text:p text:style-name="P20"><text:span text:style-name="T13">cancel</text:span></text:p>
          </table:table-cell>
          <table:table-cell table:style-name="Table242.A2" office:value-type="string">
            <text:p text:style-name="P20"><text:span text:style-name="T13">Button</text:span></text:p>
          </table:table-cell>
          <table:table-cell table:style-name="Table242.A2" office:value-type="string">
            <text:p text:style-name="P17"/>
          </table:table-cell>
        </table:table-row>
        <table:table-row table:style-name="Table242.1">
          <table:table-cell table:style-name="Table242.A2" office:value-type="string">
            <text:p text:style-name="P22"><text:span text:style-name="T13">27</text:span></text:p>
          </table:table-cell>
          <table:table-cell table:style-name="Table242.A2" office:value-type="string">
            <text:p text:style-name="P20"><text:span text:style-name="T13">country1</text:span></text:p>
          </table:table-cell>
          <table:table-cell table:style-name="Table242.A2" office:value-type="string">
            <text:p text:style-name="P20"><text:span text:style-name="T13">country</text:span></text:p>
          </table:table-cell>
          <table:table-cell table:style-name="Table242.A2" office:value-type="string">
            <text:p text:style-name="P20"><text:span text:style-name="T13">country1</text:span></text:p>
          </table:table-cell>
          <table:table-cell table:style-name="Table242.A2" office:value-type="string">
            <text:p text:style-name="P17"/>
          </table:table-cell>
          <table:table-cell table:style-name="Table242.A2" office:value-type="string">
            <text:p text:style-name="P17"/>
          </table:table-cell>
        </table:table-row>
      </table:table>
      <text:p text:style-name="P9"/>
      <text:p text:style-name="P8"/>
      <text:p text:style-name="P20"><text:span text:style-name="T6">Technology Used</text:span></text:p>
      <table:table table:name="Table243" table:style-name="Table243">
        <table:table-column table:style-name="Table243.A"/>
        <table:table-column table:style-name="Table243.B"/>
        <table:table-column table:style-name="Table243.C"/>
        <table:table-row table:style-name="Table243.1">
          <table:table-cell table:style-name="Table243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243.1">
          <table:table-cell table:style-name="Table243.A2" office:value-type="string">
            <text:p text:style-name="P20"><text:span text:style-name="T11">Attribute Name<text:tab/></text:span></text:p>
          </table:table-cell>
          <table:table-cell table:style-name="Table243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43.A2" table:number-columns-spanned="0" office:value-type="string">
            <text:p text:style-name="P20"><text:span text:style-name="T11">Purpose</text:span></text:p>
          </table:table-cell>
        </table:table-row>
        <table:table-row table:style-name="Table243.1">
          <table:table-cell table:style-name="Table243.A3" office:value-type="string">
            <text:p text:style-name="P17"/>
          </table:table-cell>
          <table:table-cell table:style-name="Table243.A3" table:number-columns-spanned="2" office:value-type="string">
            <text:p text:style-name="P17"/>
          </table:table-cell>
          <table:covered-table-cell/>
          <table:table-cell table:style-name="Table243.A3" table:number-columns-spanned="0" office:value-type="string">
            <text:p text:style-name="P17"/>
          </table:table-cell>
        </table:table-row>
      </table:table>
      <text:p text:style-name="P11"/>
      <table:table table:name="Table244" table:style-name="Table244">
        <table:table-column table:style-name="Table244.A"/>
        <table:table-column table:style-name="Table244.B"/>
        <table:table-row table:style-name="Table244.1">
          <table:table-cell table:style-name="Table244.A1" table:number-columns-spanned="2" office:value-type="string">
            <text:p text:style-name="P22"><text:span text:style-name="T11">Action Class Name: </text:span><text:span text:style-name="T13">VoterViewAction1</text:span></text:p>
          </table:table-cell>
          <table:covered-table-cell/>
        </table:table-row>
        <table:table-row table:style-name="Table244.1">
          <table:table-cell table:style-name="Table244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44.1">
          <table:table-cell table:style-name="Table244.A3" office:value-type="string">
            <text:p text:style-name="P20"><text:span text:style-name="T13">Logical Name</text:span></text:p>
          </table:table-cell>
          <table:table-cell table:style-name="Table244.A3" office:value-type="string">
            <text:p text:style-name="P20"><text:span text:style-name="T13">VoterRegActionForm</text:span></text:p>
          </table:table-cell>
        </table:table-row>
        <table:table-row table:style-name="Table244.1">
          <table:table-cell table:style-name="Table244.A3" office:value-type="string">
            <text:p text:style-name="P20"><text:span text:style-name="T13">Physical Path</text:span></text:p>
          </table:table-cell>
          <table:table-cell table:style-name="Table244.A3" office:value-type="string">
            <text:p text:style-name="P20"><text:span text:style-name="T13">com.myapp.struts.Voter.VoterRegActionForm</text:span></text:p>
          </table:table-cell>
        </table:table-row>
        <table:table-row table:style-name="Table244.1">
          <table:table-cell table:style-name="Table244.A3" office:value-type="string">
            <text:p text:style-name="P20"><text:span text:style-name="T13">Code:</text:span></text:p>
          </table:table-cell>
          <table:table-cell table:style-name="Table244.A3" office:value-type="string">
            <text:p text:style-name="P17"/>
          </table:table-cell>
        </table:table-row>
        <table:table-row table:style-name="Table244.1">
          <table:table-cell table:style-name="Table244.A3" office:value-type="string">
            <text:p text:style-name="P20"><text:span text:style-name="T13">Description:</text:span></text:p>
          </table:table-cell>
          <table:table-cell table:style-name="Table244.A3" office:value-type="string">
            <text:p text:style-name="P20"><text:span text:style-name="T13">For Definning Getter and Setter.</text:span></text:p>
          </table:table-cell>
        </table:table-row>
        <table:table-row table:style-name="Table244.1">
          <table:table-cell table:style-name="Table244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44.1">
          <table:table-cell table:style-name="Table244.A3" office:value-type="string">
            <text:p text:style-name="P20"><text:span text:style-name="T13">Logical Name</text:span></text:p>
          </table:table-cell>
          <table:table-cell table:style-name="Table244.A3" office:value-type="string">
            <text:p text:style-name="P20"><text:span text:style-name="T13">VoterViewAction1</text:span></text:p>
          </table:table-cell>
        </table:table-row>
        <table:table-row table:style-name="Table244.1">
          <table:table-cell table:style-name="Table244.A3" office:value-type="string">
            <text:p text:style-name="P20"><text:span text:style-name="T13">Input JSP Form:</text:span></text:p>
          </table:table-cell>
          <table:table-cell table:style-name="Table244.A3" office:value-type="string">
            <text:p text:style-name="P20"><text:span text:style-name="T15">/election_manager/pending_voter.jsp</text:span></text:p>
          </table:table-cell>
        </table:table-row>
        <table:table-row table:style-name="Table244.1">
          <table:table-cell table:style-name="Table244.A3" office:value-type="string">
            <text:p text:style-name="P20"><text:span text:style-name="T13">Physical Path(Type tag):</text:span></text:p>
          </table:table-cell>
          <table:table-cell table:style-name="Table244.A3" office:value-type="string">
            <text:p text:style-name="P20"><text:span text:style-name="T13">com.myapp.struts.Voter.VoterViewAction1</text:span></text:p>
          </table:table-cell>
        </table:table-row>
        <table:table-row table:style-name="Table244.1">
          <table:table-cell table:style-name="Table244.A11" office:value-type="string">
            <text:p text:style-name="P20"><text:span text:style-name="T13">Logical Path</text:span></text:p>
          </table:table-cell>
          <table:table-cell table:style-name="Table244.A11" office:value-type="string">
            <text:p text:style-name="P20"><text:span text:style-name="T13">/newregistration1</text:span></text:p>
          </table:table-cell>
        </table:table-row>
        <table:table-row table:style-name="Table244.1">
          <table:table-cell table:style-name="Table244.A3" office:value-type="string">
            <text:p text:style-name="P20"><text:span text:style-name="T13">Code:</text:span></text:p>
          </table:table-cell>
          <table:table-cell table:style-name="Table244.A3" office:value-type="string">
            <text:p text:style-name="P17"/>
          </table:table-cell>
        </table:table-row>
        <table:table-row table:style-name="Table244.1">
          <table:table-cell table:style-name="Table244.A3" office:value-type="string">
            <text:p text:style-name="P17"/>
            <text:p text:style-name="P20"><text:span text:style-name="T14">Description:</text:span></text:p>
          </table:table-cell>
          <table:table-cell table:style-name="Table244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245" table:style-name="Table245">
        <table:table-column table:style-name="Table245.A"/>
        <table:table-column table:style-name="Table245.B"/>
        <table:table-column table:style-name="Table245.C"/>
        <table:table-row table:style-name="Table245.1">
          <table:table-cell table:style-name="Table245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245.1">
          <table:table-cell table:style-name="Table245.A2" office:value-type="string">
            <text:p text:style-name="P21"><text:span text:style-name="T11">Request Forwards Name </text:span></text:p>
          </table:table-cell>
          <table:table-cell table:style-name="Table245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245.A2" table:number-columns-spanned="0" office:value-type="string">
            <text:p text:style-name="P21"><text:span text:style-name="T11">Purpose</text:span></text:p>
          </table:table-cell>
        </table:table-row>
        <table:table-row table:style-name="Table245.1">
          <table:table-cell table:style-name="Table245.A3" office:value-type="string">
            <text:p text:style-name="P20"><text:span text:style-name="T13">add</text:span></text:p>
          </table:table-cell>
          <table:table-cell table:style-name="Table245.B3" table:number-columns-spanned="2" office:value-type="string">
            <text:p text:style-name="P20"><text:span text:style-name="T13">“/Voter/voter_registration.jsp”</text:span></text:p>
          </table:table-cell>
          <table:covered-table-cell/>
          <table:table-cell table:style-name="Table245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245.1">
          <table:table-cell table:style-name="Table245.A3" office:value-type="string">
            <text:p text:style-name="P20"><text:span text:style-name="T13">duplicate</text:span></text:p>
          </table:table-cell>
          <table:table-cell table:style-name="Table245.B3" table:number-columns-spanned="2" office:value-type="string">
            <text:p text:style-name="P20"><text:span text:style-name="T13">“/Voter/enrollment.jsp”</text:span></text:p>
          </table:table-cell>
          <table:covered-table-cell/>
          <table:table-cell table:style-name="Table245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246" table:style-name="Table246">
        <table:table-column table:style-name="Table246.A"/>
        <table:table-column table:style-name="Table246.B"/>
        <table:table-column table:style-name="Table246.C"/>
        <table:table-column table:style-name="Table246.D"/>
        <table:table-row table:style-name="Table246.1">
          <table:table-cell table:style-name="Table246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46.1">
          <table:table-cell table:style-name="Table246.A2" office:value-type="string">
            <text:p text:style-name="P20"><text:span text:style-name="T11">S.No</text:span></text:p>
          </table:table-cell>
          <table:table-cell table:style-name="Table246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46.A2" office:value-type="string">
            <text:p text:style-name="P32"><text:span text:style-name="T11">Primary Key </text:span></text:p>
          </table:table-cell>
          <table:table-cell table:style-name="Table246.A2" table:number-columns-spanned="0" office:value-type="string">
            <text:p text:style-name="P20"><text:span text:style-name="T11">Purpose</text:span></text:p>
          </table:table-cell>
        </table:table-row>
        <table:table-row table:style-name="Table246.1">
          <table:table-cell table:style-name="Table246.A3" office:value-type="string">
            <text:p text:style-name="P20"><text:span text:style-name="T13">1</text:span></text:p>
          </table:table-cell>
          <table:table-cell table:style-name="Table246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46.A3" office:value-type="string">
            <text:p text:style-name="P20"><text:span text:style-name="T13">enrollment,institute_id</text:span></text:p>
          </table:table-cell>
          <table:table-cell table:style-name="Table246.A3" table:number-columns-spanned="0" office:value-type="string">
            <text:p text:style-name="P20"><text:span text:style-name="T13">To retrive and update data </text:span></text:p>
          </table:table-cell>
        </table:table-row>
      </table:table>
      <text:p text:style-name="P4"/>
      <table:table table:name="Table247" table:style-name="Table247">
        <table:table-column table:style-name="Table247.A"/>
        <table:table-column table:style-name="Table247.B"/>
        <table:table-column table:style-name="Table247.C"/>
        <table:table-column table:style-name="Table247.D"/>
        <table:table-row table:style-name="Table247.1">
          <table:table-cell table:style-name="Table247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47.1">
          <table:table-cell table:style-name="Table247.A2" office:value-type="string">
            <text:p text:style-name="P20"><text:span text:style-name="T11">S.No</text:span></text:p>
          </table:table-cell>
          <table:table-cell table:style-name="Table247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47.A2" office:value-type="string">
            <text:p text:style-name="P32"><text:span text:style-name="T11">Pojo Name</text:span></text:p>
          </table:table-cell>
          <table:table-cell table:style-name="Table247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47.1">
          <table:table-cell table:style-name="Table247.A3" office:value-type="string">
            <text:p text:style-name="P20"><text:span text:style-name="T13">1</text:span></text:p>
          </table:table-cell>
          <table:table-cell table:style-name="Table247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47.A3" office:value-type="string">
            <text:p text:style-name="P20"><text:span text:style-name="T13">VoterRegistration</text:span></text:p>
          </table:table-cell>
          <table:table-cell table:style-name="Table247.A3" table:number-columns-spanned="0" office:value-type="string">
            <text:p text:style-name="P17"/>
          </table:table-cell>
        </table:table-row>
      </table:table>
      <text:p text:style-name="P4"/>
      <table:table table:name="Table248" table:style-name="Table248">
        <table:table-column table:style-name="Table248.A"/>
        <table:table-column table:style-name="Table248.B"/>
        <table:table-column table:style-name="Table248.C"/>
        <table:table-column table:style-name="Table248.D"/>
        <table:table-column table:style-name="Table248.E"/>
        <table:table-column table:style-name="Table248.F"/>
        <table:table-row table:style-name="Table248.1">
          <table:table-cell table:style-name="Table248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48.1">
          <table:table-cell table:style-name="Table248.A2" office:value-type="string">
            <text:p text:style-name="P20"><text:span text:style-name="T11">S.No</text:span></text:p>
          </table:table-cell>
          <table:table-cell table:style-name="Table248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48.A2" office:value-type="string">
            <text:p text:style-name="P32"><text:span text:style-name="T11">Method Name </text:span></text:p>
          </table:table-cell>
          <table:table-cell table:style-name="Table248.E2" office:value-type="string">
            <text:p text:style-name="P20"><text:span text:style-name="T11">Select Operation</text:span></text:p>
          </table:table-cell>
          <table:table-cell table:style-name="Table248.E2" office:value-type="string">
            <text:p text:style-name="P20"><text:span text:style-name="T11">Columns <text:s/>in Where clause</text:span></text:p>
          </table:table-cell>
          <table:table-cell table:style-name="Table248.A2" table:number-columns-spanned="0" office:value-type="string">
            <text:p text:style-name="P20"><text:span text:style-name="T11">Purpose </text:span></text:p>
          </table:table-cell>
        </table:table-row>
        <table:table-row table:style-name="Table248.1">
          <table:table-cell table:style-name="Table248.A3" office:value-type="string">
            <text:p text:style-name="P20"><text:span text:style-name="T13">1</text:span></text:p>
          </table:table-cell>
          <table:table-cell table:style-name="Table248.A3" table:number-columns-spanned="2" office:value-type="string">
            <text:p text:style-name="P20"><text:span text:style-name="T13">Voterregistration</text:span></text:p>
          </table:table-cell>
          <table:covered-table-cell/>
          <table:table-cell table:style-name="Table248.A3" office:value-type="string">
            <text:p text:style-name="P20"><text:span text:style-name="T2">searchVoterRegistration()</text:span></text:p>
          </table:table-cell>
          <table:table-cell table:style-name="Table248.E3" office:value-type="string">
            <text:p text:style-name="P20"><text:span text:style-name="T13">All Columns</text:span></text:p>
          </table:table-cell>
          <table:table-cell table:style-name="Table248.E3" office:value-type="string">
            <text:p text:style-name="P20"><text:span text:style-name="T13">Election_id,institute_id</text:span></text:p>
          </table:table-cell>
          <table:table-cell table:style-name="Table248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4"><text:tab/><text:tab/></text:span></text:p>
      <text:p text:style-name="P20"><text:span text:style-name="T4"><text:tab/></text:span></text:p>
      <text:p text:style-name="Standard"/>
      <text:p text:style-name="Standard"/>
      <text:p text:style-name="P20"><text:span text:style-name="T6">File Name of view page:-</text:span><text:span text:style-name="T2"> <text:s/>search_candidate.jsp </text:span></text:p>
      <text:p text:style-name="P20"><text:span text:style-name="T2"><text:tab/><text:tab/><text:tab/><text:tab/><text:tab/><text:tab/><text:tab/></text:span><text:span text:style-name="T6">Attributes</text:span></text:p>
      <table:table table:name="Table249" table:style-name="Table249">
        <table:table-column table:style-name="Table249.A"/>
        <table:table-column table:style-name="Table249.B"/>
        <table:table-column table:style-name="Table249.C"/>
        <table:table-column table:style-name="Table249.D"/>
        <table:table-column table:style-name="Table249.E"/>
        <table:table-column table:style-name="Table249.F"/>
        <table:table-row table:style-name="Table249.1">
          <table:table-cell table:style-name="Table249.A1" office:value-type="string">
            <text:p text:style-name="P20"><text:span text:style-name="T11">S.No.</text:span></text:p>
          </table:table-cell>
          <table:table-cell table:style-name="Table249.A1" office:value-type="string">
            <text:p text:style-name="P20"><text:span text:style-name="T11">Attribute Name</text:span></text:p>
          </table:table-cell>
          <table:table-cell table:style-name="Table249.A1" office:value-type="string">
            <text:p text:style-name="P20"><text:span text:style-name="T11">Label </text:span></text:p>
          </table:table-cell>
          <table:table-cell table:style-name="Table249.A1" office:value-type="string">
            <text:p text:style-name="P20"><text:span text:style-name="T11">Field Name</text:span></text:p>
          </table:table-cell>
          <table:table-cell table:style-name="Table249.A1" office:value-type="string">
            <text:p text:style-name="P20"><text:span text:style-name="T11">Type</text:span></text:p>
          </table:table-cell>
          <table:table-cell table:style-name="Table249.A1" office:value-type="string">
            <text:p text:style-name="P20"><text:span text:style-name="T11">Validation</text:span></text:p>
          </table:table-cell>
        </table:table-row>
        <table:table-row table:style-name="Table249.1">
          <table:table-cell table:style-name="Table249.A2" office:value-type="string">
            <text:p text:style-name="P22"><text:span text:style-name="T13">1</text:span></text:p>
          </table:table-cell>
          <table:table-cell table:style-name="Table249.A2" office:value-type="string">
            <text:p text:style-name="P20"><text:span text:style-name="T13">search_keyword</text:span></text:p>
          </table:table-cell>
          <table:table-cell table:style-name="Table249.A2" office:value-type="string">
            <text:p text:style-name="P20"><text:span text:style-name="T13">Enter Starting Keywords</text:span></text:p>
          </table:table-cell>
          <table:table-cell table:style-name="Table249.A2" office:value-type="string">
            <text:p text:style-name="P20"><text:span text:style-name="T13">search_keyword</text:span></text:p>
          </table:table-cell>
          <table:table-cell table:style-name="Table249.A2" office:value-type="string">
            <text:p text:style-name="P20"><text:span text:style-name="T13">Text box</text:span></text:p>
          </table:table-cell>
          <table:table-cell table:style-name="Table249.A2" office:value-type="string">
            <text:p text:style-name="P20"><text:span text:style-name="T13">Fun()</text:span></text:p>
          </table:table-cell>
        </table:table-row>
        <table:table-row table:style-name="Table249.1">
          <table:table-cell table:style-name="Table249.A2" office:value-type="string">
            <text:p text:style-name="P22"><text:span text:style-name="T13">2</text:span></text:p>
          </table:table-cell>
          <table:table-cell table:style-name="Table249.A2" office:value-type="string">
            <text:p text:style-name="P20"><text:span text:style-name="T13">search_by</text:span></text:p>
          </table:table-cell>
          <table:table-cell table:style-name="Table249.A2" office:value-type="string">
            <text:p text:style-name="P20"><text:span text:style-name="T13">In Fields</text:span></text:p>
          </table:table-cell>
          <table:table-cell table:style-name="Table249.A2" office:value-type="string">
            <text:p text:style-name="P20"><text:span text:style-name="T13">search_by</text:span></text:p>
          </table:table-cell>
          <table:table-cell table:style-name="Table249.A2" office:value-type="string">
            <text:p text:style-name="P20"><text:span text:style-name="T13">Combo Box</text:span></text:p>
          </table:table-cell>
          <table:table-cell table:style-name="Table249.A2" office:value-type="string">
            <text:p text:style-name="P20"><text:span text:style-name="T13">Fun()</text:span></text:p>
          </table:table-cell>
        </table:table-row>
        <table:table-row table:style-name="Table249.1">
          <table:table-cell table:style-name="Table249.A2" office:value-type="string">
            <text:p text:style-name="P22"><text:span text:style-name="T13">3</text:span></text:p>
          </table:table-cell>
          <table:table-cell table:style-name="Table249.A2" office:value-type="string">
            <text:p text:style-name="P20"><text:span text:style-name="T13">sort_by</text:span></text:p>
          </table:table-cell>
          <table:table-cell table:style-name="Table249.A2" office:value-type="string">
            <text:p text:style-name="P20"><text:span text:style-name="T13">Fields</text:span></text:p>
          </table:table-cell>
          <table:table-cell table:style-name="Table249.A2" office:value-type="string">
            <text:p text:style-name="P20"><text:span text:style-name="T13">sort_by</text:span></text:p>
          </table:table-cell>
          <table:table-cell table:style-name="Table249.A2" office:value-type="string">
            <text:p text:style-name="P20"><text:span text:style-name="T13">Combo Box</text:span></text:p>
          </table:table-cell>
          <table:table-cell table:style-name="Table249.A2" office:value-type="string">
            <text:p text:style-name="P20"><text:span text:style-name="T13">Fun()</text:span></text:p>
          </table:table-cell>
        </table:table-row>
        <table:table-row table:style-name="Table249.1">
          <table:table-cell table:style-name="Table249.A2" office:value-type="string">
            <text:p text:style-name="P22"><text:span text:style-name="T13">4</text:span></text:p>
          </table:table-cell>
          <table:table-cell table:style-name="Table249.A2" office:value-type="string">
            <text:p text:style-name="P20"><text:span text:style-name="T13">Clear</text:span></text:p>
          </table:table-cell>
          <table:table-cell table:style-name="Table249.A2" office:value-type="string">
            <text:p text:style-name="P20"><text:span text:style-name="T13">Clear</text:span></text:p>
          </table:table-cell>
          <table:table-cell table:style-name="Table249.A2" office:value-type="string">
            <text:p text:style-name="P20"><text:span text:style-name="T13">Clear</text:span></text:p>
          </table:table-cell>
          <table:table-cell table:style-name="Table249.A2" office:value-type="string">
            <text:p text:style-name="P20"><text:span text:style-name="T13">Reset button</text:span></text:p>
          </table:table-cell>
          <table:table-cell table:style-name="Table249.A2" office:value-type="string">
            <text:p text:style-name="P17"/>
          </table:table-cell>
        </table:table-row>
      </table:table>
      <text:p text:style-name="P9"/>
      <text:p text:style-name="P20"><text:span text:style-name="T6">Technology Used</text:span></text:p>
      <table:table table:name="Table250" table:style-name="Table250">
        <table:table-column table:style-name="Table250.A"/>
        <table:table-column table:style-name="Table250.B"/>
        <table:table-column table:style-name="Table250.C"/>
        <text:soft-page-break/>
        <table:table-row table:style-name="Table250.1">
          <table:table-cell table:style-name="Table250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250.1">
          <table:table-cell table:style-name="Table250.A2" office:value-type="string">
            <text:p text:style-name="P20"><text:span text:style-name="T11">Attribute Name<text:tab/></text:span></text:p>
          </table:table-cell>
          <table:table-cell table:style-name="Table250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50.A2" table:number-columns-spanned="0" office:value-type="string">
            <text:p text:style-name="P20"><text:span text:style-name="T11">Purpose</text:span></text:p>
          </table:table-cell>
        </table:table-row>
        <table:table-row table:style-name="Table250.1">
          <table:table-cell table:style-name="Table250.A3" office:value-type="string">
            <text:p text:style-name="P20"><text:span text:style-name="T13">Search_keywords,searchby,sort_by</text:span></text:p>
          </table:table-cell>
          <table:table-cell table:style-name="Table250.A3" table:number-columns-spanned="2" office:value-type="string">
            <text:p text:style-name="P20"><text:span text:style-name="T13">Fun()</text:span></text:p>
          </table:table-cell>
          <table:covered-table-cell/>
          <table:table-cell table:style-name="Table250.A3" table:number-columns-spanned="0" office:value-type="string">
            <text:p text:style-name="P20"><text:span text:style-name="T13">Return search result in grid.</text:span></text:p>
          </table:table-cell>
        </table:table-row>
      </table:table>
      <text:p text:style-name="P11"/>
      <table:table table:name="Table251" table:style-name="Table251">
        <table:table-column table:style-name="Table251.A"/>
        <table:table-column table:style-name="Table251.B"/>
        <table:table-row table:style-name="Table251.1">
          <table:table-cell table:style-name="Table251.A1" table:number-columns-spanned="2" office:value-type="string">
            <text:p text:style-name="P22"><text:span text:style-name="T11">Action Class Name: </text:span><text:span text:style-name="T13">Candidatesetup1Action</text:span></text:p>
          </table:table-cell>
          <table:covered-table-cell/>
        </table:table-row>
        <table:table-row table:style-name="Table251.1">
          <table:table-cell table:style-name="Table251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51.1">
          <table:table-cell table:style-name="Table251.A3" office:value-type="string">
            <text:p text:style-name="P20"><text:span text:style-name="T13">Logical Name</text:span></text:p>
          </table:table-cell>
          <table:table-cell table:style-name="Table251.A3" office:value-type="string">
            <text:p text:style-name="P17"/>
          </table:table-cell>
        </table:table-row>
        <table:table-row table:style-name="Table251.1">
          <table:table-cell table:style-name="Table251.A3" office:value-type="string">
            <text:p text:style-name="P20"><text:span text:style-name="T13">Physical Path</text:span></text:p>
          </table:table-cell>
          <table:table-cell table:style-name="Table251.A3" office:value-type="string">
            <text:p text:style-name="P17"/>
          </table:table-cell>
        </table:table-row>
        <table:table-row table:style-name="Table251.1">
          <table:table-cell table:style-name="Table251.A3" office:value-type="string">
            <text:p text:style-name="P20"><text:span text:style-name="T13">Code:</text:span></text:p>
          </table:table-cell>
          <table:table-cell table:style-name="Table251.A3" office:value-type="string">
            <text:p text:style-name="P17"/>
          </table:table-cell>
        </table:table-row>
        <table:table-row table:style-name="Table251.1">
          <table:table-cell table:style-name="Table251.A3" office:value-type="string">
            <text:p text:style-name="P20"><text:span text:style-name="T13">Description:</text:span></text:p>
          </table:table-cell>
          <table:table-cell table:style-name="Table251.A3" office:value-type="string">
            <text:p text:style-name="P17"/>
          </table:table-cell>
        </table:table-row>
        <table:table-row table:style-name="Table251.1">
          <table:table-cell table:style-name="Table251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51.1">
          <table:table-cell table:style-name="Table251.A3" office:value-type="string">
            <text:p text:style-name="P20"><text:span text:style-name="T13">Logical Name</text:span></text:p>
          </table:table-cell>
          <table:table-cell table:style-name="Table251.A3" office:value-type="string">
            <text:p text:style-name="P20"><text:span text:style-name="T13">Candidatesetup1Action</text:span></text:p>
          </table:table-cell>
        </table:table-row>
        <table:table-row table:style-name="Table251.1">
          <table:table-cell table:style-name="Table251.A3" office:value-type="string">
            <text:p text:style-name="P20"><text:span text:style-name="T13">Input JSP Form:</text:span></text:p>
          </table:table-cell>
          <table:table-cell table:style-name="Table251.A3" office:value-type="string">
            <text:p text:style-name="P18"/>
          </table:table-cell>
        </table:table-row>
        <table:table-row table:style-name="Table251.1">
          <table:table-cell table:style-name="Table251.A3" office:value-type="string">
            <text:p text:style-name="P20"><text:span text:style-name="T13">Physical Path(Type tag):</text:span></text:p>
          </table:table-cell>
          <table:table-cell table:style-name="Table251.A3" office:value-type="string">
            <text:p text:style-name="P20"><text:span text:style-name="T13">com.myapp.struts.election_manager.Candidatesetup1Action</text:span></text:p>
          </table:table-cell>
        </table:table-row>
        <table:table-row table:style-name="Table251.1">
          <table:table-cell table:style-name="Table251.A11" office:value-type="string">
            <text:p text:style-name="P20"><text:span text:style-name="T13">Logical Path</text:span></text:p>
          </table:table-cell>
          <table:table-cell table:style-name="Table251.A11" office:value-type="string">
            <text:p text:style-name="P20"><text:span text:style-name="T13">/candidatesetup1</text:span></text:p>
          </table:table-cell>
        </table:table-row>
        <table:table-row table:style-name="Table251.1">
          <table:table-cell table:style-name="Table251.A3" office:value-type="string">
            <text:p text:style-name="P20"><text:span text:style-name="T13">Code:</text:span></text:p>
          </table:table-cell>
          <table:table-cell table:style-name="Table251.A3" office:value-type="string">
            <text:p text:style-name="P17"/>
          </table:table-cell>
        </table:table-row>
        <table:table-row table:style-name="Table251.1">
          <table:table-cell table:style-name="Table251.A3" office:value-type="string">
            <text:p text:style-name="P17"/>
            <text:p text:style-name="P20"><text:span text:style-name="T14">Description:</text:span></text:p>
          </table:table-cell>
          <table:table-cell table:style-name="Table251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252" table:style-name="Table252">
        <table:table-column table:style-name="Table252.A"/>
        <table:table-column table:style-name="Table252.B"/>
        <table:table-column table:style-name="Table252.C"/>
        <table:table-row table:style-name="Table252.1">
          <table:table-cell table:style-name="Table252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252.1">
          <table:table-cell table:style-name="Table252.A2" office:value-type="string">
            <text:p text:style-name="P21"><text:span text:style-name="T11">Request Forwards Name </text:span></text:p>
          </table:table-cell>
          <table:table-cell table:style-name="Table252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252.A2" table:number-columns-spanned="0" office:value-type="string">
            <text:p text:style-name="P21"><text:span text:style-name="T11">Purpose</text:span></text:p>
          </table:table-cell>
        </table:table-row>
        <table:table-row table:style-name="Table252.1">
          <table:table-cell table:style-name="Table252.A3" office:value-type="string">
            <text:p text:style-name="P20"><text:span text:style-name="T13">success</text:span></text:p>
          </table:table-cell>
          <table:table-cell table:style-name="Table252.B3" table:number-columns-spanned="2" office:value-type="string">
            <text:p text:style-name="P20"><text:span text:style-name="T13">“/election_manager/candidate_setup_1.jsp”</text:span></text:p>
          </table:table-cell>
          <table:covered-table-cell/>
          <table:table-cell table:style-name="Table252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252.1">
          <table:table-cell table:style-name="Table252.A3" office:value-type="string">
            <text:p text:style-name="P20"><text:span text:style-name="T13">accept</text:span></text:p>
          </table:table-cell>
          <table:table-cell table:style-name="Table252.B3" table:number-columns-spanned="2" office:value-type="string">
            <text:p text:style-name="P20"><text:span text:style-name="T13">/election_manager/accept_candidate_request.jsp</text:span></text:p>
          </table:table-cell>
          <table:covered-table-cell/>
          <table:table-cell table:style-name="Table252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253" table:style-name="Table253">
        <table:table-column table:style-name="Table253.A"/>
        <table:table-column table:style-name="Table253.B"/>
        <table:table-column table:style-name="Table253.C"/>
        <table:table-column table:style-name="Table253.D"/>
        <table:table-row table:style-name="Table253.1">
          <table:table-cell table:style-name="Table253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53.1">
          <table:table-cell table:style-name="Table253.A2" office:value-type="string">
            <text:p text:style-name="P20"><text:span text:style-name="T11">S.No</text:span></text:p>
          </table:table-cell>
          <table:table-cell table:style-name="Table253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53.A2" office:value-type="string">
            <text:p text:style-name="P32"><text:span text:style-name="T11">Primary Key </text:span></text:p>
          </table:table-cell>
          <table:table-cell table:style-name="Table253.A2" table:number-columns-spanned="0" office:value-type="string">
            <text:p text:style-name="P20"><text:span text:style-name="T11">Purpose</text:span></text:p>
          </table:table-cell>
        </table:table-row>
        <table:table-row table:style-name="Table253.1">
          <table:table-cell table:style-name="Table253.A3" office:value-type="string">
            <text:p text:style-name="P20"><text:span text:style-name="T13">1</text:span></text:p>
          </table:table-cell>
          <table:table-cell table:style-name="Table253.A3" table:number-columns-spanned="2" office:value-type="string">
            <text:p text:style-name="P20"><text:span text:style-name="T13">candidate_registration</text:span></text:p>
          </table:table-cell>
          <table:covered-table-cell/>
          <table:table-cell table:style-name="Table253.A3" office:value-type="string">
            <text:p text:style-name="P20"><text:span text:style-name="T13">Enrollment,institute_id,election_id</text:span></text:p>
          </table:table-cell>
          <table:table-cell table:style-name="Table253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53.1">
          <table:table-cell table:style-name="Table253.A3" office:value-type="string">
            <text:p text:style-name="P20"><text:span text:style-name="T13">2</text:span></text:p>
          </table:table-cell>
          <table:table-cell table:style-name="Table253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53.A3" office:value-type="string">
            <text:p text:style-name="P20"><text:span text:style-name="T13">Enrollment,institute_id</text:span></text:p>
          </table:table-cell>
          <table:table-cell table:style-name="Table253.A3" table:number-columns-spanned="0" office:value-type="string">
            <text:p text:style-name="P20"><text:span text:style-name="T13">To retrive and update data</text:span></text:p>
          </table:table-cell>
        </table:table-row>
      </table:table>
      <text:p text:style-name="P4"/>
      <table:table table:name="Table254" table:style-name="Table254">
        <table:table-column table:style-name="Table254.A"/>
        <table:table-column table:style-name="Table254.B"/>
        <table:table-column table:style-name="Table254.C"/>
        <table:table-column table:style-name="Table254.D"/>
        <table:table-row table:style-name="Table254.1">
          <table:table-cell table:style-name="Table254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54.1">
          <table:table-cell table:style-name="Table254.A2" office:value-type="string">
            <text:p text:style-name="P20"><text:span text:style-name="T11">S.No</text:span></text:p>
          </table:table-cell>
          <table:table-cell table:style-name="Table254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54.A2" office:value-type="string">
            <text:p text:style-name="P32"><text:span text:style-name="T11">Pojo Name</text:span></text:p>
          </table:table-cell>
          <table:table-cell table:style-name="Table254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54.1">
          <table:table-cell table:style-name="Table254.A3" office:value-type="string">
            <text:p text:style-name="P20"><text:span text:style-name="T13">1</text:span></text:p>
          </table:table-cell>
          <table:table-cell table:style-name="Table254.A3" table:number-columns-spanned="2" office:value-type="string">
            <text:p text:style-name="P20"><text:span text:style-name="T13">candidate_registration</text:span></text:p>
          </table:table-cell>
          <table:covered-table-cell/>
          <table:table-cell table:style-name="Table254.A3" office:value-type="string">
            <text:p text:style-name="P20"><text:span text:style-name="T13">CandidateRegistration</text:span></text:p>
          </table:table-cell>
          <table:table-cell table:style-name="Table254.A3" table:number-columns-spanned="0" office:value-type="string">
            <text:p text:style-name="P17"/>
          </table:table-cell>
        </table:table-row>
        <table:table-row table:style-name="Table254.1">
          <table:table-cell table:style-name="Table254.A3" office:value-type="string">
            <text:p text:style-name="P20"><text:span text:style-name="T13">2</text:span></text:p>
          </table:table-cell>
          <table:table-cell table:style-name="Table254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54.A3" office:value-type="string">
            <text:p text:style-name="P20"><text:span text:style-name="T13">VoterRegistration</text:span></text:p>
          </table:table-cell>
          <table:table-cell table:style-name="Table254.A3" table:number-columns-spanned="0" office:value-type="string">
            <text:p text:style-name="P17"/>
          </table:table-cell>
        </table:table-row>
      </table:table>
      <text:p text:style-name="P4"/>
      <table:table table:name="Table255" table:style-name="Table255">
        <table:table-column table:style-name="Table255.A"/>
        <table:table-column table:style-name="Table255.B"/>
        <table:table-column table:style-name="Table255.C"/>
        <table:table-column table:style-name="Table255.D"/>
        <table:table-column table:style-name="Table255.E"/>
        <table:table-column table:style-name="Table255.F"/>
        <table:table-row table:style-name="Table255.1">
          <table:table-cell table:style-name="Table255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55.1">
          <table:table-cell table:style-name="Table255.A2" office:value-type="string">
            <text:p text:style-name="P20"><text:span text:style-name="T11">S.No</text:span></text:p>
          </table:table-cell>
          <table:table-cell table:style-name="Table255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55.A2" office:value-type="string">
            <text:p text:style-name="P32"><text:span text:style-name="T11">Method Name </text:span></text:p>
          </table:table-cell>
          <table:table-cell table:style-name="Table255.E2" office:value-type="string">
            <text:p text:style-name="P20"><text:span text:style-name="T11">Select Operation</text:span></text:p>
          </table:table-cell>
          <table:table-cell table:style-name="Table255.E2" office:value-type="string">
            <text:p text:style-name="P20"><text:span text:style-name="T11">Columns <text:s/>in Where clause</text:span></text:p>
          </table:table-cell>
          <table:table-cell table:style-name="Table255.A2" table:number-columns-spanned="0" office:value-type="string">
            <text:p text:style-name="P20"><text:span text:style-name="T11">Purpose </text:span></text:p>
          </table:table-cell>
        </table:table-row>
        <table:table-row table:style-name="Table255.1">
          <table:table-cell table:style-name="Table255.A3" office:value-type="string">
            <text:p text:style-name="P20"><text:span text:style-name="T13">1</text:span></text:p>
          </table:table-cell>
          <table:table-cell table:style-name="Table255.A3" table:number-columns-spanned="2" office:value-type="string">
            <text:p text:style-name="P20"><text:span text:style-name="T13">VoterRegistration, CandidateRegistration</text:span></text:p>
          </table:table-cell>
          <table:covered-table-cell/>
          <table:table-cell table:style-name="Table255.A3" office:value-type="string">
            <text:p text:style-name="P20"><text:span text:style-name="T2">getDetails()</text:span></text:p>
          </table:table-cell>
          <table:table-cell table:style-name="Table255.E3" office:value-type="string">
            <text:p text:style-name="P20"><text:span text:style-name="T13">All Columns</text:span></text:p>
          </table:table-cell>
          <table:table-cell table:style-name="Table255.E3" office:value-type="string">
            <text:p text:style-name="P20"><text:span text:style-name="T13">Election_id,institute_id</text:span></text:p>
          </table:table-cell>
          <table:table-cell table:style-name="Table255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4"><text:tab/></text:span></text:p>
      <text:p text:style-name="P20"><text:span text:style-name="T6">File Name on IFrame on above jsp page:-</text:span><text:span text:style-name="T2"> <text:s/>candidate_setup_1.jsp</text:span></text:p>
      <text:p text:style-name="P4"/>
      <text:p text:style-name="P4"/>
      <text:p text:style-name="P20"><text:span text:style-name="T6">File Name of view page:-</text:span><text:span text:style-name="T2"> <text:s/>candidate_setup_1.jsp</text:span></text:p>
      <text:p text:style-name="P20"><text:span text:style-name="T2"><text:tab/><text:tab/><text:tab/><text:tab/><text:tab/><text:tab/><text:tab/></text:span><text:span text:style-name="T6">Attributes</text:span></text:p>
      <table:table table:name="Table256" table:style-name="Table256">
        <table:table-column table:style-name="Table256.A"/>
        <table:table-column table:style-name="Table256.B"/>
        <table:table-column table:style-name="Table256.C"/>
        <table:table-column table:style-name="Table256.D"/>
        <table:table-column table:style-name="Table256.E"/>
        <table:table-column table:style-name="Table256.F"/>
        <table:table-row table:style-name="Table256.1">
          <table:table-cell table:style-name="Table256.A1" office:value-type="string">
            <text:p text:style-name="P20"><text:span text:style-name="T11">S.No.</text:span></text:p>
          </table:table-cell>
          <table:table-cell table:style-name="Table256.A1" office:value-type="string">
            <text:p text:style-name="P20"><text:span text:style-name="T11">Attribute Name</text:span></text:p>
          </table:table-cell>
          <table:table-cell table:style-name="Table256.A1" office:value-type="string">
            <text:p text:style-name="P20"><text:span text:style-name="T11">Label </text:span></text:p>
          </table:table-cell>
          <table:table-cell table:style-name="Table256.A1" office:value-type="string">
            <text:p text:style-name="P20"><text:span text:style-name="T11">Field Name</text:span></text:p>
          </table:table-cell>
          <table:table-cell table:style-name="Table256.A1" office:value-type="string">
            <text:p text:style-name="P20"><text:span text:style-name="T11">hrefLink</text:span></text:p>
          </table:table-cell>
          <table:table-cell table:style-name="Table256.A1" office:value-type="string">
            <text:p text:style-name="P20"><text:span text:style-name="T11">Validation</text:span></text:p>
          </table:table-cell>
        </table:table-row>
        <table:table-row table:style-name="Table256.1">
          <table:table-cell table:style-name="Table256.A2" office:value-type="string">
            <text:p text:style-name="P22"><text:span text:style-name="T13">1</text:span></text:p>
          </table:table-cell>
          <table:table-cell table:style-name="Table256.A2" office:value-type="string">
            <text:p text:style-name="P20"><text:span text:style-name="T13">enrollment</text:span></text:p>
          </table:table-cell>
          <table:table-cell table:style-name="Table256.A2" office:value-type="string">
            <text:p text:style-name="P20"><text:span text:style-name="T13">Enrollment_No</text:span></text:p>
          </table:table-cell>
          <table:table-cell table:style-name="Table256.A2" office:value-type="string">
            <text:p text:style-name="P20"><text:span text:style-name="T13">enrollment</text:span></text:p>
          </table:table-cell>
          <table:table-cell table:style-name="Table256.A2" office:value-type="string">
            <text:p text:style-name="P20"><text:span text:style-name="T13">${path}/candidate1.do?id=${doc.enrollment}${amp}pos=${doc.position_id}${stat}</text:span></text:p>
          </table:table-cell>
          <table:table-cell table:style-name="Table256.A2" office:value-type="string">
            <text:p text:style-name="P17"/>
          </table:table-cell>
        </table:table-row>
        <table:table-row table:style-name="Table256.1">
          <table:table-cell table:style-name="Table256.A2" office:value-type="string">
            <text:p text:style-name="P22"><text:span text:style-name="T13">2</text:span></text:p>
          </table:table-cell>
          <table:table-cell table:style-name="Table256.A2" office:value-type="string">
            <text:p text:style-name="P20"><text:span text:style-name="T13">voter_name</text:span></text:p>
          </table:table-cell>
          <table:table-cell table:style-name="Table256.A2" office:value-type="string">
            <text:p text:style-name="P20"><text:span text:style-name="T13">Candidate_Name</text:span></text:p>
          </table:table-cell>
          <table:table-cell table:style-name="Table256.A2" office:value-type="string">
            <text:p text:style-name="P20"><text:span text:style-name="T13">voter_name</text:span></text:p>
          </table:table-cell>
          <table:table-cell table:style-name="Table256.A2" office:value-type="string">
            <text:p text:style-name="P20"><text:span text:style-name="T13">${path}/candidate1.do?id=${doc.enrollment}${amp}pos=${doc.position_id}${stat}</text:span></text:p>
          </table:table-cell>
          <table:table-cell table:style-name="Table256.A2" office:value-type="string">
            <text:p text:style-name="P17"/>
          </table:table-cell>
        </table:table-row>
        <table:table-row table:style-name="Table256.1">
          <table:table-cell table:style-name="Table256.A2" office:value-type="string">
            <text:p text:style-name="P22"><text:span text:style-name="T13">3</text:span></text:p>
          </table:table-cell>
          <table:table-cell table:style-name="Table256.A2" office:value-type="string">
            <text:p text:style-name="P20"><text:span text:style-name="T13">department</text:span></text:p>
          </table:table-cell>
          <table:table-cell table:style-name="Table256.A2" office:value-type="string">
            <text:p text:style-name="P20"><text:span text:style-name="T13">Department</text:span></text:p>
          </table:table-cell>
          <table:table-cell table:style-name="Table256.A2" office:value-type="string">
            <text:p text:style-name="P20"><text:span text:style-name="T13">department</text:span></text:p>
          </table:table-cell>
          <table:table-cell table:style-name="Table256.A2" office:value-type="string">
            <text:p text:style-name="P20"><text:span text:style-name="T13">${path}/candidate1.do?id=${doc.enrollment}${amp}pos=${doc.position_id}${stat} }</text:span></text:p>
          </table:table-cell>
          <table:table-cell table:style-name="Table256.A2" office:value-type="string">
            <text:p text:style-name="P17"/>
          </table:table-cell>
        </table:table-row>
        <table:table-row table:style-name="Table256.1">
          <table:table-cell table:style-name="Table256.A2" office:value-type="string">
            <text:p text:style-name="P22"><text:span text:style-name="T13">4</text:span></text:p>
          </table:table-cell>
          <table:table-cell table:style-name="Table256.A2" office:value-type="string">
            <text:p text:style-name="P20"><text:span text:style-name="T13">course</text:span></text:p>
          </table:table-cell>
          <table:table-cell table:style-name="Table256.A2" office:value-type="string">
            <text:p text:style-name="P20"><text:span text:style-name="T13">Course</text:span></text:p>
          </table:table-cell>
          <table:table-cell table:style-name="Table256.A2" office:value-type="string">
            <text:p text:style-name="P20"><text:span text:style-name="T13">course</text:span></text:p>
          </table:table-cell>
          <table:table-cell table:style-name="Table256.A2" office:value-type="string">
            <text:p text:style-name="P20"><text:span text:style-name="T13">${path}/candidate1.do?id=${doc.enrollment}${amp}pos=${doc.position_id}${stat}</text:span></text:p>
          </table:table-cell>
          <table:table-cell table:style-name="Table256.A2" office:value-type="string">
            <text:p text:style-name="P17"/>
          </table:table-cell>
        </table:table-row>
        <table:table-row table:style-name="Table256.1">
          <table:table-cell table:style-name="Table256.A2" office:value-type="string">
            <text:p text:style-name="P22"><text:span text:style-name="T13">5</text:span></text:p>
          </table:table-cell>
          <table:table-cell table:style-name="Table256.A2" office:value-type="string">
            <text:p text:style-name="P20"><text:span text:style-name="T13">year</text:span></text:p>
          </table:table-cell>
          <table:table-cell table:style-name="Table256.A2" office:value-type="string">
            <text:p text:style-name="P20"><text:span text:style-name="T13">Year</text:span></text:p>
          </table:table-cell>
          <table:table-cell table:style-name="Table256.A2" office:value-type="string">
            <text:p text:style-name="P20"><text:span text:style-name="T13">year</text:span></text:p>
          </table:table-cell>
          <table:table-cell table:style-name="Table256.A2" office:value-type="string">
            <text:p text:style-name="P20"><text:span text:style-name="T13">${path}/candidate1.do?id=${doc.enrollment}${amp}pos=${doc.position_id}${stat}</text:span></text:p>
          </table:table-cell>
          <table:table-cell table:style-name="Table256.A2" office:value-type="string">
            <text:p text:style-name="P17"/>
          </table:table-cell>
        </table:table-row>
        <table:table-row table:style-name="Table256.1">
          <table:table-cell table:style-name="Table256.A2" office:value-type="string">
            <text:p text:style-name="P22"><text:span text:style-name="T13">6</text:span></text:p>
          </table:table-cell>
          <table:table-cell table:style-name="Table256.A2" office:value-type="string">
            <text:p text:style-name="P20"><text:span text:style-name="T13">status</text:span></text:p>
          </table:table-cell>
          <table:table-cell table:style-name="Table256.A2" office:value-type="string">
            <text:p text:style-name="P20"><text:span text:style-name="T13">Status</text:span></text:p>
          </table:table-cell>
          <table:table-cell table:style-name="Table256.A2" office:value-type="string">
            <text:p text:style-name="P20"><text:span text:style-name="T13">status</text:span></text:p>
          </table:table-cell>
          <table:table-cell table:style-name="Table256.A2" office:value-type="string">
            <text:p text:style-name="P20"><text:span text:style-name="T13">${path}/candidate1.do?id=${doc.enrollment}${amp}pos=${doc.position_id}${stat}</text:span></text:p>
          </table:table-cell>
          <table:table-cell table:style-name="Table256.A2" office:value-type="string">
            <text:p text:style-name="P17"/>
          </table:table-cell>
        </table:table-row>
      </table:table>
      <text:p text:style-name="P9"/>
      <text:p text:style-name="P9"/>
      <text:p text:style-name="P9"/>
      <text:p text:style-name="P20"><text:span text:style-name="T6">File Name of view page on clicking on above grid link:-</text:span><text:span text:style-name="T2"> <text:s/>accept_candidate_request.jsp</text:span></text:p>
      <text:p text:style-name="P4"><text:soft-page-break/></text:p>
      <text:p text:style-name="P20"><text:span text:style-name="T2"><text:tab/><text:tab/></text:span><text:span text:style-name="T6">Attributes</text:span></text:p>
      <table:table table:name="Table257" table:style-name="Table257">
        <table:table-column table:style-name="Table257.A"/>
        <table:table-column table:style-name="Table257.B"/>
        <table:table-column table:style-name="Table257.C"/>
        <table:table-column table:style-name="Table257.D"/>
        <table:table-column table:style-name="Table257.E"/>
        <table:table-column table:style-name="Table257.F"/>
        <table:table-row table:style-name="Table257.1">
          <table:table-cell table:style-name="Table257.A1" office:value-type="string">
            <text:p text:style-name="P20"><text:span text:style-name="T11">S.No.</text:span></text:p>
          </table:table-cell>
          <table:table-cell table:style-name="Table257.A1" office:value-type="string">
            <text:p text:style-name="P20"><text:span text:style-name="T11">Attribute Name</text:span></text:p>
          </table:table-cell>
          <table:table-cell table:style-name="Table257.A1" office:value-type="string">
            <text:p text:style-name="P20"><text:span text:style-name="T11">Label </text:span></text:p>
          </table:table-cell>
          <table:table-cell table:style-name="Table257.A1" office:value-type="string">
            <text:p text:style-name="P20"><text:span text:style-name="T11">Field Name</text:span></text:p>
          </table:table-cell>
          <table:table-cell table:style-name="Table257.A1" office:value-type="string">
            <text:p text:style-name="P20"><text:span text:style-name="T11">Type</text:span></text:p>
          </table:table-cell>
          <table:table-cell table:style-name="Table257.A1" office:value-type="string">
            <text:p text:style-name="P20"><text:span text:style-name="T11">Validation</text:span></text:p>
          </table:table-cell>
        </table:table-row>
        <table:table-row table:style-name="Table257.1">
          <table:table-cell table:style-name="Table257.A2" office:value-type="string">
            <text:p text:style-name="P22"><text:span text:style-name="T13">1</text:span></text:p>
          </table:table-cell>
          <table:table-cell table:style-name="Table257.A2" office:value-type="string">
            <text:p text:style-name="P20"><text:span text:style-name="T13">enrollment</text:span></text:p>
          </table:table-cell>
          <table:table-cell table:style-name="Table257.A2" office:value-type="string">
            <text:p text:style-name="P20"><text:span text:style-name="T13">Enrollment Number</text:span></text:p>
          </table:table-cell>
          <table:table-cell table:style-name="Table257.A2" office:value-type="string">
            <text:p text:style-name="P20"><text:span text:style-name="T13">enrollment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2</text:span></text:p>
          </table:table-cell>
          <table:table-cell table:style-name="Table257.A2" office:value-type="string">
            <text:p text:style-name="P20"><text:span text:style-name="T13">institute_id</text:span></text:p>
          </table:table-cell>
          <table:table-cell table:style-name="Table257.A2" office:value-type="string">
            <text:p text:style-name="P20"><text:span text:style-name="T13">Institute Name</text:span></text:p>
          </table:table-cell>
          <table:table-cell table:style-name="Table257.A2" office:value-type="string">
            <text:p text:style-name="P20"><text:span text:style-name="T13">institute_id</text:span></text:p>
          </table:table-cell>
          <table:table-cell table:style-name="Table257.A2" office:value-type="string">
            <text:p text:style-name="P20"><text:span text:style-name="T13">Combo 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3</text:span></text:p>
          </table:table-cell>
          <table:table-cell table:style-name="Table257.A2" office:value-type="string">
            <text:p text:style-name="P20"><text:span text:style-name="T13">department</text:span></text:p>
          </table:table-cell>
          <table:table-cell table:style-name="Table257.A2" office:value-type="string">
            <text:p text:style-name="P20"><text:span text:style-name="T13">Department</text:span></text:p>
          </table:table-cell>
          <table:table-cell table:style-name="Table257.A2" office:value-type="string">
            <text:p text:style-name="P20"><text:span text:style-name="T13">department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4</text:span></text:p>
          </table:table-cell>
          <table:table-cell table:style-name="Table257.A2" office:value-type="string">
            <text:p text:style-name="P20"><text:span text:style-name="T13">course</text:span></text:p>
          </table:table-cell>
          <table:table-cell table:style-name="Table257.A2" office:value-type="string">
            <text:p text:style-name="P20"><text:span text:style-name="T13">Course</text:span></text:p>
          </table:table-cell>
          <table:table-cell table:style-name="Table257.A2" office:value-type="string">
            <text:p text:style-name="P20"><text:span text:style-name="T13">course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5</text:span></text:p>
          </table:table-cell>
          <table:table-cell table:style-name="Table257.A2" office:value-type="string">
            <text:p text:style-name="P20"><text:span text:style-name="T13">year</text:span></text:p>
          </table:table-cell>
          <table:table-cell table:style-name="Table257.A2" office:value-type="string">
            <text:p text:style-name="P20"><text:span text:style-name="T13">Year</text:span></text:p>
          </table:table-cell>
          <table:table-cell table:style-name="Table257.A2" office:value-type="string">
            <text:p text:style-name="P20"><text:span text:style-name="T13">year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6</text:span></text:p>
          </table:table-cell>
          <table:table-cell table:style-name="Table257.A2" office:value-type="string">
            <text:p text:style-name="P20"><text:span text:style-name="T13">duration</text:span></text:p>
          </table:table-cell>
          <table:table-cell table:style-name="Table257.A2" office:value-type="string">
            <text:p text:style-name="P20"><text:span text:style-name="T13">Duration of course</text:span></text:p>
          </table:table-cell>
          <table:table-cell table:style-name="Table257.A2" office:value-type="string">
            <text:p text:style-name="P20"><text:span text:style-name="T13">duration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7</text:span></text:p>
          </table:table-cell>
          <table:table-cell table:style-name="Table257.A2" office:value-type="string">
            <text:p text:style-name="P20"><text:span text:style-name="T13">session</text:span></text:p>
          </table:table-cell>
          <table:table-cell table:style-name="Table257.A2" office:value-type="string">
            <text:p text:style-name="P20"><text:span text:style-name="T13">Current Session</text:span></text:p>
          </table:table-cell>
          <table:table-cell table:style-name="Table257.A2" office:value-type="string">
            <text:p text:style-name="P20"><text:span text:style-name="T13">session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8</text:span></text:p>
          </table:table-cell>
          <table:table-cell table:style-name="Table257.A2" office:value-type="string">
            <text:p text:style-name="P20"><text:span text:style-name="T13">j_date</text:span></text:p>
          </table:table-cell>
          <table:table-cell table:style-name="Table257.A2" office:value-type="string">
            <text:p text:style-name="P20"><text:span text:style-name="T13">Date of Joining</text:span></text:p>
          </table:table-cell>
          <table:table-cell table:style-name="Table257.A2" office:value-type="string">
            <text:p text:style-name="P20"><text:span text:style-name="T13">j_date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9</text:span></text:p>
          </table:table-cell>
          <table:table-cell table:style-name="Table257.A2" office:value-type="string">
            <text:p text:style-name="P20"><text:span text:style-name="T13">v_name</text:span></text:p>
          </table:table-cell>
          <table:table-cell table:style-name="Table257.A2" office:value-type="string">
            <text:p text:style-name="P20"><text:span text:style-name="T13">Voter(student) Name</text:span></text:p>
          </table:table-cell>
          <table:table-cell table:style-name="Table257.A2" office:value-type="string">
            <text:p text:style-name="P20"><text:span text:style-name="T13">v_name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10</text:span></text:p>
          </table:table-cell>
          <table:table-cell table:style-name="Table257.A2" office:value-type="string">
            <text:p text:style-name="P20"><text:span text:style-name="T13">gender</text:span></text:p>
          </table:table-cell>
          <table:table-cell table:style-name="Table257.A2" office:value-type="string">
            <text:p text:style-name="P20"><text:span text:style-name="T13">Gender</text:span></text:p>
          </table:table-cell>
          <table:table-cell table:style-name="Table257.A2" office:value-type="string">
            <text:p text:style-name="P20"><text:span text:style-name="T13">gender</text:span></text:p>
          </table:table-cell>
          <table:table-cell table:style-name="Table257.A2" office:value-type="string">
            <text:p text:style-name="P20"><text:span text:style-name="T13">Combo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11</text:span></text:p>
          </table:table-cell>
          <table:table-cell table:style-name="Table257.A2" office:value-type="string">
            <text:p text:style-name="P20"><text:span text:style-name="T13">b_date</text:span></text:p>
          </table:table-cell>
          <table:table-cell table:style-name="Table257.A2" office:value-type="string">
            <text:p text:style-name="P20"><text:span text:style-name="T13">Date of Birth</text:span></text:p>
          </table:table-cell>
          <table:table-cell table:style-name="Table257.A2" office:value-type="string">
            <text:p text:style-name="P20"><text:span text:style-name="T13">b_date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12</text:span></text:p>
          </table:table-cell>
          <table:table-cell table:style-name="Table257.A2" office:value-type="string">
            <text:p text:style-name="P20"><text:span text:style-name="T13">f_name</text:span></text:p>
          </table:table-cell>
          <table:table-cell table:style-name="Table257.A2" office:value-type="string">
            <text:p text:style-name="P20"><text:span text:style-name="T13">Father's Name</text:span></text:p>
          </table:table-cell>
          <table:table-cell table:style-name="Table257.A2" office:value-type="string">
            <text:p text:style-name="P20"><text:span text:style-name="T13">f_name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13</text:span></text:p>
          </table:table-cell>
          <table:table-cell table:style-name="Table257.A2" office:value-type="string">
            <text:p text:style-name="P20"><text:span text:style-name="T13">m_name</text:span></text:p>
          </table:table-cell>
          <table:table-cell table:style-name="Table257.A2" office:value-type="string">
            <text:p text:style-name="P20"><text:span text:style-name="T13">Mother's Name</text:span></text:p>
          </table:table-cell>
          <table:table-cell table:style-name="Table257.A2" office:value-type="string">
            <text:p text:style-name="P20"><text:span text:style-name="T13">m_name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14</text:span></text:p>
          </table:table-cell>
          <table:table-cell table:style-name="Table257.A2" office:value-type="string">
            <text:p text:style-name="P20"><text:span text:style-name="T13">m_number</text:span></text:p>
          </table:table-cell>
          <table:table-cell table:style-name="Table257.A2" office:value-type="string">
            <text:p text:style-name="P20"><text:span text:style-name="T13">Mobile No</text:span></text:p>
          </table:table-cell>
          <table:table-cell table:style-name="Table257.A2" office:value-type="string">
            <text:p text:style-name="P20"><text:span text:style-name="T13">m_number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15</text:span></text:p>
          </table:table-cell>
          <table:table-cell table:style-name="Table257.A2" office:value-type="string">
            <text:p text:style-name="P20"><text:span text:style-name="T13">email</text:span></text:p>
          </table:table-cell>
          <table:table-cell table:style-name="Table257.A2" office:value-type="string">
            <text:p text:style-name="P20"><text:span text:style-name="T13">email</text:span></text:p>
          </table:table-cell>
          <table:table-cell table:style-name="Table257.A2" office:value-type="string">
            <text:p text:style-name="P20"><text:span text:style-name="T13">email</text:span></text:p>
          </table:table-cell>
          <table:table-cell table:style-name="Table257.A2" office:value-type="string">
            <text:p text:style-name="P20"><text:span text:style-name="T13">Text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16</text:span></text:p>
          </table:table-cell>
          <table:table-cell table:style-name="Table257.A2" office:value-type="string">
            <text:p text:style-name="P20"><text:span text:style-name="T13">c_add</text:span></text:p>
          </table:table-cell>
          <table:table-cell table:style-name="Table257.A2" office:value-type="string">
            <text:p text:style-name="P20"><text:span text:style-name="T13">Corresponding Address</text:span></text:p>
          </table:table-cell>
          <table:table-cell table:style-name="Table257.A2" office:value-type="string">
            <text:p text:style-name="P20"><text:span text:style-name="T13">c_add</text:span></text:p>
          </table:table-cell>
          <table:table-cell table:style-name="Table257.A2" office:value-type="string">
            <text:p text:style-name="P17"/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17</text:span></text:p>
          </table:table-cell>
          <table:table-cell table:style-name="Table257.A2" office:value-type="string">
            <text:p text:style-name="P20"><text:span text:style-name="T13">city</text:span></text:p>
          </table:table-cell>
          <table:table-cell table:style-name="Table257.A2" office:value-type="string">
            <text:p text:style-name="P20"><text:span text:style-name="T13">City</text:span></text:p>
          </table:table-cell>
          <table:table-cell table:style-name="Table257.A2" office:value-type="string">
            <text:p text:style-name="P20"><text:span text:style-name="T13">city</text:span></text:p>
          </table:table-cell>
          <table:table-cell table:style-name="Table257.A2" office:value-type="string">
            <text:p text:style-name="P20"><text:span text:style-name="T13">RadioButton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18</text:span></text:p>
          </table:table-cell>
          <table:table-cell table:style-name="Table257.A2" office:value-type="string">
            <text:p text:style-name="P20"><text:span text:style-name="T13">state</text:span></text:p>
          </table:table-cell>
          <table:table-cell table:style-name="Table257.A2" office:value-type="string">
            <text:p text:style-name="P20"><text:span text:style-name="T13">State</text:span></text:p>
          </table:table-cell>
          <table:table-cell table:style-name="Table257.A2" office:value-type="string">
            <text:p text:style-name="P20"><text:span text:style-name="T13">state</text:span></text:p>
          </table:table-cell>
          <table:table-cell table:style-name="Table257.A2" office:value-type="string">
            <text:p text:style-name="P20"><text:span text:style-name="T13">Radio Button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19</text:span></text:p>
          </table:table-cell>
          <table:table-cell table:style-name="Table257.A2" office:value-type="string">
            <text:p text:style-name="P20"><text:span text:style-name="T13">zipcode</text:span></text:p>
          </table:table-cell>
          <table:table-cell table:style-name="Table257.A2" office:value-type="string">
            <text:p text:style-name="P20"><text:span text:style-name="T13">Zip Code</text:span></text:p>
          </table:table-cell>
          <table:table-cell table:style-name="Table257.A2" office:value-type="string">
            <text:p text:style-name="P20"><text:span text:style-name="T13">zipcode</text:span></text:p>
          </table:table-cell>
          <table:table-cell table:style-name="Table257.A2" office:value-type="string">
            <text:p text:style-name="P17"/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20</text:span></text:p>
          </table:table-cell>
          <table:table-cell table:style-name="Table257.A2" office:value-type="string">
            <text:p text:style-name="P20"><text:span text:style-name="T13">country</text:span></text:p>
          </table:table-cell>
          <table:table-cell table:style-name="Table257.A2" office:value-type="string">
            <text:p text:style-name="P20"><text:span text:style-name="T13">Country</text:span></text:p>
          </table:table-cell>
          <table:table-cell table:style-name="Table257.A2" office:value-type="string">
            <text:p text:style-name="P20"><text:span text:style-name="T13">country</text:span></text:p>
          </table:table-cell>
          <table:table-cell table:style-name="Table257.A2" office:value-type="string">
            <text:p text:style-name="P20"><text:span text:style-name="T13">Radio Button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21</text:span></text:p>
          </table:table-cell>
          <table:table-cell table:style-name="Table257.A2" office:value-type="string">
            <text:p text:style-name="P20"><text:span text:style-name="T13">P_add</text:span></text:p>
          </table:table-cell>
          <table:table-cell table:style-name="Table257.A2" office:value-type="string">
            <text:p text:style-name="P20"><text:span text:style-name="T13">Permanent Address</text:span></text:p>
          </table:table-cell>
          <table:table-cell table:style-name="Table257.A2" office:value-type="string">
            <text:p text:style-name="P20"><text:span text:style-name="T13">P_add</text:span></text:p>
          </table:table-cell>
          <table:table-cell table:style-name="Table257.A2" office:value-type="string">
            <text:p text:style-name="P20"><text:span text:style-name="T13">Radio Button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22</text:span></text:p>
          </table:table-cell>
          <table:table-cell table:style-name="Table257.A2" office:value-type="string">
            <text:p text:style-name="P20"><text:span text:style-name="T13">city1</text:span></text:p>
          </table:table-cell>
          <table:table-cell table:style-name="Table257.A2" office:value-type="string">
            <text:p text:style-name="P20"><text:span text:style-name="T13">City</text:span></text:p>
          </table:table-cell>
          <table:table-cell table:style-name="Table257.A2" office:value-type="string">
            <text:p text:style-name="P20"><text:span text:style-name="T13">city1</text:span></text:p>
          </table:table-cell>
          <table:table-cell table:style-name="Table257.A2" office:value-type="string">
            <text:p text:style-name="P17"/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23</text:span></text:p>
          </table:table-cell>
          <table:table-cell table:style-name="Table257.A2" office:value-type="string">
            <text:p text:style-name="P20"><text:span text:style-name="T13">State1</text:span></text:p>
          </table:table-cell>
          <table:table-cell table:style-name="Table257.A2" office:value-type="string">
            <text:p text:style-name="P20"><text:span text:style-name="T13">State</text:span></text:p>
          </table:table-cell>
          <table:table-cell table:style-name="Table257.A2" office:value-type="string">
            <text:p text:style-name="P20"><text:span text:style-name="T13">State1</text:span></text:p>
          </table:table-cell>
          <table:table-cell table:style-name="Table257.A2" office:value-type="string">
            <text:p text:style-name="P20"><text:span text:style-name="T13">Radio Button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24</text:span></text:p>
          </table:table-cell>
          <table:table-cell table:style-name="Table257.A2" office:value-type="string">
            <text:p text:style-name="P20"><text:span text:style-name="T13">zipcode1</text:span></text:p>
          </table:table-cell>
          <table:table-cell table:style-name="Table257.A2" office:value-type="string">
            <text:p text:style-name="P20"><text:span text:style-name="T13">zipcode</text:span></text:p>
          </table:table-cell>
          <table:table-cell table:style-name="Table257.A2" office:value-type="string">
            <text:p text:style-name="P20"><text:span text:style-name="T13">zipcode1</text:span></text:p>
          </table:table-cell>
          <table:table-cell table:style-name="Table257.A2" office:value-type="string">
            <text:p text:style-name="P20"><text:span text:style-name="T13">Radio Button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25</text:span></text:p>
          </table:table-cell>
          <table:table-cell table:style-name="Table257.A2" office:value-type="string">
            <text:p text:style-name="P20"><text:span text:style-name="T13">accept</text:span></text:p>
          </table:table-cell>
          <table:table-cell table:style-name="Table257.A2" office:value-type="string">
            <text:p text:style-name="P20"><text:span text:style-name="T13">accept</text:span></text:p>
          </table:table-cell>
          <table:table-cell table:style-name="Table257.A2" office:value-type="string">
            <text:p text:style-name="P20"><text:span text:style-name="T13">accept</text:span></text:p>
          </table:table-cell>
          <table:table-cell table:style-name="Table257.A2" office:value-type="string">
            <text:p text:style-name="P20"><text:span text:style-name="T13">Submit Button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26</text:span></text:p>
          </table:table-cell>
          <table:table-cell table:style-name="Table257.A2" office:value-type="string">
            <text:p text:style-name="P20"><text:span text:style-name="T13">cancel</text:span></text:p>
          </table:table-cell>
          <table:table-cell table:style-name="Table257.A2" office:value-type="string">
            <text:p text:style-name="P20"><text:span text:style-name="T13">cancel</text:span></text:p>
          </table:table-cell>
          <table:table-cell table:style-name="Table257.A2" office:value-type="string">
            <text:p text:style-name="P20"><text:span text:style-name="T13">cancel</text:span></text:p>
          </table:table-cell>
          <table:table-cell table:style-name="Table257.A2" office:value-type="string">
            <text:p text:style-name="P20"><text:span text:style-name="T13">Button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27</text:span></text:p>
          </table:table-cell>
          <table:table-cell table:style-name="Table257.A2" office:value-type="string">
            <text:p text:style-name="P20"><text:span text:style-name="T13">country1</text:span></text:p>
          </table:table-cell>
          <table:table-cell table:style-name="Table257.A2" office:value-type="string">
            <text:p text:style-name="P20"><text:span text:style-name="T13">country</text:span></text:p>
          </table:table-cell>
          <table:table-cell table:style-name="Table257.A2" office:value-type="string">
            <text:p text:style-name="P20"><text:span text:style-name="T13">country1</text:span></text:p>
          </table:table-cell>
          <table:table-cell table:style-name="Table257.A2" office:value-type="string">
            <text:p text:style-name="P20"><text:span text:style-name="T13">Text box</text:span></text:p>
          </table:table-cell>
          <table:table-cell table:style-name="Table257.A2" office:value-type="string">
            <text:p text:style-name="P17"/>
          </table:table-cell>
        </table:table-row>
        <table:table-row table:style-name="Table257.1">
          <table:table-cell table:style-name="Table257.A2" office:value-type="string">
            <text:p text:style-name="P22"><text:span text:style-name="T13">28</text:span></text:p>
          </table:table-cell>
          <table:table-cell table:style-name="Table257.A2" office:value-type="string">
            <text:p text:style-name="P20"><text:span text:style-name="T13">reject</text:span></text:p>
          </table:table-cell>
          <table:table-cell table:style-name="Table257.A2" office:value-type="string">
            <text:p text:style-name="P20"><text:span text:style-name="T13">reject</text:span></text:p>
          </table:table-cell>
          <table:table-cell table:style-name="Table257.A2" office:value-type="string">
            <text:p text:style-name="P20"><text:span text:style-name="T13">reject</text:span></text:p>
          </table:table-cell>
          <table:table-cell table:style-name="Table257.A2" office:value-type="string">
            <text:p text:style-name="P20"><text:span text:style-name="T13">Submit button</text:span></text:p>
          </table:table-cell>
          <table:table-cell table:style-name="Table257.A2" office:value-type="string">
            <text:p text:style-name="P17"/>
          </table:table-cell>
        </table:table-row>
      </table:table>
      <text:p text:style-name="P9"/>
      <text:p text:style-name="P8"/>
      <text:p text:style-name="P20"><text:span text:style-name="T6">Technology Used</text:span></text:p>
      <table:table table:name="Table258" table:style-name="Table258">
        <table:table-column table:style-name="Table258.A"/>
        <table:table-column table:style-name="Table258.B"/>
        <table:table-column table:style-name="Table258.C"/>
        <table:table-row table:style-name="Table258.1">
          <table:table-cell table:style-name="Table258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258.1">
          <table:table-cell table:style-name="Table258.A2" office:value-type="string">
            <text:p text:style-name="P20"><text:span text:style-name="T11">Attribute Name<text:tab/></text:span></text:p>
          </table:table-cell>
          <table:table-cell table:style-name="Table258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58.A2" table:number-columns-spanned="0" office:value-type="string">
            <text:p text:style-name="P20"><text:span text:style-name="T11">Purpose</text:span></text:p>
          </table:table-cell>
        </table:table-row>
        <table:table-row table:style-name="Table258.1">
          <table:table-cell table:style-name="Table258.A3" office:value-type="string">
            <text:p text:style-name="P17"/>
          </table:table-cell>
          <table:table-cell table:style-name="Table258.A3" table:number-columns-spanned="2" office:value-type="string">
            <text:p text:style-name="P17"/>
          </table:table-cell>
          <table:covered-table-cell/>
          <table:table-cell table:style-name="Table258.A3" table:number-columns-spanned="0" office:value-type="string">
            <text:p text:style-name="P17"/>
          </table:table-cell>
        </table:table-row>
      </table:table>
      <text:p text:style-name="P11"/>
      <table:table table:name="Table259" table:style-name="Table259">
        <table:table-column table:style-name="Table259.A"/>
        <table:table-column table:style-name="Table259.B"/>
        <table:table-row table:style-name="Table259.1">
          <table:table-cell table:style-name="Table259.A1" table:number-columns-spanned="2" office:value-type="string">
            <text:p text:style-name="P22"><text:span text:style-name="T11">Action Class Name: </text:span><text:span text:style-name="T13">Candidatesetup1Action</text:span></text:p>
          </table:table-cell>
          <table:covered-table-cell/>
        </table:table-row>
        <table:table-row table:style-name="Table259.1">
          <table:table-cell table:style-name="Table259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59.1">
          <table:table-cell table:style-name="Table259.A3" office:value-type="string">
            <text:p text:style-name="P20"><text:span text:style-name="T13">Logical Name</text:span></text:p>
          </table:table-cell>
          <table:table-cell table:style-name="Table259.A3" office:value-type="string">
            <text:p text:style-name="P20"><text:span text:style-name="T13">VoterRegActionForm</text:span></text:p>
          </table:table-cell>
        </table:table-row>
        <table:table-row table:style-name="Table259.1">
          <table:table-cell table:style-name="Table259.A3" office:value-type="string">
            <text:p text:style-name="P20"><text:span text:style-name="T13">Physical Path</text:span></text:p>
          </table:table-cell>
          <table:table-cell table:style-name="Table259.A3" office:value-type="string">
            <text:p text:style-name="P20"><text:span text:style-name="T13">com.myapp.struts.Voter.VoterRegActionForm</text:span></text:p>
          </table:table-cell>
        </table:table-row>
        <table:table-row table:style-name="Table259.1">
          <table:table-cell table:style-name="Table259.A3" office:value-type="string">
            <text:p text:style-name="P20"><text:span text:style-name="T13">Code:</text:span></text:p>
          </table:table-cell>
          <table:table-cell table:style-name="Table259.A3" office:value-type="string">
            <text:p text:style-name="P17"/>
          </table:table-cell>
        </table:table-row>
        <table:table-row table:style-name="Table259.1">
          <table:table-cell table:style-name="Table259.A3" office:value-type="string">
            <text:p text:style-name="P20"><text:span text:style-name="T13">Description:</text:span></text:p>
          </table:table-cell>
          <table:table-cell table:style-name="Table259.A3" office:value-type="string">
            <text:p text:style-name="P20"><text:span text:style-name="T13">For Definning Getter and Setter.</text:span></text:p>
          </table:table-cell>
        </table:table-row>
        <table:table-row table:style-name="Table259.1">
          <table:table-cell table:style-name="Table259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59.1">
          <table:table-cell table:style-name="Table259.A3" office:value-type="string">
            <text:p text:style-name="P20"><text:span text:style-name="T13">Logical Name</text:span></text:p>
          </table:table-cell>
          <table:table-cell table:style-name="Table259.A3" office:value-type="string">
            <text:p text:style-name="P20"><text:span text:style-name="T13">Candidatesetup1Action</text:span></text:p>
          </table:table-cell>
        </table:table-row>
        <table:table-row table:style-name="Table259.1">
          <table:table-cell table:style-name="Table259.A3" office:value-type="string">
            <text:p text:style-name="P20"><text:span text:style-name="T13">Input JSP Form:</text:span></text:p>
          </table:table-cell>
          <table:table-cell table:style-name="Table259.A3" office:value-type="string">
            <text:p text:style-name="P18"/>
          </table:table-cell>
        </table:table-row>
        <table:table-row table:style-name="Table259.1">
          <table:table-cell table:style-name="Table259.A3" office:value-type="string">
            <text:p text:style-name="P20"><text:span text:style-name="T13">Physical Path(Type tag):</text:span></text:p>
          </table:table-cell>
          <table:table-cell table:style-name="Table259.A3" office:value-type="string">
            <text:p text:style-name="P20"><text:span text:style-name="T13">com.myapp.struts.election_manager.Candidatesetup1Action</text:span></text:p>
          </table:table-cell>
        </table:table-row>
        <table:table-row table:style-name="Table259.1">
          <table:table-cell table:style-name="Table259.A11" office:value-type="string">
            <text:p text:style-name="P20"><text:span text:style-name="T13">Logical Path</text:span></text:p>
          </table:table-cell>
          <table:table-cell table:style-name="Table259.A11" office:value-type="string">
            <text:p text:style-name="P20"><text:span text:style-name="T13">/candidatesetup1</text:span></text:p>
          </table:table-cell>
        </table:table-row>
        <table:table-row table:style-name="Table259.1">
          <table:table-cell table:style-name="Table259.A3" office:value-type="string">
            <text:p text:style-name="P20"><text:span text:style-name="T13">Code:</text:span></text:p>
          </table:table-cell>
          <table:table-cell table:style-name="Table259.A3" office:value-type="string">
            <text:p text:style-name="P17"/>
          </table:table-cell>
        </table:table-row>
        <table:table-row table:style-name="Table259.1">
          <table:table-cell table:style-name="Table259.A3" office:value-type="string">
            <text:p text:style-name="P17"/>
            <text:p text:style-name="P20"><text:span text:style-name="T14">Description:</text:span></text:p>
          </table:table-cell>
          <table:table-cell table:style-name="Table259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><text:soft-page-break/></text:p>
      <table:table table:name="Table260" table:style-name="Table260">
        <table:table-column table:style-name="Table260.A"/>
        <table:table-column table:style-name="Table260.B"/>
        <table:table-column table:style-name="Table260.C"/>
        <table:table-row table:style-name="Table260.1">
          <table:table-cell table:style-name="Table260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260.1">
          <table:table-cell table:style-name="Table260.A2" office:value-type="string">
            <text:p text:style-name="P21"><text:span text:style-name="T11">Request Forwards Name </text:span></text:p>
          </table:table-cell>
          <table:table-cell table:style-name="Table260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260.A2" table:number-columns-spanned="0" office:value-type="string">
            <text:p text:style-name="P21"><text:span text:style-name="T11">Purpose</text:span></text:p>
          </table:table-cell>
        </table:table-row>
        <table:table-row table:style-name="Table260.1">
          <table:table-cell table:style-name="Table260.A3" office:value-type="string">
            <text:p text:style-name="P20"><text:span text:style-name="T13">success</text:span></text:p>
          </table:table-cell>
          <table:table-cell table:style-name="Table260.B3" table:number-columns-spanned="2" office:value-type="string">
            <text:p text:style-name="P20"><text:span text:style-name="T13">“/election_manager/candidate_setup_1.jsp”</text:span></text:p>
          </table:table-cell>
          <table:covered-table-cell/>
          <table:table-cell table:style-name="Table260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260.1">
          <table:table-cell table:style-name="Table260.A3" office:value-type="string">
            <text:p text:style-name="P20"><text:span text:style-name="T13">accept</text:span></text:p>
          </table:table-cell>
          <table:table-cell table:style-name="Table260.B3" table:number-columns-spanned="2" office:value-type="string">
            <text:p text:style-name="P20"><text:span text:style-name="T13">“/election_manager/accept_candidate_request.jsp”</text:span></text:p>
          </table:table-cell>
          <table:covered-table-cell/>
          <table:table-cell table:style-name="Table260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261" table:style-name="Table261">
        <table:table-column table:style-name="Table261.A"/>
        <table:table-column table:style-name="Table261.B"/>
        <table:table-column table:style-name="Table261.C"/>
        <table:table-column table:style-name="Table261.D"/>
        <table:table-row table:style-name="Table261.1">
          <table:table-cell table:style-name="Table261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61.1">
          <table:table-cell table:style-name="Table261.A2" office:value-type="string">
            <text:p text:style-name="P20"><text:span text:style-name="T11">S.No</text:span></text:p>
          </table:table-cell>
          <table:table-cell table:style-name="Table261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61.A2" office:value-type="string">
            <text:p text:style-name="P32"><text:span text:style-name="T11">Primary Key </text:span></text:p>
          </table:table-cell>
          <table:table-cell table:style-name="Table261.A2" table:number-columns-spanned="0" office:value-type="string">
            <text:p text:style-name="P20"><text:span text:style-name="T11">Purpose</text:span></text:p>
          </table:table-cell>
        </table:table-row>
        <table:table-row table:style-name="Table261.1">
          <table:table-cell table:style-name="Table261.A3" office:value-type="string">
            <text:p text:style-name="P20"><text:span text:style-name="T13">1</text:span></text:p>
          </table:table-cell>
          <table:table-cell table:style-name="Table261.A3" table:number-columns-spanned="2" office:value-type="string">
            <text:p text:style-name="P20"><text:span text:style-name="T13">Candidate_registration</text:span></text:p>
          </table:table-cell>
          <table:covered-table-cell/>
          <table:table-cell table:style-name="Table261.A3" office:value-type="string">
            <text:p text:style-name="P20"><text:span text:style-name="T13">Enrollment,institute_id,election_id</text:span></text:p>
          </table:table-cell>
          <table:table-cell table:style-name="Table261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61.1">
          <table:table-cell table:style-name="Table261.A3" office:value-type="string">
            <text:p text:style-name="P20"><text:span text:style-name="T13">2</text:span></text:p>
          </table:table-cell>
          <table:table-cell table:style-name="Table261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61.A3" office:value-type="string">
            <text:p text:style-name="P20"><text:span text:style-name="T13">enrollment,institute_id</text:span></text:p>
          </table:table-cell>
          <table:table-cell table:style-name="Table261.A3" table:number-columns-spanned="0" office:value-type="string">
            <text:p text:style-name="P20"><text:span text:style-name="T13">To retrive and update data </text:span></text:p>
          </table:table-cell>
        </table:table-row>
      </table:table>
      <text:p text:style-name="P4"/>
      <table:table table:name="Table262" table:style-name="Table262">
        <table:table-column table:style-name="Table262.A"/>
        <table:table-column table:style-name="Table262.B"/>
        <table:table-column table:style-name="Table262.C"/>
        <table:table-column table:style-name="Table262.D"/>
        <table:table-row table:style-name="Table262.1">
          <table:table-cell table:style-name="Table262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62.1">
          <table:table-cell table:style-name="Table262.A2" office:value-type="string">
            <text:p text:style-name="P20"><text:span text:style-name="T11">S.No</text:span></text:p>
          </table:table-cell>
          <table:table-cell table:style-name="Table262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62.A2" office:value-type="string">
            <text:p text:style-name="P32"><text:span text:style-name="T11">Pojo Name</text:span></text:p>
          </table:table-cell>
          <table:table-cell table:style-name="Table262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62.1">
          <table:table-cell table:style-name="Table262.A3" office:value-type="string">
            <text:p text:style-name="P20"><text:span text:style-name="T13">1</text:span></text:p>
          </table:table-cell>
          <table:table-cell table:style-name="Table262.A3" table:number-columns-spanned="2" office:value-type="string">
            <text:p text:style-name="P20"><text:span text:style-name="T13">Candidate_registration</text:span></text:p>
          </table:table-cell>
          <table:covered-table-cell/>
          <table:table-cell table:style-name="Table262.A3" office:value-type="string">
            <text:p text:style-name="P20"><text:span text:style-name="T13">CandidateRegistration</text:span></text:p>
          </table:table-cell>
          <table:table-cell table:style-name="Table262.A3" table:number-columns-spanned="0" office:value-type="string">
            <text:p text:style-name="P17"/>
          </table:table-cell>
        </table:table-row>
        <table:table-row table:style-name="Table262.1">
          <table:table-cell table:style-name="Table262.A3" office:value-type="string">
            <text:p text:style-name="P20"><text:span text:style-name="T13">2</text:span></text:p>
          </table:table-cell>
          <table:table-cell table:style-name="Table262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62.A3" office:value-type="string">
            <text:p text:style-name="P20"><text:span text:style-name="T13">VoterRegistration</text:span></text:p>
          </table:table-cell>
          <table:table-cell table:style-name="Table262.A3" table:number-columns-spanned="0" office:value-type="string">
            <text:p text:style-name="P17"/>
          </table:table-cell>
        </table:table-row>
      </table:table>
      <text:p text:style-name="P4"/>
      <table:table table:name="Table263" table:style-name="Table263">
        <table:table-column table:style-name="Table263.A"/>
        <table:table-column table:style-name="Table263.B"/>
        <table:table-column table:style-name="Table263.C"/>
        <table:table-column table:style-name="Table263.D"/>
        <table:table-column table:style-name="Table263.E"/>
        <table:table-column table:style-name="Table263.F"/>
        <table:table-row table:style-name="Table263.1">
          <table:table-cell table:style-name="Table263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63.1">
          <table:table-cell table:style-name="Table263.A2" office:value-type="string">
            <text:p text:style-name="P20"><text:span text:style-name="T11">S.No</text:span></text:p>
          </table:table-cell>
          <table:table-cell table:style-name="Table263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63.A2" office:value-type="string">
            <text:p text:style-name="P32"><text:span text:style-name="T11">Method Name </text:span></text:p>
          </table:table-cell>
          <table:table-cell table:style-name="Table263.E2" office:value-type="string">
            <text:p text:style-name="P20"><text:span text:style-name="T11">Select Operation</text:span></text:p>
          </table:table-cell>
          <table:table-cell table:style-name="Table263.E2" office:value-type="string">
            <text:p text:style-name="P20"><text:span text:style-name="T11">Columns <text:s/>in Where clause</text:span></text:p>
          </table:table-cell>
          <table:table-cell table:style-name="Table263.A2" table:number-columns-spanned="0" office:value-type="string">
            <text:p text:style-name="P20"><text:span text:style-name="T11">Purpose </text:span></text:p>
          </table:table-cell>
        </table:table-row>
        <table:table-row table:style-name="Table263.1">
          <table:table-cell table:style-name="Table263.A3" office:value-type="string">
            <text:p text:style-name="P20"><text:span text:style-name="T13">1</text:span></text:p>
          </table:table-cell>
          <table:table-cell table:style-name="Table263.A3" table:number-columns-spanned="2" office:value-type="string">
            <text:p text:style-name="P20"><text:span text:style-name="T13">VoterRegistration,CandidateRegistration</text:span></text:p>
          </table:table-cell>
          <table:covered-table-cell/>
          <table:table-cell table:style-name="Table263.A3" office:value-type="string">
            <text:p text:style-name="P20"><text:span text:style-name="T2">getDetails1()</text:span></text:p>
          </table:table-cell>
          <table:table-cell table:style-name="Table263.E3" office:value-type="string">
            <text:p text:style-name="P20"><text:span text:style-name="T13">All Columns</text:span></text:p>
          </table:table-cell>
          <table:table-cell table:style-name="Table263.E3" office:value-type="string">
            <text:p text:style-name="P20"><text:span text:style-name="T13">Enrollment,institute_id</text:span></text:p>
          </table:table-cell>
          <table:table-cell table:style-name="Table263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4"><text:tab/><text:tab/></text:span></text:p>
      <text:p text:style-name="P20"><text:span text:style-name="T4"><text:tab/></text:span></text:p>
      <text:p text:style-name="Standard"/>
      <text:p text:style-name="Standard"/>
      <text:p text:style-name="P21"><text:span text:style-name="T2"><text:s text:c="2"/></text:span><text:span text:style-name="T6">Voter Login:</text:span><text:span text:style-name="T2"> This page provides provision for its voter to perform his function.</text:span></text:p>
      <text:p text:style-name="P4"/>
      <text:p text:style-name="P21"><text:span text:style-name="T2"><text:tab/> <text:s text:c="11"/></text:span><text:span text:style-name="T6">During process of nomination time Following Link appears:</text:span></text:p>
      <text:p text:style-name="P21"><text:span text:style-name="T2"><text:s text:c="32"/>Home, CurrentElection,ElectionResult,ViewElection. <text:s/></text:span></text:p>
      <text:p text:style-name="P25"><text:span text:style-name="T2">File Name of view page: voter_home.jsp</text:span></text:p>
      <text:p text:style-name="P9"/>
      <text:p text:style-name="P20"><text:span text:style-name="T6">Technology Used</text:span></text:p>
      <table:table table:name="Table264" table:style-name="Table264">
        <table:table-column table:style-name="Table264.A"/>
        <table:table-column table:style-name="Table264.B"/>
        <table:table-column table:style-name="Table264.C"/>
        <table:table-row table:style-name="Table264.1">
          <table:table-cell table:style-name="Table264.A1" table:number-columns-spanned="2" office:value-type="string">
            <text:p text:style-name="P22"><text:span text:style-name="T11">AJAX Function</text:span></text:p>
          </table:table-cell>
          <table:covered-table-cell/>
        </table:table-row>
        <table:table-row table:style-name="Table264.1">
          <table:table-cell table:style-name="Table264.A2" office:value-type="string">
            <text:p text:style-name="P20"><text:span text:style-name="T11">Attribute Name<text:tab/></text:span></text:p>
          </table:table-cell>
          <table:table-cell table:style-name="Table264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64.A2" table:number-columns-spanned="0" office:value-type="string">
            <text:p text:style-name="P20"><text:span text:style-name="T11">Purpose</text:span></text:p>
          </table:table-cell>
        </table:table-row>
        <table:table-row table:style-name="Table264.1">
          <table:table-cell table:style-name="Table264.A3" office:value-type="string">
            <text:p text:style-name="P20"><text:span text:style-name="T13">Current election</text:span></text:p>
          </table:table-cell>
          <table:table-cell table:style-name="Table264.A3" table:number-columns-spanned="2" office:value-type="string">
            <text:p text:style-name="P20"><text:span text:style-name="T13">loadElection()</text:span></text:p>
          </table:table-cell>
          <table:covered-table-cell/>
          <table:table-cell table:style-name="Table264.A3" table:number-columns-spanned="0" office:value-type="string">
            <text:p text:style-name="P20"><text:span text:style-name="T13">Dynamically retrieve values and display current election list so that voter can send request for it candidature. </text:span></text:p>
          </table:table-cell>
        </table:table-row>
        <table:table-row table:style-name="Table264.1">
          <table:table-cell table:style-name="Table264.A3" office:value-type="string">
            <text:p text:style-name="P17"/>
          </table:table-cell>
          <table:table-cell table:style-name="Table264.A3" table:number-columns-spanned="2" office:value-type="string">
            <text:p text:style-name="P17"/>
          </table:table-cell>
          <table:covered-table-cell/>
          <table:table-cell table:style-name="Table264.A3" table:number-columns-spanned="0" office:value-type="string">
            <text:p text:style-name="P20"><text:span text:style-name="T13">For validating password from login table</text:span></text:p>
          </table:table-cell>
        </table:table-row>
      </table:table>
      <text:p text:style-name="P26"/>
      <table:table table:name="Table265" table:style-name="Table265">
        <table:table-column table:style-name="Table265.A"/>
        <table:table-column table:style-name="Table265.B"/>
        <table:table-row table:style-name="Table265.1">
          <table:table-cell table:style-name="Table265.A1" table:number-columns-spanned="2" office:value-type="string">
            <text:p text:style-name="P22"><text:span text:style-name="T11">Action Class Name:</text:span><text:span text:style-name="T13"> getElections</text:span></text:p>
          </table:table-cell>
          <table:covered-table-cell/>
        </table:table-row>
        <table:table-row table:style-name="Table265.1">
          <table:table-cell table:style-name="Table265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65.1">
          <table:table-cell table:style-name="Table265.A3" office:value-type="string">
            <text:p text:style-name="P20"><text:span text:style-name="T13">Logical Name</text:span></text:p>
          </table:table-cell>
          <table:table-cell table:style-name="Table265.A3" office:value-type="string">
            <text:p text:style-name="P17"/>
          </table:table-cell>
        </table:table-row>
        <table:table-row table:style-name="Table265.1">
          <table:table-cell table:style-name="Table265.A3" office:value-type="string">
            <text:p text:style-name="P20"><text:span text:style-name="T13">Physical Path</text:span></text:p>
          </table:table-cell>
          <table:table-cell table:style-name="Table265.A3" office:value-type="string">
            <text:p text:style-name="P17"/>
          </table:table-cell>
        </table:table-row>
        <table:table-row table:style-name="Table265.1">
          <table:table-cell table:style-name="Table265.A3" office:value-type="string">
            <text:p text:style-name="P20"><text:span text:style-name="T13">Code:</text:span></text:p>
          </table:table-cell>
          <table:table-cell table:style-name="Table265.A3" office:value-type="string">
            <text:p text:style-name="P17"/>
          </table:table-cell>
        </table:table-row>
        <table:table-row table:style-name="Table265.1">
          <table:table-cell table:style-name="Table265.A3" office:value-type="string">
            <text:p text:style-name="P20"><text:span text:style-name="T13">Description:</text:span></text:p>
          </table:table-cell>
          <table:table-cell table:style-name="Table265.A3" office:value-type="string">
            <text:p text:style-name="P17"/>
          </table:table-cell>
        </table:table-row>
        <table:table-row table:style-name="Table265.1">
          <table:table-cell table:style-name="Table265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65.1">
          <table:table-cell table:style-name="Table265.A3" office:value-type="string">
            <text:p text:style-name="P20"><text:span text:style-name="T13">Logical Name:</text:span></text:p>
          </table:table-cell>
          <table:table-cell table:style-name="Table265.A3" office:value-type="string">
            <text:p text:style-name="P20"><text:span text:style-name="T13">getElections</text:span></text:p>
          </table:table-cell>
        </table:table-row>
        <table:table-row table:style-name="Table265.1">
          <table:table-cell table:style-name="Table265.A3" office:value-type="string">
            <text:p text:style-name="P20"><text:span text:style-name="T13">Input JSP Form:</text:span></text:p>
          </table:table-cell>
          <table:table-cell table:style-name="Table265.A3" office:value-type="string">
            <text:p text:style-name="P17"/>
          </table:table-cell>
        </table:table-row>
        <table:table-row table:style-name="Table265.1">
          <table:table-cell table:style-name="Table265.A3" office:value-type="string">
            <text:p text:style-name="P20"><text:span text:style-name="T13">Physical Path(Type tag):</text:span></text:p>
          </table:table-cell>
          <table:table-cell table:style-name="Table265.A3" office:value-type="string">
            <text:p text:style-name="P20"><text:span text:style-name="T13">com.myapp.struts.Voter.getElections</text:span></text:p>
          </table:table-cell>
        </table:table-row>
        <table:table-row table:style-name="Table265.1">
          <table:table-cell table:style-name="Table265.A11" office:value-type="string">
            <text:p text:style-name="P20"><text:span text:style-name="T13">Logical Path</text:span></text:p>
          </table:table-cell>
          <table:table-cell table:style-name="Table265.A11" office:value-type="string">
            <text:p text:style-name="P20"><text:span text:style-name="T13">/getElection</text:span></text:p>
          </table:table-cell>
        </table:table-row>
        <table:table-row table:style-name="Table265.1">
          <table:table-cell table:style-name="Table265.A3" office:value-type="string">
            <text:p text:style-name="P20"><text:span text:style-name="T13">Code:</text:span></text:p>
          </table:table-cell>
          <table:table-cell table:style-name="Table265.A3" office:value-type="string">
            <text:p text:style-name="P17"/>
          </table:table-cell>
        </table:table-row>
        <table:table-row table:style-name="Table265.1">
          <table:table-cell table:style-name="Table265.A3" office:value-type="string">
            <text:p text:style-name="P17"/>
            <text:p text:style-name="P20"><text:span text:style-name="T14">Description:</text:span></text:p>
          </table:table-cell>
          <table:table-cell table:style-name="Table265.A3" office:value-type="string">
            <text:p text:style-name="P20"><text:span text:style-name="T13">Dynamically retrieve values and display current election list so that voter can send request for it candidature.</text:span></text:p>
          </table:table-cell>
        </table:table-row>
      </table:table>
      <text:p text:style-name="P29"/>
      <table:table table:name="Table266" table:style-name="Table266">
        <table:table-column table:style-name="Table266.A" table:number-columns-repeated="2"/>
        <table:table-row table:style-name="Table266.1">
          <table:table-cell table:style-name="Table266.A1" office:value-type="string">
            <text:p text:style-name="P22"><text:span text:style-name="T11">Forwards Setting</text:span></text:p>
          </table:table-cell>
        </table:table-row>
        <table:table-row table:style-name="Table266.1">
          <table:table-cell table:style-name="Table266.A2" office:value-type="string">
            <text:p text:style-name="P21"><text:span text:style-name="T11">Request Forwards Name </text:span></text:p>
          </table:table-cell>
          <table:table-cell table:style-name="Table266.B2" office:value-type="string">
            <text:p text:style-name="P21"><text:span text:style-name="T11">Request Target</text:span></text:p>
          </table:table-cell>
          <table:table-cell table:style-name="Table266.A2" table:number-columns-spanned="0" office:value-type="string">
            <text:p text:style-name="P21"><text:span text:style-name="T11">Purpose</text:span></text:p>
          </table:table-cell>
        </table:table-row>
        <table:table-row table:style-name="Table266.1">
          <table:table-cell table:style-name="Table266.A3" office:value-type="string">
            <text:p text:style-name="P20"><text:span text:style-name="T13">success</text:span></text:p>
          </table:table-cell>
          <table:table-cell table:style-name="Table266.B3" office:value-type="string">
            <text:p text:style-name="P20"><text:span text:style-name="T13">“/Voting/electionResult.jsp”</text:span></text:p>
          </table:table-cell>
          <table:table-cell table:style-name="Table266.A3" table:number-columns-spanned="0" office:value-type="string">
            <text:p text:style-name="P20"><text:span text:style-name="T13">Forwards user to home page of <text:s text:c="2"/>voter .</text:span></text:p>
          </table:table-cell>
        </table:table-row>
        <table:table-row table:style-name="Table266.1">
          <table:table-cell table:style-name="Table266.A4" office:value-type="string">
            <text:p text:style-name="P4"/>
          </table:table-cell>
        </table:table-row>
      </table:table>
      <text:p text:style-name="P30"><text:span text:style-name="T2"><text:tab/><text:tab/><text:tab/></text:span></text:p>
      <text:p text:style-name="P4"><text:soft-page-break/></text:p>
      <table:table table:name="Table267" table:style-name="Table267">
        <table:table-column table:style-name="Table267.A"/>
        <table:table-column table:style-name="Table267.B"/>
        <table:table-column table:style-name="Table267.C"/>
        <table:table-column table:style-name="Table267.D"/>
        <table:table-row table:style-name="Table267.1">
          <table:table-cell table:style-name="Table267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67.1">
          <table:table-cell table:style-name="Table267.A2" office:value-type="string">
            <text:p text:style-name="P20"><text:span text:style-name="T11">S.No.</text:span></text:p>
          </table:table-cell>
          <table:table-cell table:style-name="Table267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67.A2" office:value-type="string">
            <text:p text:style-name="P32"><text:span text:style-name="T11">Primary Key </text:span></text:p>
          </table:table-cell>
          <table:table-cell table:style-name="Table267.A2" table:number-columns-spanned="0" office:value-type="string">
            <text:p text:style-name="P20"><text:span text:style-name="T11">Purpose</text:span></text:p>
          </table:table-cell>
        </table:table-row>
        <table:table-row table:style-name="Table267.1">
          <table:table-cell table:style-name="Table267.A3" office:value-type="string">
            <text:p text:style-name="P20"><text:span text:style-name="T13">1</text:span></text:p>
          </table:table-cell>
          <table:table-cell table:style-name="Table267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67.A3" office:value-type="string">
            <text:p text:style-name="P20"><text:span text:style-name="T13">Election_id,institute_id</text:span></text:p>
          </table:table-cell>
          <table:table-cell table:style-name="Table267.A3" table:number-columns-spanned="0" office:value-type="string">
            <text:p text:style-name="P20"><text:span text:style-name="T13">To retrieve list from table</text:span></text:p>
          </table:table-cell>
        </table:table-row>
      </table:table>
      <text:p text:style-name="P4"/>
      <table:table table:name="Table268" table:style-name="Table268">
        <table:table-column table:style-name="Table268.A"/>
        <table:table-column table:style-name="Table268.B"/>
        <table:table-column table:style-name="Table268.C"/>
        <table:table-column table:style-name="Table268.D"/>
        <table:table-row table:style-name="Table268.1">
          <table:table-cell table:style-name="Table268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68.1">
          <table:table-cell table:style-name="Table268.A2" office:value-type="string">
            <text:p text:style-name="P20"><text:span text:style-name="T11">S.No.</text:span></text:p>
          </table:table-cell>
          <table:table-cell table:style-name="Table268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68.A2" office:value-type="string">
            <text:p text:style-name="P32"><text:span text:style-name="T11">Pojo Name</text:span></text:p>
          </table:table-cell>
          <table:table-cell table:style-name="Table268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68.1">
          <table:table-cell table:style-name="Table268.A3" office:value-type="string">
            <text:p text:style-name="P20"><text:span text:style-name="T13">1</text:span></text:p>
          </table:table-cell>
          <table:table-cell table:style-name="Table268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68.A3" office:value-type="string">
            <text:p text:style-name="P20"><text:span text:style-name="T13">Election</text:span></text:p>
          </table:table-cell>
          <table:table-cell table:style-name="Table268.A3" table:number-columns-spanned="0" office:value-type="string">
            <text:p text:style-name="P17"/>
          </table:table-cell>
        </table:table-row>
      </table:table>
      <text:p text:style-name="P4"/>
      <table:table table:name="Table269" table:style-name="Table269">
        <table:table-column table:style-name="Table269.A"/>
        <table:table-column table:style-name="Table269.B"/>
        <table:table-column table:style-name="Table269.C"/>
        <table:table-column table:style-name="Table269.D"/>
        <table:table-column table:style-name="Table269.E"/>
        <table:table-column table:style-name="Table269.F"/>
        <table:table-row table:style-name="Table269.1">
          <table:table-cell table:style-name="Table269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69.1">
          <table:table-cell table:style-name="Table269.A2" office:value-type="string">
            <text:p text:style-name="P20"><text:span text:style-name="T11">S.No.</text:span></text:p>
          </table:table-cell>
          <table:table-cell table:style-name="Table269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69.A2" office:value-type="string">
            <text:p text:style-name="P32"><text:span text:style-name="T11">Method Name </text:span></text:p>
          </table:table-cell>
          <table:table-cell table:style-name="Table269.E2" office:value-type="string">
            <text:p text:style-name="P20"><text:span text:style-name="T11">Select Operation</text:span></text:p>
          </table:table-cell>
          <table:table-cell table:style-name="Table269.E2" office:value-type="string">
            <text:p text:style-name="P20"><text:span text:style-name="T11">Columns <text:s/>in Where clause</text:span></text:p>
          </table:table-cell>
          <table:table-cell table:style-name="Table269.A2" table:number-columns-spanned="0" office:value-type="string">
            <text:p text:style-name="P20"><text:span text:style-name="T11">Purpose </text:span></text:p>
          </table:table-cell>
        </table:table-row>
        <table:table-row table:style-name="Table269.1">
          <table:table-cell table:style-name="Table269.A3" office:value-type="string">
            <text:p text:style-name="P20"><text:span text:style-name="T13">1</text:span></text:p>
          </table:table-cell>
          <table:table-cell table:style-name="Table269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69.A3" office:value-type="string">
            <text:p text:style-name="P20"><text:span text:style-name="T13">Elections()</text:span></text:p>
          </table:table-cell>
          <table:table-cell table:style-name="Table269.E3" office:value-type="string">
            <text:p text:style-name="P20"><text:span text:style-name="T13">All columns </text:span></text:p>
          </table:table-cell>
          <table:table-cell table:style-name="Table269.E3" office:value-type="string">
            <text:p text:style-name="P20"><text:span text:style-name="T13">Institute_id</text:span></text:p>
          </table:table-cell>
          <table:table-cell table:style-name="Table269.A3" table:number-columns-spanned="0" office:value-type="string">
            <text:p text:style-name="P17"/>
            <text:p text:style-name="P20"><text:span text:style-name="T13">To retrieve list from table</text:span></text:p>
          </table:table-cell>
        </table:table-row>
      </table:table>
      <text:p text:style-name="P19"/>
      <text:p text:style-name="P20"><text:span text:style-name="T6">Technology Used</text:span></text:p>
      <table:table table:name="Table270" table:style-name="Table270">
        <table:table-column table:style-name="Table270.A"/>
        <table:table-column table:style-name="Table270.B"/>
        <table:table-column table:style-name="Table270.C"/>
        <table:table-row table:style-name="Table270.1">
          <table:table-cell table:style-name="Table270.A1" table:number-columns-spanned="2" office:value-type="string">
            <text:p text:style-name="P22"><text:span text:style-name="T11">AJAX Function</text:span></text:p>
          </table:table-cell>
          <table:covered-table-cell/>
        </table:table-row>
        <table:table-row table:style-name="Table270.1">
          <table:table-cell table:style-name="Table270.A2" office:value-type="string">
            <text:p text:style-name="P20"><text:span text:style-name="T11">Attribute Name<text:tab/></text:span></text:p>
          </table:table-cell>
          <table:table-cell table:style-name="Table270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70.A2" table:number-columns-spanned="0" office:value-type="string">
            <text:p text:style-name="P20"><text:span text:style-name="T11">Purpose</text:span></text:p>
          </table:table-cell>
        </table:table-row>
        <table:table-row table:style-name="Table270.1">
          <table:table-cell table:style-name="Table270.A3" office:value-type="string">
            <text:p text:style-name="P20"><text:span text:style-name="T13">Current election</text:span></text:p>
          </table:table-cell>
          <table:table-cell table:style-name="Table270.A3" table:number-columns-spanned="2" office:value-type="string">
            <text:p text:style-name="P20"><text:span text:style-name="T13">checkPassword()</text:span></text:p>
          </table:table-cell>
          <table:covered-table-cell/>
          <table:table-cell table:style-name="Table270.A3" table:number-columns-spanned="0" office:value-type="string">
            <text:p text:style-name="P20"><text:span text:style-name="T13">Dynamically check the authentication of voter.</text:span></text:p>
          </table:table-cell>
        </table:table-row>
        <table:table-row table:style-name="Table270.1">
          <table:table-cell table:style-name="Table270.A3" office:value-type="string">
            <text:p text:style-name="P17"/>
          </table:table-cell>
          <table:table-cell table:style-name="Table270.A3" table:number-columns-spanned="2" office:value-type="string">
            <text:p text:style-name="P17"/>
          </table:table-cell>
          <table:covered-table-cell/>
          <table:table-cell table:style-name="Table270.A3" table:number-columns-spanned="0" office:value-type="string">
            <text:p text:style-name="P17"/>
          </table:table-cell>
        </table:table-row>
      </table:table>
      <text:p text:style-name="P26"/>
      <table:table table:name="Table271" table:style-name="Table271">
        <table:table-column table:style-name="Table271.A"/>
        <table:table-column table:style-name="Table271.B"/>
        <table:table-row table:style-name="Table271.1">
          <table:table-cell table:style-name="Table271.A1" table:number-columns-spanned="2" office:value-type="string">
            <text:p text:style-name="P22"><text:span text:style-name="T11">Action Class Name:</text:span><text:span text:style-name="T13"> checkPassword</text:span></text:p>
          </table:table-cell>
          <table:covered-table-cell/>
        </table:table-row>
        <table:table-row table:style-name="Table271.1">
          <table:table-cell table:style-name="Table271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71.1">
          <table:table-cell table:style-name="Table271.A3" office:value-type="string">
            <text:p text:style-name="P20"><text:span text:style-name="T13">Logical Name</text:span></text:p>
          </table:table-cell>
          <table:table-cell table:style-name="Table271.A3" office:value-type="string">
            <text:p text:style-name="P17"/>
          </table:table-cell>
        </table:table-row>
        <table:table-row table:style-name="Table271.1">
          <table:table-cell table:style-name="Table271.A3" office:value-type="string">
            <text:p text:style-name="P20"><text:span text:style-name="T13">Physical Path</text:span></text:p>
          </table:table-cell>
          <table:table-cell table:style-name="Table271.A3" office:value-type="string">
            <text:p text:style-name="P17"/>
          </table:table-cell>
        </table:table-row>
        <table:table-row table:style-name="Table271.1">
          <table:table-cell table:style-name="Table271.A3" office:value-type="string">
            <text:p text:style-name="P20"><text:span text:style-name="T13">Code:</text:span></text:p>
          </table:table-cell>
          <table:table-cell table:style-name="Table271.A3" office:value-type="string">
            <text:p text:style-name="P17"/>
          </table:table-cell>
        </table:table-row>
        <table:table-row table:style-name="Table271.1">
          <table:table-cell table:style-name="Table271.A3" office:value-type="string">
            <text:p text:style-name="P20"><text:span text:style-name="T13">Description:</text:span></text:p>
          </table:table-cell>
          <table:table-cell table:style-name="Table271.A3" office:value-type="string">
            <text:p text:style-name="P17"/>
          </table:table-cell>
        </table:table-row>
        <table:table-row table:style-name="Table271.1">
          <table:table-cell table:style-name="Table271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71.1">
          <table:table-cell table:style-name="Table271.A3" office:value-type="string">
            <text:p text:style-name="P20"><text:span text:style-name="T13">Logical Name:</text:span></text:p>
          </table:table-cell>
          <table:table-cell table:style-name="Table271.A3" office:value-type="string">
            <text:p text:style-name="P20"><text:span text:style-name="T13">checkPassword</text:span></text:p>
          </table:table-cell>
        </table:table-row>
        <table:table-row table:style-name="Table271.1">
          <table:table-cell table:style-name="Table271.A3" office:value-type="string">
            <text:p text:style-name="P20"><text:span text:style-name="T13">Input JSP Form:</text:span></text:p>
          </table:table-cell>
          <table:table-cell table:style-name="Table271.A3" office:value-type="string">
            <text:p text:style-name="P17"/>
          </table:table-cell>
        </table:table-row>
        <table:table-row table:style-name="Table271.1">
          <table:table-cell table:style-name="Table271.A3" office:value-type="string">
            <text:p text:style-name="P20"><text:span text:style-name="T13">Physical Path(Type tag):</text:span></text:p>
          </table:table-cell>
          <table:table-cell table:style-name="Table271.A3" office:value-type="string">
            <text:p text:style-name="P20"><text:span text:style-name="T13">com.myapp.struts.Voter.checkPassword</text:span></text:p>
          </table:table-cell>
        </table:table-row>
        <table:table-row table:style-name="Table271.1">
          <table:table-cell table:style-name="Table271.A11" office:value-type="string">
            <text:p text:style-name="P20"><text:span text:style-name="T13">Logical Path</text:span></text:p>
          </table:table-cell>
          <table:table-cell table:style-name="Table271.A11" office:value-type="string">
            <text:p text:style-name="P20"><text:span text:style-name="T13">/checkPass</text:span></text:p>
          </table:table-cell>
        </table:table-row>
        <table:table-row table:style-name="Table271.1">
          <table:table-cell table:style-name="Table271.A3" office:value-type="string">
            <text:p text:style-name="P20"><text:span text:style-name="T13">Code:</text:span></text:p>
          </table:table-cell>
          <table:table-cell table:style-name="Table271.A3" office:value-type="string">
            <text:p text:style-name="P17"/>
          </table:table-cell>
        </table:table-row>
        <table:table-row table:style-name="Table271.1">
          <table:table-cell table:style-name="Table271.A3" office:value-type="string">
            <text:p text:style-name="P17"/>
            <text:p text:style-name="P20"><text:span text:style-name="T14">Description:</text:span></text:p>
          </table:table-cell>
          <table:table-cell table:style-name="Table271.A3" office:value-type="string">
            <text:p text:style-name="P20"><text:span text:style-name="T13">Dynamically check the authentication of voter.</text:span></text:p>
          </table:table-cell>
        </table:table-row>
      </table:table>
      <text:p text:style-name="P29"/>
      <table:table table:name="Table272" table:style-name="Table272">
        <table:table-column table:style-name="Table272.A" table:number-columns-repeated="2"/>
        <table:table-row table:style-name="Table272.1">
          <table:table-cell table:style-name="Table272.A1" office:value-type="string">
            <text:p text:style-name="P22"><text:span text:style-name="T11">Forwards Setting</text:span></text:p>
          </table:table-cell>
        </table:table-row>
        <table:table-row table:style-name="Table272.1">
          <table:table-cell table:style-name="Table272.A2" office:value-type="string">
            <text:p text:style-name="P21"><text:span text:style-name="T11">Request Forwards Name </text:span></text:p>
          </table:table-cell>
          <table:table-cell table:style-name="Table272.B2" office:value-type="string">
            <text:p text:style-name="P21"><text:span text:style-name="T11">Request Target</text:span></text:p>
          </table:table-cell>
          <table:table-cell table:style-name="Table272.A2" table:number-columns-spanned="0" office:value-type="string">
            <text:p text:style-name="P21"><text:span text:style-name="T11">Purpose</text:span></text:p>
          </table:table-cell>
        </table:table-row>
        <table:table-row table:style-name="Table272.1">
          <table:table-cell table:style-name="Table272.A3" office:value-type="string">
            <text:p text:style-name="P20"><text:span text:style-name="T13">success</text:span></text:p>
          </table:table-cell>
          <table:table-cell table:style-name="Table272.B3" office:value-type="string">
            <text:p text:style-name="P20"><text:span text:style-name="T13">“/Voting/electionResult.jsp”</text:span></text:p>
          </table:table-cell>
          <table:table-cell table:style-name="Table272.A3" table:number-columns-spanned="0" office:value-type="string">
            <text:p text:style-name="P20"><text:span text:style-name="T13">/Voting/electionResult.jsp.</text:span></text:p>
          </table:table-cell>
        </table:table-row>
        <table:table-row table:style-name="Table272.1">
          <table:table-cell table:style-name="Table272.A4" office:value-type="string">
            <text:p text:style-name="P4"/>
          </table:table-cell>
        </table:table-row>
      </table:table>
      <text:p text:style-name="P30"><text:span text:style-name="T2"><text:tab/><text:tab/><text:tab/></text:span></text:p>
      <text:p text:style-name="P4"/>
      <table:table table:name="Table273" table:style-name="Table273">
        <table:table-column table:style-name="Table273.A"/>
        <table:table-column table:style-name="Table273.B"/>
        <table:table-column table:style-name="Table273.C"/>
        <table:table-column table:style-name="Table273.D"/>
        <table:table-row table:style-name="Table273.1">
          <table:table-cell table:style-name="Table273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73.1">
          <table:table-cell table:style-name="Table273.A2" office:value-type="string">
            <text:p text:style-name="P20"><text:span text:style-name="T11">S.No.</text:span></text:p>
          </table:table-cell>
          <table:table-cell table:style-name="Table273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73.A2" office:value-type="string">
            <text:p text:style-name="P32"><text:span text:style-name="T11">Primary Key </text:span></text:p>
          </table:table-cell>
          <table:table-cell table:style-name="Table273.A2" table:number-columns-spanned="0" office:value-type="string">
            <text:p text:style-name="P20"><text:span text:style-name="T11">Purpose</text:span></text:p>
          </table:table-cell>
        </table:table-row>
        <table:table-row table:style-name="Table273.1">
          <table:table-cell table:style-name="Table273.A3" office:value-type="string">
            <text:p text:style-name="P20"><text:span text:style-name="T13">1</text:span></text:p>
          </table:table-cell>
          <table:table-cell table:style-name="Table273.A3" table:number-columns-spanned="2" office:value-type="string">
            <text:p text:style-name="P17"/>
          </table:table-cell>
          <table:covered-table-cell/>
          <table:table-cell table:style-name="Table273.A3" office:value-type="string">
            <text:p text:style-name="P17"/>
          </table:table-cell>
          <table:table-cell table:style-name="Table273.A3" table:number-columns-spanned="0" office:value-type="string">
            <text:p text:style-name="P17"/>
          </table:table-cell>
        </table:table-row>
      </table:table>
      <text:p text:style-name="P4"/>
      <table:table table:name="Table274" table:style-name="Table274">
        <table:table-column table:style-name="Table274.A"/>
        <table:table-column table:style-name="Table274.B"/>
        <table:table-column table:style-name="Table274.C"/>
        <table:table-column table:style-name="Table274.D"/>
        <table:table-row table:style-name="Table274.1">
          <table:table-cell table:style-name="Table274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74.1">
          <table:table-cell table:style-name="Table274.A2" office:value-type="string">
            <text:p text:style-name="P20"><text:span text:style-name="T11">S.No.</text:span></text:p>
          </table:table-cell>
          <table:table-cell table:style-name="Table274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74.A2" office:value-type="string">
            <text:p text:style-name="P32"><text:span text:style-name="T11">Pojo Name</text:span></text:p>
          </table:table-cell>
          <table:table-cell table:style-name="Table274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74.1">
          <table:table-cell table:style-name="Table274.A3" office:value-type="string">
            <text:p text:style-name="P20"><text:span text:style-name="T13">1</text:span></text:p>
          </table:table-cell>
          <table:table-cell table:style-name="Table274.A3" table:number-columns-spanned="2" office:value-type="string">
            <text:p text:style-name="P17"/>
          </table:table-cell>
          <table:covered-table-cell/>
          <table:table-cell table:style-name="Table274.A3" office:value-type="string">
            <text:p text:style-name="P17"/>
          </table:table-cell>
          <table:table-cell table:style-name="Table274.A3" table:number-columns-spanned="0" office:value-type="string">
            <text:p text:style-name="P17"/>
          </table:table-cell>
        </table:table-row>
      </table:table>
      <text:p text:style-name="P4"/>
      <table:table table:name="Table275" table:style-name="Table275">
        <table:table-column table:style-name="Table275.A"/>
        <table:table-column table:style-name="Table275.B"/>
        <table:table-column table:style-name="Table275.C"/>
        <table:table-column table:style-name="Table275.D"/>
        <table:table-column table:style-name="Table275.E"/>
        <table:table-column table:style-name="Table275.F"/>
        <table:table-row table:style-name="Table275.1">
          <table:table-cell table:style-name="Table275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75.1">
          <table:table-cell table:style-name="Table275.A2" office:value-type="string">
            <text:p text:style-name="P20"><text:span text:style-name="T11">S.No.</text:span></text:p>
          </table:table-cell>
          <table:table-cell table:style-name="Table275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75.A2" office:value-type="string">
            <text:p text:style-name="P32"><text:span text:style-name="T11">Method Name </text:span></text:p>
          </table:table-cell>
          <table:table-cell table:style-name="Table275.E2" office:value-type="string">
            <text:p text:style-name="P20"><text:span text:style-name="T11">Select Operation</text:span></text:p>
          </table:table-cell>
          <table:table-cell table:style-name="Table275.E2" office:value-type="string">
            <text:p text:style-name="P20"><text:span text:style-name="T11">Columns <text:s/>in Where clause</text:span></text:p>
          </table:table-cell>
          <table:table-cell table:style-name="Table275.A2" table:number-columns-spanned="0" office:value-type="string">
            <text:p text:style-name="P20"><text:span text:style-name="T11">Purpose </text:span></text:p>
          </table:table-cell>
        </table:table-row>
        <table:table-row table:style-name="Table275.1">
          <table:table-cell table:style-name="Table275.A3" office:value-type="string">
            <text:p text:style-name="P20"><text:span text:style-name="T13">1</text:span></text:p>
          </table:table-cell>
          <table:table-cell table:style-name="Table275.A3" table:number-columns-spanned="2" office:value-type="string">
            <text:p text:style-name="P17"/>
          </table:table-cell>
          <table:covered-table-cell/>
          <table:table-cell table:style-name="Table275.A3" office:value-type="string">
            <text:p text:style-name="P20"><text:span text:style-name="T13">password_encrupt()</text:span></text:p>
          </table:table-cell>
          <table:table-cell table:style-name="Table275.E3" office:value-type="string">
            <text:p text:style-name="P17"/>
          </table:table-cell>
          <table:table-cell table:style-name="Table275.E3" office:value-type="string">
            <text:p text:style-name="P17"/>
          </table:table-cell>
          <table:table-cell table:style-name="Table275.A3" table:number-columns-spanned="0" office:value-type="string">
            <text:p text:style-name="P20"><text:span text:style-name="T2">Check authenticate user</text:span></text:p>
          </table:table-cell>
        </table:table-row>
      </table:table>
      <text:p text:style-name="Standard"/>
      <text:p text:style-name="P21"><text:span text:style-name="T2"><text:s/></text:span><text:span text:style-name="T6">When election period is going on following Links appear</text:span></text:p>
      <text:p text:style-name="P21"><text:span text:style-name="T6"><text:s text:c="15"/>Home,Voting Process,Election Result,ViewElection.</text:span></text:p>
      <text:p text:style-name="P25"><text:span text:style-name="T6"><text:s text:c="7"/></text:span><text:span text:style-name="T2">For </text:span><text:span text:style-name="T6">Voting Process</text:span><text:span text:style-name="T2"> Link.</text:span></text:p>
      <text:p text:style-name="P21"><text:soft-page-break/><text:span text:style-name="T6"><text:s text:c="2"/></text:span></text:p>
      <text:p text:style-name="P25"><text:span text:style-name="T2">File Name of view page: voter_home.jsp</text:span></text:p>
      <text:p text:style-name="P22"><text:span text:style-name="T2"><text:s text:c="3"/></text:span><text:span text:style-name="T6">Attributes</text:span></text:p>
      <table:table table:name="Table276" table:style-name="Table276">
        <table:table-column table:style-name="Table276.A"/>
        <table:table-column table:style-name="Table276.B"/>
        <table:table-column table:style-name="Table276.C"/>
        <table:table-column table:style-name="Table276.D"/>
        <table:table-column table:style-name="Table276.E"/>
        <table:table-column table:style-name="Table276.F"/>
        <table:table-row table:style-name="Table276.1">
          <table:table-cell table:style-name="Table276.A1" office:value-type="string">
            <text:p text:style-name="P20"><text:span text:style-name="T11">S.No.</text:span></text:p>
          </table:table-cell>
          <table:table-cell table:style-name="Table276.A1" office:value-type="string">
            <text:p text:style-name="P20"><text:span text:style-name="T11">Attribute Name</text:span></text:p>
          </table:table-cell>
          <table:table-cell table:style-name="Table276.A1" office:value-type="string">
            <text:p text:style-name="P20"><text:span text:style-name="T11">Label </text:span></text:p>
          </table:table-cell>
          <table:table-cell table:style-name="Table276.A1" office:value-type="string">
            <text:p text:style-name="P20"><text:span text:style-name="T11">Field Name</text:span></text:p>
          </table:table-cell>
          <table:table-cell table:style-name="Table276.A1" office:value-type="string">
            <text:p text:style-name="P20"><text:span text:style-name="T11">Type</text:span></text:p>
          </table:table-cell>
          <table:table-cell table:style-name="Table276.A1" office:value-type="string">
            <text:p text:style-name="P20"><text:span text:style-name="T11">Validation</text:span></text:p>
          </table:table-cell>
        </table:table-row>
        <table:table-row table:style-name="Table276.1">
          <table:table-cell table:style-name="Table276.A1" office:value-type="string">
            <text:p text:style-name="P22"><text:span text:style-name="T13">1.</text:span></text:p>
          </table:table-cell>
          <table:table-cell table:style-name="Table276.A1" office:value-type="string">
            <text:p text:style-name="P20"><text:span text:style-name="T13">election</text:span></text:p>
          </table:table-cell>
          <table:table-cell table:style-name="Table276.A1" office:value-type="string">
            <text:p text:style-name="P20"><text:span text:style-name="T13">Select an Election</text:span></text:p>
          </table:table-cell>
          <table:table-cell table:style-name="Table276.A1" office:value-type="string">
            <text:p text:style-name="P20"><text:span text:style-name="T13">election</text:span></text:p>
          </table:table-cell>
          <table:table-cell table:style-name="Table276.A1" office:value-type="string">
            <text:p text:style-name="P20"><text:span text:style-name="T13">Combo box</text:span></text:p>
          </table:table-cell>
          <table:table-cell table:style-name="Table276.A1" office:value-type="string">
            <text:p text:style-name="P17"/>
          </table:table-cell>
        </table:table-row>
        <table:table-row table:style-name="Table276.1">
          <table:table-cell table:style-name="Table276.A1" office:value-type="string">
            <text:p text:style-name="P22"><text:span text:style-name="T13">2.</text:span></text:p>
          </table:table-cell>
          <table:table-cell table:style-name="Table276.A1" office:value-type="string">
            <text:p text:style-name="P20"><text:span text:style-name="T13"><text:s/>button</text:span></text:p>
          </table:table-cell>
          <table:table-cell table:style-name="Table276.A1" office:value-type="string">
            <text:p text:style-name="P20"><text:span text:style-name="T13">Election result</text:span></text:p>
          </table:table-cell>
          <table:table-cell table:style-name="Table276.A1" office:value-type="string">
            <text:p text:style-name="P20"><text:span text:style-name="T13">button</text:span></text:p>
          </table:table-cell>
          <table:table-cell table:style-name="Table276.A1" office:value-type="string">
            <text:p text:style-name="P20"><text:span text:style-name="T13">Submit</text:span></text:p>
          </table:table-cell>
          <table:table-cell table:style-name="Table276.A1" office:value-type="string">
            <text:p text:style-name="P17"/>
          </table:table-cell>
        </table:table-row>
      </table:table>
      <text:p text:style-name="P9"/>
      <text:p text:style-name="P20"><text:span text:style-name="T6">Technology Used</text:span></text:p>
      <table:table table:name="Table277" table:style-name="Table277">
        <table:table-column table:style-name="Table277.A"/>
        <table:table-column table:style-name="Table277.B"/>
        <table:table-column table:style-name="Table277.C"/>
        <table:table-row table:style-name="Table277.1">
          <table:table-cell table:style-name="Table277.A1" table:number-columns-spanned="2" office:value-type="string">
            <text:p text:style-name="P22"><text:span text:style-name="T11">AJAX Validation</text:span></text:p>
          </table:table-cell>
          <table:covered-table-cell/>
        </table:table-row>
        <table:table-row table:style-name="Table277.1">
          <table:table-cell table:style-name="Table277.A2" office:value-type="string">
            <text:p text:style-name="P20"><text:span text:style-name="T11">Attribute Name<text:tab/></text:span></text:p>
          </table:table-cell>
          <table:table-cell table:style-name="Table277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77.A2" table:number-columns-spanned="0" office:value-type="string">
            <text:p text:style-name="P20"><text:span text:style-name="T11">Purpose</text:span></text:p>
          </table:table-cell>
        </table:table-row>
        <table:table-row table:style-name="Table277.1">
          <table:table-cell table:style-name="Table277.A3" office:value-type="string">
            <text:p text:style-name="P20"><text:span text:style-name="T13">Election result</text:span></text:p>
          </table:table-cell>
          <table:table-cell table:style-name="Table277.A3" table:number-columns-spanned="2" office:value-type="string">
            <text:p text:style-name="P20"><text:span text:style-name="T13">loadresult()</text:span></text:p>
          </table:table-cell>
          <table:covered-table-cell/>
          <table:table-cell table:style-name="Table277.A3" table:number-columns-spanned="0" office:value-type="string">
            <text:p text:style-name="P20"><text:span text:style-name="T13">For retrieving values and display declared result</text:span></text:p>
          </table:table-cell>
        </table:table-row>
      </table:table>
      <text:p text:style-name="P26"/>
      <table:table table:name="Table278" table:style-name="Table278">
        <table:table-column table:style-name="Table278.A"/>
        <table:table-column table:style-name="Table278.B"/>
        <table:table-row table:style-name="Table278.1">
          <table:table-cell table:style-name="Table278.A1" table:number-columns-spanned="2" office:value-type="string">
            <text:p text:style-name="P22"><text:span text:style-name="T11">Action Class Name:</text:span><text:span text:style-name="T13"> VotingAction</text:span></text:p>
          </table:table-cell>
          <table:covered-table-cell/>
        </table:table-row>
        <table:table-row table:style-name="Table278.1">
          <table:table-cell table:style-name="Table278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78.1">
          <table:table-cell table:style-name="Table278.A3" office:value-type="string">
            <text:p text:style-name="P20"><text:span text:style-name="T13">Logical Name</text:span></text:p>
          </table:table-cell>
          <table:table-cell table:style-name="Table278.A3" office:value-type="string">
            <text:p text:style-name="P20"><text:span text:style-name="T13">VoterElectionActionForm</text:span></text:p>
          </table:table-cell>
        </table:table-row>
        <table:table-row table:style-name="Table278.1">
          <table:table-cell table:style-name="Table278.A3" office:value-type="string">
            <text:p text:style-name="P20"><text:span text:style-name="T13">Physical Path</text:span></text:p>
          </table:table-cell>
          <table:table-cell table:style-name="Table278.A3" office:value-type="string">
            <text:p text:style-name="P20"><text:span text:style-name="T13">“com.myapp.struts.Voting.VoterElectionActionForm"</text:span></text:p>
          </table:table-cell>
        </table:table-row>
        <table:table-row table:style-name="Table278.1">
          <table:table-cell table:style-name="Table278.A3" office:value-type="string">
            <text:p text:style-name="P20"><text:span text:style-name="T13">Code:</text:span></text:p>
          </table:table-cell>
          <table:table-cell table:style-name="Table278.A3" office:value-type="string">
            <text:p text:style-name="P17"/>
          </table:table-cell>
        </table:table-row>
        <table:table-row table:style-name="Table278.1">
          <table:table-cell table:style-name="Table278.A3" office:value-type="string">
            <text:p text:style-name="P20"><text:span text:style-name="T13">Description:</text:span></text:p>
          </table:table-cell>
          <table:table-cell table:style-name="Table278.A3" office:value-type="string">
            <text:p text:style-name="P20"><text:span text:style-name="T13">For defining setter and getter functions.</text:span></text:p>
          </table:table-cell>
        </table:table-row>
        <table:table-row table:style-name="Table278.1">
          <table:table-cell table:style-name="Table278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78.1">
          <table:table-cell table:style-name="Table278.A3" office:value-type="string">
            <text:p text:style-name="P20"><text:span text:style-name="T13">Logical Name:</text:span></text:p>
          </table:table-cell>
          <table:table-cell table:style-name="Table278.A3" office:value-type="string">
            <text:p text:style-name="P20"><text:span text:style-name="T13">VotingAction</text:span></text:p>
          </table:table-cell>
        </table:table-row>
        <table:table-row table:style-name="Table278.1">
          <table:table-cell table:style-name="Table278.A3" office:value-type="string">
            <text:p text:style-name="P20"><text:span text:style-name="T13">Input JSP Form:</text:span></text:p>
          </table:table-cell>
          <table:table-cell table:style-name="Table278.A3" office:value-type="string">
            <text:p text:style-name="P20"><text:span text:style-name="T13">/Voter/voter_home.jsp</text:span></text:p>
          </table:table-cell>
        </table:table-row>
        <table:table-row table:style-name="Table278.1">
          <table:table-cell table:style-name="Table278.A3" office:value-type="string">
            <text:p text:style-name="P20"><text:span text:style-name="T13">Physical Path(Type tag):</text:span></text:p>
          </table:table-cell>
          <table:table-cell table:style-name="Table278.A3" office:value-type="string">
            <text:p text:style-name="P20"><text:span text:style-name="T13">com.myapp.struts.Voting.VotingAction</text:span></text:p>
          </table:table-cell>
        </table:table-row>
        <table:table-row table:style-name="Table278.1">
          <table:table-cell table:style-name="Table278.A11" office:value-type="string">
            <text:p text:style-name="P20"><text:span text:style-name="T13">Logical Path</text:span></text:p>
          </table:table-cell>
          <table:table-cell table:style-name="Table278.A11" office:value-type="string">
            <text:p text:style-name="P20"><text:span text:style-name="T13">/electionResult</text:span></text:p>
          </table:table-cell>
        </table:table-row>
        <table:table-row table:style-name="Table278.1">
          <table:table-cell table:style-name="Table278.A3" office:value-type="string">
            <text:p text:style-name="P20"><text:span text:style-name="T13">Code:</text:span></text:p>
          </table:table-cell>
          <table:table-cell table:style-name="Table278.A3" office:value-type="string">
            <text:p text:style-name="P17"/>
          </table:table-cell>
        </table:table-row>
        <table:table-row table:style-name="Table278.1">
          <table:table-cell table:style-name="Table278.A3" office:value-type="string">
            <text:p text:style-name="P17"/>
            <text:p text:style-name="P20"><text:span text:style-name="T14">Description:</text:span></text:p>
          </table:table-cell>
          <table:table-cell table:style-name="Table278.A3" office:value-type="string">
            <text:p text:style-name="P20"><text:span text:style-name="T13">For retrieving values and display declared result</text:span></text:p>
          </table:table-cell>
        </table:table-row>
      </table:table>
      <text:p text:style-name="P29"/>
      <table:table table:name="Table279" table:style-name="Table279">
        <table:table-column table:style-name="Table279.A" table:number-columns-repeated="2"/>
        <table:table-row table:style-name="Table279.1">
          <table:table-cell table:style-name="Table279.A1" office:value-type="string">
            <text:p text:style-name="P22"><text:span text:style-name="T11">Forwards Setting</text:span></text:p>
          </table:table-cell>
        </table:table-row>
        <table:table-row table:style-name="Table279.1">
          <table:table-cell table:style-name="Table279.A2" office:value-type="string">
            <text:p text:style-name="P21"><text:span text:style-name="T11">Request Forwards Name </text:span></text:p>
          </table:table-cell>
          <table:table-cell table:style-name="Table279.B2" office:value-type="string">
            <text:p text:style-name="P21"><text:span text:style-name="T11">Request Target</text:span></text:p>
          </table:table-cell>
          <table:table-cell table:style-name="Table279.A2" table:number-columns-spanned="0" office:value-type="string">
            <text:p text:style-name="P21"><text:span text:style-name="T11">Purpose</text:span></text:p>
          </table:table-cell>
        </table:table-row>
        <table:table-row table:style-name="Table279.1">
          <table:table-cell table:style-name="Table279.A3" office:value-type="string">
            <text:p text:style-name="P20"><text:span text:style-name="T13">success</text:span></text:p>
          </table:table-cell>
          <table:table-cell table:style-name="Table279.B3" office:value-type="string">
            <text:p text:style-name="P20"><text:span text:style-name="T13">“/Voting/electionResult.jsp”</text:span></text:p>
          </table:table-cell>
          <table:table-cell table:style-name="Table279.A3" table:number-columns-spanned="0" office:value-type="string">
            <text:p text:style-name="P20"><text:span text:style-name="T13">Forwards user to home page of voter.</text:span></text:p>
          </table:table-cell>
        </table:table-row>
        <table:table-row table:style-name="Table279.1">
          <table:table-cell table:style-name="Table279.A4" office:value-type="string">
            <text:p text:style-name="P4"/>
          </table:table-cell>
        </table:table-row>
      </table:table>
      <text:p text:style-name="P30"><text:span text:style-name="T2"><text:tab/><text:tab/><text:tab/></text:span></text:p>
      <text:p text:style-name="P20"><text:span text:style-name="T2">*session is maintained for each user with institute_id, user_id and role. <text:s/></text:span></text:p>
      <table:table table:name="Table280" table:style-name="Table280">
        <table:table-column table:style-name="Table280.A"/>
        <table:table-column table:style-name="Table280.B"/>
        <table:table-column table:style-name="Table280.C"/>
        <table:table-column table:style-name="Table280.D"/>
        <table:table-row table:style-name="Table280.1">
          <table:table-cell table:style-name="Table280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80.1">
          <table:table-cell table:style-name="Table280.A2" office:value-type="string">
            <text:p text:style-name="P20"><text:span text:style-name="T11">S.No.</text:span></text:p>
          </table:table-cell>
          <table:table-cell table:style-name="Table280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80.A2" office:value-type="string">
            <text:p text:style-name="P32"><text:span text:style-name="T11">Primary Key </text:span></text:p>
          </table:table-cell>
          <table:table-cell table:style-name="Table280.A2" table:number-columns-spanned="0" office:value-type="string">
            <text:p text:style-name="P20"><text:span text:style-name="T11">Purpose</text:span></text:p>
          </table:table-cell>
        </table:table-row>
        <table:table-row table:style-name="Table280.1">
          <table:table-cell table:style-name="Table280.A3" office:value-type="string">
            <text:p text:style-name="P20"><text:span text:style-name="T13">1</text:span></text:p>
          </table:table-cell>
          <table:table-cell table:style-name="Table280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80.A3" office:value-type="string">
            <text:p text:style-name="P20"><text:span text:style-name="T13">Election_id,institute_id</text:span></text:p>
          </table:table-cell>
          <table:table-cell table:style-name="Table280.A3" table:number-columns-spanned="0" office:value-type="string">
            <text:p text:style-name="P20"><text:span text:style-name="T13">To retrieve List from table</text:span></text:p>
          </table:table-cell>
        </table:table-row>
      </table:table>
      <text:p text:style-name="P4"/>
      <table:table table:name="Table281" table:style-name="Table281">
        <table:table-column table:style-name="Table281.A"/>
        <table:table-column table:style-name="Table281.B"/>
        <table:table-column table:style-name="Table281.C"/>
        <table:table-column table:style-name="Table281.D"/>
        <table:table-row table:style-name="Table281.1">
          <table:table-cell table:style-name="Table281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81.1">
          <table:table-cell table:style-name="Table281.A2" office:value-type="string">
            <text:p text:style-name="P20"><text:span text:style-name="T11">S.No.</text:span></text:p>
          </table:table-cell>
          <table:table-cell table:style-name="Table281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81.A2" office:value-type="string">
            <text:p text:style-name="P32"><text:span text:style-name="T11">Pojo Name</text:span></text:p>
          </table:table-cell>
          <table:table-cell table:style-name="Table281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81.1">
          <table:table-cell table:style-name="Table281.A3" office:value-type="string">
            <text:p text:style-name="P20"><text:span text:style-name="T13">1</text:span></text:p>
          </table:table-cell>
          <table:table-cell table:style-name="Table281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81.A3" office:value-type="string">
            <text:p text:style-name="P20"><text:span text:style-name="T13">Election</text:span></text:p>
          </table:table-cell>
          <table:table-cell table:style-name="Table281.A3" table:number-columns-spanned="0" office:value-type="string">
            <text:p text:style-name="P17"/>
          </table:table-cell>
        </table:table-row>
      </table:table>
      <text:p text:style-name="P4"/>
      <table:table table:name="Table282" table:style-name="Table282">
        <table:table-column table:style-name="Table282.A"/>
        <table:table-column table:style-name="Table282.B"/>
        <table:table-column table:style-name="Table282.C"/>
        <table:table-column table:style-name="Table282.D"/>
        <table:table-column table:style-name="Table282.E"/>
        <table:table-column table:style-name="Table282.F"/>
        <table:table-row table:style-name="Table282.1">
          <table:table-cell table:style-name="Table282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82.1">
          <table:table-cell table:style-name="Table282.A2" office:value-type="string">
            <text:p text:style-name="P20"><text:span text:style-name="T11">S.No.</text:span></text:p>
          </table:table-cell>
          <table:table-cell table:style-name="Table282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82.A2" office:value-type="string">
            <text:p text:style-name="P32"><text:span text:style-name="T11">Method Name </text:span></text:p>
          </table:table-cell>
          <table:table-cell table:style-name="Table282.E2" office:value-type="string">
            <text:p text:style-name="P20"><text:span text:style-name="T11">Select Operation</text:span></text:p>
          </table:table-cell>
          <table:table-cell table:style-name="Table282.E2" office:value-type="string">
            <text:p text:style-name="P20"><text:span text:style-name="T11">Columns <text:s/>in Where clause</text:span></text:p>
          </table:table-cell>
          <table:table-cell table:style-name="Table282.A2" table:number-columns-spanned="0" office:value-type="string">
            <text:p text:style-name="P20"><text:span text:style-name="T11">Purpose </text:span></text:p>
          </table:table-cell>
        </table:table-row>
        <table:table-row table:style-name="Table282.1">
          <table:table-cell table:style-name="Table282.A3" office:value-type="string">
            <text:p text:style-name="P20"><text:span text:style-name="T13">1</text:span></text:p>
          </table:table-cell>
          <table:table-cell table:style-name="Table282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82.A3" office:value-type="string">
            <text:p text:style-name="P20"><text:span text:style-name="T13">searchElection()</text:span></text:p>
          </table:table-cell>
          <table:table-cell table:style-name="Table282.E3" office:value-type="string">
            <text:p text:style-name="P20"><text:span text:style-name="T13">All columns </text:span></text:p>
          </table:table-cell>
          <table:table-cell table:style-name="Table282.E3" office:value-type="string">
            <text:p text:style-name="P20"><text:span text:style-name="T13">Election_id,institute_id</text:span></text:p>
          </table:table-cell>
          <table:table-cell table:style-name="Table282.A3" table:number-columns-spanned="0" office:value-type="string">
            <text:p text:style-name="P20"><text:span text:style-name="T13">To retrieve List from table </text:span></text:p>
            <text:p text:style-name="P4"/>
          </table:table-cell>
        </table:table-row>
      </table:table>
      <text:p text:style-name="P19"/>
      <text:p text:style-name="Standard"><text:span text:style-name="T6">Following jsp page appears on clicking on Nomination List</text:span></text:p>
      <text:p text:style-name="P20"><text:span text:style-name="T6">File Name of view page:-</text:span><text:span text:style-name="T2"> <text:s/>nominationList.jsp</text:span></text:p>
      <text:p text:style-name="P20"><text:span text:style-name="T2"><text:tab/><text:tab/><text:tab/><text:tab/><text:tab/><text:tab/><text:tab/></text:span><text:span text:style-name="T6">Attributes</text:span></text:p>
      <table:table table:name="Table283" table:style-name="Table283">
        <table:table-column table:style-name="Table283.A"/>
        <table:table-column table:style-name="Table283.B"/>
        <table:table-column table:style-name="Table283.C"/>
        <table:table-column table:style-name="Table283.D"/>
        <table:table-column table:style-name="Table283.E"/>
        <table:table-column table:style-name="Table283.F"/>
        <table:table-row table:style-name="Table283.1">
          <table:table-cell table:style-name="Table283.A1" office:value-type="string">
            <text:p text:style-name="P20"><text:span text:style-name="T11">S.No.</text:span></text:p>
          </table:table-cell>
          <table:table-cell table:style-name="Table283.A1" office:value-type="string">
            <text:p text:style-name="P20"><text:span text:style-name="T11">Attribute Name</text:span></text:p>
          </table:table-cell>
          <table:table-cell table:style-name="Table283.A1" office:value-type="string">
            <text:p text:style-name="P20"><text:span text:style-name="T11">Label </text:span></text:p>
          </table:table-cell>
          <table:table-cell table:style-name="Table283.A1" office:value-type="string">
            <text:p text:style-name="P20"><text:span text:style-name="T11">Field Name</text:span></text:p>
          </table:table-cell>
          <table:table-cell table:style-name="Table283.A1" office:value-type="string">
            <text:p text:style-name="P20"><text:span text:style-name="T11">hrefLink</text:span></text:p>
          </table:table-cell>
          <table:table-cell table:style-name="Table283.A1" office:value-type="string">
            <text:p text:style-name="P20"><text:span text:style-name="T11">Validation</text:span></text:p>
          </table:table-cell>
        </table:table-row>
        <table:table-row table:style-name="Table283.1">
          <table:table-cell table:style-name="Table283.A2" office:value-type="string">
            <text:p text:style-name="P22"><text:span text:style-name="T13">1</text:span></text:p>
          </table:table-cell>
          <table:table-cell table:style-name="Table283.A2" office:value-type="string">
            <text:p text:style-name="P20"><text:span text:style-name="T13">election_id</text:span></text:p>
          </table:table-cell>
          <table:table-cell table:style-name="Table283.A2" office:value-type="string">
            <text:p text:style-name="P20"><text:span text:style-name="T13">Election_Id</text:span></text:p>
          </table:table-cell>
          <table:table-cell table:style-name="Table283.A2" office:value-type="string">
            <text:p text:style-name="P20"><text:span text:style-name="T13">election_id</text:span></text:p>
          </table:table-cell>
          <table:table-cell table:style-name="Table283.A2" office:value-type="string">
            <text:p text:style-name="P20"><text:span text:style-name="T13">${path}/Candidate/candidate_details.jsp?id=${doc.index} tion_id}</text:span></text:p>
          </table:table-cell>
          <table:table-cell table:style-name="Table283.A2" office:value-type="string">
            <text:p text:style-name="P17"/>
          </table:table-cell>
        </table:table-row>
        <table:table-row table:style-name="Table283.1">
          <table:table-cell table:style-name="Table283.A2" office:value-type="string">
            <text:p text:style-name="P22"><text:span text:style-name="T13">2</text:span></text:p>
          </table:table-cell>
          <table:table-cell table:style-name="Table283.A2" office:value-type="string">
            <text:p text:style-name="P20"><text:span text:style-name="T13">institute_id</text:span></text:p>
          </table:table-cell>
          <table:table-cell table:style-name="Table283.A2" office:value-type="string">
            <text:p text:style-name="P20"><text:span text:style-name="T13">Institute_Id</text:span></text:p>
          </table:table-cell>
          <table:table-cell table:style-name="Table283.A2" office:value-type="string">
            <text:p text:style-name="P20"><text:span text:style-name="T13">institute_id</text:span></text:p>
          </table:table-cell>
          <table:table-cell table:style-name="Table283.A2" office:value-type="string">
            <text:p text:style-name="P20"><text:span text:style-name="T13">${path}/Candidate/candidate_details.jsp?id=${doc.index}</text:span></text:p>
          </table:table-cell>
          <table:table-cell table:style-name="Table283.A2" office:value-type="string">
            <text:p text:style-name="P17"/>
          </table:table-cell>
        </table:table-row>
        <table:table-row table:style-name="Table283.1">
          <table:table-cell table:style-name="Table283.A2" office:value-type="string">
            <text:p text:style-name="P22"><text:span text:style-name="T13">3</text:span></text:p>
          </table:table-cell>
          <table:table-cell table:style-name="Table283.A2" office:value-type="string">
            <text:p text:style-name="P20"><text:span text:style-name="T13">election_name</text:span></text:p>
          </table:table-cell>
          <table:table-cell table:style-name="Table283.A2" office:value-type="string">
            <text:p text:style-name="P20"><text:span text:style-name="T13">Election Name</text:span></text:p>
          </table:table-cell>
          <table:table-cell table:style-name="Table283.A2" office:value-type="string">
            <text:p text:style-name="P20"><text:span text:style-name="T13">election_name</text:span></text:p>
          </table:table-cell>
          <table:table-cell table:style-name="Table283.A2" office:value-type="string">
            <text:p text:style-name="P20"><text:span text:style-name="T13">${path}/Candidate/candidate_details.jsp?id=${doc.index}</text:span></text:p>
          </table:table-cell>
          <table:table-cell table:style-name="Table283.A2" office:value-type="string">
            <text:p text:style-name="P17"/>
          </table:table-cell>
        </table:table-row>
        <table:table-row table:style-name="Table283.1">
          <table:table-cell table:style-name="Table283.A2" office:value-type="string">
            <text:p text:style-name="P22"><text:span text:style-name="T13">4</text:span></text:p>
          </table:table-cell>
          <table:table-cell table:style-name="Table283.A2" office:value-type="string">
            <text:p text:style-name="P20"><text:span text:style-name="T13">positionName</text:span></text:p>
          </table:table-cell>
          <table:table-cell table:style-name="Table283.A2" office:value-type="string">
            <text:p text:style-name="P20"><text:span text:style-name="T13">Position Name</text:span></text:p>
          </table:table-cell>
          <table:table-cell table:style-name="Table283.A2" office:value-type="string">
            <text:p text:style-name="P20"><text:span text:style-name="T13">positionName</text:span></text:p>
          </table:table-cell>
          <table:table-cell table:style-name="Table283.A2" office:value-type="string">
            <text:p text:style-name="P20"><text:span text:style-name="T13">${path}/Candidate/candidate_details.jsp?id=${doc.index}</text:span></text:p>
          </table:table-cell>
          <table:table-cell table:style-name="Table283.A2" office:value-type="string">
            <text:p text:style-name="P17"/>
          </table:table-cell>
        </table:table-row>
        <table:table-row table:style-name="Table283.1">
          <table:table-cell table:style-name="Table283.A2" office:value-type="string">
            <text:p text:style-name="P22"><text:span text:style-name="T13">5</text:span></text:p>
          </table:table-cell>
          <table:table-cell table:style-name="Table283.A2" office:value-type="string">
            <text:p text:style-name="P20"><text:span text:style-name="T13">candidateName</text:span></text:p>
          </table:table-cell>
          <table:table-cell table:style-name="Table283.A2" office:value-type="string">
            <text:p text:style-name="P20"><text:span text:style-name="T13">Candidate Name</text:span></text:p>
          </table:table-cell>
          <table:table-cell table:style-name="Table283.A2" office:value-type="string">
            <text:p text:style-name="P20"><text:span text:style-name="T13">candidateName</text:span></text:p>
          </table:table-cell>
          <table:table-cell table:style-name="Table283.A2" office:value-type="string">
            <text:p text:style-name="P20"><text:span text:style-name="T13">${path}/Candidate/candidate_details.jsp?id=${doc.index}</text:span></text:p>
          </table:table-cell>
          <table:table-cell table:style-name="Table283.A2" office:value-type="string">
            <text:p text:style-name="P17"/>
          </table:table-cell>
        </table:table-row>
      </table:table>
      <text:p text:style-name="P9"/>
      <text:p text:style-name="P9"><text:soft-page-break/></text:p>
      <text:p text:style-name="P9"/>
      <text:p text:style-name="P20"><text:span text:style-name="T6">File Name of view page on clicking on above grid link:-</text:span><text:span text:style-name="T2"> <text:s/>candidate_details.jsp</text:span></text:p>
      <text:p text:style-name="P4"/>
      <text:p text:style-name="P20"><text:span text:style-name="T2"><text:tab/></text:span><text:span text:style-name="T6">Attributes</text:span></text:p>
      <table:table table:name="Table284" table:style-name="Table284">
        <table:table-column table:style-name="Table284.A"/>
        <table:table-column table:style-name="Table284.B"/>
        <table:table-column table:style-name="Table284.C"/>
        <table:table-column table:style-name="Table284.D"/>
        <table:table-column table:style-name="Table284.E"/>
        <table:table-column table:style-name="Table284.F"/>
        <table:table-row table:style-name="Table284.1">
          <table:table-cell table:style-name="Table284.A1" office:value-type="string">
            <text:p text:style-name="P20"><text:span text:style-name="T11">S.No.</text:span></text:p>
          </table:table-cell>
          <table:table-cell table:style-name="Table284.A1" office:value-type="string">
            <text:p text:style-name="P20"><text:span text:style-name="T11">Attribute Name</text:span></text:p>
          </table:table-cell>
          <table:table-cell table:style-name="Table284.A1" office:value-type="string">
            <text:p text:style-name="P20"><text:span text:style-name="T11">Label </text:span></text:p>
          </table:table-cell>
          <table:table-cell table:style-name="Table284.A1" office:value-type="string">
            <text:p text:style-name="P20"><text:span text:style-name="T11">Field Name</text:span></text:p>
          </table:table-cell>
          <table:table-cell table:style-name="Table284.A1" office:value-type="string">
            <text:p text:style-name="P20"><text:span text:style-name="T11">Type</text:span></text:p>
          </table:table-cell>
          <table:table-cell table:style-name="Table284.A1" office:value-type="string">
            <text:p text:style-name="P20"><text:span text:style-name="T11">Validation</text:span></text:p>
          </table:table-cell>
        </table:table-row>
        <table:table-row table:style-name="Table284.1">
          <table:table-cell table:style-name="Table284.A2" office:value-type="string">
            <text:p text:style-name="P22"><text:span text:style-name="T13">1</text:span></text:p>
          </table:table-cell>
          <table:table-cell table:style-name="Table284.A2" office:value-type="string">
            <text:p text:style-name="P20"><text:span text:style-name="T13">enrollment</text:span></text:p>
          </table:table-cell>
          <table:table-cell table:style-name="Table284.A2" office:value-type="string">
            <text:p text:style-name="P20"><text:span text:style-name="T13">Enrollment Number</text:span></text:p>
          </table:table-cell>
          <table:table-cell table:style-name="Table284.A2" office:value-type="string">
            <text:p text:style-name="P20"><text:span text:style-name="T13">enrollment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2</text:span></text:p>
          </table:table-cell>
          <table:table-cell table:style-name="Table284.A2" office:value-type="string">
            <text:p text:style-name="P20"><text:span text:style-name="T13">institute_id</text:span></text:p>
          </table:table-cell>
          <table:table-cell table:style-name="Table284.A2" office:value-type="string">
            <text:p text:style-name="P20"><text:span text:style-name="T13">Institute Name</text:span></text:p>
          </table:table-cell>
          <table:table-cell table:style-name="Table284.A2" office:value-type="string">
            <text:p text:style-name="P20"><text:span text:style-name="T13">institute_id</text:span></text:p>
          </table:table-cell>
          <table:table-cell table:style-name="Table284.A2" office:value-type="string">
            <text:p text:style-name="P20"><text:span text:style-name="T13">Combo 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3</text:span></text:p>
          </table:table-cell>
          <table:table-cell table:style-name="Table284.A2" office:value-type="string">
            <text:p text:style-name="P20"><text:span text:style-name="T13">department</text:span></text:p>
          </table:table-cell>
          <table:table-cell table:style-name="Table284.A2" office:value-type="string">
            <text:p text:style-name="P20"><text:span text:style-name="T13">Department</text:span></text:p>
          </table:table-cell>
          <table:table-cell table:style-name="Table284.A2" office:value-type="string">
            <text:p text:style-name="P20"><text:span text:style-name="T13">department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4</text:span></text:p>
          </table:table-cell>
          <table:table-cell table:style-name="Table284.A2" office:value-type="string">
            <text:p text:style-name="P20"><text:span text:style-name="T13">course</text:span></text:p>
          </table:table-cell>
          <table:table-cell table:style-name="Table284.A2" office:value-type="string">
            <text:p text:style-name="P20"><text:span text:style-name="T13">Course</text:span></text:p>
          </table:table-cell>
          <table:table-cell table:style-name="Table284.A2" office:value-type="string">
            <text:p text:style-name="P20"><text:span text:style-name="T13">course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5</text:span></text:p>
          </table:table-cell>
          <table:table-cell table:style-name="Table284.A2" office:value-type="string">
            <text:p text:style-name="P20"><text:span text:style-name="T13">year</text:span></text:p>
          </table:table-cell>
          <table:table-cell table:style-name="Table284.A2" office:value-type="string">
            <text:p text:style-name="P20"><text:span text:style-name="T13">Year</text:span></text:p>
          </table:table-cell>
          <table:table-cell table:style-name="Table284.A2" office:value-type="string">
            <text:p text:style-name="P20"><text:span text:style-name="T13">year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6</text:span></text:p>
          </table:table-cell>
          <table:table-cell table:style-name="Table284.A2" office:value-type="string">
            <text:p text:style-name="P20"><text:span text:style-name="T13">duration</text:span></text:p>
          </table:table-cell>
          <table:table-cell table:style-name="Table284.A2" office:value-type="string">
            <text:p text:style-name="P20"><text:span text:style-name="T13">Duration of course</text:span></text:p>
          </table:table-cell>
          <table:table-cell table:style-name="Table284.A2" office:value-type="string">
            <text:p text:style-name="P20"><text:span text:style-name="T13">duration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7</text:span></text:p>
          </table:table-cell>
          <table:table-cell table:style-name="Table284.A2" office:value-type="string">
            <text:p text:style-name="P20"><text:span text:style-name="T13">session</text:span></text:p>
          </table:table-cell>
          <table:table-cell table:style-name="Table284.A2" office:value-type="string">
            <text:p text:style-name="P20"><text:span text:style-name="T13">Current Session</text:span></text:p>
          </table:table-cell>
          <table:table-cell table:style-name="Table284.A2" office:value-type="string">
            <text:p text:style-name="P20"><text:span text:style-name="T13">session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8</text:span></text:p>
          </table:table-cell>
          <table:table-cell table:style-name="Table284.A2" office:value-type="string">
            <text:p text:style-name="P20"><text:span text:style-name="T13">j_date</text:span></text:p>
          </table:table-cell>
          <table:table-cell table:style-name="Table284.A2" office:value-type="string">
            <text:p text:style-name="P20"><text:span text:style-name="T13">Date of Joining</text:span></text:p>
          </table:table-cell>
          <table:table-cell table:style-name="Table284.A2" office:value-type="string">
            <text:p text:style-name="P20"><text:span text:style-name="T13">j_date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9</text:span></text:p>
          </table:table-cell>
          <table:table-cell table:style-name="Table284.A2" office:value-type="string">
            <text:p text:style-name="P20"><text:span text:style-name="T13">v_name</text:span></text:p>
          </table:table-cell>
          <table:table-cell table:style-name="Table284.A2" office:value-type="string">
            <text:p text:style-name="P20"><text:span text:style-name="T13">Voter(student) Name</text:span></text:p>
          </table:table-cell>
          <table:table-cell table:style-name="Table284.A2" office:value-type="string">
            <text:p text:style-name="P20"><text:span text:style-name="T13">v_name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10</text:span></text:p>
          </table:table-cell>
          <table:table-cell table:style-name="Table284.A2" office:value-type="string">
            <text:p text:style-name="P20"><text:span text:style-name="T13">gender</text:span></text:p>
          </table:table-cell>
          <table:table-cell table:style-name="Table284.A2" office:value-type="string">
            <text:p text:style-name="P20"><text:span text:style-name="T13">Gender</text:span></text:p>
          </table:table-cell>
          <table:table-cell table:style-name="Table284.A2" office:value-type="string">
            <text:p text:style-name="P20"><text:span text:style-name="T13">gender</text:span></text:p>
          </table:table-cell>
          <table:table-cell table:style-name="Table284.A2" office:value-type="string">
            <text:p text:style-name="P20"><text:span text:style-name="T13">Combo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11</text:span></text:p>
          </table:table-cell>
          <table:table-cell table:style-name="Table284.A2" office:value-type="string">
            <text:p text:style-name="P20"><text:span text:style-name="T13">b_date</text:span></text:p>
          </table:table-cell>
          <table:table-cell table:style-name="Table284.A2" office:value-type="string">
            <text:p text:style-name="P20"><text:span text:style-name="T13">Date of Birth</text:span></text:p>
          </table:table-cell>
          <table:table-cell table:style-name="Table284.A2" office:value-type="string">
            <text:p text:style-name="P20"><text:span text:style-name="T13">b_date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12</text:span></text:p>
          </table:table-cell>
          <table:table-cell table:style-name="Table284.A2" office:value-type="string">
            <text:p text:style-name="P20"><text:span text:style-name="T13">f_name</text:span></text:p>
          </table:table-cell>
          <table:table-cell table:style-name="Table284.A2" office:value-type="string">
            <text:p text:style-name="P20"><text:span text:style-name="T13">Father's Name</text:span></text:p>
          </table:table-cell>
          <table:table-cell table:style-name="Table284.A2" office:value-type="string">
            <text:p text:style-name="P20"><text:span text:style-name="T13">f_name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13</text:span></text:p>
          </table:table-cell>
          <table:table-cell table:style-name="Table284.A2" office:value-type="string">
            <text:p text:style-name="P20"><text:span text:style-name="T13">m_name</text:span></text:p>
          </table:table-cell>
          <table:table-cell table:style-name="Table284.A2" office:value-type="string">
            <text:p text:style-name="P20"><text:span text:style-name="T13">Mother's Name</text:span></text:p>
          </table:table-cell>
          <table:table-cell table:style-name="Table284.A2" office:value-type="string">
            <text:p text:style-name="P20"><text:span text:style-name="T13">m_name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14</text:span></text:p>
          </table:table-cell>
          <table:table-cell table:style-name="Table284.A2" office:value-type="string">
            <text:p text:style-name="P20"><text:span text:style-name="T13">m_number</text:span></text:p>
          </table:table-cell>
          <table:table-cell table:style-name="Table284.A2" office:value-type="string">
            <text:p text:style-name="P20"><text:span text:style-name="T13">Mobile No</text:span></text:p>
          </table:table-cell>
          <table:table-cell table:style-name="Table284.A2" office:value-type="string">
            <text:p text:style-name="P20"><text:span text:style-name="T13">m_number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15</text:span></text:p>
          </table:table-cell>
          <table:table-cell table:style-name="Table284.A2" office:value-type="string">
            <text:p text:style-name="P20"><text:span text:style-name="T13">email</text:span></text:p>
          </table:table-cell>
          <table:table-cell table:style-name="Table284.A2" office:value-type="string">
            <text:p text:style-name="P20"><text:span text:style-name="T13">email</text:span></text:p>
          </table:table-cell>
          <table:table-cell table:style-name="Table284.A2" office:value-type="string">
            <text:p text:style-name="P20"><text:span text:style-name="T13">email</text:span></text:p>
          </table:table-cell>
          <table:table-cell table:style-name="Table284.A2" office:value-type="string">
            <text:p text:style-name="P20"><text:span text:style-name="T13">Textbox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16</text:span></text:p>
          </table:table-cell>
          <table:table-cell table:style-name="Table284.A2" office:value-type="string">
            <text:p text:style-name="P20"><text:span text:style-name="T13">c_add</text:span></text:p>
          </table:table-cell>
          <table:table-cell table:style-name="Table284.A2" office:value-type="string">
            <text:p text:style-name="P20"><text:span text:style-name="T13">Corresponding Address</text:span></text:p>
          </table:table-cell>
          <table:table-cell table:style-name="Table284.A2" office:value-type="string">
            <text:p text:style-name="P20"><text:span text:style-name="T13">c_add</text:span></text:p>
          </table:table-cell>
          <table:table-cell table:style-name="Table284.A2" office:value-type="string">
            <text:p text:style-name="P17"/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17</text:span></text:p>
          </table:table-cell>
          <table:table-cell table:style-name="Table284.A2" office:value-type="string">
            <text:p text:style-name="P20"><text:span text:style-name="T13">city</text:span></text:p>
          </table:table-cell>
          <table:table-cell table:style-name="Table284.A2" office:value-type="string">
            <text:p text:style-name="P20"><text:span text:style-name="T13">City</text:span></text:p>
          </table:table-cell>
          <table:table-cell table:style-name="Table284.A2" office:value-type="string">
            <text:p text:style-name="P20"><text:span text:style-name="T13">city</text:span></text:p>
          </table:table-cell>
          <table:table-cell table:style-name="Table284.A2" office:value-type="string">
            <text:p text:style-name="P20"><text:span text:style-name="T13">RadioButton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18</text:span></text:p>
          </table:table-cell>
          <table:table-cell table:style-name="Table284.A2" office:value-type="string">
            <text:p text:style-name="P20"><text:span text:style-name="T13">state</text:span></text:p>
          </table:table-cell>
          <table:table-cell table:style-name="Table284.A2" office:value-type="string">
            <text:p text:style-name="P20"><text:span text:style-name="T13">State</text:span></text:p>
          </table:table-cell>
          <table:table-cell table:style-name="Table284.A2" office:value-type="string">
            <text:p text:style-name="P20"><text:span text:style-name="T13">state</text:span></text:p>
          </table:table-cell>
          <table:table-cell table:style-name="Table284.A2" office:value-type="string">
            <text:p text:style-name="P20"><text:span text:style-name="T13">Radio Button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19</text:span></text:p>
          </table:table-cell>
          <table:table-cell table:style-name="Table284.A2" office:value-type="string">
            <text:p text:style-name="P20"><text:span text:style-name="T13">zipcode</text:span></text:p>
          </table:table-cell>
          <table:table-cell table:style-name="Table284.A2" office:value-type="string">
            <text:p text:style-name="P20"><text:span text:style-name="T13">Zip Code</text:span></text:p>
          </table:table-cell>
          <table:table-cell table:style-name="Table284.A2" office:value-type="string">
            <text:p text:style-name="P20"><text:span text:style-name="T13">zipcode</text:span></text:p>
          </table:table-cell>
          <table:table-cell table:style-name="Table284.A2" office:value-type="string">
            <text:p text:style-name="P17"/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20</text:span></text:p>
          </table:table-cell>
          <table:table-cell table:style-name="Table284.A2" office:value-type="string">
            <text:p text:style-name="P20"><text:span text:style-name="T13">country</text:span></text:p>
          </table:table-cell>
          <table:table-cell table:style-name="Table284.A2" office:value-type="string">
            <text:p text:style-name="P20"><text:span text:style-name="T13">Country</text:span></text:p>
          </table:table-cell>
          <table:table-cell table:style-name="Table284.A2" office:value-type="string">
            <text:p text:style-name="P20"><text:span text:style-name="T13">country</text:span></text:p>
          </table:table-cell>
          <table:table-cell table:style-name="Table284.A2" office:value-type="string">
            <text:p text:style-name="P20"><text:span text:style-name="T13">Radio Button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21</text:span></text:p>
          </table:table-cell>
          <table:table-cell table:style-name="Table284.A2" office:value-type="string">
            <text:p text:style-name="P20"><text:span text:style-name="T13">P_add</text:span></text:p>
          </table:table-cell>
          <table:table-cell table:style-name="Table284.A2" office:value-type="string">
            <text:p text:style-name="P20"><text:span text:style-name="T13">Permanent Address</text:span></text:p>
          </table:table-cell>
          <table:table-cell table:style-name="Table284.A2" office:value-type="string">
            <text:p text:style-name="P20"><text:span text:style-name="T13">P_add</text:span></text:p>
          </table:table-cell>
          <table:table-cell table:style-name="Table284.A2" office:value-type="string">
            <text:p text:style-name="P20"><text:span text:style-name="T13">Radio Button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22</text:span></text:p>
          </table:table-cell>
          <table:table-cell table:style-name="Table284.A2" office:value-type="string">
            <text:p text:style-name="P20"><text:span text:style-name="T13">city1</text:span></text:p>
          </table:table-cell>
          <table:table-cell table:style-name="Table284.A2" office:value-type="string">
            <text:p text:style-name="P20"><text:span text:style-name="T13">City</text:span></text:p>
          </table:table-cell>
          <table:table-cell table:style-name="Table284.A2" office:value-type="string">
            <text:p text:style-name="P20"><text:span text:style-name="T13">city1</text:span></text:p>
          </table:table-cell>
          <table:table-cell table:style-name="Table284.A2" office:value-type="string">
            <text:p text:style-name="P17"/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23</text:span></text:p>
          </table:table-cell>
          <table:table-cell table:style-name="Table284.A2" office:value-type="string">
            <text:p text:style-name="P20"><text:span text:style-name="T13">State1</text:span></text:p>
          </table:table-cell>
          <table:table-cell table:style-name="Table284.A2" office:value-type="string">
            <text:p text:style-name="P20"><text:span text:style-name="T13">State</text:span></text:p>
          </table:table-cell>
          <table:table-cell table:style-name="Table284.A2" office:value-type="string">
            <text:p text:style-name="P20"><text:span text:style-name="T13">State1</text:span></text:p>
          </table:table-cell>
          <table:table-cell table:style-name="Table284.A2" office:value-type="string">
            <text:p text:style-name="P20"><text:span text:style-name="T13">Radio Button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24</text:span></text:p>
          </table:table-cell>
          <table:table-cell table:style-name="Table284.A2" office:value-type="string">
            <text:p text:style-name="P20"><text:span text:style-name="T13">zipcode1</text:span></text:p>
          </table:table-cell>
          <table:table-cell table:style-name="Table284.A2" office:value-type="string">
            <text:p text:style-name="P20"><text:span text:style-name="T13">zipcode</text:span></text:p>
          </table:table-cell>
          <table:table-cell table:style-name="Table284.A2" office:value-type="string">
            <text:p text:style-name="P20"><text:span text:style-name="T13">zipcode1</text:span></text:p>
          </table:table-cell>
          <table:table-cell table:style-name="Table284.A2" office:value-type="string">
            <text:p text:style-name="P20"><text:span text:style-name="T13">Radio Button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26</text:span></text:p>
          </table:table-cell>
          <table:table-cell table:style-name="Table284.A2" office:value-type="string">
            <text:p text:style-name="P20"><text:span text:style-name="T13">back</text:span></text:p>
          </table:table-cell>
          <table:table-cell table:style-name="Table284.A2" office:value-type="string">
            <text:p text:style-name="P20"><text:span text:style-name="T13">Back</text:span></text:p>
          </table:table-cell>
          <table:table-cell table:style-name="Table284.A2" office:value-type="string">
            <text:p text:style-name="P20"><text:span text:style-name="T13">back</text:span></text:p>
          </table:table-cell>
          <table:table-cell table:style-name="Table284.A2" office:value-type="string">
            <text:p text:style-name="P20"><text:span text:style-name="T13">Button</text:span></text:p>
          </table:table-cell>
          <table:table-cell table:style-name="Table284.A2" office:value-type="string">
            <text:p text:style-name="P17"/>
          </table:table-cell>
        </table:table-row>
        <table:table-row table:style-name="Table284.1">
          <table:table-cell table:style-name="Table284.A2" office:value-type="string">
            <text:p text:style-name="P22"><text:span text:style-name="T13">27</text:span></text:p>
          </table:table-cell>
          <table:table-cell table:style-name="Table284.A2" office:value-type="string">
            <text:p text:style-name="P20"><text:span text:style-name="T13">country1</text:span></text:p>
          </table:table-cell>
          <table:table-cell table:style-name="Table284.A2" office:value-type="string">
            <text:p text:style-name="P20"><text:span text:style-name="T13">country</text:span></text:p>
          </table:table-cell>
          <table:table-cell table:style-name="Table284.A2" office:value-type="string">
            <text:p text:style-name="P20"><text:span text:style-name="T13">country1</text:span></text:p>
          </table:table-cell>
          <table:table-cell table:style-name="Table284.A2" office:value-type="string">
            <text:p text:style-name="P20"><text:span text:style-name="T13">Text box</text:span></text:p>
          </table:table-cell>
          <table:table-cell table:style-name="Table284.A2" office:value-type="string">
            <text:p text:style-name="P17"/>
          </table:table-cell>
        </table:table-row>
      </table:table>
      <text:p text:style-name="P9"/>
      <text:p text:style-name="P8"/>
      <text:p text:style-name="P4"/>
      <text:p text:style-name="P9"/>
      <text:p text:style-name="P20"><text:span text:style-name="T6">Technology Used</text:span></text:p>
      <table:table table:name="Table285" table:style-name="Table285">
        <table:table-column table:style-name="Table285.A"/>
        <table:table-column table:style-name="Table285.B"/>
        <table:table-column table:style-name="Table285.C"/>
        <table:table-row table:style-name="Table285.1">
          <table:table-cell table:style-name="Table285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285.1">
          <table:table-cell table:style-name="Table285.A2" office:value-type="string">
            <text:p text:style-name="P20"><text:span text:style-name="T11">Attribute Name<text:tab/></text:span></text:p>
          </table:table-cell>
          <table:table-cell table:style-name="Table285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85.A2" table:number-columns-spanned="0" office:value-type="string">
            <text:p text:style-name="P20"><text:span text:style-name="T11">Purpose</text:span></text:p>
          </table:table-cell>
        </table:table-row>
        <table:table-row table:style-name="Table285.1">
          <table:table-cell table:style-name="Table285.A3" office:value-type="string">
            <text:p text:style-name="P17"/>
          </table:table-cell>
          <table:table-cell table:style-name="Table285.A3" table:number-columns-spanned="2" office:value-type="string">
            <text:p text:style-name="P17"/>
          </table:table-cell>
          <table:covered-table-cell/>
          <table:table-cell table:style-name="Table285.A3" table:number-columns-spanned="0" office:value-type="string">
            <text:p text:style-name="P17"/>
          </table:table-cell>
        </table:table-row>
      </table:table>
      <text:p text:style-name="P11"/>
      <table:table table:name="Table286" table:style-name="Table286">
        <table:table-column table:style-name="Table286.A"/>
        <table:table-column table:style-name="Table286.B"/>
        <table:table-row table:style-name="Table286.1">
          <table:table-cell table:style-name="Table286.A1" table:number-columns-spanned="2" office:value-type="string">
            <text:p text:style-name="P22"><text:span text:style-name="T11">Action Class Name: </text:span><text:span text:style-name="T13">CandidateViewAction</text:span></text:p>
          </table:table-cell>
          <table:covered-table-cell/>
        </table:table-row>
        <table:table-row table:style-name="Table286.1">
          <table:table-cell table:style-name="Table286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86.1">
          <table:table-cell table:style-name="Table286.A3" office:value-type="string">
            <text:p text:style-name="P20"><text:span text:style-name="T13">Logical Name</text:span></text:p>
          </table:table-cell>
          <table:table-cell table:style-name="Table286.A3" office:value-type="string">
            <text:p text:style-name="P20"><text:span text:style-name="T13">CandidateRegActionForm</text:span></text:p>
          </table:table-cell>
        </table:table-row>
        <table:table-row table:style-name="Table286.1">
          <table:table-cell table:style-name="Table286.A3" office:value-type="string">
            <text:p text:style-name="P20"><text:span text:style-name="T13">Physical Path</text:span></text:p>
          </table:table-cell>
          <table:table-cell table:style-name="Table286.A3" office:value-type="string">
            <text:p text:style-name="P20"><text:span text:style-name="T13">com.myapp.struts.Candidate.CandidateRegActionForm</text:span></text:p>
          </table:table-cell>
        </table:table-row>
        <table:table-row table:style-name="Table286.1">
          <table:table-cell table:style-name="Table286.A3" office:value-type="string">
            <text:p text:style-name="P20"><text:span text:style-name="T13">Code:</text:span></text:p>
          </table:table-cell>
          <table:table-cell table:style-name="Table286.A3" office:value-type="string">
            <text:p text:style-name="P17"/>
          </table:table-cell>
        </table:table-row>
        <table:table-row table:style-name="Table286.1">
          <table:table-cell table:style-name="Table286.A3" office:value-type="string">
            <text:p text:style-name="P20"><text:span text:style-name="T13">Description:</text:span></text:p>
          </table:table-cell>
          <table:table-cell table:style-name="Table286.A3" office:value-type="string">
            <text:p text:style-name="P20"><text:span text:style-name="T13">For Definning Getter and Setter.</text:span></text:p>
          </table:table-cell>
        </table:table-row>
        <table:table-row table:style-name="Table286.1">
          <table:table-cell table:style-name="Table286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86.1">
          <table:table-cell table:style-name="Table286.A3" office:value-type="string">
            <text:p text:style-name="P20"><text:span text:style-name="T13">Logical Name</text:span></text:p>
          </table:table-cell>
          <table:table-cell table:style-name="Table286.A3" office:value-type="string">
            <text:p text:style-name="P20"><text:span text:style-name="T13">CandidateViewAction</text:span></text:p>
          </table:table-cell>
        </table:table-row>
        <table:table-row table:style-name="Table286.1">
          <table:table-cell table:style-name="Table286.A3" office:value-type="string">
            <text:p text:style-name="P20"><text:span text:style-name="T13">Input JSP Form:</text:span></text:p>
          </table:table-cell>
          <table:table-cell table:style-name="Table286.A3" office:value-type="string">
            <text:p text:style-name="P18"/>
          </table:table-cell>
        </table:table-row>
        <table:table-row table:style-name="Table286.1">
          <table:table-cell table:style-name="Table286.A3" office:value-type="string">
            <text:p text:style-name="P20"><text:span text:style-name="T13">Physical Path(Type tag):</text:span></text:p>
          </table:table-cell>
          <table:table-cell table:style-name="Table286.A3" office:value-type="string">
            <text:p text:style-name="P20"><text:span text:style-name="T13">com.myapp.struts.Candidate.CandidateViewAction</text:span></text:p>
          </table:table-cell>
        </table:table-row>
        <table:table-row table:style-name="Table286.1">
          <table:table-cell table:style-name="Table286.A11" office:value-type="string">
            <text:p text:style-name="P20"><text:span text:style-name="T13">Logical Path</text:span></text:p>
          </table:table-cell>
          <table:table-cell table:style-name="Table286.A11" office:value-type="string">
            <text:p text:style-name="P20"><text:span text:style-name="T13">/registration</text:span></text:p>
          </table:table-cell>
        </table:table-row>
        <table:table-row table:style-name="Table286.1">
          <table:table-cell table:style-name="Table286.A3" office:value-type="string">
            <text:p text:style-name="P20"><text:span text:style-name="T13">Code:</text:span></text:p>
          </table:table-cell>
          <table:table-cell table:style-name="Table286.A3" office:value-type="string">
            <text:p text:style-name="P17"/>
          </table:table-cell>
        </table:table-row>
        <table:table-row table:style-name="Table286.1">
          <table:table-cell table:style-name="Table286.A3" office:value-type="string">
            <text:p text:style-name="P17"/>
            <text:p text:style-name="P20"><text:span text:style-name="T14">Description:</text:span></text:p>
          </table:table-cell>
          <table:table-cell table:style-name="Table286.A3" office:value-type="string">
            <text:p text:style-name="P20"><text:span text:style-name="T13">To Return List object .</text:span></text:p>
          </table:table-cell>
        </table:table-row>
      </table:table>
      <text:p text:style-name="P4"><text:soft-page-break/></text:p>
      <text:p text:style-name="P4"/>
      <text:p text:style-name="P4"/>
      <text:p text:style-name="P4"/>
      <table:table table:name="Table287" table:style-name="Table287">
        <table:table-column table:style-name="Table287.A"/>
        <table:table-column table:style-name="Table287.B"/>
        <table:table-column table:style-name="Table287.C"/>
        <table:table-row table:style-name="Table287.1">
          <table:table-cell table:style-name="Table287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287.1">
          <table:table-cell table:style-name="Table287.A2" office:value-type="string">
            <text:p text:style-name="P21"><text:span text:style-name="T11">Request Forwards Name </text:span></text:p>
          </table:table-cell>
          <table:table-cell table:style-name="Table287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287.A2" table:number-columns-spanned="0" office:value-type="string">
            <text:p text:style-name="P21"><text:span text:style-name="T11">Purpose</text:span></text:p>
          </table:table-cell>
        </table:table-row>
        <table:table-row table:style-name="Table287.1">
          <table:table-cell table:style-name="Table287.A3" office:value-type="string">
            <text:p text:style-name="P20"><text:span text:style-name="T13">duplicate</text:span></text:p>
          </table:table-cell>
          <table:table-cell table:style-name="Table287.B3" table:number-columns-spanned="2" office:value-type="string">
            <text:p text:style-name="P20"><text:span text:style-name="T13">/Candidate/candidate.jsp</text:span></text:p>
          </table:table-cell>
          <table:covered-table-cell/>
          <table:table-cell table:style-name="Table287.A3" table:number-columns-spanned="0" office:value-type="string">
            <text:p text:style-name="P20"><text:span text:style-name="T13">Redirects user to the target page.</text:span></text:p>
          </table:table-cell>
        </table:table-row>
        <table:table-row table:style-name="Table287.1">
          <table:table-cell table:style-name="Table287.A3" office:value-type="string">
            <text:p text:style-name="P20"><text:span text:style-name="T13">add</text:span></text:p>
          </table:table-cell>
          <table:table-cell table:style-name="Table287.B3" table:number-columns-spanned="2" office:value-type="string">
            <text:p text:style-name="P20"><text:span text:style-name="T13">“/Candidate/candidate_registration.jsp”</text:span></text:p>
          </table:table-cell>
          <table:covered-table-cell/>
          <table:table-cell table:style-name="Table287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288" table:style-name="Table288">
        <table:table-column table:style-name="Table288.A"/>
        <table:table-column table:style-name="Table288.B"/>
        <table:table-column table:style-name="Table288.C"/>
        <table:table-column table:style-name="Table288.D"/>
        <table:table-row table:style-name="Table288.1">
          <table:table-cell table:style-name="Table288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88.1">
          <table:table-cell table:style-name="Table288.A2" office:value-type="string">
            <text:p text:style-name="P20"><text:span text:style-name="T11">S.No</text:span></text:p>
          </table:table-cell>
          <table:table-cell table:style-name="Table288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88.A2" office:value-type="string">
            <text:p text:style-name="P32"><text:span text:style-name="T11">Primary Key </text:span></text:p>
          </table:table-cell>
          <table:table-cell table:style-name="Table288.A2" table:number-columns-spanned="0" office:value-type="string">
            <text:p text:style-name="P20"><text:span text:style-name="T11">Purpose</text:span></text:p>
          </table:table-cell>
        </table:table-row>
        <table:table-row table:style-name="Table288.1">
          <table:table-cell table:style-name="Table288.A3" office:value-type="string">
            <text:p text:style-name="P20"><text:span text:style-name="T13">1</text:span></text:p>
          </table:table-cell>
          <table:table-cell table:style-name="Table288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88.A3" office:value-type="string">
            <text:p text:style-name="P20"><text:span text:style-name="T13">Enrolment,institute_id</text:span></text:p>
          </table:table-cell>
          <table:table-cell table:style-name="Table288.A3" table:number-columns-spanned="0" office:value-type="string">
            <text:p text:style-name="P20"><text:span text:style-name="T13">To retrive and update data </text:span></text:p>
          </table:table-cell>
        </table:table-row>
      </table:table>
      <text:p text:style-name="P4"/>
      <table:table table:name="Table289" table:style-name="Table289">
        <table:table-column table:style-name="Table289.A"/>
        <table:table-column table:style-name="Table289.B"/>
        <table:table-column table:style-name="Table289.C"/>
        <table:table-column table:style-name="Table289.D"/>
        <table:table-row table:style-name="Table289.1">
          <table:table-cell table:style-name="Table289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89.1">
          <table:table-cell table:style-name="Table289.A2" office:value-type="string">
            <text:p text:style-name="P20"><text:span text:style-name="T11">S.No</text:span></text:p>
          </table:table-cell>
          <table:table-cell table:style-name="Table289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89.A2" office:value-type="string">
            <text:p text:style-name="P32"><text:span text:style-name="T11">Pojo Name</text:span></text:p>
          </table:table-cell>
          <table:table-cell table:style-name="Table289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89.1">
          <table:table-cell table:style-name="Table289.A3" office:value-type="string">
            <text:p text:style-name="P20"><text:span text:style-name="T13">1</text:span></text:p>
          </table:table-cell>
          <table:table-cell table:style-name="Table289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89.A3" office:value-type="string">
            <text:p text:style-name="P20"><text:span text:style-name="T13">VoterRegistration</text:span></text:p>
          </table:table-cell>
          <table:table-cell table:style-name="Table289.A3" table:number-columns-spanned="0" office:value-type="string">
            <text:p text:style-name="P17"/>
          </table:table-cell>
        </table:table-row>
      </table:table>
      <text:p text:style-name="P4"/>
      <table:table table:name="Table290" table:style-name="Table290">
        <table:table-column table:style-name="Table290.A"/>
        <table:table-column table:style-name="Table290.B"/>
        <table:table-column table:style-name="Table290.C"/>
        <table:table-column table:style-name="Table290.D"/>
        <table:table-column table:style-name="Table290.E"/>
        <table:table-column table:style-name="Table290.F"/>
        <table:table-row table:style-name="Table290.1">
          <table:table-cell table:style-name="Table290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90.1">
          <table:table-cell table:style-name="Table290.A2" office:value-type="string">
            <text:p text:style-name="P20"><text:span text:style-name="T11">S.No</text:span></text:p>
          </table:table-cell>
          <table:table-cell table:style-name="Table290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90.A2" office:value-type="string">
            <text:p text:style-name="P32"><text:span text:style-name="T11">Method Name </text:span></text:p>
          </table:table-cell>
          <table:table-cell table:style-name="Table290.E2" office:value-type="string">
            <text:p text:style-name="P20"><text:span text:style-name="T11">Select Operation</text:span></text:p>
          </table:table-cell>
          <table:table-cell table:style-name="Table290.E2" office:value-type="string">
            <text:p text:style-name="P20"><text:span text:style-name="T11">Columns <text:s/>in Where clause</text:span></text:p>
          </table:table-cell>
          <table:table-cell table:style-name="Table290.A2" table:number-columns-spanned="0" office:value-type="string">
            <text:p text:style-name="P20"><text:span text:style-name="T11">Purpose </text:span></text:p>
          </table:table-cell>
        </table:table-row>
        <table:table-row table:style-name="Table290.1">
          <table:table-cell table:style-name="Table290.A3" office:value-type="string">
            <text:p text:style-name="P20"><text:span text:style-name="T13">1</text:span></text:p>
          </table:table-cell>
          <table:table-cell table:style-name="Table290.A3" table:number-columns-spanned="2" office:value-type="string">
            <text:p text:style-name="P20"><text:span text:style-name="T13">VoterRegistration</text:span></text:p>
          </table:table-cell>
          <table:covered-table-cell/>
          <table:table-cell table:style-name="Table290.A3" office:value-type="string">
            <text:p text:style-name="P20"><text:span text:style-name="T2">searchVoterRegistration()</text:span></text:p>
          </table:table-cell>
          <table:table-cell table:style-name="Table290.E3" office:value-type="string">
            <text:p text:style-name="P20"><text:span text:style-name="T13">All Columns</text:span></text:p>
          </table:table-cell>
          <table:table-cell table:style-name="Table290.E3" office:value-type="string">
            <text:p text:style-name="P20"><text:span text:style-name="T13">enrollment,institute_id</text:span></text:p>
          </table:table-cell>
          <table:table-cell table:style-name="Table290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4"><text:tab/><text:tab/></text:span></text:p>
      <text:p text:style-name="P4"/>
      <text:p text:style-name="P4"/>
      <text:p text:style-name="Standard"/>
      <text:p text:style-name="Standard"><text:span text:style-name="T6">Following jsp page appears on clicking on Final List</text:span></text:p>
      <text:p text:style-name="P20"><text:span text:style-name="T6">File Name of view page:-</text:span><text:span text:style-name="T2"> <text:s/>nominationList.jsp</text:span></text:p>
      <text:p text:style-name="P20"><text:span text:style-name="T2"><text:tab/><text:tab/><text:tab/><text:tab/><text:tab/><text:tab/><text:tab/></text:span><text:span text:style-name="T6">Attributes</text:span></text:p>
      <table:table table:name="Table291" table:style-name="Table291">
        <table:table-column table:style-name="Table291.A"/>
        <table:table-column table:style-name="Table291.B"/>
        <table:table-column table:style-name="Table291.C"/>
        <table:table-column table:style-name="Table291.D"/>
        <table:table-column table:style-name="Table291.E"/>
        <table:table-column table:style-name="Table291.F"/>
        <table:table-row table:style-name="Table291.1">
          <table:table-cell table:style-name="Table291.A1" office:value-type="string">
            <text:p text:style-name="P20"><text:span text:style-name="T11">S.No.</text:span></text:p>
          </table:table-cell>
          <table:table-cell table:style-name="Table291.A1" office:value-type="string">
            <text:p text:style-name="P20"><text:span text:style-name="T11">Attribute Name</text:span></text:p>
          </table:table-cell>
          <table:table-cell table:style-name="Table291.A1" office:value-type="string">
            <text:p text:style-name="P20"><text:span text:style-name="T11">Label </text:span></text:p>
          </table:table-cell>
          <table:table-cell table:style-name="Table291.A1" office:value-type="string">
            <text:p text:style-name="P20"><text:span text:style-name="T11">Field Name</text:span></text:p>
          </table:table-cell>
          <table:table-cell table:style-name="Table291.A1" office:value-type="string">
            <text:p text:style-name="P20"><text:span text:style-name="T11">hrefLink</text:span></text:p>
          </table:table-cell>
          <table:table-cell table:style-name="Table291.A1" office:value-type="string">
            <text:p text:style-name="P20"><text:span text:style-name="T11">Validation</text:span></text:p>
          </table:table-cell>
        </table:table-row>
        <table:table-row table:style-name="Table291.1">
          <table:table-cell table:style-name="Table291.A2" office:value-type="string">
            <text:p text:style-name="P22"><text:span text:style-name="T13">1</text:span></text:p>
          </table:table-cell>
          <table:table-cell table:style-name="Table291.A2" office:value-type="string">
            <text:p text:style-name="P20"><text:span text:style-name="T13">election_id</text:span></text:p>
          </table:table-cell>
          <table:table-cell table:style-name="Table291.A2" office:value-type="string">
            <text:p text:style-name="P20"><text:span text:style-name="T13">Election_Id</text:span></text:p>
          </table:table-cell>
          <table:table-cell table:style-name="Table291.A2" office:value-type="string">
            <text:p text:style-name="P20"><text:span text:style-name="T13">election_id</text:span></text:p>
          </table:table-cell>
          <table:table-cell table:style-name="Table291.A2" office:value-type="string">
            <text:p text:style-name="P20"><text:span text:style-name="T13">${path}/Candidate/candidate_details.jsp?id=${doc.index} tion_id}</text:span></text:p>
          </table:table-cell>
          <table:table-cell table:style-name="Table291.A2" office:value-type="string">
            <text:p text:style-name="P17"/>
          </table:table-cell>
        </table:table-row>
        <table:table-row table:style-name="Table291.1">
          <table:table-cell table:style-name="Table291.A2" office:value-type="string">
            <text:p text:style-name="P22"><text:span text:style-name="T13">2</text:span></text:p>
          </table:table-cell>
          <table:table-cell table:style-name="Table291.A2" office:value-type="string">
            <text:p text:style-name="P20"><text:span text:style-name="T13">institute_id</text:span></text:p>
          </table:table-cell>
          <table:table-cell table:style-name="Table291.A2" office:value-type="string">
            <text:p text:style-name="P20"><text:span text:style-name="T13">Institute_Id</text:span></text:p>
          </table:table-cell>
          <table:table-cell table:style-name="Table291.A2" office:value-type="string">
            <text:p text:style-name="P20"><text:span text:style-name="T13">institute_id</text:span></text:p>
          </table:table-cell>
          <table:table-cell table:style-name="Table291.A2" office:value-type="string">
            <text:p text:style-name="P20"><text:span text:style-name="T13">${path}/Candidate/candidate_details.jsp?id=${doc.index}</text:span></text:p>
          </table:table-cell>
          <table:table-cell table:style-name="Table291.A2" office:value-type="string">
            <text:p text:style-name="P17"/>
          </table:table-cell>
        </table:table-row>
        <table:table-row table:style-name="Table291.1">
          <table:table-cell table:style-name="Table291.A2" office:value-type="string">
            <text:p text:style-name="P22"><text:span text:style-name="T13">3</text:span></text:p>
          </table:table-cell>
          <table:table-cell table:style-name="Table291.A2" office:value-type="string">
            <text:p text:style-name="P20"><text:span text:style-name="T13">election_name</text:span></text:p>
          </table:table-cell>
          <table:table-cell table:style-name="Table291.A2" office:value-type="string">
            <text:p text:style-name="P20"><text:span text:style-name="T13">Election Name</text:span></text:p>
          </table:table-cell>
          <table:table-cell table:style-name="Table291.A2" office:value-type="string">
            <text:p text:style-name="P20"><text:span text:style-name="T13">election_name</text:span></text:p>
          </table:table-cell>
          <table:table-cell table:style-name="Table291.A2" office:value-type="string">
            <text:p text:style-name="P20"><text:span text:style-name="T13">${path}/Candidate/candidate_details.jsp?id=${doc.index}</text:span></text:p>
          </table:table-cell>
          <table:table-cell table:style-name="Table291.A2" office:value-type="string">
            <text:p text:style-name="P17"/>
          </table:table-cell>
        </table:table-row>
        <table:table-row table:style-name="Table291.1">
          <table:table-cell table:style-name="Table291.A2" office:value-type="string">
            <text:p text:style-name="P22"><text:span text:style-name="T13">4</text:span></text:p>
          </table:table-cell>
          <table:table-cell table:style-name="Table291.A2" office:value-type="string">
            <text:p text:style-name="P20"><text:span text:style-name="T13">positionName</text:span></text:p>
          </table:table-cell>
          <table:table-cell table:style-name="Table291.A2" office:value-type="string">
            <text:p text:style-name="P20"><text:span text:style-name="T13">Position Name</text:span></text:p>
          </table:table-cell>
          <table:table-cell table:style-name="Table291.A2" office:value-type="string">
            <text:p text:style-name="P20"><text:span text:style-name="T13">positionName</text:span></text:p>
          </table:table-cell>
          <table:table-cell table:style-name="Table291.A2" office:value-type="string">
            <text:p text:style-name="P20"><text:span text:style-name="T13">${path}/Candidate/candidate_details.jsp?id=${doc.index}</text:span></text:p>
          </table:table-cell>
          <table:table-cell table:style-name="Table291.A2" office:value-type="string">
            <text:p text:style-name="P17"/>
          </table:table-cell>
        </table:table-row>
        <table:table-row table:style-name="Table291.1">
          <table:table-cell table:style-name="Table291.A2" office:value-type="string">
            <text:p text:style-name="P22"><text:span text:style-name="T13">5</text:span></text:p>
          </table:table-cell>
          <table:table-cell table:style-name="Table291.A2" office:value-type="string">
            <text:p text:style-name="P20"><text:span text:style-name="T13">candidateName</text:span></text:p>
          </table:table-cell>
          <table:table-cell table:style-name="Table291.A2" office:value-type="string">
            <text:p text:style-name="P20"><text:span text:style-name="T13">Candidate Name</text:span></text:p>
          </table:table-cell>
          <table:table-cell table:style-name="Table291.A2" office:value-type="string">
            <text:p text:style-name="P20"><text:span text:style-name="T13">candidateName</text:span></text:p>
          </table:table-cell>
          <table:table-cell table:style-name="Table291.A2" office:value-type="string">
            <text:p text:style-name="P20"><text:span text:style-name="T13">${path}/Candidate/candidate_details.jsp?id=${doc.index}</text:span></text:p>
          </table:table-cell>
          <table:table-cell table:style-name="Table291.A2" office:value-type="string">
            <text:p text:style-name="P17"/>
          </table:table-cell>
        </table:table-row>
      </table:table>
      <text:p text:style-name="P9"/>
      <text:p text:style-name="P9"/>
      <text:p text:style-name="P9"/>
      <text:p text:style-name="P20"><text:span text:style-name="T6">File Name of view page on clicking on above grid link:-</text:span><text:span text:style-name="T2"> <text:s/>candidate_details.jsp</text:span></text:p>
      <text:p text:style-name="P4"/>
      <text:p text:style-name="P20"><text:span text:style-name="T2"><text:tab/></text:span><text:span text:style-name="T6">Attributes</text:span></text:p>
      <table:table table:name="Table292" table:style-name="Table292">
        <table:table-column table:style-name="Table292.A"/>
        <table:table-column table:style-name="Table292.B"/>
        <table:table-column table:style-name="Table292.C"/>
        <table:table-column table:style-name="Table292.D"/>
        <table:table-column table:style-name="Table292.E"/>
        <table:table-column table:style-name="Table292.F"/>
        <table:table-row table:style-name="Table292.1">
          <table:table-cell table:style-name="Table292.A1" office:value-type="string">
            <text:p text:style-name="P20"><text:span text:style-name="T11">S.No.</text:span></text:p>
          </table:table-cell>
          <table:table-cell table:style-name="Table292.A1" office:value-type="string">
            <text:p text:style-name="P20"><text:span text:style-name="T11">Attribute Name</text:span></text:p>
          </table:table-cell>
          <table:table-cell table:style-name="Table292.A1" office:value-type="string">
            <text:p text:style-name="P20"><text:span text:style-name="T11">Label </text:span></text:p>
          </table:table-cell>
          <table:table-cell table:style-name="Table292.A1" office:value-type="string">
            <text:p text:style-name="P20"><text:span text:style-name="T11">Field Name</text:span></text:p>
          </table:table-cell>
          <table:table-cell table:style-name="Table292.A1" office:value-type="string">
            <text:p text:style-name="P20"><text:span text:style-name="T11">Type</text:span></text:p>
          </table:table-cell>
          <table:table-cell table:style-name="Table292.A1" office:value-type="string">
            <text:p text:style-name="P20"><text:span text:style-name="T11">Validation</text:span></text:p>
          </table:table-cell>
        </table:table-row>
        <table:table-row table:style-name="Table292.1">
          <table:table-cell table:style-name="Table292.A2" office:value-type="string">
            <text:p text:style-name="P22"><text:span text:style-name="T13">1</text:span></text:p>
          </table:table-cell>
          <table:table-cell table:style-name="Table292.A2" office:value-type="string">
            <text:p text:style-name="P20"><text:span text:style-name="T13">enrollment</text:span></text:p>
          </table:table-cell>
          <table:table-cell table:style-name="Table292.A2" office:value-type="string">
            <text:p text:style-name="P20"><text:span text:style-name="T13">Enrollment Number</text:span></text:p>
          </table:table-cell>
          <table:table-cell table:style-name="Table292.A2" office:value-type="string">
            <text:p text:style-name="P20"><text:span text:style-name="T13">enrollment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2</text:span></text:p>
          </table:table-cell>
          <table:table-cell table:style-name="Table292.A2" office:value-type="string">
            <text:p text:style-name="P20"><text:span text:style-name="T13">institute_id</text:span></text:p>
          </table:table-cell>
          <table:table-cell table:style-name="Table292.A2" office:value-type="string">
            <text:p text:style-name="P20"><text:span text:style-name="T13">Institute Name</text:span></text:p>
          </table:table-cell>
          <table:table-cell table:style-name="Table292.A2" office:value-type="string">
            <text:p text:style-name="P20"><text:span text:style-name="T13">institute_id</text:span></text:p>
          </table:table-cell>
          <table:table-cell table:style-name="Table292.A2" office:value-type="string">
            <text:p text:style-name="P20"><text:span text:style-name="T13">Combo 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3</text:span></text:p>
          </table:table-cell>
          <table:table-cell table:style-name="Table292.A2" office:value-type="string">
            <text:p text:style-name="P20"><text:span text:style-name="T13">department</text:span></text:p>
          </table:table-cell>
          <table:table-cell table:style-name="Table292.A2" office:value-type="string">
            <text:p text:style-name="P20"><text:span text:style-name="T13">Department</text:span></text:p>
          </table:table-cell>
          <table:table-cell table:style-name="Table292.A2" office:value-type="string">
            <text:p text:style-name="P20"><text:span text:style-name="T13">department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4</text:span></text:p>
          </table:table-cell>
          <table:table-cell table:style-name="Table292.A2" office:value-type="string">
            <text:p text:style-name="P20"><text:span text:style-name="T13">course</text:span></text:p>
          </table:table-cell>
          <table:table-cell table:style-name="Table292.A2" office:value-type="string">
            <text:p text:style-name="P20"><text:span text:style-name="T13">Course</text:span></text:p>
          </table:table-cell>
          <table:table-cell table:style-name="Table292.A2" office:value-type="string">
            <text:p text:style-name="P20"><text:span text:style-name="T13">course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5</text:span></text:p>
          </table:table-cell>
          <table:table-cell table:style-name="Table292.A2" office:value-type="string">
            <text:p text:style-name="P20"><text:span text:style-name="T13">year</text:span></text:p>
          </table:table-cell>
          <table:table-cell table:style-name="Table292.A2" office:value-type="string">
            <text:p text:style-name="P20"><text:span text:style-name="T13">Year</text:span></text:p>
          </table:table-cell>
          <table:table-cell table:style-name="Table292.A2" office:value-type="string">
            <text:p text:style-name="P20"><text:span text:style-name="T13">year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6</text:span></text:p>
          </table:table-cell>
          <table:table-cell table:style-name="Table292.A2" office:value-type="string">
            <text:p text:style-name="P20"><text:span text:style-name="T13">duration</text:span></text:p>
          </table:table-cell>
          <table:table-cell table:style-name="Table292.A2" office:value-type="string">
            <text:p text:style-name="P20"><text:span text:style-name="T13">Duration of course</text:span></text:p>
          </table:table-cell>
          <table:table-cell table:style-name="Table292.A2" office:value-type="string">
            <text:p text:style-name="P20"><text:span text:style-name="T13">duration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7</text:span></text:p>
          </table:table-cell>
          <table:table-cell table:style-name="Table292.A2" office:value-type="string">
            <text:p text:style-name="P20"><text:span text:style-name="T13">session</text:span></text:p>
          </table:table-cell>
          <table:table-cell table:style-name="Table292.A2" office:value-type="string">
            <text:p text:style-name="P20"><text:span text:style-name="T13">Current Session</text:span></text:p>
          </table:table-cell>
          <table:table-cell table:style-name="Table292.A2" office:value-type="string">
            <text:p text:style-name="P20"><text:span text:style-name="T13">session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ext:soft-page-break/>
        <table:table-row table:style-name="Table292.1">
          <table:table-cell table:style-name="Table292.A2" office:value-type="string">
            <text:p text:style-name="P22"><text:span text:style-name="T13">8</text:span></text:p>
          </table:table-cell>
          <table:table-cell table:style-name="Table292.A2" office:value-type="string">
            <text:p text:style-name="P20"><text:span text:style-name="T13">j_date</text:span></text:p>
          </table:table-cell>
          <table:table-cell table:style-name="Table292.A2" office:value-type="string">
            <text:p text:style-name="P20"><text:span text:style-name="T13">Date of Joining</text:span></text:p>
          </table:table-cell>
          <table:table-cell table:style-name="Table292.A2" office:value-type="string">
            <text:p text:style-name="P20"><text:span text:style-name="T13">j_date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9</text:span></text:p>
          </table:table-cell>
          <table:table-cell table:style-name="Table292.A2" office:value-type="string">
            <text:p text:style-name="P20"><text:span text:style-name="T13">v_name</text:span></text:p>
          </table:table-cell>
          <table:table-cell table:style-name="Table292.A2" office:value-type="string">
            <text:p text:style-name="P20"><text:span text:style-name="T13">Voter(student) Name</text:span></text:p>
          </table:table-cell>
          <table:table-cell table:style-name="Table292.A2" office:value-type="string">
            <text:p text:style-name="P20"><text:span text:style-name="T13">v_name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10</text:span></text:p>
          </table:table-cell>
          <table:table-cell table:style-name="Table292.A2" office:value-type="string">
            <text:p text:style-name="P20"><text:span text:style-name="T13">gender</text:span></text:p>
          </table:table-cell>
          <table:table-cell table:style-name="Table292.A2" office:value-type="string">
            <text:p text:style-name="P20"><text:span text:style-name="T13">Gender</text:span></text:p>
          </table:table-cell>
          <table:table-cell table:style-name="Table292.A2" office:value-type="string">
            <text:p text:style-name="P20"><text:span text:style-name="T13">gender</text:span></text:p>
          </table:table-cell>
          <table:table-cell table:style-name="Table292.A2" office:value-type="string">
            <text:p text:style-name="P20"><text:span text:style-name="T13">Combo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11</text:span></text:p>
          </table:table-cell>
          <table:table-cell table:style-name="Table292.A2" office:value-type="string">
            <text:p text:style-name="P20"><text:span text:style-name="T13">b_date</text:span></text:p>
          </table:table-cell>
          <table:table-cell table:style-name="Table292.A2" office:value-type="string">
            <text:p text:style-name="P20"><text:span text:style-name="T13">Date of Birth</text:span></text:p>
          </table:table-cell>
          <table:table-cell table:style-name="Table292.A2" office:value-type="string">
            <text:p text:style-name="P20"><text:span text:style-name="T13">b_date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12</text:span></text:p>
          </table:table-cell>
          <table:table-cell table:style-name="Table292.A2" office:value-type="string">
            <text:p text:style-name="P20"><text:span text:style-name="T13">f_name</text:span></text:p>
          </table:table-cell>
          <table:table-cell table:style-name="Table292.A2" office:value-type="string">
            <text:p text:style-name="P20"><text:span text:style-name="T13">Father's Name</text:span></text:p>
          </table:table-cell>
          <table:table-cell table:style-name="Table292.A2" office:value-type="string">
            <text:p text:style-name="P20"><text:span text:style-name="T13">f_name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13</text:span></text:p>
          </table:table-cell>
          <table:table-cell table:style-name="Table292.A2" office:value-type="string">
            <text:p text:style-name="P20"><text:span text:style-name="T13">m_name</text:span></text:p>
          </table:table-cell>
          <table:table-cell table:style-name="Table292.A2" office:value-type="string">
            <text:p text:style-name="P20"><text:span text:style-name="T13">Mother's Name</text:span></text:p>
          </table:table-cell>
          <table:table-cell table:style-name="Table292.A2" office:value-type="string">
            <text:p text:style-name="P20"><text:span text:style-name="T13">m_name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14</text:span></text:p>
          </table:table-cell>
          <table:table-cell table:style-name="Table292.A2" office:value-type="string">
            <text:p text:style-name="P20"><text:span text:style-name="T13">m_number</text:span></text:p>
          </table:table-cell>
          <table:table-cell table:style-name="Table292.A2" office:value-type="string">
            <text:p text:style-name="P20"><text:span text:style-name="T13">Mobile No</text:span></text:p>
          </table:table-cell>
          <table:table-cell table:style-name="Table292.A2" office:value-type="string">
            <text:p text:style-name="P20"><text:span text:style-name="T13">m_number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15</text:span></text:p>
          </table:table-cell>
          <table:table-cell table:style-name="Table292.A2" office:value-type="string">
            <text:p text:style-name="P20"><text:span text:style-name="T13">email</text:span></text:p>
          </table:table-cell>
          <table:table-cell table:style-name="Table292.A2" office:value-type="string">
            <text:p text:style-name="P20"><text:span text:style-name="T13">email</text:span></text:p>
          </table:table-cell>
          <table:table-cell table:style-name="Table292.A2" office:value-type="string">
            <text:p text:style-name="P20"><text:span text:style-name="T13">email</text:span></text:p>
          </table:table-cell>
          <table:table-cell table:style-name="Table292.A2" office:value-type="string">
            <text:p text:style-name="P20"><text:span text:style-name="T13">Textbox</text:span></text:p>
          </table:table-cell>
          <table:table-cell table:style-name="Table292.A2" office:value-type="string">
            <text:p text:style-name="P17"/>
          </table:table-cell>
        </table:table-row>
        <text:soft-page-break/>
        <table:table-row table:style-name="Table292.1">
          <table:table-cell table:style-name="Table292.A2" office:value-type="string">
            <text:p text:style-name="P22"><text:span text:style-name="T13">16</text:span></text:p>
          </table:table-cell>
          <table:table-cell table:style-name="Table292.A2" office:value-type="string">
            <text:p text:style-name="P20"><text:span text:style-name="T13">c_add</text:span></text:p>
          </table:table-cell>
          <table:table-cell table:style-name="Table292.A2" office:value-type="string">
            <text:p text:style-name="P20"><text:span text:style-name="T13">Corresponding Address</text:span></text:p>
          </table:table-cell>
          <table:table-cell table:style-name="Table292.A2" office:value-type="string">
            <text:p text:style-name="P20"><text:span text:style-name="T13">c_add</text:span></text:p>
          </table:table-cell>
          <table:table-cell table:style-name="Table292.A2" office:value-type="string">
            <text:p text:style-name="P17"/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17</text:span></text:p>
          </table:table-cell>
          <table:table-cell table:style-name="Table292.A2" office:value-type="string">
            <text:p text:style-name="P20"><text:span text:style-name="T13">city</text:span></text:p>
          </table:table-cell>
          <table:table-cell table:style-name="Table292.A2" office:value-type="string">
            <text:p text:style-name="P20"><text:span text:style-name="T13">City</text:span></text:p>
          </table:table-cell>
          <table:table-cell table:style-name="Table292.A2" office:value-type="string">
            <text:p text:style-name="P20"><text:span text:style-name="T13">city</text:span></text:p>
          </table:table-cell>
          <table:table-cell table:style-name="Table292.A2" office:value-type="string">
            <text:p text:style-name="P20"><text:span text:style-name="T13">RadioButton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18</text:span></text:p>
          </table:table-cell>
          <table:table-cell table:style-name="Table292.A2" office:value-type="string">
            <text:p text:style-name="P20"><text:span text:style-name="T13">state</text:span></text:p>
          </table:table-cell>
          <table:table-cell table:style-name="Table292.A2" office:value-type="string">
            <text:p text:style-name="P20"><text:span text:style-name="T13">State</text:span></text:p>
          </table:table-cell>
          <table:table-cell table:style-name="Table292.A2" office:value-type="string">
            <text:p text:style-name="P20"><text:span text:style-name="T13">state</text:span></text:p>
          </table:table-cell>
          <table:table-cell table:style-name="Table292.A2" office:value-type="string">
            <text:p text:style-name="P20"><text:span text:style-name="T13">Radio Button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19</text:span></text:p>
          </table:table-cell>
          <table:table-cell table:style-name="Table292.A2" office:value-type="string">
            <text:p text:style-name="P20"><text:span text:style-name="T13">zipcode</text:span></text:p>
          </table:table-cell>
          <table:table-cell table:style-name="Table292.A2" office:value-type="string">
            <text:p text:style-name="P20"><text:span text:style-name="T13">Zip Code</text:span></text:p>
          </table:table-cell>
          <table:table-cell table:style-name="Table292.A2" office:value-type="string">
            <text:p text:style-name="P20"><text:span text:style-name="T13">zipcode</text:span></text:p>
          </table:table-cell>
          <table:table-cell table:style-name="Table292.A2" office:value-type="string">
            <text:p text:style-name="P17"/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20</text:span></text:p>
          </table:table-cell>
          <table:table-cell table:style-name="Table292.A2" office:value-type="string">
            <text:p text:style-name="P20"><text:span text:style-name="T13">country</text:span></text:p>
          </table:table-cell>
          <table:table-cell table:style-name="Table292.A2" office:value-type="string">
            <text:p text:style-name="P20"><text:span text:style-name="T13">Country</text:span></text:p>
          </table:table-cell>
          <table:table-cell table:style-name="Table292.A2" office:value-type="string">
            <text:p text:style-name="P20"><text:span text:style-name="T13">country</text:span></text:p>
          </table:table-cell>
          <table:table-cell table:style-name="Table292.A2" office:value-type="string">
            <text:p text:style-name="P20"><text:span text:style-name="T13">Radio Button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21</text:span></text:p>
          </table:table-cell>
          <table:table-cell table:style-name="Table292.A2" office:value-type="string">
            <text:p text:style-name="P20"><text:span text:style-name="T13">P_add</text:span></text:p>
          </table:table-cell>
          <table:table-cell table:style-name="Table292.A2" office:value-type="string">
            <text:p text:style-name="P20"><text:span text:style-name="T13">Permanent Address</text:span></text:p>
          </table:table-cell>
          <table:table-cell table:style-name="Table292.A2" office:value-type="string">
            <text:p text:style-name="P20"><text:span text:style-name="T13">P_add</text:span></text:p>
          </table:table-cell>
          <table:table-cell table:style-name="Table292.A2" office:value-type="string">
            <text:p text:style-name="P20"><text:span text:style-name="T13">Radio Button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22</text:span></text:p>
          </table:table-cell>
          <table:table-cell table:style-name="Table292.A2" office:value-type="string">
            <text:p text:style-name="P20"><text:span text:style-name="T13">city1</text:span></text:p>
          </table:table-cell>
          <table:table-cell table:style-name="Table292.A2" office:value-type="string">
            <text:p text:style-name="P20"><text:span text:style-name="T13">City</text:span></text:p>
          </table:table-cell>
          <table:table-cell table:style-name="Table292.A2" office:value-type="string">
            <text:p text:style-name="P20"><text:span text:style-name="T13">city1</text:span></text:p>
          </table:table-cell>
          <table:table-cell table:style-name="Table292.A2" office:value-type="string">
            <text:p text:style-name="P17"/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23</text:span></text:p>
          </table:table-cell>
          <table:table-cell table:style-name="Table292.A2" office:value-type="string">
            <text:p text:style-name="P20"><text:span text:style-name="T13">State1</text:span></text:p>
          </table:table-cell>
          <table:table-cell table:style-name="Table292.A2" office:value-type="string">
            <text:p text:style-name="P20"><text:span text:style-name="T13">State</text:span></text:p>
          </table:table-cell>
          <table:table-cell table:style-name="Table292.A2" office:value-type="string">
            <text:p text:style-name="P20"><text:span text:style-name="T13">State1</text:span></text:p>
          </table:table-cell>
          <table:table-cell table:style-name="Table292.A2" office:value-type="string">
            <text:p text:style-name="P20"><text:span text:style-name="T13">Radio Button</text:span></text:p>
          </table:table-cell>
          <table:table-cell table:style-name="Table292.A2" office:value-type="string">
            <text:p text:style-name="P17"/>
          </table:table-cell>
        </table:table-row>
        <text:soft-page-break/>
        <table:table-row table:style-name="Table292.1">
          <table:table-cell table:style-name="Table292.A2" office:value-type="string">
            <text:p text:style-name="P22"><text:span text:style-name="T13">24</text:span></text:p>
          </table:table-cell>
          <table:table-cell table:style-name="Table292.A2" office:value-type="string">
            <text:p text:style-name="P20"><text:span text:style-name="T13">zipcode1</text:span></text:p>
          </table:table-cell>
          <table:table-cell table:style-name="Table292.A2" office:value-type="string">
            <text:p text:style-name="P20"><text:span text:style-name="T13">zipcode</text:span></text:p>
          </table:table-cell>
          <table:table-cell table:style-name="Table292.A2" office:value-type="string">
            <text:p text:style-name="P20"><text:span text:style-name="T13">zipcode1</text:span></text:p>
          </table:table-cell>
          <table:table-cell table:style-name="Table292.A2" office:value-type="string">
            <text:p text:style-name="P20"><text:span text:style-name="T13">Radio Button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26</text:span></text:p>
          </table:table-cell>
          <table:table-cell table:style-name="Table292.A2" office:value-type="string">
            <text:p text:style-name="P20"><text:span text:style-name="T13">back</text:span></text:p>
          </table:table-cell>
          <table:table-cell table:style-name="Table292.A2" office:value-type="string">
            <text:p text:style-name="P20"><text:span text:style-name="T13">Back</text:span></text:p>
          </table:table-cell>
          <table:table-cell table:style-name="Table292.A2" office:value-type="string">
            <text:p text:style-name="P20"><text:span text:style-name="T13">back</text:span></text:p>
          </table:table-cell>
          <table:table-cell table:style-name="Table292.A2" office:value-type="string">
            <text:p text:style-name="P20"><text:span text:style-name="T13">Button</text:span></text:p>
          </table:table-cell>
          <table:table-cell table:style-name="Table292.A2" office:value-type="string">
            <text:p text:style-name="P17"/>
          </table:table-cell>
        </table:table-row>
        <table:table-row table:style-name="Table292.1">
          <table:table-cell table:style-name="Table292.A2" office:value-type="string">
            <text:p text:style-name="P22"><text:span text:style-name="T13">27</text:span></text:p>
          </table:table-cell>
          <table:table-cell table:style-name="Table292.A2" office:value-type="string">
            <text:p text:style-name="P20"><text:span text:style-name="T13">country1</text:span></text:p>
          </table:table-cell>
          <table:table-cell table:style-name="Table292.A2" office:value-type="string">
            <text:p text:style-name="P20"><text:span text:style-name="T13">country</text:span></text:p>
          </table:table-cell>
          <table:table-cell table:style-name="Table292.A2" office:value-type="string">
            <text:p text:style-name="P20"><text:span text:style-name="T13">country1</text:span></text:p>
          </table:table-cell>
          <table:table-cell table:style-name="Table292.A2" office:value-type="string">
            <text:p text:style-name="P20"><text:span text:style-name="T13">Text box</text:span></text:p>
          </table:table-cell>
          <table:table-cell table:style-name="Table292.A2" office:value-type="string">
            <text:p text:style-name="P17"/>
          </table:table-cell>
        </table:table-row>
      </table:table>
      <text:p text:style-name="P9"/>
      <text:p text:style-name="P8"/>
      <text:p text:style-name="P4"/>
      <text:p text:style-name="P9"/>
      <text:p text:style-name="P20"><text:span text:style-name="T6">Technology Used</text:span></text:p>
      <table:table table:name="Table293" table:style-name="Table293">
        <table:table-column table:style-name="Table293.A"/>
        <table:table-column table:style-name="Table293.B"/>
        <table:table-column table:style-name="Table293.C"/>
        <table:table-row table:style-name="Table293.1">
          <table:table-cell table:style-name="Table293.A1" table:number-columns-spanned="2" office:value-type="string">
            <text:p text:style-name="P22"><text:span text:style-name="T11">JavaScript </text:span></text:p>
          </table:table-cell>
          <table:covered-table-cell/>
        </table:table-row>
        <table:table-row table:style-name="Table293.1">
          <table:table-cell table:style-name="Table293.A2" office:value-type="string">
            <text:p text:style-name="P20"><text:span text:style-name="T11">Attribute Name<text:tab/></text:span></text:p>
          </table:table-cell>
          <table:table-cell table:style-name="Table293.A2" table:number-columns-spanned="2" office:value-type="string">
            <text:p text:style-name="P20"><text:span text:style-name="T11">Function Name<text:tab/></text:span></text:p>
          </table:table-cell>
          <table:covered-table-cell/>
          <table:table-cell table:style-name="Table293.A2" table:number-columns-spanned="0" office:value-type="string">
            <text:p text:style-name="P20"><text:span text:style-name="T11">Purpose</text:span></text:p>
          </table:table-cell>
        </table:table-row>
        <table:table-row table:style-name="Table293.1">
          <table:table-cell table:style-name="Table293.A3" office:value-type="string">
            <text:p text:style-name="P17"/>
          </table:table-cell>
          <table:table-cell table:style-name="Table293.A3" table:number-columns-spanned="2" office:value-type="string">
            <text:p text:style-name="P17"/>
          </table:table-cell>
          <table:covered-table-cell/>
          <table:table-cell table:style-name="Table293.A3" table:number-columns-spanned="0" office:value-type="string">
            <text:p text:style-name="P17"/>
          </table:table-cell>
        </table:table-row>
      </table:table>
      <text:p text:style-name="P11"/>
      <table:table table:name="Table294" table:style-name="Table294">
        <table:table-column table:style-name="Table294.A"/>
        <table:table-column table:style-name="Table294.B"/>
        <table:table-row table:style-name="Table294.1">
          <table:table-cell table:style-name="Table294.A1" table:number-columns-spanned="2" office:value-type="string">
            <text:p text:style-name="P22"><text:span text:style-name="T11">Action Class Name: </text:span><text:span text:style-name="T13">FinalNominationListAction</text:span></text:p>
          </table:table-cell>
          <table:covered-table-cell/>
        </table:table-row>
        <table:table-row table:style-name="Table294.1">
          <table:table-cell table:style-name="Table294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94.1">
          <table:table-cell table:style-name="Table294.A3" office:value-type="string">
            <text:p text:style-name="P20"><text:span text:style-name="T13">Logical Name</text:span></text:p>
          </table:table-cell>
          <table:table-cell table:style-name="Table294.A3" office:value-type="string">
            <text:p text:style-name="P17"/>
          </table:table-cell>
        </table:table-row>
        <table:table-row table:style-name="Table294.1">
          <table:table-cell table:style-name="Table294.A3" office:value-type="string">
            <text:p text:style-name="P20"><text:span text:style-name="T13">Physical Path</text:span></text:p>
          </table:table-cell>
          <table:table-cell table:style-name="Table294.A3" office:value-type="string">
            <text:p text:style-name="P17"/>
          </table:table-cell>
        </table:table-row>
        <table:table-row table:style-name="Table294.1">
          <table:table-cell table:style-name="Table294.A3" office:value-type="string">
            <text:p text:style-name="P20"><text:span text:style-name="T13">Code:</text:span></text:p>
          </table:table-cell>
          <table:table-cell table:style-name="Table294.A3" office:value-type="string">
            <text:p text:style-name="P17"/>
          </table:table-cell>
        </table:table-row>
        <table:table-row table:style-name="Table294.1">
          <table:table-cell table:style-name="Table294.A3" office:value-type="string">
            <text:p text:style-name="P20"><text:span text:style-name="T13">Description:</text:span></text:p>
          </table:table-cell>
          <table:table-cell table:style-name="Table294.A3" office:value-type="string">
            <text:p text:style-name="P17"/>
          </table:table-cell>
        </table:table-row>
        <table:table-row table:style-name="Table294.1">
          <table:table-cell table:style-name="Table294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94.1">
          <table:table-cell table:style-name="Table294.A3" office:value-type="string">
            <text:p text:style-name="P20"><text:span text:style-name="T13">Logical Name</text:span></text:p>
          </table:table-cell>
          <table:table-cell table:style-name="Table294.A3" office:value-type="string">
            <text:p text:style-name="P20"><text:span text:style-name="T13">FinalNominationListAction</text:span></text:p>
          </table:table-cell>
        </table:table-row>
        <table:table-row table:style-name="Table294.1">
          <table:table-cell table:style-name="Table294.A3" office:value-type="string">
            <text:p text:style-name="P20"><text:span text:style-name="T13">Input JSP Form:</text:span></text:p>
          </table:table-cell>
          <table:table-cell table:style-name="Table294.A3" office:value-type="string">
            <text:p text:style-name="P18"/>
          </table:table-cell>
        </table:table-row>
        <table:table-row table:style-name="Table294.1">
          <table:table-cell table:style-name="Table294.A3" office:value-type="string">
            <text:p text:style-name="P20"><text:span text:style-name="T13">Physical Path(Type tag):</text:span></text:p>
          </table:table-cell>
          <table:table-cell table:style-name="Table294.A3" office:value-type="string">
            <text:p text:style-name="P20"><text:span text:style-name="T13">com.myapp.struts.Candidate.FinalNominationListAction</text:span></text:p>
          </table:table-cell>
        </table:table-row>
        <table:table-row table:style-name="Table294.1">
          <table:table-cell table:style-name="Table294.A11" office:value-type="string">
            <text:p text:style-name="P20"><text:span text:style-name="T13">Logical Path</text:span></text:p>
          </table:table-cell>
          <table:table-cell table:style-name="Table294.A11" office:value-type="string">
            <text:p text:style-name="P20"><text:span text:style-name="T13">/finalnominationList</text:span></text:p>
          </table:table-cell>
        </table:table-row>
        <table:table-row table:style-name="Table294.1">
          <table:table-cell table:style-name="Table294.A3" office:value-type="string">
            <text:p text:style-name="P20"><text:span text:style-name="T13">Code:</text:span></text:p>
          </table:table-cell>
          <table:table-cell table:style-name="Table294.A3" office:value-type="string">
            <text:p text:style-name="P17"/>
          </table:table-cell>
        </table:table-row>
        <table:table-row table:style-name="Table294.1">
          <table:table-cell table:style-name="Table294.A3" office:value-type="string">
            <text:p text:style-name="P17"/>
            <text:p text:style-name="P20"><text:span text:style-name="T14">Description:</text:span></text:p>
          </table:table-cell>
          <table:table-cell table:style-name="Table294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295" table:style-name="Table295">
        <table:table-column table:style-name="Table295.A"/>
        <table:table-column table:style-name="Table295.B"/>
        <table:table-column table:style-name="Table295.C"/>
        <table:table-row table:style-name="Table295.1">
          <table:table-cell table:style-name="Table295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295.1">
          <table:table-cell table:style-name="Table295.A2" office:value-type="string">
            <text:p text:style-name="P21"><text:span text:style-name="T11">Request Forwards Name </text:span></text:p>
          </table:table-cell>
          <table:table-cell table:style-name="Table295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295.A2" table:number-columns-spanned="0" office:value-type="string">
            <text:p text:style-name="P21"><text:span text:style-name="T11">Purpose</text:span></text:p>
          </table:table-cell>
        </table:table-row>
        <table:table-row table:style-name="Table295.1">
          <table:table-cell table:style-name="Table295.A3" office:value-type="string">
            <text:p text:style-name="P20"><text:span text:style-name="T13">show</text:span></text:p>
          </table:table-cell>
          <table:table-cell table:style-name="Table295.B3" table:number-columns-spanned="2" office:value-type="string">
            <text:p text:style-name="P20"><text:span text:style-name="T13">/Candidate/nominationList.jsp</text:span></text:p>
          </table:table-cell>
          <table:covered-table-cell/>
          <table:table-cell table:style-name="Table295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296" table:style-name="Table296">
        <table:table-column table:style-name="Table296.A"/>
        <table:table-column table:style-name="Table296.B"/>
        <table:table-column table:style-name="Table296.C"/>
        <table:table-column table:style-name="Table296.D"/>
        <table:table-row table:style-name="Table296.1">
          <table:table-cell table:style-name="Table296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296.1">
          <table:table-cell table:style-name="Table296.A2" office:value-type="string">
            <text:p text:style-name="P20"><text:span text:style-name="T11">S.No</text:span></text:p>
          </table:table-cell>
          <table:table-cell table:style-name="Table296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96.A2" office:value-type="string">
            <text:p text:style-name="P32"><text:span text:style-name="T11">Primary Key </text:span></text:p>
          </table:table-cell>
          <table:table-cell table:style-name="Table296.A2" table:number-columns-spanned="0" office:value-type="string">
            <text:p text:style-name="P20"><text:span text:style-name="T11">Purpose</text:span></text:p>
          </table:table-cell>
        </table:table-row>
        <table:table-row table:style-name="Table296.1">
          <table:table-cell table:style-name="Table296.A3" office:value-type="string">
            <text:p text:style-name="P20"><text:span text:style-name="T13">1</text:span></text:p>
          </table:table-cell>
          <table:table-cell table:style-name="Table296.A3" table:number-columns-spanned="2" office:value-type="string">
            <text:p text:style-name="P20"><text:span text:style-name="T13">Candidate_registration</text:span></text:p>
          </table:table-cell>
          <table:covered-table-cell/>
          <table:table-cell table:style-name="Table296.A3" office:value-type="string">
            <text:p text:style-name="P20"><text:span text:style-name="T13">enrollment,institute_id,election_id</text:span></text:p>
          </table:table-cell>
          <table:table-cell table:style-name="Table296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96.1">
          <table:table-cell table:style-name="Table296.A3" office:value-type="string">
            <text:p text:style-name="P20"><text:span text:style-name="T13">2</text:span></text:p>
          </table:table-cell>
          <table:table-cell table:style-name="Table296.A3" table:number-columns-spanned="2" office:value-type="string">
            <text:p text:style-name="P20"><text:span text:style-name="T13">position</text:span></text:p>
          </table:table-cell>
          <table:covered-table-cell/>
          <table:table-cell table:style-name="Table296.A3" office:value-type="string">
            <text:p text:style-name="P20"><text:span text:style-name="T13">Position_id,election_id,bollot_id,institute_id</text:span></text:p>
          </table:table-cell>
          <table:table-cell table:style-name="Table296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96.1">
          <table:table-cell table:style-name="Table296.A3" office:value-type="string">
            <text:p text:style-name="P20"><text:span text:style-name="T13">3</text:span></text:p>
          </table:table-cell>
          <table:table-cell table:style-name="Table296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96.A3" office:value-type="string">
            <text:p text:style-name="P20"><text:span text:style-name="T13">election_id,institute_id</text:span></text:p>
          </table:table-cell>
          <table:table-cell table:style-name="Table296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96.1">
          <table:table-cell table:style-name="Table296.A3" office:value-type="string">
            <text:p text:style-name="P20"><text:span text:style-name="T13">4</text:span></text:p>
          </table:table-cell>
          <table:table-cell table:style-name="Table296.A3" table:number-columns-spanned="2" office:value-type="string">
            <text:p text:style-name="P20"><text:span text:style-name="T13">Candidate1</text:span></text:p>
          </table:table-cell>
          <table:covered-table-cell/>
          <table:table-cell table:style-name="Table296.A3" office:value-type="string">
            <text:p text:style-name="P20"><text:span text:style-name="T13">Candidate_id,position_id,election_id,institute_id</text:span></text:p>
          </table:table-cell>
          <table:table-cell table:style-name="Table296.A3" table:number-columns-spanned="0" office:value-type="string">
            <text:p text:style-name="P20"><text:span text:style-name="T13">To retrive and update data</text:span></text:p>
          </table:table-cell>
        </table:table-row>
        <table:table-row table:style-name="Table296.1">
          <table:table-cell table:style-name="Table296.A3" office:value-type="string">
            <text:p text:style-name="P20"><text:span text:style-name="T13">5</text:span></text:p>
          </table:table-cell>
          <table:table-cell table:style-name="Table296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96.A3" office:value-type="string">
            <text:p text:style-name="P20"><text:span text:style-name="T13">Enrolment,institute_id</text:span></text:p>
          </table:table-cell>
          <table:table-cell table:style-name="Table296.A3" table:number-columns-spanned="0" office:value-type="string">
            <text:p text:style-name="P20"><text:span text:style-name="T13">To retrive and update data </text:span></text:p>
          </table:table-cell>
        </table:table-row>
      </table:table>
      <text:p text:style-name="P4"/>
      <table:table table:name="Table297" table:style-name="Table297">
        <table:table-column table:style-name="Table297.A"/>
        <table:table-column table:style-name="Table297.B"/>
        <table:table-column table:style-name="Table297.C"/>
        <table:table-column table:style-name="Table297.D"/>
        <table:table-row table:style-name="Table297.1">
          <table:table-cell table:style-name="Table297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297.1">
          <table:table-cell table:style-name="Table297.A2" office:value-type="string">
            <text:p text:style-name="P20"><text:span text:style-name="T11">S.No</text:span></text:p>
          </table:table-cell>
          <table:table-cell table:style-name="Table297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297.A2" office:value-type="string">
            <text:p text:style-name="P32"><text:span text:style-name="T11">Pojo Name</text:span></text:p>
          </table:table-cell>
          <table:table-cell table:style-name="Table297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297.1">
          <table:table-cell table:style-name="Table297.A3" office:value-type="string">
            <text:p text:style-name="P20"><text:span text:style-name="T13">1</text:span></text:p>
          </table:table-cell>
          <table:table-cell table:style-name="Table297.A3" table:number-columns-spanned="2" office:value-type="string">
            <text:p text:style-name="P20"><text:span text:style-name="T13">Candidate_registration</text:span></text:p>
          </table:table-cell>
          <table:covered-table-cell/>
          <table:table-cell table:style-name="Table297.A3" office:value-type="string">
            <text:p text:style-name="P20"><text:span text:style-name="T13">CandidateRegistration</text:span></text:p>
          </table:table-cell>
          <table:table-cell table:style-name="Table297.A3" table:number-columns-spanned="0" office:value-type="string">
            <text:p text:style-name="P17"/>
          </table:table-cell>
        </table:table-row>
        <table:table-row table:style-name="Table297.1">
          <table:table-cell table:style-name="Table297.A3" office:value-type="string">
            <text:p text:style-name="P20"><text:span text:style-name="T13">2</text:span></text:p>
          </table:table-cell>
          <table:table-cell table:style-name="Table297.A3" table:number-columns-spanned="2" office:value-type="string">
            <text:p text:style-name="P20"><text:span text:style-name="T13">position</text:span></text:p>
          </table:table-cell>
          <table:covered-table-cell/>
          <table:table-cell table:style-name="Table297.A3" office:value-type="string">
            <text:p text:style-name="P20"><text:span text:style-name="T13">Position</text:span></text:p>
          </table:table-cell>
          <table:table-cell table:style-name="Table297.A3" table:number-columns-spanned="0" office:value-type="string">
            <text:p text:style-name="P17"/>
          </table:table-cell>
        </table:table-row>
        <table:table-row table:style-name="Table297.1">
          <table:table-cell table:style-name="Table297.A3" office:value-type="string">
            <text:p text:style-name="P20"><text:span text:style-name="T13">3</text:span></text:p>
          </table:table-cell>
          <table:table-cell table:style-name="Table297.A3" table:number-columns-spanned="2" office:value-type="string">
            <text:p text:style-name="P20"><text:span text:style-name="T13">election</text:span></text:p>
          </table:table-cell>
          <table:covered-table-cell/>
          <table:table-cell table:style-name="Table297.A3" office:value-type="string">
            <text:p text:style-name="P20"><text:span text:style-name="T13">Election</text:span></text:p>
          </table:table-cell>
          <table:table-cell table:style-name="Table297.A3" table:number-columns-spanned="0" office:value-type="string">
            <text:p text:style-name="P17"/>
          </table:table-cell>
        </table:table-row>
        <table:table-row table:style-name="Table297.1">
          <table:table-cell table:style-name="Table297.A3" office:value-type="string">
            <text:p text:style-name="P20"><text:span text:style-name="T13">4</text:span></text:p>
          </table:table-cell>
          <table:table-cell table:style-name="Table297.A3" table:number-columns-spanned="2" office:value-type="string">
            <text:p text:style-name="P20"><text:span text:style-name="T13">Candidate1</text:span></text:p>
          </table:table-cell>
          <table:covered-table-cell/>
          <table:table-cell table:style-name="Table297.A3" office:value-type="string">
            <text:p text:style-name="P20"><text:span text:style-name="T13">Candidate</text:span></text:p>
          </table:table-cell>
          <table:table-cell table:style-name="Table297.A3" table:number-columns-spanned="0" office:value-type="string">
            <text:p text:style-name="P17"/>
          </table:table-cell>
        </table:table-row>
        <table:table-row table:style-name="Table297.1">
          <table:table-cell table:style-name="Table297.A3" office:value-type="string">
            <text:p text:style-name="P20"><text:span text:style-name="T13">5</text:span></text:p>
          </table:table-cell>
          <table:table-cell table:style-name="Table297.A3" table:number-columns-spanned="2" office:value-type="string">
            <text:p text:style-name="P20"><text:span text:style-name="T13">Voter_registration</text:span></text:p>
          </table:table-cell>
          <table:covered-table-cell/>
          <table:table-cell table:style-name="Table297.A3" office:value-type="string">
            <text:p text:style-name="P20"><text:span text:style-name="T13">VoterRegistration</text:span></text:p>
          </table:table-cell>
          <table:table-cell table:style-name="Table297.A3" table:number-columns-spanned="0" office:value-type="string">
            <text:p text:style-name="P17"/>
          </table:table-cell>
        </table:table-row>
      </table:table>
      <text:p text:style-name="P4"/>
      <table:table table:name="Table298" table:style-name="Table298">
        <table:table-column table:style-name="Table298.A"/>
        <table:table-column table:style-name="Table298.B"/>
        <table:table-column table:style-name="Table298.C"/>
        <table:table-column table:style-name="Table298.D"/>
        <table:table-column table:style-name="Table298.E"/>
        <table:table-column table:style-name="Table298.F"/>
        <table:table-row table:style-name="Table298.1">
          <table:table-cell table:style-name="Table298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298.1">
          <table:table-cell table:style-name="Table298.A2" office:value-type="string">
            <text:p text:style-name="P20"><text:span text:style-name="T11">S.No</text:span></text:p>
          </table:table-cell>
          <table:table-cell table:style-name="Table298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298.A2" office:value-type="string">
            <text:p text:style-name="P32"><text:span text:style-name="T11">Method Name </text:span></text:p>
          </table:table-cell>
          <table:table-cell table:style-name="Table298.E2" office:value-type="string">
            <text:p text:style-name="P20"><text:span text:style-name="T11">Select Operation</text:span></text:p>
          </table:table-cell>
          <table:table-cell table:style-name="Table298.E2" office:value-type="string">
            <text:p text:style-name="P20"><text:span text:style-name="T11">Columns <text:s/>in Where clause</text:span></text:p>
          </table:table-cell>
          <table:table-cell table:style-name="Table298.A2" table:number-columns-spanned="0" office:value-type="string">
            <text:p text:style-name="P20"><text:span text:style-name="T11">Purpose </text:span></text:p>
          </table:table-cell>
        </table:table-row>
        <table:table-row table:style-name="Table298.1">
          <table:table-cell table:style-name="Table298.A3" office:value-type="string">
            <text:p text:style-name="P20"><text:span text:style-name="T13">1</text:span></text:p>
          </table:table-cell>
          <table:table-cell table:style-name="Table298.A3" table:number-columns-spanned="2" office:value-type="string">
            <text:p text:style-name="P20"><text:span text:style-name="T13">CandidateRegLoginDetails</text:span></text:p>
          </table:table-cell>
          <table:covered-table-cell/>
          <table:table-cell table:style-name="Table298.A3" office:value-type="string">
            <text:p text:style-name="P20"><text:span text:style-name="T2">searchfinalCandidate()</text:span></text:p>
          </table:table-cell>
          <table:table-cell table:style-name="Table298.E3" office:value-type="string">
            <text:p text:style-name="P20"><text:span text:style-name="T13">All Columns</text:span></text:p>
          </table:table-cell>
          <table:table-cell table:style-name="Table298.E3" office:value-type="string">
            <text:p text:style-name="P20"><text:span text:style-name="T13">enrollment,institute_id,position _id,election_id,ballot_id</text:span></text:p>
          </table:table-cell>
          <table:table-cell table:style-name="Table298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4"><text:tab/><text:tab/></text:span></text:p>
      <text:p text:style-name="P4"/>
      <text:p text:style-name="P4"/>
      <text:p text:style-name="P4"/>
      <text:p text:style-name="P4"><text:soft-page-break/></text:p>
      <text:p text:style-name="Standard"/>
      <text:p text:style-name="P1"/>
      <text:p text:style-name="Standard"><text:span text:style-name="T6">Following jsp page appears on clicking on Upload Manifesto</text:span></text:p>
      <text:p text:style-name="P20"><text:span text:style-name="T6">File Name of view page:-</text:span><text:span text:style-name="T2"> <text:s/></text:span><text:span text:style-name="T15">upload_menifesto.jsp</text:span></text:p>
      <text:p text:style-name="P20"><text:span text:style-name="T2"><text:tab/><text:tab/><text:tab/><text:tab/><text:tab/><text:tab/><text:tab/></text:span></text:p>
      <table:table table:name="Table299" table:style-name="Table299">
        <table:table-column table:style-name="Table299.A"/>
        <table:table-column table:style-name="Table299.B"/>
        <table:table-row table:style-name="Table299.1">
          <table:table-cell table:style-name="Table299.A1" table:number-columns-spanned="2" office:value-type="string">
            <text:p text:style-name="P22"><text:span text:style-name="T11">Action Class Name: </text:span><text:span text:style-name="T13">CandidateMenifestoUploadAction</text:span></text:p>
          </table:table-cell>
          <table:covered-table-cell/>
        </table:table-row>
        <table:table-row table:style-name="Table299.1">
          <table:table-cell table:style-name="Table299.A2" table:number-columns-spanned="2" office:value-type="string">
            <text:p text:style-name="P22"><text:span text:style-name="T11">Struts Form Bean Mapping</text:span></text:p>
          </table:table-cell>
          <table:covered-table-cell/>
        </table:table-row>
        <table:table-row table:style-name="Table299.1">
          <table:table-cell table:style-name="Table299.A3" office:value-type="string">
            <text:p text:style-name="P20"><text:span text:style-name="T13">Logical Name</text:span></text:p>
          </table:table-cell>
          <table:table-cell table:style-name="Table299.A3" office:value-type="string">
            <text:p text:style-name="P20"><text:span text:style-name="T13">CandidateMenifestoActionForm</text:span></text:p>
          </table:table-cell>
        </table:table-row>
        <table:table-row table:style-name="Table299.1">
          <table:table-cell table:style-name="Table299.A3" office:value-type="string">
            <text:p text:style-name="P20"><text:span text:style-name="T13">Physical Path</text:span></text:p>
          </table:table-cell>
          <table:table-cell table:style-name="Table299.A3" office:value-type="string">
            <text:p text:style-name="P20"><text:span text:style-name="T13">com.myapp.struts.Candidate.CandidateMenifestoActionForm</text:span></text:p>
          </table:table-cell>
        </table:table-row>
        <table:table-row table:style-name="Table299.1">
          <table:table-cell table:style-name="Table299.A3" office:value-type="string">
            <text:p text:style-name="P20"><text:span text:style-name="T13">Code:</text:span></text:p>
          </table:table-cell>
          <table:table-cell table:style-name="Table299.A3" office:value-type="string">
            <text:p text:style-name="P17"/>
          </table:table-cell>
        </table:table-row>
        <table:table-row table:style-name="Table299.1">
          <table:table-cell table:style-name="Table299.A3" office:value-type="string">
            <text:p text:style-name="P20"><text:span text:style-name="T13">Description:</text:span></text:p>
          </table:table-cell>
          <table:table-cell table:style-name="Table299.A3" office:value-type="string">
            <text:p text:style-name="P20"><text:span text:style-name="T13">For defining Getter and setter.</text:span></text:p>
          </table:table-cell>
        </table:table-row>
        <table:table-row table:style-name="Table299.1">
          <table:table-cell table:style-name="Table299.A1" table:number-columns-spanned="2" office:value-type="string">
            <text:p text:style-name="P22"><text:span text:style-name="T11">Struts Action</text:span></text:p>
          </table:table-cell>
          <table:covered-table-cell/>
        </table:table-row>
        <table:table-row table:style-name="Table299.1">
          <table:table-cell table:style-name="Table299.A3" office:value-type="string">
            <text:p text:style-name="P20"><text:span text:style-name="T13">Logical Name</text:span></text:p>
          </table:table-cell>
          <table:table-cell table:style-name="Table299.A3" office:value-type="string">
            <text:p text:style-name="P20"><text:span text:style-name="T13">CandidateMenifestoUploadAction</text:span></text:p>
          </table:table-cell>
        </table:table-row>
        <table:table-row table:style-name="Table299.1">
          <table:table-cell table:style-name="Table299.A3" office:value-type="string">
            <text:p text:style-name="P20"><text:span text:style-name="T13">Input JSP Form:</text:span></text:p>
          </table:table-cell>
          <table:table-cell table:style-name="Table299.A3" office:value-type="string">
            <text:p text:style-name="P20"><text:span text:style-name="T15">/Candidate/upload_menifesto.jsp</text:span></text:p>
          </table:table-cell>
        </table:table-row>
        <table:table-row table:style-name="Table299.1">
          <table:table-cell table:style-name="Table299.A3" office:value-type="string">
            <text:p text:style-name="P20"><text:span text:style-name="T13">Physical Path(Type tag):</text:span></text:p>
          </table:table-cell>
          <table:table-cell table:style-name="Table299.A3" office:value-type="string">
            <text:p text:style-name="P20"><text:span text:style-name="T13">com.myapp.struts.Candidate.CandidateMenifestoUploadAction</text:span></text:p>
          </table:table-cell>
        </table:table-row>
        <table:table-row table:style-name="Table299.1">
          <table:table-cell table:style-name="Table299.A11" office:value-type="string">
            <text:p text:style-name="P20"><text:span text:style-name="T13">Logical Path</text:span></text:p>
          </table:table-cell>
          <table:table-cell table:style-name="Table299.A11" office:value-type="string">
            <text:p text:style-name="P20"><text:span text:style-name="T13">/candidatemenifestoupload</text:span></text:p>
          </table:table-cell>
        </table:table-row>
        <table:table-row table:style-name="Table299.1">
          <table:table-cell table:style-name="Table299.A3" office:value-type="string">
            <text:p text:style-name="P20"><text:span text:style-name="T13">Code:</text:span></text:p>
          </table:table-cell>
          <table:table-cell table:style-name="Table299.A3" office:value-type="string">
            <text:p text:style-name="P17"/>
          </table:table-cell>
        </table:table-row>
        <table:table-row table:style-name="Table299.1">
          <table:table-cell table:style-name="Table299.A3" office:value-type="string">
            <text:p text:style-name="P17"/>
            <text:p text:style-name="P20"><text:span text:style-name="T14">Description:</text:span></text:p>
          </table:table-cell>
          <table:table-cell table:style-name="Table299.A3" office:value-type="string">
            <text:p text:style-name="P20"><text:span text:style-name="T13">To Return List object .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300" table:style-name="Table300">
        <table:table-column table:style-name="Table300.A"/>
        <table:table-column table:style-name="Table300.B"/>
        <table:table-column table:style-name="Table300.C"/>
        <table:table-row table:style-name="Table300.1">
          <table:table-cell table:style-name="Table300.A1" table:number-columns-spanned="2" office:value-type="string">
            <text:p text:style-name="P22"><text:span text:style-name="T11">Forwards Setting</text:span></text:p>
          </table:table-cell>
          <table:covered-table-cell/>
        </table:table-row>
        <table:table-row table:style-name="Table300.1">
          <table:table-cell table:style-name="Table300.A2" office:value-type="string">
            <text:p text:style-name="P21"><text:span text:style-name="T11">Request Forwards Name </text:span></text:p>
          </table:table-cell>
          <table:table-cell table:style-name="Table300.B2" table:number-columns-spanned="2" office:value-type="string">
            <text:p text:style-name="P21"><text:span text:style-name="T11">Request Target</text:span></text:p>
          </table:table-cell>
          <table:covered-table-cell/>
          <table:table-cell table:style-name="Table300.A2" table:number-columns-spanned="0" office:value-type="string">
            <text:p text:style-name="P21"><text:span text:style-name="T11">Purpose</text:span></text:p>
          </table:table-cell>
        </table:table-row>
        <table:table-row table:style-name="Table300.1">
          <table:table-cell table:style-name="Table300.A3" office:value-type="string">
            <text:p text:style-name="P20"><text:span text:style-name="T13">success</text:span></text:p>
          </table:table-cell>
          <table:table-cell table:style-name="Table300.B3" table:number-columns-spanned="2" office:value-type="string">
            <text:p text:style-name="P20"><text:span text:style-name="T13">/Candidate/home.jsp</text:span></text:p>
          </table:table-cell>
          <table:covered-table-cell/>
          <table:table-cell table:style-name="Table300.A3" table:number-columns-spanned="0" office:value-type="string">
            <text:p text:style-name="P20"><text:span text:style-name="T13">Redirects user to the target page.</text:span></text:p>
          </table:table-cell>
        </table:table-row>
      </table:table>
      <text:p text:style-name="P20"><text:span text:style-name="T9"><text:tab/><text:tab/></text:span></text:p>
      <table:table table:name="Table301" table:style-name="Table301">
        <table:table-column table:style-name="Table301.A"/>
        <table:table-column table:style-name="Table301.B"/>
        <table:table-column table:style-name="Table301.C"/>
        <table:table-column table:style-name="Table301.D"/>
        <table:table-row table:style-name="Table301.1">
          <table:table-cell table:style-name="Table301.A1" table:number-columns-spanned="2" office:value-type="string">
            <text:p text:style-name="P22"><text:span text:style-name="T11">Tables Used</text:span></text:p>
          </table:table-cell>
          <table:covered-table-cell/>
        </table:table-row>
        <table:table-row table:style-name="Table301.1">
          <table:table-cell table:style-name="Table301.A2" office:value-type="string">
            <text:p text:style-name="P20"><text:span text:style-name="T11">S.No</text:span></text:p>
          </table:table-cell>
          <table:table-cell table:style-name="Table301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301.A2" office:value-type="string">
            <text:p text:style-name="P32"><text:span text:style-name="T11">Primary Key </text:span></text:p>
          </table:table-cell>
          <table:table-cell table:style-name="Table301.A2" table:number-columns-spanned="0" office:value-type="string">
            <text:p text:style-name="P20"><text:span text:style-name="T11">Purpose</text:span></text:p>
          </table:table-cell>
        </table:table-row>
        <table:table-row table:style-name="Table301.1">
          <table:table-cell table:style-name="Table301.A3" office:value-type="string">
            <text:p text:style-name="P20"><text:span text:style-name="T13">4</text:span></text:p>
          </table:table-cell>
          <table:table-cell table:style-name="Table301.A3" table:number-columns-spanned="2" office:value-type="string">
            <text:p text:style-name="P20"><text:span text:style-name="T13">Candidate1</text:span></text:p>
          </table:table-cell>
          <table:covered-table-cell/>
          <table:table-cell table:style-name="Table301.A3" office:value-type="string">
            <text:p text:style-name="P20"><text:span text:style-name="T13">Candidate_id,position_id,election_id,institute_id</text:span></text:p>
          </table:table-cell>
          <table:table-cell table:style-name="Table301.A3" table:number-columns-spanned="0" office:value-type="string">
            <text:p text:style-name="P20"><text:span text:style-name="T13">To retrive and update data</text:span></text:p>
          </table:table-cell>
        </table:table-row>
      </table:table>
      <text:p text:style-name="P4"/>
      <table:table table:name="Table302" table:style-name="Table302">
        <table:table-column table:style-name="Table302.A"/>
        <table:table-column table:style-name="Table302.B"/>
        <table:table-column table:style-name="Table302.C"/>
        <table:table-column table:style-name="Table302.D"/>
        <table:table-row table:style-name="Table302.1">
          <table:table-cell table:style-name="Table302.A1" table:number-columns-spanned="2" office:value-type="string">
            <text:p text:style-name="P22"><text:span text:style-name="T11">Pojo replacement of tables</text:span></text:p>
          </table:table-cell>
          <table:covered-table-cell/>
        </table:table-row>
        <table:table-row table:style-name="Table302.1">
          <table:table-cell table:style-name="Table302.A2" office:value-type="string">
            <text:p text:style-name="P20"><text:span text:style-name="T11">S.No</text:span></text:p>
          </table:table-cell>
          <table:table-cell table:style-name="Table302.A2" table:number-columns-spanned="2" office:value-type="string">
            <text:p text:style-name="P20"><text:span text:style-name="T11">Table Name</text:span></text:p>
          </table:table-cell>
          <table:covered-table-cell/>
          <table:table-cell table:style-name="Table302.A2" office:value-type="string">
            <text:p text:style-name="P32"><text:span text:style-name="T11">Pojo Name</text:span></text:p>
          </table:table-cell>
          <table:table-cell table:style-name="Table302.A2" table:number-columns-spanned="0" office:value-type="string">
            <text:p text:style-name="P20"><text:span text:style-name="T11">Hibernate Mapping File </text:span></text:p>
          </table:table-cell>
        </table:table-row>
        <table:table-row table:style-name="Table302.1">
          <table:table-cell table:style-name="Table302.A3" office:value-type="string">
            <text:p text:style-name="P20"><text:span text:style-name="T13">4</text:span></text:p>
          </table:table-cell>
          <table:table-cell table:style-name="Table302.A3" table:number-columns-spanned="2" office:value-type="string">
            <text:p text:style-name="P20"><text:span text:style-name="T13">Candidate1</text:span></text:p>
          </table:table-cell>
          <table:covered-table-cell/>
          <table:table-cell table:style-name="Table302.A3" office:value-type="string">
            <text:p text:style-name="P20"><text:span text:style-name="T13">Candidate</text:span></text:p>
          </table:table-cell>
          <table:table-cell table:style-name="Table302.A3" table:number-columns-spanned="0" office:value-type="string">
            <text:p text:style-name="P17"/>
          </table:table-cell>
        </table:table-row>
      </table:table>
      <text:p text:style-name="P4"/>
      <table:table table:name="Table303" table:style-name="Table303">
        <table:table-column table:style-name="Table303.A"/>
        <table:table-column table:style-name="Table303.B"/>
        <table:table-column table:style-name="Table303.C"/>
        <table:table-column table:style-name="Table303.D"/>
        <table:table-column table:style-name="Table303.E"/>
        <table:table-column table:style-name="Table303.F"/>
        <table:table-row table:style-name="Table303.1">
          <table:table-cell table:style-name="Table303.A1" table:number-columns-spanned="2" office:value-type="string">
            <text:p text:style-name="P22"><text:span text:style-name="T11">Methods Used</text:span></text:p>
          </table:table-cell>
          <table:covered-table-cell/>
        </table:table-row>
        <table:table-row table:style-name="Table303.1">
          <table:table-cell table:style-name="Table303.A2" office:value-type="string">
            <text:p text:style-name="P20"><text:span text:style-name="T11">S.No</text:span></text:p>
          </table:table-cell>
          <table:table-cell table:style-name="Table303.A2" table:number-columns-spanned="2" office:value-type="string">
            <text:p text:style-name="P20"><text:span text:style-name="T11">Pojo Name</text:span></text:p>
          </table:table-cell>
          <table:covered-table-cell/>
          <table:table-cell table:style-name="Table303.A2" office:value-type="string">
            <text:p text:style-name="P32"><text:span text:style-name="T11">Method Name </text:span></text:p>
          </table:table-cell>
          <table:table-cell table:style-name="Table303.E2" office:value-type="string">
            <text:p text:style-name="P20"><text:span text:style-name="T11">Select Operation</text:span></text:p>
          </table:table-cell>
          <table:table-cell table:style-name="Table303.E2" office:value-type="string">
            <text:p text:style-name="P20"><text:span text:style-name="T11">Columns <text:s/>in Where clause</text:span></text:p>
          </table:table-cell>
          <table:table-cell table:style-name="Table303.A2" table:number-columns-spanned="0" office:value-type="string">
            <text:p text:style-name="P20"><text:span text:style-name="T11">Purpose </text:span></text:p>
          </table:table-cell>
        </table:table-row>
        <table:table-row table:style-name="Table303.1">
          <table:table-cell table:style-name="Table303.A3" office:value-type="string">
            <text:p text:style-name="P20"><text:span text:style-name="T13">1</text:span></text:p>
          </table:table-cell>
          <table:table-cell table:style-name="Table303.A3" table:number-columns-spanned="2" office:value-type="string">
            <text:p text:style-name="P20"><text:span text:style-name="T13">Candidate</text:span></text:p>
          </table:table-cell>
          <table:covered-table-cell/>
          <table:table-cell table:style-name="Table303.A3" office:value-type="string">
            <text:p text:style-name="P20"><text:span text:style-name="T2">Searchcandidate()</text:span></text:p>
          </table:table-cell>
          <table:table-cell table:style-name="Table303.E3" office:value-type="string">
            <text:p text:style-name="P20"><text:span text:style-name="T13">All Columns</text:span></text:p>
          </table:table-cell>
          <table:table-cell table:style-name="Table303.E3" office:value-type="string">
            <text:p text:style-name="P20"><text:span text:style-name="T13">enrollment,institute_id,position _id,election_id,ballot_id</text:span></text:p>
          </table:table-cell>
          <table:table-cell table:style-name="Table303.A3" table:number-columns-spanned="0" office:value-type="string">
            <text:p text:style-name="P20"><text:span text:style-name="T13">To retrive data from table</text:span></text:p>
          </table:table-cell>
        </table:table-row>
      </table:table>
      <text:p text:style-name="P20"><text:span text:style-name="T4"><text:tab/><text:tab/></text:span></text:p>
      <text:p text:style-name="P4"/>
      <text:p text:style-name="P4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line-height="100%"/>
      <style:text-properties style:font-name="Liberation Serif" fo:font-size="12pt" style:font-size-asian="12pt" style:font-name-complex="Segoe UI" style:font-size-complex="12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line-height="100%" fo:keep-with-next="always"/>
      <style:text-properties fo:color="#4f81bd" style:font-name="Cambria" fo:font-size="13pt" fo:font-weight="bold" style:font-name-asian="Times New Roman" style:font-size-asian="13pt" style:font-weight-asian="bold" style:font-name-complex="Segoe UI" style:font-size-complex="13pt" style:font-weight-complex="bold"/>
    </style:style>
    <style:style style:name="List_20_Paragraph" style:display-name="List Paragraph" style:family="paragraph" style:parent-style-name="Standard"/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line-height="100%" fo:text-indent="0in" style:auto-text-indent="false"/>
      <style:text-properties style:font-name="Liberation Serif" fo:font-size="12pt" style:font-size-asian="12pt" style:font-name-complex="Segoe UI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/>
    <style:style style:name="Body_20_Text_20_Char" style:display-name="Body Text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rp01</meta:initial-creator>
    <dc:creator>edrp01</dc:creator>
    <meta:editing-cycles>87</meta:editing-cycles>
    <meta:creation-date>2011-09-20T16:49:00</meta:creation-date>
    <dc:date>2011-09-24T12:23:00</dc:date>
    <meta:editing-duration>PT00H16M33S</meta:editing-duration>
    <meta:generator>OpenOffice.org/3.2$Linux OpenOffice.org_project/320m12$Build-9483</meta:generator>
    <meta:document-statistic meta:table-count="303" meta:image-count="0" meta:object-count="0" meta:page-count="64" meta:paragraph-count="6762" meta:word-count="12125" meta:character-count="86418"/>
    <meta:template xlink:type="simple" xlink:actuate="onRequest" xlink:title="Normal.dotm" xlink:href=""/>
  </office:meta>
</office:document-meta>
</file>